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Bookman Old Style" svg:font-family="'Bookman Old Style'" style:font-family-generic="roman"/>
    <style:font-face style:name="Constantia" svg:font-family="Constantia" style:font-family-generic="roman"/>
    <style:font-face style:name="Georgia" svg:font-family="Georgia" style:font-family-generic="roman"/>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andara" svg:font-family="Candara" style:font-family-generic="swiss"/>
    <style:font-face style:name="Corbel" svg:font-family="Corbel" style:font-family-generic="swiss"/>
    <style:font-face style:name="Impact" svg:font-family="Impact" style:font-family-generic="swiss"/>
    <style:font-face style:name="Lucida Sans1" svg:font-family="'Lucida Sans'" style:font-family-generic="swiss"/>
    <style:font-face style:name="Lucida Sans Unicode" svg:font-family="'Lucida Sans Unicode'" style:font-family-generic="swiss"/>
    <style:font-face style:name="Microsoft Sans Serif" svg:font-family="'Microsoft Sans Serif'"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1" svg:font-family="'Microsoft Sans Serif'"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1" style:family="table-row">
      <style:table-row-properties style:min-row-height="0.002cm"/>
    </style:style>
    <style:style style:name="Table6.A1" style:family="table-cell">
      <style:table-cell-properties fo:padding="0cm" fo:border="none"/>
    </style:style>
    <style:style style:name="Table7" style:family="table">
      <style:table-properties style:width="17.027cm" fo:margin-left="0cm" fo:margin-right="-0.026cm" table:align="margins"/>
    </style:style>
    <style:style style:name="Table7.A" style:family="table-column">
      <style:table-column-properties style:column-width="8.498cm" style:rel-column-width="32709*"/>
    </style:style>
    <style:style style:name="Table7.B" style:family="table-column">
      <style:table-column-properties style:column-width="8.528cm" style:rel-column-width="32826*"/>
    </style:style>
    <style:style style:name="Table7.1" style:family="table-row">
      <style:table-row-properties style:min-row-height="0.002cm"/>
    </style:style>
    <style:style style:name="Table7.A1" style:family="table-cell">
      <style:table-cell-properties fo:padding="0cm" fo:border="none"/>
    </style:style>
    <style:style style:name="Table1" style:family="table">
      <style:table-properties style:width="17.022cm" table:align="margins"/>
    </style:style>
    <style:style style:name="Table1.A" style:family="table-column">
      <style:table-column-properties style:column-width="2.836cm" style:rel-column-width="10922*"/>
    </style:style>
    <style:style style:name="Table1.F" style:family="table-column">
      <style:table-column-properties style:column-width="2.838cm" style:rel-column-width="10925*"/>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5" style:family="table">
      <style:table-properties style:width="17.022cm" table:align="margins"/>
    </style:style>
    <style:style style:name="Table5.A" style:family="table-column">
      <style:table-column-properties style:column-width="5.674cm" style:rel-column-width="21845*"/>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2" style:family="table">
      <style:table-properties style:width="17.022cm" table:align="margins"/>
    </style:style>
    <style:style style:name="Table2.A" style:family="table-column">
      <style:table-column-properties style:column-width="8.511cm" style:rel-column-width="32767*"/>
    </style:style>
    <style:style style:name="Table2.B" style:family="table-column">
      <style:table-column-properties style:column-width="8.511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22cm" table:align="margins"/>
    </style:style>
    <style:style style:name="Table3.A" style:family="table-column">
      <style:table-column-properties style:column-width="5.674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22cm" table:align="margins"/>
    </style:style>
    <style:style style:name="Table4.A" style:family="table-column">
      <style:table-column-properties style:column-width="2.836cm" style:rel-column-width="10922*"/>
    </style:style>
    <style:style style:name="Table4.F" style:family="table-column">
      <style:table-column-properties style:column-width="2.838cm" style:rel-column-width="10925*"/>
    </style:style>
    <style:style style:name="Table4.A1" style:family="table-cell">
      <style:table-cell-properties fo:padding="0.097cm" fo:border-left="0.05pt solid #000000" fo:border-right="none" fo:border-top="0.05pt solid #000000" fo:border-bottom="0.05pt solid #000000"/>
    </style:style>
    <style:style style:name="Table4.F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Microsoft Sans Serif" fo:font-size="10.5pt" fo:letter-spacing="normal" fo:language="be" fo:country="BY" fo:font-style="normal" style:text-underline-style="none" fo:font-weight="bold" style:font-name-asian="Microsoft Sans Serif" style:font-size-asian="10.5pt" style:language-asian="be" style:country-asian="BY" style:font-style-asian="normal" style:font-weight-asian="bold" style:font-name-complex="Microsoft Sans Serif" style:font-size-complex="10.5pt" style:font-style-complex="normal" style:font-weight-complex="bold" style:text-scale="100%"/>
    </style:style>
    <style:style style:name="P4"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8pt" fo:language="eo" fo:country="none" style:text-underline-style="none" fo:font-weight="bold" style:font-size-asian="18pt" style:font-weight-asian="bold" style:font-size-complex="18pt" style:language-complex="zxx" style:country-complex="none" style:font-weight-complex="bold" style:text-scale="100%"/>
    </style:style>
    <style:style style:name="P5"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8pt" fo:letter-spacing="normal" fo:language="eo" fo:country="none" fo:font-style="italic" style:text-underline-style="none" fo:font-weight="bold" style:font-size-asian="18pt" style:language-asian="zxx" style:country-asian="none" style:font-style-asian="italic" style:font-weight-asian="bold" style:font-size-complex="18pt" style:language-complex="zxx" style:country-complex="none" style:font-style-complex="italic" style:font-weight-complex="bold" style:text-scale="100%"/>
    </style:style>
    <style:style style:name="P6"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0pt" fo:letter-spacing="0.018cm" fo:language="eo"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scale="100%"/>
    </style:style>
    <style:style style:name="P7"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0pt" fo:letter-spacing="0.018cm" fo:language="eo"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scale="100%"/>
    </style:style>
    <style:style style:name="P8"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0pt" fo:letter-spacing="0.018cm" fo:language="be" fo:country="BY" fo:font-style="normal" style:text-underline-style="none" fo:font-weight="normal" style:font-name-asian="Times New Roman1" style:font-size-asian="10pt" style:language-asian="be" style:country-asian="BY" style:font-style-asian="normal" style:font-weight-asian="normal" style:font-name-complex="Times New Roman1" style:font-size-complex="10pt" style:font-style-complex="normal" style:font-weight-complex="normal" style:text-scale="100%"/>
    </style:style>
    <style:style style:name="P9"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0pt" fo:letter-spacing="normal" fo:language="eo" fo:country="none" fo:font-style="normal" style:text-underline-style="none" fo:font-weight="normal" style:font-size-asian="10pt" style:language-asian="zxx" style:country-asian="none" style:font-style-asian="normal" style:font-weight-asian="normal" style:font-size-complex="10pt" style:language-complex="zxx" style:country-complex="none" style:font-style-complex="normal" style:font-weight-complex="normal" style:text-scale="100%"/>
    </style:style>
    <style:style style:name="P10"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0pt" fo:letter-spacing="normal" fo:language="be" fo:country="BY" fo:font-style="normal" style:text-underline-style="none" fo:font-weight="bold" style:font-name-asian="Segoe UI" style:font-size-asian="10pt" style:language-asian="be" style:country-asian="BY" style:font-style-asian="normal" style:font-weight-asian="bold" style:font-name-complex="Segoe UI" style:font-size-complex="10pt" style:font-style-complex="normal" style:font-weight-complex="bold" style:text-scale="100%"/>
    </style:style>
    <style:style style:name="P11"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normal" style:text-underline-style="none" fo:font-weight="bold" style:font-name-asian="Calibri1" style:font-size-asian="16pt" style:language-asian="zxx" style:country-asian="none" style:font-style-asian="normal" style:font-weight-asian="bold" style:font-name-complex="Calibri1" style:font-size-complex="16pt" style:font-style-complex="normal" style:font-weight-complex="bold" style:text-scale="100%"/>
    </style:style>
    <style:style style:name="P12"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13"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bold" style:font-name-asian="Georgia" style:font-size-asian="16pt" style:language-asian="zxx" style:country-asian="none" style:font-style-asian="italic" style:font-weight-asian="bold" style:font-name-complex="Georgia" style:font-size-complex="16pt" style:font-style-complex="italic" style:font-weight-complex="bold" style:text-scale="100%"/>
    </style:style>
    <style:style style:name="P14" style:family="paragraph" style:parent-style-name="Standard">
      <style:paragraph-properties fo:text-align="end"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name-asian="Georgia" style:font-size-asian="16pt" style:language-asian="zxx" style:country-asian="none" style:font-style-asian="italic" style:font-weight-asian="normal" style:font-name-complex="Georgia" style:font-size-complex="16pt" style:font-style-complex="italic" style:font-weight-complex="normal" style:text-scale="100%"/>
    </style:style>
    <style:style style:name="P15" style:family="paragraph" style:parent-style-name="Standard">
      <style:paragraph-properties fo:text-align="end"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16"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17"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bold" style:font-name-asian="Segoe UI" style:font-size-asian="16pt" style:language-asian="zxx" style:country-asian="none" style:font-style-asian="normal" style:font-weight-asian="bold" style:font-name-complex="Segoe UI" style:font-size-complex="16pt" style:font-style-complex="normal" style:font-weight-complex="bold" style:text-scale="100%"/>
    </style:style>
    <style:style style:name="P18"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0.088cm" fo:language="eo" fo:country="none" fo:font-style="normal" style:text-underline-style="none" fo:font-weight="bold" style:font-name-asian="Segoe UI" style:font-size-asian="16pt" style:language-asian="zxx" style:country-asian="none" style:font-style-asian="normal" style:font-weight-asian="bold" style:font-name-complex="Segoe UI" style:font-size-complex="16pt" style:font-style-complex="normal" style:font-weight-complex="bold" style:text-scale="100%"/>
    </style:style>
    <style:style style:name="P19"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o" fo:country="none" fo:font-style="normal" style:text-underline-style="none" fo:font-weight="bold" style:font-name-asian="Microsoft Sans Serif" style:font-size-asian="15pt" style:language-asian="en" style:country-asian="US" style:font-style-asian="normal" style:font-weight-asian="bold" style:font-name-complex="Microsoft Sans Serif" style:font-size-complex="15pt" style:font-style-complex="normal" style:font-weight-complex="bold" style:text-scale="100%"/>
    </style:style>
    <style:style style:name="P20"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o" fo:country="none" fo:font-style="normal" style:text-underline-style="none" fo:font-weight="bold" style:font-name-asian="Microsoft Sans Serif" style:font-size-asian="15pt" style:language-asian="en" style:country-asian="US" style:font-style-asian="normal" style:font-weight-asian="bold" style:font-name-complex="Microsoft Sans Serif" style:font-size-complex="15pt" style:language-complex="zxx" style:country-complex="none" style:font-style-complex="normal" style:font-weight-complex="bold" style:text-scale="100%"/>
    </style:style>
    <style:style style:name="P21"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o" fo:country="none" fo:font-style="normal" style:text-underline-style="none" fo:font-weight="bold" style:font-name-asian="Segoe UI" style:font-size-asian="15pt" style:language-asian="be" style:country-asian="BY" style:font-style-asian="normal" style:font-weight-asian="bold" style:font-name-complex="Segoe UI" style:font-size-complex="15pt" style:language-complex="zxx" style:country-complex="none" style:font-style-complex="normal" style:font-weight-complex="bold" style:text-scale="100%"/>
    </style:style>
    <style:style style:name="P22"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o" fo:country="none" fo:font-style="normal" style:text-underline-style="none" fo:font-weight="bold" style:font-name-asian="Segoe UI" style:font-size-asian="15pt" style:language-asian="en" style:country-asian="US" style:font-style-asian="normal" style:font-weight-asian="bold" style:font-name-complex="Segoe UI" style:font-size-complex="15pt" style:language-complex="zxx" style:country-complex="none" style:font-style-complex="normal" style:font-weight-complex="bold" style:text-scale="100%"/>
    </style:style>
    <style:style style:name="P23"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o" fo:country="none" fo:font-style="normal" style:text-underline-style="none" fo:font-weight="bold" style:font-size-asian="15pt" style:language-asian="en" style:country-asian="US" style:font-style-asian="normal" style:font-weight-asian="bold" style:font-size-complex="15pt" style:language-complex="zxx" style:country-complex="none" style:font-style-complex="normal" style:font-weight-complex="bold" style:text-scale="100%"/>
    </style:style>
    <style:style style:name="P24"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o" fo:country="none" fo:font-style="normal" style:text-underline-style="none" fo:font-weight="bold" style:font-name-asian="Bookman Old Style" style:font-size-asian="15pt" style:language-asian="be" style:country-asian="BY" style:font-style-asian="normal" style:font-weight-asian="bold" style:font-name-complex="Bookman Old Style" style:font-size-complex="15pt" style:language-complex="zxx" style:country-complex="none" style:font-style-complex="normal" style:font-weight-complex="bold" style:text-scale="100%"/>
    </style:style>
    <style:style style:name="P25"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o" fo:country="none" fo:font-style="normal" style:text-underline-style="none" fo:font-weight="bold" style:font-name-asian="Lucida Sans Unicode" style:font-size-asian="15pt" style:language-asian="en" style:country-asian="US" style:font-style-asian="normal" style:font-weight-asian="bold" style:font-name-complex="Lucida Sans Unicode" style:font-size-complex="15pt" style:language-complex="zxx" style:country-complex="none" style:font-style-complex="normal" style:font-weight-complex="bold" style:text-scale="100%"/>
    </style:style>
    <style:style style:name="P26"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o" fo:country="none" fo:font-style="normal" style:text-underline-style="none" fo:font-weight="bold" style:font-name-asian="Arial2" style:font-size-asian="15pt" style:language-asian="en" style:country-asian="US" style:font-style-asian="normal" style:font-weight-asian="bold" style:font-name-complex="Arial2" style:font-size-complex="15pt" style:language-complex="zxx" style:country-complex="none" style:font-style-complex="normal" style:font-weight-complex="bold" style:text-scale="100%"/>
    </style:style>
    <style:style style:name="P27"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n" fo:country="US" fo:font-style="normal" style:text-underline-style="none" fo:font-weight="bold" style:font-name-asian="Segoe UI" style:font-size-asian="15pt" style:language-asian="be" style:country-asian="BY" style:font-style-asian="normal" style:font-weight-asian="bold" style:font-name-complex="Segoe UI" style:font-size-complex="15pt" style:font-style-complex="normal" style:font-weight-complex="bold" style:text-scale="100%"/>
    </style:style>
    <style:style style:name="P28"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n" fo:country="US" fo:font-style="normal" style:text-underline-style="none" fo:font-weight="bold" style:font-name-asian="Segoe UI" style:font-size-asian="15pt" style:language-asian="en" style:country-asian="US" style:font-style-asian="normal" style:font-weight-asian="bold" style:font-name-complex="Segoe UI" style:font-size-complex="15pt" style:font-style-complex="normal" style:font-weight-complex="bold" style:text-scale="100%"/>
    </style:style>
    <style:style style:name="P29"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en" fo:country="US" fo:font-style="normal" style:text-underline-style="none" fo:font-weight="bold" style:font-size-asian="15pt" style:language-asian="en" style:country-asian="US" style:font-style-asian="normal" style:font-weight-asian="bold" style:font-size-complex="15pt" style:font-style-complex="normal" style:font-weight-complex="bold" style:text-scale="100%"/>
    </style:style>
    <style:style style:name="P30"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be" fo:country="BY" fo:font-style="normal" style:text-underline-style="none" fo:font-weight="bold" style:font-name-asian="Segoe UI" style:font-size-asian="15pt" style:language-asian="be" style:country-asian="BY" style:font-style-asian="normal" style:font-weight-asian="bold" style:font-name-complex="Segoe UI" style:font-size-complex="15pt" style:font-style-complex="normal" style:font-weight-complex="bold" style:text-scale="100%"/>
    </style:style>
    <style:style style:name="P31"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language="be" fo:country="BY" fo:font-style="italic" style:text-underline-style="none" fo:font-weight="normal" style:font-name-asian="Times New Roman1" style:font-size-asian="15pt" style:language-asian="be" style:country-asian="BY" style:font-style-asian="italic" style:font-weight-asian="normal" style:font-name-complex="Times New Roman1" style:font-size-complex="15pt" style:font-style-complex="italic" style:font-weight-complex="normal" style:text-scale="100%"/>
    </style:style>
    <style:style style:name="P32"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fo:font-style="normal" style:text-underline-style="none" fo:font-weight="normal" style:font-size-asian="15pt" style:font-style-asian="normal" style:font-weight-asian="normal" style:font-size-complex="15pt" style:font-style-complex="normal" style:font-weight-complex="normal" style:text-scale="100%"/>
    </style:style>
    <style:style style:name="P33"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normal" style:text-underline-style="none" fo:font-weight="normal" style:font-size-asian="15pt" style:font-weight-asian="normal" style:font-size-complex="15pt" style:font-weight-complex="normal" style:text-scale="100%"/>
    </style:style>
    <style:style style:name="P34"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font-style="normal" style:text-underline-style="none" fo:font-weight="normal" style:font-size-asian="15pt" style:font-style-asian="normal" style:font-weight-asian="normal" style:font-size-complex="15pt" style:font-style-complex="normal" style:font-weight-complex="normal" style:text-scale="100%"/>
    </style:style>
    <style:style style:name="P35"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font-style="normal" style:text-underline-style="none" style:font-size-asian="15pt" style:font-style-asian="normal" style:font-size-complex="15pt" style:font-style-complex="normal" style:text-scale="100%"/>
    </style:style>
    <style:style style:name="P36"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style:text-underline-style="none" fo:font-weight="normal" style:font-size-asian="15pt" style:font-weight-asian="normal" style:font-size-complex="15pt" style:font-weight-complex="normal" style:text-scale="100%"/>
    </style:style>
    <style:style style:name="P37"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style:text-underline-style="none" style:font-size-asian="15pt" style:font-size-complex="15pt" style:text-scale="100%"/>
    </style:style>
    <style:style style:name="P38"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0.018cm" fo:font-style="normal" style:text-underline-style="none" fo:font-weight="normal" style:font-size-asian="15pt" style:font-style-asian="normal" style:font-weight-asian="normal" style:font-size-complex="15pt" style:font-style-complex="normal" style:font-weight-complex="normal" style:text-scale="100%"/>
    </style:style>
    <style:style style:name="P39"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0.018cm" fo:language="be" fo:country="BY" fo:font-style="normal" style:text-underline-style="none" fo:font-weight="normal" style:font-name-asian="Times New Roman1" style:font-size-asian="15pt" style:language-asian="be" style:country-asian="BY" style:font-style-asian="normal" style:font-weight-asian="normal" style:font-name-complex="Times New Roman1" style:font-size-complex="15pt" style:font-style-complex="normal" style:font-weight-complex="normal" style:text-scale="100%"/>
    </style:style>
    <style:style style:name="P40"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0.018cm" fo:language="eo" fo:country="none" fo:font-style="normal" style:text-underline-style="none" fo:font-weight="bold" style:font-name-asian="Times New Roman1" style:font-size-asian="15pt" style:language-asian="be" style:country-asian="BY" style:font-style-asian="normal" style:font-weight-asian="bold" style:font-name-complex="Times New Roman1" style:font-size-complex="15pt" style:language-complex="zxx" style:country-complex="none" style:font-style-complex="normal" style:font-weight-complex="bold" style:text-scale="100%"/>
    </style:style>
    <style:style style:name="P41"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0.018cm" fo:language="eo" fo:country="none" fo:font-style="normal" style:text-underline-style="none" fo:font-weight="bold" style:font-size-asian="15pt" style:language-asian="en" style:country-asian="US" style:font-style-asian="normal" style:font-weight-asian="bold" style:font-size-complex="15pt" style:language-complex="zxx" style:country-complex="none" style:font-style-complex="normal" style:font-weight-complex="bold" style:text-scale="100%"/>
    </style:style>
    <style:style style:name="P42"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0.018cm" fo:language="en" fo:country="US" fo:font-style="normal" style:text-underline-style="none" fo:font-weight="normal" style:font-size-asian="15pt" style:font-style-asian="normal" style:font-weight-asian="normal" style:font-size-complex="15pt" style:font-style-complex="normal" style:font-weight-complex="normal" style:text-scale="100%"/>
    </style:style>
    <style:style style:name="P43"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0.018cm" fo:language="ru" fo:country="RU" fo:font-style="normal" style:text-underline-style="none" fo:font-weight="normal" style:font-name-asian="Times New Roman1" style:font-size-asian="15pt" style:language-asian="be" style:country-asian="BY" style:font-style-asian="normal" style:font-weight-asian="normal" style:font-name-complex="Times New Roman1" style:font-size-complex="15pt" style:font-style-complex="normal" style:font-weight-complex="normal" style:text-scale="100%"/>
    </style:style>
    <style:style style:name="P44"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 fo:font-size="15pt" fo:letter-spacing="-0.035cm" fo:language="eo" fo:country="none" fo:font-style="normal" style:text-underline-style="none" fo:font-weight="bold" style:font-name-asian="Candara" style:font-size-asian="15pt" style:language-asian="en" style:country-asian="US" style:font-style-asian="normal" style:font-weight-asian="bold" style:font-name-complex="Candara" style:font-size-complex="15pt" style:language-complex="zxx" style:country-complex="none" style:font-style-complex="normal" style:font-weight-complex="bold" style:text-scale="100%"/>
    </style:style>
    <style:style style:name="P45" style:family="paragraph" style:parent-style-name="Standard">
      <style:text-properties fo:font-variant="normal" fo:text-transform="none" fo:color="#000000" style:text-line-through-style="none" style:text-line-through-type="none" style:text-position="0% 100%" style:font-name="Times New Roman1" fo:font-size="14pt" fo:letter-spacing="0.018cm"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46"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1" fo:font-size="15pt" fo:letter-spacing="normal" fo:language="ru" fo:country="RU" fo:font-style="normal" style:text-underline-style="none" fo:font-weight="normal" style:font-name-asian="Times New Roman1" style:font-size-asian="15pt" style:language-asian="ru" style:country-asian="RU" style:font-style-asian="normal" style:font-weight-asian="normal" style:font-name-complex="Times New Roman1" style:font-size-complex="15pt" style:font-style-complex="normal" style:font-weight-complex="normal" style:text-scale="100%"/>
    </style:style>
    <style:style style:name="P47"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1" fo:font-size="15pt" fo:letter-spacing="normal" fo:language="be" fo:country="BY" fo:font-style="normal" style:text-underline-style="none" fo:font-weight="normal" style:font-name-asian="Times New Roman1" style:font-size-asian="15pt" style:language-asian="be" style:country-asian="BY" style:font-style-asian="normal" style:font-weight-asian="normal" style:font-name-complex="Times New Roman1" style:font-size-complex="15pt" style:font-style-complex="normal" style:font-weight-complex="normal" style:text-scale="100%"/>
    </style:style>
    <style:style style:name="P48"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49" style:family="paragraph" style:parent-style-name="Standard">
      <style:paragraph-properties fo:text-align="end"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50"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51"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fo:font-size="16pt" fo:language="eo" fo:country="none" fo:font-style="italic" style:text-underline-style="none" style:font-size-asian="16pt" style:language-asian="zxx" style:country-asian="none" style:font-style-asian="italic" style:font-size-complex="16pt" style:font-style-complex="italic" style:text-scale="100%"/>
    </style:style>
    <style:style style:name="P52" style:family="paragraph" style:parent-style-name="Standard">
      <style:paragraph-properties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53"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54" style:family="paragraph" style:parent-style-name="Standard">
      <style:paragraph-properties style:text-autospace="none" style:vertical-align="auto"/>
      <style:text-properties fo:font-variant="normal" fo:text-transform="none" fo:color="#000000" style:text-line-through-style="none" style:text-line-through-type="none" style:text-position="0% 100%" fo:font-size="5.5pt" fo:letter-spacing="normal" fo:language="eo" fo:country="none" fo:font-style="normal" style:text-underline-style="none" fo:font-weight="normal" style:font-size-asian="5.5pt" style:language-asian="zxx" style:country-asian="none" style:font-style-asian="normal" style:font-weight-asian="normal" style:font-size-complex="5.5pt" style:font-style-complex="normal" style:font-weight-complex="normal" style:text-scale="100%"/>
    </style:style>
    <style:style style:name="P55" style:family="paragraph" style:parent-style-name="Standard">
      <style:paragraph-properties style:text-autospace="none" style:vertical-align="auto"/>
      <style:text-properties fo:font-variant="normal" fo:text-transform="none" fo:color="#000000" style:text-line-through-style="none" style:text-line-through-type="none" style:text-position="0% 100%" fo:font-size="15pt" fo:letter-spacing="0.018cm" fo:font-style="normal" style:text-underline-style="none" fo:font-weight="normal" style:font-size-asian="15pt" style:font-style-asian="normal" style:font-weight-asian="normal" style:font-size-complex="15pt" style:font-style-complex="normal" style:font-weight-complex="normal" style:text-scale="100%"/>
    </style:style>
    <style:style style:name="P56" style:family="paragraph" style:parent-style-name="Standard">
      <style:paragraph-properties style:text-autospace="none" style:vertical-align="auto"/>
      <style:text-properties fo:font-variant="normal" fo:text-transform="none" fo:color="#000000" style:text-line-through-style="none" style:text-line-through-type="none" style:text-position="0% 100%" fo:font-size="15pt" style:text-underline-style="none" fo:font-weight="normal" style:font-size-asian="15pt" style:font-weight-asian="normal" style:font-size-complex="15pt" style:font-weight-complex="normal" style:text-scale="100%"/>
    </style:style>
    <style:style style:name="P57" style:family="paragraph" style:parent-style-name="Standard">
      <style:paragraph-properties style:text-autospace="none" style:vertical-align="auto"/>
      <style:text-properties fo:font-variant="normal" fo:text-transform="none" fo:color="#000000" style:text-line-through-style="none" style:text-line-through-type="none" style:text-position="0% 100%" fo:font-size="15pt" style:text-underline-style="none" style:font-size-asian="15pt" style:font-size-complex="15pt" style:text-scale="100%"/>
    </style:style>
    <style:style style:name="P58" style:family="paragraph" style:parent-style-name="Standard">
      <style:paragraph-properties style:text-autospace="none" style:vertical-align="auto"/>
      <style:text-properties fo:font-variant="normal" fo:text-transform="none" fo:color="#000000" style:text-line-through-style="none" style:text-line-through-type="none" style:text-position="0% 100%" fo:font-size="15pt" fo:letter-spacing="normal" fo:language="eo" fo:country="none" fo:font-style="normal" style:text-underline-style="none" fo:font-weight="bold" style:font-size-asian="15pt" style:language-asian="en" style:country-asian="US" style:font-style-asian="normal" style:font-weight-asian="bold" style:font-size-complex="15pt" style:language-complex="zxx" style:country-complex="none" style:font-style-complex="normal" style:font-weight-complex="bold" style:text-scale="100%"/>
    </style:style>
    <style:style style:name="P59" style:family="paragraph" style:parent-style-name="Standard">
      <style:paragraph-properties style:text-autospace="none" style:vertical-align="auto"/>
      <style:text-properties fo:font-variant="normal" fo:text-transform="none" fo:color="#000000" style:text-line-through-style="none" style:text-line-through-type="none" style:text-position="0% 100%" fo:font-size="15pt" fo:letter-spacing="normal" fo:font-style="normal" style:text-underline-style="none" fo:font-weight="normal" style:font-size-asian="15pt" style:font-style-asian="normal" style:font-weight-asian="normal" style:font-size-complex="15pt" style:font-style-complex="normal" style:font-weight-complex="normal" style:text-scale="100%"/>
    </style:style>
    <style:style style:name="P60"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2" fo:font-size="15pt" fo:letter-spacing="normal" fo:language="eo" fo:country="none" fo:font-style="normal" style:text-underline-style="none" fo:font-weight="normal" style:font-name-asian="Georgia" style:font-size-asian="15pt" style:language-asian="zxx" style:country-asian="none" style:font-style-asian="normal" style:font-weight-asian="normal" style:font-name-complex="Georgia" style:font-size-complex="15pt" style:language-complex="zxx" style:country-complex="none" style:font-style-complex="normal" style:font-weight-complex="normal" style:text-scale="100%"/>
    </style:style>
    <style:style style:name="P61"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2" fo:font-size="15pt" fo:letter-spacing="normal" fo:language="et" fo:country="EE" fo:font-style="normal" style:text-underline-style="none" fo:font-weight="normal" style:font-name-asian="Georgia" style:font-size-asian="15pt" style:language-asian="zxx" style:country-asian="none" style:font-style-asian="normal" style:font-weight-asian="normal" style:font-name-complex="Georgia" style:font-size-complex="15pt" style:language-complex="zxx" style:country-complex="none" style:font-style-complex="normal" style:font-weight-complex="normal" style:text-scale="100%"/>
    </style:style>
    <style:style style:name="P62" style:family="paragraph" style:parent-style-name="Standard">
      <style:paragraph-properties style:text-autospace="none" style:vertical-align="auto"/>
      <style:text-properties fo:font-variant="normal" fo:text-transform="none" fo:color="#000000" style:text-line-through-style="none" style:text-line-through-type="none" style:text-position="0% 100%" style:font-name="Times New Roman2" fo:font-size="15pt" fo:letter-spacing="0.018cm" fo:language="be" fo:country="BY" fo:font-style="normal" style:text-underline-style="none" fo:font-weight="normal" style:font-name-asian="Times New Roman1" style:font-size-asian="15pt" style:language-asian="be" style:country-asian="BY" style:font-style-asian="normal" style:font-weight-asian="normal" style:font-name-complex="Times New Roman1" style:font-size-complex="15pt" style:font-style-complex="normal" style:font-weight-complex="normal" style:text-scale="100%"/>
    </style:style>
    <style:style style:name="P63" style:family="paragraph" style:parent-style-name="Standard">
      <style:paragraph-properties fo:text-align="center" style:justify-single-word="false"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normal" style:font-size-asian="12pt" style:language-asian="be" style:country-asian="BY" style:font-style-asian="normal" style:font-weight-asian="normal" style:font-size-complex="12pt" style:font-style-complex="normal" style:font-weight-complex="normal" style:text-scale="100%"/>
    </style:style>
    <style:style style:name="P64" style:family="paragraph" style:parent-style-name="Standard">
      <style:paragraph-properties fo:text-align="start" style:justify-single-word="false"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normal" style:font-size-asian="12pt" style:language-asian="be" style:country-asian="BY" style:font-style-asian="normal" style:font-weight-asian="normal" style:font-size-complex="12pt" style:font-style-complex="normal" style:font-weight-complex="normal" style:text-scale="100%"/>
    </style:style>
    <style:style style:name="P65" style:family="paragraph" style:parent-style-name="Standard">
      <style:paragraph-properties fo:text-align="start" style:justify-single-word="false"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normal" officeooo:rsid="000fe765" officeooo:paragraph-rsid="000fe765" style:font-size-asian="12pt" style:language-asian="be" style:country-asian="BY" style:font-style-asian="normal" style:font-weight-asian="normal" style:font-size-complex="12pt" style:font-style-complex="normal" style:font-weight-complex="normal" style:text-scale="100%"/>
    </style:style>
    <style:style style:name="P66" style:family="paragraph" style:parent-style-name="Standard">
      <style:paragraph-properties fo:text-align="start" style:justify-single-word="false"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normal" officeooo:rsid="0011010e" officeooo:paragraph-rsid="0011010e" style:font-size-asian="12pt" style:language-asian="be" style:country-asian="BY" style:font-style-asian="normal" style:font-weight-asian="normal" style:font-size-complex="12pt" style:font-style-complex="normal" style:font-weight-complex="normal" style:text-scale="100%"/>
    </style:style>
    <style:style style:name="P67" style:family="paragraph" style:parent-style-name="Standard">
      <style:paragraph-properties fo:text-align="start" style:justify-single-word="false"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bold" style:font-size-asian="12pt" style:language-asian="be" style:country-asian="BY" style:font-style-asian="normal" style:font-weight-asian="bold" style:font-size-complex="12pt" style:font-style-complex="normal" style:font-weight-complex="bold" style:text-scale="100%"/>
    </style:style>
    <style:style style:name="P68" style:family="paragraph" style:parent-style-name="Standard">
      <style:paragraph-properties fo:text-align="start" style:justify-single-word="false" style:text-autospace="none" style:vertical-align="auto"/>
      <style:text-properties fo:font-variant="normal" fo:text-transform="none" fo:color="#000000" style:text-line-through-style="none" style:text-line-through-type="none" style:text-position="0% 100%" fo:font-size="12pt" fo:letter-spacing="0.018cm" fo:language="en" fo:country="US" fo:font-style="normal" style:text-underline-style="none" fo:font-weight="normal" style:font-size-asian="12pt" style:language-asian="be" style:country-asian="BY" style:font-style-asian="normal" style:font-weight-asian="normal" style:font-size-complex="12pt" style:font-style-complex="normal" style:font-weight-complex="normal" style:text-scale="100%"/>
    </style:style>
    <style:style style:name="P69" style:family="paragraph" style:parent-style-name="Standard">
      <style:paragraph-properties style:text-autospace="none" style:vertical-align="auto"/>
      <style:text-properties style:font-name="Times New Roman" fo:font-size="15pt" style:font-size-asian="15pt" style:font-size-complex="15pt"/>
    </style:style>
    <style:style style:name="P70" style:family="paragraph" style:parent-style-name="Standard">
      <style:paragraph-properties style:text-autospace="none" style:vertical-align="auto"/>
      <style:text-properties fo:color="#000000" style:text-line-through-style="none" style:text-line-through-type="none" style:text-position="0% 100%" style:font-name="Times New Roman" fo:font-size="15pt" fo:font-style="normal" style:text-underline-style="none" fo:font-weight="normal" style:font-size-asian="15pt" style:font-style-asian="normal" style:font-weight-asian="normal" style:font-size-complex="15pt" style:font-style-complex="normal" style:font-weight-complex="normal" style:text-scale="100%"/>
    </style:style>
    <style:style style:name="P71" style:family="paragraph" style:parent-style-name="Standard">
      <style:paragraph-properties fo:text-align="start" style:justify-single-word="false" style:text-autospace="none" style:vertical-align="auto"/>
    </style:style>
    <style:style style:name="P72" style:family="paragraph" style:parent-style-name="Standard" style:master-page-name="">
      <style:paragraph-properties fo:margin-left="0cm" fo:margin-right="0cm" fo:margin-top="0.499cm" fo:margin-bottom="0.499cm" loext:contextual-spacing="false" fo:text-align="center"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73" style:family="paragraph" style:parent-style-name="Standard" style:master-page-name="">
      <style:paragraph-properties fo:margin-left="0cm" fo:margin-right="0cm" fo:margin-top="0.499cm" fo:margin-bottom="0.499cm" loext:contextual-spacing="false" fo:text-align="center"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74" style:family="paragraph" style:parent-style-name="Standard" style:master-page-name="">
      <style:paragraph-properties fo:margin-left="0cm" fo:margin-right="0cm" fo:text-align="center"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75" style:family="paragraph" style:parent-style-name="Standard">
      <style:paragraph-properties fo:margin-left="0cm" fo:margin-right="0cm" fo:text-align="end" style:justify-single-word="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eo" fo:country="none" fo:font-style="italic" style:text-underline-style="none" fo:font-weight="normal" style:font-size-asian="14pt" style:language-asian="zxx" style:country-asian="none" style:font-style-asian="italic" style:font-weight-asian="normal" style:font-size-complex="14pt" style:language-complex="zxx" style:country-complex="none" style:font-style-complex="italic" style:font-weight-complex="normal" style:text-scale="100%"/>
    </style:style>
    <style:style style:name="P76" style:family="paragraph" style:parent-style-name="Standard">
      <style:paragraph-properties fo:margin-left="0cm" fo:margin-right="0cm" fo:text-align="center" style:justify-single-word="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text-scale="100%"/>
    </style:style>
    <style:style style:name="P77" style:family="paragraph" style:parent-style-name="Standard">
      <style:paragraph-properties fo:margin-left="0cm" fo:margin-right="0cm" fo:text-align="center" style:justify-single-word="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78" style:family="paragraph" style:parent-style-name="Standard">
      <style:paragraph-properties fo:margin-left="0cm" fo:margin-right="0cm" fo:text-align="end"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font-style-asian="italic" style:font-weight-asian="normal" style:font-size-complex="16pt" style:font-style-complex="italic" style:font-weight-complex="normal" style:text-scale="100%"/>
    </style:style>
    <style:style style:name="P79" style:family="paragraph" style:parent-style-name="Standard">
      <style:paragraph-properties fo:margin-left="0cm" fo:margin-right="0cm" fo:text-align="justify"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normal" style:font-size-asian="12pt" style:language-asian="be" style:country-asian="BY" style:font-style-asian="normal" style:font-weight-asian="normal" style:font-size-complex="12pt" style:font-style-complex="normal" style:font-weight-complex="normal" style:text-scale="100%"/>
    </style:style>
    <style:style style:name="P80" style:family="paragraph" style:parent-style-name="Standard" style:master-page-name="">
      <style:paragraph-properties fo:margin-left="0cm" fo:margin-right="0cm" fo:margin-top="0.499cm" fo:margin-bottom="0cm" loext:contextual-spacing="false" fo:text-align="center"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81" style:family="paragraph" style:parent-style-name="Standard" style:master-page-name="">
      <style:paragraph-properties fo:margin-left="0cm" fo:margin-right="0cm" fo:margin-top="0.499cm" fo:margin-bottom="0cm" loext:contextual-spacing="false" fo:text-align="center"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82" style:family="paragraph" style:parent-style-name="Standard" style:master-page-name="">
      <style:paragraph-properties fo:margin-left="0cm" fo:margin-right="0cm" fo:margin-top="0.499cm" fo:margin-bottom="0cm" loext:contextual-spacing="false" fo:text-align="end"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83" style:family="paragraph" style:parent-style-name="Standard">
      <style:paragraph-properties fo:margin-left="0cm" fo:margin-right="0cm" fo:margin-top="0.499cm" fo:margin-bottom="0cm" loext:contextual-spacing="false" fo:text-align="end"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84" style:family="paragraph" style:parent-style-name="Standard">
      <style:paragraph-properties fo:margin-left="0cm" fo:margin-right="0cm" fo:margin-top="0.499cm" fo:margin-bottom="0cm" loext:contextual-spacing="false" fo:text-align="center"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85" style:family="paragraph" style:parent-style-name="Standard">
      <style:paragraph-properties fo:margin-left="0cm" fo:margin-right="0cm" fo:margin-top="0cm" fo:margin-bottom="0.499cm" loext:contextual-spacing="false" fo:text-align="center"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style:text-underline-style="none" fo:font-weight="bold" style:font-size-asian="16pt" style:language-asian="zxx" style:country-asian="none" style:font-weight-asian="bold" style:font-size-complex="16pt" style:font-weight-complex="bold" style:text-scale="100%"/>
    </style:style>
    <style:style style:name="P86" style:family="paragraph" style:parent-style-name="Standard">
      <style:paragraph-properties fo:margin-left="0cm" fo:margin-right="0cm" fo:margin-top="0cm" fo:margin-bottom="0.499cm" loext:contextual-spacing="false" fo:text-align="end"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87" style:family="paragraph" style:parent-style-name="Standard">
      <style:paragraph-properties fo:margin-left="0cm" fo:margin-right="0cm" fo:margin-top="0cm" fo:margin-bottom="0.499cm" loext:contextual-spacing="false" fo:text-align="end" style:justify-single-word="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88" style:family="paragraph" style:parent-style-name="Standard" style:master-page-name="">
      <style:paragraph-properties fo:margin-left="0cm" fo:margin-right="0cm" fo:margin-top="0cm" fo:margin-bottom="0.499cm" loext:contextual-spacing="false" fo:text-align="center"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89" style:family="paragraph" style:parent-style-name="Standard" style:master-page-name="">
      <style:paragraph-properties fo:margin-left="0cm" fo:margin-right="0cm" fo:margin-top="0cm" fo:margin-bottom="0cm" loext:contextual-spacing="false" fo:text-align="end"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90" style:family="paragraph" style:parent-style-name="Standard">
      <style:paragraph-properties fo:margin-left="0cm" fo:margin-right="0cm" fo:margin-top="0cm" fo:margin-bottom="0cm" loext:contextual-spacing="false" fo:text-align="end"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9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autospace="none" style:vertical-align="auto" style:writing-mode="lr-tb"/>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name-asian="Microsoft Sans Serif1" style:font-size-asian="14pt" style:language-asian="be" style:country-asian="BY" style:font-style-asian="normal" style:font-weight-asian="normal" style:font-name-complex="Microsoft Sans Serif1" style:font-size-complex="14pt" style:language-complex="ar" style:country-complex="SA" style:font-style-complex="normal" style:font-weight-complex="normal" style:text-scale="100%"/>
    </style:style>
    <style:style style:name="P92" style:family="paragraph" style:parent-style-name="Footnote">
      <style:paragraph-properties fo:margin-left="0cm" fo:margin-right="0cm" fo:text-indent="0cm" style:auto-text-indent="false" style:text-autospace="none" style:vertical-align="auto"/>
      <style:text-properties fo:font-variant="normal" fo:text-transform="none" fo:color="#000000" style:text-line-through-style="none" style:text-line-through-type="none" style:text-position="0% 100%" fo:font-size="6pt" fo:letter-spacing="0.018cm" fo:language="zxx" fo:country="none" fo:font-style="normal" style:text-underline-style="none" fo:font-weight="normal" style:font-size-asian="6pt" style:language-asian="zxx" style:country-asian="none" style:font-style-asian="normal" style:font-weight-asian="normal" style:font-size-complex="6pt" style:font-style-complex="normal" style:font-weight-complex="normal" style:text-scale="100%"/>
    </style:style>
    <style:style style:name="P93" style:family="paragraph" style:parent-style-name="Standard">
      <style:paragraph-properties fo:margin-left="0cm" fo:margin-right="0cm" fo:line-height="100%" fo:text-align="start" style:justify-single-word="false" fo:text-indent="0cm" style:auto-text-indent="false" style:text-autospace="none" style:vertical-align="auto" style:writing-mode="lr-tb"/>
      <style:text-properties fo:font-variant="normal" fo:text-transform="none" fo:color="#000000" style:text-line-through-style="none" style:text-line-through-type="none" style:text-position="0% 100%" style:font-name="Times New Roman" fo:font-size="10.5pt" fo:letter-spacing="normal" fo:language="be" fo:country="BY" fo:font-style="normal" style:text-underline-style="none" fo:font-weight="normal" style:font-name-asian="Microsoft Sans Serif1" style:font-size-asian="10.5pt" style:language-asian="be" style:country-asian="BY" style:font-style-asian="normal" style:font-weight-asian="normal" style:font-name-complex="Microsoft Sans Serif1" style:font-size-complex="10.5pt" style:language-complex="ar" style:country-complex="SA" style:font-style-complex="normal" style:font-weight-complex="normal" style:text-scale="100%"/>
    </style:style>
    <style:style style:name="P94" style:family="paragraph" style:parent-style-name="Standard">
      <style:paragraph-properties fo:margin-left="0cm" fo:margin-right="0cm" fo:line-height="100%" fo:text-align="center" style:justify-single-word="false" fo:text-indent="0cm" style:auto-text-indent="false" style:text-autospace="none" style:vertical-align="auto" style:writing-mode="lr-tb"/>
      <style:text-properties fo:font-variant="normal" fo:text-transform="none" fo:color="#000000" style:text-line-through-style="none" style:text-line-through-type="none" style:text-position="0% 100%" style:font-name="Times New Roman" fo:font-size="48pt" fo:letter-spacing="normal" fo:language="be" fo:country="BY" fo:font-style="normal" style:text-underline-style="none" fo:font-weight="normal" style:font-name-asian="Microsoft Sans Serif1" style:font-size-asian="48pt" style:language-asian="be" style:country-asian="BY" style:font-style-asian="normal" style:font-weight-asian="normal" style:font-name-complex="Microsoft Sans Serif1" style:font-size-complex="48pt" style:language-complex="ar" style:country-complex="SA" style:font-style-complex="normal" style:font-weight-complex="normal" style:text-scale="100%"/>
    </style:style>
    <style:style style:name="P95" style:family="paragraph" style:parent-style-name="Standard">
      <style:paragraph-properties fo:margin-left="0cm" fo:margin-right="0cm" fo:line-height="100%" fo:text-align="center" style:justify-single-word="false" fo:text-indent="0cm" style:auto-text-indent="false" style:text-autospace="none" style:vertical-align="auto" style:writing-mode="lr-tb"/>
      <style:text-properties fo:font-variant="normal" fo:text-transform="none" fo:color="#000000" style:text-line-through-style="none" style:text-line-through-type="none" style:text-position="0% 100%" style:font-name="Times New Roman" fo:font-size="18pt" fo:letter-spacing="normal" fo:language="be" fo:country="BY" fo:font-style="normal" style:text-underline-style="none" fo:font-weight="bold" style:font-name-asian="Microsoft Sans Serif1" style:font-size-asian="18pt" style:language-asian="be" style:country-asian="BY" style:font-style-asian="normal" style:font-weight-asian="bold" style:font-name-complex="Microsoft Sans Serif1" style:font-size-complex="18pt" style:language-complex="ar" style:country-complex="SA" style:font-style-complex="normal" style:font-weight-complex="bold" style:text-scale="100%"/>
    </style:style>
    <style:style style:name="P96" style:family="paragraph" style:parent-style-name="Standard">
      <style:paragraph-properties fo:margin-left="0cm" fo:margin-right="0cm" fo:margin-top="5.099cm" fo:margin-bottom="0cm" loext:contextual-spacing="false" fo:line-height="100%" fo:text-align="center" style:justify-single-word="false" fo:text-indent="0cm" style:auto-text-indent="false" style:text-autospace="none" style:vertical-align="auto" style:writing-mode="lr-tb"/>
      <style:text-properties fo:font-variant="normal" fo:text-transform="none" fo:color="#000000" style:text-line-through-style="none" style:text-line-through-type="none" style:text-position="0% 100%" style:font-name="Times New Roman" fo:font-size="12pt" fo:letter-spacing="0.088cm" fo:language="be" fo:country="BY" fo:font-style="normal" style:text-underline-style="none" fo:font-weight="normal" style:font-name-asian="Microsoft Sans Serif1" style:font-size-asian="12pt" style:language-asian="be" style:country-asian="BY" style:font-style-asian="normal" style:font-weight-asian="normal" style:font-name-complex="Microsoft Sans Serif1" style:font-size-complex="12pt" style:language-complex="ar" style:country-complex="SA" style:font-style-complex="normal" style:font-weight-complex="normal" style:text-scale="100%"/>
    </style:style>
    <style:style style:name="P97" style:family="paragraph" style:parent-style-name="Standard">
      <style:paragraph-properties fo:margin-left="0cm" fo:margin-right="0cm" fo:margin-top="5.5cm" fo:margin-bottom="0cm" loext:contextual-spacing="false" fo:line-height="100%" fo:text-align="center" style:justify-single-word="false" fo:text-indent="0cm" style:auto-text-indent="false" style:text-autospace="none" style:vertical-align="auto" style:writing-mode="lr-tb"/>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name-asian="Microsoft Sans Serif1" style:font-size-asian="14pt" style:language-asian="be" style:country-asian="BY" style:font-style-asian="normal" style:font-weight-asian="normal" style:font-name-complex="Microsoft Sans Serif1" style:font-size-complex="14pt" style:language-complex="ar" style:country-complex="SA" style:font-style-complex="normal" style:font-weight-complex="normal" style:text-scale="100%"/>
    </style:style>
    <style:style style:name="P98" style:family="paragraph" style:parent-style-name="Standard">
      <style:paragraph-properties fo:margin-left="0cm" fo:margin-right="0cm" fo:margin-top="6.001cm" fo:margin-bottom="0cm" loext:contextual-spacing="false" fo:line-height="100%" fo:text-align="center" style:justify-single-word="false" fo:text-indent="0cm" style:auto-text-indent="false" style:text-autospace="none" style:vertical-align="auto" style:writing-mode="lr-tb"/>
      <style:text-properties fo:font-variant="normal" fo:text-transform="none" fo:color="#000000" style:text-line-through-style="none" style:text-line-through-type="none" style:text-position="0% 100%" style:font-name="Times New Roman" fo:font-size="48pt" fo:letter-spacing="normal" fo:language="be" fo:country="BY" fo:font-style="normal" style:text-underline-style="none" fo:font-weight="normal" style:font-name-asian="Microsoft Sans Serif1" style:font-size-asian="48pt" style:language-asian="be" style:country-asian="BY" style:font-style-asian="normal" style:font-weight-asian="normal" style:font-name-complex="Microsoft Sans Serif1" style:font-size-complex="48pt" style:language-complex="ar" style:country-complex="SA" style:font-style-complex="normal" style:font-weight-complex="normal" style:text-scale="100%"/>
    </style:style>
    <style:style style:name="P99" style:family="paragraph" style:parent-style-name="Table_20_Contents">
      <style:paragraph-properties fo:text-align="center" style:justify-single-word="false"/>
      <style:text-properties style:font-name="Microsoft Sans Serif" fo:font-size="14pt" fo:language="eo" fo:country="none" style:font-name-asian="Microsoft Sans Serif" style:font-size-asian="14pt" style:font-name-complex="Microsoft Sans Serif" style:font-size-complex="14pt"/>
    </style:style>
    <style:style style:name="P100" style:family="paragraph" style:parent-style-name="Table_20_Contents">
      <style:paragraph-properties fo:text-align="center" style:justify-single-word="false"/>
      <style:text-properties style:font-name="Microsoft Sans Serif" fo:font-size="14pt" fo:language="eo" fo:country="none" fo:font-style="italic" fo:font-weight="bold" style:font-name-asian="Microsoft Sans Serif" style:font-size-asian="14pt" style:font-style-asian="italic" style:font-weight-asian="bold" style:font-name-complex="Microsoft Sans Serif" style:font-size-complex="14pt" style:font-style-complex="italic" style:font-weight-complex="bold"/>
    </style:style>
    <style:style style:name="P101" style:family="paragraph" style:parent-style-name="Table_20_Contents">
      <style:paragraph-properties fo:text-align="center" style:justify-single-word="false"/>
      <style:text-properties style:font-name="Microsoft Sans Serif" fo:font-size="14pt" style:font-name-asian="Microsoft Sans Serif" style:font-size-asian="14pt" style:font-name-complex="Microsoft Sans Serif" style:font-size-complex="14pt"/>
    </style:style>
    <style:style style:name="P102" style:family="paragraph" style:parent-style-name="Table_20_Contents">
      <style:paragraph-properties fo:text-align="center" style:justify-single-word="false"/>
      <style:text-properties style:font-name="Microsoft Sans Serif" fo:font-size="14pt" fo:language="be" fo:country="BY" style:font-name-asian="Microsoft Sans Serif" style:font-size-asian="14pt" style:font-name-complex="Microsoft Sans Serif" style:font-size-complex="14pt"/>
    </style:style>
    <style:style style:name="P103" style:family="paragraph" style:parent-style-name="Table_20_Contents">
      <style:paragraph-properties fo:text-align="center" style:justify-single-word="false"/>
      <style:text-properties style:font-name="Microsoft Sans Serif" fo:font-size="14pt" fo:language="be" fo:country="BY" fo:font-weight="bold" style:font-name-asian="Microsoft Sans Serif" style:font-size-asian="14pt" style:font-weight-asian="bold" style:font-name-complex="Microsoft Sans Serif" style:font-size-complex="14pt" style:font-weight-complex="bold"/>
    </style:style>
    <style:style style:name="P104" style:family="paragraph" style:parent-style-name="Table_20_Contents">
      <style:paragraph-properties fo:text-align="center" style:justify-single-word="false"/>
      <style:text-properties style:font-name="Microsoft Sans Serif" fo:font-size="14pt" fo:font-weight="bold" style:font-name-asian="Microsoft Sans Serif" style:font-size-asian="14pt" style:font-weight-asian="bold" style:font-name-complex="Microsoft Sans Serif" style:font-size-complex="14pt" style:font-weight-complex="bold"/>
    </style:style>
    <style:style style:name="P105" style:family="paragraph" style:parent-style-name="Table_20_Contents">
      <style:text-properties fo:font-variant="normal" fo:text-transform="none" fo:color="#000000" style:text-line-through-style="none" style:text-line-through-type="none" style:text-position="0% 100%"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06" style:family="paragraph" style:parent-style-name="Table_20_Contents">
      <style:text-properties fo:font-variant="normal" fo:text-transform="none" fo:color="#000000" style:text-line-through-style="none" style:text-line-through-type="none" style:text-position="0% 100%" fo:font-size="14pt" fo:letter-spacing="normal" fo:language="be" fo:country="BY" style:text-underline-style="none" fo:font-weight="normal" style:font-size-asian="14pt" style:language-asian="be" style:country-asian="BY" style:font-weight-asian="normal" style:font-size-complex="14pt" style:font-weight-complex="normal" style:text-scale="100%"/>
    </style:style>
    <style:style style:name="P107" style:family="paragraph" style:parent-style-name="Table_20_Contents">
      <style:text-properties fo:font-variant="normal" fo:text-transform="none" fo:color="#000000" style:text-line-through-style="none" style:text-line-through-type="none" style:text-position="0% 100%" fo:font-size="14pt" fo:letter-spacing="normal" style:text-underline-style="none" fo:font-weight="normal" style:font-size-asian="14pt" style:font-weight-asian="normal" style:font-size-complex="14pt" style:font-weight-complex="normal" style:text-scale="100%"/>
    </style:style>
    <style:style style:name="P108" style:family="paragraph" style:parent-style-name="Table_20_Contents">
      <style:text-properties fo:font-variant="normal" fo:text-transform="none" fo:color="#000000" style:text-line-through-style="none" style:text-line-through-type="none" style:text-position="0% 100%" fo:font-size="14pt" fo:letter-spacing="normal" fo:font-style="italic" style:text-underline-style="none" fo:font-weight="normal" style:font-size-asian="14pt" style:font-style-asian="italic" style:font-weight-asian="normal" style:font-size-complex="14pt" style:font-style-complex="italic" style:font-weight-complex="normal" style:text-scale="100%"/>
    </style:style>
    <style:style style:name="P109" style:family="paragraph" style:parent-style-name="Table_20_Contents">
      <style:text-properties fo:font-variant="normal" fo:text-transform="none" fo:color="#000000" style:text-line-through-style="none" style:text-line-through-type="none" style:text-position="0% 100%" fo:font-size="14pt" style:text-underline-style="none" fo:font-weight="normal" style:font-size-asian="14pt" style:font-weight-asian="normal" style:font-size-complex="14pt" style:font-weight-complex="normal" style:text-scale="100%"/>
    </style:style>
    <style:style style:name="P110" style:family="paragraph" style:parent-style-name="Table_20_Contents">
      <style:text-properties fo:font-variant="normal" fo:text-transform="none" fo:color="#000000" style:text-line-through-style="none" style:text-line-through-type="none" style:text-position="0% 100%" fo:font-size="14pt" fo:language="be" fo:country="BY" style:text-underline-style="none" fo:font-weight="normal" style:font-size-asian="14pt" style:language-asian="be" style:country-asian="BY" style:font-weight-asian="normal" style:font-size-complex="14pt" style:font-weight-complex="normal" style:text-scale="100%"/>
    </style:style>
    <style:style style:name="P111" style:family="paragraph" style:parent-style-name="Table_20_Contents">
      <style:text-properties fo:font-variant="normal" fo:text-transform="none" fo:color="#000000" style:text-line-through-style="none" style:text-line-through-type="none" style:text-position="0% 100%" fo:font-size="14pt" fo:language="en" fo:country="US" style:text-underline-style="none" fo:font-weight="normal" style:font-size-asian="14pt" style:font-weight-asian="normal" style:font-size-complex="14pt" style:font-weight-complex="normal" style:text-scale="100%"/>
    </style:style>
    <style:style style:name="P112" style:family="paragraph" style:parent-style-name="Table_20_Contents">
      <style:text-properties style:font-name="Times New Roman1" fo:font-size="10.5pt" style:font-name-asian="Times New Roman1" style:font-size-asian="10.5pt" style:font-name-complex="Times New Roman1" style:font-size-complex="10.5pt"/>
    </style:style>
    <style:style style:name="P113" style:family="paragraph" style:parent-style-name="Table_20_Contents">
      <style:text-properties style:font-name="Times New Roman1" fo:font-size="14pt" style:font-name-asian="Times New Roman1" style:font-size-asian="14pt" style:font-name-complex="Times New Roman1" style:font-size-complex="14pt"/>
    </style:style>
    <style:style style:name="P114" style:family="paragraph" style:parent-style-name="Table_20_Contents">
      <style:text-properties style:font-name="Times New Roman1" fo:font-size="14pt" fo:language="be" fo:country="BY" style:font-name-asian="Times New Roman1" style:font-size-asian="14pt" style:font-name-complex="Times New Roman1" style:font-size-complex="14pt"/>
    </style:style>
    <style:style style:name="P115" style:family="paragraph" style:parent-style-name="Table_20_Contents">
      <style:text-properties style:font-name="Times New Roman1" fo:font-size="14pt" fo:language="eo" fo:country="none" style:font-name-asian="Times New Roman1" style:font-size-asian="14pt" style:font-name-complex="Times New Roman1" style:font-size-complex="14pt"/>
    </style:style>
    <style:style style:name="P116" style:family="paragraph" style:parent-style-name="Table_20_Contents">
      <style:text-properties style:font-name="Times New Roman" fo:font-size="14pt" style:font-size-asian="14pt" style:font-size-complex="14pt"/>
    </style:style>
    <style:style style:name="P117" style:family="paragraph" style:parent-style-name="Table_20_Contents">
      <style:text-properties style:font-name="Times New Roman" fo:font-size="14pt" fo:language="be" fo:country="BY" style:font-size-asian="14pt" style:font-size-complex="14pt"/>
    </style:style>
    <style:style style:name="P118" style:family="paragraph" style:parent-style-name="Table_20_Contents">
      <style:text-properties style:font-name="Times New Roman" fo:font-size="14pt" fo:language="eo" fo:country="none" fo:font-style="italic" style:font-size-asian="14pt" style:font-style-asian="italic" style:font-size-complex="14pt" style:font-style-complex="italic"/>
    </style:style>
    <style:style style:name="P119" style:family="paragraph" style:parent-style-name="Table_20_Contents">
      <style:text-properties style:font-name="Times New Roman" fo:font-size="14pt" fo:font-style="italic" style:font-size-asian="14pt" style:font-style-asian="italic" style:font-size-complex="14pt" style:font-style-complex="italic"/>
    </style:style>
    <style:style style:name="P120" style:family="paragraph" style:parent-style-name="Table_20_Contents">
      <style:paragraph-properties fo:text-align="end" style:justify-single-word="false"/>
      <style:text-properties fo:font-size="12pt" style:font-size-asian="12pt" style:font-size-complex="12pt"/>
    </style:style>
    <style:style style:name="P121" style:family="paragraph" style:parent-style-name="Table_20_Contents">
      <style:paragraph-properties fo:text-align="end" style:justify-single-word="false"/>
      <style:text-properties fo:font-size="12pt" fo:language="be" fo:country="BY" style:font-size-asian="12pt" style:font-size-complex="12pt"/>
    </style:style>
    <style:style style:name="P122" style:family="paragraph" style:parent-style-name="Table_20_Contents">
      <style:paragraph-properties fo:text-align="end" style:justify-single-word="false"/>
      <style:text-properties fo:font-size="12pt" fo:font-weight="bold" style:font-size-asian="12pt" style:font-weight-asian="bold" style:font-size-complex="12pt" style:font-weight-complex="bold"/>
    </style:style>
    <style:style style:name="P123" style:family="paragraph" style:parent-style-name="Standard">
      <style:paragraph-properties fo:margin-top="0.499cm" fo:margin-bottom="0.499cm" loext:contextual-spacing="false" fo:text-align="end"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124" style:family="paragraph" style:parent-style-name="Standard">
      <style:paragraph-properties fo:margin-top="0.499cm" fo:margin-bottom="0.499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normal" style:text-underline-style="none" fo:font-weight="bold" style:font-name-asian="Calibri1" style:font-size-asian="16pt" style:language-asian="zxx" style:country-asian="none" style:font-style-asian="normal" style:font-weight-asian="bold" style:font-name-complex="Calibri1" style:font-size-complex="16pt" style:font-style-complex="normal" style:font-weight-complex="bold" style:text-scale="100%"/>
    </style:style>
    <style:style style:name="P125" style:family="paragraph" style:parent-style-name="Standard">
      <style:paragraph-properties fo:margin-top="0.499cm" fo:margin-bottom="0.499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normal" style:text-underline-style="none" fo:font-weight="bold" style:font-size-asian="16pt" style:language-asian="zxx" style:country-asian="none" style:font-style-asian="normal" style:font-weight-asian="bold" style:font-size-complex="16pt" style:font-style-complex="normal" style:font-weight-complex="bold" style:text-scale="100%"/>
    </style:style>
    <style:style style:name="P126" style:family="paragraph" style:parent-style-name="Standard">
      <style:paragraph-properties fo:margin-top="0.499cm" fo:margin-bottom="0.499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127" style:family="paragraph" style:parent-style-name="Standard">
      <style:paragraph-properties fo:margin-top="0.499cm" fo:margin-bottom="0.499cm" loext:contextual-spacing="false" fo:text-align="end"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128" style:family="paragraph" style:parent-style-name="Standard">
      <style:paragraph-properties fo:margin-top="0.499cm" fo:margin-bottom="0.499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6pt" fo:language="eo" fo:country="none" style:text-underline-style="none" style:font-size-asian="16pt" style:language-asian="zxx" style:country-asian="none" style:font-size-complex="16pt" style:text-scale="100%"/>
    </style:style>
    <style:style style:name="P129" style:family="paragraph" style:parent-style-name="Standard" style:master-page-name="">
      <style:paragraph-properties fo:margin-left="1cm" fo:margin-right="0cm" fo:text-indent="0cm" style:auto-text-indent="false" style:page-number="auto" style:text-autospace="none" style:vertical-align="auto"/>
    </style:style>
    <style:style style:name="P130" style:family="paragraph" style:parent-style-name="Standard" style:master-page-name="">
      <style:paragraph-properties fo:margin-left="1cm" fo:margin-right="0cm" fo:text-align="justify" style:justify-single-word="false" fo:text-indent="0cm" style:auto-text-indent="false" style:page-number="auto" style:text-autospace="none" style:vertical-align="auto"/>
      <style:text-properties fo:font-variant="normal" fo:text-transform="none" fo:color="#000000" style:text-line-through-style="none" style:text-line-through-type="none" style:text-position="0% 100%" fo:font-size="14pt" style:text-underline-style="none" fo:font-weight="normal" style:font-size-asian="14pt" style:font-weight-asian="normal" style:font-size-complex="14pt" style:font-weight-complex="normal" style:text-scale="100%"/>
    </style:style>
    <style:style style:name="P131" style:family="paragraph" style:parent-style-name="Standard" style:master-page-name="">
      <style:paragraph-properties fo:margin-left="1cm" fo:margin-right="0cm" fo:text-indent="0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normal" style:text-underline-style="none" fo:font-weight="normal" style:font-size-asian="14pt" style:font-weight-asian="normal" style:font-size-complex="14pt" style:font-weight-complex="normal" style:text-scale="100%"/>
    </style:style>
    <style:style style:name="P132" style:family="paragraph" style:parent-style-name="Standard">
      <style:paragraph-properties fo:margin-left="1cm" fo:margin-right="0cm" fo:text-indent="0cm" style:auto-text-indent="false" style:text-autospace="none" style:vertical-align="auto"/>
      <style:text-properties fo:font-variant="normal" fo:text-transform="none" fo:color="#000000" style:text-line-through-style="none" style:text-line-through-type="none" style:text-position="0% 100%" fo:font-size="14pt" fo:letter-spacing="normal" style:text-underline-style="none" fo:font-weight="normal" style:font-size-asian="14pt" style:font-weight-asian="normal" style:font-size-complex="14pt" style:font-weight-complex="normal" style:text-scale="100%"/>
    </style:style>
    <style:style style:name="P133" style:family="paragraph" style:parent-style-name="Standard">
      <style:paragraph-properties fo:margin-left="1cm" fo:margin-right="0cm" fo:text-indent="0cm" style:auto-text-indent="false" style:text-autospace="none" style:vertical-align="auto"/>
      <style:text-properties fo:font-variant="normal" fo:text-transform="none" fo:color="#000000" style:text-line-through-style="none" style:text-line-through-type="none" style:text-position="0% 100%" fo:font-size="14pt" fo:letter-spacing="normal" style:text-underline-style="none" style:font-size-asian="14pt" style:font-size-complex="14pt" style:text-scale="100%"/>
    </style:style>
    <style:style style:name="P134" style:family="paragraph" style:parent-style-name="Standard">
      <style:paragraph-properties fo:margin-left="1cm" fo:margin-right="0cm" fo:text-indent="0cm" style:auto-text-indent="false" style:text-autospace="none" style:vertical-align="auto"/>
      <style:text-properties fo:font-variant="normal" fo:text-transform="none" fo:color="#000000" style:text-line-through-style="none" style:text-line-through-type="none" style:text-position="0% 100%"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35" style:family="paragraph" style:parent-style-name="Standard">
      <style:paragraph-properties fo:margin-left="1cm" fo:margin-right="0cm" fo:text-indent="0cm" style:auto-text-indent="false" style:text-autospace="none" style:vertical-align="auto"/>
      <style:text-properties fo:font-variant="normal" fo:text-transform="none" fo:color="#000000" style:text-line-through-style="none" style:text-line-through-type="none" style:text-position="0% 100%" fo:font-size="14pt" style:text-underline-style="none" style:font-size-asian="14pt" style:font-size-complex="14pt" style:text-scale="100%"/>
    </style:style>
    <style:style style:name="P136" style:family="paragraph" style:parent-style-name="Standard">
      <style:paragraph-properties fo:margin-left="1cm" fo:margin-right="0cm" fo:text-indent="0cm" style:auto-text-indent="false" style:text-autospace="none" style:vertical-align="auto"/>
      <style:text-properties fo:font-variant="normal" fo:text-transform="none" fo:color="#000000" style:text-line-through-style="none" style:text-line-through-type="none" style:text-position="0% 100%" fo:font-size="14pt" style:text-underline-style="none" fo:font-weight="normal" style:font-size-asian="14pt" style:font-weight-asian="normal" style:font-size-complex="14pt" style:font-weight-complex="normal" style:text-scale="100%"/>
    </style:style>
    <style:style style:name="P137" style:family="paragraph" style:parent-style-name="Standard">
      <style:paragraph-properties fo:margin-left="1cm" fo:margin-right="0cm" fo:text-align="justify"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4pt" style:text-underline-style="none" fo:font-weight="normal" style:font-size-asian="14pt" style:font-weight-asian="normal" style:font-size-complex="14pt" style:font-weight-complex="normal" style:text-scale="100%"/>
    </style:style>
    <style:style style:name="P138" style:family="paragraph" style:parent-style-name="Standard">
      <style:paragraph-properties fo:margin-left="1cm" fo:margin-right="0cm" fo:text-align="justify" style:justify-single-word="false" fo:text-indent="0cm" style:auto-text-indent="false" style:text-autospace="none" style:vertical-align="auto"/>
      <style:text-properties fo:font-variant="normal" fo:text-transform="none" fo:color="#000000" style:text-line-through-style="none" style:text-line-through-type="none" style:text-position="0% 100%" fo:font-size="14pt" fo:letter-spacing="0.018cm"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39"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0pt" style:text-underline-style="none" fo:font-weight="normal" style:font-size-asian="10pt" style:font-weight-asian="normal" style:font-size-complex="10pt" style:font-weight-complex="normal" style:text-scale="100%"/>
    </style:style>
    <style:style style:name="P140"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ab-stops>
          <style:tab-stop style:position="0.067cm"/>
        </style:tab-stops>
      </style:paragraph-properties>
      <style:text-properties fo:font-variant="normal" fo:text-transform="none" fo:color="#000000" style:text-line-through-style="none" style:text-line-through-type="none" style:text-position="0% 100%" style:font-name="Times New Roman" fo:font-size="14pt" style:text-underline-style="none" style:font-size-asian="14pt" style:font-size-complex="14pt" style:text-scale="100%"/>
    </style:style>
    <style:style style:name="P141" style:family="paragraph" style:parent-style-name="Standard" style:master-page-name="">
      <style:paragraph-properties fo:margin-left="0cm" fo:margin-right="0cm"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style:text-underline-style="none" fo:font-weight="normal" style:font-size-asian="14pt" style:font-weight-asian="normal" style:font-size-complex="14pt" style:font-weight-complex="normal" style:text-scale="100%"/>
    </style:style>
    <style:style style:name="P142"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style:text-underline-style="none" fo:font-weight="normal" style:font-size-asian="14pt" style:font-weight-asian="normal" style:font-size-complex="14pt" style:font-weight-complex="normal" style:text-scale="100%"/>
    </style:style>
    <style:style style:name="P143"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style:text-underline-style="none" fo:font-weight="bold" style:font-size-asian="14pt" style:font-weight-asian="bold" style:font-size-complex="14pt" style:font-weight-complex="bold" style:text-scale="100%"/>
    </style:style>
    <style:style style:name="P144"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fo:language="en" fo:country="US" fo:font-style="italic" style:text-underline-style="none" fo:font-weight="bold" style:font-size-asian="14pt" style:language-asian="en" style:country-asian="US" style:font-style-asian="italic" style:font-weight-asian="bold" style:font-size-complex="14pt" style:font-style-complex="italic" style:font-weight-complex="bold" style:text-scale="100%"/>
    </style:style>
    <style:style style:name="P145" style:family="paragraph" style:parent-style-name="Standard" style:master-page-name="">
      <style:paragraph-properties fo:margin-left="0cm" fo:margin-right="0cm"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146"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147"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48" style:family="paragraph" style:parent-style-name="Standard" style:master-page-name="">
      <style:paragraph-properties fo:margin-left="0cm" fo:margin-right="0cm" fo:line-height="100%"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49"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italic" style:text-underline-style="none" fo:font-weight="bold" style:font-name-asian="Times New Roman1" style:font-size-asian="14pt" style:language-asian="be" style:country-asian="BY" style:font-style-asian="italic" style:font-weight-asian="bold" style:font-name-complex="Times New Roman1" style:font-size-complex="14pt" style:font-style-complex="italic" style:font-weight-complex="bold" style:text-scale="100%"/>
    </style:style>
    <style:style style:name="P150"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fo:language="xh" fo:country="ZA" fo:font-style="italic" style:text-underline-style="none" fo:font-weight="bold" style:font-size-asian="14pt" style:language-asian="xh" style:country-asian="ZA" style:font-style-asian="italic" style:font-weight-asian="bold" style:font-size-complex="14pt" style:font-style-complex="italic" style:font-weight-complex="bold" style:text-scale="100%"/>
    </style:style>
    <style:style style:name="P151"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style:text-underline-style="none" fo:font-weight="normal" style:font-size-asian="14pt" style:font-weight-asian="normal" style:font-size-complex="14pt" style:font-weight-complex="normal" style:text-scale="100%"/>
    </style:style>
    <style:style style:name="P152" style:family="paragraph" style:parent-style-name="Standard" style:master-page-name="">
      <style:paragraph-properties fo:margin-left="0cm" fo:margin-right="0cm" fo:line-height="100%"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text-scale="100%"/>
    </style:style>
    <style:style style:name="P153"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154"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55"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n" fo:country="US" fo:font-style="normal" style:text-underline-style="none" fo:font-weight="normal" style:font-name-asian="Times New Roman1" style:font-size-asian="14pt" style:language-asian="en" style:country-asian="US" style:font-style-asian="normal" style:font-weight-asian="normal" style:font-name-complex="Times New Roman1" style:font-size-complex="14pt" style:font-style-complex="normal" style:font-weight-complex="normal" style:text-scale="100%"/>
    </style:style>
    <style:style style:name="P156"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n" fo:country="US" fo:font-style="normal" style:text-underline-style="none" fo:font-weight="normal" style:font-size-asian="14pt" style:language-asian="en" style:country-asian="US" style:font-style-asian="normal" style:font-weight-asian="normal" style:font-size-complex="14pt" style:font-style-complex="normal" style:font-weight-complex="normal" style:text-scale="100%"/>
    </style:style>
    <style:style style:name="P157"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text-scale="100%"/>
    </style:style>
    <style:style style:name="P158" style:family="paragraph" style:parent-style-name="Standard" style:master-page-name="">
      <style:paragraph-properties fo:margin-left="0cm" fo:margin-right="0cm"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text-scale="100%"/>
    </style:style>
    <style:style style:name="P159"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size-asian="14pt" style:font-style-asian="normal" style:font-weight-asian="normal" style:font-size-complex="14pt" style:language-complex="zxx" style:country-complex="none" style:font-style-complex="normal" style:font-weight-complex="normal" style:text-scale="100%"/>
    </style:style>
    <style:style style:name="P160"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anguage="be" fo:country="BY" style:text-underline-style="none" style:font-size-asian="14pt" style:language-asian="be" style:country-asian="BY" style:font-size-complex="14pt" style:text-scale="100%"/>
    </style:style>
    <style:style style:name="P161"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anguage="be" fo:country="BY" style:text-underline-style="none" fo:font-weight="normal" style:font-name-asian="Times New Roman1" style:font-size-asian="14pt" style:language-asian="be" style:country-asian="BY" style:font-weight-asian="normal" style:font-name-complex="Times New Roman1" style:font-size-complex="14pt" style:language-complex="zxx" style:country-complex="none" style:font-weight-complex="normal" style:text-scale="100%"/>
    </style:style>
    <style:style style:name="P162"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4pt" fo:language="eo" fo:country="none" fo:font-style="normal" style:text-underline-style="none" fo:font-weight="normal" style:font-size-asian="14pt" style:font-style-asian="normal" style:font-weight-asian="normal" style:font-size-complex="14pt" style:language-complex="zxx" style:country-complex="none" style:font-style-complex="normal" style:font-weight-complex="normal" style:text-scale="100%"/>
    </style:style>
    <style:style style:name="P163" style:family="paragraph" style:parent-style-name="Standard" style:master-page-name="">
      <style:paragraph-properties fo:margin-left="0cm" fo:margin-right="0cm" fo:text-indent="1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64"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65"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normal" fo:language="be" fo:country="BY" fo:font-style="normal" style:text-underline-style="none" fo:font-weight="bold" style:font-size-asian="14pt" style:language-asian="be" style:country-asian="BY" style:font-style-asian="normal" style:font-weight-asian="bold" style:font-size-complex="14pt" style:font-style-complex="normal" style:font-weight-complex="bold" style:text-scale="100%"/>
    </style:style>
    <style:style style:name="P166"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normal" style:text-underline-style="none" fo:font-weight="normal" style:font-size-asian="14pt" style:font-weight-asian="normal" style:font-size-complex="14pt" style:font-weight-complex="normal" style:text-scale="100%"/>
    </style:style>
    <style:style style:name="P167"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normal" fo:language="xh" fo:country="ZA" fo:font-style="italic" style:text-underline-style="none" fo:font-weight="normal" style:font-size-asian="14pt" style:language-asian="xh" style:country-asian="ZA" style:font-style-asian="italic" style:font-weight-asian="normal" style:font-size-complex="14pt" style:font-style-complex="italic" style:font-weight-complex="normal" style:text-scale="100%"/>
    </style:style>
    <style:style style:name="P168"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0.018cm"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69"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0.018cm" fo:language="en" fo:country="US" fo:font-style="italic" style:text-underline-style="none" fo:font-weight="normal" style:font-size-asian="14pt" style:language-asian="en" style:country-asian="US" style:font-style-asian="italic" style:font-weight-asian="normal" style:font-size-complex="14pt" style:font-style-complex="italic" style:font-weight-complex="normal" style:text-scale="100%"/>
    </style:style>
    <style:style style:name="P170"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4pt" style:text-underline-style="none" fo:font-weight="normal" style:font-size-asian="14pt" style:font-weight-asian="normal" style:font-size-complex="14pt" style:font-weight-complex="normal" style:text-scale="100%"/>
    </style:style>
    <style:style style:name="P171"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4pt" style:text-underline-style="none" style:font-size-asian="14pt" style:font-size-complex="14pt" style:text-scale="100%"/>
    </style:style>
    <style:style style:name="P172"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2"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73"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1" fo:font-size="14pt" fo:letter-spacing="0.018cm" fo:language="en" fo:country="US" fo:font-style="normal" style:text-underline-style="none" fo:font-weight="normal" style:font-name-asian="Times New Roman1" style:font-size-asian="14pt" style:language-asian="en" style:country-asian="US" style:font-style-asian="normal" style:font-weight-asian="normal" style:font-name-complex="Times New Roman1" style:font-size-complex="14pt" style:font-style-complex="normal" style:font-weight-complex="normal" style:text-scale="100%"/>
    </style:style>
    <style:style style:name="P174"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1" fo:font-size="14pt" fo:letter-spacing="normal"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175"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style:font-name="Times New Roman1" fo:font-size="14pt" fo:letter-spacing="normal" fo:language="be" fo:country="BY" fo:font-style="italic" style:text-underline-style="none" fo:font-weight="normal" style:font-name-asian="Times New Roman1" style:font-size-asian="14pt" style:language-asian="be" style:country-asian="BY" style:font-style-asian="italic" style:font-weight-asian="normal" style:font-name-complex="Times New Roman1" style:font-size-complex="14pt" style:font-style-complex="italic" style:font-weight-complex="normal" style:text-scale="100%"/>
    </style:style>
    <style:style style:name="P176" style:family="paragraph" style:parent-style-name="Standard" style:master-page-name="">
      <style:paragraph-properties fo:margin-left="0cm" fo:margin-right="0cm"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177" style:family="paragraph" style:parent-style-name="Standard" style:master-page-name="">
      <style:paragraph-properties fo:margin-left="0cm" fo:margin-right="0cm" fo:line-height="100%" fo:text-align="justify" style:justify-single-word="false" fo:text-indent="1cm" style:auto-text-indent="false" style:page-number="auto" style:text-autospace="none" style:vertical-align="auto" style:writing-mode="lr-tb"/>
      <style:text-properties fo:color="#000000" style:font-name="Times New Roman" fo:font-size="14pt" fo:language="be" fo:country="BY" style:font-name-asian="Times New Roman" style:font-size-asian="14pt" style:language-asian="be" style:country-asian="BY" style:font-name-complex="Times New Roman" style:font-size-complex="14pt" style:language-complex="ar" style:country-complex="SA"/>
    </style:style>
    <style:style style:name="P178"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0.018cm" fo:language="en" fo:country="US" fo:font-style="italic" style:text-underline-style="none" fo:font-weight="normal" style:font-size-asian="14pt" style:language-asian="en" style:country-asian="US" style:font-style-asian="italic" style:font-weight-asian="normal" style:font-size-complex="14pt" style:font-style-complex="italic" style:font-weight-complex="normal" style:text-scale="100%"/>
    </style:style>
    <style:style style:name="P179"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0.018cm"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80"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style:text-underline-style="none" fo:font-weight="normal" style:font-size-asian="14pt" style:font-weight-asian="normal" style:font-size-complex="14pt" style:font-weight-complex="normal" style:text-scale="100%"/>
    </style:style>
    <style:style style:name="P181"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style:text-underline-style="none" style:font-size-asian="14pt" style:font-size-complex="14pt" style:text-scale="100%"/>
    </style:style>
    <style:style style:name="P182" style:family="paragraph" style:parent-style-name="Standard">
      <style:paragraph-properties fo:margin-left="0cm" fo:margin-right="0cm"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83"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184"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fo:language="xh" fo:country="ZA" fo:font-style="italic" style:text-underline-style="none" fo:font-weight="normal" style:font-size-asian="14pt" style:language-asian="xh" style:country-asian="ZA" style:font-style-asian="italic" style:font-weight-asian="normal" style:font-size-complex="14pt" style:font-style-complex="italic" style:font-weight-complex="normal" style:text-scale="100%"/>
    </style:style>
    <style:style style:name="P185"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fo:language="en" fo:country="US" fo:font-style="normal" style:text-underline-style="none" fo:font-weight="normal" style:font-size-asian="14pt" style:language-asian="en" style:country-asian="US" style:font-style-asian="normal" style:font-weight-asian="normal" style:font-size-complex="14pt" style:font-style-complex="normal" style:font-weight-complex="normal" style:text-scale="100%"/>
    </style:style>
    <style:style style:name="P186"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fo:language="en" fo:country="US" fo:font-style="italic" style:text-underline-style="none" fo:font-weight="normal" style:font-size-asian="14pt" style:language-asian="en" style:country-asian="US" style:font-style-asian="italic" style:font-weight-asian="normal" style:font-size-complex="14pt" style:font-style-complex="italic" style:font-weight-complex="normal" style:text-scale="100%"/>
    </style:style>
    <style:style style:name="P187"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style:text-underline-style="none" fo:font-weight="normal" style:font-size-asian="14pt" style:font-weight-asian="normal" style:font-size-complex="14pt" style:font-weight-complex="normal" style:text-scale="100%"/>
    </style:style>
    <style:style style:name="P188"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style:text-underline-style="none" style:font-size-asian="14pt" style:font-size-complex="14pt" style:text-scale="100%"/>
    </style:style>
    <style:style style:name="P189"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fo:font-style="italic" style:text-underline-style="none" style:font-size-asian="14pt" style:font-style-asian="italic" style:font-size-complex="14pt" style:font-style-complex="italic" style:text-scale="100%"/>
    </style:style>
    <style:style style:name="P190" style:family="paragraph" style:parent-style-name="Standard">
      <style:paragraph-properties fo:margin-left="0cm" fo:margin-right="0cm" fo:line-height="100%"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text-scale="100%"/>
    </style:style>
    <style:style style:name="P191"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1" fo:font-size="14pt" fo:letter-spacing="normal" fo:language="be" fo:country="BY" fo:font-style="italic" style:text-underline-style="none" fo:font-weight="normal" style:font-name-asian="Times New Roman1" style:font-size-asian="14pt" style:language-asian="be" style:country-asian="BY" style:font-style-asian="italic" style:font-weight-asian="normal" style:font-name-complex="Times New Roman1" style:font-size-complex="14pt" style:font-style-complex="italic" style:font-weight-complex="normal" style:text-scale="100%"/>
    </style:style>
    <style:style style:name="P192"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1" fo:font-size="14pt" fo:letter-spacing="normal"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193"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1" fo:font-size="14pt" fo:letter-spacing="0.018cm" fo:language="en" fo:country="US" fo:font-style="normal" style:text-underline-style="none" fo:font-weight="normal" style:font-name-asian="Times New Roman1" style:font-size-asian="14pt" style:language-asian="en" style:country-asian="US" style:font-style-asian="normal" style:font-weight-asian="normal" style:font-name-complex="Times New Roman1" style:font-size-complex="14pt" style:font-style-complex="normal" style:font-weight-complex="normal" style:text-scale="100%"/>
    </style:style>
    <style:style style:name="P194" style:family="paragraph" style:parent-style-name="Standard">
      <style:paragraph-properties fo:margin-left="0cm" fo:margin-right="0cm" fo:text-align="justify" style:justify-single-word="false" fo:text-indent="1cm" style:auto-text-indent="false" style:text-autospace="none" style:vertical-align="auto">
        <style:tab-stops>
          <style:tab-stop style:position="0.067cm"/>
        </style:tab-stops>
      </style:paragraph-properties>
      <style:text-properties fo:font-variant="normal" fo:text-transform="none" fo:color="#000000" style:text-line-through-style="none" style:text-line-through-type="none" style:text-position="0% 100%" style:font-name="Times New Roman" fo:font-size="14pt" style:text-underline-style="none" style:font-size-asian="14pt" style:font-size-complex="14pt" style:text-scale="100%"/>
    </style:style>
    <style:style style:name="P195"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style:text-underline-style="none" style:font-size-asian="14pt" style:font-size-complex="14pt" style:text-scale="100%"/>
    </style:style>
    <style:style style:name="P196" style:family="paragraph" style:parent-style-name="Standard">
      <style:paragraph-properties fo:margin-left="0cm" fo:margin-right="0cm"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style:text-underline-style="none" style:font-size-asian="14pt" style:font-size-complex="14pt" style:text-scale="100%"/>
    </style:style>
    <style:style style:name="P197"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style:text-underline-style="none" fo:font-weight="normal" style:font-size-asian="14pt" style:font-weight-asian="normal" style:font-size-complex="14pt" style:font-weight-complex="normal" style:text-scale="100%"/>
    </style:style>
    <style:style style:name="P198" style:family="paragraph" style:parent-style-name="Standard">
      <style:paragraph-properties fo:margin-left="0cm" fo:margin-right="0cm"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style:text-underline-style="none" fo:font-weight="normal" style:font-size-asian="14pt" style:font-weight-asian="normal" style:font-size-complex="14pt" style:font-weight-complex="normal" style:text-scale="100%"/>
    </style:style>
    <style:style style:name="P199"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style:text-underline-style="none" fo:font-weight="bold" style:font-size-asian="14pt" style:font-weight-asian="bold" style:font-size-complex="14pt" style:font-weight-complex="bold" style:text-scale="100%"/>
    </style:style>
    <style:style style:name="P200"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italic" style:text-underline-style="none" fo:font-weight="bold" style:font-name-asian="Times New Roman1" style:font-size-asian="14pt" style:language-asian="be" style:country-asian="BY" style:font-style-asian="italic" style:font-weight-asian="bold" style:font-name-complex="Times New Roman1" style:font-size-complex="14pt" style:font-style-complex="italic" style:font-weight-complex="bold" style:text-scale="100%"/>
    </style:style>
    <style:style style:name="P201"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italic" style:text-underline-style="none" fo:font-weight="bold" style:font-size-asian="14pt" style:language-asian="be" style:country-asian="BY" style:font-style-asian="italic" style:font-weight-asian="bold" style:font-size-complex="14pt" style:font-style-complex="italic" style:font-weight-complex="bold" style:text-scale="100%"/>
    </style:style>
    <style:style style:name="P202"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italic" style:text-underline-style="none" fo:font-weight="normal" style:font-name-asian="Times New Roman1" style:font-size-asian="14pt" style:language-asian="be" style:country-asian="BY" style:font-style-asian="italic" style:font-weight-asian="normal" style:font-name-complex="Times New Roman1" style:font-size-complex="14pt" style:font-style-complex="italic" style:font-weight-complex="normal" style:text-scale="100%"/>
    </style:style>
    <style:style style:name="P203"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italic" style:text-underline-style="none" fo:font-weight="normal" style:font-name-asian="Times New Roman1" style:font-size-asian="14pt" style:language-asian="be" style:country-asian="BY" style:font-style-asian="italic" style:font-weight-asian="normal" style:font-name-complex="Times New Roman1" style:font-size-complex="14pt" style:language-complex="zxx" style:country-complex="none" style:font-style-complex="italic" style:font-weight-complex="normal" style:text-scale="100%"/>
    </style:style>
    <style:style style:name="P204"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italic" style:text-underline-style="none" fo:font-weight="normal" style:font-size-asian="14pt" style:language-asian="be" style:country-asian="BY" style:font-style-asian="italic" style:font-weight-asian="normal" style:font-size-complex="14pt" style:language-complex="zxx" style:country-complex="none" style:font-style-complex="italic" style:font-weight-complex="normal" style:text-scale="100%"/>
    </style:style>
    <style:style style:name="P205"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206"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207" style:family="paragraph" style:parent-style-name="Standard">
      <style:paragraph-properties fo:margin-left="0cm" fo:margin-right="0cm" fo:line-height="100%"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208" style:family="paragraph" style:parent-style-name="Standard">
      <style:paragraph-properties fo:margin-left="0cm" fo:margin-right="0cm"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style:text-underline-style="none" style:font-name-asian="Times New Roman1" style:font-size-asian="14pt" style:language-asian="be" style:country-asian="BY" style:font-name-complex="Times New Roman1" style:font-size-complex="14pt" style:text-scale="100%"/>
    </style:style>
    <style:style style:name="P209"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style:text-underline-style="none" fo:font-weight="normal" style:font-name-asian="Times New Roman1" style:font-size-asian="14pt" style:language-asian="be" style:country-asian="BY" style:font-weight-asian="normal" style:font-name-complex="Times New Roman1" style:font-size-complex="14pt" style:font-weight-complex="normal" style:text-scale="100%"/>
    </style:style>
    <style:style style:name="P210"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be" fo:country="BY" style:text-underline-style="none" fo:font-weight="normal" style:font-size-asian="14pt" style:language-asian="be" style:country-asian="BY" style:font-weight-asian="normal" style:font-size-complex="14pt" style:font-weight-complex="normal" style:text-scale="100%"/>
    </style:style>
    <style:style style:name="P211"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xh" fo:country="ZA" fo:font-style="italic" style:text-underline-style="none" fo:font-weight="bold" style:font-size-asian="14pt" style:language-asian="xh" style:country-asian="ZA" style:font-style-asian="italic" style:font-weight-asian="bold" style:font-size-complex="14pt" style:font-style-complex="italic" style:font-weight-complex="bold" style:text-scale="100%"/>
    </style:style>
    <style:style style:name="P212"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xh" fo:country="ZA" fo:font-style="italic" style:text-underline-style="none" fo:font-weight="normal" style:font-size-asian="14pt" style:language-asian="xh" style:country-asian="ZA" style:font-style-asian="italic" style:font-weight-asian="normal" style:font-size-complex="14pt" style:font-style-complex="italic" style:font-weight-complex="normal" style:text-scale="100%"/>
    </style:style>
    <style:style style:name="P213"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en" fo:country="US" fo:font-style="italic" style:text-underline-style="none" fo:font-weight="normal" style:font-size-asian="14pt" style:language-asian="en" style:country-asian="US" style:font-style-asian="italic" style:font-weight-asian="normal" style:font-size-complex="14pt" style:font-style-complex="italic" style:font-weight-complex="normal" style:text-scale="100%"/>
    </style:style>
    <style:style style:name="P214"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en" fo:country="US" fo:font-style="italic" style:text-underline-style="none" fo:font-weight="bold" style:font-size-asian="14pt" style:language-asian="en" style:country-asian="US" style:font-style-asian="italic" style:font-weight-asian="bold" style:font-size-complex="14pt" style:font-style-complex="italic" style:font-weight-complex="bold" style:text-scale="100%"/>
    </style:style>
    <style:style style:name="P215"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en" fo:country="US" fo:font-style="italic" style:text-underline-style="none" fo:font-weight="bold" style:font-name-asian="Microsoft Sans Serif" style:font-size-asian="14pt" style:language-asian="en" style:country-asian="US" style:font-style-asian="italic" style:font-weight-asian="bold" style:font-name-complex="Microsoft Sans Serif" style:font-size-complex="14pt" style:font-style-complex="italic" style:font-weight-complex="bold" style:text-scale="100%"/>
    </style:style>
    <style:style style:name="P216"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font-name-asian="Times New Roman1" style:font-size-asian="14pt" style:language-asian="en" style:country-asian="US" style:font-style-asian="normal" style:font-weight-asian="normal" style:font-name-complex="Times New Roman1" style:font-size-complex="14pt" style:font-style-complex="normal" style:font-weight-complex="normal" style:text-scale="100%"/>
    </style:style>
    <style:style style:name="P217" style:family="paragraph" style:parent-style-name="Standard">
      <style:paragraph-properties fo:margin-left="0cm" fo:margin-right="0cm"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style:text-underline-style="none" style:font-size-asian="14pt" style:font-size-complex="14pt" style:text-scale="100%"/>
    </style:style>
    <style:style style:name="P218"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style:text-underline-style="none" style:font-size-asian="14pt" style:font-size-complex="14pt" style:text-scale="100%"/>
    </style:style>
    <style:style style:name="P219"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style:text-underline-style="none" fo:font-weight="bold" style:font-size-asian="14pt" style:font-weight-asian="bold" style:font-size-complex="14pt" style:font-weight-complex="bold" style:text-scale="100%"/>
    </style:style>
    <style:style style:name="P220"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style:text-underline-style="none" fo:font-weight="normal" style:font-size-asian="14pt" style:font-weight-asian="normal" style:font-size-complex="14pt" style:font-weight-complex="normal" style:text-scale="100%"/>
    </style:style>
    <style:style style:name="P221" style:family="paragraph" style:parent-style-name="Standard">
      <style:paragraph-properties fo:margin-left="0cm" fo:margin-right="0cm" fo:line-height="100%"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text-scale="100%"/>
    </style:style>
    <style:style style:name="P222"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normal" fo:language="eo" fo:country="none" fo:font-style="italic" style:text-underline-style="none" fo:font-weight="normal" style:font-name-asian="Times New Roman1" style:font-size-asian="14pt" style:language-asian="be" style:country-asian="BY" style:font-style-asian="italic" style:font-weight-asian="normal" style:font-name-complex="Times New Roman1" style:font-size-complex="14pt" style:language-complex="zxx" style:country-complex="none" style:font-style-complex="italic" style:font-weight-complex="normal" style:text-scale="100%"/>
    </style:style>
    <style:style style:name="P223" style:family="paragraph" style:parent-style-name="Standard">
      <style:paragraph-properties fo:margin-left="0cm" fo:margin-right="0cm"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224"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P225"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language-complex="zxx" style:country-complex="none" style:font-style-complex="normal" style:font-weight-complex="normal" style:text-scale="100%"/>
    </style:style>
    <style:style style:name="P226"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227" style:family="paragraph" style:parent-style-name="Standard">
      <style:paragraph-properties fo:margin-left="0cm" fo:margin-right="0cm" fo:line-height="100%"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228"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normal" style:text-underline-style="none" fo:font-weight="normal" style:font-size-asian="14pt" style:language-asian="be" style:country-asian="BY" style:font-style-asian="normal" style:font-weight-asian="normal" style:font-size-complex="14pt" style:language-complex="zxx" style:country-complex="none" style:font-style-complex="normal" style:font-weight-complex="normal" style:text-scale="100%"/>
    </style:style>
    <style:style style:name="P229"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be" fo:country="BY" fo:font-style="italic" style:text-underline-style="none" fo:font-weight="bold" style:font-name-asian="Times New Roman1" style:font-size-asian="14pt" style:language-asian="be" style:country-asian="BY" style:font-style-asian="italic" style:font-weight-asian="bold" style:font-name-complex="Times New Roman1" style:font-size-complex="14pt" style:font-style-complex="italic" style:font-weight-complex="bold" style:text-scale="100%"/>
    </style:style>
    <style:style style:name="P230"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n" fo:country="US" fo:font-style="italic" style:text-underline-style="none" fo:font-weight="bold" style:font-size-asian="14pt" style:language-asian="en" style:country-asian="US" style:font-style-asian="italic" style:font-weight-asian="bold" style:font-size-complex="14pt" style:font-style-complex="italic" style:font-weight-complex="bold" style:text-scale="100%"/>
    </style:style>
    <style:style style:name="P231"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n" fo:country="US" fo:font-style="italic" style:text-underline-style="none" fo:font-weight="normal" style:font-size-asian="14pt" style:language-asian="en" style:country-asian="US" style:font-style-asian="italic" style:font-weight-asian="normal" style:font-size-complex="14pt" style:font-style-complex="italic" style:font-weight-complex="normal" style:text-scale="100%"/>
    </style:style>
    <style:style style:name="P232"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n" fo:country="US" fo:font-style="normal" style:text-underline-style="none" fo:font-weight="normal" style:font-name-asian="Times New Roman1" style:font-size-asian="14pt" style:language-asian="en" style:country-asian="US" style:font-style-asian="normal" style:font-weight-asian="normal" style:font-name-complex="Times New Roman1" style:font-size-complex="14pt" style:font-style-complex="normal" style:font-weight-complex="normal" style:text-scale="100%"/>
    </style:style>
    <style:style style:name="P233"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n" fo:country="US" fo:font-style="normal" style:text-underline-style="none" fo:font-weight="normal" style:font-size-asian="14pt" style:language-asian="en" style:country-asian="US" style:font-style-asian="normal" style:font-weight-asian="normal" style:font-size-complex="14pt" style:font-style-complex="normal" style:font-weight-complex="normal" style:text-scale="100%"/>
    </style:style>
    <style:style style:name="P234"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style:text-underline-style="none" style:font-size-asian="14pt" style:font-size-complex="14pt" style:text-scale="100%"/>
    </style:style>
    <style:style style:name="P235"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style:text-underline-style="none" fo:font-weight="normal" style:font-size-asian="14pt" style:font-weight-asian="normal" style:font-size-complex="14pt" style:font-weight-complex="normal" style:text-scale="100%"/>
    </style:style>
    <style:style style:name="P236" style:family="paragraph" style:parent-style-name="Standard">
      <style:paragraph-properties fo:margin-left="0cm" fo:margin-right="0cm" fo:line-height="100%"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font-style="normal" style:text-underline-style="none" fo:font-weight="normal" style:font-size-asian="14pt" style:font-style-asian="normal" style:font-weight-asian="normal" style:font-size-complex="14pt" style:font-style-complex="normal" style:font-weight-complex="normal" style:text-scale="100%"/>
    </style:style>
    <style:style style:name="P237"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text-scale="100%"/>
    </style:style>
    <style:style style:name="P238" style:family="paragraph" style:parent-style-name="Standard">
      <style:paragraph-properties fo:margin-left="0cm" fo:margin-right="0cm"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text-scale="100%"/>
    </style:style>
    <style:style style:name="P239"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size-asian="14pt" style:font-style-asian="normal" style:font-weight-asian="normal" style:font-size-complex="14pt" style:language-complex="zxx" style:country-complex="none" style:font-style-complex="normal" style:font-weight-complex="normal" style:text-scale="100%"/>
    </style:style>
    <style:style style:name="P240"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name-asian="Times New Roman1" style:font-size-asian="14pt" style:language-asian="zxx" style:country-asian="none" style:font-style-asian="normal" style:font-weight-asian="normal" style:font-name-complex="Times New Roman1" style:font-size-complex="14pt" style:language-complex="zxx" style:country-complex="none" style:font-style-complex="normal" style:font-weight-complex="normal" style:text-scale="100%"/>
    </style:style>
    <style:style style:name="P241"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style:font-size-asian="14pt" style:language-asian="zxx" style:country-asian="none" style:font-style-asian="normal" style:font-size-complex="14pt" style:language-complex="zxx" style:country-complex="none" style:font-style-complex="normal" style:text-scale="100%"/>
    </style:style>
    <style:style style:name="P242"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anguage="be" fo:country="BY" style:text-underline-style="none" fo:font-weight="bold" style:font-name-asian="Times New Roman1" style:font-size-asian="14pt" style:language-asian="be" style:country-asian="BY" style:font-weight-asian="bold" style:font-name-complex="Times New Roman1" style:font-size-complex="14pt" style:font-weight-complex="bold" style:text-scale="100%"/>
    </style:style>
    <style:style style:name="P243"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anguage="be" fo:country="BY" style:text-underline-style="none" fo:font-weight="normal" style:font-name-asian="Times New Roman1" style:font-size-asian="14pt" style:language-asian="be" style:country-asian="BY" style:font-weight-asian="normal" style:font-name-complex="Times New Roman1" style:font-size-complex="14pt" style:language-complex="zxx" style:country-complex="none" style:font-weight-complex="normal" style:text-scale="100%"/>
    </style:style>
    <style:style style:name="P244"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anguage="be" fo:country="BY" style:text-underline-style="none" fo:font-weight="normal" style:font-size-asian="14pt" style:font-weight-asian="normal" style:font-size-complex="14pt" style:language-complex="zxx" style:country-complex="none" style:font-weight-complex="normal" style:text-scale="100%"/>
    </style:style>
    <style:style style:name="P245"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anguage="eo" fo:country="none" fo:font-style="normal" style:text-underline-style="none" style:font-size-asian="14pt" style:font-style-asian="normal" style:font-size-complex="14pt" style:language-complex="zxx" style:country-complex="none" style:font-style-complex="normal" style:text-scale="100%"/>
    </style:style>
    <style:style style:name="P246"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anguage="eo" fo:country="none" fo:font-style="normal" style:text-underline-style="none" fo:font-weight="normal" style:font-size-asian="14pt" style:font-style-asian="normal" style:font-weight-asian="normal" style:font-size-complex="14pt" style:language-complex="zxx" style:country-complex="none" style:font-style-complex="normal" style:font-weight-complex="normal" style:text-scale="100%"/>
    </style:style>
    <style:style style:name="P247"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4pt" fo:language="eo"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text-scale="100%"/>
    </style:style>
    <style:style style:name="P248"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0pt" fo:language="be" fo:country="BY" fo:font-style="normal" style:text-underline-style="none" fo:font-weight="normal" style:font-name-asian="Georgia" style:font-size-asian="10pt" style:language-asian="be" style:country-asian="BY" style:font-style-asian="normal" style:font-weight-asian="normal" style:font-name-complex="Georgia" style:font-size-complex="10pt" style:font-style-complex="normal" style:font-weight-complex="normal" style:text-scale="100%"/>
    </style:style>
    <style:style style:name="P249"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 fo:font-size="10pt" style:text-underline-style="none" fo:font-weight="normal" style:font-size-asian="10pt" style:font-weight-asian="normal" style:font-size-complex="10pt" style:font-weight-complex="normal" style:text-scale="100%"/>
    </style:style>
    <style:style style:name="P250" style:family="paragraph" style:parent-style-name="Standard">
      <style:paragraph-properties fo:margin-left="0cm" fo:margin-right="0cm"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style:font-name="Times New Roman2"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251" style:family="paragraph" style:parent-style-name="Standard">
      <style:paragraph-properties fo:margin-left="0cm" fo:margin-right="0cm" fo:text-align="justify" style:justify-single-word="false" fo:text-indent="1cm" style:auto-text-indent="false" style:text-autospace="none" style:vertical-align="auto"/>
    </style:style>
    <style:style style:name="P252" style:family="paragraph" style:parent-style-name="Standard">
      <style:paragraph-properties fo:margin-left="0cm" fo:margin-right="0cm" fo:line-height="100%" fo:text-align="justify" style:justify-single-word="false" fo:text-indent="1cm" style:auto-text-indent="false" style:text-autospace="none" style:vertical-align="auto" style:writing-mode="lr-tb"/>
      <style:text-properties style:font-name="Calibri" fo:font-size="14pt" fo:language="be" fo:country="BY" style:font-name-asian="Calibri" style:font-size-asian="14pt" style:language-asian="en" style:country-asian="US" style:font-name-complex="Calibri" style:font-size-complex="14pt" style:language-complex="ar" style:country-complex="SA"/>
    </style:style>
    <style:style style:name="P253" style:family="paragraph" style:parent-style-name="Standard">
      <style:paragraph-properties fo:margin-left="0cm" fo:margin-right="0cm" fo:line-height="100%" fo:text-align="justify" style:justify-single-word="false" fo:text-indent="1cm" style:auto-text-indent="false" style:text-autospace="none" style:vertical-align="auto" style:writing-mode="lr-tb"/>
      <style:text-properties fo:color="#000000" style:font-name="Times New Roman" fo:font-size="14pt" fo:language="be" fo:country="BY" style:font-name-asian="Times New Roman" style:font-size-asian="14pt" style:language-asian="be" style:country-asian="BY" style:font-name-complex="Times New Roman" style:font-size-complex="14pt" style:language-complex="ar" style:country-complex="SA"/>
    </style:style>
    <style:style style:name="P254" style:family="paragraph" style:parent-style-name="Standard">
      <style:paragraph-properties fo:margin-left="0cm" fo:margin-right="0cm" fo:margin-top="0cm" fo:margin-bottom="0.199cm" loext:contextual-spacing="false" fo:text-align="justify" style:justify-single-word="false" fo:text-indent="1cm" style:auto-text-indent="false"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normal" style:font-size-asian="12pt" style:language-asian="be" style:country-asian="BY" style:font-style-asian="normal" style:font-weight-asian="normal" style:font-size-complex="12pt" style:font-style-complex="normal" style:font-weight-complex="normal" style:text-scale="100%"/>
    </style:style>
    <style:style style:name="P255" style:family="paragraph" style:parent-style-name="Standard" style:master-page-name="">
      <style:paragraph-properties fo:margin-left="0cm" fo:margin-right="0cm" fo:margin-top="2.2cm" fo:margin-bottom="0cm" loext:contextual-spacing="false" fo:text-align="justify" style:justify-single-word="false" fo:text-indent="1cm" style:auto-text-indent="false" style:page-number="auto"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normal" style:font-size-asian="12pt" style:language-asian="be" style:country-asian="BY" style:font-style-asian="normal" style:font-weight-asian="normal" style:font-size-complex="12pt" style:font-style-complex="normal" style:font-weight-complex="normal" style:text-scale="100%"/>
    </style:style>
    <style:style style:name="P256" style:family="paragraph" style:parent-style-name="Standard">
      <style:paragraph-properties fo:margin-left="0cm" fo:margin-right="0cm" fo:margin-top="0cm" fo:margin-bottom="0cm" loext:contextual-spacing="false" fo:line-height="100%" fo:text-align="justify" style:justify-single-word="false" fo:text-indent="1cm" style:auto-text-indent="false" style:text-autospace="none" style:vertical-align="auto" style:writing-mode="lr-tb"/>
      <style:text-properties style:font-name="Times New Roman" fo:font-size="14pt" fo:language="be" fo:country="BY" style:font-name-asian="Times New Roman" style:font-size-asian="14pt" style:language-asian="en" style:country-asian="US" style:font-name-complex="Times New Roman" style:font-size-complex="14pt" style:language-complex="ar" style:country-complex="SA"/>
    </style:style>
    <style:style style:name="P257" style:family="paragraph" style:parent-style-name="Standard">
      <style:paragraph-properties fo:margin-left="0cm" fo:margin-right="0cm" fo:margin-top="0cm" fo:margin-bottom="0cm" loext:contextual-spacing="false" fo:line-height="100%" fo:text-align="justify" style:justify-single-word="false" fo:text-indent="1cm" style:auto-text-indent="false" style:text-autospace="none" style:vertical-align="auto" style:writing-mode="lr-tb"/>
      <style:text-properties fo:color="#000000" style:font-name="Times New Roman" fo:font-size="14pt" fo:language="be" fo:country="BY" style:font-name-asian="Times New Roman" style:font-size-asian="14pt" style:language-asian="be" style:country-asian="BY" style:font-name-complex="Times New Roman" style:font-size-complex="14pt" style:language-complex="ar" style:country-complex="SA"/>
    </style:style>
    <style:style style:name="P258" style:family="paragraph" style:parent-style-name="Standard" style:master-page-name="">
      <style:paragraph-properties fo:margin-left="3cm" fo:margin-right="0cm" fo:margin-top="0.499cm" fo:margin-bottom="0cm" loext:contextual-spacing="false" fo:text-indent="0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259" style:family="paragraph" style:parent-style-name="Standard">
      <style:paragraph-properties fo:margin-left="3cm" fo:margin-right="0cm" fo:margin-top="0.499cm" fo:margin-bottom="0cm" loext:contextual-spacing="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0" style:family="paragraph" style:parent-style-name="Standard">
      <style:paragraph-properties fo:margin-left="3cm" fo:margin-right="0cm" fo:margin-top="0.499cm" fo:margin-bottom="0cm" loext:contextual-spacing="false" fo:text-indent="0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1" style:family="paragraph" style:parent-style-name="Standard">
      <style:paragraph-properties fo:margin-left="3cm" fo:margin-right="0cm"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2" style:family="paragraph" style:parent-style-name="Standard">
      <style:paragraph-properties fo:margin-left="3cm" fo:margin-right="0cm"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3" style:family="paragraph" style:parent-style-name="Standard">
      <style:paragraph-properties fo:margin-left="3cm" fo:margin-right="0cm" fo:margin-top="0cm" fo:margin-bottom="0.499cm" loext:contextual-spacing="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4" style:family="paragraph" style:parent-style-name="Standard">
      <style:paragraph-properties fo:margin-left="3cm" fo:margin-right="0cm" fo:margin-top="0cm" fo:margin-bottom="0.499cm" loext:contextual-spacing="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normal" style:text-underline-style="none" fo:font-weight="normal" style:font-name-asian="Candara" style:font-size-asian="16pt" style:language-asian="zxx" style:country-asian="none" style:font-style-asian="normal" style:font-weight-asian="normal" style:font-name-complex="Candara" style:font-size-complex="16pt" style:font-style-complex="normal" style:font-weight-complex="normal" style:text-scale="100%"/>
    </style:style>
    <style:style style:name="P265" style:family="paragraph" style:parent-style-name="Standard">
      <style:paragraph-properties fo:margin-left="3cm" fo:margin-right="0cm" fo:margin-top="0cm" fo:margin-bottom="0.499cm" loext:contextual-spacing="false" fo:text-indent="0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6" style:family="paragraph" style:parent-style-name="Standard" style:master-page-name="">
      <style:paragraph-properties fo:margin-left="3cm" fo:margin-right="0cm" fo:margin-top="0cm" fo:margin-bottom="0cm" loext:contextual-spacing="false" fo:text-indent="0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7" style:family="paragraph" style:parent-style-name="Standard" style:master-page-name="">
      <style:paragraph-properties fo:margin-left="3cm" fo:margin-right="0cm" fo:margin-top="0cm" fo:margin-bottom="0cm" loext:contextual-spacing="false" fo:text-indent="0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8" style:family="paragraph" style:parent-style-name="Standard">
      <style:paragraph-properties fo:margin-left="3cm" fo:margin-right="0cm" fo:margin-top="0cm" fo:margin-bottom="0cm" loext:contextual-spacing="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69" style:family="paragraph" style:parent-style-name="Standard">
      <style:paragraph-properties fo:margin-left="3cm" fo:margin-right="0cm" fo:margin-top="0cm" fo:margin-bottom="0cm" loext:contextual-spacing="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70" style:family="paragraph" style:parent-style-name="Standard">
      <style:paragraph-properties fo:margin-left="3cm" fo:margin-right="0cm" fo:margin-top="0cm" fo:margin-bottom="0cm" loext:contextual-spacing="false" fo:text-indent="0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71" style:family="paragraph" style:parent-style-name="Standard">
      <style:paragraph-properties fo:margin-left="3cm" fo:margin-right="0cm" fo:margin-top="0cm" fo:margin-bottom="0cm" loext:contextual-spacing="false" fo:text-indent="0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72" style:family="paragraph" style:parent-style-name="Standard">
      <style:paragraph-properties fo:margin-left="3cm" fo:margin-right="0cm" fo:margin-top="0cm" fo:margin-bottom="0cm" loext:contextual-spacing="false" fo:text-indent="0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273" style:family="paragraph" style:parent-style-name="Standard">
      <style:paragraph-properties fo:margin-top="0.499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274" style:family="paragraph" style:parent-style-name="Standard">
      <style:paragraph-properties fo:margin-top="0.499cm" fo:margin-bottom="0cm" loext:contextual-spacing="false" fo:text-align="end"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275" style:family="paragraph" style:parent-style-name="Standard">
      <style:paragraph-properties fo:margin-top="0.499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276" style:family="paragraph" style:parent-style-name="Standard">
      <style:paragraph-properties fo:margin-top="0.499cm" fo:margin-bottom="0cm" loext:contextual-spacing="false" fo:text-align="end"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name-asian="Georgia" style:font-size-asian="16pt" style:language-asian="zxx" style:country-asian="none" style:font-style-asian="italic" style:font-weight-asian="normal" style:font-name-complex="Georgia" style:font-size-complex="16pt" style:font-style-complex="italic" style:font-weight-complex="normal" style:text-scale="100%"/>
    </style:style>
    <style:style style:name="P277" style:family="paragraph" style:parent-style-name="Standard">
      <style:paragraph-properties fo:margin-top="0.499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278" style:family="paragraph" style:parent-style-name="Standard">
      <style:paragraph-properties fo:margin-top="0.499cm" fo:margin-bottom="0cm" loext:contextual-spacing="false" fo:text-align="end"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279" style:family="paragraph" style:parent-style-name="Standard">
      <style:paragraph-properties fo:margin-top="0.499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280" style:family="paragraph" style:parent-style-name="Standard">
      <style:paragraph-properties fo:margin-top="0.499cm" fo:margin-bottom="0cm" loext:contextual-spacing="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81" style:family="paragraph" style:parent-style-name="Standard">
      <style:paragraph-properties fo:margin-top="0.499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6pt" fo:language="eo" fo:country="none" fo:font-style="italic" style:text-underline-style="none" style:font-size-asian="16pt" style:language-asian="zxx" style:country-asian="none" style:font-style-asian="italic" style:font-size-complex="16pt" style:font-style-complex="italic" style:text-scale="100%"/>
    </style:style>
    <style:style style:name="P282" style:family="paragraph" style:parent-style-name="Standard">
      <style:paragraph-properties fo:margin-top="0.499cm" fo:margin-bottom="0cm" loext:contextual-spacing="false" style:text-autospace="none" style:vertical-align="auto"/>
      <style:text-properties fo:font-variant="normal" fo:text-transform="none" fo:color="#000000" style:text-line-through-style="none" style:text-line-through-type="none" style:text-position="0% 100%" fo:font-size="10pt" fo:language="eo" fo:country="none" fo:font-style="normal" style:text-underline-style="none" fo:font-weight="normal" style:font-size-asian="10pt" style:language-asian="zxx" style:country-asian="none" style:font-style-asian="normal" style:font-weight-asian="normal" style:font-size-complex="10pt" style:font-style-complex="normal" style:font-weight-complex="normal" style:text-scale="100%"/>
    </style:style>
    <style:style style:name="P283" style:family="paragraph" style:parent-style-name="Standard">
      <style:paragraph-properties fo:margin-top="0.499cm" fo:margin-bottom="0cm" loext:contextual-spacing="false" fo:text-align="end" style:justify-single-word="false" style:text-autospace="none" style:vertical-align="auto"/>
      <style:text-properties fo:font-variant="normal" fo:text-transform="none" fo:color="#000000" style:text-line-through-style="none" style:text-line-through-type="none" style:text-position="0% 100%" fo:font-size="10.5pt" fo:letter-spacing="normal" fo:language="eo" fo:country="none" fo:font-style="italic" style:text-underline-style="none" fo:font-weight="normal" style:font-size-asian="10.5pt" style:language-asian="zxx" style:country-asian="none" style:font-style-asian="italic" style:font-weight-asian="normal" style:font-size-complex="10.5pt" style:font-style-complex="italic" style:font-weight-complex="normal" style:text-scale="100%"/>
    </style:style>
    <style:style style:name="P284" style:family="paragraph" style:parent-style-name="Standard">
      <style:paragraph-properties fo:margin-top="0.499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4pt" fo:letter-spacing="0.106cm" fo:language="eo" fo:country="none" fo:font-style="italic" style:text-underline-style="none" fo:font-weight="bold" style:font-size-asian="14pt" style:language-asian="zxx" style:country-asian="none" style:font-style-asian="italic" style:font-weight-asian="bold" style:font-size-complex="14pt" style:font-style-complex="italic" style:font-weight-complex="bold" style:text-scale="100%"/>
    </style:style>
    <style:style style:name="P285" style:family="paragraph" style:parent-style-name="Standard" style:master-page-name="">
      <style:paragraph-properties fo:margin-left="0cm" fo:margin-right="0cm"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86" style:family="paragraph" style:parent-style-name="Standard" style:master-page-name="">
      <style:paragraph-properties fo:margin-left="0cm" fo:margin-right="0cm"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en" style:country-asian="US" style:font-style-asian="normal" style:font-weight-asian="normal" style:font-size-complex="16pt" style:font-style-complex="normal" style:font-weight-complex="normal" style:text-scale="100%"/>
    </style:style>
    <style:style style:name="P287" style:family="paragraph" style:parent-style-name="Standard" style:master-page-name="">
      <style:paragraph-properties fo:margin-left="0cm" fo:margin-right="0cm"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88" style:family="paragraph" style:parent-style-name="Standard" style:master-page-name="">
      <style:paragraph-properties fo:margin-left="0cm" fo:margin-right="0cm"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normal"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89" style:family="paragraph" style:parent-style-name="Standard" style:master-page-name="">
      <style:paragraph-properties fo:margin-left="0cm" fo:margin-right="0cm" fo:text-indent="3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90" style:family="paragraph" style:parent-style-name="Standard" style:master-page-name="">
      <style:paragraph-properties fo:margin-left="0cm" fo:margin-right="0cm" fo:text-align="start" style:justify-single-word="false" fo:text-indent="3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91" style:family="paragraph" style:parent-style-name="Standard" style:master-page-name="">
      <style:paragraph-properties fo:margin-left="0cm" fo:margin-right="0cm" fo:text-indent="3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92"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93"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language-complex="zxx" style:country-complex="none" style:font-style-complex="normal" style:font-weight-complex="normal" style:text-scale="100%"/>
    </style:style>
    <style:style style:name="P294"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en" style:country-asian="US" style:font-style-asian="normal" style:font-weight-asian="normal" style:font-size-complex="16pt" style:font-style-complex="normal" style:font-weight-complex="normal" style:text-scale="100%"/>
    </style:style>
    <style:style style:name="P295"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296"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97"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298"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fo:font-size="16pt"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299"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00"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01" style:family="paragraph" style:parent-style-name="Standard">
      <style:paragraph-properties fo:margin-left="0cm" fo:margin-right="0cm" fo:text-align="start" style:justify-single-word="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02"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normal" style:text-underline-style="none" fo:font-weight="normal" style:font-name-asian="Candara" style:font-size-asian="16pt" style:language-asian="zxx" style:country-asian="none" style:font-style-asian="normal" style:font-weight-asian="normal" style:font-name-complex="Candara" style:font-size-complex="16pt" style:font-style-complex="normal" style:font-weight-complex="normal" style:text-scale="100%"/>
    </style:style>
    <style:style style:name="P303"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normal" style:text-underline-style="none" fo:font-weight="normal" style:font-name-asian="Calibri1" style:font-size-asian="16pt" style:language-asian="zxx" style:country-asian="none" style:font-style-asian="normal" style:font-weight-asian="normal" style:font-name-complex="Calibri1" style:font-size-complex="16pt" style:font-style-complex="normal" style:font-weight-complex="normal" style:text-scale="100%"/>
    </style:style>
    <style:style style:name="P304"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05" style:family="paragraph" style:parent-style-name="Standard">
      <style:paragraph-properties fo:margin-left="0cm" fo:margin-right="0cm" fo:text-align="start" style:justify-single-word="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06" style:family="paragraph" style:parent-style-name="Standard">
      <style:paragraph-properties fo:margin-left="0cm" fo:margin-right="0cm"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07" style:family="paragraph" style:parent-style-name="Standard">
      <style:paragraph-properties fo:margin-left="0cm" fo:margin-right="0cm" fo:margin-top="0cm" fo:margin-bottom="0.499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08" style:family="paragraph" style:parent-style-name="Standard">
      <style:paragraph-properties fo:margin-left="0cm" fo:margin-right="0cm" fo:margin-top="0cm" fo:margin-bottom="0.499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en" style:country-asian="US" style:font-style-asian="normal" style:font-weight-asian="normal" style:font-size-complex="16pt" style:font-style-complex="normal" style:font-weight-complex="normal" style:text-scale="100%"/>
    </style:style>
    <style:style style:name="P309" style:family="paragraph" style:parent-style-name="Standard">
      <style:paragraph-properties fo:margin-left="0cm" fo:margin-right="0cm" fo:margin-top="0cm" fo:margin-bottom="0.499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10" style:family="paragraph" style:parent-style-name="Standard">
      <style:paragraph-properties fo:margin-left="0cm" fo:margin-right="0cm" fo:margin-top="0cm" fo:margin-bottom="0.499cm" loext:contextual-spacing="false" fo:text-align="end" style:justify-single-word="false" fo:text-indent="3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311" style:family="paragraph" style:parent-style-name="Standard">
      <style:paragraph-properties fo:margin-left="0cm" fo:margin-right="0cm" fo:margin-top="0cm" fo:margin-bottom="0.499cm" loext:contextual-spacing="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12"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13"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en" style:country-asian="US" style:font-style-asian="normal" style:font-weight-asian="normal" style:font-size-complex="16pt" style:font-style-complex="normal" style:font-weight-complex="normal" style:text-scale="100%"/>
    </style:style>
    <style:style style:name="P314"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315"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316"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17" style:family="paragraph" style:parent-style-name="Standard">
      <style:paragraph-properties fo:margin-left="0cm" fo:margin-right="0cm" fo:margin-top="0.499cm" fo:margin-bottom="0cm" loext:contextual-spacing="false" fo:text-align="end" style:justify-single-word="false" fo:text-indent="3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318"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19"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20" style:family="paragraph" style:parent-style-name="Standard">
      <style:paragraph-properties fo:margin-left="0cm" fo:margin-right="0cm" fo:margin-top="0.499cm" fo:margin-bottom="0cm" loext:contextual-spacing="false" fo:text-align="start" style:justify-single-word="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21"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22" style:family="paragraph" style:parent-style-name="Standard">
      <style:paragraph-properties fo:margin-left="0cm" fo:margin-right="0cm" fo:margin-top="0.499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323" style:family="paragraph" style:parent-style-name="Standard" style:master-page-name="">
      <style:paragraph-properties fo:margin-left="0cm" fo:margin-right="0cm" fo:margin-top="0.499cm" fo:margin-bottom="0cm" loext:contextual-spacing="false"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24" style:family="paragraph" style:parent-style-name="Standard" style:master-page-name="">
      <style:paragraph-properties fo:margin-left="0cm" fo:margin-right="0cm" fo:margin-top="0.499cm" fo:margin-bottom="0cm" loext:contextual-spacing="false"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325" style:family="paragraph" style:parent-style-name="Standard" style:master-page-name="">
      <style:paragraph-properties fo:margin-left="0cm" fo:margin-right="0cm" fo:margin-top="0.499cm" fo:margin-bottom="0cm" loext:contextual-spacing="false"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26" style:family="paragraph" style:parent-style-name="Standard" style:master-page-name="">
      <style:paragraph-properties fo:margin-left="0cm" fo:margin-right="0cm" fo:margin-top="0.499cm" fo:margin-bottom="0cm" loext:contextual-spacing="false" fo:text-indent="3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27" style:family="paragraph" style:parent-style-name="Standard" style:master-page-name="">
      <style:paragraph-properties fo:margin-left="0cm" fo:margin-right="0cm" fo:margin-top="0.499cm" fo:margin-bottom="0cm" loext:contextual-spacing="false" fo:text-indent="3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28" style:family="paragraph" style:parent-style-name="Standard" style:master-page-name="">
      <style:paragraph-properties fo:margin-left="0cm" fo:margin-right="0cm" fo:margin-top="0cm" fo:margin-bottom="0cm" loext:contextual-spacing="false"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29" style:family="paragraph" style:parent-style-name="Standard" style:master-page-name="">
      <style:paragraph-properties fo:margin-left="0cm" fo:margin-right="0cm" fo:margin-top="0cm" fo:margin-bottom="0cm" loext:contextual-spacing="false" fo:text-indent="3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0" style:family="paragraph" style:parent-style-name="Standard" style:master-page-name="">
      <style:paragraph-properties fo:margin-left="0cm" fo:margin-right="0cm" fo:margin-top="0cm" fo:margin-bottom="0cm" loext:contextual-spacing="false" fo:text-indent="3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1" style:family="paragraph" style:parent-style-name="Standard">
      <style:paragraph-properties fo:margin-left="0cm" fo:margin-right="0cm" fo:margin-top="0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2" style:family="paragraph" style:parent-style-name="Standard">
      <style:paragraph-properties fo:margin-left="0cm" fo:margin-right="0cm" fo:margin-top="0cm" fo:margin-bottom="0cm" loext:contextual-spacing="false" fo:text-align="start" style:justify-single-word="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3" style:family="paragraph" style:parent-style-name="Standard">
      <style:paragraph-properties fo:margin-left="0cm" fo:margin-right="0cm" fo:margin-top="0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4" style:family="paragraph" style:parent-style-name="Standard">
      <style:paragraph-properties fo:margin-left="0cm" fo:margin-right="0cm" fo:margin-top="0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35cm" fo:language="eo" fo:country="none" fo:font-style="normal" style:text-underline-style="none" fo:font-weight="normal" style:font-size-asian="16pt" style:font-style-asian="normal" style:font-weight-asian="normal" style:font-size-complex="16pt" style:font-style-complex="normal" style:font-weight-complex="normal" style:text-scale="100%"/>
    </style:style>
    <style:style style:name="P335" style:family="paragraph" style:parent-style-name="Standard">
      <style:paragraph-properties fo:margin-left="0cm" fo:margin-right="0cm" fo:margin-top="0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6" style:family="paragraph" style:parent-style-name="Standard">
      <style:paragraph-properties fo:margin-left="0cm" fo:margin-right="0cm" fo:margin-top="0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7" style:family="paragraph" style:parent-style-name="Standard">
      <style:paragraph-properties fo:margin-left="0cm" fo:margin-right="0cm" fo:margin-top="0cm" fo:margin-bottom="0cm" loext:contextual-spacing="false" fo:text-indent="3cm" style:auto-text-indent="false" style:text-autospace="none" style:vertical-align="auto"/>
      <style:text-properties fo:font-variant="normal" fo:text-transform="none" fo:color="#000000" style:text-line-through-style="none" style:text-line-through-type="none" style:text-position="0% 100%" style:font-name="Times New Roman" fo:font-size="16pt" fo:letter-spacing="0.035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8" style:family="paragraph" style:parent-style-name="Standard">
      <style:paragraph-properties fo:margin-left="0cm" fo:margin-right="0cm" fo:margin-top="0cm" fo:margin-bottom="0.6cm" loext:contextual-spacing="false" fo:text-indent="3cm" style:auto-text-indent="false"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39" style:family="paragraph" style:parent-style-name="Standard">
      <style:paragraph-properties fo:margin-left="0cm" fo:margin-right="0cm" fo:margin-top="0.499cm" fo:margin-bottom="0.499cm" loext:contextual-spacing="false" fo:text-align="end" style:justify-single-word="false" fo:text-indent="3cm" style:auto-text-indent="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340" style:family="paragraph" style:parent-style-name="Standard">
      <style:paragraph-properties fo:margin-top="0cm" fo:margin-bottom="0.499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style:text-underline-style="none" fo:font-weight="bold" style:font-size-asian="16pt" style:language-asian="zxx" style:country-asian="none" style:font-weight-asian="bold" style:font-size-complex="16pt" style:font-weight-complex="bold" style:text-scale="100%"/>
    </style:style>
    <style:style style:name="P341" style:family="paragraph" style:parent-style-name="Standard">
      <style:paragraph-properties fo:margin-top="0cm" fo:margin-bottom="0.499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342" style:family="paragraph" style:parent-style-name="Standard">
      <style:paragraph-properties fo:margin-top="0cm" fo:margin-bottom="0.499cm" loext:contextual-spacing="false" fo:text-align="end"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343" style:family="paragraph" style:parent-style-name="Standard">
      <style:paragraph-properties fo:margin-top="0cm" fo:margin-bottom="0.499cm" loext:contextual-spacing="false" fo:text-align="end"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size-asian="16pt" style:language-asian="zxx" style:country-asian="none" style:font-style-asian="italic" style:font-weight-asian="normal" style:font-size-complex="16pt" style:font-style-complex="italic" style:font-weight-complex="normal" style:text-scale="100%"/>
    </style:style>
    <style:style style:name="P344" style:family="paragraph" style:parent-style-name="Standard">
      <style:paragraph-properties fo:margin-top="0cm" fo:margin-bottom="0.499cm" loext:contextual-spacing="false" fo:text-align="end"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normal" fo:language="eo" fo:country="none" fo:font-style="italic" style:text-underline-style="none" fo:font-weight="normal" style:font-name-asian="Georgia" style:font-size-asian="16pt" style:language-asian="zxx" style:country-asian="none" style:font-style-asian="italic" style:font-weight-asian="normal" style:font-name-complex="Georgia" style:font-size-complex="16pt" style:font-style-complex="italic" style:font-weight-complex="normal" style:text-scale="100%"/>
    </style:style>
    <style:style style:name="P345" style:family="paragraph" style:parent-style-name="Standard">
      <style:paragraph-properties fo:margin-top="0cm" fo:margin-bottom="0.499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bold" style:font-name-asian="Georgia" style:font-size-asian="16pt" style:language-asian="zxx" style:country-asian="none" style:font-style-asian="normal" style:font-weight-asian="bold" style:font-name-complex="Georgia" style:font-size-complex="16pt" style:font-style-complex="normal" style:font-weight-complex="bold" style:text-scale="100%"/>
    </style:style>
    <style:style style:name="P346" style:family="paragraph" style:parent-style-name="Standard">
      <style:paragraph-properties fo:margin-top="0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fo:font-size="16pt" fo:letter-spacing="normal"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347" style:family="paragraph" style:parent-style-name="Standard">
      <style:paragraph-properties fo:margin-top="0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style:text-underline-style="none" style:font-size-asian="16pt" style:language-asian="zxx" style:country-asian="none" style:font-size-complex="16pt" style:text-scale="100%"/>
    </style:style>
    <style:style style:name="P348" style:family="paragraph" style:parent-style-name="Standard">
      <style:paragraph-properties fo:margin-top="0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1" fo:font-size="10pt" fo:language="be" fo:country="BY" style:text-underline-style="none" fo:font-weight="normal" style:font-name-asian="Times New Roman1" style:font-size-asian="10pt" style:language-asian="be" style:country-asian="BY" style:font-weight-asian="normal" style:font-name-complex="Times New Roman1" style:font-size-complex="10pt" style:font-weight-complex="normal" style:text-scale="100%"/>
    </style:style>
    <style:style style:name="P349" style:family="paragraph" style:parent-style-name="Standard">
      <style:paragraph-properties fo:margin-top="0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1" fo:font-size="10pt" fo:letter-spacing="normal" fo:language="be" fo:country="BY" fo:font-style="normal" style:text-underline-style="none" fo:font-weight="normal" style:font-name-asian="Times New Roman1" style:font-size-asian="10pt" style:language-asian="be" style:country-asian="BY" style:font-style-asian="normal" style:font-weight-asian="normal" style:font-name-complex="Times New Roman1" style:font-size-complex="10pt" style:font-style-complex="normal" style:font-weight-complex="normal" style:text-scale="100%"/>
    </style:style>
    <style:style style:name="P350" style:family="paragraph" style:parent-style-name="Standard" style:master-page-name="">
      <style:paragraph-properties fo:margin-left="0cm" fo:margin-right="0cm" fo:margin-top="0.499cm" fo:margin-bottom="0cm" loext:contextual-spacing="false" fo:text-indent="0.7cm" style:auto-text-indent="false" style:page-number="auto" style:text-autospace="none" style:vertical-align="auto"/>
      <style:text-properties fo:font-variant="normal" fo:text-transform="none" fo:color="#000000" style:text-line-through-style="none" style:text-line-through-type="none" style:text-position="0% 100%"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51" style:family="paragraph" style:parent-style-name="Standard" style:master-page-name="">
      <style:paragraph-properties fo:margin-left="0cm" fo:margin-right="0cm" fo:text-indent="0.7cm" style:auto-text-indent="false" style:page-number="auto"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normal" style:text-underline-style="none" fo:font-weight="normal" style:font-size-asian="16pt" style:language-asian="zxx" style:country-asian="none" style:font-style-asian="normal" style:font-weight-asian="normal" style:font-size-complex="16pt" style:font-style-complex="normal" style:font-weight-complex="normal" style:text-scale="100%"/>
    </style:style>
    <style:style style:name="P352" style:family="paragraph" style:parent-style-name="Standard">
      <style:paragraph-properties fo:margin-top="0.6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6pt" fo:letter-spacing="0.018cm" fo:language="eo" fo:country="none" fo:font-style="italic" style:text-underline-style="none" fo:font-weight="bold" style:font-size-asian="16pt" style:language-asian="zxx" style:country-asian="none" style:font-style-asian="italic" style:font-weight-asian="bold" style:font-size-complex="16pt" style:font-style-complex="italic" style:font-weight-complex="bold" style:text-scale="100%"/>
    </style:style>
    <style:style style:name="P353" style:family="paragraph" style:parent-style-name="Contents_20_1">
      <style:paragraph-properties>
        <style:tab-stops>
          <style:tab-stop style:position="17.022cm" style:type="right" style:leader-style="dotted" style:leader-text="."/>
        </style:tab-stops>
      </style:paragraph-properties>
    </style:style>
    <style:style style:name="P354" style:family="paragraph" style:parent-style-name="Contents_20_2">
      <style:paragraph-properties>
        <style:tab-stops>
          <style:tab-stop style:position="16.522cm" style:type="right" style:leader-style="dotted" style:leader-text="."/>
        </style:tab-stops>
      </style:paragraph-properties>
    </style:style>
    <style:style style:name="P355" style:family="paragraph" style:parent-style-name="Text_20_body">
      <style:paragraph-properties fo:text-align="justify" style:justify-single-word="false"/>
      <style:text-properties fo:font-size="12pt" style:font-size-asian="12pt" style:font-size-complex="12pt"/>
    </style:style>
    <style:style style:name="P356" style:family="paragraph" style:parent-style-name="Standard">
      <style:paragraph-properties fo:margin-top="5.3cm" fo:margin-bottom="0cm" loext:contextual-spacing="false" fo:text-align="start" style:justify-single-word="false" style:text-autospace="none" style:vertical-align="auto"/>
      <style:text-properties fo:font-variant="normal" fo:text-transform="none" fo:color="#000000" style:text-line-through-style="none" style:text-line-through-type="none" style:text-position="0% 100%" fo:font-size="12pt" fo:letter-spacing="0.018cm" fo:language="be" fo:country="BY" fo:font-style="normal" style:text-underline-style="none" fo:font-weight="bold" style:font-size-asian="12pt" style:language-asian="be" style:country-asian="BY" style:font-style-asian="normal" style:font-weight-asian="bold" style:font-size-complex="12pt" style:font-style-complex="normal" style:font-weight-complex="bold" style:text-scale="100%"/>
    </style:style>
    <style:style style:name="P357" style:family="paragraph" style:parent-style-name="Standard">
      <style:paragraph-properties fo:margin-top="0.101cm" fo:margin-bottom="0cm" loext:contextual-spacing="false" fo:text-align="center" style:justify-single-word="false" style:text-autospace="none" style:vertical-align="auto"/>
      <style:text-properties fo:font-variant="normal" fo:text-transform="none" fo:color="#000000" style:text-line-through-style="none" style:text-line-through-type="none" style:text-position="0% 100%" style:font-name="Times New Roman" fo:font-size="10pt" fo:letter-spacing="normal" fo:language="be" fo:country="BY" fo:font-style="normal" style:text-underline-style="none" fo:font-weight="normal" style:font-name-asian="Georgia" style:font-size-asian="10pt" style:language-asian="be" style:country-asian="BY" style:font-style-asian="normal" style:font-weight-asian="normal" style:font-name-complex="Georgia" style:font-size-complex="10pt" style:font-style-complex="normal" style:font-weight-complex="normal" style:text-scale="100%"/>
    </style:style>
    <style:style style:name="P358" style:family="paragraph" style:parent-style-name="Standard" style:master-page-name="First_20_Page_5f_Pager13">
      <style:paragraph-properties fo:margin-left="0cm" fo:margin-right="0cm" fo:margin-top="5.399cm" fo:margin-bottom="0cm" loext:contextual-spacing="false" fo:line-height="100%" fo:text-align="center" style:justify-single-word="false" fo:text-indent="0cm" style:auto-text-indent="false" style:page-number="1" style:text-autospace="none" style:vertical-align="auto" style:writing-mode="lr-tb"/>
      <style:text-properties fo:font-variant="normal" fo:text-transform="none" fo:color="#000000" style:text-line-through-style="none" style:text-line-through-type="none" style:text-position="0% 100%" style:font-name="Times New Roman" fo:font-size="18pt" fo:letter-spacing="normal" fo:language="be" fo:country="BY" fo:font-style="normal" style:text-underline-style="none" fo:font-weight="normal" style:font-name-asian="Microsoft Sans Serif1" style:font-size-asian="18pt" style:language-asian="be" style:country-asian="BY" style:font-style-asian="normal" style:font-weight-asian="normal" style:font-name-complex="Microsoft Sans Serif1" style:font-size-complex="18pt" style:language-complex="ar" style:country-complex="SA" style:font-style-complex="normal" style:font-weight-complex="normal" style:text-scale="100%"/>
    </style:style>
    <style:style style:name="P359" style:family="paragraph" style:parent-style-name="Standard" style:master-page-name="First_20_Page_5f_Pager14">
      <style:paragraph-properties fo:margin-left="0cm" fo:margin-right="0cm" fo:line-height="100%" fo:text-align="start" style:justify-single-word="false" fo:text-indent="0cm" style:auto-text-indent="false" style:page-number="auto" fo:break-before="page" style:text-autospace="none" style:vertical-align="auto" style:writing-mode="lr-tb"/>
      <style:text-properties fo:font-variant="normal" fo:text-transform="none" fo:color="#000000" style:text-line-through-style="none" style:text-line-through-type="none" style:text-position="0% 100%" style:font-name="Times New Roman" fo:font-size="10.5pt" fo:letter-spacing="normal" fo:language="be" fo:country="BY" fo:font-style="normal" style:text-underline-style="none" fo:font-weight="normal" style:font-name-asian="Microsoft Sans Serif1" style:font-size-asian="10.5pt" style:language-asian="be" style:country-asian="BY" style:font-style-asian="normal" style:font-weight-asian="normal" style:font-name-complex="Microsoft Sans Serif1" style:font-size-complex="10.5pt" style:language-complex="ar" style:country-complex="SA" style:font-style-complex="normal" style:font-weight-complex="normal" style:text-scale="100%"/>
    </style:style>
    <style:style style:name="P360" style:family="paragraph" style:parent-style-name="Standard" style:list-style-name="RTF_5f_Num_20_15">
      <style:paragraph-properties fo:text-align="center" style:justify-single-word="false" style:text-autospace="none" style:vertical-align="auto"/>
      <style:text-properties fo:font-variant="normal" fo:text-transform="none" fo:color="#000000" style:text-line-through-style="none" style:text-line-through-type="none" style:text-position="0% 100%" fo:font-size="14pt" fo:letter-spacing="0.018cm" fo:language="be" fo:country="BY" fo:font-style="normal" style:text-underline-style="none" fo:font-weight="bold" style:font-size-asian="14pt" style:language-asian="be" style:country-asian="BY" style:font-style-asian="normal" style:font-weight-asian="bold" style:font-size-complex="14pt" style:font-style-complex="normal" style:font-weight-complex="bold" style:text-scale="100%"/>
    </style:style>
    <style:style style:name="P361" style:family="paragraph" style:parent-style-name="Standard" style:list-style-name="RTF_5f_Num_20_21" style:master-page-name="">
      <style:paragraph-properties fo:margin-left="1cm" fo:margin-right="0cm" fo:text-indent="0cm" style:auto-text-indent="false" style:page-number="auto" style:text-autospace="none" style:vertical-align="auto"/>
      <style:text-properties fo:font-variant="normal" fo:text-transform="none" fo:color="#000000" style:text-line-through-style="none" style:text-line-through-type="none" style:text-position="0% 100%"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P362" style:family="paragraph" style:parent-style-name="Standard" style:master-page-name="Default_5f_Pager15">
      <style:paragraph-properties style:page-number="auto" style:text-autospace="none" style:vertical-align="auto"/>
      <style:text-properties fo:font-variant="normal" fo:text-transform="none" fo:color="#000000" style:text-line-through-style="none" style:text-line-through-type="none" style:text-position="0% 100%" style:font-name="Times New Roman" fo:font-size="15pt" fo:font-style="normal" style:text-underline-style="none" fo:font-weight="normal" style:font-size-asian="15pt" style:font-style-asian="normal" style:font-weight-asian="normal" style:font-size-complex="15pt" style:font-style-complex="normal" style:font-weight-complex="normal" style:text-scale="100%"/>
    </style:style>
    <style:style style:name="P363" style:family="paragraph" style:parent-style-name="Standard" style:master-page-name="First_20_Page_5f_Pager12">
      <style:paragraph-properties fo:text-align="justify" style:justify-single-word="false" style:page-number="auto" style:text-autospace="none" style:vertical-align="auto"/>
      <style:text-properties fo:font-size="10pt" style:font-size-asian="10pt" style:font-size-complex="10pt"/>
    </style:style>
    <style:style style:name="P364" style:family="paragraph" style:parent-style-name="Heading_20_1" style:master-page-name="Standard">
      <style:paragraph-properties fo:margin-top="0cm" fo:margin-bottom="0cm" loext:contextual-spacing="false" fo:text-align="center" style:justify-single-word="false" style:page-number="auto" fo:break-before="page"/>
      <style:text-properties style:font-name="Times New Roman" fo:font-size="24pt" style:font-size-asian="24pt" style:font-size-complex="24pt"/>
    </style:style>
    <style:style style:name="P365" style:family="paragraph" style:parent-style-name="Heading_20_1">
      <style:paragraph-properties fo:margin-top="0cm" fo:margin-bottom="0cm" loext:contextual-spacing="false" fo:text-align="center" style:justify-single-word="false" fo:break-before="page"/>
      <style:text-properties fo:font-size="24pt" fo:font-weight="bold" style:font-size-asian="24pt" style:font-weight-asian="bold" style:font-size-complex="24pt" style:font-weight-complex="bold"/>
    </style:style>
    <style:style style:name="P366" style:family="paragraph" style:parent-style-name="Heading_20_1">
      <style:paragraph-properties fo:margin-top="0cm" fo:margin-bottom="0cm" loext:contextual-spacing="false" fo:text-align="center" style:justify-single-word="false" fo:break-before="page"/>
      <style:text-properties style:font-name="Times New Roman" fo:font-size="24pt" fo:language="en" fo:country="US" fo:font-weight="bold" style:font-name-asian="Bookman Old Style" style:font-size-asian="24pt" style:language-asian="be" style:country-asian="BY" style:font-weight-asian="bold" style:font-name-complex="Bookman Old Style" style:font-size-complex="24pt" style:font-weight-complex="bold"/>
    </style:style>
    <style:style style:name="P367" style:family="paragraph" style:parent-style-name="Heading_20_1">
      <style:paragraph-properties fo:margin-top="0cm" fo:margin-bottom="0cm" loext:contextual-spacing="false" fo:text-align="center" style:justify-single-word="false" fo:break-before="page"/>
      <style:text-properties style:font-name="Times New Roman" fo:font-size="24pt" style:font-size-asian="24pt" style:font-size-complex="24pt"/>
    </style:style>
    <style:style style:name="P368" style:family="paragraph" style:parent-style-name="Heading_20_1">
      <style:paragraph-properties fo:margin-top="0cm" fo:margin-bottom="0cm" loext:contextual-spacing="false" fo:text-align="center" style:justify-single-word="false"/>
      <style:text-properties fo:font-size="24pt" fo:font-weight="bold" style:font-size-asian="24pt" style:font-weight-asian="bold" style:font-size-complex="24pt" style:font-weight-complex="bold"/>
    </style:style>
    <style:style style:name="P369" style:family="paragraph" style:parent-style-name="Heading_20_1">
      <style:paragraph-properties fo:margin-top="0cm" fo:margin-bottom="0cm" loext:contextual-spacing="false" fo:text-align="center" style:justify-single-word="false"/>
      <style:text-properties style:font-name="Times New Roman" fo:font-size="24pt" fo:language="en" fo:country="US" fo:font-weight="bold" style:font-name-asian="Bookman Old Style" style:font-size-asian="24pt" style:language-asian="be" style:country-asian="BY" style:font-weight-asian="bold" style:font-name-complex="Bookman Old Style" style:font-size-complex="24pt" style:font-weight-complex="bold"/>
    </style:style>
    <style:style style:name="P370" style:family="paragraph" style:parent-style-name="Heading_20_1">
      <style:paragraph-properties fo:margin-top="0cm" fo:margin-bottom="0cm" loext:contextual-spacing="false" fo:text-align="center" style:justify-single-word="false"/>
      <style:text-properties style:font-name="Times New Roman" fo:font-size="24pt" style:font-size-asian="24pt" style:font-size-complex="24pt"/>
    </style:style>
    <style:style style:name="P371" style:family="paragraph" style:parent-style-name="Heading_20_1" style:master-page-name="Default_5f_Pager16">
      <style:paragraph-properties fo:margin-top="0cm" fo:margin-bottom="0.499cm" loext:contextual-spacing="false" fo:text-align="center" style:justify-single-word="false" style:page-number="auto" fo:break-before="page"/>
      <style:text-properties style:font-name="Times New Roman" fo:font-size="24pt" style:font-size-asian="24pt" style:font-size-complex="24pt"/>
    </style:style>
    <style:style style:name="P372" style:family="paragraph" style:parent-style-name="Contents_20_Heading" style:master-page-name="First_20_Page">
      <style:paragraph-properties style:page-number="auto"/>
    </style:style>
    <style:style style:name="P373" style:family="paragraph" style:parent-style-name="Heading_20_2">
      <style:paragraph-properties fo:margin-top="0.499cm" fo:margin-bottom="0cm" loext:contextual-spacing="false" fo:text-align="center" style:justify-single-word="false"/>
      <style:text-properties style:font-name="Times New Roman" fo:font-size="18pt" fo:font-style="normal" style:font-size-asian="18pt" style:font-style-asian="normal" style:font-size-complex="18pt" style:font-style-complex="normal"/>
    </style:style>
    <style:style style:name="P374" style:family="paragraph" style:parent-style-name="Heading_20_2">
      <style:paragraph-properties fo:margin-top="0.499cm" fo:margin-bottom="0cm" loext:contextual-spacing="false" fo:text-align="center" style:justify-single-word="false"/>
      <style:text-properties style:font-name="Times New Roman" fo:font-size="18pt" fo:font-style="normal" fo:font-weight="bold" style:font-size-asian="18pt" style:font-style-asian="normal" style:font-weight-asian="bold" style:font-size-complex="18pt" style:font-style-complex="normal" style:font-weight-complex="bold"/>
    </style:style>
    <style:style style:name="P375" style:family="paragraph" style:parent-style-name="Heading_20_2">
      <style:paragraph-properties fo:margin-top="0.499cm" fo:margin-bottom="0cm" loext:contextual-spacing="false" fo:text-align="center" style:justify-single-word="false"/>
      <style:text-properties style:font-name="Times New Roman" fo:font-size="18pt" style:font-size-asian="18pt" style:font-size-complex="18pt"/>
    </style:style>
    <style:style style:name="P376" style:family="paragraph" style:parent-style-name="Heading_20_2">
      <style:paragraph-properties fo:margin-top="0.499cm" fo:margin-bottom="0cm" loext:contextual-spacing="false" fo:text-align="center" style:justify-single-word="false"/>
      <style:text-properties style:font-name="Times New Roman2" fo:font-size="18pt" fo:font-style="normal" style:font-size-asian="18pt" style:font-style-asian="normal" style:font-size-complex="18pt" style:font-style-complex="normal"/>
    </style:style>
    <style:style style:name="T1" style:family="text">
      <style:text-properties style:font-name="Times New Roman" style:font-name-asian="Times New Roman" style:language-asian="be" style:country-asian="BY" style:font-name-complex="Times New Roman"/>
    </style:style>
    <style:style style:name="T2" style:family="text">
      <style:text-properties style:font-name="Times New Roman" fo:language="be" fo:country="BY" style:language-asian="be" style:country-asian="BY"/>
    </style:style>
    <style:style style:name="T3" style:family="text">
      <style:text-properties style:font-name="Times New Roman" fo:language="zxx" fo:country="none" style:font-name-asian="Times New Roman1" style:language-asian="zxx" style:country-asian="none" style:font-name-complex="Times New Roman1"/>
    </style:style>
    <style:style style:name="T4" style:family="text">
      <style:text-properties style:font-name="Times New Roman" fo:language="eo" fo:country="none" style:font-name-asian="Times New Roman1" style:language-asian="zxx" style:country-asian="none" style:font-name-complex="Times New Roman1"/>
    </style:style>
    <style:style style:name="T5" style:family="text">
      <style:text-properties style:font-name="Times New Roman" fo:language="eo" fo:country="none" style:font-name-asian="Times New Roman1" style:language-asian="en" style:country-asian="US" style:font-name-complex="Times New Roman1"/>
    </style:style>
    <style:style style:name="T6" style:family="text">
      <style:text-properties style:font-name="Times New Roman" fo:language="eo" fo:country="none" style:language-asian="be" style:country-asian="BY"/>
    </style:style>
    <style:style style:name="T7" style:family="text">
      <style:text-properties style:font-name="Times New Roman" fo:language="eo" fo:country="none" fo:font-weight="bold" style:font-name-asian="Times New Roman1" style:language-asian="en" style:country-asian="US" style:font-weight-asian="bold" style:font-name-complex="Times New Roman1" style:language-complex="zxx" style:country-complex="none" style:font-weight-complex="bold"/>
    </style:style>
    <style:style style:name="T8" style:family="text">
      <style:text-properties style:font-name="Times New Roman" fo:language="ru" fo:country="RU" style:language-asian="ru" style:country-asian="RU"/>
    </style:style>
    <style:style style:name="T9" style:family="text">
      <style:text-properties style:font-name="Times New Roman" fo:language="ru" fo:country="RU" style:language-asian="be" style:country-asian="BY"/>
    </style:style>
    <style:style style:name="T10" style:family="text">
      <style:text-properties style:font-name="Times New Roman" fo:letter-spacing="normal" fo:language="be" fo:country="BY" fo:font-style="italic" style:language-asian="be" style:country-asian="BY" style:font-style-asian="italic" style:font-style-complex="italic"/>
    </style:style>
    <style:style style:name="T11" style:family="text">
      <style:text-properties style:font-name="Times New Roman" fo:letter-spacing="0.018cm" fo:language="be" fo:country="BY" fo:font-style="normal" style:language-asian="be" style:country-asian="BY" style:font-style-asian="normal" style:font-style-complex="normal"/>
    </style:style>
    <style:style style:name="T12" style:family="text">
      <style:text-properties style:font-name="Times New Roman" fo:font-size="14pt" fo:language="eo" fo:country="none" fo:font-style="italic" fo:font-weight="normal" style:font-name-asian="Times New Roman1" style:font-size-asian="14pt" style:language-asian="xh" style:country-asian="ZA" style:font-style-asian="italic" style:font-weight-asian="normal" style:font-name-complex="Times New Roman1" style:font-size-complex="14pt" style:font-style-complex="italic" style:font-weight-complex="normal"/>
    </style:style>
    <style:style style:name="T13" style:family="text">
      <style:text-properties style:font-name="Times New Roman" fo:language="en" fo:country="US" style:font-name-asian="Times New Roman1" style:language-asian="en" style:country-asian="US" style:font-name-complex="Times New Roman1"/>
    </style:style>
    <style:style style:name="T14" style:family="text">
      <style:text-properties style:font-name="Times New Roman" fo:language="en" fo:country="US" style:font-name-asian="Constantia" style:language-asian="en" style:country-asian="US" style:font-name-complex="Constantia"/>
    </style:style>
    <style:style style:name="T15" style:family="text">
      <style:text-properties style:font-name="Times New Roman" style:font-name-asian="Constantia" style:font-name-complex="Constantia"/>
    </style:style>
    <style:style style:name="T16" style:family="text">
      <style:text-properties fo:color="#000000" style:font-name="Times New Roman" style:font-name-asian="Times New Roman" style:language-asian="be" style:country-asian="BY" style:font-name-complex="Times New Roman"/>
    </style:style>
    <style:style style:name="T17" style:family="text">
      <style:text-properties fo:color="#000000" style:font-name="Times New Roman" style:font-name-asian="Times New Roman" style:font-name-complex="Times New Roman"/>
    </style:style>
    <style:style style:name="T18" style:family="text">
      <style:text-properties fo:color="#000000" style:font-name="Times New Roman" fo:language="en" fo:country="US" fo:font-style="italic" style:font-name-asian="Times New Roman" style:language-asian="be" style:country-asian="BY" style:font-style-asian="italic" style:font-name-complex="Times New Roman" style:font-style-complex="italic"/>
    </style:style>
    <style:style style:name="T19" style:family="text">
      <style:text-properties fo:color="#000000" style:font-name="Times New Roman" fo:language="en" fo:country="US" fo:font-style="italic" style:font-name-asian="Times New Roman" style:font-style-asian="italic" style:font-name-complex="Times New Roman" style:font-style-complex="italic"/>
    </style:style>
    <style:style style:name="T20" style:family="text">
      <style:text-properties fo:color="#000000" style:language-asian="be" style:country-asian="BY"/>
    </style:style>
    <style:style style:name="T21" style:family="text">
      <style:text-properties fo:color="#000000" fo:language="ru" fo:country="RU" style:language-asian="ru" style:country-asian="RU"/>
    </style:style>
    <style:style style:name="T22" style:family="text">
      <style:text-properties fo:language="be" fo:country="BY"/>
    </style:style>
    <style:style style:name="T23" style:family="text">
      <style:text-properties fo:language="be" fo:country="BY" style:language-asian="be" style:country-asian="BY"/>
    </style:style>
    <style:style style:name="T24" style:family="text">
      <style:text-properties fo:language="be" fo:country="BY" officeooo:rsid="0011c310" style:language-asian="be" style:country-asian="BY"/>
    </style:style>
    <style:style style:name="T25" style:family="text">
      <style:text-properties fo:language="be" fo:country="BY" officeooo:rsid="0013048e" style:language-asian="be" style:country-asian="BY"/>
    </style:style>
    <style:style style:name="T26" style:family="text">
      <style:text-properties fo:language="be" fo:country="BY" style:font-name-asian="Microsoft Sans Serif" style:language-asian="be" style:country-asian="BY" style:font-name-complex="Microsoft Sans Serif"/>
    </style:style>
    <style:style style:name="T27" style:family="text">
      <style:text-properties fo:language="be" fo:country="BY" fo:font-style="italic" style:language-asian="be" style:country-asian="BY" style:font-style-asian="italic" style:font-style-complex="italic"/>
    </style:style>
    <style:style style:name="T28" style:family="text">
      <style:text-properties fo:language="be" fo:country="BY" fo:font-style="italic" fo:font-weight="normal" style:language-asian="be" style:country-asian="BY" style:font-style-asian="italic" style:font-weight-asian="normal" style:font-style-complex="italic" style:font-weight-complex="normal"/>
    </style:style>
    <style:style style:name="T29" style:family="text">
      <style:text-properties fo:language="be" fo:country="BY"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30" style:family="text">
      <style:text-properties fo:language="be" fo:country="BY" fo:font-style="italic" style:font-name-asian="Times New Roman1" style:language-asian="be" style:country-asian="BY" style:font-style-asian="italic" style:font-name-complex="Times New Roman1" style:font-style-complex="italic"/>
    </style:style>
    <style:style style:name="T31" style:family="text">
      <style:text-properties fo:language="be" fo:country="BY" fo:font-style="italic" style:font-name-asian="Times New Roman1" style:language-asian="en" style:country-asian="US" style:font-style-asian="italic" style:font-name-complex="Times New Roman1" style:font-style-complex="italic"/>
    </style:style>
    <style:style style:name="T32" style:family="text">
      <style:text-properties fo:language="be" fo:country="BY" fo:font-style="italic" fo:font-weight="bold" style:font-name-asian="Times New Roman1" style:language-asian="be" style:country-asian="BY" style:font-style-asian="italic" style:font-weight-asian="bold" style:font-name-complex="Times New Roman1" style:font-style-complex="italic" style:font-weight-complex="bold"/>
    </style:style>
    <style:style style:name="T33" style:family="text">
      <style:text-properties fo:language="be" fo:country="BY" fo:font-style="italic" fo:font-weight="bold" style:language-asian="en" style:country-asian="US" style:font-style-asian="italic" style:font-weight-asian="bold" style:font-style-complex="italic" style:font-weight-complex="bold"/>
    </style:style>
    <style:style style:name="T34" style:family="text">
      <style:text-properties fo:language="be" fo:country="BY" fo:font-style="normal" style:language-asian="be" style:country-asian="BY" style:font-style-asian="normal" style:font-style-complex="normal"/>
    </style:style>
    <style:style style:name="T35" style:family="text">
      <style:text-properties fo:language="be" fo:country="BY" fo:font-style="normal" fo:font-weight="normal" style:language-asian="be" style:country-asian="BY" style:font-style-asian="normal" style:font-weight-asian="normal" style:font-style-complex="normal" style:font-weight-complex="normal"/>
    </style:style>
    <style:style style:name="T36" style:family="text">
      <style:text-properties fo:language="be" fo:country="BY" fo:font-style="normal" fo:font-weight="normal" style:language-asian="en" style:country-asian="US" style:font-style-asian="normal" style:font-weight-asian="normal" style:font-style-complex="normal" style:font-weight-complex="normal"/>
    </style:style>
    <style:style style:name="T37" style:family="text">
      <style:text-properties fo:language="be" fo:country="BY" fo:font-style="normal" fo:font-weight="normal" style:font-style-asian="normal" style:font-weight-asian="normal" style:font-style-complex="normal" style:font-weight-complex="normal"/>
    </style:style>
    <style:style style:name="T38" style:family="text">
      <style:text-properties fo:language="be" fo:country="BY"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39" style:family="text">
      <style:text-properties fo:language="be" fo:country="BY" fo:font-style="normal" fo:font-weight="normal" style:font-name-asian="Calibri1" style:language-asian="be" style:country-asian="BY" style:font-style-asian="normal" style:font-weight-asian="normal" style:font-name-complex="Calibri1" style:font-style-complex="normal" style:font-weight-complex="normal"/>
    </style:style>
    <style:style style:name="T40" style:family="text">
      <style:text-properties fo:language="be" fo:country="BY" fo:font-style="normal" fo:font-weight="normal" style:language-asian="xh" style:country-asian="ZA" style:font-style-asian="normal" style:font-weight-asian="normal" style:font-style-complex="normal" style:font-weight-complex="normal"/>
    </style:style>
    <style:style style:name="T41" style:family="text">
      <style:text-properties fo:language="be" fo:country="BY" fo:font-style="normal" style:font-style-asian="normal" style:font-style-complex="normal"/>
    </style:style>
    <style:style style:name="T42" style:family="text">
      <style:text-properties fo:language="be" fo:country="BY" fo:font-style="normal" style:language-asian="en" style:country-asian="US" style:font-style-asian="normal" style:font-style-complex="normal"/>
    </style:style>
    <style:style style:name="T43" style:family="text">
      <style:text-properties fo:language="be" fo:country="BY" fo:font-style="normal" style:font-name-asian="Times New Roman1" style:language-asian="be" style:country-asian="BY" style:font-style-asian="normal" style:font-name-complex="Times New Roman1" style:font-style-complex="normal"/>
    </style:style>
    <style:style style:name="T44" style:family="text">
      <style:text-properties fo:language="be" fo:country="BY" fo:font-style="normal" officeooo:rsid="0013048e" style:font-name-asian="Times New Roman1" style:language-asian="be" style:country-asian="BY" style:font-style-asian="normal" style:font-name-complex="Times New Roman1" style:font-style-complex="normal"/>
    </style:style>
    <style:style style:name="T45" style:family="text">
      <style:text-properties fo:language="be" fo:country="BY" fo:font-style="normal" fo:font-weight="bold" style:font-name-asian="Times New Roman1" style:language-asian="be" style:country-asian="BY" style:font-style-asian="normal" style:font-weight-asian="bold" style:font-name-complex="Times New Roman1" style:font-style-complex="normal" style:font-weight-complex="bold"/>
    </style:style>
    <style:style style:name="T46" style:family="text">
      <style:text-properties fo:language="be" fo:country="BY" style:font-name-asian="Times New Roman1" style:language-asian="be" style:country-asian="BY" style:font-name-complex="Times New Roman1"/>
    </style:style>
    <style:style style:name="T47" style:family="text">
      <style:text-properties fo:language="be" fo:country="BY" officeooo:rsid="0013048e" style:font-name-asian="Times New Roman1" style:language-asian="be" style:country-asian="BY" style:font-name-complex="Times New Roman1"/>
    </style:style>
    <style:style style:name="T48" style:family="text">
      <style:text-properties fo:language="be" fo:country="BY" fo:font-weight="normal" style:font-name-asian="Times New Roman1" style:language-asian="be" style:country-asian="BY" style:font-weight-asian="normal" style:font-name-complex="Times New Roman1" style:font-weight-complex="normal"/>
    </style:style>
    <style:style style:name="T49" style:family="text">
      <style:text-properties fo:language="be" fo:country="BY" fo:font-weight="normal" style:font-name-asian="Candara" style:language-asian="be" style:country-asian="BY" style:font-weight-asian="normal" style:font-name-complex="Candara" style:font-weight-complex="normal"/>
    </style:style>
    <style:style style:name="T50" style:family="text">
      <style:text-properties fo:language="be" fo:country="BY" fo:font-weight="normal" style:font-weight-asian="normal" style:font-weight-complex="normal"/>
    </style:style>
    <style:style style:name="T51" style:family="text">
      <style:text-properties fo:language="be" fo:country="BY" style:font-name-asian="Tahoma" style:language-asian="be" style:country-asian="BY" style:font-name-complex="Tahoma"/>
    </style:style>
    <style:style style:name="T52" style:family="text">
      <style:text-properties fo:language="be" fo:country="BY" style:language-asian="en" style:country-asian="US" style:language-complex="zxx" style:country-complex="none"/>
    </style:style>
    <style:style style:name="T53" style:family="text">
      <style:text-properties fo:language="ru" fo:country="RU"/>
    </style:style>
    <style:style style:name="T54" style:family="text">
      <style:text-properties fo:language="ru" fo:country="RU" style:language-asian="ru" style:country-asian="RU"/>
    </style:style>
    <style:style style:name="T55" style:family="text">
      <style:text-properties fo:language="ru" fo:country="RU" style:language-asian="be" style:country-asian="BY"/>
    </style:style>
    <style:style style:name="T56" style:family="text">
      <style:text-properties fo:language="ru" fo:country="RU" fo:font-weight="normal" style:language-asian="ru" style:country-asian="RU" style:font-weight-asian="normal" style:font-weight-complex="normal"/>
    </style:style>
    <style:style style:name="T57" style:family="text">
      <style:text-properties fo:language="ru" fo:country="RU" fo:font-weight="normal" style:font-name-asian="Times New Roman1" style:language-asian="ru" style:country-asian="RU" style:font-weight-asian="normal" style:font-name-complex="Times New Roman1" style:font-weight-complex="normal"/>
    </style:style>
    <style:style style:name="T58" style:family="text">
      <style:text-properties fo:language="ru" fo:country="RU" fo:font-weight="normal" style:font-name-asian="Times New Roman1" style:language-asian="be" style:country-asian="BY" style:font-weight-asian="normal" style:font-name-complex="Times New Roman1" style:font-weight-complex="normal"/>
    </style:style>
    <style:style style:name="T59" style:family="text">
      <style:text-properties fo:language="ru" fo:country="RU" fo:font-weight="normal" style:language-asian="en" style:country-asian="US" style:font-weight-asian="normal" style:font-weight-complex="normal"/>
    </style:style>
    <style:style style:name="T60" style:family="text">
      <style:text-properties fo:language="ru" fo:country="RU" fo:font-weight="normal" style:font-weight-asian="normal" style:font-weight-complex="normal"/>
    </style:style>
    <style:style style:name="T61" style:family="text">
      <style:text-properties fo:language="ru" fo:country="RU" fo:font-style="normal" fo:font-weight="normal" style:language-asian="ru" style:country-asian="RU" style:font-style-asian="normal" style:font-weight-asian="normal" style:font-style-complex="normal" style:font-weight-complex="normal"/>
    </style:style>
    <style:style style:name="T62" style:family="text">
      <style:text-properties fo:language="ru" fo:country="RU" fo:font-style="normal" fo:font-weight="normal" style:font-style-asian="normal" style:font-weight-asian="normal" style:font-style-complex="normal" style:font-weight-complex="normal"/>
    </style:style>
    <style:style style:name="T63" style:family="text">
      <style:text-properties fo:language="ru" fo:country="RU" fo:font-style="normal" fo:font-weight="normal" style:language-asian="en" style:country-asian="US" style:font-style-asian="normal" style:font-weight-asian="normal" style:font-style-complex="normal" style:font-weight-complex="normal"/>
    </style:style>
    <style:style style:name="T64" style:family="text">
      <style:text-properties fo:language="ru" fo:country="RU" fo:font-style="normal" fo:font-weight="normal" style:font-name-asian="Times New Roman1" style:language-asian="ru" style:country-asian="RU" style:font-style-asian="normal" style:font-weight-asian="normal" style:font-name-complex="Times New Roman1" style:font-style-complex="normal" style:font-weight-complex="normal"/>
    </style:style>
    <style:style style:name="T65" style:family="text">
      <style:text-properties fo:language="ru" fo:country="RU"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66" style:family="text">
      <style:text-properties fo:language="ru" fo:country="RU" fo:font-style="italic" fo:font-weight="bold" style:language-asian="en" style:country-asian="US" style:font-style-asian="italic" style:font-weight-asian="bold" style:font-style-complex="italic" style:font-weight-complex="bold"/>
    </style:style>
    <style:style style:name="T67" style:family="text">
      <style:text-properties fo:language="ru" fo:country="RU" fo:font-style="italic" style:font-name-asian="Times New Roman1" style:language-asian="be" style:country-asian="BY" style:font-style-asian="italic" style:font-name-complex="Times New Roman1" style:font-style-complex="italic"/>
    </style:style>
    <style:style style:name="T68" style:family="text">
      <style:text-properties fo:language="ru" fo:country="RU" style:font-name-asian="Times New Roman1" style:language-asian="be" style:country-asian="BY" style:font-name-complex="Times New Roman1"/>
    </style:style>
    <style:style style:name="T69" style:family="text">
      <style:text-properties fo:language="ru" fo:country="RU" style:font-name-asian="Times New Roman1" style:language-asian="ru" style:country-asian="RU" style:font-name-complex="Times New Roman1"/>
    </style:style>
    <style:style style:name="T70" style:family="text">
      <style:text-properties fo:language="zxx" fo:country="none" style:font-name-asian="Times New Roman1" style:language-asian="zxx" style:country-asian="none" style:font-name-complex="Times New Roman1"/>
    </style:style>
    <style:style style:name="T71" style:family="text">
      <style:text-properties fo:language="zxx" fo:country="none" style:font-name-asian="Microsoft Sans Serif" style:language-asian="zxx" style:country-asian="none" style:font-name-complex="Microsoft Sans Serif"/>
    </style:style>
    <style:style style:name="T72" style:family="text">
      <style:text-properties fo:language="zxx" fo:country="none" style:language-asian="zxx" style:country-asian="none"/>
    </style:style>
    <style:style style:name="T73" style:family="text">
      <style:text-properties fo:language="zxx" fo:country="none" fo:font-style="italic" style:language-asian="zxx" style:country-asian="none" style:font-style-asian="italic" style:font-style-complex="italic"/>
    </style:style>
    <style:style style:name="T74" style:family="text">
      <style:text-properties fo:language="zxx" fo:country="none" fo:font-style="italic" fo:font-weight="bold" style:font-name-asian="Times New Roman1" style:language-asian="zxx" style:country-asian="none" style:font-style-asian="italic" style:font-weight-asian="bold" style:font-name-complex="Times New Roman1" style:font-style-complex="italic" style:font-weight-complex="bold"/>
    </style:style>
    <style:style style:name="T75" style:family="text">
      <style:text-properties fo:language="zxx" fo:country="none" fo:font-style="italic" style:font-name-asian="Times New Roman1" style:language-asian="zxx" style:country-asian="none" style:font-style-asian="italic" style:font-name-complex="Times New Roman1" style:font-style-complex="italic"/>
    </style:style>
    <style:style style:name="T76" style:family="text">
      <style:text-properties fo:language="zxx" fo:country="none" fo:font-style="normal" style:font-name-asian="Times New Roman1" style:language-asian="zxx" style:country-asian="none" style:font-style-asian="normal" style:font-name-complex="Times New Roman1" style:font-style-complex="normal"/>
    </style:style>
    <style:style style:name="T77" style:family="text">
      <style:text-properties fo:language="en" fo:country="US"/>
    </style:style>
    <style:style style:name="T78" style:family="text">
      <style:text-properties fo:language="en" fo:country="US" style:font-name-asian="Times New Roman1" style:language-asian="en" style:country-asian="US" style:font-name-complex="Times New Roman1"/>
    </style:style>
    <style:style style:name="T79" style:family="text">
      <style:text-properties fo:language="en" fo:country="US" style:font-name-asian="Times New Roman1" style:language-asian="be" style:country-asian="BY" style:font-name-complex="Times New Roman1"/>
    </style:style>
    <style:style style:name="T80" style:family="text">
      <style:text-properties fo:language="en" fo:country="US" style:font-name-asian="Times New Roman1" style:font-name-complex="Times New Roman1"/>
    </style:style>
    <style:style style:name="T81" style:family="text">
      <style:text-properties fo:language="en" fo:country="US" fo:font-style="italic" fo:font-weight="bold" style:language-asian="en" style:country-asian="US" style:font-style-asian="italic" style:font-weight-asian="bold" style:font-style-complex="italic" style:font-weight-complex="bold"/>
    </style:style>
    <style:style style:name="T82" style:family="text">
      <style:text-properties fo:language="en" fo:country="US" fo:font-style="italic" fo:font-weight="bold" style:font-style-asian="italic" style:font-weight-asian="bold" style:font-style-complex="italic" style:font-weight-complex="bold"/>
    </style:style>
    <style:style style:name="T83" style:family="text">
      <style:text-properties fo:language="en" fo:country="US" fo:font-style="italic" fo:font-weight="normal" style:language-asian="en" style:country-asian="US" style:font-style-asian="italic" style:font-weight-asian="normal" style:font-style-complex="italic" style:font-weight-complex="normal"/>
    </style:style>
    <style:style style:name="T84" style:family="text">
      <style:text-properties fo:language="en" fo:country="US"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85" style:family="text">
      <style:text-properties fo:language="en" fo:country="US" fo:font-style="italic" fo:font-weight="normal" style:font-name-asian="Times New Roman1" style:language-asian="en" style:country-asian="US" style:font-style-asian="italic" style:font-weight-asian="normal" style:font-name-complex="Times New Roman1" style:font-style-complex="italic" style:font-weight-complex="normal"/>
    </style:style>
    <style:style style:name="T86" style:family="text">
      <style:text-properties fo:language="en" fo:country="US" fo:font-style="italic" fo:font-weight="normal" style:font-name-asian="Times New Roman1" style:language-asian="xh" style:country-asian="ZA" style:font-style-asian="italic" style:font-weight-asian="normal" style:font-name-complex="Times New Roman1" style:font-style-complex="italic" style:font-weight-complex="normal"/>
    </style:style>
    <style:style style:name="T87" style:family="text">
      <style:text-properties fo:language="en" fo:country="US" fo:font-style="italic" style:font-style-asian="italic" style:font-style-complex="italic"/>
    </style:style>
    <style:style style:name="T88" style:family="text">
      <style:text-properties fo:language="en" fo:country="US" fo:font-style="italic" style:language-asian="en" style:country-asian="US" style:font-style-asian="italic" style:font-style-complex="italic"/>
    </style:style>
    <style:style style:name="T89" style:family="text">
      <style:text-properties fo:language="en" fo:country="US" fo:font-style="italic" style:font-name-asian="Times New Roman1" style:language-asian="en" style:country-asian="US" style:font-style-asian="italic" style:font-name-complex="Times New Roman1" style:font-style-complex="italic"/>
    </style:style>
    <style:style style:name="T90" style:family="text">
      <style:text-properties fo:language="en" fo:country="US" fo:font-style="italic" style:font-name-asian="Times New Roman1" style:language-asian="xh" style:country-asian="ZA" style:font-style-asian="italic" style:font-name-complex="Times New Roman1" style:font-style-complex="italic"/>
    </style:style>
    <style:style style:name="T91" style:family="text">
      <style:text-properties fo:language="en" fo:country="US" fo:font-weight="bold" style:font-name-asian="Times New Roman1" style:language-asian="en" style:country-asian="US" style:font-weight-asian="bold" style:font-name-complex="Times New Roman1" style:font-weight-complex="bold"/>
    </style:style>
    <style:style style:name="T92" style:family="text">
      <style:text-properties fo:language="en" fo:country="US" fo:font-weight="bold" style:font-weight-asian="bold" style:font-weight-complex="bold"/>
    </style:style>
    <style:style style:name="T93" style:family="text">
      <style:text-properties fo:language="en" fo:country="US" fo:font-weight="bold" style:language-asian="en" style:country-asian="US" style:font-weight-asian="bold" style:font-weight-complex="bold"/>
    </style:style>
    <style:style style:name="T94" style:family="text">
      <style:text-properties fo:language="en" fo:country="US" fo:font-weight="bold" style:language-asian="en" style:country-asian="US" style:font-weight-asian="bold" style:language-complex="zxx" style:country-complex="none" style:font-weight-complex="bold"/>
    </style:style>
    <style:style style:name="T95" style:family="text">
      <style:text-properties fo:language="en" fo:country="US" fo:font-style="normal" style:language-asian="be" style:country-asian="BY" style:font-style-asian="normal" style:font-style-complex="normal"/>
    </style:style>
    <style:style style:name="T96" style:family="text">
      <style:text-properties fo:language="en" fo:country="US" fo:font-style="normal" style:font-style-asian="normal" style:font-style-complex="normal"/>
    </style:style>
    <style:style style:name="T97" style:family="text">
      <style:text-properties fo:language="en" fo:country="US" fo:font-style="normal" style:language-asian="en" style:country-asian="US" style:font-style-asian="normal" style:font-style-complex="normal"/>
    </style:style>
    <style:style style:name="T98" style:family="text">
      <style:text-properties fo:language="en" fo:country="US" fo:font-style="normal" fo:font-weight="normal" style:language-asian="en" style:country-asian="US" style:font-style-asian="normal" style:font-weight-asian="normal" style:font-style-complex="normal" style:font-weight-complex="normal"/>
    </style:style>
    <style:style style:name="T99" style:family="text">
      <style:text-properties fo:language="en" fo:country="US" fo:font-style="normal" fo:font-weight="normal" style:font-style-asian="normal" style:font-weight-asian="normal" style:font-style-complex="normal" style:font-weight-complex="normal"/>
    </style:style>
    <style:style style:name="T100" style:family="text">
      <style:text-properties fo:language="en" fo:country="US"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101" style:family="text">
      <style:text-properties fo:language="en" fo:country="US" fo:font-style="normal" fo:font-weight="normal" style:font-name-asian="Times New Roman1" style:language-asian="en" style:country-asian="US" style:font-style-asian="normal" style:font-weight-asian="normal" style:font-name-complex="Times New Roman1" style:font-style-complex="normal" style:font-weight-complex="normal"/>
    </style:style>
    <style:style style:name="T102" style:family="text">
      <style:text-properties fo:language="en" fo:country="US" fo:font-style="normal" fo:font-weight="normal" style:font-name-asian="Times New Roman1" style:font-style-asian="normal" style:font-weight-asian="normal" style:font-name-complex="Times New Roman1" style:font-style-complex="normal" style:font-weight-complex="normal"/>
    </style:style>
    <style:style style:name="T103" style:family="text">
      <style:text-properties fo:language="en" fo:country="US" fo:font-style="normal" fo:font-weight="bold" style:font-name-asian="Times New Roman1" style:language-asian="be" style:country-asian="BY" style:font-style-asian="normal" style:font-weight-asian="bold" style:font-name-complex="Times New Roman1" style:font-style-complex="normal" style:font-weight-complex="bold"/>
    </style:style>
    <style:style style:name="T104" style:family="text">
      <style:text-properties fo:language="en" fo:country="US" style:language-asian="en" style:country-asian="US"/>
    </style:style>
    <style:style style:name="T105" style:family="text">
      <style:text-properties fo:language="en" fo:country="US" fo:font-weight="normal" style:language-asian="en" style:country-asian="US" style:font-weight-asian="normal" style:font-weight-complex="normal"/>
    </style:style>
    <style:style style:name="T106" style:family="text">
      <style:text-properties fo:language="en" fo:country="US" fo:font-weight="normal" style:font-weight-asian="normal" style:font-weight-complex="normal"/>
    </style:style>
    <style:style style:name="T107" style:family="text">
      <style:text-properties fo:language="en" fo:country="US" fo:font-weight="normal" style:font-name-asian="Times New Roman1" style:language-asian="en" style:country-asian="US" style:font-weight-asian="normal" style:font-name-complex="Times New Roman1" style:font-weight-complex="normal"/>
    </style:style>
    <style:style style:name="T108" style:family="text">
      <style:text-properties fo:language="en" fo:country="US" fo:font-weight="normal" style:font-name-asian="Times New Roman1" style:language-asian="be" style:country-asian="BY" style:font-weight-asian="normal" style:font-name-complex="Times New Roman1" style:font-weight-complex="normal"/>
    </style:style>
    <style:style style:name="T109" style:family="text">
      <style:text-properties fo:language="en" fo:country="US" fo:font-weight="normal" style:language-asian="xh" style:country-asian="ZA" style:font-weight-asian="normal" style:font-weight-complex="normal"/>
    </style:style>
    <style:style style:name="T110" style:family="text">
      <style:text-properties fo:language="en" fo:country="US" style:language-asian="xh" style:country-asian="ZA"/>
    </style:style>
    <style:style style:name="T111" style:family="text">
      <style:text-properties fo:language="en" fo:country="US" style:language-asian="zxx" style:country-asian="none"/>
    </style:style>
    <style:style style:name="T112" style:family="text">
      <style:text-properties fo:language="en" fo:country="US" style:language-complex="zxx" style:country-complex="none"/>
    </style:style>
    <style:style style:name="T113" style:family="text">
      <style:text-properties fo:language="en" fo:country="US" style:font-name-asian="Microsoft Sans Serif" style:language-asian="en" style:country-asian="US" style:font-name-complex="Microsoft Sans Serif"/>
    </style:style>
    <style:style style:name="T114" style:family="text">
      <style:text-properties fo:language="eo" fo:country="none"/>
    </style:style>
    <style:style style:name="T115" style:family="text">
      <style:text-properties fo:language="eo" fo:country="none" style:font-name-asian="Times New Roman1" style:language-asian="zxx" style:country-asian="none" style:font-name-complex="Times New Roman1"/>
    </style:style>
    <style:style style:name="T116" style:family="text">
      <style:text-properties fo:language="eo" fo:country="none" style:font-name-asian="Times New Roman1" style:language-asian="en" style:country-asian="US" style:font-name-complex="Times New Roman1"/>
    </style:style>
    <style:style style:name="T117" style:family="text">
      <style:text-properties fo:language="eo" fo:country="none" style:font-name-asian="Times New Roman1" style:language-asian="be" style:country-asian="BY" style:font-name-complex="Times New Roman1"/>
    </style:style>
    <style:style style:name="T118" style:family="text">
      <style:text-properties fo:language="eo" fo:country="none" style:font-name-asian="Times New Roman1" style:font-name-complex="Times New Roman1"/>
    </style:style>
    <style:style style:name="T119" style:family="text">
      <style:text-properties fo:language="eo" fo:country="none" style:font-name-asian="Times New Roman1" style:language-asian="xh" style:country-asian="ZA" style:font-name-complex="Times New Roman1"/>
    </style:style>
    <style:style style:name="T120" style:family="text">
      <style:text-properties fo:language="eo" fo:country="none" fo:font-style="italic" fo:font-weight="bold" style:font-name-asian="Times New Roman1" style:language-asian="en" style:country-asian="US" style:font-style-asian="italic" style:font-weight-asian="bold" style:font-name-complex="Times New Roman1" style:font-style-complex="italic" style:font-weight-complex="bold"/>
    </style:style>
    <style:style style:name="T121" style:family="text">
      <style:text-properties fo:language="eo" fo:country="none" fo:font-style="italic" fo:font-weight="bold" style:font-name-asian="Times New Roman1" style:font-style-asian="italic" style:font-weight-asian="bold" style:font-name-complex="Times New Roman1" style:font-style-complex="italic" style:font-weight-complex="bold"/>
    </style:style>
    <style:style style:name="T122" style:family="text">
      <style:text-properties fo:language="eo" fo:country="none" fo:font-style="italic" fo:font-weight="bold" style:font-name-asian="Times New Roman1" style:language-asian="zxx" style:country-asian="none" style:font-style-asian="italic" style:font-weight-asian="bold" style:font-name-complex="Times New Roman1" style:font-style-complex="italic" style:font-weight-complex="bold"/>
    </style:style>
    <style:style style:name="T123" style:family="text">
      <style:text-properties fo:language="eo" fo:country="none" fo:font-style="italic" fo:font-weight="bold" style:font-name-asian="Times New Roman1" style:language-asian="be" style:country-asian="BY" style:font-style-asian="italic" style:font-weight-asian="bold" style:font-name-complex="Times New Roman1" style:font-style-complex="italic" style:font-weight-complex="bold"/>
    </style:style>
    <style:style style:name="T124" style:family="text">
      <style:text-properties fo:language="eo" fo:country="none" fo:font-style="italic" fo:font-weight="bold" style:font-name-asian="Times New Roman1" style:language-asian="xh" style:country-asian="ZA" style:font-style-asian="italic" style:font-weight-asian="bold" style:font-name-complex="Times New Roman1" style:font-style-complex="italic" style:font-weight-complex="bold"/>
    </style:style>
    <style:style style:name="T125" style:family="text">
      <style:text-properties fo:language="eo" fo:country="none" fo:font-style="italic" fo:font-weight="bold" style:font-style-asian="italic" style:font-weight-asian="bold" style:font-style-complex="italic" style:font-weight-complex="bold"/>
    </style:style>
    <style:style style:name="T126" style:family="text">
      <style:text-properties fo:language="eo" fo:country="none" fo:font-style="italic" fo:font-weight="bold" style:language-asian="be" style:country-asian="BY" style:font-style-asian="italic" style:font-weight-asian="bold" style:font-style-complex="italic" style:font-weight-complex="bold"/>
    </style:style>
    <style:style style:name="T127" style:family="text">
      <style:text-properties fo:language="eo" fo:country="none" fo:font-style="italic" fo:font-weight="bold" style:language-asian="zxx" style:country-asian="none" style:font-style-asian="italic" style:font-weight-asian="bold" style:font-style-complex="italic" style:font-weight-complex="bold"/>
    </style:style>
    <style:style style:name="T128" style:family="text">
      <style:text-properties fo:language="eo" fo:country="none" fo:font-style="italic" fo:font-weight="bold" style:language-asian="xh" style:country-asian="ZA" style:font-style-asian="italic" style:font-weight-asian="bold" style:font-style-complex="italic" style:font-weight-complex="bold"/>
    </style:style>
    <style:style style:name="T129" style:family="text">
      <style:text-properties fo:language="eo" fo:country="none" fo:font-style="italic" fo:font-weight="bold" style:language-asian="en" style:country-asian="US" style:font-style-asian="italic" style:font-weight-asian="bold" style:font-style-complex="italic" style:font-weight-complex="bold"/>
    </style:style>
    <style:style style:name="T130" style:family="text">
      <style:text-properties fo:language="eo" fo:country="none" fo:font-style="italic" style:language-asian="be" style:country-asian="BY" style:font-style-asian="italic" style:font-style-complex="italic"/>
    </style:style>
    <style:style style:name="T131" style:family="text">
      <style:text-properties fo:language="eo" fo:country="none" fo:font-style="italic" fo:font-weight="normal" style:language-asian="xh" style:country-asian="ZA" style:font-style-asian="italic" style:font-weight-asian="normal" style:font-style-complex="italic" style:font-weight-complex="normal"/>
    </style:style>
    <style:style style:name="T132" style:family="text">
      <style:text-properties fo:language="eo" fo:country="none" fo:font-style="italic" fo:font-weight="normal" style:language-asian="en" style:country-asian="US" style:font-style-asian="italic" style:font-weight-asian="normal" style:font-style-complex="italic" style:font-weight-complex="normal"/>
    </style:style>
    <style:style style:name="T133" style:family="text">
      <style:text-properties fo:language="eo" fo:country="none" fo:font-style="italic" fo:font-weight="normal" style:font-style-asian="italic" style:font-weight-asian="normal" style:font-style-complex="italic" style:font-weight-complex="normal"/>
    </style:style>
    <style:style style:name="T134" style:family="text">
      <style:text-properties fo:language="eo" fo:country="none"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135" style:family="text">
      <style:text-properties fo:language="eo" fo:country="none" fo:font-style="italic" fo:font-weight="normal" style:font-name-asian="Times New Roman1" style:language-asian="en" style:country-asian="US" style:font-style-asian="italic" style:font-weight-asian="normal" style:font-name-complex="Times New Roman1" style:font-style-complex="italic" style:font-weight-complex="normal"/>
    </style:style>
    <style:style style:name="T136" style:family="text">
      <style:text-properties fo:language="eo" fo:country="none" fo:font-style="italic" fo:font-weight="normal" style:font-name-asian="Times New Roman1" style:language-asian="xh" style:country-asian="ZA" style:font-style-asian="italic" style:font-weight-asian="normal" style:font-name-complex="Times New Roman1" style:font-style-complex="italic" style:font-weight-complex="normal"/>
    </style:style>
    <style:style style:name="T137" style:family="text">
      <style:text-properties fo:language="eo" fo:country="none" fo:font-style="italic" fo:font-weight="normal" fo:background-color="transparent" loext:char-shading-value="0" style:font-name-asian="Times New Roman1" style:language-asian="xh" style:country-asian="ZA" style:font-style-asian="italic" style:font-weight-asian="normal" style:font-name-complex="Times New Roman1" style:font-style-complex="italic" style:font-weight-complex="normal"/>
    </style:style>
    <style:style style:name="T138" style:family="text">
      <style:text-properties fo:language="eo" fo:country="none" fo:font-style="italic" fo:font-weight="normal" fo:background-color="transparent" loext:char-shading-value="0" style:font-name-asian="Times New Roman1" style:language-asian="be" style:country-asian="BY" style:font-style-asian="italic" style:font-weight-asian="normal" style:font-name-complex="Times New Roman1" style:font-style-complex="italic" style:font-weight-complex="normal"/>
    </style:style>
    <style:style style:name="T139" style:family="text">
      <style:text-properties fo:language="eo" fo:country="none" fo:font-style="italic" style:font-style-asian="italic" style:font-style-complex="italic"/>
    </style:style>
    <style:style style:name="T140" style:family="text">
      <style:text-properties fo:language="eo" fo:country="none" fo:font-style="italic" style:font-name-asian="Times New Roman1" style:language-asian="en" style:country-asian="US" style:font-style-asian="italic" style:font-name-complex="Times New Roman1" style:font-style-complex="italic"/>
    </style:style>
    <style:style style:name="T141" style:family="text">
      <style:text-properties fo:language="eo" fo:country="none" fo:font-style="italic" style:font-name-asian="Times New Roman1" style:font-style-asian="italic" style:font-name-complex="Times New Roman1" style:font-style-complex="italic"/>
    </style:style>
    <style:style style:name="T142" style:family="text">
      <style:text-properties fo:language="eo" fo:country="none" fo:font-style="italic" style:font-name-asian="Times New Roman1" style:language-asian="zxx" style:country-asian="none" style:font-style-asian="italic" style:font-name-complex="Times New Roman1" style:font-style-complex="italic"/>
    </style:style>
    <style:style style:name="T143" style:family="text">
      <style:text-properties fo:language="eo" fo:country="none" fo:font-style="italic" style:font-name-asian="Times New Roman1" style:language-asian="zxx" style:country-asian="none" style:font-style-asian="italic" style:font-name-complex="Times New Roman1" style:language-complex="zxx" style:country-complex="none" style:font-style-complex="italic"/>
    </style:style>
    <style:style style:name="T144" style:family="text">
      <style:text-properties fo:language="eo" fo:country="none" fo:font-style="italic" style:font-name-asian="Times New Roman1" style:language-asian="be" style:country-asian="BY" style:font-style-asian="italic" style:font-name-complex="Times New Roman1" style:font-style-complex="italic"/>
    </style:style>
    <style:style style:name="T145" style:family="text">
      <style:text-properties fo:language="eo" fo:country="none" fo:font-style="italic" style:font-name-asian="Times New Roman1" style:language-asian="xh" style:country-asian="ZA" style:font-style-asian="italic" style:font-name-complex="Times New Roman1" style:font-style-complex="italic"/>
    </style:style>
    <style:style style:name="T146" style:family="text">
      <style:text-properties fo:language="eo" fo:country="none" fo:font-style="italic" style:language-asian="zxx" style:country-asian="none" style:font-style-asian="italic" style:font-style-complex="italic"/>
    </style:style>
    <style:style style:name="T147" style:family="text">
      <style:text-properties fo:language="eo" fo:country="none" fo:font-style="italic" style:language-asian="en" style:country-asian="US" style:font-style-asian="italic" style:font-style-complex="italic"/>
    </style:style>
    <style:style style:name="T148" style:family="text">
      <style:text-properties fo:language="eo" fo:country="none" fo:font-style="italic" style:language-asian="xh" style:country-asian="ZA" style:font-style-asian="italic" style:font-style-complex="italic"/>
    </style:style>
    <style:style style:name="T149" style:family="text">
      <style:text-properties fo:language="eo" fo:country="none" fo:font-style="italic" fo:background-color="transparent" loext:char-shading-value="0" style:font-name-asian="Times New Roman1" style:language-asian="xh" style:country-asian="ZA" style:font-style-asian="italic" style:font-name-complex="Times New Roman1" style:font-style-complex="italic"/>
    </style:style>
    <style:style style:name="T150" style:family="text">
      <style:text-properties fo:language="eo" fo:country="none" fo:font-style="italic" fo:background-color="transparent" loext:char-shading-value="0" style:font-name-asian="Times New Roman1" style:language-asian="be" style:country-asian="BY" style:font-style-asian="italic" style:font-name-complex="Times New Roman1" style:font-style-complex="italic"/>
    </style:style>
    <style:style style:name="T151" style:family="text">
      <style:text-properties fo:language="eo" fo:country="none" fo:font-style="italic" fo:background-color="transparent" loext:char-shading-value="0" style:language-asian="xh" style:country-asian="ZA" style:font-style-asian="italic" style:font-style-complex="italic"/>
    </style:style>
    <style:style style:name="T152" style:family="text">
      <style:text-properties fo:language="eo" fo:country="none" fo:font-style="italic" fo:background-color="transparent" loext:char-shading-value="0" style:language-asian="en" style:country-asian="US" style:font-style-asian="italic" style:font-style-complex="italic"/>
    </style:style>
    <style:style style:name="T153" style:family="text">
      <style:text-properties fo:language="eo" fo:country="none" fo:font-weight="bold" style:font-weight-asian="bold" style:font-weight-complex="bold"/>
    </style:style>
    <style:style style:name="T154" style:family="text">
      <style:text-properties fo:language="eo" fo:country="none" fo:font-weight="bold" style:language-asian="xh" style:country-asian="ZA" style:font-weight-asian="bold" style:font-weight-complex="bold"/>
    </style:style>
    <style:style style:name="T155" style:family="text">
      <style:text-properties fo:language="eo" fo:country="none" fo:font-weight="bold" style:language-asian="en" style:country-asian="US" style:font-weight-asian="bold" style:font-weight-complex="bold"/>
    </style:style>
    <style:style style:name="T156" style:family="text">
      <style:text-properties fo:language="eo" fo:country="none" fo:font-weight="bold" style:language-asian="en" style:country-asian="US" style:font-weight-asian="bold" style:language-complex="zxx" style:country-complex="none" style:font-weight-complex="bold"/>
    </style:style>
    <style:style style:name="T157" style:family="text">
      <style:text-properties fo:language="eo" fo:country="none" fo:font-weight="bold" style:font-name-asian="Times New Roman1" style:language-asian="en" style:country-asian="US" style:font-weight-asian="bold" style:font-name-complex="Times New Roman1" style:language-complex="zxx" style:country-complex="none" style:font-weight-complex="bold"/>
    </style:style>
    <style:style style:name="T158" style:family="text">
      <style:text-properties fo:language="eo" fo:country="none" fo:font-weight="bold" style:font-name-asian="Times New Roman1" style:language-asian="be" style:country-asian="BY" style:font-weight-asian="bold" style:font-name-complex="Times New Roman1" style:language-complex="zxx" style:country-complex="none" style:font-weight-complex="bold"/>
    </style:style>
    <style:style style:name="T159" style:family="text">
      <style:text-properties fo:language="eo" fo:country="none" fo:font-weight="bold" style:font-name-asian="Microsoft Sans Serif" style:language-asian="en" style:country-asian="US" style:font-weight-asian="bold" style:font-name-complex="Microsoft Sans Serif" style:language-complex="zxx" style:country-complex="none" style:font-weight-complex="bold"/>
    </style:style>
    <style:style style:name="T160" style:family="text">
      <style:text-properties fo:language="eo" fo:country="none" style:language-asian="zxx" style:country-asian="none"/>
    </style:style>
    <style:style style:name="T161" style:family="text">
      <style:text-properties fo:language="eo" fo:country="none" fo:font-style="normal" style:language-asian="be" style:country-asian="BY" style:font-style-asian="normal" style:font-style-complex="normal"/>
    </style:style>
    <style:style style:name="T162" style:family="text">
      <style:text-properties fo:language="eo" fo:country="none" fo:font-style="normal" style:font-name-asian="Times New Roman1" style:language-asian="zxx" style:country-asian="none" style:font-style-asian="normal" style:font-name-complex="Times New Roman1" style:font-style-complex="normal"/>
    </style:style>
    <style:style style:name="T163" style:family="text">
      <style:text-properties fo:language="eo" fo:country="none" fo:font-style="normal" style:font-name-asian="Times New Roman1" style:language-asian="be" style:country-asian="BY" style:font-style-asian="normal" style:font-name-complex="Times New Roman1" style:font-style-complex="normal"/>
    </style:style>
    <style:style style:name="T164" style:family="text">
      <style:text-properties fo:language="eo" fo:country="none" fo:font-style="normal" style:language-asian="xh" style:country-asian="ZA" style:font-style-asian="normal" style:font-style-complex="normal"/>
    </style:style>
    <style:style style:name="T165" style:family="text">
      <style:text-properties fo:language="eo" fo:country="none" fo:font-style="normal" style:language-asian="en" style:country-asian="US" style:font-style-asian="normal" style:font-style-complex="normal"/>
    </style:style>
    <style:style style:name="T166" style:family="text">
      <style:text-properties fo:language="eo" fo:country="none" fo:font-style="normal" style:font-style-asian="normal" style:font-style-complex="normal"/>
    </style:style>
    <style:style style:name="T167" style:family="text">
      <style:text-properties fo:language="eo" fo:country="none" fo:font-style="normal" fo:font-weight="normal" style:language-asian="xh" style:country-asian="ZA" style:font-style-asian="normal" style:font-weight-asian="normal" style:font-style-complex="normal" style:font-weight-complex="normal"/>
    </style:style>
    <style:style style:name="T168" style:family="text">
      <style:text-properties fo:language="eo" fo:country="none" fo:font-style="normal" fo:font-weight="normal" style:language-asian="en" style:country-asian="US" style:font-style-asian="normal" style:font-weight-asian="normal" style:font-style-complex="normal" style:font-weight-complex="normal"/>
    </style:style>
    <style:style style:name="T169" style:family="text">
      <style:text-properties fo:language="eo" fo:country="none" fo:font-style="normal" fo:font-weight="normal" style:font-style-asian="normal" style:font-weight-asian="normal" style:font-style-complex="normal" style:font-weight-complex="normal"/>
    </style:style>
    <style:style style:name="T170" style:family="text">
      <style:text-properties fo:language="eo" fo:country="none"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171" style:family="text">
      <style:text-properties fo:language="eo" fo:country="none" fo:font-style="normal" fo:font-weight="normal" style:font-name-asian="Times New Roman1" style:language-asian="xh" style:country-asian="ZA" style:font-style-asian="normal" style:font-weight-asian="normal" style:font-name-complex="Times New Roman1" style:font-style-complex="normal" style:font-weight-complex="normal"/>
    </style:style>
    <style:style style:name="T172" style:family="text">
      <style:text-properties fo:language="eo" fo:country="none" fo:font-style="normal" fo:font-weight="bold" style:language-asian="xh" style:country-asian="ZA" style:font-style-asian="normal" style:font-weight-asian="bold" style:font-style-complex="normal" style:font-weight-complex="bold"/>
    </style:style>
    <style:style style:name="T173" style:family="text">
      <style:text-properties fo:language="eo" fo:country="none" fo:font-style="normal" fo:font-weight="bold" style:language-asian="en" style:country-asian="US" style:font-style-asian="normal" style:font-weight-asian="bold" style:language-complex="zxx" style:country-complex="none" style:font-style-complex="normal" style:font-weight-complex="bold"/>
    </style:style>
    <style:style style:name="T174" style:family="text">
      <style:text-properties fo:language="eo" fo:country="none" style:language-asian="en" style:country-asian="US"/>
    </style:style>
    <style:style style:name="T175" style:family="text">
      <style:text-properties fo:language="eo" fo:country="none" style:language-asian="be" style:country-asian="BY"/>
    </style:style>
    <style:style style:name="T176" style:family="text">
      <style:text-properties fo:language="eo" fo:country="none" style:language-asian="xh" style:country-asian="ZA"/>
    </style:style>
    <style:style style:name="T177" style:family="text">
      <style:text-properties fo:language="eo" fo:country="none" fo:font-weight="normal" style:language-asian="xh" style:country-asian="ZA" style:font-weight-asian="normal" style:font-weight-complex="normal"/>
    </style:style>
    <style:style style:name="T178" style:family="text">
      <style:text-properties fo:language="eo" fo:country="none" fo:font-weight="normal" style:language-asian="en" style:country-asian="US" style:font-weight-asian="normal" style:font-weight-complex="normal"/>
    </style:style>
    <style:style style:name="T179" style:family="text">
      <style:text-properties fo:language="eo" fo:country="none" fo:font-weight="normal" style:font-name-asian="Times New Roman1" style:language-asian="be" style:country-asian="BY" style:font-weight-asian="normal" style:font-name-complex="Times New Roman1" style:font-weight-complex="normal"/>
    </style:style>
    <style:style style:name="T180" style:family="text">
      <style:text-properties fo:language="eo" fo:country="none" fo:font-weight="normal" style:font-name-asian="Times New Roman1" style:language-asian="xh" style:country-asian="ZA" style:font-weight-asian="normal" style:font-name-complex="Times New Roman1" style:font-weight-complex="normal"/>
    </style:style>
    <style:style style:name="T181" style:family="text">
      <style:text-properties fo:language="eo" fo:country="none" fo:font-weight="normal" style:font-name-asian="Times New Roman1" style:font-weight-asian="normal" style:font-name-complex="Times New Roman1" style:font-weight-complex="normal"/>
    </style:style>
    <style:style style:name="T182" style:family="text">
      <style:text-properties fo:language="eo" fo:country="none" fo:font-weight="normal" style:font-name-asian="Times New Roman1" style:language-asian="en" style:country-asian="US" style:font-weight-asian="normal" style:font-name-complex="Times New Roman1" style:font-weight-complex="normal"/>
    </style:style>
    <style:style style:name="T183" style:family="text">
      <style:text-properties fo:language="eo" fo:country="none" fo:font-weight="normal" style:font-weight-asian="normal" style:font-weight-complex="normal"/>
    </style:style>
    <style:style style:name="T184" style:family="text">
      <style:text-properties fo:language="eo" fo:country="none" fo:font-weight="normal" fo:background-color="transparent" loext:char-shading-value="0" style:language-asian="xh" style:country-asian="ZA" style:font-weight-asian="normal" style:font-weight-complex="normal"/>
    </style:style>
    <style:style style:name="T185" style:family="text">
      <style:text-properties fo:language="eo" fo:country="none" fo:font-weight="normal" fo:background-color="transparent" loext:char-shading-value="0" style:font-weight-asian="normal" style:font-weight-complex="normal"/>
    </style:style>
    <style:style style:name="T186" style:family="text">
      <style:text-properties fo:language="eo" fo:country="none" fo:font-weight="normal" fo:background-color="transparent" loext:char-shading-value="0" style:font-name-asian="Times New Roman1" style:font-weight-asian="normal" style:font-name-complex="Times New Roman1" style:font-weight-complex="normal"/>
    </style:style>
    <style:style style:name="T187" style:family="text">
      <style:text-properties fo:language="eo" fo:country="none" fo:background-color="transparent" loext:char-shading-value="0"/>
    </style:style>
    <style:style style:name="T188" style:family="text">
      <style:text-properties fo:letter-spacing="normal"/>
    </style:style>
    <style:style style:name="T189" style:family="text">
      <style:text-properties fo:letter-spacing="normal" fo:language="be" fo:country="BY" style:language-asian="be" style:country-asian="BY"/>
    </style:style>
    <style:style style:name="T190" style:family="text">
      <style:text-properties fo:letter-spacing="normal" fo:language="be" fo:country="BY" fo:font-style="italic" fo:font-weight="normal" style:language-asian="be" style:country-asian="BY" style:font-style-asian="italic" style:font-weight-asian="normal" style:font-style-complex="italic" style:font-weight-complex="normal"/>
    </style:style>
    <style:style style:name="T191" style:family="text">
      <style:text-properties fo:letter-spacing="normal" fo:language="be" fo:country="BY"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192" style:family="text">
      <style:text-properties fo:letter-spacing="normal" fo:language="be" fo:country="BY" fo:font-style="italic" style:language-asian="be" style:country-asian="BY" style:font-style-asian="italic" style:font-style-complex="italic"/>
    </style:style>
    <style:style style:name="T193" style:family="text">
      <style:text-properties fo:letter-spacing="normal" fo:language="be" fo:country="BY" fo:font-style="italic" officeooo:rsid="0013048e" style:language-asian="be" style:country-asian="BY" style:font-style-asian="italic" style:font-style-complex="italic"/>
    </style:style>
    <style:style style:name="T194" style:family="text">
      <style:text-properties fo:letter-spacing="normal" fo:language="be" fo:country="BY" fo:font-style="italic" fo:font-weight="bold" style:font-name-asian="Times New Roman1" style:language-asian="be" style:country-asian="BY" style:font-style-asian="italic" style:font-weight-asian="bold" style:font-name-complex="Times New Roman1" style:font-style-complex="italic" style:font-weight-complex="bold"/>
    </style:style>
    <style:style style:name="T195" style:family="text">
      <style:text-properties fo:letter-spacing="normal" fo:language="be" fo:country="BY" fo:font-style="italic" fo:font-weight="bold" style:font-name-asian="Times New Roman1" style:language-asian="xh" style:country-asian="ZA" style:font-style-asian="italic" style:font-weight-asian="bold" style:font-name-complex="Times New Roman1" style:font-style-complex="italic" style:font-weight-complex="bold"/>
    </style:style>
    <style:style style:name="T196" style:family="text">
      <style:text-properties fo:letter-spacing="normal" fo:language="be" fo:country="BY" fo:font-style="italic" style:font-name-asian="Times New Roman1" style:language-asian="be" style:country-asian="BY" style:font-style-asian="italic" style:font-name-complex="Times New Roman1" style:font-style-complex="italic"/>
    </style:style>
    <style:style style:name="T197" style:family="text">
      <style:text-properties fo:letter-spacing="normal" fo:language="be" fo:country="BY" fo:font-style="italic" style:font-name-asian="Georgia" style:language-asian="be" style:country-asian="BY" style:font-style-asian="italic" style:font-name-complex="Georgia" style:font-style-complex="italic"/>
    </style:style>
    <style:style style:name="T198" style:family="text">
      <style:text-properties fo:letter-spacing="normal" fo:language="be" fo:country="BY" fo:font-style="italic" fo:background-color="transparent" loext:char-shading-value="0" style:font-name-asian="Georgia" style:language-asian="be" style:country-asian="BY" style:font-style-asian="italic" style:font-name-complex="Georgia" style:font-style-complex="italic"/>
    </style:style>
    <style:style style:name="T199" style:family="text">
      <style:text-properties fo:letter-spacing="normal" fo:language="be" fo:country="BY" fo:font-style="normal" fo:font-weight="normal" style:language-asian="be" style:country-asian="BY" style:font-style-asian="normal" style:font-weight-asian="normal" style:font-style-complex="normal" style:font-weight-complex="normal"/>
    </style:style>
    <style:style style:name="T200" style:family="text">
      <style:text-properties fo:letter-spacing="normal" fo:language="be" fo:country="BY" fo:font-style="normal" fo:font-weight="normal" style:language-asian="en" style:country-asian="US" style:font-style-asian="normal" style:font-weight-asian="normal" style:font-style-complex="normal" style:font-weight-complex="normal"/>
    </style:style>
    <style:style style:name="T201" style:family="text">
      <style:text-properties fo:letter-spacing="normal" fo:language="be" fo:country="BY" fo:font-style="normal" fo:font-weight="normal" style:font-style-asian="normal" style:font-weight-asian="normal" style:font-style-complex="normal" style:font-weight-complex="normal"/>
    </style:style>
    <style:style style:name="T202" style:family="text">
      <style:text-properties fo:letter-spacing="normal" fo:language="be" fo:country="BY"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203" style:family="text">
      <style:text-properties fo:letter-spacing="normal" fo:language="be" fo:country="BY" fo:font-style="normal" fo:font-weight="normal" style:font-name-asian="Times New Roman1" style:language-asian="xh" style:country-asian="ZA" style:font-style-asian="normal" style:font-weight-asian="normal" style:font-name-complex="Times New Roman1" style:font-style-complex="normal" style:font-weight-complex="normal"/>
    </style:style>
    <style:style style:name="T204" style:family="text">
      <style:text-properties fo:letter-spacing="normal" fo:language="be" fo:country="BY" fo:font-style="normal" fo:font-weight="normal" style:language-asian="xh" style:country-asian="ZA" style:font-style-asian="normal" style:font-weight-asian="normal" style:font-style-complex="normal" style:font-weight-complex="normal"/>
    </style:style>
    <style:style style:name="T205" style:family="text">
      <style:text-properties fo:letter-spacing="normal" fo:language="be" fo:country="BY" fo:font-style="normal" style:language-asian="be" style:country-asian="BY" style:font-style-asian="normal" style:font-style-complex="normal"/>
    </style:style>
    <style:style style:name="T206" style:family="text">
      <style:text-properties fo:letter-spacing="normal" fo:language="be" fo:country="BY" fo:font-style="normal" style:font-name-asian="Georgia" style:language-asian="be" style:country-asian="BY" style:font-style-asian="normal" style:font-name-complex="Georgia" style:font-style-complex="normal"/>
    </style:style>
    <style:style style:name="T207" style:family="text">
      <style:text-properties fo:letter-spacing="normal" fo:language="be" fo:country="BY" fo:font-style="normal" style:font-name-asian="Microsoft Sans Serif" style:language-asian="be" style:country-asian="BY" style:font-style-asian="normal" style:font-name-complex="Microsoft Sans Serif" style:font-style-complex="normal"/>
    </style:style>
    <style:style style:name="T208" style:family="text">
      <style:text-properties fo:letter-spacing="normal" fo:language="be" fo:country="BY" fo:font-style="normal" style:font-name-asian="Times New Roman1" style:language-asian="be" style:country-asian="BY" style:font-style-asian="normal" style:font-name-complex="Times New Roman1" style:font-style-complex="normal"/>
    </style:style>
    <style:style style:name="T209" style:family="text">
      <style:text-properties fo:letter-spacing="normal" fo:language="be" fo:country="BY" fo:font-style="normal" style:font-name-asian="Times New Roman1" style:language-asian="zxx" style:country-asian="none" style:font-style-asian="normal" style:font-name-complex="Times New Roman1" style:font-style-complex="normal"/>
    </style:style>
    <style:style style:name="T210" style:family="text">
      <style:text-properties fo:letter-spacing="normal" fo:language="be" fo:country="BY" fo:font-style="normal" fo:font-weight="bold" style:font-name-asian="Times New Roman1" style:language-asian="be" style:country-asian="BY" style:font-style-asian="normal" style:font-weight-asian="bold" style:font-name-complex="Times New Roman1" style:font-style-complex="normal" style:font-weight-complex="bold"/>
    </style:style>
    <style:style style:name="T211" style:family="text">
      <style:text-properties fo:letter-spacing="normal" fo:language="be" fo:country="BY" style:font-name-asian="Times New Roman1" style:language-asian="be" style:country-asian="BY" style:font-name-complex="Times New Roman1"/>
    </style:style>
    <style:style style:name="T212" style:family="text">
      <style:text-properties fo:letter-spacing="normal" fo:language="be" fo:country="BY" fo:font-weight="normal" style:font-name-asian="Times New Roman1" style:language-asian="be" style:country-asian="BY" style:font-weight-asian="normal" style:font-name-complex="Times New Roman1" style:font-weight-complex="normal"/>
    </style:style>
    <style:style style:name="T213" style:family="text">
      <style:text-properties fo:letter-spacing="normal" fo:language="be" fo:country="BY" fo:font-weight="normal" officeooo:rsid="0013048e" style:font-name-asian="Times New Roman1" style:language-asian="be" style:country-asian="BY" style:font-weight-asian="normal" style:font-name-complex="Times New Roman1" style:font-weight-complex="normal"/>
    </style:style>
    <style:style style:name="T214" style:family="text">
      <style:text-properties fo:letter-spacing="normal" fo:language="be" fo:country="BY" fo:font-weight="normal" style:font-name-asian="Microsoft Sans Serif" style:language-asian="be" style:country-asian="BY" style:font-weight-asian="normal" style:font-name-complex="Microsoft Sans Serif" style:font-weight-complex="normal"/>
    </style:style>
    <style:style style:name="T215" style:family="text">
      <style:text-properties fo:letter-spacing="normal" fo:language="be" fo:country="BY" style:font-name-asian="Microsoft Sans Serif" style:language-asian="be" style:country-asian="BY" style:font-name-complex="Microsoft Sans Serif"/>
    </style:style>
    <style:style style:name="T216" style:family="text">
      <style:text-properties fo:letter-spacing="normal" fo:font-style="italic" style:font-style-asian="italic" style:font-style-complex="italic"/>
    </style:style>
    <style:style style:name="T217" style:family="text">
      <style:text-properties fo:letter-spacing="normal" fo:font-style="italic" fo:font-weight="bold" style:font-style-asian="italic" style:font-weight-asian="bold" style:font-style-complex="italic" style:font-weight-complex="bold"/>
    </style:style>
    <style:style style:name="T218" style:family="text">
      <style:text-properties fo:letter-spacing="normal" fo:font-style="italic" fo:font-weight="normal" style:font-style-asian="italic" style:font-weight-asian="normal" style:font-style-complex="italic" style:font-weight-complex="normal"/>
    </style:style>
    <style:style style:name="T219" style:family="text">
      <style:text-properties fo:letter-spacing="normal" fo:font-style="italic" style:font-name-asian="Times New Roman1" style:language-asian="be" style:country-asian="BY" style:font-style-asian="italic" style:font-name-complex="Times New Roman1" style:font-style-complex="italic"/>
    </style:style>
    <style:style style:name="T220" style:family="text">
      <style:text-properties fo:letter-spacing="normal" fo:font-style="italic" style:font-name-asian="Times New Roman1" style:font-style-asian="italic" style:font-name-complex="Times New Roman1" style:font-style-complex="italic"/>
    </style:style>
    <style:style style:name="T221" style:family="text">
      <style:text-properties fo:letter-spacing="normal" fo:font-style="italic" style:language-asian="en" style:country-asian="US" style:font-style-asian="italic" style:font-style-complex="italic"/>
    </style:style>
    <style:style style:name="T222" style:family="text">
      <style:text-properties fo:letter-spacing="normal" fo:font-style="italic" style:language-asian="zxx" style:country-asian="none" style:font-style-asian="italic" style:font-style-complex="italic"/>
    </style:style>
    <style:style style:name="T223" style:family="text">
      <style:text-properties fo:letter-spacing="normal" fo:language="en" fo:country="US"/>
    </style:style>
    <style:style style:name="T224" style:family="text">
      <style:text-properties fo:letter-spacing="normal" fo:language="en" fo:country="US" fo:font-style="italic" style:font-style-asian="italic" style:font-style-complex="italic"/>
    </style:style>
    <style:style style:name="T225" style:family="text">
      <style:text-properties fo:letter-spacing="normal" fo:language="en" fo:country="US" fo:font-style="italic" style:font-name-asian="Times New Roman1" style:language-asian="en" style:country-asian="US" style:font-style-asian="italic" style:font-name-complex="Times New Roman1" style:font-style-complex="italic"/>
    </style:style>
    <style:style style:name="T226" style:family="text">
      <style:text-properties fo:letter-spacing="normal" fo:language="en" fo:country="US" fo:font-style="italic" style:font-name-asian="Times New Roman1" style:language-asian="zxx" style:country-asian="none" style:font-style-asian="italic" style:font-name-complex="Times New Roman1" style:font-style-complex="italic"/>
    </style:style>
    <style:style style:name="T227" style:family="text">
      <style:text-properties fo:letter-spacing="normal" fo:language="en" fo:country="US" fo:font-style="italic" fo:font-weight="bold" style:font-style-asian="italic" style:font-weight-asian="bold" style:font-style-complex="italic" style:font-weight-complex="bold"/>
    </style:style>
    <style:style style:name="T228" style:family="text">
      <style:text-properties fo:letter-spacing="normal" fo:language="en" fo:country="US" fo:font-style="italic" fo:font-weight="normal" style:language-asian="be" style:country-asian="BY" style:font-style-asian="italic" style:font-weight-asian="normal" style:font-style-complex="italic" style:font-weight-complex="normal"/>
    </style:style>
    <style:style style:name="T229" style:family="text">
      <style:text-properties fo:letter-spacing="normal" fo:language="en" fo:country="US" fo:font-style="italic" fo:font-weight="normal" style:language-asian="en" style:country-asian="US" style:font-style-asian="italic" style:font-weight-asian="normal" style:font-style-complex="italic" style:font-weight-complex="normal"/>
    </style:style>
    <style:style style:name="T230" style:family="text">
      <style:text-properties fo:letter-spacing="normal" fo:language="en" fo:country="US"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231" style:family="text">
      <style:text-properties fo:letter-spacing="normal" fo:language="en" fo:country="US" fo:font-style="italic" fo:font-weight="normal" style:font-name-asian="Times New Roman1" style:language-asian="en" style:country-asian="US" style:font-style-asian="italic" style:font-weight-asian="normal" style:font-name-complex="Times New Roman1" style:font-style-complex="italic" style:font-weight-complex="normal"/>
    </style:style>
    <style:style style:name="T232" style:family="text">
      <style:text-properties fo:letter-spacing="normal" fo:language="en" fo:country="US" fo:font-style="italic" fo:font-weight="normal" fo:background-color="transparent" loext:char-shading-value="0" style:language-asian="xh" style:country-asian="ZA" style:font-style-asian="italic" style:font-weight-asian="normal" style:font-style-complex="italic" style:font-weight-complex="normal"/>
    </style:style>
    <style:style style:name="T233" style:family="text">
      <style:text-properties fo:letter-spacing="normal" fo:language="en" fo:country="US" fo:font-style="italic" style:language-asian="en" style:country-asian="US" style:font-style-asian="italic" style:font-style-complex="italic"/>
    </style:style>
    <style:style style:name="T234" style:family="text">
      <style:text-properties fo:letter-spacing="normal" fo:language="en" fo:country="US" fo:font-style="italic" fo:background-color="transparent" loext:char-shading-value="0" style:font-name-asian="Times New Roman1" style:language-asian="xh" style:country-asian="ZA" style:font-style-asian="italic" style:font-name-complex="Times New Roman1" style:font-style-complex="italic"/>
    </style:style>
    <style:style style:name="T235" style:family="text">
      <style:text-properties fo:letter-spacing="normal" fo:language="en" fo:country="US" style:font-name-asian="Times New Roman1" style:language-asian="zxx" style:country-asian="none" style:font-name-complex="Times New Roman1"/>
    </style:style>
    <style:style style:name="T236" style:family="text">
      <style:text-properties fo:letter-spacing="normal" fo:language="en" fo:country="US" fo:font-style="normal" fo:font-weight="normal" style:language-asian="be" style:country-asian="BY" style:font-style-asian="normal" style:font-weight-asian="normal" style:font-style-complex="normal" style:font-weight-complex="normal"/>
    </style:style>
    <style:style style:name="T237" style:family="text">
      <style:text-properties fo:letter-spacing="normal" fo:language="en" fo:country="US" fo:font-style="normal" fo:font-weight="normal" style:language-asian="en" style:country-asian="US" style:font-style-asian="normal" style:font-weight-asian="normal" style:font-style-complex="normal" style:font-weight-complex="normal"/>
    </style:style>
    <style:style style:name="T238" style:family="text">
      <style:text-properties fo:letter-spacing="normal" fo:language="en" fo:country="US" fo:font-style="normal" fo:font-weight="normal" style:language-asian="xh" style:country-asian="ZA" style:font-style-asian="normal" style:font-weight-asian="normal" style:font-style-complex="normal" style:font-weight-complex="normal"/>
    </style:style>
    <style:style style:name="T239" style:family="text">
      <style:text-properties fo:letter-spacing="normal" fo:language="en" fo:country="US" fo:font-style="normal" fo:font-weight="normal" style:font-name-asian="Times New Roman1" style:language-asian="en" style:country-asian="US" style:font-style-asian="normal" style:font-weight-asian="normal" style:font-name-complex="Times New Roman1" style:font-style-complex="normal" style:font-weight-complex="normal"/>
    </style:style>
    <style:style style:name="T240" style:family="text">
      <style:text-properties fo:letter-spacing="normal" fo:language="en" fo:country="US" fo:font-style="normal" fo:font-weight="normal" style:font-style-asian="normal" style:font-weight-asian="normal" style:font-style-complex="normal" style:font-weight-complex="normal"/>
    </style:style>
    <style:style style:name="T241" style:family="text">
      <style:text-properties fo:letter-spacing="normal" fo:language="en" fo:country="US" fo:font-style="normal" style:language-asian="be" style:country-asian="BY" style:font-style-asian="normal" style:font-style-complex="normal"/>
    </style:style>
    <style:style style:name="T242" style:family="text">
      <style:text-properties fo:letter-spacing="normal" fo:language="en" fo:country="US" fo:font-style="normal" style:font-name-asian="Times New Roman1" style:language-asian="be" style:country-asian="BY" style:font-style-asian="normal" style:font-name-complex="Times New Roman1" style:font-style-complex="normal"/>
    </style:style>
    <style:style style:name="T243" style:family="text">
      <style:text-properties fo:letter-spacing="normal" fo:language="en" fo:country="US" fo:font-style="normal" style:font-name-asian="Times New Roman1" style:language-asian="zxx" style:country-asian="none" style:font-style-asian="normal" style:font-name-complex="Times New Roman1" style:font-style-complex="normal"/>
    </style:style>
    <style:style style:name="T244" style:family="text">
      <style:text-properties fo:letter-spacing="normal" fo:language="en" fo:country="US" fo:font-style="normal" style:font-name-asian="Microsoft Sans Serif" style:language-asian="en" style:country-asian="US" style:font-style-asian="normal" style:font-name-complex="Microsoft Sans Serif" style:font-style-complex="normal"/>
    </style:style>
    <style:style style:name="T245" style:family="text">
      <style:text-properties fo:letter-spacing="normal" fo:language="en" fo:country="US" style:font-name-asian="Microsoft Sans Serif" style:language-asian="en" style:country-asian="US" style:font-name-complex="Microsoft Sans Serif"/>
    </style:style>
    <style:style style:name="T246" style:family="text">
      <style:text-properties fo:letter-spacing="normal" fo:language="en" fo:country="US" fo:font-weight="normal" style:font-name-asian="Microsoft Sans Serif" style:language-asian="en" style:country-asian="US" style:font-weight-asian="normal" style:font-name-complex="Microsoft Sans Serif" style:font-weight-complex="normal"/>
    </style:style>
    <style:style style:name="T247" style:family="text">
      <style:text-properties fo:letter-spacing="normal" fo:language="en" fo:country="US" fo:font-weight="normal" style:language-asian="en" style:country-asian="US" style:font-weight-asian="normal" style:font-weight-complex="normal"/>
    </style:style>
    <style:style style:name="T248" style:family="text">
      <style:text-properties fo:letter-spacing="normal" fo:language="en" fo:country="US" fo:font-weight="bold" style:language-asian="en" style:country-asian="US" style:font-weight-asian="bold" style:font-weight-complex="bold"/>
    </style:style>
    <style:style style:name="T249" style:family="text">
      <style:text-properties fo:letter-spacing="normal" fo:language="en" fo:country="US" style:language-asian="en" style:country-asian="US"/>
    </style:style>
    <style:style style:name="T250" style:family="text">
      <style:text-properties fo:letter-spacing="normal" fo:language="zxx" fo:country="none" fo:font-style="italic" style:font-name-asian="Times New Roman1" style:language-asian="zxx" style:country-asian="none" style:font-style-asian="italic" style:font-name-complex="Times New Roman1" style:font-style-complex="italic"/>
    </style:style>
    <style:style style:name="T251" style:family="text">
      <style:text-properties fo:letter-spacing="normal" fo:language="zxx" fo:country="none" fo:font-style="italic" fo:font-weight="bold" style:font-name-asian="Times New Roman1" style:language-asian="zxx" style:country-asian="none" style:font-style-asian="italic" style:font-weight-asian="bold" style:font-name-complex="Times New Roman1" style:font-style-complex="italic" style:font-weight-complex="bold"/>
    </style:style>
    <style:style style:name="T252" style:family="text">
      <style:text-properties fo:letter-spacing="normal" fo:language="zxx" fo:country="none" fo:font-style="italic" style:language-asian="zxx" style:country-asian="none" style:font-style-asian="italic" style:font-style-complex="italic"/>
    </style:style>
    <style:style style:name="T253" style:family="text">
      <style:text-properties fo:letter-spacing="normal" fo:language="zxx" fo:country="none" fo:font-style="italic" fo:font-weight="normal" style:language-asian="zxx" style:country-asian="none" style:font-style-asian="italic" style:font-weight-asian="normal" style:font-style-complex="italic" style:font-weight-complex="normal"/>
    </style:style>
    <style:style style:name="T254" style:family="text">
      <style:text-properties fo:letter-spacing="normal" fo:language="zxx" fo:country="none" fo:font-style="italic" fo:font-weight="normal" style:font-name-asian="Times New Roman1" style:language-asian="zxx" style:country-asian="none" style:font-style-asian="italic" style:font-weight-asian="normal" style:font-name-complex="Times New Roman1" style:font-style-complex="italic" style:font-weight-complex="normal"/>
    </style:style>
    <style:style style:name="T255" style:family="text">
      <style:text-properties fo:letter-spacing="normal" fo:language="zxx" fo:country="none" style:font-name-asian="Times New Roman1" style:language-asian="zxx" style:country-asian="none" style:font-name-complex="Times New Roman1"/>
    </style:style>
    <style:style style:name="T256" style:family="text">
      <style:text-properties fo:letter-spacing="normal" fo:language="zxx" fo:country="none" fo:font-style="normal" fo:font-weight="normal" style:font-name-asian="Times New Roman1" style:language-asian="zxx" style:country-asian="none" style:font-style-asian="normal" style:font-weight-asian="normal" style:font-name-complex="Times New Roman1" style:font-style-complex="normal" style:font-weight-complex="normal"/>
    </style:style>
    <style:style style:name="T257" style:family="text">
      <style:text-properties fo:letter-spacing="normal" fo:language="zxx" fo:country="none" fo:font-style="normal" style:font-name-asian="Times New Roman1" style:language-asian="zxx" style:country-asian="none" style:font-style-asian="normal" style:font-name-complex="Times New Roman1" style:font-style-complex="normal"/>
    </style:style>
    <style:style style:name="T258" style:family="text">
      <style:text-properties fo:letter-spacing="normal" fo:language="eo" fo:country="none"/>
    </style:style>
    <style:style style:name="T259" style:family="text">
      <style:text-properties fo:letter-spacing="normal" fo:language="eo" fo:country="none" fo:font-style="italic" fo:font-weight="bold" style:font-name-asian="Times New Roman1" style:language-asian="en" style:country-asian="US" style:font-style-asian="italic" style:font-weight-asian="bold" style:font-name-complex="Times New Roman1" style:font-style-complex="italic" style:font-weight-complex="bold"/>
    </style:style>
    <style:style style:name="T260" style:family="text">
      <style:text-properties fo:letter-spacing="normal" fo:language="eo" fo:country="none" fo:font-style="italic" fo:font-weight="bold" style:font-name-asian="Times New Roman1" style:language-asian="zxx" style:country-asian="none" style:font-style-asian="italic" style:font-weight-asian="bold" style:font-name-complex="Times New Roman1" style:font-style-complex="italic" style:font-weight-complex="bold"/>
    </style:style>
    <style:style style:name="T261" style:family="text">
      <style:text-properties fo:letter-spacing="normal" fo:language="eo" fo:country="none" fo:font-style="italic" fo:font-weight="bold" style:font-name-asian="Times New Roman1" style:language-asian="be" style:country-asian="BY" style:font-style-asian="italic" style:font-weight-asian="bold" style:font-name-complex="Times New Roman1" style:font-style-complex="italic" style:font-weight-complex="bold"/>
    </style:style>
    <style:style style:name="T262" style:family="text">
      <style:text-properties fo:letter-spacing="normal" fo:language="eo" fo:country="none" fo:font-style="italic" fo:font-weight="bold" style:font-name-asian="Times New Roman1" style:language-asian="xh" style:country-asian="ZA" style:font-style-asian="italic" style:font-weight-asian="bold" style:font-name-complex="Times New Roman1" style:font-style-complex="italic" style:font-weight-complex="bold"/>
    </style:style>
    <style:style style:name="T263" style:family="text">
      <style:text-properties fo:letter-spacing="normal" fo:language="eo" fo:country="none" fo:font-style="italic" fo:font-weight="bold" style:font-style-asian="italic" style:font-weight-asian="bold" style:font-style-complex="italic" style:font-weight-complex="bold"/>
    </style:style>
    <style:style style:name="T264" style:family="text">
      <style:text-properties fo:letter-spacing="normal" fo:language="eo" fo:country="none" fo:font-style="italic" fo:font-weight="bold" style:language-asian="be" style:country-asian="BY" style:font-style-asian="italic" style:font-weight-asian="bold" style:font-style-complex="italic" style:font-weight-complex="bold"/>
    </style:style>
    <style:style style:name="T265" style:family="text">
      <style:text-properties fo:letter-spacing="normal" fo:language="eo" fo:country="none" fo:font-style="italic" fo:font-weight="bold" style:language-asian="en" style:country-asian="US" style:font-style-asian="italic" style:font-weight-asian="bold" style:font-style-complex="italic" style:font-weight-complex="bold"/>
    </style:style>
    <style:style style:name="T266" style:family="text">
      <style:text-properties fo:letter-spacing="normal" fo:language="eo" fo:country="none" fo:font-style="italic" fo:font-weight="bold" style:language-asian="zxx" style:country-asian="none" style:font-style-asian="italic" style:font-weight-asian="bold" style:font-style-complex="italic" style:font-weight-complex="bold"/>
    </style:style>
    <style:style style:name="T267" style:family="text">
      <style:text-properties fo:letter-spacing="normal" fo:language="eo" fo:country="none" fo:font-style="italic" fo:font-weight="bold" style:language-asian="xh" style:country-asian="ZA" style:font-style-asian="italic" style:font-weight-asian="bold" style:font-style-complex="italic" style:font-weight-complex="bold"/>
    </style:style>
    <style:style style:name="T268" style:family="text">
      <style:text-properties fo:letter-spacing="normal" fo:language="eo" fo:country="none" fo:font-style="italic" style:font-name-asian="Times New Roman1" style:language-asian="zxx" style:country-asian="none" style:font-style-asian="italic" style:font-name-complex="Times New Roman1" style:font-style-complex="italic"/>
    </style:style>
    <style:style style:name="T269" style:family="text">
      <style:text-properties fo:letter-spacing="normal" fo:language="eo" fo:country="none" fo:font-style="italic" style:font-name-asian="Times New Roman1" style:language-asian="en" style:country-asian="US" style:font-style-asian="italic" style:font-name-complex="Times New Roman1" style:font-style-complex="italic"/>
    </style:style>
    <style:style style:name="T270" style:family="text">
      <style:text-properties fo:letter-spacing="normal" fo:language="eo" fo:country="none" fo:font-style="italic" style:font-name-asian="Times New Roman1" style:font-style-asian="italic" style:font-name-complex="Times New Roman1" style:font-style-complex="italic"/>
    </style:style>
    <style:style style:name="T271" style:family="text">
      <style:text-properties fo:letter-spacing="normal" fo:language="eo" fo:country="none" fo:font-style="italic" style:font-name-asian="Times New Roman1" style:language-asian="be" style:country-asian="BY" style:font-style-asian="italic" style:font-name-complex="Times New Roman1" style:font-style-complex="italic"/>
    </style:style>
    <style:style style:name="T272" style:family="text">
      <style:text-properties fo:letter-spacing="normal" fo:language="eo" fo:country="none" fo:font-style="italic" style:font-name-asian="Times New Roman1" style:language-asian="xh" style:country-asian="ZA" style:font-style-asian="italic" style:font-name-complex="Times New Roman1" style:font-style-complex="italic"/>
    </style:style>
    <style:style style:name="T273" style:family="text">
      <style:text-properties fo:letter-spacing="normal" fo:language="eo" fo:country="none" fo:font-style="italic" fo:font-weight="normal" style:language-asian="be" style:country-asian="BY" style:font-style-asian="italic" style:font-weight-asian="normal" style:font-style-complex="italic" style:font-weight-complex="normal"/>
    </style:style>
    <style:style style:name="T274" style:family="text">
      <style:text-properties fo:letter-spacing="normal" fo:language="eo" fo:country="none" fo:font-style="italic" fo:font-weight="normal" style:font-name-asian="Times New Roman1" style:language-asian="zxx" style:country-asian="none" style:font-style-asian="italic" style:font-weight-asian="normal" style:font-name-complex="Times New Roman1" style:font-style-complex="italic" style:font-weight-complex="normal"/>
    </style:style>
    <style:style style:name="T275" style:family="text">
      <style:text-properties fo:letter-spacing="normal" fo:language="eo" fo:country="none"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276" style:family="text">
      <style:text-properties fo:letter-spacing="normal" fo:language="eo" fo:country="none" fo:font-style="italic" fo:font-weight="normal" style:font-name-asian="Times New Roman1" style:language-asian="en" style:country-asian="US" style:font-style-asian="italic" style:font-weight-asian="normal" style:font-name-complex="Times New Roman1" style:font-style-complex="italic" style:font-weight-complex="normal"/>
    </style:style>
    <style:style style:name="T277" style:family="text">
      <style:text-properties fo:letter-spacing="normal" fo:language="eo" fo:country="none" fo:font-style="italic" fo:font-weight="normal" style:font-name-asian="Times New Roman1" style:language-asian="xh" style:country-asian="ZA" style:font-style-asian="italic" style:font-weight-asian="normal" style:font-name-complex="Times New Roman1" style:font-style-complex="italic" style:font-weight-complex="normal"/>
    </style:style>
    <style:style style:name="T278" style:family="text">
      <style:text-properties fo:letter-spacing="normal" fo:language="eo" fo:country="none" fo:font-style="italic" fo:font-weight="normal" style:language-asian="zxx" style:country-asian="none" style:font-style-asian="italic" style:font-weight-asian="normal" style:font-style-complex="italic" style:font-weight-complex="normal"/>
    </style:style>
    <style:style style:name="T279" style:family="text">
      <style:text-properties fo:letter-spacing="normal" fo:language="eo" fo:country="none" fo:font-style="italic" fo:font-weight="normal" style:language-asian="xh" style:country-asian="ZA" style:font-style-asian="italic" style:font-weight-asian="normal" style:font-style-complex="italic" style:font-weight-complex="normal"/>
    </style:style>
    <style:style style:name="T280" style:family="text">
      <style:text-properties fo:letter-spacing="normal" fo:language="eo" fo:country="none" fo:font-style="italic" fo:font-weight="normal" style:language-asian="en" style:country-asian="US" style:font-style-asian="italic" style:font-weight-asian="normal" style:font-style-complex="italic" style:font-weight-complex="normal"/>
    </style:style>
    <style:style style:name="T281" style:family="text">
      <style:text-properties fo:letter-spacing="normal" fo:language="eo" fo:country="none" fo:font-style="italic" fo:font-weight="normal" style:font-style-asian="italic" style:font-weight-asian="normal" style:font-style-complex="italic" style:font-weight-complex="normal"/>
    </style:style>
    <style:style style:name="T282" style:family="text">
      <style:text-properties fo:letter-spacing="normal" fo:language="eo" fo:country="none" fo:font-style="italic" fo:font-weight="normal" fo:background-color="transparent" loext:char-shading-value="0" style:language-asian="xh" style:country-asian="ZA" style:font-style-asian="italic" style:font-weight-asian="normal" style:font-style-complex="italic" style:font-weight-complex="normal"/>
    </style:style>
    <style:style style:name="T283" style:family="text">
      <style:text-properties fo:letter-spacing="normal" fo:language="eo" fo:country="none" fo:font-style="italic" style:font-style-asian="italic" style:font-style-complex="italic"/>
    </style:style>
    <style:style style:name="T284" style:family="text">
      <style:text-properties fo:letter-spacing="normal" fo:language="eo" fo:country="none" fo:font-style="italic" style:language-asian="be" style:country-asian="BY" style:font-style-asian="italic" style:font-style-complex="italic"/>
    </style:style>
    <style:style style:name="T285" style:family="text">
      <style:text-properties fo:letter-spacing="normal" fo:language="eo" fo:country="none" fo:font-style="italic" style:language-asian="zxx" style:country-asian="none" style:font-style-asian="italic" style:font-style-complex="italic"/>
    </style:style>
    <style:style style:name="T286" style:family="text">
      <style:text-properties fo:letter-spacing="normal" fo:language="eo" fo:country="none" fo:font-style="italic" style:language-asian="en" style:country-asian="US" style:font-style-asian="italic" style:font-style-complex="italic"/>
    </style:style>
    <style:style style:name="T287" style:family="text">
      <style:text-properties fo:letter-spacing="normal" fo:language="eo" fo:country="none" fo:font-style="italic" style:language-asian="xh" style:country-asian="ZA" style:font-style-asian="italic" style:font-style-complex="italic"/>
    </style:style>
    <style:style style:name="T288" style:family="text">
      <style:text-properties fo:letter-spacing="normal" fo:language="eo" fo:country="none" fo:font-style="italic" style:font-name-asian="Georgia" style:language-asian="xh" style:country-asian="ZA" style:font-style-asian="italic" style:font-name-complex="Georgia" style:font-style-complex="italic"/>
    </style:style>
    <style:style style:name="T289" style:family="text">
      <style:text-properties fo:letter-spacing="normal" fo:language="eo" fo:country="none" fo:font-style="italic" style:font-name-asian="Georgia" style:language-asian="en" style:country-asian="US" style:font-style-asian="italic" style:font-name-complex="Georgia" style:font-style-complex="italic"/>
    </style:style>
    <style:style style:name="T290" style:family="text">
      <style:text-properties fo:letter-spacing="normal" fo:language="eo" fo:country="none" fo:font-style="italic" style:font-name-asian="Georgia" style:language-asian="be" style:country-asian="BY" style:font-style-asian="italic" style:font-name-complex="Georgia" style:font-style-complex="italic"/>
    </style:style>
    <style:style style:name="T291" style:family="text">
      <style:text-properties fo:letter-spacing="normal" fo:language="eo" fo:country="none" fo:font-style="italic" fo:background-color="transparent" loext:char-shading-value="0" style:font-name-asian="Times New Roman1" style:language-asian="xh" style:country-asian="ZA" style:font-style-asian="italic" style:font-name-complex="Times New Roman1" style:font-style-complex="italic"/>
    </style:style>
    <style:style style:name="T292" style:family="text">
      <style:text-properties fo:letter-spacing="normal" fo:language="eo" fo:country="none" fo:font-style="italic" fo:background-color="transparent" loext:char-shading-value="0" style:font-name-asian="Times New Roman1" style:language-asian="en" style:country-asian="US" style:font-style-asian="italic" style:font-name-complex="Times New Roman1" style:font-style-complex="italic"/>
    </style:style>
    <style:style style:name="T293" style:family="text">
      <style:text-properties fo:letter-spacing="normal" fo:language="eo" fo:country="none" fo:font-style="italic" fo:background-color="transparent" loext:char-shading-value="0" style:font-name-asian="Georgia" style:language-asian="xh" style:country-asian="ZA" style:font-style-asian="italic" style:font-name-complex="Georgia" style:font-style-complex="italic"/>
    </style:style>
    <style:style style:name="T294" style:family="text">
      <style:text-properties fo:letter-spacing="normal" fo:language="eo" fo:country="none" fo:font-style="normal" style:font-name-asian="Times New Roman1" style:language-asian="zxx" style:country-asian="none" style:font-style-asian="normal" style:font-name-complex="Times New Roman1" style:font-style-complex="normal"/>
    </style:style>
    <style:style style:name="T295" style:family="text">
      <style:text-properties fo:letter-spacing="normal" fo:language="eo" fo:country="none" fo:font-style="normal" style:font-name-asian="Times New Roman1" style:language-asian="be" style:country-asian="BY" style:font-style-asian="normal" style:font-name-complex="Times New Roman1" style:font-style-complex="normal"/>
    </style:style>
    <style:style style:name="T296" style:family="text">
      <style:text-properties fo:letter-spacing="normal" fo:language="eo" fo:country="none" fo:font-style="normal" style:language-asian="be" style:country-asian="BY" style:font-style-asian="normal" style:font-style-complex="normal"/>
    </style:style>
    <style:style style:name="T297" style:family="text">
      <style:text-properties fo:letter-spacing="normal" fo:language="eo" fo:country="none" fo:font-style="normal" fo:font-weight="normal" style:language-asian="xh" style:country-asian="ZA" style:font-style-asian="normal" style:font-weight-asian="normal" style:font-style-complex="normal" style:font-weight-complex="normal"/>
    </style:style>
    <style:style style:name="T298" style:family="text">
      <style:text-properties fo:letter-spacing="normal" fo:language="eo" fo:country="none" fo:font-style="normal" fo:font-weight="normal" style:font-name-asian="Times New Roman1" style:language-asian="xh" style:country-asian="ZA" style:font-style-asian="normal" style:font-weight-asian="normal" style:font-name-complex="Times New Roman1" style:font-style-complex="normal" style:font-weight-complex="normal"/>
    </style:style>
    <style:style style:name="T299" style:family="text">
      <style:text-properties fo:letter-spacing="normal" fo:language="eo" fo:country="none" fo:font-style="normal" fo:font-weight="bold" style:font-name-asian="Microsoft Sans Serif" style:language-asian="en" style:country-asian="US" style:font-style-asian="normal" style:font-weight-asian="bold" style:font-name-complex="Microsoft Sans Serif" style:language-complex="zxx" style:country-complex="none" style:font-style-complex="normal" style:font-weight-complex="bold"/>
    </style:style>
    <style:style style:name="T300" style:family="text">
      <style:text-properties fo:letter-spacing="normal" fo:language="eo" fo:country="none" fo:font-style="normal" fo:font-weight="bold" style:language-asian="en" style:country-asian="US" style:font-style-asian="normal" style:font-weight-asian="bold" style:language-complex="zxx" style:country-complex="none" style:font-style-complex="normal" style:font-weight-complex="bold"/>
    </style:style>
    <style:style style:name="T301" style:family="text">
      <style:text-properties fo:letter-spacing="normal" fo:language="eo" fo:country="none" fo:font-style="normal" fo:font-weight="bold" style:font-name-asian="Times New Roman1" style:language-asian="en" style:country-asian="US" style:font-style-asian="normal" style:font-weight-asian="bold" style:font-name-complex="Times New Roman1" style:language-complex="zxx" style:country-complex="none" style:font-style-complex="normal" style:font-weight-complex="bold"/>
    </style:style>
    <style:style style:name="T302" style:family="text">
      <style:text-properties fo:letter-spacing="normal" fo:language="eo" fo:country="none" style:language-asian="xh" style:country-asian="ZA"/>
    </style:style>
    <style:style style:name="T303" style:family="text">
      <style:text-properties fo:letter-spacing="normal" fo:language="eo" fo:country="none" fo:font-weight="normal" style:language-asian="xh" style:country-asian="ZA" style:font-weight-asian="normal" style:font-weight-complex="normal"/>
    </style:style>
    <style:style style:name="T304" style:family="text">
      <style:text-properties fo:letter-spacing="normal" fo:language="eo" fo:country="none" fo:font-weight="normal" style:font-weight-asian="normal" style:font-weight-complex="normal"/>
    </style:style>
    <style:style style:name="T305" style:family="text">
      <style:text-properties fo:letter-spacing="normal" fo:language="eo" fo:country="none" fo:font-weight="normal" style:font-name-asian="Times New Roman1" style:language-asian="be" style:country-asian="BY" style:font-weight-asian="normal" style:font-name-complex="Times New Roman1" style:font-weight-complex="normal"/>
    </style:style>
    <style:style style:name="T306" style:family="text">
      <style:text-properties fo:letter-spacing="normal" fo:language="eo" fo:country="none" fo:font-weight="normal" style:language-asian="en" style:country-asian="US" style:font-weight-asian="normal" style:font-weight-complex="normal"/>
    </style:style>
    <style:style style:name="T307" style:family="text">
      <style:text-properties fo:letter-spacing="normal" fo:language="eo" fo:country="none" style:font-name-asian="Times New Roman1" style:language-asian="be" style:country-asian="BY" style:font-name-complex="Times New Roman1"/>
    </style:style>
    <style:style style:name="T308" style:family="text">
      <style:text-properties fo:letter-spacing="normal" fo:language="eo" fo:country="none" style:font-name-asian="Times New Roman1" style:language-asian="xh" style:country-asian="ZA" style:font-name-complex="Times New Roman1"/>
    </style:style>
    <style:style style:name="T309" style:family="text">
      <style:text-properties fo:letter-spacing="normal" fo:language="eo" fo:country="none" style:font-name-asian="Times New Roman1" style:font-name-complex="Times New Roman1"/>
    </style:style>
    <style:style style:name="T310" style:family="text">
      <style:text-properties fo:letter-spacing="normal" fo:language="eo" fo:country="none" fo:font-weight="bold" style:font-name-asian="Microsoft Sans Serif" style:language-asian="en" style:country-asian="US" style:font-weight-asian="bold" style:font-name-complex="Microsoft Sans Serif" style:language-complex="zxx" style:country-complex="none" style:font-weight-complex="bold"/>
    </style:style>
    <style:style style:name="T311" style:family="text">
      <style:text-properties fo:letter-spacing="normal" fo:language="eo" fo:country="none" fo:font-weight="bold" style:language-asian="en" style:country-asian="US" style:font-weight-asian="bold" style:language-complex="zxx" style:country-complex="none" style:font-weight-complex="bold"/>
    </style:style>
    <style:style style:name="T312" style:family="text">
      <style:text-properties fo:letter-spacing="normal" fo:language="ru" fo:country="RU" fo:font-style="normal" fo:font-weight="normal" style:language-asian="xh" style:country-asian="ZA" style:font-style-asian="normal" style:font-weight-asian="normal" style:font-style-complex="normal" style:font-weight-complex="normal"/>
    </style:style>
    <style:style style:name="T313" style:family="text">
      <style:text-properties fo:letter-spacing="normal" fo:language="ru" fo:country="RU" fo:font-style="normal" style:font-name-asian="Georgia" style:language-asian="xh" style:country-asian="ZA" style:font-style-asian="normal" style:font-name-complex="Georgia" style:font-style-complex="normal"/>
    </style:style>
    <style:style style:name="T314" style:family="text">
      <style:text-properties fo:letter-spacing="normal" fo:language="xh" fo:country="ZA" style:language-asian="xh" style:country-asian="ZA"/>
    </style:style>
    <style:style style:name="T315" style:family="text">
      <style:text-properties fo:letter-spacing="normal" fo:language="xh" fo:country="ZA" fo:font-style="italic" style:language-asian="xh" style:country-asian="ZA" style:font-style-asian="italic" style:font-style-complex="italic"/>
    </style:style>
    <style:style style:name="T316" style:family="text">
      <style:text-properties fo:letter-spacing="normal" fo:language="xh" fo:country="ZA" fo:font-style="italic" fo:font-weight="normal" style:language-asian="xh" style:country-asian="ZA" style:font-style-asian="italic" style:font-weight-asian="normal" style:font-style-complex="italic" style:font-weight-complex="normal"/>
    </style:style>
    <style:style style:name="T317" style:family="text">
      <style:text-properties fo:letter-spacing="normal" fo:language="xh" fo:country="ZA" fo:font-style="italic" fo:font-weight="normal" style:font-name-asian="Times New Roman1" style:language-asian="xh" style:country-asian="ZA" style:font-style-asian="italic" style:font-weight-asian="normal" style:font-name-complex="Times New Roman1" style:font-style-complex="italic" style:font-weight-complex="normal"/>
    </style:style>
    <style:style style:name="T318" style:family="text">
      <style:text-properties fo:letter-spacing="normal" fo:language="xh" fo:country="ZA" fo:font-style="italic" style:font-name-asian="Times New Roman1" style:language-asian="xh" style:country-asian="ZA" style:font-style-asian="italic" style:font-name-complex="Times New Roman1" style:font-style-complex="italic"/>
    </style:style>
    <style:style style:name="T319" style:family="text">
      <style:text-properties fo:letter-spacing="normal" fo:language="xh" fo:country="ZA" fo:font-style="normal" fo:font-weight="normal" style:language-asian="xh" style:country-asian="ZA" style:font-style-asian="normal" style:font-weight-asian="normal" style:font-style-complex="normal" style:font-weight-complex="normal"/>
    </style:style>
    <style:style style:name="T320" style:family="text">
      <style:text-properties fo:letter-spacing="normal" fo:language="xh" fo:country="ZA" fo:font-style="normal" fo:font-weight="normal" style:font-name-asian="Times New Roman1" style:language-asian="xh" style:country-asian="ZA" style:font-style-asian="normal" style:font-weight-asian="normal" style:font-name-complex="Times New Roman1" style:font-style-complex="normal" style:font-weight-complex="normal"/>
    </style:style>
    <style:style style:name="T321" style:family="text">
      <style:text-properties fo:letter-spacing="normal" fo:language="xh" fo:country="ZA" fo:font-style="normal" fo:font-weight="bold" style:language-asian="xh" style:country-asian="ZA" style:font-style-asian="normal" style:font-weight-asian="bold" style:font-style-complex="normal" style:font-weight-complex="bold"/>
    </style:style>
    <style:style style:name="T322" style:family="text">
      <style:text-properties fo:letter-spacing="normal" fo:language="xh" fo:country="ZA" fo:font-style="normal" fo:font-weight="bold" style:font-name-asian="Times New Roman1" style:language-asian="xh" style:country-asian="ZA" style:font-style-asian="normal" style:font-weight-asian="bold" style:font-name-complex="Times New Roman1" style:font-style-complex="normal" style:font-weight-complex="bold"/>
    </style:style>
    <style:style style:name="T323" style:family="text">
      <style:text-properties fo:letter-spacing="normal" fo:language="xh" fo:country="ZA" fo:font-style="normal" style:language-asian="xh" style:country-asian="ZA" style:font-style-asian="normal" style:font-style-complex="normal"/>
    </style:style>
    <style:style style:name="T324" style:family="text">
      <style:text-properties fo:letter-spacing="normal" fo:language="xh" fo:country="ZA" fo:font-style="normal" style:font-name-asian="Georgia" style:language-asian="xh" style:country-asian="ZA" style:font-style-asian="normal" style:font-name-complex="Georgia" style:font-style-complex="normal"/>
    </style:style>
    <style:style style:name="T325" style:family="text">
      <style:text-properties fo:letter-spacing="normal" fo:language="xh" fo:country="ZA" fo:font-weight="normal" style:font-name-asian="Times New Roman1" style:language-asian="xh" style:country-asian="ZA" style:font-weight-asian="normal" style:font-name-complex="Times New Roman1" style:font-weight-complex="normal"/>
    </style:style>
    <style:style style:name="T326" style:family="text">
      <style:text-properties fo:letter-spacing="normal" fo:language="xh" fo:country="ZA" style:font-name-asian="Times New Roman1" style:language-asian="xh" style:country-asian="ZA" style:font-name-complex="Times New Roman1"/>
    </style:style>
    <style:style style:name="T327" style:family="text">
      <style:text-properties fo:letter-spacing="normal" fo:font-weight="normal" style:font-weight-asian="normal" style:font-weight-complex="normal"/>
    </style:style>
    <style:style style:name="T328" style:family="text">
      <style:text-properties fo:letter-spacing="normal" fo:font-style="normal" fo:font-weight="normal" style:font-style-asian="normal" style:font-weight-asian="normal" style:font-style-complex="normal" style:font-weight-complex="normal"/>
    </style:style>
    <style:style style:name="T329" style:family="text">
      <style:text-properties fo:letter-spacing="normal" fo:font-style="normal" style:font-name-asian="Times New Roman1" style:language-asian="be" style:country-asian="BY" style:font-style-asian="normal" style:font-name-complex="Times New Roman1" style:font-style-complex="normal"/>
    </style:style>
    <style:style style:name="T330" style:family="text">
      <style:text-properties fo:letter-spacing="normal" fo:font-style="normal" style:font-style-asian="normal" style:font-style-complex="normal"/>
    </style:style>
    <style:style style:name="T331" style:family="text">
      <style:text-properties fo:letter-spacing="normal" style:font-name-asian="Times New Roman1" style:language-asian="be" style:country-asian="BY" style:font-name-complex="Times New Roman1"/>
    </style:style>
    <style:style style:name="T332" style:family="text">
      <style:text-properties fo:letter-spacing="normal" style:font-name-asian="Times New Roman1" style:language-asian="zxx" style:country-asian="none" style:font-name-complex="Times New Roman1"/>
    </style:style>
    <style:style style:name="T333" style:family="text">
      <style:text-properties fo:letter-spacing="normal" fo:language="pl" fo:country="PL" fo:font-style="italic" style:font-name-asian="Times New Roman1" style:language-asian="zxx" style:country-asian="none" style:font-style-asian="italic" style:font-name-complex="Times New Roman1" style:font-style-complex="italic"/>
    </style:style>
    <style:style style:name="T334" style:family="text">
      <style:text-properties fo:letter-spacing="normal" style:language-asian="en" style:country-asian="US"/>
    </style:style>
    <style:style style:name="T335" style:family="text">
      <style:text-properties fo:letter-spacing="normal" style:language-asian="zxx" style:country-asian="none"/>
    </style:style>
    <style:style style:name="T336" style:family="text">
      <style:text-properties fo:letter-spacing="normal" style:font-name-asian="Candara" style:font-name-complex="Candara"/>
    </style:style>
    <style:style style:name="T337" style:family="text">
      <style:text-properties fo:letter-spacing="0.018cm"/>
    </style:style>
    <style:style style:name="T338" style:family="text">
      <style:text-properties fo:letter-spacing="0.018cm" fo:language="be" fo:country="BY" style:language-asian="be" style:country-asian="BY"/>
    </style:style>
    <style:style style:name="T339" style:family="text">
      <style:text-properties fo:letter-spacing="0.018cm" fo:language="be" fo:country="BY" fo:font-style="normal" style:language-asian="be" style:country-asian="BY" style:font-style-asian="normal" style:font-style-complex="normal"/>
    </style:style>
    <style:style style:name="T340" style:family="text">
      <style:text-properties fo:letter-spacing="0.018cm" fo:language="be" fo:country="BY" fo:font-style="normal" fo:font-weight="normal" style:language-asian="be" style:country-asian="BY" style:font-style-asian="normal" style:font-weight-asian="normal" style:font-style-complex="normal" style:font-weight-complex="normal"/>
    </style:style>
    <style:style style:name="T341" style:family="text">
      <style:text-properties fo:letter-spacing="0.018cm" fo:language="be" fo:country="BY"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342" style:family="text">
      <style:text-properties fo:letter-spacing="0.018cm" fo:language="be" fo:country="BY" fo:font-style="normal" fo:font-weight="normal" style:font-name-asian="Times New Roman1" style:font-style-asian="normal" style:font-weight-asian="normal" style:font-name-complex="Times New Roman1" style:font-style-complex="normal" style:font-weight-complex="normal"/>
    </style:style>
    <style:style style:name="T343" style:family="text">
      <style:text-properties fo:letter-spacing="0.018cm" fo:language="be" fo:country="BY" fo:font-style="normal" fo:font-weight="normal" style:font-name-asian="Times New Roman1" style:language-asian="en" style:country-asian="US" style:font-style-asian="normal" style:font-weight-asian="normal" style:font-name-complex="Times New Roman1" style:font-style-complex="normal" style:font-weight-complex="normal"/>
    </style:style>
    <style:style style:name="T344" style:family="text">
      <style:text-properties fo:letter-spacing="0.018cm" fo:language="be" fo:country="BY" fo:font-style="normal" fo:font-weight="normal" style:language-asian="en" style:country-asian="US" style:font-style-asian="normal" style:font-weight-asian="normal" style:font-style-complex="normal" style:font-weight-complex="normal"/>
    </style:style>
    <style:style style:name="T345" style:family="text">
      <style:text-properties fo:letter-spacing="0.018cm" fo:language="be" fo:country="BY" fo:font-style="normal" style:font-name-asian="Times New Roman1" style:language-asian="be" style:country-asian="BY" style:font-style-asian="normal" style:font-name-complex="Times New Roman1" style:font-style-complex="normal"/>
    </style:style>
    <style:style style:name="T346" style:family="text">
      <style:text-properties fo:letter-spacing="0.018cm" fo:language="be" fo:country="BY" fo:font-style="normal" officeooo:rsid="0013048e" style:font-name-asian="Times New Roman1" style:language-asian="be" style:country-asian="BY" style:font-style-asian="normal" style:font-name-complex="Times New Roman1" style:font-style-complex="normal"/>
    </style:style>
    <style:style style:name="T347" style:family="text">
      <style:text-properties fo:letter-spacing="0.018cm" fo:language="be" fo:country="BY" fo:font-style="normal" fo:font-weight="bold" style:font-name-asian="Times New Roman1" style:language-asian="be" style:country-asian="BY" style:font-style-asian="normal" style:font-weight-asian="bold" style:font-name-complex="Times New Roman1" style:font-style-complex="normal" style:font-weight-complex="bold"/>
    </style:style>
    <style:style style:name="T348" style:family="text">
      <style:text-properties fo:letter-spacing="0.018cm" fo:language="be" fo:country="BY" fo:font-style="normal" style:language-asian="xh" style:country-asian="ZA" style:font-style-asian="normal" style:font-style-complex="normal"/>
    </style:style>
    <style:style style:name="T349" style:family="text">
      <style:text-properties fo:letter-spacing="0.018cm" fo:language="be" fo:country="BY" fo:font-style="normal" style:font-name-asian="Georgia" style:language-asian="be" style:country-asian="BY" style:font-style-asian="normal" style:font-name-complex="Georgia" style:font-style-complex="normal"/>
    </style:style>
    <style:style style:name="T350" style:family="text">
      <style:text-properties fo:letter-spacing="0.018cm" fo:language="be" fo:country="BY" fo:font-style="italic" style:language-asian="be" style:country-asian="BY" style:font-style-asian="italic" style:font-style-complex="italic"/>
    </style:style>
    <style:style style:name="T351" style:family="text">
      <style:text-properties fo:letter-spacing="0.018cm" fo:language="be" fo:country="BY" fo:font-style="italic" style:font-name-asian="Times New Roman1" style:language-asian="be" style:country-asian="BY" style:font-style-asian="italic" style:font-name-complex="Times New Roman1" style:font-style-complex="italic"/>
    </style:style>
    <style:style style:name="T352" style:family="text">
      <style:text-properties fo:letter-spacing="0.018cm" fo:language="be" fo:country="BY"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353" style:family="text">
      <style:text-properties fo:letter-spacing="0.018cm" fo:language="be" fo:country="BY" fo:font-weight="normal" style:font-weight-asian="normal" style:font-weight-complex="normal"/>
    </style:style>
    <style:style style:name="T354" style:family="text">
      <style:text-properties fo:letter-spacing="0.018cm" fo:language="be" fo:country="BY" fo:font-weight="normal" style:font-name-asian="Georgia" style:language-asian="be" style:country-asian="BY" style:font-weight-asian="normal" style:font-name-complex="Georgia" style:font-weight-complex="normal"/>
    </style:style>
    <style:style style:name="T355" style:family="text">
      <style:text-properties fo:letter-spacing="0.018cm" fo:language="be" fo:country="BY" fo:font-weight="normal" style:font-name-asian="Times New Roman1" style:language-asian="be" style:country-asian="BY" style:font-weight-asian="normal" style:font-name-complex="Times New Roman1" style:font-weight-complex="normal"/>
    </style:style>
    <style:style style:name="T356" style:family="text">
      <style:text-properties fo:letter-spacing="0.018cm" fo:language="be" fo:country="BY" fo:background-color="transparent" loext:char-shading-value="0" style:font-name-asian="Times New Roman1" style:language-asian="zxx" style:country-asian="none" style:font-name-complex="Times New Roman1"/>
    </style:style>
    <style:style style:name="T357" style:family="text">
      <style:text-properties fo:letter-spacing="0.018cm" fo:language="be" fo:country="BY" style:font-name-asian="Times New Roman1" style:language-asian="be" style:country-asian="BY" style:font-name-complex="Times New Roman1"/>
    </style:style>
    <style:style style:name="T358" style:family="text">
      <style:text-properties fo:letter-spacing="0.018cm" fo:language="be" fo:country="BY" style:font-name-asian="Times New Roman1" style:language-asian="be" style:country-asian="BY" style:font-name-complex="Times New Roman1" style:language-complex="zxx" style:country-complex="none"/>
    </style:style>
    <style:style style:name="T359" style:family="text">
      <style:text-properties fo:letter-spacing="0.018cm" fo:language="be" fo:country="BY" style:font-name-asian="Georgia" style:language-asian="be" style:country-asian="BY" style:font-name-complex="Georgia"/>
    </style:style>
    <style:style style:name="T360" style:family="text">
      <style:text-properties fo:letter-spacing="0.018cm" fo:font-style="normal" fo:font-weight="normal" style:font-style-asian="normal" style:font-weight-asian="normal" style:font-style-complex="normal" style:font-weight-complex="normal"/>
    </style:style>
    <style:style style:name="T361" style:family="text">
      <style:text-properties fo:letter-spacing="0.018cm" fo:font-style="normal" fo:font-weight="normal" style:font-name-asian="Times New Roman1" style:font-style-asian="normal" style:font-weight-asian="normal" style:font-name-complex="Times New Roman1" style:font-style-complex="normal" style:font-weight-complex="normal"/>
    </style:style>
    <style:style style:name="T362" style:family="text">
      <style:text-properties fo:letter-spacing="0.018cm" fo:font-style="normal" style:font-style-asian="normal" style:font-style-complex="normal"/>
    </style:style>
    <style:style style:name="T363" style:family="text">
      <style:text-properties fo:letter-spacing="0.018cm" fo:font-style="normal" style:font-name-asian="Times New Roman1" style:language-asian="be" style:country-asian="BY" style:font-style-asian="normal" style:font-name-complex="Times New Roman1" style:font-style-complex="normal"/>
    </style:style>
    <style:style style:name="T364" style:family="text">
      <style:text-properties fo:letter-spacing="0.018cm" fo:language="en" fo:country="US"/>
    </style:style>
    <style:style style:name="T365" style:family="text">
      <style:text-properties fo:letter-spacing="0.018cm" fo:language="en" fo:country="US" fo:font-style="normal" fo:font-weight="normal" style:language-asian="be" style:country-asian="BY" style:font-style-asian="normal" style:font-weight-asian="normal" style:font-style-complex="normal" style:font-weight-complex="normal"/>
    </style:style>
    <style:style style:name="T366" style:family="text">
      <style:text-properties fo:letter-spacing="0.018cm" fo:language="en" fo:country="US" fo:font-style="normal" fo:font-weight="normal" style:language-asian="en" style:country-asian="US" style:font-style-asian="normal" style:font-weight-asian="normal" style:font-style-complex="normal" style:font-weight-complex="normal"/>
    </style:style>
    <style:style style:name="T367" style:family="text">
      <style:text-properties fo:letter-spacing="0.018cm" fo:language="en" fo:country="US" fo:font-style="normal" fo:font-weight="normal" style:font-name-asian="Times New Roman1" style:language-asian="en" style:country-asian="US" style:font-style-asian="normal" style:font-weight-asian="normal" style:font-name-complex="Times New Roman1" style:font-style-complex="normal" style:font-weight-complex="normal"/>
    </style:style>
    <style:style style:name="T368" style:family="text">
      <style:text-properties fo:letter-spacing="0.018cm" fo:language="en" fo:country="US"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369" style:family="text">
      <style:text-properties fo:letter-spacing="0.018cm" fo:language="en" fo:country="US" fo:font-style="normal" fo:font-weight="normal" style:language-asian="xh" style:country-asian="ZA" style:font-style-asian="normal" style:font-weight-asian="normal" style:font-style-complex="normal" style:font-weight-complex="normal"/>
    </style:style>
    <style:style style:name="T370" style:family="text">
      <style:text-properties fo:letter-spacing="0.018cm" fo:language="en" fo:country="US" fo:font-style="normal" style:language-asian="en" style:country-asian="US" style:font-style-asian="normal" style:font-style-complex="normal"/>
    </style:style>
    <style:style style:name="T371" style:family="text">
      <style:text-properties fo:letter-spacing="0.018cm" fo:language="en" fo:country="US" fo:font-style="normal" style:font-name-asian="Times New Roman1" style:language-asian="en" style:country-asian="US" style:font-style-asian="normal" style:font-name-complex="Times New Roman1" style:font-style-complex="normal"/>
    </style:style>
    <style:style style:name="T372" style:family="text">
      <style:text-properties fo:letter-spacing="0.018cm" fo:language="en" fo:country="US" fo:font-style="normal" fo:font-weight="bold" style:language-asian="en" style:country-asian="US" style:font-style-asian="normal" style:font-weight-asian="bold" style:font-style-complex="normal" style:font-weight-complex="bold"/>
    </style:style>
    <style:style style:name="T373" style:family="text">
      <style:text-properties fo:letter-spacing="0.018cm" fo:language="en" fo:country="US" fo:font-weight="normal" style:font-weight-asian="normal" style:font-weight-complex="normal"/>
    </style:style>
    <style:style style:name="T374" style:family="text">
      <style:text-properties fo:letter-spacing="0.018cm" fo:language="en" fo:country="US" fo:font-weight="normal" style:language-asian="en" style:country-asian="US" style:font-weight-asian="normal" style:font-weight-complex="normal"/>
    </style:style>
    <style:style style:name="T375" style:family="text">
      <style:text-properties fo:letter-spacing="0.018cm" fo:language="en" fo:country="US" style:language-asian="en" style:country-asian="US"/>
    </style:style>
    <style:style style:name="T376" style:family="text">
      <style:text-properties fo:letter-spacing="0.018cm" fo:language="zxx" fo:country="none" fo:font-style="normal" fo:font-weight="normal" style:language-asian="zxx" style:country-asian="none" style:font-style-asian="normal" style:font-weight-asian="normal" style:font-style-complex="normal" style:font-weight-complex="normal"/>
    </style:style>
    <style:style style:name="T377" style:family="text">
      <style:text-properties fo:letter-spacing="0.018cm" fo:language="zxx" fo:country="none" fo:font-style="normal" fo:font-weight="normal" style:font-name-asian="Times New Roman1" style:language-asian="zxx" style:country-asian="none" style:font-style-asian="normal" style:font-weight-asian="normal" style:font-name-complex="Times New Roman1" style:font-style-complex="normal" style:font-weight-complex="normal"/>
    </style:style>
    <style:style style:name="T378" style:family="text">
      <style:text-properties fo:letter-spacing="0.018cm" fo:language="xh" fo:country="ZA" fo:font-style="normal" style:language-asian="xh" style:country-asian="ZA" style:font-style-asian="normal" style:font-style-complex="normal"/>
    </style:style>
    <style:style style:name="T379" style:family="text">
      <style:text-properties fo:letter-spacing="0.018cm" fo:language="xh" fo:country="ZA" fo:font-style="normal" fo:font-weight="normal" style:language-asian="xh" style:country-asian="ZA" style:font-style-asian="normal" style:font-weight-asian="normal" style:font-style-complex="normal" style:font-weight-complex="normal"/>
    </style:style>
    <style:style style:name="T380" style:family="text">
      <style:text-properties fo:letter-spacing="0.018cm" fo:language="xh" fo:country="ZA" fo:font-style="normal" fo:font-weight="normal" style:font-name-asian="Times New Roman1" style:language-asian="xh" style:country-asian="ZA" style:font-style-asian="normal" style:font-weight-asian="normal" style:font-name-complex="Times New Roman1" style:font-style-complex="normal" style:font-weight-complex="normal"/>
    </style:style>
    <style:style style:name="T381" style:family="text">
      <style:text-properties fo:letter-spacing="0.018cm" fo:language="xh" fo:country="ZA" fo:font-style="normal" style:font-name-asian="Times New Roman1" style:language-asian="xh" style:country-asian="ZA" style:font-style-asian="normal" style:font-name-complex="Times New Roman1" style:font-style-complex="normal"/>
    </style:style>
    <style:style style:name="T382" style:family="text">
      <style:text-properties fo:letter-spacing="0.018cm" fo:language="xh" fo:country="ZA" fo:font-style="normal" fo:font-weight="bold" style:language-asian="xh" style:country-asian="ZA" style:font-style-asian="normal" style:font-weight-asian="bold" style:font-style-complex="normal" style:font-weight-complex="bold"/>
    </style:style>
    <style:style style:name="T383" style:family="text">
      <style:text-properties fo:letter-spacing="0.018cm" fo:language="xh" fo:country="ZA" fo:font-style="normal" fo:font-weight="bold" style:font-name-asian="Times New Roman1" style:language-asian="xh" style:country-asian="ZA" style:font-style-asian="normal" style:font-weight-asian="bold" style:font-name-complex="Times New Roman1" style:font-style-complex="normal" style:font-weight-complex="bold"/>
    </style:style>
    <style:style style:name="T384" style:family="text">
      <style:text-properties fo:letter-spacing="0.018cm" fo:language="xh" fo:country="ZA" style:font-name-asian="Times New Roman1" style:language-asian="xh" style:country-asian="ZA" style:font-name-complex="Times New Roman1"/>
    </style:style>
    <style:style style:name="T385" style:family="text">
      <style:text-properties fo:letter-spacing="0.018cm" style:language-asian="en" style:country-asian="US"/>
    </style:style>
    <style:style style:name="T386" style:family="text">
      <style:text-properties fo:letter-spacing="0.018cm" fo:font-weight="normal" style:font-weight-asian="normal" style:font-weight-complex="normal"/>
    </style:style>
    <style:style style:name="T387" style:family="text">
      <style:text-properties fo:letter-spacing="0.018cm" fo:font-weight="normal" style:language-asian="zxx" style:country-asian="none" style:font-weight-asian="normal" style:font-weight-complex="normal"/>
    </style:style>
    <style:style style:name="T388" style:family="text">
      <style:text-properties fo:letter-spacing="0.018cm" fo:font-weight="normal" style:language-asian="en" style:country-asian="US" style:font-weight-asian="normal" style:font-weight-complex="normal"/>
    </style:style>
    <style:style style:name="T389" style:family="text">
      <style:text-properties fo:letter-spacing="0.018cm" fo:language="eo" fo:country="none"/>
    </style:style>
    <style:style style:name="T390" style:family="text">
      <style:text-properties fo:letter-spacing="0.018cm" fo:language="eo" fo:country="none" fo:font-style="italic" style:font-style-asian="italic" style:font-style-complex="italic"/>
    </style:style>
    <style:style style:name="T391" style:family="text">
      <style:text-properties fo:letter-spacing="0.018cm" fo:language="eo" fo:country="none" fo:font-style="italic" fo:font-weight="normal" style:font-name-asian="Times New Roman1" style:language-asian="en" style:country-asian="US" style:font-style-asian="italic" style:font-weight-asian="normal" style:font-name-complex="Times New Roman1" style:font-style-complex="italic" style:font-weight-complex="normal"/>
    </style:style>
    <style:style style:name="T392" style:family="text">
      <style:text-properties fo:letter-spacing="0.018cm" fo:language="eo" fo:country="none" fo:font-style="italic" fo:font-weight="normal" style:language-asian="xh" style:country-asian="ZA" style:font-style-asian="italic" style:font-weight-asian="normal" style:font-style-complex="italic" style:font-weight-complex="normal"/>
    </style:style>
    <style:style style:name="T393" style:family="text">
      <style:text-properties fo:letter-spacing="0.018cm" fo:language="eo" fo:country="none" fo:font-style="italic" fo:font-weight="normal" style:language-asian="en" style:country-asian="US" style:font-style-asian="italic" style:font-weight-asian="normal" style:font-style-complex="italic" style:font-weight-complex="normal"/>
    </style:style>
    <style:style style:name="T394" style:family="text">
      <style:text-properties fo:letter-spacing="0.018cm" fo:language="eo" fo:country="none" fo:font-style="italic" fo:font-weight="bold" style:font-name-asian="Times New Roman1" style:language-asian="be" style:country-asian="BY" style:font-style-asian="italic" style:font-weight-asian="bold" style:font-name-complex="Times New Roman1" style:font-style-complex="italic" style:font-weight-complex="bold"/>
    </style:style>
    <style:style style:name="T395" style:family="text">
      <style:text-properties fo:letter-spacing="0.018cm" fo:language="eo" fo:country="none" fo:font-style="italic" fo:font-weight="bold" style:font-name-asian="Times New Roman1" style:language-asian="en" style:country-asian="US" style:font-style-asian="italic" style:font-weight-asian="bold" style:font-name-complex="Times New Roman1" style:font-style-complex="italic" style:font-weight-complex="bold"/>
    </style:style>
    <style:style style:name="T396" style:family="text">
      <style:text-properties fo:letter-spacing="0.018cm" fo:language="eo" fo:country="none" fo:font-style="italic" style:language-asian="en" style:country-asian="US" style:font-style-asian="italic" style:font-style-complex="italic"/>
    </style:style>
    <style:style style:name="T397" style:family="text">
      <style:text-properties fo:letter-spacing="0.018cm" fo:language="eo" fo:country="none" fo:font-style="italic" style:font-name-asian="Times New Roman1" style:language-asian="en" style:country-asian="US" style:font-style-asian="italic" style:font-name-complex="Times New Roman1" style:font-style-complex="italic"/>
    </style:style>
    <style:style style:name="T398" style:family="text">
      <style:text-properties fo:letter-spacing="0.018cm" fo:language="eo" fo:country="none" fo:font-style="italic" style:font-name-asian="Times New Roman1" style:language-asian="be" style:country-asian="BY" style:font-style-asian="italic" style:font-name-complex="Times New Roman1" style:font-style-complex="italic"/>
    </style:style>
    <style:style style:name="T399" style:family="text">
      <style:text-properties fo:letter-spacing="0.018cm" fo:language="eo" fo:country="none" fo:font-style="italic" fo:background-color="transparent" loext:char-shading-value="0" style:font-name-asian="Times New Roman1" style:language-asian="be" style:country-asian="BY" style:font-style-asian="italic" style:font-name-complex="Times New Roman1" style:font-style-complex="italic"/>
    </style:style>
    <style:style style:name="T400" style:family="text">
      <style:text-properties fo:letter-spacing="0.018cm" fo:language="eo" fo:country="none" fo:font-style="normal" fo:font-weight="normal" style:font-name-asian="Times New Roman1" style:language-asian="zxx" style:country-asian="none" style:font-style-asian="normal" style:font-weight-asian="normal" style:font-name-complex="Times New Roman1" style:font-style-complex="normal" style:font-weight-complex="normal"/>
    </style:style>
    <style:style style:name="T401" style:family="text">
      <style:text-properties fo:letter-spacing="0.018cm" fo:language="eo" fo:country="none"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402" style:family="text">
      <style:text-properties fo:letter-spacing="0.018cm" fo:language="eo" fo:country="none" fo:font-style="normal" fo:font-weight="normal" style:font-name-asian="Times New Roman1" style:font-style-asian="normal" style:font-weight-asian="normal" style:font-name-complex="Times New Roman1" style:font-style-complex="normal" style:font-weight-complex="normal"/>
    </style:style>
    <style:style style:name="T403" style:family="text">
      <style:text-properties fo:letter-spacing="0.018cm" fo:language="eo" fo:country="none" fo:font-style="normal" fo:font-weight="normal" style:font-name-asian="Times New Roman1" style:language-asian="xh" style:country-asian="ZA" style:font-style-asian="normal" style:font-weight-asian="normal" style:font-name-complex="Times New Roman1" style:font-style-complex="normal" style:font-weight-complex="normal"/>
    </style:style>
    <style:style style:name="T404" style:family="text">
      <style:text-properties fo:letter-spacing="0.018cm" fo:language="eo" fo:country="none" fo:font-style="normal" fo:font-weight="normal" style:font-style-asian="normal" style:font-weight-asian="normal" style:font-style-complex="normal" style:font-weight-complex="normal"/>
    </style:style>
    <style:style style:name="T405" style:family="text">
      <style:text-properties fo:letter-spacing="0.018cm" fo:language="eo" fo:country="none" fo:font-style="normal" fo:font-weight="normal" style:language-asian="xh" style:country-asian="ZA" style:font-style-asian="normal" style:font-weight-asian="normal" style:font-style-complex="normal" style:font-weight-complex="normal"/>
    </style:style>
    <style:style style:name="T406" style:family="text">
      <style:text-properties fo:letter-spacing="0.018cm" fo:language="eo" fo:country="none" fo:font-style="normal" style:language-asian="xh" style:country-asian="ZA" style:font-style-asian="normal" style:font-style-complex="normal"/>
    </style:style>
    <style:style style:name="T407" style:family="text">
      <style:text-properties fo:letter-spacing="0.018cm" fo:language="eo" fo:country="none" fo:font-style="normal" style:language-asian="en" style:country-asian="US" style:font-style-asian="normal" style:font-style-complex="normal"/>
    </style:style>
    <style:style style:name="T408" style:family="text">
      <style:text-properties fo:letter-spacing="0.018cm" fo:language="eo" fo:country="none" fo:font-style="normal" style:font-name-asian="Times New Roman1" style:language-asian="be" style:country-asian="BY" style:font-style-asian="normal" style:font-name-complex="Times New Roman1" style:font-style-complex="normal"/>
    </style:style>
    <style:style style:name="T409" style:family="text">
      <style:text-properties fo:letter-spacing="0.018cm" fo:language="eo" fo:country="none" fo:font-style="normal" style:font-name-asian="Times New Roman1" style:language-asian="xh" style:country-asian="ZA" style:font-style-asian="normal" style:font-name-complex="Times New Roman1" style:font-style-complex="normal"/>
    </style:style>
    <style:style style:name="T410" style:family="text">
      <style:text-properties fo:letter-spacing="0.018cm" fo:language="eo" fo:country="none" fo:font-style="normal" fo:font-weight="bold" style:language-asian="xh" style:country-asian="ZA" style:font-style-asian="normal" style:font-weight-asian="bold" style:font-style-complex="normal" style:font-weight-complex="bold"/>
    </style:style>
    <style:style style:name="T411" style:family="text">
      <style:text-properties fo:letter-spacing="0.018cm" fo:language="eo" fo:country="none" fo:font-style="normal" fo:font-weight="bold" style:language-asian="en" style:country-asian="US" style:font-style-asian="normal" style:font-weight-asian="bold" style:language-complex="zxx" style:country-complex="none" style:font-style-complex="normal" style:font-weight-complex="bold"/>
    </style:style>
    <style:style style:name="T412" style:family="text">
      <style:text-properties fo:letter-spacing="0.018cm" fo:language="eo" fo:country="none" fo:font-style="normal" fo:font-weight="bold" style:font-name-asian="Times New Roman1" style:language-asian="en" style:country-asian="US" style:font-style-asian="normal" style:font-weight-asian="bold" style:font-name-complex="Times New Roman1" style:language-complex="zxx" style:country-complex="none" style:font-style-complex="normal" style:font-weight-complex="bold"/>
    </style:style>
    <style:style style:name="T413" style:family="text">
      <style:text-properties fo:letter-spacing="0.018cm" fo:language="eo" fo:country="none" style:language-asian="en" style:country-asian="US"/>
    </style:style>
    <style:style style:name="T414" style:family="text">
      <style:text-properties fo:letter-spacing="0.018cm" fo:language="eo" fo:country="none" fo:font-weight="normal" style:language-asian="en" style:country-asian="US" style:font-weight-asian="normal" style:font-weight-complex="normal"/>
    </style:style>
    <style:style style:name="T415" style:family="text">
      <style:text-properties fo:letter-spacing="0.018cm" fo:language="eo" fo:country="none" fo:font-weight="bold" style:font-name-asian="Georgia" style:language-asian="en" style:country-asian="US" style:font-weight-asian="bold" style:font-name-complex="Georgia" style:language-complex="zxx" style:country-complex="none" style:font-weight-complex="bold"/>
    </style:style>
    <style:style style:name="T416" style:family="text">
      <style:text-properties fo:letter-spacing="0.018cm" fo:language="eo" fo:country="none" fo:font-weight="bold" style:language-asian="en" style:country-asian="US" style:font-weight-asian="bold" style:language-complex="zxx" style:country-complex="none" style:font-weight-complex="bold"/>
    </style:style>
    <style:style style:name="T417" style:family="text">
      <style:text-properties fo:letter-spacing="0.018cm" fo:language="eo" fo:country="none" fo:font-weight="bold" style:font-name-asian="Times New Roman1" style:language-asian="be" style:country-asian="BY" style:font-weight-asian="bold" style:font-name-complex="Times New Roman1" style:language-complex="zxx" style:country-complex="none" style:font-weight-complex="bold"/>
    </style:style>
    <style:style style:name="T418" style:family="text">
      <style:text-properties fo:letter-spacing="0.018cm" fo:language="ru" fo:country="RU" fo:font-style="normal" fo:font-weight="normal" style:font-name-asian="Times New Roman1" style:language-asian="ru" style:country-asian="RU" style:font-style-asian="normal" style:font-weight-asian="normal" style:font-name-complex="Times New Roman1" style:font-style-complex="normal" style:font-weight-complex="normal"/>
    </style:style>
    <style:style style:name="T419" style:family="text">
      <style:text-properties fo:letter-spacing="0.018cm" fo:language="ru" fo:country="RU" fo:font-weight="normal" style:font-weight-asian="normal" style:font-weight-complex="normal"/>
    </style:style>
    <style:style style:name="T420" style:family="text">
      <style:text-properties fo:letter-spacing="0.018cm" fo:language="ru" fo:country="RU" style:font-name-asian="Times New Roman1" style:language-asian="ru" style:country-asian="RU" style:font-name-complex="Times New Roman1"/>
    </style:style>
    <style:style style:name="T421" style:family="text">
      <style:text-properties fo:letter-spacing="0.018cm" fo:font-style="italic" style:font-style-asian="italic" style:font-style-complex="italic"/>
    </style:style>
    <style:style style:name="T422" style:family="text">
      <style:text-properties fo:letter-spacing="0.018cm" style:language-asian="zxx" style:country-asian="none"/>
    </style:style>
    <style:style style:name="T423" style:family="text">
      <style:text-properties fo:letter-spacing="0.018cm" style:font-name-asian="Times New Roman1" style:language-asian="zxx" style:country-asian="none" style:font-name-complex="Times New Roman1"/>
    </style:style>
    <style:style style:name="T424" style:family="text">
      <style:text-properties fo:letter-spacing="0.018cm" fo:background-color="transparent" loext:char-shading-value="0" style:font-name-asian="Times New Roman1" style:language-asian="zxx" style:country-asian="none" style:font-name-complex="Times New Roman1"/>
    </style:style>
    <style:style style:name="T425" style:family="text">
      <style:text-properties fo:letter-spacing="0.018cm" fo:font-weight="bold" style:font-weight-asian="bold" style:font-weight-complex="bold"/>
    </style:style>
    <style:style style:name="T426" style:family="text">
      <style:text-properties style:font-name="Times New Roman1" fo:language="en" fo:country="US" fo:font-style="italic" style:font-name-asian="Times New Roman1" style:language-asian="en" style:country-asian="US" style:font-style-asian="italic" style:font-name-complex="Times New Roman1" style:font-style-complex="italic"/>
    </style:style>
    <style:style style:name="T427" style:family="text">
      <style:text-properties style:font-name="Times New Roman1" fo:language="en" fo:country="US" fo:font-style="italic" style:font-name-asian="Times New Roman1" style:language-asian="zxx" style:country-asian="none" style:font-style-asian="italic" style:font-name-complex="Times New Roman1" style:font-style-complex="italic"/>
    </style:style>
    <style:style style:name="T428" style:family="text">
      <style:text-properties style:font-name="Times New Roman1" fo:language="en" fo:country="US" fo:font-style="italic" fo:font-weight="bold" style:font-name-asian="Times New Roman1" style:language-asian="en" style:country-asian="US" style:font-style-asian="italic" style:font-weight-asian="bold" style:font-name-complex="Times New Roman1" style:font-style-complex="italic" style:font-weight-complex="bold"/>
    </style:style>
    <style:style style:name="T429" style:family="text">
      <style:text-properties style:font-name="Times New Roman1" fo:language="en" fo:country="US" style:font-name-asian="Times New Roman1" style:language-asian="en" style:country-asian="US" style:font-name-complex="Times New Roman1"/>
    </style:style>
    <style:style style:name="T430" style:family="text">
      <style:text-properties style:font-name="Times New Roman1" fo:language="en" fo:country="US" style:font-name-asian="Times New Roman1" style:language-asian="zxx" style:country-asian="none" style:font-name-complex="Times New Roman1"/>
    </style:style>
    <style:style style:name="T431" style:family="text">
      <style:text-properties style:font-name="Times New Roman1" fo:language="en" fo:country="US" fo:font-style="normal" style:font-name-asian="Times New Roman1" style:language-asian="en" style:country-asian="US" style:font-style-asian="normal" style:font-name-complex="Times New Roman1" style:font-style-complex="normal"/>
    </style:style>
    <style:style style:name="T432" style:family="text">
      <style:text-properties style:font-name="Times New Roman1" fo:letter-spacing="normal" fo:language="en" fo:country="US" fo:font-style="italic" style:font-name-asian="Times New Roman1" style:language-asian="en" style:country-asian="US" style:font-style-asian="italic" style:font-name-complex="Times New Roman1" style:font-style-complex="italic"/>
    </style:style>
    <style:style style:name="T433" style:family="text">
      <style:text-properties style:font-name="Times New Roman1" fo:letter-spacing="normal" fo:language="en" fo:country="US" fo:font-style="italic" style:font-name-asian="Times New Roman1" style:language-asian="zxx" style:country-asian="none" style:font-style-asian="italic" style:font-name-complex="Times New Roman1" style:font-style-complex="italic"/>
    </style:style>
    <style:style style:name="T434" style:family="text">
      <style:text-properties style:font-name="Times New Roman1" fo:letter-spacing="normal" fo:language="en" fo:country="US" fo:font-style="normal" style:font-name-asian="Times New Roman1" style:language-asian="be" style:country-asian="BY" style:font-style-asian="normal" style:font-name-complex="Times New Roman1" style:font-style-complex="normal"/>
    </style:style>
    <style:style style:name="T435" style:family="text">
      <style:text-properties style:font-name="Times New Roman1" fo:letter-spacing="normal" fo:language="zxx" fo:country="none" fo:font-style="italic" style:font-name-asian="Times New Roman1" style:language-asian="zxx" style:country-asian="none" style:font-style-asian="italic" style:font-name-complex="Times New Roman1" style:font-style-complex="italic"/>
    </style:style>
    <style:style style:name="T436" style:family="text">
      <style:text-properties style:font-name="Times New Roman1" fo:letter-spacing="normal" fo:language="zxx" fo:country="none" fo:font-style="italic" fo:font-weight="bold" style:font-name-asian="Times New Roman1" style:language-asian="zxx" style:country-asian="none" style:font-style-asian="italic" style:font-weight-asian="bold" style:font-name-complex="Times New Roman1" style:font-style-complex="italic" style:font-weight-complex="bold"/>
    </style:style>
    <style:style style:name="T437" style:family="text">
      <style:text-properties style:font-name="Times New Roman1" fo:letter-spacing="normal" fo:language="zxx" fo:country="none" fo:font-style="normal" fo:font-weight="normal" style:font-name-asian="Times New Roman1" style:language-asian="zxx" style:country-asian="none" style:font-style-asian="normal" style:font-weight-asian="normal" style:font-name-complex="Times New Roman1" style:font-style-complex="normal" style:font-weight-complex="normal"/>
    </style:style>
    <style:style style:name="T438" style:family="text">
      <style:text-properties style:font-name="Times New Roman1" fo:letter-spacing="normal" fo:language="eo" fo:country="none" fo:font-style="italic" fo:font-weight="normal" style:font-name-asian="Times New Roman1" style:language-asian="zxx" style:country-asian="none" style:font-style-asian="italic" style:font-weight-asian="normal" style:font-name-complex="Times New Roman1" style:font-style-complex="italic" style:font-weight-complex="normal"/>
    </style:style>
    <style:style style:name="T439" style:family="text">
      <style:text-properties style:font-name="Times New Roman1" fo:letter-spacing="normal" fo:language="eo" fo:country="none" fo:font-style="italic" fo:font-weight="normal" style:font-name-asian="Times New Roman1" style:language-asian="en" style:country-asian="US" style:font-style-asian="italic" style:font-weight-asian="normal" style:font-name-complex="Times New Roman1" style:font-style-complex="italic" style:font-weight-complex="normal"/>
    </style:style>
    <style:style style:name="T440" style:family="text">
      <style:text-properties style:font-name="Times New Roman1" fo:letter-spacing="normal" fo:language="eo" fo:country="none"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441" style:family="text">
      <style:text-properties style:font-name="Times New Roman1" fo:letter-spacing="normal" fo:language="eo" fo:country="none" fo:font-style="italic" style:font-name-asian="Times New Roman1" style:language-asian="en" style:country-asian="US" style:font-style-asian="italic" style:font-name-complex="Times New Roman1" style:font-style-complex="italic"/>
    </style:style>
    <style:style style:name="T442" style:family="text">
      <style:text-properties style:font-name="Times New Roman1" fo:letter-spacing="normal" fo:language="eo" fo:country="none" fo:font-style="italic" style:font-name-asian="Times New Roman1" style:language-asian="zxx" style:country-asian="none" style:font-style-asian="italic" style:font-name-complex="Times New Roman1" style:font-style-complex="italic"/>
    </style:style>
    <style:style style:name="T443" style:family="text">
      <style:text-properties style:font-name="Times New Roman1" fo:letter-spacing="normal" fo:language="eo" fo:country="none" fo:font-style="italic" style:font-name-asian="Times New Roman1" style:language-asian="be" style:country-asian="BY" style:font-style-asian="italic" style:font-name-complex="Times New Roman1" style:font-style-complex="italic"/>
    </style:style>
    <style:style style:name="T444" style:family="text">
      <style:text-properties style:font-name="Times New Roman1" fo:letter-spacing="normal" fo:language="eo" fo:country="none" fo:font-style="italic" fo:font-weight="bold" style:font-name-asian="Times New Roman1" style:language-asian="zxx" style:country-asian="none" style:font-style-asian="italic" style:font-weight-asian="bold" style:font-name-complex="Times New Roman1" style:font-style-complex="italic" style:font-weight-complex="bold"/>
    </style:style>
    <style:style style:name="T445" style:family="text">
      <style:text-properties style:font-name="Times New Roman1" fo:letter-spacing="normal" fo:language="eo" fo:country="none" style:font-name-asian="Times New Roman1" style:language-asian="be" style:country-asian="BY" style:font-name-complex="Times New Roman1"/>
    </style:style>
    <style:style style:name="T446" style:family="text">
      <style:text-properties style:font-name="Times New Roman1" fo:letter-spacing="normal" fo:language="eo" fo:country="none" style:font-name-asian="Times New Roman1" style:language-asian="xh" style:country-asian="ZA" style:font-name-complex="Times New Roman1"/>
    </style:style>
    <style:style style:name="T447" style:family="text">
      <style:text-properties style:font-name="Times New Roman1" fo:letter-spacing="normal" fo:language="be" fo:country="BY" fo:font-style="italic" style:font-name-asian="Times New Roman1" style:language-asian="be" style:country-asian="BY" style:font-style-asian="italic" style:font-name-complex="Times New Roman1" style:font-style-complex="italic"/>
    </style:style>
    <style:style style:name="T448" style:family="text">
      <style:text-properties style:font-name="Times New Roman1" fo:letter-spacing="normal" fo:language="be" fo:country="BY"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449" style:family="text">
      <style:text-properties style:font-name="Times New Roman1" fo:letter-spacing="normal" fo:language="be" fo:country="BY" style:font-name-asian="Times New Roman1" style:language-asian="be" style:country-asian="BY" style:font-name-complex="Times New Roman1"/>
    </style:style>
    <style:style style:name="T450" style:family="text">
      <style:text-properties style:font-name="Times New Roman1" fo:letter-spacing="normal" fo:language="be" fo:country="BY"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451" style:family="text">
      <style:text-properties style:font-name="Times New Roman1" fo:letter-spacing="normal" fo:language="be" fo:country="BY" fo:font-style="normal" style:font-name-asian="Times New Roman1" style:language-asian="be" style:country-asian="BY" style:font-style-asian="normal" style:font-name-complex="Times New Roman1" style:font-style-complex="normal"/>
    </style:style>
    <style:style style:name="T452" style:family="text">
      <style:text-properties style:font-name="Times New Roman1" fo:letter-spacing="normal" fo:font-style="italic" style:font-name-asian="Times New Roman1" style:language-asian="en" style:country-asian="US" style:font-style-asian="italic" style:font-name-complex="Times New Roman1" style:font-style-complex="italic"/>
    </style:style>
    <style:style style:name="T453" style:family="text">
      <style:text-properties style:font-name="Times New Roman1" fo:language="zxx" fo:country="none" style:font-name-asian="Times New Roman1" style:language-asian="zxx" style:country-asian="none" style:font-name-complex="Times New Roman1"/>
    </style:style>
    <style:style style:name="T454" style:family="text">
      <style:text-properties style:font-name="Times New Roman1" fo:language="zxx" fo:country="none" fo:font-style="italic" fo:font-weight="bold" style:font-name-asian="Times New Roman1" style:language-asian="zxx" style:country-asian="none" style:font-style-asian="italic" style:font-weight-asian="bold" style:font-name-complex="Times New Roman1" style:font-style-complex="italic" style:font-weight-complex="bold"/>
    </style:style>
    <style:style style:name="T455" style:family="text">
      <style:text-properties style:font-name="Times New Roman1" fo:language="zxx" fo:country="none" fo:font-style="italic" style:font-name-asian="Times New Roman1" style:language-asian="zxx" style:country-asian="none" style:font-style-asian="italic" style:font-name-complex="Times New Roman1" style:font-style-complex="italic"/>
    </style:style>
    <style:style style:name="T456" style:family="text">
      <style:text-properties style:font-name="Times New Roman1" fo:language="zxx" fo:country="none" fo:font-style="normal" style:font-name-asian="Times New Roman1" style:language-asian="zxx" style:country-asian="none" style:font-style-asian="normal" style:font-name-complex="Times New Roman1" style:font-style-complex="normal"/>
    </style:style>
    <style:style style:name="T457" style:family="text">
      <style:text-properties style:font-name="Times New Roman1" fo:language="zxx" fo:country="none" fo:font-style="normal" fo:font-weight="normal" style:font-name-asian="Times New Roman1" style:language-asian="zxx" style:country-asian="none" style:font-style-asian="normal" style:font-weight-asian="normal" style:font-name-complex="Times New Roman1" style:font-style-complex="normal" style:font-weight-complex="normal"/>
    </style:style>
    <style:style style:name="T458" style:family="text">
      <style:text-properties style:font-name="Times New Roman1" fo:language="eo" fo:country="none" fo:font-style="italic" style:font-name-asian="Times New Roman1" style:language-asian="zxx" style:country-asian="none" style:font-style-asian="italic" style:font-name-complex="Times New Roman1" style:font-style-complex="italic"/>
    </style:style>
    <style:style style:name="T459" style:family="text">
      <style:text-properties style:font-name="Times New Roman1" fo:language="eo" fo:country="none" fo:font-style="italic" style:font-name-asian="Times New Roman1" style:language-asian="en" style:country-asian="US" style:font-style-asian="italic" style:font-name-complex="Times New Roman1" style:font-style-complex="italic"/>
    </style:style>
    <style:style style:name="T460" style:family="text">
      <style:text-properties style:font-name="Times New Roman1" fo:language="eo" fo:country="none" fo:font-style="italic" style:font-name-asian="Times New Roman1" style:language-asian="be" style:country-asian="BY" style:font-style-asian="italic" style:font-name-complex="Times New Roman1" style:font-style-complex="italic"/>
    </style:style>
    <style:style style:name="T461" style:family="text">
      <style:text-properties style:font-name="Times New Roman1" fo:language="eo" fo:country="none" fo:font-style="italic" style:font-name-asian="Times New Roman1" style:language-asian="xh" style:country-asian="ZA" style:font-style-asian="italic" style:font-name-complex="Times New Roman1" style:font-style-complex="italic"/>
    </style:style>
    <style:style style:name="T462" style:family="text">
      <style:text-properties style:font-name="Times New Roman1" fo:language="eo" fo:country="none" fo:font-style="italic" style:font-name-asian="Times New Roman1" style:font-style-asian="italic" style:font-name-complex="Times New Roman1" style:font-style-complex="italic"/>
    </style:style>
    <style:style style:name="T463" style:family="text">
      <style:text-properties style:font-name="Times New Roman1" fo:language="eo" fo:country="none" fo:font-style="italic" fo:font-weight="bold" style:font-name-asian="Times New Roman1" style:language-asian="zxx" style:country-asian="none" style:font-style-asian="italic" style:font-weight-asian="bold" style:font-name-complex="Times New Roman1" style:font-style-complex="italic" style:font-weight-complex="bold"/>
    </style:style>
    <style:style style:name="T464" style:family="text">
      <style:text-properties style:font-name="Times New Roman1" fo:language="eo" fo:country="none" fo:font-style="italic" fo:font-weight="bold" style:font-name-asian="Times New Roman1" style:language-asian="en" style:country-asian="US" style:font-style-asian="italic" style:font-weight-asian="bold" style:font-name-complex="Times New Roman1" style:font-style-complex="italic" style:font-weight-complex="bold"/>
    </style:style>
    <style:style style:name="T465" style:family="text">
      <style:text-properties style:font-name="Times New Roman1" fo:language="eo" fo:country="none" fo:font-style="italic" fo:font-weight="bold" style:font-name-asian="Times New Roman1" style:font-style-asian="italic" style:font-weight-asian="bold" style:font-name-complex="Times New Roman1" style:font-style-complex="italic" style:font-weight-complex="bold"/>
    </style:style>
    <style:style style:name="T466" style:family="text">
      <style:text-properties style:font-name="Times New Roman1" fo:language="eo" fo:country="none" fo:font-style="italic" fo:font-weight="bold" style:font-name-asian="Times New Roman1" style:language-asian="xh" style:country-asian="ZA" style:font-style-asian="italic" style:font-weight-asian="bold" style:font-name-complex="Times New Roman1" style:font-style-complex="italic" style:font-weight-complex="bold"/>
    </style:style>
    <style:style style:name="T467" style:family="text">
      <style:text-properties style:font-name="Times New Roman1" fo:language="eo" fo:country="none" fo:font-style="italic" fo:font-weight="normal" style:font-name-asian="Times New Roman1" style:language-asian="en" style:country-asian="US" style:font-style-asian="italic" style:font-weight-asian="normal" style:font-name-complex="Times New Roman1" style:font-style-complex="italic" style:font-weight-complex="normal"/>
    </style:style>
    <style:style style:name="T468" style:family="text">
      <style:text-properties style:font-name="Times New Roman1" fo:language="eo" fo:country="none" fo:font-style="italic" fo:font-weight="normal" style:font-name-asian="Times New Roman1" style:language-asian="zxx" style:country-asian="none" style:font-style-asian="italic" style:font-weight-asian="normal" style:font-name-complex="Times New Roman1" style:font-style-complex="italic" style:font-weight-complex="normal"/>
    </style:style>
    <style:style style:name="T469" style:family="text">
      <style:text-properties style:font-name="Times New Roman1" fo:language="eo" fo:country="none"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470" style:family="text">
      <style:text-properties style:font-name="Times New Roman1" fo:language="eo" fo:country="none" style:font-name-asian="Times New Roman1" style:language-asian="zxx" style:country-asian="none" style:font-name-complex="Times New Roman1"/>
    </style:style>
    <style:style style:name="T471" style:family="text">
      <style:text-properties style:font-name="Times New Roman1" fo:language="eo" fo:country="none" style:font-name-asian="Times New Roman1" style:language-asian="en" style:country-asian="US" style:font-name-complex="Times New Roman1"/>
    </style:style>
    <style:style style:name="T472" style:family="text">
      <style:text-properties style:font-name="Times New Roman1" fo:language="eo" fo:country="none" style:font-name-asian="Times New Roman1" style:language-asian="be" style:country-asian="BY" style:font-name-complex="Times New Roman1"/>
    </style:style>
    <style:style style:name="T473" style:family="text">
      <style:text-properties style:font-name="Times New Roman1" fo:language="eo" fo:country="none" style:font-name-asian="Times New Roman1" style:font-name-complex="Times New Roman1"/>
    </style:style>
    <style:style style:name="T474" style:family="text">
      <style:text-properties style:font-name="Times New Roman1" fo:language="eo" fo:country="none" style:font-name-asian="Times New Roman1" style:language-asian="xh" style:country-asian="ZA" style:font-name-complex="Times New Roman1"/>
    </style:style>
    <style:style style:name="T475" style:family="text">
      <style:text-properties style:font-name="Times New Roman1" fo:language="eo" fo:country="none" fo:font-style="normal" style:font-name-asian="Times New Roman1" style:language-asian="zxx" style:country-asian="none" style:font-style-asian="normal" style:font-name-complex="Times New Roman1" style:font-style-complex="normal"/>
    </style:style>
    <style:style style:name="T476" style:family="text">
      <style:text-properties style:font-name="Times New Roman1" fo:language="eo" fo:country="none" fo:font-style="normal" style:font-name-asian="Times New Roman1" style:language-asian="be" style:country-asian="BY" style:font-style-asian="normal" style:font-name-complex="Times New Roman1" style:font-style-complex="normal"/>
    </style:style>
    <style:style style:name="T477" style:family="text">
      <style:text-properties style:font-name="Times New Roman1" fo:language="eo" fo:country="none" fo:font-style="normal" style:font-name-asian="Times New Roman1" style:language-asian="xh" style:country-asian="ZA" style:font-style-asian="normal" style:font-name-complex="Times New Roman1" style:font-style-complex="normal"/>
    </style:style>
    <style:style style:name="T478" style:family="text">
      <style:text-properties style:font-name="Times New Roman1" fo:language="eo" fo:country="none"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479" style:family="text">
      <style:text-properties style:font-name="Times New Roman1" fo:language="eo" fo:country="none" fo:font-weight="normal" style:font-name-asian="Times New Roman1" style:language-asian="be" style:country-asian="BY" style:font-weight-asian="normal" style:font-name-complex="Times New Roman1" style:font-weight-complex="normal"/>
    </style:style>
    <style:style style:name="T480" style:family="text">
      <style:text-properties style:font-name="Times New Roman1" fo:letter-spacing="0.018cm" fo:language="zxx" fo:country="none" fo:font-style="normal" style:font-name-asian="Times New Roman1" style:language-asian="zxx" style:country-asian="none" style:font-style-asian="normal" style:font-name-complex="Times New Roman1" style:font-style-complex="normal"/>
    </style:style>
    <style:style style:name="T481" style:family="text">
      <style:text-properties style:font-name="Times New Roman1" fo:letter-spacing="0.018cm" fo:language="zxx" fo:country="none" fo:font-style="normal" fo:font-weight="normal" style:font-name-asian="Times New Roman1" style:language-asian="zxx" style:country-asian="none" style:font-style-asian="normal" style:font-weight-asian="normal" style:font-name-complex="Times New Roman1" style:font-style-complex="normal" style:font-weight-complex="normal"/>
    </style:style>
    <style:style style:name="T482" style:family="text">
      <style:text-properties style:font-name="Times New Roman1" fo:letter-spacing="0.018cm" fo:language="be" fo:country="BY" fo:font-style="normal" style:font-name-asian="Times New Roman1" style:language-asian="be" style:country-asian="BY" style:font-style-asian="normal" style:font-name-complex="Times New Roman1" style:font-style-complex="normal"/>
    </style:style>
    <style:style style:name="T483" style:family="text">
      <style:text-properties style:font-name="Times New Roman1" fo:letter-spacing="0.018cm" fo:language="be" fo:country="BY"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484" style:family="text">
      <style:text-properties style:font-name="Times New Roman1" fo:letter-spacing="0.018cm" fo:language="en" fo:country="US" fo:font-style="normal" style:font-name-asian="Times New Roman1" style:language-asian="en" style:country-asian="US" style:font-style-asian="normal" style:font-name-complex="Times New Roman1" style:font-style-complex="normal"/>
    </style:style>
    <style:style style:name="T485" style:family="text">
      <style:text-properties style:font-name="Times New Roman1" fo:letter-spacing="0.018cm" fo:language="en" fo:country="US" fo:font-style="normal" style:font-name-asian="Times New Roman1" style:language-asian="be" style:country-asian="BY" style:font-style-asian="normal" style:font-name-complex="Times New Roman1" style:font-style-complex="normal"/>
    </style:style>
    <style:style style:name="T486" style:family="text">
      <style:text-properties style:font-name="Times New Roman1" fo:letter-spacing="0.018cm" fo:language="en" fo:country="US" fo:font-style="normal" fo:font-weight="normal" style:font-name-asian="Times New Roman1" style:language-asian="en" style:country-asian="US" style:font-style-asian="normal" style:font-weight-asian="normal" style:font-name-complex="Times New Roman1" style:font-style-complex="normal" style:font-weight-complex="normal"/>
    </style:style>
    <style:style style:name="T487" style:family="text">
      <style:text-properties style:font-name="Times New Roman1" fo:letter-spacing="0.018cm" fo:language="xh" fo:country="ZA" fo:font-style="normal" style:font-name-asian="Times New Roman1" style:language-asian="xh" style:country-asian="ZA" style:font-style-asian="normal" style:font-name-complex="Times New Roman1" style:font-style-complex="normal"/>
    </style:style>
    <style:style style:name="T488" style:family="text">
      <style:text-properties style:font-name="Times New Roman1" fo:letter-spacing="0.018cm" fo:language="eo" fo:country="none" fo:font-style="normal" fo:font-weight="normal" style:font-name-asian="Times New Roman1" style:language-asian="zxx" style:country-asian="none" style:font-style-asian="normal" style:font-weight-asian="normal" style:font-name-complex="Times New Roman1" style:font-style-complex="normal" style:font-weight-complex="normal"/>
    </style:style>
    <style:style style:name="T489" style:family="text">
      <style:text-properties style:font-name="Times New Roman1" fo:letter-spacing="0.018cm" fo:language="eo" fo:country="none" fo:font-style="normal" style:font-name-asian="Times New Roman1" style:language-asian="be" style:country-asian="BY" style:font-style-asian="normal" style:font-name-complex="Times New Roman1" style:font-style-complex="normal"/>
    </style:style>
    <style:style style:name="T490" style:family="text">
      <style:text-properties style:font-name="Times New Roman1" fo:letter-spacing="0.018cm" fo:language="eo" fo:country="none" fo:font-style="italic" style:font-name-asian="Times New Roman1" style:language-asian="en" style:country-asian="US" style:font-style-asian="italic" style:font-name-complex="Times New Roman1" style:font-style-complex="italic"/>
    </style:style>
    <style:style style:name="T491" style:family="text">
      <style:text-properties style:font-name="Times New Roman1" style:font-name-asian="Times New Roman1" style:font-name-complex="Times New Roman1"/>
    </style:style>
    <style:style style:name="T492" style:family="text">
      <style:text-properties style:font-name="Times New Roman1" style:font-name-asian="Times New Roman1" style:language-asian="be" style:country-asian="BY" style:font-name-complex="Times New Roman1"/>
    </style:style>
    <style:style style:name="T493" style:family="text">
      <style:text-properties style:font-name="Times New Roman1" style:font-name-asian="Times New Roman1" style:language-asian="ru" style:country-asian="RU" style:font-name-complex="Times New Roman1"/>
    </style:style>
    <style:style style:name="T494" style:family="text">
      <style:text-properties style:font-name="Times New Roman1" fo:font-style="italic" style:font-name-asian="Times New Roman1" style:font-style-asian="italic" style:font-name-complex="Times New Roman1" style:font-style-complex="italic"/>
    </style:style>
    <style:style style:name="T495" style:family="text">
      <style:text-properties style:font-name="Times New Roman1" fo:language="be" fo:country="BY" style:font-name-asian="Times New Roman1" style:language-asian="be" style:country-asian="BY" style:font-name-complex="Times New Roman1"/>
    </style:style>
    <style:style style:name="T496" style:family="text">
      <style:text-properties style:font-name="Times New Roman1" fo:language="be" fo:country="BY" style:font-name-asian="Times New Roman1" style:language-asian="be" style:country-asian="BY" style:font-name-complex="Times New Roman1" style:language-complex="zxx" style:country-complex="none"/>
    </style:style>
    <style:style style:name="T497" style:family="text">
      <style:text-properties style:font-name="Times New Roman1" fo:language="be" fo:country="BY" fo:font-style="italic" style:font-name-asian="Times New Roman1" style:language-asian="be" style:country-asian="BY" style:font-style-asian="italic" style:font-name-complex="Times New Roman1" style:font-style-complex="italic"/>
    </style:style>
    <style:style style:name="T498" style:family="text">
      <style:text-properties style:font-name="Times New Roman1" fo:language="be" fo:country="BY"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499" style:family="text">
      <style:text-properties style:font-name="Times New Roman1" fo:language="be" fo:country="BY"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500" style:family="text">
      <style:text-properties style:font-name="Times New Roman1" fo:language="be" fo:country="BY" fo:font-style="normal" style:font-name-asian="Times New Roman1" style:language-asian="be" style:country-asian="BY" style:font-style-asian="normal" style:font-name-complex="Times New Roman1" style:font-style-complex="normal"/>
    </style:style>
    <style:style style:name="T501" style:family="text">
      <style:text-properties style:font-name="Times New Roman1" fo:language="be" fo:country="BY" fo:font-weight="normal" style:font-name-asian="Times New Roman1" style:language-asian="be" style:country-asian="BY" style:font-weight-asian="normal" style:font-name-complex="Times New Roman1" style:font-weight-complex="normal"/>
    </style:style>
    <style:style style:name="T502" style:family="text">
      <style:text-properties style:font-name="Times New Roman1" fo:language="xh" fo:country="ZA" style:font-name-asian="Times New Roman1" style:language-asian="xh" style:country-asian="ZA" style:font-name-complex="Times New Roman1"/>
    </style:style>
    <style:style style:name="T503" style:family="text">
      <style:text-properties style:font-name="Times New Roman1" fo:language="xh" fo:country="ZA" fo:font-style="italic" style:font-name-asian="Times New Roman1" style:language-asian="xh" style:country-asian="ZA" style:font-style-asian="italic" style:font-name-complex="Times New Roman1" style:font-style-complex="italic"/>
    </style:style>
    <style:style style:name="T504" style:family="text">
      <style:text-properties style:font-name="Times New Roman1" fo:language="xh" fo:country="ZA" fo:font-style="normal" style:font-name-asian="Times New Roman1" style:language-asian="xh" style:country-asian="ZA" style:font-style-asian="normal" style:font-name-complex="Times New Roman1" style:font-style-complex="normal"/>
    </style:style>
    <style:style style:name="T505" style:family="text">
      <style:text-properties style:font-name="Times New Roman1" fo:font-style="normal" style:font-name-asian="Times New Roman1" style:font-style-asian="normal" style:font-name-complex="Times New Roman1" style:font-style-complex="normal"/>
    </style:style>
    <style:style style:name="T506" style:family="text">
      <style:text-properties style:font-name="Times New Roman1" fo:font-size="14pt" fo:language="eo" fo:country="none" fo:font-style="italic" style:font-name-asian="Times New Roman1" style:font-size-asian="14pt" style:language-asian="zxx" style:country-asian="none" style:font-style-asian="italic" style:font-name-complex="Times New Roman1" style:font-size-complex="14pt" style:font-style-complex="italic"/>
    </style:style>
    <style:style style:name="T507" style:family="text">
      <style:text-properties fo:font-variant="normal" fo:text-transform="none" fo:color="#000000" style:text-line-through-style="none" style:text-line-through-type="none" style:text-position="0% 100%" fo:font-size="14pt" fo:letter-spacing="0.018cm" fo:language="en" fo:country="US"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T508" style:family="text">
      <style:text-properties fo:font-variant="normal" fo:text-transform="none" fo:color="#000000" style:text-line-through-style="none" style:text-line-through-type="none" style:text-position="0% 100%" fo:font-size="14pt" fo:letter-spacing="0.018cm"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T509" style:family="text">
      <style:text-properties fo:font-variant="normal" fo:text-transform="none" fo:color="#000000" style:text-line-through-style="none" style:text-line-through-type="none" style:text-position="0% 100%" fo:font-size="14pt" fo:letter-spacing="normal" fo:language="be" fo:country="BY" fo:font-style="italic" style:text-underline-style="none" fo:font-weight="normal" style:font-size-asian="14pt" style:language-asian="be" style:country-asian="BY" style:font-style-asian="italic" style:font-weight-asian="normal" style:font-size-complex="14pt" style:font-style-complex="italic" style:font-weight-complex="normal" style:text-scale="100%"/>
    </style:style>
    <style:style style:name="T510" style:family="text">
      <style:text-properties fo:font-variant="normal" fo:text-transform="none" fo:color="#000000" style:text-line-through-style="none" style:text-line-through-type="none" style:text-position="0% 100%" fo:font-size="14pt" fo:letter-spacing="normal" fo:language="be" fo:country="BY"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T511" style:family="text">
      <style:text-properties fo:font-variant="normal" fo:text-transform="none" fo:color="#000000" style:text-line-through-style="none" style:text-line-through-type="none" style:text-position="0% 100%" fo:font-size="14pt" fo:letter-spacing="normal" fo:language="ru" fo:country="RU" fo:font-style="italic" style:text-underline-style="none" fo:font-weight="normal" style:font-size-asian="14pt" style:language-asian="be" style:country-asian="BY" style:font-style-asian="italic" style:font-weight-asian="normal" style:font-size-complex="14pt" style:font-style-complex="italic" style:font-weight-complex="normal" style:text-scale="100%"/>
    </style:style>
    <style:style style:name="T512" style:family="text">
      <style:text-properties fo:font-variant="normal" fo:text-transform="none" fo:color="#000000" style:text-line-through-style="none" style:text-line-through-type="none" style:text-position="0% 100%" fo:font-size="14pt" fo:letter-spacing="normal" fo:language="en" fo:country="US" fo:font-style="normal" style:text-underline-style="none" fo:font-weight="normal" style:font-size-asian="14pt" style:language-asian="be" style:country-asian="BY" style:font-style-asian="normal" style:font-weight-asian="normal" style:font-size-complex="14pt" style:font-style-complex="normal" style:font-weight-complex="normal" style:text-scale="100%"/>
    </style:style>
    <style:style style:name="T513" style:family="text">
      <style:text-properties fo:font-variant="normal" fo:text-transform="none" fo:color="#000000" style:text-line-through-style="none" style:text-line-through-type="none" style:text-position="0% 100%" fo:font-size="14pt" fo:letter-spacing="normal" fo:language="en" fo:country="US" fo:font-style="italic" style:text-underline-style="none" fo:font-weight="normal" style:font-size-asian="14pt" style:language-asian="be" style:country-asian="BY" style:font-style-asian="italic" style:font-weight-asian="normal" style:font-size-complex="14pt" style:font-style-complex="italic" style:font-weight-complex="normal" style:text-scale="100%"/>
    </style:style>
    <style:style style:name="T514" style:family="text">
      <style:text-properties fo:font-variant="normal" fo:text-transform="none" fo:color="#000000" style:text-line-through-style="none" style:text-line-through-type="none" style:text-position="0% 100%" fo:font-size="14pt" fo:letter-spacing="normal" fo:font-style="italic" style:text-underline-style="none" fo:font-weight="normal" style:font-size-asian="14pt" style:font-style-asian="italic" style:font-weight-asian="normal" style:font-size-complex="14pt" style:font-style-complex="italic" style:font-weight-complex="normal" style:text-scale="100%"/>
    </style:style>
    <style:style style:name="T515" style:family="text">
      <style:text-properties fo:font-variant="normal" fo:text-transform="none" fo:color="#000000" style:text-line-through-style="none" style:text-line-through-type="none" style:text-position="0% 100%" style:font-name="Times New Roman1" fo:font-size="14pt" fo:letter-spacing="0.018cm" fo:language="zxx" fo:country="none" fo:font-style="normal" style:text-underline-style="none" fo:font-weight="normal" style:font-name-asian="Times New Roman1" style:font-size-asian="14pt" style:language-asian="zxx" style:country-asian="none" style:font-style-asian="normal" style:font-weight-asian="normal" style:font-name-complex="Times New Roman1" style:font-size-complex="14pt" style:font-style-complex="normal" style:font-weight-complex="normal" style:text-scale="100%"/>
    </style:style>
    <style:style style:name="T516" style:family="text">
      <style:text-properties fo:font-variant="normal" fo:text-transform="none" fo:color="#000000" style:text-line-through-style="none" style:text-line-through-type="none" style:text-position="0% 100%" style:font-name="Times New Roman1" fo:font-size="14pt" fo:letter-spacing="0.018cm" fo:language="eo" fo:country="none" fo:font-style="normal" style:text-underline-style="none" fo:font-weight="normal" style:font-name-asian="Times New Roman1" style:font-size-asian="14pt" style:language-asian="zxx" style:country-asian="none" style:font-style-asian="normal" style:font-weight-asian="normal" style:font-name-complex="Times New Roman1" style:font-size-complex="14pt" style:font-style-complex="normal" style:font-weight-complex="normal" style:text-scale="100%"/>
    </style:style>
    <style:style style:name="T517" style:family="text">
      <style:text-properties fo:font-variant="normal" fo:text-transform="none" fo:color="#000000" style:text-line-through-style="none" style:text-line-through-type="none" style:text-position="0% 100%" style:font-name="Times New Roman1" fo:font-size="14pt" fo:letter-spacing="normal" fo:language="eo" fo:country="none" fo:font-style="italic" style:text-underline-style="none" fo:font-weight="normal" style:font-name-asian="Times New Roman1" style:font-size-asian="14pt" style:language-asian="zxx" style:country-asian="none" style:font-style-asian="italic" style:font-weight-asian="normal" style:font-name-complex="Times New Roman1" style:font-size-complex="14pt" style:font-style-complex="italic" style:font-weight-complex="normal" style:text-scale="100%"/>
    </style:style>
    <style:style style:name="T518" style:family="text">
      <style:text-properties fo:font-variant="normal" fo:text-transform="none" fo:color="#000000" style:text-line-through-style="none" style:text-line-through-type="none" style:text-position="0% 100%" style:font-name="Times New Roman1" fo:font-size="14pt" fo:letter-spacing="normal" fo:language="eo" fo:country="none" fo:font-style="italic" style:text-underline-style="none" fo:font-weight="normal" style:font-name-asian="Times New Roman1" style:font-size-asian="14pt" style:language-asian="be" style:country-asian="BY" style:font-style-asian="italic" style:font-weight-asian="normal" style:font-name-complex="Times New Roman1" style:font-size-complex="14pt" style:font-style-complex="italic" style:font-weight-complex="normal" style:text-scale="100%"/>
    </style:style>
    <style:style style:name="T519" style:family="text">
      <style:text-properties fo:font-variant="normal" fo:text-transform="none" fo:color="#000000" style:text-line-through-style="none" style:text-line-through-type="none" style:text-position="0% 100%" style:font-name="Times New Roman1" fo:font-size="14pt" fo:letter-spacing="normal" fo:language="eo" fo:country="none" fo:font-style="normal" style:text-underline-style="none" fo:font-weight="normal" style:font-name-asian="Times New Roman1" style:font-size-asian="14pt" style:language-asian="zxx" style:country-asian="none" style:font-style-asian="normal" style:font-weight-asian="normal" style:font-name-complex="Times New Roman1" style:font-size-complex="14pt" style:font-style-complex="normal" style:font-weight-complex="normal" style:text-scale="100%"/>
    </style:style>
    <style:style style:name="T520" style:family="text">
      <style:text-properties fo:font-variant="normal" fo:text-transform="none" fo:color="#000000" style:text-line-through-style="none" style:text-line-through-type="none" style:text-position="0% 100%" style:font-name="Times New Roman1" fo:font-size="14pt" fo:letter-spacing="normal" fo:language="en" fo:country="US" fo:font-style="normal" style:text-underline-style="none" fo:font-weight="normal" style:font-name-asian="Times New Roman1" style:font-size-asian="14pt" style:language-asian="en" style:country-asian="US" style:font-style-asian="normal" style:font-weight-asian="normal" style:font-name-complex="Times New Roman1" style:font-size-complex="14pt" style:font-style-complex="normal" style:font-weight-complex="normal" style:text-scale="100%"/>
    </style:style>
    <style:style style:name="T521" style:family="text">
      <style:text-properties fo:font-variant="normal" fo:text-transform="none" fo:color="#000000" style:text-line-through-style="none" style:text-line-through-type="none" style:text-position="0% 100%" style:font-name="Times New Roman1" fo:font-size="14pt" fo:letter-spacing="normal" fo:language="zxx" fo:country="none" fo:font-style="normal" style:text-underline-style="none" fo:font-weight="normal" style:font-name-asian="Times New Roman1" style:font-size-asian="14pt" style:language-asian="zxx" style:country-asian="none" style:font-style-asian="normal" style:font-weight-asian="normal" style:font-name-complex="Times New Roman1" style:font-size-complex="14pt" style:font-style-complex="normal" style:font-weight-complex="normal" style:text-scale="100%"/>
    </style:style>
    <style:style style:name="T522" style:family="text">
      <style:text-properties fo:font-variant="normal" fo:text-transform="none" fo:color="#000000" style:text-line-through-style="none" style:text-line-through-type="none" style:text-position="0% 100%" style:font-name="Times New Roman1" fo:letter-spacing="normal" fo:language="be" fo:country="BY" fo:font-style="normal" style:text-underline-style="none" fo:font-weight="normal" style:font-name-asian="Times New Roman1" style:language-asian="be" style:country-asian="BY" style:font-style-asian="normal" style:font-weight-asian="normal" style:font-name-complex="Times New Roman1" style:font-style-complex="normal" style:font-weight-complex="normal" style:text-scale="100%"/>
    </style:style>
    <style:style style:name="T523" style:family="text">
      <style:text-properties fo:font-variant="normal" fo:text-transform="none" fo:color="#000000" style:text-line-through-style="none" style:text-line-through-type="none" style:text-position="0% 100%" style:font-name="Times New Roman1" fo:letter-spacing="normal" fo:language="ru" fo:country="RU" fo:font-style="normal" style:text-underline-style="none" fo:font-weight="normal" style:font-name-asian="Times New Roman1" style:language-asian="be" style:country-asian="BY" style:font-style-asian="normal" style:font-weight-asian="normal" style:font-name-complex="Times New Roman1" style:font-style-complex="normal" style:font-weight-complex="normal" style:text-scale="100%"/>
    </style:style>
    <style:style style:name="T524" style:family="text">
      <style:text-properties fo:font-variant="normal" fo:text-transform="none" fo:color="#000000" style:text-line-through-style="none" style:text-line-through-type="none" style:text-position="0% 100%" style:font-name="Times New Roman1" fo:letter-spacing="normal" fo:language="en" fo:country="US" fo:font-style="normal" style:text-underline-style="none" fo:font-weight="normal" style:font-name-asian="Times New Roman1" style:language-asian="be" style:country-asian="BY" style:font-style-asian="normal" style:font-weight-asian="normal" style:font-name-complex="Times New Roman1" style:font-style-complex="normal" style:font-weight-complex="normal" style:text-scale="100%"/>
    </style:style>
    <style:style style:name="T525" style:family="text">
      <style:text-properties fo:font-variant="normal" fo:text-transform="none" fo:color="#000000" style:text-line-through-style="none" style:text-line-through-type="none" style:text-position="0% 100%" style:font-name="Times New Roman" fo:font-size="14pt" fo:letter-spacing="normal" fo:language="xh" fo:country="ZA" fo:font-style="normal" style:text-underline-style="none" fo:font-weight="normal" style:font-size-asian="14pt" style:language-asian="xh" style:country-asian="ZA" style:font-style-asian="normal" style:font-weight-asian="normal" style:font-size-complex="14pt" style:font-style-complex="normal" style:font-weight-complex="normal" style:text-scale="100%"/>
    </style:style>
    <style:style style:name="T526" style:family="text">
      <style:text-properties fo:font-variant="normal" fo:text-transform="none" fo:color="#000000" style:text-line-through-style="none" style:text-line-through-type="none" style:text-position="0% 100%" style:font-name="Times New Roman" fo:font-size="14pt" fo:letter-spacing="normal" fo:language="xh" fo:country="ZA" fo:font-style="normal" style:text-underline-style="none" fo:font-weight="normal" style:font-name-asian="Times New Roman1" style:font-size-asian="14pt" style:language-asian="xh" style:country-asian="ZA" style:font-style-asian="normal" style:font-weight-asian="normal" style:font-name-complex="Times New Roman1" style:font-size-complex="14pt" style:font-style-complex="normal" style:font-weight-complex="normal" style:text-scale="100%"/>
    </style:style>
    <style:style style:name="T527" style:family="text">
      <style:text-properties fo:font-variant="normal" fo:text-transform="none" fo:color="#000000" style:text-line-through-style="none" style:text-line-through-type="none" style:text-position="0% 100%" style:font-name="Times New Roman" fo:font-size="14pt" fo:letter-spacing="normal" fo:language="be" fo:country="BY"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T528" style:family="text">
      <style:text-properties fo:font-variant="normal" fo:text-transform="none" fo:color="#000000" style:text-line-through-style="none" style:text-line-through-type="none" style:text-position="0% 100%" style:font-name="Times New Roman" fo:font-size="14pt" fo:letter-spacing="normal" fo:language="be" fo:country="BY" fo:font-style="italic" style:text-underline-style="none" fo:font-weight="normal" style:font-name-asian="Times New Roman1" style:font-size-asian="14pt" style:language-asian="be" style:country-asian="BY" style:font-style-asian="italic" style:font-weight-asian="normal" style:font-name-complex="Times New Roman1" style:font-size-complex="14pt" style:font-style-complex="italic" style:font-weight-complex="normal" style:text-scale="100%"/>
    </style:style>
    <style:style style:name="T529" style:family="text">
      <style:text-properties fo:font-variant="normal" fo:text-transform="none" fo:color="#000000" style:text-line-through-style="none" style:text-line-through-type="none" style:text-position="0% 100%" style:font-name="Times New Roman" fo:font-size="14pt" fo:letter-spacing="normal" fo:language="be" fo:country="BY" fo:font-style="italic" style:text-underline-style="none" fo:font-weight="bold" style:font-name-asian="Times New Roman1" style:font-size-asian="14pt" style:language-asian="be" style:country-asian="BY" style:font-style-asian="italic" style:font-weight-asian="bold" style:font-name-complex="Times New Roman1" style:font-size-complex="14pt" style:font-style-complex="italic" style:font-weight-complex="bold" style:text-scale="100%"/>
    </style:style>
    <style:style style:name="T530" style:family="text">
      <style:text-properties fo:font-variant="normal" fo:text-transform="none" fo:color="#000000" style:text-line-through-style="none" style:text-line-through-type="none" style:text-position="0% 100%" style:font-name="Times New Roman" fo:font-size="14pt" fo:letter-spacing="normal" fo:language="eo" fo:country="none" fo:font-style="italic" style:text-underline-style="none" fo:font-weight="normal" style:font-size-asian="14pt" style:language-asian="xh" style:country-asian="ZA" style:font-style-asian="italic" style:font-weight-asian="normal" style:font-size-complex="14pt" style:font-style-complex="italic" style:font-weight-complex="normal" style:text-scale="100%"/>
    </style:style>
    <style:style style:name="T531" style:family="text">
      <style:text-properties fo:font-variant="normal" fo:text-transform="none" fo:color="#000000" style:text-line-through-style="none" style:text-line-through-type="none" style:text-position="0% 100%" style:font-name="Times New Roman" fo:font-size="14pt" fo:letter-spacing="normal" fo:language="eo" fo:country="none" fo:font-style="italic" style:text-underline-style="none" fo:font-weight="normal" style:font-size-asian="14pt" style:language-asian="en" style:country-asian="US" style:font-style-asian="italic" style:font-weight-asian="normal" style:font-size-complex="14pt" style:font-style-complex="italic" style:font-weight-complex="normal" style:text-scale="100%"/>
    </style:style>
    <style:style style:name="T532" style:family="text">
      <style:text-properties fo:font-variant="normal" fo:text-transform="none" fo:color="#000000" style:text-line-through-style="none" style:text-line-through-type="none" style:text-position="0% 100%" style:font-name="Times New Roman" fo:font-size="14pt" fo:letter-spacing="normal" fo:language="eo" fo:country="none" fo:font-style="italic" style:text-underline-style="none" fo:font-weight="normal" style:font-name-asian="Times New Roman1" style:font-size-asian="14pt" style:language-asian="xh" style:country-asian="ZA" style:font-style-asian="italic" style:font-weight-asian="normal" style:font-name-complex="Times New Roman1" style:font-size-complex="14pt" style:font-style-complex="italic" style:font-weight-complex="normal" style:text-scale="100%"/>
    </style:style>
    <style:style style:name="T533" style:family="text">
      <style:text-properties fo:font-variant="normal" fo:text-transform="none" fo:color="#000000" style:text-line-through-style="none" style:text-line-through-type="none" style:text-position="0% 100%" style:font-name="Times New Roman" fo:font-size="14pt" fo:letter-spacing="normal" fo:language="eo" fo:country="none" fo:font-style="italic" style:text-underline-style="none" fo:font-weight="normal" style:font-name-asian="Times New Roman1" style:font-size-asian="14pt" style:language-asian="en" style:country-asian="US" style:font-style-asian="italic" style:font-weight-asian="normal" style:font-name-complex="Times New Roman1" style:font-size-complex="14pt" style:font-style-complex="italic" style:font-weight-complex="normal" style:text-scale="100%"/>
    </style:style>
    <style:style style:name="T534" style:family="text">
      <style:text-properties fo:font-variant="normal" fo:text-transform="none" fo:color="#000000" style:text-line-through-style="none" style:text-line-through-type="none" style:text-position="0% 100%" style:font-name="Times New Roman" fo:font-size="14pt" fo:letter-spacing="normal" fo:language="eo" fo:country="none" fo:font-style="italic" style:text-underline-style="none" fo:font-weight="bold" style:font-name-asian="Times New Roman1" style:font-size-asian="14pt" style:language-asian="en" style:country-asian="US" style:font-style-asian="italic" style:font-weight-asian="bold" style:font-name-complex="Times New Roman1" style:font-size-complex="14pt" style:font-style-complex="italic" style:font-weight-complex="bold" style:text-scale="100%"/>
    </style:style>
    <style:style style:name="T535" style:family="text">
      <style:text-properties fo:font-variant="normal" fo:text-transform="none" fo:color="#000000" style:text-line-through-style="none" style:text-line-through-type="none" style:text-position="0% 100%" style:font-name="Times New Roman" fo:font-size="14pt" fo:letter-spacing="normal" fo:language="eo" fo:country="none"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T536" style:family="text">
      <style:text-properties fo:font-variant="normal" fo:text-transform="none" fo:color="#000000" style:text-line-through-style="none" style:text-line-through-type="none" style:text-position="0% 100%" style:font-name="Times New Roman" fo:font-size="14pt" fo:letter-spacing="normal" fo:language="eo" fo:country="none" fo:font-style="normal" style:text-underline-style="none" fo:font-weight="normal" style:font-size-asian="14pt" style:language-asian="xh" style:country-asian="ZA" style:font-style-asian="normal" style:font-weight-asian="normal" style:font-size-complex="14pt" style:font-style-complex="normal" style:font-weight-complex="normal" style:text-scale="100%"/>
    </style:style>
    <style:style style:name="T537" style:family="text">
      <style:text-properties fo:font-variant="normal" fo:text-transform="none" fo:color="#000000" style:text-line-through-style="none" style:text-line-through-type="none" style:text-position="0% 100%" style:font-name="Times New Roman" fo:font-size="14pt" fo:letter-spacing="normal" fo:language="eo"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text-scale="100%"/>
    </style:style>
    <style:style style:name="T538" style:family="text">
      <style:text-properties fo:font-variant="normal" fo:text-transform="none" fo:color="#000000" style:text-line-through-style="none" style:text-line-through-type="none" style:text-position="0% 100%" style:font-name="Times New Roman" fo:font-size="14pt" fo:letter-spacing="normal" fo:language="en" fo:country="US" fo:font-style="normal" style:text-underline-style="none" fo:font-weight="normal" style:font-name-asian="Times New Roman1" style:font-size-asian="14pt" style:language-asian="be" style:country-asian="BY" style:font-style-asian="normal" style:font-weight-asian="normal" style:font-name-complex="Times New Roman1" style:font-size-complex="14pt" style:font-style-complex="normal" style:font-weight-complex="normal" style:text-scale="100%"/>
    </style:style>
    <style:style style:name="T539" style:family="text">
      <style:text-properties fo:font-variant="normal" fo:text-transform="none" fo:color="#000000" style:text-line-through-style="none" style:text-line-through-type="none" style:text-position="0% 100%" style:font-name="Times New Roman" fo:font-size="14pt" fo:letter-spacing="0.018cm" fo:language="eo" fo:country="none" fo:font-style="normal" style:text-underline-style="none" fo:font-weight="normal" style:font-size-asian="14pt" style:language-asian="zxx" style:country-asian="none" style:font-style-asian="normal" style:font-weight-asian="normal" style:font-size-complex="14pt" style:language-complex="zxx" style:country-complex="none" style:font-style-complex="normal" style:font-weight-complex="normal" style:text-scale="100%"/>
    </style:style>
    <style:style style:name="T540" style:family="text">
      <style:text-properties fo:font-variant="normal" fo:text-transform="none" fo:color="#000000" style:text-line-through-style="none" style:text-line-through-type="none" style:text-position="0% 100%" fo:letter-spacing="normal" fo:language="eo" fo:country="none" fo:font-style="normal" style:text-underline-style="none" fo:font-weight="bold" style:font-name-asian="Microsoft Sans Serif" style:language-asian="en" style:country-asian="US" style:font-style-asian="normal" style:font-weight-asian="bold" style:font-name-complex="Microsoft Sans Serif" style:language-complex="zxx" style:country-complex="none" style:font-style-complex="normal" style:font-weight-complex="bold" style:text-scale="100%"/>
    </style:style>
    <style:style style:name="T541" style:family="text">
      <style:text-properties fo:font-variant="normal" fo:text-transform="none" fo:color="#000000" style:text-line-through-style="none" style:text-line-through-type="none" style:text-position="0% 100%" fo:letter-spacing="normal" fo:language="en" fo:country="US" fo:font-style="normal" style:text-underline-style="none" fo:font-weight="normal" style:font-name-asian="Microsoft Sans Serif" style:language-asian="en" style:country-asian="US" style:font-style-asian="normal" style:font-weight-asian="normal" style:font-name-complex="Microsoft Sans Serif" style:font-style-complex="normal" style:font-weight-complex="normal" style:text-scale="100%"/>
    </style:style>
    <style:style style:name="T542" style:family="text">
      <style:text-properties fo:font-variant="normal" fo:text-transform="none" fo:color="#000000" style:text-line-through-style="none" style:text-line-through-type="none" style:text-position="0% 100%" fo:letter-spacing="0.018cm" fo:language="be" fo:country="BY" fo:font-style="normal" style:text-underline-style="none" fo:font-weight="normal" style:font-name-asian="Times New Roman1" style:language-asian="be" style:country-asian="BY" style:font-style-asian="normal" style:font-weight-asian="normal" style:font-name-complex="Times New Roman1" style:font-style-complex="normal" style:font-weight-complex="normal" style:text-scale="100%"/>
    </style:style>
    <style:style style:name="T543" style:family="text">
      <style:text-properties fo:font-variant="normal" fo:text-transform="none" fo:color="#000000" style:text-line-through-style="none" style:text-line-through-type="none" style:text-position="0% 100%" style:font-name="Georgia" fo:letter-spacing="normal" fo:language="en" fo:country="US" fo:font-style="normal" style:text-underline-style="none" fo:font-weight="normal" style:font-name-asian="Georgia" style:language-asian="be" style:country-asian="BY" style:font-style-asian="normal" style:font-weight-asian="normal" style:font-name-complex="Georgia" style:font-style-complex="normal" style:font-weight-complex="normal" style:text-scale="100%"/>
    </style:style>
    <style:style style:name="T544" style:family="text">
      <style:text-properties fo:font-variant="normal" fo:text-transform="none" fo:color="#000000" style:text-line-through-style="none" style:text-line-through-type="none" style:text-position="0% 100%" fo:font-size="12pt" fo:letter-spacing="0.018cm" fo:language="en" fo:country="US" fo:font-style="normal" style:text-underline-style="none" fo:font-weight="normal" style:font-size-asian="12pt" style:language-asian="be" style:country-asian="BY" style:font-style-asian="normal" style:font-weight-asian="normal" style:font-size-complex="12pt" style:font-style-complex="normal" style:font-weight-complex="normal" style:text-scale="100%"/>
    </style:style>
    <style:style style:name="T545" style:family="text">
      <style:text-properties fo:font-variant="normal" fo:text-transform="none" fo:color="#000000" style:text-line-through-style="none" style:text-line-through-type="none" style:text-position="0% 100%" fo:font-size="12pt" fo:letter-spacing="0.018cm" fo:language="en" fo:country="US" fo:font-style="normal" style:text-underline-style="none" fo:font-weight="normal" officeooo:rsid="0007e076" style:font-size-asian="12pt" style:language-asian="be" style:country-asian="BY" style:font-style-asian="normal" style:font-weight-asian="normal" style:font-size-complex="12pt" style:font-style-complex="normal" style:font-weight-complex="normal" style:text-scale="100%"/>
    </style:style>
    <style:style style:name="T546" style:family="text">
      <style:text-properties fo:font-variant="normal" fo:text-transform="none" fo:color="#000000" style:text-line-through-style="none" style:text-line-through-type="none" style:text-position="-33% 58%" style:font-name="Times New Roman1" fo:letter-spacing="normal" fo:language="en" fo:country="US" fo:font-style="normal" style:text-underline-style="none" fo:font-weight="normal" style:font-name-asian="Times New Roman1" style:language-asian="be" style:country-asian="BY" style:font-style-asian="normal" style:font-weight-asian="normal" style:font-name-complex="Times New Roman1" style:font-style-complex="normal" style:font-weight-complex="normal" style:text-scale="100%"/>
    </style:style>
    <style:style style:name="T547" style:family="text">
      <style:text-properties fo:font-variant="normal" fo:text-transform="none" fo:color="#000000" style:text-line-through-style="none" style:text-line-through-type="none" style:text-position="33% 58%" style:font-name="Times New Roman1" fo:letter-spacing="normal" fo:language="en" fo:country="US" fo:font-style="normal" style:text-underline-style="none" fo:font-weight="normal" style:font-name-asian="Times New Roman1" style:language-asian="be" style:country-asian="BY" style:font-style-asian="normal" style:font-weight-asian="normal" style:font-name-complex="Times New Roman1" style:font-style-complex="normal" style:font-weight-complex="normal" style:text-scale="100%"/>
    </style:style>
    <style:style style:name="T548" style:family="text">
      <style:text-properties fo:font-variant="normal" fo:text-transform="none" fo:letter-spacing="normal" fo:language="eo" fo:country="none" fo:font-weight="bold" style:font-name-asian="Microsoft Sans Serif" style:language-asian="en" style:country-asian="US" style:font-weight-asian="bold" style:font-name-complex="Microsoft Sans Serif" style:language-complex="zxx" style:country-complex="none" style:font-weight-complex="bold"/>
    </style:style>
    <style:style style:name="T549" style:family="text">
      <style:text-properties fo:font-variant="normal" fo:text-transform="none" fo:letter-spacing="normal" fo:language="en" fo:country="US" style:font-name-asian="Microsoft Sans Serif" style:language-asian="en" style:country-asian="US" style:font-name-complex="Microsoft Sans Serif"/>
    </style:style>
    <style:style style:name="T550" style:family="text">
      <style:text-properties fo:font-variant="normal" fo:text-transform="none" fo:letter-spacing="normal" fo:language="be" fo:country="BY" style:font-name-asian="Microsoft Sans Serif" style:language-asian="en" style:country-asian="US" style:font-name-complex="Microsoft Sans Serif"/>
    </style:style>
    <style:style style:name="T551" style:family="text">
      <style:text-properties fo:font-variant="normal" fo:text-transform="none" fo:letter-spacing="0.018cm" fo:language="be" fo:country="BY" style:font-name-asian="Times New Roman1" style:language-asian="be" style:country-asian="BY" style:font-name-complex="Times New Roman1"/>
    </style:style>
    <style:style style:name="T552" style:family="text">
      <style:text-properties fo:font-variant="normal" fo:text-transform="none" fo:letter-spacing="0.018cm" fo:language="en" fo:country="US" style:language-asian="en" style:country-asian="US"/>
    </style:style>
    <style:style style:name="T553" style:family="text">
      <style:text-properties fo:font-style="italic" style:font-style-asian="italic" style:font-style-complex="italic"/>
    </style:style>
    <style:style style:name="T554" style:family="text">
      <style:text-properties fo:font-style="italic" fo:font-weight="bold" style:font-style-asian="italic" style:font-weight-asian="bold" style:font-style-complex="italic" style:font-weight-complex="bold"/>
    </style:style>
    <style:style style:name="T555" style:family="text">
      <style:text-properties fo:font-style="italic" fo:font-weight="normal" style:font-style-asian="italic" style:font-weight-asian="normal" style:font-style-complex="italic" style:font-weight-complex="normal"/>
    </style:style>
    <style:style style:name="T556" style:family="text">
      <style:text-properties fo:font-style="italic" style:font-name-asian="Times New Roman1" style:font-style-asian="italic" style:font-name-complex="Times New Roman1" style:font-style-complex="italic"/>
    </style:style>
    <style:style style:name="T557" style:family="text">
      <style:text-properties fo:font-weight="bold" style:font-weight-asian="bold" style:font-weight-complex="bold"/>
    </style:style>
    <style:style style:name="T558" style:family="text">
      <style:text-properties fo:font-weight="bold" style:language-asian="en" style:country-asian="US" style:font-weight-asian="bold" style:language-complex="zxx" style:country-complex="none" style:font-weight-complex="bold"/>
    </style:style>
    <style:style style:name="T559" style:family="text">
      <style:text-properties style:font-name-asian="Times New Roman1" style:font-name-complex="Times New Roman1"/>
    </style:style>
    <style:style style:name="T560" style:family="text">
      <style:text-properties style:font-name-asian="Times New Roman1" style:language-asian="be" style:country-asian="BY" style:font-name-complex="Times New Roman1"/>
    </style:style>
    <style:style style:name="T561" style:family="text">
      <style:text-properties style:font-name-asian="Times New Roman1" style:language-asian="en" style:country-asian="US" style:font-name-complex="Times New Roman1"/>
    </style:style>
    <style:style style:name="T562" style:family="text">
      <style:text-properties style:font-name="Microsoft Sans Serif"/>
    </style:style>
    <style:style style:name="T563" style:family="text">
      <style:text-properties fo:font-style="normal" style:font-style-asian="normal" style:font-style-complex="normal"/>
    </style:style>
    <style:style style:name="T564" style:family="text">
      <style:text-properties fo:font-style="normal" fo:font-weight="normal" style:font-style-asian="normal" style:font-weight-asian="normal" style:font-style-complex="normal" style:font-weight-complex="normal"/>
    </style:style>
    <style:style style:name="T565"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566" style:family="text">
      <style:text-properties fo:font-style="normal" fo:font-weight="normal" style:font-name-asian="Times New Roman1" style:language-asian="xh" style:country-asian="ZA" style:font-style-asian="normal" style:font-weight-asian="normal" style:font-name-complex="Times New Roman1" style:font-style-complex="normal" style:font-weight-complex="normal"/>
    </style:style>
    <style:style style:name="T567" style:family="text">
      <style:text-properties fo:font-style="normal" style:font-name-asian="Times New Roman1" style:font-style-asian="normal" style:font-name-complex="Times New Roman1" style:font-style-complex="normal"/>
    </style:style>
    <style:style style:name="T568" style:family="text">
      <style:text-properties fo:font-style="normal" fo:font-weight="bold" style:font-style-asian="normal" style:font-weight-asian="bold" style:font-style-complex="normal" style:font-weight-complex="bold"/>
    </style:style>
    <style:style style:name="T569" style:family="text">
      <style:text-properties fo:language="xh" fo:country="ZA" fo:font-style="normal" style:language-asian="xh" style:country-asian="ZA" style:font-style-asian="normal" style:font-style-complex="normal"/>
    </style:style>
    <style:style style:name="T570" style:family="text">
      <style:text-properties fo:language="xh" fo:country="ZA" fo:font-style="normal" fo:font-weight="normal" style:language-asian="xh" style:country-asian="ZA" style:font-style-asian="normal" style:font-weight-asian="normal" style:font-style-complex="normal" style:font-weight-complex="normal"/>
    </style:style>
    <style:style style:name="T571" style:family="text">
      <style:text-properties fo:language="xh" fo:country="ZA" fo:font-style="normal" fo:font-weight="normal" style:font-name-asian="Times New Roman1" style:language-asian="xh" style:country-asian="ZA" style:font-style-asian="normal" style:font-weight-asian="normal" style:font-name-complex="Times New Roman1" style:font-style-complex="normal" style:font-weight-complex="normal"/>
    </style:style>
    <style:style style:name="T572" style:family="text">
      <style:text-properties fo:language="xh" fo:country="ZA" fo:font-style="normal" style:font-name-asian="Times New Roman1" style:language-asian="xh" style:country-asian="ZA" style:font-style-asian="normal" style:font-name-complex="Times New Roman1" style:font-style-complex="normal"/>
    </style:style>
    <style:style style:name="T573" style:family="text">
      <style:text-properties fo:language="xh" fo:country="ZA" fo:font-style="normal" fo:font-weight="bold" style:language-asian="xh" style:country-asian="ZA" style:font-style-asian="normal" style:font-weight-asian="bold" style:font-style-complex="normal" style:font-weight-complex="bold"/>
    </style:style>
    <style:style style:name="T574" style:family="text">
      <style:text-properties fo:language="xh" fo:country="ZA" style:language-asian="xh" style:country-asian="ZA"/>
    </style:style>
    <style:style style:name="T575" style:family="text">
      <style:text-properties fo:language="xh" fo:country="ZA" fo:font-style="italic" style:language-asian="xh" style:country-asian="ZA" style:font-style-asian="italic" style:font-style-complex="italic"/>
    </style:style>
    <style:style style:name="T576" style:family="text">
      <style:text-properties fo:language="xh" fo:country="ZA" fo:font-style="italic" fo:font-weight="bold" style:language-asian="xh" style:country-asian="ZA" style:font-style-asian="italic" style:font-weight-asian="bold" style:font-style-complex="italic" style:font-weight-complex="bold"/>
    </style:style>
    <style:style style:name="T577" style:family="text">
      <style:text-properties fo:language="xh" fo:country="ZA" fo:font-style="italic" fo:font-weight="bold" style:font-name-asian="Times New Roman1" style:language-asian="xh" style:country-asian="ZA" style:font-style-asian="italic" style:font-weight-asian="bold" style:font-name-complex="Times New Roman1" style:font-style-complex="italic" style:font-weight-complex="bold"/>
    </style:style>
    <style:style style:name="T578" style:family="text">
      <style:text-properties fo:language="xh" fo:country="ZA" fo:font-style="italic" fo:font-weight="normal" style:language-asian="xh" style:country-asian="ZA" style:font-style-asian="italic" style:font-weight-asian="normal" style:font-style-complex="italic" style:font-weight-complex="normal"/>
    </style:style>
    <style:style style:name="T579" style:family="text">
      <style:text-properties fo:language="xh" fo:country="ZA" fo:font-style="italic" fo:font-weight="normal" style:font-name-asian="Times New Roman1" style:language-asian="xh" style:country-asian="ZA" style:font-style-asian="italic" style:font-weight-asian="normal" style:font-name-complex="Times New Roman1" style:font-style-complex="italic" style:font-weight-complex="normal"/>
    </style:style>
    <style:style style:name="T580" style:family="text">
      <style:text-properties fo:language="xh" fo:country="ZA" fo:font-style="italic" style:font-name-asian="Times New Roman1" style:language-asian="xh" style:country-asian="ZA" style:font-style-asian="italic" style:font-name-complex="Times New Roman1" style:font-style-complex="italic"/>
    </style:style>
    <style:style style:name="T581" style:family="text">
      <style:text-properties fo:language="xh" fo:country="ZA" fo:font-weight="normal" style:language-asian="xh" style:country-asian="ZA" style:font-weight-asian="normal" style:font-weight-complex="normal"/>
    </style:style>
    <style:style style:name="T582" style:family="text">
      <style:text-properties fo:language="xh" fo:country="ZA" fo:font-weight="normal" style:font-name-asian="Times New Roman1" style:language-asian="xh" style:country-asian="ZA" style:font-weight-asian="normal" style:font-name-complex="Times New Roman1" style:font-weight-complex="normal"/>
    </style:style>
    <style:style style:name="T583" style:family="text">
      <style:text-properties fo:language="xh" fo:country="ZA" style:font-name-asian="Times New Roman1" style:language-asian="xh" style:country-asian="ZA" style:font-name-complex="Times New Roman1"/>
    </style:style>
    <style:style style:name="T584" style:family="text">
      <style:text-properties fo:font-weight="normal" style:font-weight-asian="normal" style:font-weight-complex="normal"/>
    </style:style>
    <style:style style:name="T585" style:family="text">
      <style:text-properties fo:font-weight="normal" officeooo:rsid="0013048e" style:font-weight-asian="normal" style:font-weight-complex="normal"/>
    </style:style>
    <style:style style:name="T586" style:family="text">
      <style:text-properties fo:font-weight="normal" style:font-name-asian="Times New Roman1" style:font-weight-asian="normal" style:font-name-complex="Times New Roman1" style:font-weight-complex="normal"/>
    </style:style>
    <style:style style:name="T587" style:family="text">
      <style:text-properties fo:font-weight="normal" style:font-name-asian="Times New Roman1" style:language-asian="be" style:country-asian="BY" style:font-weight-asian="normal" style:font-name-complex="Times New Roman1" style:font-weight-complex="normal"/>
    </style:style>
    <style:style style:name="T588" style:family="text">
      <style:text-properties fo:font-weight="normal" fo:background-color="transparent" loext:char-shading-value="0" style:font-name-asian="Times New Roman1" style:language-asian="be" style:country-asian="BY" style:font-weight-asian="normal" style:font-name-complex="Times New Roman1" style:font-weight-complex="normal"/>
    </style:style>
    <style:style style:name="T589" style:family="text">
      <style:text-properties fo:font-weight="normal" fo:background-color="transparent" loext:char-shading-value="0" style:language-asian="xh" style:country-asian="ZA" style:font-weight-asian="normal" style:font-weight-complex="normal"/>
    </style:style>
    <style:style style:name="T590" style:family="text">
      <style:text-properties fo:letter-spacing="0.088cm"/>
    </style:style>
    <style:style style:name="T591" style:family="text">
      <style:text-properties fo:letter-spacing="0.088cm" fo:language="be" fo:country="BY" fo:font-style="normal" style:font-name-asian="Times New Roman1" style:language-asian="be" style:country-asian="BY" style:font-style-asian="normal" style:font-name-complex="Times New Roman1" style:font-style-complex="normal"/>
    </style:style>
    <style:style style:name="T592" style:family="text">
      <style:text-properties fo:letter-spacing="0.088cm" fo:font-style="italic" style:font-name-asian="Times New Roman1" style:language-asian="be" style:country-asian="BY" style:font-style-asian="italic" style:font-name-complex="Times New Roman1" style:font-style-complex="italic"/>
    </style:style>
    <style:style style:name="T593" style:family="text">
      <style:text-properties style:language-asian="en" style:country-asian="US"/>
    </style:style>
    <style:style style:name="T594" style:family="text">
      <style:text-properties style:language-asian="en" style:country-asian="US" style:language-complex="zxx" style:country-complex="none"/>
    </style:style>
    <style:style style:name="T595" style:family="text">
      <style:text-properties fo:letter-spacing="0.071cm" fo:language="be" fo:country="BY" fo:font-style="normal" style:font-name-asian="Georgia" style:language-asian="be" style:country-asian="BY" style:font-style-asian="normal" style:font-name-complex="Georgia" style:font-style-complex="normal"/>
    </style:style>
    <style:style style:name="T596" style:family="text">
      <style:text-properties fo:letter-spacing="0.071cm" fo:language="be" fo:country="BY" fo:font-weight="bold" style:font-name-asian="Times New Roman1" style:language-asian="be" style:country-asian="BY" style:font-weight-asian="bold" style:font-name-complex="Times New Roman1" style:font-weight-complex="bold"/>
    </style:style>
    <style:style style:name="T597" style:family="text">
      <style:text-properties fo:letter-spacing="0.035cm"/>
    </style:style>
    <style:style style:name="T598" style:family="text">
      <style:text-properties fo:letter-spacing="0.035cm" fo:font-style="normal" style:font-style-asian="normal" style:font-style-complex="normal"/>
    </style:style>
    <style:style style:name="T599" style:family="text">
      <style:text-properties fo:letter-spacing="0.035cm" fo:font-style="normal" fo:font-weight="normal" style:font-style-asian="normal" style:font-weight-asian="normal" style:font-style-complex="normal" style:font-weight-complex="normal"/>
    </style:style>
    <style:style style:name="T600" style:family="text">
      <style:text-properties fo:letter-spacing="0.035cm" fo:font-style="normal" style:language-asian="zxx" style:country-asian="none" style:font-style-asian="normal" style:font-style-complex="normal"/>
    </style:style>
    <style:style style:name="T601" style:family="text">
      <style:text-properties fo:letter-spacing="0.035cm" fo:language="xh" fo:country="ZA" fo:font-style="normal" style:font-name-asian="Times New Roman1" style:language-asian="xh" style:country-asian="ZA" style:font-style-asian="normal" style:font-name-complex="Times New Roman1" style:font-style-complex="normal"/>
    </style:style>
    <style:style style:name="T602" style:family="text">
      <style:text-properties fo:letter-spacing="0.035cm" fo:language="xh" fo:country="ZA" fo:font-style="normal" fo:font-weight="bold" style:language-asian="xh" style:country-asian="ZA" style:font-style-asian="normal" style:font-weight-asian="bold" style:font-style-complex="normal" style:font-weight-complex="bold"/>
    </style:style>
    <style:style style:name="T603" style:family="text">
      <style:text-properties fo:letter-spacing="0.035cm" fo:language="xh" fo:country="ZA" fo:font-style="normal" fo:font-weight="normal" style:language-asian="xh" style:country-asian="ZA" style:font-style-asian="normal" style:font-weight-asian="normal" style:font-style-complex="normal" style:font-weight-complex="normal"/>
    </style:style>
    <style:style style:name="T604" style:family="text">
      <style:text-properties fo:letter-spacing="0.035cm" fo:language="be" fo:country="BY" fo:font-style="normal" fo:font-weight="bold" style:font-name-asian="Times New Roman1" style:language-asian="be" style:country-asian="BY" style:font-style-asian="normal" style:font-weight-asian="bold" style:font-name-complex="Times New Roman1" style:font-style-complex="normal" style:font-weight-complex="bold"/>
    </style:style>
    <style:style style:name="T605" style:family="text">
      <style:text-properties fo:letter-spacing="0.035cm" fo:language="be" fo:country="BY"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606" style:family="text">
      <style:text-properties fo:letter-spacing="0.035cm" fo:language="be" fo:country="BY" fo:font-style="normal" style:font-name-asian="Tahoma" style:language-asian="be" style:country-asian="BY" style:font-style-asian="normal" style:font-name-complex="Tahoma" style:font-style-complex="normal"/>
    </style:style>
    <style:style style:name="T607" style:family="text">
      <style:text-properties fo:letter-spacing="0.035cm" fo:language="be" fo:country="BY" fo:font-style="normal" style:font-name-asian="Impact" style:language-asian="be" style:country-asian="BY" style:font-style-asian="normal" style:font-name-complex="Impact" style:font-style-complex="normal"/>
    </style:style>
    <style:style style:name="T608" style:family="text">
      <style:text-properties fo:letter-spacing="0.035cm" fo:language="be" fo:country="BY" fo:font-weight="normal" style:font-name-asian="Times New Roman1" style:language-asian="be" style:country-asian="BY" style:font-weight-asian="normal" style:font-name-complex="Times New Roman1" style:font-weight-complex="normal"/>
    </style:style>
    <style:style style:name="T609" style:family="text">
      <style:text-properties fo:letter-spacing="0.035cm" fo:language="be" fo:country="BY" style:font-name-asian="Tahoma" style:language-asian="be" style:country-asian="BY" style:font-name-complex="Tahoma"/>
    </style:style>
    <style:style style:name="T610" style:family="text">
      <style:text-properties fo:letter-spacing="0.035cm" fo:language="be" fo:country="BY" style:font-name-asian="Times New Roman1" style:language-asian="be" style:country-asian="BY" style:font-name-complex="Times New Roman1"/>
    </style:style>
    <style:style style:name="T611" style:family="text">
      <style:text-properties fo:letter-spacing="0.035cm" fo:language="be" fo:country="BY" fo:font-weight="bold" style:font-name-asian="Times New Roman1" style:language-asian="be" style:country-asian="BY" style:font-weight-asian="bold" style:font-name-complex="Times New Roman1" style:font-weight-complex="bold"/>
    </style:style>
    <style:style style:name="T612" style:family="text">
      <style:text-properties fo:letter-spacing="0.035cm" fo:font-weight="normal" style:language-asian="zxx" style:country-asian="none" style:font-weight-asian="normal" style:font-weight-complex="normal"/>
    </style:style>
    <style:style style:name="T613" style:family="text">
      <style:text-properties fo:letter-spacing="0.035cm" fo:font-weight="bold" style:language-asian="zxx" style:country-asian="none" style:font-weight-asian="bold" style:font-weight-complex="bold"/>
    </style:style>
    <style:style style:name="T614" style:family="text">
      <style:text-properties fo:letter-spacing="0.035cm" style:language-asian="zxx" style:country-asian="none"/>
    </style:style>
    <style:style style:name="T615" style:family="text">
      <style:text-properties fo:letter-spacing="0.035cm" style:language-asian="en" style:country-asian="US"/>
    </style:style>
    <style:style style:name="T616" style:family="text">
      <style:text-properties fo:letter-spacing="0.053cm" fo:language="eo" fo:country="none" fo:font-weight="normal" style:language-asian="xh" style:country-asian="ZA" style:font-weight-asian="normal" style:font-weight-complex="normal"/>
    </style:style>
    <style:style style:name="T617" style:family="text">
      <style:text-properties fo:letter-spacing="0.053cm" fo:language="eo" fo:country="none" fo:font-style="italic" fo:font-weight="bold" style:language-asian="en" style:country-asian="US" style:font-style-asian="italic" style:font-weight-asian="bold" style:font-style-complex="italic" style:font-weight-complex="bold"/>
    </style:style>
    <style:style style:name="T618" style:family="text">
      <style:text-properties fo:letter-spacing="0.053cm" fo:language="en" fo:country="US" fo:font-style="italic" fo:font-weight="normal" style:language-asian="en" style:country-asian="US" style:font-style-asian="italic" style:font-weight-asian="normal" style:font-style-complex="italic" style:font-weight-complex="normal"/>
    </style:style>
    <style:style style:name="T619" style:family="text">
      <style:text-properties fo:letter-spacing="0.053cm" fo:language="be" fo:country="BY" fo:font-style="italic" fo:font-weight="normal" style:font-name-asian="Times New Roman1" style:language-asian="be" style:country-asian="BY" style:font-style-asian="italic" style:font-weight-asian="normal" style:font-name-complex="Times New Roman1" style:font-style-complex="italic" style:font-weight-complex="normal"/>
    </style:style>
    <style:style style:name="T620" style:family="text">
      <style:text-properties fo:letter-spacing="0.053cm" fo:language="be" fo:country="BY" fo:font-style="normal" fo:font-weight="bold" style:font-name-asian="Times New Roman1" style:language-asian="be" style:country-asian="BY" style:font-style-asian="normal" style:font-weight-asian="bold" style:font-name-complex="Times New Roman1" style:font-style-complex="normal" style:font-weight-complex="bold"/>
    </style:style>
    <style:style style:name="T621" style:family="text">
      <style:text-properties fo:letter-spacing="0.053cm" fo:language="be" fo:country="BY" fo:font-style="normal" style:font-name-asian="Impact" style:language-asian="be" style:country-asian="BY" style:font-style-asian="normal" style:font-name-complex="Impact" style:font-style-complex="normal"/>
    </style:style>
    <style:style style:name="T622" style:family="text">
      <style:text-properties fo:letter-spacing="0.053cm" fo:language="be" fo:country="BY" fo:font-weight="bold" style:font-name-asian="Times New Roman1" style:language-asian="be" style:country-asian="BY" style:font-weight-asian="bold" style:font-name-complex="Times New Roman1" style:font-weight-complex="bold"/>
    </style:style>
    <style:style style:name="T623" style:family="text">
      <style:text-properties fo:letter-spacing="0.053cm" fo:language="be" fo:country="BY" style:font-name-asian="Times New Roman1" style:language-asian="be" style:country-asian="BY" style:font-name-complex="Times New Roman1"/>
    </style:style>
    <style:style style:name="T624" style:family="text">
      <style:text-properties fo:letter-spacing="-0.018cm" fo:language="be" fo:country="BY" fo:font-weight="normal" style:font-name-asian="Times New Roman1" style:language-asian="be" style:country-asian="BY" style:font-weight-asian="normal" style:font-name-complex="Times New Roman1" style:font-weight-complex="normal"/>
    </style:style>
    <style:style style:name="T625" style:family="text">
      <style:text-properties fo:letter-spacing="-0.018cm" fo:language="be" fo:country="BY" fo:font-style="normal" style:font-name-asian="Microsoft Sans Serif" style:language-asian="be" style:country-asian="BY" style:font-style-asian="normal" style:font-name-complex="Microsoft Sans Serif" style:font-style-complex="normal"/>
    </style:style>
    <style:style style:name="T626" style:family="text">
      <style:text-properties fo:letter-spacing="-0.018cm" fo:font-style="normal" style:font-name-asian="Microsoft Sans Serif" style:font-style-asian="normal" style:font-name-complex="Microsoft Sans Serif" style:font-style-complex="normal"/>
    </style:style>
    <style:style style:name="T627" style:family="text">
      <style:text-properties fo:letter-spacing="-0.018cm" style:font-name-asian="Candara" style:font-name-complex="Candara"/>
    </style:style>
    <style:style style:name="T628" style:family="text">
      <style:text-properties fo:letter-spacing="-0.018cm" style:font-name-asian="Candara" style:language-asian="zxx" style:country-asian="none" style:font-name-complex="Candara"/>
    </style:style>
    <style:style style:name="T629" style:family="text">
      <style:text-properties style:language-asian="be" style:country-asian="BY"/>
    </style:style>
    <style:style style:name="T630" style:family="text">
      <style:text-properties style:language-asian="be" style:country-asian="BY" style:language-complex="zxx" style:country-complex="none"/>
    </style:style>
    <style:style style:name="T631" style:family="text">
      <style:text-properties style:language-asian="zxx" style:country-asian="none"/>
    </style:style>
    <style:style style:name="T632" style:family="text">
      <style:text-properties fo:background-color="transparent" loext:char-shading-value="0"/>
    </style:style>
    <style:style style:name="T633" style:family="text">
      <style:text-properties fo:background-color="transparent" loext:char-shading-value="0" style:language-asian="zxx" style:country-asian="none"/>
    </style:style>
    <style:style style:name="T634" style:family="text">
      <style:text-properties fo:letter-spacing="0.106cm"/>
    </style:style>
    <style:style style:name="T635" style:family="text">
      <style:text-properties fo:letter-spacing="0.106cm" style:language-asian="zxx" style:country-asian="none"/>
    </style:style>
    <style:style style:name="T636" style:family="text">
      <style:text-properties fo:font-size="14pt" fo:letter-spacing="0.018cm" fo:language="eo" fo:country="none" style:font-size-asian="14pt" style:language-asian="zxx" style:country-asian="none" style:font-size-complex="14pt" style:language-complex="zxx" style:country-complex="none"/>
    </style:style>
    <style:style style:name="T637" style:family="text">
      <style:text-properties style:language-complex="zxx" style:country-complex="none"/>
    </style:style>
    <style:style style:name="T638" style:family="text">
      <style:text-properties fo:font-size="16pt" style:font-size-asian="16pt" style:font-size-complex="16pt"/>
    </style:style>
    <style:style style:name="T639" style:family="text">
      <style:text-properties fo:font-variant="small-caps" fo:letter-spacing="0.018cm" fo:language="be" fo:country="BY" style:font-name-asian="Times New Roman1" style:language-asian="en" style:country-asian="US" style:font-name-complex="Times New Roman1"/>
    </style:style>
    <style:style style:name="T640" style:family="text">
      <style:text-properties style:font-name="Tahoma" fo:letter-spacing="0.035cm" fo:language="be" fo:country="BY" fo:font-style="normal" style:font-name-asian="Tahoma" style:language-asian="be" style:country-asian="BY" style:font-style-asian="normal" style:font-name-complex="Tahoma" style:font-style-complex="normal"/>
    </style:style>
    <style:style style:name="T641" style:family="text">
      <style:text-properties style:font-name="Times New Roman2" fo:language="eo" fo:country="none" fo:font-weight="bold" style:language-asian="en" style:country-asian="US" style:font-weight-asian="bold" style:language-complex="zxx" style:country-complex="none" style:font-weight-complex="bold"/>
    </style:style>
    <style:style style:name="T642" style:family="text">
      <style:text-properties style:font-name="Times New Roman2" fo:language="eo" fo:country="none" fo:font-weight="bold" style:font-name-asian="Times New Roman1" style:language-asian="en" style:country-asian="US" style:font-weight-asian="bold" style:font-name-complex="Times New Roman1" style:language-complex="zxx" style:country-complex="none" style:font-weight-complex="bold"/>
    </style:style>
    <style:style style:name="T643" style:family="text">
      <style:text-properties style:font-name="Times New Roman2" fo:letter-spacing="0.018cm" fo:language="eo" fo:country="none" fo:font-style="normal" fo:font-weight="bold" style:language-asian="en" style:country-asian="US" style:font-style-asian="normal" style:font-weight-asian="bold" style:language-complex="zxx" style:country-complex="none" style:font-style-complex="normal" style:font-weight-complex="bold"/>
    </style:style>
    <style:style style:name="T644" style:family="text">
      <style:text-properties style:font-name="Times New Roman2" fo:letter-spacing="0.018cm" fo:language="be" fo:country="BY" fo:font-style="normal" fo:font-weight="normal" style:font-name-asian="Times New Roman1" style:language-asian="be" style:country-asian="BY" style:font-style-asian="normal" style:font-weight-asian="normal" style:font-name-complex="Times New Roman1" style:font-style-complex="normal" style:font-weight-complex="normal"/>
    </style:style>
    <style:style style:name="T645" style:family="text">
      <style:text-properties style:font-name="Times New Roman2" fo:letter-spacing="normal" fo:language="eo" fo:country="none" fo:font-style="normal" fo:font-weight="bold" style:font-name-asian="Corbel" style:language-asian="en" style:country-asian="US" style:font-style-asian="normal" style:font-weight-asian="bold" style:font-name-complex="Corbel" style:language-complex="zxx" style:country-complex="none" style:font-style-complex="normal" style:font-weight-complex="bold"/>
    </style:style>
    <style:style style:name="T646" style:family="text">
      <style:text-properties style:font-name="Times New Roman2" fo:letter-spacing="normal" fo:language="en" fo:country="US" fo:font-style="normal" fo:font-weight="normal" style:font-name-asian="Corbel" style:language-asian="en" style:country-asian="US" style:font-style-asian="normal" style:font-weight-asian="normal" style:font-name-complex="Corbel" style:font-style-complex="normal" style:font-weight-complex="normal"/>
    </style:style>
    <style:style style:name="T647" style:family="text">
      <style:text-properties style:font-name="Corbel" fo:letter-spacing="normal" fo:language="en" fo:country="US" fo:font-style="normal" fo:font-weight="bold" style:font-name-asian="Corbel" style:language-asian="en" style:country-asian="US" style:font-style-asian="normal" style:font-weight-asian="bold" style:font-name-complex="Corbel" style:font-style-complex="normal" style:font-weight-complex="bold"/>
    </style:style>
    <style:style style:name="T648" style:family="text">
      <style:text-properties style:language-asian="ru" style:country-asian="RU" style:language-complex="zxx" style:country-complex="none"/>
    </style:style>
    <style:style style:name="T649" style:family="text">
      <style:text-properties officeooo:rsid="0008a6be"/>
    </style:style>
    <style:style style:name="T650" style:family="text">
      <style:text-properties officeooo:rsid="000fe765"/>
    </style:style>
    <style:style style:name="T651" style:family="text">
      <style:text-properties officeooo:rsid="0011c310"/>
    </style:style>
    <style:style style:name="T652" style:family="text">
      <style:text-properties officeooo:rsid="0013048e"/>
    </style:style>
    <style:style style:name="T653" style:family="text">
      <style:text-properties officeooo:rsid="001397d8"/>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First Page_Pager8, First Page_Pager9, Default_Pager10, First Page_Pager11, First Page_Pager12, First Page_Pager13, First Page_Pager14, Default_Pager15, Default_Pager16, First Page_Pager17, " text:name="Pager_NoNumber"/>
        <text:user-field-decl office:value-type="string" office:string-value="1" text:name="Pager_Expression"/>
        <text:user-field-decl office:value-type="string" office:string-value="3 " text:name="Pager_txt1"/>
        <text:user-field-decl office:value-type="string" office:string-value=" of " text:name="Pager_txt3"/>
        <text:user-field-decl office:value-type="string" office:string-value="0" text:name="Pager_txt4"/>
        <text:user-field-decl office:value-type="string" office:string-value=" " text:name="Pager_txt5"/>
        <text:user-field-decl office:value-type="string" office:string-value="17" text:name="Pager_NumStyle"/>
      </text:user-field-decls>
      <text:p text:style-name="P358">А.А.ПАЎЛЮКАВЕЦ</text:p>
      <text:p text:style-name="P98">МОВА</text:p>
      <text:p text:style-name="P94">ЭСПЕРАНТА</text:p>
      <text:p text:style-name="P95">ПРАКТЫЧНЫ ДАПАМОЖНІК</text:p>
      <text:p text:style-name="P97">МІНСК</text:p>
      <text:p text:style-name="P91">«НАВУКА І ТЭХНІКА»</text:p>
      <text:p text:style-name="P91">1992</text:p>
      <text:p text:style-name="P359">ББК 81.8 </text:p>
      <text:p text:style-name="P93">П21</text:p>
      <text:p text:style-name="P96">Рэцэнзент</text:p>
      <text:p text:style-name="P63">намеснік старшыні па вучэбнай і навуковай рабоце балгарскага саюза эсперантыстаў, канд<text:span text:style-name="T649">ыдат</text:span> тэхн<text:span text:style-name="T649">ічных</text:span> навук Кірыл Вэлкаў</text:p>
      <text:p text:style-name="P356">Паўлюкавец А.А.</text:p>
      <text:p text:style-name="P64">П21 Мова эсперанта: Практычны дапаможнік — Мн.: Навука і тэхніка, 1992.</text:p>
      <text:p text:style-name="P64"><text:span text:style-name="T77">ISBN</text:span> 5-343-00763-5.</text:p>
      <text:p text:style-name="P67">Кошаль А.П. </text:p>
      <text:p text:style-name="P64">Падрыхтоўка электроннага выдання<text:span text:style-name="T77">. 01.01.2017</text:span></text:p>
      <text:p text:style-name="P71"><text:span text:style-name="T544">Email: </text:span><text:span text:style-name="T545">alyaksandr.koshal@gmail.com</text:span></text:p>
      <text:p text:style-name="P68">GSM: +1 262 563 3090 (+SMS)</text:p>
      <text:p text:style-name="P255">Эсперанта — міжнародная дапаможная мова, прызначаная для актыўных міжнацыянальных кантактаў, моўнага ўзаемаразумення. Прапануемы дапаможнік упершыню выдаецца на Беларусі.</text:p>
      <text:p text:style-name="P254">Рэкамендуецца для вывучэння мовы эсперанта як у секцыях, гуртках, так і самастойна.</text:p>
      <table:table table:name="Table6" table:style-name="Table6">
        <table:table-column table:style-name="Table6.A"/>
        <table:table-column table:style-name="Table6.B"/>
        <table:table-row table:style-name="Table6.1">
          <table:table-cell table:style-name="Table6.A1" office:value-type="string">
            <text:p text:style-name="P355"><draw:frame draw:style-name="fr1" draw:name="Object1" text:anchor-type="as-char" svg:y="-0.621cm" svg:width="5.26cm" svg:height="1.016cm" draw:z-index="0"><draw:object xlink:href="./Object 1" xlink:type="simple" xlink:show="embed" xlink:actuate="onLoad"/><draw:image xlink:href="./ObjectReplacements/Object 1" xlink:type="simple" xlink:show="embed" xlink:actuate="onLoad"/></draw:frame></text:p>
          </table:table-cell>
          <table:table-cell table:style-name="Table6.A1" office:value-type="string">
            <text:p text:style-name="P122">ББК 81.8</text:p>
          </table:table-cell>
        </table:table-row>
      </table:table>
      <text:p text:style-name="P79"/>
      <table:table table:name="Table7" table:style-name="Table7">
        <table:table-column table:style-name="Table7.A"/>
        <table:table-column table:style-name="Table7.B"/>
        <table:table-row table:style-name="Table7.1">
          <table:table-cell table:style-name="Table7.A1" office:value-type="string">
            <text:p text:style-name="P64"><text:span text:style-name="T77">ISBN</text:span> 5-343-00763-5</text:p>
            <text:p text:style-name="P65">Версія 1.0.</text:p>
            <text:p text:style-name="P66"/>
          </table:table-cell>
          <table:table-cell table:style-name="Table7.A1" office:value-type="string">
            <text:p text:style-name="P120">А.А.Паўлюкавец,</text:p>
            <text:p text:style-name="P120">1992</text:p>
            <text:p text:style-name="P121">А.П.Кошаль</text:p>
            <text:p text:style-name="P120">201<text:span text:style-name="T650">9</text:span></text:p>
          </table:table-cell>
        </table:table-row>
      </table:table>
      <text:h text:style-name="P364" text:outline-level="1">АД АЎТАРА</text:h>
      <text:p text:style-name="P177">Штодзень, раніцай ці вечарам, беручы ў рукі газету, праглядваю перш-наперш рэкламу. І ў ёй, трэба адзначыць, даволі часта сустракаю такія абяцанні: «Незалежна ад вашых здольнасцей вы загаворыце па-англійску праз 2,5 месяцы!» І калі б не быў рэалістам у жыцці, я б горка шкадаваў: «І чаму я, небарака, змарнаваў ажно пяць гадоў на вывучэнне французскай і англійскай моў у Мінскім інстытуце замежных моў, калі на гэта мне хапіла б усяго пяць месяцаў на звычайных курсах, на якія так гасцінна, хоць і не надта танна запрашаюць на кожным кроку?!»</text:p>
      <text:p text:style-name="P252"><text:span text:style-name="T16">І, сапраўды, прачытае іншы раз чалавек такую рэкламу і клюне, падумаўшы: «А чаму б і не паспрабаваць? Не багі ж гаршкі абпальваюць!» І, магчыма, паспрабуе. Можа, тыдзень, можа, месяц. А можа, і ўвесь тэрмін неяк выцягне. І, магчыма, загаворыць. Толькі загаворыць далёка не кожны жадаючы, ды і то ў межах, вызначаных праграмай, тэматыкі, граматычнага і слоўнікавага мінімуму, што нават не дае падстаў сцвярджаць: </text:span><text:span text:style-name="T18">I </text:span><text:span text:style-name="T19">speak English</text:span><text:span text:style-name="T17"> </text:span><text:span text:style-name="T16">(я размаўляю па-англійску).</text:span><text:span text:style-name="T1"> </text:span><text:span text:style-name="T16">І справа тут не ў здольнасцях чалавека, а перш за ўсё ў незвычайнай цяжкасці вывучэння моў наогул.</text:span></text:p>
      <text:p text:style-name="P256"><text:span text:style-name="T20">І тым не менш ёсць шмат людзей, якія вельмі хацелі б валодаць хаця б адной замежнай мовай. Але ж так не стае часу! Ды і тыя ж курсы не кожнаму дасягальныя.</text:span><text:span text:style-name="T21"> </text:span><text:span text:style-name="T20">І вось тут хочацца параіць: вывучайце міжнародную дапаможную мову эсперанта! Мільёны людзей ва ўсім свеце вывучаюць гэтую надзвычай простую, надзвычай лёгкую для вывучэння і даволі мілагучную мову. І яшчэ мільёны выкарыстоўваюць яе ў сваім паўсядзённым жыцці як хобі, як любімы занятак, лістуючыся з эсперантыстамі краін, якія іх асабліва цікавяць. Вельмі часта, вывучыўшы эсперанта, яны на гэтым не спыняюцца, а пачынаюць вывучаць якую-небудзь замежную мову, бо веданне эсперанта аблягчае вывучэнне той жа англійскай або нямецкай мовы, і асабліва моў раманскай групы: французскай, іспанскай, італьянскай.</text:span></text:p>
      <text:p text:style-name="P257">Прапануючы вам кнігу «Мова эсперанта. Практычны дапаможнік», хачу адзначыць, што такая кніга на беларускай мове выдаецца ўпершыню. Яна можа быць выкарыстана для вывучэння эсперанта як самастойна, так і ў секцыях ці гуртках.</text:p>
      <text:p text:style-name="P253">У першым раздзеле «Эсперанта на Беларусі» чытач даведаецца аб распаўсюджанні эсперанта на Беларусі з пачатку існавання мовы і да апошняга часу.</text:p>
      <text:p text:style-name="P253">Другі раздзел кнігі — асноўны. У ім граматыка эсперанта выкладзена даступнай нават школьніку мовай. Усе правілы падзелены на параграфы і пункты, што з’яўляецца дадатковай зручнасцю пры карыстанні кнігай.</text:p>
      <text:p text:style-name="P253">Трэці раздзел «Вучэбныя практыкаванні і тэксты» вызначае характар кнігі: яна не з’яўляецца падручнікам, а толькі дапаможнікам. Асобам, якія вывучаюць мову эсперанта самастойна, рэкамендую працаваць з практыкаваннямі і тэкстамі метадам зваротнага перакладу: спачатку перакладаеце тэкст з эсперанта на беларускую мову, а потым (лепш на наступны дзень) з беларускай на эсперанта і правяраеце правільнасць вашага перакладу па кнізе. Пажадана, <text:soft-page-break/>каб гэтак выконвалася адно і тое ж практыкаванне па некалькі разоў. Такім чынам лягчэй будуць запамінацца словы і засвойвацца граматычныя правілы на практыцы.</text:p>
      <text:p text:style-name="P253">У чацвёртым раздзеле пададзены паэтычныя творы беларускіх эсперантыстаў і творы беларускіх паэтаў у перакладзе на мову эсперанта, большасць з якіх нідзе раней не друкавалася.</text:p>
      <text:p text:style-name="P253">Апошні раздзел у кнізе — эсперанта-беларускі слоўнік, у якім пададзены словы для актыўнага засваення.</text:p>
      <text:p text:style-name="P253">Хочацца пажадаць усім, хто возьме ў рукі гэты дапаможнік з мэтай вывучэння міжнароднай мовы эсперанта, поспехаў.</text:p>
      <text:h text:style-name="P365" text:outline-level="1"><text:bookmark-start text:name="bookmark0"/><text:span text:style-name="T15">Раздзел </text:span><text:bookmark-end text:name="bookmark0"/><text:span text:style-name="T14">I <text:s/></text:span></text:h>
      <text:h text:style-name="P368" text:outline-level="1">ЭСПЕРАНТА НА БЕЛАРУСІ</text:h>
      <text:p text:style-name="P148">У ліпені 1887 года ў Варшаве выйшла кніга «Міжнародная мова. Прадмова і поўны падручнік. Для рускіх». Аўтар палічыў за лепшае выдаць кнігу пад псеўданімам «доктар Эсперанта». Само слова «<text:span text:style-name="T53">эсперанто</text:span>» ў перакладзе з новай мовы азначала «чалавек, які спадзяецца». Гэтым псеўданімам доктар-акуліст з Беластока Людовік Лазар Заменгоф выказаў сваё спадзяванне, што яго мова прыдасца для міжнародных зносін і будзе карыснай простаму люду, які не ў стане вывучыць некалькі замежных моў, каб мець зносіны (размаўляць ці ліставацца) з чужаземцамі. І трэба адзначыць, што спадзяванні аўтара міжнароднай мовы эсперанта спраўдзіліся: зараз мільёны і мільёны людзей ва ўсіх краінах свету выкарыстоўваюць мову Заменгофа для сваіх патрэб ці вывучаюць яе.</text:p>
      <text:p text:style-name="P221"><text:span text:style-name="T23">Аднак шлях да міжнароднага прызнання карысці новай мовы быў у эсперанта нялёгкі. Распаўсюджванне яе ішло даволі марудна. У тым жа 1887 годзе аўтар выдаў свой падручнік на нямецкай, французскай і польскай мовах, а ў наступным, 1888 годзе, — на англійскай. У гэтым жа годзе быў створаны і першы клуб эсперантыстаў, аматараў мовы эсперанта, у Нюрнбергу (Германія), а ў 1889 годзе ў гэтым жа горадзе пачало выходзіць і першае перыядычнае выданне на эсперанта </text:span><text:span text:style-name="T70">«</text:span><text:span text:style-name="T115">La Esperantisto</text:span><text:span text:style-name="T70">».</text:span></text:p>
      <text:p text:style-name="P190"><text:span text:style-name="T2">У Расіі першая група эсперантыстаў узнікла ў Маскве ў 1889 годзе, а ў 1891 годзе была створана першая афіцыйная суполка эсперантыстаў </text:span><text:span text:style-name="T3">«</text:span><text:span text:style-name="T4">Espero</text:span><text:span text:style-name="T3">» </text:span><text:span text:style-name="T2">(«Надзея») у Пецярбурзе. Але ў Расіі заўсёды панавала моцная цэнзура і ствараць такія суполкі было амаль немагчыма. А пасля апублікавання ў часопісе «</text:span><text:span text:style-name="T5">La</text:span><text:span text:style-name="T6"> </text:span><text:span text:style-name="T4">Esperantisto</text:span><text:span text:style-name="T3">» </text:span><text:span text:style-name="T2">артыкулаў Льва Талстога царская цэнзура наогул забараніла распаўсюджванне гэтага часопіса ў Расіі, як «</text:span><text:span text:style-name="T9">служа</text:span><text:span text:style-name="T8">щ</text:span><text:span text:style-name="T9">его органом лжеучен</text:span><text:span text:style-name="T8">и</text:span><text:span text:style-name="T9">я</text:span><text:span text:style-name="T2">» графа Льва Талстога. Зразумела, што пад тайным наглядам паліцыі апынуліся і эсперантысты краіны. Аднак, нягледзячы на гэта, эсперанта заваёўвала ўсё новых і новых прыхільнікаў.</text:span></text:p>
      <text:p text:style-name="P148">Аднымі з першых эсперантыстаў на Беларусі можна лічыць таленавітага даследчыка прыроды Уладзіслава Дыбоўскага (1838—1910) і яго брата Бенядзікта. Яны нават сабралі вялікую на свой час бібліятэку выданняў на мове эсперанта.</text:p>
      <text:p text:style-name="P207">Аднак больш шырокае распаўсюджванне мова эсперанта набывае ў Расіі і на Беларусі на пачатку нашага стагоддзя. Менавіта ў гэты час эсперанта пачынаюць вывучаць І. М. Фёдараў (1904), які пасля становіцца вядомым беларускім дзіцячым пісьменнікам Янкам Маўрам, Д. І. Выгодскі (Гомель, 1903), які потым стаў вядомым пісьменнікам і перакладчыкам з іспанскай і партугальскай моў, З. Х. Жылуновіч (1905—1906), больш вядомы як беларускі пісьменнік Цішка Гартны.</text:p>
      <text:p text:style-name="P207">Прыкладна ў гэты ж час эсперанта пачынаюць вывучаць Э. В. Палсемен з мястэчка Холмеч каля Рэчыцы, браты з Рэчыцы М. А. Мнухін (1904) і Г. А. Мнухін (1911), якія сталі прапагандыстамі мовы эсперанта. А Георгій Дзешкін, <text:soft-page-break/>які вывучыў эсперанта ў 1908 годзе, быў адным з арганізатараў суполкі эсперантыстаў у Вільні ў 1909 годзе. Праўда, група эсперантыстаў у Вільні існавала і намнога раней, яшчэ ў 1892 годзе, але арганізацыйна яна не была аб’яднана і праз некаторы час распалася. З цягам часу Георгій Дзешкін стаў вядомым сярод эсперантыстаў не толькі як актыўны прапагандыст мовы эсперанта, але і як паэт, які піша вершы на мове эсперанта. Яго вершы публікаваліся ў часопісах, выходзілі асобнымі кніжкамі.</text:p>
      <text:p text:style-name="P207">У 1913 годзе пачаў вывучаць мову эсперанта Гірш Бранзбург, які жыў тады ў Віцебску. Тут да гэтага часу ўжо існавала невялікая група эсперантыстаў, якія час ад часу збіраліся на кватэры ў доктара Урбановіча.</text:p>
      <text:p text:style-name="P190"><text:span text:style-name="T2">Якасна новы штуршок развіццю руху эсперантыстаў</text:span><text:span text:style-name="T3"> </text:span><text:span text:style-name="T2">даюць падзеі 1917—1918 гадоў. Увесь народ як быццам абудзіўся ад летаргічнага сну. Палітычная актыўнасць простага народа, асабліва моладзі, прага да ведаў аказалі найбольшы ўплыў і на развіццё руху эсперантыстаў. У рух уліваюцца свежыя, больш актыўныя сілы. А дзейнасць эсперантыстаў набывае новыя формы. Яны цяпер не толькі прапагандуюць мову эсперанта, але і пачынаюць яе выкладанне на курсах і ў гуртках. Ужо ў 1919 годзе Э. В. Палсемен выкладае мову эсперанта ў школах Чэрвеня, а Грыгаровіч становіцца актыўным арганізатарам эсперанта-курсаў у Віцебску. Тут жа, у Віцебску, пачынае сваю дзейнасць і Е. М. Флейс як кіраўнік эсперанта-курсаў (1919—1921). І менавіта ў Віцебску праходзіць прыфрантавы з’езд эсперантыстаў, у якім прымаюць удзел эсперантысты з розных куткоў Беларусі і Смаленшчыны.</text:span></text:p>
      <text:p text:style-name="P152"><text:span text:style-name="T23">Яшчэ раней, у 1918 годзе, у Гомелі ствараецца група эсперантыстаў, у якую ўвайшлі А. Г. Юдзіцкі, Секірштэйн і інш. У гэтай групе пачынаў вывучаць эсперанта Змітрок Снежка, які пасля стане фігурай №</text:span><text:span text:style-name="T70"> </text:span><text:span text:style-name="T23">2 у беларускім руху эсперантыстаў даваеннага часу.</text:span></text:p>
      <text:p text:style-name="P221"><text:span text:style-name="T23">2—5 чэрвеня 1921 года ў Петраградзе адбыўся </text:span><text:span text:style-name="T78">III</text:span><text:span text:style-name="T23"> Усерасійскі з’езд эсперантыстаў, які быў адначасова аб’яўлены і І з’ездам Саюза эсперантыстаў савецкіх краін (СЭСК), які пасля быў перайменаваны ў Саюз эсперантыстаў Савецкіх Рэспублік (СЭСР). У Цэнтральны Камітэт СЭСК быў абраны і эсперантыст з Віцебска Б. Шабер.</text:span></text:p>
      <text:p text:style-name="P221"><text:span text:style-name="T23">У 1923 годзе СЭСК выдаў першую сваю адрасную кнігу, у якой былі зарэгістраваны суполка эсперантыстаў у Віцебску (кіраўнік Б. Шабер), суполка </text:span><text:span text:style-name="T70">«Verda lumo</text:span><text:span text:style-name="T23">» («Зялёнае святло») у сяле Магільна (кіраўнік Ст. Пустошка), група эсперантыстаў у Кублічах на чале з М. Н. Смірновым, суполкі эсперантыстаў у Гомелі, Рэчыцы (кіраўнік М. А. Мнухін) і Новазыбкаве (кіраўнік Р. І. Берэнштэйн). У Мінску працавала гарадская суполка эсперантыстаў (кіраўнік Зм. Снежка) і студэнцкі гурток эсперантыстаў пры Дзяржуніверсітэце. Былі таксама суполкі эсперантыстаў у Бабруйску (кіраўнік Е. Валкоўскі), Чэрвені (кіраўнік Е. Велітоўскі), Заслаўі (кіраўнік Р. Белавус).</text:span></text:p>
      <text:p text:style-name="P221"><text:span text:style-name="T23">У студзені 1924 года ў Мінску ствараецца Цэнтральнае Бюро Беларускай арганізацыі СЭСР, старшынёй якога становіцца Ян Клыс, а сакратаром Змітрок Снежка. Пачалася актыўная работа гэтых двух таварышаў на ніве развіцця эсперанта-руху на Беларусі. Ужо да </text:span><text:span text:style-name="T78">I</text:span><text:span text:style-name="T23"> Усебеларускай канферэнцыі СЭСР, якая </text:span><text:soft-page-break/><text:span text:style-name="T23">адбылася 28—29 мая 1925 года ў Мінску, у БССР налічвалася 37 гурткоў эсперантыстаў: у Мінску, Віцебску, Гомелі, Рэчыцы, Слуцку, Талочыне, Жлобіне, Смілавічах і ў іншых месцах. К гэтаму часу ў рух эсперантыстаў прыйшлі новыя маладыя энергічныя людзі, як, напрыклад, М. П. Мандрык (1921) і Б. Берын (1923) у Рэчыцы, Г. Бранзбург у Віцебску (у 1923—1924 гг. арганізоўвае курсы эсперанта для медыцынскіх работнікаў).</text:span></text:p>
      <text:p text:style-name="P207">У Мінску ў 1924 годзе праводзіцца вялікая работа па арганізацыі курсаў і гурткоў па вывучэнню мовы эсперанта. Возьмем хроніку за адзін месяц гэтага года:</text:p>
      <text:p text:style-name="P207">8 лістапада — арганізацыйны сход з дакладамі аб эсперанта ў Цэнтральным клубе ЛКСМБ імя КІМа. Прысутнічала 170 чалавек, запісалася на курсы 50 чалавек.</text:p>
      <text:p text:style-name="P207">16 лістапада — урачысты сход ячэйкі эсперантыстаў Белдзяржуніверсітэта. З дакладамі выступілі намеснік рэктара <text:span text:style-name="T651">ў</text:span>ніверсітэта С. З. Куценбоген (Пралетарыят і міжнародная мова) і прафесар В. Іваноўскі (Эсперанта і навука). Прысутнічала 300 чалавек.</text:p>
      <text:p text:style-name="P207">20 лістапада — арганізацыйны сход у цэнтральным клубе ЦСПСБ імя Прафінтэрна. З дакладамі выступілі Кукелка і Самрыштэйн. Прысутнічала 200 чалавек. Запісалася на курсы 35 чалавек.</text:p>
      <text:p text:style-name="P207">23 лістапада — даклад Яна Клыса ў цэнтральным партыйным клубе імя Карла Маркса.</text:p>
      <text:p text:style-name="P207">У гэты час эсперанта на Беларусі была настолькі папулярнай мовай, што за яе вывучэнне браліся нават цэлыя калектывы. Часопіс «<text:span text:style-name="T53">Международный язык</text:span>» паведамляе сваім чытачам: «Віцебск. Ячэйка камуністычнага саюза моладзі пры станцыі Віцебск вырашыла вывучаць мову эсперанта».</text:p>
      <text:p text:style-name="P148">На пачатак 1925 года ў Мінску існавала ячэйка эсперантыстаў пры БДУ (80 чал.), польскім педтэхнікуме (50 чал.), пры ЦК прафсаюзаў (45 чал.), існавалі ячэйкі эсперантыстаў пры цэнтральным партыйным клубе, цэнтральным камсамольскім клубе, цэнтральным яўрэйскім клубе, працаваў гарадскі камітэт эсперантыстаў, які налічваў 25 актывістаў. Працуе акруговы камітэт эсперантыстаў у Бабруйску і там жа ячэйка ў клубе імя Парыжскай Камуны (25 чал.). У Бабруйску працуюць агульнагарадскія курсы эсперанта, а ў Гомелі — 2 групы курсаў для дарослых (100 чал.) і адна для дзяцей і падлеткаў (35 чал.), працуюць курсы па вывучэнню эсперанта ў Новабеліцы пры рабочым клубе, <text:span text:style-name="T652">у</text:span> Новазыбкаве (кіраўнік Кушняроў), у Віцебску і ў іншых гарадах і мястэчках. Вялікую дапамогу ў прапагандзе эсперанта аказвае друк. Для больш актыўнага выкарыстання друку ў Мінску ствараецца Беларускае эсперанцкае газетна-інфармацыйнае бюро. Толькі за год работы гэтага бюро ў беларускім друку надрукавана больш як 400 нататак і артыкулаў пра мову эсперанта ці пра мерапрыемствы эсперантыстаў. Гэтыя матэрыялы ахвотна друкуюць газеты «Савецкая Беларусь», «Звязда», «Мэот» (на польскай мове), «Вэкэр» (на яўрэйскай мове) і інш.</text:p>
      <text:p text:style-name="P221"><text:span text:style-name="T23">У 1924 годзе Цэнтральнае Бюро Беларускай арганізацыі СЭСР для сувязі з месцамі пачынае выпускаць «Інфармацыйныя лісты», што, зразумела, спрыяла </text:span><text:soft-page-break/><text:span text:style-name="T23">аб’яднанню эсперантыстаў у цэласную арганізацыю за мінімальна кароткі тэрмін. Ужо на </text:span><text:span text:style-name="T78">I</text:span><text:span text:style-name="T23"> канферэнцыі Беларускай арганізацыі СЭСР 28—29 мая 1925 г. прысутнічала 400 дэлегатаў і гасцей. Аўтарытэт Беларускай арганізацыі СЭСР і яе Цэнтральнага Бюро расце. Ужо на другім з’ездзе СЭСР, які адбыўся 26—30 ліпеня 1925 года ў Маскве, было канстатавана: па колькасці эсперантыстаў — членаў СЭСР Мінск знаходзіцца на другім месцы пасля Масквы. За Мінскам ідуць Ташкент, Уфа і Ленінград.</text:span></text:p>
      <text:p text:style-name="P221"><text:span text:style-name="T23">У гэты час не толькі пашыраецца сетка гурткоў і курсаў, на якіх мову эсперанта вывучаюць толькі ў 1925 годзе больш як 2000 чалавек, але становіцца больш разнастайнай і грамадская работа аб’яднанняў эсперантыстаў. Асаблівую папулярнасць і падтрымку партыйных і камсамольскіх камітэтаў набывае міжнародная рабочая сувязь (міжрабсувязь). Партыйныя і камсамольскія камітэты </text:span><text:span text:style-name="T24">ў</text:span><text:span text:style-name="T23">сё больш прыцягваюць для работы ў гэтай справе эсперантыстаў на прадпрыемствы і ў арганізацыі. Мінскія эсперантысты Зм. Снежка і П. Кірушын у часопісе «</text:span><text:span text:style-name="T55">Международный язык</text:span><text:span text:style-name="T23">» вядуць спецыяльную рубрыку «Каляндар эсперкара (эсперантыста-карэспандэнта)», а СЭСР выдае лістоўкі </text:span><text:span text:style-name="T70">«Vero pri Sovetio» </text:span><text:span text:style-name="T23">(«Праўда аб Савецкім Саюзе»). Дзясяткі тысяч гэтых лістовак было пераслана за мяжу на працягу 1926—1935 гадоў у калектыўным і індывідуальным парадку. А ў 1934 годзе Беларускі камітэт СЭСР пачаў выпускаць і свой ПЭК-бюлетэнь </text:span><text:span text:style-name="T70">«</text:span><text:span text:style-name="T115">Soveta Blankrusio</text:span><text:span text:style-name="T70">».</text:span></text:p>
      <text:p text:style-name="P221"><text:span text:style-name="T23">Вялікую ўвагу міжрабсувязі надае і друку. Плённа працуе на гэтай ніве актыўны эсперантыст і рэдактар газеты «Беларуская вёска», а потым старшыня радыёкамітэта ў Мінску Р. Шукевіч-Траццякоў. Газета мае спецыяльную рубрыку «Сярод эсперантыстаў», ахвотна друкуе лісты і допісы замежных эсперкараў. Якое значэнне надавалася ім у той час, можна</text:span><text:span text:style-name="T78"> </text:span><text:span text:style-name="T23">зразумець хоць бы па такой публікацыі: «Шырокае распаўсюджанне атрымала перапіска рабочых Беларусі са сваімі замежнымі братамі па класу. З пачатку забастоўкі шахцёраў Англіі ў розныя гарады гэтай краіны мінскія эсперантысты накіравалі каля 20 пісьмаў, у якіх віталі барацьбу замежных пралетарыяў з капіталам. У адказ яны атрымалі каля 60 пісьмаў, у якіх англійскія шахцёры расказвалі аб сваім цяжкім матэрыяльным становішчы, барацьбе з буржуазіяй за свае правы, выказвалі падзяку за дапамогу. Англійскі рабочы Тэйлар, напрыклад, пісаў: «Сардэчнае дзякуй рабочым СССР і асабліва вашай Беларусі за тую дапамогу, якую вы аказваеце нам і нашым сем’ям. Не аслабляйце пакуль што вашай дапамогі. Прыйдзе час — і мы аддзячым вас за яе. Пішыце пісьмы: яны падтрымліваюць у нас бадзёрасць, умацоўваюць наш баявы дух. Няхай не забываюць нас вашы эсперантысты» (Савецкая Беларусь. 1926. 8 верас.).</text:span></text:p>
      <text:p text:style-name="P207">Шырока карыстаецца паслугамі эсперкараў і павятовы друк. Так, часопіс «<text:span text:style-name="T53">Международный язык</text:span>» у № 4 за 1931 год допісам Ф. Буранкова паведамляе: «Сувязь з рабочымі Германіі і Польшчы ўстанавілі эсперантысты Лепеля. Частка атрыманых пісем выкарыстана ў мясцовым друку».</text:p>
      <text:p text:style-name="P221"><text:span text:style-name="T23">Лепшыя эсперкары рэспублікі ўзнагароджваліся ганаровымі граматамі і грашовымі прэміямі партыйнымі, камсамольскімі камітэтамі, адміністрацыяй прадпрыемстваў і арганізацый. Аб іх пісаў друк. У 1930 годзе эсперантыст з </text:span><text:soft-page-break/><text:span text:style-name="T23">Мінска П. М. Кірушын выдаў у Маскве брашуру «Міжнародная рабочая сувязь на эсперанта», у якой расказаў аб лепшых эсперкарах краіны. За 10 год існавання Беларускага камітэта СЭСР (1924—1933) за мяжу адпраўлена 23 133 лісты, апублікавана 1234 артыкулы аб дасягненнях БССР у замежным друку, 1300 артыкулаў у заводска-фабрычным друку замежных краін. За гэты ж час атрымана 19 317 лістоў ад замежных эсперантыстаў, з іх 5786 апублікавана ў беларускім друку: у часопісах «Полымя», «Узвышша», «Маладняк», «Беларуская работніца і сялянка», у газетах «Звязда», «Савецкая Беларусь», «Беларуская вёска», «Калгаснік Беларусі», «</text:span><text:span text:style-name="T55">Рабоч</text:span><text:span text:style-name="T54">и</text:span><text:span text:style-name="T55">й</text:span><text:span text:style-name="T23">» і ў іншых выданнях.</text:span></text:p>
      <text:p text:style-name="P221"><text:span text:style-name="T23">Шырока выкарыстоўваецца міжнародная рабочая сувязь на эсперанта і для паслуг вытворчасці. Зм. Снежка ў часопісе «</text:span><text:span text:style-name="T55">Международный язык</text:span><text:span text:style-name="T23">» (1931. № 3) змясціў артыкул «Дзелімся вопытам прымянення эсперанта на службу тэхніцы», у якім на прыкладах Мінскага дрэва</text:span><text:span text:style-name="T338">апрацоўчага завода і металургічнага завода «Энергія» паказвае, што пры дапамозе эсперанта рабочыя могуць атрымаць неабходныя чарцяжы і падрабязнае апісанне новых тэхналогій.</text:span></text:p>
      <text:p text:style-name="P236"><text:span text:style-name="T23">Міжнародная рабочая сувязь праз дзесяцігоддзі прайшла праверку на трываласць. У 30-я гады беларускія рабочыя калектывы пачалі абмен сцягамі з рабочымі калектывамі заводаў і фабрык замежжа. А аб тым, як гэтыя сцягі зберагаліся рабочымі-эсперантыстамі (напрыклад, Германіі), расказалі беларускія часопісы ў сваіх публікацыях ужо пасля вайны (Іванчанка Г. Пад сцягам еднасці. Беларусь. 1976. № 2; Нікалаеў А. Сімвал непагаснай дружбы. Вячэрні Мінск. 1977. 30 крас. і шмат</text:span><text:span text:style-name="T54"> </text:span><text:span text:style-name="T23">іншых).</text:span></text:p>
      <text:p text:style-name="P227">Вялікае значэнне для агітацыі за эсперанта мелі і прыезды на Беларусь прагрэсіўных эсперантыстаў з-за мяжы.</text:p>
      <text:p text:style-name="P227">У 1926 годзе Мінск наведалі муж і жонка Міхалічка з Аўстрыі. Яны пабывалі на прадпрыемствах Мінска, у Мінскім польскім педтэхнікуме, у цэнтральным доме адпачынку. На адным са сходаў у рабочым клубе Міхалічка заявіла: «Калі б я не ведала, што знаходжуся ў СССР, я б па аднаму гэтаму цэнтральнаму рабочаму клубу сказала, што знаходжуся ў краіне, дзе ўлада належыць рабочаму класу». Прыезду Міхалічкаў вялікую ўвагу надало Беларускае радыё, гутаркі з імі друкаваліся ў часопісе «Беларуская работніца і сялянка», у газетах «Савецкая Беларусь», «Беларуская вёска», «Чырвоная змена», што спрыяла ўзнікненню цікавасці насельніцтва да мовы эсперанта.</text:p>
      <text:p text:style-name="P227">У 1927 годзе на святкаванне 10-й гадавіны Кастрычніцкай рэвалюцыі быў запрошаны Эйнар Адамсон з Гётэборга (Швецыя). Э. Адамсон застаўся вельмі задаволены сваёй паездкай па краіне Саветаў і выдаў у 1928 годзе кнігу сваіх уражанняў «Пад чырвоным штандарам» на мове эсперанта. У кнізе Беларусі прысвечаны асобны раздзел «У Мінску, сталіцы Беларускай Сацыялістычнай Рэспублікі».</text:p>
      <text:p text:style-name="P227">Цікавасць да мовы эсперанта сярод беларускіх пісьменнікаў выклікаў прыезд у Мінск японскага пісьменніка-эсперантыста Акіта Удзяку. У часопісе «<text:span text:style-name="T53">Международный язык</text:span>» (1933. № 4) нават былі апублікаваны <text:soft-page-break/>выказванні Я. Коласа, Я. Купалы, Зм. Бядулі, П. Галавача, Ц. Гартнага, Р. Кобеца і А. Кучара аб эсперанта.</text:p>
      <text:p text:style-name="P207">Беларускія эсперантысты актыўна прапагандавалі беларускую літаратуру. У замежных часопісах на мове эсперанта друкаваліся артыкулы аб паасобных беларускіх пісьменніках і аб беларускай літаратуры наогул. Былі перакладзены паасобныя творы Я. Коласа, Я. Купалы, А. Александровіча, П. Галавача, Ц. Гартнага, Р. Кобеца і інш.</text:p>
      <text:p text:style-name="P207">Прапагандзе беларускай літаратуры пры дапамозе эсперанта садзейнічала і беларускае радыё. А пачала мінская радыёстанцыя свае перадачы на эсперанта ў лютым 1926 года з урокаў міжнароднай мовы (45 мінут па панядзелках) і раз на месяц перадачы на мове эсперанта па пісьмах замежных эсперкараў. Курс эсперанта па радыё вёў І. М. Фёдараў (Янка Маўр). Перадачы для замежных слухачоў паступова пачасціліся і сталі праводзіцца двойчы на тыдзень. Адказнай за перадачы стала Фіра Каганоўская, а выканаўцам рэвалюцыйных і беларускіх народных песень на мове эсперанта — вядучы саліст Беларускага радыёкамітэта Н. Пігулеўскі. Ужо ў 1935 годзе замежныя эсперантысты мелі магчымасць слухаць беларускае радыё на мове эсперанта дзесяць разоў на месяц, яго эсперкарамі сталі 542 эсперантысты з 48 краін свету. Пра перадачы беларускага радыё на эсперанта згадвае Кандрат Крапіва ў адным са сваіх апавяданняў.</text:p>
      <text:p text:style-name="P221"><text:span text:style-name="T23">У 20—30-я гады СЭСР вёў вялікую выдавецкую дзейнасць. У Маскве выдаваліся часопісы «</text:span><text:span text:style-name="T55">Международный язык</text:span><text:span text:style-name="T23">» і </text:span><text:span text:style-name="T70">«</text:span><text:span text:style-name="T115">Sur posteno</text:span><text:span text:style-name="T70">» </text:span><text:span text:style-name="T23">(«На пасту»), кнігі па гісторыі інтэрлінгвістыкі і эсперанта, па тэорыі міжнароднай мовы, падручнікі і слоўнікі па эсперанта. У гэтым напрамку вялася работа і на Беларусі. Як паведамляе часопіс «Полымя» (1929. № 3), «Супрацоўнік Беларускай акадэміі навук Міхалевіч склаў эсперанцка-беларускі слоўнік, у які ўвайшло звыш 15 тысяч слоў». Пазней М. Кац падрыхтаваў «Вялікі яўрэйска-эсперанцкі слоўнік, а Зм. Снежка склаў эсперанцка-беларускі і беларуска-эсперанцкі слоўнікі, падрыхтаваў да друку падручнік эсперанта на беларускай мове, пераклад п’есы «Гута» Р. Кобеца на мову эсперанта. Аднак выдаць гэтыя кніжкі не паспелі, і лёс іх невядомы.</text:span></text:p>
      <text:p text:style-name="P207">Актыўнасць беларускіх эсперантыстаў, як, дарэчы, і эсперантыстаў у іншых рэспубліках, не ўсім была даспадобы. І самыя актыўныя з іх у 1936 годзе неяк адразу сталі «шпіёнамі і ворагамі народа» і не па сваёй волі апынуліся далёка ад Беларусі. Толькі адзінкі змаглі вярнуцца на Беларусь пасля смерці «бацькі народаў».</text:p>
      <text:p text:style-name="P207">У Заходняй Беларусі рух эсперантыстаў развіваецца ў лучнасці з Польскім саюзам эсперантыстаў, але адчувае на сабе вялікі ўплыў беларускіх палітычных і грамадскіх арганізацый. Менавіта ў Заходняй Беларусі да эсперанта далучыліся беларускія паэты Максім Танк і Сяргей Новік-Пяюн. Так, напрыклад, у сваёй кнізе «Лісткі календара» (Мн., 1970) Максім Танк згадвае: «Каля Замкавай гары сустрэў Уладака. Пазнаёміўся я з ім яшчэ ў Віленскім студэнцкім гуртку эсперантыстаў, куды мы разам з ім хадзілі, каб стаць сапраўднымі інтэрнацыяналістамі. Мы тады лічылі, што нацыянальныя мовы <text:soft-page-break/>з’яўляюцца перашкодай на гэтым шляху, бо які ты ў чорта інтэрнацыяналіст, калі прызнаеш толькі сваю мову і змушаеш на ёй гаварыць іншых» (С. 28—29).</text:p>
      <text:p text:style-name="P207">У Вільні ў той час існавала некалькі суполак эсперантыстаў. Была нават вуліца Заменгофа, аб якой Максім Танк згадвае ў вышэй названай кнізе: «На бруднай, шумнай вуліцы Заменгофа купіў у кіёску «Ілюстрованы кур’ер цодзенны» — газету, заўсёды поўную сенсацыйных навін з усяго свету» (С. 115).</text:p>
      <text:p text:style-name="P207">Цікава распавядае аб распаўсюджванні эсперанта ў Польшчы (а значыць, і ў Заходняй Беларусі) Алег Лойка ў сваёй прадмове да кнігі Сяргея Новіка-П’яюна «Заўсёды з песняй»: «Але мы не ўсё расказалі яшчэ пра юнака з Лявонавіч, закінутага ў высылку на Памор’е. Ён не хацеў заставацца адзінокім. Ён шукаў шырокага, вялікага свету і захапіўся эсперанта — захапіўся ім не толькі як модай міжваенных дзесяцігоддзяў, але як міжнароднай мовай, якую вывучалі вязні Лукішак, на якой перастукваліся ахвяры фашысцкіх засценкаў не толькі ў Польшчы».</text:p>
      <text:p text:style-name="P221"><text:span text:style-name="T23">Расказваючы аб эсперанта-руху ў Заходняй Беларусі, нельга не прыгадаць Л. К. Шапіру, члена нелегальнай КПЗБ, які, вывучыўшы ў 1923 годзе эсперанта, разгарнуў прапаганду мовы эсперанта сярод членаў партыі і прагрэсіўнай часткі насельніцтва Заходняй Беларусі. Ён стварыў вакол сябе моцны актыў эсперантыстаў, які займаўся агітацыяй за эсперанта, наладжваў выкладанне міжнароднай мовы ў гуртках, выдаваў лістоўкі. Асуджаны польскімі ўладамі за рэвалюцыйную дзейнасць, Л. К. Шапіра сабраў у турме групу камуністаў-эсперантыстаў, кіраваў гуртком па вывучэнню мовы эсперанта, выдаваў рукапісны часопіс </text:span><text:span text:style-name="T70">«</text:span><text:span text:style-name="T115">Ruĝverda stelo</text:span><text:span text:style-name="T70">» </text:span><text:span text:style-name="T23">(«Чырвона-зялёная зорка»).</text:span></text:p>
      <text:p text:style-name="P227">Нямала зрабіў для развіцця эсперанта-руху ў Заходняй Беларусі Ф. Стэцкевіч, адказны рэдактар часопіса «Летапіс Таварыства беларускай школы». Яго артыкулы пра эсперанта з’яўляліся ў шмат якіх польска- і беларускамоўных перыядычных выданнях Польшчы. Займаўся ён таксама і перакладам з беларускай, польскай і рускай моў.</text:p>
      <text:p text:style-name="P227">У Беластоку на ніве эсперанта плённа працаваў Якаў Шапіра. Былі суполкі эсперантыстаў таксама ў Брэсце, Баранавічах, Пінску і ў іншых гарадах. І што яшчэ характэрна: нярэдка можна было сустрэць эсперантыста і ў заходнебеларускіх вёсках.</text:p>
      <text:p text:style-name="P227">Пасля вайны ўзнаўленне руху эсперантыстаў у нашай краіне, і ў тым ліку на Беларусі, пачынаецца ў 1955 годзе. Ініцыятарамі аднаўлення выступілі П. М. Кірушын, дацэнт Мінскага педінстытута імя М. Горкага, і І. М. Фёдараў (Янка Маўр).</text:p>
      <text:p text:style-name="P236"><text:span text:style-name="T23">Ужо ў 1956 годзе </text:span><text:span text:style-name="T25">ў</text:span><text:span text:style-name="T23"> шматтыражках БДУ, БПІ у рэспубліканскай маладзёжнай газеце «</text:span><text:span text:style-name="T55">Знамя юност</text:span><text:span text:style-name="T54">и</text:span><text:span text:style-name="T23">» (1956. 26 кастр.) з’яўляюцца першыя артыкулы аб эсперанта С. Гольдштэйна, Н. Васілеўскага і В. Мацкевіча, арганізоўваюцца гурткі. На першыя курсы эсперанта ў БДУ, напрыклад, запісалася 250 чалавек.</text:span></text:p>
      <text:p text:style-name="P227">19 студзеня 1957 года ў Мінску ствараецца ініцыятыўная група, якая абрала часовае бюро з 5 чалавек: М. П. Кірушын (старшыня), Н. Л. <text:soft-page-break/>Васілеўскі (сакратар), М. І. Бранцаў, С. М. Гольдштэйн, З. О. Зімак. Вырашана праводзіць штотыднёвыя сходы па суботах у Палацы культуры Белсаўпрофа.</text:p>
      <text:p text:style-name="P227">Газета «Літаратура і мастацтва» ў нумары ад 9 студзеня 1957 года паведамляе, што ў Мінску працуюць гурткі па вывучэнню эсперанта ў БДУ, БПІ, Інстытуце народнай гаспадаркі, Інстытуце мовазнаўства АН БССР. Выкладаюць мову эсперанта ў гуртках дацэнт С. Гольдштэйн, пенсіянер М. Бранцаў, супрацоўнік Інстытута знешніх зносін К. Рыўкін, студэнт БДУ З. Зімак. Арганізаваны гурткі таксама ў Маладзечна, Паставах, Барысаве, Оршы, Мазыры, Любані.</text:p>
      <text:p text:style-name="P236"><text:span text:style-name="T23">Цікавасць грамадскасці Мінска ў гэтым годзе выклікала арганізаваная эсперантыстамі выстаўка дзіцячага малюнка з Бельгіі. Аб ёй пісалі газеты «Звязда», «Чырвоная змена», «Беларускі </text:span><text:span text:style-name="T25">ў</text:span><text:span text:style-name="T23">ніверсітэт». Вялікую цікавасць чытачоў горада і вёскі выклікаў артыкул Янкі Маўра «</text:span><text:span text:style-name="T55">Эсперанто</text:span><text:span text:style-name="T23">» ў часопісе «Беларусь» (1957. № 5).</text:span><text:span text:style-name="T189"> Ініцыятыўная група эсперантыстаў атрымала тады сотні лістоў з пытаннямі: дзе дастаць падручнікі і слоўнікі па мове эсперанта? Ці ёсць завочныя курсы па вывучэнню эсперанта?</text:span></text:p>
      <text:p text:style-name="P207">8 студзеня 1957 года ў памяшканні Беларускага інстытута народнай гаспадаркі імя Куйбышава адбыўся рэспубліканскі сход эсперантыстаў, які прыняў рашэнне аб стварэнні Саюза эсперантыстаў Беларусі, прыняў Статут Саюза, выбраў Цэнтральнае Бюро і рэвізійную камісію, аб чым паведаміла «Звязда» (1957 <text:span text:style-name="T650">г.,</text:span> 11 снеж<text:span text:style-name="T650">ня</text:span>). У Цэнтральнае Бюро былі абраны Янка Маўр (ганаровы старшыня), П. М. Кірушын (старшыня), Б. Чачотка (сакратар), B.<text:tab/>Д. Сташонак (кіраўнік секцыі міжнароднай сувязі), C.<text:tab/>М. Гольдштэйн (кіраўнік секцыі прапаганды эсперанта), З. О. Зімак, М. І. Бранцаў, Б. Элькінд, Ч. І. Цяўлоўскі.</text:p>
      <text:p text:style-name="P207">У студзені 1958 года ЦБ СЭБ накіравала пісьмо ў Савет Міністраў БССР з просьбай аб рэгістрацыі Саюза і тлумачальную даведку. Адтуль матэрыялы былі перасланы ў ЦК КПБ. Адказу, аднак, беларускія эсперантысты не дачакаліся і па сённяшні дзень.</text:p>
      <text:p text:style-name="P207">Аднак, нягледзячы на гэта, ЦБ працягвае сваю работу. З’яўляюцца новыя гурткі па вывучэнню эсперанта ў Магілёве, Віцебску, Полацку, Горках, Чэрвені, Старых Дарогах, Гомелі, Рэчыцы, Глуску, Ліпску.</text:p>
      <text:p text:style-name="P207">У снежні 1958 года з ЦБ выведзены З. Зімак і Ч. Цяўлоўскі і кааптаваны больш працавітыя таварышы: М. П. Мандрык (Мінск), М. А. Мнухін (Рэчыца), М. А. Кавальскі (Віцебск) і Н. З. Назарэнка (Магілёў). 29 лістапада 1959 года М. П. Мандрык выбіраецца намеснікам старшыні Саюза эсперантыстаў Беларусі.</text:p>
      <text:p text:style-name="P207">З кастрычніка 1958 года пачынае працаваць гурток эсперантыстаў пры Мінскім педінстытуце замежных моў, якім кіруе выкладчык гэтага інстытута С. Станкевіч.</text:p>
      <text:p text:style-name="P221"><text:span text:style-name="T23">У 60-х гадах пры дамах і палацах культуры з’яўляюцца клубы па інтарэсах як новая форма культурна-масавай работы. Першым клубам эсперантыстаў на Беларусі стаў студэнцкі клуб </text:span><text:span text:style-name="T70">«</text:span><text:span text:style-name="T115">Amikeco</text:span><text:span text:style-name="T70">» </text:span><text:span text:style-name="T23">(«Дружба»), арганізаваны пры Мінскім педінстытуце замежных моў у кастрычніку 1964 года. Аб рабоце клуба расказаў </text:span><text:soft-page-break/><text:span text:style-name="T23">А. Крэпіч у сваім артыкуле ў газеце «Беларускі </text:span><text:span text:style-name="T25">ў</text:span><text:span text:style-name="T23">ніверсітэт» (1967 </text:span><text:span text:style-name="T25">г</text:span><text:span text:style-name="T23">., 13 кастр</text:span><text:span text:style-name="T25">ычніка</text:span><text:span text:style-name="T23">).</text:span></text:p>
      <text:p text:style-name="P221"><text:span text:style-name="T23">У 1967 годзе савет клуба </text:span><text:span text:style-name="T70">«</text:span><text:span text:style-name="T115">Amikeco</text:span><text:span text:style-name="T70">» </text:span><text:span text:style-name="T23">вырашыў правесці работу клуба пад дэвізам «Беларускую літаратуру замежнаму чытачу», аднак вынікі аказаліся невялікія: перакладаліся толькі творы прозы: апавяданні ці ўрыўкі з больш буйных твораў. Таму ў 1974 годзе было вырашана правесці конкурс на пераклад беларускай паэзіі, які прынёс большы плён. У конкурсе прынялі ўдзел Пятрас Чэляускас і Ангеле Юдзіцкене з Літвы, Клара Рабіновіч з Украіны, Н. Даноўскі з Латвіі, Р. Грыншпан з Узбекістана і шмат іншых вядомых эсперантыстаў. Было падрыхтавана тры выпускі «Беларускіх паэтычных сшыткаў» (па 30 экз. машынапісу кожны). Пазней большасць з гэтых перакладаў была надрукавана ў часопісах Балгарыі, Чэхаславакіі, Венгрыі, ГДР.</text:span></text:p>
      <text:p text:style-name="P221"><text:span text:style-name="T23">У кастрычніку 1967 года пры Палацы Белсавпрафа быў створаны інтэрнацыянальны клуб «Эсперанта» — другі клуб эсперантыстаў у Мінску, які хутка наладзіў сувязі з эсперанта-клубамі Прыбалтыкі, Расіі, Украіны і іншых рэспублік нашай краіны, а таксама з эсперантысцкімі арганізацыямі Балгарыі, Венгрыі, Чэха-Славакіі, Польшчы, ГДР, Японіі і іншых краін (</text:span><text:span text:style-name="T55">Советская Белорусс</text:span><text:span text:style-name="T54">и</text:span><text:span text:style-name="T55">я</text:span><text:span text:style-name="T23">. 1968. 1 верас.). Першым старшынёй клуба стаў Б. Чачотка. Гасцямі клуба былі эсперантысты з Патсдама: старшыня рабочага эсперанта-гуртка Ана Шэфс і ветэран эсперанта-руху ў ГДР Карл Мюллер. А члены Мінскага клуба В. Р. Шышко (старшыня клуба) і М. А. Сташэўская (сакратар клуба) былі гасцямі эсперантыстаў ГДР.</text:span></text:p>
      <text:p text:style-name="P207">Беларускія эсперантысты прымалі таксама ўдзел у міжнародных кангрэсах эсперантыстаў: у 63-м сусветным кангрэсе эсперантыстаў, які адбыўся ў Варне (Балгарыя) — В. Мацюшкоў, В. Шышко і М. Сташэўская (1978), у 68-м кангрэсе (Будапешт, 1983) — В. Баціеўскі, В. Мацюшкоў і М. Сташэўская.</text:p>
      <text:p text:style-name="P207">У сакавіку 1979 года адбылася ўстаноўчая канферэнцыя Асацыяцыі савецкіх эсперантыстаў у Маскве. У праўленне новай усесаюзнай арганізацыі эсперантыстаў быў абраны і мінскі эсперантыст В. Р. Шышко.</text:p>
      <text:p text:style-name="P221"><text:span text:style-name="T23">Асабліва актывізавалася работа клуба «Эсперанта» з пачатку 80-х гадоў, калі было вырашана знайсці магчымасці арганізаваць эсперанта-клубы ў абласных цэнтрах. Былі арганізаваны завочныя курсы эсперанта. І ўжо ў лістападзе 1981 года ў Брэсце пачынае работу клуб эсперантыстаў «Цытадэль» (старшыня клуба Віктар Ярашэвіч). У снежні 1982 года пачынае работу клуб эсперантыстаў </text:span><text:span text:style-name="T70">«</text:span><text:span text:style-name="T115">Vekiĝo</text:span><text:span text:style-name="T70">» </text:span><text:span text:style-name="T23">(«Абуджэнне») у Віцебску (старшыня клуба Н. Манцэвіч), пазней з’яўляюцца клуб эсперантыстаў у Магілёве «Перамога» (старшыня клуба Н. М. Елісеева), эсперанта-клуб </text:span><text:span text:style-name="T70">«</text:span><text:span text:style-name="T115">Espero</text:span><text:span text:style-name="T70">» </text:span><text:span text:style-name="T23">(«Надзея») у Гродна (старшыня клуба А. Д. Котава), клуб эсперантыстаў </text:span><text:span text:style-name="T70">«</text:span><text:span text:style-name="T115">Konkordo</text:span><text:span text:style-name="T70">» </text:span><text:span text:style-name="T23">(«Згода») у Гомелі, а таксама эсперанта-клубы ў Лідзе (старшыня клуба Б. Ф. Кішкель) і ў Ваўкавыску (старшыня М. П. Стаўбунік). Новыя эсперанта-клубы з’яўляюцца і ў Мінску, гэта эсперанта-клуб </text:span><text:span text:style-name="T70">«</text:span><text:span text:style-name="T115">Verda lumo</text:span><text:span text:style-name="T23">» («Зялёнае святло») пры Доме культуры ВА «Прамбудмантаж» і эсперанта-клуб </text:span><text:span text:style-name="T70">«Bonvenon» </text:span><text:span text:style-name="T23">(«Сардэчна запрашаем») пры Доме культуры ўпраўлення бытавога абслугоўвання г. Мінска.</text:span></text:p>
      <text:p text:style-name="P221"><text:span text:style-name="T23">У 80-х гадах эсперантысты Мінска правялі шмат масавых мерапрыемстваў: </text:span><text:soft-page-break/><text:span text:style-name="T23">вечар, прысвечаны 100-годдзю з дня нараджэння Янкі Маўра (14 мая 1983 г.), вечар, прысвечаны 60-годдзю арганізаванага руху эсперантыстаў на Беларусі ў снежні 1983 года, вечар, прысвечаны 40-годдзю вызвалення Беларусі ад нямецка-фашысцкіх захопнікаў, і інш. Да вечароў рыхтуюцца канцэрты мастацкай самадзейнасці, у якіх прымаюць удзел і артысты Мінскага тэатра музкамедыі Кастусь Лосеў, Ніна Рэвінская, Алег Цівуноў, Ніна Белавусава і Мікалай Адамовіч. З эсперантыстамі супрацоўнічаюць і прымаюць удзел у іх мерапрыемствах і маладыя беларускія кампазітары Аркадзь Гураў і Аляксандр Арэхаў. Яны пішуць музыку на словы беларускіх паэтаў-эсперантыстаў. Трэба назваць і беларускіх паэтаў-эсперантыстаў: Уладзімір Данілаў (Мазыр), Леанарда Волкава (Гродна), Людміла Сільнова, Ігар Белякоўскі і Ала Фрыдман (Мінск).</text:span></text:p>
      <text:h text:style-name="P366" text:outline-level="1">Раздзел II </text:h>
      <text:h text:style-name="P369" text:outline-level="1">ПРАКТЫЧНАЯ ГРАМАТЫКА МОВЫ ЭСПЕРАНТА</text:h>
      <text:h text:style-name="P373" text:outline-level="2"><text:span text:style-name="T77">1</text:span>. Алфавіт</text:h>
      <table:table table:name="Table1" table:style-name="Table1">
        <table:table-column table:style-name="Table1.A" table:number-columns-repeated="5"/>
        <table:table-column table:style-name="Table1.F"/>
        <table:table-row>
          <table:table-cell table:style-name="Table1.A1" office:value-type="string">
            <text:p text:style-name="P103">Літара</text:p>
          </table:table-cell>
          <table:table-cell table:style-name="Table1.A1" office:value-type="string">
            <text:p text:style-name="P104">Назва літары</text:p>
          </table:table-cell>
          <table:table-cell table:style-name="Table1.A1" office:value-type="string">
            <text:p text:style-name="P104">Адпавядае беларускай</text:p>
          </table:table-cell>
          <table:table-cell table:style-name="Table1.A1" office:value-type="string">
            <text:p text:style-name="P103">Літара</text:p>
          </table:table-cell>
          <table:table-cell table:style-name="Table1.A1" office:value-type="string">
            <text:p text:style-name="P104">Назва літары</text:p>
          </table:table-cell>
          <table:table-cell table:style-name="Table1.F1" office:value-type="string">
            <text:p text:style-name="P104">Адпавядае беларускай</text:p>
          </table:table-cell>
        </table:table-row>
        <table:table-row>
          <table:table-cell table:style-name="Table1.A2" office:value-type="string">
            <text:p text:style-name="P100">A a</text:p>
          </table:table-cell>
          <table:table-cell table:style-name="Table1.A2" office:value-type="string">
            <text:p text:style-name="P101">а</text:p>
          </table:table-cell>
          <table:table-cell table:style-name="Table1.A2" office:value-type="string">
            <text:p text:style-name="P102">а</text:p>
          </table:table-cell>
          <table:table-cell table:style-name="Table1.A2" office:value-type="string">
            <text:p text:style-name="P100">K k</text:p>
          </table:table-cell>
          <table:table-cell table:style-name="Table1.A2" office:value-type="string">
            <text:p text:style-name="P101">ко</text:p>
          </table:table-cell>
          <table:table-cell table:style-name="Table1.F2" office:value-type="string">
            <text:p text:style-name="P101">к</text:p>
          </table:table-cell>
        </table:table-row>
        <table:table-row>
          <table:table-cell table:style-name="Table1.A2" office:value-type="string">
            <text:p text:style-name="P100">B b</text:p>
          </table:table-cell>
          <table:table-cell table:style-name="Table1.A2" office:value-type="string">
            <text:p text:style-name="P101">бо</text:p>
          </table:table-cell>
          <table:table-cell table:style-name="Table1.A2" office:value-type="string">
            <text:p text:style-name="P102">б</text:p>
          </table:table-cell>
          <table:table-cell table:style-name="Table1.A2" office:value-type="string">
            <text:p text:style-name="P100">L l</text:p>
          </table:table-cell>
          <table:table-cell table:style-name="Table1.A2" office:value-type="string">
            <text:p text:style-name="P101">ло</text:p>
          </table:table-cell>
          <table:table-cell table:style-name="Table1.F2" office:value-type="string">
            <text:p text:style-name="P101">л</text:p>
          </table:table-cell>
        </table:table-row>
        <table:table-row>
          <table:table-cell table:style-name="Table1.A2" office:value-type="string">
            <text:p text:style-name="P100">C c</text:p>
          </table:table-cell>
          <table:table-cell table:style-name="Table1.A2" office:value-type="string">
            <text:p text:style-name="P101">цо</text:p>
          </table:table-cell>
          <table:table-cell table:style-name="Table1.A2" office:value-type="string">
            <text:p text:style-name="P102">ц</text:p>
          </table:table-cell>
          <table:table-cell table:style-name="Table1.A2" office:value-type="string">
            <text:p text:style-name="P100">M m</text:p>
          </table:table-cell>
          <table:table-cell table:style-name="Table1.A2" office:value-type="string">
            <text:p text:style-name="P101">мо</text:p>
          </table:table-cell>
          <table:table-cell table:style-name="Table1.F2" office:value-type="string">
            <text:p text:style-name="P101">м</text:p>
          </table:table-cell>
        </table:table-row>
        <table:table-row>
          <table:table-cell table:style-name="Table1.A2" office:value-type="string">
            <text:p text:style-name="P100">Ĉ ĉ</text:p>
          </table:table-cell>
          <table:table-cell table:style-name="Table1.A2" office:value-type="string">
            <text:p text:style-name="P101">чо</text:p>
          </table:table-cell>
          <table:table-cell table:style-name="Table1.A2" office:value-type="string">
            <text:p text:style-name="P102">ч</text:p>
          </table:table-cell>
          <table:table-cell table:style-name="Table1.A2" office:value-type="string">
            <text:p text:style-name="P100">N n</text:p>
          </table:table-cell>
          <table:table-cell table:style-name="Table1.A2" office:value-type="string">
            <text:p text:style-name="P101">но</text:p>
          </table:table-cell>
          <table:table-cell table:style-name="Table1.F2" office:value-type="string">
            <text:p text:style-name="P101">н</text:p>
          </table:table-cell>
        </table:table-row>
        <table:table-row>
          <table:table-cell table:style-name="Table1.A2" office:value-type="string">
            <text:p text:style-name="P100">D d</text:p>
          </table:table-cell>
          <table:table-cell table:style-name="Table1.A2" office:value-type="string">
            <text:p text:style-name="P101">до</text:p>
          </table:table-cell>
          <table:table-cell table:style-name="Table1.A2" office:value-type="string">
            <text:p text:style-name="P102">д</text:p>
          </table:table-cell>
          <table:table-cell table:style-name="Table1.A2" office:value-type="string">
            <text:p text:style-name="P100">O o</text:p>
          </table:table-cell>
          <table:table-cell table:style-name="Table1.A2" office:value-type="string">
            <text:p text:style-name="P101">о</text:p>
          </table:table-cell>
          <table:table-cell table:style-name="Table1.F2" office:value-type="string">
            <text:p text:style-name="P101">о</text:p>
          </table:table-cell>
        </table:table-row>
        <table:table-row>
          <table:table-cell table:style-name="Table1.A2" office:value-type="string">
            <text:p text:style-name="P100">E e</text:p>
          </table:table-cell>
          <table:table-cell table:style-name="Table1.A2" office:value-type="string">
            <text:p text:style-name="P101">э</text:p>
          </table:table-cell>
          <table:table-cell table:style-name="Table1.A2" office:value-type="string">
            <text:p text:style-name="P102">э</text:p>
          </table:table-cell>
          <table:table-cell table:style-name="Table1.A2" office:value-type="string">
            <text:p text:style-name="P100">P p</text:p>
          </table:table-cell>
          <table:table-cell table:style-name="Table1.A2" office:value-type="string">
            <text:p text:style-name="P101">по</text:p>
          </table:table-cell>
          <table:table-cell table:style-name="Table1.F2" office:value-type="string">
            <text:p text:style-name="P101">п</text:p>
          </table:table-cell>
        </table:table-row>
        <table:table-row>
          <table:table-cell table:style-name="Table1.A2" office:value-type="string">
            <text:p text:style-name="P100">F f</text:p>
          </table:table-cell>
          <table:table-cell table:style-name="Table1.A2" office:value-type="string">
            <text:p text:style-name="P101">фо</text:p>
          </table:table-cell>
          <table:table-cell table:style-name="Table1.A2" office:value-type="string">
            <text:p text:style-name="P102">ф</text:p>
          </table:table-cell>
          <table:table-cell table:style-name="Table1.A2" office:value-type="string">
            <text:p text:style-name="P100">R r</text:p>
          </table:table-cell>
          <table:table-cell table:style-name="Table1.A2" office:value-type="string">
            <text:p text:style-name="P101">ро</text:p>
          </table:table-cell>
          <table:table-cell table:style-name="Table1.F2" office:value-type="string">
            <text:p text:style-name="P101">р</text:p>
          </table:table-cell>
        </table:table-row>
        <table:table-row>
          <table:table-cell table:style-name="Table1.A2" office:value-type="string">
            <text:p text:style-name="P100">G g</text:p>
          </table:table-cell>
          <table:table-cell table:style-name="Table1.A2" office:value-type="string">
            <text:p text:style-name="P101">го</text:p>
          </table:table-cell>
          <table:table-cell table:style-name="Table1.A2" office:value-type="string">
            <text:p text:style-name="P99"/>
          </table:table-cell>
          <table:table-cell table:style-name="Table1.A2" office:value-type="string">
            <text:p text:style-name="P100">S s</text:p>
          </table:table-cell>
          <table:table-cell table:style-name="Table1.A2" office:value-type="string">
            <text:p text:style-name="P101">со</text:p>
          </table:table-cell>
          <table:table-cell table:style-name="Table1.F2" office:value-type="string">
            <text:p text:style-name="P101">с</text:p>
          </table:table-cell>
        </table:table-row>
        <table:table-row>
          <table:table-cell table:style-name="Table1.A2" office:value-type="string">
            <text:p text:style-name="P100">Ĝ ĝ</text:p>
          </table:table-cell>
          <table:table-cell table:style-name="Table1.A2" office:value-type="string">
            <text:p text:style-name="P101">джо</text:p>
          </table:table-cell>
          <table:table-cell table:style-name="Table1.A2" office:value-type="string">
            <text:p text:style-name="P102">дж</text:p>
          </table:table-cell>
          <table:table-cell table:style-name="Table1.A2" office:value-type="string">
            <text:p text:style-name="P100">Ŝ ŝ</text:p>
          </table:table-cell>
          <table:table-cell table:style-name="Table1.A2" office:value-type="string">
            <text:p text:style-name="P101">шо</text:p>
          </table:table-cell>
          <table:table-cell table:style-name="Table1.F2" office:value-type="string">
            <text:p text:style-name="P101">ш</text:p>
          </table:table-cell>
        </table:table-row>
        <table:table-row>
          <table:table-cell table:style-name="Table1.A2" office:value-type="string">
            <text:p text:style-name="P100">H h</text:p>
          </table:table-cell>
          <table:table-cell table:style-name="Table1.A2" office:value-type="string">
            <text:p text:style-name="P101">го</text:p>
          </table:table-cell>
          <table:table-cell table:style-name="Table1.A2" office:value-type="string">
            <text:p text:style-name="P102">г</text:p>
          </table:table-cell>
          <table:table-cell table:style-name="Table1.A2" office:value-type="string">
            <text:p text:style-name="P100">T t</text:p>
          </table:table-cell>
          <table:table-cell table:style-name="Table1.A2" office:value-type="string">
            <text:p text:style-name="P101">то</text:p>
          </table:table-cell>
          <table:table-cell table:style-name="Table1.F2" office:value-type="string">
            <text:p text:style-name="P101">т</text:p>
          </table:table-cell>
        </table:table-row>
        <table:table-row>
          <table:table-cell table:style-name="Table1.A2" office:value-type="string">
            <text:p text:style-name="P100">Ĥ ĥ</text:p>
          </table:table-cell>
          <table:table-cell table:style-name="Table1.A2" office:value-type="string">
            <text:p text:style-name="P101">хо</text:p>
          </table:table-cell>
          <table:table-cell table:style-name="Table1.A2" office:value-type="string">
            <text:p text:style-name="P102">х</text:p>
          </table:table-cell>
          <table:table-cell table:style-name="Table1.A2" office:value-type="string">
            <text:p text:style-name="P100">U u</text:p>
          </table:table-cell>
          <table:table-cell table:style-name="Table1.A2" office:value-type="string">
            <text:p text:style-name="P101">у</text:p>
          </table:table-cell>
          <table:table-cell table:style-name="Table1.F2" office:value-type="string">
            <text:p text:style-name="P101">у</text:p>
          </table:table-cell>
        </table:table-row>
        <table:table-row>
          <table:table-cell table:style-name="Table1.A2" office:value-type="string">
            <text:p text:style-name="P100">I i</text:p>
          </table:table-cell>
          <table:table-cell table:style-name="Table1.A2" office:value-type="string">
            <text:p text:style-name="P101">і</text:p>
          </table:table-cell>
          <table:table-cell table:style-name="Table1.A2" office:value-type="string">
            <text:p text:style-name="P102">і</text:p>
          </table:table-cell>
          <table:table-cell table:style-name="Table1.A2" office:value-type="string">
            <text:p text:style-name="P100">Ŭ <text:span text:style-name="T562">ŭ</text:span></text:p>
          </table:table-cell>
          <table:table-cell table:style-name="Table1.A2" office:value-type="string">
            <text:p text:style-name="P101">ўо</text:p>
          </table:table-cell>
          <table:table-cell table:style-name="Table1.F2" office:value-type="string">
            <text:p text:style-name="P101">ў</text:p>
          </table:table-cell>
        </table:table-row>
        <table:table-row>
          <table:table-cell table:style-name="Table1.A2" office:value-type="string">
            <text:p text:style-name="P100">J j</text:p>
          </table:table-cell>
          <table:table-cell table:style-name="Table1.A2" office:value-type="string">
            <text:p text:style-name="P101">йо</text:p>
          </table:table-cell>
          <table:table-cell table:style-name="Table1.A2" office:value-type="string">
            <text:p text:style-name="P102">й</text:p>
          </table:table-cell>
          <table:table-cell table:style-name="Table1.A2" office:value-type="string">
            <text:p text:style-name="P100">V v</text:p>
          </table:table-cell>
          <table:table-cell table:style-name="Table1.A2" office:value-type="string">
            <text:p text:style-name="P101">во</text:p>
          </table:table-cell>
          <table:table-cell table:style-name="Table1.F2" office:value-type="string">
            <text:p text:style-name="P101">в</text:p>
          </table:table-cell>
        </table:table-row>
        <table:table-row>
          <table:table-cell table:style-name="Table1.A2" office:value-type="string">
            <text:p text:style-name="P100">Ĵ ĵ</text:p>
          </table:table-cell>
          <table:table-cell table:style-name="Table1.A2" office:value-type="string">
            <text:p text:style-name="P101">жо</text:p>
          </table:table-cell>
          <table:table-cell table:style-name="Table1.A2" office:value-type="string">
            <text:p text:style-name="P102">ж</text:p>
          </table:table-cell>
          <table:table-cell table:style-name="Table1.A2" office:value-type="string">
            <text:p text:style-name="P100">Z z</text:p>
          </table:table-cell>
          <table:table-cell table:style-name="Table1.A2" office:value-type="string">
            <text:p text:style-name="P101">зо</text:p>
          </table:table-cell>
          <table:table-cell table:style-name="Table1.F2" office:value-type="string">
            <text:p text:style-name="P101">з</text:p>
          </table:table-cell>
        </table:table-row>
      </table:table>
      <text:p text:style-name="P3"/>
      <text:h text:style-name="P373" text:outline-level="2">2. Вымаўленне</text:h>
      <text:p text:style-name="P168"><text:span text:style-name="T77">2.1. </text:span>У эсперанта 28 гукаў і 28 літар, з якіх складаецца алфавіт. Кожная літара адпавядае толькі аднаму гуку і чытаецца аднолькава ў любым спалучэнні літар.</text:p>
      <text:p text:style-name="P179"><text:span text:style-name="T77">2.2. </text:span>Галосныя ў эсперанта вымаўляюцца як адпаведныя галосныя ў беларускай мове пад націскам, вельмі выразна. Трэба пазбягаць змякчэння зычных перад галосным <text:span text:style-name="T459">i</text:span><text:span text:style-name="T216">.</text:span></text:p>
      <text:p text:style-name="P251"><text:span text:style-name="T507">2.3. </text:span><text:span text:style-name="T508">Гук </text:span><text:span text:style-name="T515">[</text:span><text:span text:style-name="T516">g</text:span><text:span text:style-name="T515">] </text:span><text:span text:style-name="T508">адпавядае гуку [г] у рускай мове, напрыклад, у словах </text:span><text:span text:style-name="T511">гость, гол</text:span><text:span text:style-name="T509">.</text:span><text:span text:style-name="T508"> Для беларускай мовы гук гэты не характэрны, хоць і сустракаецца ў некаторых словах </text:span><text:span text:style-name="T509">(мазгі, ганак, бразгаць).</text:span></text:p>
      <text:p text:style-name="P251"><text:span text:style-name="T507">2.4. </text:span><text:span text:style-name="T508">Гук [</text:span><text:span text:style-name="T516">h</text:span><text:span text:style-name="T508">] адпавядае беларускаму [г], напрыклад, у словах </text:span><text:span text:style-name="T509">госць, годзе.</text:span></text:p>
      <text:p text:style-name="P226"><text:span text:style-name="T223">2.5.</text:span><text:span text:style-name="T224"> </text:span>Гук [<text:span text:style-name="T116">l</text:span>] вымаўляецца як гук сярэдні паміж беларускімі [л] і [ль]. <text:soft-page-break/>Для правільнага вымаўлення эсперанцкага [<text:span text:style-name="T116">l</text:span>] кончык языка павінен дакранацца верхняга паднябення, крыху вышэй альвеолаў, у той час як пры вымаўленні беларускага [л] кончык языка знаходзіцца ля верхніх зубоў.</text:p>
      <text:p text:style-name="P226"><text:span text:style-name="T77">2.6. </text:span>Гукі <text:span text:style-name="T70">[</text:span><text:span text:style-name="T115">d</text:span><text:span text:style-name="T70">] </text:span>і <text:span text:style-name="T70">[</text:span><text:span text:style-name="T115">t</text:span><text:span text:style-name="T70">] </text:span>перад [<text:span text:style-name="T116">i</text:span>] не змякчаюцца, а сам гук [<text:span text:style-name="T116">i</text:span>] вымаўляецца больш напружана, як бы набліжаючыся да [ы].</text:p>
      <text:p text:style-name="P226"><text:span text:style-name="T77">2.7. </text:span>Усе астатнія зычныя вымаўляюцца як адпаведныя ім беларускія. Аднак трэба пазбягаць выразнага аглушэння ці азванчэння і асабліва змякчэння зычных.</text:p>
      <text:p text:style-name="P226"><text:span text:style-name="T77">2.8. </text:span>Націск у эсперанта заўсёды падае на перадапошні склад: <text:span text:style-name="T268">Be-lo-ru-'si-o</text:span><text:span text:style-name="T250">,</text:span><text:span text:style-name="T225"> </text:span><text:span text:style-name="T268">re-vo-lu-'ci-o, ma-ni-fes-ta-'ci-o.</text:span></text:p>
      <text:h text:style-name="P373" text:outline-level="2"><text:span text:style-name="T92">3</text:span><text:span text:style-name="T557">. Правілы напісання</text:span></text:h>
      <text:p text:style-name="P154"><text:span text:style-name="T77">3.1. </text:span>Правілы напісання ў эсперанта даволі простыя. Усе словы пішуцца так, як чуюцца.</text:p>
      <text:p text:style-name="P226"><text:span text:style-name="T77">3.2. </text:span>Перанос слова робіцца адвольна.</text:p>
      <text:p text:style-name="P226"><text:span text:style-name="T77">3.3. </text:span>Пэўную цяжкасць мае напісанне ўласных імёнаў, якія звычайна пішуцца ў нацыянальнай транскрыпцыі. Рэкамендуецца, праўда, даваць побач з нацыянальным напісаннем у дужках прыблізнае эсперанцкае гучанне слова, напрыклад: <text:span text:style-name="T226">Shakespeare</text:span><text:span text:style-name="T268"> </text:span><text:span text:style-name="T283">(Ŝ</text:span><text:span text:style-name="T268">ekspir</text:span><text:span text:style-name="T114">), </text:span><text:span text:style-name="T226">Mickiewicz</text:span><text:span text:style-name="T268"> (Mickevi</text:span><text:span text:style-name="T139">ĉ</text:span><text:span text:style-name="T115">).</text:span></text:p>
      <text:p text:style-name="P226"><text:span text:style-name="T77">3.4. </text:span>Пры перадачы ўласных імёнаў у нацыянальнай транскрыпцыі могуць сустракацца таксама літары <text:span text:style-name="T226">q, </text:span><text:span text:style-name="T224">х, у, </text:span><text:span text:style-name="T226">w: </text:span><text:span text:style-name="T224">Ма</text:span><text:span text:style-name="T225">r</text:span><text:span text:style-name="T224">х</text:span><text:span text:style-name="T216"> </text:span><text:span text:style-name="T250">(</text:span><text:span text:style-name="T268">Marks</text:span><text:span text:style-name="T250">), </text:span><text:span text:style-name="T226">Henr</text:span><text:span text:style-name="T225">y</text:span><text:span text:style-name="T224"> </text:span><text:span text:style-name="T226">Becque</text:span><text:span text:style-name="T250"> </text:span><text:span text:style-name="T216">(</text:span><text:span text:style-name="T269">Anri'</text:span><text:span text:style-name="T283"> </text:span><text:span text:style-name="T269">Bek</text:span><text:span text:style-name="T216">).</text:span></text:p>
      <text:p text:style-name="P226"><text:span text:style-name="T77">3.5. </text:span>Знак апострафа ў канцы слова паказвае, што націск у слове стаіць на апошнім складзе: <text:span text:style-name="T268">Rousseau (Ruso')</text:span><text:span text:style-name="T250">, </text:span><text:span text:style-name="T268">Daudet (Dode')</text:span><text:span text:style-name="T250">.</text:span><text:span text:style-name="T70"> </text:span>У некаторых выданнях, аднак, замест апострафа выкарыстоўваюцца іншыя сродкі, напрыклад знакі: ! ці: (клічнік ці двухкроп’е): <text:span text:style-name="T268">Rousseau (Ruso!)</text:span><text:span text:style-name="T70"> </text:span>— <text:span text:style-name="T268">Rousseau (Ruso:)</text:span><text:span text:style-name="T250">.</text:span></text:p>
      <text:h text:style-name="P373" text:outline-level="2"><text:span text:style-name="T71">4. </text:span><text:span text:style-name="T26">Назоўнік</text:span></text:h>
      <text:p text:style-name="P154"><text:span text:style-name="T77">4.1. </text:span>Усе назоўнікі маюць адзіны канчатак: <text:span text:style-name="T217">-</text:span><text:span text:style-name="T263">o</text:span><text:span text:style-name="T216">: </text:span><text:span text:style-name="T268">adreso, advokato</text:span><text:span text:style-name="T139">, </text:span><text:span text:style-name="T268">agrotekniko, matematiko, baleto, demokratio.</text:span></text:p>
      <text:p text:style-name="P226"><text:span text:style-name="T77">4.2. </text:span>Назоўнікі ў эсперанта не маюць граматычнай катэгорыі роду.<text:span text:style-name="T78"> </text:span>Параўнайце: <text:span text:style-name="T216">бацька</text:span> — <text:span text:style-name="T268">patro</text:span><text:span text:style-name="T250">, </text:span><text:span text:style-name="T216">маці — </text:span><text:span text:style-name="T268">patrino</text:span>, <text:span text:style-name="T216">дзіця</text:span> — <text:span text:style-name="T268">infano</text:span><text:span text:style-name="T250">.</text:span></text:p>
      <text:p text:style-name="P226"><text:span text:style-name="T235">4.3.</text:span><text:span text:style-name="T226"> </text:span><text:span text:style-name="T559">Уласныя імёны часта могуць ужывацца як у нацыянальнай, так і ў эсперантызаванай форме: </text:span><text:span text:style-name="T333">Viktor</text:span><text:span text:style-name="T115"> </text:span><text:span text:style-name="T118">— </text:span><text:span text:style-name="T268">Viktoro, Nino</text:span><text:span text:style-name="T115"> </text:span><text:span text:style-name="T118">— </text:span><text:span text:style-name="T226">Nina</text:span><text:span text:style-name="T268">, Varsovio</text:span><text:span text:style-name="T115"> — </text:span><text:span text:style-name="T333">Warszawa</text:span><text:span text:style-name="T268">.</text:span><text:span text:style-name="T70"> </text:span><text:span text:style-name="T559">Аднак не рэкамендуецца злоўжываць выкарыстаннем эсперантызаванай формы ўласных імёнаў. Гэта датычыцца ў першую чаргу малавядомых геаграфічных назваў, жаночых імёнаў, а таксама і спецыфічных мужчынскіх імёнаў: </text:span><text:span text:style-name="T226">Erich Maria Remarque</text:span><text:span text:style-name="T250"> (</text:span><text:span text:style-name="T268">Eri</text:span><text:span text:style-name="T270">ĥ</text:span><text:span text:style-name="T268"> Maria</text:span><text:span text:style-name="T270"> </text:span><text:span text:style-name="T268">Remark'</text:span><text:span text:style-name="T250">).</text:span></text:p>
      <text:p text:style-name="P226"><text:span text:style-name="T77">4.4. </text:span>Канчатак <text:span text:style-name="T251">-</text:span><text:span text:style-name="T260">o</text:span><text:span text:style-name="T70"> </text:span>можа скарачацца. У такім выпадку на пісьме ён замяняецца апострафам. Гэтае правіла часцей выкарыстоўваецца ў паэзіі: <text:span text:style-name="T140">Ho</text:span><text:span text:style-name="T283"> mia </text:span><text:span text:style-name="T268">kor'! Ne batu maltrankvile!</text:span><text:span text:style-name="T70"> — </text:span><text:span text:style-name="T216">Сэрца маё! Не біся так трывожна!</text:span> (Л.<text:span text:style-name="T78"> </text:span><text:soft-page-break/>Заменгоф)</text:p>
      <text:h text:style-name="P373" text:outline-level="2">5. Прыметнік</text:h>
      <text:p text:style-name="P154">5.1. Усе прыметнікі маюць адзіны канчатак: <text:span text:style-name="T227">-</text:span><text:span text:style-name="T263">a</text:span><text:span text:style-name="T224">:</text:span><text:span text:style-name="T217"> </text:span><text:span text:style-name="T269">bona</text:span> — <text:span text:style-name="T216">добры, добрая, добрае.</text:span></text:p>
      <text:p text:style-name="P226">5.2. Множны лік назоўнікаў і прыметнікаў утвараецца пры дапамозе дадатковага канчатка <text:span text:style-name="T554">-</text:span><text:span text:style-name="T120">j</text:span>: <text:span text:style-name="T268">bona amiko</text:span><text:span text:style-name="T70"> </text:span>— <text:span text:style-name="T216">добры сябар, </text:span><text:span text:style-name="T268">bonaj amikoj</text:span><text:span text:style-name="T70"> </text:span>— <text:span text:style-name="T216">добрыя сябры.</text:span></text:p>
      <text:p text:style-name="P226">5.3. Ступені параўнання прыметнікаў утвараюцца даволі проста: вышэйшая ступень, напрыклад, пры дапамозе слоў <text:span text:style-name="T263">pli... </text:span><text:span text:style-name="T259">ol</text:span><text:span text:style-name="T153">...</text:span><text:span text:style-name="T91"> </text:span>— <text:span text:style-name="T216">больш.... чым...</text:span> ці <text:span text:style-name="T260">malpli</text:span><text:span text:style-name="T251">... </text:span><text:span text:style-name="T260">o</text:span><text:span text:style-name="T259">l</text:span><text:span text:style-name="T557">...</text:span><text:span text:style-name="T91"> </text:span>— <text:span text:style-name="T216">менш... чым... </text:span><text:span text:style-name="T268">Nikolao estas pli bela ol Viktoro</text:span><text:span text:style-name="T115">.</text:span><text:span text:style-name="T78"> </text:span><text:span text:style-name="T70">— </text:span><text:span text:style-name="T216">Мікалай прыгажэйшы за Віктара (чым Віктар). </text:span><text:span text:style-name="T269">Tiu</text:span><text:span text:style-name="T283"> ĉi </text:span><text:span text:style-name="T268">libro estas pli</text:span><text:span text:style-name="T283"> </text:span><text:span text:style-name="T268">interesa</text:span><text:span text:style-name="T70">. —</text:span> <text:span text:style-name="T216">Гэтая кніга цікавейшая.</text:span></text:p>
      <text:p text:style-name="P226"><text:span text:style-name="T188">5.4.</text:span><text:span text:style-name="T216"> </text:span>Найвышэйшая ступень утвараецца пры дапамозе слоў <text:span text:style-name="T260">la plej... el... </text:span><text:span text:style-name="T250">—</text:span> <text:span text:style-name="T216">найбольш (самы)... з...</text:span> ці <text:span text:style-name="T260">la malplej</text:span><text:span text:style-name="T251">... </text:span><text:span text:style-name="T259">el</text:span><text:span text:style-name="T557">...</text:span><text:span text:style-name="T91"> </text:span>— <text:span text:style-name="T216">найменш (самы не-)... з... </text:span><text:span text:style-name="T268">Minsk estas la plej bela urbo de </text:span><text:span text:style-name="T143">Belarusio</text:span><text:span text:style-name="T115">.</text:span><text:span text:style-name="T78"> </text:span><text:span text:style-name="T70">— </text:span><text:span text:style-name="T216">Мінск</text:span> <text:span text:style-name="T70">— </text:span><text:span text:style-name="T216">найпрыгажэйшы горад Беларусі. </text:span><text:span text:style-name="T268">Vi estas la malplej interesa el ĉiuj miaj amikoj</text:span><text:span text:style-name="T70">.</text:span><text:span text:style-name="T78"> </text:span><text:span text:style-name="T70">— </text:span><text:span text:style-name="T216">Ты самы нецікавы з усіх маіх сяброў.</text:span></text:p>
      <text:h text:style-name="P373" text:outline-level="2">6. Скланенне назоўнікаў і прыметнікаў</text:h>
      <text:p text:style-name="P160"><text:span text:style-name="T360">6.1. У эсперанта толькі два склоны: агульны (назоўны) і вінавальны, які ўтвараецца пры дапамозе дадатковага канчатка </text:span><text:span text:style-name="T217">-</text:span><text:span text:style-name="T263">n</text:span><text:span text:style-name="T217">:</text:span></text:p>
      <table:table table:name="Table5" table:style-name="Table5">
        <table:table-column table:style-name="Table5.A" table:number-columns-repeated="3"/>
        <table:table-row>
          <table:table-cell table:style-name="Table5.A1" office:value-type="string">
            <text:p text:style-name="P117">агульны</text:p>
          </table:table-cell>
          <table:table-cell table:style-name="Table5.A1" office:value-type="string">
            <text:p text:style-name="P118">nova amiko</text:p>
          </table:table-cell>
          <table:table-cell table:style-name="Table5.C1" office:value-type="string">
            <text:p text:style-name="P118">interesa libro</text:p>
          </table:table-cell>
        </table:table-row>
        <table:table-row>
          <table:table-cell table:style-name="Table5.A2" office:value-type="string">
            <text:p text:style-name="P116"/>
          </table:table-cell>
          <table:table-cell table:style-name="Table5.A2" office:value-type="string">
            <text:p text:style-name="P119">новы сябар</text:p>
          </table:table-cell>
          <table:table-cell table:style-name="Table5.C2" office:value-type="string">
            <text:p text:style-name="P119">цікавая кніга</text:p>
          </table:table-cell>
        </table:table-row>
        <table:table-row>
          <table:table-cell table:style-name="Table5.A2" office:value-type="string">
            <text:p text:style-name="P116">вінавальны</text:p>
          </table:table-cell>
          <table:table-cell table:style-name="Table5.A2" office:value-type="string">
            <text:p text:style-name="P118">nova amiko<text:span text:style-name="T77">n</text:span></text:p>
          </table:table-cell>
          <table:table-cell table:style-name="Table5.C2" office:value-type="string">
            <text:p text:style-name="P118">interesan libro<text:span text:style-name="T77">n</text:span></text:p>
          </table:table-cell>
        </table:table-row>
        <table:table-row>
          <table:table-cell table:style-name="Table5.A2" office:value-type="string">
            <text:p text:style-name="P116"/>
          </table:table-cell>
          <table:table-cell table:style-name="Table5.A2" office:value-type="string">
            <text:p text:style-name="P119">новага сябра</text:p>
          </table:table-cell>
          <table:table-cell table:style-name="Table5.C2" office:value-type="string">
            <text:p text:style-name="P119">цікавую кнігу</text:p>
          </table:table-cell>
        </table:table-row>
      </table:table>
      <text:p text:style-name="P160"><text:span text:style-name="T240">6.2. </text:span><text:span text:style-name="T328">Усе астатнія склоны перадаюцца пры дапамозе прыназоўнікаў, якія ў такіх выпадках вельмі часта не перакладаюцца.</text:span></text:p>
      <text:p text:style-name="P182"><text:span text:style-name="T77">6.3. </text:span>Родны склон перадаецца пры дапамозе прыназоўніка <text:span text:style-name="T463">de</text:span><text:span text:style-name="T428"> </text:span><text:span text:style-name="T455">(</text:span><text:span text:style-name="T553">ад</text:span><text:span text:style-name="T455">):</text:span></text:p>
      <text:p text:style-name="P129"><text:span text:style-name="T518">ŝ</text:span><text:span text:style-name="T517">losilo de loĝejo</text:span><text:span text:style-name="T521"> — </text:span><text:span text:style-name="T509">ключ ад </text:span><text:span text:style-name="T514">кватэры</text:span></text:p>
      <text:p text:style-name="P132"><text:span text:style-name="T458">libro de amiko</text:span><text:span text:style-name="T456"> — </text:span><text:span text:style-name="T27">кніга сябра</text:span></text:p>
      <text:p text:style-name="P164"><text:span text:style-name="T77">6.4. </text:span>Родны склон можа перадавацца прыназоўнікам <text:span text:style-name="T464">da</text:span>, калі гаворыцца аб колькасці чаго-небудзь:</text:p>
      <text:p text:style-name="P131"><text:span text:style-name="T458">botelo da lakto</text:span><text:span text:style-name="T456"> </text:span><text:span text:style-name="T34">— </text:span><text:span text:style-name="T27">бутэлька малака, </text:span></text:p>
      <text:p text:style-name="P134">але</text:p>
      <text:p text:style-name="P132"><text:span text:style-name="T458">botelo de lakto</text:span><text:span text:style-name="T456"> </text:span><text:span text:style-name="T34">— </text:span><text:span text:style-name="T27">бутэлька ад (з-пад) малака</text:span></text:p>
      <text:p text:style-name="P163"><text:span text:style-name="T77">6.5. </text:span>Давальны склон перадаецца пры дапамозе прыназоўніка <text:span text:style-name="T464">al</text:span><text:span text:style-name="T553"> (к, да):</text:span></text:p>
      <text:p text:style-name="P131"><text:span text:style-name="T458">al amiko</text:span><text:span text:style-name="T456"> </text:span><text:span text:style-name="T34">— </text:span><text:span text:style-name="T27">сябру, да сябра</text:span></text:p>
      <text:p text:style-name="P132"><text:span text:style-name="T458">al Nikolao</text:span><text:span text:style-name="T456"> </text:span><text:span text:style-name="T34">— </text:span><text:span text:style-name="T27">Міколу</text:span></text:p>
      <text:p text:style-name="P164"><text:span text:style-name="T77">6.6. </text:span>Творны склон перадаецца пры дапамозе прыназоўнікаў <text:span text:style-name="T464">per</text:span> (праз, пры дапамозе) перад неадушаўлёнымі назоўнікамі і <text:span text:style-name="T463">de</text:span><text:span text:style-name="T453"> </text:span>перад адушаўлёнымі назоўнікамі:</text:p>
      <text:p text:style-name="P131"><text:span text:style-name="T459">per</text:span><text:span text:style-name="T130"> </text:span><text:span text:style-name="T458">krajono</text:span><text:span text:style-name="T456"> </text:span><text:span text:style-name="T34">— </text:span><text:span text:style-name="T27">алоўкам</text:span></text:p>
      <text:p text:style-name="P132"><text:soft-page-break/><text:span text:style-name="T458">a</text:span><text:span text:style-name="T130">ĉ</text:span><text:span text:style-name="T458">etita de patro</text:span><text:span text:style-name="T456"> </text:span><text:span text:style-name="T34">— </text:span><text:span text:style-name="T27">куплены бацькам</text:span></text:p>
      <text:p text:style-name="P163"><text:span text:style-name="T77">6.7. </text:span>Месны склон перадаецца пры дапамозе розных прыназоўнікаў:</text:p>
      <text:p text:style-name="P131"><text:span text:style-name="T130">en </text:span><text:span text:style-name="T458">domo</text:span><text:span text:style-name="T456"> </text:span><text:span text:style-name="T34">— </text:span><text:span text:style-name="T27">у доме</text:span></text:p>
      <text:p text:style-name="P132"><text:span text:style-name="T458">sur tablo</text:span><text:span text:style-name="T456"> </text:span><text:span text:style-name="T34">— </text:span><text:span text:style-name="T27">на стале</text:span></text:p>
      <text:p text:style-name="P132"><text:span text:style-name="T458">pri libro</text:span><text:span text:style-name="T456"> </text:span><text:span text:style-name="T34">— </text:span><text:span text:style-name="T27">аб кнізе</text:span><text:span text:style-name="T34"> і г. д.</text:span></text:p>
      <text:h text:style-name="P373" text:outline-level="2">7. Вінавальны склон і яго ўжыванне</text:h>
      <text:p text:style-name="P172"><text:span text:style-name="T77">7.1. </text:span>У эсперанта вінавальны склон ужываецца значна часцей, чым у беларускай мове, што прадстаўляе пэўныя цяжкасці для пачынаючых.</text:p>
      <text:p text:style-name="P250"><text:span text:style-name="T77">7.2. </text:span>Вінавальны склон у эсперанта ўжываецца для паказу даты і працягласці: <text:span text:style-name="T142">la</text:span><text:span text:style-name="T75"> </text:span><text:span text:style-name="T142">kvinan de oktobro</text:span><text:span text:style-name="T70"> </text:span>— <text:span text:style-name="T553">пятага кастрычніка, </text:span><text:span text:style-name="T142">tutan nokton</text:span><text:span text:style-name="T115"> </text:span>— <text:span text:style-name="T553">усю ноч.</text:span></text:p>
      <text:p text:style-name="P250"><text:span text:style-name="T77">7.3. </text:span>Вінавальны склон выкарыстоўваецца і для паказу напрамку пасля прыназоўнікаў <text:span text:style-name="T82">en</text:span><text:span text:style-name="T554">, </text:span><text:span text:style-name="T122">sur</text:span><text:span text:style-name="T74">, </text:span><text:span text:style-name="T122">sub</text:span><text:span text:style-name="T70"> </text:span>і некаторых іншых:</text:p>
      <text:p text:style-name="P131"><text:span text:style-name="T130">en ŝ</text:span><text:span text:style-name="T458">ranko</text:span><text:span text:style-name="T456"> </text:span><text:span text:style-name="T34">— </text:span><text:span text:style-name="T27">у шафе</text:span><text:span text:style-name="T34"> (дзе?)</text:span></text:p>
      <text:p text:style-name="P135"><text:span text:style-name="T273">en ŝ</text:span><text:span text:style-name="T438">rankon</text:span><text:span text:style-name="T437"> </text:span><text:span text:style-name="T199">— </text:span><text:span text:style-name="T190">у шафу</text:span><text:span text:style-name="T199"> (куды?)</text:span></text:p>
      <text:p text:style-name="P136"><text:span text:style-name="T442">sur papero</text:span><text:span text:style-name="T480"> — </text:span><text:span text:style-name="T10">на паперы</text:span><text:span text:style-name="T11"> (дзе?)</text:span></text:p>
      <text:p text:style-name="P136"><text:span text:style-name="T442">sur paperon</text:span><text:span text:style-name="T480"> — </text:span><text:span text:style-name="T192">на паперу</text:span><text:span text:style-name="T339"> (куды?)</text:span></text:p>
      <text:p text:style-name="P170"><text:span text:style-name="T339">7.4. Вінавальны склон выкарыстоўваецца для паказу кошту, меры ці вагі: </text:span><text:span text:style-name="T442">La tablo estas unu metron larĝa kaj tri metrojn longa</text:span><text:span text:style-name="T480">. — </text:span><text:span text:style-name="T192">Стол адзін метр у шырыню і тры метры </text:span><text:span text:style-name="T193">ў</text:span><text:span text:style-name="T192"> даўжыню.</text:span></text:p>
      <text:p text:style-name="P179">7.5. Пасля некаторых дзеясловаў, якія ў эсперанта могуць быць як пераходнымі, так і непераходнымі, могуць быць выкарыстаны як выразы з вінавальным склонам без прыназоўніка, так і выразы з агульным (назоўным) склонам з прыназоўнікам: <text:span text:style-name="T459">mi</text:span><text:span text:style-name="T442"> dankas vin</text:span><text:span text:style-name="T453"> </text:span>ці <text:span text:style-name="T442">mi dankas al vi</text:span><text:span text:style-name="T432"> </text:span><text:span text:style-name="T453">— </text:span><text:span text:style-name="T216">дзякую вам, </text:span><text:span text:style-name="T442">helpu min</text:span><text:span text:style-name="T435">!</text:span><text:span text:style-name="T453"> </text:span>ці <text:span text:style-name="T442">helpu al mi</text:span><text:span text:style-name="T453"> — </text:span><text:span text:style-name="T216">дапамажыце мне!</text:span></text:p>
      <text:p text:style-name="P179">7.6. Вінавальны склон ніколі не ўжываецца пасля прыназоўнікаў <text:span text:style-name="T464">al</text:span><text:span text:style-name="T188"> </text:span>і <text:span text:style-name="T444">ĝis</text:span><text:span text:style-name="T436">:</text:span></text:p>
      <text:p text:style-name="P130"><text:span text:style-name="T442">ĝis Moskvo</text:span><text:span text:style-name="T480"> </text:span><text:span text:style-name="T339">— </text:span><text:span text:style-name="T192">да Масквы</text:span></text:p>
      <text:p text:style-name="P137"><text:span text:style-name="T442">al Moskvo </text:span><text:span text:style-name="T339">— </text:span><text:span text:style-name="T192">у Маскву</text:span></text:p>
      <text:p text:style-name="P138">але</text:p>
      <text:p text:style-name="P137"><text:span text:style-name="T284">en </text:span><text:span text:style-name="T442">Moskvon</text:span><text:span text:style-name="T480"> </text:span><text:span text:style-name="T339">— </text:span><text:span text:style-name="T192">у Маскву</text:span></text:p>
      <text:p text:style-name="P168">7.7. Прыназоўнік, які стаіць перад назоўнікам у вінавальным склоне, можа быць апушчаны: <text:span text:style-name="T442">La knabo iras en</text:span><text:span text:style-name="T283"> </text:span><text:span text:style-name="T442">arbaron</text:span><text:span text:style-name="T453">. —</text:span> <text:span text:style-name="T216">Хлопчык ідзе ў лес. — </text:span><text:span text:style-name="T442">La knabo iras arbaron</text:span><text:span text:style-name="T435">.</text:span></text:p>
      <text:p text:style-name="P179">7.8. У беларускай мове ў адмоўных сказах вінавальны склон замяняецца на родны, напрыклад: <text:span text:style-name="T216">Я бачу кнігу </text:span>(каго, што?), але: <text:span text:style-name="T216">Я не бачу кнігі</text:span> (каго, чаго?). У эсперанта такая замена не дапускаецца. Параўнайце: <text:span text:style-name="T283">Mi </text:span><text:span text:style-name="T442">vidas libron, sed mi ne vidas kajeron</text:span><text:span text:style-name="T453">.</text:span><text:span text:style-name="T429"> </text:span><text:span text:style-name="T453">— </text:span><text:span text:style-name="T216">Я бачу </text:span><text:span text:style-name="T217">кнігу, </text:span><text:span text:style-name="T216">але я не бачу </text:span><text:span text:style-name="T217">сшытка.</text:span></text:p>
      <text:p text:style-name="P179">7.9. Калі ў сказе выкарыстаны побач два назоўнікі ў якасці прамога дапаўнення, то ў вінавальным склоне ставіцца толькі першы з іх: <text:span text:style-name="T224">Mi</text:span><text:span text:style-name="T283"> </text:span><text:span text:style-name="T442">lernas la internacian lingvon Esperanto</text:span><text:span text:style-name="T453">.</text:span><text:span text:style-name="T429"> </text:span>— <text:span text:style-name="T216">Я вывучаю міжнародную мову эсперанта.</text:span></text:p>
      <text:p text:style-name="P179">7.10. Вінавальны склон ужываецца ў сказах тыпу: <text:span text:style-name="T216">«</text:span><text:span text:style-name="T283">Bonan </text:span><text:span text:style-name="T442">matenon</text:span><text:span text:style-name="T435">!»</text:span><text:span text:style-name="T453"> </text:span>(добрай раніцы!), <text:span text:style-name="T216">«</text:span><text:span text:style-name="T442">Bonan</text:span><text:span text:style-name="T283"> </text:span><text:span text:style-name="T442">nokton</text:span><text:span text:style-name="T435">!» </text:span>(дабранач!), у якіх маецца на ўвазе <text:soft-page-break/>скарачэнне слоў «жадаю вам». Да гэтага тыпу прымыкаюць па аналогіі і прывітальныя сказы тыпу: <text:span text:style-name="T435">«</text:span><text:span text:style-name="T442">Saluton!</text:span><text:span text:style-name="T435">»</text:span><text:span text:style-name="T453"> </text:span>(прывітанне!), <text:span text:style-name="T435">«</text:span><text:span text:style-name="T442">Bonvenon!</text:span><text:span text:style-name="T435">»</text:span><text:span text:style-name="T453"> </text:span>(сардэчна запрашаем!) і інш.</text:p>
      <text:p text:style-name="P181"><text:span text:style-name="T340">7.11. І напаследак хочацца засцерагчы пачынаючых вывучаць міжнародную мову эсперанта ад тых прыкрых памылак, якія робяць пачаткоўцы толькі таму, што ў роднай мове формы назоўнага і вінавальнага склонаў для неадушаўлёных назоўнікаў часта супадаюць: </text:span><text:span text:style-name="T438">Jen estas </text:span><text:span text:style-name="T439">nova</text:span><text:span text:style-name="T440"> </text:span><text:span text:style-name="T438">libro. Mi</text:span><text:span text:style-name="T440"> </text:span><text:span text:style-name="T438">vidas novan libron</text:span><text:span text:style-name="T488">.</text:span><text:span text:style-name="T486"> </text:span><text:span text:style-name="T481">— </text:span><text:span text:style-name="T448">Вось новая кніга. Я бачу новую кнігу.</text:span><text:span text:style-name="T483"> Але: </text:span><text:span text:style-name="T438">Jen staras nova</text:span><text:span text:style-name="T439"> </text:span><text:span text:style-name="T438">domo. </text:span><text:span text:style-name="T440">Mi </text:span><text:span text:style-name="T438">vidas novan domon</text:span><text:span text:style-name="T488">.</text:span><text:span text:style-name="T486"> </text:span><text:span text:style-name="T481">— </text:span><text:span text:style-name="T448">Вось стаіць новы дом. Я бачу</text:span><text:span text:style-name="T483"> (каго, што?) </text:span><text:span text:style-name="T448">новы дом.</text:span></text:p>
      <text:h text:style-name="P373" text:outline-level="2">8. Артыкль</text:h>
      <text:p text:style-name="P165"><text:span text:style-name="T373">8.1. Граматычная</text:span><text:span text:style-name="T386"> катэгорыя артыкля, якой няма ў беларускай мове, добра вядома нам са школы: усе мы вывучаем замежныя мовы. Але ў адрозненне ад англійскай, французскай ці нямецкай моў, у эсперанта толькі адзін артыкль. Гэта артыкль </text:span><text:span text:style-name="T490">la</text:span><text:span text:style-name="T133">.</text:span><text:span text:style-name="T386"> Для </text:span><text:span text:style-name="T419">тых, хто вывучае</text:span><text:span text:style-name="T386"> эсперанта артыкль </text:span><text:span text:style-name="T490">la</text:span><text:span text:style-name="T386"> стварае пэўныя цяжкасці пры яго ўжыванні. Вось асноўныя правілы ўжывання артыкля ў эсперанта:</text:span></text:p>
      <text:p text:style-name="P179"><text:span text:style-name="T77">8.2. </text:span>Артыкль <text:span text:style-name="T464">la</text:span> выкарыстоўваецца тады, калі аб асобе, прадмеце ці з’яве раней ужо гаварылася: <text:span text:style-name="T442">Jen estas tablo. La tablo estas bela</text:span><text:span text:style-name="T470">.</text:span><text:span text:style-name="T429"> </text:span><text:span text:style-name="T453">— </text:span><text:span text:style-name="T216">Вось стол. Стол прыгожы</text:span> (менавіта той стол, аб якім мы сказалі ў першым сказе).</text:p>
      <text:p text:style-name="P179"><text:span text:style-name="T77">8.3. </text:span>Артыкль ужываецца, калі мова ідзе аб прадмеце ці з’яве адзінай у сваім родзе: <text:span text:style-name="T459">la</text:span><text:span text:style-name="T283"> </text:span><text:span text:style-name="T442">Suno</text:span><text:span text:style-name="T453"> </text:span>— <text:span text:style-name="T216">Сонца, </text:span><text:span text:style-name="T459">la</text:span><text:span text:style-name="T283"> </text:span><text:span text:style-name="T442">Luno</text:span><text:span text:style-name="T453"> </text:span>— <text:span text:style-name="T452">Месяц</text:span><text:span text:style-name="T216">.</text:span></text:p>
      <text:p text:style-name="P179"><text:span text:style-name="T77">8.4. </text:span>Калі дадзенае слова далей азначаецца ў тэксце: <text:span text:style-name="T442">La libro, kiun mi legas, estas interesa</text:span><text:span text:style-name="T453">.</text:span><text:span text:style-name="T429"> </text:span><text:span text:style-name="T453">— </text:span><text:span text:style-name="T216">Кніга, якую я чытаю, цікавая.</text:span></text:p>
      <text:p text:style-name="P179"><text:span text:style-name="T77">8.5. </text:span>Калі назоўнік апускаецца, артыкль ставіцца перад словам, якое азначае апушчаны назоўнік (прыметнікам, парадкавым лічэбнікам, прыналежным займеннікам): <text:span text:style-name="T87">Mi</text:span><text:span text:style-name="T283"> </text:span><text:span text:style-name="T442">prenos vian libron, kaj vi prenu la mian</text:span><text:span text:style-name="T470">.</text:span><text:span text:style-name="T429"> </text:span><text:span text:style-name="T453">— </text:span><text:span text:style-name="T216">Я вазьму тваю кнігу, а ты вазьмі маю.</text:span></text:p>
      <text:p text:style-name="P179"><text:span text:style-name="T77">8.6. </text:span>Артыкль ставіцца перад азначэннямі да ўласных імёнаў: <text:span text:style-name="T442">Petro la</text:span><text:span text:style-name="T283"> </text:span><text:span text:style-name="T442">Unua</text:span><text:span text:style-name="T453"> </text:span>— <text:span text:style-name="T216">Пётр </text:span><text:span text:style-name="T432">I, </text:span><text:span text:style-name="T441">la</text:span><text:span text:style-name="T283"> </text:span><text:span text:style-name="T442">blua Danubo</text:span><text:span text:style-name="T453"> </text:span>— <text:span text:style-name="T216">блакітны Дунай, </text:span><text:span text:style-name="T441">la</text:span><text:span text:style-name="T283"> </text:span><text:span text:style-name="T442">Balta maro</text:span> — <text:span text:style-name="T216">Балтыйскае мора.</text:span></text:p>
      <text:p text:style-name="P179"><text:span text:style-name="T77">8.7. </text:span>Артыкль ставіцца пры паказе даты і часу: <text:span text:style-name="T442">Je la</text:span><text:span text:style-name="T283"> </text:span><text:span text:style-name="T442">sesa horo</text:span><text:span text:style-name="T470">.</text:span><text:span text:style-name="T453"> —</text:span> <text:span text:style-name="T216">А шостай гадзіне. </text:span><text:span text:style-name="T441">En</text:span><text:span text:style-name="T283"> </text:span><text:span text:style-name="T441">la</text:span><text:span text:style-name="T283"> </text:span><text:span text:style-name="T442">jaro </text:span><text:span text:style-name="T283">1991.</text:span><text:span text:style-name="T432"> </text:span>— <text:span text:style-name="T216">У 1991 годзе. </text:span><text:span text:style-name="T442">La </text:span><text:span text:style-name="T283">5-</text:span><text:span text:style-name="T224">an</text:span><text:span text:style-name="T283"> </text:span><text:span text:style-name="T442">de septembro</text:span><text:span text:style-name="T453"> </text:span>— <text:span text:style-name="T216">5-га верасня.</text:span></text:p>
      <text:p text:style-name="P179"><text:span text:style-name="T77">8.8. </text:span>Артыкль ставіцца таксама перад назвай цэлага роду рэчаў ці асоб: <text:span text:style-name="T442">La hundo estas amiko de la homo.</text:span><text:span text:style-name="T432"> </text:span><text:span text:style-name="T453">— </text:span><text:span text:style-name="T216">Сабака</text:span> <text:span text:style-name="T453">— </text:span><text:span text:style-name="T216">сябар чалавека.</text:span></text:p>
      <text:p text:style-name="P179"><text:span text:style-name="T77">8.9. </text:span>Артыкль можа стаяць таксама і перад<text:span text:style-name="T429"> </text:span>імёнамі ўласнымі, калі яны пераходзяць у агульныя: <text:span text:style-name="T442">Anka</text:span><text:span text:style-name="T283">ŭ</text:span><text:span text:style-name="T442"> hodia</text:span><text:span text:style-name="T283">ŭ </text:span><text:span text:style-name="T442">estas Oblomovoj</text:span><text:span text:style-name="T470">.</text:span><text:span text:style-name="T453"> — </text:span><text:span text:style-name="T216">І сёння ёсць Абломавы.</text:span></text:p>
      <text:p text:style-name="P179"><text:span text:style-name="T77">8.10. </text:span>У паэтычнай мове артыкль можа быць выкарыстаны і ў скарочанай форме з апострафам: <text:span text:style-name="T442">vundoj de l’</text:span><text:span text:style-name="T433">koro</text:span><text:span text:style-name="T453"> </text:span>— <text:span text:style-name="T216">раны сэрца.</text:span></text:p>
      <text:p text:style-name="P183"><text:span text:style-name="T430">8.11.</text:span><text:span text:style-name="T427"> </text:span><text:span text:style-name="T491">Але трэба пазбягаць скарачэння артыкля ў тых выпадках, калі гэта стварае цяжкасці для вымаўлення, напрыклад у словазлучэннях тыпу: </text:span><text:span text:style-name="T459">per</text:span><text:span text:style-name="T458"> la </text:span><text:soft-page-break/><text:span text:style-name="T458">krajono</text:span><text:span text:style-name="T453"> </text:span><text:span text:style-name="T491">— </text:span><text:span text:style-name="T494">алоўкам.</text:span></text:p>
      <text:p text:style-name="P183"><text:span text:style-name="T77">8.12. </text:span>У цэлым радзе выпадкаў артыкль ужываць нельга. Так, артыкль не ўжываецца, калі гаворка ідзе аб прадмеце, з’яве ці асобе, аб якой раней не <text:span text:style-name="T53">згадвалася</text:span>, аб якой нам нічога невядома, ці калі мы абыякавыя да выбару якога-небудзь прадмета: <text:span text:style-name="T458">Donu al</text:span><text:span text:style-name="T139"> mi </text:span><text:span text:style-name="T458">krajonon!</text:span><text:span text:style-name="T453"> </text:span>— <text:span text:style-name="T553">Дай мне аловак!</text:span> (які-небудзь). <text:span text:style-name="T458">Jen estas elefanto</text:span><text:span text:style-name="T470">.</text:span><text:span text:style-name="T429"> </text:span>— <text:span text:style-name="T553">Вось</text:span> — <text:span text:style-name="T553">слон.</text:span></text:p>
      <text:p text:style-name="P183"><text:span text:style-name="T77">8.13. </text:span>Артыкль не ўжываецца перад імёнамі ўласнымі: <text:span text:style-name="T458">Moskvo, Viktoro, Volski.</text:span></text:p>
      <text:p text:style-name="P183"><text:span text:style-name="T430">8.14</text:span><text:span text:style-name="T427">. </text:span>Артыкль таксама не ўжываецца перад тытуламі і званнямі, якія папярэднічаюць уласным імёнам: <text:span text:style-name="T458">Doktoro Zamenhof</text:span><text:span text:style-name="T455">.</text:span></text:p>
      <text:p text:style-name="P183"><text:span text:style-name="T77">8.15. </text:span>Артыкль не ўжываецца ў зваротах: <text:span text:style-name="T458">Amiko, </text:span><text:span text:style-name="T459">venu</text:span><text:span text:style-name="T139"> </text:span><text:span text:style-name="T459">al</text:span><text:span text:style-name="T139"> mi!</text:span> — <text:span text:style-name="T553">Сябра, прыйдзі да мяне!</text:span></text:p>
      <text:p text:style-name="P183"><text:span text:style-name="T77">8.16. </text:span>Артыкль не ўжываецца таксама перад назвамі месяцаў і дзён тыдня: <text:span text:style-name="T458">Lundo estas malfacila tago</text:span><text:span text:style-name="T470">.</text:span><text:span text:style-name="T429"> </text:span><text:span text:style-name="T453">— </text:span><text:span text:style-name="T553">Панядзелак</text:span> <text:span text:style-name="T453">— </text:span><text:span text:style-name="T553">дзень цяжкі.</text:span></text:p>
      <text:p text:style-name="P183"><text:span text:style-name="T77">8.17. </text:span>Артыкль не ўжываецца пасля прыназоўніка <text:span text:style-name="T463">da</text:span><text:span text:style-name="T458">: peco</text:span><text:span text:style-name="T459"> da pano</text:span> — <text:span text:style-name="T553">кавалак хлеба.</text:span></text:p>
      <text:p text:style-name="P183"><text:span text:style-name="T77">8.18. </text:span>Нельга ўжываць артыкль, калі назоўніку папярэднічае колькасны лічэбнік, указальны, прыналежны, адмоўны ці які іншы займеннік: <text:span text:style-name="T139">Mi </text:span><text:span text:style-name="T458">renkontis mian</text:span><text:span text:style-name="T139"> </text:span><text:span text:style-name="T458">amikon</text:span><text:span text:style-name="T470">.</text:span><text:span text:style-name="T429"> </text:span>— <text:span text:style-name="T553">Я сустрэў свайго сябра. </text:span><text:span text:style-name="T458">Nikolao donis al mi du librojn</text:span><text:span text:style-name="T470">.</text:span><text:span text:style-name="T429"> </text:span><text:span text:style-name="T453">— </text:span><text:span text:style-name="T553">Мікола даў мне дзве кнігі.</text:span></text:p>
      <text:p text:style-name="P183"><text:span text:style-name="T77">8.19. </text:span>Артыкль не ўжываецца, калі гаворка ідзе аб агульных з’явах, пра рэчывы ці поры года: <text:span text:style-name="T458">Ĉi-jare somero estis varma</text:span><text:span text:style-name="T470">.</text:span><text:span text:style-name="T429"> </text:span><text:span text:style-name="T453">— </text:span><text:span text:style-name="T553">У гэтым годзе лета было цёплае. </text:span><text:span text:style-name="T139">Ŝ</text:span><text:span text:style-name="T458">tonoj estas uzataj en</text:span><text:span text:style-name="T139"> </text:span><text:span text:style-name="T458">konstruado</text:span><text:span text:style-name="T470">.</text:span><text:span text:style-name="T429"> </text:span>— <text:span text:style-name="T553">Каменне выкарыстоўваецца ў будоўлі.</text:span></text:p>
      <text:p text:style-name="P183"><text:span text:style-name="T77">8.20. </text:span>Звычайна (але не абавязкова) артыкль не ўжываецца ў назвах кніг: <text:span text:style-name="T458">Antologio de belarusa poezio.</text:span><text:span text:style-name="T426"> </text:span><text:span text:style-name="T453">— </text:span><text:span text:style-name="T553">Анталогія беларускай паэзіі.</text:span></text:p>
      <text:p text:style-name="P251"><text:span text:style-name="T512">8.21. </text:span><text:span text:style-name="T510">Артыкль не ўжываецца перад назоўнікам, які з’яўляецца часткай выказніка: </text:span><text:span text:style-name="T513">Mi </text:span><text:span text:style-name="T517">estos </text:span><text:bookmark text:name="result_box"/><text:span text:style-name="T506">instruisto</text:span><text:span text:style-name="T519">.</text:span><text:span text:style-name="T520"> </text:span><text:span text:style-name="T510">— </text:span><text:span text:style-name="T509">Я буду настаўнікам.</text:span></text:p>
      <text:h text:style-name="P373" text:outline-level="2">9. Прыслоўе</text:h>
      <text:p text:style-name="P147">9.1. Усе прыслоўі падзяляюцца на вытворныя і невытворныя.</text:p>
      <text:p text:style-name="P226"><text:span text:style-name="T77">9.2. </text:span>Вытворныя прыслоўі маюць адзіны канчатак <text:span text:style-name="T263">-</text:span><text:span text:style-name="T259">e</text:span><text:span text:style-name="T283">: </text:span><text:span text:style-name="T269">bona</text:span> — <text:span text:style-name="T216">добры, </text:span><text:span text:style-name="T269">bone</text:span> — <text:span text:style-name="T216">добра; </text:span><text:span text:style-name="T268">bela</text:span><text:span text:style-name="T70"> </text:span>— <text:span text:style-name="T216">прыгожы, </text:span><text:span text:style-name="T268">bele</text:span><text:span text:style-name="T70"> </text:span>— <text:span text:style-name="T216">прыгожа; </text:span><text:span text:style-name="T269">unu</text:span> — <text:span text:style-name="T216">адзін, </text:span><text:span text:style-name="T269">unue</text:span> — <text:span text:style-name="T216">па-першае, упершыню.</text:span></text:p>
      <text:p text:style-name="P226"><text:span text:style-name="T77">9.3. </text:span>Невытворныя прыслоўі канчаткаў не маюць. Да іх адносяцца словы, якія выражаюць абставіны, у якіх праходзіць дзеянне:</text:p>
      <table:table table:name="Table2" table:style-name="Table2">
        <table:table-column table:style-name="Table2.A"/>
        <table:table-column table:style-name="Table2.B"/>
        <table:table-row>
          <table:table-cell table:style-name="Table2.A1" office:value-type="string">
            <text:p text:style-name="P108"><text:span text:style-name="T471">ankor</text:span><text:span text:style-name="T472">aŭ</text:span><text:span text:style-name="T429"> </text:span><text:span text:style-name="T23">—</text:span><text:span text:style-name="T429"> </text:span><text:span text:style-name="T23">яшчэ</text:span></text:p>
          </table:table-cell>
          <table:table-cell table:style-name="Table2.B1" office:value-type="string">
            <text:p text:style-name="P109"><text:span text:style-name="T441">baldaŭ</text:span><text:span text:style-name="T484"> </text:span><text:span text:style-name="T339">— </text:span><text:span text:style-name="T192">скора, хутка</text:span></text:p>
          </table:table-cell>
        </table:table-row>
        <table:table-row>
          <table:table-cell table:style-name="Table2.A2" office:value-type="string">
            <text:p text:style-name="P109"><text:span text:style-name="T443">almenaŭ</text:span><text:span text:style-name="T480"> </text:span><text:span text:style-name="T339">— </text:span><text:span text:style-name="T192">прынамсі</text:span></text:p>
          </table:table-cell>
          <table:table-cell table:style-name="Table2.B2" office:value-type="string">
            <text:p text:style-name="P110"><text:span text:style-name="T390">eĉ</text:span><text:span text:style-name="T362"> — </text:span><text:span text:style-name="T216">нат, нават</text:span></text:p>
          </table:table-cell>
        </table:table-row>
        <table:table-row>
          <table:table-cell table:style-name="Table2.A2" office:value-type="string">
            <text:p text:style-name="P110"><text:span text:style-name="T283">apenaŭ</text:span><text:span text:style-name="T362"> — </text:span><text:span text:style-name="T216">ледзь толькі</text:span></text:p>
          </table:table-cell>
          <table:table-cell table:style-name="Table2.B2" office:value-type="string">
            <text:p text:style-name="P109"><text:span text:style-name="T442">for</text:span><text:span text:style-name="T480"> </text:span><text:span text:style-name="T339">— </text:span><text:span text:style-name="T192">прэч</text:span></text:p>
          </table:table-cell>
        </table:table-row>
        <table:table-row>
          <table:table-cell table:style-name="Table2.A2" office:value-type="string">
            <text:p text:style-name="P111"><text:span text:style-name="T442">jam</text:span><text:span text:style-name="T480"> </text:span><text:span text:style-name="T339">— </text:span><text:span text:style-name="T192">ужо</text:span></text:p>
          </table:table-cell>
          <table:table-cell table:style-name="Table2.B2" office:value-type="string">
            <text:p text:style-name="P109"><text:span text:style-name="T442">nun</text:span><text:span text:style-name="T480"> </text:span><text:span text:style-name="T339">— </text:span><text:span text:style-name="T350">ц</text:span><text:span text:style-name="T192">япер</text:span></text:p>
          </table:table-cell>
        </table:table-row>
        <table:table-row>
          <table:table-cell table:style-name="Table2.A2" office:value-type="string">
            <text:p text:style-name="P109"><text:span text:style-name="T284">jen</text:span><text:span text:style-name="T339"> — </text:span><text:span text:style-name="T192">вось</text:span></text:p>
          </table:table-cell>
          <table:table-cell table:style-name="Table2.B2" office:value-type="string">
            <text:p text:style-name="P109"><text:span text:style-name="T443">preskaŭ</text:span><text:span text:style-name="T480"> </text:span><text:span text:style-name="T339">— </text:span><text:span text:style-name="T192">амаль</text:span></text:p>
          </table:table-cell>
        </table:table-row>
        <table:table-row>
          <table:table-cell table:style-name="Table2.A2" office:value-type="string">
            <text:p text:style-name="P108"><text:span text:style-name="T470">ĵus</text:span><text:span text:style-name="T453"> —</text:span><text:span text:style-name="T429"> </text:span><text:span text:style-name="T23">толькі што</text:span></text:p>
          </table:table-cell>
          <table:table-cell table:style-name="Table2.B2" office:value-type="string">
            <text:p text:style-name="P109"><text:span text:style-name="T441">plu</text:span><text:span text:style-name="T339"> — </text:span><text:span text:style-name="T192">далей</text:span></text:p>
          </table:table-cell>
        </table:table-row>
        <text:soft-page-break/>
        <table:table-row>
          <table:table-cell table:style-name="Table2.A2" office:value-type="string">
            <text:p text:style-name="P109"><text:span text:style-name="T442">hie</text:span><text:span text:style-name="T443">raŭ</text:span><text:span text:style-name="T192"> </text:span><text:span text:style-name="T339">— </text:span><text:span text:style-name="T192">учора</text:span></text:p>
          </table:table-cell>
          <table:table-cell table:style-name="Table2.B2" office:value-type="string">
            <text:p text:style-name="P109"><text:span text:style-name="T442">tre</text:span><text:span text:style-name="T480"> </text:span><text:span text:style-name="T339">— </text:span><text:span text:style-name="T192">вельмі</text:span></text:p>
          </table:table-cell>
        </table:table-row>
        <table:table-row>
          <table:table-cell table:style-name="Table2.A2" office:value-type="string">
            <text:p text:style-name="P108"><text:span text:style-name="T472">hodiaŭ</text:span><text:span text:style-name="T429"> </text:span><text:span text:style-name="T453">— </text:span><text:span text:style-name="T23">сёння</text:span></text:p>
          </table:table-cell>
          <table:table-cell table:style-name="Table2.B2" office:value-type="string">
            <text:p text:style-name="P109"><text:span text:style-name="T442">tro</text:span><text:span text:style-name="T480"> </text:span><text:span text:style-name="T339">— </text:span><text:span text:style-name="T192">надта</text:span></text:p>
          </table:table-cell>
        </table:table-row>
        <table:table-row>
          <table:table-cell table:style-name="Table2.A2" office:value-type="string">
            <text:p text:style-name="P109"><text:span text:style-name="T443">morgaŭ</text:span><text:span text:style-name="T480"> </text:span><text:span text:style-name="T339">— </text:span><text:span text:style-name="T192">заўтра</text:span></text:p>
          </table:table-cell>
          <table:table-cell table:style-name="Table2.B2" office:value-type="string">
            <text:p text:style-name="P109"><text:span text:style-name="T442">tuj</text:span><text:span text:style-name="T480"> </text:span><text:span text:style-name="T339">— </text:span><text:span text:style-name="T192">адразу, зараз-жа</text:span></text:p>
          </table:table-cell>
        </table:table-row>
      </table:table>
      <text:p text:style-name="P141"><text:span text:style-name="T243">9.</text:span><text:span text:style-name="T209">4</text:span><text:span text:style-name="T243">.</text:span><text:span text:style-name="T226"> </text:span><text:span text:style-name="T345">Ад невытворных прыслоўяў могуць быць утвораны прыметнікі: </text:span><text:span text:style-name="T397">nuna</text:span><text:span text:style-name="T345"> — </text:span><text:span text:style-name="T196">цяперашні, </text:span><text:span text:style-name="T269">plua</text:span><text:span text:style-name="T345"> — </text:span><text:span text:style-name="T196">далейшы.</text:span></text:p>
      <text:p text:style-name="P196"><text:span text:style-name="T365">9.</text:span><text:span text:style-name="T340">5</text:span><text:span text:style-name="T365">. </text:span><text:span text:style-name="T340">Ступені параўнання прыслоўяў утвараюцца па тых самых правілах, як і для прыметнікаў: </text:span><text:span text:style-name="T391">bone</text:span><text:span text:style-name="T340"> — </text:span><text:span text:style-name="T190">добра, </text:span><text:span text:style-name="T276">pli bone</text:span><text:span text:style-name="T340"> — </text:span><text:span text:style-name="T190">лепш, </text:span><text:span text:style-name="T274">plej bone</text:span><text:span text:style-name="T340"> — </text:span><text:span text:style-name="T190">найлепш.</text:span></text:p>
      <text:h text:style-name="P373" text:outline-level="2">10. Займеннік</text:h>
      <text:list xml:id="list489024758" text:style-name="RTF_5f_Num_20_15">
        <text:list-header>
          <text:p text:style-name="P360"><text:span text:style-name="T77">10.1. </text:span>Асабовыя займеннікі</text:p>
        </text:list-header>
      </text:list>
      <table:table table:name="Table3" table:style-name="Table3">
        <table:table-column table:style-name="Table3.A" table:number-columns-repeated="3"/>
        <table:table-row>
          <table:table-cell table:style-name="Table3.A1" office:value-type="string">
            <text:p text:style-name="P105">1-я асоба</text:p>
          </table:table-cell>
          <table:table-cell table:style-name="Table3.A1" office:value-type="string">
            <text:p text:style-name="P107"><text:span text:style-name="T426">mi</text:span><text:span text:style-name="T34"> — </text:span><text:span text:style-name="T27">я</text:span></text:p>
          </table:table-cell>
          <table:table-cell table:style-name="Table3.C1" office:value-type="string">
            <text:p text:style-name="P106"><text:span text:style-name="T139">ni</text:span><text:span text:style-name="T563"> — </text:span><text:span text:style-name="T553">мы</text:span></text:p>
          </table:table-cell>
        </table:table-row>
        <table:table-row>
          <table:table-cell table:style-name="Table3.A2" office:value-type="string">
            <text:p text:style-name="P105"><text:span text:style-name="T77">2</text:span>-я асоба</text:p>
          </table:table-cell>
          <table:table-cell table:style-name="Table3.A2" office:value-type="string">
            <text:p text:style-name="P106"><text:span text:style-name="T139">ci</text:span><text:span text:style-name="T563"> — </text:span><text:span text:style-name="T553">ты</text:span></text:p>
          </table:table-cell>
          <table:table-cell table:style-name="Table3.C2" office:value-type="string">
            <text:p text:style-name="P107"><text:span text:style-name="T130">vi</text:span><text:span text:style-name="T34"> — </text:span><text:span text:style-name="T27">вы</text:span></text:p>
          </table:table-cell>
        </table:table-row>
        <table:table-row>
          <table:table-cell table:style-name="Table3.A2" office:value-type="string">
            <text:p text:style-name="P105"><text:span text:style-name="T77">3</text:span>-я асоба</text:p>
          </table:table-cell>
          <table:table-cell table:style-name="Table3.A2" office:value-type="string">
            <text:p text:style-name="P107"><text:span text:style-name="T459">li</text:span><text:span text:style-name="T34"> — </text:span><text:span text:style-name="T27">ён</text:span></text:p>
          </table:table-cell>
          <table:table-cell table:style-name="Table3.C2" office:value-type="string">
            <text:p text:style-name="P107"><text:span text:style-name="T459">ili</text:span><text:span text:style-name="T161"> </text:span><text:span text:style-name="T34">— </text:span><text:span text:style-name="T27">яны</text:span></text:p>
          </table:table-cell>
        </table:table-row>
        <table:table-row>
          <table:table-cell table:style-name="Table3.A2" office:value-type="string">
            <text:p text:style-name="P105"/>
          </table:table-cell>
          <table:table-cell table:style-name="Table3.A2" office:value-type="string">
            <text:p text:style-name="P107"><text:span text:style-name="T458">ŝi</text:span><text:span text:style-name="T456"> </text:span><text:span text:style-name="T34">— </text:span><text:span text:style-name="T27">яна</text:span></text:p>
          </table:table-cell>
          <table:table-cell table:style-name="Table3.C2" office:value-type="string">
            <text:p text:style-name="P107"/>
          </table:table-cell>
        </table:table-row>
        <table:table-row>
          <table:table-cell table:style-name="Table3.A2" office:value-type="string">
            <text:p text:style-name="P105"/>
          </table:table-cell>
          <table:table-cell table:style-name="Table3.A2" office:value-type="string">
            <text:p text:style-name="P107"><text:span text:style-name="T458">ĝi</text:span><text:span text:style-name="T475"> </text:span><text:span text:style-name="T34">— </text:span><text:span text:style-name="T27">ён, яна, яно</text:span></text:p>
          </table:table-cell>
          <table:table-cell table:style-name="Table3.C2" office:value-type="string">
            <text:p text:style-name="P107"/>
          </table:table-cell>
        </table:table-row>
      </table:table>
      <text:p text:style-name="P154"><text:span text:style-name="T223">10.2.</text:span><text:span text:style-name="T224"> </text:span>Займеннік <text:span text:style-name="T263">ci</text:span><text:span text:style-name="T217"> </text:span><text:span text:style-name="T188">у</text:span> сучаснай мове ўжываецца надзвычай рэдка, звычайна каб падкрэсліць інтымнасць, фамільярнасць ці знявагу. Замест яго звычайна выкарыстоўваюць займеннік <text:span text:style-name="T260">vi:</text:span><text:span text:style-name="T268"> vi parolas</text:span><text:span text:style-name="T70"> </text:span>— <text:span text:style-name="T216">ты гаворыш (вы гаворыце).</text:span></text:p>
      <text:p text:style-name="P195"><text:span text:style-name="T365">10.3. </text:span><text:span text:style-name="T340">Займеннік </text:span><text:span text:style-name="T260">ĝi</text:span><text:span text:style-name="T377"> </text:span><text:span text:style-name="T340">ўжываецца для замены назоўнікаў неадушаўлёных ці тых адушаўлёных назоўнікаў, якія не адлюстроўваюць полу асобы ці істоты: </text:span><text:span text:style-name="T274">Infano </text:span><text:span text:style-name="T275">ne</text:span><text:span text:style-name="T273"> </text:span><text:span text:style-name="T274">ploras, ĝi dormas.</text:span><text:span text:style-name="T254"> — </text:span><text:span text:style-name="T190">Дзіця не плача, яно спіць. </text:span><text:span text:style-name="T276">Kion</text:span><text:span text:style-name="T273"> </text:span><text:span text:style-name="T274">faras urso vintre? </text:span><text:span text:style-name="T273">Ĝ</text:span><text:span text:style-name="T274">i dormas</text:span><text:span text:style-name="T400">.</text:span><text:span text:style-name="T377"> — </text:span><text:span text:style-name="T190">Што робіць мядзведзь зімой? Ён спіць.</text:span></text:p>
      <text:p text:style-name="P195"><text:span text:style-name="T236">10.4.</text:span><text:span text:style-name="T228"> </text:span><text:span text:style-name="T340">Пры дапамозе канчатка </text:span><text:span text:style-name="T264">-</text:span><text:span text:style-name="T259">a</text:span><text:span text:style-name="T340"> ад асабовых займеннікаў утвараюцца прыналежныя займеннікі: </text:span><text:span text:style-name="T391">mia</text:span><text:span text:style-name="T340"> — </text:span><text:span text:style-name="T190">мой, мая, маё; </text:span><text:span text:style-name="T276">miaj</text:span><text:span text:style-name="T377"> </text:span><text:span text:style-name="T340">— </text:span><text:span text:style-name="T190">мае; </text:span><text:span text:style-name="T274">via</text:span><text:span text:style-name="T377"> </text:span><text:span text:style-name="T340">— </text:span><text:span text:style-name="T190">твой, твая, тваё, ваш, ваша; </text:span><text:span text:style-name="T274">viaj</text:span><text:span text:style-name="T377"> </text:span><text:span text:style-name="T340">— </text:span><text:span text:style-name="T190">твае, вашыя.</text:span></text:p>
      <text:p text:style-name="P232">10.5. <text:span text:style-name="T46">Ёсць істотная розніца ва ўжыванні прыналежных займеннікаў у эсперанта і ў беларускай мове. Параўнайце: </text:span><text:span text:style-name="T284">Mi </text:span><text:span text:style-name="T285">donas al vi mian libron</text:span><text:span text:style-name="T160">.</text:span><text:span text:style-name="T46"> — </text:span><text:span text:style-name="T196">Я даю вам </text:span><text:span text:style-name="T194">сваю </text:span><text:span text:style-name="T196">кнігу. </text:span><text:span text:style-name="T285">Vi donas al </text:span><text:span text:style-name="T284">mi </text:span><text:span text:style-name="T285">vian libron</text:span><text:span text:style-name="T160">.</text:span><text:span text:style-name="T46"> </text:span><text:span text:style-name="T72">— </text:span><text:span text:style-name="T196">Вы даяце мне </text:span><text:span text:style-name="T194">сваю </text:span><text:span text:style-name="T196">кнігу. </text:span><text:span text:style-name="T285">Ni donas al vi niajn librojn.</text:span><text:span text:style-name="T252"> </text:span><text:span text:style-name="T72">— </text:span><text:span text:style-name="T196">Мы даём вам </text:span><text:span text:style-name="T194">свае </text:span><text:span text:style-name="T196">кнігі.</text:span><text:span text:style-name="T46"> Але: </text:span><text:span text:style-name="T285">Li donas al mi</text:span><text:span text:style-name="T284"> </text:span><text:span text:style-name="T285">sian libron</text:span><text:span text:style-name="T160">.</text:span> <text:span text:style-name="T46">— </text:span><text:span text:style-name="T196">Ён дае мне </text:span><text:span text:style-name="T194">сваю </text:span><text:span text:style-name="T196">кнігу. </text:span><text:span text:style-name="T285">Li donas al</text:span><text:span text:style-name="T284"> mi </text:span><text:span text:style-name="T283">lian</text:span><text:span text:style-name="T284"> </text:span><text:span text:style-name="T285">libron.</text:span><text:span text:style-name="T216"> </text:span><text:span text:style-name="T46">— </text:span><text:span text:style-name="T196">Ён дае мне яго</text:span><text:span text:style-name="T46"> (кагосьці іншага) </text:span><text:span text:style-name="T196">кнігу.</text:span></text:p>
      <text:p text:style-name="P226"><text:span text:style-name="T77">10.6. </text:span>Займеннік <text:span text:style-name="T120">si</text:span><text:span text:style-name="T188"> </text:span>перакладаецца на беларускую мову толькі ў вінавальным склоне ці з прыназоўнікам: <text:span text:style-name="T140">Li</text:span><text:span text:style-name="T283"> </text:span><text:span text:style-name="T268">vidas sin en</text:span><text:span text:style-name="T283"> </text:span><text:span text:style-name="T268">speguleto</text:span><text:span text:style-name="T115">.</text:span><text:span text:style-name="T70"> —</text:span> <text:span text:style-name="T216">Ён бачыць сябе ў люстэрку. </text:span><text:span text:style-name="T269">Li</text:span><text:span text:style-name="T283"> </text:span><text:span text:style-name="T268">prenas al si mian libron</text:span><text:span text:style-name="T115">.</text:span><text:span text:style-name="T78"> </text:span>— <text:span text:style-name="T216">Ён бярэ сабе маю кнігу.</text:span></text:p>
      <text:p text:style-name="P233"><text:span text:style-name="T560">10.7. </text:span><text:span text:style-name="T46">Безасабовы займеннік </text:span><text:span text:style-name="T261">oni</text:span><text:span text:style-name="T211"> </text:span><text:span text:style-name="T46">выкарыстоўваецца ў тых выпадках, калі не пазначана дзеючая асоба: </text:span><text:span text:style-name="T271">oni </text:span><text:span text:style-name="T268">diras</text:span><text:span text:style-name="T70"> </text:span><text:span text:style-name="T46">— </text:span><text:span text:style-name="T196">гавораць, </text:span><text:span text:style-name="T271">oni </text:span><text:span text:style-name="T268">skribas</text:span><text:span text:style-name="T70"> </text:span><text:span text:style-name="T46">— </text:span><text:span text:style-name="T196">пішуць, </text:span><text:span text:style-name="T271">oni </text:span><text:span text:style-name="T268">informas</text:span><text:span text:style-name="T70"> </text:span><text:span text:style-name="T46">— </text:span><text:span text:style-name="T196">паведамляюць, </text:span><text:span text:style-name="T268">onidiroj</text:span><text:span text:style-name="T70"> </text:span><text:span text:style-name="T46">— </text:span><text:span text:style-name="T196">чуткі.</text:span></text:p>
      <text:p text:style-name="P233"><text:span text:style-name="T331">10.8.</text:span><text:span text:style-name="T219"> </text:span><text:span text:style-name="T23">Займеннік </text:span><text:span text:style-name="T121">mem</text:span><text:span text:style-name="T255"> </text:span><text:span text:style-name="T23">не змяняецца ні па ліках, ні па склонах і перакладаецца словам сам: </text:span><text:span text:style-name="T141">mi mem</text:span><text:span text:style-name="T23"> — </text:span><text:span text:style-name="T27">я</text:span><text:span text:style-name="T23"> </text:span><text:span text:style-name="T192">сам, </text:span><text:span text:style-name="T270">ŝ</text:span><text:span text:style-name="T268">i mem</text:span><text:span text:style-name="T23"> — </text:span><text:span text:style-name="T192">яна сама, </text:span><text:span text:style-name="T270">lin mem</text:span><text:span text:style-name="T23"> — </text:span><text:soft-page-break/><text:span text:style-name="T192">яго самога.</text:span></text:p>
      <text:h text:style-name="P373" text:outline-level="2">11. Таблічныя займеннікі і займеннікавыя прыслоўі</text:h>
      <text:p text:style-name="P155">11<text:span text:style-name="T22">.1.</text:span> <text:span text:style-name="T46">У эсперанта ёсць шэраг займеннікаў і займеннікавых прыслоўяў, якія звычайна называюцца таблічнымі, таму што іх можна аб’яднаць у табліцу, якая, дарэчы, значна аблягчае запамінанне гэтых слоў.</text:span></text:p>
      <text:p text:style-name="P232">11<text:span text:style-name="T22">.2.</text:span> <text:span text:style-name="T46">Неазначальныя і збіральныя займеннікі і займеннікавыя прыслоўі могуць мець некалькі варыянтаў перакладу: </text:span><text:span text:style-name="T130">ia</text:span><text:span text:style-name="T46"> — </text:span><text:span text:style-name="T196">якісьці, які-небудзь, нейкі, </text:span><text:span text:style-name="T283">iu</text:span><text:span text:style-name="T46"> — </text:span><text:span text:style-name="T196">хтосьці, хто-небудзь, нехта; </text:span><text:span text:style-name="T285">ĉies</text:span><text:span text:style-name="T72"> </text:span><text:span text:style-name="T46">— </text:span><text:span text:style-name="T196">усякага, кожнага.</text:span></text:p>
      <text:p text:style-name="P226"><text:span text:style-name="T78">11</text:span><text:span text:style-name="T561">.3. </text:span>З неазначальнымі і пытальнымі займеннікамі</text:p>
      <text:p text:style-name="P195"><text:span text:style-name="T340">і займеннікавымі прыслоўямі можа выкарыстоўвацца слоўца </text:span><text:span text:style-name="T260">ajn</text:span><text:span text:style-name="T251">: </text:span><text:span text:style-name="T274">ia</text:span><text:span text:style-name="T273"> </text:span><text:span text:style-name="T274">ajn, kia ajn</text:span><text:span text:style-name="T377"> </text:span><text:span text:style-name="T340">— </text:span><text:span text:style-name="T190">які б ні, </text:span><text:span text:style-name="T274">ial ajn, kial ajn</text:span><text:span text:style-name="T377"> </text:span><text:span text:style-name="T340">— </text:span><text:span text:style-name="T190">чаму б ні.</text:span></text:p>
      <text:p text:style-name="P232">11<text:span text:style-name="T22">.4.</text:span> <text:span text:style-name="T46">З указальнымі займеннікамі і займеннікавымі прыслоўямі можа выкарыстоўвацца слоўца </text:span><text:span text:style-name="T264">ĉi</text:span><text:span text:style-name="T189">,</text:span><text:span text:style-name="T211"> </text:span><text:span text:style-name="T46">якое надае значэнне блізкасці ці набліжэння: </text:span><text:span text:style-name="T285">tiu</text:span><text:span text:style-name="T72"> </text:span><text:span text:style-name="T46">— </text:span><text:span text:style-name="T196">той,</text:span><text:span text:style-name="T216"> </text:span><text:span text:style-name="T283">ĉi</text:span><text:span text:style-name="T284"> </text:span><text:span text:style-name="T285">tiu</text:span><text:span text:style-name="T252"> </text:span><text:span text:style-name="T46">ці </text:span><text:span text:style-name="T285">tiu </text:span><text:span text:style-name="T284">ĉi</text:span><text:span text:style-name="T46"> — </text:span><text:span text:style-name="T196">гэты, </text:span><text:span text:style-name="T283">tie</text:span><text:span text:style-name="T46"> — </text:span><text:span text:style-name="T196">там, </text:span><text:span text:style-name="T284">ĉi</text:span><text:span text:style-name="T196"> </text:span><text:span text:style-name="T283">tie</text:span><text:span text:style-name="T46"> ці </text:span><text:span text:style-name="T139">tie</text:span><text:span text:style-name="T284"> ĉi</text:span><text:span text:style-name="T46"> — </text:span><text:span text:style-name="T196">тут.</text:span></text:p>
      <text:p text:style-name="P232">11<text:span text:style-name="T22">.5.</text:span> <text:span text:style-name="T46">Займеннікі і займеннікавыя прыслоўі могуць ужывацца з прыназоўнікамі: </text:span><text:span text:style-name="T139">tiam</text:span><text:span text:style-name="T46"> — </text:span><text:span text:style-name="T196">тады, </text:span><text:span text:style-name="T285">de tiam</text:span><text:span text:style-name="T46"> — з </text:span><text:span text:style-name="T196">той пары, </text:span><text:span text:style-name="T285">kie</text:span><text:span text:style-name="T72"> </text:span><text:span text:style-name="T46">—</text:span> <text:span text:style-name="T196">дзе, </text:span><text:span text:style-name="T285">de kie</text:span><text:span text:style-name="T72"> </text:span><text:span text:style-name="T46">— </text:span><text:span text:style-name="T196">адкуль, </text:span><text:span text:style-name="T285">kiu</text:span><text:span text:style-name="T72"> </text:span><text:span text:style-name="T46">— </text:span><text:span text:style-name="T196">хто, </text:span><text:span text:style-name="T283">a</text:span><text:span text:style-name="T285">l kiu</text:span><text:span text:style-name="T72"> </text:span><text:span text:style-name="T46">— </text:span><text:span text:style-name="T196">каму.</text:span></text:p>
      <text:p text:style-name="P232"><text:span text:style-name="T211">11.6. </text:span><text:span text:style-name="T46">Прымаючы канчаткі назоўніка ці прыметніка, займеннікі і займеннікавыя прыслоўі могуць ператварацца ў назоўнікі і прыметнікі: </text:span><text:span text:style-name="T285">kial</text:span><text:span text:style-name="T72"> </text:span><text:span text:style-name="T46">— </text:span><text:span text:style-name="T196">чаму, </text:span><text:span text:style-name="T285">kialo</text:span><text:span text:style-name="T72"> </text:span><text:span text:style-name="T46">— </text:span><text:span text:style-name="T196">прычына, </text:span><text:span text:style-name="T284">ĉi </text:span><text:span text:style-name="T283">tie</text:span><text:span text:style-name="T46"> — </text:span><text:span text:style-name="T30">тут</text:span><text:span text:style-name="T196">, </text:span><text:span text:style-name="T284">ĉi</text:span><text:span text:style-name="T285">-tiea</text:span><text:span text:style-name="T72"> </text:span><text:span text:style-name="T46">— </text:span><text:span text:style-name="T196">тутэйшы.</text:span></text:p>
      <table:table table:name="Table4" table:style-name="Table4">
        <table:table-column table:style-name="Table4.A" table:number-columns-repeated="5"/>
        <table:table-column table:style-name="Table4.F"/>
        <table:table-row>
          <table:table-cell table:style-name="Table4.A1" office:value-type="string">
            <text:p text:style-name="P112"/>
          </table:table-cell>
          <table:table-cell table:style-name="Table4.A1" office:value-type="string">
            <text:p text:style-name="P45">неазначальныя</text:p>
          </table:table-cell>
          <table:table-cell table:style-name="Table4.A1" office:value-type="string">
            <text:p text:style-name="P45">пытальныя</text:p>
          </table:table-cell>
          <table:table-cell table:style-name="Table4.A1" office:value-type="string">
            <text:p text:style-name="P45">указальныя</text:p>
          </table:table-cell>
          <table:table-cell table:style-name="Table4.A1" office:value-type="string">
            <text:p text:style-name="P45">збіральныя</text:p>
          </table:table-cell>
          <table:table-cell table:style-name="Table4.F1" office:value-type="string">
            <text:p text:style-name="P45">адмоўныя</text:p>
          </table:table-cell>
        </table:table-row>
        <table:table-row>
          <table:table-cell table:style-name="Table4.A2" office:value-type="string">
            <text:p text:style-name="P113">асоба</text:p>
          </table:table-cell>
          <table:table-cell table:style-name="Table4.A2" office:value-type="string">
            <text:p text:style-name="P115">iu</text:p>
            <text:p text:style-name="P114">хтосьці</text:p>
          </table:table-cell>
          <table:table-cell table:style-name="Table4.A2" office:value-type="string">
            <text:p text:style-name="P115">kiu</text:p>
            <text:p text:style-name="P114">хто</text:p>
          </table:table-cell>
          <table:table-cell table:style-name="Table4.A2" office:value-type="string">
            <text:p text:style-name="P115">tiu</text:p>
            <text:p text:style-name="P114">той</text:p>
          </table:table-cell>
          <table:table-cell table:style-name="Table4.A2" office:value-type="string">
            <text:p text:style-name="P115">ĉiu</text:p>
            <text:p text:style-name="P114">кожны</text:p>
          </table:table-cell>
          <table:table-cell table:style-name="Table4.F2" office:value-type="string">
            <text:p text:style-name="P115">neniu</text:p>
            <text:p text:style-name="P114">ніхто</text:p>
          </table:table-cell>
        </table:table-row>
        <table:table-row>
          <table:table-cell table:style-name="Table4.A2" office:value-type="string">
            <text:p text:style-name="P113">рэч</text:p>
          </table:table-cell>
          <table:table-cell table:style-name="Table4.A2" office:value-type="string">
            <text:p text:style-name="P115">io</text:p>
            <text:p text:style-name="P114">штосьці</text:p>
          </table:table-cell>
          <table:table-cell table:style-name="Table4.A2" office:value-type="string">
            <text:p text:style-name="P115">kio</text:p>
            <text:p text:style-name="P114">што</text:p>
          </table:table-cell>
          <table:table-cell table:style-name="Table4.A2" office:value-type="string">
            <text:p text:style-name="P115">tio</text:p>
            <text:p text:style-name="P114">тое</text:p>
          </table:table-cell>
          <table:table-cell table:style-name="Table4.A2" office:value-type="string">
            <text:p text:style-name="P115">ĉio</text:p>
            <text:p text:style-name="P114">усё</text:p>
          </table:table-cell>
          <table:table-cell table:style-name="Table4.F2" office:value-type="string">
            <text:p text:style-name="P115">nenio</text:p>
            <text:p text:style-name="P114">нішто</text:p>
          </table:table-cell>
        </table:table-row>
        <table:table-row>
          <table:table-cell table:style-name="Table4.A2" office:value-type="string">
            <text:p text:style-name="P113">якасць</text:p>
          </table:table-cell>
          <table:table-cell table:style-name="Table4.A2" office:value-type="string">
            <text:p text:style-name="P115">ia</text:p>
            <text:p text:style-name="P114">якісьці</text:p>
          </table:table-cell>
          <table:table-cell table:style-name="Table4.A2" office:value-type="string">
            <text:p text:style-name="P115">kia</text:p>
            <text:p text:style-name="P114">які</text:p>
          </table:table-cell>
          <table:table-cell table:style-name="Table4.A2" office:value-type="string">
            <text:p text:style-name="P115">tia</text:p>
            <text:p text:style-name="P114">такі</text:p>
          </table:table-cell>
          <table:table-cell table:style-name="Table4.A2" office:value-type="string">
            <text:p text:style-name="P115">ĉia</text:p>
            <text:p text:style-name="P114">усякі</text:p>
          </table:table-cell>
          <table:table-cell table:style-name="Table4.F2" office:value-type="string">
            <text:p text:style-name="P115">nenia</text:p>
            <text:p text:style-name="P114">ніякі</text:p>
          </table:table-cell>
        </table:table-row>
        <table:table-row>
          <table:table-cell table:style-name="Table4.A2" office:value-type="string">
            <text:p text:style-name="P113">прыналежнасць</text:p>
          </table:table-cell>
          <table:table-cell table:style-name="Table4.A2" office:value-type="string">
            <text:p text:style-name="P115">ies</text:p>
            <text:p text:style-name="P114">чыйсьці</text:p>
          </table:table-cell>
          <table:table-cell table:style-name="Table4.A2" office:value-type="string">
            <text:p text:style-name="P115">kies</text:p>
            <text:p text:style-name="P114">чый</text:p>
          </table:table-cell>
          <table:table-cell table:style-name="Table4.A2" office:value-type="string">
            <text:p text:style-name="P115">ties</text:p>
            <text:p text:style-name="P114">таго</text:p>
          </table:table-cell>
          <table:table-cell table:style-name="Table4.A2" office:value-type="string">
            <text:p text:style-name="P115">ĉies</text:p>
            <text:p text:style-name="P114">усякага</text:p>
          </table:table-cell>
          <table:table-cell table:style-name="Table4.F2" office:value-type="string">
            <text:p text:style-name="P115">nenies</text:p>
            <text:p text:style-name="P114">нічый</text:p>
          </table:table-cell>
        </table:table-row>
        <table:table-row>
          <table:table-cell table:style-name="Table4.A2" office:value-type="string">
            <text:p text:style-name="P113">час</text:p>
          </table:table-cell>
          <table:table-cell table:style-name="Table4.A2" office:value-type="string">
            <text:p text:style-name="P115">iam</text:p>
            <text:p text:style-name="P114">калісьці</text:p>
          </table:table-cell>
          <table:table-cell table:style-name="Table4.A2" office:value-type="string">
            <text:p text:style-name="P115">kiam</text:p>
            <text:p text:style-name="P114">калі</text:p>
          </table:table-cell>
          <table:table-cell table:style-name="Table4.A2" office:value-type="string">
            <text:p text:style-name="P115">tiam</text:p>
            <text:p text:style-name="P114">тады</text:p>
          </table:table-cell>
          <table:table-cell table:style-name="Table4.A2" office:value-type="string">
            <text:p text:style-name="P115">ĉiam</text:p>
            <text:p text:style-name="P114">заўсёды</text:p>
          </table:table-cell>
          <table:table-cell table:style-name="Table4.F2" office:value-type="string">
            <text:p text:style-name="P115">neniam</text:p>
            <text:p text:style-name="P114">ніколі</text:p>
          </table:table-cell>
        </table:table-row>
        <table:table-row>
          <table:table-cell table:style-name="Table4.A2" office:value-type="string">
            <text:p text:style-name="P113">прычына</text:p>
          </table:table-cell>
          <table:table-cell table:style-name="Table4.A2" office:value-type="string">
            <text:p text:style-name="P115">ial</text:p>
            <text:p text:style-name="P114">чамусьці</text:p>
          </table:table-cell>
          <table:table-cell table:style-name="Table4.A2" office:value-type="string">
            <text:p text:style-name="P115">kial</text:p>
            <text:p text:style-name="P114">чаму</text:p>
          </table:table-cell>
          <table:table-cell table:style-name="Table4.A2" office:value-type="string">
            <text:p text:style-name="P115">tial</text:p>
            <text:p text:style-name="P114">таму</text:p>
          </table:table-cell>
          <table:table-cell table:style-name="Table4.A2" office:value-type="string">
            <text:p text:style-name="P115">ĉial</text:p>
            <text:p text:style-name="P114">па ўсякаму</text:p>
          </table:table-cell>
          <table:table-cell table:style-name="Table4.F2" office:value-type="string">
            <text:p text:style-name="P115">nenial</text:p>
            <text:p text:style-name="P114">нічаму</text:p>
          </table:table-cell>
        </table:table-row>
        <table:table-row>
          <table:table-cell table:style-name="Table4.A2" office:value-type="string">
            <text:p text:style-name="P113">месца</text:p>
          </table:table-cell>
          <table:table-cell table:style-name="Table4.A2" office:value-type="string">
            <text:p text:style-name="P115">ie</text:p>
            <text:p text:style-name="P114">дзесьці</text:p>
          </table:table-cell>
          <table:table-cell table:style-name="Table4.A2" office:value-type="string">
            <text:p text:style-name="P115">kie</text:p>
            <text:p text:style-name="P114">дзе</text:p>
          </table:table-cell>
          <table:table-cell table:style-name="Table4.A2" office:value-type="string">
            <text:p text:style-name="P115">tie</text:p>
            <text:p text:style-name="P114">там</text:p>
          </table:table-cell>
          <table:table-cell table:style-name="Table4.A2" office:value-type="string">
            <text:p text:style-name="P115">ĉie</text:p>
            <text:p text:style-name="P114">усюды</text:p>
          </table:table-cell>
          <table:table-cell table:style-name="Table4.F2" office:value-type="string">
            <text:p text:style-name="P115">nenie</text:p>
            <text:p text:style-name="P114">нідзе</text:p>
          </table:table-cell>
        </table:table-row>
        <table:table-row>
          <table:table-cell table:style-name="Table4.A2" office:value-type="string">
            <text:p text:style-name="P113">напрамак</text:p>
          </table:table-cell>
          <table:table-cell table:style-name="Table4.A2" office:value-type="string">
            <text:p text:style-name="P115">ien</text:p>
            <text:p text:style-name="P114">кудысьці</text:p>
          </table:table-cell>
          <table:table-cell table:style-name="Table4.A2" office:value-type="string">
            <text:p text:style-name="P115">kien</text:p>
            <text:p text:style-name="P114">куды</text:p>
          </table:table-cell>
          <table:table-cell table:style-name="Table4.A2" office:value-type="string">
            <text:p text:style-name="P115">tien</text:p>
            <text:p text:style-name="P114">туды</text:p>
          </table:table-cell>
          <table:table-cell table:style-name="Table4.A2" office:value-type="string">
            <text:p text:style-name="P115">ĉien</text:p>
            <text:p text:style-name="P114">паўсюль</text:p>
          </table:table-cell>
          <table:table-cell table:style-name="Table4.F2" office:value-type="string">
            <text:p text:style-name="P115">nenien</text:p>
            <text:p text:style-name="P114">нікуды</text:p>
          </table:table-cell>
        </table:table-row>
        <table:table-row>
          <table:table-cell table:style-name="Table4.A2" office:value-type="string">
            <text:p text:style-name="P113">спосаб дзеяння</text:p>
          </table:table-cell>
          <table:table-cell table:style-name="Table4.A2" office:value-type="string">
            <text:p text:style-name="P115">iel</text:p>
            <text:p text:style-name="P114">як-небудзь</text:p>
          </table:table-cell>
          <table:table-cell table:style-name="Table4.A2" office:value-type="string">
            <text:p text:style-name="P115">kiel</text:p>
            <text:p text:style-name="P114">як</text:p>
          </table:table-cell>
          <table:table-cell table:style-name="Table4.A2" office:value-type="string">
            <text:p text:style-name="P115">tiel</text:p>
            <text:p text:style-name="P114">так</text:p>
          </table:table-cell>
          <table:table-cell table:style-name="Table4.A2" office:value-type="string">
            <text:p text:style-name="P115">ĉiel</text:p>
            <text:p text:style-name="P114">усяк</text:p>
          </table:table-cell>
          <table:table-cell table:style-name="Table4.F2" office:value-type="string">
            <text:p text:style-name="P115">neniel</text:p>
            <text:p text:style-name="P114">ніяк</text:p>
          </table:table-cell>
        </table:table-row>
        <text:soft-page-break/>
        <table:table-row>
          <table:table-cell table:style-name="Table4.A2" office:value-type="string">
            <text:p text:style-name="P113">колькасць</text:p>
          </table:table-cell>
          <table:table-cell table:style-name="Table4.A2" office:value-type="string">
            <text:p text:style-name="P115">iom</text:p>
            <text:p text:style-name="P114">колькі-небудзь</text:p>
          </table:table-cell>
          <table:table-cell table:style-name="Table4.A2" office:value-type="string">
            <text:p text:style-name="P115">kiom</text:p>
            <text:p text:style-name="P114">колькі</text:p>
          </table:table-cell>
          <table:table-cell table:style-name="Table4.A2" office:value-type="string">
            <text:p text:style-name="P115">tiom</text:p>
            <text:p text:style-name="P114">столькі</text:p>
          </table:table-cell>
          <table:table-cell table:style-name="Table4.A2" office:value-type="string">
            <text:p text:style-name="P115">ĉiom</text:p>
            <text:p text:style-name="P114">колькі-хочаш</text:p>
          </table:table-cell>
          <table:table-cell table:style-name="Table4.F2" office:value-type="string">
            <text:p text:style-name="P115">neniom</text:p>
            <text:p text:style-name="P114">ніколькі</text:p>
          </table:table-cell>
        </table:table-row>
      </table:table>
      <text:p text:style-name="P173"><text:span text:style-name="T492">11.7. </text:span><text:span text:style-name="T495">Пры ўжыванні ў сказе адмоўнага займенніка ці займеннікавага прыслоўя часціца </text:span><text:span text:style-name="T284">ne</text:span><text:span text:style-name="T495"> не ўжываецца: </text:span><text:span text:style-name="T285">Neniu volis morti</text:span><text:span text:style-name="T72"> </text:span><text:span text:style-name="T495">— </text:span><text:span text:style-name="T447">Ніхто не хацеў паміраць.</text:span></text:p>
      <text:p text:style-name="P193"><text:span text:style-name="T492">11.8. </text:span><text:span text:style-name="T495">Займеннік </text:span><text:span text:style-name="T139">kiu</text:span><text:span text:style-name="T495"> выкарыстоўваецца часта ў значэнні «каторы, які»: </text:span><text:span text:style-name="T139">Kiu</text:span><text:span text:style-name="T284"> </text:span><text:span text:style-name="T285">el vi povas tion</text:span><text:span text:style-name="T284"> </text:span><text:span text:style-name="T285">fari?</text:span><text:span text:style-name="T72"> </text:span><text:span text:style-name="T495">— </text:span><text:span text:style-name="T447">Хто з вас можа гэта зрабіць? </text:span><text:span text:style-name="T283">Kiu</text:span><text:span text:style-name="T284"> </text:span><text:span text:style-name="T283">el</text:span><text:span text:style-name="T284"> </text:span><text:span text:style-name="T283">ili</text:span><text:span text:style-name="T284"> </text:span><text:span text:style-name="T285">estis ĉe</text:span><text:span text:style-name="T284"> vi?</text:span><text:span text:style-name="T495"> — </text:span><text:span text:style-name="T447">Каторы з іх быў у вас? </text:span><text:span text:style-name="T285">Kiun libron vi volas aĉeti?</text:span><text:span text:style-name="T72"> </text:span><text:span text:style-name="T495">— </text:span><text:span text:style-name="T447">Якую кнігу ты хочаш купіць?</text:span><text:span text:style-name="T495"> (каторую з прапанаваных) </text:span><text:span text:style-name="T139">Kian</text:span><text:span text:style-name="T284"> </text:span><text:span text:style-name="T285">libron vi</text:span><text:span text:style-name="T284"> </text:span><text:span text:style-name="T285">volas aĉeti?</text:span><text:span text:style-name="T72"> </text:span><text:span text:style-name="T495">— </text:span><text:span text:style-name="T447">Якую кнігу ты хочаш купіць?</text:span><text:span text:style-name="T495"> (танную ці даражэйшую, тоўстую ці сярэдніх памераў і г. д.)</text:span></text:p>
      <text:h text:style-name="P373" text:outline-level="2">12. Дзеяслоў</text:h>
      <text:p text:style-name="P155"><text:span text:style-name="T560">12.1. </text:span><text:span text:style-name="T46">Інфінітыў, ці неазначальная форма дзеяслова, мае адзіны канчатак </text:span><text:span text:style-name="T264">-i</text:span><text:span text:style-name="T194">: </text:span><text:span text:style-name="T285">labori</text:span><text:span text:style-name="T72"> </text:span><text:span text:style-name="T46">— </text:span><text:span text:style-name="T196">працаваць, </text:span><text:span text:style-name="T285">legi</text:span><text:span text:style-name="T72"> </text:span><text:span text:style-name="T46">— </text:span><text:span text:style-name="T196">чытаць.</text:span></text:p>
      <text:p text:style-name="P234"><text:span text:style-name="T100">12.2. </text:span><text:span text:style-name="T38">Усе дзеясловы цяперашняга часу абвеснага ладу </text:span><text:span text:style-name="T202">маюць адзін агульны канчатак </text:span><text:span text:style-name="T260">-as: </text:span><text:span text:style-name="T274">mi</text:span><text:span text:style-name="T275"> </text:span><text:span text:style-name="T274">legas</text:span><text:span text:style-name="T256"> </text:span><text:span text:style-name="T202">— </text:span><text:span text:style-name="T191">я</text:span><text:span text:style-name="T202"> </text:span><text:span text:style-name="T191">чытаю, </text:span><text:span text:style-name="T276">ili</text:span><text:span text:style-name="T275"> </text:span><text:span text:style-name="T274">legas</text:span><text:span text:style-name="T256"> </text:span><text:span text:style-name="T202">— </text:span><text:span text:style-name="T191">яны чытаюць, </text:span><text:span text:style-name="T275">ni </text:span><text:span text:style-name="T274">kantas</text:span><text:span text:style-name="T256"> </text:span><text:span text:style-name="T202">— </text:span><text:span text:style-name="T191">мы спяваем.</text:span></text:p>
      <text:p text:style-name="P206"><text:span text:style-name="T77">12.3. </text:span>Паказчыкам прошлага часу з’яўляецца канчатак <text:span text:style-name="T122">-is:</text:span><text:span text:style-name="T74"> </text:span><text:span text:style-name="T142">mi</text:span><text:span text:style-name="T139"> </text:span><text:span text:style-name="T142">laboris</text:span><text:span text:style-name="T70"> </text:span>— <text:span text:style-name="T553">я</text:span> <text:span text:style-name="T553">працаваў.</text:span></text:p>
      <text:p text:style-name="P206"><text:span text:style-name="T77">12.4. </text:span>Каб паставіць дзеяслоў у будучым часе, трэба карыстацца канчаткам <text:span text:style-name="T122">-os: </text:span><text:span text:style-name="T142">Mi</text:span><text:span text:style-name="T139"> </text:span><text:span text:style-name="T142">tuj vespermanĝos kaj poste laboros</text:span><text:span text:style-name="T115">.</text:span><text:span text:style-name="T78"> </text:span><text:span text:style-name="T70">— </text:span><text:span text:style-name="T553">Зараз я павячэраю, а потым буду працаваць.</text:span></text:p>
      <text:p text:style-name="P139"><text:span text:style-name="T595">Заўвага: Ні ў </text:span><text:span text:style-name="T206">якім разе нельга ўтвараць будучы час пры дапамозе дзеяслова </text:span><text:span text:style-name="T197">быць,</text:span><text:span text:style-name="T206"> як у беларускай мове, </text:span><text:span text:style-name="T207">г. </text:span><text:span text:style-name="T206">зн. нельга сказаць: </text:span><text:span text:style-name="T268">mi estos labori.</text:span></text:p>
      <text:p text:style-name="P142"><text:span text:style-name="T242">12.5. </text:span><text:span text:style-name="T205">Умоўны лад утвараецца пры дапамозе канчатка </text:span><text:span text:style-name="T260">-us:</text:span><text:span text:style-name="T251"> </text:span><text:span text:style-name="T250">Mi</text:span><text:span text:style-name="T284"> </text:span><text:span text:style-name="T268">volonte laborus kun vi</text:span><text:span text:style-name="T294">.</text:span><text:span text:style-name="T257"> — </text:span><text:span text:style-name="T192">Я ахвотна працаваў бы з табой.</text:span></text:p>
      <text:p text:style-name="P197"><text:span text:style-name="T241">12.6. </text:span><text:span text:style-name="T205">Загадны лад утвараецца пры дапамозе канчатка </text:span><text:span text:style-name="T264">-</text:span><text:span text:style-name="T259">u</text:span><text:span text:style-name="T296">: </text:span><text:span text:style-name="T268">laboru!</text:span><text:span text:style-name="T257"> </text:span><text:span text:style-name="T205">— </text:span><text:span text:style-name="T192">працуй! працуйце!</text:span><text:span text:style-name="T205"> </text:span><text:span text:style-name="T284">N</text:span><text:span text:style-name="T269">i</text:span><text:span text:style-name="T284"> </text:span><text:span text:style-name="T268">kantu!</text:span><text:span text:style-name="T257"> </text:span><text:span text:style-name="T205">— </text:span><text:span text:style-name="T192">спяём! </text:span><text:span text:style-name="T269">Ili</text:span><text:span text:style-name="T284"> </text:span><text:span text:style-name="T268">ripozu!</text:span><text:span text:style-name="T257"> </text:span><text:span text:style-name="T205">— </text:span><text:span text:style-name="T192">Хай яны адпачнуць! </text:span><text:span text:style-name="T269">Ŝ</text:span><text:span text:style-name="T268">i mem faru!</text:span><text:span text:style-name="T257"> </text:span><text:span text:style-name="T205">— </text:span><text:span text:style-name="T192">Хай яна сама зробіць! </text:span><text:span text:style-name="T268">Ni voĉdonu al Ignatoviĉ!</text:span><text:span text:style-name="T257"> — </text:span><text:span text:style-name="T192">Галасуйма за Ігнатавіча!</text:span></text:p>
      <text:p text:style-name="P197"><text:span text:style-name="T241">12.7. </text:span><text:span text:style-name="T205">Загадны лад у эсперанта шырока выкарыстоўваецца ў лозунгах: </text:span><text:span text:style-name="T268">Vivu Belarusio, lando de pacamaj kaj laboremaj homoj!</text:span><text:span text:style-name="T257"> — </text:span><text:span text:style-name="T192">Няхай жыве Беларусь, краіна міралюбівых і працавітых людзей!</text:span></text:p>
      <text:p text:style-name="P206"><text:span text:style-name="T77">12.8. </text:span>У форме загаднага ладу дзеясловы таксама ўжываюцца ў даданых сказах пасля злучніка <text:span text:style-name="T122">ke</text:span><text:span text:style-name="T70">, </text:span>калі ў галоўным сказе выказваецца загад, пажаданне ці просьба: <text:span text:style-name="T140">Mi</text:span><text:span text:style-name="T139"> </text:span><text:span text:style-name="T142">volas, ke vi matenmanĝu kun mi</text:span><text:span text:style-name="T115">.</text:span><text:span text:style-name="T78"> </text:span><text:span text:style-name="T70">— </text:span><text:span text:style-name="T553">Я хачу, каб ты паснедаў са мной.</text:span> Але: <text:span text:style-name="T142">Li diris, ke vi matenmanĝis kun li</text:span><text:span text:style-name="T139">.</text:span><text:span text:style-name="T89"> </text:span><text:span text:style-name="T70">— </text:span><text:span text:style-name="T553">Ён сказаў, што ты паснедаў з ім.</text:span></text:p>
      <text:p text:style-name="P216"><text:span text:style-name="T560">12.9. </text:span><text:span text:style-name="T46">Дзеяслоў ужываецца ў загадным ладзе таксама пасля злучніка </text:span><text:span text:style-name="T139">por</text:span><text:span text:style-name="T130"> </text:span><text:span text:style-name="T146">ke</text:span><text:span text:style-name="T73"> </text:span><text:span text:style-name="T30">(каб, для таго каб): </text:span><text:span text:style-name="T130">Mi </text:span><text:span text:style-name="T146">faris </text:span><text:span text:style-name="T130">ĉion</text:span><text:span text:style-name="T629">,</text:span><text:span text:style-name="T175"> </text:span><text:span text:style-name="T146">kion mi povis, por</text:span><text:span text:style-name="T130"> </text:span><text:span text:style-name="T146">ke vi restu kontenta</text:span><text:span text:style-name="T160">.</text:span><text:span text:style-name="T114"> </text:span><text:span text:style-name="T72">— </text:span><text:span text:style-name="T30">Я зрабіў усё, што мог, каб толькі ты застаўся задаволены. </text:span><text:span text:style-name="T130">Mi </text:span><text:span text:style-name="T139">ŝ</text:span><text:span text:style-name="T146">losis la</text:span><text:span text:style-name="T130"> </text:span><text:span text:style-name="T146">loĝejon, por</text:span><text:span text:style-name="T130"> </text:span><text:span text:style-name="T146">ke neniu ŝtelu ion</text:span><text:span text:style-name="T175">.</text:span><text:span text:style-name="T46"> — </text:span><text:span text:style-name="T30">Я замкнуў кватэру, каб ніхто не скраў чаго-небудзь.</text:span></text:p>
      <text:p text:style-name="P206"><text:span text:style-name="T77">12.10. </text:span>Пасля слова <text:span text:style-name="T142">bonvolu</text:span><text:span text:style-name="T70"> </text:span>дзеяслоў ставіцца ў інфінітыве: <text:span text:style-name="T142">Bonvolu helpi min!</text:span><text:span text:style-name="T70"> </text:span>— <text:span text:style-name="T553">Калі ласка, дапамажы мне!</text:span></text:p>
      <text:p text:style-name="P220"><text:span text:style-name="T95">12.11. </text:span><text:span text:style-name="T34">Параўнаем тры сказы: </text:span><text:span text:style-name="T27">1. Віктар</text:span><text:span text:style-name="T34"> — </text:span><text:span text:style-name="T27">студэнт. 2. Андрэй быў </text:span><text:soft-page-break/><text:span text:style-name="T27">студэнтам. 3. Мікола будзе студэнтам. </text:span><text:span text:style-name="T34">Адразу ж заўважаем, што ў першым з іх адсутнічае дзеяслоў </text:span><text:span text:style-name="T27">быць</text:span><text:span text:style-name="T34"> у цяперашнім часе. Гэта так званая звязка </text:span><text:span text:style-name="T27">ёсць,</text:span><text:span text:style-name="T34"> якая звычайна апускаецца ў беларускай мове, але ў эсперанта гэтага рабіць нельга, таму на эсперанта гэтыя тры сказы будуць гучаць так: </text:span><text:span text:style-name="T130">1. </text:span><text:span text:style-name="T142">Viktoro estas studento. 2. Andreo estis studento. 3. Nikolao estos studento.</text:span></text:p>
      <text:p text:style-name="P220"><text:span text:style-name="T76">12.12. </text:span><text:span text:style-name="T43">У беларускай мове дзеяслоў мае два трыванні — незакончанае і закончанае, напрыклад: </text:span><text:span text:style-name="T30">вучыць</text:span><text:span text:style-name="T43"> — </text:span><text:span text:style-name="T30">вывучыць.</text:span><text:span text:style-name="T43"> Граматычнай катэгорыі трывання ў эсперанта няма. Напрыклад, слова </text:span><text:span text:style-name="T140">preni</text:span><text:span text:style-name="T43"> перакладаецца </text:span><text:span text:style-name="T30">браць, узяць. </text:span><text:span text:style-name="T43">Гэту асаблівасць эсперанта на пачатку вывучэння можна ўспрыняць як недахоп мовы, нават як беднасць яе моўных магчымасцей. Але гэта не так. Падкрэсліць, калі гэта неабходна, закончанасць ці незакончанасць дзеяння можна іншымі сродкамі. Мяркуйце самі: </text:span><text:span text:style-name="T142">vidi</text:span><text:span text:style-name="T162"> </text:span><text:span text:style-name="T43">— </text:span><text:span text:style-name="T30">бачыць, </text:span><text:span text:style-name="T142">ekvidi</text:span><text:span text:style-name="T76"> </text:span><text:span text:style-name="T43">— </text:span><text:span text:style-name="T30">убачыць, </text:span><text:span text:style-name="T142">vidadi</text:span><text:span text:style-name="T76"> </text:span><text:span text:style-name="T43">— </text:span><text:span text:style-name="T30">бачыць часта, </text:span><text:span text:style-name="T140">lerni</text:span><text:span text:style-name="T43"> — </text:span><text:span text:style-name="T30">вучыць, </text:span><text:span text:style-name="T142">finler</text:span><text:span text:style-name="T144">ni</text:span><text:span text:style-name="T43"> — </text:span><text:span text:style-name="T30">вывучыць.</text:span></text:p>
      <text:h text:style-name="P373" text:outline-level="2">13. Займеннікавыя дзеясловы</text:h>
      <text:p text:style-name="P164"><text:span text:style-name="T77">13.1. </text:span>Беларускім зваротным дзеясловам у эсперанта часта адпавядаюць займеннікавыя дзеясловы: <text:span text:style-name="T553">я падымаюся</text:span> — <text:span text:style-name="T459">mi</text:span><text:span text:style-name="T125"> </text:span><text:span text:style-name="T458">levas min</text:span><text:span text:style-name="T553">, я галюся</text:span> — <text:span text:style-name="T459">mi</text:span><text:span text:style-name="T139"> </text:span><text:span text:style-name="T458">razas min</text:span><text:span text:style-name="T139">.</text:span></text:p>
      <text:p text:style-name="P183"><text:span text:style-name="T77">13.2. </text:span>Аднак займеннікавыя дзеясловы ўжываюцца толькі тады, калі дзеючая асоба сама выконвае дзеянне. Калі ж дзеючая асоба ці прадмет з’яўляюцца толькі аб’ектам дзеяння, тады ўжываюцца дзеясловы з суфіксам <text:span text:style-name="T463">-iĝ-</text:span><text:span text:style-name="T454">: </text:span><text:span text:style-name="T553">я прачынаюся</text:span> — <text:span text:style-name="T459">mi</text:span><text:span text:style-name="T125"> </text:span><text:span text:style-name="T458">vekiĝas</text:span><text:span text:style-name="T455">, </text:span><text:span text:style-name="T553">сонца падымаецца</text:span> — <text:span text:style-name="T458">la suno leviĝas</text:span><text:span text:style-name="T455">.</text:span></text:p>
      <text:p text:style-name="P183"><text:span text:style-name="T77">13.3. </text:span>Для многіх жа зваротных у беларускай мове дзеясловаў мы знаходзім у эсперанта звычайныя дзеясловы: <text:span text:style-name="T553">усміхацца</text:span> — <text:span text:style-name="T458">rideti</text:span>, <text:span text:style-name="T553">спяшацца</text:span> — <text:span text:style-name="T458">rapidi</text:span><text:span text:style-name="T455">, </text:span><text:span text:style-name="T553">абурацца</text:span> — <text:span text:style-name="T458">indigni</text:span><text:span text:style-name="T455">.</text:span></text:p>
      <text:p text:style-name="P164"><text:span text:style-name="T77">13.4. </text:span>Займеннікі, якія з’яўляюцца часткай займеннікавых дзеясловаў, змяняюцца адпаведна дзеючай асобе: </text:p>
      <text:list xml:id="list2012786001" text:style-name="RTF_5f_Num_20_21">
        <text:list-header>
          <text:p text:style-name="P361"><text:span text:style-name="T459">mi</text:span><text:span text:style-name="T139"> </text:span><text:span text:style-name="T458">lavas min</text:span> — я <text:span text:style-name="T553">ўмываюся</text:span></text:p>
        </text:list-header>
      </text:list>
      <text:p text:style-name="P132"><text:span text:style-name="T458">vi lavas </text:span><text:span text:style-name="T460">vin</text:span><text:span text:style-name="T34"> — </text:span><text:span text:style-name="T27">ты ўмываешся</text:span></text:p>
      <text:p text:style-name="P132"><text:span text:style-name="T459">li</text:span><text:span text:style-name="T130"> </text:span><text:span text:style-name="T458">lavas sin</text:span><text:span text:style-name="T456"> </text:span><text:span text:style-name="T34">— </text:span><text:span text:style-name="T27">ён умываецца</text:span></text:p>
      <text:p text:style-name="P134">але:</text:p>
      <text:p text:style-name="P132"><text:span text:style-name="T459">li lavas lin</text:span><text:span text:style-name="T34"> — </text:span><text:span text:style-name="T27">ён мые яго</text:span><text:span text:style-name="T34"> (кагосьці другога)</text:span></text:p>
      <text:p text:style-name="P132"><text:span text:style-name="T458">ŝi lavas sin</text:span><text:span text:style-name="T456"> </text:span><text:span text:style-name="T34">— </text:span><text:span text:style-name="T27">яна ўмываецца</text:span></text:p>
      <text:p text:style-name="P134">але:</text:p>
      <text:p text:style-name="P132"><text:span text:style-name="T458">ŝi lavas ŝin</text:span><text:span text:style-name="T456"> </text:span><text:span text:style-name="T34">— </text:span><text:span text:style-name="T27">яна мые яе</text:span><text:span text:style-name="T34"> (кагосьці другога)</text:span></text:p>
      <text:p text:style-name="P132"><text:span text:style-name="T130">ni </text:span><text:span text:style-name="T458">lavas nin</text:span><text:span text:style-name="T34"> — </text:span><text:span text:style-name="T27">мы ўмываемся</text:span></text:p>
      <text:p text:style-name="P132"><text:span text:style-name="T458">vi lavas vin</text:span><text:span text:style-name="T34"> — </text:span><text:span text:style-name="T27">вы ўмываецеся</text:span></text:p>
      <text:p text:style-name="P133"><text:span text:style-name="T467">ili</text:span><text:span text:style-name="T126"> </text:span><text:span text:style-name="T468">lavas sin</text:span><text:span text:style-name="T457"> </text:span><text:span text:style-name="T35">— </text:span><text:span text:style-name="T28">яны ўмываюцца</text:span></text:p>
      <text:p text:style-name="P134">але:</text:p>
      <text:p text:style-name="P132"><text:span text:style-name="T459">ili</text:span><text:span text:style-name="T130"> </text:span><text:span text:style-name="T458">lavas ilin</text:span><text:span text:style-name="T34"> — </text:span><text:span text:style-name="T27">яны мыюць іх</text:span><text:span text:style-name="T34"> (кагосьці другіх)</text:span></text:p>
      <text:h text:style-name="P374" text:outline-level="2">14. Дзеепрыметнік</text:h>
      <text:p text:style-name="P153"><text:span text:style-name="T77">14.1. </text:span>У беларускай мове дзеепрыметнікі бываюць незалежнага і залежнага стану. У эсперанта яны падзяляюцца на актыўныя (незалежнага <text:soft-page-break/>стану) і пасіўныя (залежнага стану). Усе дзеепрыметнікі ў эсперанта маюць адзіны канчатак <text:span text:style-name="T217">-</text:span><text:span text:style-name="T265">a</text:span><text:span text:style-name="T188"> </text:span>і скланяюцца як прыметнікі.</text:p>
      <text:p text:style-name="P224"><text:span text:style-name="T77">14.2. </text:span>Актыўныя дзеепрыметнікі ўтвараюцца пры дапамозе суфіксаў <text:span text:style-name="T266">-ant-</text:span><text:span text:style-name="T255"> </text:span>для цяперашняга часу, <text:span text:style-name="T263">-</text:span><text:span text:style-name="T265">int</text:span><text:span text:style-name="T263">-</text:span><text:span text:style-name="T188"> </text:span>для прошлага часу і <text:span text:style-name="T266">-ont-</text:span><text:span text:style-name="T255"> </text:span>для будучага часу: <text:span text:style-name="T147">la</text:span><text:span text:style-name="T114"> </text:span><text:span text:style-name="T285">leganta knabo</text:span><text:span text:style-name="T70"> </text:span>— <text:span text:style-name="T216">хлопчык, які чытае</text:span> — <text:span text:style-name="T147">la</text:span><text:span text:style-name="T114"> </text:span><text:span text:style-name="T285">knabo, kiu</text:span><text:span text:style-name="T283"> </text:span><text:span text:style-name="T285">legas; la leginta knabo</text:span><text:span text:style-name="T70"> </text:span>— <text:span text:style-name="T216">хлопчык, які чытаў</text:span> — <text:span text:style-name="T147">la</text:span><text:span text:style-name="T114"> </text:span><text:span text:style-name="T285">knabo, kiu legis; la legonta knabo</text:span><text:span text:style-name="T160"> </text:span><text:span text:style-name="T70">— </text:span><text:span text:style-name="T216">хлопчык, які будзе чытаць —</text:span> <text:span text:style-name="T147">la</text:span><text:span text:style-name="T114"> </text:span><text:span text:style-name="T285">knabo, kiu</text:span><text:span text:style-name="T283"> </text:span><text:span text:style-name="T285">legos.</text:span></text:p>
      <text:p text:style-name="P224"><text:span text:style-name="T77">14.3. </text:span>Актыўныя дзеепрыметнікі выкарыстоўваюцца ў эсперанта даволі шырока, а іх пераклад на беларускую мову складае пэўныя цяжкасці з-за адсутнасці адпаведных граматычных форм у беларускай мове. Калі ў беларускай мове нельга знайсці адпаведнікаў, можна перакласці даданым сказам: <text:span text:style-name="T285">malsaniĝinta virino</text:span><text:span text:style-name="T70"> </text:span>— <text:span text:style-name="T216">захварэўшая жанчына, </text:span><text:span text:style-name="T285">maturiĝinta junulo</text:span><text:span text:style-name="T70"> </text:span>— <text:span text:style-name="T216">узмужнелы юнак, </text:span>але: <text:span text:style-name="T147">ĉi</text:span><text:span text:style-name="T283"> </text:span><text:span text:style-name="T286">tie</text:span><text:span text:style-name="T283"> </text:span><text:span text:style-name="T285">loganta homo</text:span><text:span text:style-name="T70"> </text:span>— <text:span text:style-name="T216">чалавек, які тут пражывае.</text:span></text:p>
      <text:p text:style-name="P224"><text:span text:style-name="T77">14.4. </text:span>Пасіўныя дзеепрыметнікі ўтвараюцца пры дапамозе суфіксаў <text:span text:style-name="T266">-at-</text:span><text:span text:style-name="T255"> </text:span>для цяперашняга часу, <text:span text:style-name="T263">-</text:span><text:span text:style-name="T265">it</text:span><text:span text:style-name="T263">-</text:span><text:span text:style-name="T188"> </text:span>для прошлага часу і <text:span text:style-name="T127">-ot</text:span><text:span text:style-name="T125">- </text:span>для будучага часу: <text:span text:style-name="T147">la</text:span><text:span text:style-name="T114"> </text:span><text:span text:style-name="T285">legata libro</text:span><text:span text:style-name="T70"> </text:span>— <text:span text:style-name="T216">кніга, якую чытаюць, </text:span><text:span text:style-name="T285">la legita libro</text:span><text:span text:style-name="T70"> </text:span>— <text:span text:style-name="T216">(пра) чытаная кніга, </text:span><text:span text:style-name="T286">la</text:span><text:span text:style-name="T283"> </text:span><text:span text:style-name="T286">le</text:span><text:span text:style-name="T285">gota libro</text:span><text:span text:style-name="T70"> </text:span>— <text:span text:style-name="T216">кніга, якую будуць чытаць.</text:span></text:p>
      <text:p text:style-name="P224"><text:span text:style-name="T223">14.5.</text:span><text:span text:style-name="T224"> </text:span>Пасіўныя дзеепрыметнікі цяперашняга і будучага часу звычайна перакладаюцца даданымі сказамі.</text:p>
      <text:p text:style-name="P195"><text:span text:style-name="T368">14.6. </text:span><text:span text:style-name="T341">Ад дзеепрыметнікаў пры дапамозе канчатка </text:span><text:span text:style-name="T261">-</text:span><text:span text:style-name="T259">e</text:span><text:span text:style-name="T261">-</text:span><text:span text:style-name="T194"> </text:span><text:span text:style-name="T341">могуць утварацца дзеепрыслоўі, а пры дапамозе канчатка </text:span><text:span text:style-name="T394">-</text:span><text:span text:style-name="T395">o</text:span><text:span text:style-name="T341"> — назоўнікі:<text:tab/></text:span><text:span text:style-name="T278">legante</text:span><text:span text:style-name="T376"> </text:span><text:span text:style-name="T341">— </text:span><text:span text:style-name="T191">чытаючы, </text:span><text:span text:style-name="T278">leginte</text:span><text:span text:style-name="T376"> </text:span><text:span text:style-name="T341">— </text:span><text:span text:style-name="T191">прачытаўшы, </text:span><text:span text:style-name="T278">legonte</text:span><text:span text:style-name="T376"> </text:span><text:span text:style-name="T341">— </text:span><text:span text:style-name="T191">прачытаўшы</text:span><text:span text:style-name="T341"> (у будучым), </text:span><text:span text:style-name="T278">leganto</text:span><text:span text:style-name="T376"> </text:span><text:span text:style-name="T341">— </text:span><text:span text:style-name="T191">чытач, </text:span><text:span text:style-name="T278">leginto</text:span><text:span text:style-name="T376"> </text:span><text:span text:style-name="T341">— </text:span><text:span text:style-name="T191">чытач быўшы, </text:span><text:span text:style-name="T278">legonto</text:span><text:span text:style-name="T376"> </text:span><text:span text:style-name="T341">— </text:span><text:span text:style-name="T191">чытач будучы, </text:span><text:span text:style-name="T278">dirite</text:span><text:span text:style-name="T376"> </text:span><text:span text:style-name="T341">— </text:span><text:span text:style-name="T278">farite</text:span><text:span text:style-name="T376"> </text:span><text:span text:style-name="T341">— </text:span><text:span text:style-name="T191">сказана</text:span><text:span text:style-name="T341"> — </text:span><text:span text:style-name="T191">зроблена, </text:span><text:span text:style-name="T278">delegito</text:span><text:span text:style-name="T376"> </text:span><text:span text:style-name="T341">— </text:span><text:span text:style-name="T191">дэлегат.</text:span></text:p>
      <text:h text:style-name="P373" text:outline-level="2">15. Складаныя формы дзеяслова</text:h>
      <text:p text:style-name="P171"><text:span text:style-name="T483">15.1. У эсперанта, як і ва ўсіх заходнееўрапейскіх мовах, вельмі шырока выкарыстоўваюцца складаныя формы дзеясловаў для больш дакладнага вызначэння часу аднаго дзеяння ў суадносінах да другога. Складаныя формы дзеяслова ўтвараюцца пры дапамозе дзеепрыметнікаў і дапаможнага дзеяслова </text:span><text:span text:style-name="T278">esti</text:span><text:span text:style-name="T253"> </text:span><text:span text:style-name="T450">ў</text:span><text:span text:style-name="T483"> адпаведным часе. Выкарыстанне складаных форм дзеяслова для паказу часу ў эсперанта вельмі лагічнае і не стварае дадатковых цяжкасцей пры вывучэнні мовы. Гэта бачна з ніжэй пададзеных прыкладаў:</text:span></text:p>
      <text:p text:style-name="P169"><text:span text:style-name="T563">1.</text:span> <text:span text:style-name="T114">La</text:span><text:span text:style-name="T445"> </text:span><text:span text:style-name="T302">patro venas kaj vidas</text:span><text:span text:style-name="T164">, </text:span><text:span text:style-name="T302">ke la filo estas leganta la libron.</text:span><text:span text:style-name="T188"> </text:span><text:span text:style-name="T314">—</text:span><text:span text:style-name="T188"> </text:span><text:span text:style-name="T449">Бацька прыходзіць і бачыць</text:span><text:span text:style-name="T500"> (менавіта ў гэты момант), </text:span><text:span text:style-name="T449">што сын чытае кнігу.</text:span></text:p>
      <text:p text:style-name="P178"><text:span text:style-name="T563">2. </text:span><text:span text:style-name="T114">La</text:span><text:span text:style-name="T445"> </text:span><text:span text:style-name="T302">patro venas kaj vidas, ke la filo estas leginta la libron</text:span><text:span text:style-name="T164">. </text:span><text:span text:style-name="T569">— </text:span><text:span text:style-name="T449">Бацька прыходзіць і бачыць, што сын</text:span><text:span text:style-name="T500"> (толькі што) </text:span><text:span text:style-name="T449">чытаў кнігу</text:span><text:span text:style-name="T500"> (чытаў перад прыходам бацькі).</text:span></text:p>
      <text:p text:style-name="P178"><text:span text:style-name="T563">3. </text:span><text:span text:style-name="T114">La</text:span><text:span text:style-name="T445"> </text:span><text:span text:style-name="T302">patro venas kaj vidas, ke la filo estas legonta la libron.</text:span><text:span text:style-name="T188"> </text:span><text:span text:style-name="T314">— </text:span><text:span text:style-name="T449">Бацька прыходзіць і бачыць, што сын толькі збіраецца чытаць кнігу.</text:span></text:p>
      <text:p text:style-name="P180"><text:span text:style-name="T434">4. </text:span><text:span text:style-name="T396">La</text:span><text:span text:style-name="T443"> </text:span><text:span text:style-name="T287">patro venis kaj ekvidis, ke la filo estis leganta la libron</text:span><text:span text:style-name="T406">.</text:span><text:span text:style-name="T370"> </text:span><text:span text:style-name="T378">— </text:span><text:span text:style-name="T447">Бацька прыйшоў і ўбачыў, што сын чытаў</text:span><text:span text:style-name="T482"> (менавіта ў час прыходу бацькі) </text:span><text:span text:style-name="T447">кнігу.</text:span></text:p>
      <text:p text:style-name="P178"><text:soft-page-break/><text:span text:style-name="T563">5.</text:span> <text:span text:style-name="T114">La</text:span><text:span text:style-name="T445"> </text:span><text:span text:style-name="T302">patro venis kaj ekvidis, ke la filo estis leginta la libron</text:span><text:span text:style-name="T164">.</text:span><text:span text:style-name="T563"> </text:span><text:span text:style-name="T569">— </text:span><text:span text:style-name="T449">Бацька прыйшоў і ўбачыў, што сын чытаў</text:span><text:span text:style-name="T500"> (перад яго прыходам) </text:span><text:span text:style-name="T449">кнігу.</text:span></text:p>
      <text:p text:style-name="P178"><text:span text:style-name="T563">6.</text:span> <text:span text:style-name="T114">La</text:span><text:span text:style-name="T445"> </text:span><text:span text:style-name="T302">patro venis kaj ekvidis</text:span><text:span text:style-name="T164">, </text:span><text:span text:style-name="T302">ke la filo estis legonta la libron</text:span><text:span text:style-name="T164">.</text:span><text:span text:style-name="T563"> </text:span><text:span text:style-name="T569">— </text:span><text:span text:style-name="T449">Бацька прыйшоў і ўбачыў, што сын толькі збіраўся чытаць кнігу.</text:span></text:p>
      <text:p text:style-name="P180"><text:span text:style-name="T451">7.</text:span><text:span text:style-name="T447"> </text:span><text:span text:style-name="T286">Kiam vi</text:span><text:span text:style-name="T443"> </text:span><text:span text:style-name="T287">venos, vi</text:span><text:span text:style-name="T443"> </text:span><text:span text:style-name="T287">ekvidos</text:span><text:span text:style-name="T489">, </text:span><text:span text:style-name="T287">ke li</text:span><text:span text:style-name="T443"> </text:span><text:span text:style-name="T287">estos leganta la libron</text:span><text:span text:style-name="T406">.</text:span><text:span text:style-name="T370"> </text:span><text:span text:style-name="T378">— </text:span><text:span text:style-name="T447">Калі ты прыйдзеш, то ўбачыш, што ён будзе</text:span><text:span text:style-name="T482"> (менавіта ў гэты час) </text:span><text:span text:style-name="T447">чытаць кнігу.</text:span></text:p>
      <text:p text:style-name="P178"><text:span text:style-name="T563">8</text:span>. <text:span text:style-name="T114">Kiam</text:span><text:span text:style-name="T445"> ci </text:span><text:span text:style-name="T302">venos, </text:span><text:span text:style-name="T445">ci </text:span><text:span text:style-name="T446">ekvidos</text:span><text:span text:style-name="T472">, </text:span><text:span text:style-name="T302">ke li</text:span><text:span text:style-name="T445"> </text:span><text:span text:style-name="T302">estos leginta la libron</text:span><text:span text:style-name="T176">.</text:span> <text:span text:style-name="T569">— </text:span><text:span text:style-name="T449">Калі ты прыйдзеш, ты ўбачыш, што ён прачытае </text:span><text:span text:style-name="T500">(або: будзе чытаўшым) </text:span><text:span text:style-name="T449">кнігу.</text:span></text:p>
      <text:p text:style-name="P178"><text:span text:style-name="T563">9</text:span>. <text:span text:style-name="T114">Kiam</text:span><text:span text:style-name="T445"> vi </text:span><text:span text:style-name="T446">venos</text:span><text:span text:style-name="T302">, </text:span><text:span text:style-name="T445">ci </text:span><text:span text:style-name="T446">ekvidos</text:span><text:span text:style-name="T302">, ke li</text:span><text:span text:style-name="T445"> </text:span><text:span text:style-name="T302">estos legonta la libron</text:span><text:span text:style-name="T176">.</text:span><text:span text:style-name="T563"> </text:span><text:span text:style-name="T569">— </text:span><text:span text:style-name="T449">Калі ты прыйдзеш, ты ўбачыш, што ён толькі будзе збірацца чытаць кнігу.</text:span></text:p>
      <text:p text:style-name="P180"><text:span text:style-name="T482">10. </text:span><text:span text:style-name="T396">Se</text:span><text:span text:style-name="T443"> </text:span><text:span text:style-name="T286">mi</text:span><text:span text:style-name="T443"> </text:span><text:span text:style-name="T287">havus </text:span><text:span text:style-name="T443">ĉi </text:span><text:span text:style-name="T287">tiun libron, </text:span><text:span text:style-name="T443">mi </text:span><text:span text:style-name="T287">nun estus leganta </text:span><text:span text:style-name="T286">ĝ</text:span><text:span text:style-name="T287">in</text:span><text:span text:style-name="T406">.</text:span><text:span text:style-name="T370"> </text:span><text:span text:style-name="T482">—</text:span><text:span text:style-name="T370"> </text:span><text:span text:style-name="T447">Калі б я меў гэту кнігу, я б яе зараз чытаў.</text:span></text:p>
      <text:p text:style-name="P180"><text:span text:style-name="T485">1</text:span><text:span text:style-name="T482">1. </text:span><text:span text:style-name="T396">Se</text:span><text:span text:style-name="T443"> </text:span><text:span text:style-name="T287">mi havus </text:span><text:span text:style-name="T286">ĉi</text:span><text:span text:style-name="T443"> </text:span><text:span text:style-name="T286">tiun</text:span><text:span text:style-name="T443"> </text:span><text:span text:style-name="T287">libron</text:span><text:span text:style-name="T489">, </text:span><text:span text:style-name="T287">mi </text:span><text:span text:style-name="T286">ĝ</text:span><text:span text:style-name="T287">in jam estus leginta</text:span><text:span text:style-name="T406">.</text:span><text:span text:style-name="T407"> </text:span><text:span text:style-name="T378">— </text:span><text:span text:style-name="T447">Калі б я меў гэту кнігу, я б яе ўжо прачытаў.</text:span></text:p>
      <text:p text:style-name="P178"><text:span text:style-name="T563">12.</text:span> <text:span text:style-name="T114">Se</text:span><text:span text:style-name="T445"> </text:span><text:span text:style-name="T258">vi</text:span><text:span text:style-name="T445"> </text:span><text:span text:style-name="T302">donus </text:span><text:span text:style-name="T258">ĉi</text:span><text:span text:style-name="T445"> </text:span><text:span text:style-name="T258">tiun</text:span><text:span text:style-name="T445"> </text:span><text:span text:style-name="T302">libron al mi, mi </text:span><text:span text:style-name="T258">ĝ</text:span><text:span text:style-name="T302">in volonte estus legonta</text:span><text:span text:style-name="T164">.</text:span><text:span text:style-name="T563"> </text:span><text:span text:style-name="T569">— </text:span><text:span text:style-name="T449">Калі б ты даў мне гэту кнігу, я б яе ахвотна прачытаў</text:span><text:span text:style-name="T500"> (у будучым).</text:span></text:p>
      <text:p text:style-name="P191"><text:span text:style-name="T96">13.</text:span><text:span text:style-name="T77"> Mi</text:span><text:span text:style-name="T114"> </text:span><text:span text:style-name="T176">deziras, ke vi</text:span><text:span text:style-name="T114"> </text:span><text:span text:style-name="T176">estu leganta nun</text:span><text:span text:style-name="T114"> </text:span><text:span text:style-name="T174">ĉi</text:span><text:span text:style-name="T114"> </text:span><text:span text:style-name="T174">tiun</text:span><text:span text:style-name="T114"> </text:span><text:span text:style-name="T176">libron!</text:span><text:span text:style-name="T406"> </text:span><text:span text:style-name="T362">— </text:span><text:span text:style-name="T337">Я</text:span><text:span text:style-name="T362"> </text:span>хачу, каб ты зараз чытаў гэту кнігу!</text:p>
      <text:p text:style-name="P191"><text:span text:style-name="T96">14.</text:span><text:span text:style-name="T77"> Mi</text:span><text:span text:style-name="T114"> </text:span><text:span text:style-name="T176">deziris, ke </text:span><text:span text:style-name="T110">vi</text:span><text:span text:style-name="T114"> </text:span><text:span text:style-name="T176">jam estu leginta </text:span><text:span text:style-name="T174">ĉi</text:span><text:span text:style-name="T114"> </text:span><text:span text:style-name="T176">tiun libron</text:span><text:span text:style-name="T406">.</text:span><text:span text:style-name="T484"> </text:span><text:span text:style-name="T487">— </text:span><text:span text:style-name="T337">Я</text:span><text:span text:style-name="T362"> </text:span>хацеў, каб ты ўжо прачытаў гэту кнігу.</text:p>
      <text:p text:style-name="P178"><text:span text:style-name="T563">15</text:span>. <text:span text:style-name="T114">Mi</text:span><text:span text:style-name="T445"> </text:span><text:span text:style-name="T302">deziras</text:span><text:span text:style-name="T472">, </text:span><text:span text:style-name="T302">ke vi</text:span><text:span text:style-name="T445"> </text:span><text:span text:style-name="T302">nepre estu legonta </text:span><text:span text:style-name="T258">ĉi</text:span><text:span text:style-name="T445"> </text:span><text:span text:style-name="T258">tiun</text:span><text:span text:style-name="T445"> </text:span><text:span text:style-name="T302">libron</text:span><text:span text:style-name="T176">!</text:span><text:span text:style-name="T164"> </text:span><text:span text:style-name="T500">—</text:span><text:span text:style-name="T563"> </text:span><text:span text:style-name="T495">Я</text:span><text:span text:style-name="T500"> </text:span><text:span text:style-name="T449">хачу, каб ты абавязкова прачытаў</text:span><text:span text:style-name="T500"> (у будучым) </text:span><text:span text:style-name="T449">гэту кнігу!</text:span></text:p>
      <text:p text:style-name="P174"><text:span text:style-name="T77">15.2. </text:span>У эсперанта пасля шэрагу дзеясловаў (напрыклад, <text:span text:style-name="T148">vidi</text:span><text:span text:style-name="T502"> </text:span>— <text:span text:style-name="T553">бачыць, </text:span><text:span text:style-name="T148">a</text:span><text:span text:style-name="T147">ŭ</text:span><text:span text:style-name="T148">di</text:span><text:span text:style-name="T502"> </text:span>— <text:span text:style-name="T553">чуць, </text:span><text:span text:style-name="T147">ŝ</text:span><text:span text:style-name="T148">ajni</text:span><text:span text:style-name="T502"> </text:span>— <text:span text:style-name="T553">здавацца, </text:span><text:span text:style-name="T148">kredi</text:span><text:span text:style-name="T502"> </text:span>— <text:span text:style-name="T553">верыць</text:span> і інш.) можа быць выкарыстаны інфінітыў замест даданага сказа. У гэтых выпадках можа ўжывацца складаная форма інфінітыва:</text:p>
      <text:p text:style-name="P166"><text:span text:style-name="T500">1. </text:span><text:span text:style-name="T460">Mi </text:span><text:span text:style-name="T148">vidas, ke li</text:span><text:span text:style-name="T460"> </text:span><text:span text:style-name="T148">legas. </text:span><text:span text:style-name="T460">Mi </text:span><text:span text:style-name="T148">vidas, ke li</text:span><text:span text:style-name="T460"> </text:span><text:span text:style-name="T148">estas leganta. </text:span><text:span text:style-name="T460">Mi </text:span><text:span text:style-name="T148">vidas lin legi. </text:span><text:span text:style-name="T460">Mi </text:span><text:span text:style-name="T148">vidas lin esti leganta</text:span><text:span text:style-name="T164">.</text:span><text:span text:style-name="T569"> — </text:span><text:span text:style-name="T497">Я</text:span><text:span text:style-name="T500"> </text:span><text:span text:style-name="T497">бачу, што ён чытае.</text:span></text:p>
      <text:p text:style-name="P191"><text:span text:style-name="T96">2.</text:span> <text:span text:style-name="T114">Mi </text:span><text:span text:style-name="T176">vidas, ke li</text:span><text:span text:style-name="T114"> </text:span><text:span text:style-name="T176">estas leginta. Mi</text:span><text:span text:style-name="T114"> </text:span><text:span text:style-name="T176">vidas lin</text:span><text:span text:style-name="T114"> </text:span><text:span text:style-name="T176">esti leginta</text:span><text:span text:style-name="T164">. </text:span><text:span text:style-name="T504">— </text:span>Я<text:span text:style-name="T563"> </text:span>бачу, што ён чытаў.</text:p>
      <text:p text:style-name="P191"><text:span text:style-name="T96">3.</text:span> <text:span text:style-name="T77">Mi</text:span><text:span text:style-name="T114"> </text:span><text:span text:style-name="T176">vidas, ke li</text:span><text:span text:style-name="T114"> </text:span><text:span text:style-name="T176">estas legonta. </text:span><text:span text:style-name="T110">Mi</text:span><text:span text:style-name="T114"> </text:span><text:span text:style-name="T176">vidas lin</text:span><text:span text:style-name="T114"> </text:span><text:span text:style-name="T176">esti legonta</text:span><text:span text:style-name="T164">.</text:span><text:span text:style-name="T165"> </text:span><text:span text:style-name="T504">— </text:span>Я<text:span text:style-name="T563"> </text:span>бачу, што ён будзе чытаць.</text:p>
      <text:p text:style-name="P174"><text:span text:style-name="T77">15.3. </text:span>У эсперанта дапускаюцца таксама выпадкі, калі дапаможны дзеяслоў <text:span text:style-name="T148">esti</text:span><text:span text:style-name="T502"> </text:span>можа быць выкарыстаны ў іншым часе, чым іншыя дзеясловы ў сказе ці ў сэнсавай групе сказаў:</text:p>
      <text:p text:style-name="P175"><text:span text:style-name="T96">1.</text:span> <text:span text:style-name="T77">Mi</text:span><text:span text:style-name="T114"> </text:span><text:span text:style-name="T176">vidas, ke li</text:span><text:span text:style-name="T114"> </text:span><text:span text:style-name="T176">estis leganta la libron. </text:span><text:span text:style-name="T504">— </text:span>Я<text:span text:style-name="T563"> </text:span>бачу, што ён чытаў<text:span text:style-name="T563"> (але не дачытаў) </text:span>кнігу.</text:p>
      <text:p text:style-name="P191"><text:span text:style-name="T96">2.</text:span> <text:span text:style-name="T114">Mi </text:span><text:span text:style-name="T176">vidas ke li</text:span><text:span text:style-name="T114"> </text:span><text:span text:style-name="T176">estis legonta la libron.</text:span><text:span text:style-name="T429"> </text:span><text:span text:style-name="T504">— </text:span>Я<text:span text:style-name="T563"> </text:span>бачу, што ён збіраўся чытаць кнігу.</text:p>
      <text:p text:style-name="P191"><text:span text:style-name="T96">3.</text:span><text:span text:style-name="T77"> </text:span><text:span text:style-name="T114">Mi </text:span><text:span text:style-name="T176">vidas, ke li</text:span><text:span text:style-name="T114"> </text:span><text:span text:style-name="T176">estos leganta la libron</text:span><text:span text:style-name="T164">.</text:span><text:span text:style-name="T431"> </text:span><text:span text:style-name="T504">— </text:span>Я<text:span text:style-name="T563"> </text:span>бачу, што ён будзе чытаць кнігу.</text:p>
      <text:p text:style-name="P191"><text:span text:style-name="T96">4.</text:span> <text:span text:style-name="T114">Mi </text:span><text:span text:style-name="T176">vidas</text:span><text:span text:style-name="T166">, </text:span><text:span text:style-name="T176">ke li</text:span><text:span text:style-name="T114"> </text:span><text:span text:style-name="T176">estos leginta la libron.</text:span><text:span text:style-name="T429"> </text:span><text:span text:style-name="T504">— </text:span>Я<text:span text:style-name="T563"> </text:span>бачу, што ён прачытае кнігу.</text:p>
      <text:p text:style-name="P174"><text:span text:style-name="T77">15.4. </text:span>Вышэй пададзеныя прыклады паказваюць магчымасці эсперанта выражаць розныя адценні думкі, аднак злоўжываць пры выкарыстанні <text:soft-page-break/>складаных формаў часу дзеясловаў не варта, тым больш што ў гутарковай мове час дзеяння звычайна ўдакладняецца рознымі дапаможнымі словамі.</text:p>
      <text:p text:style-name="P192"><text:span text:style-name="T77">15.5. </text:span>Часцей у мове эсперанта, як у гутарковай, так і ў літаратурнай, выкарыстоўваюцца складаныя формы дзеяслова ў пасіўных канструкцыях, якія адпавядаюць беларускім дзеясловам залежнага стану. Утвараюцца гэтыя канструкцыі пры дапамозе дзеяслова <text:span text:style-name="T148">esti</text:span><text:span text:style-name="T502"> </text:span>і пасіўнага дзеепрыметніка (дзеепрыметніка залежнага стану):</text:p>
      <text:p text:style-name="P167"><text:span text:style-name="T96">1.</text:span> <text:span text:style-name="T114">La domo estas konstruata</text:span><text:span text:style-name="T166">.</text:span><text:span text:style-name="T563"> — </text:span><text:span text:style-name="T495">Дом будуецца.</text:span></text:p>
      <text:p text:style-name="P184"><text:span text:style-name="T96">2.</text:span> <text:span text:style-name="T114">La domo estas konstruita</text:span><text:span text:style-name="T166">.</text:span><text:span text:style-name="T97"> </text:span><text:span text:style-name="T563">— </text:span><text:span text:style-name="T495">Дом пабудаваны.</text:span></text:p>
      <text:p text:style-name="P184"><text:span text:style-name="T96">3.</text:span><text:span text:style-name="T77"> </text:span><text:span text:style-name="T114">La domo estas konstruota</text:span><text:span text:style-name="T166">.</text:span><text:span text:style-name="T563"> — </text:span><text:span text:style-name="T495">Дом будзе пабудаваны.</text:span></text:p>
      <text:p text:style-name="P185">4. <text:span text:style-name="T139">Hieraŭ</text:span><text:span text:style-name="T148"> la domo estis konstruata</text:span><text:span text:style-name="T176">.</text:span> <text:span text:style-name="T574">— </text:span><text:span text:style-name="T497">Учора дом будаваўся.</text:span></text:p>
      <text:p text:style-name="P185">5. <text:span text:style-name="T148">Oni diris al mi, ke la domo estis konstruita</text:span><text:span text:style-name="T176">.</text:span> <text:span text:style-name="T574">— </text:span><text:span text:style-name="T497">Мне сказалі, што дом пабудаваны</text:span><text:span text:style-name="T495"> (да таго, як мне сказалі).</text:span></text:p>
      <text:p text:style-name="P186"><text:span text:style-name="T505">6.</text:span><text:span text:style-name="T491"> </text:span><text:span text:style-name="T473">Oni</text:span><text:span text:style-name="T476"> </text:span><text:span text:style-name="T474">diris al mi, ke la domo estis konstruota</text:span><text:span text:style-name="T477">.</text:span><text:span text:style-name="T505"> </text:span><text:span text:style-name="T504">— </text:span><text:span text:style-name="T495">Мне сказалі, што дом будзе будавацца</text:span><text:span text:style-name="T500"> (але яшчэ не пачалі).</text:span></text:p>
      <text:p text:style-name="P184"><text:span text:style-name="T96">7</text:span><text:span text:style-name="T563">. </text:span><text:span text:style-name="T114">Morga</text:span><text:span text:style-name="T174">ŭ</text:span><text:span text:style-name="T114"> la domo estos konstruata</text:span><text:span text:style-name="T166">.</text:span><text:span text:style-name="T97"> </text:span><text:span text:style-name="T500">— </text:span><text:span text:style-name="T495">Заўтра дом будуць будаваць.</text:span></text:p>
      <text:p text:style-name="P184"><text:span text:style-name="T96">8</text:span><text:span text:style-name="T563">.</text:span> <text:span text:style-name="T114">Morgaŭ la domo estos konstruita</text:span><text:span text:style-name="T166">.</text:span><text:span text:style-name="T97"> </text:span><text:span text:style-name="T500">— </text:span><text:span text:style-name="T495">Заўтра дом будзе пабудаваны.</text:span></text:p>
      <text:p text:style-name="P184"><text:span text:style-name="T96">9</text:span>. <text:span text:style-name="T114">Morga</text:span><text:span text:style-name="T174">ŭ</text:span><text:span text:style-name="T114"> la domo estos konstruota.</text:span><text:span text:style-name="T104"> </text:span>— <text:span text:style-name="T495">Заўтра будуць пачынаць</text:span><text:span text:style-name="T500"> (будуць збірацца) </text:span><text:span text:style-name="T495">будаваць дом.</text:span></text:p>
      <text:p text:style-name="P187"><text:span text:style-name="T500">10. </text:span><text:span text:style-name="T148">Se ni</text:span><text:span text:style-name="T460"> </text:span><text:span text:style-name="T148">havus la monon, la domo estus konstruata</text:span><text:span text:style-name="T164">.</text:span><text:span text:style-name="T97"> </text:span><text:span text:style-name="T500">— </text:span><text:span text:style-name="T497">Калі б мы мелі грошы, дом будаваўся б.</text:span></text:p>
      <text:p text:style-name="P187"><text:span text:style-name="T500">11. </text:span><text:span text:style-name="T148">Se ni</text:span><text:span text:style-name="T460"> </text:span><text:span text:style-name="T148">havus la monon, la domo estus konstruita</text:span><text:span text:style-name="T164">.</text:span><text:span text:style-name="T97"> </text:span><text:span text:style-name="T500">— </text:span><text:span text:style-name="T497">Калі б мы мелі грошы, дом быў бы пабудаваны.</text:span></text:p>
      <text:p text:style-name="P184"><text:span text:style-name="T563">12.</text:span> <text:span text:style-name="T114">Se ni</text:span><text:span text:style-name="T472"> </text:span><text:span text:style-name="T114">havus la </text:span><text:span text:style-name="T472">monon, </text:span><text:span text:style-name="T114">la domo estus konstruota</text:span><text:span text:style-name="T166">.</text:span><text:span text:style-name="T97"> </text:span><text:span text:style-name="T500">— </text:span><text:span text:style-name="T495">Калі б мы мелі грошы, можна было б пачынаць будаваць дом.</text:span></text:p>
      <text:p text:style-name="P191"><text:span text:style-name="T96">13.</text:span><text:span text:style-name="T77"> </text:span><text:span text:style-name="T114">Mi </text:span><text:span text:style-name="T176">volas, ke la domo estu konstruata</text:span><text:span text:style-name="T164">.</text:span><text:span text:style-name="T431"> </text:span><text:span text:style-name="T504">— </text:span>Я хачу, каб дом будаваўся.</text:p>
      <text:p text:style-name="P191"><text:span text:style-name="T96">14</text:span><text:span text:style-name="T77">. </text:span><text:span text:style-name="T114">Mi </text:span><text:span text:style-name="T176">volas, ke la</text:span><text:span text:style-name="T114"> </text:span><text:span text:style-name="T176">domo estu konstruita</text:span><text:span text:style-name="T164">.</text:span><text:span text:style-name="T431"> </text:span><text:span text:style-name="T504">— </text:span>Я хачу, каб дом быў пабудаваны.</text:p>
      <text:p text:style-name="P191"><text:span text:style-name="T96">15</text:span><text:span text:style-name="T77">. </text:span><text:span text:style-name="T114">Mi </text:span><text:span text:style-name="T176">volas, ke la domo estu konstruota</text:span><text:span text:style-name="T164">. </text:span><text:span text:style-name="T504">— </text:span>Я хачу, каб дом<text:span text:style-name="T563"> (калі-небудзь у будучым) </text:span>пабудавалі.</text:p>
      <text:p text:style-name="P174">15.6. У пасіўных канструкцыях могуць выкарыстоўвацца толькі пераходныя дзеясловы.</text:p>
      <text:h text:style-name="P373" text:outline-level="2"><text:span text:style-name="T77">16. </text:span>Пераходныя і непераходныя дзеясловы</text:h>
      <text:p text:style-name="P174"><text:span text:style-name="T77">16.1. </text:span>Пераходныя дзеясловы патрабуюць прамога дапаўнення, якое перадаецца словам у вінавальным склоне: <text:span text:style-name="T148">Nikolao legas revuon kaj mi legas </text:span><text:span text:style-name="T147">ĵ</text:span><text:span text:style-name="T148">urnalon.</text:span><text:span text:style-name="T426"> </text:span><text:span text:style-name="T502">— </text:span><text:span text:style-name="T553">Мікола чытае часопіс, а я чытаю газету.</text:span></text:p>
      <text:p text:style-name="P192"><text:span text:style-name="T77">16.2. </text:span>Непераходныя дзеясловы патрабуюць ускоснага дапаўнення: <text:span text:style-name="T87">Mi</text:span><text:span text:style-name="T139"> </text:span><text:span text:style-name="T148">veturas per a</text:span><text:span text:style-name="T147">ŭ</text:span><text:span text:style-name="T148">tobuso.</text:span><text:span text:style-name="T426"> </text:span>— Я <text:span text:style-name="T553">еду на аўтобусе.</text:span></text:p>
      <text:p text:style-name="P192"><text:span text:style-name="T77">16.3. </text:span>Большасць дзеясловаў бываюць або пераходнымі або непераходнымі, але ёсць таксама і дзеясловы, якія адначасова могуць быць і пераходнымі і непераходнымі. Ніжэй пададзеныя<text:span text:style-name="T429"> </text:span>дзеясловы найбольш ужывальныя з іх:</text:p>
      <text:p text:style-name="P188"><text:span text:style-name="T128">adia</text:span><text:span text:style-name="T129">ŭ</text:span><text:span text:style-name="T128">i: </text:span><text:span text:style-name="T131">Mi</text:span><text:span text:style-name="T469"> </text:span><text:span text:style-name="T131">adia</text:span><text:span text:style-name="T132">ŭ</text:span><text:span text:style-name="T131">as la patrinon. Mi</text:span><text:span text:style-name="T469"> </text:span><text:span text:style-name="T131">adia</text:span><text:span text:style-name="T132">ŭ</text:span><text:span text:style-name="T131">as al la patri</text:span><text:span text:style-name="T469">no</text:span><text:span text:style-name="T478">.</text:span><text:span text:style-name="T98"> </text:span><text:span text:style-name="T499">— Я </text:span><text:span text:style-name="T498">развітваюся з маці;</text:span></text:p>
      <text:p text:style-name="P188"><text:span text:style-name="T128">aplaŭdi: </text:span><text:span text:style-name="T132">Ĉ</text:span><text:span text:style-name="T131">iuj apla</text:span><text:span text:style-name="T132">ŭ</text:span><text:span text:style-name="T131">das la preleganton. Ĉiuj apla</text:span><text:span text:style-name="T132">ŭ</text:span><text:span text:style-name="T131">das al la preleganto</text:span><text:span text:style-name="T167">.</text:span><text:span text:style-name="T98"> </text:span><text:span text:style-name="T570">— </text:span><text:span text:style-name="T498">Усе </text:span><text:soft-page-break/><text:span text:style-name="T498">апладзіруюць прамоўцу;</text:span></text:p>
      <text:p text:style-name="P188"><text:span text:style-name="T128">danki: </text:span><text:span text:style-name="T131">Mi</text:span><text:span text:style-name="T469"> </text:span><text:span text:style-name="T131">dankas vin</text:span><text:span text:style-name="T469">! Mi </text:span><text:span text:style-name="T131">dankas al vi.</text:span><text:span text:style-name="T499"> </text:span><text:span text:style-name="T570">— </text:span><text:span text:style-name="T499">Я </text:span><text:span text:style-name="T498">дзякую вам;</text:span></text:p>
      <text:p text:style-name="P189"><text:span text:style-name="T154">helpi: </text:span><text:span text:style-name="T177">Mi</text:span><text:span text:style-name="T479"> </text:span><text:span text:style-name="T177">volas helpi vin</text:span><text:span text:style-name="T479">. Mi </text:span><text:span text:style-name="T177">volas helpi al</text:span><text:span text:style-name="T178"> vi</text:span><text:span text:style-name="T479">.</text:span><text:span text:style-name="T105"> </text:span><text:span text:style-name="T501">— Я хачу дапамагчы вам;</text:span></text:p>
      <text:p text:style-name="P185"><text:span text:style-name="T465">ĉ</text:span><text:span text:style-name="T466">eesti: </text:span><text:span text:style-name="T461">Vi devas </text:span><text:span text:style-name="T462">ĉ</text:span><text:span text:style-name="T461">eesti la konferencon. Vi devas </text:span><text:span text:style-name="T462">ĉ</text:span><text:span text:style-name="T461">eesti en la konferenco</text:span><text:span text:style-name="T474">.</text:span><text:span text:style-name="T491"> </text:span><text:span text:style-name="T502">— </text:span><text:span text:style-name="T497">Вы павінны прысутнічаць на канферэнцыі;</text:span></text:p>
      <text:p text:style-name="P188"><text:span text:style-name="T128">kredi</text:span><text:span text:style-name="T576">: </text:span><text:span text:style-name="T131">Vi povas kredi min. Vi povas kredi al mi</text:span><text:span text:style-name="T167">.</text:span><text:span text:style-name="T98"> </text:span><text:span text:style-name="T570">— </text:span><text:span text:style-name="T498">Вы можаце верыць мне;</text:span></text:p>
      <text:p text:style-name="P188"><text:span text:style-name="T128">partopreni: </text:span><text:span text:style-name="T131">Mi</text:span><text:span text:style-name="T469"> </text:span><text:span text:style-name="T131">volonte partoprenos la vesperon. Mi</text:span><text:span text:style-name="T469"> </text:span><text:span text:style-name="T131">volonte partoprenos en la vespero</text:span><text:span text:style-name="T167">.</text:span><text:span text:style-name="T98"> </text:span><text:span text:style-name="T570">— </text:span><text:span text:style-name="T498">Я ахвотна буду ўдзельнічаць у вечары;</text:span><text:span text:style-name="T570"><text:tab/></text:span></text:p>
      <text:p text:style-name="P189"><text:span text:style-name="T154">respondi: </text:span><text:span text:style-name="T177">Hodia</text:span><text:span text:style-name="T178">ŭ</text:span><text:span text:style-name="T177"> mi respondas vian leteron. Hodia</text:span><text:span text:style-name="T178">ŭ</text:span><text:span text:style-name="T177"> mi respondas al via letero.</text:span><text:span text:style-name="T105"> </text:span><text:span text:style-name="T581">— </text:span><text:span text:style-name="T501">Сёння я адказваю на ваша пісьмо;</text:span></text:p>
      <text:p text:style-name="P188"><text:span text:style-name="T128">simili: </text:span><text:span text:style-name="T131">Via filo similas </text:span><text:span text:style-name="T469">vin. </text:span><text:span text:style-name="T131">Via filo similas al vi</text:span><text:span text:style-name="T167">.</text:span><text:span text:style-name="T98"> </text:span><text:span text:style-name="T570">— </text:span><text:span text:style-name="T498">Ваш сын падобны на вас;</text:span></text:p>
      <text:p text:style-name="P188"><text:span text:style-name="T128">suferi: </text:span><text:span text:style-name="T131">Li suferas strangan malsanon. Li suferas pro stranga malsano</text:span><text:span text:style-name="T167">.</text:span><text:span text:style-name="T98"> </text:span><text:span text:style-name="T570">— </text:span><text:span text:style-name="T498">Ён пакутуе ад дзіўнай хваробы.</text:span></text:p>
      <text:p text:style-name="P192">16.4. Некаторыя дзеясловы могуць быць непераходнымі ў беларускай мове, але пераходнымі ў эсперанта:</text:p>
      <text:p text:style-name="P188"><text:span text:style-name="T128">admiri: </text:span><text:span text:style-name="T131">Mi</text:span><text:span text:style-name="T469"> </text:span><text:span text:style-name="T131">admiras vian laboremon</text:span><text:span text:style-name="T167">.</text:span><text:span text:style-name="T98"> </text:span><text:span text:style-name="T499">— </text:span><text:span text:style-name="T498">Я захапляюся вашай працавітасцю;</text:span></text:p>
      <text:p text:style-name="P188"><text:span text:style-name="T129">ĉ</text:span><text:span text:style-name="T128">asi: </text:span><text:span text:style-name="T131">Ĉasi lupojn estas danĝere</text:span><text:span text:style-name="T167">.</text:span><text:span text:style-name="T168"> </text:span><text:span text:style-name="T570">— </text:span><text:span text:style-name="T498">Паляваць на ваўкоў небяспечна;</text:span></text:p>
      <text:p text:style-name="P188"><text:span text:style-name="T128">gvidi: </text:span><text:span text:style-name="T131">Nikolao gvidas la rondeton de komencantaj geesperantistoj</text:span><text:span text:style-name="T167">.</text:span><text:span text:style-name="T168"> </text:span><text:span text:style-name="T570">— </text:span><text:span text:style-name="T498">Мікола кіруе гуртком пачынаючых эсперантыстаў;</text:span></text:p>
      <text:p text:style-name="P188"><text:span text:style-name="T128">ĝui: </text:span><text:span text:style-name="T131">Viktoro ĝuas la legadon de la nova</text:span><text:span text:style-name="T469"> </text:span><text:span text:style-name="T131">romano</text:span><text:span text:style-name="T167">.</text:span><text:span text:style-name="T168"> </text:span><text:span text:style-name="T570">— </text:span><text:span text:style-name="T498">Віктар цешыцца чытаннем новага рамана;</text:span></text:p>
      <text:p text:style-name="P188"><text:span text:style-name="T128">inter</text:span><text:span text:style-name="T129">ŝ</text:span><text:span text:style-name="T128">an</text:span><text:span text:style-name="T129">ĝ</text:span><text:span text:style-name="T128">i: </text:span><text:span text:style-name="T131">Ni povas inter</text:span><text:span text:style-name="T132">ŝ</text:span><text:span text:style-name="T131">an</text:span><text:span text:style-name="T132">ĝ</text:span><text:span text:style-name="T131">i po</text:span><text:span text:style-name="T132">ŝ</text:span><text:span text:style-name="T131">tkartojn kaj po</text:span><text:span text:style-name="T132">ŝ</text:span><text:span text:style-name="T131">tmarkojn</text:span><text:span text:style-name="T167">.</text:span><text:span text:style-name="T168"> </text:span><text:span text:style-name="T570">— </text:span><text:span text:style-name="T498">Мы можам абменьвацца паштоўкамі і маркамі;</text:span></text:p>
      <text:p text:style-name="P189"><text:span text:style-name="T154">invadi: </text:span><text:span text:style-name="T177">Malamika armeo invadis nian landon.</text:span><text:span text:style-name="T105"> </text:span><text:span text:style-name="T581">— </text:span><text:span text:style-name="T501">Варожая армія ўварвалася ў нашу краіну;</text:span></text:p>
      <text:p text:style-name="P188"><text:span text:style-name="T128">koncerni: </text:span><text:span text:style-name="T131">Ĉi</text:span><text:span text:style-name="T469"> </text:span><text:span text:style-name="T131">tio ne</text:span><text:span text:style-name="T469"> </text:span><text:span text:style-name="T131">koncernas la aferon</text:span><text:span text:style-name="T167">.</text:span><text:span text:style-name="T98"> </text:span><text:span text:style-name="T499">— </text:span><text:span text:style-name="T498">Гэта справы не датычыцца;</text:span></text:p>
      <text:p text:style-name="P188"><text:span text:style-name="T128">kosti: </text:span><text:span text:style-name="T131">Ĉi tio</text:span><text:span text:style-name="T469"> </text:span><text:span text:style-name="T131">povas kosti vivon al vi</text:span><text:span text:style-name="T167">.</text:span><text:span text:style-name="T98"> </text:span><text:span text:style-name="T570">— </text:span><text:span text:style-name="T498">Гэта можа каштаваць вам жыцця;</text:span></text:p>
      <text:p text:style-name="P188"><text:span text:style-name="T128">pafi: </text:span><text:span text:style-name="T132">Ĉ</text:span><text:span text:style-name="T131">asisto pafis lupon</text:span><text:span text:style-name="T167">.</text:span><text:span text:style-name="T98"> </text:span><text:span text:style-name="T570">— </text:span><text:span text:style-name="T498">Паляўнічы стрэліў у ваўка; </text:span></text:p>
      <text:p text:style-name="P188"><text:span text:style-name="T128">posedi: </text:span><text:span text:style-name="T131">Por</text:span><text:span text:style-name="T469"> </text:span><text:span text:style-name="T131">bone ekposedi la lingvon Esperanto, oni</text:span><text:span text:style-name="T469"> </text:span><text:span text:style-name="T131">devas ĝin lerni </text:span><text:span text:style-name="T132">ĉ</text:span><text:span text:style-name="T131">iutage</text:span><text:span text:style-name="T167">.</text:span><text:span text:style-name="T168"> </text:span><text:span text:style-name="T570">— </text:span><text:span text:style-name="T498">Каб добра авалодаць мовай эсперанта, трэба яе вучыць штодзённа;</text:span></text:p>
      <text:p text:style-name="P188"><text:span text:style-name="T128">regi: </text:span><text:span text:style-name="T131">Vi devas regi viajn sentojn</text:span><text:span text:style-name="T167">.</text:span><text:span text:style-name="T98"> </text:span><text:span text:style-name="T570">— </text:span><text:span text:style-name="T498">Вы павінны валодаць сваімі пачуццямі;</text:span></text:p>
      <text:p text:style-name="P188"><text:span text:style-name="T128">rifuzi: </text:span><text:span text:style-name="T131">Mi</text:span><text:span text:style-name="T469"> </text:span><text:span text:style-name="T131">devas rifuzi vian proponon</text:span><text:span text:style-name="T167">.</text:span><text:span text:style-name="T98"> </text:span><text:span text:style-name="T570">— </text:span><text:span text:style-name="T498">Я павінен адмовіцца ад вашай прапановы;</text:span></text:p>
      <text:p text:style-name="P189"><text:span text:style-name="T154">timi: </text:span><text:span text:style-name="T177">Mi</text:span><text:span text:style-name="T479"> </text:span><text:span text:style-name="T177">timas ĉi</text:span><text:span text:style-name="T479"> </text:span><text:span text:style-name="T177">tiun malfacilan vojaĝon.</text:span><text:span text:style-name="T105"> </text:span><text:span text:style-name="T581">— </text:span><text:span text:style-name="T501">Я баюся гэтага цяжкага падарожжа.</text:span></text:p>
      <text:h text:style-name="P375" text:outline-level="2"><text:span text:style-name="T103">17. </text:span><text:span text:style-name="T45">Безасабовыя дзеясловы</text:span></text:h>
      <text:p text:style-name="P174"><text:span text:style-name="T77">17.1.</text:span><text:span text:style-name="T92"> </text:span>У эсперанта, як і ў беларускай мове, ёсць пэўная колькасць дзеясловаў, якія ўжываюцца самастойна, утвараючы асобныя сказы: <text:span text:style-name="T148">Pluvas</text:span><text:span text:style-name="T176">.</text:span> — <text:span text:style-name="T553">Ідзе дождж; </text:span><text:span text:style-name="T148">Neĝas</text:span><text:span text:style-name="T176">.</text:span> — <text:span text:style-name="T553">Ідзе снег; </text:span><text:span text:style-name="T148">Najlas</text:span><text:span text:style-name="T176">.</text:span> — <text:span text:style-name="T553">Ідзе град; </text:span><text:span text:style-name="T148">Tondras</text:span><text:span text:style-name="T176">.</text:span> — <text:span text:style-name="T553">Грыміць гром. </text:span>Такія дзеясловы называюцца безасабовымі.</text:p>
      <text:p text:style-name="P192"><text:span text:style-name="T77">17.2. </text:span>Аднак у адрозненне ад беларускай мовы ў эсперанта могуць ужывацца і безасабовыя выразы, якія звычайна складаюцца з дапаможнага дзеяслова <text:span text:style-name="T148">esti</text:span><text:span text:style-name="T502"> </text:span>ў любым часе і прыслоўя, прычым сам дзеяслоў, калі ён стаіць у <text:soft-page-break/>цяперашнім часе, не перакладаецца: <text:span text:style-name="T148">estas</text:span><text:span text:style-name="T147"> varme</text:span><text:span text:style-name="T503"> </text:span>— <text:span text:style-name="T553">цёпла,</text:span> але: <text:span text:style-name="T148">estis varme</text:span><text:span text:style-name="T502"> </text:span>— <text:span text:style-name="T553">было цёпла, </text:span><text:span text:style-name="T148">estos varme</text:span><text:span text:style-name="T176"> </text:span>— <text:span text:style-name="T553">будзе цёпла.</text:span></text:p>
      <text:h text:style-name="P373" text:outline-level="2">18. Лічэбнік</text:h>
      <text:p text:style-name="P146"><text:span text:style-name="T77">18.1.</text:span><text:span text:style-name="T87"> </text:span>Колькасныя лічэбнікі: 0 <text:span text:style-name="T553">— </text:span><text:span text:style-name="T147">nulo</text:span><text:span text:style-name="T553">,</text:span> 1 — <text:span text:style-name="T147">unu</text:span><text:span text:style-name="T553">,</text:span> 2 — <text:span text:style-name="T148">du</text:span><text:span text:style-name="T580">,</text:span><text:span text:style-name="T583"> 3</text:span> <text:span text:style-name="T553">— </text:span><text:span text:style-name="T147">tri</text:span><text:span text:style-name="T553">,</text:span> 4 — <text:span text:style-name="T147">kvar</text:span><text:span text:style-name="T580">,</text:span><text:span text:style-name="T583"> </text:span>5 — <text:span text:style-name="T148">kvin</text:span>, 6 — <text:span text:style-name="T148">ses</text:span><text:span text:style-name="T580">,</text:span><text:span text:style-name="T583"> </text:span>7 — <text:span text:style-name="T148">sep</text:span><text:span text:style-name="T580">,</text:span><text:span text:style-name="T583"> </text:span>8 — <text:span text:style-name="T148">ok</text:span><text:span text:style-name="T580">, </text:span><text:span text:style-name="T583">9 — </text:span><text:span text:style-name="T148">naŭ</text:span><text:span text:style-name="T553">,</text:span> 10 — <text:span text:style-name="T148">dek</text:span><text:span text:style-name="T580">,</text:span><text:span text:style-name="T583"> 100</text:span> — <text:span text:style-name="T148">cent</text:span><text:span text:style-name="T580">,</text:span><text:span text:style-name="T583"> </text:span>1000 — <text:span text:style-name="T148">mil</text:span><text:span text:style-name="T580">.</text:span></text:p>
      <text:p text:style-name="P205"><text:span text:style-name="T77">18.2. </text:span>Астатнія колькасныя лічэбнікі ўтвараюцца пры дапамозе простага словаскладання: 11<text:span text:style-name="T78"> </text:span>—<text:span text:style-name="T78"> </text:span><text:span text:style-name="T148">dekunu</text:span><text:span text:style-name="T580">,</text:span><text:span text:style-name="T583"> </text:span>12<text:span text:style-name="T78"> </text:span>— <text:span text:style-name="T148">dekdu</text:span><text:span text:style-name="T580">,</text:span><text:span text:style-name="T583"> </text:span>13 — <text:span text:style-name="T148">dektri</text:span><text:span text:style-name="T580">,</text:span><text:span text:style-name="T583"> </text:span>20 — <text:span text:style-name="T148">dudek</text:span><text:span text:style-name="T580">,</text:span><text:span text:style-name="T583"> 24 — </text:span><text:span text:style-name="T148">dudek kvar</text:span><text:span text:style-name="T580">,</text:span><text:span text:style-name="T583"> 25 — </text:span><text:span text:style-name="T148">dudek kvin</text:span><text:span text:style-name="T580">,</text:span><text:span text:style-name="T583"> 26 — </text:span><text:span text:style-name="T148">dudek ses</text:span><text:span text:style-name="T580">,</text:span><text:span text:style-name="T583"> 178 —</text:span><text:span text:style-name="T176"> </text:span><text:span text:style-name="T148">cent sepdek ok</text:span><text:span text:style-name="T580">,</text:span><text:span text:style-name="T583"> 396 — </text:span><text:span text:style-name="T148">tricent na</text:span><text:span text:style-name="T147">ŭ</text:span><text:span text:style-name="T148">dek ses</text:span><text:span text:style-name="T580">,</text:span><text:span text:style-name="T583"> 1992 — </text:span><text:span text:style-name="T148">mil na</text:span><text:span text:style-name="T147">ŭ</text:span><text:span text:style-name="T148">cent na</text:span><text:span text:style-name="T147">ŭ</text:span><text:span text:style-name="T148">dek du</text:span><text:span text:style-name="T580">.</text:span></text:p>
      <text:p text:style-name="P205"><text:span text:style-name="T77">18.3. </text:span>Колькасныя лічэбнікі не скланяюцца і не маюць множнага ліку, за выключэннем тых лічэбнікаў, якія набылі канчатак назоўніка: <text:span text:style-name="T148">nulo, miliono, miliardo</text:span><text:span text:style-name="T583"> </text:span>і інш. і лічэбніка <text:span text:style-name="T147">unu</text:span><text:span text:style-name="T553">,</text:span> які мае форму множнага ліку<text:span text:style-name="T114"> </text:span><text:span text:style-name="T148">unuj</text:span><text:span text:style-name="T583"> </text:span>— <text:span text:style-name="T553">адны.</text:span></text:p>
      <text:p text:style-name="P251"><text:span text:style-name="T538">18.4. </text:span><text:span text:style-name="T527">Парадкавыя лічэбнікі ўтвараюцца ад колькасных пры дапамозе канчатка </text:span><text:span text:style-name="T529">-</text:span><text:span text:style-name="T534">a</text:span><text:span text:style-name="T528">: </text:span><text:span text:style-name="T533">unua</text:span><text:span text:style-name="T527"> — </text:span><text:span text:style-name="T528">першы, </text:span><text:span text:style-name="T532">dua</text:span><text:span text:style-name="T526"> </text:span><text:span text:style-name="T527">— </text:span><text:span text:style-name="T528">другі, </text:span><text:span text:style-name="T532">tria</text:span><text:span text:style-name="T526"> </text:span><text:span text:style-name="T527">— </text:span><text:span text:style-name="T528">трэці, </text:span><text:span text:style-name="Strong_20_Emphasis"><text:span text:style-name="T12">dekkvara</text:span></text:span><text:span text:style-name="T526"> </text:span><text:span text:style-name="T527">— </text:span><text:span text:style-name="T528">чатырнаццаты, </text:span><text:span text:style-name="T532">dudeka</text:span><text:span text:style-name="T526"> </text:span><text:span text:style-name="T527">— </text:span><text:span text:style-name="T528">дваццаты, </text:span><text:span text:style-name="T532">dudek kvina</text:span><text:span text:style-name="T526"> </text:span><text:span text:style-name="T527">— </text:span><text:span text:style-name="T528">дваццаць пяты, </text:span><text:span text:style-name="T532">cent tridek sesa</text:span><text:span text:style-name="T526"> </text:span><text:span text:style-name="T527">— </text:span><text:span text:style-name="T528">сто трыццаць шосты.</text:span></text:p>
      <text:p text:style-name="P205"><text:span text:style-name="T77">18.5. </text:span>Парадкавыя лічэбнікі змяняюцца па ліках і склонах, як і прыметнікі: <text:span text:style-name="T139">Mi </text:span><text:span text:style-name="T148">vidas vin</text:span><text:span text:style-name="T139"> </text:span><text:span text:style-name="T148">unuan fojon</text:span><text:span text:style-name="T176">.</text:span><text:span text:style-name="T78"> </text:span>— <text:span text:style-name="T553">Я бачу вас упершыню. </text:span><text:span text:style-name="T148">Kaj jen venis unuaj vizitantoj</text:span><text:span text:style-name="T176">.</text:span><text:span text:style-name="T78"> </text:span><text:span text:style-name="T583">— </text:span><text:span text:style-name="T553">І вось прыйшлі першыя наведвальнікі.</text:span></text:p>
      <text:p text:style-name="P205"><text:span text:style-name="T77">18.6. </text:span>Ад колькасных лічэбнікаў могуць утварацца таксама назоўнікі: <text:span text:style-name="T148">dekduo</text:span><text:span text:style-name="T583"> </text:span>— <text:span text:style-name="T553">тузін</text:span> і прыслоўі: <text:span text:style-name="T147">unue</text:span> — <text:span text:style-name="T553">па-першае, </text:span><text:span text:style-name="T148">due</text:span><text:span text:style-name="T583"> </text:span>— <text:span text:style-name="T553">па-другое, </text:span><text:span text:style-name="T148">trie</text:span><text:span text:style-name="T583"> </text:span>— <text:span text:style-name="T553">па-трэцяе.</text:span></text:p>
      <text:h text:style-name="P373" text:outline-level="2">19. Прыназоўнік</text:h>
      <text:p text:style-name="P146">Ужыванне прыназоўнікаў у эсперанта і беларускай мове не заўсёды супадае. Пры гэтым трэба дадаць, што ў эсперанта прыназоўнікі могуць набываць уласцівасці, не характэрныя для беларускай мовы. Таму неабходна засяродзіць увагу на кожным прыназоўніку асобна.</text:p>
      <text:p text:style-name="P214"><text:span text:style-name="T564">19.1.</text:span> <text:span text:style-name="T114">al</text:span><text:span text:style-name="T38"> — звычайна гэты прыназоўнік ужываецца для перадачы давальнага склону і перакладаецца не заўсёды: </text:span><text:span text:style-name="T179">Mi </text:span><text:span text:style-name="T177">donacas al vi </text:span><text:span text:style-name="T179">ĉi </text:span><text:span text:style-name="T177">tiun libron</text:span><text:span text:style-name="T167">.</text:span><text:span text:style-name="T564"> </text:span><text:span text:style-name="T38">— </text:span><text:span text:style-name="T48">Я дару табе гэтую кнігу; </text:span><text:span text:style-name="T587">Mi</text:span><text:span text:style-name="T179"> </text:span><text:span text:style-name="T177">iras al Viktoro</text:span><text:span text:style-name="T167">.</text:span><text:span text:style-name="T564"> </text:span><text:span text:style-name="T38">— </text:span><text:span text:style-name="T48">Я іду да Віктара; </text:span><text:span text:style-name="T177">Ni veturas al Moskvo</text:span><text:span text:style-name="T167">. </text:span><text:span text:style-name="T570">— </text:span><text:span text:style-name="T48">Мы едзем у Маскву.</text:span><text:span text:style-name="T38"> Гэты прыназоўнік ужываецца тады, калі трэба паказаць напрамак дзеяння (каму? куды?) і толькі з назоўным склонам. Прыназоўнік </text:span><text:span text:style-name="T114">al</text:span><text:span text:style-name="T38"> можа ўжывацца ў якасці прыстаўкі ці кораня: </text:span><text:span text:style-name="T177">doni</text:span><text:span text:style-name="T570"> </text:span><text:span text:style-name="T38">— </text:span><text:span text:style-name="T48">даваць, </text:span><text:span text:style-name="T177">aldoni</text:span><text:span text:style-name="T570"> </text:span><text:span text:style-name="T38">— </text:span><text:span text:style-name="T48">дадаць, </text:span><text:span text:style-name="T177">aldonaĵo</text:span><text:span text:style-name="T581"> </text:span><text:span text:style-name="T48">— дадатак, </text:span><text:span text:style-name="T177">aliĝi</text:span><text:span text:style-name="T570"> </text:span><text:span text:style-name="T38">— </text:span><text:span text:style-name="T48">далучыцца.</text:span></text:p>
      <text:p text:style-name="P211"><text:span text:style-name="T564">19.2.</text:span> <text:span text:style-name="T114">Anstata</text:span><text:span text:style-name="T174">ŭ</text:span><text:span text:style-name="T564"> </text:span><text:span text:style-name="T38">— </text:span><text:span text:style-name="T48">за</text:span><text:span text:style-name="T38"> (каго?); </text:span><text:span text:style-name="T48">замест; замест таго, каб. </text:span><text:span text:style-name="T38">Можа ўжывацца як з назоўным, так і з вінавальным склонам: </text:span><text:span text:style-name="T178">Homaĉo</text:span><text:span text:style-name="T183">! Anstata</text:span><text:span text:style-name="T178">ŭ</text:span><text:span text:style-name="T183"> labori vi dormas!</text:span><text:span text:style-name="T564"> — </text:span><text:span text:style-name="T48">Нягоднік! Замест таго, каб працаваць, ты спіш! </text:span><text:span text:style-name="T178">Hodiaŭ</text:span><text:span text:style-name="T183"> mi laboras anstata</text:span><text:span text:style-name="T178">ŭ</text:span><text:span text:style-name="T183"> mia amiko</text:span><text:span text:style-name="T169">.</text:span><text:span text:style-name="T98"> </text:span><text:span text:style-name="T564">— </text:span><text:span text:style-name="T48">Сёння я працую за свайго сябра. </text:span><text:span text:style-name="T183">Anstata</text:span><text:span text:style-name="T178">ŭ</text:span><text:span text:style-name="T183"> la libron mi a</text:span><text:span text:style-name="T178">ĉ</text:span><text:span text:style-name="T183">etis al vi novan magazinon</text:span><text:span text:style-name="T169">.</text:span><text:span text:style-name="T98"> </text:span><text:span text:style-name="T564">— </text:span><text:span text:style-name="T48">Замест</text:span><text:span text:style-name="T38"> (узамен) </text:span><text:span text:style-name="T48">кнігі я табе купіў новы часопіс. </text:span><text:span text:style-name="T183">Anstata</text:span><text:span text:style-name="T178">ŭ</text:span><text:span text:style-name="T183"> Nikolao la patrino regalis Viktoron.</text:span><text:span text:style-name="T105"> </text:span><text:span text:style-name="T584">— </text:span><text:span text:style-name="T48">Замест Міколы маці пачаставала Віктара</text:span><text:span text:style-name="T38"> (не Мікола, а маці пачаставала Віктара). </text:span><text:span text:style-name="T183">Anstata</text:span><text:span text:style-name="T178">ŭ</text:span><text:span text:style-name="T183"> Nikolaon la patrino regalis Viktoron.</text:span><text:span text:style-name="T105"> </text:span><text:span text:style-name="T564">— </text:span><text:span text:style-name="T48">Замест Міколы маці пачаставала Віктара</text:span><text:span text:style-name="T38"> (маці пачаставала не Міколу, а </text:span><text:soft-page-break/><text:span text:style-name="T38">Віктара).</text:span></text:p>
      <text:p text:style-name="P209"><text:span text:style-name="T563">У беларускай мове правільнае разуменне апошніх двух сказаў дасягаецца лагічным націскам (у першым з гэтых сказаў на слове </text:span><text:span text:style-name="T553">маці,</text:span><text:span text:style-name="T563"> а ў другім на слове </text:span><text:span text:style-name="T553">Міколы</text:span><text:span text:style-name="T563"> ці на слове </text:span><text:span text:style-name="T553">Віктара).</text:span></text:p>
      <text:p text:style-name="P220"><text:span text:style-name="T43">Прыназоўнік </text:span><text:span text:style-name="T148">anstata</text:span><text:span text:style-name="T147">ŭ</text:span><text:span text:style-name="T569"> </text:span><text:span text:style-name="T43">можа</text:span><text:span text:style-name="T97"> </text:span><text:span text:style-name="T43">выкарыстоўвацца і ў якасці самастойнага слова: </text:span><text:span text:style-name="T148">anstata</text:span><text:span text:style-name="T147">ŭ</text:span><text:span text:style-name="T569"> </text:span><text:span text:style-name="T43">— </text:span><text:span text:style-name="T30">замяніць, </text:span><text:span text:style-name="T148">anstata</text:span><text:span text:style-name="T147">ŭ</text:span><text:span text:style-name="T148">anto</text:span><text:span text:style-name="T569"> </text:span><text:span text:style-name="T43">— </text:span><text:span text:style-name="T30">намеснік.</text:span></text:p>
      <text:p text:style-name="P211"><text:span text:style-name="T564">19.3. </text:span><text:span text:style-name="T114">Anta</text:span><text:span text:style-name="T174">ŭ</text:span><text:span text:style-name="T564"> </text:span><text:span text:style-name="T38">— </text:span><text:span text:style-name="T48">перад.</text:span><text:span text:style-name="T38"> Выкарыстоўваецца для паказу месца або часу. Ужываецца з назоўным склонам (калі можна задаць пытанні дзе? калі?) і з вінавальным склонам (калі можна задаць пытанне куды?): </text:span><text:span text:style-name="T183">Anta</text:span><text:span text:style-name="T178">ŭ</text:span><text:span text:style-name="T183"> mi sidas bela junulino</text:span><text:span text:style-name="T169">.</text:span><text:span text:style-name="T98"> </text:span><text:span text:style-name="T38">— </text:span><text:span text:style-name="T48">Перада мной сядзіць прыгожая дзяўчына. </text:span><text:span text:style-name="T183">Seĝo staras anta</text:span><text:span text:style-name="T178">ŭ</text:span><text:span text:style-name="T183"> tablo.</text:span><text:span text:style-name="T105"> </text:span><text:span text:style-name="T564">— </text:span><text:span text:style-name="T48">Стул стаіць</text:span><text:span text:style-name="T38"> (дзе?) </text:span><text:span text:style-name="T48">перад сталом. </text:span><text:span text:style-name="T183">Starigu se</text:span><text:span text:style-name="T178">ĝ</text:span><text:span text:style-name="T183">on anta</text:span><text:span text:style-name="T178">ŭ</text:span><text:span text:style-name="T183"> tablon!</text:span><text:span text:style-name="T564"> —</text:span><text:span text:style-name="T98"> </text:span><text:span text:style-name="T48">дастаў стул</text:span><text:span text:style-name="T38"> (куды?) </text:span><text:span text:style-name="T48">перад сталом! </text:span><text:span text:style-name="T183">Estas </text:span><text:span text:style-name="T179">15 </text:span><text:span text:style-name="T183">minutoj anta</text:span><text:span text:style-name="T178">ŭ</text:span><text:span text:style-name="T183"> la dua</text:span><text:span text:style-name="T169">.</text:span><text:span text:style-name="T98"> </text:span><text:span text:style-name="T564">— </text:span><text:span text:style-name="T584">15 </text:span><text:span text:style-name="T48">хвілін да другой. </text:span><text:span text:style-name="T179">Mi </text:span><text:span text:style-name="T183">vidis Nikolaon anta</text:span><text:span text:style-name="T178">ŭ</text:span><text:span text:style-name="T183"> du tagoj</text:span><text:span text:style-name="T169">.</text:span><text:span text:style-name="T98"> </text:span><text:span text:style-name="T564">— </text:span><text:span text:style-name="T48">Я бачыў Міколу два дні таму назад.</text:span></text:p>
      <text:p text:style-name="P212"><text:span text:style-name="T43">Прыназоўнік </text:span><text:span text:style-name="T118">anta</text:span><text:span text:style-name="T116">ŭ</text:span><text:span text:style-name="T567"> </text:span><text:span text:style-name="T43">можа выкарыстоўвацца таксама ў якасці прыстаўкі або самастойнага слова: </text:span><text:span text:style-name="T116">antaŭhier</text:span><text:span text:style-name="T79">aŭ</text:span><text:span text:style-name="T43"> — </text:span><text:span text:style-name="T46">пазаўчора, </text:span><text:span text:style-name="T118">anta</text:span><text:span text:style-name="T116">ŭ</text:span><text:span text:style-name="T118">iri</text:span><text:span text:style-name="T567"> </text:span><text:span text:style-name="T43">— </text:span><text:span text:style-name="T116">antaŭmarŝi</text:span><text:span text:style-name="T567"> </text:span><text:span text:style-name="T43">— </text:span><text:span text:style-name="T46">ісці наперадзе, </text:span><text:span text:style-name="T116">antaŭeniri</text:span><text:span text:style-name="T567"> </text:span><text:span text:style-name="T43">— </text:span><text:span text:style-name="T116">antaŭenmarŝi</text:span><text:span text:style-name="T567"> </text:span><text:span text:style-name="T43">— </text:span><text:span text:style-name="T46">ісці наперад, </text:span><text:span text:style-name="T118">anta</text:span><text:span text:style-name="T116">ŭ</text:span><text:span text:style-name="T118">diri</text:span><text:span text:style-name="T559"> </text:span><text:span text:style-name="T46">— прадказаць, </text:span><text:span text:style-name="T118">anta</text:span><text:span text:style-name="T116">ŭ</text:span><text:span text:style-name="T118">vidi</text:span><text:span text:style-name="T567"> </text:span><text:span text:style-name="T43">— </text:span><text:span text:style-name="T46">прадбачыць, </text:span><text:span text:style-name="T118">antaŭa</text:span><text:span text:style-name="T567"> </text:span><text:span text:style-name="T43">— </text:span><text:span text:style-name="T46">ранейшы, папярэдні, </text:span><text:span text:style-name="T118">malanta</text:span><text:span text:style-name="T116">ŭ</text:span><text:span text:style-name="T118">a</text:span><text:span text:style-name="T567"> </text:span><text:span text:style-name="T43">— </text:span><text:span text:style-name="T46">пазнейшы, задніў </text:span><text:span text:style-name="T118">anta</text:span><text:span text:style-name="T116">ŭ</text:span><text:span text:style-name="T118">e</text:span><text:span text:style-name="T567"> </text:span><text:span text:style-name="T43">— </text:span><text:span text:style-name="T46">раней, папярэдне, </text:span><text:span text:style-name="T118">anta</text:span><text:span text:style-name="T116">ŭ</text:span><text:span text:style-name="T118">en</text:span><text:span text:style-name="T567"> </text:span><text:span text:style-name="T43">— </text:span><text:span text:style-name="T46">наперад, </text:span><text:span text:style-name="T118">malanta</text:span><text:span text:style-name="T116">ŭ</text:span><text:span text:style-name="T118">en</text:span><text:span text:style-name="T567"> </text:span><text:span text:style-name="T43">— </text:span><text:span text:style-name="T46">назад</text:span><text:span text:style-name="T43"> і г. д.</text:span></text:p>
      <text:p text:style-name="P211"><text:span text:style-name="T564">19.4.</text:span> <text:span text:style-name="T114">Apud</text:span><text:span text:style-name="T564"> </text:span><text:span text:style-name="T38">— </text:span><text:span text:style-name="T48">ля, каля.</text:span><text:span text:style-name="T38"> Гэты прыназоўнік паказвае на блізкасць або суседства, ужываецца з назоўным і зрэдку з вінавальным склонам: </text:span><text:span text:style-name="T179">Mia </text:span><text:span text:style-name="T183">amiko sidas apud mi</text:span><text:span text:style-name="T170">.</text:span><text:span text:style-name="T98"> </text:span><text:span text:style-name="T38">— </text:span><text:span text:style-name="T48">Мой сябар сядзіць ля мяне. </text:span><text:span text:style-name="T183">Apud </text:span><text:span text:style-name="T179">nia </text:span><text:span text:style-name="T183">domo </text:span><text:span text:style-name="T179">oni </text:span><text:span text:style-name="T183">konstruas novan kinejon</text:span><text:span text:style-name="T169">.</text:span><text:span text:style-name="T98"> </text:span><text:span text:style-name="T38">— </text:span><text:span text:style-name="T48">Каля нашага дома будуюць новы кінатэатр. </text:span><text:span text:style-name="T183">Ni kolekti</text:span><text:span text:style-name="T178">ĝ</text:span><text:span text:style-name="T183">u apud teatro</text:span><text:span text:style-name="T169">.</text:span><text:span text:style-name="T98"> </text:span><text:span text:style-name="T564">— </text:span><text:span text:style-name="T48">Давайце збяромся ля тэатра. </text:span><text:span text:style-name="T183">Metu la seĝon apud la tablon!</text:span><text:span text:style-name="T564"> — </text:span><text:span text:style-name="T48">Пастаў стул ля стала!</text:span></text:p>
      <text:p text:style-name="P220"><text:span text:style-name="T43">Прыназоўнік </text:span><text:span text:style-name="T148">apud</text:span><text:span text:style-name="T569"> </text:span><text:span text:style-name="T43">можа ўжывацца ў якасці прыстаўкі ці самастойнага слова: </text:span><text:span text:style-name="T148">apuda</text:span><text:span text:style-name="T569"> </text:span><text:span text:style-name="T43">— </text:span><text:span text:style-name="T30">блізкі, суседні, </text:span><text:span text:style-name="T147">apude</text:span><text:span text:style-name="T97"> </text:span><text:span text:style-name="T43">— </text:span><text:span text:style-name="T30">побач, </text:span><text:span text:style-name="T148">apudborda</text:span><text:span text:style-name="T569"> </text:span><text:span text:style-name="T43">— </text:span><text:span text:style-name="T30">прыбярэжны, </text:span><text:span text:style-name="T148">apudlima</text:span><text:span text:style-name="T569"> </text:span><text:span text:style-name="T43">— </text:span><text:span text:style-name="T30">пагранічны, </text:span><text:span text:style-name="T148">apudmara</text:span><text:span text:style-name="T569"> </text:span><text:span text:style-name="T43">— </text:span><text:span text:style-name="T30">прыморскі, </text:span><text:span text:style-name="T148">apudvoja</text:span><text:span text:style-name="T569"> </text:span><text:span text:style-name="T43">— </text:span><text:span text:style-name="T30">прыдарожны.</text:span></text:p>
      <text:p text:style-name="P214"><text:span text:style-name="T564">19.5.</text:span> <text:span text:style-name="T117">Ĉe</text:span><text:span text:style-name="T38"> — </text:span><text:span text:style-name="T48">у, за, ля.</text:span><text:span text:style-name="T38"> Ужываецца з назоўным і вінавальным склонам: </text:span><text:span text:style-name="T177">Vesperman</text:span><text:span text:style-name="T179">ĝ</text:span><text:span text:style-name="T177">u hodia</text:span><text:span text:style-name="T179">ŭ</text:span><text:span text:style-name="T177"> </text:span><text:span text:style-name="T179">ĉe ni!</text:span><text:span text:style-name="T38"> — </text:span><text:span text:style-name="T48">Павячэрай сёння ў нас! </text:span><text:span text:style-name="T179">Mi </text:span><text:span text:style-name="T177">estis </text:span><text:span text:style-name="T179">ĉe </text:span><text:span text:style-name="T177">Sergeo.</text:span><text:span text:style-name="T48"> </text:span><text:span text:style-name="T581">— </text:span><text:span text:style-name="T48">Я быў у Сяргея. </text:span><text:span text:style-name="T177">La tuta familio sidis ĉe la tablo</text:span><text:span text:style-name="T167">.</text:span><text:span text:style-name="T38"> </text:span><text:span text:style-name="T570">— </text:span><text:span text:style-name="T48">Уся сям’я сядзела за сталом. </text:span><text:span text:style-name="T177">Ni sidis </text:span><text:span text:style-name="T179">ĉe </text:span><text:span text:style-name="T177">la lignofajro kaj kantis</text:span><text:span text:style-name="T167">. </text:span><text:span text:style-name="T38">— </text:span><text:span text:style-name="T48">Мы сядзелі ля вогнішча і спявалі. </text:span><text:span text:style-name="T177">Sidiĝu al</text:span><text:span text:style-name="T179"> ni ĉe </text:span><text:span text:style-name="T177">la tablon!</text:span><text:span text:style-name="T570"> </text:span><text:span text:style-name="T38">— </text:span><text:span text:style-name="T48">Сядай да нас за стол!</text:span></text:p>
      <text:p text:style-name="P220"><text:span text:style-name="T43">Часта прыназоўнік </text:span><text:span text:style-name="T147">ĉe</text:span><text:span text:style-name="T43"> па сэнсу набліжаецца да прыназоўніка </text:span><text:span text:style-name="T148">apud</text:span><text:span text:style-name="T575">,</text:span><text:span text:style-name="T569"> </text:span><text:span text:style-name="T43">але ўсё ж паказвае на большую блізкасць: </text:span><text:span text:style-name="T148">Nikolao staris </text:span><text:span text:style-name="T144">ĉe </text:span><text:span text:style-name="T148">la fenestro. Nikolao staris apud la fenestro.</text:span><text:span text:style-name="T88"> </text:span><text:span text:style-name="T569">— </text:span><text:span text:style-name="T30">Мікола стаяў ля акна. </text:span><text:span text:style-name="T148">Ĉemara</text:span><text:span text:style-name="T164"> </text:span><text:span text:style-name="T163">— </text:span><text:span text:style-name="T148">apudmara</text:span><text:span text:style-name="T164"> —</text:span><text:span text:style-name="T569"> </text:span><text:span text:style-name="T30">прыморскі.</text:span></text:p>
      <text:p text:style-name="P220"><text:span text:style-name="T43">У якасці прыстаўкі прыназоўнік </text:span><text:span text:style-name="T147">ĉe</text:span><text:span text:style-name="T43"> выкарыстоўваецца вельмі рэдка: </text:span><text:span text:style-name="T147">ĉ</text:span><text:span text:style-name="T148">eesti</text:span><text:span text:style-name="T569"> </text:span><text:span text:style-name="T43">— </text:span><text:span text:style-name="T30">прысутнічаць, </text:span><text:span text:style-name="T147">ĉ</text:span><text:span text:style-name="T148">etabla festo</text:span><text:span text:style-name="T569"> </text:span><text:span text:style-name="T43">— </text:span><text:span text:style-name="T30">застолле.</text:span></text:p>
      <text:p text:style-name="P214"><text:span text:style-name="T564">19.6.</text:span> <text:span text:style-name="T114">Ĉirkaŭ</text:span><text:span text:style-name="T38"> — </text:span><text:span text:style-name="T48">навокал, каля</text:span><text:span text:style-name="T38"> (прыблізна). Ужываецца з назоўным склонам: </text:span><text:span text:style-name="T177">Ĉirka</text:span><text:span text:style-name="T183">ŭ</text:span><text:span text:style-name="T177"> la vila</text:span><text:span text:style-name="T183">ĝ</text:span><text:span text:style-name="T177">o estis densa arbaro.</text:span><text:span text:style-name="T584"> </text:span><text:span text:style-name="T570">— </text:span><text:span text:style-name="T48">Вакол вёскі быў густы лес. </text:span><text:span text:style-name="T179">N</text:span><text:span text:style-name="T183">un</text:span><text:span text:style-name="T179"> </text:span><text:span text:style-name="T177">estas </text:span><text:span text:style-name="T183">ĉirk</text:span><text:span text:style-name="T179">aŭ </text:span><text:span text:style-name="T183">la</text:span><text:span text:style-name="T179"> </text:span><text:span text:style-name="T183">kvina</text:span><text:span text:style-name="T170">.</text:span><text:span text:style-name="T564"> </text:span><text:span text:style-name="T38">— </text:span><text:span text:style-name="T48">Зараз каля пяці гадзін. </text:span><text:span text:style-name="T183">Ŝ</text:span><text:span text:style-name="T177">i havas ĉirka</text:span><text:span text:style-name="T183">ŭ</text:span><text:span text:style-name="T177"> kvindek jarojn</text:span><text:span text:style-name="T167">. </text:span><text:span text:style-name="T570">— </text:span><text:span text:style-name="T48">Ёй каля пяцідзесяці год.</text:span></text:p>
      <text:p text:style-name="P251"><text:span text:style-name="T527">Прыназоўнік </text:span><text:span text:style-name="T530">ĉirka</text:span><text:span text:style-name="T531">ŭ</text:span><text:span text:style-name="T527"> можа быць выкарыстаны ў якасці прыстаўкі ці самастойнага слова: </text:span><text:span text:style-name="T530">ĉirka</text:span><text:span text:style-name="T531">ŭa</text:span><text:span text:style-name="T528"> — навакольны, </text:span><text:span text:style-name="T530">ĉirka</text:span><text:span text:style-name="T531">ŭ</text:span><text:span text:style-name="T530">e</text:span><text:span text:style-name="T525"> </text:span><text:span text:style-name="T527">— </text:span><text:span text:style-name="T528">наўкол</text:span><text:span text:style-name="T527"> (прыслоўе), </text:span><text:soft-page-break/><text:span text:style-name="T530">ĉirka</text:span><text:span text:style-name="T531">ŭo</text:span><text:span text:style-name="T525"> </text:span><text:span text:style-name="T527">— </text:span><text:span text:style-name="T528">наваколле, </text:span><text:span text:style-name="T530">ĉirka</text:span><text:span text:style-name="T531">ŭi</text:span><text:span text:style-name="T535"> — </text:span><text:span text:style-name="T530">ĉirka</text:span><text:span text:style-name="T531">ŭ</text:span><text:span text:style-name="T530">i</text:span><text:span text:style-name="T531">ĝ</text:span><text:span text:style-name="T530">i</text:span><text:span text:style-name="T536"> </text:span><text:span text:style-name="T535">—</text:span><text:span text:style-name="T527"> </text:span><text:span text:style-name="T528">абкружаць, </text:span><text:span text:style-name="T530">ĉirka</text:span><text:span text:style-name="T531">ŭ</text:span><text:span text:style-name="T530">bari</text:span><text:span text:style-name="T536"> </text:span><text:span text:style-name="T535">—</text:span><text:span text:style-name="T527"> </text:span><text:span text:style-name="T528">абгарадзіць, </text:span><text:span text:style-name="T530">ĉirka</text:span><text:span text:style-name="T531">ŭ</text:span><text:span text:style-name="T530">braki</text:span><text:span text:style-name="T536"> </text:span><text:span text:style-name="T535">—</text:span><text:span text:style-name="T527"> </text:span><text:span text:style-name="T528">абняць, абхапіць, </text:span><text:span text:style-name="T530">ĉirka</text:span><text:span text:style-name="T531">ŭ</text:span><text:span text:style-name="T530">flugi </text:span><text:span text:style-name="T527">— </text:span><text:span text:style-name="T528">абляцець, </text:span><text:span text:style-name="T530">ĉirka</text:span><text:span text:style-name="T531">ŭ</text:span><text:span text:style-name="T530">iri</text:span><text:span text:style-name="T536"> </text:span><text:span text:style-name="T535">—</text:span><text:span text:style-name="T527"> </text:span><text:span text:style-name="T528">абысці, </text:span><text:span text:style-name="T532">ĉirkaŭmezuri</text:span><text:span text:style-name="T526"> </text:span><text:span text:style-name="T527">— </text:span><text:span text:style-name="T528">абмераць</text:span><text:span text:style-name="T527"> і г. д.</text:span></text:p>
      <text:p text:style-name="P205"><text:span text:style-name="T77">19.7. </text:span>Прыназоўнік <text:span text:style-name="T128">da</text:span><text:span text:style-name="T384"> </text:span>ўжываецца пасля назоўнікаў <text:span text:style-name="T337">і </text:span>прыслоўяў, якія паказваюць колькасць. Сам прыназоўнік не перакладаецца, а слова ці група слоў, якія ідуць за прыназоўнікам, перакладаюцца ў родным склоне:<text:span text:style-name="T557"> </text:span><text:span text:style-name="T148">glaso da akvo</text:span><text:span text:style-name="T384"> </text:span><text:span text:style-name="T337">— </text:span><text:span text:style-name="T553">шклянка вады, </text:span><text:span text:style-name="T148">multe da libroj</text:span><text:span text:style-name="T384"> — </text:span><text:span text:style-name="T553">многа кніг, </text:span><text:span text:style-name="T148">deko da ovoj</text:span><text:span text:style-name="T384"> — </text:span><text:span text:style-name="T553">дзясятак яек, </text:span><text:span text:style-name="T148">kvin jaroj da laboro</text:span><text:span text:style-name="T384"> — </text:span><text:span text:style-name="T553">пяць год працы, </text:span><text:span text:style-name="T148">unu kilogramo da terpomoj</text:span><text:span text:style-name="T384"> — </text:span><text:span text:style-name="T553">кілаграм бульбы, </text:span><text:span text:style-name="T148">bukedo da rozoj</text:span><text:span text:style-name="T384"> — </text:span><text:span text:style-name="T553">букет руж, </text:span><text:span text:style-name="T148">deko da kilometroj</text:span><text:span text:style-name="T384"> — </text:span><text:span text:style-name="T553">дзясятак кіламетраў.</text:span><text:span text:style-name="T337"> </text:span>Прыназоўнік<text:span text:style-name="T557"> </text:span><text:span text:style-name="T148">da</text:span><text:span text:style-name="T384"> </text:span>не ўжываецца пасля колькасных лічэбнікаў <text:span text:style-name="T337">і </text:span>прыметнікаў:<text:span text:style-name="T557"> </text:span><text:span text:style-name="T148">kvin rubloj</text:span><text:span text:style-name="T384"> </text:span>—<text:span text:style-name="T557"> </text:span><text:span text:style-name="T553">пяць рублёў, </text:span><text:span text:style-name="T148">multaj libroj</text:span><text:span text:style-name="T384"> </text:span><text:span text:style-name="T337">— </text:span><text:span text:style-name="T553">многія кнігі, многа кніг.</text:span></text:p>
      <text:p text:style-name="P211"><text:span text:style-name="T564">19.8. </text:span><text:span text:style-name="T114">De</text:span><text:span text:style-name="T563"> </text:span><text:span text:style-name="T341">— </text:span><text:span text:style-name="T48">ад, з, са.</text:span><text:span text:style-name="T341"> </text:span><text:span text:style-name="T38">Прыназоўнік </text:span><text:span text:style-name="T183">de</text:span><text:span text:style-name="T360"> </text:span><text:span text:style-name="T38">самы ўжывальны ў мове эсперанта.</text:span><text:span text:style-name="T64"> Ён</text:span><text:span text:style-name="T38"> ужываецца для перадачы граматычнай катэгорыі роднага і творнага склону для адушаўлёных назоўнікаў. На беларускую мову перакладаецца не заўсёды:</text:span><text:span text:style-name="T43"> </text:span><text:span text:style-name="T183">La libro de mia amiko.</text:span><text:span text:style-name="T57"> </text:span><text:span text:style-name="T584">— </text:span><text:span text:style-name="T48">Кніга майго сябра. </text:span><text:span text:style-name="T183">La letero skribita de mia patro</text:span><text:span text:style-name="T404">.</text:span><text:span text:style-name="T418"> </text:span><text:span text:style-name="T360">— </text:span><text:span text:style-name="T48">Пісьмо, напісанае маім бацькам. </text:span><text:span text:style-name="T183">La stratoj de Minsk</text:span><text:span text:style-name="T404">.</text:span><text:span text:style-name="T418"> </text:span><text:span text:style-name="T360">— </text:span><text:span text:style-name="T48">Вуліцы Мінска. </text:span><text:span text:style-name="T183">De komenco de la jaro.</text:span><text:span text:style-name="T57"> </text:span><text:span text:style-name="T360">— </text:span><text:span text:style-name="T48">З пачатку года. </text:span><text:span text:style-name="T183">De infanaj jaroj</text:span><text:span text:style-name="T404">.</text:span><text:span text:style-name="T418"> </text:span><text:span text:style-name="T360">— </text:span><text:span text:style-name="T48">З дзіцячых гадоў. </text:span><text:span text:style-name="T183">Veturi de Bresto ĝis Minsko</text:span><text:span text:style-name="T404">.</text:span><text:span text:style-name="T418"> </text:span><text:span text:style-name="T360">— </text:span><text:span text:style-name="T48">Ехаць з Брэста да Мінска. </text:span><text:span text:style-name="T183">De mateno ĝis vespero</text:span><text:span text:style-name="T404">.</text:span><text:span text:style-name="T418"> </text:span><text:span text:style-name="T360">— </text:span><text:span text:style-name="T48">Ад ранку да вечара. </text:span><text:span text:style-name="T178">Li</text:span><text:span text:style-name="T179"> </text:span><text:span text:style-name="T183">pali</text:span><text:span text:style-name="T178">ĝ</text:span><text:span text:style-name="T183">is de kolero</text:span><text:span text:style-name="T404">.</text:span><text:span text:style-name="T366"> </text:span><text:span text:style-name="T341">— </text:span><text:span text:style-name="T48">Ён пабялеў ад злосці. </text:span><text:span text:style-name="T183">Janka Kupala estas poeto de granda talento</text:span><text:span text:style-name="T404">.</text:span><text:span text:style-name="T366"> </text:span><text:span text:style-name="T360">— </text:span><text:span text:style-name="T48">Янка Купала</text:span><text:span text:style-name="T341"> </text:span><text:span text:style-name="T360">— </text:span><text:span text:style-name="T48">паэт вялікага таленту.</text:span></text:p>
      <text:p text:style-name="P197"><text:span text:style-name="T208">Апошнім часам замест прыназоўніка </text:span><text:span text:style-name="T287">de</text:span><text:span text:style-name="T378"> </text:span><text:span text:style-name="T208">нярэдка ўжываюць неалагізмы </text:span><text:span text:style-name="T287">far, fare de</text:span><text:span text:style-name="T378"> </text:span><text:span text:style-name="T208">ў выпадках, калі ў сказе пазначана, кім праводзіцца дзеянне: </text:span><text:span text:style-name="T287">La romano </text:span><text:span text:style-name="T271">«</text:span><text:span text:style-name="T286">La</text:span><text:span text:style-name="T271"> </text:span><text:span text:style-name="T287">tria generacio» estas verkita far (fare de) Kuzma </text:span><text:span text:style-name="T286">Ĉorny</text:span><text:span text:style-name="T271">.</text:span><text:span text:style-name="T233"> </text:span><text:span text:style-name="T196">— Раман «Трэцяе пакаленне» напісаны Кузьмой Чорным.</text:span></text:p>
      <text:p text:style-name="P197"><text:span text:style-name="T208">Прыназоўнік </text:span><text:span text:style-name="T287">de</text:span><text:span text:style-name="T378"> </text:span><text:span text:style-name="T208">можа выкарыстоўвацца таксама і ў якасці прыстаўкі: </text:span><text:span text:style-name="T287">defali</text:span><text:span text:style-name="T378"> </text:span><text:span text:style-name="T345">— </text:span><text:span text:style-name="T196">адпасці, </text:span><text:span text:style-name="T287">deiri</text:span><text:span text:style-name="T378"> </text:span><text:span text:style-name="T208">— </text:span><text:span text:style-name="T196">адысці, </text:span><text:span text:style-name="T287">deflugi</text:span><text:span text:style-name="T378"> </text:span><text:span text:style-name="T345">— </text:span><text:span text:style-name="T196">адляцець, </text:span><text:span text:style-name="T287">dehaki</text:span><text:span text:style-name="T378"> </text:span><text:span text:style-name="T345">— </text:span><text:span text:style-name="T196">адсячы, </text:span><text:span text:style-name="T287">de</text:span><text:span text:style-name="T286">ĵ</text:span><text:span text:style-name="T287">eti</text:span><text:span text:style-name="T378"> </text:span><text:span text:style-name="T345">— </text:span><text:span text:style-name="T196">адкінуць </text:span><text:span text:style-name="T208">і г. д.</text:span></text:p>
      <text:p text:style-name="P219"><text:span text:style-name="T570">19.9. </text:span><text:span text:style-name="T148">Dum</text:span><text:span text:style-name="T570"> </text:span><text:span text:style-name="T341">— </text:span><text:span text:style-name="T29">пакуль, у час, у той час як.</text:span><text:span text:style-name="T341"> </text:span><text:span text:style-name="T38">Гэты прыназоўнік можа выкарыстоўвацца ў якасці прыстаўкі і самастойнага слова: </text:span><text:span text:style-name="T131">Dum mi parolos pertelefone, vi legu </text:span><text:span text:style-name="T84">ĵurna</text:span><text:span text:style-name="T86">lojn</text:span><text:span text:style-name="T369">.</text:span><text:span text:style-name="T366"> </text:span><text:span text:style-name="T379">— </text:span><text:span text:style-name="T29">Пакуль я буду размаўляць па тэлефоне, ты пачытай газеты. </text:span><text:span text:style-name="T131">Dum libera tempo mi ŝatas promeni en parko</text:span><text:span text:style-name="T405">.</text:span><text:span text:style-name="T366"> </text:span><text:span text:style-name="T379">— </text:span><text:span text:style-name="T38">У </text:span><text:span text:style-name="T29">вольны час я люблю прагуляцца па парку. </text:span><text:span text:style-name="T84">Mi</text:span><text:span text:style-name="T134"> </text:span><text:span text:style-name="T131">rimarkis, ke dum la vespermanĝo li</text:span><text:span text:style-name="T134"> </text:span><text:span text:style-name="T131">estis malgaja</text:span><text:span text:style-name="T405">.</text:span><text:span text:style-name="T366"> </text:span><text:span text:style-name="T379">— </text:span><text:span text:style-name="T29">Я прыкмеціў, што ў час вячэры ён быў невясёлы. </text:span><text:span text:style-name="T131">Dum vi ripozis mi sukcesis traduki tutan tekston.</text:span><text:span text:style-name="T83"> </text:span><text:span text:style-name="T570">— </text:span><text:span text:style-name="T29">У</text:span><text:span text:style-name="T38"> </text:span><text:span text:style-name="T29">той час як</text:span><text:span text:style-name="T341"> </text:span><text:span text:style-name="T38">(пакуль) </text:span><text:span text:style-name="T29">ты адпачываў, я паспеў перакласці ўвесь тэкст. </text:span><text:span text:style-name="T131">Dume mi estas okupita</text:span><text:span text:style-name="T167">. </text:span><text:span text:style-name="T570">— </text:span><text:span text:style-name="T29">Пакуль што я заняты. </text:span><text:span text:style-name="T131">Vi estas mia dumviva </text:span><text:span text:style-name="T132">ŝ</text:span><text:span text:style-name="T131">uldanto</text:span><text:span text:style-name="T167">.</text:span><text:span text:style-name="T98"> </text:span><text:span text:style-name="T570">— </text:span><text:span text:style-name="T29">Ты мой пажыццёвы даўжнік.</text:span></text:p>
      <text:p text:style-name="P211"><text:span text:style-name="T564">19.10.</text:span> <text:span text:style-name="T114">Ekster</text:span><text:span text:style-name="T563"> </text:span><text:span text:style-name="T38">— </text:span><text:span text:style-name="T48">за, па-за, звонку.</text:span><text:span text:style-name="T38"> Гэты прыназоўнік можа ўжывацца ў якасці самастойнага слова і вельмі шырока ўжываецца ў якасці прыстаўкі. Можа выкарыстоўвацца з назоўным ці з вінавальным склонам:</text:span><text:span text:style-name="T43"> </text:span><text:span text:style-name="T183">Bonvolu eliri ekster la pordon!</text:span><text:span text:style-name="T564"> </text:span><text:span text:style-name="T38">— </text:span><text:span text:style-name="T48">Выйдзі, калі ласка, за дзверы! </text:span><text:span text:style-name="T38">(куды?)</text:span><text:span text:style-name="T43"> </text:span><text:span text:style-name="T183">Sed mi hiera</text:span><text:span text:style-name="T178">ŭ</text:span><text:span text:style-name="T183"> estis ekster la pordo!</text:span><text:span text:style-name="T169"> </text:span><text:span text:style-name="T564">— </text:span><text:span text:style-name="T48">Але ж я ўчора быў</text:span><text:span text:style-name="T38"> (дзе?)</text:span><text:span text:style-name="T43"> </text:span><text:span text:style-name="T48">за дзвярыма! </text:span><text:span text:style-name="T183">Diman</text:span><text:span text:style-name="T178">ĉ</text:span><text:span text:style-name="T183">e mi preferas ripozi ekster la urbo</text:span><text:span text:style-name="T169">.</text:span><text:span text:style-name="T98"> </text:span><text:span text:style-name="T564">— </text:span><text:span text:style-name="T48">Я</text:span><text:span text:style-name="T38"> </text:span><text:span text:style-name="T48">лічу за лепшае па нядзелях адпачываць за горадам. </text:span><text:span text:style-name="T183">Viktoro estas akceptita ekster la konkurso</text:span><text:span text:style-name="T169">.</text:span><text:span text:style-name="T98"> </text:span><text:span text:style-name="T564">— </text:span><text:span text:style-name="T48">Віктар прыняты па-за конкурсам; </text:span><text:span text:style-name="T179">ekstere</text:span><text:span text:style-name="T170"> </text:span><text:span text:style-name="T38">— </text:span><text:span text:style-name="T48">звонку, </text:span><text:span text:style-name="T183">ekstero</text:span><text:span text:style-name="T169"> </text:span><text:span text:style-name="T170">— </text:span><text:span text:style-name="T183">eksteraĵo</text:span><text:span text:style-name="T169"> </text:span><text:span text:style-name="T170">—</text:span><text:span text:style-name="T38"> </text:span><text:span text:style-name="T48">знешнасць, вонкавы выгляд, </text:span><text:span text:style-name="T183">ekstera</text:span><text:span text:style-name="T38"> — </text:span><text:soft-page-break/><text:span text:style-name="T48">вонкавы, знадворны, навакольны, </text:span><text:span text:style-name="T183">eksterlanda</text:span><text:span text:style-name="T564"> </text:span><text:span text:style-name="T38">— </text:span><text:span text:style-name="T48">замежны, </text:span><text:span text:style-name="T183">eksterordinara</text:span><text:span text:style-name="T564"> </text:span><text:span text:style-name="T38">— </text:span><text:span text:style-name="T48">незвычайны, </text:span><text:span text:style-name="T183">eksterplana</text:span><text:span text:style-name="T564"> </text:span><text:span text:style-name="T38">— </text:span><text:span text:style-name="T48">пазапланавы.</text:span></text:p>
      <text:p text:style-name="P215"><text:span text:style-name="T564">19.11.</text:span> <text:span text:style-name="T114">El</text:span><text:span text:style-name="T43"> </text:span><text:span text:style-name="T38">— </text:span><text:span text:style-name="T48">з, са.</text:span><text:span text:style-name="T38"> Ужываецца з назоўным склонам:</text:span><text:span text:style-name="T43"> </text:span><text:span text:style-name="T180">Vera venis el Grodno</text:span><text:span text:style-name="T171">.</text:span><text:span text:style-name="T565"> </text:span><text:span text:style-name="T571">— </text:span><text:span text:style-name="T48">Вера прыехала з Гродна. </text:span><text:span text:style-name="T179">Mi </text:span><text:span text:style-name="T180">ricevis leteron de mia amiko el Leningrad</text:span><text:span text:style-name="T171">.</text:span><text:span text:style-name="T565"> </text:span><text:span text:style-name="T571">— </text:span><text:span text:style-name="T48">Я атрымаў пісьмо ад сябра з Ленінграда. </text:span><text:span text:style-name="T180">Nina trinkas kafon el taso</text:span><text:span text:style-name="T171">.</text:span><text:span text:style-name="T565"> </text:span><text:span text:style-name="T571">—</text:span><text:span text:style-name="T565"> </text:span><text:span text:style-name="T48">Ніна п’е каву з кубачка.</text:span><text:span text:style-name="T38"> Прыназоўнік </text:span><text:span text:style-name="T181">el</text:span><text:span text:style-name="T38"> ужываецца вельмі шырока ў якасці прыстаўкі:</text:span><text:span text:style-name="T43"> </text:span><text:span text:style-name="T181">eliri</text:span><text:span text:style-name="T38"> — </text:span><text:span text:style-name="T48">выйсці, </text:span><text:span text:style-name="T180">eltrinki</text:span><text:span text:style-name="T571"> </text:span><text:span text:style-name="T38">— </text:span><text:span text:style-name="T48">выпіць, </text:span><text:span text:style-name="T180">elver</text:span><text:span text:style-name="T181">ŝ</text:span><text:span text:style-name="T180">i</text:span><text:span text:style-name="T571"> </text:span><text:span text:style-name="T38">— </text:span><text:span text:style-name="T48">выліць</text:span><text:span text:style-name="T38"> і г. д.</text:span></text:p>
      <text:p text:style-name="P200"><text:span text:style-name="T99">19.12.</text:span><text:span text:style-name="T77"> </text:span><text:span text:style-name="T114">En</text:span><text:span text:style-name="T563"> </text:span><text:span text:style-name="T564">— </text:span><text:span text:style-name="T584">у, ва.</text:span><text:span text:style-name="T564"> Ужываецца з назоўным склонам (калі можна спытаць: дзе?) і з вінавальным склонам (калі можна спытаць: калі?):</text:span><text:span text:style-name="T563"> </text:span><text:span text:style-name="T177">Nikolao studas en</text:span><text:span text:style-name="T183"> </text:span><text:span text:style-name="T177">instituto kaj Anatolo studas en universitato.</text:span><text:span text:style-name="T56"> </text:span><text:span text:style-name="T582">— </text:span><text:span text:style-name="T584">Мікола вучыцца ў інстытуце, а Анатоль вучыцца ва </text:span><text:span text:style-name="T585">ў</text:span><text:span text:style-name="T584">ніверсітэце. </text:span><text:span text:style-name="T177">Marina laboras en</text:span><text:span text:style-name="T183"> </text:span><text:span text:style-name="T177">biblioteko kaj Anna</text:span><text:span text:style-name="T183"> </text:span><text:span text:style-name="T177">laboras en</text:span><text:span text:style-name="T183"> </text:span><text:span text:style-name="T177">uzino</text:span><text:span text:style-name="T167">.</text:span><text:span text:style-name="T61"> </text:span><text:span text:style-name="T564">— </text:span><text:span text:style-name="T584">Марына працуе ў бібліятэцы, а Ганна</text:span><text:span text:style-name="T564"> — </text:span><text:span text:style-name="T584">на заводзе. </text:span><text:span text:style-name="T177">Knabo kuras en</text:span><text:span text:style-name="T183"> </text:span><text:span text:style-name="T178">la</text:span><text:span text:style-name="T183"> </text:span><text:span text:style-name="T177">korto</text:span><text:span text:style-name="T167">.</text:span><text:span text:style-name="T101"> </text:span><text:span text:style-name="T564">— </text:span><text:span text:style-name="T584">Хлопчык бегае</text:span><text:span text:style-name="T564"> (дзе?)</text:span><text:span text:style-name="T563"> </text:span><text:span text:style-name="T584">у двары. </text:span><text:span text:style-name="T177">Knabo kuras en</text:span><text:span text:style-name="T183"> </text:span><text:span text:style-name="T178">la</text:span><text:span text:style-name="T183"> </text:span><text:span text:style-name="T177">korton</text:span><text:span text:style-name="T167">.</text:span><text:span text:style-name="T101"> </text:span><text:span text:style-name="T564">— </text:span><text:span text:style-name="T584">Хлопчык бяжыць</text:span><text:span text:style-name="T564"> (куды?)</text:span><text:span text:style-name="T563"> </text:span><text:span text:style-name="T584">у двор. </text:span><text:span text:style-name="T183">Mi </text:span><text:span text:style-name="T177">tralegis ĉi</text:span><text:span text:style-name="T183"> </text:span><text:span text:style-name="T177">tiun libron en</text:span><text:span text:style-name="T183"> </text:span><text:span text:style-name="T177">da</text:span><text:span text:style-name="T178">ŭ</text:span><text:span text:style-name="T177">ro de du tagoj</text:span><text:span text:style-name="T167">.</text:span><text:span text:style-name="T101"> </text:span><text:span text:style-name="T571">— </text:span><text:span text:style-name="T584">Я</text:span><text:span text:style-name="T564"> </text:span><text:span text:style-name="T584">прачытаў гэтую кнігу за два дні</text:span><text:span text:style-name="T564"> (на працягу двух дзён).</text:span><text:span text:style-name="T563"> </text:span><text:span text:style-name="T183">En </text:span><text:span text:style-name="T177">septembro</text:span><text:span text:style-name="T571"> </text:span><text:span text:style-name="T564">— </text:span><text:span text:style-name="T584">у верасні, </text:span><text:span text:style-name="T183">en </text:span><text:span text:style-name="T177">vintro</text:span><text:span text:style-name="T571"> </text:span><text:span text:style-name="T564">— </text:span><text:span text:style-name="T584">зімой.</text:span></text:p>
      <text:p text:style-name="P218"><text:span text:style-name="T38">Прыназоўнік </text:span><text:span text:style-name="T134">en</text:span><text:span text:style-name="T38"> можа выкарыстоўвацца як самастойнае слова, часцей, аднак, выкарыстоўваецца ў якасці прыстаўкі:</text:span><text:span text:style-name="T45"> </text:span><text:span text:style-name="T134">ena</text:span><text:span text:style-name="T38"> — </text:span><text:span text:style-name="T29">унутраны, </text:span><text:span text:style-name="T134">ene</text:span><text:span text:style-name="T38"> — </text:span><text:span text:style-name="T29">унутры, усярэдзіне, </text:span><text:span text:style-name="T131">enhavo</text:span><text:span text:style-name="T570"> </text:span><text:span text:style-name="T38">— </text:span><text:span text:style-name="T29">змест, </text:span><text:span text:style-name="T131">enmeti</text:span><text:span text:style-name="T570"> </text:span><text:span text:style-name="T38">— </text:span><text:span text:style-name="T29">укласці, улажыць, </text:span><text:span text:style-name="T131">enporti</text:span><text:span text:style-name="T570"> </text:span><text:span text:style-name="T38">— </text:span><text:span text:style-name="T29">унесці</text:span><text:span text:style-name="T38"> і г. д</text:span><text:span text:style-name="T578">.</text:span></text:p>
      <text:p text:style-name="P201"><text:span text:style-name="T102">19.13.</text:span><text:span text:style-name="T80"> </text:span><text:span text:style-name="T118">Ĝ</text:span><text:span text:style-name="T119">is</text:span><text:span text:style-name="T583"> </text:span><text:span text:style-name="T586">— да, да таго, пакуль.</text:span><text:span text:style-name="T565"> Выкарыстоўваецца толькі з назоўным склонаў:</text:span><text:span text:style-name="T567"> </text:span><text:span text:style-name="T180">Ni veturas </text:span><text:span text:style-name="T181">ĝ</text:span><text:span text:style-name="T180">is Moskvo</text:span><text:span text:style-name="T171">.</text:span><text:span text:style-name="T565"> </text:span><text:span text:style-name="T566">—</text:span><text:span text:style-name="T571"> </text:span><text:span text:style-name="T586">Мы едзем да Масквы. </text:span><text:span text:style-name="T182">Iru</text:span><text:span text:style-name="T181"> </text:span><text:span text:style-name="T180">ĝis fino!</text:span><text:span text:style-name="T171"> </text:span><text:span text:style-name="T565">— </text:span><text:span text:style-name="T586">Ідзіце да канца! </text:span><text:span text:style-name="T180">Ni laboras de mateno ĝis vespero</text:span><text:span text:style-name="T171">.</text:span><text:span text:style-name="T101"> </text:span><text:span text:style-name="T171">—</text:span><text:span text:style-name="T571"> </text:span><text:span text:style-name="T586">Мы працуем ад раніцы да вечара. </text:span><text:span text:style-name="T178">Ĝ</text:span><text:span text:style-name="T177">is kiam mi</text:span><text:span text:style-name="T181"> </text:span><text:span text:style-name="T177">atendos vin?</text:span><text:span text:style-name="T379"> — </text:span><text:span text:style-name="T586">Дакуль</text:span><text:span text:style-name="T361"> </text:span><text:span text:style-name="T565">(да якога часу)</text:span><text:span text:style-name="T567"> </text:span><text:span text:style-name="T586">я буду вас чакаць? </text:span><text:span text:style-name="T177">Vi atendu, ĝis kiam</text:span><text:span text:style-name="T178"> m</text:span><text:span text:style-name="T177">i venos!</text:span><text:span text:style-name="T379"> — </text:span><text:span text:style-name="T586">Чакайце</text:span><text:span text:style-name="T361"> </text:span><text:span text:style-name="T565">(да таго часу)</text:span><text:span text:style-name="T361">, </text:span><text:span text:style-name="T586">пакуль я не прыйду. </text:span><text:span text:style-name="T178">Ĝ</text:span><text:span text:style-name="T177">is revido!</text:span><text:span text:style-name="T379"> </text:span><text:span text:style-name="T361">— </text:span><text:span text:style-name="T586">Да пабачэння, </text:span><text:span text:style-name="T177">ĝis mor</text:span><text:span text:style-name="T109">g</text:span><text:span text:style-name="T177">a</text:span><text:span text:style-name="T178">ŭ</text:span><text:span text:style-name="T361"> — </text:span><text:span text:style-name="T586">да заўтра.</text:span></text:p>
      <text:p text:style-name="P195"><text:span text:style-name="T202">Гэты прыназоўнік можа выкарыстоўвацца ў якасці прыстаўкі:</text:span><text:span text:style-name="T210"> </text:span><text:span text:style-name="T279">ĝisatendi</text:span><text:span text:style-name="T379"> </text:span><text:span text:style-name="T341">— </text:span><text:span text:style-name="T191">дачакацца, </text:span><text:span text:style-name="T279">ĝisvivi</text:span><text:span text:style-name="T379"> </text:span><text:span text:style-name="T341">— </text:span><text:span text:style-name="T191">дажыць, </text:span><text:span text:style-name="T279">ĝismorte</text:span><text:span text:style-name="T379"> </text:span><text:span text:style-name="T341">— </text:span><text:span text:style-name="T191">да самай смерці.</text:span></text:p>
      <text:p text:style-name="P212"><text:span text:style-name="T563">19.14.</text:span> <text:span text:style-name="T153">Inter</text:span><text:span text:style-name="T362"> </text:span><text:span text:style-name="T345">— </text:span><text:span text:style-name="T46">па(між), (па)сярод.</text:span><text:span text:style-name="T345"> </text:span><text:span text:style-name="T43">Ужываецца з назоўным і зрэдку з вінавальным склонам:</text:span><text:span text:style-name="T45"> </text:span><text:span text:style-name="T114">egala inter egalaj</text:span><text:span text:style-name="T362"> — </text:span><text:span text:style-name="T46">роўная між роўных, </text:span><text:span text:style-name="T114">inter </text:span><text:span text:style-name="T117">ni</text:span><text:span text:style-name="T345"> — </text:span><text:span text:style-name="T46">(па)між нас, сярод нас, </text:span><text:span text:style-name="T114">inter du urboj</text:span><text:span text:style-name="T362"> </text:span><text:span text:style-name="T345">— </text:span><text:span text:style-name="T46">паміж двума гарадамі, </text:span><text:span text:style-name="T174">inter</text:span><text:span text:style-name="T117"> </text:span><text:span text:style-name="T114">amikoj</text:span><text:span text:style-name="T104"> </text:span><text:span text:style-name="T345">— </text:span><text:span text:style-name="T46">сярод сяброў. </text:span><text:span text:style-name="T114">Pendigu ĉi</text:span><text:span text:style-name="T117"> </text:span><text:span text:style-name="T114">tiun bildon inter du fenestrojn!</text:span><text:span text:style-name="T362"> — </text:span><text:span text:style-name="T46">Павесь гэтую карціну паміж вокнамі!</text:span></text:p>
      <text:p text:style-name="P195"><text:span text:style-name="T202">Зрэдку ўжываецца як самастойнае слова, часцей у якасці прыстаўкі:</text:span><text:span text:style-name="T210"> </text:span><text:span text:style-name="T280">intera</text:span><text:span text:style-name="T341"> — </text:span><text:span text:style-name="T191">пасярэдні, прамежкавы, прамежны, </text:span><text:span text:style-name="T279">internacia</text:span><text:span text:style-name="T379"> </text:span><text:span text:style-name="T341">— </text:span><text:span text:style-name="T191">міжнародны, </text:span><text:span text:style-name="T279">interalie</text:span><text:span text:style-name="T379"> </text:span><text:span text:style-name="T341">— </text:span><text:span text:style-name="T191">між іншым, </text:span><text:span text:style-name="T275">inter</text:span><text:span text:style-name="T279">ligo</text:span><text:span text:style-name="T379"> </text:span><text:span text:style-name="T341">— </text:span><text:span text:style-name="T191">узаемасувязь, </text:span><text:span text:style-name="T279">interrompi</text:span><text:span text:style-name="T379"> </text:span><text:span text:style-name="T341">— </text:span><text:span text:style-name="T191">перапыніць.</text:span></text:p>
      <text:p text:style-name="P211"><text:span text:style-name="T564">19.15. </text:span><text:span text:style-name="T114">Je</text:span><text:span text:style-name="T564"> </text:span><text:span text:style-name="T38">— прыназоўнік, які не мае самастойнага значэння. Ён ужываецца тады, калі па сэнсу мы не можам ужыць які-небудзь іншы прыназоўнік:</text:span><text:span text:style-name="T43"> </text:span><text:span text:style-name="T183">plena je zorgoj</text:span><text:span text:style-name="T360"> </text:span><text:span text:style-name="T341">— </text:span><text:span text:style-name="T48">поўны клопатаў, </text:span><text:span text:style-name="T178">riĉa</text:span><text:span text:style-name="T179"> </text:span><text:span text:style-name="T183">je mono</text:span><text:span text:style-name="T341"> — </text:span><text:span text:style-name="T48">багаты на грошы, </text:span><text:span text:style-name="T183">esperi je propraj fortoj</text:span><text:span text:style-name="T360"> — </text:span><text:span text:style-name="T353">спадзявацца</text:span><text:span text:style-name="T48"> на ўласныя сілы, </text:span><text:span text:style-name="T179">Mi </text:span><text:span text:style-name="T183">kalkulas je via helpo.</text:span><text:span text:style-name="T105"> </text:span><text:span text:style-name="T584">— </text:span><text:span text:style-name="T48">Я разлічваю на тваю дапамогу.</text:span></text:p>
      <text:p text:style-name="P195"><text:span text:style-name="T202">Падчас прыназоўнік </text:span><text:span text:style-name="T279">je</text:span><text:span text:style-name="T379"> </text:span><text:span text:style-name="T202">можа замяняцца вінавальным склонам ці наадварот:</text:span><text:span text:style-name="T210"> </text:span><text:span text:style-name="T275">Mi </text:span><text:span text:style-name="T279">respondas je via letero.</text:span><text:span text:style-name="T316"> </text:span><text:span text:style-name="T275">Mi </text:span><text:span text:style-name="T279">respondas vian leteron</text:span><text:span text:style-name="T405">. </text:span><text:span text:style-name="T379">— </text:span><text:span text:style-name="T191">Я адказваю на тваё пісьмо.</text:span></text:p>
      <text:p text:style-name="P197"><text:span text:style-name="T208">Аднак прыназоўнік </text:span><text:span text:style-name="T287">je</text:span><text:span text:style-name="T378"> у</text:span><text:span text:style-name="T348">жываецца</text:span><text:span text:style-name="T208"> заўсёды для паказання часу: </text:span><text:span text:style-name="T287">je la tria </text:span><text:soft-page-break/><text:span text:style-name="T287">(horo)</text:span><text:span text:style-name="T378"> </text:span><text:span text:style-name="T345">— </text:span><text:span text:style-name="T196">а трэцяй гадзіне, </text:span><text:span text:style-name="T287">je la</text:span><text:span text:style-name="T271"> </text:span><text:span text:style-name="T287">meznokto</text:span><text:span text:style-name="T378"> </text:span><text:span text:style-name="T345">— </text:span><text:span text:style-name="T196">апоўначы.</text:span></text:p>
      <text:p text:style-name="P211"><text:span text:style-name="T564">19.16. </text:span><text:span text:style-name="T114">Kontra</text:span><text:span text:style-name="T174">ŭ</text:span><text:span text:style-name="T563"> </text:span><text:span text:style-name="T341">— </text:span><text:span text:style-name="T48">супраць, насупраць.</text:span><text:span text:style-name="T341"> </text:span><text:span text:style-name="T38">Ужываецца з назоўным склонам і толькі зрэдку з вінавальным:</text:span><text:span text:style-name="T43"> </text:span><text:span text:style-name="T179">Mi </text:span><text:span text:style-name="T183">staras kontra</text:span><text:span text:style-name="T178">ŭ</text:span><text:span text:style-name="T183"> urba teatro.</text:span><text:span text:style-name="T105"> </text:span><text:span text:style-name="T584">— </text:span><text:span text:style-name="T48">Я стаю насупраць гарадскога тэатра. </text:span><text:span text:style-name="T178">Heroe</text:span><text:span text:style-name="T179"> </text:span><text:span text:style-name="T178">eli</text:span><text:span text:style-name="T179"> </text:span><text:span text:style-name="T183">batalis kontra</text:span><text:span text:style-name="T178">ŭ</text:span><text:span text:style-name="T183"> malamiko</text:span><text:span text:style-name="T404">.</text:span><text:span text:style-name="T366"> </text:span><text:span text:style-name="T341">— </text:span><text:span text:style-name="T48">Па-геройску яны змагаліся супраць ворага. </text:span><text:span text:style-name="T182">Mi</text:span><text:span text:style-name="T179"> </text:span><text:span text:style-name="T183">a</text:span><text:span text:style-name="T178">ĉ</text:span><text:span text:style-name="T183">etis ĉi</text:span><text:span text:style-name="T179"> </text:span><text:span text:style-name="T183">tiun libron kontra</text:span><text:span text:style-name="T178">ŭ</text:span><text:span text:style-name="T179"> </text:span><text:span text:style-name="T178">tri</text:span><text:span text:style-name="T179"> </text:span><text:span text:style-name="T183">rubloj</text:span><text:span text:style-name="T105"> </text:span><text:span text:style-name="T341">—</text:span><text:span text:style-name="T366"> </text:span><text:span text:style-name="T48">Я купіў гэтую кнігу за тры рублі. </text:span><text:span text:style-name="T183">Li frapis sin forte kontra</text:span><text:span text:style-name="T178">ŭ</text:span><text:span text:style-name="T183"> la muron</text:span><text:span text:style-name="T404">.</text:span><text:span text:style-name="T366"> </text:span><text:span text:style-name="T360">— </text:span><text:span text:style-name="T48">Ён моцна стукнуўся аб сцяну. </text:span><text:span text:style-name="T183">Vi estas maljusta kontra</text:span><text:span text:style-name="T178">ŭ</text:span><text:span text:style-name="T183"> mi</text:span><text:span text:style-name="T401">.</text:span><text:span text:style-name="T366"> </text:span><text:span text:style-name="T360">— </text:span><text:span text:style-name="T48">Ты несправядлівы да мяне.</text:span></text:p>
      <text:p text:style-name="P195"><text:span text:style-name="T202">Прыназоўнік </text:span><text:span text:style-name="T279">kontra</text:span><text:span text:style-name="T280">ŭ</text:span><text:span text:style-name="T379"> </text:span><text:span text:style-name="T202">можа ўжывацца як корань самастойнага слова або ў якасці прыстаўкі:</text:span><text:span text:style-name="T210"> </text:span><text:span text:style-name="T279">kontra</text:span><text:span text:style-name="T280">ŭ</text:span><text:span text:style-name="T279">a</text:span><text:span text:style-name="T379"> </text:span><text:span text:style-name="T341">— </text:span><text:span text:style-name="T191">супрацьлеглы, </text:span><text:span text:style-name="T279">kontra</text:span><text:span text:style-name="T280">ŭ</text:span><text:span text:style-name="T279">e</text:span><text:span text:style-name="T379"> </text:span><text:span text:style-name="T341">— </text:span><text:span text:style-name="T191">насупраць, </text:span><text:span text:style-name="T279">kontra</text:span><text:span text:style-name="T280">ŭ</text:span><text:span text:style-name="T279">ulo</text:span><text:span text:style-name="T379"> </text:span><text:span text:style-name="T341">— </text:span><text:span text:style-name="T191">праціўнік, </text:span><text:span text:style-name="T279">kontra</text:span><text:span text:style-name="T280">ŭ</text:span><text:span text:style-name="T279">diri</text:span><text:span text:style-name="T405"> </text:span><text:span text:style-name="T401">— </text:span><text:span text:style-name="T279">kontra</text:span><text:span text:style-name="T280">ŭ</text:span><text:span text:style-name="T279">paroli</text:span><text:span text:style-name="T405"> </text:span><text:span text:style-name="T401">—</text:span><text:span text:style-name="T341"> </text:span><text:span text:style-name="T191">пярэчыць, супярэчыць, </text:span><text:span text:style-name="T279">kontra</text:span><text:span text:style-name="T280">ŭ</text:span><text:span text:style-name="T279">revolucia</text:span><text:span text:style-name="T379"> </text:span><text:span text:style-name="T341">— </text:span><text:span text:style-name="T191">контррэвалюцыйны, </text:span><text:span text:style-name="T279">kontra</text:span><text:span text:style-name="T280">ŭ</text:span><text:span text:style-name="T279">ofensivo</text:span><text:span text:style-name="T379"> </text:span><text:span text:style-name="T341">— </text:span><text:span text:style-name="T191">контрнаступленне, </text:span><text:span text:style-name="T279">kontra</text:span><text:span text:style-name="T280">ŭ</text:span><text:span text:style-name="T279">stari</text:span><text:span text:style-name="T379"> </text:span><text:span text:style-name="T341">— </text:span><text:span text:style-name="T191">супрацьстаяць, супраціўляцца.</text:span></text:p>
      <text:p text:style-name="P211"><text:span text:style-name="T100">19.17. </text:span><text:span text:style-name="T118">Krom</text:span><text:span text:style-name="T361"> — </text:span><text:span text:style-name="T48">апрача, апроч, акрамя.</text:span><text:span text:style-name="T341"> </text:span><text:span text:style-name="T38">Ужываецца звычайна з назоўным склонам, але зрэдку можа выкарыстоўвацца і з вінавальным склонам:</text:span><text:span text:style-name="T43"> </text:span><text:span text:style-name="T181">Venis </text:span><text:span text:style-name="T182">ĉ</text:span><text:span text:style-name="T181">iuj krom Nikolao</text:span><text:span text:style-name="T402">.</text:span><text:span text:style-name="T367"> </text:span><text:span text:style-name="T361">— </text:span><text:span text:style-name="T48">Прыйшлі ўсе апроч Міколы. </text:span><text:span text:style-name="T181">Krom </text:span><text:span text:style-name="T179">mi en </text:span><text:span text:style-name="T181">la </text:span><text:span text:style-name="T182">ĉ</text:span><text:span text:style-name="T181">ambro estis </text:span><text:span text:style-name="T182">neniu</text:span><text:span text:style-name="T401">.</text:span><text:span text:style-name="T367"> </text:span><text:span text:style-name="T341">— </text:span><text:span text:style-name="T48">Апроч мяне ў пакоі нікога не было. </text:span><text:span text:style-name="T181">Li volis vidi neniun krom min</text:span><text:span text:style-name="T402">.</text:span><text:span text:style-name="T367"> </text:span><text:span text:style-name="T361">— </text:span><text:span text:style-name="T48">Ён не хацеў нікога бачыць апрача мяне.</text:span></text:p>
      <text:p text:style-name="P195"><text:span text:style-name="T202">Прыназоўнік </text:span><text:span text:style-name="T279">krom</text:span><text:span text:style-name="T379"> </text:span><text:span text:style-name="T202">зрэдку выкарыстоўваецца як прыстаўка або як самастойнае слова:</text:span><text:span text:style-name="T210"> </text:span><text:span text:style-name="T279">krome, krom tio</text:span><text:span text:style-name="T379"> </text:span><text:span text:style-name="T341">— </text:span><text:span text:style-name="T191">апроч таго, </text:span><text:span text:style-name="T279">kroma</text:span><text:span text:style-name="T405"> </text:span><text:span text:style-name="T341">— </text:span><text:span text:style-name="T191">дадатковы, </text:span><text:span text:style-name="T279">kromnomo</text:span><text:span text:style-name="T379"> </text:span><text:span text:style-name="T341">— </text:span><text:span text:style-name="T191">мянушка, </text:span><text:span text:style-name="T279">krompago</text:span><text:span text:style-name="T229"> </text:span><text:span text:style-name="T341">— </text:span><text:span text:style-name="T191">даплата.</text:span></text:p>
      <text:p text:style-name="P199"><text:span text:style-name="T366">19.18.</text:span><text:span text:style-name="T370"> </text:span><text:span text:style-name="T396">Kun</text:span><text:span text:style-name="T366"> </text:span><text:span text:style-name="T341">— </text:span><text:span text:style-name="T191">з, са.</text:span><text:span text:style-name="T341"> </text:span><text:span text:style-name="T202">Ужываецца з назоўным склонам: </text:span><text:span text:style-name="T275">Mi </text:span><text:span text:style-name="T279">volas paroli kun vi</text:span><text:span text:style-name="T275">.</text:span><text:span text:style-name="T229"> </text:span><text:span text:style-name="T191">— Я хачу пагаварыць з табой. </text:span><text:span text:style-name="T391">Kun</text:span><text:span text:style-name="T275"> </text:span><text:span text:style-name="T279">granda </text:span><text:span text:style-name="T280">plezuro mi</text:span><text:span text:style-name="T275"> </text:span><text:span text:style-name="T279">legas ĉi</text:span><text:span text:style-name="T275"> </text:span><text:span text:style-name="T279">tiun libron.</text:span><text:span text:style-name="T229"> </text:span><text:span text:style-name="T341">— </text:span><text:span text:style-name="T191">З задавальненнем я чытаю гэтую кнігу. </text:span><text:span text:style-name="T279">Venu kun via frato!</text:span><text:span text:style-name="T316"> — </text:span><text:span text:style-name="T191">Прыйдзі са сваім братам!</text:span></text:p>
      <text:p text:style-name="P195"><text:span text:style-name="T202">Прыназоўнік </text:span><text:span text:style-name="T279">kun</text:span><text:span text:style-name="T379"> </text:span><text:span text:style-name="T202">шырока выкарыстоўваецца ў якасці прыстаўкі, часта ўжываецца таксама ў якасці кораня самастойнага слова:</text:span><text:span text:style-name="T210"> </text:span><text:span text:style-name="T279">kune</text:span><text:span text:style-name="T379"> </text:span><text:span text:style-name="T341">— </text:span><text:span text:style-name="T191">разам, </text:span><text:span text:style-name="T279">kuna</text:span><text:span text:style-name="T379"> </text:span><text:span text:style-name="T341">— </text:span><text:span text:style-name="T191">супольны, </text:span><text:span text:style-name="T279">kunigi</text:span><text:span text:style-name="T379"> </text:span><text:span text:style-name="T341">— </text:span><text:span text:style-name="T191">аб’яднаць, </text:span><text:span text:style-name="T279">kunekzisti</text:span><text:span text:style-name="T379"> </text:span><text:span text:style-name="T341">— </text:span><text:span text:style-name="T191">суіснаваць, </text:span><text:span text:style-name="T279">kunfrato</text:span><text:span text:style-name="T379"> </text:span><text:span text:style-name="T341">— </text:span><text:span text:style-name="T191">сабрат, </text:span><text:span text:style-name="T279">kunlabori</text:span><text:span text:style-name="T379"> </text:span><text:span text:style-name="T341">— </text:span><text:span text:style-name="T191">супрацоўнічаць, </text:span><text:span text:style-name="T279">kunsenti</text:span><text:span text:style-name="T379"> </text:span><text:span text:style-name="T341">— </text:span><text:span text:style-name="T191">спачуваць.</text:span></text:p>
      <text:p text:style-name="P195"><text:span text:style-name="T319">19.19.</text:span><text:span text:style-name="T316"> </text:span><text:span text:style-name="T267">Laŭ</text:span><text:span text:style-name="T229"> </text:span><text:span text:style-name="T341">— </text:span><text:span text:style-name="T352">па</text:span><text:span text:style-name="T191">.</text:span><text:span text:style-name="T341"> </text:span><text:span text:style-name="T202">Гэты прыназоўнік ужываецца ў сэнсе «згодна», «адпаведна» або паказвае напрамак </text:span><text:span text:style-name="T203">руху</text:span><text:span text:style-name="T319">:</text:span><text:span text:style-name="T321"> </text:span><text:span text:style-name="T279">Pa</text:span><text:span text:style-name="T275">ŭ</text:span><text:span text:style-name="T279">lo iras la</text:span><text:span text:style-name="T275">ŭ</text:span><text:span text:style-name="T279"> la strato</text:span><text:span text:style-name="T405">.</text:span><text:span text:style-name="T341"> </text:span><text:span text:style-name="T379">— </text:span><text:span text:style-name="T191">Павел ідзе па вуліцы. </text:span><text:span text:style-name="T279">La</text:span><text:span text:style-name="T275">ŭ</text:span><text:span text:style-name="T279"> mia opinio </text:span><text:span text:style-name="T275">ni </text:span><text:span text:style-name="T279">devas viziti Nikolaon</text:span><text:span text:style-name="T405">.</text:span><text:span text:style-name="T341"> </text:span><text:span text:style-name="T379">— </text:span><text:span text:style-name="T191">На маю думку, мы павінны наведаць Міколу. </text:span><text:span text:style-name="T280">Oni</text:span><text:span text:style-name="T275"> </text:span><text:span text:style-name="T279">faris tion</text:span><text:span text:style-name="T280"> </text:span><text:span text:style-name="T279">la</text:span><text:span text:style-name="T280">ŭ</text:span><text:span text:style-name="T279"> via ordono</text:span><text:span text:style-name="T405">.</text:span><text:span text:style-name="T366"> </text:span><text:span text:style-name="T379">— </text:span><text:span text:style-name="T191">Усё, зроблена па вашаму загаду. </text:span><text:span text:style-name="T279">Iru laŭ via vojo</text:span><text:span text:style-name="T392">!</text:span><text:span text:style-name="T366"> </text:span><text:span text:style-name="T341">— </text:span><text:span text:style-name="T191">Ідзі сваёй дарогай!</text:span><text:span text:style-name="T341"> — </text:span><text:span text:style-name="T279">Rakontu </text:span><text:span text:style-name="T275">ĉion </text:span><text:span text:style-name="T279">la</text:span><text:span text:style-name="T280">ŭ</text:span><text:span text:style-name="T279"> ordo!</text:span><text:span text:style-name="T379"> </text:span><text:span text:style-name="T341">— </text:span><text:span text:style-name="T191">Раскажы ўсё па парадку!</text:span></text:p>
      <text:p text:style-name="P195"><text:span text:style-name="T202">Выкарыстоўваецца таксама і ў якасці прыстаўкі:</text:span><text:span text:style-name="T210"> </text:span><text:span text:style-name="T279">la</text:span><text:span text:style-name="T280">ŭ</text:span><text:span text:style-name="T279">bezone</text:span><text:span text:style-name="T379"> </text:span><text:span text:style-name="T341">— </text:span><text:span text:style-name="T316">na </text:span><text:span text:style-name="T191">патрэбе, </text:span><text:span text:style-name="T279">la</text:span><text:span text:style-name="T280">ŭ</text:span><text:span text:style-name="T279">lar</text:span><text:span text:style-name="T280">ĝ</text:span><text:span text:style-name="T279">e</text:span><text:span text:style-name="T379"> </text:span><text:span text:style-name="T341">— </text:span><text:span text:style-name="T191">упоперак, </text:span><text:span text:style-name="T279">la</text:span><text:span text:style-name="T280">ŭ</text:span><text:span text:style-name="T279">longe</text:span><text:span text:style-name="T379"> </text:span><text:span text:style-name="T341">— </text:span><text:span text:style-name="T191">удоўж, </text:span><text:span text:style-name="T279">la</text:span><text:span text:style-name="T280">ŭ</text:span><text:span text:style-name="T279">eble</text:span><text:span text:style-name="T379"> </text:span><text:span text:style-name="T191">—</text:span><text:span text:style-name="T229"> </text:span><text:span text:style-name="T191">па</text:span><text:span text:style-name="T316"> </text:span><text:span text:style-name="T191">магчымасці.</text:span></text:p>
      <text:p text:style-name="P211"><text:span text:style-name="T564">19.20.</text:span> <text:span text:style-name="T114">Malgra</text:span><text:span text:style-name="T117">ŭ</text:span><text:span text:style-name="T360"> — </text:span><text:span text:style-name="T48">нягледзячы на, не зважаючы на. </text:span><text:span text:style-name="T38">Ужываецца з назоўным склонам:</text:span><text:span text:style-name="T43"> </text:span><text:span text:style-name="T182">Ni</text:span><text:span text:style-name="T179"> </text:span><text:span text:style-name="T183">promenis la</text:span><text:span text:style-name="T178">ŭ</text:span><text:span text:style-name="T183"> la strato malgra</text:span><text:span text:style-name="T178">ŭ</text:span><text:span text:style-name="T183"> la pluvo</text:span><text:span text:style-name="T404">.</text:span><text:span text:style-name="T366"> </text:span><text:span text:style-name="T360">— </text:span><text:span text:style-name="T48">Мы шпацыравалі па вуліцы, не зважаючы на дождж. </text:span><text:span text:style-name="T183">Malgra</text:span><text:span text:style-name="T178">ŭ</text:span><text:span text:style-name="T183"> multaj malhelpoj </text:span><text:span text:style-name="T179">ni </text:span><text:span text:style-name="T183">atingis la celon</text:span><text:span text:style-name="T404">.</text:span><text:span text:style-name="T366"> </text:span><text:span text:style-name="T360">— </text:span><text:span text:style-name="T48">Нягледзячы на многія перашкоды, мы дасягнулі мэты.</text:span></text:p>
      <text:p text:style-name="P143"><text:span text:style-name="T366">19.21. </text:span><text:span text:style-name="T396">Per</text:span><text:span text:style-name="T208"> </text:span><text:span text:style-name="T341">— </text:span><text:span text:style-name="T191">пры дапамозе, праз.</text:span><text:span text:style-name="T341"> </text:span><text:span text:style-name="T202">Ужываецца з назоўным склонам. Гэты прыназоўнік не перакладаецца, калі ўжываецца для перадачы творнага склону.</text:span></text:p>
      <text:p text:style-name="P199"><text:span text:style-name="T279">Vi povas interkompreni</text:span><text:span text:style-name="T280">ĝ</text:span><text:span text:style-name="T279">i per</text:span><text:span text:style-name="T275"> </text:span><text:span text:style-name="T279">Esperanto</text:span><text:span text:style-name="T405">.</text:span><text:span text:style-name="T366"> </text:span><text:span text:style-name="T341">— </text:span><text:span text:style-name="T191">Вы можаце паразумецца пры дапамозе эсперанта. </text:span><text:span text:style-name="T275">Mi </text:span><text:span text:style-name="T279">transdonos al vi</text:span><text:span text:style-name="T275"> </text:span><text:span text:style-name="T279">la libron per</text:span><text:span text:style-name="T275"> </text:span><text:span text:style-name="T279">Viktoro</text:span><text:span text:style-name="T405">.</text:span><text:span text:style-name="T366"> </text:span><text:span text:style-name="T341">— </text:span><text:span text:style-name="T191">Я перадам табе </text:span><text:soft-page-break/><text:span text:style-name="T191">кнігу праз Віктара. </text:span><text:span text:style-name="T277">Ne per</text:span><text:span text:style-name="T275"> pan</text:span><text:span text:style-name="T230">o</text:span><text:span text:style-name="T275"> </text:span><text:span text:style-name="T277">sole vivas</text:span><text:span text:style-name="T276"> l</text:span><text:span text:style-name="T277">a homo</text:span><text:span text:style-name="T298">.</text:span><text:span text:style-name="T239"> </text:span><text:span text:style-name="T320">— </text:span><text:span text:style-name="T191">Не хлебам адно жыве чалавек. </text:span><text:span text:style-name="T275">Mi </text:span><text:span text:style-name="T277">venis per</text:span><text:span text:style-name="T275"> </text:span><text:span text:style-name="T277">a</text:span><text:span text:style-name="T276">ŭ</text:span><text:span text:style-name="T277">tomobilo</text:span><text:span text:style-name="T298">.</text:span><text:span text:style-name="T239"> </text:span><text:span text:style-name="T202">— </text:span><text:span text:style-name="T191">Я прыехаў на аўтамабілі. </text:span><text:span text:style-name="T277">La patro gvidas la etan knabon per la mano.</text:span><text:span text:style-name="T231"> </text:span><text:span text:style-name="T317">— </text:span><text:span text:style-name="T191">Бацька вядзе маленькага хлопчыка за руку.</text:span></text:p>
      <text:p text:style-name="P220"><text:span text:style-name="T147">Per</text:span><text:span text:style-name="T43"> можа ўжывацца як корань асобнага слова ці ў якасці прыстаўкі: </text:span><text:span text:style-name="T147">peri</text:span><text:span text:style-name="T43"> — </text:span><text:span text:style-name="T30">пасрэднічаць, </text:span><text:span text:style-name="T148">peranto</text:span><text:span text:style-name="T569"> </text:span><text:span text:style-name="T43">— </text:span><text:span text:style-name="T30">пасрэднік, </text:span><text:span text:style-name="T148">senpera</text:span><text:span text:style-name="T569"> </text:span><text:span text:style-name="T43">— </text:span><text:span text:style-name="T30">непасрэдны, </text:span><text:span text:style-name="T148">perforte</text:span><text:span text:style-name="T569"> </text:span><text:span text:style-name="T43">— </text:span><text:span text:style-name="T30">гвалтам, сілком.</text:span></text:p>
      <text:p text:style-name="P220"><text:span text:style-name="T43">Калі прыназоўнік </text:span><text:span text:style-name="T147">per</text:span><text:span text:style-name="T43"> ужываецца ў форме прыслоўя </text:span><text:span text:style-name="T147">pere</text:span><text:span text:style-name="T30">,</text:span><text:span text:style-name="T43"> то гэта прыслоўе ўжываецца з прыназоўнікам </text:span><text:span text:style-name="T148">de: Maksimo ne</text:span><text:span text:style-name="T144"> </text:span><text:span text:style-name="T148">konis Esperanton kaj parolis kun eksterlandano pere de interpretisto</text:span><text:span text:style-name="T164">.</text:span><text:span text:style-name="T97"> </text:span><text:span text:style-name="T569">— </text:span><text:span text:style-name="T30">Максім не ведаў эсперанта і гаварыў з чужаземцам пры дапамозе перакладчыка.</text:span></text:p>
      <text:p text:style-name="P200"><text:span text:style-name="T99">19.22.</text:span><text:span text:style-name="T77"> </text:span><text:span text:style-name="T114">Po</text:span><text:span text:style-name="T563"> </text:span><text:span text:style-name="T564">— </text:span><text:span text:style-name="T584">па.</text:span><text:span text:style-name="T564"> Ужываецца толькі з лічэбнікамі: </text:span><text:span text:style-name="T178">po</text:span><text:span text:style-name="T183"> </text:span><text:span text:style-name="T177">du rubloj</text:span><text:span text:style-name="T571"> </text:span><text:span text:style-name="T564">— </text:span><text:span text:style-name="T584">па два рублі, </text:span><text:span text:style-name="T178">po</text:span><text:span text:style-name="T183"> </text:span><text:span text:style-name="T177">tri libroj</text:span><text:span text:style-name="T571"> </text:span><text:span text:style-name="T564">— </text:span><text:span text:style-name="T584">па тры кнігі.</text:span><text:span text:style-name="T564"> Зрэдку можа ўжывацца ў якасці прыстаўкі: </text:span><text:span text:style-name="T184">pohora</text:span><text:span text:style-name="T177"> pago</text:span><text:span text:style-name="T571"> </text:span><text:span text:style-name="T564">— </text:span><text:span text:style-name="T584">пагадзінная аплата, </text:span><text:span text:style-name="T184">pomalmulte</text:span><text:span text:style-name="T571"> </text:span><text:span text:style-name="T564">— </text:span><text:span text:style-name="T584">патроху.</text:span></text:p>
      <text:p text:style-name="P214"><text:span text:style-name="T564">19.23.</text:span> <text:span text:style-name="T114">Por</text:span><text:span text:style-name="T43"> </text:span><text:span text:style-name="T38">— </text:span><text:span text:style-name="T48">для, дзеля, для таго каб.</text:span><text:span text:style-name="T38"> Ужываецца з назоўным склонам: </text:span><text:span text:style-name="T587">Mi</text:span><text:span text:style-name="T179"> </text:span><text:span text:style-name="T177">faras tion</text:span><text:span text:style-name="T179"> </text:span><text:span text:style-name="T183">por</text:span><text:span text:style-name="T179"> </text:span><text:span text:style-name="T183">vi</text:span><text:span text:style-name="T179">.</text:span><text:span text:style-name="T584"> </text:span><text:span text:style-name="T38">— </text:span><text:span text:style-name="T48">Я</text:span><text:span text:style-name="T38"> </text:span><text:span text:style-name="T48">раблю гэта для цябе. </text:span><text:span text:style-name="T179">Mi </text:span><text:span text:style-name="T177">faras tion</text:span><text:span text:style-name="T179"> </text:span><text:span text:style-name="T183">por</text:span><text:span text:style-name="T179"> </text:span><text:span text:style-name="T177">via bono</text:span><text:span text:style-name="T167">. </text:span><text:span text:style-name="T38">— </text:span><text:span text:style-name="T49">Я </text:span><text:span text:style-name="T48">раблю гэта дзеля твайго дабра. </text:span><text:span text:style-name="T179">Mi </text:span><text:span text:style-name="T177">faras tion</text:span><text:span text:style-name="T179"> </text:span><text:span text:style-name="T183">por</text:span><text:span text:style-name="T179"> </text:span><text:span text:style-name="T177">ke vi trankviliĝu</text:span><text:span text:style-name="T167">.</text:span><text:span text:style-name="T564"> </text:span><text:span text:style-name="T38">— Я </text:span><text:span text:style-name="T48">раблю гэта для таго, каб ты супакоіўся.</text:span></text:p>
      <text:p text:style-name="P220"><text:span text:style-name="T43">Прыназоўнік </text:span><text:span text:style-name="T147">por</text:span><text:span text:style-name="T43"> ужываецца тады, калі трэба паказаць мэту дзеяння. Ён можа таксама ўжывацца ў спалучэнні са злучкам </text:span><text:span text:style-name="T148">ke: Mi</text:span><text:span text:style-name="T144"> </text:span><text:span text:style-name="T148">skribas al vi la leteron por</text:span><text:span text:style-name="T144"> </text:span><text:span text:style-name="T148">ke vi sciu pri miaj nova</text:span><text:span text:style-name="T147">ĵ</text:span><text:span text:style-name="T148">oj.</text:span><text:span text:style-name="T88"> </text:span><text:span text:style-name="T575">— </text:span><text:span text:style-name="T30">Я пішу табе пісьмо, каб ты ведаў мае навіны.</text:span><text:span text:style-name="T43"> На беларускую мову прыназоўнік </text:span><text:span text:style-name="T147">por</text:span><text:span text:style-name="T43"> можа перакладацца і іншымі словамі: </text:span><text:span text:style-name="T147">mi</text:span><text:span text:style-name="T148"> venis por</text:span><text:span text:style-name="T144"> </text:span><text:span text:style-name="T148">du semajnoj</text:span><text:span text:style-name="T88"> </text:span><text:span text:style-name="T43">— я </text:span><text:span text:style-name="T30">прыехаў на два тыдні, </text:span><text:span text:style-name="T147">mi</text:span><text:span text:style-name="T148"> perlaboras ducent rublojn por</text:span><text:span text:style-name="T144"> </text:span><text:span text:style-name="T148">monato</text:span><text:span text:style-name="T569"> </text:span><text:span text:style-name="T43">— </text:span><text:span text:style-name="T30">я</text:span><text:span text:style-name="T43"> </text:span><text:span text:style-name="T30">зарабляю дзвесце рублёў у месяц.</text:span></text:p>
      <text:p text:style-name="P211"><text:span text:style-name="T99">19.24. </text:span><text:span text:style-name="T114">Post</text:span><text:span text:style-name="T563"> </text:span><text:span text:style-name="T38">— </text:span><text:span text:style-name="T48">пасля, за, па-за.</text:span><text:span text:style-name="T38"> Ужываецца з назоўным, зрэдку з вінавальным склонам: </text:span><text:span text:style-name="T183">Post la Nova Jaro</text:span><text:span text:style-name="T179"> </text:span><text:span text:style-name="T178">mi</text:span><text:span text:style-name="T183"> volas iom ripozi</text:span><text:span text:style-name="T169">.</text:span><text:span text:style-name="T98"> </text:span><text:span text:style-name="T38">— </text:span><text:span text:style-name="T48">Пасля Новага года я хачу крыху адпачыць. </text:span><text:span text:style-name="T183">Post la pordo staris nekonata homo</text:span><text:span text:style-name="T169">.</text:span><text:span text:style-name="T98"> </text:span><text:span text:style-name="T564">— </text:span><text:span text:style-name="T48">За дзвярыма стаяў незнаёмы чалавек. </text:span><text:span text:style-name="T178">Li</text:span><text:span text:style-name="T179"> </text:span><text:span text:style-name="T183">estis ie</text:span><text:span text:style-name="T179"> </text:span><text:span text:style-name="T183">post montoj</text:span><text:span text:style-name="T169">.</text:span><text:span text:style-name="T98"> </text:span><text:span text:style-name="T38">— </text:span><text:span text:style-name="T48">Ён быў дзесьці па-за гарамі. </text:span><text:span text:style-name="T183">Post tri tagoj mi revenos</text:span><text:span text:style-name="T169">.</text:span><text:span text:style-name="T98"> </text:span><text:span text:style-name="T564">— </text:span><text:span text:style-name="T48">Праз тры дні я вярнуся. </text:span><text:span text:style-name="T183">Post kiam</text:span><text:span text:style-name="T178"> mi</text:span><text:span text:style-name="T179"> </text:span><text:span text:style-name="T183">revenos, mi</text:span><text:span text:style-name="T179"> </text:span><text:span text:style-name="T183">trovos </text:span><text:span text:style-name="T179">vin</text:span><text:span text:style-name="T98"> </text:span><text:span text:style-name="T38">— </text:span><text:span text:style-name="T48">Пасля таго, як я вярнуся, я знайду цябе.</text:span></text:p>
      <text:p text:style-name="P220"><text:span text:style-name="T148">Post</text:span><text:span text:style-name="T569"> </text:span><text:span text:style-name="T43">ужываецца як самастойнае слова і ў якасці прыстаўкі: </text:span><text:span text:style-name="T148">poste</text:span><text:span text:style-name="T569"> </text:span><text:span text:style-name="T43">— </text:span><text:span text:style-name="T30">потым, пазней, ззаду, </text:span><text:span text:style-name="T148">posten</text:span><text:span text:style-name="T569"> </text:span><text:span text:style-name="T43">— </text:span><text:span text:style-name="T30">назад, </text:span><text:span text:style-name="T148">posta</text:span><text:span text:style-name="T147">ĵ</text:span><text:span text:style-name="T148">o</text:span><text:span text:style-name="T569"> </text:span><text:span text:style-name="T43">— </text:span><text:span text:style-name="T30">зад, задняя частка, </text:span><text:span text:style-name="T148">posteuloj</text:span><text:span text:style-name="T569"> </text:span><text:span text:style-name="T43">— </text:span><text:span text:style-name="T30">нашчадкі, </text:span><text:span text:style-name="T148">postmorta</text:span><text:span text:style-name="T569"> </text:span><text:span text:style-name="T43">— </text:span><text:span text:style-name="T30">пасмяротны, </text:span><text:span text:style-name="T148">postparolo</text:span><text:span text:style-name="T569"> </text:span><text:span text:style-name="T43">— </text:span><text:span text:style-name="T30">пасляслоўе, </text:span><text:span text:style-name="T149">post</text:span><text:span text:style-name="T151">sig</text:span><text:span text:style-name="T150">nо</text:span><text:span text:style-name="T43"> — </text:span><text:span text:style-name="T30">след.</text:span></text:p>
      <text:p text:style-name="P199"><text:span text:style-name="T238">19.25. </text:span><text:span text:style-name="T287">Preter</text:span><text:span text:style-name="T323"> </text:span><text:span text:style-name="T202">— </text:span><text:span text:style-name="T191">міма, паўз, паблізу.</text:span><text:span text:style-name="T202"> Ужываецца з назоўным склонам: </text:span><text:span text:style-name="T279">Li pasis preter mi</text:span><text:span text:style-name="T297">.</text:span><text:span text:style-name="T237"> </text:span><text:span text:style-name="T202">— </text:span><text:span text:style-name="T191">Ён прайшоў міма мяне. </text:span><text:span text:style-name="T277">Ni veturis preter arbaro</text:span><text:span text:style-name="T403">.</text:span><text:span text:style-name="T418"> </text:span><text:span text:style-name="T380">— </text:span><text:span text:style-name="T191">Мы праязджалі паўз лес. </text:span><text:span text:style-name="T277">Rivero fluis preter vila</text:span><text:span text:style-name="T276">ĝ</text:span><text:span text:style-name="T277">o</text:span><text:span text:style-name="T403">.</text:span><text:span text:style-name="T367"> </text:span><text:span text:style-name="T380">— </text:span><text:span text:style-name="T191">Рэчка працякала паблізу вёскі.</text:span></text:p>
      <text:p text:style-name="P195"><text:span text:style-name="T279">Preter</text:span><text:span text:style-name="T379"> </text:span><text:span text:style-name="T202">можа ўжывацца ў якасці прыстаўкі:</text:span><text:span text:style-name="T210"> </text:span><text:span text:style-name="T279">preteriri, preterpasi</text:span><text:span text:style-name="T379"> </text:span><text:span text:style-name="T341">— </text:span><text:span text:style-name="T191">прайсці міма, </text:span><text:span text:style-name="T279">preterlasi</text:span><text:span text:style-name="T379"> </text:span><text:span text:style-name="T341">— </text:span><text:span text:style-name="T191">прапусціць.</text:span></text:p>
      <text:p text:style-name="P230"><text:span text:style-name="T62">19.26. </text:span><text:span text:style-name="T114">Pri</text:span><text:span text:style-name="T208"> </text:span><text:span text:style-name="T38">— </text:span><text:span text:style-name="T212">аб, аба, пра.</text:span><text:span text:style-name="T38"> </text:span><text:span text:style-name="T202">Ужываецца з назоўным склонам.</text:span><text:span text:style-name="T208"> </text:span><text:span text:style-name="T303">Ni </text:span><text:span text:style-name="T304">ĵ</text:span><text:span text:style-name="T303">us parolis pri</text:span><text:span text:style-name="T305"> </text:span><text:span text:style-name="T303">vi</text:span><text:span text:style-name="T167">.</text:span><text:span text:style-name="T564"> </text:span><text:span text:style-name="T38">— </text:span><text:span text:style-name="T212">Мы толькі што гаварылі аб табе. </text:span><text:span text:style-name="T303">Ni devas paroli pri</text:span><text:span text:style-name="T305"> </text:span><text:span text:style-name="T303">ĉio</text:span><text:span text:style-name="T167">.</text:span><text:span text:style-name="T564"> </text:span><text:span text:style-name="T38">— </text:span><text:span text:style-name="T212">Мы павінны пагаварыць аб </text:span><text:span text:style-name="T213">у</text:span><text:span text:style-name="T212">сім. </text:span><text:span text:style-name="T304">Pri</text:span><text:span text:style-name="T305"> </text:span><text:span text:style-name="T303">mi vi </text:span><text:span text:style-name="T305">nenion </text:span><text:span text:style-name="T303">scias</text:span><text:span text:style-name="T167">.</text:span><text:span text:style-name="T564"> </text:span><text:span text:style-name="T38">— </text:span><text:span text:style-name="T212">Пра мяне вы нічога не ведаеце.</text:span><text:span text:style-name="T38"> </text:span><text:span text:style-name="T202">Можа ўжывацца ў якасці прыстаўкі:</text:span><text:span text:style-name="T208"> </text:span><text:span text:style-name="T303">prilabori</text:span><text:span text:style-name="T570"> </text:span><text:span text:style-name="T202">—</text:span><text:span text:style-name="T208"> </text:span><text:span text:style-name="T212">апрацаваць, </text:span><text:span text:style-name="T303">priparoli</text:span><text:span text:style-name="T570"> </text:span><text:span text:style-name="T38">— </text:span><text:span text:style-name="T212">абгаварыць, </text:span><text:span text:style-name="T303">pripensi</text:span><text:span text:style-name="T570"> </text:span><text:span text:style-name="T38">— </text:span><text:span text:style-name="T212">абдумаць.</text:span></text:p>
      <text:p text:style-name="P215"><text:span text:style-name="T62">19.27.</text:span><text:span text:style-name="T53"> </text:span><text:span text:style-name="T114">Pro</text:span><text:span text:style-name="T43"> </text:span><text:span text:style-name="T341">— </text:span><text:span text:style-name="T48">праз, дзеля.</text:span><text:span text:style-name="T341"> </text:span><text:span text:style-name="T38">Можа перакладацца іншымі словамі. Ужываецца з назоўным склонам. Гэты прыназоўнік паказвае прычыну дзеяння:</text:span><text:span text:style-name="T43"> </text:span><text:span text:style-name="T181">Pro</text:span><text:span text:style-name="T179"> </text:span><text:span text:style-name="T180">vi </text:span><text:span text:style-name="T179">mi </text:span><text:span text:style-name="T180">estas </text:span><text:soft-page-break/><text:span text:style-name="T180">ĉi</text:span><text:span text:style-name="T179"> </text:span><text:span text:style-name="T181">tie</text:span><text:span text:style-name="T401">.</text:span><text:span text:style-name="T361"> </text:span><text:span text:style-name="T341">— </text:span><text:span text:style-name="T48">Праз цябе я тут. </text:span><text:span text:style-name="T181">Pro</text:span><text:span text:style-name="T179"> </text:span><text:span text:style-name="T181">la</text:span><text:span text:style-name="T179"> panpeco </text:span><text:span text:style-name="T181">li</text:span><text:span text:style-name="T179"> </text:span><text:span text:style-name="T180">devas labori.</text:span><text:span text:style-name="T586"> </text:span><text:span text:style-name="T582">— </text:span><text:span text:style-name="T48">Дзеля куска хлеба ён павінен працаваць. </text:span><text:span text:style-name="T181">Ŝ</text:span><text:span text:style-name="T180">i pali</text:span><text:span text:style-name="T181">ĝ</text:span><text:span text:style-name="T180">is pro</text:span><text:span text:style-name="T179"> </text:span><text:span text:style-name="T180">timo</text:span><text:span text:style-name="T403">.</text:span><text:span text:style-name="T361"> </text:span><text:span text:style-name="T341">— </text:span><text:span text:style-name="T48">Яна збляднела ад страху. </text:span><text:span text:style-name="T181">Li</text:span><text:span text:style-name="T179"> ne </text:span><text:span text:style-name="T180">venis pro</text:span><text:span text:style-name="T179"> </text:span><text:span text:style-name="T180">malsano</text:span><text:span text:style-name="T403">.</text:span><text:span text:style-name="T361"> </text:span><text:span text:style-name="T341">— </text:span><text:span text:style-name="T48">Ён не прыйшоў па прычыне хваробы. </text:span><text:span text:style-name="T180">Okulon pro</text:span><text:span text:style-name="T179"> </text:span><text:span text:style-name="T180">okulo, denton pro</text:span><text:span text:style-name="T179"> </text:span><text:span text:style-name="T180">dento</text:span><text:span text:style-name="T403">.</text:span><text:span text:style-name="T361"> </text:span><text:span text:style-name="T341">— </text:span><text:span text:style-name="T48">Вока за вока, зуб за зуб.</text:span></text:p>
      <text:p text:style-name="P211"><text:span text:style-name="T62">19.28. </text:span><text:span text:style-name="T114">Sen</text:span><text:span text:style-name="T563"> </text:span><text:span text:style-name="T341">— </text:span><text:span text:style-name="T48">без.</text:span><text:span text:style-name="T341"> </text:span><text:span text:style-name="T38">Ужываецца з назоўным склонам:</text:span><text:span text:style-name="T43"> </text:span><text:span text:style-name="T183">Sen vi mi iros nenien</text:span><text:span text:style-name="T404">.</text:span><text:span text:style-name="T366"> </text:span><text:span text:style-name="T360">— </text:span><text:span text:style-name="T48">Без вас я нікуды не пайду.</text:span><text:span text:style-name="T341"> </text:span><text:span text:style-name="T38">Прыназоўнік</text:span><text:span text:style-name="T43"> </text:span><text:span text:style-name="T183">sen</text:span><text:span text:style-name="T360"> </text:span><text:span text:style-name="T38">можа ўжывацца з інфінітывам дзеяслова:</text:span><text:span text:style-name="T43"> </text:span><text:span text:style-name="T183">Vi prenis mian libron sen demandi mian permeson</text:span><text:span text:style-name="T404">.</text:span><text:span text:style-name="T366"> </text:span><text:span text:style-name="T360">— </text:span><text:span text:style-name="T48">Ты ўзяў маю кнігу, не спытаўшыся майго дазволу.</text:span></text:p>
      <text:p text:style-name="P195"><text:span text:style-name="T202">Прыназоўнік</text:span><text:span text:style-name="T210"> </text:span><text:span text:style-name="T279">sen</text:span><text:span text:style-name="T379"> </text:span><text:span text:style-name="T202">можа зрэдку ўжывацца як корань самастойнага слова і часцей у якасці прыстаўкі:</text:span><text:span text:style-name="T210"> </text:span><text:span text:style-name="T279">seni</text:span><text:span text:style-name="T280">ĝ</text:span><text:span text:style-name="T279">i</text:span><text:span text:style-name="T379"> </text:span><text:span text:style-name="T341">— </text:span><text:span text:style-name="T191">пазбавіць, </text:span><text:span text:style-name="T279">seni</text:span><text:span text:style-name="T280">ĝ</text:span><text:span text:style-name="T279">i</text:span><text:span text:style-name="T379"> </text:span><text:span text:style-name="T341">— </text:span><text:span text:style-name="T191">пазбавіцца, </text:span><text:span text:style-name="T279">senalkohola</text:span><text:span text:style-name="T379"> </text:span><text:span text:style-name="T341">— </text:span><text:span text:style-name="T191">безалкагольны, </text:span><text:span text:style-name="T277">sen</text:span><text:span text:style-name="T279">argumenta</text:span><text:span text:style-name="T379"> </text:span><text:span text:style-name="T341">— </text:span><text:span text:style-name="T191">бяздоказны, </text:span><text:span text:style-name="T279">sencele</text:span><text:span text:style-name="T379"> </text:span><text:span text:style-name="T341">— </text:span><text:span text:style-name="T191">бязмэтна.</text:span></text:p>
      <text:p text:style-name="P211"><text:span text:style-name="T62">19.29. </text:span><text:span text:style-name="T114">Sub</text:span><text:span text:style-name="T563"> </text:span><text:span text:style-name="T341">— </text:span><text:span text:style-name="T48">пад.</text:span><text:span text:style-name="T341"> </text:span><text:span text:style-name="T38">Ужываецца з назоўным склонам, калі можна задаць пытанне «дзе?» і з вінавальным склонам, калі можна паставіць пытанне «куды?»:</text:span><text:span text:style-name="T43"> </text:span><text:span text:style-name="T183">Nikolao metis la kajeron sub la libron</text:span><text:span text:style-name="T404">.</text:span><text:span text:style-name="T366"> </text:span><text:span text:style-name="T360">— </text:span><text:span text:style-name="T48">Мікола паклаў сшытак пад кнігу</text:span><text:span text:style-name="T341"> </text:span><text:span text:style-name="T38">(куды?).</text:span><text:span text:style-name="T43"> </text:span><text:span text:style-name="T183">La kajero estas sub la libro</text:span><text:span text:style-name="T404">.</text:span><text:span text:style-name="T366"> </text:span><text:span text:style-name="T360">— </text:span><text:span text:style-name="T48">Сшытак ляжыць</text:span><text:span text:style-name="T341"> </text:span><text:span text:style-name="T38">(дзе?)</text:span><text:span text:style-name="T43"> </text:span><text:span text:style-name="T48">пад кнігай. </text:span><text:span text:style-name="T183">Li portas librojn sub la brako</text:span><text:span text:style-name="T404">.</text:span><text:span text:style-name="T366"> </text:span><text:span text:style-name="T360">— </text:span><text:span text:style-name="T48">Ён нясе кнігі пад пахай.</text:span></text:p>
      <text:p text:style-name="P195"><text:span text:style-name="T202">Прыназоўнік</text:span><text:span text:style-name="T210"> </text:span><text:span text:style-name="T279">sub</text:span><text:span text:style-name="T379"> </text:span><text:span text:style-name="T202">ужываецца шырока ў якасці кораня самастойных слоў і ў якасці прыстаўкі:</text:span><text:span text:style-name="T210"> </text:span><text:span text:style-name="T280">sube</text:span><text:span text:style-name="T366"> </text:span><text:span text:style-name="T341">— </text:span><text:span text:style-name="T191">унізе, ніжэй, </text:span><text:span text:style-name="T279">suben</text:span><text:span text:style-name="T379"> </text:span><text:span text:style-name="T341">— </text:span><text:span text:style-name="T191">уніз, </text:span><text:span text:style-name="T279">subiĝi</text:span><text:span text:style-name="T379"> </text:span><text:span text:style-name="T341">— </text:span><text:span text:style-name="T191">падпарадкавацца, </text:span><text:span text:style-name="T279">subulo</text:span><text:span text:style-name="T379"> </text:span><text:span text:style-name="T341">— </text:span><text:span text:style-name="T191">падначалены, </text:span><text:span text:style-name="T279">suba</text:span><text:span text:style-name="T280">ĉ</text:span><text:span text:style-name="T279">eti</text:span><text:span text:style-name="T379"> </text:span><text:span text:style-name="T341">— </text:span><text:span text:style-name="T191">падкупіць, </text:span><text:span text:style-name="T279">subfosi</text:span><text:span text:style-name="T379"> </text:span><text:span text:style-name="T341">— </text:span><text:span text:style-name="T191">падкапаць, </text:span><text:span text:style-name="T279">subskribi</text:span><text:span text:style-name="T379"> </text:span><text:span text:style-name="T341">— </text:span><text:span text:style-name="T191">падпісаць, </text:span><text:span text:style-name="T279">substreki</text:span><text:span text:style-name="T379"> </text:span><text:span text:style-name="T341">— </text:span><text:span text:style-name="T191">падкрэсліць.</text:span></text:p>
      <text:p text:style-name="P199"><text:span text:style-name="T312">19.30. </text:span><text:span text:style-name="T287">Super</text:span><text:span text:style-name="T323"> </text:span><text:span text:style-name="T341">— </text:span><text:span text:style-name="T191">над, па-над.</text:span><text:span text:style-name="T341"> </text:span><text:span text:style-name="T202">Ужываецца звычайна з назоўным склонам:</text:span><text:span text:style-name="T208"> </text:span><text:span text:style-name="T279">Super ni</text:span><text:span text:style-name="T275"> </text:span><text:span text:style-name="T279">estis lazura </text:span><text:span text:style-name="T280">ĉ</text:span><text:span text:style-name="T279">ielo</text:span><text:span text:style-name="T405">.</text:span><text:span text:style-name="T366"> </text:span><text:span text:style-name="T341">— </text:span><text:span text:style-name="T191">Над намі было блакітнае неба. </text:span><text:span text:style-name="T279">Mevoj flugas super maro</text:span><text:span text:style-name="T275">.</text:span><text:span text:style-name="T280"> </text:span><text:span text:style-name="T191">— Чайкі лётаюць па-над морам.</text:span><text:span text:style-name="T202"> Аднак лічыцца правільным ужыванне вінавальнага склону пасля прыназоўніка </text:span><text:span text:style-name="T277">super</text:span><text:span text:style-name="T317">,</text:span><text:span text:style-name="T320"> </text:span><text:span text:style-name="T202">калі гаворка ідзе аб перамяшчэнні: </text:span><text:span text:style-name="T277">La suno levi</text:span><text:span text:style-name="T275">ĝ</text:span><text:span text:style-name="T277">is super la teron</text:span><text:span text:style-name="T298">.</text:span><text:span text:style-name="T202"> </text:span><text:span text:style-name="T320">— </text:span><text:span text:style-name="T191">Сонца ўзнялося над зямлёй.</text:span></text:p>
      <text:p text:style-name="P220"><text:span text:style-name="T43">Прыназоўнік </text:span><text:span text:style-name="T148">super</text:span><text:span text:style-name="T569"> </text:span><text:span text:style-name="T43">можа ўжывацца як корань самастойнага слова ці ў якасці прыстаўкі: </text:span><text:span text:style-name="T148">supera</text:span><text:span text:style-name="T569"> </text:span><text:span text:style-name="T43">— </text:span><text:span text:style-name="T30">вышэйшы, </text:span><text:span text:style-name="T148">superi</text:span><text:span text:style-name="T569"> </text:span><text:span text:style-name="T43">— </text:span><text:span text:style-name="T30">перавышаць, </text:span><text:span text:style-name="T148">superflua</text:span><text:span text:style-name="T569"> </text:span><text:span text:style-name="T43">— </text:span><text:span text:style-name="T30">лішні, </text:span><text:span text:style-name="T148">superkrii</text:span><text:span text:style-name="T569"> </text:span><text:span text:style-name="T43">— </text:span><text:span text:style-name="T30">перакрычаць, </text:span><text:span text:style-name="T90">super</text:span><text:span text:style-name="T148">la</text:span><text:span text:style-name="T144">ŭ</text:span><text:span text:style-name="T148">di</text:span><text:span text:style-name="T569"> </text:span><text:span text:style-name="T43">— </text:span><text:span text:style-name="T30">перахваліць, </text:span><text:span text:style-name="T148">supermezura</text:span><text:span text:style-name="T569"> </text:span><text:span text:style-name="T43">— </text:span><text:span text:style-name="T30">празмерны.</text:span></text:p>
      <text:p text:style-name="P211"><text:span text:style-name="T62">19.31. </text:span><text:span text:style-name="T114">Sur</text:span><text:span text:style-name="T46"> </text:span><text:span text:style-name="T38">— </text:span><text:span text:style-name="T48">на.</text:span><text:span text:style-name="T38"> Ужываецца з назоўным склонам, калі можна паставіць пытанне «дзе?» і з вінавальным склонам, калі можна паставіць пытанне «куды?»: </text:span><text:span text:style-name="T108">Mi</text:span><text:span text:style-name="T179"> </text:span><text:span text:style-name="T183">metis libron sur la tablon</text:span><text:span text:style-name="T169">.</text:span><text:span text:style-name="T38"> </text:span><text:span text:style-name="T564">— </text:span><text:span text:style-name="T48">Я паклаў кнігу</text:span><text:span text:style-name="T38"> (куды?) </text:span><text:span text:style-name="T48">на стол. </text:span><text:span text:style-name="T183">La libro ku</text:span><text:span text:style-name="T179">ŝ</text:span><text:span text:style-name="T183">as sur la tablo</text:span><text:span text:style-name="T169">.</text:span><text:span text:style-name="T38"> </text:span><text:span text:style-name="T564">— </text:span><text:span text:style-name="T48">Кніга ляжыць</text:span><text:span text:style-name="T38"> (дзе?) </text:span><text:span text:style-name="T48">на стале.</text:span></text:p>
      <text:p text:style-name="P220"><text:span text:style-name="T43">Прыназоўнік </text:span><text:span text:style-name="T148">sur</text:span><text:span text:style-name="T569"> </text:span><text:span text:style-name="T43">можа ўжывацца ў якасці прыстаўкі: </text:span><text:span text:style-name="T148">surskribi</text:span><text:span text:style-name="T569"> </text:span><text:span text:style-name="T43">— </text:span><text:span text:style-name="T30">надпісаць, </text:span><text:span text:style-name="T148">surmeti</text:span><text:span text:style-name="T569"> </text:span><text:span text:style-name="T43">— </text:span><text:span text:style-name="T30">пакласці, апрануць.</text:span></text:p>
      <text:p text:style-name="P214"><text:span text:style-name="T62">19.32. </text:span><text:span text:style-name="T114">Tra</text:span><text:span text:style-name="T46"> </text:span><text:span text:style-name="T48">— праз, скрозь.</text:span><text:span text:style-name="T38"> Звычайна ўжываецца з назоўным склонам: </text:span><text:span text:style-name="T183">Tra</text:span><text:span text:style-name="T179"> </text:span><text:span text:style-name="T177">la fenestro mi</text:span><text:span text:style-name="T179"> </text:span><text:span text:style-name="T177">vidis Nikolaon, kiu</text:span><text:span text:style-name="T183"> ien</text:span><text:span text:style-name="T179"> </text:span><text:span text:style-name="T177">rapidis.</text:span><text:span text:style-name="T584"> </text:span><text:span text:style-name="T581">— </text:span><text:span text:style-name="T48">Праз акно я бачыў Міколу, які некуды спяшаўся. </text:span><text:span text:style-name="T177">La </text:span><text:span text:style-name="T183">ŝ</text:span><text:span text:style-name="T177">telisto eni</text:span><text:span text:style-name="T183">ĝ</text:span><text:span text:style-name="T177">is la </text:span><text:span text:style-name="T183">ĉ</text:span><text:span text:style-name="T177">ambron tra la fenestro</text:span><text:span text:style-name="T167">.</text:span><text:span text:style-name="T564"> </text:span><text:span text:style-name="T570">— </text:span><text:span text:style-name="T48">Злодзей пранік у пакой праз акно.</text:span></text:p>
      <text:p text:style-name="P220"><text:span text:style-name="T43">Прыназоўнік </text:span><text:span text:style-name="T147">tra</text:span><text:span text:style-name="T43"> можа выкарыстоўвацца як корань самастойнага слова або як прыстаўка: </text:span><text:span text:style-name="T148">traa</text:span><text:span text:style-name="T569"> </text:span><text:span text:style-name="T43">— </text:span><text:span text:style-name="T30">скразны, </text:span><text:span text:style-name="T148">trae</text:span><text:span text:style-name="T569"> </text:span><text:span text:style-name="T43">— </text:span><text:span text:style-name="T30">наскрозь, </text:span><text:span text:style-name="T148">trabati</text:span><text:span text:style-name="T569"> </text:span><text:span text:style-name="T43">— </text:span><text:span text:style-name="T30">прабіць, </text:span><text:span text:style-name="T148">trablovo</text:span><text:span text:style-name="T569"> </text:span><text:span text:style-name="T43">— </text:span><text:span text:style-name="T30">скразняк, </text:span><text:span text:style-name="T148">trairi</text:span><text:span text:style-name="T569"> </text:span><text:span text:style-name="T43">— </text:span><text:span text:style-name="T30">прайсці, </text:span><text:span text:style-name="T148">traveturi</text:span><text:span text:style-name="T569"> </text:span><text:span text:style-name="T43">— </text:span><text:span text:style-name="T30">праехаць.</text:span></text:p>
      <text:p text:style-name="P211"><text:span text:style-name="T62">19.33. </text:span><text:span text:style-name="T114">Trans</text:span><text:span text:style-name="T563"> </text:span><text:span text:style-name="T38">— </text:span><text:span text:style-name="T48">цераз, праз, за.</text:span><text:span text:style-name="T38"> Ужываецца з назоўным склонам, калі размова ідзе аб месцы дзеяння (дзе?) і з вінавальным склонам, калі размова ідзе аб напрамку дзеяння (куды?): </text:span><text:span text:style-name="T178">Oni</text:span><text:span text:style-name="T179"> </text:span><text:span text:style-name="T183">konstruis novan ponton trans la rivero</text:span><text:span text:style-name="T169">.</text:span><text:span text:style-name="T98"> </text:span><text:span text:style-name="T564">— </text:span><text:soft-page-break/><text:span text:style-name="T48">Пабудавалі новы мост цераз раку. </text:span><text:span text:style-name="T183">La aviadilo flugas trans la arbaro</text:span><text:span text:style-name="T169">.</text:span><text:span text:style-name="T98"> </text:span><text:span text:style-name="T564">— </text:span><text:span text:style-name="T48">Самалёт ляціць</text:span><text:span text:style-name="T38"> (дзе?) </text:span><text:span text:style-name="T48">па-над лесам. </text:span><text:span text:style-name="T183">La aviadilo transflugis trans la arbaron</text:span><text:span text:style-name="T169">.</text:span><text:span text:style-name="T98"> </text:span><text:span text:style-name="T564">— </text:span><text:span text:style-name="T48">Самалёт праляцеў </text:span><text:span text:style-name="T38">(куды?) </text:span><text:span text:style-name="T48">за лес. </text:span><text:span text:style-name="T182">Mi</text:span><text:span text:style-name="T179"> </text:span><text:span text:style-name="T178">ne</text:span><text:span text:style-name="T179"> </text:span><text:span text:style-name="T183">konas la popolon, kiu vivas trans la maro.</text:span><text:span text:style-name="T105"> </text:span><text:span text:style-name="T48">— Я не ведаю народа, які жыве</text:span><text:span text:style-name="T38"> (дзе?) </text:span><text:span text:style-name="T48">за морам. </text:span><text:span text:style-name="T183">Balda</text:span><text:span text:style-name="T178">ŭ</text:span><text:span text:style-name="T183"> </text:span><text:span text:style-name="T179">mi </text:span><text:span text:style-name="T183">veturos per ŝipo trans la maron</text:span><text:span text:style-name="T169">.</text:span><text:span text:style-name="T98"> </text:span><text:span text:style-name="T564">— </text:span><text:span text:style-name="T48">Скора я паеду на караблі</text:span><text:span text:style-name="T38"> (куды?) </text:span><text:span text:style-name="T48">за мора.</text:span></text:p>
      <text:p text:style-name="P220"><text:span text:style-name="T43">Прыназоўнік </text:span><text:span text:style-name="T148">trans</text:span><text:span text:style-name="T569"> </text:span><text:span text:style-name="T43">можа таксама выкарыстоўвацца ў якасці кораня самастойнага слова ці прыстаўкі: </text:span><text:span text:style-name="T148">transigi</text:span><text:span text:style-name="T569"> </text:span><text:span text:style-name="T43">— </text:span><text:span text:style-name="T30">перанесці, перавезці, перакінуць, </text:span><text:span text:style-name="T148">transiĝi</text:span><text:span text:style-name="T569"> </text:span><text:span text:style-name="T43">— </text:span><text:span text:style-name="T30">перайсці, пераехаць, </text:span><text:span text:style-name="T148">transdoni</text:span><text:span text:style-name="T569"> </text:span><text:span text:style-name="T43">— </text:span><text:span text:style-name="T30">перадаць, </text:span><text:span text:style-name="T148">transiri</text:span><text:span text:style-name="T569"> </text:span><text:span text:style-name="T43">— </text:span><text:span text:style-name="T30">перайсці, </text:span><text:span text:style-name="T148">transveturi</text:span><text:span text:style-name="T569"> </text:span><text:span text:style-name="T43">— </text:span><text:span text:style-name="T30">пераехаць.</text:span></text:p>
      <text:h text:style-name="P373" text:outline-level="2">20. Складаныя і састаўныя прыназоўнікі</text:h>
      <text:p text:style-name="P174"><text:span text:style-name="T53">20.1. </text:span>Складаныя прыназоўнікі ў эсперанта ўтвараюцца гэтаксама, як і ў беларускай мове (з двух простых прыназоўнікаў) : <text:span text:style-name="T147">Li</text:span><text:span text:style-name="T139"> </text:span><text:span text:style-name="T148">ekstaris de-post la tablo.</text:span><text:span text:style-name="T553"> </text:span><text:span text:style-name="T502">— </text:span><text:span text:style-name="T553">Ён устаў з-за стала. </text:span><text:span text:style-name="T148">La suno leviĝis el-post la arbaro</text:span><text:span text:style-name="T176">.</text:span> <text:span text:style-name="T502">— </text:span><text:span text:style-name="T553">Сонца паднялося з-за лесу. </text:span><text:span text:style-name="T148">La kato kuras de-sub la tablo</text:span><text:span text:style-name="T176">.</text:span> <text:span text:style-name="T502">— </text:span><text:span text:style-name="T553">Кот бяжыць з-пад стала. </text:span><text:span text:style-name="T139">Mi </text:span><text:span text:style-name="T148">prenis tabureton el-sub la tablo.</text:span><text:span text:style-name="T553"> </text:span><text:span text:style-name="T503">— </text:span><text:span text:style-name="T553">Я ўзяў табурэтку з-пад стала. </text:span><text:span text:style-name="T148">Forprenu vian libron de-sur la tablo!</text:span><text:span text:style-name="T502"> — </text:span><text:span text:style-name="T553">Забяры сваю кнігу са стала.</text:span> Пры ўжыванні складаных прыназоўнікаў трэба кіравацца перш за ўсё сэнсам.</text:p>
      <text:p text:style-name="P192"><text:span text:style-name="T53">20.2. </text:span>Да складаных прыназоўнікаў прымыкае і прыназоўнік <text:span text:style-name="T148">ekde</text:span><text:span text:style-name="T503">,</text:span><text:span text:style-name="T502"> </text:span>які складаецца з прыстаўкі <text:span text:style-name="T148">ek-</text:span><text:span text:style-name="T502"> </text:span>і прыназоўніка <text:span text:style-name="T148">de</text:span><text:span text:style-name="T502"> </text:span>і паказвае на пачатак дзеяння: <text:span text:style-name="T148">ekde la mateno</text:span><text:span text:style-name="T502"> </text:span>— <text:span text:style-name="T553">ад раніцы, </text:span><text:span text:style-name="T148">ekde la Novjaro</text:span><text:span text:style-name="T502"> </text:span>— <text:span text:style-name="T553">ад Новага года.</text:span></text:p>
      <text:p text:style-name="P192"><text:span text:style-name="T53">20.3. </text:span>Гэтаксама, як і ў беларускай мове, утвараюцца ў эсперанта састаўныя прыназоўнікі (двух- і трохмоўныя): <text:span text:style-name="T87">Mi</text:span><text:span text:style-name="T139"> </text:span><text:span text:style-name="T148">konati</text:span><text:span text:style-name="T147">ĝ</text:span><text:span text:style-name="T148">is kun tradukoj el uzbeka poezio </text:span><text:span text:style-name="T128">fare de </text:span><text:span text:style-name="T148">belosaj poetoj</text:span><text:span text:style-name="T176">.</text:span><text:span text:style-name="T429"> </text:span><text:span text:style-name="T502">— </text:span><text:span text:style-name="T553">Я пазнаёміўся з перакладамі ўзбекскай паэзіі, зробленымі беларускімі паэтамі. </text:span><text:span text:style-name="T128">Responde al </text:span><text:span text:style-name="T148">via letero, ni</text:span><text:span text:style-name="T139"> </text:span><text:span text:style-name="T148">povas informi vin</text:span><text:span text:style-name="T114">... </text:span>— <text:span text:style-name="T553">У адказ на ваша пісьмо мы можам паведаміць вам... </text:span><text:span text:style-name="T139">Mi ne </text:span><text:span text:style-name="T148">povis trankvili</text:span><text:span text:style-name="T147">ĝ</text:span><text:span text:style-name="T148">i </text:span><text:span text:style-name="T128">en</text:span><text:span text:style-name="T125"> </text:span><text:span text:style-name="T128">da</text:span><text:span text:style-name="T129">ŭ</text:span><text:span text:style-name="T128">ro de </text:span><text:span text:style-name="T148">tuta semajno</text:span><text:span text:style-name="T176">. </text:span><text:span text:style-name="T502">— </text:span><text:span text:style-name="T553">Я не мог супакоіцца на працягу цэлага тыдня.</text:span></text:p>
      <text:h text:style-name="P373" text:outline-level="2">21. Пераклад прыназоўнікаў</text:h>
      <text:p text:style-name="P146"><text:span text:style-name="T53">21.1. </text:span>Даслоўны пераклад прыназоўнікаў магчымы даволі рэдка, таму ўжыванне прыназоўнікаў пры перакладзе стварае пэўныя цяжкасці. Адзіны выхад тут: сэнсавая перадача цэлых выразаў, ужываючы простыя, складаныя і састаўныя прыназоўнікі. У наступным параграфе засяродзім увагу на магчымасцях перадачы беларускіх прыназоўнікаў сродкамі эсперанта.</text:p>
      <text:p text:style-name="P218"><text:span text:style-name="T63">2</text:span><text:span text:style-name="T36">1</text:span><text:span text:style-name="T63">.2.</text:span><text:span text:style-name="T66"> </text:span><text:span text:style-name="T33">А</text:span><text:span text:style-name="T32"> </text:span><text:span text:style-name="T38">— ужываецца для паказання часу: </text:span><text:span text:style-name="T29">а шостай гадзіне</text:span><text:span text:style-name="T38"> — </text:span><text:span text:style-name="T131">je</text:span><text:span text:style-name="T128"> </text:span><text:span text:style-name="T131">la sesa horo</text:span><text:span text:style-name="T578">, </text:span><text:span text:style-name="T29">а палове чацвёртай</text:span><text:span text:style-name="T38"> — </text:span><text:span text:style-name="T131">je</text:span><text:span text:style-name="T128"> </text:span><text:span text:style-name="T131">la</text:span><text:span text:style-name="T134"> </text:span><text:span text:style-name="T131">tria kaj duono.</text:span></text:p>
      <text:p text:style-name="P219"><text:span text:style-name="T65">21.3.</text:span><text:span text:style-name="T67"> </text:span><text:span text:style-name="T30">Аб(а)</text:span><text:span text:style-name="T43"> </text:span><text:span text:style-name="T38">— 1. Для паказу сутыкнення: </text:span><text:span text:style-name="T29">ён стукнуўся аб сцяну</text:span><text:span text:style-name="T38"> — </text:span><text:span text:style-name="T135">li</text:span><text:span text:style-name="T134"> </text:span><text:span text:style-name="T136">frapis sin kontra</text:span><text:span text:style-name="T135">ŭ</text:span><text:span text:style-name="T136"> la muro.</text:span><text:span text:style-name="T579"> 2. </text:span><text:span text:style-name="T29">Для паказу </text:span><text:span text:style-name="T38">на прадмет размовы, думкі, пачуцця і г. д.: </text:span><text:span text:style-name="T29">аб чым нам гаварыць з табой?!</text:span><text:span text:style-name="T38"> — </text:span><text:span text:style-name="T135">Pri</text:span><text:span text:style-name="T134"> </text:span><text:span text:style-name="T136">kio </text:span><text:span text:style-name="T134">ni </text:span><text:span text:style-name="T136">parolu kun vi!?</text:span><text:span text:style-name="T571"> 3</text:span><text:span text:style-name="T38">. Для паказу азначанага прамежку часу: аб ноч — </text:span><text:span text:style-name="T136">dum unu nokto</text:span><text:span text:style-name="T579">, </text:span><text:span text:style-name="T38">аб дзень — </text:span><text:span text:style-name="T136">dum unu tago.</text:span><text:span text:style-name="T571"> 4. </text:span><text:span text:style-name="T38">Для паказу прадметаў харчавання: </text:span><text:span text:style-name="T29">жыве аб адной бульбе</text:span><text:span text:style-name="T38"> — </text:span><text:span text:style-name="T132">li</text:span><text:span text:style-name="T134"> </text:span><text:span text:style-name="T131">vivas nur per terpomoj,</text:span><text:span text:style-name="T578"> </text:span><text:span text:style-name="T29">аб адной вадзе сыты не будзеш — </text:span><text:span text:style-name="T131">nur per akvo sata vi ne</text:span><text:span text:style-name="T134"> </text:span><text:span text:style-name="T131">estos.</text:span></text:p>
      <text:p text:style-name="P200"><text:span text:style-name="T564">21.4. </text:span>Абапал: <text:span text:style-name="T584">абапал дарогі раслі бярозы</text:span><text:span text:style-name="T564"> — </text:span><text:span text:style-name="T177">amba</text:span><text:span text:style-name="T178">ŭ</text:span><text:span text:style-name="T177">flanke de vojo kreskis betuloj.</text:span></text:p>
      <text:p text:style-name="P200"><text:soft-page-break/><text:span text:style-name="T564">21.5. </text:span>Ад<text:span text:style-name="T583">(</text:span>а<text:span text:style-name="T583">)</text:span><text:span text:style-name="T572"> </text:span><text:span text:style-name="T571">— 1</text:span><text:span text:style-name="T564">. У розных значэннях: а) </text:span><text:span text:style-name="T177">de:</text:span><text:span text:style-name="T582"> </text:span><text:span text:style-name="T584">адысці ад горада</text:span><text:span text:style-name="T564"> — </text:span><text:span text:style-name="T177">foriri de urbo</text:span><text:span text:style-name="T582">, </text:span><text:span text:style-name="T584">вызваліцца ад прыгнёту</text:span><text:span text:style-name="T564"> — </text:span><text:span text:style-name="T177">liberiĝi de premo</text:span><text:span text:style-name="T582">, </text:span><text:span text:style-name="T584">схавацца ад дажджу</text:span><text:span text:style-name="T564"> — </text:span><text:span text:style-name="T177">ka</text:span><text:span text:style-name="T183">ŝ</text:span><text:span text:style-name="T177">i</text:span><text:span text:style-name="T183">ĝ</text:span><text:span text:style-name="T177">i de pluvo,</text:span><text:span text:style-name="T582"> </text:span><text:span text:style-name="T584">весткі ад бацькоў</text:span><text:span text:style-name="T564"> — </text:span><text:span text:style-name="T177">nova</text:span><text:span text:style-name="T178">ĵ</text:span><text:span text:style-name="T177">oj de gepatroj</text:span><text:span text:style-name="T582">, </text:span><text:span text:style-name="T584">ад вясны да восені</text:span><text:span text:style-name="T564"> — </text:span><text:span text:style-name="T177">de printempo ĝis a</text:span><text:span text:style-name="T178">ŭ</text:span><text:span text:style-name="T177">tuno</text:span><text:span text:style-name="T582">;</text:span><text:span text:style-name="T571"> </text:span><text:span text:style-name="T564">б) пасля некаторых дзеясловаў: він. склон без прыназоўніка: </text:span><text:span text:style-name="T584">адмовіцца ад дапамогі</text:span><text:span text:style-name="T564"> — </text:span><text:span text:style-name="T177">rifuzi helpon</text:span><text:span text:style-name="T582">;</text:span><text:span text:style-name="T571"> </text:span><text:span text:style-name="T564">в) </text:span><text:span text:style-name="T183">en</text:span><text:span text:style-name="T584">: ад імя дэлегацыі</text:span><text:span text:style-name="T564"> — </text:span><text:span text:style-name="T178">en</text:span><text:span text:style-name="T183"> </text:span><text:span text:style-name="T177">la nomo de delegacio</text:span><text:span text:style-name="T582">;</text:span><text:span text:style-name="T571"> </text:span><text:span text:style-name="T564">г) </text:span><text:span text:style-name="T178">el</text:span><text:span text:style-name="T107">:</text:span><text:span text:style-name="T584"> ад усяго сэрца</text:span><text:span text:style-name="T564"> — </text:span><text:span text:style-name="T177">el la tuta koro</text:span><text:span text:style-name="T582">;</text:span><text:span text:style-name="T571"> </text:span><text:span text:style-name="T564">д) </text:span><text:span text:style-name="T178">pro</text:span><text:span text:style-name="T584">: дрыжаць ад страху</text:span><text:span text:style-name="T564"> — </text:span><text:span text:style-name="T177">tremi pro</text:span><text:span text:style-name="T183"> </text:span><text:span text:style-name="T177">timo</text:span><text:span text:style-name="T582">.</text:span><text:span text:style-name="T571"> </text:span><text:span text:style-name="T564">2. Пры ўжыванні ступеняў параўнання: </text:span><text:span text:style-name="T584">вышэй ад</text:span><text:span text:style-name="T107"> </text:span><text:span text:style-name="T584">гор</text:span><text:span text:style-name="T564"> — </text:span><text:span text:style-name="T177">pli alte(n) ol montoj</text:span><text:span text:style-name="T564">, </text:span><text:span text:style-name="T584">мацней ад грому</text:span><text:span text:style-name="T564"> — </text:span><text:span text:style-name="T177">pli la</text:span><text:span text:style-name="T178">ŭ</text:span><text:span text:style-name="T177">te(n) ol tondro</text:span><text:span text:style-name="T582">, </text:span><text:span text:style-name="T584">лепшы ад усіх</text:span><text:span text:style-name="T564"> — </text:span><text:span text:style-name="T177">la plej bona el </text:span><text:span text:style-name="T178">ĉ</text:span><text:span text:style-name="T177">iuj</text:span><text:span text:style-name="T582">.</text:span></text:p>
      <text:p text:style-name="P200"><text:span text:style-name="T564">21.6. </text:span>Без<text:span text:style-name="T563"> </text:span><text:span text:style-name="T564">— </text:span><text:span text:style-name="T177">sen</text:span><text:span text:style-name="T582">: </text:span><text:span text:style-name="T584">без сяброў цяжка жыць</text:span><text:span text:style-name="T564"> — </text:span><text:span text:style-name="T177">sen amikoj estas malfacile vivi.</text:span></text:p>
      <text:p text:style-name="P200"><text:span text:style-name="T564">21.7. </text:span>Воддаль<text:span text:style-name="T563"> </text:span><text:span text:style-name="T571">— </text:span><text:span text:style-name="T177">iom for</text:span><text:span text:style-name="T582">: </text:span><text:span text:style-name="T584">воддаль дарогі стаяла вёска</text:span><text:span text:style-name="T107"> </text:span><text:span text:style-name="T564">— </text:span><text:span text:style-name="T178">iom</text:span><text:span text:style-name="T177"> for de la vojo estis (troviĝis) vilaĝo</text:span><text:span text:style-name="T582">.</text:span></text:p>
      <text:p text:style-name="P200"><text:span text:style-name="T564">21.8. </text:span>Да<text:span text:style-name="T563"> </text:span><text:span text:style-name="T571">— </text:span><text:span text:style-name="T177">al</text:span><text:span text:style-name="T582">.</text:span><text:span text:style-name="T571"> 1</text:span><text:span text:style-name="T564">) для паказу напрамку ці мэты дзеяння, далучэння да чаго- або каго-небудзь, адпаведнасці ці неадпаведнасці чаму- або каму-небудзь: </text:span><text:span text:style-name="T584">да зброі!</text:span><text:span text:style-name="T564"> — </text:span><text:span text:style-name="T178">al</text:span><text:span text:style-name="T169"> </text:span><text:span text:style-name="T178">la</text:span><text:span text:style-name="T169"> </text:span><text:span text:style-name="T177">armiloj!</text:span><text:span text:style-name="T582">, </text:span><text:span text:style-name="T584">сход падыходзіў да канца</text:span><text:span text:style-name="T564"> — </text:span><text:span text:style-name="T178">la</text:span><text:span text:style-name="T169"> </text:span><text:span text:style-name="T177">kunveno proksimi</text:span><text:span text:style-name="T178">ĝ</text:span><text:span text:style-name="T177">is al fino</text:span><text:span text:style-name="T582">, </text:span><text:span text:style-name="T584">рыхтавацца да свята</text:span><text:span text:style-name="T564"> — </text:span><text:span text:style-name="T177">prepari sin al la festo</text:span><text:span text:style-name="T582">, </text:span><text:span text:style-name="T584">заклікаць да барацьбы</text:span><text:span text:style-name="T564"> </text:span><text:span text:style-name="T571">— </text:span><text:span text:style-name="T177">voki</text:span><text:span text:style-name="T183"> </text:span><text:span text:style-name="T177">al batalo</text:span><text:span text:style-name="T582">, </text:span><text:span text:style-name="T584">да трох дадаць тры</text:span><text:span text:style-name="T564"> — </text:span><text:span text:style-name="T177">al tri aldoni tri</text:span><text:span text:style-name="T582">, </text:span><text:span text:style-name="T584">да пытання аб</text:span><text:span text:style-name="T564">...</text:span><text:span text:style-name="T101"> </text:span><text:span text:style-name="T564">— </text:span><text:span text:style-name="T178">al</text:span><text:span text:style-name="T169"> </text:span><text:span text:style-name="T178">la</text:span><text:span text:style-name="T169"> </text:span><text:span text:style-name="T177">demando pri</text:span><text:span text:style-name="T183">...,</text:span><text:span text:style-name="T584"> мы ішлі да вёскі</text:span><text:span text:style-name="T564"> — </text:span><text:span text:style-name="T178">ni</text:span><text:span text:style-name="T183"> </text:span><text:span text:style-name="T177">iris al </text:span><text:span text:style-name="T183">(</text:span><text:span text:style-name="T177">ĝis</text:span><text:span text:style-name="T183">) </text:span><text:span text:style-name="T177">vilaĝo;</text:span><text:span text:style-name="T582"> </text:span><text:span text:style-name="T564">2) для паказу падабенства, блізкасці: </text:span><text:span text:style-name="T584">падобны да бацькі</text:span><text:span text:style-name="T564"> — </text:span><text:span text:style-name="T177">simila al la patro.</text:span></text:p>
      <text:p text:style-name="P220"><text:span text:style-name="T148">ĝis</text:span><text:span text:style-name="T569"> </text:span><text:span text:style-name="T43">— 1) для паказу адлегласці, прамежку часу: </text:span><text:span text:style-name="T30">да вёскі заставалася яшчэ тры кіламетры</text:span><text:span text:style-name="T43"> — </text:span><text:span text:style-name="T145">ĝis</text:span><text:span text:style-name="T148"> la vila</text:span><text:span text:style-name="T147">ĝ</text:span><text:span text:style-name="T148">o restis</text:span><text:span text:style-name="T144"> </text:span><text:span text:style-name="T148">ankora</text:span><text:span text:style-name="T147">ŭ</text:span><text:span text:style-name="T148"> tri kilometroj,</text:span><text:span text:style-name="T575"> </text:span><text:span text:style-name="T30">тры дні да жніва</text:span><text:span text:style-name="T43"> —</text:span><text:span text:style-name="T163"> </text:span><text:span text:style-name="T148">tri tagoj anta</text:span><text:span text:style-name="T147">ŭ</text:span><text:span text:style-name="T148"> la rikolto</text:span><text:span text:style-name="T575">, </text:span><text:span text:style-name="T30">зранку да вечара</text:span><text:span text:style-name="T43"> — </text:span><text:span text:style-name="T148">de mateno ĝis vespero.</text:span></text:p>
      <text:p text:style-name="P220"><text:span text:style-name="T569">2) </text:span><text:span text:style-name="T43">аж да чаго-небудзь, у адпаведнасці з чым-небудзь: </text:span><text:span text:style-name="T30">у вадзе да пояса</text:span><text:span text:style-name="T43"> — </text:span><text:span text:style-name="T144">en </text:span><text:span text:style-name="T148">akvo </text:span><text:span text:style-name="T147">ĝis</text:span><text:span text:style-name="T148"> zono,</text:span><text:span text:style-name="T575"> </text:span><text:span text:style-name="T30">з першага да пятага раздзела</text:span><text:span text:style-name="T43"> — </text:span><text:span text:style-name="T148">ekde la unua </text:span><text:span text:style-name="T147">ĝis</text:span><text:span text:style-name="T148"> la kvina </text:span><text:span text:style-name="T147">ĉ</text:span><text:span text:style-name="T148">apitro.</text:span></text:p>
      <text:p text:style-name="P220"><text:span text:style-name="T148">anta</text:span><text:span text:style-name="T147">ŭ</text:span><text:span text:style-name="T569"> </text:span><text:span text:style-name="T43">— </text:span><text:span text:style-name="T30">(перад): да вайны</text:span><text:span text:style-name="T43"> —</text:span><text:span text:style-name="T163"> </text:span><text:span text:style-name="T148">anta</text:span><text:span text:style-name="T147">ŭ</text:span><text:span text:style-name="T148"> la milito.</text:span></text:p>
      <text:p text:style-name="P218"><text:span text:style-name="T38">Па сэнсу могуць ужывацца і іншыя прыназоўнікі: </text:span><text:span text:style-name="T29">я прыгатаваў табе да свята добры падарунак</text:span><text:span text:style-name="T38"> — </text:span><text:span text:style-name="T132">mi</text:span><text:span text:style-name="T131"> preparis</text:span><text:span text:style-name="T134"> </text:span><text:span text:style-name="T132">al vi</text:span><text:span text:style-name="T134"> </text:span><text:span text:style-name="T129">por</text:span><text:span text:style-name="T123"> </text:span><text:span text:style-name="T131">la festo bonan donacon,</text:span><text:span text:style-name="T578"> </text:span><text:span text:style-name="T29">ехаць да Мінска</text:span><text:span text:style-name="T38"> — </text:span><text:span text:style-name="T131">veturi en</text:span><text:span text:style-name="T134"> </text:span><text:span text:style-name="T131">Minskon.</text:span></text:p>
      <text:p text:style-name="P218"><text:span text:style-name="T341">21.9. </text:span><text:span text:style-name="T32">З, са</text:span><text:span text:style-name="T29"> </text:span><text:span text:style-name="T341">— 1) </text:span><text:span text:style-name="T393">el</text:span><text:span text:style-name="T29">:</text:span><text:span text:style-name="T341"> а) у адказ на пытанне «адкуль?»:</text:span><text:span text:style-name="T347"> </text:span><text:span text:style-name="T29">вецер з усходу</text:span><text:span text:style-name="T38"> — </text:span><text:span text:style-name="T131">la vento el oriento</text:span><text:span text:style-name="T578">, </text:span><text:span text:style-name="T29">пісьмо з радзімы</text:span><text:span text:style-name="T38"> — </text:span><text:span text:style-name="T131">la letero el</text:span><text:span text:style-name="T123"> </text:span><text:span text:style-name="T131">patrio</text:span><text:span text:style-name="T578">, </text:span><text:span text:style-name="T29">ісці з лесу</text:span><text:span text:style-name="T38"> — </text:span><text:span text:style-name="T132">i</text:span><text:span text:style-name="T131">ri el arbaro</text:span><text:span text:style-name="T578">, </text:span><text:span text:style-name="T29">даведацца з газет</text:span><text:span text:style-name="T38"> — </text:span><text:span text:style-name="T131">ekscii el</text:span><text:span text:style-name="T123"> </text:span><text:span text:style-name="T131">gazetaro</text:span><text:span text:style-name="T578">;</text:span><text:span text:style-name="T570"> </text:span><text:span text:style-name="T341">б) у адказ на пытанне «з ча</text:span><text:span text:style-name="T38">го?»: </text:span><text:span text:style-name="T29">па тры тоны з гектара</text:span><text:span text:style-name="T38"> — </text:span><text:span text:style-name="T132">po</text:span><text:span text:style-name="T134"> </text:span><text:span text:style-name="T131">tri tunoj el hektaro</text:span><text:span text:style-name="T578">, </text:span><text:span text:style-name="T29">здача з рубля</text:span><text:span text:style-name="T38"> — </text:span><text:span text:style-name="T131">restaĵo el rublo</text:span><text:span text:style-name="T578">, </text:span><text:span text:style-name="T29">копія з ліста</text:span><text:span text:style-name="T38"> — </text:span><text:span text:style-name="T131">kopio el la letero</text:span><text:span text:style-name="T29">, пераклад з беларускай мовы</text:span><text:span text:style-name="T38"> — </text:span><text:span text:style-name="T131">traduko el la belarusa lingvo</text:span><text:span text:style-name="T578">;</text:span></text:p>
      <text:p text:style-name="P212"><text:span text:style-name="T41">2) </text:span><text:span text:style-name="T114">de</text:span><text:span text:style-name="T563"> </text:span><text:span text:style-name="T345">у адказ на пытанне «з чаго?», «з каго?», калі паказаны пачатак:</text:span><text:span text:style-name="T347"> </text:span><text:span text:style-name="T43">з </text:span><text:span text:style-name="T46">галавы да пят</text:span><text:span text:style-name="T43"> — </text:span><text:span text:style-name="T114">de la kapo </text:span><text:span text:style-name="T174">ĝ</text:span><text:span text:style-name="T114">is la kalkanoj</text:span>, <text:span text:style-name="T46">з яго </text:span><text:span text:style-name="T47">ў</text:span><text:span text:style-name="T46">зялі тры рублі</text:span><text:span text:style-name="T43"> — </text:span><text:span text:style-name="T114">de li</text:span><text:span text:style-name="T117"> </text:span><text:span text:style-name="T174">oni</text:span><text:span text:style-name="T117"> </text:span><text:span text:style-name="T114">prenis tri rublojn</text:span>, <text:span text:style-name="T46">з маладых год</text:span><text:span text:style-name="T43"> — </text:span><text:span text:style-name="T114">de junaj jaroj</text:span>, <text:span text:style-name="T46">пачнём з вас</text:span><text:span text:style-name="T43"> — </text:span><text:span text:style-name="T174">ni</text:span><text:span text:style-name="T117"> </text:span><text:span text:style-name="T114">komencu de vi</text:span>, <text:span text:style-name="T46">з гэтага часу</text:span><text:span text:style-name="T43"> — </text:span><text:span text:style-name="T114">de tiu </text:span><text:span text:style-name="T117">ĉi </text:span><text:span text:style-name="T114">tempo</text:span>, <text:span text:style-name="T46">з дня на дзень</text:span><text:span text:style-name="T43"> — </text:span><text:span text:style-name="T114">de tago al tago</text:span>;</text:p>
      <text:p text:style-name="P212"><text:span text:style-name="T41">3) </text:span><text:span text:style-name="T114">kun</text:span><text:span text:style-name="T563"> — </text:span><text:span text:style-name="T345">у адказ на пытанні «з кім?», «з чым?»: а) пры паказе сумеснасці дзеяння ці сувязі: </text:span><text:span text:style-name="T46">з сябрам</text:span><text:span text:style-name="T43"> — </text:span><text:span text:style-name="T114">kun amiko</text:span><text:span text:style-name="T46">, з вучнямі</text:span><text:span text:style-name="T43"> — </text:span><text:span text:style-name="T174">kun</text:span><text:span text:style-name="T117"> </text:span><text:span text:style-name="T114">gelernantoj</text:span>;<text:span text:style-name="T563"> </text:span><text:span text:style-name="T345">б) пры паказе спосабу або манеры: </text:span><text:span text:style-name="T46">з усмешкай</text:span><text:span text:style-name="T43"> — </text:span><text:span text:style-name="T174">kun</text:span><text:span text:style-name="T117"> </text:span><text:span text:style-name="T114">rideto</text:span>, <text:span text:style-name="T46">з задавальненнем</text:span><text:span text:style-name="T43"> — </text:span><text:span text:style-name="T114">kun kontento</text:span>, <text:span text:style-name="T46">з намерам</text:span><text:span text:style-name="T43"> — </text:span><text:span text:style-name="T174">kun</text:span><text:span text:style-name="T117"> </text:span><text:span text:style-name="T114">intenco</text:span>, <text:span text:style-name="T46">з радасцю</text:span><text:span text:style-name="T43"> — </text:span><text:span text:style-name="T114">kun </text:span><text:span text:style-name="T174">ĝ</text:span><text:span text:style-name="T114">ojo</text:span>;</text:p>
      <text:p text:style-name="P213"><text:span text:style-name="T41">4) </text:span><text:span text:style-name="T114">pro</text:span><text:span text:style-name="T46"> </text:span><text:span text:style-name="T43">у </text:span><text:span text:style-name="T345">адказ на пытанне «з чаго?» ці «чаму?» пры паказе прычыны: </text:span><text:soft-page-break/><text:span text:style-name="T46">спяваць з радасці</text:span><text:span text:style-name="T43"> — </text:span><text:span text:style-name="T176">kanti pro</text:span><text:span text:style-name="T117"> </text:span><text:span text:style-name="T114">ĝ</text:span><text:span text:style-name="T176">ojo</text:span><text:span text:style-name="T574">, </text:span><text:span text:style-name="T46">спытаць з далікатнасці</text:span><text:span text:style-name="T43"> — </text:span><text:span text:style-name="T176">demandi pro</text:span><text:span text:style-name="T117"> </text:span><text:span text:style-name="T114">ĝ</text:span><text:span text:style-name="T176">entileco</text:span><text:span text:style-name="T574">;</text:span></text:p>
      <text:p text:style-name="P197"><text:span text:style-name="T345">5) </text:span><text:span text:style-name="T396">per</text:span><text:span text:style-name="T208"> </text:span><text:span text:style-name="T345">у адказ на пытанне «з чаго?», але пры паказе спосабу дзеяння: </text:span><text:span text:style-name="T196">пісаць з вялікай літары</text:span><text:span text:style-name="T208"> — </text:span><text:span text:style-name="T287">skribi per</text:span><text:span text:style-name="T271"> </text:span><text:span text:style-name="T287">majusklo</text:span><text:span text:style-name="T315">, </text:span><text:span text:style-name="T196">пачаць з даклада</text:span><text:span text:style-name="T208"> — </text:span><text:span text:style-name="T287">komenci per</text:span><text:span text:style-name="T271"> </text:span><text:span text:style-name="T287">raporto</text:span><text:span text:style-name="T196">;</text:span></text:p>
      <text:p text:style-name="P231"><text:span text:style-name="T41">6) </text:span><text:span text:style-name="T114">ĉ</text:span><text:span text:style-name="T302">irka</text:span><text:span text:style-name="T258">ŭ</text:span><text:span text:style-name="T323"> </text:span><text:span text:style-name="T43">або </text:span><text:span text:style-name="T302">preska</text:span><text:span text:style-name="T258">ŭ</text:span><text:span text:style-name="T314">,</text:span><text:span text:style-name="T323"> </text:span><text:span text:style-name="T43">калі трэба паказаць прыблізнасць: </text:span><text:span text:style-name="T211">з тыдзень</text:span><text:span text:style-name="T208"> — </text:span><text:span text:style-name="T258">ĉ</text:span><text:span text:style-name="T302">irka</text:span><text:span text:style-name="T258">ŭ</text:span><text:span text:style-name="T302"> (preska</text:span><text:span text:style-name="T258">ŭ</text:span><text:span text:style-name="T302">) semajnon</text:span><text:span text:style-name="T314">, </text:span><text:span text:style-name="T211">з гадзіну</text:span><text:span text:style-name="T208"> — </text:span><text:span text:style-name="T302">ĉirka</text:span><text:span text:style-name="T258">ŭ</text:span><text:span text:style-name="T302"> (preska</text:span><text:span text:style-name="T258">ŭ</text:span><text:span text:style-name="T302">) unu horon,</text:span><text:span text:style-name="T314"> </text:span><text:span text:style-name="T211">з кіламетр</text:span><text:span text:style-name="T208"> — </text:span><text:span text:style-name="T258">ĉ</text:span><text:span text:style-name="T302">irka</text:span><text:span text:style-name="T258">ŭ</text:span><text:span text:style-name="T302"> (preska</text:span><text:span text:style-name="T258">ŭ</text:span><text:span text:style-name="T302">) unu kilometron;</text:span></text:p>
      <text:p text:style-name="P224">7) перакладаецца іншымі прыназоўнікамі згодна сэнсу: <text:span text:style-name="T216">узяць са стала</text:span><text:span text:style-name="T188"> </text:span>(з шуфляды) <text:span text:style-name="T188">— </text:span><text:span text:style-name="T286">p</text:span><text:span text:style-name="T287">reni el la tablo,</text:span><text:span text:style-name="T318"> </text:span><text:span text:style-name="T216">узяць са стала</text:span><text:span text:style-name="T188"> (з </text:span>паверхні) <text:span text:style-name="T188">— </text:span><text:span text:style-name="T286">p</text:span><text:span text:style-name="T287">reni de-sur la tablo,</text:span><text:span text:style-name="T318"> </text:span><text:span text:style-name="T216">кола з машыны</text:span><text:span text:style-name="T188"> </text:span>(было на кузаве) <text:span text:style-name="T188">— </text:span><text:span text:style-name="T287">rado de-sur la a</text:span><text:span text:style-name="T286">ŭ</text:span><text:span text:style-name="T287">to,</text:span><text:span text:style-name="T318"> </text:span><text:span text:style-name="T216">кола з машыны</text:span><text:span text:style-name="T188"> </text:span>(ад машыны) <text:span text:style-name="T188">— </text:span><text:span text:style-name="T287">rado de a</text:span><text:span text:style-name="T286">ŭ</text:span><text:span text:style-name="T287">to,</text:span><text:span text:style-name="T318"> </text:span><text:span text:style-name="T216">з вашага дазволу</text:span><text:span text:style-name="T188"> — </text:span><text:span text:style-name="T287">la</text:span><text:span text:style-name="T286">ŭ</text:span><text:span text:style-name="T287"> via permeso,</text:span><text:span text:style-name="T318"> </text:span><text:span text:style-name="T216">добра бачны з акна</text:span><text:span text:style-name="T188"> — </text:span><text:span text:style-name="T287">bone videbla tra la fenestro,</text:span><text:span text:style-name="T318"> </text:span><text:span text:style-name="T216">змагацца з ворагам</text:span><text:span text:style-name="T188"> — </text:span><text:span text:style-name="T287">batali kontra</text:span><text:span text:style-name="T286">ŭ</text:span><text:span text:style-name="T287"> malamiko,</text:span><text:span text:style-name="T318"> </text:span><text:span text:style-name="T216">нарыхтаваць з восені</text:span><text:span text:style-name="T188"> — </text:span><text:span text:style-name="T287">prepari dum la a</text:span><text:span text:style-name="T286">ŭ</text:span><text:span text:style-name="T287">tuno,</text:span><text:span text:style-name="T318"> </text:span><text:span text:style-name="T216">з мяне даволі</text:span><text:span text:style-name="T188"> — </text:span><text:span text:style-name="T287">al mi sufiĉas,</text:span><text:span text:style-name="T318"> </text:span><text:span text:style-name="T287">por</text:span><text:span text:style-name="T283"> </text:span><text:span text:style-name="T287">mi sufi</text:span><text:span text:style-name="T286">ĉ</text:span><text:span text:style-name="T287">as,</text:span><text:span text:style-name="T318"> </text:span><text:span text:style-name="T216">жаніцца з Верай</text:span><text:span text:style-name="T188"> </text:span><text:span text:style-name="T326">— </text:span><text:span text:style-name="T287">edziĝi al Vera</text:span><text:span text:style-name="T283">,</text:span><text:span text:style-name="T216"> што з Вамі?</text:span><text:span text:style-name="T188"> — </text:span><text:span text:style-name="T287">kio okazis al vi?</text:span></text:p>
      <text:p text:style-name="P234"><text:span text:style-name="T38">8) можа перакладацца вінавальным склонам без прыназоўніка: </text:span><text:span text:style-name="T191">З Новым годам!</text:span><text:span text:style-name="T202"> — </text:span><text:span text:style-name="T277">Feli</text:span><text:span text:style-name="T276">ĉ</text:span><text:span text:style-name="T277">an Novan Jaron! </text:span><text:span text:style-name="T191">смяяцца</text:span><text:span text:style-name="T202"> </text:span><text:span text:style-name="T38">(насміхацца) </text:span><text:span text:style-name="T191">з Віктара</text:span><text:span text:style-name="T202"> — </text:span><text:span text:style-name="T277">primoki Viktoron;</text:span></text:p>
      <text:p text:style-name="P235"><text:span text:style-name="T43">9) можа замяняцца злучнікам </text:span><text:span text:style-name="T31">і</text:span><text:span text:style-name="T196">: я з табой</text:span><text:span text:style-name="T43"> — </text:span><text:span text:style-name="T272">mi kaj vi</text:span><text:span text:style-name="T318">, </text:span><text:span text:style-name="T196">Мікола з Віцем</text:span><text:span text:style-name="T43"> — </text:span><text:span text:style-name="T272">Nikolao kaj Viktoro</text:span><text:span text:style-name="T318">.</text:span></text:p>
      <text:p text:style-name="P195"><text:span text:style-name="T341">21.10. </text:span><text:span text:style-name="T194">За</text:span><text:span text:style-name="T210"> </text:span><text:span text:style-name="T341">— 1) </text:span><text:span text:style-name="T279">post</text:span><text:span text:style-name="T316">:</text:span><text:span text:style-name="T379"> </text:span><text:span text:style-name="T341">а) для паказу месца знаходжання ці напрамку: </text:span><text:span text:style-name="T191">стаяць за дзвярыма</text:span><text:span text:style-name="T341"> — </text:span><text:span text:style-name="T279">stari post la pordo</text:span><text:span text:style-name="T316">, </text:span><text:span text:style-name="T191">выйсці за дзверы</text:span><text:span text:style-name="T341"> — </text:span><text:span text:style-name="T279">eliri post la pordon,</text:span><text:span text:style-name="T316"> </text:span><text:span text:style-name="T191">за ракой</text:span><text:span text:style-name="T341"> </text:span><text:span text:style-name="T379">— </text:span><text:span text:style-name="T279">post la rivero,</text:span><text:span text:style-name="T316"> </text:span><text:span text:style-name="T191">за раку</text:span><text:span text:style-name="T341"> </text:span><text:span text:style-name="T379">— </text:span><text:span text:style-name="T279">post la riveron,</text:span><text:span text:style-name="T316"> </text:span><text:span text:style-name="T191">б)</text:span><text:span text:style-name="T341"> каб паказаць паслядоўнасць: </text:span><text:span text:style-name="T191">адзін за другім</text:span><text:span text:style-name="T341"> — </text:span><text:span text:style-name="T279">unu post alia</text:span><text:span text:style-name="T275">,</text:span><text:span text:style-name="T191"> дзень за днём</text:span><text:span text:style-name="T341"> — </text:span><text:span text:style-name="T279">tagon post tago;</text:span><text:span text:style-name="T379"> </text:span><text:span text:style-name="T341">в) каб паказаць празмернасць чаго-небудзь: </text:span><text:span text:style-name="T191">далёка за поўнач</text:span><text:span text:style-name="T341"> — </text:span><text:span text:style-name="T279">longe post meznokto</text:span><text:span text:style-name="T316">, </text:span><text:span text:style-name="T191">яму за пяцьдзясят</text:span><text:span text:style-name="T341"> — </text:span><text:span text:style-name="T393">li</text:span><text:span text:style-name="T275"> </text:span><text:span text:style-name="T279">estas post kvindek;</text:span></text:p>
      <text:p text:style-name="P156"><text:span text:style-name="T22">2)</text:span> <text:span text:style-name="T139">ĉe</text:span><text:span text:style-name="T46"> (у значэнні; ля, каля, наўкол): </text:span><text:span text:style-name="T196">сядзець за сталом</text:span><text:span text:style-name="T46"> — </text:span><text:span text:style-name="T287">sidi </text:span><text:span text:style-name="T283">ĉe</text:span><text:span text:style-name="T271"> </text:span><text:span text:style-name="T287">la tablo;</text:span><text:span text:style-name="T315"> </text:span><text:span text:style-name="T196">сесці за стол</text:span><text:span text:style-name="T46"> — </text:span><text:span text:style-name="T287">sidi</text:span><text:span text:style-name="T283">ĝ</text:span><text:span text:style-name="T287">i </text:span><text:span text:style-name="T283">ĉe</text:span><text:span text:style-name="T271"> </text:span><text:span text:style-name="T287">la tablon;</text:span></text:p>
      <text:p text:style-name="P231"><text:span text:style-name="T41">3) </text:span><text:span text:style-name="T114">por</text:span><text:span text:style-name="T43"> — а) для паказу мэты: </text:span><text:span text:style-name="T211">паслаць за доктарам</text:span><text:span text:style-name="T43"> — </text:span><text:span text:style-name="T302">sendi por</text:span><text:span text:style-name="T307"> </text:span><text:span text:style-name="T302">kuracisto;</text:span><text:span text:style-name="T569"> </text:span><text:span text:style-name="T43">б) каб паказаць абмежаванасць часу: </text:span><text:span text:style-name="T211">справаздача за месяц</text:span><text:span text:style-name="T43"> — </text:span><text:span text:style-name="T302">raporto por</text:span><text:span text:style-name="T307"> </text:span><text:span text:style-name="T302">la monato;</text:span><text:span text:style-name="T569"> </text:span><text:span text:style-name="T43">в) каб паказаць згоду: я </text:span><text:span text:style-name="T211">«за»</text:span><text:span text:style-name="T43"> — </text:span><text:span text:style-name="T302">mi estas por</text:span><text:span text:style-name="T307">;</text:span><text:span text:style-name="T43"> г) </text:span><text:span text:style-name="T211">у пажаданнях: За ваша здароўе!</text:span><text:span text:style-name="T43"> — </text:span><text:span text:style-name="T114">Por</text:span><text:span text:style-name="T307"> </text:span><text:span text:style-name="T302">via sano!</text:span><text:span text:style-name="T569"> </text:span><text:span text:style-name="T43">д) для паказу на прадмет, рэч ці што іншае, за што можна заплаціць ці што можна абмяняць на што іншае: </text:span><text:span text:style-name="T211">За гэтую кнігу я не даў бы і рубля!</text:span><text:span text:style-name="T43"> —</text:span><text:span text:style-name="T163"> </text:span><text:span text:style-name="T114">Por</text:span><text:span text:style-name="T307"> </text:span><text:span text:style-name="T302">tiu </text:span><text:span text:style-name="T307">ĉi </text:span><text:span text:style-name="T302">libro mi ne</text:span><text:span text:style-name="T307"> </text:span><text:span text:style-name="T302">donus eĉ rublon!</text:span></text:p>
      <text:p text:style-name="P212"><text:span text:style-name="T41">4) </text:span><text:span text:style-name="T114">pro</text:span><text:span text:style-name="T362"> — </text:span><text:span text:style-name="T345">для паказу прычыны: </text:span><text:span text:style-name="T46">за шумам нічога не чуваць</text:span><text:span text:style-name="T345"> — </text:span><text:span text:style-name="T413">pro</text:span><text:span text:style-name="T114"> bruo </text:span><text:span text:style-name="T117">nenio </text:span><text:span text:style-name="T114">a</text:span><text:span text:style-name="T174">ŭ</text:span><text:span text:style-name="T114">deblas;</text:span></text:p>
      <text:p text:style-name="P231"><text:span text:style-name="T41">5) </text:span><text:span text:style-name="T114">per</text:span><text:span text:style-name="T43"> — а) для паказу нейкага часу ці выпадку: </text:span><text:span text:style-name="T211">за адзін раз</text:span><text:span text:style-name="T43"> — </text:span><text:span text:style-name="T302">per unu fojo;</text:span><text:span text:style-name="T569"> </text:span><text:span text:style-name="T43">б) для паказу цаны або кошту: </text:span><text:span text:style-name="T211">За дваццаць рублёў вы маглі б купіць лепшае плацце</text:span><text:span text:style-name="T43">. — </text:span><text:span text:style-name="T114">Per</text:span><text:span text:style-name="T302"> dudek rubloj vi povus aĉeti pli bonan robon</text:span><text:span text:style-name="T176">;</text:span></text:p>
      <text:p text:style-name="P212"><text:span text:style-name="T41">6) </text:span><text:span text:style-name="T114">antaŭ</text:span><text:span text:style-name="T362"> </text:span><text:span text:style-name="T345">у значэнні «раней»: </text:span><text:span text:style-name="T46">за тыдзень да Новага года</text:span><text:span text:style-name="T345"> — </text:span><text:span text:style-name="T114">unu semajnon anta</text:span><text:span text:style-name="T117">ŭ</text:span><text:span text:style-name="T114"> la Nova Jaro.</text:span></text:p>
      <text:p text:style-name="P212"><text:span text:style-name="T41">7) </text:span><text:span text:style-name="T114">malanta</text:span><text:span text:style-name="T117">ŭ</text:span><text:span text:style-name="T362"> </text:span><text:span text:style-name="T345">(у значэнні «ззаду», </text:span><text:span text:style-name="T362">«</text:span><text:span text:style-name="T345">па-за</text:span><text:span text:style-name="T362">»): </text:span><text:span text:style-name="T46">за домам</text:span><text:span text:style-name="T345"> — </text:span><text:span text:style-name="T114">malanta</text:span><text:span text:style-name="T174">ŭ</text:span><text:span text:style-name="T114"> domo</text:span><text:span text:style-name="T117">,</text:span><text:span text:style-name="T46"> за ракой</text:span><text:span text:style-name="T345"> — </text:span><text:span text:style-name="T114">malanta</text:span><text:span text:style-name="T174">ŭ</text:span><text:span text:style-name="T114"> rivero;</text:span></text:p>
      <text:p text:style-name="P212"><text:soft-page-break/><text:span text:style-name="T41">8) </text:span><text:span text:style-name="T114">anstata</text:span><text:span text:style-name="T174">ŭ</text:span><text:span text:style-name="T362"> </text:span><text:span text:style-name="T345">(у значэнні «замест»): </text:span><text:span text:style-name="T46">сёння я працаваў за Віктара</text:span><text:span text:style-name="T345"> — </text:span><text:span text:style-name="T114">hodia</text:span><text:span text:style-name="T117">ŭ</text:span><text:span text:style-name="T114"> mi laboris anstata</text:span><text:span text:style-name="T117">ŭ</text:span><text:span text:style-name="T114"> Viktoro;</text:span></text:p>
      <text:p text:style-name="P212"><text:span text:style-name="T41">9)</text:span><text:span text:style-name="T22"> </text:span><text:span text:style-name="T114">dum</text:span><text:span text:style-name="T362"> — </text:span><text:span text:style-name="T345">а) каб паказаць адрэзак часу: </text:span><text:span text:style-name="T46">за дзень я паспеў многа зрабіць</text:span><text:span text:style-name="T345"> — </text:span><text:span text:style-name="T114">dum unu tago mi sukcesis multon fari;</text:span><text:span text:style-name="T362"> </text:span><text:span text:style-name="T345">б) каб паказаць адначасовасць дзеяння: </text:span><text:span text:style-name="T46">расказваць за работай</text:span><text:span text:style-name="T345"> — </text:span><text:span text:style-name="T114">rakonti dum laboro;</text:span></text:p>
      <text:p text:style-name="P197"><text:span text:style-name="T345">10) </text:span><text:span text:style-name="T287">al</text:span><text:span text:style-name="T378"> </text:span><text:span text:style-name="T345">— каб паказаць нейкае дачыненне да каго-небудзь: </text:span><text:span text:style-name="T196">выйсці замуж за каго-небудзь</text:span><text:span text:style-name="T345"> — </text:span><text:span text:style-name="T287">edzini</text:span><text:span text:style-name="T271">ĝ</text:span><text:span text:style-name="T287">i al</text:span><text:span text:style-name="T271"> </text:span><text:span text:style-name="T286">iu</text:span><text:span text:style-name="T287">,</text:span><text:span text:style-name="T315"> </text:span><text:span text:style-name="T196">яна замужам за інжынерам</text:span><text:span text:style-name="T345"> — </text:span><text:span text:style-name="T396">ŝ</text:span><text:span text:style-name="T287">i estas edzini</text:span><text:span text:style-name="T286">ĝ</text:span><text:span text:style-name="T287">inta al in</text:span><text:span text:style-name="T286">ĝ</text:span><text:span text:style-name="T287">eniero.</text:span></text:p>
      <text:p text:style-name="P212"><text:span text:style-name="T41">11) </text:span><text:span text:style-name="T114">el, ol</text:span><text:span text:style-name="T362"> — </text:span><text:span text:style-name="T345">у ступенях параўнання: </text:span><text:span text:style-name="T46">бялей за снег</text:span><text:span text:style-name="T345"> — </text:span><text:span text:style-name="T114">pli blanka ol ne</text:span><text:span text:style-name="T174">ĝ</text:span><text:span text:style-name="T114">o,</text:span> <text:span text:style-name="T46">лепшы за ўсіх</text:span><text:span text:style-name="T104"> </text:span><text:span text:style-name="T46">—</text:span><text:span text:style-name="T104"> </text:span><text:span text:style-name="T114">plej bona el ĉiuj;</text:span></text:p>
      <text:p text:style-name="P234"><text:span text:style-name="T38">12) можа перакладацца вінавальным склонам без прыназоўніка: </text:span><text:span text:style-name="T191">за месяц да свята</text:span><text:span text:style-name="T38"> — </text:span><text:span text:style-name="T135">unu</text:span><text:span text:style-name="T277"> monaton anta</text:span><text:span text:style-name="T276">ŭ</text:span><text:span text:style-name="T277"> la festo,</text:span><text:span text:style-name="T317"> </text:span><text:span text:style-name="T191">за сорак кіламетраў ад Мінска</text:span><text:span text:style-name="T38"> — </text:span><text:span text:style-name="T277">kvardek kilometrojn de Minsk.</text:span></text:p>
      <text:p text:style-name="P200"><text:span text:style-name="T564">21.1</text:span><text:span text:style-name="T99">1</text:span><text:span text:style-name="T564">. </text:span>Згодна<text:span text:style-name="T563"> </text:span><text:span text:style-name="T564">— </text:span><text:span text:style-name="T178">laŭ</text:span><text:span text:style-name="T183">, </text:span><text:span text:style-name="T177">konforme kun</text:span><text:span text:style-name="T571"> </text:span><text:span text:style-name="T564">ці </text:span><text:span text:style-name="T177">je, al</text:span><text:span text:style-name="T183">:</text:span><text:span text:style-name="T584"> згодна вашаму загаду</text:span><text:span text:style-name="T564"> — </text:span><text:span text:style-name="T177">la</text:span><text:span text:style-name="T178">ŭ</text:span><text:span text:style-name="T177"> via ordono, konforme al (kun) via ordono.</text:span></text:p>
      <text:p text:style-name="P200"><text:span text:style-name="T564">21.12.</text:span><text:span text:style-name="T563"> </text:span>З-за<text:span text:style-name="T563"> </text:span><text:span text:style-name="T571">—</text:span><text:span text:style-name="T167"> </text:span><text:span text:style-name="T177">el-post:</text:span><text:span text:style-name="T582"> </text:span><text:span text:style-name="T584">сонца паднялося з-за лесу</text:span><text:span text:style-name="T564"> — </text:span><text:span text:style-name="T177">la suno leviĝis el-post la arbaro.</text:span></text:p>
      <text:p text:style-name="P200"><text:span text:style-name="T564">21.13. </text:span>Ззаду <text:span text:style-name="T571">—</text:span><text:span text:style-name="T584"> </text:span><text:span text:style-name="T177">malanta</text:span><text:span text:style-name="T178">ŭ</text:span><text:span text:style-name="T177">, post:</text:span><text:span text:style-name="T582"> </text:span><text:span text:style-name="T584">ён шоу за возам</text:span><text:span text:style-name="T564"> — </text:span><text:span text:style-name="T178">li</text:span><text:span text:style-name="T183"> </text:span><text:span text:style-name="T177">mar</text:span><text:span text:style-name="T178">ŝ</text:span><text:span text:style-name="T177">is malanta</text:span><text:span text:style-name="T178">ŭ</text:span><text:span text:style-name="T177"> la </text:span><text:span text:style-name="T178">ĉ</text:span><text:span text:style-name="T177">aro;</text:span><text:span text:style-name="T582"> </text:span><text:span text:style-name="T584">я чуў, што ззаду мяне нехта ішоў</text:span><text:span text:style-name="T564"> — </text:span><text:span text:style-name="T177">mi a</text:span><text:span text:style-name="T183">ŭ</text:span><text:span text:style-name="T177">dis, ke iu iris post mi.</text:span></text:p>
      <text:p text:style-name="P200"><text:span text:style-name="T564">21.14. </text:span>З-над <text:span text:style-name="T582">— </text:span><text:span text:style-name="T177">de (de-super):</text:span><text:span text:style-name="T582"> </text:span><text:span text:style-name="T584">з-над ракі</text:span><text:span text:style-name="T564"> </text:span><text:span text:style-name="T571">—</text:span><text:span text:style-name="T167"> </text:span><text:span text:style-name="T177">de (de-super)</text:span><text:span text:style-name="T183"> </text:span><text:span text:style-name="T177">la rivero.</text:span></text:p>
      <text:p text:style-name="P200"><text:span text:style-name="T564">21.15. </text:span>З-пад <text:span text:style-name="T582">—</text:span><text:span text:style-name="T571"> 1) </text:span><text:span text:style-name="T177">el-sub:</text:span><text:span text:style-name="T582"> </text:span><text:span text:style-name="T584">з-пад стала</text:span><text:span text:style-name="T564"> </text:span><text:span text:style-name="T571">— </text:span><text:span text:style-name="T177">el-sub la tablo,</text:span><text:span text:style-name="T582"> </text:span><text:span text:style-name="T584">з-пад кнігі</text:span><text:span text:style-name="T564"> </text:span><text:span text:style-name="T571">— </text:span><text:span text:style-name="T177">el-sub la libro;</text:span></text:p>
      <text:p text:style-name="P212"><text:span text:style-name="T41">2)</text:span><text:span text:style-name="T22"> </text:span><text:span text:style-name="T114">el-apud:</text:span> <text:span text:style-name="T46">з-пад дома загаўкаў сабака</text:span><text:span text:style-name="T43"> — </text:span><text:span text:style-name="T114">la hundo ekbojis el-apud la domo;</text:span></text:p>
      <text:p text:style-name="P212"><text:span text:style-name="T41">3)</text:span><text:span text:style-name="T22"> </text:span><text:span text:style-name="T114">el najbaraĵo (</text:span><text:span text:style-name="T117">ĉ</text:span><text:span text:style-name="T114">irka</text:span><text:span text:style-name="T117">ŭ</text:span><text:span text:style-name="T114">a</text:span><text:span text:style-name="T174">ĵ</text:span><text:span text:style-name="T114">o) de:</text:span> <text:span text:style-name="T46">ён з-пад Віцебска</text:span><text:span text:style-name="T43"> </text:span><text:span text:style-name="T563">— </text:span><text:span text:style-name="T114">li</text:span><text:span text:style-name="T117"> </text:span><text:span text:style-name="T114">estas el najbaraĵo (</text:span><text:span text:style-name="T174">ĉ</text:span><text:span text:style-name="T114">irkaŭaĵo) de Vitebsk;</text:span></text:p>
      <text:p text:style-name="P212"><text:span text:style-name="T41">4) </text:span><text:span text:style-name="T114">por</text:span><text:span text:style-name="T43"> або слоўнымі замяняльнікамі: </text:span><text:span text:style-name="T46">каробка з-пад цукерак</text:span><text:span text:style-name="T43"> — </text:span><text:span text:style-name="T114">skatolo por</text:span><text:span text:style-name="T117"> </text:span><text:span text:style-name="T114">bombonoj, por bombona skatolo,</text:span> <text:span text:style-name="T46">бутэлька з-пад малака</text:span><text:span text:style-name="T43"> — </text:span><text:span text:style-name="T114">botelo por</text:span><text:span text:style-name="T117"> </text:span><text:span text:style-name="T114">lakto, </text:span><text:span text:style-name="T187">laktbotelo.</text:span></text:p>
      <text:p text:style-name="P200"><text:span text:style-name="T564">21.16. </text:span>З-па-над<text:span text:style-name="T563"> </text:span><text:span text:style-name="T564">— </text:span><text:span text:style-name="T177">de:</text:span><text:span text:style-name="T178"> </text:span><text:span text:style-name="T584">З</text:span><text:span text:style-name="T582">-</text:span><text:span text:style-name="T584">па</text:span><text:span text:style-name="T582">-</text:span><text:span text:style-name="T584">над</text:span><text:span text:style-name="T582"> </text:span><text:span text:style-name="T584">ракі даносіліся чыесьці галасы</text:span><text:span text:style-name="T564">. — </text:span><text:span text:style-name="T177">De la rivero aŭdiĝis ies vo</text:span><text:span text:style-name="T183">ĉ</text:span><text:span text:style-name="T177">oj.</text:span></text:p>
      <text:p text:style-name="P211"><text:span text:style-name="T37">21.17. </text:span><text:span text:style-name="T22">К</text:span><text:span text:style-name="T38"> </text:span><text:span text:style-name="T564">— </text:span><text:span text:style-name="T183">al:</text:span><text:span text:style-name="T584"> </text:span><text:span text:style-name="T48">Дзень хіліўся к вечару</text:span><text:span text:style-name="T38">. — </text:span><text:span text:style-name="T183">La tago proksimi</text:span><text:span text:style-name="T178">ĝ</text:span><text:span text:style-name="T183">is al vespero.</text:span><text:span text:style-name="T584"> </text:span><text:span text:style-name="T48">Падысці да стала</text:span><text:span text:style-name="T38"> </text:span><text:span text:style-name="T564">— </text:span><text:span text:style-name="T183">proksimiĝi (aliri) al la tablo.</text:span></text:p>
      <text:p text:style-name="P200"><text:span text:style-name="T564">21.18. </text:span>Каля <text:span text:style-name="T571">— 1) </text:span><text:span text:style-name="T183">ĉ</text:span><text:span text:style-name="T177">e, apud:</text:span><text:span text:style-name="T582"> </text:span><text:span text:style-name="T584">сядзець каля акна</text:span><text:span text:style-name="T564"> </text:span><text:span text:style-name="T571">—</text:span><text:span text:style-name="T167"> </text:span><text:span text:style-name="T177">sidi ĉe la fenestro,</text:span><text:span text:style-name="T582"> </text:span><text:span text:style-name="T584">каля стала</text:span><text:span text:style-name="T564"> </text:span><text:span text:style-name="T571">— </text:span><text:span text:style-name="T177">ĉe la tablo,</text:span><text:span text:style-name="T582"> </text:span><text:span text:style-name="T584">каля кастра</text:span><text:span text:style-name="T564"> </text:span><text:span text:style-name="T571">— </text:span><text:span text:style-name="T177">ĉe la fajro</text:span><text:span text:style-name="T582">, </text:span><text:span text:style-name="T584">жыць каля станцыі</text:span><text:span text:style-name="T564"> </text:span><text:span text:style-name="T571">— </text:span><text:span text:style-name="T177">lo</text:span><text:span text:style-name="T183">ĝ</text:span><text:span text:style-name="T177">i apud la stacio</text:span><text:span text:style-name="T582">;</text:span></text:p>
      <text:p text:style-name="P220"><text:span text:style-name="T569">2) </text:span><text:span text:style-name="T148">preska</text:span><text:span text:style-name="T144">ŭ</text:span><text:span text:style-name="T148">, </text:span><text:span text:style-name="T144">ĉ</text:span><text:span text:style-name="T147">irkaŭ</text:span><text:span text:style-name="T43"> </text:span><text:span text:style-name="T569">— </text:span><text:span text:style-name="T43">у значэнні «прыблізна»; </text:span><text:span text:style-name="T30">прайшло каля гадзіны</text:span><text:span text:style-name="T43"> (часу) —</text:span><text:span text:style-name="T163"> </text:span><text:span text:style-name="T147">jam</text:span><text:span text:style-name="T163"> </text:span><text:span text:style-name="T148">pasis preska</text:span><text:span text:style-name="T147">ŭ</text:span><text:span text:style-name="T148"> (</text:span><text:span text:style-name="T147">ĉ</text:span><text:span text:style-name="T148">irka</text:span><text:span text:style-name="T147">ŭ</text:span><text:span text:style-name="T148">) unu horo,</text:span><text:span text:style-name="T575"> </text:span><text:span text:style-name="T30">я чакаў яго каля гадзіны</text:span><text:span text:style-name="T43"> — </text:span><text:span text:style-name="T147">mi</text:span><text:span text:style-name="T144"> </text:span><text:span text:style-name="T148">atendis lin preska</text:span><text:span text:style-name="T147">ŭ</text:span><text:span text:style-name="T148"> unu horon,</text:span><text:span text:style-name="T575"> </text:span><text:span text:style-name="T30">да вёскі яшчэ заставалася каля кіламетра</text:span><text:span text:style-name="T43"> — </text:span><text:span text:style-name="T147">ĝ</text:span><text:span text:style-name="T148">is la vila</text:span><text:span text:style-name="T147">ĝ</text:span><text:span text:style-name="T148">o ankora</text:span><text:span text:style-name="T147">ŭ</text:span><text:span text:style-name="T148"> restis preska</text:span><text:span text:style-name="T147">ŭ</text:span><text:span text:style-name="T148"> </text:span><text:span text:style-name="T144">(</text:span><text:span text:style-name="T147">ĉirkaŭ</text:span><text:span text:style-name="T144">) </text:span><text:span text:style-name="T148">unu kilometro,</text:span><text:span text:style-name="T88"> </text:span><text:span text:style-name="T30">мы</text:span><text:span text:style-name="T575"> </text:span><text:span text:style-name="T30">прайшлі каля кіламетра</text:span><text:span text:style-name="T43"> </text:span><text:span text:style-name="T569">— </text:span><text:span text:style-name="T148">ni</text:span><text:span text:style-name="T144"> </text:span><text:span text:style-name="T148">trairis jam preska</text:span><text:span text:style-name="T144">ŭ</text:span><text:span text:style-name="T148"> (</text:span><text:span text:style-name="T147">ĉirkaŭ</text:span><text:span text:style-name="T148">) unu kilometron.</text:span><text:span text:style-name="T575"> </text:span><text:span text:style-name="T30">Было каля апоўначы</text:span><text:span text:style-name="T43"> </text:span><text:span text:style-name="T569">— </text:span><text:span text:style-name="T148">estis preska</text:span><text:span text:style-name="T144">ŭ</text:span><text:span text:style-name="T148"> meznokto,</text:span><text:span text:style-name="T575"> </text:span><text:span text:style-name="T30">ён жыў тут каля дзесяці гадоў</text:span><text:span text:style-name="T43"> — </text:span><text:span text:style-name="T147">li</text:span><text:span text:style-name="T144"> </text:span><text:span text:style-name="T148">lo</text:span><text:span text:style-name="T147">ĝ</text:span><text:span text:style-name="T148">is </text:span><text:span text:style-name="T147">ĉi</text:span><text:span text:style-name="T144"> </text:span><text:span text:style-name="T147">tie</text:span><text:span text:style-name="T144"> </text:span><text:span text:style-name="T147">ĉirkaŭ</text:span><text:span text:style-name="T144"> </text:span><text:span text:style-name="T148">dek jarojn,</text:span><text:span text:style-name="T575"> </text:span><text:span text:style-name="T30">сабраць сяброў каля сябе</text:span><text:span text:style-name="T43"> — </text:span><text:span text:style-name="T148">kolekti amikojn </text:span><text:span text:style-name="T147">ĉirkaŭ</text:span><text:span text:style-name="T144"> </text:span><text:span text:style-name="T148">si,</text:span><text:span text:style-name="T575"> </text:span><text:span text:style-name="T30">танцаваць, як кот каля гаршка</text:span><text:span text:style-name="T43"> — </text:span><text:span text:style-name="T148">danci kiel</text:span><text:span text:style-name="T144"> </text:span><text:span text:style-name="T148">kato ĉirkaŭ</text:span><text:span text:style-name="T164"> </text:span><text:span text:style-name="T148">poto</text:span><text:span text:style-name="T164">.</text:span></text:p>
      <text:p text:style-name="P200"><text:span text:style-name="T564">21.19. </text:span>Край<text:span text:style-name="T563"> </text:span><text:span text:style-name="T564">— </text:span><text:span text:style-name="T178">ĉe</text:span><text:span text:style-name="T584">: край дарогі</text:span><text:span text:style-name="T564"> — </text:span><text:span text:style-name="T178">ĉe</text:span><text:span text:style-name="T183"> </text:span><text:span text:style-name="T177">la vojo.</text:span></text:p>
      <text:p text:style-name="P200"><text:soft-page-break/><text:span text:style-name="T564">21.20. </text:span>Ля<text:span text:style-name="T563"> </text:span><text:span text:style-name="T564">гл.: </text:span><text:span text:style-name="T584">каля</text:span><text:span text:style-name="T564"> (21.18).</text:span></text:p>
      <text:p text:style-name="P218"><text:span text:style-name="T38">21.21. </text:span><text:span text:style-name="T32">Між</text:span><text:span text:style-name="T45"> </text:span><text:span text:style-name="T38">— </text:span><text:span text:style-name="T136">inter:</text:span><text:span text:style-name="T579"> </text:span><text:span text:style-name="T29">дружба паміж народамі</text:span><text:span text:style-name="T38"> — </text:span><text:span text:style-name="T136">amikeco</text:span><text:span text:style-name="T134"> </text:span><text:span text:style-name="T136">inter popoloj,</text:span><text:span text:style-name="T579"> </text:span><text:span text:style-name="T29">між іншым</text:span><text:span text:style-name="T38"> — </text:span><text:span text:style-name="T136">interalie,</text:span><text:span text:style-name="T579"> </text:span><text:span text:style-name="T29">між тым як</text:span><text:span text:style-name="T38">...</text:span><text:span text:style-name="T101"> </text:span><text:span text:style-name="T38">— </text:span><text:span text:style-name="T136">dum.</text:span></text:p>
      <text:p text:style-name="P229"><text:span text:style-name="T566">21.22. </text:span>На <text:span text:style-name="T564">— 1) </text:span><text:span text:style-name="T303">sur</text:span><text:span text:style-name="T571"> </text:span><text:span text:style-name="T564">(у значэнні на паверхні чаго-небудзь): </text:span><text:span text:style-name="T327">на стале</text:span><text:span text:style-name="T564"> — </text:span><text:span text:style-name="T303">sur la tablo,</text:span><text:span text:style-name="T325"> </text:span><text:span text:style-name="T327">на зямлі</text:span><text:span text:style-name="T564"> —</text:span><text:span text:style-name="T169"> </text:span><text:span text:style-name="T303">sur la tero;</text:span></text:p>
      <text:p text:style-name="P202"><text:span text:style-name="T563">2) </text:span><text:span text:style-name="T114">en</text:span> <text:span text:style-name="T362">— (калі трэба паказаць месца знаходжання ці напрамак, а таксама, калі гаворка ідзе пра мовы): </text:span>на фабрыцы<text:span text:style-name="T362"> — </text:span><text:span text:style-name="T389">en</text:span><text:span text:style-name="T114"> </text:span><text:span text:style-name="T176">fabriko</text:span><text:span text:style-name="T362">, </text:span>на фабрыку<text:span text:style-name="T362"> — </text:span><text:span text:style-name="T389">en</text:span><text:span text:style-name="T114"> </text:span><text:span text:style-name="T176">fabrikon,</text:span><text:span text:style-name="T583"> </text:span>на Палессі<text:span text:style-name="T362"> — </text:span><text:span text:style-name="T389">en</text:span><text:span text:style-name="T114"> </text:span><text:span text:style-name="T176">Polesio,</text:span><text:span text:style-name="T583"> </text:span>на Палессе<text:span text:style-name="T362"> — </text:span><text:span text:style-name="T389">en</text:span><text:span text:style-name="T114"> </text:span><text:span text:style-name="T176">Polesion,</text:span><text:span text:style-name="T583"> </text:span>на беларускай мове<text:span text:style-name="T362"> — </text:span><text:span text:style-name="T389">en</text:span><text:span text:style-name="T114"> </text:span><text:span text:style-name="T176">la belarusa lingvo,</text:span><text:span text:style-name="T583"> </text:span>перакласці на беларускую мову<text:span text:style-name="T362"> — </text:span><text:span text:style-name="T176">traduki en</text:span><text:span text:style-name="T114"> </text:span><text:span text:style-name="T176">la belarusan;</text:span></text:p>
      <text:p text:style-name="P212"><text:span text:style-name="T96">3)</text:span><text:span text:style-name="T77"> </text:span><text:span text:style-name="T114">dum</text:span><text:span text:style-name="T362"> </text:span><text:span text:style-name="T345">(для абазначэння працягласці: </text:span><text:span text:style-name="T46">на дзяжурстве</text:span><text:span text:style-name="T345"> — </text:span><text:span text:style-name="T114">dum la deĵoro;</text:span></text:p>
      <text:p text:style-name="P224"><text:span text:style-name="T77">4) </text:span>часам магчыма выкарыстанне прыназоўнікаў <text:span text:style-name="T287">dum, en</text:span> у адных і тых жа выпадках: <text:span text:style-name="T216">на трэці дзень</text:span> — <text:span text:style-name="T287">dum </text:span><text:span text:style-name="T283">(en) </text:span><text:span text:style-name="T287">la tria tago;</text:span></text:p>
      <text:p text:style-name="P231"><text:span text:style-name="T563">5)</text:span> <text:span text:style-name="T114">al</text:span><text:span text:style-name="T43"> (каб паказаць напрамак ці дачыненне): </text:span><text:span text:style-name="T211">падобны на бацьку</text:span><text:span text:style-name="T43"> — </text:span><text:span text:style-name="T302">simila al patro,</text:span><text:span text:style-name="T314"> </text:span><text:span text:style-name="T211">дарога на Мінск</text:span><text:span text:style-name="T43"> — </text:span><text:span text:style-name="T302">la vojo al</text:span><text:span text:style-name="T307"> </text:span><text:span text:style-name="T302">Minsk,</text:span><text:span text:style-name="T314"> </text:span><text:span text:style-name="T211">ісці на канцэрт</text:span><text:span text:style-name="T43"> — </text:span><text:span text:style-name="T302">iri al la koncerto;</text:span></text:p>
      <text:p text:style-name="P231"><text:span text:style-name="T563">6) </text:span><text:span text:style-name="T114">por</text:span><text:span text:style-name="T43"> (каб паказаць працягласць мэты ці нейкую мяжу чаго-небудзь): </text:span><text:span text:style-name="T211">на зіму</text:span><text:span text:style-name="T43"> — </text:span><text:span text:style-name="T114">por</text:span><text:span text:style-name="T307"> </text:span><text:span text:style-name="T302">la vintro,</text:span><text:span text:style-name="T314"> </text:span><text:span text:style-name="T211">на два дні</text:span><text:span text:style-name="T43"> — </text:span><text:span text:style-name="T114">por</text:span><text:span text:style-name="T307"> </text:span><text:span text:style-name="T302">du tagoj,</text:span><text:span text:style-name="T314"> </text:span><text:span text:style-name="T211">на тры рублі</text:span><text:span text:style-name="T43"> — </text:span><text:span text:style-name="T114">por</text:span><text:span text:style-name="T307"> </text:span><text:span text:style-name="T302">tri rubloj;</text:span></text:p>
      <text:p text:style-name="P231"><text:span text:style-name="T563">7)</text:span> <text:span text:style-name="T114">per</text:span><text:span text:style-name="T43"> (каб паказаць сродак): </text:span><text:span text:style-name="T211">на поездзе — </text:span><text:span text:style-name="T302">per trajno;</text:span><text:span text:style-name="T314"> </text:span></text:p>
      <text:p text:style-name="P231"><text:span text:style-name="T329">8) </text:span><text:span text:style-name="T43">часта назоўнік з прыназоўнікам </text:span><text:span text:style-name="T211">на</text:span><text:span text:style-name="T43"> замяняецца пры перакладзе на эсперанта прыслоўем: </text:span><text:span text:style-name="T211">на захадзе</text:span><text:span text:style-name="T43"> — </text:span><text:span text:style-name="T118">en</text:span><text:span text:style-name="T307"> </text:span><text:span text:style-name="T308">okcidento,</text:span><text:span text:style-name="T326"> </text:span><text:span text:style-name="T308">okcidente,</text:span><text:span text:style-name="T326"> </text:span><text:span text:style-name="T211">на захад</text:span><text:span text:style-name="T43"> — </text:span><text:span text:style-name="T118">en</text:span><text:span text:style-name="T307"> </text:span><text:span text:style-name="T308">okcidenton</text:span><text:span text:style-name="T163">, </text:span><text:span text:style-name="T308">okcidenten</text:span><text:span text:style-name="T163">,</text:span><text:span text:style-name="T43"> </text:span><text:span text:style-name="T211">на людзях — </text:span><text:span text:style-name="T308">publike,</text:span><text:span text:style-name="T326"> </text:span><text:span text:style-name="T211">стаяць на каленях</text:span><text:span text:style-name="T43"> — </text:span><text:span text:style-name="T308">stari genue,</text:span><text:span text:style-name="T326"> </text:span><text:span text:style-name="T211">стаць на калені</text:span><text:span text:style-name="T43"> — </text:span><text:span text:style-name="T308">stari genuen,</text:span><text:span text:style-name="T326"> </text:span><text:span text:style-name="T211">назначыць сустрэчу на нядзелю — </text:span><text:span text:style-name="T308">fiksi renkonti</text:span><text:span text:style-name="T309">ĝ</text:span><text:span text:style-name="T308">on diman</text:span><text:span text:style-name="T309">ĉ</text:span><text:span text:style-name="T308">e;</text:span></text:p>
      <text:p text:style-name="P224"><text:span text:style-name="T77">9) </text:span>часта замест назоўнікаў з прыназоўнікамі могуць ужывацца дзеясловы або выразы з дзеясловамі: <text:span text:style-name="T216">зваліць віну на каго-небудзь</text:span> — <text:span text:style-name="T287">anstata</text:span><text:span text:style-name="T286">ŭ </text:span><text:span text:style-name="T287">kulpigi iun, kulpigi iun</text:span><text:span text:style-name="T283"> </text:span><text:span text:style-name="T287">anstata</text:span><text:span text:style-name="T286">ŭ</text:span><text:span text:style-name="T287"> </text:span><text:span text:style-name="T286">iu</text:span><text:span text:style-name="T283">;</text:span><text:span text:style-name="T216"> падняць на смех каго-небудзь</text:span> — <text:span text:style-name="T287">primoki iun</text:span><text:span text:style-name="T283">,</text:span><text:span text:style-name="T216"> перакласці на беларускую мову</text:span> — <text:span text:style-name="T553">belarus</text:span><text:span text:style-name="T287">igi;</text:span></text:p>
      <text:p text:style-name="P197"><text:span text:style-name="T345">10) калі цяжка вызначыць, які прыназоўнік можна выкарыстаць, можна ўжываць прыназоўнік </text:span><text:span text:style-name="T287">je</text:span><text:span text:style-name="T378"> </text:span><text:span text:style-name="T345">ці вінавальны склон: </text:span><text:span text:style-name="T196">іграць на піяніна</text:span><text:span text:style-name="T345"> — </text:span><text:span text:style-name="T287">ludi </text:span><text:span text:style-name="T271">pianon,</text:span><text:span text:style-name="T196"> падзяліць на часткі</text:span><text:span text:style-name="T345"> — </text:span><text:span text:style-name="T287">dividi je partoj,</text:span><text:span text:style-name="T315"> </text:span><text:span text:style-name="T196">карацей на паўметра</text:span><text:span text:style-name="T345"> — </text:span><text:span text:style-name="T271">pli </text:span><text:span text:style-name="T287">mallonga je duonmetro,</text:span><text:span text:style-name="T315"> </text:span><text:span text:style-name="T196">чакаць на каго-небудзь</text:span><text:span text:style-name="T345"> — </text:span><text:span text:style-name="T287">atendi iun</text:span><text:span text:style-name="T271">.</text:span></text:p>
      <text:p text:style-name="P200"><text:span text:style-name="T99">21.23. </text:span>Наверх<text:span text:style-name="T563"> </text:span><text:span text:style-name="T360">— </text:span><text:span text:style-name="T177">super:</text:span><text:span text:style-name="T582"> </text:span><text:span text:style-name="T584">наверх сарочкі</text:span><text:span text:style-name="T360"> — </text:span><text:span text:style-name="T177">super la</text:span><text:span text:style-name="T183"> ĉemizo</text:span><text:span text:style-name="T177">(n).</text:span></text:p>
      <text:p text:style-name="P200"><text:span text:style-name="T99">21.24.</text:span><text:span text:style-name="T77"> </text:span>Навокал<text:span text:style-name="T563"> </text:span><text:span text:style-name="T360">— </text:span><text:span text:style-name="T414">ĉirkaŭ</text:span><text:span text:style-name="T183">:</text:span><text:span text:style-name="T584"> навокал агню сядзелі людзі</text:span><text:span text:style-name="T360"> — </text:span><text:span text:style-name="T414">ĉirkaŭ</text:span><text:span text:style-name="T177"> la </text:span><text:span text:style-name="T616">fajro</text:span><text:span text:style-name="T177"> sidis homoj.</text:span></text:p>
      <text:p text:style-name="P200"><text:span text:style-name="T99">21.25</text:span><text:span text:style-name="T106">.</text:span><text:span text:style-name="T77"> </text:span>Над <text:span text:style-name="T584">—</text:span><text:span text:style-name="T360"> 1) </text:span><text:span text:style-name="T177">super:</text:span><text:span text:style-name="T582"> </text:span><text:span text:style-name="T584">над зямлёй</text:span><text:span text:style-name="T360"> — </text:span><text:span text:style-name="T177">super la tero,</text:span><text:span text:style-name="T582"> </text:span><text:span text:style-name="T584">працаваць над чым-небудзь</text:span><text:span text:style-name="T360"> — </text:span><text:span text:style-name="T177">labori super io</text:span><text:span text:style-name="T183">;</text:span></text:p>
      <text:p text:style-name="P197"><text:span text:style-name="T345">2) выкарыстоўваюцца ступені параўнання: </text:span><text:span text:style-name="T196">над яго майстра няма</text:span><text:span text:style-name="T208"> — </text:span><text:span text:style-name="T286">li</text:span><text:span text:style-name="T271"> </text:span><text:span text:style-name="T287">estas la plej bona majstro,</text:span><text:span text:style-name="T315"> </text:span><text:span text:style-name="T196">мароз над маразамі</text:span><text:span text:style-name="T208"> — </text:span><text:span text:style-name="T287">frosto la plej forta;</text:span></text:p>
      <text:p text:style-name="P220"><text:span text:style-name="T43">3) выкарыстоўваецца выраз: дзеяслоў з вінавальным склонам: </text:span><text:span text:style-name="T30">мець перавагу над чым-небудзь</text:span><text:span text:style-name="T43"> — </text:span><text:span text:style-name="T148">superi ion</text:span><text:span text:style-name="T144">,</text:span><text:span text:style-name="T30"> думаць над матэрыялам для газеты</text:span><text:span text:style-name="T43"> — </text:span><text:span text:style-name="T148">pripensi materialon por</text:span><text:span text:style-name="T144"> </text:span><text:span text:style-name="T148">gazeto.</text:span><text:span text:style-name="T164"><text:tab/></text:span></text:p>
      <text:p text:style-name="P200"><text:span text:style-name="T564">21.26. </text:span>Напроці, напроціў<text:span text:style-name="T78"> </text:span><text:span text:style-name="T564">— 1)</text:span><text:span text:style-name="T584"> </text:span><text:span text:style-name="T177">kontra</text:span><text:span text:style-name="T178">ŭ</text:span><text:span text:style-name="T571"> </text:span><text:span text:style-name="T564">(у прасторавым значэнні): </text:span><text:span text:style-name="T584">напроці </text:span><text:soft-page-break/><text:span text:style-name="T584">ветру</text:span><text:span text:style-name="T564"> — </text:span><text:span text:style-name="T177">kontra</text:span><text:span text:style-name="T178">ŭ</text:span><text:span text:style-name="T177"> vento,</text:span><text:span text:style-name="T582"> </text:span><text:span text:style-name="T584">напроці мяне</text:span><text:span text:style-name="T564"> — </text:span><text:span text:style-name="T177">kontra</text:span><text:span text:style-name="T178">ŭ</text:span><text:span text:style-name="T167"> </text:span><text:span text:style-name="T177">mi</text:span><text:span text:style-name="T183">(n);</text:span></text:p>
      <text:p text:style-name="P220"><text:span text:style-name="T43">2) для паказу часу выкарыстоўваюцца розныя моўныя сродкі: </text:span><text:span text:style-name="T30">ісці напроці ночы</text:span><text:span text:style-name="T43"> — </text:span><text:span text:style-name="T148">iri en</text:span><text:span text:style-name="T144"> </text:span><text:span text:style-name="T148">nokto, iri en</text:span><text:span text:style-name="T144"> </text:span><text:span text:style-name="T148">mallumo, iri</text:span><text:span text:style-name="T144"> </text:span><text:span text:style-name="T147">en</text:span><text:span text:style-name="T144"> </text:span><text:span text:style-name="T148">la proksimi</text:span><text:span text:style-name="T147">ĝ</text:span><text:span text:style-name="T148">antan nokton.</text:span></text:p>
      <text:p text:style-name="P200"><text:span text:style-name="T564">21.27. </text:span>Наперадзе<text:span text:style-name="T563"> </text:span><text:span text:style-name="T564">— </text:span><text:span text:style-name="T177">anta</text:span><text:span text:style-name="T178">ŭ</text:span><text:span text:style-name="T177">:</text:span><text:span text:style-name="T582"> </text:span><text:span text:style-name="T584">сядзець наперадзе каго-небудзь</text:span><text:span text:style-name="T564"> — </text:span><text:span text:style-name="T177">sidi anta</text:span><text:span text:style-name="T178">ŭ</text:span><text:span text:style-name="T177"> iu.</text:span></text:p>
      <text:p text:style-name="P200"><text:span text:style-name="T564">21.28. </text:span>Наперакор<text:span text:style-name="T563"> </text:span><text:span text:style-name="T571">— </text:span><text:span text:style-name="T177">malgra</text:span><text:span text:style-name="T178">ŭ</text:span><text:span text:style-name="T177">, spite al.</text:span><text:span text:style-name="T582"> </text:span><text:span text:style-name="T584">З усіх сіл ён змагаўся за тое, каб стаць чалавекам наперакор свайму нялёгкаму лёсу. — </text:span><text:span text:style-name="T178">Per</text:span><text:span text:style-name="T177"> </text:span><text:span text:style-name="T178">ĉ</text:span><text:span text:style-name="T177">iuj fortoj li</text:span><text:span text:style-name="T183"> </text:span><text:span text:style-name="T177">batalis por</text:span><text:span text:style-name="T183"> </text:span><text:span text:style-name="T177">iĝi homo malgra</text:span><text:span text:style-name="T178">ŭ</text:span><text:span text:style-name="T177"> sia malfacila sorto.</text:span><text:span text:style-name="T582"> </text:span><text:span text:style-name="T584">Наперакор пажаданню ўсяго калектыву ён адмовіўся ехаць разам з імі</text:span><text:span text:style-name="T564">.</text:span><text:span text:style-name="T101"> </text:span><text:span text:style-name="T564">— </text:span><text:span text:style-name="T177">Spite deziron de la tuta kolektivo li</text:span><text:span text:style-name="T183"> </text:span><text:span text:style-name="T177">rifuzis veturi kun ili</text:span><text:span text:style-name="T183">.</text:span></text:p>
      <text:p text:style-name="P200"><text:span text:style-name="T564">21.29. </text:span>Напярэдадні<text:span text:style-name="T78"> </text:span><text:span text:style-name="T571">—</text:span><text:span text:style-name="T101"> </text:span><text:span text:style-name="T177">tagon (kelkan tempon) anta</text:span><text:span text:style-name="T178">ŭ</text:span><text:span text:style-name="T177">:</text:span><text:span text:style-name="T582"> </text:span><text:span text:style-name="T584">напярэдадні свята</text:span><text:span text:style-name="T564"> </text:span><text:span text:style-name="T571">— </text:span><text:span text:style-name="T177">tagon anta</text:span><text:span text:style-name="T178">ŭ</text:span><text:span text:style-name="T177"> la festo,</text:span><text:span text:style-name="T582"> </text:span><text:span text:style-name="T584">напярэдадні рэвалюцыі</text:span><text:span text:style-name="T564"> </text:span><text:span text:style-name="T571">— </text:span><text:span text:style-name="T177">kelkan tempon anta</text:span><text:span text:style-name="T178">ŭ</text:span><text:span text:style-name="T177"> la revolucio.</text:span></text:p>
      <text:p text:style-name="P200"><text:span text:style-name="T564">21.30. </text:span>Насупраць<text:span text:style-name="T563"> </text:span><text:span text:style-name="T571">— </text:span><text:span text:style-name="T177">kontra</text:span><text:span text:style-name="T178">ŭ</text:span><text:span text:style-name="T177">:</text:span><text:span text:style-name="T582"> </text:span><text:span text:style-name="T584">ён сядзеў насупраць (насупроць) акна</text:span><text:span text:style-name="T564"> — </text:span><text:span text:style-name="T178">li</text:span><text:span text:style-name="T183"> </text:span><text:span text:style-name="T177">sidis kontraŭ la fenestro.</text:span></text:p>
      <text:p text:style-name="P200"><text:span text:style-name="T564">21.31. </text:span>Наўзамен<text:span text:style-name="T563"> </text:span><text:span text:style-name="T571">— </text:span><text:span text:style-name="T177">anstataŭe; interŝanĝe; pro:</text:span><text:span text:style-name="T582"> </text:span><text:span text:style-name="T584">Ён аддаў сваю кнігу наўзамен згубленай</text:span><text:span text:style-name="T564">.</text:span><text:span text:style-name="T101"> </text:span><text:span text:style-name="T564">— </text:span><text:span text:style-name="T177">Li redonis sian libron anstata</text:span><text:span text:style-name="T178">ŭ</text:span><text:span text:style-name="T177"> la perditan.</text:span><text:span text:style-name="T582"> </text:span><text:span text:style-name="T584">Наўзамен гэтай кнігі я магу табе даць аж тры сваіх па твайму выбару</text:span><text:span text:style-name="T564">.</text:span><text:span text:style-name="T101"> </text:span><text:span text:style-name="T564">— </text:span><text:span text:style-name="T178">Pro</text:span><text:span text:style-name="T183"> </text:span><text:span text:style-name="T178">tiu</text:span><text:span text:style-name="T183"> ĉi </text:span><text:span text:style-name="T177">via libro mi povas doni inter</text:span><text:span text:style-name="T178">ŝ</text:span><text:span text:style-name="T177">an</text:span><text:span text:style-name="T178">ĝ</text:span><text:span text:style-name="T177">e e</text:span><text:span text:style-name="T178">ĉ</text:span><text:span text:style-name="T177"> tri miajn la</text:span><text:span text:style-name="T178">ŭ</text:span><text:span text:style-name="T177"> via elekto.</text:span></text:p>
      <text:p text:style-name="P200"><text:span text:style-name="T564">21.32. </text:span>Наўздоўж<text:span text:style-name="T563"> </text:span><text:span text:style-name="T571">— </text:span><text:span text:style-name="T177">la</text:span><text:span text:style-name="T178">ŭ</text:span><text:span text:style-name="T177"> longe de:</text:span><text:span text:style-name="T582"> </text:span><text:span text:style-name="T584">Мікола ішоў наўздоўж ракі</text:span><text:span text:style-name="T564"> — </text:span><text:span text:style-name="T177">Nikolao iris la</text:span><text:span text:style-name="T178">ŭ</text:span><text:span text:style-name="T177"> longe de la rivero.</text:span><text:span text:style-name="T582"> </text:span><text:span text:style-name="T584">Крэслы стаялі наўздоўж сцяны</text:span><text:span text:style-name="T564"> — </text:span><text:span text:style-name="T177">La foteloj staris la</text:span><text:span text:style-name="T178">ŭ</text:span><text:span text:style-name="T177"> longe de la muro</text:span><text:span text:style-name="T183">.</text:span></text:p>
      <text:p text:style-name="P200"><text:span text:style-name="T564">21.33. </text:span>Наўкол(а)<text:span text:style-name="T563"> </text:span><text:span text:style-name="T571">— </text:span><text:span text:style-name="T564">гл.: </text:span><text:span text:style-name="T584">навокал.</text:span></text:p>
      <text:p text:style-name="P200"><text:span text:style-name="T564">21.34. </text:span>Наўкос <text:span text:style-name="T584">— наўскасы</text:span><text:span text:style-name="T564"> — </text:span><text:span text:style-name="T584">наўскасяк</text:span><text:span text:style-name="T564"> — </text:span><text:span text:style-name="T584">наўскос</text:span><text:span text:style-name="T564"> — </text:span><text:span text:style-name="T177">oblikve, malrekte.</text:span><text:span text:style-name="T582"> </text:span><text:span text:style-name="T584">Тэлефонная лінія ішла наўскасяк дарогі</text:span><text:span text:style-name="T564">.</text:span><text:span text:style-name="T101"> </text:span><text:span text:style-name="T564">— </text:span><text:span text:style-name="T177">La telefon</text:span><text:span text:style-name="T109">o</text:span><text:span text:style-name="T177"> linio pasis oblikve (malrekte) al la vojo.</text:span></text:p>
      <text:p text:style-name="P200"><text:span text:style-name="T564">21.35. </text:span>Наўсцяж<text:span text:style-name="T563"> </text:span><text:span text:style-name="T571">— </text:span><text:span text:style-name="T564">гл.: </text:span><text:span text:style-name="T571">21.32 </text:span><text:span text:style-name="T564">(першы прыклад).</text:span></text:p>
      <text:p text:style-name="P199"><text:span text:style-name="T202">21.36. </text:span><text:span text:style-name="T196">Па</text:span><text:span text:style-name="T208"> </text:span><text:span text:style-name="T320">—</text:span><text:span text:style-name="T202"> </text:span><text:span text:style-name="T277">sur:</text:span><text:span text:style-name="T320"> </text:span><text:span text:style-name="T202">а) (для паказу месца знаходжання): </text:span><text:span text:style-name="T191">па стале былі раскіданы кнігі</text:span><text:span text:style-name="T202"> — </text:span><text:span text:style-name="T277">la libroj estis dis</text:span><text:span text:style-name="T276">ĵ</text:span><text:span text:style-name="T277">etitaj sur la tablo;</text:span><text:span text:style-name="T320"> </text:span><text:span text:style-name="T202">б</text:span><text:span text:style-name="T320">) </text:span><text:span text:style-name="T277">tra</text:span><text:span text:style-name="T320"> </text:span><text:span text:style-name="T202">(для паказу месца перамяшчэння): </text:span><text:span text:style-name="T191">ісці па вуліцы.</text:span><text:span text:style-name="T202"> — </text:span><text:span text:style-name="T276">iri</text:span><text:span text:style-name="T275"> </text:span><text:span text:style-name="T276">tra</text:span><text:span text:style-name="T275"> </text:span><text:span text:style-name="T277">la strato,</text:span><text:span text:style-name="T317"> </text:span><text:span text:style-name="T191">падарожнічаць па краіне</text:span><text:span text:style-name="T202"> — </text:span><text:span text:style-name="T277">voja</text:span><text:span text:style-name="T276">ĝ</text:span><text:span text:style-name="T277">i tra</text:span><text:span text:style-name="T275"> </text:span><text:span text:style-name="T277">la lando;</text:span><text:span text:style-name="T320"> </text:span><text:span text:style-name="T202">в) </text:span><text:span text:style-name="T276">en</text:span><text:span text:style-name="T202"> (калі месца перамяшчэння аб</text:span><text:span text:style-name="T341">межавана значна): </text:span><text:span text:style-name="T191">хадзіць па пакоі</text:span><text:span text:style-name="T341"> — </text:span><text:span text:style-name="T279">marsi en</text:span><text:span text:style-name="T275"> </text:span><text:span text:style-name="T279">(tra) la</text:span><text:span text:style-name="T275"> </text:span><text:span text:style-name="T280">ĉ</text:span><text:span text:style-name="T279">ambro;</text:span><text:span text:style-name="T379"> </text:span><text:span text:style-name="T341">г) </text:span><text:span text:style-name="T275">laŭ</text:span><text:span text:style-name="T341"> (калі перамяшчэнне паказала: па чым): </text:span><text:span text:style-name="T191">ехаць па дарозе</text:span><text:span text:style-name="T341"> — </text:span><text:span text:style-name="T393">ve</text:span><text:span text:style-name="T279">turi la</text:span><text:span text:style-name="T280">ŭ</text:span><text:span text:style-name="T279"> la vojo;</text:span><text:span text:style-name="T379"> </text:span><text:span text:style-name="T341">д) </text:span><text:span text:style-name="T275">laŭ</text:span><text:span text:style-name="T401"> </text:span><text:span text:style-name="T341">(у значэнні згодна, паводле): </text:span><text:span text:style-name="T191">па вашаму загаду</text:span><text:span text:style-name="T341"> — </text:span><text:span text:style-name="T279">la</text:span><text:span text:style-name="T280">ŭ</text:span><text:span text:style-name="T279"> via ordono,</text:span><text:span text:style-name="T316"> </text:span><text:span text:style-name="T191">па паходжанні</text:span><text:span text:style-name="T341"> — </text:span><text:span text:style-name="T279">la</text:span><text:span text:style-name="T280">ŭ</text:span><text:span text:style-name="T279"> deveno;</text:span><text:span text:style-name="T379"> </text:span><text:span text:style-name="T341">е) </text:span><text:span text:style-name="T279">ĝis</text:span><text:span text:style-name="T379"> </text:span><text:span text:style-name="T341">(пры адказе на пытанне: дакуль?): </text:span><text:span text:style-name="T191">у вадзе па пояс</text:span><text:span text:style-name="T341"> — </text:span><text:span text:style-name="T393">en</text:span><text:span text:style-name="T275"> </text:span><text:span text:style-name="T279">akvo ĝis zono;</text:span><text:span text:style-name="T379"> </text:span><text:span text:style-name="T341">ж) </text:span><text:span text:style-name="T393">p</text:span><text:span text:style-name="T279">ri</text:span><text:span text:style-name="T316"> </text:span><text:span text:style-name="T341">(пры адказе на пытанне: па кім? чым?): </text:span><text:span text:style-name="T191">сумаваць па дзецях</text:span><text:span text:style-name="T229"> </text:span><text:span text:style-name="T341">— </text:span><text:span text:style-name="T279">sopiri pri infanoj,</text:span><text:span text:style-name="T316"> </text:span><text:span text:style-name="T191">не бядуй па мне!</text:span><text:span text:style-name="T341"> — </text:span><text:span text:style-name="T393">ne</text:span><text:span text:style-name="T275"> </text:span><text:span text:style-name="T279">mal</text:span><text:span text:style-name="T280">ĝ</text:span><text:span text:style-name="T279">oju pri</text:span><text:span text:style-name="T280"> mi</text:span><text:span text:style-name="T275">;</text:span><text:span text:style-name="T341"> з) </text:span><text:span text:style-name="T393">por</text:span><text:span text:style-name="T341"> (для паказу мэты): </text:span><text:span text:style-name="T191">ісці ў лес па грыбы</text:span><text:span text:style-name="T341"> — </text:span><text:span text:style-name="T393">iri</text:span><text:span text:style-name="T279"> en</text:span><text:span text:style-name="T275"> </text:span><text:span text:style-name="T279">arbaron </text:span><text:span text:style-name="T275">por </text:span><text:span text:style-name="T279">fungoj;</text:span><text:span text:style-name="T379"> </text:span><text:span text:style-name="T341">і) </text:span><text:span text:style-name="T393">per</text:span><text:span text:style-name="T341"> (у значэнні пры дапамозе): </text:span><text:span text:style-name="T191">па пошце</text:span><text:span text:style-name="T341"> — </text:span><text:span text:style-name="T393">per</text:span><text:span text:style-name="T275"> </text:span><text:span text:style-name="T279">po</text:span><text:span text:style-name="T280">ŝ</text:span><text:span text:style-name="T279">to,</text:span><text:span text:style-name="T316"> </text:span><text:span text:style-name="T191">па чыгунцы</text:span><text:span text:style-name="T341"> — </text:span><text:span text:style-name="T393">per</text:span><text:span text:style-name="T275"> </text:span><text:span text:style-name="T279">fervojo,</text:span><text:span text:style-name="T316"> </text:span><text:span text:style-name="T191">па радыё</text:span><text:span text:style-name="T341"> — </text:span><text:span text:style-name="T393">per</text:span><text:span text:style-name="T275"> </text:span><text:span text:style-name="T279">radio,</text:span><text:span text:style-name="T316"> </text:span><text:span text:style-name="T191">чытаць па складах</text:span><text:span text:style-name="T341"> — </text:span><text:span text:style-name="T279">legi per</text:span><text:span text:style-name="T275"> </text:span><text:span text:style-name="T279">silaboj;</text:span><text:span text:style-name="T229"> </text:span><text:span text:style-name="T341">к)<text:tab/></text:span><text:span text:style-name="T393">pro</text:span><text:span text:style-name="T341"> (у значэнні з прычыны, праз штосьці): </text:span><text:span text:style-name="T191">па хваробе</text:span><text:span text:style-name="T341"> — </text:span><text:span text:style-name="T393">pro</text:span><text:span text:style-name="T275"> </text:span><text:span text:style-name="T279">malsano,</text:span><text:span text:style-name="T316"> </text:span><text:span text:style-name="T191">па дабраце сваёй</text:span><text:span text:style-name="T341"> — </text:span><text:span text:style-name="T393">pro</text:span><text:span text:style-name="T275"> </text:span><text:span text:style-name="T279">sia boneco;</text:span><text:span text:style-name="T229"> </text:span><text:span text:style-name="T341">л) </text:span><text:span text:style-name="T279">post</text:span><text:span text:style-name="T379"> </text:span><text:span text:style-name="T341">(у значэнні «пасля»): </text:span><text:span text:style-name="T191">на наступны дзень па яго прыбыцці</text:span><text:span text:style-name="T341"> — </text:span><text:span text:style-name="T279">la sekvantan tagon post lia</text:span><text:span text:style-name="T275"> </text:span><text:span text:style-name="T279">alveno;</text:span><text:span text:style-name="T379"> </text:span><text:span text:style-name="T341">м) </text:span><text:span text:style-name="T277">dum</text:span><text:span text:style-name="T316"> </text:span><text:span text:style-name="T341">(у значэннях часу): </text:span><text:span text:style-name="T191">па начах</text:span><text:span text:style-name="T341"> — </text:span><text:span text:style-name="T279">dum </text:span><text:span text:style-name="T282">noktoj</text:span><text:span text:style-name="T232">;</text:span><text:span text:style-name="T379"> </text:span><text:span text:style-name="T341">н) </text:span><text:span text:style-name="T393">po</text:span><text:span text:style-name="T341"> (у раздзяляльным значэнні): </text:span><text:span text:style-name="T191">па адным яблыку</text:span><text:span text:style-name="T341"> — </text:span><text:span text:style-name="T393">po unu pomo</text:span><text:span text:style-name="T401">;</text:span><text:span text:style-name="T341"> о) </text:span><text:span text:style-name="T279">sur</text:span><text:span text:style-name="T379"> </text:span><text:span text:style-name="T341">(пры паказе напрамку дзеяння): </text:span><text:span text:style-name="T191">стукаць па стале </text:span><text:span text:style-name="T341">— </text:span><text:span text:style-name="T279">frapi sur la tablo.</text:span></text:p>
      <text:p text:style-name="P200"><text:span text:style-name="T564">21.37.</text:span> Паабапал<text:span text:style-name="T563"> </text:span><text:span text:style-name="T380">— </text:span><text:span text:style-name="T360">гл.: 21.4. (абапал).</text:span></text:p>
      <text:p text:style-name="P200"><text:soft-page-break/><text:span text:style-name="T564">21.38. </text:span>Паблізу<text:span text:style-name="T563"> </text:span><text:span text:style-name="T360">— </text:span><text:span text:style-name="T177">proksime de:</text:span><text:span text:style-name="T582"> </text:span><text:span text:style-name="T584">вёска знаходзілася паблізу горада</text:span><text:span text:style-name="T360"> — </text:span><text:span text:style-name="T177">la vila</text:span><text:span text:style-name="T109">ĝ</text:span><text:span text:style-name="T177">o troviĝis proksime de la urbo.</text:span></text:p>
      <text:p text:style-name="P200"><text:span text:style-name="T564">21.39. </text:span>Паверх<text:span text:style-name="T563"> </text:span><text:span text:style-name="T380">— </text:span><text:span text:style-name="T177">super:</text:span><text:span text:style-name="T582"> </text:span><text:span text:style-name="T584">паверх кашулі ў яго была камізэлька</text:span><text:span text:style-name="T360"> — </text:span><text:span text:style-name="T177">super la </text:span><text:span text:style-name="T183">ĉ</text:span><text:span text:style-name="T178">e</text:span><text:span text:style-name="T177">mizo li</text:span><text:span text:style-name="T183"> </text:span><text:span text:style-name="T177">havis la veŝton.</text:span></text:p>
      <text:p text:style-name="P200"><text:span text:style-name="T564">21.40. </text:span>Паводле<text:span text:style-name="T563"> </text:span><text:span text:style-name="T360">— </text:span><text:span text:style-name="T177">la</text:span><text:span text:style-name="T178">ŭ</text:span><text:span text:style-name="T404">, </text:span><text:span text:style-name="T177">konforme kun </text:span><text:span text:style-name="T183">(</text:span><text:span text:style-name="T177">al</text:span><text:span text:style-name="T404">, </text:span><text:span text:style-name="T177">je):</text:span><text:span text:style-name="T582"> </text:span><text:span text:style-name="T584">паводле паведамленняў газе </text:span><text:span text:style-name="T360">— </text:span><text:span text:style-name="T177">la</text:span><text:span text:style-name="T178">ŭ</text:span><text:span text:style-name="T177"> informoj de </text:span><text:span text:style-name="T178">ĵ</text:span><text:span text:style-name="T177">urnaloj,</text:span><text:span text:style-name="T582"> </text:span><text:span text:style-name="T584">паводле апошняй моды</text:span><text:span text:style-name="T360"> — </text:span><text:span text:style-name="T177">konforme kun (konforme al, konforme je) la lasta modo.</text:span></text:p>
      <text:p text:style-name="P200"><text:span text:style-name="T564">21.41. </text:span>Пад(а)<text:span text:style-name="T563"> </text:span><text:span text:style-name="T380">— </text:span><text:span text:style-name="T177">sub:</text:span><text:span text:style-name="T582"> </text:span><text:span text:style-name="T584">пад сталом</text:span><text:span text:style-name="T360"> </text:span><text:span text:style-name="T380">— </text:span><text:span text:style-name="T177">sub la tablo,</text:span><text:span text:style-name="T582"> </text:span><text:span text:style-name="T584">пад стол</text:span><text:span text:style-name="T360"> </text:span><text:span text:style-name="T380">— </text:span><text:span text:style-name="T177">sub la tablon.</text:span></text:p>
      <text:p text:style-name="P200"><text:span text:style-name="T564">21.42.</text:span> Па-за<text:span text:style-name="T563"> </text:span><text:span text:style-name="T380">—</text:span><text:span text:style-name="T405"> </text:span><text:span text:style-name="T177">post, ekster:</text:span><text:span text:style-name="T582"> </text:span><text:span text:style-name="T584">па-за гарамі</text:span><text:span text:style-name="T360"> </text:span><text:span text:style-name="T380">— </text:span><text:span text:style-name="T177">post la</text:span><text:span text:style-name="T178"> </text:span><text:span text:style-name="T177">montoj,</text:span><text:span text:style-name="T582"> </text:span><text:span text:style-name="T584">па-за часам і прасторай</text:span><text:span text:style-name="T360"> — </text:span><text:span text:style-name="T177">ekster la tempo kaj spaco.</text:span><text:span text:style-name="T178"> <text:s/></text:span><text:span text:style-name="T107"><text:tab/></text:span></text:p>
      <text:p text:style-name="P199"><text:span text:style-name="T380">21.43.<text:tab/></text:span><text:span text:style-name="T196">Па-над</text:span><text:span text:style-name="T208"> </text:span><text:span text:style-name="T380">— </text:span><text:span text:style-name="T277">super, la</text:span><text:span text:style-name="T276">ŭ</text:span><text:span text:style-name="T275"> </text:span><text:span text:style-name="T277">longe de:</text:span><text:span text:style-name="T317"> </text:span><text:span text:style-name="T191">месяц плыве па-над вёскай</text:span><text:span text:style-name="T341"> — </text:span><text:span text:style-name="T279">la Luno pendas super la vila</text:span><text:span text:style-name="T280">ĝ</text:span><text:span text:style-name="T279">o</text:span><text:span text:style-name="T379">, </text:span><text:span text:style-name="T191">шуміць па-над Нёманам бор</text:span><text:span text:style-name="T341"> — </text:span><text:span text:style-name="T279">la arbaro bruas la</text:span><text:span text:style-name="T280">ŭ</text:span><text:span text:style-name="T279"> longe de Neman rivero.</text:span></text:p>
      <text:p text:style-name="P200"><text:span text:style-name="T564">21.44.</text:span><text:span text:style-name="T563"> </text:span>Паперадзе<text:span text:style-name="T563"> </text:span><text:span text:style-name="T380">— </text:span><text:span text:style-name="T177">anta</text:span><text:span text:style-name="T178">ŭ</text:span><text:span text:style-name="T177">:</text:span><text:span text:style-name="T582"> </text:span><text:span text:style-name="T584">Віктар ішоў паперадзе калоны</text:span><text:span text:style-name="T360">.</text:span><text:span text:style-name="T367"> </text:span><text:span text:style-name="T360">— </text:span><text:span text:style-name="T177">Viktoro mar</text:span><text:span text:style-name="T178">ŝ</text:span><text:span text:style-name="T177">is anta</text:span><text:span text:style-name="T178">ŭ</text:span><text:span text:style-name="T177"> la kolono.</text:span></text:p>
      <text:p text:style-name="P200"><text:span text:style-name="T564">21.45.</text:span> Пасля<text:span text:style-name="T563"> </text:span><text:span text:style-name="T380">— </text:span><text:span text:style-name="T177">post:</text:span><text:span text:style-name="T582"> </text:span><text:span text:style-name="T584">пасля сустрэчы</text:span><text:span text:style-name="T360"> </text:span><text:span text:style-name="T380">— </text:span><text:span text:style-name="T177">post la renkonti</text:span><text:span text:style-name="T178">ĝ</text:span><text:span text:style-name="T177">o.</text:span></text:p>
      <text:p text:style-name="P242"><text:span text:style-name="T328">21.46. </text:span><text:span text:style-name="T216">Пасярод </text:span><text:span text:style-name="T317">— </text:span><text:span text:style-name="T279">meze de, inter:</text:span><text:span text:style-name="T317"> </text:span><text:span text:style-name="T218">пасярод ночы</text:span><text:span text:style-name="T360"> </text:span><text:span text:style-name="T380">— </text:span><text:span text:style-name="T279">meze de la nokto</text:span><text:span text:style-name="T405">,</text:span><text:span text:style-name="T380"> </text:span><text:span text:style-name="T218">пасярод двара</text:span><text:span text:style-name="T360"> </text:span><text:span text:style-name="T380">— </text:span><text:span text:style-name="T279">meze de la korto,</text:span><text:span text:style-name="T317"> </text:span><text:span text:style-name="T218">пасярод нас</text:span><text:span text:style-name="T360"> </text:span><text:span text:style-name="T380">— </text:span><text:span text:style-name="T392">inter</text:span><text:span text:style-name="T281"> </text:span><text:span text:style-name="T280">ni</text:span><text:span text:style-name="T281">.</text:span></text:p>
      <text:p text:style-name="P200"><text:span text:style-name="T564">21.47. </text:span>Пасярэдзіне <text:span text:style-name="T564">— </text:span><text:span text:style-name="T177">meze de:</text:span><text:span text:style-name="T582"> </text:span><text:span text:style-name="T584">пасярэдзіне пакоя стаяў стол</text:span><text:span text:style-name="T564"> — </text:span><text:span text:style-name="T177">meze de la ĉambro staris tablo.</text:span></text:p>
      <text:p text:style-name="P200"><text:span text:style-name="T564">21.48. </text:span>Паўз<text:span text:style-name="T563"> </text:span><text:span text:style-name="T571">— </text:span><text:span text:style-name="T177">preter, la</text:span><text:span text:style-name="T178">ŭ</text:span><text:span text:style-name="T177"> longe de:</text:span><text:span text:style-name="T582"> </text:span><text:span text:style-name="T584">мы праязджалі паўз лес</text:span><text:span text:style-name="T564"> — </text:span><text:span text:style-name="T183">ni </text:span><text:span text:style-name="T177">veturis preter (la</text:span><text:span text:style-name="T178">ŭ</text:span><text:span text:style-name="T177"> longe de) arbaro.</text:span></text:p>
      <text:p text:style-name="P200"><text:span text:style-name="T564">21.49. </text:span>Паўзверх<text:span text:style-name="T563"> </text:span><text:span text:style-name="T571">— </text:span><text:span text:style-name="T177">super:</text:span><text:span text:style-name="T582"> </text:span><text:span text:style-name="T584">вада пайшла паўзверх лёду</text:span><text:span text:style-name="T107"> </text:span><text:span text:style-name="T564">— </text:span><text:span text:style-name="T177">la akvo eliĝis </text:span><text:span text:style-name="T184">(elsubiĝis)</text:span><text:span text:style-name="T177"> super la glacion.</text:span></text:p>
      <text:p text:style-name="P200"><text:span text:style-name="T564">21.50. </text:span>Перад, прад<text:span text:style-name="T563"> </text:span><text:span text:style-name="T571">— </text:span><text:span text:style-name="T177">anta</text:span><text:span text:style-name="T178">ŭ</text:span><text:span text:style-name="T177">:</text:span><text:span text:style-name="T582"> </text:span><text:span text:style-name="T584">перад вайной </text:span><text:span text:style-name="T582">— </text:span><text:span text:style-name="T177">anta</text:span><text:span text:style-name="T178">ŭ</text:span><text:span text:style-name="T177"> la milito,</text:span><text:span text:style-name="T582"> </text:span><text:span text:style-name="T584">перад домам</text:span><text:span text:style-name="T564"> </text:span><text:span text:style-name="T571">— </text:span><text:span text:style-name="T177">antaŭ la domo.</text:span></text:p>
      <text:p text:style-name="P200"><text:span text:style-name="T564">21.51. </text:span>Побліз<text:span text:style-name="T563"> </text:span><text:span text:style-name="T571">— </text:span><text:span text:style-name="T564">гл.: </text:span><text:span text:style-name="T584">паблізу</text:span><text:span text:style-name="T564"> </text:span><text:span text:style-name="T571">(21.39).</text:span></text:p>
      <text:p text:style-name="P200"><text:span text:style-name="T564">21.52. </text:span>Пра<text:span text:style-name="T563"> </text:span><text:span text:style-name="T570">—</text:span><text:span text:style-name="T572"> </text:span><text:span text:style-name="T177">pri</text:span><text:span text:style-name="T183">:</text:span><text:span text:style-name="T584"> я ўспамінаю пра цябе</text:span><text:span text:style-name="T564"> — </text:span><text:span text:style-name="T178">mi</text:span><text:span text:style-name="T183"> </text:span><text:span text:style-name="T178">rememo</text:span><text:span text:style-name="T177">ras pri vi</text:span><text:span text:style-name="T183">,</text:span><text:span text:style-name="T584"> мы гаварылі пра адпачынак</text:span><text:span text:style-name="T564"> — </text:span><text:span text:style-name="T178">ni</text:span><text:span text:style-name="T183"> </text:span><text:span text:style-name="T177">parolis pri la</text:span><text:span text:style-name="T183"> </text:span><text:span text:style-name="T177">ripozo.</text:span></text:p>
      <text:p text:style-name="P200"><text:span text:style-name="T564">21.53. </text:span>Праз<text:span text:style-name="T563"> </text:span><text:span text:style-name="T564">— а) </text:span><text:span text:style-name="T177">tra</text:span><text:span text:style-name="T571"> </text:span><text:span text:style-name="T564">(праходзячы, мінуючы нешта): </text:span><text:span text:style-name="T584">ісці праз лес</text:span><text:span text:style-name="T564"> — </text:span><text:span text:style-name="T177">iri tra la arbaro;</text:span><text:span text:style-name="T571"> </text:span><text:span text:style-name="T564">б) </text:span><text:span text:style-name="T177">post</text:span><text:span text:style-name="T571"> </text:span><text:span text:style-name="T564">(праз нейкі час): </text:span><text:span text:style-name="T584">праз дзве гадзіны</text:span><text:span text:style-name="T564"> — </text:span><text:span text:style-name="T177">post du horoj;</text:span><text:span text:style-name="T571"> </text:span><text:span text:style-name="T564">в) </text:span><text:span text:style-name="T178">per</text:span><text:span text:style-name="T564"> (пры дапамозе): </text:span><text:span text:style-name="T584">спагнаць праз суд</text:span><text:span text:style-name="T564"> — </text:span><text:span text:style-name="T177">depreni per</text:span><text:span text:style-name="T183"> </text:span><text:span text:style-name="T177">juĝistaro;</text:span><text:span text:style-name="T571"> </text:span><text:span text:style-name="T564">г) </text:span><text:span text:style-name="T178">pro</text:span><text:span text:style-name="T564"> (па прычыне): </text:span><text:span text:style-name="T584">праз цябе мы спазніліся</text:span><text:span text:style-name="T564"> — </text:span><text:span text:style-name="T177">ni</text:span><text:span text:style-name="T183"> </text:span><text:span text:style-name="T177">malfruiĝis pro</text:span><text:span text:style-name="T183"> </text:span><text:span text:style-name="T177">vi;</text:span><text:span text:style-name="T582"> </text:span><text:span text:style-name="T564">д) </text:span><text:span text:style-name="T177">dum</text:span><text:span text:style-name="T571"> </text:span><text:span text:style-name="T564">(на працягу нейкага часу): </text:span><text:span text:style-name="T584">ён гаварыў сам з сабой праз усю дарогу</text:span><text:span text:style-name="T564"> — </text:span><text:span text:style-name="T178">li</text:span><text:span text:style-name="T183"> </text:span><text:span text:style-name="T177">parolis kun si mem</text:span><text:span text:style-name="T183"> </text:span><text:span text:style-name="T177">dum la tuta vojo.</text:span></text:p>
      <text:p text:style-name="P200"><text:span text:style-name="T564">21.54. </text:span>Праміж<text:span text:style-name="T563"> </text:span><text:span text:style-name="T571">—</text:span><text:span text:style-name="T167"> </text:span><text:span text:style-name="T177">inter:</text:span><text:span text:style-name="T582"> </text:span><text:span text:style-name="T584">правезці праміж двух дубоў </text:span><text:span text:style-name="T564">(двума дубамі) — </text:span><text:span text:style-name="T177">traveturigi inter du kverkoj.</text:span></text:p>
      <text:p text:style-name="P200"><text:span text:style-name="T564">21.55. </text:span>Проці<text:span text:style-name="T563"> </text:span><text:span text:style-name="T571">— </text:span><text:span text:style-name="T564">гл.: </text:span><text:span text:style-name="T584">супраць</text:span><text:span text:style-name="T564"> (21.59).</text:span></text:p>
      <text:p text:style-name="P200"><text:span text:style-name="T564">21.56. </text:span>Пры<text:span text:style-name="T563"> </text:span><text:span text:style-name="T564">— а) </text:span><text:span text:style-name="T183">ĉe:</text:span><text:span text:style-name="T584"> жыць пры бацьках</text:span><text:span text:style-name="T564"> — </text:span><text:span text:style-name="T177">loĝi </text:span><text:span text:style-name="T183">ĉe </text:span><text:span text:style-name="T178">la</text:span><text:span text:style-name="T183"> </text:span><text:span text:style-name="T177">gepatroj,</text:span><text:span text:style-name="T582"> </text:span><text:span text:style-name="T584">сядзяць пры акне</text:span><text:span text:style-name="T564"> — </text:span><text:span text:style-name="T177">sidi </text:span><text:span text:style-name="T183">ĉe </text:span><text:span text:style-name="T178">la</text:span><text:span text:style-name="T183"> </text:span><text:span text:style-name="T177">fenestro;</text:span><text:span text:style-name="T571"> </text:span><text:span text:style-name="T564">б) для паказу блізкасці таксама ўжываецца прыназоўнік </text:span><text:span text:style-name="T177">apud:</text:span><text:span text:style-name="T582"> </text:span><text:span text:style-name="T584">сядзець пры акне</text:span><text:span text:style-name="T564"> — </text:span><text:span text:style-name="T177">sidi apud la</text:span><text:span text:style-name="T183"> </text:span><text:span text:style-name="T177">fenestro.</text:span><text:span text:style-name="T571"> </text:span><text:span text:style-name="T564">Аднак прыназоўнік </text:span><text:span text:style-name="T183">ĉe</text:span><text:span text:style-name="T564"> паказвае на большую блізкасць, чым прыназоўнік </text:span><text:span text:style-name="T177">apud</text:span><text:span text:style-name="T582">;</text:span><text:span text:style-name="T571"> </text:span><text:span text:style-name="T564">в) </text:span><text:span text:style-name="T177">kun</text:span><text:span text:style-name="T571"> </text:span><text:span text:style-name="T564">(для паказу наяўнасці): </text:span><text:span text:style-name="T584">трымаць дакументы пры сабе — </text:span><text:span text:style-name="T177">havi dokumentojn kun si</text:span><text:span text:style-name="T582">, </text:span><text:span text:style-name="T584">быць пры зброі</text:span><text:span text:style-name="T564"> — </text:span><text:span text:style-name="T177">esti kun armiloj,</text:span><text:span text:style-name="T571"> </text:span><text:span text:style-name="T564">пры ўдзеле партызан — </text:span><text:span text:style-name="T178">kun par</text:span><text:span text:style-name="T177">topreno de partizanoj.</text:span></text:p>
      <text:p text:style-name="P139"><text:span text:style-name="T591">Заўвага: </text:span><text:span text:style-name="T345">Розніцу паміж </text:span><text:span text:style-name="T271">ĉe</text:span><text:span text:style-name="T345"> і </text:span><text:span text:style-name="T396">apud</text:span><text:span text:style-name="T324"> </text:span><text:span text:style-name="T345">можна зразумець па прыкладах: </text:span><text:span text:style-name="T288">loĝi </text:span><text:span text:style-name="T289">ĉe</text:span><text:span text:style-name="T271"> </text:span><text:span text:style-name="T286">la</text:span><text:span text:style-name="T290"> </text:span><text:span text:style-name="T288">gepatroj</text:span><text:span text:style-name="T324"> </text:span><text:span text:style-name="T345">— </text:span><text:span text:style-name="T197">жыць пры бацьках</text:span><text:span text:style-name="T206"> </text:span><text:span text:style-name="T345">(у адным доме, у адной сям’і з імі), </text:span><text:span text:style-name="T288">lo</text:span><text:span text:style-name="T289">ĝ</text:span><text:span text:style-name="T288">i apud la</text:span><text:span text:style-name="T290"> </text:span><text:span text:style-name="T288">gepatroj</text:span><text:span text:style-name="T324"> </text:span><text:span text:style-name="T345">— </text:span><text:span text:style-name="T197">жыць пры бацьках</text:span><text:span text:style-name="T206"> </text:span><text:span text:style-name="T345">(жыць у доме, </text:span><text:soft-page-break/><text:span text:style-name="T345">які стаіць побач з домам бацькоў).</text:span></text:p>
      <text:p text:style-name="P149"><text:span text:style-name="T564">21.57. </text:span>Скрозь<text:span text:style-name="T563"> </text:span><text:span text:style-name="T564">— </text:span><text:span text:style-name="T178">tra</text:span><text:span text:style-name="T183">:</text:span><text:span text:style-name="T584"> скрозь галіны хвоі</text:span><text:span text:style-name="T564"> — </text:span><text:span text:style-name="T177">tra bran</text:span><text:span text:style-name="T178">ĉ</text:span><text:span text:style-name="T177">oj de la</text:span><text:span text:style-name="T183"> </text:span><text:span text:style-name="T178">pino</text:span><text:span text:style-name="T183">,</text:span><text:span text:style-name="T584"> праваліцца скрозь зямлю</text:span><text:span text:style-name="T564"> — </text:span><text:span text:style-name="T177">fali tra la</text:span><text:span text:style-name="T183"> </text:span><text:span text:style-name="T177">tero.</text:span></text:p>
      <text:p text:style-name="P200"><text:span text:style-name="T564">21.58. </text:span>Супраць<text:span text:style-name="T563"> </text:span><text:span text:style-name="T564">— </text:span><text:span text:style-name="T177">kontra</text:span><text:span text:style-name="T178">ŭ</text:span><text:span text:style-name="T177">:</text:span><text:span text:style-name="T582"> </text:span><text:span text:style-name="T584">я не супраць цябе</text:span><text:span text:style-name="T564"> — </text:span><text:span text:style-name="T178">mi ne</text:span><text:span text:style-name="T183"> </text:span><text:span text:style-name="T177">estas kontra</text:span><text:span text:style-name="T178">ŭ</text:span><text:span text:style-name="T177"> vi,</text:span><text:span text:style-name="T582"> </text:span><text:span text:style-name="T584">хата супраць школы</text:span><text:span text:style-name="T564"> — </text:span><text:span text:style-name="T178">la</text:span><text:span text:style-name="T183"> </text:span><text:span text:style-name="T177">kabano kontra</text:span><text:span text:style-name="T178">ŭ</text:span><text:span text:style-name="T177"> la</text:span><text:span text:style-name="T178"> l</text:span><text:span text:style-name="T177">ernejo,</text:span><text:span text:style-name="T582"> </text:span><text:span text:style-name="T584">лякарства супраць прастуды</text:span><text:span text:style-name="T564"> — </text:span><text:span text:style-name="T178">la</text:span><text:span text:style-name="T183"> </text:span><text:span text:style-name="T177">kuracilo kontra</text:span><text:span text:style-name="T178">ŭ</text:span><text:span text:style-name="T177"> la</text:span><text:span text:style-name="T183"> </text:span><text:span text:style-name="T177">malvarmumo.</text:span></text:p>
      <text:p text:style-name="P197"><text:span text:style-name="T208">21.59. </text:span><text:span text:style-name="T194">У</text:span><text:span text:style-name="T196">, </text:span><text:span text:style-name="T194">ува</text:span><text:span text:style-name="T210"> </text:span><text:span text:style-name="T208">— а) </text:span><text:span text:style-name="T269">en</text:span><text:span text:style-name="T208"> (у розных значэннях): </text:span><text:span text:style-name="T196">ува мне</text:span><text:span text:style-name="T208"> — </text:span><text:span text:style-name="T269">en mi</text:span><text:span text:style-name="T208">, </text:span><text:span text:style-name="T196">у пакоі</text:span><text:span text:style-name="T208"> — </text:span><text:span text:style-name="T269">en la ĉamb</text:span><text:span text:style-name="T225">ro</text:span><text:span text:style-name="T295">,</text:span><text:span text:style-name="T208"> </text:span><text:span text:style-name="T196">у душы</text:span><text:span text:style-name="T208"> — </text:span><text:span text:style-name="T269">en animo</text:span><text:span text:style-name="T208">, </text:span><text:span text:style-name="T196">ехаць у лесе</text:span><text:span text:style-name="T208"> — </text:span><text:span text:style-name="T272">veturi </text:span><text:span text:style-name="T271">en </text:span><text:span text:style-name="T272">arbaro,</text:span><text:span text:style-name="T318"> </text:span><text:span text:style-name="T196">уехаць у лес</text:span><text:span text:style-name="T208"> — </text:span><text:span text:style-name="T269">veturi en arbaron</text:span><text:span text:style-name="T271">;</text:span><text:span text:style-name="T345"> б) </text:span><text:span text:style-name="T397">al</text:span><text:span text:style-name="T345"> (для абазначэння напрамку): </text:span><text:span text:style-name="T196">ісці ў інстытут</text:span><text:span text:style-name="T345"> — </text:span><text:span text:style-name="T397">iri</text:span><text:span text:style-name="T272"> al instituto,</text:span><text:span text:style-name="T381"> </text:span><text:span text:style-name="T345">параўнаем: </text:span><text:span text:style-name="T272">iri </text:span><text:span text:style-name="T271">en </text:span><text:span text:style-name="T272">instituton;</text:span><text:span text:style-name="T381"> </text:span><text:span text:style-name="T345">в) </text:span><text:span text:style-name="T272">sur</text:span><text:span text:style-name="T381"> </text:span><text:span text:style-name="T345">(для паказу напрамку дзеяння): </text:span><text:span text:style-name="T196">стукаць у акно, у дзверы</text:span><text:span text:style-name="T345"> — </text:span><text:span text:style-name="T272">frapadi sur la fenestron, sur la pordon;</text:span><text:span text:style-name="T381"> </text:span><text:span text:style-name="T345">г) </text:span><text:span text:style-name="T397">ĉe</text:span><text:span text:style-name="T381"> </text:span><text:span text:style-name="T345">(для паказу месца знаходжання): </text:span><text:span text:style-name="T196">жыць у таварыша</text:span><text:span text:style-name="T345"> — </text:span><text:span text:style-name="T272">lo</text:span><text:span text:style-name="T269">ĝ</text:span><text:span text:style-name="T272">i </text:span><text:span text:style-name="T269">ĉe</text:span><text:span text:style-name="T271"> </text:span><text:span text:style-name="T272">la kamarado</text:span><text:span text:style-name="T408">,</text:span><text:span text:style-name="T345"> </text:span><text:span text:style-name="T196">прасіць кнігу ў вучня</text:span><text:span text:style-name="T345"> — </text:span><text:span text:style-name="T272">peti la libron </text:span><text:span text:style-name="T269">ĉe</text:span><text:span text:style-name="T271"> </text:span><text:span text:style-name="T272">lernanto;</text:span><text:span text:style-name="T318"> </text:span><text:span text:style-name="T208">д</text:span><text:span text:style-name="T345">) </text:span><text:span text:style-name="T398">ĝ</text:span><text:span text:style-name="T397">is</text:span><text:span text:style-name="T381"> </text:span><text:span text:style-name="T345">(у адказ на пытанне «дакуль?»): </text:span><text:span text:style-name="T196">намяло снегу ў пояс</text:span><text:span text:style-name="T345"> — </text:span><text:span text:style-name="T397">la</text:span><text:span text:style-name="T408"> </text:span><text:span text:style-name="T272">ne</text:span><text:span text:style-name="T269">ĝ</text:span><text:span text:style-name="T272">o </text:span><text:span text:style-name="T291">blovamasi</text:span><text:span text:style-name="T292">ĝ</text:span><text:span text:style-name="T291">is</text:span><text:span text:style-name="T272"> ĝis zono,</text:span><text:span text:style-name="T318"> </text:span><text:span text:style-name="T196">трава ў калена</text:span><text:span text:style-name="T345"> — </text:span><text:span text:style-name="T397">la</text:span><text:span text:style-name="T408"> </text:span><text:span text:style-name="T272">herbo ĝis genuo;</text:span><text:span text:style-name="T381"> </text:span><text:span text:style-name="T345">е) </text:span><text:span text:style-name="T397">por</text:span><text:span text:style-name="T345"> (для паказу мэты): </text:span><text:span text:style-name="T196">пайсці ў грыбы </text:span><text:span text:style-name="T345">— </text:span><text:span text:style-name="T269">iri por</text:span><text:span text:style-name="T271"> </text:span><text:span text:style-name="T272">fungoj,</text:span><text:span text:style-name="T318"> </text:span><text:span text:style-name="T196">паехаць у дровы</text:span><text:span text:style-name="T345"> — </text:span><text:span text:style-name="T272">veturi por</text:span><text:span text:style-name="T271"> </text:span><text:span text:style-name="T291">hejtligna</text:span><text:span text:style-name="T292">ĵ</text:span><text:span text:style-name="T291">o;</text:span><text:span text:style-name="T381"> </text:span><text:span text:style-name="T345">ж) </text:span><text:span text:style-name="T272">dum</text:span><text:span text:style-name="T381"> </text:span><text:span text:style-name="T345">(для паказання часу ў будучым, у гэтым выпадку можа выкарыстоўвацца прыназоўнік </text:span><text:span text:style-name="T397">en</text:span><text:span text:style-name="T196"> </text:span><text:span text:style-name="T345">таксама): </text:span><text:span text:style-name="T351">у</text:span><text:span text:style-name="T196"> бліжэйшыя дні</text:span><text:span text:style-name="T345"> — </text:span><text:span text:style-name="T272">dum </text:span><text:span text:style-name="T271">(</text:span><text:span text:style-name="T269">en</text:span><text:span text:style-name="T271">) </text:span><text:span text:style-name="T272">proksimaj tagoj,</text:span><text:span text:style-name="T318"> </text:span><text:span text:style-name="T196">зрабіць усё ў некалькі мінут</text:span><text:span text:style-name="T345"> — </text:span><text:span text:style-name="T272">fari </text:span><text:span text:style-name="T269">ĉion</text:span><text:span text:style-name="T271"> </text:span><text:span text:style-name="T272">dum kelkaj minutoj;</text:span><text:span text:style-name="T381"> </text:span><text:span text:style-name="T345">з) у канструкцыях тыпу «у мяне, у Міколы...» выкарыстоўваецца дзеяслоў </text:span><text:span text:style-name="T397">havi</text:span><text:span text:style-name="T345"> — </text:span><text:span text:style-name="T196">мець: у мяне цікавая кніга</text:span><text:span text:style-name="T345"> — </text:span><text:span text:style-name="T397">mi</text:span><text:span text:style-name="T271"> </text:span><text:span text:style-name="T272">havas interesan libron,</text:span><text:span text:style-name="T318"> </text:span><text:span text:style-name="T196">у яго баліць галава</text:span><text:span text:style-name="T345"> — </text:span><text:span text:style-name="T397">li</text:span><text:span text:style-name="T271"> </text:span><text:span text:style-name="T272">havas kapdoloron,</text:span><text:span text:style-name="T318"> </text:span><text:span text:style-name="T196">у генерала сівыя валасы</text:span><text:span text:style-name="T345"> — </text:span><text:span text:style-name="T397">la</text:span><text:span text:style-name="T408"> </text:span><text:span text:style-name="T272">generalo havas grizajn harojn;</text:span><text:span text:style-name="T381"> </text:span><text:span text:style-name="T345">і) пры выкарыстанні вінавальнага склону прыназоўнік можа апускацца, пры гэтым дапускаецца замена назоўніка на прыслоўе: </text:span><text:span text:style-name="T196">ісці ў лес</text:span><text:span text:style-name="T345"> — </text:span><text:span text:style-name="T397">iri</text:span><text:span text:style-name="T271"> </text:span><text:span text:style-name="T269">en</text:span><text:span text:style-name="T271"> </text:span><text:span text:style-name="T272">arbaron</text:span><text:span text:style-name="T269"> </text:span><text:span text:style-name="T408">— </text:span><text:span text:style-name="T397">iri</text:span><text:span text:style-name="T271"> </text:span><text:span text:style-name="T272">arbaron</text:span><text:span text:style-name="T409"> </text:span><text:span text:style-name="T408">— </text:span><text:span text:style-name="T397">iri</text:span><text:span text:style-name="T271"> </text:span><text:span text:style-name="T272">arbaren</text:span><text:span text:style-name="T398">;</text:span><text:span text:style-name="T345"> к) да папярэдняга прыкладу набліжаюцца </text:span><text:span text:style-name="T346">ў</text:span><text:span text:style-name="T345">стойлівыя выразы з вінавальным склонам: </text:span><text:span text:style-name="T196">іграць у дудачку</text:span><text:span text:style-name="T345"> — </text:span><text:span text:style-name="T272">ludi </text:span><text:span text:style-name="T234">blovtubon</text:span><text:span text:style-name="T291">;</text:span><text:span text:style-name="T381"> </text:span><text:span text:style-name="T345">л) назоўнік з прыназоўнікам можа замяняцца дзеясловам ці прыслоўем: </text:span><text:span text:style-name="T196">прыйсці ў госці</text:span><text:span text:style-name="T345"> </text:span><text:span text:style-name="T408">— </text:span><text:span text:style-name="T272">veni gaste</text:span><text:span text:style-name="T409"> </text:span><text:span text:style-name="T408">— </text:span><text:span text:style-name="T272">veni gasti;</text:span><text:span text:style-name="T381"> </text:span><text:span text:style-name="T345">м) назоўнік з прыназоўнікам можа замяняцца складаным словам: </text:span><text:span text:style-name="T196">гуляць у хованкі</text:span><text:span text:style-name="T345"> — </text:span><text:span text:style-name="T272">ka</text:span><text:span text:style-name="T269">ŝ</text:span><text:span text:style-name="T272">ludi,</text:span><text:span text:style-name="T318"> </text:span><text:span text:style-name="T196">гуляць у шахматы</text:span><text:span text:style-name="T345"> — </text:span><text:span text:style-name="T397">ŝ</text:span><text:span text:style-name="T272">akludi</text:span><text:span text:style-name="T398">;</text:span><text:span text:style-name="T345"> н) у выпадках, калі называюцца памеры, прыназоўнік у эсперанта не ўжываецца: </text:span><text:span text:style-name="T196">плошча ў два гектары</text:span><text:span text:style-name="T345"> — </text:span><text:span text:style-name="T272">la tereno du hektarojn granda,</text:span><text:span text:style-name="T318"> </text:span><text:span text:style-name="T196">кніга ў тысячу старонак, у пяць рублёў цаною</text:span><text:span text:style-name="T345"> — </text:span><text:span text:style-name="T397">la</text:span><text:span text:style-name="T408"> </text:span><text:span text:style-name="T272">libro mil paĝojn ampleksa, kvin rublojn kosta,</text:span><text:span text:style-name="T318"> </text:span><text:span text:style-name="T196">у два разы большы</text:span><text:span text:style-name="T345"> — </text:span><text:span text:style-name="T272">duoble pli granda.</text:span></text:p>
      <text:p text:style-name="P200"><text:span text:style-name="T564">21.60. </text:span>Узамен<text:span text:style-name="T598"> </text:span><text:span text:style-name="T603">—</text:span><text:span text:style-name="T601"> </text:span><text:span text:style-name="T360">гл.: </text:span><text:span text:style-name="T584">наўзамен</text:span><text:span text:style-name="T360"> </text:span><text:span text:style-name="T599">(21.32).</text:span></text:p>
      <text:p text:style-name="P195"><text:span text:style-name="T202">21.61. </text:span><text:span text:style-name="T194">Уздоўж</text:span><text:span text:style-name="T604"> </text:span><text:span text:style-name="T605">—</text:span><text:span text:style-name="T604"> </text:span><text:span text:style-name="T341">гл.: </text:span><text:span text:style-name="T191">наўздоўж</text:span><text:span text:style-name="T341"> </text:span><text:span text:style-name="T605">(21.33).</text:span></text:p>
      <text:h text:style-name="P373" text:outline-level="2"><text:span text:style-name="T77">22. </text:span>Злучнікі</text:h>
      <text:p text:style-name="P140"><text:span text:style-name="T203">22.1. </text:span><text:span text:style-name="T267">Kaj</text:span><text:span text:style-name="T602"> </text:span><text:span text:style-name="T341">— </text:span><text:span text:style-name="T352">і</text:span><text:span text:style-name="T191">, а, ды: </text:span><text:span text:style-name="T279">Nikolao kaj Viktoro lernas en</text:span><text:span text:style-name="T275"> </text:span><text:span text:style-name="T279">la sama instituto</text:span><text:span text:style-name="T405">. </text:span><text:span text:style-name="T379">— </text:span><text:span text:style-name="T191">Мікола і Віктар вучацца ў адным інстытуце. </text:span><text:span text:style-name="T279">Nikolao volas esti instruisto kaj mi volas esti interpretisto</text:span><text:span text:style-name="T405">.</text:span><text:span text:style-name="T366"> </text:span><text:span text:style-name="T379">— </text:span><text:span text:style-name="T191">Школа хоча быць настаўнікам, а я</text:span><text:span text:style-name="T341"> — </text:span><text:span text:style-name="T191">перакладчыкам. </text:span><text:span text:style-name="T277">Saŭ</text:span><text:span text:style-name="T276">ĉjo</text:span><text:span text:style-name="T279"> kaj Gri</text:span><text:span text:style-name="T280">ĉ</text:span><text:span text:style-name="T279">jo faris la </text:span><text:span text:style-name="T282">blovtubon</text:span><text:span text:style-name="T405">.</text:span><text:span text:style-name="T366"> </text:span><text:span text:style-name="T379">— </text:span><text:span text:style-name="T191">Саўка ды Грышка ладзілі дуду.</text:span></text:p>
      <text:p text:style-name="P194"><text:span text:style-name="T203">22.2.</text:span><text:span text:style-name="T195"> </text:span><text:span text:style-name="T262">Sed</text:span><text:span text:style-name="T322"> </text:span><text:span text:style-name="T320">— </text:span><text:span text:style-name="T191">але, а, ды: </text:span><text:span text:style-name="T230">Mi</text:span><text:span text:style-name="T275"> </text:span><text:span text:style-name="T277">petis vin veni al mi, sed vi ne venis</text:span><text:span text:style-name="T298">. </text:span><text:span text:style-name="T320">— </text:span><text:span text:style-name="T191">Я прасіў цябе прыйсці да мяне, але ты не прыйшоў. </text:span><text:span text:style-name="T277">Via patro petis cin</text:span><text:span text:style-name="T275"> </text:span><text:span text:style-name="T277">fari tion</text:span><text:span text:style-name="T275">, </text:span><text:span text:style-name="T277">sed vi faris nenion</text:span><text:span text:style-name="T298">.</text:span><text:span text:style-name="T239"> </text:span><text:span text:style-name="T320">— </text:span><text:span text:style-name="T191">Твой бацька прасіў цябе зрабіць гэта, а ты нічога не зрабіў. </text:span><text:span text:style-name="T277">Ni volis </text:span><text:soft-page-break/><text:span text:style-name="T277">viziti vin</text:span><text:span text:style-name="T275">, </text:span><text:span text:style-name="T277">sed mi ne havis liberan tempon.</text:span><text:span text:style-name="T231"> </text:span><text:span text:style-name="T320">— </text:span><text:span text:style-name="T191">Я хацеў наведаць цябе, ды не меў вольнага часу.</text:span></text:p>
      <text:p text:style-name="P200"><text:span text:style-name="T564">22.3. </text:span><text:span text:style-name="T114">Aŭ</text:span> <text:span text:style-name="T584">— ці, або, альбо: </text:span><text:span text:style-name="T177">Ni iros promeni aŭ</text:span><text:span text:style-name="T183"> ni </text:span><text:span text:style-name="T177">restos hejme?</text:span><text:span text:style-name="T571"> </text:span><text:span text:style-name="T564">— </text:span><text:span text:style-name="T584">Мы пойдзем прагуляцца ці застанемся дома? </text:span><text:span text:style-name="T183">Mi </text:span><text:span text:style-name="T177">venos al vi sabate aŭ</text:span><text:span text:style-name="T183"> </text:span><text:span text:style-name="T177">diman</text:span><text:span text:style-name="T183">ĉ</text:span><text:span text:style-name="T177">e.</text:span><text:span text:style-name="T584"> </text:span><text:span text:style-name="T582">— </text:span><text:span text:style-name="T584">Я прыйду да цябе ў суботу ці (або) </text:span><text:span text:style-name="T585">у</text:span><text:span text:style-name="T584"> нядзелю. </text:span><text:span text:style-name="T178">Mi</text:span><text:span text:style-name="T183"> </text:span><text:span text:style-name="T177">havas neniom da libera tempo, tiun ĉi</text:span><text:span text:style-name="T183"> </text:span><text:span text:style-name="T177">laboron faru Nikolao aŭ</text:span><text:span text:style-name="T183"> </text:span><text:span text:style-name="T177">Viktoro.</text:span><text:span text:style-name="T107"> </text:span><text:span text:style-name="T582">— </text:span><text:span text:style-name="T584">У мяне зусім няма вольнага часу, таму гэту работу хай зробяць Мікола ці (або) Віктар.</text:span></text:p>
      <text:p text:style-name="P211"><text:span text:style-name="T38">22.4. </text:span><text:span text:style-name="T114">Se</text:span><text:span text:style-name="T563"> </text:span><text:span text:style-name="T38">— </text:span><text:span text:style-name="T48">калі, калі б, каб: </text:span><text:span text:style-name="T183">Se vi volas, ni</text:span><text:span text:style-name="T179"> </text:span><text:span text:style-name="T183">povas viziti Vi</text:span><text:span text:style-name="T178">ĉ</text:span><text:span text:style-name="T183">jon</text:span><text:span text:style-name="T169">.</text:span><text:span text:style-name="T98"> </text:span><text:span text:style-name="T564">— </text:span><text:span text:style-name="T48">Калі хочаш, мы можам зайсці да Віці. </text:span><text:span text:style-name="T179">Mi </text:span><text:span text:style-name="T183">volonte tralegus tiun ĉi</text:span><text:span text:style-name="T179"> </text:span><text:span text:style-name="T183">libron, se vi ĝin al mi pruntedonus</text:span><text:span text:style-name="T169">.</text:span><text:span text:style-name="T98"> </text:span><text:span text:style-name="T564">— </text:span><text:span text:style-name="T48">Я б ахвотна прачытаў гэтую кнігу, каб (калі б) ты мне яе пазычыў.</text:span></text:p>
      <text:p text:style-name="P213"><text:span text:style-name="T43">22.5. </text:span><text:span text:style-name="T153">Ĉar</text:span><text:span text:style-name="T45"> </text:span><text:span text:style-name="T43">— </text:span><text:span text:style-name="T46">бо, таму што: </text:span><text:span text:style-name="T117">Mi </text:span><text:span text:style-name="T114">ne</text:span><text:span text:style-name="T117"> </text:span><text:span text:style-name="T176">a</text:span><text:span text:style-name="T114">ĉ</text:span><text:span text:style-name="T176">etas ĉi</text:span><text:span text:style-name="T117"> </text:span><text:span text:style-name="T176">tiun libron, ĉar mi ĝin simple ne bezonas</text:span><text:span text:style-name="T164">.</text:span><text:span text:style-name="T563"> </text:span><text:span text:style-name="T569">— </text:span><text:span text:style-name="T46">Я не купляю гэтую кнігу, бо (таму што) яна мне проста не патрэбна.</text:span></text:p>
      <text:p text:style-name="P214"><text:span text:style-name="T38">22.6. </text:span><text:span text:style-name="T114">Ja</text:span><text:span text:style-name="T39"> </text:span><text:span text:style-name="T38">— </text:span><text:span text:style-name="T48">ж, жа: </text:span><text:span text:style-name="T177">Konduku </text:span><text:span text:style-name="T179">nin, </text:span><text:span text:style-name="T177">vi ja konas la vojon</text:span><text:span text:style-name="T167">.</text:span><text:span text:style-name="T564"> </text:span><text:span text:style-name="T570">— </text:span><text:span text:style-name="T48">Вядзі нас, ты ж ведаеш дарогу. </text:span><text:span text:style-name="T177">Nikolao konduku vin</text:span><text:span text:style-name="T179">, </text:span><text:span text:style-name="T183">li</text:span><text:span text:style-name="T179"> </text:span><text:span text:style-name="T177">ja pli bone konas la vojon</text:span><text:span text:style-name="T167">.</text:span><text:span text:style-name="T38"> — </text:span><text:span text:style-name="T48">Хай Мікола вас вядзе, ён жа лепей знае дарогу.</text:span></text:p>
      <text:p text:style-name="P211"><text:span text:style-name="T38">22.7. </text:span><text:span text:style-name="T114">Kvankam</text:span><text:span text:style-name="T563"> </text:span><text:span text:style-name="T38">— </text:span><text:span text:style-name="T48">хоць, хаця: </text:span><text:span text:style-name="T179">Mi </text:span><text:span text:style-name="T183">a</text:span><text:span text:style-name="T179">ĉ</text:span><text:span text:style-name="T183">etis </text:span><text:span text:style-name="T179">ĉi </text:span><text:span text:style-name="T183">tiun libron, kvankam mi ne</text:span><text:span text:style-name="T179"> </text:span><text:span text:style-name="T183">tre bezonas ĝin</text:span><text:span text:style-name="T169">.</text:span><text:span text:style-name="T98"> </text:span><text:span text:style-name="T564">— </text:span><text:span text:style-name="T48">Я купіў гэтую кнігу, хоць яна мне і не вельмі патрэбна.</text:span></text:p>
      <text:p text:style-name="P214"><text:span text:style-name="T38">22.8. </text:span><text:span text:style-name="T114">Tamen</text:span><text:span text:style-name="T43"> </text:span><text:span text:style-name="T38">— </text:span><text:span text:style-name="T48">аднак: </text:span><text:span text:style-name="T177">Kvankam mi</text:span><text:span text:style-name="T179"> </text:span><text:span text:style-name="T177">kompatas al vi, </text:span><text:span text:style-name="T179">tamen </text:span><text:span text:style-name="T183">mi</text:span><text:span text:style-name="T179"> </text:span><text:span text:style-name="T177">povas al vi helpi per</text:span><text:span text:style-name="T179"> </text:span><text:span text:style-name="T183">nenio</text:span><text:span text:style-name="T170">.</text:span><text:span text:style-name="T564"> </text:span><text:span text:style-name="T38">— </text:span><text:span text:style-name="T48">Хоць я і спачуваю табе, аднак нічым дапамагчы табе не магу.</text:span></text:p>
      <text:p text:style-name="P214"><text:span text:style-name="T38">22.9. </text:span><text:span text:style-name="T114">Kvazaŭ</text:span><text:span text:style-name="T43"> </text:span><text:span text:style-name="T38">— </text:span><text:span text:style-name="T48">быццам, як быццам, нібы, нібыта: </text:span><text:span text:style-name="T177">Vi rakontas tiel, kvaza</text:span><text:span text:style-name="T183">ŭ vi mem</text:span><text:span text:style-name="T177"> tie estus</text:span><text:span text:style-name="T167">.</text:span><text:span text:style-name="T564"> </text:span><text:span text:style-name="T570">— </text:span><text:span text:style-name="T48">Ты расказваеш так, быццам (нібы) сам там быў.</text:span></text:p>
      <text:p text:style-name="P211"><text:span text:style-name="T38">22.10. </text:span><text:span text:style-name="T114">Do</text:span><text:span text:style-name="T563"> </text:span><text:span text:style-name="T38">— </text:span><text:span text:style-name="T48">дык жа, дык вось, такім чынам: </text:span><text:span text:style-name="T183">Do vi</text:span><text:span text:style-name="T179"> </text:span><text:span text:style-name="T183">komencu!</text:span><text:span text:style-name="T564"> </text:span><text:span text:style-name="T38">— </text:span><text:span text:style-name="T48">Дык пачынай! </text:span><text:span text:style-name="T183">Venu do!</text:span><text:span text:style-name="T564"> </text:span><text:span text:style-name="T38">— </text:span><text:span text:style-name="T48">Дык прыйдзі ж! </text:span><text:span text:style-name="T178">Kion</text:span><text:span text:style-name="T179"> </text:span><text:span text:style-name="T183">do vi</text:span><text:span text:style-name="T179"> </text:span><text:span text:style-name="T178">v</text:span><text:span text:style-name="T183">olus legi</text:span><text:span text:style-name="T170">?</text:span><text:span text:style-name="T38"> — </text:span><text:span text:style-name="T48">Дык што б ты хацеў пачытаць?</text:span></text:p>
      <text:p text:style-name="P211"><text:span text:style-name="T38">22.11. </text:span><text:span text:style-name="T114">Anka</text:span><text:span text:style-name="T174">ŭ</text:span><text:span text:style-name="T563"> </text:span><text:span text:style-name="T38">— </text:span><text:span text:style-name="T48">таксама: </text:span><text:span text:style-name="T179">Mi </text:span><text:span text:style-name="T183">anka</text:span><text:span text:style-name="T178">ŭ</text:span><text:span text:style-name="T183">, dezirus a</text:span><text:span text:style-name="T178">ĉ</text:span><text:span text:style-name="T183">eti </text:span><text:span text:style-name="T178">ĉi</text:span><text:span text:style-name="T179"> </text:span><text:span text:style-name="T183">tiun libron, sed mi ne havas monon</text:span><text:span text:style-name="T169">.</text:span><text:span text:style-name="T98"> </text:span><text:span text:style-name="T564">— </text:span><text:span text:style-name="T48">Я таксама хацеў бы купіць гэтую кніжку, але ў мяне няма грошай.</text:span></text:p>
      <text:p text:style-name="P211"><text:span text:style-name="T38">22.12. </text:span><text:span text:style-name="T114">Nek... nek</text:span><text:span text:style-name="T117">...</text:span><text:span text:style-name="T43"> </text:span><text:span text:style-name="T38">— </text:span><text:span text:style-name="T48">ні... ні...: </text:span><text:span text:style-name="T179">Mi </text:span><text:span text:style-name="T183">a</text:span><text:span text:style-name="T178">ĉ</text:span><text:span text:style-name="T183">etis nek</text:span><text:span text:style-name="T179"> </text:span><text:span text:style-name="T178">v</text:span><text:span text:style-name="T183">iandon, nek buteron</text:span><text:span text:style-name="T169">.</text:span><text:span text:style-name="T98"> </text:span><text:span text:style-name="T38">— </text:span><text:span text:style-name="T48">Я не купіў ні мяса, ні масла.</text:span></text:p>
      <text:p text:style-name="P248"><text:span text:style-name="T590">Заўвага:</text:span><text:span text:style-name="T337"> У эсперанта дапускаецца толькі ўжыванне аднаго адмоўнага слова (гл. Правіла 11.7).</text:span></text:p>
      <text:p text:style-name="P200"><text:span text:style-name="T564">22.13.</text:span> <text:span text:style-name="T114">Aŭ... aŭ...</text:span><text:span text:style-name="T78"> </text:span><text:span text:style-name="T564">— </text:span><text:span text:style-name="T584">ці... ці..., або... або...: </text:span><text:span text:style-name="T178">Aŭ</text:span><text:span text:style-name="T183"> </text:span><text:span text:style-name="T177">via patro a</text:span><text:span text:style-name="T178">ŭ</text:span><text:span text:style-name="T183"> </text:span><text:span text:style-name="T177">via patrino nepre venu en la lernejon!</text:span><text:span text:style-name="T571"> — </text:span><text:span text:style-name="T584">Ці бацька, ці маці хай абавязкова прыйдзе ў школу! (Або бацька, або маці хай абавязкова прыйдзе ў</text:span><text:span text:style-name="T107"> </text:span><text:span text:style-name="T584">школу!)</text:span></text:p>
      <text:p text:style-name="P214"><text:span text:style-name="T37">22.14. </text:span><text:span text:style-name="T114">Ĉu</text:span><text:span text:style-name="T117">... </text:span><text:span text:style-name="T114">ĉu</text:span><text:span text:style-name="T117">...</text:span><text:span text:style-name="T43"> </text:span><text:span text:style-name="T38">— </text:span><text:span text:style-name="T48">ці... ці...: </text:span><text:span text:style-name="T183">Ĉu</text:span><text:span text:style-name="T177"> via patro, </text:span><text:span text:style-name="T183">ĉ</text:span><text:span text:style-name="T177">u via patrino nepre venu en la lernejon!</text:span><text:span text:style-name="T570"> — </text:span><text:span text:style-name="T48">Ці бацька, ці маці хай абавязкова прыйдзе ў школу!</text:span></text:p>
      <text:h text:style-name="P373" text:outline-level="2">23. Часціцы</text:h>
      <text:p text:style-name="P144"><text:span text:style-name="T37">23.1. </text:span><text:span text:style-name="T114">Ĉu</text:span><text:span text:style-name="T43"> </text:span><text:span text:style-name="T38">— </text:span><text:span text:style-name="T48">ці, хіба: </text:span><text:span text:style-name="T183">Ĉu</text:span><text:span text:style-name="T177"> vi vidis Nikolaon?</text:span><text:span text:style-name="T570"> </text:span><text:span text:style-name="T38">— </text:span><text:span text:style-name="T48">Ці ты бачыў Міколу?</text:span></text:p>
      <text:p text:style-name="P249"><text:span text:style-name="T591">Заўвага: </text:span><text:span text:style-name="T345">Часціца </text:span><text:span text:style-name="T396">ĉu</text:span><text:span text:style-name="T345"> ўжываецца, хаця і не абавязкова, калі і ў сказе няма іншага запытальнага слова; у такім выпадку яна не перакладаецца: </text:span><text:span text:style-name="T396">Ĉu</text:span><text:span text:style-name="T288"> vi estis hodia</text:span><text:span text:style-name="T289">ŭ</text:span><text:span text:style-name="T288"> en</text:span><text:span text:style-name="T290"> </text:span><text:span text:style-name="T288">la lernejo?</text:span><text:span text:style-name="T324"> </text:span><text:span text:style-name="T378">— </text:span><text:span text:style-name="T197">Ты быў сёння ў школе?</text:span></text:p>
      <text:p text:style-name="P211"><text:span text:style-name="T36">23.2. </text:span><text:span text:style-name="T114">Jes</text:span><text:span text:style-name="T563"> </text:span><text:span text:style-name="T38">— </text:span><text:span text:style-name="T48">так, ага, але: </text:span><text:span text:style-name="T183">Jes, mi vidis Nikolaon</text:span><text:span text:style-name="T169">. </text:span><text:span text:style-name="T564">— </text:span><text:span text:style-name="T48">Так (але), я бачыў Міколу.</text:span></text:p>
      <text:p text:style-name="P211"><text:soft-page-break/><text:span text:style-name="T36">23.3. </text:span><text:span text:style-name="T114">Ne</text:span><text:span text:style-name="T563"> </text:span><text:span text:style-name="T38">— </text:span><text:span text:style-name="T48">не: </text:span><text:span text:style-name="T179">N</text:span><text:span text:style-name="T178">e</text:span><text:span text:style-name="T179">, </text:span><text:span text:style-name="T183">mi ne</text:span><text:span text:style-name="T179"> </text:span><text:span text:style-name="T183">vidis Nikolaon</text:span><text:span text:style-name="T169">. </text:span><text:span text:style-name="T38">— </text:span><text:span text:style-name="T48">Не, я не бачыў Міколы.</text:span></text:p>
      <text:p text:style-name="P249"><text:span text:style-name="T591">Заўвага:</text:span><text:span text:style-name="T345"> Пры ўжыванні ў сказе іншага адмоўнага слова часціца </text:span><text:span text:style-name="T396">ne</text:span><text:span text:style-name="T206"> </text:span><text:span text:style-name="T345">не ўжываецца: </text:span><text:span text:style-name="T398">Mi</text:span><text:span text:style-name="T290"> </text:span><text:span text:style-name="T288">vidis neniun</text:span><text:span text:style-name="T290">. </text:span><text:span text:style-name="T345">— Я </text:span><text:span text:style-name="T197">нікога не бачыў.</text:span></text:p>
      <text:p text:style-name="P205"><text:span text:style-name="T593">23.4. </text:span>Часціцы <text:span text:style-name="T148">jes, ne</text:span> могуць трансфармавацца ў іншыя часціны мовы пры дапамозе адпаведных канчаткаў: <text:span text:style-name="T148">jeso</text:span><text:span text:style-name="T583"> </text:span>— <text:span text:style-name="T553">сцвярджэнне, </text:span><text:span text:style-name="T148">jesi</text:span><text:span text:style-name="T583"> </text:span>— <text:span text:style-name="T553">сцвярджаць, </text:span><text:span text:style-name="T148">jese</text:span><text:span text:style-name="T583"> </text:span>— <text:span text:style-name="T553">сцвярджальна, </text:span><text:span text:style-name="T148">jesa</text:span><text:span text:style-name="T583"> </text:span>— <text:span text:style-name="T553">сцвярджальны, </text:span><text:span text:style-name="T147">nei</text:span> — <text:span text:style-name="T553">адмаўляць, </text:span><text:span text:style-name="T147">neo</text:span> — <text:span text:style-name="T553">адмаўленне, адмова, </text:span><text:span text:style-name="T147">nea</text:span> — <text:span text:style-name="T553">адмоўны, </text:span><text:span text:style-name="T152">nee</text:span><text:span text:style-name="T187"> </text:span>— <text:span text:style-name="T553">адмоўна.</text:span></text:p>
      <text:h text:style-name="P373" text:outline-level="2">24. Выклічнікі</text:h>
      <text:p text:style-name="P145">24.1. Выклічнікі эмацыянальныя:</text:p>
      <text:p text:style-name="P217"><text:span text:style-name="T128">Ah!</text:span><text:span text:style-name="T172"> </text:span><text:span text:style-name="T38">— </text:span><text:span text:style-name="T29">ах!</text:span><text:span text:style-name="T38"> (шкадаванне);</text:span></text:p>
      <text:p text:style-name="P217"><text:span text:style-name="T128">Aha!</text:span><text:span text:style-name="T573"> </text:span><text:span text:style-name="T38">— </text:span><text:span text:style-name="T29">ага!</text:span><text:span text:style-name="T38"> (разуменне);</text:span></text:p>
      <text:p text:style-name="P208"><text:span text:style-name="T125">Ha!</text:span><text:span text:style-name="T568"> </text:span><text:span text:style-name="T564">— </text:span><text:span text:style-name="T555">а! ха!</text:span><text:span text:style-name="T564"> (здзіўленне, боль, ці іншае пачуццё);</text:span></text:p>
      <text:p text:style-name="P217"><text:span text:style-name="T128">Ha-ha!</text:span><text:span text:style-name="T573"> </text:span><text:span text:style-name="T38">— </text:span><text:span text:style-name="T29">ха-ха!</text:span><text:span text:style-name="T38"> (боль, іронія, насмешка);</text:span></text:p>
      <text:p text:style-name="P217"><text:span text:style-name="T120">Ba</text:span><text:span text:style-name="T123">!</text:span><text:span text:style-name="T45"> </text:span><text:span text:style-name="T38">— </text:span><text:span text:style-name="T29">ба!</text:span><text:span text:style-name="T38"> (здзіўленне);</text:span></text:p>
      <text:p text:style-name="P217"><text:span text:style-name="T129">Brr</text:span><text:span text:style-name="T81">!</text:span><text:span text:style-name="T38"> — </text:span><text:span text:style-name="T29">брр!</text:span><text:span text:style-name="T38"> (пачуццё холаду);</text:span></text:p>
      <text:p text:style-name="P217"><text:span text:style-name="T129">Eh!</text:span><text:span text:style-name="T170"> </text:span><text:span text:style-name="T38">— </text:span><text:span text:style-name="T29">эх!</text:span><text:span text:style-name="T38"> (у розных значэннях);</text:span></text:p>
      <text:p text:style-name="P217"><text:span text:style-name="T129">Ej!</text:span><text:span text:style-name="T38"> — </text:span><text:span text:style-name="T29">эй!</text:span><text:span text:style-name="T38"> (сумненне ці воклік);</text:span></text:p>
      <text:p text:style-name="P217"><text:span text:style-name="T128">Fi!</text:span><text:span text:style-name="T576"> </text:span><text:span text:style-name="T29">— фі!</text:span><text:span text:style-name="T38"> (агіда);</text:span></text:p>
      <text:p text:style-name="P217"><text:span text:style-name="T128">Fu!</text:span><text:span text:style-name="T172"> </text:span><text:span text:style-name="T38">— </text:span><text:span text:style-name="T29">фу!</text:span><text:span text:style-name="T38"> (стомленасць);</text:span></text:p>
      <text:p text:style-name="P217"><text:span text:style-name="T129">Hm</text:span><text:span text:style-name="T45"> </text:span><text:span text:style-name="T38">— </text:span><text:span text:style-name="T29">гм...</text:span><text:span text:style-name="T98"> </text:span><text:span text:style-name="T38">(няўпэўненасць, прыкрасць, іронія, сумненне)</text:span></text:p>
      <text:p text:style-name="P217"><text:span text:style-name="T128">Huj!</text:span><text:span text:style-name="T573"> </text:span><text:span text:style-name="T38">— </text:span><text:span text:style-name="T29">уй!</text:span><text:span text:style-name="T38"> (пакута, незадаволенасць);</text:span></text:p>
      <text:p text:style-name="P217"><text:span text:style-name="T120">Hoj</text:span><text:span text:style-name="T123">!</text:span><text:span text:style-name="T347"> </text:span><text:span text:style-name="T383">— </text:span><text:span text:style-name="T29">гой!</text:span><text:span text:style-name="T38"> </text:span><text:span text:style-name="T341">(захапленне);</text:span></text:p>
      <text:p text:style-name="P196"><text:span text:style-name="T261">Ho!</text:span><text:span text:style-name="T341">— </text:span><text:span text:style-name="T352">о!</text:span><text:span text:style-name="T341"> (неспадзяванасць, нечаканасць);</text:span></text:p>
      <text:p text:style-name="P196"><text:span text:style-name="T259">Hura</text:span><text:span text:style-name="T261">!</text:span><text:span text:style-name="T202"> — </text:span><text:span text:style-name="T191">ура!</text:span><text:span text:style-name="T202"> </text:span><text:span text:style-name="T341">(эмацыянальнае адабрэнне, ухваленне);</text:span></text:p>
      <text:p text:style-name="P196"><text:span text:style-name="T267">Nu!</text:span><text:span text:style-name="T321"> </text:span><text:span text:style-name="T341">—</text:span><text:span text:style-name="T347"> </text:span><text:span text:style-name="T191">ну!</text:span><text:span text:style-name="T202"> </text:span><text:span text:style-name="T341">(падахвочванне);</text:span></text:p>
      <text:p text:style-name="P196"><text:span text:style-name="T267">Nu jen!</text:span><text:span text:style-name="T319"> </text:span><text:span text:style-name="T341">—</text:span><text:span text:style-name="T347"> </text:span><text:span text:style-name="T191">ну вось!</text:span><text:span text:style-name="T202"> </text:span><text:span text:style-name="T341">(здавальненне ці нездавальненне);</text:span></text:p>
      <text:p text:style-name="P196"><text:span text:style-name="T259">Bum</text:span><text:span text:style-name="T261">!</text:span><text:span text:style-name="T347"> </text:span><text:span text:style-name="T202">— </text:span><text:span text:style-name="T191">бум! трах!</text:span><text:span text:style-name="T202"> </text:span><text:span text:style-name="T341">(нечаканае падзенне);</text:span></text:p>
      <text:p text:style-name="P196"><text:span text:style-name="T267">Ve!</text:span><text:span text:style-name="T410"> </text:span><text:span text:style-name="T202">— </text:span><text:span text:style-name="T191">о</text:span><text:span text:style-name="T347"> </text:span><text:span text:style-name="T191">гора!</text:span><text:span text:style-name="T202"> </text:span><text:span text:style-name="T341">(пачуццё няшчасця, незадаволенасці);</text:span></text:p>
      <text:p text:style-name="P196"><text:span text:style-name="T265">Ho</text:span><text:span text:style-name="T261"> </text:span><text:span text:style-name="T267">ve!</text:span><text:span text:style-name="T382"> </text:span><text:span text:style-name="T202">— </text:span><text:span text:style-name="T191">авохці!</text:span><text:span text:style-name="T210"> </text:span><text:span text:style-name="T341">(пачуццё няшчасця ці нараканне);</text:span></text:p>
      <text:p text:style-name="P196"><text:span text:style-name="T261">Hu!</text:span><text:span text:style-name="T202"> </text:span><text:span text:style-name="T341">—</text:span><text:span text:style-name="T347"> </text:span><text:span text:style-name="T191">гу!</text:span><text:span text:style-name="T202"> </text:span><text:span text:style-name="T341">(каб падражніць ці папужаць каго-небудзь);</text:span></text:p>
      <text:p text:style-name="P198"><text:span text:style-name="T265">Holala</text:span><text:span text:style-name="T261">!</text:span><text:span text:style-name="T210"> </text:span><text:span text:style-name="T208">— </text:span><text:span text:style-name="T196">о-ляля!</text:span><text:span text:style-name="T208"> </text:span><text:span text:style-name="T345">(радасць ці здавальненне пры сустрэчы).</text:span></text:p>
      <text:p text:style-name="P223">24.2. Выклічнікі пабуджальна-валявыя:</text:p>
      <text:p text:style-name="P196"><text:span text:style-name="T267">Baj-baj</text:span><text:span text:style-name="T319"> </text:span><text:span text:style-name="T202">— </text:span><text:span text:style-name="T191">бай-бай</text:span><text:span text:style-name="T210"> </text:span><text:span text:style-name="T341">(закалыхванне дзіцяці);</text:span></text:p>
      <text:p text:style-name="P196"><text:span text:style-name="T267">Lu-lu</text:span><text:span text:style-name="T319"> </text:span><text:span text:style-name="T347">— </text:span><text:span text:style-name="T191">лю-лі</text:span><text:span text:style-name="T202"> </text:span><text:span text:style-name="T341">(закалыхванне дзіцяці);</text:span></text:p>
      <text:p text:style-name="P196"><text:span text:style-name="T265">Bis</text:span><text:span text:style-name="T261">!</text:span><text:span text:style-name="T347"> </text:span><text:span text:style-name="T202">— </text:span><text:span text:style-name="T191">біс!</text:span><text:span text:style-name="T202"> </text:span><text:span text:style-name="T341">(выклік акцёра паўтарыць нумар);</text:span></text:p>
      <text:p text:style-name="P196"><text:span text:style-name="T265">Ŝŝ</text:span><text:span text:style-name="T267">ŝ</text:span><text:span text:style-name="T319"> </text:span><text:span text:style-name="T341">—</text:span><text:span text:style-name="T347"> </text:span><text:span text:style-name="T352">шшш</text:span><text:span text:style-name="T202"> </text:span><text:span text:style-name="T341">(супакойванне);</text:span></text:p>
      <text:p text:style-name="P196"><text:span text:style-name="T265">Ek!</text:span><text:span text:style-name="T202"> — </text:span><text:span text:style-name="T191">давай!</text:span><text:span text:style-name="T202"> </text:span><text:span text:style-name="T341">(заклік да пачатку дзеяння ці работы)</text:span><text:span text:style-name="T202">;</text:span></text:p>
      <text:p text:style-name="P196"><text:span text:style-name="T267">Halt!</text:span><text:span text:style-name="T319"> </text:span><text:span text:style-name="T202">— </text:span><text:span text:style-name="T191">стой!</text:span><text:span text:style-name="T202"> </text:span><text:span text:style-name="T341">(калі трэба спыніць чалавека);</text:span></text:p>
      <text:p text:style-name="P196"><text:span text:style-name="T267">Stop!</text:span><text:span text:style-name="T319"> </text:span><text:span text:style-name="T202">— </text:span><text:span text:style-name="T191">стоп!</text:span><text:span text:style-name="T202"> </text:span><text:span text:style-name="T341">(калі трэба спыніць машыну);</text:span></text:p>
      <text:p text:style-name="P196"><text:span text:style-name="T265">Hej</text:span><text:span text:style-name="T261">!</text:span><text:span text:style-name="T347"> </text:span><text:span text:style-name="T202">— </text:span><text:span text:style-name="T191">гэй!</text:span><text:span text:style-name="T202"> </text:span><text:span text:style-name="T341">(воклік ці падахвочванне);</text:span></text:p>
      <text:p text:style-name="P196"><text:span text:style-name="T265">Hop</text:span><text:span text:style-name="T261">!</text:span><text:span text:style-name="T347"> </text:span><text:span text:style-name="T341">—</text:span><text:span text:style-name="T347"> </text:span><text:span text:style-name="T191">гоп!</text:span><text:span text:style-name="T202"> </text:span><text:span text:style-name="T341">(выклічнік перад скачком ці пасля яго);</text:span></text:p>
      <text:p text:style-name="P196"><text:span text:style-name="T617">Trr</text:span><text:span text:style-name="T618"> </text:span><text:span text:style-name="T619">—тпру</text:span><text:span text:style-name="T202"> </text:span><text:span text:style-name="T341">(калі трэба спыніць каня);</text:span></text:p>
      <text:p text:style-name="P196"><text:span text:style-name="T267">Hoj-hoj!</text:span><text:span text:style-name="T319"> </text:span><text:span text:style-name="T202">— </text:span><text:span text:style-name="T191">гой-гой!</text:span><text:span text:style-name="T202"> </text:span><text:span text:style-name="T341">(воклік у маракоў);</text:span></text:p>
      <text:p text:style-name="P196"><text:span text:style-name="T265">Halo</text:span><text:span text:style-name="T261">!</text:span><text:span text:style-name="T202"> </text:span><text:span text:style-name="T341">—</text:span><text:span text:style-name="T347"> </text:span><text:span text:style-name="T191">алё!</text:span><text:span text:style-name="T202"> </text:span><text:span text:style-name="T341">(у пачатку тэлефоннай размовы);</text:span></text:p>
      <text:p text:style-name="P217"><text:soft-page-break/><text:span text:style-name="T128">For!</text:span><text:span text:style-name="T570"> </text:span><text:span text:style-name="T38">— </text:span><text:span text:style-name="T29">прэч! вон!</text:span></text:p>
      <text:p text:style-name="P197"><text:span text:style-name="T345">24.3. Блізкімі да выклічнікаў з’яўляюцца гукапераймальныя словы тыпу </text:span><text:span text:style-name="T271">ŭa-ŭa</text:span><text:span text:style-name="T196"> (</text:span><text:span text:style-name="T345">крык дзіцяці), </text:span><text:span text:style-name="T271">miaŭ-miaŭ</text:span><text:span text:style-name="T315"> </text:span><text:span text:style-name="T345">(мяўканне ката), </text:span><text:span text:style-name="T287">ha</text:span><text:span text:style-name="T271">ŭ</text:span><text:span text:style-name="T287">-ha</text:span><text:span text:style-name="T271">ŭ</text:span><text:span text:style-name="T323"> </text:span><text:span text:style-name="T345">(гаўканне сабакі), </text:span><text:span text:style-name="T287">ko-ke-ri-ki</text:span><text:span text:style-name="T315"> </text:span><text:span text:style-name="T345">(ад пеўня) і г. д.</text:span></text:p>
      <text:h text:style-name="P373" text:outline-level="2">25. Словаўтварэнне</text:h>
      <text:p text:style-name="P153">Словаўтварэнне ў эсперанта характарызуецца акрэсленасцю правілаў і адсутнасцю выключэнняў.</text:p>
      <text:p text:style-name="P195"><text:span text:style-name="T341">Новыя словы ўтвараюцца пры дапамозе: а) канчаткаў:</text:span><text:span text:style-name="T347"> </text:span><text:span text:style-name="T279">praktiko</text:span><text:span text:style-name="T319"> </text:span><text:span text:style-name="T202">— </text:span><text:span text:style-name="T191">практыка, </text:span><text:span text:style-name="T279">praktika</text:span><text:span text:style-name="T319"> </text:span><text:span text:style-name="T202">— </text:span><text:span text:style-name="T191">практычны, </text:span><text:span text:style-name="T279">praktike</text:span><text:span text:style-name="T319"> </text:span><text:span text:style-name="T202">— </text:span><text:span text:style-name="T191">практычна, </text:span><text:span text:style-name="T279">praktiki</text:span><text:span text:style-name="T319"> </text:span><text:span text:style-name="T202">— </text:span><text:span text:style-name="T191">практыкаваць;</text:span><text:span text:style-name="T202"> </text:span><text:span text:style-name="T341">б) прыставак:</text:span><text:span text:style-name="T347"> </text:span><text:span text:style-name="T393">avo</text:span><text:span text:style-name="T202"> — </text:span><text:span text:style-name="T191">дзед, </text:span><text:span text:style-name="T279">praavo</text:span><text:span text:style-name="T319"> </text:span><text:span text:style-name="T202">— </text:span><text:span text:style-name="T191">прадзед;</text:span><text:span text:style-name="T202"> </text:span><text:span text:style-name="T341">в) суфіксаў:</text:span><text:span text:style-name="T347"> </text:span><text:span text:style-name="T279">instrui</text:span><text:span text:style-name="T319"> </text:span><text:span text:style-name="T202">— </text:span><text:span text:style-name="T191">навучаць, </text:span><text:span text:style-name="T279">instruisto</text:span><text:span text:style-name="T319"> </text:span><text:span text:style-name="T202">— </text:span><text:span text:style-name="T191">настаўнік;</text:span><text:span text:style-name="T202"> </text:span><text:span text:style-name="T341">г) простага словаскладання:</text:span><text:span text:style-name="T347"> </text:span><text:span text:style-name="T279">kulturo</text:span><text:span text:style-name="T319"> </text:span><text:span text:style-name="T202">— </text:span><text:span text:style-name="T191">культура, </text:span><text:span text:style-name="T280">palaco</text:span><text:span text:style-name="T202"> — </text:span><text:span text:style-name="T191">палац, </text:span><text:span text:style-name="T275">kulturpalaco</text:span><text:span text:style-name="T202"> — </text:span><text:span text:style-name="T191">палац культуры.</text:span></text:p>
      <text:h text:style-name="P373" text:outline-level="2">26. Прыстаўкі</text:h>
      <text:p text:style-name="P150"><text:span text:style-name="T37">26.1. </text:span><text:span text:style-name="T114">bo-</text:span><text:span text:style-name="T564"> </text:span><text:span text:style-name="T38">паказвае на роднасць праз шлюб: </text:span><text:span text:style-name="T183">patro</text:span><text:span text:style-name="T564"> </text:span><text:span text:style-name="T38">— </text:span><text:span text:style-name="T48">бацька, </text:span><text:span text:style-name="T183">bopatro</text:span><text:span text:style-name="T564"> </text:span><text:span text:style-name="T38">— </text:span><text:span text:style-name="T48">цесць, свёкар; </text:span><text:span text:style-name="T183">patrino</text:span><text:span text:style-name="T564"> </text:span><text:span text:style-name="T38">— </text:span><text:span text:style-name="T48">маці, </text:span><text:span text:style-name="T179">bopatrino</text:span><text:span text:style-name="T38"> — </text:span><text:span text:style-name="T48">цешча, свякруха; </text:span><text:span text:style-name="T183">filino</text:span><text:span text:style-name="T564"> </text:span><text:span text:style-name="T38">— </text:span><text:span text:style-name="T48">дачка, </text:span><text:span text:style-name="T183">bofilino</text:span><text:span text:style-name="T564"> </text:span><text:span text:style-name="T38">— </text:span><text:span text:style-name="T48">нявестка.</text:span></text:p>
      <text:p text:style-name="P211"><text:span text:style-name="T37">26.2. </text:span><text:span text:style-name="T114">dis-</text:span><text:span text:style-name="T563"> </text:span><text:span text:style-name="T38">паказвае на раздзяленне ці раз’яднанне: </text:span><text:span text:style-name="T178">doni</text:span><text:span text:style-name="T179"> </text:span><text:span text:style-name="T38">— </text:span><text:span text:style-name="T48">даваць, </text:span><text:span text:style-name="T183">disdoni</text:span><text:span text:style-name="T564"> </text:span><text:span text:style-name="T38">— </text:span><text:span text:style-name="T48">раздаваць; </text:span><text:span text:style-name="T183">jeti</text:span><text:span text:style-name="T564"> </text:span><text:span text:style-name="T38">— </text:span><text:span text:style-name="T48">кідаць; </text:span><text:span text:style-name="T183">dis</text:span><text:span text:style-name="T178">ĵ</text:span><text:span text:style-name="T183">eti</text:span><text:span text:style-name="T564"> </text:span><text:span text:style-name="T38">— </text:span><text:span text:style-name="T48">раскідаць; </text:span><text:span text:style-name="T183">haki</text:span><text:span text:style-name="T564"> </text:span><text:span text:style-name="T38">— </text:span><text:span text:style-name="T48">сячы, </text:span><text:span text:style-name="T183">dishaki</text:span><text:span text:style-name="T564"> </text:span><text:span text:style-name="T38">— </text:span><text:span text:style-name="T48">рассячы.</text:span><text:span text:style-name="T38"> Можа выкарыстоўваюцца як самастойнае слова: </text:span><text:span text:style-name="T183">disa</text:span><text:span text:style-name="T564"> </text:span><text:span text:style-name="T38">— </text:span><text:span text:style-name="T48">раз’яднаны, </text:span><text:span text:style-name="T183">disigi</text:span><text:span text:style-name="T564"> </text:span><text:span text:style-name="T38">— </text:span><text:span text:style-name="T48">раз’яднаць.</text:span></text:p>
      <text:p text:style-name="P219"><text:span text:style-name="T40">26.3. </text:span><text:span text:style-name="T148">ek-</text:span><text:span text:style-name="T569"> </text:span><text:span text:style-name="T38">паказвае на пачатак, вокамгненнасць ці аднаразовасць дзеяння: </text:span><text:span text:style-name="T132">paroli</text:span><text:span text:style-name="T38"> — </text:span><text:span text:style-name="T29">гаварыць, </text:span><text:span text:style-name="T131">ekparoli</text:span><text:span text:style-name="T83"> </text:span><text:span text:style-name="T38">— </text:span><text:span text:style-name="T29">загаварыць; </text:span><text:span text:style-name="T131">krii</text:span><text:span text:style-name="T570"> </text:span><text:span text:style-name="T38">— </text:span><text:span text:style-name="T29">крычаць, </text:span><text:span text:style-name="T131">ekkrii</text:span><text:span text:style-name="T570"> </text:span><text:span text:style-name="T38">— </text:span><text:span text:style-name="T29">ускрыкнуць; </text:span><text:span text:style-name="T131">a</text:span><text:span text:style-name="T132">ŭ</text:span><text:span text:style-name="T131">di</text:span><text:span text:style-name="T570"> </text:span><text:span text:style-name="T38">— </text:span><text:span text:style-name="T29">чуць, </text:span><text:span text:style-name="T131">eka</text:span><text:span text:style-name="T132">ŭ</text:span><text:span text:style-name="T131">di</text:span><text:span text:style-name="T570"> </text:span><text:span text:style-name="T38">— </text:span><text:span text:style-name="T29">пачуць.</text:span><text:span text:style-name="T38"> Самастойна можа выкарыстоўвацца ў якасці выклічніка.</text:span></text:p>
      <text:p text:style-name="P211"><text:span text:style-name="T37">26.4. </text:span><text:span text:style-name="T114">eks-</text:span><text:span text:style-name="T563"> </text:span><text:span text:style-name="T38">мае значэнні «экс», «былы», «у адстаўцы»: </text:span><text:span text:style-name="T183">eksministro</text:span><text:span text:style-name="T564"> </text:span><text:span text:style-name="T38">— </text:span><text:span text:style-name="T48">экс-міністр, былы міністр; </text:span><text:span text:style-name="T183">eksoficiro</text:span><text:span text:style-name="T564"> </text:span><text:span text:style-name="T38">— </text:span><text:span text:style-name="T48">былы афіцэр, афіцэр у адстаўцы.</text:span><text:span text:style-name="T38"> Можа выкарыстоўвацца як самастойнае слова: </text:span><text:span text:style-name="T183">eksa</text:span><text:span text:style-name="T564"> </text:span><text:span text:style-name="T38">— </text:span><text:span text:style-name="T48">былы, адстаўны, </text:span><text:span text:style-name="T183">eksigi</text:span><text:span text:style-name="T564"> </text:span><text:span text:style-name="T38">— </text:span><text:span text:style-name="T48">звальняць, </text:span><text:span text:style-name="T183">eksi</text:span><text:span text:style-name="T178">ĝ</text:span><text:span text:style-name="T183">i</text:span><text:span text:style-name="T564"> </text:span><text:span text:style-name="T38">— </text:span><text:span text:style-name="T48">звальняцца.</text:span></text:p>
      <text:p text:style-name="P214"><text:span text:style-name="T37">26.5.</text:span><text:span text:style-name="T169"> </text:span><text:span text:style-name="T114">fi</text:span><text:span text:style-name="T117">-</text:span><text:span text:style-name="T38"> паказвае на пагарду, агіду, якія выкліканы адмоўнымі якасцямі: </text:span><text:span text:style-name="T177">homo</text:span><text:span text:style-name="T570"> </text:span><text:span text:style-name="T38">— </text:span><text:span text:style-name="T48">чалавек, </text:span><text:span text:style-name="T177">fihomo</text:span><text:span text:style-name="T581"> </text:span><text:span text:style-name="T48">— благі, гадкі чалавек; </text:span><text:span text:style-name="T177">aferisto</text:span><text:span text:style-name="T570"> </text:span><text:span text:style-name="T38">— </text:span><text:span text:style-name="T48">дзялок, </text:span><text:span text:style-name="T588">fi</text:span><text:span text:style-name="T589">aferisto</text:span><text:span text:style-name="T570"> </text:span><text:span text:style-name="T38">— </text:span><text:span text:style-name="T48">аферыст; </text:span><text:span text:style-name="T177">odoro</text:span><text:span text:style-name="T570"> </text:span><text:span text:style-name="T38">— </text:span><text:span text:style-name="T48">пах, </text:span><text:span text:style-name="T177">fiodoro</text:span><text:span text:style-name="T570"> </text:span><text:span text:style-name="T38">— </text:span><text:span text:style-name="T48">смурод.</text:span><text:span text:style-name="T38"> Можа выкарыстоўвацца як самастойнае слова: </text:span><text:span text:style-name="T177">fia</text:span><text:span text:style-name="T570"> </text:span><text:span text:style-name="T38">— </text:span><text:span text:style-name="T48">благі, гадкі, паскудны, </text:span><text:span text:style-name="T177">fia</text:span><text:span text:style-name="T183">ĵ</text:span><text:span text:style-name="T177">o</text:span><text:span text:style-name="T570"> </text:span><text:span text:style-name="T38">— </text:span><text:span text:style-name="T48">брыдота, поскудзь, </text:span><text:span text:style-name="T177">fiulo</text:span><text:span text:style-name="T570"> </text:span><text:span text:style-name="T38">— </text:span><text:span text:style-name="T48">нягоднік, паскуднік.</text:span></text:p>
      <text:p text:style-name="P211"><text:span text:style-name="T37">26.6. </text:span><text:span text:style-name="T114">ge-</text:span><text:span text:style-name="T563"> </text:span><text:span text:style-name="T38">ужываецца для паказу асоб абодвух палоў: </text:span><text:span text:style-name="T183">patro</text:span><text:span text:style-name="T564"> </text:span><text:span text:style-name="T38">— </text:span><text:span text:style-name="T48">бацька, </text:span><text:span text:style-name="T183">patrino</text:span><text:span text:style-name="T564"> </text:span><text:span text:style-name="T38">— </text:span><text:span text:style-name="T48">маці, </text:span><text:span text:style-name="T183">gepatroj</text:span><text:span text:style-name="T584"> </text:span><text:span text:style-name="T48">— бацькі; </text:span><text:span text:style-name="T183">edzo</text:span><text:span text:style-name="T564"> </text:span><text:span text:style-name="T38">— </text:span><text:span text:style-name="T48">муж, </text:span><text:span text:style-name="T183">edzino</text:span><text:span text:style-name="T564"> </text:span><text:span text:style-name="T38">— </text:span><text:span text:style-name="T48">жонка, </text:span><text:span text:style-name="T183">geedzoj</text:span><text:span text:style-name="T564"> </text:span><text:span text:style-name="T38">— </text:span><text:span text:style-name="T48">муж і жонка.</text:span></text:p>
      <text:p text:style-name="P214"><text:span text:style-name="T37">26.7. </text:span><text:span text:style-name="T114">mal</text:span><text:span text:style-name="T117">-</text:span><text:span text:style-name="T43"> </text:span><text:span text:style-name="T38">паказвае на поўную супрацьлегласць: </text:span><text:span text:style-name="T177">granda</text:span><text:span text:style-name="T570"> </text:span><text:span text:style-name="T38">— </text:span><text:span text:style-name="T48">вялікі, </text:span><text:span text:style-name="T177">malgranda</text:span><text:span text:style-name="T570"> </text:span><text:span text:style-name="T38">— </text:span><text:span text:style-name="T48">малы, маленькі; </text:span><text:span text:style-name="T177">alta</text:span><text:span text:style-name="T570"> </text:span><text:span text:style-name="T38">— </text:span><text:span text:style-name="T48">высокі, </text:span><text:span text:style-name="T177">malalta</text:span><text:span text:style-name="T570"> </text:span><text:span text:style-name="T38">— </text:span><text:span text:style-name="T48">нізкі; </text:span><text:span text:style-name="T183">bona</text:span><text:span text:style-name="T38"> — </text:span><text:span text:style-name="T48">добры, </text:span><text:span text:style-name="T177">malbona</text:span><text:span text:style-name="T570"> </text:span><text:span text:style-name="T38">— </text:span><text:span text:style-name="T48">дрэн</text:span><text:span text:style-name="T624">ны;</text:span><text:span text:style-name="T48"> </text:span><text:span text:style-name="T177">dekstra</text:span><text:span text:style-name="T570"> </text:span><text:span text:style-name="T38">— </text:span><text:span text:style-name="T48">правы, </text:span><text:span text:style-name="T177">maldekstra</text:span><text:span text:style-name="T570"> </text:span><text:span text:style-name="T38">— </text:span><text:span text:style-name="T48">левы.</text:span><text:span text:style-name="T38"> Можа выкарыстоўвацца і як самастойнае слова: </text:span><text:span text:style-name="T183">mala</text:span><text:span text:style-name="T38"> — </text:span><text:span text:style-name="T48">супрацьлеглы, </text:span><text:span text:style-name="T183">male</text:span><text:span text:style-name="T38"> — </text:span><text:span text:style-name="T48">наадварот.</text:span></text:p>
      <text:p text:style-name="P211"><text:span text:style-name="T37">26.8. </text:span><text:span text:style-name="T114">mis-</text:span><text:span text:style-name="T563"> </text:span><text:span text:style-name="T38">паказвае </text:span><text:span text:style-name="T48">на</text:span><text:span text:style-name="T38"> памылковасць: </text:span><text:span text:style-name="T178">s</text:span><text:span text:style-name="T183">kribi</text:span><text:span text:style-name="T564"> </text:span><text:span text:style-name="T38">— </text:span><text:span text:style-name="T48">пісаць, </text:span><text:span text:style-name="T183">misskribo</text:span><text:span text:style-name="T564"> </text:span><text:span text:style-name="T38">— </text:span><text:span text:style-name="T48">апіска; </text:span><text:span text:style-name="T183">a</text:span><text:span text:style-name="T178">ŭ</text:span><text:span text:style-name="T183">di</text:span><text:span text:style-name="T564"> </text:span><text:span text:style-name="T38">— </text:span><text:span text:style-name="T48">чуць, </text:span><text:span text:style-name="T183">misa</text:span><text:span text:style-name="T178">ŭ</text:span><text:span text:style-name="T183">di</text:span><text:span text:style-name="T564"> </text:span><text:span text:style-name="T38">— </text:span><text:span text:style-name="T48">недачуць; </text:span><text:span text:style-name="T183">gluti</text:span><text:span text:style-name="T564"> </text:span><text:span text:style-name="T38">— </text:span><text:span text:style-name="T48">глытаць, </text:span><text:span text:style-name="T183">misgluti</text:span><text:span text:style-name="T564"> </text:span><text:span text:style-name="T38">— </text:span><text:span text:style-name="T48">удавіцца, </text:span><text:soft-page-break/><text:span text:style-name="T48">папярхнуцца.</text:span><text:span text:style-name="T38"> Можа выкарыстоўвацца і як самастойнае слова: </text:span><text:span text:style-name="T183">misa</text:span><text:span text:style-name="T564"> </text:span><text:span text:style-name="T38">— </text:span><text:span text:style-name="T48">памылковы, </text:span><text:span text:style-name="T183">mise</text:span><text:span text:style-name="T564"> </text:span><text:span text:style-name="T38">— </text:span><text:span text:style-name="T48">памылкова, </text:span><text:span text:style-name="T183">miso, misa</text:span><text:span text:style-name="T178">ĵ</text:span><text:span text:style-name="T183">o</text:span><text:span text:style-name="T564"> </text:span><text:span text:style-name="T38">— </text:span><text:span text:style-name="T48">памылка, прамашка.</text:span></text:p>
      <text:p text:style-name="P199"><text:span text:style-name="T200">26.9. </text:span><text:span text:style-name="T286">pra</text:span><text:span text:style-name="T271">-</text:span><text:span text:style-name="T208"> </text:span><text:span text:style-name="T202">паказвае на аддаленасць у часе або па</text:span><text:span text:style-name="T319"> </text:span><text:span text:style-name="T202">роднасці: </text:span><text:span text:style-name="T279">avino</text:span><text:span text:style-name="T319"> </text:span><text:span text:style-name="T202">— </text:span><text:span text:style-name="T191">бабуля, </text:span><text:span text:style-name="T279">praavino</text:span><text:span text:style-name="T319"> </text:span><text:span text:style-name="T202">— </text:span><text:span text:style-name="T191">прабабка; </text:span><text:span text:style-name="T280">nepo</text:span><text:span text:style-name="T202"> — </text:span><text:span text:style-name="T191">унук, </text:span><text:span text:style-name="T277">pranepo</text:span><text:span text:style-name="T380"> </text:span><text:span text:style-name="T341">— </text:span><text:span text:style-name="T191">праўнук; </text:span><text:span text:style-name="T277">patrio</text:span><text:span text:style-name="T380"> </text:span><text:span text:style-name="T341">— </text:span><text:span text:style-name="T191">радзіма, </text:span><text:span text:style-name="T277">prapatrio</text:span><text:span text:style-name="T380"> </text:span><text:span text:style-name="T341">— </text:span><text:span text:style-name="T191">прарадзіма; </text:span><text:span text:style-name="T277">homo</text:span><text:span text:style-name="T380"> </text:span><text:span text:style-name="T341">— </text:span><text:span text:style-name="T191">чалавек, </text:span><text:span text:style-name="T277">prahomo</text:span><text:span text:style-name="T380"> </text:span><text:span text:style-name="T341">— </text:span><text:span text:style-name="T191">першабытны чалавек.</text:span><text:span text:style-name="T341"> Можа выкарыстоўвацца і як самастойнае слова: </text:span><text:span text:style-name="T391">praa</text:span><text:span text:style-name="T341"> — </text:span><text:span text:style-name="T191">першабытны.</text:span></text:p>
      <text:p text:style-name="P230"><text:span text:style-name="T201">26.10. </text:span><text:span text:style-name="T114">re</text:span><text:span text:style-name="T307">-</text:span><text:span text:style-name="T38"> паказвае на паўторнасць ці зваротнасць дзеяння: </text:span><text:span text:style-name="T303">fari</text:span><text:span text:style-name="T570"> </text:span><text:span text:style-name="T38">— </text:span><text:span text:style-name="T212">рабіць, </text:span><text:span text:style-name="T303">refari</text:span><text:span text:style-name="T570"> </text:span><text:span text:style-name="T38">— </text:span><text:span text:style-name="T212">перарабіць; </text:span><text:span text:style-name="T303">legi</text:span><text:span text:style-name="T570"> </text:span><text:span text:style-name="T38">— </text:span><text:span text:style-name="T212">чытаць, </text:span><text:span text:style-name="T303">relegi</text:span><text:span text:style-name="T570"> </text:span><text:span text:style-name="T38">— </text:span><text:span text:style-name="T212">перачытаць; </text:span><text:span text:style-name="T303">veni</text:span><text:span text:style-name="T570"> </text:span><text:span text:style-name="T38">— </text:span><text:span text:style-name="T212">прыязджаць, прыходзіць, </text:span><text:span text:style-name="T303">reveni</text:span><text:span text:style-name="T570"> </text:span><text:span text:style-name="T38">— </text:span><text:span text:style-name="T212">вяртацца; </text:span><text:span text:style-name="T304">doni</text:span><text:span text:style-name="T212"> — даваць, </text:span><text:span text:style-name="T303">redoni</text:span><text:span text:style-name="T570"> </text:span><text:span text:style-name="T38">— </text:span><text:span text:style-name="T212">аддаваць.</text:span><text:span text:style-name="T38"> Можа выкарыстоўвацца і як самастойнае слова: </text:span><text:span text:style-name="T183">ree</text:span><text:span text:style-name="T38"> — </text:span><text:span text:style-name="T212">зноў, </text:span><text:span text:style-name="T304">reen</text:span><text:span text:style-name="T38"> — </text:span><text:span text:style-name="T212">назад.</text:span></text:p>
      <text:p text:style-name="P211"><text:span text:style-name="T36">26.11. </text:span><text:span text:style-name="T114">retro-</text:span><text:span text:style-name="T360"> </text:span><text:span text:style-name="T341">паказвае на зваротнае дзеянне, выкарыстоўваецца звычайна ў навуковай літаратуры: </text:span><text:span text:style-name="T414">iri</text:span><text:span text:style-name="T341"> — </text:span><text:span text:style-name="T48">ісці, </text:span><text:span text:style-name="T178">reiri</text:span><text:span text:style-name="T341"> — </text:span><text:span text:style-name="T48">пайсці зноў, </text:span><text:span text:style-name="T183">retroiri</text:span><text:span text:style-name="T360"> </text:span><text:span text:style-name="T341">— </text:span><text:span text:style-name="T48">вярнуцца; </text:span><text:span text:style-name="T183">aktiva</text:span><text:span text:style-name="T360"> </text:span><text:span text:style-name="T341">— </text:span><text:span text:style-name="T48">актыўны, </text:span><text:span text:style-name="T183">retroaktiva</text:span><text:span text:style-name="T360"> </text:span><text:span text:style-name="T341">— </text:span><text:span text:style-name="T48">рэтраактыўны, які мае зваротнае дзеянне</text:span><text:span text:style-name="T341"> (закон і г.</text:span><text:span text:style-name="T366"> </text:span><text:span text:style-name="T341">д.).</text:span></text:p>
      <text:p text:style-name="P212"><text:span text:style-name="T42">26.12. </text:span><text:span text:style-name="T153">pse</text:span><text:span text:style-name="T155">ŭ</text:span><text:span text:style-name="T153">do-</text:span><text:span text:style-name="T104"> </text:span><text:span text:style-name="T345">—</text:span><text:span text:style-name="T104"> </text:span><text:span text:style-name="T46">псеўда-: </text:span><text:span text:style-name="T118">pse</text:span><text:span text:style-name="T116">ŭ</text:span><text:span text:style-name="T118">do</text:span><text:span text:style-name="T114">scienca</text:span><text:span text:style-name="T362"> </text:span><text:span text:style-name="T345">— </text:span><text:span text:style-name="T46">псеўданавуковы.</text:span></text:p>
      <text:h text:style-name="P373" text:outline-level="2">27. Ужыванне прыназоўнікаў у якасці прыставак</text:h>
      <text:p text:style-name="P153">Як ужо гаварылася вышэй, асобныя прыназоўнікі могуць ужывацца ў якасці прыставак:</text:p>
      <text:p text:style-name="P199"><text:span text:style-name="T344">27.1. </text:span><text:span text:style-name="T396">al</text:span><text:span text:style-name="T286">-</text:span><text:span text:style-name="T229"> </text:span><text:span text:style-name="T341">— </text:span><text:span text:style-name="T191">да-, пад-, пры-</text:span><text:span text:style-name="T341"> (паказвае набліжэнне): </text:span><text:span text:style-name="T393">porti</text:span><text:span text:style-name="T341"> — </text:span><text:span text:style-name="T191">несці, </text:span><text:span text:style-name="T279">alporti</text:span><text:span text:style-name="T229"> </text:span><text:span text:style-name="T341">— </text:span><text:span text:style-name="T191">паднесці, прынесці; </text:span><text:span text:style-name="T279">doni</text:span><text:span text:style-name="T379"> </text:span><text:span text:style-name="T341">— </text:span><text:span text:style-name="T191">даць, </text:span><text:span text:style-name="T279">aldoni</text:span><text:span text:style-name="T379"> </text:span><text:span text:style-name="T341">— </text:span><text:span text:style-name="T191">дадаць; </text:span><text:span text:style-name="T279">flugi</text:span><text:span text:style-name="T379"> </text:span><text:span text:style-name="T341">— </text:span><text:span text:style-name="T191">ляцець, </text:span><text:span text:style-name="T279">alflugi</text:span><text:span text:style-name="T379"> </text:span><text:span text:style-name="T341">— </text:span><text:span text:style-name="T191">прыляцець, падляцець; </text:span><text:span text:style-name="T279">kudri</text:span><text:span text:style-name="T379"> </text:span><text:span text:style-name="T341">— </text:span><text:span text:style-name="T191">шыць, </text:span><text:span text:style-name="T279">alkudri</text:span><text:span text:style-name="T379"> </text:span><text:span text:style-name="T341">— </text:span><text:span text:style-name="T191">прышыць.</text:span></text:p>
      <text:p text:style-name="P199"><text:span text:style-name="T204">27.2. </text:span><text:span text:style-name="T287">anta</text:span><text:span text:style-name="T286">ŭ-</text:span><text:span text:style-name="T233"> </text:span><text:span text:style-name="T341">—</text:span><text:span text:style-name="T366"> </text:span><text:span text:style-name="T191">перад-, прад-, да-</text:span><text:span text:style-name="T341"> (паказвае на нешта папярэдняе): </text:span><text:span text:style-name="T279">vidi</text:span><text:span text:style-name="T379"> </text:span><text:span text:style-name="T341">— </text:span><text:span text:style-name="T191">бачыць, </text:span><text:span text:style-name="T279">anta</text:span><text:span text:style-name="T275">ŭ</text:span><text:span text:style-name="T279">vidi</text:span><text:span text:style-name="T379"> </text:span><text:span text:style-name="T341">— </text:span><text:span text:style-name="T191">прадбачыць; </text:span><text:span text:style-name="T279">milito</text:span><text:span text:style-name="T379"> </text:span><text:span text:style-name="T341">— </text:span><text:span text:style-name="T191">вайна, </text:span><text:span text:style-name="T279">anta</text:span><text:span text:style-name="T275">ŭ</text:span><text:span text:style-name="T279">milita</text:span><text:span text:style-name="T379"> </text:span><text:span text:style-name="T341">— </text:span><text:span text:style-name="T191">прадваенны, даваенны; </text:span><text:span text:style-name="T279">hiera</text:span><text:span text:style-name="T275">ŭ</text:span><text:span text:style-name="T379"> </text:span><text:span text:style-name="T341">— </text:span><text:span text:style-name="T191">учора, </text:span><text:span text:style-name="T279">anta</text:span><text:span text:style-name="T275">ŭ</text:span><text:span text:style-name="T279">hiera</text:span><text:span text:style-name="T275">ŭ</text:span><text:span text:style-name="T379"> </text:span><text:span text:style-name="T341">— </text:span><text:span text:style-name="T191">заўчора, пазаўчора.</text:span></text:p>
      <text:p text:style-name="P229"><text:span text:style-name="T564">27.3. </text:span><text:span text:style-name="T114">ĉe</text:span><text:span text:style-name="T188">-</text:span><text:span text:style-name="T327"> — пры-</text:span><text:span text:style-name="T564"> (паказвае на наяўнасць ці блізкасць): </text:span><text:span text:style-name="T303">esti</text:span><text:span text:style-name="T571"> </text:span><text:span text:style-name="T564">— </text:span><text:span text:style-name="T327">быць, </text:span><text:span text:style-name="T306">ĉ</text:span><text:span text:style-name="T303">eesti</text:span><text:span text:style-name="T571"> </text:span><text:span text:style-name="T564">— </text:span><text:span text:style-name="T327">прысутнічаць, </text:span><text:span text:style-name="T306">mano</text:span><text:span text:style-name="T564"> — </text:span><text:span text:style-name="T327">рука, </text:span><text:span text:style-name="T306">ĉemane</text:span><text:span text:style-name="T564"> — </text:span><text:span text:style-name="T327">пад рукой, на руках; </text:span><text:span text:style-name="T303">tablo</text:span><text:span text:style-name="T571"> </text:span><text:span text:style-name="T564">— </text:span><text:span text:style-name="T327">стол, </text:span><text:span text:style-name="T306">ĉ</text:span><text:span text:style-name="T303">etable</text:span><text:span text:style-name="T571"> </text:span><text:span text:style-name="T564">— </text:span><text:span text:style-name="T327">пры стале, ля стала.</text:span></text:p>
      <text:p text:style-name="P199"><text:span text:style-name="T344">27.4. </text:span><text:span text:style-name="T396">ĉ</text:span><text:span text:style-name="T287">irkaŭ-</text:span><text:span text:style-name="T229"> </text:span><text:span text:style-name="T341">—</text:span><text:span text:style-name="T366"> </text:span><text:span text:style-name="T191">аб(ы)</text:span><text:span text:style-name="T341"> (паказвае на акругленасць дзеяння ці стану): </text:span><text:span text:style-name="T393">iri</text:span><text:span text:style-name="T341"> — </text:span><text:span text:style-name="T191">ісці, </text:span><text:span text:style-name="T393">ĉ</text:span><text:span text:style-name="T279">irkaŭiri</text:span><text:span text:style-name="T379"> </text:span><text:span text:style-name="T341">— </text:span><text:span text:style-name="T191">абыходзіць наўкол; </text:span><text:span text:style-name="T280">preni</text:span><text:span text:style-name="T341"> — </text:span><text:span text:style-name="T191">браць, </text:span><text:span text:style-name="T393">ĉ</text:span><text:span text:style-name="T279">irkaŭpreni</text:span><text:span text:style-name="T379"> </text:span><text:span text:style-name="T341">— </text:span><text:span text:style-name="T191">ахапіць; </text:span><text:span text:style-name="T279">kuri</text:span><text:span text:style-name="T229"> </text:span><text:span text:style-name="T316">— </text:span><text:span text:style-name="T191">бегчы, </text:span><text:span text:style-name="T393">ĉ</text:span><text:span text:style-name="T279">irkaŭkuri</text:span><text:span text:style-name="T379"> </text:span><text:span text:style-name="T341">— </text:span><text:span text:style-name="T191">абабегчы; </text:span><text:span text:style-name="T279">fosi</text:span><text:span text:style-name="T379"> </text:span><text:span text:style-name="T341">— </text:span><text:span text:style-name="T191">капаць, </text:span><text:span text:style-name="T393">ĉ</text:span><text:span text:style-name="T279">irkaŭfosi</text:span><text:span text:style-name="T379"> </text:span><text:span text:style-name="T341">— </text:span><text:span text:style-name="T191">абкапаць.</text:span></text:p>
      <text:p text:style-name="P199"><text:span text:style-name="T344">27.5. </text:span><text:span text:style-name="T396">el-</text:span><text:span text:style-name="T229"> </text:span><text:span text:style-name="T341">—</text:span><text:span text:style-name="T366"> </text:span><text:span text:style-name="T191">вы-</text:span><text:span text:style-name="T341"> (паказвае на рух знутры): </text:span><text:span text:style-name="T393">iri</text:span><text:span text:style-name="T341"> — </text:span><text:span text:style-name="T191">ісці, </text:span><text:span text:style-name="T393">eliri</text:span><text:span text:style-name="T341"> — </text:span><text:span text:style-name="T191">выйсці; </text:span><text:span text:style-name="T279">porti</text:span><text:span text:style-name="T379"> </text:span><text:span text:style-name="T341">— </text:span><text:span text:style-name="T191">несці, </text:span><text:span text:style-name="T279">elporti</text:span><text:span text:style-name="T379"> </text:span><text:span text:style-name="T341">— </text:span><text:span text:style-name="T191">вынесці; </text:span><text:span text:style-name="T279">flui</text:span><text:span text:style-name="T379"> </text:span><text:span text:style-name="T341">— </text:span><text:span text:style-name="T191">цячы, </text:span><text:span text:style-name="T279">elflui</text:span><text:span text:style-name="T379"> </text:span><text:span text:style-name="T341">— </text:span><text:span text:style-name="T352">в</text:span><text:span text:style-name="T191">ыцячы; </text:span><text:span text:style-name="T280">ĉerpi</text:span><text:span text:style-name="T341"> — </text:span><text:span text:style-name="T191">чэрпаць, </text:span><text:span text:style-name="T280">elĉerpi</text:span><text:span text:style-name="T341"> — </text:span><text:span text:style-name="T191">вычарпаць; </text:span><text:span text:style-name="T279">trovi</text:span><text:span text:style-name="T379"> </text:span><text:span text:style-name="T341">— </text:span><text:span text:style-name="T191">знайсці, </text:span><text:span text:style-name="T279">eltrovi</text:span><text:span text:style-name="T379"> </text:span><text:span text:style-name="T341">— </text:span><text:span text:style-name="T191">вынайсці.</text:span></text:p>
      <text:p text:style-name="P219"><text:span text:style-name="T343">27.6. </text:span><text:span text:style-name="T140">en-</text:span><text:span text:style-name="T85"> </text:span><text:span text:style-name="T38">—</text:span><text:span text:style-name="T101"> </text:span><text:span text:style-name="T29">у-, ува-</text:span><text:span text:style-name="T38"> (паказвае на рух унутр): </text:span><text:span text:style-name="T135">eniri</text:span><text:span text:style-name="T38"> — </text:span><text:span text:style-name="T29">увайсці, </text:span><text:span text:style-name="T131">enporti</text:span><text:span text:style-name="T570"> </text:span><text:span text:style-name="T38">— </text:span><text:span text:style-name="T29">унесці; </text:span><text:span text:style-name="T132">paki</text:span><text:span text:style-name="T38"> — </text:span><text:span text:style-name="T29">пакаваць, </text:span><text:span text:style-name="T131">enpaki</text:span><text:span text:style-name="T570"> </text:span><text:span text:style-name="T38">— </text:span><text:span text:style-name="T29">запакоўваць; </text:span><text:span text:style-name="T131">skribi</text:span><text:span text:style-name="T570"> </text:span><text:span text:style-name="T38">— </text:span><text:span text:style-name="T29">пісаць, </text:span><text:span text:style-name="T131">enskribi</text:span><text:span text:style-name="T570"> </text:span><text:span text:style-name="T38">— </text:span><text:span text:style-name="T29">упісаць; </text:span><text:span text:style-name="T131">spiri</text:span><text:span text:style-name="T570"> </text:span><text:span text:style-name="T38">— </text:span><text:span text:style-name="T29">дыхаць, </text:span><text:span text:style-name="T131">enspiri</text:span><text:span text:style-name="T570"> </text:span><text:span text:style-name="T38">— </text:span><text:span text:style-name="T29">удыхаць; </text:span><text:span text:style-name="T131">plekti</text:span><text:span text:style-name="T570"> </text:span><text:span text:style-name="T38">— </text:span><text:span text:style-name="T29">плесці, </text:span><text:span text:style-name="T131">enplekti</text:span><text:span text:style-name="T570"> </text:span><text:span text:style-name="T38">— </text:span><text:span text:style-name="T29">уплесці.</text:span></text:p>
      <text:p text:style-name="P219"><text:span text:style-name="T343">27.7. </text:span><text:span text:style-name="T148">ekster-</text:span><text:span text:style-name="T83"> </text:span><text:span text:style-name="T38">—</text:span><text:span text:style-name="T98"> </text:span><text:span text:style-name="T29">за-, паза-</text:span><text:span text:style-name="T38"> (паказвае на знаходжанне па-за межамі чаго-небудзь): </text:span><text:span text:style-name="T131">lando</text:span><text:span text:style-name="T570"> </text:span><text:span text:style-name="T38">— </text:span><text:span text:style-name="T29">краіна, </text:span><text:span text:style-name="T131">eksterlanda</text:span><text:span text:style-name="T570"> </text:span><text:span text:style-name="T38">— </text:span><text:span text:style-name="T29">замежны; </text:span><text:span text:style-name="T131">eksterplana</text:span><text:span text:style-name="T570"> </text:span><text:span text:style-name="T38">— </text:span><text:span text:style-name="T29">пазапланавы; </text:span><text:span text:style-name="T131">eksterkonkursa</text:span><text:span text:style-name="T570"> </text:span><text:span text:style-name="T38">— </text:span><text:span text:style-name="T29">пазаконкурсны; </text:span><text:span text:style-name="T131">ekstervica</text:span><text:span text:style-name="T570"> </text:span><text:span text:style-name="T38">— </text:span><text:span text:style-name="T29">пазачарговы.</text:span></text:p>
      <text:p text:style-name="P219"><text:span text:style-name="T343">27.8. </text:span><text:span text:style-name="T148">inter</text:span><text:span text:style-name="T147">-</text:span><text:span text:style-name="T83"> </text:span><text:span text:style-name="T38">—</text:span><text:span text:style-name="T98"> </text:span><text:span text:style-name="T29">між-</text:span><text:span text:style-name="T38"> (паказвае на прамежкавасць ці ўзаемадзеянне): </text:span><text:span text:style-name="T131">internacia</text:span><text:span text:style-name="T570"> </text:span><text:span text:style-name="T38">— </text:span><text:span text:style-name="T29">міжнародны; </text:span><text:span text:style-name="T131">agi</text:span><text:span text:style-name="T570"> </text:span><text:span text:style-name="T38">— </text:span><text:span text:style-name="T29">дзейнічаць, </text:span><text:span text:style-name="T131">interagi</text:span><text:span text:style-name="T570"> </text:span><text:span text:style-name="T38">— </text:span><text:span text:style-name="T29">узаемадзейнічаць; </text:span><text:span text:style-name="T131">helpo</text:span><text:span text:style-name="T570"> </text:span><text:span text:style-name="T38">— </text:span><text:span text:style-name="T29">дапамога, </text:span><text:span text:style-name="T131">interhelpo</text:span><text:span text:style-name="T570"> </text:span><text:span text:style-name="T38">— </text:span><text:span text:style-name="T29">узаемадапамога; </text:span><text:span text:style-name="T131">interakto</text:span><text:span text:style-name="T570"> </text:span><text:span text:style-name="T38">— </text:span><text:span text:style-name="T29">антракт.</text:span></text:p>
      <text:p text:style-name="P211"><text:soft-page-break/><text:span text:style-name="T343">27.9. </text:span><text:span text:style-name="T114">kontra</text:span><text:span text:style-name="T174">ŭ</text:span><text:span text:style-name="T564"> </text:span><text:span text:style-name="T38">— </text:span><text:span text:style-name="T48">супраць-</text:span><text:span text:style-name="T38"> (паказвае на супрацьдзеянне ці супрацьлеглы стан): </text:span><text:span text:style-name="T178">paroli</text:span><text:span text:style-name="T38"> — </text:span><text:span text:style-name="T48">гаварыць, </text:span><text:span text:style-name="T183">kontra</text:span><text:span text:style-name="T178">ŭ</text:span><text:span text:style-name="T183">paroli</text:span><text:span text:style-name="T38"> — </text:span><text:span text:style-name="T48">пярэчыць; </text:span><text:span text:style-name="T183">stari</text:span><text:span text:style-name="T564"> </text:span><text:span text:style-name="T38">— </text:span><text:span text:style-name="T48">стаяць, </text:span><text:span text:style-name="T183">kontra</text:span><text:span text:style-name="T178">ŭ</text:span><text:span text:style-name="T183">stari</text:span><text:span text:style-name="T564"> </text:span><text:span text:style-name="T38">— </text:span><text:span text:style-name="T48">супрацьстаяць, супраціўляцца; </text:span><text:span text:style-name="T183">lego</text:span><text:span text:style-name="T564"> </text:span><text:span text:style-name="T38">— </text:span><text:span text:style-name="T48">закон, </text:span><text:span text:style-name="T183">kontra</text:span><text:span text:style-name="T178">ŭ</text:span><text:span text:style-name="T183">lega</text:span><text:span text:style-name="T564"> </text:span><text:span text:style-name="T38">— </text:span><text:span text:style-name="T48">супрацьзаконны.</text:span></text:p>
      <text:p text:style-name="P219"><text:span text:style-name="T343">27.10. </text:span><text:span text:style-name="T148">kun</text:span><text:span text:style-name="T147">-</text:span><text:span text:style-name="T83"> </text:span><text:span text:style-name="T38">—</text:span><text:span text:style-name="T98"> </text:span><text:span text:style-name="T29">а-, аб-, з-, с(са)</text:span><text:span text:style-name="T38"> (паказвае на сумесны стан ці дзеянне): </text:span><text:span text:style-name="T131">ekzisti</text:span><text:span text:style-name="T570"> </text:span><text:span text:style-name="T38">— </text:span><text:span text:style-name="T29">існаваць, </text:span><text:span text:style-name="T131">kunekzisto</text:span><text:span text:style-name="T570"> </text:span><text:span text:style-name="T38">— </text:span><text:span text:style-name="T29">суіснаванне; </text:span><text:span text:style-name="T131">frato</text:span><text:span text:style-name="T570"> </text:span><text:span text:style-name="T38">— </text:span><text:span text:style-name="T29">брат, </text:span><text:span text:style-name="T131">kunfrato</text:span><text:span text:style-name="T570"> </text:span><text:span text:style-name="T38">— </text:span><text:span text:style-name="T29">сабрат; </text:span><text:span text:style-name="T131">labori</text:span><text:span text:style-name="T570"> </text:span><text:span text:style-name="T38">— </text:span><text:span text:style-name="T29">працаваць, </text:span><text:span text:style-name="T131">kunlabori</text:span><text:span text:style-name="T570"> </text:span><text:span text:style-name="T38">— </text:span><text:span text:style-name="T29">супрацоўнічаць; </text:span><text:span text:style-name="T131">kunigi</text:span><text:span text:style-name="T570"> </text:span><text:span text:style-name="T38">— </text:span><text:span text:style-name="T29">аб’яднаць.</text:span></text:p>
      <text:p text:style-name="P218"><text:span text:style-name="T38">27.11. </text:span><text:span text:style-name="T120">laŭ</text:span><text:span text:style-name="T129">-</text:span><text:span text:style-name="T83"> </text:span><text:span text:style-name="T38">—</text:span><text:span text:style-name="T98"> </text:span><text:span text:style-name="T29">па-</text:span><text:span text:style-name="T38"> (паказвае на нейкую абмежаванасць): </text:span><text:span text:style-name="T131">la</text:span><text:span text:style-name="T134">ŭ</text:span><text:span text:style-name="T131">strate</text:span><text:span text:style-name="T570"> </text:span><text:span text:style-name="T38">— </text:span><text:span text:style-name="T29">па вуліцы; </text:span><text:span text:style-name="T131">lego</text:span><text:span text:style-name="T570"> </text:span><text:span text:style-name="T38">— </text:span><text:span text:style-name="T29">закон, </text:span><text:span text:style-name="T131">la</text:span><text:span text:style-name="T134">ŭ</text:span><text:span text:style-name="T131">leĝe</text:span><text:span text:style-name="T570"> </text:span><text:span text:style-name="T38">— </text:span><text:span text:style-name="T29">па закону, законна; </text:span><text:span text:style-name="T131">lar</text:span><text:span text:style-name="T134">ĝ</text:span><text:span text:style-name="T131">a</text:span><text:span text:style-name="T570"> </text:span><text:span text:style-name="T38">— </text:span><text:span text:style-name="T29">шырокі, </text:span><text:span text:style-name="T131">la</text:span><text:span text:style-name="T134">ŭ</text:span><text:span text:style-name="T131">lar</text:span><text:span text:style-name="T134">ĝ</text:span><text:span text:style-name="T131">e</text:span><text:span text:style-name="T570"> </text:span><text:span text:style-name="T38">— </text:span><text:span text:style-name="T29">поперак; </text:span><text:span text:style-name="T131">longa</text:span><text:span text:style-name="T570"> </text:span><text:span text:style-name="T38">— </text:span><text:span text:style-name="T29">доўгі, </text:span><text:span text:style-name="T131">la</text:span><text:span text:style-name="T134">ŭ</text:span><text:span text:style-name="T131">longe</text:span><text:span text:style-name="T570"> </text:span><text:span text:style-name="T38">— </text:span><text:span text:style-name="T29">удоўж; </text:span><text:span text:style-name="T131">bezono</text:span><text:span text:style-name="T578"> </text:span><text:span text:style-name="T29">— патрэба, </text:span><text:span text:style-name="T131">la</text:span><text:span text:style-name="T134">ŭ</text:span><text:span text:style-name="T131">bezone</text:span><text:span text:style-name="T570"> </text:span><text:span text:style-name="T38">— </text:span><text:span text:style-name="T29">па патрэбе; </text:span><text:span text:style-name="T131">deziro</text:span><text:span text:style-name="T570"> </text:span><text:span text:style-name="T38">— </text:span><text:span text:style-name="T29">жаданне, </text:span><text:span text:style-name="T131">laŭdezire</text:span><text:span text:style-name="T578"> </text:span><text:span text:style-name="T29">— па жаданню.</text:span></text:p>
      <text:p text:style-name="P211"><text:span text:style-name="T343">27.12. </text:span><text:span text:style-name="T114">post</text:span><text:span text:style-name="T174">-</text:span><text:span text:style-name="T105"> </text:span><text:span text:style-name="T38">—</text:span><text:span text:style-name="T98"> </text:span><text:span text:style-name="T48">па-, паза-, пасля-</text:span><text:span text:style-name="T38"> (паказвае на стан</text:span><text:span text:style-name="T98"> </text:span><text:span text:style-name="T38">ці дзеянне пасля чаго-небудзь): </text:span><text:span text:style-name="T183">milito</text:span><text:span text:style-name="T564"> </text:span><text:span text:style-name="T38">— </text:span><text:span text:style-name="T48">вайна, </text:span><text:span text:style-name="T183">postmilita</text:span><text:span text:style-name="T38"> — </text:span><text:span text:style-name="T48">пасляваенны; </text:span><text:span text:style-name="T183">postoktobra</text:span><text:span text:style-name="T564"> </text:span><text:span text:style-name="T38">— </text:span><text:span text:style-name="T48">паслякастрычніцкі; </text:span><text:span text:style-name="T183">postoperacia</text:span><text:span text:style-name="T564"> </text:span><text:span text:style-name="T38">— </text:span><text:span text:style-name="T48">пасляаперацыйны; </text:span><text:span text:style-name="T183">morto</text:span><text:span text:style-name="T564"> </text:span><text:span text:style-name="T38">— </text:span><text:span text:style-name="T48">смерць, </text:span><text:span text:style-name="T183">postmorta</text:span><text:span text:style-name="T564"> </text:span><text:span text:style-name="T38">— </text:span><text:span text:style-name="T48">пасмяротны; </text:span><text:span text:style-name="T183">morga</text:span><text:span text:style-name="T178">ŭ</text:span><text:span text:style-name="T564"> </text:span><text:span text:style-name="T38">— </text:span><text:span text:style-name="T48">заўтра, </text:span><text:span text:style-name="T183">postmorga</text:span><text:span text:style-name="T178">ŭ</text:span><text:span text:style-name="T564"> </text:span><text:span text:style-name="T38">— </text:span><text:span text:style-name="T48">паслязаўтра.</text:span></text:p>
      <text:p text:style-name="P211"><text:span text:style-name="T343">27.13. </text:span><text:span text:style-name="T114">preter</text:span><text:span text:style-name="T174">-</text:span><text:span text:style-name="T178"> </text:span><text:span text:style-name="T38">—</text:span><text:span text:style-name="T98"> </text:span><text:span text:style-name="T48">міма</text:span><text:span text:style-name="T38"> (ужываецца па значэнню пры</text:span><text:span text:style-name="T98"> </text:span><text:span text:style-name="T38">стаўкі): </text:span><text:span text:style-name="T178">iri</text:span><text:span text:style-name="T179">, </text:span><text:span text:style-name="T183">pasi, kuri</text:span><text:span text:style-name="T564"> </text:span><text:span text:style-name="T38">— </text:span><text:span text:style-name="T48">ісці, праходзіць, бегчы, </text:span><text:span text:style-name="T183">postiri, </text:span><text:span text:style-name="T185">postpasi,</text:span><text:span text:style-name="T183"> postkuri</text:span><text:span text:style-name="T564"> </text:span><text:span text:style-name="T38">— </text:span><text:span text:style-name="T48">ісці міма, праходзіць міма, бегчы міма; </text:span><text:span text:style-name="T183">atento</text:span><text:span text:style-name="T564"> </text:span><text:span text:style-name="T38">— </text:span><text:span text:style-name="T48">увага, </text:span><text:span text:style-name="T183">preteratenti</text:span><text:span text:style-name="T564"> </text:span><text:span text:style-name="T38">— </text:span><text:span text:style-name="T48">не звярнуць увагі.</text:span></text:p>
      <text:p text:style-name="P214"><text:span text:style-name="T342">27.14. </text:span><text:span text:style-name="T114">pri-</text:span><text:span text:style-name="T584"> </text:span><text:span text:style-name="T38">—</text:span><text:span text:style-name="T564"> </text:span><text:span text:style-name="T48">а-, аб-</text:span><text:span text:style-name="T38"> (ужываецца па значэнню прыстаўкі): </text:span><text:span text:style-name="T177">kanti</text:span><text:span text:style-name="T570"> </text:span><text:span text:style-name="T38">— </text:span><text:span text:style-name="T48">пець, </text:span><text:span text:style-name="T177">prikanti</text:span><text:span text:style-name="T570"> </text:span><text:span text:style-name="T38">— </text:span><text:span text:style-name="T48">апець; </text:span><text:span text:style-name="T177">labori</text:span><text:span text:style-name="T570"> </text:span><text:span text:style-name="T38">— </text:span><text:span text:style-name="T48">працаваць, </text:span><text:span text:style-name="T177">prilabori</text:span><text:span text:style-name="T570"> </text:span><text:span text:style-name="T38">— </text:span><text:span text:style-name="T48">апрацаваць; </text:span><text:span text:style-name="T177">pensi</text:span><text:span text:style-name="T570"> </text:span><text:span text:style-name="T38">— </text:span><text:span text:style-name="T48">думаць, </text:span><text:span text:style-name="T177">pripensi</text:span><text:span text:style-name="T570"> </text:span><text:span text:style-name="T38">— </text:span><text:span text:style-name="T48">абдумаць.</text:span></text:p>
      <text:p text:style-name="P219"><text:span text:style-name="T343">27.15. </text:span><text:span text:style-name="T148">sen</text:span><text:span text:style-name="T147">-</text:span><text:span text:style-name="T83"> </text:span><text:span text:style-name="T38">— </text:span><text:span text:style-name="T29">без-, не-: </text:span><text:span text:style-name="T132">celo</text:span><text:span text:style-name="T38"> — </text:span><text:span text:style-name="T29">мэта, </text:span><text:span text:style-name="T131">sencela</text:span><text:span text:style-name="T570"> </text:span><text:span text:style-name="T38">— </text:span><text:span text:style-name="T29">бязмэтны; </text:span><text:span text:style-name="T131">danki</text:span><text:span text:style-name="T570"> </text:span><text:span text:style-name="T38">— </text:span><text:span text:style-name="T29">дзякаваць, </text:span><text:span text:style-name="T131">sendanka</text:span><text:span text:style-name="T570"> </text:span><text:span text:style-name="T38">— </text:span><text:span text:style-name="T29">няўдзячны; </text:span><text:span text:style-name="T131">defendi</text:span><text:span text:style-name="T570"> — </text:span><text:span text:style-name="T29">абараняць, </text:span><text:span text:style-name="T131">sendefenda</text:span><text:span text:style-name="T570"> — </text:span><text:span text:style-name="T29">безабаронны; </text:span><text:span text:style-name="T131">dependi</text:span><text:span text:style-name="T29"> </text:span><text:span text:style-name="T570">— </text:span><text:span text:style-name="T29">залежаць, </text:span><text:span text:style-name="T131">sendependa</text:span><text:span text:style-name="T570"> — </text:span><text:span text:style-name="T29">незалежны.</text:span></text:p>
      <text:p text:style-name="P211"><text:span text:style-name="T343">27.16. </text:span><text:span text:style-name="T114">sub-</text:span><text:span text:style-name="T46"> </text:span><text:span text:style-name="T564">—</text:span><text:span text:style-name="T38"> </text:span><text:span text:style-name="T48">пад: </text:span><text:span text:style-name="T183">a</text:span><text:span text:style-name="T178">ĉ</text:span><text:span text:style-name="T183">eti</text:span><text:span text:style-name="T564"> — </text:span><text:span text:style-name="T48">купіць, </text:span><text:span text:style-name="T183">suba</text:span><text:span text:style-name="T178">ĉ</text:span><text:span text:style-name="T183">eti</text:span><text:span text:style-name="T564"> — </text:span><text:span text:style-name="T48">падкупіць;</text:span><text:span text:style-name="T105"> </text:span><text:span text:style-name="T183">a</text:span><text:span text:style-name="T178">ŭ</text:span><text:span text:style-name="T183">skulti</text:span><text:span text:style-name="T564"> — </text:span><text:span text:style-name="T48">слухаць, </text:span><text:span text:style-name="T183">suba</text:span><text:span text:style-name="T178">ŭ</text:span><text:span text:style-name="T183">skulti</text:span><text:span text:style-name="T564"> — </text:span><text:span text:style-name="T48">падслухоўваць, </text:span><text:span text:style-name="T183">fosi</text:span><text:span text:style-name="T564"> — </text:span><text:span text:style-name="T48">капаць, </text:span><text:span text:style-name="T183">subfosi</text:span><text:span text:style-name="T564"> — </text:span><text:span text:style-name="T48">падкопваць.</text:span></text:p>
      <text:p text:style-name="P211"><text:span text:style-name="T343">27.17. </text:span><text:span text:style-name="T114">super-</text:span><text:span text:style-name="T46"> </text:span><text:span text:style-name="T564">—</text:span><text:span text:style-name="T38"> </text:span><text:span text:style-name="T48">пера-, зверх-, над-, панад-</text:span><text:span text:style-name="T38"> (мае значэнне: больш ці звыш якой-небудзь мяжы): </text:span><text:span text:style-name="T183">brovo</text:span><text:span text:style-name="T564"> </text:span><text:span text:style-name="T38">— </text:span><text:span text:style-name="T48">брыво, </text:span><text:span text:style-name="T185">superbrova</text:span><text:span text:style-name="T564"> </text:span><text:span text:style-name="T38">— </text:span><text:span text:style-name="T48">надброўны; </text:span><text:span text:style-name="T183">forta</text:span><text:span text:style-name="T564"> </text:span><text:span text:style-name="T38">— </text:span><text:span text:style-name="T48">дужы, </text:span><text:span text:style-name="T183">superforti</text:span><text:span text:style-name="T564"> </text:span><text:span text:style-name="T38">— </text:span><text:span text:style-name="T48">перадужаць; </text:span><text:span text:style-name="T183">manĝi</text:span><text:span text:style-name="T564"> </text:span><text:span text:style-name="T38">— </text:span><text:span text:style-name="T48">есці, </text:span><text:span text:style-name="T106">superman</text:span><text:span text:style-name="T50">ĝ</text:span><text:span text:style-name="T106">i</text:span><text:span text:style-name="T564"> </text:span><text:span text:style-name="T38">— </text:span><text:span text:style-name="T48">аб’есціся; </text:span><text:span text:style-name="T178">laŭ</text:span><text:span text:style-name="T183">di</text:span><text:span text:style-name="T584"> </text:span><text:span text:style-name="T48">— хваліць, </text:span><text:span text:style-name="T179">super</text:span><text:span text:style-name="T183">la</text:span><text:span text:style-name="T178">ŭ</text:span><text:span text:style-name="T183">di</text:span><text:span text:style-name="T564"> </text:span><text:span text:style-name="T38">— </text:span><text:span text:style-name="T48">перахваліць; </text:span><text:span text:style-name="T183">homo</text:span><text:span text:style-name="T564"> </text:span><text:span text:style-name="T38">— </text:span><text:span text:style-name="T48">чалавек, </text:span><text:span text:style-name="T183">superhomo</text:span><text:span text:style-name="T564"> </text:span><text:span text:style-name="T38">— </text:span><text:span text:style-name="T48">звышчалавек, надчалавек; </text:span><text:span text:style-name="T183">mezuro</text:span><text:span text:style-name="T564"> </text:span><text:span text:style-name="T38">— </text:span><text:span text:style-name="T48">мера, </text:span><text:span text:style-name="T183">supermezura</text:span><text:span text:style-name="T564"> </text:span><text:span text:style-name="T38">— </text:span><text:span text:style-name="T48">празмерны; </text:span><text:span text:style-name="T183">krii</text:span><text:span text:style-name="T564"> </text:span><text:span text:style-name="T38">— </text:span><text:span text:style-name="T48">крычаць, </text:span><text:span text:style-name="T183">superkrii</text:span><text:span text:style-name="T564"> </text:span><text:span text:style-name="T38">— </text:span><text:span text:style-name="T48">перакрычаць.</text:span></text:p>
      <text:p text:style-name="P211"><text:span text:style-name="T343">27.18. </text:span><text:span text:style-name="T114">supre-</text:span><text:span text:style-name="T46"> </text:span><text:span text:style-name="T564">—</text:span><text:span text:style-name="T38"> </text:span><text:span text:style-name="T48">вышэй-</text:span><text:span text:style-name="T38"> (звычайна ўжываецца ў дзеепрыметніках): </text:span><text:span text:style-name="T186">supre</text:span><text:span text:style-name="T185">montrita</text:span><text:span text:style-name="T564"> </text:span><text:span text:style-name="T38">— </text:span><text:span text:style-name="T48">вышэйпаказаны, </text:span><text:span text:style-name="T185">suprenomita</text:span><text:span text:style-name="T584"> </text:span><text:span text:style-name="T48">— вышэйназваны, </text:span><text:span text:style-name="T183">supredirita</text:span><text:span text:style-name="T564"> </text:span><text:span text:style-name="T38">— </text:span><text:span text:style-name="T48">вышэйсказаны.</text:span></text:p>
      <text:p text:style-name="P211"><text:span text:style-name="T343">27.19. </text:span><text:span text:style-name="T114">supren-</text:span><text:span text:style-name="T46"> </text:span><text:span text:style-name="T564">—</text:span><text:span text:style-name="T38"> </text:span><text:span text:style-name="T48">уз-, ус-: </text:span><text:span text:style-name="T178">iri</text:span><text:span text:style-name="T38"> — </text:span><text:span text:style-name="T48">ісці, </text:span><text:span text:style-name="T183">supreniri</text:span><text:span text:style-name="T564"> </text:span><text:span text:style-name="T38">— </text:span><text:span text:style-name="T58">узы</text:span><text:span text:style-name="T59">c</text:span><text:span text:style-name="T58">ці</text:span><text:span text:style-name="T48">; </text:span><text:span text:style-name="T183">grimpi</text:span><text:span text:style-name="T564"> </text:span><text:span text:style-name="T38">— </text:span><text:span text:style-name="T48">караскацца, </text:span><text:span text:style-name="T183">suprengrimpi</text:span><text:span text:style-name="T564"> </text:span><text:span text:style-name="T38">— </text:span><text:span text:style-name="T48">ускараскацца; </text:span><text:span text:style-name="T183">salti</text:span><text:span text:style-name="T105"> </text:span><text:span text:style-name="T38">—</text:span><text:span text:style-name="T98"> </text:span><text:span text:style-name="T48">скочыць,</text:span><text:span text:style-name="T38"> </text:span><text:span text:style-name="T183">suprensalti</text:span><text:span text:style-name="T564"> </text:span><text:span text:style-name="T38">— </text:span><text:span text:style-name="T48">ускочыць.</text:span></text:p>
      <text:p text:style-name="P219"><text:span text:style-name="T343">27.20. </text:span><text:span text:style-name="T148">tra-</text:span><text:span text:style-name="T30"> </text:span><text:span text:style-name="T570">—</text:span><text:span text:style-name="T38"> </text:span><text:span text:style-name="T29">пра-, пера-: </text:span><text:span text:style-name="T131">flugi</text:span><text:span text:style-name="T570"> </text:span><text:span text:style-name="T38">— </text:span><text:span text:style-name="T29">ляцець, </text:span><text:span text:style-name="T131">traflugi</text:span><text:span text:style-name="T570"> </text:span><text:span text:style-name="T38">— </text:span><text:span text:style-name="T29">праляцець, пераляцець; </text:span><text:span text:style-name="T132">vivi</text:span><text:span text:style-name="T38"> — </text:span><text:span text:style-name="T29">жыць, </text:span><text:span text:style-name="T131">travivi</text:span><text:span text:style-name="T570"> </text:span><text:span text:style-name="T38">— </text:span><text:span text:style-name="T29">пражыць, перажыць; </text:span><text:span text:style-name="T132">bori</text:span><text:span text:style-name="T38"> — </text:span><text:span text:style-name="T29">свідраваць, </text:span><text:span text:style-name="T131">trabori</text:span><text:span text:style-name="T570"> </text:span><text:span text:style-name="T38">— </text:span><text:span text:style-name="T29">прасвідраваць.</text:span></text:p>
      <text:p text:style-name="P211"><text:span text:style-name="T343">27.21. </text:span><text:span text:style-name="T114">trans-</text:span><text:span text:style-name="T46"> </text:span><text:span text:style-name="T564">—</text:span><text:span text:style-name="T38"> </text:span><text:span text:style-name="T48">пера-</text:span><text:span text:style-name="T38"> (ужываецца па значэнню прыстаўкі): </text:span><text:span text:style-name="T183">transflugi</text:span><text:span text:style-name="T564"> </text:span><text:span text:style-name="T38">— </text:span><text:span text:style-name="T48">пераляцець</text:span><text:span text:style-name="T38"> (па-над нечым), </text:span><text:span text:style-name="T183">transsalti</text:span><text:span text:style-name="T564"> </text:span><text:span text:style-name="T38">— </text:span><text:span text:style-name="T48">пераскочыць, </text:span><text:span text:style-name="T183">transdoni</text:span><text:span text:style-name="T564"> </text:span><text:span text:style-name="T38">— </text:span><text:span text:style-name="T48">перадаць.</text:span></text:p>
      <text:p text:style-name="P219"><text:span text:style-name="T343">27.22. </text:span><text:span text:style-name="T148">sur-</text:span><text:span text:style-name="T30"> </text:span><text:span text:style-name="T570">—</text:span><text:span text:style-name="T38"> </text:span><text:span text:style-name="T29">на-: </text:span><text:span text:style-name="T131">tablo</text:span><text:span text:style-name="T570"> </text:span><text:span text:style-name="T38">— </text:span><text:span text:style-name="T29">стол, </text:span><text:span text:style-name="T131">surtabla</text:span><text:span text:style-name="T570"> </text:span><text:span text:style-name="T38">— </text:span><text:span text:style-name="T29">настольны, </text:span><text:span text:style-name="T131">korpo</text:span><text:span text:style-name="T570"> </text:span><text:span text:style-name="T38">— </text:span><text:span text:style-name="T29">цела, </text:span><text:soft-page-break/><text:span text:style-name="T137">surkorpa</text:span><text:span text:style-name="T570"> </text:span><text:span text:style-name="T38">— </text:span><text:span text:style-name="T29">нацельны, сподні.</text:span></text:p>
      <text:p text:style-name="P219"><text:span text:style-name="T343">27.23. </text:span><text:span text:style-name="T397">ĝ</text:span><text:span text:style-name="T148">is-</text:span><text:span text:style-name="T30"> </text:span><text:span text:style-name="T570">—</text:span><text:span text:style-name="T38"> </text:span><text:span text:style-name="T29">да-: </text:span><text:span text:style-name="T131">vivi</text:span><text:span text:style-name="T570"> </text:span><text:span text:style-name="T38">— </text:span><text:span text:style-name="T29">жыць, </text:span><text:span text:style-name="T134">ĝ</text:span><text:span text:style-name="T136">isvivi</text:span><text:span text:style-name="T570"> </text:span><text:span text:style-name="T38">— </text:span><text:span text:style-name="T29">дажыць; </text:span><text:span text:style-name="T131">morto</text:span><text:span text:style-name="T570"> </text:span><text:span text:style-name="T38">— </text:span><text:span text:style-name="T29">смерць, </text:span><text:span text:style-name="T131">ĝismorte</text:span><text:span text:style-name="T570"> </text:span><text:span text:style-name="T38">— </text:span><text:span text:style-name="T29">да самай смерці; </text:span><text:span text:style-name="T132">nun</text:span><text:span text:style-name="T38"> — </text:span><text:span text:style-name="T29">цяпер, зараз, </text:span><text:span text:style-name="T134">ĝ</text:span><text:span text:style-name="T131">isnuna</text:span><text:span text:style-name="T570"> </text:span><text:span text:style-name="T38">— </text:span><text:span text:style-name="T29">папярэдні.</text:span></text:p>
      <text:p text:style-name="P211"><text:span text:style-name="T343">27.24. </text:span><text:span text:style-name="T114">apud-</text:span><text:span text:style-name="T46"> </text:span><text:span text:style-name="T564">—</text:span><text:span text:style-name="T98"> </text:span><text:span text:style-name="T48">пры-, уз-</text:span><text:span text:style-name="T38"> (паказвае на блізкасць да</text:span><text:span text:style-name="T98"> </text:span><text:span text:style-name="T38">чаго-небудзь): </text:span><text:span text:style-name="T183">bordo</text:span><text:span text:style-name="T564"> </text:span><text:span text:style-name="T38">— </text:span><text:span text:style-name="T48">бераг, </text:span><text:span text:style-name="T183">apudborda</text:span><text:span text:style-name="T564"> </text:span><text:span text:style-name="T38">— </text:span><text:span text:style-name="T48">прыбярэжны, узбярэжны; </text:span><text:span text:style-name="T178">maro</text:span><text:span text:style-name="T38"> — </text:span><text:span text:style-name="T48">мора, </text:span><text:span text:style-name="T183">apudmara</text:span><text:span text:style-name="T564"> </text:span><text:span text:style-name="T38">— </text:span><text:span text:style-name="T48">прыморскі; </text:span><text:span text:style-name="T183">urbo</text:span><text:span text:style-name="T564"> </text:span><text:span text:style-name="T38">— </text:span><text:span text:style-name="T48">горад, </text:span><text:span text:style-name="T183">apudurba</text:span><text:span text:style-name="T564"> </text:span><text:span text:style-name="T38">— </text:span><text:span text:style-name="T48">прыгарадны, </text:span><text:span text:style-name="T183">apuda</text:span><text:span text:style-name="T564"> </text:span><text:span text:style-name="T38">— </text:span><text:span text:style-name="T48">бліжэйшы, суседні.</text:span></text:p>
      <text:p text:style-name="P211"><text:span text:style-name="T343">27.25. </text:span><text:span text:style-name="T114">de-</text:span><text:span text:style-name="T46"> </text:span><text:span text:style-name="T564">—</text:span><text:span text:style-name="T38"> </text:span><text:span text:style-name="T48">ад-</text:span><text:span text:style-name="T38"> (ужываецца па значэнню прыстаўкі):</text:span><text:span text:style-name="T98"> </text:span><text:span text:style-name="T183">bati</text:span><text:span text:style-name="T584"> </text:span><text:span text:style-name="T48">— біць, </text:span><text:span text:style-name="T183">debati</text:span><text:span text:style-name="T564"> </text:span><text:span text:style-name="T38">— </text:span><text:span text:style-name="T48">адбіць; </text:span><text:span text:style-name="T183">fali</text:span><text:span text:style-name="T564"> </text:span><text:span text:style-name="T38">— </text:span><text:span text:style-name="T48">падаць, </text:span><text:span text:style-name="T183">defali</text:span><text:span text:style-name="T564"> </text:span><text:span text:style-name="T38">— </text:span><text:span text:style-name="T48">адпасці, апасці; </text:span><text:span text:style-name="T178">iri</text:span><text:span text:style-name="T38"> — </text:span><text:span text:style-name="T48">ісці, </text:span><text:span text:style-name="T183">deiri</text:span><text:span text:style-name="T564"> </text:span><text:span text:style-name="T38">— </text:span><text:span text:style-name="T48">адысці.</text:span></text:p>
      <text:p text:style-name="P205"><text:span text:style-name="T385">27.26. </text:span>Зрэдку ў якасці прыставак ужываюцца і некаторыя іншыя прыназоўнікі:</text:p>
      <text:p text:style-name="P218"><text:span text:style-name="T128">dum: </text:span><text:span text:style-name="T131">dumviva</text:span><text:span text:style-name="T570"> </text:span><text:span text:style-name="T38">— </text:span><text:span text:style-name="T29">пажыццёвы;</text:span></text:p>
      <text:p text:style-name="P218"><text:span text:style-name="T128">krom: </text:span><text:span text:style-name="T131">kromedzino, kromvirino</text:span><text:span text:style-name="T570"> — </text:span><text:span text:style-name="T29">палюбоўніца;</text:span></text:p>
      <text:p text:style-name="P218"><text:span text:style-name="T128">per:</text:span><text:span text:style-name="T131"> pertrajne</text:span><text:span text:style-name="T570"> — </text:span><text:span text:style-name="T29">цягніком, поездам.</text:span></text:p>
      <text:p text:style-name="P218"><text:span text:style-name="T128">po:</text:span><text:span text:style-name="T131"> potage</text:span><text:span text:style-name="T570"> — </text:span><text:span text:style-name="T29">падзённа, </text:span><text:span text:style-name="T138">pomal</text:span><text:span text:style-name="T137">multe</text:span><text:span text:style-name="T570"> — </text:span><text:span text:style-name="T29">патроху, пакрысе;</text:span></text:p>
      <text:p text:style-name="P211"><text:span text:style-name="T174">por</text:span><text:span text:style-name="T117">:</text:span><text:span text:style-name="T179"> </text:span><text:span text:style-name="T183">porinfana</text:span><text:span text:style-name="T360"> </text:span><text:span text:style-name="T341">— </text:span><text:span text:style-name="T48">дзіцячы, для дзяцей;</text:span></text:p>
      <text:p text:style-name="P195"><text:span text:style-name="T267">pro:</text:span><text:span text:style-name="T279"> probatalanto</text:span><text:span text:style-name="T379"> </text:span><text:span text:style-name="T341">— </text:span><text:span text:style-name="T191">прыхільнік, абаронца, змагар. </text:span><text:span text:style-name="T341">Астатнія прыназоўнікі ў якасці прыставак не ўжываюцца.</text:span></text:p>
      <text:h text:style-name="P373" text:outline-level="2">28. Суфіксы</text:h>
      <text:p text:style-name="P149"><text:span text:style-name="T564">28.1. </text:span><text:span text:style-name="T114">-</text:span><text:span text:style-name="T174">aĉ</text:span><text:span text:style-name="T114">-</text:span><text:span text:style-name="T360"> паказвае на пагардлівыя, зняважлівыя адносіны з прычыны знешняга ці фізічнага выгляду: </text:span><text:span text:style-name="T177">domo</text:span><text:span text:style-name="T380"> </text:span><text:span text:style-name="T360">— </text:span><text:span text:style-name="T584">дом, </text:span><text:span text:style-name="T177">doma</text:span><text:span text:style-name="T178">ĉ</text:span><text:span text:style-name="T177">o</text:span><text:span text:style-name="T582"> </text:span><text:span text:style-name="T584">— халупа; </text:span><text:span text:style-name="T178">ĉevalo </text:span><text:span text:style-name="T360">— </text:span><text:span text:style-name="T584">конь, </text:span><text:span text:style-name="T178">ĉ</text:span><text:span text:style-name="T177">evala</text:span><text:span text:style-name="T178">ĉ</text:span><text:span text:style-name="T177">o</text:span><text:span text:style-name="T380"> </text:span><text:span text:style-name="T360">— </text:span><text:span text:style-name="T584">кляча; </text:span><text:span text:style-name="T183">aĉa</text:span><text:span text:style-name="T360"> — </text:span><text:span text:style-name="T584">брыдкі, агідны, </text:span><text:span text:style-name="T177">a</text:span><text:span text:style-name="T178">ĉ</text:span><text:span text:style-name="T177">a</text:span><text:span text:style-name="T178">ĵ</text:span><text:span text:style-name="T177">o</text:span><text:span text:style-name="T380"> </text:span><text:span text:style-name="T360">— </text:span><text:span text:style-name="T584">брыдота, паскудства, </text:span><text:span text:style-name="T178">aĉulo</text:span><text:span text:style-name="T360"> — </text:span><text:span text:style-name="T584">нікчэмны чалавек, дрэнь.</text:span></text:p>
      <text:p text:style-name="P200"><text:span text:style-name="T564">28.2. </text:span><text:span text:style-name="T114">-</text:span><text:span text:style-name="T174">ad</text:span><text:span text:style-name="T114">-</text:span><text:span text:style-name="T360"> паказвае на працягласць ці шматразовасць дзеяння або стану: </text:span><text:span text:style-name="T177">promeni</text:span><text:span text:style-name="T380"> </text:span><text:span text:style-name="T360">— </text:span><text:span text:style-name="T584">гуляць, </text:span><text:span text:style-name="T177">promenadi</text:span><text:span text:style-name="T380"> </text:span><text:span text:style-name="T360">— </text:span><text:span text:style-name="T584">прагульвацца; </text:span><text:span text:style-name="T177">instrui</text:span><text:span text:style-name="T380"> </text:span><text:span text:style-name="T360">— </text:span><text:span text:style-name="T584">навучаць, </text:span><text:span text:style-name="T177">instruado</text:span><text:span text:style-name="T380"> </text:span><text:span text:style-name="T360">— </text:span><text:span text:style-name="T584">навучанне; </text:span><text:span text:style-name="T177">pafo</text:span><text:span text:style-name="T380"> </text:span><text:span text:style-name="T360">— </text:span><text:span text:style-name="T584">стрэл, </text:span><text:span text:style-name="T177">pafado</text:span><text:span text:style-name="T380"> </text:span><text:span text:style-name="T360">— </text:span><text:span text:style-name="T584">страляніна; </text:span><text:span text:style-name="T178">lerni</text:span><text:span text:style-name="T360"> — </text:span><text:span text:style-name="T584">вучыцца, </text:span><text:span text:style-name="T178">ler</text:span><text:span text:style-name="T177">nado</text:span><text:span text:style-name="T380"> </text:span><text:span text:style-name="T360">— </text:span><text:span text:style-name="T584">вучоба.</text:span></text:p>
      <text:p text:style-name="P211"><text:span text:style-name="T38">28.3. </text:span><text:span text:style-name="T114">-</text:span><text:span text:style-name="T174">aĵ</text:span><text:span text:style-name="T114">-</text:span><text:span text:style-name="T360"> </text:span><text:span text:style-name="T341">азначае прадмет або рэч, якая мае якасць, уласцівасць, прыкмету або якая зроблена з матэрыялу, адзначаным у корані слова: </text:span><text:span text:style-name="T414">ŝ</text:span><text:span text:style-name="T183">afo</text:span><text:span text:style-name="T360"> </text:span><text:span text:style-name="T341">— </text:span><text:span text:style-name="T48">баран, </text:span><text:span text:style-name="T178">ŝ</text:span><text:span text:style-name="T183">afa</text:span><text:span text:style-name="T178">ĵ</text:span><text:span text:style-name="T183">o</text:span><text:span text:style-name="T360"> </text:span><text:span text:style-name="T341">— </text:span><text:span text:style-name="T48">бараніна; </text:span><text:span text:style-name="T183">ovo</text:span><text:span text:style-name="T360"> </text:span><text:span text:style-name="T341">— </text:span><text:span text:style-name="T48">яйка, </text:span><text:span text:style-name="T183">ova</text:span><text:span text:style-name="T178">ĵ</text:span><text:span text:style-name="T183">o</text:span><text:span text:style-name="T360"> </text:span><text:span text:style-name="T341">— </text:span><text:span text:style-name="T48">яечня; </text:span><text:span text:style-name="T178">araneo</text:span><text:span text:style-name="T341"> — </text:span><text:span text:style-name="T48">павук, </text:span><text:span text:style-name="T178">ara</text:span><text:span text:style-name="T183">nea</text:span><text:span text:style-name="T178">ĵ</text:span><text:span text:style-name="T183">o</text:span><text:span text:style-name="T360"> </text:span><text:span text:style-name="T341">— </text:span><text:span text:style-name="T48">павуціна; </text:span><text:span text:style-name="T183">fluida</text:span><text:span text:style-name="T584"> </text:span><text:span text:style-name="T48">— цякучы, вадкі, </text:span><text:span text:style-name="T183">fluida</text:span><text:span text:style-name="T178">ĵ</text:span><text:span text:style-name="T183">o</text:span><text:span text:style-name="T360"> </text:span><text:span text:style-name="T341">— </text:span><text:span text:style-name="T48">вадкасць; </text:span><text:span text:style-name="T178">nova</text:span><text:span text:style-name="T341"> — </text:span><text:span text:style-name="T48">новы, </text:span><text:span text:style-name="T183">nova</text:span><text:span text:style-name="T178">ĵ</text:span><text:span text:style-name="T183">o</text:span><text:span text:style-name="T360"> </text:span><text:span text:style-name="T341">— </text:span><text:span text:style-name="T48">навіна; </text:span><text:span text:style-name="T183">a</text:span><text:span text:style-name="T178">ĵ</text:span><text:span text:style-name="T183">o</text:span><text:span text:style-name="T360"> </text:span><text:span text:style-name="T341">— </text:span><text:span text:style-name="T48">рэч, прадмет.</text:span></text:p>
      <text:p text:style-name="P229"><text:span text:style-name="T328">28.4. </text:span><text:span text:style-name="T114">-</text:span><text:span text:style-name="T174">an</text:span><text:span text:style-name="T114">-</text:span><text:span text:style-name="T564"> паказвае на члена якога-небудзь калектыву, жыхара мясцовасці, паслядоўніка ці прыхільніка: </text:span><text:span text:style-name="T303">vilaĝo</text:span><text:span text:style-name="T571"> </text:span><text:span text:style-name="T564">— </text:span><text:span text:style-name="T327">сяло, вёска, </text:span><text:span text:style-name="T303">vilaĝano</text:span><text:span text:style-name="T571"> </text:span><text:span text:style-name="T564">— </text:span><text:span text:style-name="T327">селянін, вясковец; </text:span><text:span text:style-name="T304">minskano</text:span><text:span text:style-name="T564"> — </text:span><text:span text:style-name="T327">мінчанін; </text:span><text:span text:style-name="T303">Kristo</text:span><text:span text:style-name="T571"> </text:span><text:span text:style-name="T564">— </text:span><text:span text:style-name="T327">Хрыстос, </text:span><text:span text:style-name="T303">kristano</text:span><text:span text:style-name="T571"> </text:span><text:span text:style-name="T564">— </text:span><text:span text:style-name="T327">хрысціянін; </text:span><text:span text:style-name="T306">ano</text:span><text:span text:style-name="T564"> — </text:span><text:span text:style-name="T327">член, </text:span><text:span text:style-name="T303">anigo</text:span><text:span text:style-name="T571"> </text:span><text:span text:style-name="T564">— </text:span><text:span text:style-name="T327">прыём</text:span><text:span text:style-name="T564"> (у арганізацыю), </text:span><text:span text:style-name="T303">ani</text:span><text:span text:style-name="T306">ĝ</text:span><text:span text:style-name="T303">i</text:span><text:span text:style-name="T571"> </text:span><text:span text:style-name="T564">— </text:span><text:span text:style-name="T327">далучыцца, стаць членам.</text:span></text:p>
      <text:p text:style-name="P200"><text:span text:style-name="T564">28.5.</text:span><text:span text:style-name="T169"> </text:span><text:span text:style-name="T114">-</text:span><text:span text:style-name="T174">ar</text:span><text:span text:style-name="T114">-</text:span><text:span text:style-name="T360"> паказвае на сукупнасць аднародных асоб ці прадметаў: </text:span><text:span text:style-name="T177">folio</text:span><text:span text:style-name="T380"> </text:span><text:span text:style-name="T360">— </text:span><text:span text:style-name="T584">ліст, </text:span><text:span text:style-name="T177">foliaro</text:span><text:span text:style-name="T380"> </text:span><text:span text:style-name="T360">— </text:span><text:span text:style-name="T584">лістота, лісце; </text:span><text:span text:style-name="T177">vorto</text:span><text:span text:style-name="T380"> </text:span><text:span text:style-name="T360">— </text:span><text:span text:style-name="T584">слова, </text:span><text:span text:style-name="T177">vortaro</text:span><text:span text:style-name="T380"> </text:span><text:span text:style-name="T360">— </text:span><text:span text:style-name="T584">слоўнік; </text:span><text:span text:style-name="T177">tendo</text:span><text:span text:style-name="T380"> </text:span><text:span text:style-name="T360">— </text:span><text:span text:style-name="T584">палатка, </text:span><text:span text:style-name="T177">tendaro</text:span><text:span text:style-name="T380"> </text:span><text:span text:style-name="T360">— </text:span><text:span text:style-name="T584">лагер; </text:span><text:span text:style-name="T177">ŝtupo</text:span><text:span text:style-name="T380"> </text:span><text:span text:style-name="T360">— </text:span><text:span text:style-name="T584">прыступка, </text:span><text:span text:style-name="T177">ŝtuparo</text:span><text:span text:style-name="T380"> </text:span><text:span text:style-name="T360">— </text:span><text:span text:style-name="T584">лесвіца; </text:span><text:span text:style-name="T177">gazeto</text:span><text:span text:style-name="T380"> — </text:span><text:span text:style-name="T584">перыядычнае выданне, </text:span><text:span text:style-name="T177">gazetaro</text:span><text:span text:style-name="T380"> </text:span><text:span text:style-name="T360">— </text:span><text:span text:style-name="T584">друк; </text:span><text:span text:style-name="T178">aro</text:span><text:span text:style-name="T360"> — </text:span><text:span text:style-name="T584">сукупнасць, група, </text:span><text:span text:style-name="T177">arigi</text:span><text:span text:style-name="T380"> </text:span><text:span text:style-name="T360">— </text:span><text:span text:style-name="T584">аб’ядноўвацца, групавацца.</text:span></text:p>
      <text:p text:style-name="P211"><text:span text:style-name="T38">28.6. </text:span><text:span text:style-name="T114">-</text:span><text:span text:style-name="T174">ĉj</text:span><text:span text:style-name="T114">-</text:span><text:span text:style-name="T360"> </text:span><text:span text:style-name="T341">выкарыстоўваецца для ўтварэння памяншальных мужчынскіх </text:span><text:soft-page-break/><text:span text:style-name="T341">імёнаў: </text:span><text:span text:style-name="T183">Viktoro</text:span><text:span text:style-name="T404"> </text:span><text:span text:style-name="T401">— </text:span><text:span text:style-name="T183">Vi</text:span><text:span text:style-name="T178">ĉ</text:span><text:span text:style-name="T183">jo, Petro</text:span><text:span text:style-name="T404"> </text:span><text:span text:style-name="T401">— </text:span><text:span text:style-name="T183">Pe</text:span><text:span text:style-name="T178">ĉ</text:span><text:span text:style-name="T183">jo, Boriso</text:span><text:span text:style-name="T404"> — </text:span><text:span text:style-name="T183">Boĉjo; patro</text:span><text:span text:style-name="T360"> — </text:span><text:span text:style-name="T48">бацька, </text:span><text:span text:style-name="T183">pa</text:span><text:span text:style-name="T178">ĉ</text:span><text:span text:style-name="T183">jo</text:span><text:span text:style-name="T360"> — </text:span><text:span text:style-name="T48">тата, </text:span><text:span text:style-name="T183">frato</text:span><text:span text:style-name="T360"> — </text:span><text:span text:style-name="T48">брат, </text:span><text:span text:style-name="T179">f</text:span><text:span text:style-name="T183">raĉjo</text:span><text:span text:style-name="T360"> — </text:span><text:span text:style-name="T48">братка, браток.</text:span></text:p>
      <text:p text:style-name="P211"><text:span text:style-name="T38">28.7. </text:span><text:span text:style-name="T114">-ebl-</text:span><text:span text:style-name="T360"> </text:span><text:span text:style-name="T341">паказвае на магчымасць ці прыдатнасць: </text:span><text:span text:style-name="T183">atingi</text:span><text:span text:style-name="T360"> </text:span><text:span text:style-name="T341">— </text:span><text:span text:style-name="T48">дасягаць, </text:span><text:span text:style-name="T183">atingebla</text:span><text:span text:style-name="T360"> </text:span><text:span text:style-name="T341">— </text:span><text:span text:style-name="T48">дасягальны; </text:span><text:span text:style-name="T183">man</text:span><text:span text:style-name="T178">ĝ</text:span><text:span text:style-name="T183">i</text:span><text:span text:style-name="T360"> </text:span><text:span text:style-name="T341">— </text:span><text:span text:style-name="T48">есці, </text:span><text:span text:style-name="T183">man</text:span><text:span text:style-name="T178">ĝ</text:span><text:span text:style-name="T183">ebla</text:span><text:span text:style-name="T360"> </text:span><text:span text:style-name="T341">— </text:span><text:span text:style-name="T48">ядомы, прыдатны да яды; </text:span><text:span text:style-name="T183">legi</text:span><text:span text:style-name="T360"> </text:span><text:span text:style-name="T341">— </text:span><text:span text:style-name="T48">чытаць, </text:span><text:span text:style-name="T183">legebla</text:span><text:span text:style-name="T360"> </text:span><text:span text:style-name="T341">— </text:span><text:span text:style-name="T48">чытэльны; </text:span><text:span text:style-name="T178">ebla</text:span><text:span text:style-name="T341"> — </text:span><text:span text:style-name="T48">магчымы, </text:span><text:span text:style-name="T178">eble</text:span><text:span text:style-name="T48"> — магчыма.</text:span></text:p>
      <text:p text:style-name="P219"><text:span text:style-name="T38">28.8. </text:span><text:span text:style-name="T144">-</text:span><text:span text:style-name="T140">ec</text:span><text:span text:style-name="T144">-</text:span><text:span text:style-name="T341"> паказвае на абстрактны стан, якасць ці ўласцівасць: </text:span><text:span text:style-name="T391">bela</text:span><text:span text:style-name="T380"> </text:span><text:span text:style-name="T341">— </text:span><text:span text:style-name="T29">прыгожы, </text:span><text:span text:style-name="T136">beleco</text:span><text:span text:style-name="T380"> </text:span><text:span text:style-name="T341">— </text:span><text:span text:style-name="T29">прыгажосць; </text:span><text:span text:style-name="T135">bona</text:span><text:span text:style-name="T38"> — </text:span><text:span text:style-name="T29">добры, </text:span><text:span text:style-name="T135">boneco</text:span><text:span text:style-name="T38"> — </text:span><text:span text:style-name="T29">дабрыня; </text:span><text:span text:style-name="T136">juna</text:span><text:span text:style-name="T571"> </text:span><text:span text:style-name="T38">— </text:span><text:span text:style-name="T29">малады, </text:span><text:span text:style-name="T136">juneco</text:span><text:span text:style-name="T38"> — </text:span><text:span text:style-name="T29">маладосць; </text:span><text:span text:style-name="T136">amiko</text:span><text:span text:style-name="T571"> </text:span><text:span text:style-name="T38">— </text:span><text:span text:style-name="T29">сябар, </text:span><text:span text:style-name="T136">amikeco</text:span><text:span text:style-name="T571"> </text:span><text:span text:style-name="T38">— </text:span><text:span text:style-name="T29">сяброўства; </text:span><text:span text:style-name="T135">eco</text:span><text:span text:style-name="T38"> — </text:span><text:span text:style-name="T29">якасць, уласцівасць.</text:span></text:p>
      <text:p text:style-name="P211"><text:span text:style-name="T38">28.9. </text:span><text:span text:style-name="T114">-eg-</text:span><text:span text:style-name="T563"> </text:span><text:span text:style-name="T38">паказвае па пав</text:span><text:span text:style-name="T65">е</text:span><text:span text:style-name="T38">лічэнне ці ўзмацненне ступені стану, уласцівасці ці якасці: </text:span><text:span text:style-name="T183">granda</text:span><text:span text:style-name="T564"> </text:span><text:span text:style-name="T38">— </text:span><text:span text:style-name="T48">вялікі, </text:span><text:span text:style-name="T183">grandega</text:span><text:span text:style-name="T584"> </text:span><text:span text:style-name="T48">— агромністы; </text:span><text:span text:style-name="T183">domo</text:span><text:span text:style-name="T564"> </text:span><text:span text:style-name="T38">— </text:span><text:span text:style-name="T48">дом, </text:span><text:span text:style-name="T183">domego</text:span><text:span text:style-name="T564"> </text:span><text:span text:style-name="T38">— </text:span><text:span text:style-name="T48">даміна; </text:span><text:span text:style-name="T183">vento</text:span><text:span text:style-name="T564"> </text:span><text:span text:style-name="T38">— </text:span><text:span text:style-name="T48">вецер, </text:span><text:span text:style-name="T178">v</text:span><text:span text:style-name="T183">entego</text:span><text:span text:style-name="T564"> </text:span><text:span text:style-name="T38">— </text:span><text:span text:style-name="T48">бура; </text:span><text:span text:style-name="T183">ridi</text:span><text:span text:style-name="T564"> </text:span><text:span text:style-name="T38">— </text:span><text:span text:style-name="T58">смяяцца</text:span><text:span text:style-name="T48">, </text:span><text:span text:style-name="T183">ridegi</text:span><text:span text:style-name="T564"> </text:span><text:span text:style-name="T38">— </text:span><text:span text:style-name="T48">рагатаць; </text:span><text:span text:style-name="T183">tre</text:span><text:span text:style-name="T564"> </text:span><text:span text:style-name="T38">— </text:span><text:span text:style-name="T48">вельмі, дужа, надта, </text:span><text:span text:style-name="T183">treege</text:span><text:span text:style-name="T564"> </text:span><text:span text:style-name="T38">— </text:span><text:span text:style-name="T48">занадта.</text:span></text:p>
      <text:p text:style-name="P211"><text:span text:style-name="T38">28.10. </text:span><text:span text:style-name="T114">-ej-</text:span><text:span text:style-name="T563"> </text:span><text:span text:style-name="T38">паказвае на месца з пэўнай уласцівасцю ці прызначэннем: </text:span><text:span text:style-name="T178">lerni</text:span><text:span text:style-name="T38"> — </text:span><text:span text:style-name="T48">вучыцца, </text:span><text:span text:style-name="T183">lernejo</text:span><text:span text:style-name="T564"> </text:span><text:span text:style-name="T38">— </text:span><text:span text:style-name="T48">школа; </text:span><text:span text:style-name="T178">kuiri</text:span><text:span text:style-name="T38"> — </text:span><text:span text:style-name="T48">гатаваць, </text:span><text:span text:style-name="T183">kuirejo</text:span><text:span text:style-name="T564"> </text:span><text:span text:style-name="T38">— </text:span><text:span text:style-name="T48">кухня; </text:span><text:span text:style-name="T178">ĉ</text:span><text:span text:style-name="T183">evalo</text:span><text:span text:style-name="T564"> </text:span><text:span text:style-name="T38">— </text:span><text:span text:style-name="T48">конь, </text:span><text:span text:style-name="T178">ĉ</text:span><text:span text:style-name="T183">evalejo</text:span><text:span text:style-name="T564"> </text:span><text:span text:style-name="T38">— </text:span><text:span text:style-name="T48">канюшня, стайня; </text:span><text:span text:style-name="T183">herbo</text:span><text:span text:style-name="T564"> </text:span><text:span text:style-name="T38">— </text:span><text:span text:style-name="T48">трава, </text:span><text:span text:style-name="T183">herbejo</text:span><text:span text:style-name="T564"> </text:span><text:span text:style-name="T38">— </text:span><text:span text:style-name="T48">луг; </text:span><text:span text:style-name="T183">ejo</text:span><text:span text:style-name="T564"> </text:span><text:span text:style-name="T38">— </text:span><text:span text:style-name="T48">памяшканне.</text:span></text:p>
      <text:p text:style-name="P200"><text:span text:style-name="T564">28.11. </text:span><text:span text:style-name="T114">-</text:span><text:span text:style-name="T174">em</text:span><text:span text:style-name="T114">-</text:span><text:span text:style-name="T564"> паказвае на схільнасць ці звычку: </text:span><text:span text:style-name="T177">babili</text:span><text:span text:style-name="T571"> </text:span><text:span text:style-name="T564">— </text:span><text:span text:style-name="T584">балбатаць, </text:span><text:span text:style-name="T177">babilema</text:span><text:span text:style-name="T571"> </text:span><text:span text:style-name="T564">— </text:span><text:span text:style-name="T584">балбатлівы; </text:span><text:span text:style-name="T177">kredi</text:span><text:span text:style-name="T571"> </text:span><text:span text:style-name="T564">— </text:span><text:span text:style-name="T584">верыць, </text:span><text:span text:style-name="T177">kredema</text:span><text:span text:style-name="T571"> </text:span><text:span text:style-name="T564">— </text:span><text:span text:style-name="T584">даверлівы;</text:span><text:span text:style-name="T183"> </text:span><text:span text:style-name="T177">postuli</text:span><text:span text:style-name="T571"> </text:span><text:span text:style-name="T564">— </text:span><text:span text:style-name="T584">патрабаваць, </text:span><text:span text:style-name="T177">postulema</text:span><text:span text:style-name="T571"> </text:span><text:span text:style-name="T564">— </text:span><text:span text:style-name="T584">патрабавальны; </text:span><text:span text:style-name="T178">ema</text:span><text:span text:style-name="T564"> — </text:span><text:span text:style-name="T584">схільны, прыхільны; </text:span><text:span text:style-name="T178">emo</text:span><text:span text:style-name="T564"> — </text:span><text:span text:style-name="T584">схільнасць, прыхільнасць, цяга</text:span><text:span text:style-name="T564"> (да чаго-небудзь); </text:span><text:span text:style-name="T178">emi</text:span><text:span text:style-name="T564"> — </text:span><text:span text:style-name="T584">мець схільнасць, любіць</text:span><text:span text:style-name="T564"> (рабіць нешта).</text:span></text:p>
      <text:p text:style-name="P211"><text:span text:style-name="T38">28.12. </text:span>-<text:span text:style-name="T114">end</text:span>-<text:span text:style-name="T105"> </text:span><text:span text:style-name="T38">—</text:span><text:span text:style-name="T98"> </text:span><text:span text:style-name="T38">неабходнасць, абавязковасць чаго-небудзь:<text:tab/></text:span><text:span text:style-name="T178">plenumi</text:span><text:span text:style-name="T38"> — </text:span><text:span text:style-name="T48">выканаць, </text:span><text:span text:style-name="T183">plenumenda</text:span><text:span text:style-name="T105"> </text:span><text:span text:style-name="T38">—</text:span><text:span text:style-name="T98"> </text:span><text:span text:style-name="T48">нешта, што</text:span><text:span text:style-name="T105"> </text:span><text:span text:style-name="T48">патрабуе выканання; </text:span><text:span text:style-name="T183">la legenda libro</text:span><text:span text:style-name="T564"> </text:span><text:span text:style-name="T38">— </text:span><text:span text:style-name="T48">кніга, якую трэба абавязкова прачытаць; </text:span><text:span text:style-name="T183">enda</text:span><text:span text:style-name="T564"> </text:span><text:span text:style-name="T38">— </text:span><text:span text:style-name="T48">абавязковы.</text:span></text:p>
      <text:p text:style-name="P200"><text:span text:style-name="T564">28.13. </text:span><text:span text:style-name="T114">-</text:span><text:span text:style-name="T174">er</text:span><text:span text:style-name="T176">-</text:span><text:span text:style-name="T107"> </text:span><text:span text:style-name="T564">—</text:span><text:span text:style-name="T101"> </text:span><text:span text:style-name="T564">састаўная часцінка чаго-небудзь: </text:span><text:span text:style-name="T177">sablo</text:span><text:span text:style-name="T564"> — </text:span><text:span text:style-name="T584">пясок, </text:span><text:span text:style-name="T177">sablero</text:span><text:span text:style-name="T571"> </text:span><text:span text:style-name="T564">— </text:span><text:span text:style-name="T584">пясчынка; </text:span><text:span text:style-name="T177">fajro</text:span><text:span text:style-name="T571"> </text:span><text:span text:style-name="T564">— </text:span><text:span text:style-name="T584">агонь, </text:span><text:span text:style-name="T177">fajrero</text:span><text:span text:style-name="T571"> </text:span><text:span text:style-name="T564">— </text:span><text:span text:style-name="T584">іскра; </text:span><text:span text:style-name="T177">polvo</text:span><text:span text:style-name="T571"> </text:span><text:span text:style-name="T564">— </text:span><text:span text:style-name="T584">пыл, </text:span><text:span text:style-name="T177">polvero</text:span><text:span text:style-name="T571"> </text:span><text:span text:style-name="T564">— </text:span><text:span text:style-name="T584">пылінка; </text:span><text:span text:style-name="T178">mono</text:span><text:span text:style-name="T564"> — </text:span><text:span text:style-name="T584">грошы, </text:span><text:span text:style-name="T178">monero</text:span><text:span text:style-name="T564"> — </text:span><text:span text:style-name="T584">манета; </text:span><text:span text:style-name="T178">ero</text:span><text:span text:style-name="T564"> — </text:span><text:span text:style-name="T584">часцінка.</text:span></text:p>
      <text:p text:style-name="P219"><text:span text:style-name="T38">28.14. </text:span><text:span text:style-name="T148">-estr-</text:span><text:span text:style-name="T83"> </text:span><text:span text:style-name="T38">—</text:span><text:span text:style-name="T98"> </text:span><text:span text:style-name="T38">начальнік, кіраўнік: </text:span><text:span text:style-name="T132">ŝ</text:span><text:span text:style-name="T131">ipo</text:span><text:span text:style-name="T570"> </text:span><text:span text:style-name="T38">— </text:span><text:span text:style-name="T29">карабель, </text:span><text:span text:style-name="T132">ŝ</text:span><text:span text:style-name="T131">ipestro</text:span><text:span text:style-name="T570"> </text:span><text:span text:style-name="T38">— </text:span><text:span text:style-name="T29">капітан</text:span><text:span text:style-name="T38"> (карабля); </text:span><text:span text:style-name="T131">urbo</text:span><text:span text:style-name="T570"> </text:span><text:span text:style-name="T38">— </text:span><text:span text:style-name="T29">горад, </text:span><text:span text:style-name="T131">urbestro</text:span><text:span text:style-name="T570"> </text:span><text:span text:style-name="T38">— </text:span><text:span text:style-name="T29">мэр, бургамістр; </text:span><text:span text:style-name="T131">estro</text:span><text:span text:style-name="T570"> </text:span><text:span text:style-name="T38">— </text:span><text:span text:style-name="T29">начальнік, шэф; </text:span><text:span text:style-name="T131">estraro</text:span><text:span text:style-name="T578"> </text:span><text:span text:style-name="T29">— праўленне, начальства; </text:span><text:span text:style-name="T131">estrado</text:span><text:span text:style-name="T570"> </text:span><text:span text:style-name="T38">— </text:span><text:span text:style-name="T29">праўленне, кіраўніцтва </text:span><text:span text:style-name="T38">(працэс); </text:span><text:span text:style-name="T131">estrarano</text:span><text:span text:style-name="T570"> </text:span><text:span text:style-name="T38">— </text:span><text:span text:style-name="T29">член праўлення; </text:span><text:span text:style-name="T131">estri</text:span><text:span text:style-name="T570"> </text:span><text:span text:style-name="T38">— </text:span><text:span text:style-name="T29">быць за начальніка, начальстваваць, кіраваць.</text:span></text:p>
      <text:p text:style-name="P211"><text:span text:style-name="T38">28.15. </text:span><text:span text:style-name="T114">-et-</text:span> <text:span text:style-name="T48">—</text:span><text:span text:style-name="T38"> памяншэнне велічыні ці ступені якасці: </text:span><text:span text:style-name="T183">filo</text:span><text:span text:style-name="T564"> </text:span><text:span text:style-name="T38">— </text:span><text:span text:style-name="T48">сын, </text:span><text:span text:style-name="T183">fileto</text:span><text:span text:style-name="T564"> </text:span><text:span text:style-name="T38">— </text:span><text:span text:style-name="T48">сыночак; </text:span><text:span text:style-name="T183">vojo</text:span><text:span text:style-name="T564"> </text:span><text:span text:style-name="T38">— </text:span><text:span text:style-name="T48">дарога, </text:span><text:span text:style-name="T183">vojeto</text:span><text:span text:style-name="T564"> </text:span><text:span text:style-name="T38">— </text:span><text:span text:style-name="T48">сцяжынка; </text:span><text:span text:style-name="T183">ridi</text:span><text:span text:style-name="T564"> </text:span><text:span text:style-name="T38">— </text:span><text:span text:style-name="T48">смяяцца, </text:span><text:span text:style-name="T183">rideti</text:span><text:span text:style-name="T564"> </text:span><text:span text:style-name="T38">— </text:span><text:span text:style-name="T48">усміхацца; </text:span><text:span text:style-name="T183">rivero</text:span><text:span text:style-name="T564"> </text:span><text:span text:style-name="T38">— </text:span><text:span text:style-name="T48">рака, </text:span><text:span text:style-name="T183">rivereto</text:span><text:span text:style-name="T584"> </text:span><text:span text:style-name="T48">— ручай; </text:span><text:span text:style-name="T183">eta</text:span><text:span text:style-name="T564"> </text:span><text:span text:style-name="T38">— </text:span><text:span text:style-name="T48">малюсенькі.</text:span></text:p>
      <text:p text:style-name="P211"><text:span text:style-name="T38">28.16. </text:span><text:span text:style-name="T114">-id-</text:span> <text:span text:style-name="T48">—</text:span><text:span text:style-name="T105"> </text:span><text:span text:style-name="T38">дзіця, нашчадак: </text:span><text:span text:style-name="T183">koko</text:span><text:span text:style-name="T564"> </text:span><text:span text:style-name="T38">— </text:span><text:span text:style-name="T48">певень, </text:span><text:span text:style-name="T183">kokido</text:span><text:span text:style-name="T564"> </text:span><text:span text:style-name="T38">— </text:span><text:span text:style-name="T48">кураня; </text:span><text:span text:style-name="T178">ĉ</text:span><text:span text:style-name="T183">evalo</text:span><text:span text:style-name="T564"> </text:span><text:span text:style-name="T38">— </text:span><text:span text:style-name="T48">конь, </text:span><text:span text:style-name="T178">ĉ</text:span><text:span text:style-name="T183">evalido</text:span><text:span text:style-name="T564"> </text:span><text:span text:style-name="T38">— </text:span><text:span text:style-name="T48">жарабя; </text:span><text:span text:style-name="T183">kato</text:span><text:span text:style-name="T564"> </text:span><text:span text:style-name="T38">— </text:span><text:span text:style-name="T48">кот, </text:span><text:span text:style-name="T183">katido</text:span><text:span text:style-name="T584"> </text:span><text:span text:style-name="T48">— кацяня; </text:span><text:span text:style-name="T183">ido</text:span><text:span text:style-name="T564"> </text:span><text:span text:style-name="T38">— </text:span><text:span text:style-name="T48">нашчадак.</text:span></text:p>
      <text:p text:style-name="P219"><text:span text:style-name="T38">28.17. </text:span><text:span text:style-name="T148">-ig-</text:span><text:span text:style-name="T575"> </text:span><text:span text:style-name="T29">—</text:span><text:span text:style-name="T83"> </text:span><text:span text:style-name="T38">рабіць якім-небудзь, прымусіць рабіць: </text:span><text:span text:style-name="T132">akra</text:span><text:span text:style-name="T38"> — </text:span><text:span text:style-name="T29">востры, </text:span><text:span text:style-name="T131">akrigi</text:span><text:span text:style-name="T570"> </text:span><text:span text:style-name="T38">— </text:span><text:span text:style-name="T29">вастрыць; </text:span><text:span text:style-name="T131">bela</text:span><text:span text:style-name="T570"> </text:span><text:span text:style-name="T38">— </text:span><text:span text:style-name="T29">прыгожы, </text:span><text:span text:style-name="T131">beligi</text:span><text:span text:style-name="T570"> </text:span><text:span text:style-name="T38">— </text:span><text:span text:style-name="T29">упрыгожваць; </text:span><text:span text:style-name="T131">ridi</text:span><text:span text:style-name="T570"> </text:span><text:span text:style-name="T38">— </text:span><text:span text:style-name="T29">смяяцца, </text:span><text:span text:style-name="T131">ridigi</text:span><text:span text:style-name="T570"> </text:span><text:span text:style-name="T38">— </text:span><text:span text:style-name="T29">смяшыць; </text:span><text:span text:style-name="T131">drinki</text:span><text:span text:style-name="T570"> </text:span><text:span text:style-name="T38">— </text:span><text:span text:style-name="T29">піць</text:span><text:span text:style-name="T38"> (алкаголь), </text:span><text:span text:style-name="T131">drinkigi</text:span><text:span text:style-name="T570"> </text:span><text:span text:style-name="T38">— </text:span><text:span text:style-name="T29">спойваць; </text:span><text:span text:style-name="T132">unu</text:span><text:span text:style-name="T38"> —</text:span><text:span text:style-name="T85"> </text:span><text:span text:style-name="T29">адзін, </text:span><text:span text:style-name="T136">unuigi</text:span><text:span text:style-name="T571"> </text:span><text:span text:style-name="T38">— </text:span><text:span text:style-name="T29">аб’ядноўваць; </text:span><text:span text:style-name="T136">edzo</text:span><text:span text:style-name="T571"> </text:span><text:span text:style-name="T38">— </text:span><text:span text:style-name="T29">муж, </text:span><text:span text:style-name="T136">edzigi</text:span><text:span text:style-name="T571"> </text:span><text:span text:style-name="T38">— </text:span><text:span text:style-name="T29">ажаніць; </text:span><text:span text:style-name="T136">igi</text:span><text:span text:style-name="T571"> </text:span><text:span text:style-name="T38">— </text:span><text:span text:style-name="T29">прымусіць.</text:span></text:p>
      <text:p text:style-name="P219"><text:span text:style-name="T38">28.18. </text:span><text:span text:style-name="T575">-</text:span><text:span text:style-name="T148">iĝi-</text:span><text:span text:style-name="T575"> </text:span><text:span text:style-name="T29">—</text:span><text:span text:style-name="T83"> </text:span><text:span text:style-name="T38">рабіцца або стаць якім-небудзь: </text:span><text:span text:style-name="T131">bela</text:span><text:span text:style-name="T570"> </text:span><text:span text:style-name="T38">— </text:span><text:span text:style-name="T29">прыгожы, </text:span><text:span text:style-name="T131">beligi</text:span><text:span text:style-name="T38">— </text:span><text:span text:style-name="T29">(па)прыгажэць; </text:span><text:span text:style-name="T132">blanka</text:span><text:span text:style-name="T38"> — </text:span><text:span text:style-name="T29">белы, </text:span><text:span text:style-name="T132">blan</text:span><text:span text:style-name="T131">kigi</text:span><text:span text:style-name="T570"> </text:span><text:span text:style-name="T38">— </text:span><text:span text:style-name="T29">пабялець; </text:span><text:span text:style-name="T134">pala</text:span><text:span text:style-name="T29"> — бледны, </text:span><text:span text:style-name="T131">pali</text:span><text:span text:style-name="T132">ĝ</text:span><text:span text:style-name="T131">i</text:span><text:span text:style-name="T570"> </text:span><text:span text:style-name="T38">— </text:span><text:soft-page-break/><text:span text:style-name="T29">пабляднець; </text:span><text:span text:style-name="T131">sidi</text:span><text:span text:style-name="T570"> </text:span><text:span text:style-name="T38">— </text:span><text:span text:style-name="T29">сядзець, </text:span><text:span text:style-name="T131">sidiĝi</text:span><text:span text:style-name="T570"> </text:span><text:span text:style-name="T38">— </text:span><text:span text:style-name="T29">садзіцца; </text:span><text:span text:style-name="T131">iĝi</text:span><text:span text:style-name="T570"> </text:span><text:span text:style-name="T38">— </text:span><text:span text:style-name="T29">рабіцца.</text:span></text:p>
      <text:p text:style-name="P220"><text:span text:style-name="T43">28.19. </text:span><text:span text:style-name="T123">-</text:span><text:span text:style-name="T120">il</text:span><text:span text:style-name="T124">-</text:span><text:span text:style-name="T577"> </text:span><text:span text:style-name="T30">—</text:span><text:span text:style-name="T89"> </text:span><text:span text:style-name="T43">прылада, інструмент, сродак: </text:span><text:span text:style-name="T145">tran</text:span><text:span text:style-name="T140">ĉ</text:span><text:span text:style-name="T145">i</text:span><text:span text:style-name="T572"> </text:span><text:span text:style-name="T43">— </text:span><text:span text:style-name="T30">рэзаць, </text:span><text:span text:style-name="T145">tran</text:span><text:span text:style-name="T140">ĉ</text:span><text:span text:style-name="T145">ilo</text:span><text:span text:style-name="T572"> </text:span><text:span text:style-name="T43">— </text:span><text:span text:style-name="T30">нож; </text:span><text:span text:style-name="T145">flugi</text:span><text:span text:style-name="T572"> </text:span><text:span text:style-name="T43">— </text:span><text:span text:style-name="T30">лётаць, </text:span><text:span text:style-name="T145">flugilo</text:span><text:span text:style-name="T572"> </text:span><text:span text:style-name="T43">— </text:span><text:span text:style-name="T30">крыло; </text:span><text:span text:style-name="T145">plugi</text:span><text:span text:style-name="T572"> </text:span><text:span text:style-name="T43">— </text:span><text:span text:style-name="T30">араць, </text:span><text:span text:style-name="T145">plugilo</text:span><text:span text:style-name="T572"> </text:span><text:span text:style-name="T43">— </text:span><text:span text:style-name="T30">плуг; </text:span><text:span text:style-name="T145">pesi</text:span><text:span text:style-name="T572"> </text:span><text:span text:style-name="T43">— </text:span><text:span text:style-name="T30">узважваць, </text:span><text:span text:style-name="T145">pesilo</text:span><text:span text:style-name="T43"> — </text:span><text:span text:style-name="T30">вагі; </text:span><text:span text:style-name="T145">pezi</text:span><text:span text:style-name="T572"> </text:span><text:span text:style-name="T43">— </text:span><text:span text:style-name="T30">важыць, </text:span><text:span text:style-name="T145">pezilo</text:span><text:span text:style-name="T572"> </text:span><text:span text:style-name="T43">— </text:span><text:span text:style-name="T30">гіра; </text:span><text:span text:style-name="T140">ilo</text:span><text:span text:style-name="T43"> — </text:span><text:span text:style-name="T30">прылада, сродак, інструмент.</text:span></text:p>
      <text:p text:style-name="P200"><text:span text:style-name="T564">28.20. </text:span><text:span text:style-name="T114">-</text:span><text:span text:style-name="T174">in</text:span><text:span text:style-name="T176">-</text:span><text:span text:style-name="T626"> </text:span><text:span text:style-name="T564">— азначае істоту жаночага полу: </text:span><text:span text:style-name="T177">viro</text:span><text:span text:style-name="T571"> </text:span><text:span text:style-name="T564">— </text:span><text:span text:style-name="T584">мужчына, </text:span><text:span text:style-name="T177">virino</text:span><text:span text:style-name="T571"> </text:span><text:span text:style-name="T564">— </text:span><text:span text:style-name="T584">жанчына; </text:span><text:span text:style-name="T177">knabo</text:span><text:span text:style-name="T571"> </text:span><text:span text:style-name="T564">— </text:span><text:span text:style-name="T584">хлопчык, </text:span><text:span text:style-name="T177">knabino</text:span><text:span text:style-name="T564"> — </text:span><text:span text:style-name="T584">дзяўчынка; </text:span><text:span text:style-name="T177">koko</text:span><text:span text:style-name="T571"> </text:span><text:span text:style-name="T564">— </text:span><text:span text:style-name="T584">певень, </text:span><text:span text:style-name="T177">kokino</text:span><text:span text:style-name="T571"> </text:span><text:span text:style-name="T564">— </text:span><text:span text:style-name="T584">курыца; </text:span><text:span text:style-name="T178">bo</text:span><text:span text:style-name="T177">vo</text:span><text:span text:style-name="T571"> </text:span><text:span text:style-name="T564">— </text:span><text:span text:style-name="T584">бык, </text:span><text:span text:style-name="T177">bovino</text:span><text:span text:style-name="T571"> </text:span><text:span text:style-name="T564">— </text:span><text:span text:style-name="T584">карова; </text:span><text:span text:style-name="T178">avo</text:span><text:span text:style-name="T564"> — </text:span><text:span text:style-name="T584">дзед, </text:span><text:span text:style-name="T177">avino</text:span><text:span text:style-name="T571"> </text:span><text:span text:style-name="T564">— </text:span><text:span text:style-name="T584">баба.</text:span></text:p>
      <text:p text:style-name="P219"><text:span text:style-name="T38">28.21. </text:span><text:span text:style-name="T148">-ind-</text:span><text:span text:style-name="T625"> </text:span><text:span text:style-name="T38">—</text:span><text:span text:style-name="T98"> </text:span><text:span text:style-name="T38">варты, які заслугоўвае чаго-небудзь: </text:span><text:span text:style-name="T131">la</text:span><text:span text:style-name="T132">ŭ</text:span><text:span text:style-name="T131">di</text:span><text:span text:style-name="T570"> </text:span><text:span text:style-name="T38">— </text:span><text:span text:style-name="T29">хваліць, </text:span><text:span text:style-name="T131">la</text:span><text:span text:style-name="T132">ŭ</text:span><text:span text:style-name="T131">dinda</text:span><text:span text:style-name="T570"> </text:span><text:span text:style-name="T38">— </text:span><text:span text:style-name="T29">пахвальны, які заслугоўвае пахвалы; </text:span><text:span text:style-name="T131">legi</text:span><text:span text:style-name="T570"> </text:span><text:span text:style-name="T38">— </text:span><text:span text:style-name="T29">чытаць, </text:span><text:span text:style-name="T131">leginda</text:span><text:span text:style-name="T570"> </text:span><text:span text:style-name="T38">— </text:span><text:span text:style-name="T29">варты прачытання, </text:span><text:span text:style-name="T132">inda</text:span><text:span text:style-name="T38"> — </text:span><text:span text:style-name="T29">варты, </text:span><text:span text:style-name="T131">indeco</text:span><text:span text:style-name="T570"> </text:span><text:span text:style-name="T38">— </text:span><text:span text:style-name="T29">вартасць.</text:span></text:p>
      <text:p text:style-name="P219"><text:span text:style-name="T38">28.22. </text:span><text:span text:style-name="T148">-ing-</text:span><text:span text:style-name="T625"> </text:span><text:span text:style-name="T38">—</text:span><text:span text:style-name="T98"> </text:span><text:span text:style-name="T38">рэч, у якую што-небудзь устаўлена: </text:span><text:span text:style-name="T131">plumo</text:span><text:span text:style-name="T578"> </text:span><text:span text:style-name="T29">— пяро, </text:span><text:span text:style-name="T131">plumingo</text:span><text:span text:style-name="T570"> </text:span><text:span text:style-name="T38">— </text:span><text:span text:style-name="T29">ручка</text:span><text:span text:style-name="T38"> (пісаць); </text:span><text:span text:style-name="T131">kandelo</text:span><text:span text:style-name="T570"> </text:span><text:span text:style-name="T38">— </text:span><text:span text:style-name="T29">свечка, </text:span><text:span text:style-name="T131">kandelingo</text:span><text:span text:style-name="T570"> </text:span><text:span text:style-name="T38">— </text:span><text:span text:style-name="T29">падсвечнік, жырандоль.</text:span></text:p>
      <text:p text:style-name="P200"><text:span text:style-name="T564">28.23. </text:span><text:span text:style-name="T114">-</text:span><text:span text:style-name="T174">i</text:span><text:span text:style-name="T114">-</text:span><text:span text:style-name="T564"> паказвае краіну, населеную </text:span><text:span text:style-name="T62">народом</text:span><text:span text:style-name="T564">, які названы ў корані слова: </text:span><text:span text:style-name="T177">germano</text:span><text:span text:style-name="T571"> </text:span><text:span text:style-name="T564">— </text:span><text:span text:style-name="T584">немец, </text:span><text:span text:style-name="T177">Germanio</text:span><text:span text:style-name="T571"> </text:span><text:span text:style-name="T564">— </text:span><text:span text:style-name="T584">Германія; </text:span><text:span text:style-name="T177">franco</text:span><text:span text:style-name="T571"> </text:span><text:span text:style-name="T564">— </text:span><text:span text:style-name="T584">француз, </text:span><text:span text:style-name="T177">Francio</text:span><text:span text:style-name="T582"> </text:span><text:span text:style-name="T584">— </text:span><text:span text:style-name="T60">Францыя</text:span><text:span text:style-name="T584">.</text:span></text:p>
      <text:p text:style-name="P211"><text:span text:style-name="T38">28.24. </text:span><text:span text:style-name="T114">-ism-</text:span><text:span text:style-name="T625"> </text:span><text:span text:style-name="T38">—</text:span><text:span text:style-name="T98"> </text:span><text:span text:style-name="T38">вучэнне, палітычная дактрына ці сістэма, рэлігійная догма ці напрамак у навуцы і мастацтве: </text:span><text:span text:style-name="T183">komunismo</text:span><text:span text:style-name="T564"> </text:span><text:span text:style-name="T38">— </text:span><text:span text:style-name="T48">камунізм, </text:span><text:span text:style-name="T183">kristanismo</text:span><text:span text:style-name="T564"> </text:span><text:span text:style-name="T38">— </text:span><text:span text:style-name="T48">хрысціянства, </text:span><text:span text:style-name="T183">futurismo</text:span><text:span text:style-name="T564"> </text:span><text:span text:style-name="T38">— </text:span><text:span text:style-name="T48">футурызм.</text:span></text:p>
      <text:p text:style-name="P211"><text:span text:style-name="T38">28.25. </text:span><text:span text:style-name="T114">-ist-</text:span><text:span text:style-name="T564"> </text:span><text:span text:style-name="T38">паказвае на прафесію ці занятак або на прыналежнасць да якога-небудзь руху ці цячэння: </text:span><text:span text:style-name="T183">esperantisto</text:span><text:span text:style-name="T564"> </text:span><text:span text:style-name="T38">— </text:span><text:span text:style-name="T48">эсперантыст; </text:span><text:span text:style-name="T183">kanti</text:span><text:span text:style-name="T564"> </text:span><text:span text:style-name="T38">— </text:span><text:span text:style-name="T48">пець, </text:span><text:span text:style-name="T183">kantisto</text:span><text:span text:style-name="T564"> </text:span><text:span text:style-name="T38">— </text:span><text:span text:style-name="T48">спявак; </text:span><text:span text:style-name="T183">instrui</text:span><text:span text:style-name="T564"> </text:span><text:span text:style-name="T38">— </text:span><text:span text:style-name="T48">навучаць, </text:span><text:span text:style-name="T183">instruisto</text:span><text:span text:style-name="T564"> </text:span><text:span text:style-name="T38">— </text:span><text:span text:style-name="T48">настаўнік.</text:span></text:p>
      <text:p text:style-name="P211"><text:span text:style-name="T38">28.26. </text:span><text:span text:style-name="T114">-nj-</text:span><text:span text:style-name="T564"> </text:span><text:span text:style-name="T38">выкарыстоўваецца для ўтварэння памяншальных жаночых імёнаў ці назваў: </text:span><text:span text:style-name="T182">Maria</text:span><text:span text:style-name="T38"> — </text:span><text:span text:style-name="T48">Марыя, </text:span><text:span text:style-name="T179">Manjo</text:span><text:span text:style-name="T564"> </text:span><text:span text:style-name="T38">— </text:span><text:span text:style-name="T48">Маня; </text:span><text:span text:style-name="T183">Sofia</text:span><text:span text:style-name="T564"> </text:span><text:span text:style-name="T38">— </text:span><text:span text:style-name="T48">Сафія, </text:span><text:span text:style-name="T183">Sonjo</text:span><text:span text:style-name="T564"> </text:span><text:span text:style-name="T38">— </text:span><text:span text:style-name="T48">Соня; </text:span><text:span text:style-name="T183">patrino</text:span><text:span text:style-name="T564"> </text:span><text:span text:style-name="T38">— </text:span><text:span text:style-name="T48">маці, </text:span><text:span text:style-name="T183">patrinjo</text:span><text:span text:style-name="T584">, </text:span><text:span text:style-name="T183">panjo</text:span><text:span text:style-name="T564"> </text:span><text:span text:style-name="T38">— </text:span><text:span text:style-name="T48">мама; </text:span><text:span text:style-name="T183">avino</text:span><text:span text:style-name="T564"> </text:span><text:span text:style-name="T38">— </text:span><text:span text:style-name="T48">баба, </text:span><text:span text:style-name="T183">avinjo</text:span><text:span text:style-name="T564"> </text:span><text:span text:style-name="T38">— </text:span><text:span text:style-name="T48">бабулька.</text:span></text:p>
      <text:p text:style-name="P249"><text:span text:style-name="T591">Заўвага: </text:span><text:span text:style-name="T345">Суфіксы: </text:span><text:span text:style-name="T287">-nj-</text:span><text:span text:style-name="T378"> </text:span><text:span text:style-name="T345">і </text:span><text:span text:style-name="T287">-</text:span><text:span text:style-name="T286">ĉ</text:span><text:span text:style-name="T287">j-</text:span><text:span text:style-name="T378"> </text:span><text:span text:style-name="T345">(гл. пр. 28.6) па свайму сэнсу набліжаюцца да суфікса </text:span><text:span text:style-name="T287">-et-</text:span><text:span text:style-name="T378"> </text:span><text:span text:style-name="T345">(гл. пр. 28.15), але ўжыванне апошняга больш шырэйшае: </text:span><text:span text:style-name="T287">patrino</text:span><text:span text:style-name="T378"> </text:span><text:span text:style-name="T345">— </text:span><text:span text:style-name="T196">маці, </text:span><text:span text:style-name="T287">panjo</text:span><text:span text:style-name="T315">, </text:span><text:span text:style-name="T287">patrinjo</text:span><text:span text:style-name="T345">, </text:span><text:span text:style-name="T287">patrineto</text:span><text:span text:style-name="T378"> </text:span><text:span text:style-name="T345">— </text:span><text:span text:style-name="T196">мама, мамка, мамачка.</text:span></text:p>
      <text:p text:style-name="P200"><text:span text:style-name="T564">28.27. </text:span><text:span text:style-name="T114">-</text:span><text:span text:style-name="T174">obl</text:span><text:span text:style-name="T114">-</text:span><text:span text:style-name="T563"> </text:span><text:span text:style-name="T564">ужываецца для ўтварэння кратных лічэбнікаў: </text:span><text:span text:style-name="T177">dua</text:span><text:span text:style-name="T571"> </text:span><text:span text:style-name="T564">— </text:span><text:span text:style-name="T584">другі, </text:span><text:span text:style-name="T177">duobla </text:span><text:span text:style-name="T564">— </text:span><text:span text:style-name="T584">двайны; </text:span><text:span text:style-name="T177">tria</text:span><text:span text:style-name="T571"> </text:span><text:span text:style-name="T564">— </text:span><text:span text:style-name="T584">трэці, </text:span><text:span text:style-name="T177">triobla</text:span><text:span text:style-name="T107"> </text:span><text:span text:style-name="T564">— </text:span><text:span text:style-name="T584">трайны, </text:span><text:span text:style-name="T177">trioble</text:span><text:span text:style-name="T571"> </text:span><text:span text:style-name="T564">— </text:span><text:span text:style-name="T584">тройчы.</text:span></text:p>
      <text:p text:style-name="P200"><text:span text:style-name="T564">28.28. </text:span><text:span text:style-name="T114">-</text:span><text:span text:style-name="T174">on</text:span><text:span text:style-name="T114">-</text:span><text:span text:style-name="T563"> </text:span><text:span text:style-name="T564">ужываецца для ўтварэння дробавых лічэбнікаў: </text:span><text:span text:style-name="T177">du</text:span><text:span text:style-name="T582"> </text:span><text:span text:style-name="T584">— два, </text:span><text:span text:style-name="T177">duono</text:span><text:span text:style-name="T582"> </text:span><text:span text:style-name="T584">— палавіна, палова; </text:span><text:span text:style-name="T177">tri</text:span><text:span text:style-name="T571"> </text:span><text:span text:style-name="T564">— </text:span><text:span text:style-name="T584">тры, </text:span><text:span text:style-name="T177">triono</text:span><text:span text:style-name="T571"> </text:span><text:span text:style-name="T564">— </text:span><text:span text:style-name="T584">трэць, траціна; </text:span><text:span text:style-name="T177">kvar</text:span><text:span text:style-name="T571"> </text:span><text:span text:style-name="T564">— </text:span><text:span text:style-name="T584">чатыры, </text:span><text:span text:style-name="T177">kvarono</text:span><text:span text:style-name="T571"> </text:span><text:span text:style-name="T564">— </text:span><text:span text:style-name="T584">чвэрць, чвэртка; </text:span><text:span text:style-name="T177">kvin</text:span><text:span text:style-name="T582"> </text:span><text:span text:style-name="T177">sesonoj</text:span><text:span text:style-name="T571"> </text:span><text:span text:style-name="T564">— </text:span><text:span text:style-name="T584">пяць шостых.</text:span></text:p>
      <text:p text:style-name="P200"><text:span text:style-name="T564">28.29. </text:span><text:span text:style-name="T114">-</text:span><text:span text:style-name="T174">op</text:span><text:span text:style-name="T114">-</text:span><text:span text:style-name="T563"> </text:span><text:span text:style-name="T564">ужываецца для ўтварэння зборных лічэбнікаў: </text:span><text:span text:style-name="T177">duope</text:span><text:span text:style-name="T571"> </text:span><text:span text:style-name="T564">— </text:span><text:span text:style-name="T584">удвух, </text:span><text:span text:style-name="T177">triope</text:span><text:span text:style-name="T571"> </text:span><text:span text:style-name="T564">— </text:span><text:span text:style-name="T584">утрох, </text:span><text:span text:style-name="T177">triopo</text:span><text:span text:style-name="T571"> </text:span><text:span text:style-name="T564">— </text:span><text:span text:style-name="T584">тройня.</text:span></text:p>
      <text:p text:style-name="P211"><text:span text:style-name="T38">28.30. </text:span><text:span text:style-name="T114">-uj-</text:span><text:span text:style-name="T563"> </text:span><text:span text:style-name="T38">мае тры значэнні: а) паказвае на ёмістасць для чаго-небудзь: </text:span><text:span text:style-name="T178">mono</text:span><text:span text:style-name="T38"> — </text:span><text:span text:style-name="T48">грошы, </text:span><text:span text:style-name="T183">monujo</text:span><text:span text:style-name="T564"> </text:span><text:span text:style-name="T38">— </text:span><text:span text:style-name="T48">кашалёк, партаманет; </text:span><text:span text:style-name="T183">inko</text:span><text:span text:style-name="T564"> </text:span><text:span text:style-name="T38">— </text:span><text:span text:style-name="T48">чарніла, атрамант, </text:span><text:span text:style-name="T183">inkujo</text:span><text:span text:style-name="T564"> </text:span><text:span text:style-name="T38">— </text:span><text:span text:style-name="T48">чарніліца; </text:span><text:span text:style-name="T178">pipro</text:span><text:span text:style-name="T38"> — </text:span><text:span text:style-name="T48">перац, </text:span><text:span text:style-name="T183">piprujo</text:span><text:span text:style-name="T564"> </text:span><text:span text:style-name="T38">— </text:span><text:span text:style-name="T48">перачніца;</text:span><text:span text:style-name="T38"> б) азначае дрэва па пладах яго: </text:span><text:span text:style-name="T178">pomo</text:span><text:span text:style-name="T38"> — </text:span><text:span text:style-name="T48">яблык, </text:span><text:span text:style-name="T183">pomujo</text:span><text:span text:style-name="T564"> </text:span><text:span text:style-name="T38">— </text:span><text:span text:style-name="T48">яблыня; </text:span><text:span text:style-name="T178">piro</text:span><text:span text:style-name="T38"> — </text:span><text:span text:style-name="T48">груша</text:span><text:span text:style-name="T38"> (плод), </text:span><text:span text:style-name="T183">pirujo</text:span><text:span text:style-name="T564"> </text:span><text:span text:style-name="T38">— </text:span><text:span text:style-name="T48">груша</text:span><text:span text:style-name="T38"> (дрэва). У гэтым значэнні могуць выступаць і складаныя словы: </text:span><text:span text:style-name="T183">pomarbo</text:span><text:span text:style-name="T564"> </text:span><text:span text:style-name="T38">— </text:span><text:span text:style-name="T48">яблыня, </text:span><text:span text:style-name="T183">pirarbo</text:span><text:span text:style-name="T564"> </text:span><text:span text:style-name="T38">— </text:span><text:span text:style-name="T48">груша</text:span><text:span text:style-name="T38"> (дрэва), у якіх слова </text:span><text:span text:style-name="T183">arbo</text:span><text:span text:style-name="T564"> </text:span><text:span text:style-name="T38">выступае як частка складанага слова; в) азначае краіну, заселеную народам, паказаным у корані слова: </text:span><text:span text:style-name="T183">hungaro</text:span><text:span text:style-name="T105"> </text:span><text:span text:style-name="T38">— </text:span><text:span text:style-name="T48">венгр, </text:span><text:span text:style-name="T183">Hungarujo</text:span><text:span text:style-name="T564"> </text:span><text:span text:style-name="T38">— </text:span><text:span text:style-name="T48">Венгрыя.</text:span><text:span text:style-name="T38"> У гэтым значэнні выступае таксама больш інтэрнацыянальны суфікс </text:span><text:span text:style-name="T179">-</text:span><text:span text:style-name="T178">i</text:span><text:span text:style-name="T179">-</text:span><text:span text:style-name="T48">,</text:span><text:span text:style-name="T38"> а таксама складаныя словы са словам </text:span><text:span text:style-name="T179">lando</text:span><text:span text:style-name="T564"> </text:span><text:span text:style-name="T38">(краіна): </text:span><text:span text:style-name="T183">Germanio</text:span><text:span text:style-name="T584">, </text:span><text:span text:style-name="T183">Germanujo</text:span><text:span text:style-name="T584">, </text:span><text:span text:style-name="T183">Germanlando</text:span><text:span text:style-name="T564"> — </text:span><text:span text:style-name="T48">Германія, </text:span><text:soft-page-break/><text:span text:style-name="T48">Нямеччына; </text:span><text:span text:style-name="T183">Polio</text:span><text:span text:style-name="T584">, </text:span><text:span text:style-name="T183">Polujo</text:span><text:span text:style-name="T584">, </text:span><text:span text:style-name="T183">Pollando</text:span><text:span text:style-name="T564"> — </text:span><text:span text:style-name="T48">Польшча.</text:span></text:p>
      <text:p text:style-name="P249"><text:span text:style-name="T591">Заўвага: У </text:span><text:span text:style-name="T345">сувязі з тым, што гэты суфікс мае тры значэнні, можа ўзнікаць сэнсавае супадзенне значэнняў: </text:span><text:span text:style-name="T288">teujo</text:span><text:span text:style-name="T324"> 1</text:span><text:span text:style-name="T313">.</text:span><text:span text:style-name="T345"> гарбатніца, чайніца (ёмістасць для чаю, гарбаты); 2. чайнае дрэва. Але пры неабходнасці гэтага можна пазбегнуць, замяніўшы слова з суфіксам на складанае слова: </text:span><text:span text:style-name="T399">teskatole</text:span><text:span text:style-name="T293">to</text:span><text:span text:style-name="T324"> </text:span><text:span text:style-name="T345">— </text:span><text:span text:style-name="T197">пачак для чаю,</text:span><text:span text:style-name="T198"> </text:span><text:span text:style-name="T293">tearbeto</text:span><text:span text:style-name="T324"> </text:span><text:span text:style-name="T345">— </text:span><text:span text:style-name="T197">чайнае дрэўца.</text:span></text:p>
      <text:p text:style-name="P211"><text:span text:style-name="T38">28.31. </text:span><text:span text:style-name="T114">-ul-</text:span><text:span text:style-name="T564"> </text:span><text:span text:style-name="T38">паказвае на асобу, якая валодае якасцю, паказанай у корані слова: </text:span><text:span text:style-name="T178">bela</text:span><text:span text:style-name="T38"> — </text:span><text:span text:style-name="T48">прыгожы, </text:span><text:span text:style-name="T183">belulo</text:span><text:span text:style-name="T564"> </text:span><text:span text:style-name="T38">— </text:span><text:span text:style-name="T48">прыгажун, </text:span><text:span text:style-name="T183">belulino</text:span><text:span text:style-name="T564"> </text:span><text:span text:style-name="T38">— </text:span><text:span text:style-name="T48">прыгажуня: </text:span><text:span text:style-name="T183">anta</text:span><text:span text:style-name="T178">ŭ</text:span><text:span text:style-name="T564"> </text:span><text:span text:style-name="T38">— </text:span><text:span text:style-name="T48">перад, </text:span><text:span text:style-name="T183">anta</text:span><text:span text:style-name="T178">ŭ</text:span><text:span text:style-name="T183">ulo</text:span><text:span text:style-name="T564"> </text:span><text:span text:style-name="T38">— </text:span><text:span text:style-name="T48">папярэднік; </text:span><text:span text:style-name="T183">labori</text:span><text:span text:style-name="T564"> </text:span><text:span text:style-name="T38">— </text:span><text:span text:style-name="T48">працаваць, </text:span><text:span text:style-name="T183">laborulo</text:span><text:span text:style-name="T564"> </text:span><text:span text:style-name="T38">— </text:span><text:span text:style-name="T48">працаўнік.</text:span></text:p>
      <text:p text:style-name="P219"><text:span text:style-name="T38">28.32. </text:span><text:span text:style-name="T148">-um-</text:span><text:span text:style-name="T570"> </text:span><text:span text:style-name="T38">не мае акрэсленага значэння, таму адвольна карыстацца ім нельга. Словы з гэтым суфіксам звычайна паказаны ў слоўніках: </text:span><text:span text:style-name="T132">aero</text:span><text:span text:style-name="T38"> — </text:span><text:span text:style-name="T29">паветра, </text:span><text:span text:style-name="T131">aerumi</text:span><text:span text:style-name="T570"> </text:span><text:span text:style-name="T38">— </text:span><text:span text:style-name="T29">праветрываць; </text:span><text:span text:style-name="T131">buŝo</text:span><text:span text:style-name="T570"> </text:span><text:span text:style-name="T38">— </text:span><text:span text:style-name="T29">рот, морда, </text:span><text:span text:style-name="T131">buŝumo</text:span><text:span text:style-name="T570"> </text:span><text:span text:style-name="T38">— </text:span><text:span text:style-name="T29">наморднік; </text:span><text:span text:style-name="T131">bruli</text:span><text:span text:style-name="T570"> </text:span><text:span text:style-name="T38">— </text:span><text:span text:style-name="T29">гарэць, </text:span><text:span text:style-name="T131">brulumi</text:span><text:span text:style-name="T578"> </text:span><text:span text:style-name="T29">— запаляцца; </text:span><text:span text:style-name="T131">folio</text:span><text:span text:style-name="T570"> </text:span><text:span text:style-name="T38">— </text:span><text:span text:style-name="T29">ліст, </text:span><text:span text:style-name="T131">foliumi</text:span><text:span text:style-name="T570"> </text:span><text:span text:style-name="T38">— </text:span><text:span text:style-name="T29">гартаць; </text:span><text:span text:style-name="T131">gusto</text:span><text:span text:style-name="T570"> </text:span><text:span text:style-name="T38">— </text:span><text:span text:style-name="T29">смак, </text:span><text:span text:style-name="T131">gustumi</text:span><text:span text:style-name="T570"> </text:span><text:span text:style-name="T38">— </text:span><text:span text:style-name="T29">смакаваць, каштаваць; </text:span><text:span text:style-name="T131">kalkano</text:span><text:span text:style-name="T570"> </text:span><text:span text:style-name="T38">— </text:span><text:span text:style-name="T29">пятка, </text:span><text:span text:style-name="T131">kalkanumo</text:span><text:span text:style-name="T570"> </text:span><text:span text:style-name="T38">— </text:span><text:span text:style-name="T29">абцас; </text:span><text:span text:style-name="T131">kolo</text:span><text:span text:style-name="T570"> </text:span><text:span text:style-name="T38">— </text:span><text:span text:style-name="T29">шыя, </text:span><text:span text:style-name="T131">kolumo</text:span><text:span text:style-name="T570"> </text:span><text:span text:style-name="T38">— </text:span><text:span text:style-name="T29">каўнер; </text:span><text:span text:style-name="T131">kolombo</text:span><text:span text:style-name="T570"> </text:span><text:span text:style-name="T38">— </text:span><text:span text:style-name="T29">голуб, </text:span><text:span text:style-name="T131">kolombumi</text:span><text:span text:style-name="T570"> </text:span><text:span text:style-name="T38">— </text:span><text:span text:style-name="T29">буркаваць; </text:span><text:span text:style-name="T131">kruco</text:span><text:span text:style-name="T570"> </text:span><text:span text:style-name="T38">— </text:span><text:span text:style-name="T29">крыж, </text:span><text:span text:style-name="T131">krucumi</text:span><text:span text:style-name="T570"> </text:span><text:span text:style-name="T38">— </text:span><text:span text:style-name="T29">распінаць, раскрыжоўваць, крыжаваць; </text:span><text:span text:style-name="T131">loti</text:span><text:span text:style-name="T570"> </text:span><text:span text:style-name="T38">— </text:span><text:span text:style-name="T29">кінуць жэрабя, </text:span><text:span text:style-name="T131">lotumi</text:span><text:span text:style-name="T570"> </text:span><text:span text:style-name="T38">— </text:span><text:span text:style-name="T29">разыгрываць; </text:span><text:span text:style-name="T136">malvarma</text:span><text:span text:style-name="T571"> </text:span><text:span text:style-name="T38">— </text:span><text:span text:style-name="T29">халодны, </text:span><text:span text:style-name="T136">malvarmumi</text:span><text:span text:style-name="T571"> </text:span><text:span text:style-name="T38">— </text:span><text:span text:style-name="T29">прастуджвацца; </text:span><text:span text:style-name="T136">mastro</text:span><text:span text:style-name="T571"> </text:span><text:span text:style-name="T38">— </text:span><text:span text:style-name="T29">гаспадар, </text:span><text:span text:style-name="T136">mastrumi</text:span><text:span text:style-name="T571"> </text:span><text:span text:style-name="T38">— </text:span><text:span text:style-name="T29">гаспадарнічаць, </text:span><text:span text:style-name="T136">mastrumo</text:span><text:span text:style-name="T571"> </text:span><text:span text:style-name="T38">— </text:span><text:span text:style-name="T29">гаспадарка.</text:span></text:p>
      <text:h text:style-name="P373" text:outline-level="2">29. Складаныя словы</text:h>
      <text:p text:style-name="P151"><text:span text:style-name="T43">Утварэнне складаных слоў у эсперанта або іх пераклад асаблівых цяжкасцей не мае, хоць ужыванне складаных слоў у эсперанта больш шырокае, чым у беларускай мове: </text:span><text:span text:style-name="T148">patro</text:span><text:span text:style-name="T569"> </text:span><text:span text:style-name="T43">— </text:span><text:span text:style-name="T30">бацька, </text:span><text:span text:style-name="T148">lando</text:span><text:span text:style-name="T569"> </text:span><text:span text:style-name="T43">— </text:span><text:span text:style-name="T30">краіна, </text:span><text:span text:style-name="T148">patrolando</text:span><text:span text:style-name="T569"> </text:span><text:span text:style-name="T43">— </text:span><text:span text:style-name="T30">айчына; </text:span><text:span text:style-name="T148">multe</text:span><text:span text:style-name="T569"> </text:span><text:span text:style-name="T43">— </text:span><text:span text:style-name="T30">шмат, </text:span><text:span text:style-name="T148">nombro</text:span><text:span text:style-name="T569"> </text:span><text:span text:style-name="T43">— </text:span><text:span text:style-name="T30">лік, </text:span><text:span text:style-name="T148">multnombraj</text:span><text:span text:style-name="T569"> </text:span><text:span text:style-name="T43">— </text:span><text:span text:style-name="T30">шматлікія; </text:span><text:span text:style-name="T148">skribi</text:span><text:span text:style-name="T569"> </text:span><text:span text:style-name="T43">— </text:span><text:span text:style-name="T30">пісаць, </text:span><text:span text:style-name="T148">maniero</text:span><text:span text:style-name="T569"> </text:span><text:span text:style-name="T43">— </text:span><text:span text:style-name="T30">спосаб, </text:span><text:span text:style-name="T148">skribmaniero</text:span><text:span text:style-name="T569"> </text:span><text:span text:style-name="T43">— </text:span><text:span text:style-name="T30">почырк.</text:span><text:span text:style-name="T43"> Аднак: </text:span><text:span text:style-name="T148">kapo</text:span><text:span text:style-name="T569"> </text:span><text:span text:style-name="T43">— </text:span><text:span text:style-name="T30">галава, </text:span><text:span text:style-name="T148">doloro</text:span><text:span text:style-name="T569"> </text:span><text:span text:style-name="T43">— </text:span><text:span text:style-name="T30">боль, </text:span><text:span text:style-name="T148">kapdoloro</text:span><text:span text:style-name="T575"> </text:span><text:span text:style-name="T30">— галаўны боль; </text:span><text:span text:style-name="T148">mondo</text:span><text:span text:style-name="T569"> </text:span><text:span text:style-name="T43">— </text:span><text:span text:style-name="T30">свет, </text:span><text:span text:style-name="T147">paco</text:span><text:span text:style-name="T43"> — </text:span><text:span text:style-name="T30">мір, </text:span><text:span text:style-name="T148">mondpaco</text:span><text:span text:style-name="T569"> </text:span><text:span text:style-name="T43">— </text:span><text:span text:style-name="T30">мір ва ўсім свеце; </text:span><text:span text:style-name="T147">bona</text:span><text:span text:style-name="T43"> — </text:span><text:span text:style-name="T30">добры, </text:span><text:span text:style-name="T148">aspekti</text:span><text:span text:style-name="T569"> </text:span><text:span text:style-name="T43">— </text:span><text:span text:style-name="T30">выглядаць, </text:span><text:span text:style-name="T148">bonaspekta</text:span><text:span text:style-name="T569"> </text:span><text:span text:style-name="T43">— </text:span><text:span text:style-name="T30">добры з выгляду.</text:span></text:p>
      <text:p text:style-name="P205">Злучальныя галосныя ў складаных словах у эсперанта выкарыстоўваюцца пераважна для мілагучнасці.</text:p>
      <text:h text:style-name="P373" text:outline-level="2">30. Прынцып дастатковасці і неабходнасці</text:h>
      <text:p text:style-name="P151"><text:span text:style-name="T43">Правілы словаўтварэння і словаскладання ў эсперанта даволі простыя: </text:span><text:span text:style-name="T148">timi</text:span><text:span text:style-name="T569"> </text:span><text:span text:style-name="T43">— </text:span><text:span text:style-name="T30">баяцца, </text:span><text:span text:style-name="T148">timema</text:span><text:span text:style-name="T569"> </text:span><text:span text:style-name="T43">— </text:span><text:span text:style-name="T30">баязлівы, </text:span><text:span text:style-name="T148">timemulo</text:span><text:span text:style-name="T569"> </text:span><text:span text:style-name="T43">— </text:span><text:span text:style-name="T30">баязлівец.</text:span><text:span text:style-name="T43"> Новыя словы ўтвораны па правілах і памылкі тут не павінна быць. Аднак давайце больш уважліва прыгледзімся да новых утвораных намі слоў. У слове </text:span><text:span text:style-name="T148">timema</text:span><text:span text:style-name="T569"> </text:span><text:span text:style-name="T43">суфікс </text:span><text:span text:style-name="T144">-</text:span><text:span text:style-name="T147">em</text:span><text:span text:style-name="T144">-</text:span><text:span text:style-name="T43"> выконвае сваю лексічную нагрузку. А вось у слове </text:span><text:span text:style-name="T148">timemulo</text:span><text:span text:style-name="T569"> </text:span><text:span text:style-name="T43">лексічная нагрузка пераходзіць на суфікс </text:span><text:span text:style-name="T144">-</text:span><text:span text:style-name="T140">ul</text:span><text:span text:style-name="T144">-</text:span><text:span text:style-name="T30">,</text:span><text:span text:style-name="T43"> а неабходнасць суфікса </text:span><text:span text:style-name="T144">-</text:span><text:span text:style-name="T147">em</text:span><text:span text:style-name="T144">-</text:span><text:span text:style-name="T43"> губляецца. І хоць словаўтварэнне </text:span><text:span text:style-name="T148">timemulo</text:span><text:span text:style-name="T569"> </text:span><text:span text:style-name="T43">з’яўляецца і лексічна і граматычна правільным і памылкі тут няма, аднак слова </text:span><text:span text:style-name="T148">timulo</text:span><text:span text:style-name="T569"> </text:span><text:span text:style-name="T43">карацейшае, а значэнне ў абодвух слоў адно: </text:span><text:span text:style-name="T30">баязлівец.</text:span><text:span text:style-name="T43"> Гэта значыць, што неабходнасці ў суфіксе </text:span><text:span text:style-name="T144">-</text:span><text:span text:style-name="T147">em</text:span><text:span text:style-name="T144">-</text:span><text:span text:style-name="T30"> </text:span><text:span text:style-name="T43">няма, а дастаткова толькі суфікса </text:span><text:span text:style-name="T144">-</text:span><text:span text:style-name="T147">ul</text:span><text:span text:style-name="T144">-</text:span><text:span text:style-name="T30">.</text:span><text:span text:style-name="T43"> Вось так і праяўляецца адзін з асноўных прынцыпаў эсперанта: прынцып неабходнасці і дастатковасці. Ён і характарызуе ўжывальнасць тых ці іншых слоўных форм. Асабліва гэта датычыць такіх суфіксаў, як </text:span><text:span text:style-name="T148">-ad-, </text:span><text:span text:style-name="T144">-a</text:span><text:span text:style-name="T147">ĵ</text:span><text:span text:style-name="T144">-, -e</text:span><text:span text:style-name="T147">c</text:span><text:span text:style-name="T144">-</text:span><text:span text:style-name="T30">.</text:span><text:span text:style-name="T43"> Вельмі часта неабходнасць ужывання таго ці іншага суфікса нам падказвае сам змест: </text:span><text:span text:style-name="T148">La bono kaj la belo </text:span><text:span text:style-name="T147">ĉiam</text:span><text:span text:style-name="T144"> </text:span><text:span text:style-name="T148">altiras </text:span><text:soft-page-break/><text:span text:style-name="T148">nin</text:span><text:span text:style-name="T144">. </text:span><text:span text:style-name="T43">— </text:span><text:span text:style-name="T30">Дабрыня і прыгажосць заўсёды прыцягваюць нас. </text:span><text:span text:style-name="T147">Mian</text:span><text:span text:style-name="T144"> </text:span><text:span text:style-name="T148">atenton altiris ŝia beleco</text:span><text:span text:style-name="T164">.</text:span><text:span text:style-name="T97"> </text:span><text:span text:style-name="T569">— </text:span><text:span text:style-name="T30">Маю ўвагу прыцягнула яе прыгажосць. </text:span><text:span text:style-name="T148">Post longa laborado oni</text:span><text:span text:style-name="T144"> </text:span><text:span text:style-name="T148">devas ripozi</text:span><text:span text:style-name="T164">.</text:span><text:span text:style-name="T97"> </text:span><text:span text:style-name="T569">— </text:span><text:span text:style-name="T30">Пасля доўгай працы трэба адпачыць. </text:span><text:span text:style-name="T148">Post laboro mi</text:span><text:span text:style-name="T144"> </text:span><text:span text:style-name="T148">revenas hejmen per a</text:span><text:span text:style-name="T147">ŭ</text:span><text:span text:style-name="T148">tobuso</text:span><text:span text:style-name="T164">.</text:span><text:span text:style-name="T97"> </text:span><text:span text:style-name="T569">— </text:span><text:span text:style-name="T30">Пасля працы я вяртаюся дамоў аўтобусам. </text:span><text:span text:style-name="T147">Al mi</text:span><text:span text:style-name="T148"> plaĉas via</text:span><text:span text:style-name="T147"> </text:span><text:span text:style-name="T148">kantado</text:span><text:span text:style-name="T164">.</text:span><text:span text:style-name="T97"> </text:span><text:span text:style-name="T43">— </text:span><text:span text:style-name="T30">Мне падабаецца ваша спяванне. </text:span><text:span text:style-name="T147">Mi</text:span><text:span text:style-name="T144"> </text:span><text:span text:style-name="T148">volonte a</text:span><text:span text:style-name="T147">ŭ</text:span><text:span text:style-name="T148">skultus vian novan</text:span><text:span text:style-name="T575"> </text:span><text:span text:style-name="T148">kanton.</text:span><text:span text:style-name="T147"> </text:span><text:span text:style-name="T575">— </text:span><text:span text:style-name="T30">Я б ахвотна паслухаў вашу новую песню. </text:span><text:span text:style-name="T148">Bonvolu ripeti la rekanta</text:span><text:span text:style-name="T147">ĵ</text:span><text:span text:style-name="T148">on!</text:span><text:span text:style-name="T569"> — </text:span><text:span text:style-name="T30">Калі ласка, паўтарыце прыпеў. </text:span><text:span text:style-name="T140">Oni</text:span><text:span text:style-name="T144"> </text:span><text:span text:style-name="T145">elektis</text:span><text:span text:style-name="T148"> sinjorinon Marta Fischer prezidanto</text:span><text:span text:style-name="T569"> </text:span><text:span text:style-name="T43">(замест: </text:span><text:span text:style-name="T148">prezidantino) de la esperantista klubo</text:span><text:span text:style-name="T164">.</text:span><text:span text:style-name="T97"> </text:span><text:span text:style-name="T569">— </text:span><text:span text:style-name="T30">Спадарыню Марту Фішэр абралі прэзідэнтам клуба эсперантыстаў.</text:span></text:p>
      <text:p text:style-name="P220"><text:span text:style-name="T43">Зыходзячы з прынцыпу дастатковасці і неабходнасці, трэба перасцерагчы пачаткоўцаў-эсперантыстаў ад абцяжарвання мовы складанымі формамі дзеяслова. Напрыклад, навошта гаварыць: </text:span><text:span text:style-name="T147">Mi</text:span><text:span text:style-name="T144"> </text:span><text:span text:style-name="T148">estas leganta</text:span><text:span text:style-name="T569"> </text:span><text:span text:style-name="T43">(я чытаю), калі тое ж самае азначае простае і яснае словазлучэнне </text:span><text:span text:style-name="T147">mi</text:span><text:span text:style-name="T144"> </text:span><text:span text:style-name="T147">le</text:span><text:span text:style-name="T148">gas?</text:span><text:span text:style-name="T569"> </text:span><text:span text:style-name="T43">Зусім іншая справа, калі гэтага патрабуюць акалічнасці ці стыль мовы аўтара: </text:span><text:span text:style-name="T147">mi ne</text:span><text:span text:style-name="T144"> </text:span><text:span text:style-name="T148">povas tuj veni, mi</text:span><text:span text:style-name="T144"> </text:span><text:span text:style-name="T148">estas min bananta</text:span><text:span text:style-name="T569"> — </text:span><text:span text:style-name="T30">я не магу зараз жа прыйсці, я купаюся </text:span><text:span text:style-name="T43">(мыюся ў ваннай); падвойнае ўжыванне паказчыка цяперашняга часу </text:span><text:span text:style-name="T144">-</text:span><text:span text:style-name="T147">a</text:span><text:span text:style-name="T144">-</text:span><text:span text:style-name="T43"> (у дапаможным дзеяслове </text:span><text:span text:style-name="T148">esti</text:span><text:span text:style-name="T569"> </text:span><text:span text:style-name="T43">і ў галоўным (сэнсавым) дзеяслове </text:span><text:span text:style-name="T148">bani sin</text:span><text:span text:style-name="T569"> </text:span><text:span text:style-name="T43">дае магчымасць падкрэсліць, што дзеянне праходзіць менавіта ў гэты самы час.</text:span></text:p>
      <text:p text:style-name="P205">Такім чынам, мы бачым, што прынцып дастатковасці і неабходнасці датычыцца не толькі словаўтварэння, але і складаных граматычных форм. Трэба заўсёды мець на ўвазе, што, чым прасцей будзе пабудаваны сказ, тым больш зразумелым ён будзе для субяседніка; асабліва гэта важна таму, што эсперанта для ўсіх людзей свету з’яўляецца мовай не роднай, а другой, дапаможнай у зносінах з людзьмі іншых нацыянальнасцей.</text:p>
      <text:h text:style-name="P376" text:outline-level="2">31. Некаторыя асаблівасці мовы эсперанта</text:h>
      <text:p text:style-name="P146">Вы пазнаёміліся з усім, што павінен ведаць чалавек, які хоча свабодна гаварыць на мове эсперанта, у вобласці граматыкі. Але ў эсперанта, як і ў кожнай нацыянальнай мове, ёсць свае асаблівасці, якіх, скажам, няма ў беларускай мове, але якія ёсць у французскай ці наадварот. Таму неабходна аб некаторых з іх нагадаць тут.</text:p>
      <text:p text:style-name="P220"><text:span text:style-name="T43">Як і ў беларускай мове, </text:span><text:span text:style-name="T44">у</text:span><text:span text:style-name="T43"> эсперанта парадак слоў у сказе адвольны. Аднак трэба памятаць, што ад парадку слоў таксама залежыць зразумеласць, даходлівасць мовы ў цэлым. Таму неабходна аддаваць перавагу прамому парадку слоў у сказе — дзейнік, выказнік, іншыя члены сказа: </text:span><text:span text:style-name="T147">Mi</text:span><text:span text:style-name="T144"> </text:span><text:span text:style-name="T148">promenis kun</text:span><text:span text:style-name="T144"> </text:span><text:span text:style-name="T147">iu</text:span><text:span text:style-name="T148"> </text:span><text:span text:style-name="T147">ĉ</text:span><text:span text:style-name="T148">iutage</text:span><text:span text:style-name="T164">.</text:span><text:span text:style-name="T97"> </text:span><text:span text:style-name="T43">— </text:span><text:span text:style-name="T30">Я рабіў прагулку з кім-небудзь штодзень.</text:span></text:p>
      <text:p text:style-name="P220"><text:span text:style-name="T43">Не перашкаджае паразуменню людзей ужыванне бадай-што толькі акалічнасцей перад выказнікамі: </text:span><text:span text:style-name="T147">ĉ</text:span><text:span text:style-name="T148">iutage mi promenis kun iu</text:span><text:span text:style-name="T569"> — </text:span><text:span text:style-name="T30">штодзень я рабіў прагулку з кім-небудзь.</text:span></text:p>
      <text:p text:style-name="P205">Выклікае парушэнне прамога парадку слоў у сказе і неабходнасць вы<text:span text:style-name="T53">лучыць</text:span> ці падкрэсліць тое ці іншае слова ў сказе або тую ці іншую думку ў сказаным.</text:p>
      <text:p text:style-name="P205">Асаблівасцямі эсперанта, якія вызываюць пэўныя цяжкасці для беларусаў, з’яўляюцца:</text:p>
      <text:p text:style-name="P205"><text:soft-page-break/>1. Ужыванне артыкля <text:span text:style-name="T147">la</text:span> (гл. 8);</text:p>
      <text:p text:style-name="P205">2. Абавязковае ўжыванне дзеяслова-звязкі <text:span text:style-name="T147">estas</text:span><text:span text:style-name="T580"> </text:span>(гл. 12);</text:p>
      <text:p text:style-name="P220"><text:span text:style-name="T43">3. Ужыванне вінавальнага склону ў некаторых выпадках, напрыклад, пасля дзеясловаў з адмоўем не: </text:span><text:span text:style-name="T30">не бачыў кнігі</text:span><text:span text:style-name="T43"> (у беларускай мове родны склон) — </text:span><text:span text:style-name="T147">mi ne</text:span><text:span text:style-name="T144"> </text:span><text:span text:style-name="T148">vidis libron</text:span><text:span text:style-name="T575"> </text:span><text:span text:style-name="T43">(у эсперанта — вінавальны).</text:span></text:p>
      <text:p text:style-name="P205">4. Ужыванне аднаго адмоўнага слова ў сказах тыпу: <text:span text:style-name="T553">ён не бачыў нікога</text:span> (у беларускай мове два адмоўных словы: не, нікога. На эсперанта: <text:span text:style-name="T147">li</text:span><text:span text:style-name="T139"> </text:span><text:span text:style-name="T148">vidis neniun</text:span><text:span text:style-name="T114"> </text:span>або<text:span text:style-name="T114"> </text:span><text:span text:style-name="T147">li</text:span><text:span text:style-name="T139"> </text:span><text:span text:style-name="T147">ne</text:span><text:span text:style-name="T139"> </text:span><text:span text:style-name="T148">vidis iun</text:span><text:span text:style-name="T139"> </text:span><text:span text:style-name="T148">ajn;</text:span></text:p>
      <text:p text:style-name="P205">5. Ужыванне прыназоўніка <text:span text:style-name="T148">da</text:span><text:span text:style-name="T583"> </text:span>замест <text:span text:style-name="T148">de</text:span><text:span text:style-name="T583"> </text:span>(гл. 19);</text:p>
      <text:p text:style-name="P205">6. Ужыванне зваротнага <text:span text:style-name="T148">si</text:span><text:span text:style-name="T583"> </text:span>і ўсіх утвораных форм ад яго;</text:p>
      <text:p text:style-name="P205">7. Ужыванне загаднага ладу ў даданых сказах (гл. 12);</text:p>
      <text:p text:style-name="P205">8. Ужыванне назоўнага склону замест творнага: <text:span text:style-name="T553">ён стаў настаўнікам</text:span> (творны склон) — <text:span text:style-name="T147">li</text:span><text:span text:style-name="T139"> </text:span><text:span text:style-name="T148">iĝis instruisto</text:span><text:span text:style-name="T583"> </text:span>(назоўны склон); <text:span text:style-name="T553">ён працуе настаўнікам</text:span> (творны склон) — <text:span text:style-name="T147">li</text:span><text:span text:style-name="T139"> </text:span><text:span text:style-name="T148">laboras kiel instruisto</text:span><text:span text:style-name="T583"> </text:span>(назоўны склон);</text:p>
      <text:p text:style-name="P205">9. Немагчымасць ужывання множнага ліку, калі гаворка ідзе аб адным прадмеце: <text:span text:style-name="T148">unu pantalono</text:span><text:span text:style-name="T583"> </text:span>— <text:span text:style-name="T553">адны штаны, </text:span><text:span text:style-name="T148">du pantalonoj</text:span><text:span text:style-name="T583"> </text:span>— <text:span text:style-name="T553">двое штаноў; </text:span><text:span text:style-name="T148">unu tondilo</text:span><text:span text:style-name="T583"> </text:span>— <text:span text:style-name="T553">адны нажніцы, </text:span><text:span text:style-name="T148">tri tondiloj</text:span><text:span text:style-name="T583"> </text:span>— <text:span text:style-name="T553">трое нажніц;</text:span></text:p>
      <text:p text:style-name="P220"><text:span text:style-name="T43">10. Немагчымасць ужывання адзіночнага ліку, калі гаворка ідзе аб прадметах, якіх больш аднаго: </text:span><text:span text:style-name="T148">terpomoj</text:span><text:span text:style-name="T569"> </text:span><text:span text:style-name="T43">— </text:span><text:span text:style-name="T30">бульба, </text:span><text:span text:style-name="T148">terpomo</text:span><text:span text:style-name="T569"> </text:span><text:span text:style-name="T43">— </text:span><text:span text:style-name="T30">бульбіна;</text:span></text:p>
      <text:p text:style-name="P220"><text:span text:style-name="T43">11. Ужыванне множнага ліку пасля лічэбнікаў са словам «адзін»: </text:span><text:span text:style-name="T30">дваццаць адзін дзень</text:span><text:span text:style-name="T43"> — </text:span><text:span text:style-name="T148">dudek unu tagoj.</text:span></text:p>
      <text:p text:style-name="P220"><text:span text:style-name="T43">12. Наяўнасць дзеясловаў, якія ў беларускай мове бываюць пераходнымі, а ў эсперанта — непераходнымі і наадварот. Наяўнасць у эсперанта шэрагу нейтральных дзеясловаў, гэта значыць такіх дзеясловаў, якія могуць быць адначасова і пераходнымі і непераходнымі: </text:span><text:span text:style-name="T148">helpu min</text:span><text:span text:style-name="T43"> ці </text:span><text:span text:style-name="T148">helpu al</text:span><text:span text:style-name="T144"> </text:span><text:span text:style-name="T147">mi</text:span><text:span text:style-name="T43"> — </text:span><text:span text:style-name="T30">дапамажы(це)</text:span><text:span text:style-name="T43"> </text:span><text:span text:style-name="T30">мне!</text:span><text:span text:style-name="T43"> (гл. 16).</text:span></text:p>
      <text:p text:style-name="P210"><text:span text:style-name="T567">Аднак гэтыя асаблівасці эсперанта не надаюць значных цяжкасцей для тых, хто распачаў вывучэнне мовы эсперанта. Яны абумоўлены перш за ўсё шматлікімі выключэннямі і няправільнасцямі, якія існуюць у нацыянальных мовах, напрыклад у беларускай мове: </text:span><text:span text:style-name="T556">ісці на завод, ісці ў бібліятэку.</text:span><text:span text:style-name="T567"> Чаму мы ў першым выпадку ўжываем прыназоўнік </text:span><text:span text:style-name="T556">на,</text:span><text:span text:style-name="T567"> а ў другім — </text:span><text:span text:style-name="T556">у,</text:span><text:span text:style-name="T567"> ніхто не адкажа. У эсперанта ў такіх выпадках ужываецца адзіны сродак. Бо асноўныя правілы эсперанта — гэта логіка, прастата і аніякіх выключэнняў!</text:span></text:p>
      <text:h text:style-name="P367" text:outline-level="1"><text:span text:style-name="T43">Раздзел </text:span>III </text:h>
      <text:h text:style-name="P370" text:outline-level="1">ВУЧЭБНЫЯ ПРАКТЫКАВАННІ І ТЭКСТЫ</text:h>
      <text:h text:style-name="P373" text:outline-level="2">А. ПРАКТЫКАВАННІ</text:h>
      <text:p text:style-name="P161"><text:span text:style-name="T362">1</text:span><text:span text:style-name="T421">.</text:span><text:span text:style-name="T362"> </text:span><text:span text:style-name="T216">Пастаўце націскі ў наступных словах. Прачытайце словы, правільна ставячы націскі ў іх (вымаўляючы з націскам перадапошні склад).</text:span></text:p>
      <text:p text:style-name="P245"><text:span text:style-name="T387">Ĉampiono, ĉokolado, ĉeko, ĉefo,</text:span><text:span text:style-name="T388"> </text:span><text:span text:style-name="T387">ĵaketo, ĵargono, ĵetono, ĵokeo, ŝalo, ŝakalo, ŝanco, ŝtormo, ĝendarmo, etaĝo, ĝirafo, inĝeniero, ĥalato, ĥaoso, ĥato </text:span><text:span text:style-name="T612">(</text:span><text:span text:style-name="T608">хата</text:span><text:span text:style-name="T612">),</text:span><text:span text:style-name="T613"> </text:span><text:span text:style-name="T612">ĥe</text:span><text:span text:style-name="T387">mio, ĥimero, ĥoro, horo, himno, horizonto, historio Belarusio, Litovio, Latvio, Estonio, demonstracio, manifestacio, demokratio, partio, nacio, geografio, geologio, adiaŭo, ĉirkaŭaĵo, ankoraŭ, ankaŭ, hieraŭ, hodiaŭ.</text:span></text:p>
      <text:p text:style-name="P203"><text:span text:style-name="T563">2</text:span>. Прачытайце наступныя словазлучэнні. Сэнс іх павінен быць вам зразумелым.</text:p>
      <text:p text:style-name="P237">Sovetia Belarusio. Oficiala dokumento. Burĝa respubliko. Teĥnika pasporto. Interesa literaturo. Komunista partio. Revolucia klaso. Politika broŝuro. Oficiala politiko. Internacia himno. Nacia kulturo. Kultura revolucio. Ateista propagando. Katolika religio. Religia atmosfero.</text:p>
      <text:p text:style-name="P243"><text:span text:style-name="T362">3</text:span><text:span text:style-name="T421">.</text:span><text:span text:style-name="T362"> </text:span><text:span text:style-name="T216">Прачытайце словазлучэнні, якія стаяць у множным ліку. Звярніце ўвагу на канчаткі множнага ліку.</text:span></text:p>
      <text:p text:style-name="P237">Sovetaj respublikoj. Politikaj partioj. Interesaj broŝuroj. Internaciaj kongresoj. Belarusaj poetoj. Demokratiaj revolucioj. Novaj horizontoj. Dokumentaj filmoj.</text:p>
      <text:p text:style-name="P203"><text:span text:style-name="T563">4.</text:span> Прачытайце сказы і перакладзіце іх з дапамогай слоўніка, што пададзены ў канцы кнігі.</text:p>
      <text:p text:style-name="P237">Mi volas legi. Vi ankaŭ volas legi. Li volas kanti. Anatolo ankaŭ volas kanti. Ŝi legas. Nina ankaŭ legas. Ni skribas. Vi ankaŭ skribas. Ili parolas. Anatolo kaj Nina ankaŭ parolas. Sergeo kaj Nikolao ankaŭ parolas.</text:p>
      <text:p text:style-name="P243"><text:span text:style-name="T362">5. </text:span><text:span text:style-name="T216">Прачытайце і перакладзіце наступныя сказы. Звярніце ўвагу на пытальныя сказы.</text:span></text:p>
      <text:p text:style-name="P239"><text:span text:style-name="T631">Kiu legas? Nikolao legas. Kiu volas legi?</text:span><text:span text:style-name="T593"> </text:span><text:span text:style-name="T631">Anatolo volas legi. Ĉu vi volas legi? Jes, mi volas legi. Ĉu Vera volas kanti? Ne, Vera ne volas kanti, Vera volas legi. Kiu volas kanti? Nikolao kaj Nina volas kanti. Kiu volas paroli? Sergeo kaj Nataŝa volas paroli.</text:span></text:p>
      <text:p text:style-name="P243"><text:span text:style-name="T362">6. </text:span><text:span text:style-name="T216">Прачытайце і перакладзіце наступныя сказы. Звярніце ўвагу на ўжыванне вінавальнага склону.</text:span></text:p>
      <text:p text:style-name="P237">Viktoro volas lerni. Viktoro volas lerni Esperanton. Nikolao komencas lerni. Nikolao komencas lerni la internacian lingvon Esperanto. Anatolo komencas ankaŭ lerni. Anatolo komencas lerni la anglan lingvon kaj literaturon. Kiu volas lerni la internacian lingvon Esperanto? Sergeo kaj Nataŝa volas lerni la internacian lingvon Esperanto. Kiun volas vidi Anatolo? Anatolo volas vidi Nikolaon. Mi volas vidi Anatolon kaj Sergeon.</text:p>
      <text:p text:style-name="P228"><text:soft-page-break/><text:span text:style-name="T559">7. </text:span><text:span text:style-name="T220">Прачытайце і перакладзіце наступныя сказы. Запомніце асабовыя займеннікі</text:span></text:p>
      <text:p text:style-name="P237">Mi legas interesan libron. Vi (ci) legas politikan broŝuron. Li legas literaturan revuon. Ŝi legas virinan magazinon. Infano ne krias, ĝi dormas. Ni legas ĵurnalon. Vi legas gazeton. Ili legas bultenon. Mi legas vian libron. Vi legas mian ĵurnalon. Ili legas nian revuon. Mi vidas vin. Vi vidas min. Viktoro vidas ŝin. Ni vidas ilin. Ili vidas nin. Oni diras, ke vi lernas la internacian lingvon Esperanto.</text:p>
      <text:p text:style-name="P244"><text:span text:style-name="T363">8. </text:span><text:span text:style-name="T219">Прачытайце і перакладзіце сказы. Звярніце ўвагу на ўжыванне прыназоўніка </text:span><text:span text:style-name="T286">en</text:span><text:span text:style-name="T219"> і вінавальнага склону.</text:span></text:p>
      <text:p text:style-name="P239"><text:span text:style-name="T631">Mi laboras</text:span><text:span text:style-name="T593"> </text:span><text:span text:style-name="T631">en uzino. Vi laboras en fabriko. Li lernas en universitato. Ŝi laboras en biblioteko. Ni iras en bibliotekon. Vi iras en teatron. Ili iras en fabrikon. Nikolao bone parolas en Esperanto. Mi laboras en lundo, mardo, merkredo, ĵaŭdo kaj vendredo. Mi ripozas en sabato kaj dimanĉo.</text:span></text:p>
      <text:p text:style-name="P243"><text:span text:style-name="T362">9. </text:span><text:span text:style-name="T216">У ніжэй пададзеных сказах звярніце ўвагу на канчатак дзеясловаў прошлага часу.</text:span></text:p>
      <text:p text:style-name="P237">En lundo mi laboris en uzino. En mardo mi ankaŭ iris labori en uzinon. En merkredo mi vizitis bibliotekon. En ĵaŭdo mi vidis Nikolaon. En vendredo mi legis interesan libron, kiun mi prenis en biblioteko en merkredo. En sabato mi ripozis. En dimanĉo mi promenis en parko.</text:p>
      <text:p text:style-name="P243"><text:span text:style-name="T330">10</text:span><text:span text:style-name="T362">. </text:span><text:span text:style-name="T216">Прачытайце і перакладзіце сказы. Звярніце ўвагу на канчаткі і ўжыванне прыслоўяў.</text:span></text:p>
      <text:p text:style-name="P239"><text:span text:style-name="T631">Hieraŭ mi laboris kaj hodiaŭ mi ripozas. Mia hieraŭa laboro estis facila. Morgaŭ Anatolo veturas en Moskvon. Kiu volas veturi morgaŭ</text:span><text:span text:style-name="T593"> </text:span><text:span text:style-name="T631">en Leningradon? Hodiaŭa ĵurnalo estas interesa. Morgaŭa ĵurnalo ankaŭ devas esti interesa. Kiu</text:span><text:span text:style-name="T593"> l</text:span><text:span text:style-name="T631">aboris lunde kaj marde en uzino? Kiu vizitis merkrede kaj ĵaŭde bibliotekon? Kiun vizitis Nikolao sabate? Ni veturas tre rapide. Vi parolas tro laŭte. Ŝi estas bela. Ŝi aspektas bele. Nikolao estas bona knabo, ĉar li lernas bone. Bone estas ricevi bonan salajron.</text:span></text:p>
      <text:p text:style-name="P243"><text:span text:style-name="T362">11. </text:span><text:span text:style-name="T216">Прачытайце сказы і перакладзіце іх. Звярніце ўвагу, што ў беларускай мове дзеяслоў-звязка «быць» у цяперашнім часе выпадае, а ў прошлым не, чаго няма ў эсперанта.</text:span></text:p>
      <text:p text:style-name="P237">Li estis inĝeniero kaj laboris en uzino. Li estas inĝeniero kaj laboras en uzino. Anatolo estis studento kaj lernis en instituto. Anatolo estas studento kaj lernas en instituto. Viktoro estis bona amiko. Viktoro estas bona amiko. Tablo estis larĝa kaj longa. Tablo estas larĝa kaj longa. Mia amiko Viktoro estas interesa homo.</text:p>
      <text:p text:style-name="P243"><text:span text:style-name="T362">12. </text:span><text:span text:style-name="T216">Дзеясловы ў дужках пастаўце ў прошлым і цяперашнім часе. Перакладзіце пары сказаў.</text:span></text:p>
      <text:p text:style-name="P237">Mi (esti) studento kaj mi (lerni) en universitato. Mi (aĉeti) novan libron kaj mi (esti) kontenta. Li (scii) rakonti historiojn kaj (esti) interese aŭskulti lin.</text:p>
      <text:p text:style-name="P225">13. <text:span text:style-name="T216">Прачытайце і перакладзіце сказы. Звярніце ўвагу, што простая і складаная форма будучага часу ў беларускай мове на эсперанта перадаецца </text:span><text:soft-page-break/><text:span text:style-name="T216">аднолькава.</text:span></text:p>
      <text:p text:style-name="P237">Kiam vi finos skribi? Mi jam baldaŭ finos skribi. Mi ankoraŭ vizitos Nikolaon. Vespero estos varma hodiaŭ. Vespere mi aŭskultos radion. Matene mi iros en instituton. Nokte mi certe dormos. Vi estos kontenta, se vi vizitos Esperanto-klubon vespere.</text:p>
      <text:p text:style-name="P243"><text:span text:style-name="T362">14. </text:span><text:span text:style-name="T216">Пастаўце дзеясловы ў дужках у патрэбным часе. Перакладзіце сказы на беларускую мову і пераканайцеся, ці правільныя канчаткі вы паставілі ў дзеясловах.</text:span></text:p>
      <text:p text:style-name="P237">Hieraŭ mi (esti) en Bresto, hodiaŭ mi (esti) en Minsko kaj morgaŭ mi (esti) en Mogilevo verŝajne. Mi (voli) esti aktiva esperantisto. Hieraŭ vi (rakonti) tre interesan historion. Morgaŭ Nikolao (reveni) el Moskvo. Mi (esti) tre feliĉa nun vidi Nikolaon.</text:p>
      <text:p text:style-name="P225">15. <text:span text:style-name="T216">Прачытайце і перакладзіце сказы. Запомніце колькасныя лічэбнікі</text:span> (1 — 10).</text:p>
      <text:p text:style-name="P237">Mi havas UNU libron. Vi vidas DU kajerojn. Li aĉetas TRI ĵurnalojn. Ŝi prenas KVAR krajonojn. Ni prenas KVIN revuojn. Ili donas SES gazetojn. Ili havas SEP magazinojn. Viktoro prenas OK bultenojn. Nikolao havas NAŬ amikojn. Ili laboras jam DEK tagojn. (Unu, du, tri, kvar, kvin, ses, sep, ok, naŭ, dek).</text:p>
      <text:p text:style-name="P203"><text:span text:style-name="T563">16.</text:span> Прачытайце і перакладзіце сказы. Звярніце ўвагу на ўжыванне артыкля.</text:p>
      <text:p text:style-name="P237">Jen estas tablo. La tablo estas nigra. Jen estas tri seĝoj. La seĝoj estas flavaj. Jen estas du foteloj. La foteloj estas verdaj. Jen estas kvar muroj. La muroj estas blankaj. Jen estas plafono kaj jen estas planko. La plafono estas blanka kaj la planko estas bruna. Jen estas robo. La robo estas blua. La suno brilas en la ĉielo. En la ĉielo lumas la pala luno. Nikolao laboras en Minsko, en la traktora uzino.</text:p>
      <text:p text:style-name="P203"><text:span text:style-name="T563">17.</text:span> Прачытайце і перакладзіце сказы. Звярніце ўвагу на лічэбнікі.</text:p>
      <text:p text:style-name="P237">Ni vivas en la jaro mil naŭcent naŭdek unua. La biblioteko ricevis tricent novajn librojn. Se vi volas bone paroli en Esperanto, vi devas scii almenaŭ mil kvincent radikojn. Mi gastis en Moskvo dek unu tagojn. La jaro konsistas el dek du monatoj aŭ el kvindek du semajnoj aŭ el tricent sesdek kvin tagoj. Trioble tri estas naŭ. Tri plus (kaj) tri estos ses.</text:p>
      <text:p text:style-name="P222"><text:span text:style-name="T41">18</text:span><text:span text:style-name="T22">. Прачытайце і перакладзіце сказы. Звярніце ўвагу на ўжыванне прыназоўніка</text:span> <text:span text:style-name="T593">da</text:span>.</text:p>
      <text:p text:style-name="P237">Mi havas multe da libroj. Li aĉetis kilogramon da pano. Vi trinkas tro multe da akvo. Ni lernis tutan paĝon da novaj vortoj. Viktoro volas tason da kafo. Kiom da mono vi havas? Mi aĉetis dekon da ovoj. Nikolao ricevis amason da leteroj.</text:p>
      <text:p text:style-name="P237"><text:span text:style-name="T46">19. </text:span><text:span text:style-name="T196">Прачытайце і перакладзіце сказы, звярніце ўвагу на ўжыванне прыназоўнікаў</text:span><text:span text:style-name="T219"> </text:span><text:span text:style-name="T221">de</text:span><text:span text:style-name="T219">, </text:span><text:span text:style-name="T221">da</text:span><text:span text:style-name="T219">.</text:span></text:p>
      <text:p text:style-name="P240">Mi legas la libron de Viktoro kaj jam mi tralegis dudekon da paĝoj. Nikolao kolektas kantotekstojn en Esperanto kaj li jam havas tutan centon da kantoj. Nikolao ofte aĉetas ankaŭ librojn de Esperanto-verkistoj kaj li jam <text:soft-page-break/>havas tutan stokon da Esperanto-libroj. Viktoro revenis de sia amiko el Parizo kaj montris al ni multe da poŝtkartoj pri Francio. Amason da impresoj li kunportis el la vojaĝo. Kiom da novaj libroj de la belarusaj poetoj oni povas aĉeti en la libro-magazenoj!</text:p>
      <text:p text:style-name="P203"><text:span text:style-name="T563">20.</text:span> Прачытайце і перакладзіце сказы. Асаблівую ўвагу звярніце на ўжыванне і пераклад займеннікаў.</text:p>
      <text:p text:style-name="P239"><text:span text:style-name="T631">Jen kuŝas mia unua Esperanto-libro. Viktoro estas mia amiko. Mia granda deziro estas bone paroli en Esperanto. Ilia unua koncerto estis tre sukcesa. Mi vidis ilin en la kulturpalaco. Hodiaŭ mi renkontis en la urbo mian amikon Viktoro kaj mian amikinon Vera. Lia tablo estas ĉiam en ordo. Vi</text:span><text:span text:style-name="T593"> p</text:span><text:span text:style-name="T631">ovas vidi lin en biblioteko. Jen</text:span><text:span text:style-name="T593"> </text:span><text:span text:style-name="T631">estas la libro de mia amiko. Ĉu vi ricevis la leteron de mi? Ĉu vi donos la libron al mi? Mi vidis vin hieraŭ. Vi estis hieraŭ en bona normo. Mi volas doni la libron al vi. Mi volas preni la revuon de vi. Ili estas gajaj. Al ili estas bone. Ni akceptis la</text:span><text:span text:style-name="T593"> </text:span><text:span text:style-name="T631">donacon de ili. Mi montris ilian donacon al la patro. Morgaŭ mi ilin renkontos. Al mi estas interese, ĉu venos iliaj amikoj.</text:span></text:p>
      <text:p text:style-name="P203"><text:span text:style-name="T563">21.</text:span> Перакладзіце сказы. Звярніце ўвагу, што прыназоўнік <text:span text:style-name="T174">al</text:span> не заўсёды перакладаецца.</text:p>
      <text:p text:style-name="P239"><text:span text:style-name="T631">Mi iras al mia amiko Nikolao. Mi volas rakonti al vi novan historion. Anatolo kaj lia amiko veturas al Viktoro. Nikolao</text:span><text:span text:style-name="T593"> </text:span><text:span text:style-name="T631">aĉetis al mi interesan libron. Vi povas veturi al ili per aŭtobuso numero tri. Al ili estas tre interese aŭskulti radion en Esperanto.</text:span></text:p>
      <text:p text:style-name="P203"><text:span text:style-name="T563">22.</text:span> Перакладзіце сказы. Вызначце, у якіх выпадках у эсперанта выкарыстоўваецца загадны лад дзеясловаў, а ў беларускай мове<text:span text:style-name="T362"> — </text:span>не. Звярніце ўвагу на адпаведнік у эсперанта беларускаму словазлучэнню «няхай жыве».</text:p>
      <text:p text:style-name="P246"><text:span text:style-name="T422">Anatolo, lernu novajn vortojn! Amikoj, aŭskultu interesan historion! Nikolao, ne babilu multe! Anatolo kaj Viktoro, venu al mi morgaŭ! Ni komencu nian lecionon! Ili rakontu, kion interesan ili vidis en Francio! Li traduku novan tekston! Oni lernu kaj kantu novan kanton! Mikaelo, mi venu al vi morgaŭ,</text:span><text:span text:style-name="T385"> </text:span><text:span text:style-name="T422">se vi ne estas kontraŭ. Mi ne havas novan tekston, vi petu ĝin ĉe Viktoro! Mi volas, ke vi venu al mi morgaŭ. Nikolao deziras, ke vi nepre vizitu lin. Sergeo petis, ke mi rakontu al li novan anekdoton. Mi diris, ke li nepre aĉetu tiun ĉi libron al mi ankaŭ. Nikolaj Petroviĉ ordonis, ke ni nepre</text:span><text:span text:style-name="T423"> traduku la tekston. Oni esprimis deziron, ke mi veturu al </text:span><text:span text:style-name="T424">Esperanto-kongreso</text:span><text:span text:style-name="T356">.</text:span><text:span text:style-name="T423"> Mi donis al vi la revuon, por ke vi legu </text:span><text:span text:style-name="T332">novan </text:span><text:span text:style-name="T423">rakonton en ĝi. Ĉ</text:span><text:span text:style-name="T332">u </text:span><text:span text:style-name="T423">vi deziras, ke </text:span><text:span text:style-name="T332">mi </text:span><text:span text:style-name="T423">legu kaj traduku la tekston? Vivu paco en la tuta mondo! Vivu amikeco inter la popoloj! Vivu Esperanto, la lingvo de paco kaj amikeco! Legu la tekston! Bonvolu legi la tekston! Rakontu ankoraŭ unu interesan historion! Bonvolu rakonti ankoraŭ unu interesan historion! Aĉetu por mi iun interesan libron! Bonvolu aĉeti por mi iun interesan libron!</text:span></text:p>
      <text:p text:style-name="P203"><text:span text:style-name="T563">23.</text:span> Перакладзіце сказы з дзеясловамі ўмоўнага ладу.</text:p>
      <text:p text:style-name="P237">Mi dezirus al vi rakonti unu interesan historion. Kiel mi dezirus nun esti hejme! Se vi volus min vidi, vi nepre venus al mi hejmen. Se mi havus vian adreson, mi nepre skribus al vi la leteron el Londono. Mi volonte tralegus ĉi <text:soft-page-break/>tiun libron, se vi al mi ĝin pruntedonos. Mi volus ekvidi lian vizaĝon hodiaŭ!</text:p>
      <text:p text:style-name="P203"><text:span text:style-name="T563">24.</text:span> Перакладзіце сказы, звярніце ўвагу на займеннікі і іх пераклад.</text:p>
      <text:p text:style-name="P237">Nikolao renkontis min kaj mian amikon. Mi renkontis Nikolaon kaj lian amikon. Mi nepre invitos vin kaj vian najbaron al mi hejmen. Viktoro demandis ŝin kaj ŝiajn amikojn pri iliaj aferoj. Venu kaj aŭskultu nin en nia festa koncerto en nian kulturpalacon! Mi nepre devas vidi ilin kaj iliajn amikojn en iliaj hejmoj.</text:p>
      <text:p text:style-name="P203"><text:span text:style-name="T563">25.</text:span> Перакладаючы сказы, звярніце ўвагу на тое, як уплываюць суфіксы на змяненне значэння слоў.</text:p>
      <text:p text:style-name="P239"><text:span text:style-name="T631">Nikolao sidas. Anatolo staras. Nikolao sidigas lin apud si. Anatolo sidiĝas tre nevolonte. — La mantelo de Andreo ne estas tute pura. Andreo purigas sian mantelon. Sed la mantelo puriĝas tre malbone.</text:span><text:span text:style-name="T593"> </text:span><text:span text:style-name="T631">—</text:span><text:span text:style-name="T593"> </text:span><text:span text:style-name="T631">La patrino trovis por sia filino bonan edzon kaj volas edzinigi ŝin, sed la filino ne volas edziniĝi al ĉi tiu viro, ĉar ŝi tute ne amas lin.</text:span><text:span text:style-name="T593"> </text:span><text:span text:style-name="T631">— Kiam ruĝiĝas la virino? Tiam kiam ŝi hontas! Kaj kiam hontas la viro? Tiam, kiam li ruĝiĝas! Sed ruĝigi la viron ne estas simple entute!</text:span></text:p>
      <text:p text:style-name="P204"><text:span text:style-name="T567">26.</text:span><text:span text:style-name="T559"> Выпішыце сказы з простымі дзеясловамі асобна і з займеннікавымі дзеясловамі асобна. Перакладаючы сказы, вызначце розніцу ў перакладзе першай і другой групы дзеясловаў.</text:span></text:p>
      <text:p text:style-name="P240">Mi razas min matene, vi razas vin tage, sed li, Anatolo, razas sin vespere. Mi razas vin kun la granda plezuro. Vi razu lin nepre, ĉar li ne povas razi sin memstare. Li, Anatolo, razu lin, Nikolaon, hodiaŭ kaj mi razos lin morgaŭ. Ni razas nin ĉiutage, sed vi razas vin nur ĉiun duan tagon, sed ili razas sin entute unufoje dum semajno. Ni razu vin aŭ vi preferas fari tion memstare? Vi razu min laŭvice! Ili razu vin ĉiutage!</text:p>
      <text:p text:style-name="P203"><text:span text:style-name="T563">27</text:span>. Прачытайце сказы і звярніце ўвагу на пераклад прыметнікаў і прыслоўяў у вышэйшай і найвышэйшай ступені параўнання.</text:p>
      <text:p text:style-name="P237">Kiu el viaj amikoj estas pli diligenta, Andreo aŭ Nikolao? Nikolao estas pli diligenta ol Andreo. — Kiu estas pli kapabla, Viktoro aŭ Anatolo? Anatolo estas pli kapabla. — Kiu el vi estas la plej kuraĝa? Certe, Ivano estas la plej kuraĝa el ni. — Kiu el ili estas la plej bela? Sendube, Nina estas la plej bela el ili. — La plej interesan verkon mi anko<text:span text:style-name="T77">r</text:span>aŭ ne tralegis. — Ĉu vi scias, kiu saltis la plej alten en la mondo? — Zina bone parolas en Esperanto, ŝia amikino Vera parolas tamen pli bone en Esperanto, sed la plej bone parolas en Esperanto certe Nataŝa. — Bonega amiko, ĉu li vere estas la plej bona?!</text:p>
      <text:p text:style-name="P203"><text:span text:style-name="T563">28. </text:span>Прагледзеўшы табліцу займеннікаў і прыслоўяў <text:span text:style-name="T362">(гл. 11), </text:span>перакладзіце наступныя сказы.</text:p>
      <text:p text:style-name="P246"><text:span text:style-name="T422">Kien ni iros promeni? —</text:span><text:span text:style-name="T385"> </text:span><text:span text:style-name="T422">Mi ne scias kien. Tien aŭ ĉi tien. Ien ajn. — Kiu volas legi? Ĉu neniu? Iu tamen devas legi!</text:span><text:span text:style-name="T385"> </text:span><text:span text:style-name="T422">— </text:span><text:span text:style-name="T334"><text:s/></text:span><text:span text:style-name="T422">Kie li estas? Mi vidas lin nenie! Kaj ĉie estas malordo! Eble li iris tien... mi ne scias kien. Eble tien ĉi, kiu al mi diros? Tamen ie li devas esti! Mi devas lin serĉi ĉie, mi devas</text:span><text:span text:style-name="T385"> l</text:span><text:span text:style-name="T422">in trovi ie ajn! — Ĉu ĉi tio estas granda plezuro: ĉion aŭdi, ĉion vidi, ĉion scii? — Kiomas? Kiomas? Kiomfoje vi kiomasdiros? Necesas diri klare: Kioma horo estas? — Tamen «Kiomas?» estas pli mallonge kaj pli simple, ĉu vi tion ne </text:span><text:soft-page-break/><text:span text:style-name="T422">komprenas? — Kiu ŝtelis mian monujon? Dio scias kiu! Eble tiu ĉi knabo? Aŭ tiu knabino? Tamen iu ŝtelis ĝin kaj ĉiun oni povas suspekti! Ho! Neniu povas helpi min!</text:span></text:p>
      <text:p text:style-name="P203"><text:span text:style-name="T563">29.</text:span> Перакладзіце сказы. Звярніце ўвагу на пераклад дзеепрыметнікаў.</text:p>
      <text:p text:style-name="P237">La leganta ĵurnalon junulo atendis iun. La staranta apude viro altiris mian atenton. La kuŝanta en lito malsanulo mallaŭte ĝemis. Mi rimarkis alproksimiĝantan homon. La enirinta ĵus homo sin nomis, li estis esperantisto el Vitebsk. La venonta gaste al ni homo estas bone al vi konata. La bone konataj vortoj estas facile rekoneblaj en la teksto. La konitan iam lingvon estas facile reekmemori. La aplikotaj tekstoj estas tre facilaj.</text:p>
      <text:p text:style-name="P243"><text:span text:style-name="T362">30. </text:span><text:span text:style-name="T216">Параўнайце сказы, у якіх адзін і той жа час дзеяння перадаецца рознымі граматычнымі і лексічнымі сродкамі.</text:span></text:p>
      <text:p text:style-name="P239"><text:span text:style-name="T631">1. Kiam mi venas al vi, vi ĉiam estas leganta ion. — Kiam mi venas al vi, tiutempe vi ĉiam legas ion. 2. Kiam mi venas al vi, vi ĉiam estas leginta ion. — Kiam mi venas al vi, okazas, ke vi ĉiam jam ion tralegis. 3. Kiam mi venas al vi, vi ĉiam estas legonta ion. — Kiam mi venas al vi,</text:span><text:span text:style-name="T593"> </text:span><text:span text:style-name="T631">vi ĉiam nur preparas vin legi ion. 4. Kiam mi eniris en la ĉambron de Viktoro, li estis dormanta. — Kiam mi eniris en la ĉambron de Viktoro, li tiutempe dormis. 5. Kiam mi eniris en la ĉambron de Viktoro, li estis dorminta. — Kiam mi eniris en la ĉambro</text:span><text:span text:style-name="T111">n</text:span><text:span text:style-name="T631"> de Viktoro, li jam findormis. (...li jam ĉesis dormi. ...li jam vekiĝis.) 6. Kiam mi eniris en la ĉambron de Viktoro, li jam estis dormonta. — Kiam mi eniris en la ĉambron de Viktoro, li jam preparadis sin dormi (...estis en lito.</text:span><text:span text:style-name="T593"> </text:span><text:span text:style-name="T631">...volis dormi. ...estis preta dormi.) 7. Kiam vi venos al mi, mi estos tradukanta la tekston. — Kiam vi venos al mi, mi tradukados en tiu momento la tekston. 8. Kiam vi venos al mi, mi estos tradukinta la tekston. — Kiam vi venos al mi, mi tradukos jam la tekston. 9. Kiam vi venos al mi, mi estos tradukonta la tekston. — Kiam vi venos al mi, mi nur pr</text:span><text:span text:style-name="T111">e</text:span><text:span text:style-name="T631">paros min traduki la tekston (en tiu momento mi nur eksidiĝos ĉe la tablo traduki la tekston). 10. Se vi venus al mi, ni kune estus tradukantaj la tekston. — Se vi venus al mi, ni kune tradukadus (eble eĉ ne tutan) tekston. 11. Se vi venus al mi, ni kune estus tradukintaj la</text:span><text:span text:style-name="T593"> </text:span><text:span text:style-name="T631">tekston. — Se vi venus al mi, ni kune tradukus la tekston, ĉar sen vi mi eble ne sukcesos tion fari.</text:span></text:p>
      <text:p text:style-name="P243"><text:span text:style-name="T362">31. </text:span><text:span text:style-name="T216">Параўнайце канструкцыі сказаў. Перакладзіце сказы на беларускую мову.</text:span></text:p>
      <text:p text:style-name="P246"><text:span text:style-name="T335">1. Ĉi </text:span><text:span text:style-name="T422">tie oni konstruas novan kulturpalacon. — Ĉi tie estas konstruata nova kulturpalaco. 2. Mi tralegis jam ĉi tiun libron. — Ĉi tiu libro estas jam tralegita de mi. 3. Ni preparos novan koncerton dum unu monato. — Nova koncerto estos preparita dum unu monato. 4. Ni preparados nian koncerton tre zorgeme. — Nia koncerto estos preparata tre zorgeme. 5. Ni preparos nian novan koncerton nur post la reveno de nia gvidistino. — Nia nova koncerto estos preparota nur post la reveno de nia gvidistino. 6. Oni eldonis mian libron ĉi-jare.</text:span><text:span text:style-name="T385"> </text:span><text:span text:style-name="T422">— Mia libro estas eldonita ĉi-jare. 7. Oni eldonos baldaŭ novan revuon en Esperanto. — Baldaŭ estos eldonita nova revuo en Esperanto. 8. Sergeo diris, ke li skribis la leteron antaŭ du monatoj. — Sergeo diris, ke la letero </text:span><text:soft-page-break/><text:span text:style-name="T422">estas skribita antaŭ du monatoj.</text:span></text:p>
      <text:h text:style-name="P373" text:outline-level="2">Б. ВУЧЭБНЫЯ ТЭКСТЫ</text:h>
      <text:p text:style-name="P4"><text:span text:style-name="T592">1</text:span><text:span text:style-name="T600">. </text:span><text:span text:style-name="T222">Mi lernas Esperanton</text:span></text:p>
      <text:p text:style-name="P157">Mi estas Viktoro Ivanoviĉ Volski. Viktoro estas mia voknomo (antaŭnomo), Ivanoviĉ estas mia patronomo kaj Volski estas mia familia nomo (familinomo). Mi lernas Esperanton. Mi lernas la internacian lingvon en la rondeto, kiun organizis esperantista klubo ĉe la urba kulturpalaco.</text:p>
      <text:p text:style-name="P157">Nun mi staras apud la kulturpalaco kaj atendas mian amikon Nikolao. Li venis kun sia amikino Vera. Mi salutas mian amikon Nikolao kaj lian amikinon Vera. Kaj ni kune iras en la kulturpalacon. Hodiaŭ estas nia dua leciono.</text:p>
      <text:p text:style-name="P237">Kaj jen ni sidas ĉe la tabloj en la granda ĉambro kaj atendas. En la ĉambron eniras Sergej Petroviĉ.</text:p>
      <text:p text:style-name="P237">— Bonan vesperon! — li diras.</text:p>
      <text:p text:style-name="P237">— Bonan vesperon! — ni respondas.</text:p>
      <text:p text:style-name="P246"><text:span text:style-name="T422">Sergej Petroviĉ komencas la lecionon. Li instruas al ni Esperanton. Li eksplikas la gramatikajn regulojn kaj skribas novajn vortojn sur la tabulo. Ni kopias la novajn vortojn en niajn kajerojn. Poste ni faras ekzercojn. Ni prenas ekzemple la substantivon «amiko», ŝanĝas en ĝi la finan literon «o» je «a» <text:s text:c="2"/>kaj ricevas la adjektivon «amika». Aŭ ni prenas la verbon «kanti», ŝanĝas en ĝi la finan literon «i» je «o» kaj ricevas la substantivon «kanto». Se ni prenos la substantivon «vespero» kaj ŝanĝos en ĝi la finan literon «o» je «e», ni ricevos</text:span><text:span text:style-name="T385"> </text:span><text:span text:style-name="T422">adverbon «vespere». Por formi novajn vortojn ni uzas ankaŭ prefiksojn kaj sufiksojn. Ni prenas la vorton «granda» kaj prefikson «mal-» kaj formas la novan vorton «malgranda». Aŭ ni prenas la vorton «studento» kaj la sufikson «-in-» kaj formas la novan vorton «studentino». Poste ni prenas la vorton «lerni» kaj la vorton «ĉambro» kaj kunmetas el ili la novan vorton «lernoĉambro». En la fino de la leciono ni legas la tekston kaj tradukas ĝin. Sergej Petroviĉ proponas al ni respondi liajn demandojn:</text:span></text:p>
      <text:p text:style-name="P237">— Ĉu vi volonte lernas Esperanton?</text:p>
      <text:p text:style-name="P237">— Ĉu vi diligente lernas Esperanton?</text:p>
      <text:p text:style-name="P237">— Ĉu Esperanto estas facila lingvo?</text:p>
      <text:p text:style-name="P237">Kaj ni respondas al Sergej Petroviĉ:</text:p>
      <text:p text:style-name="P237">— Esperanto estas tre facila kaj bela lingvo, sed dum la lecionoj ne estas facile. Dum la lecionoj estas eĉ tre malfacile. Estas necese memorfiksi multajn novajn vortojn kaj gramatikajn regulojn. Tamen ni diligente lernos, ĉar ni volas baldaŭ bone paroli en Esperanto.</text:p>
      <text:p text:style-name="P5">2. La jaro</text:p>
      <text:p text:style-name="P157">Ĉiu jaro konsistas el dekdu monatoj. Ĉiu monato havas sian propran nomon. La nomoj de la monatoj estas: januaro, februaro, marto, aprilo, majo, junio, julio, a<text:span text:style-name="T77">ŭ</text:span>gusto, septembro, oktobro, novembro, decembro. La monatoj januaro, marto, majo, julio, a<text:span text:style-name="T77">ŭ</text:span>gusto, oktobro kaj decembro havas po tridek unu tagoj. La monatoj aprilo, junio, septembro kaj novembro havas po tridek tagoj. Kaj la februaro estas la plej mallonga monato de la jaro: ĝi kutime havas po <text:soft-page-break/>dudek ok tagoj. Sed en superjaro ĝi estas je unu tago pli longa kaj havas dudek naŭ tagojn.</text:p>
      <text:p text:style-name="P157">Krome, ĉiu jaro konsistas el kvindek du semajnoj, kaj ĉiu semajno konsistas el sep tagoj. Ĉiu tago havas ankaŭ sian propran nomon. La nomoj de la semajnotagoj estas: lundo, mardo, merkredo, ĵaŭdo, vendredo, sabato kaj dimanĉo. Kutime lundo, mardo, merkredo, ĵaŭdo kaj vendredo estas labortagoj, sed sabato kaj dimanĉo estas kutime ripoztagoj.</text:p>
      <text:p text:style-name="P5">3. La tagnokto (diurno)</text:p>
      <text:p text:style-name="P159"><text:span text:style-name="T631">Mateno, tago, vespero kaj nokto formas la tagnokton (diurnon). Oni dividas la tagnokton, kiun oni kromnomas diurno, je dudek kvar horoj, ĉiun horon — je sesdek minutoj kaj ĉiun minuton — je sesdek sekundoj. Je la dekdua horo nokte estas meznokto aŭ noktomezo. Je la dekdua horo</text:span><text:span text:style-name="T593"> </text:span><text:span text:style-name="T631">tage estas tagmezo aŭ meztago.</text:span></text:p>
      <text:p text:style-name="P237">Por scii la precizan tempon ĉiu el ni havas la propran horloĝon. Ekzistas diversaj specoj de horloĝoj: brakhorloĝoj, poŝhorloĝoj, vekhorloĝoj, murhorloĝoj ktp (kaj tiel plu).</text:p>
      <text:p text:style-name="P237">Tiu, kiu ne havas propran horloĝon, kutime devas demandi aliajn:</text:p>
      <text:p text:style-name="P237">— Kioma horo estas? aŭ tute simple: kiomas?</text:p>
      <text:p text:style-name="P237">Kaj oni respondas al li aŭ al ŝi:</text:p>
      <text:p text:style-name="P237">— Estas precize la dua.</text:p>
      <text:p text:style-name="P237">— Estas la dua kaj duono.</text:p>
      <text:p text:style-name="P237">— Estas kvarono antaŭ la tria.</text:p>
      <text:p text:style-name="P237">— Estas kvarono post la tria.</text:p>
      <text:p text:style-name="P237">— Estas dudek minutoj antaŭ la kvara.</text:p>
      <text:p text:style-name="P237">— Estas dudek kvin minutoj post la kvara.</text:p>
      <text:p text:style-name="P237">— Estas la kvina kaj tridek kvin minutoj.</text:p>
      <text:p text:style-name="P237">Okazas ankaŭ, ke oni forgesas, kiu dato aŭ tago estas hodiaŭ. Tiam oni demandas:</text:p>
      <text:p text:style-name="P237">— Kiun daton ni havas hodiaŭ? Aŭ: kiu dato estas hodiaŭ?</text:p>
      <text:p text:style-name="P237">Kaj oni respondas:</text:p>
      <text:p text:style-name="P237">— Hodiaŭ ni havas la dekokan de septembro.</text:p>
      <text:p text:style-name="P237">Kiam oni demandas:</text:p>
      <text:p text:style-name="P237">— Kiu tago estas hodiaŭ, ĉu estas mardo hodiaŭ?</text:p>
      <text:p text:style-name="P237">Oni respondas:</text:p>
      <text:p text:style-name="P237">— Jes, hodiaŭ estas mardo.</text:p>
      <text:p text:style-name="P237">— Ne, hodiaŭ estas merkredo.</text:p>
      <text:p text:style-name="P5">4. Ni korespondas en Esperanto</text:p>
      <text:p text:style-name="P158">Hodiaŭ mi estas tre ĝoja. Mi estas ricevinta la leteron el Bulgario. Nekonata al mi bulgara amikino estis skribinta al mi. Jen estas ŝia letero:</text:p>
      <text:p text:style-name="P75">Sofio, la 5-an de septembro.</text:p>
      <text:p text:style-name="P76">Kara belarus<text:span text:style-name="T188">a</text:span> amiko!</text:p>
      <text:p text:style-name="P237"><text:span text:style-name="T188">Vi ne</text:span> konas min kaj scias pri mi nenion. Ankaŭ mi scias pri vi preskaŭ nenion. Simple mi trovis vian adreson en la revuo «Bulgara esperantisto», en la rubriko «Korespondi deziras» kaj decidis skribi al vi.</text:p>
      <text:p text:style-name="P237"><text:soft-page-break/>Mi dezirus korespondi kun vi kaj esperas, ke nia korespondado estos interesa por ni ambaŭ kaj ke ĝi daŭros longe.</text:p>
      <text:p text:style-name="P237">Kara amiko! Bonvolu skribi al mi, pri kio vi interesiĝas kaj kion vi kolektas. Mi mem interesiĝas pri moderna muziko. Mi ankaŭ ŝatas kanti modernajn kaj malnovajn popolajn kantojn. Ankaŭ multaj vialandaj kantoj estas bone konataj al mi.</text:p>
      <text:p text:style-name="P237">Bonvolu respondi baldaŭ.</text:p>
      <text:p text:style-name="P75">Via nova bulgara amikino Nonka.</text:p>
      <text:p text:style-name="P238">Mi sidiĝas apud la tablo kaj estas skribonta la respondon. Mi prenas puran folieton da papero kaj komencas pensi: kion mi skribu al Nonka? Nu bone; mia unua letero al Nonka ne estu longa. Kaj mi komencas skribi:</text:p>
      <text:p text:style-name="P75">Minsk, la 2-an de oktobro.</text:p>
      <text:p text:style-name="P76">Kara bulgara amikino Nonka!</text:p>
      <text:p text:style-name="P237">Mi kore dankas vin pro via letero el la 5-a de septembro, kiun mi ĵus estas ricevinta. Nun mi estas sidanta ĉe la tablo kaj respondanta al vi.</text:p>
      <text:p text:style-name="P237">Via letero vere ĝojigis min. Mi volonte korespondos kun vi. Mi ankaŭ volonte korespondus kun geesperantistoj el aliaj landoj, sed dume mi ne havas adresojn.</text:p>
      <text:p text:style-name="P239"><text:span text:style-name="T631">Vi demandas min,</text:span><text:span text:style-name="T593"> p</text:span><text:span text:style-name="T631">ri kio mi interesiĝas kaj kion mi kolektas. Jes, mi ankaŭ </text:span><text:span text:style-name="T633">interesiĝas </text:span><text:span text:style-name="T631">pri moderna muziko. Kaj ankaŭ pri sporto. Mi ankaŭ ŝatas belarusajn popolajn kantojn. Ankoraŭ mi interesiĝas pri Esperanto-movado en diversaj landoj, pri Esperanto-literaturo kaj pri historio de Esperanto. Mi kolektas malnovajn Esperanto-revuojn, magazinojn, bultenojn, gazetojn kaj ĵurnalojn. Malgraŭ mi ankoraŭ estas komencanto, mi jam</text:span><text:span text:style-name="T593"> h</text:span><text:span text:style-name="T631">avas tutan stokon da diversaj periodaĵoj en Esperanto aŭ pri Esperanto.</text:span></text:p>
      <text:p text:style-name="P238">Atendante vian baldaŭan respondon, mi kore deziras al vi ĉion la plej bonan.</text:p>
      <text:p text:style-name="P75">Sincere kaj amike Viktoro.</text:p>
      <text:p text:style-name="P5">5. Esperanta festotago</text:p>
      <text:p text:style-name="P159"><text:span text:style-name="T631">En la jaro 1927 Julio Baghy (legu: badj</text:span><text:span text:style-name="T560">´</text:span><text:span text:style-name="T631">), hungara esperantista poeto kaj klasikulo, proponis, ke en la naskiĝtago de Ludoviko Zamenhof, la 15-an de decembro, ĉiujare estu festata la tago de Esperanto-libro. La Universala Kongreso de Esperanto, okazinta la saman jaron en Danzig, unuanime aprobis la proponon de Julio Baghy. Kaj jam en la jaro 1927 estis aranĝitaj multaj libro festoj en esperantistaj kluboj en la plej diversaj lokoj de</text:span><text:span text:style-name="T593"> l</text:span><text:span text:style-name="T631">a tuta mondo. Post tiam pasis jardekoj, sed kiel antaŭe esperantistaj kluboj, restante fidelaj al siaj tradicioj, ĉiujare aranĝas en la unua duono de decembro imponajn festojn de Esperanto-movado.</text:span></text:p>
      <text:p text:style-name="P237">Ankaŭ ĉi-jare en nia esperantista klubo estas preparata solena vespero. Unu kamarado preparas prelegon pri atingoj de Esperanto-movado dum lastaj jaroj, alia kamarado preparas raporton pri la agado de nia esperantista klubo dum la lasta jaro. Kaj ĉiuj ni kune preparas la amatoran artan programon por la solena vespero. Ekzemple, Nikolao preparas sin elpa<text:span text:style-name="T22">ŝ</text:span>i kun deklamado de fabloj kaj poemoj. Mia amiko Sergeo preparas sin danci iun eksterlandan <text:soft-page-break/>dancon. Lia amikino Nina preparas sin kanti belarusajn popolajn kantojn, tradukitajn en Esperanton.</text:p>
      <text:p text:style-name="P237">Dum la vespero ĉeestos ankaŭ neesperantista publiko kaj tial ni preparas nin serioze kaj fundamente.</text:p>
      <text:p text:style-name="P5">6. La jarsezonoj</text:p>
      <text:p text:style-name="P162"><text:span text:style-name="T335">La printempo</text:span><text:span text:style-name="T635">.</text:span><text:span text:style-name="T422"> Ĉ</text:span><text:span text:style-name="T335">iu </text:span><text:span text:style-name="T422">jaro havas 4</text:span><text:span text:style-name="T385"> </text:span><text:span text:style-name="T422">jarsezonojn. La jarsezonoj nomiĝas: printempo, somero, aŭtuno kaj vintro.</text:span></text:p>
      <text:p text:style-name="P237">La plej bela sezono de la jaro estas certe la printempo. En poezio por nomi ĝin ekzistas eĉ aparta pli belsona vorto: primavero.</text:p>
      <text:p text:style-name="P237">Printempe la naturo vekiĝas post la vintro. En marto kaj aprilo la neĝo degelas. Kaj poste aperas la nova herbo kaj la unuaj printempaj floroj — galantoj. Sur la arboj kaj arbustoj aperas la unuaj verdaj folietoj. En la ĉielo brilas la suno.</text:p>
      <text:p text:style-name="P237">Printempe birdoj revenas <text:span text:style-name="T632">de</text:span> sudaj landoj kaj la arbaro pleniĝas per iliaj triloj. La vetero plivarmigas de tago al tago.</text:p>
      <text:p text:style-name="P237">En majo okazas la unua fulmotondro. Komence la ĉielo kovriĝas per pezaj obskuraj nuboj, poste fulmas kaj tondras kaj fine komencas pluvi.</text:p>
      <text:p text:style-name="P237">Printempe vilaĝanoj havas multe da laboro en kampoj kaj ĝardenoj. Ili semas cerealojn kaj plantas legomojn. En kamparo tage kaj nokte laboras traktoroj.</text:p>
      <text:p text:style-name="P247"><text:span text:style-name="T188">La somero</text:span><text:span text:style-name="T634">.</text:span><text:span text:style-name="T337"> Post la printempo venas la somero kun seka vetero kaj varmego. Sed tamen ankaŭ somere de tempo al tempo pluvas. Fulmotondro ofte antaŭas la someran pluvon. Sed ankaŭ povas okazi, ke post la fulmotondro ne pluvas, sed hajlas. Kaj la hajlo somere estas la plej maldezirata de vilaĝanoj fenomeno de la naturo.</text:span></text:p>
      <text:p text:style-name="P237">La urbanoj ŝatas ripozi somere ekster la urbo, ĉe la bordo de rivero aŭ de maro, kie ili metas siajn tendojn. Multaj urbanoj ŝatas ripozi dum sia forpermeso ie ajn en la sudo de nia lando.</text:p>
      <text:p text:style-name="P239"><text:span text:style-name="T631">Sed la vilaĝanoj neniam havas dum somero forpermeson, ĉar ili somere havas plenplenajn manojn da laboro en kampoj kaj en propraj</text:span><text:span text:style-name="T593"> l</text:span><text:span text:style-name="T631">egomĝardenoj.</text:span></text:p>
      <text:p text:style-name="P237">En julio kaj aŭgusto lernejanoj kaj studentoj havas somerajn feriojn. Multaj lernantoj dum someraj ferioj havas eblecon ripozi en pionirtendaroj. Aliaj helpas al siaj gepatroj en kampoj kaj legomĝardenoj, se temas pri vila<text:span text:style-name="T77">ĝ</text:span>aj lernantoj, kaj urbaj lernantoj pasigas siajn somerajn feriojn diversmaniere. Unuj restas hejme, aliaj frekventas urbajn pionirtendarojn ĉe la lernejoj, kie ili lernas, la triaj veturas al siaj geavoj en vilaĝojn, la kvaraj ripozas en la vilaĝdomoj de siaj gepatroj.</text:p>
      <text:p text:style-name="P237">Studentoj pasigas siajn somerajn feriojn ankaŭ diversmaniere: unuj preferas turismajn ekskursojn tra la lando, aliaj preferas labori en studentaj laborbrigadoj, la triaj serĉas por la ferioj ian laboron por perlabori por siaj bezonoj ian sumon <text:span text:style-name="T77">d</text:span>a mono.</text:p>
      <text:p text:style-name="P247"><text:span text:style-name="T188">L a aŭtuno</text:span><text:span text:style-name="T634">.</text:span><text:span text:style-name="T337"> La </text:span><text:span text:style-name="T364">1</text:span><text:span text:style-name="T337">-an de septembro la lernantoj komencas lerni en siaj lernejoj kaj la studentoj komencas studi en siaj universitatoj, institutoj, teknikumoj, profesiaj lernejoj ktp (kaj tiel plu). La </text:span><text:span text:style-name="T364">1</text:span><text:span text:style-name="T337">-an de septembro, tiu dato </text:span><text:soft-page-break/><text:span text:style-name="T337">kvazaŭ oficiale substrekas: hodiaŭ komenciĝis aŭtuno!</text:span></text:p>
      <text:p text:style-name="P239"><text:span text:style-name="T631">En aŭtuno la tagoj iĝas pli mallongaj kaj la noktoj pli longaj. Sed kamparanoj havas ankoraŭ pli da laboro en kampoj kaj en iliaj legomĝardenoj ol printempe kaj somere. Ja kiu bone rikoltas aŭtune, tiu bone</text:span><text:span text:style-name="T593"> m</text:span><text:span text:style-name="T631">anĝas vintre. Rikolti iĝas tamen pli kaj pli malfacile, ĉar komenciĝas tedaj a</text:span><text:span text:style-name="T111">ŭ</text:span><text:span text:style-name="T631">tunaj pluvoj, kiuj malhelpas pli diligente rikolti. Vilaĝanoj laboras streĉe, sed al ili tamen necesas helpi. Kaj oni helpas al ili. Lernantoj kaj studentoj, ofte eĉ laboristoj el urbaj fabrikoj kaj uzinoj.</text:span></text:p>
      <text:p text:style-name="P247"><text:span text:style-name="T337">Aŭtune arbaro tute ŝanĝas sian aspekton. Ĝin oni ne plu povas rekoni. Ĝi</text:span><text:span text:style-name="T336"> </text:span><text:span text:style-name="T337">staras mirinde diverskolora, belega en sia strange malvarma kaj malgaja aŭtuna beleco sen birdaj kantoj, kiuj rapidas forflugi suden.</text:span></text:p>
      <text:p text:style-name="P237">Malgajan aspekton havas ankaŭ herbejoj. Ili ne plu ĝojigas vin per belaj floroj. Eĉ herbo iel sekiĝis kaj flaviĝis.</text:p>
      <text:p text:style-name="P237">Kaj en novembro venas unuaj frostotagoj<text:span text:style-name="T77">.</text:span></text:p>
      <text:p text:style-name="P237">La vintro. Kaj jen venas vintro, por unuj dezirata kaj jam delonge atendata, por aliaj — atendata, sed entute ne dezirata. Sed la plej ofte ĝi venas tute neatendite, kiam la blanka neĝo kovrilo kaŝas de ni la teron subite dum iu nokto.</text:p>
      <text:p text:style-name="P237">Dum vintro ofte frostas, kaj ni ja estas alkutimigitaj al tio, sed ni preferas pli la tagojn, kiam neĝas kaj la frosto ne estas tiom forta.</text:p>
      <text:p text:style-name="P237">Vintre arbaro staras ia mistera kaj enigma, iel timige bruas kvazaŭ ĝi estas malkontenta pro blankneĝa ornamo.</text:p>
      <text:p text:style-name="P247"><text:span text:style-name="T337">Vintre estas la plej bela festo: la Nova Jaro. Tiun feston preterlasas neniu. Ĝi</text:span><text:span text:style-name="T627"> </text:span><text:span text:style-name="T337">estas komuna por ĉiuj: kaj por katolikoj, kaj por ortodoksoj, kaj por protestantoj, kaj por sendiuloj kaj ateistoj. Ĉiuj ĝojas al tiu festo, junaj kaj maljunaj, infanoj kaj plenkreskuloj, viroj kaj virinoj. En hejmoj oni aranĝas novjaran aŭ kristnaskan arbon, en Belarusio tio estas abieto. En urboj sur placoj oni starigas kaj ornamas grandajn abiojn. Ili altiras atenton plej unue per siaj diverskoloraj elektraj lampetoj.</text:span></text:p>
      <text:p text:style-name="P239"><text:span text:style-name="T631">Dum vintro la gelernantoj havas vintrajn feriojn. Dum tagoj ili povas libere kaj</text:span><text:span text:style-name="T593"> </text:span><text:span text:style-name="T631">senzorge glitumi kaj skii aŭ veturi per sledoj. Certe preskaŭ ĉiu familio, en kiu estas infanoj, havas proprajn glitveturilojn.</text:span></text:p>
      <text:p text:style-name="P237">Sed kiom ajn oni ŝatus la vintron, al marto ĝi jam tedas al ni kaj ni senpacience komencas atendi printempon.</text:p>
      <text:p text:style-name="P5">7. La familio</text:p>
      <text:p text:style-name="P157">Mi nomiĝas Viktoro Ivanoviĉ Volski. Mia patrolando estas Belarusio. Mi loĝas en Minsk, ĉefurbo de mia patrujo.</text:p>
      <text:p text:style-name="P247"><text:span text:style-name="T337">Mia familio ne estas granda. Ĝi</text:span><text:span text:style-name="T627"> </text:span><text:span text:style-name="T337">konsistas el kvar personoj: mi, mia edzino kaj du niaj infanoj.</text:span></text:p>
      <text:p text:style-name="P237">Mi estas 35-jara viro. Mi laboras en uzino kiel simpla laboristo. Mi perlaboras bonan salajron kaj estas kontenta el mia laboro.</text:p>
      <text:p text:style-name="P247"><text:span text:style-name="T337">Mia edzino Vera estas 29-jara virino. Ŝi</text:span><text:span text:style-name="T627"> </text:span><text:span text:style-name="T337">laboras en mezlernejo. Ŝi estas instruistino. Ŝi instruas la matematikon kaj fizikon.</text:span></text:p>
      <text:p text:style-name="P247"><text:span text:style-name="T337">Niaj infanoj ankoraŭ estas malgrandaj. Mia filo Nikolao estas 9-jara </text:span><text:soft-page-break/><text:span text:style-name="T337">knabo kaj lernas nun en lernejo. Nia filino Nataŝa estas 5-jara knabino kaj ankoraŭ ne lernas. Ŝi</text:span><text:span text:style-name="T627"> </text:span><text:span text:style-name="T337">frekventas infanĝardenon. Mi kaj mia edzino Vera, ni tre amas niajn gefilojn, kiuj estas tre ĉarmaj kaj tre saĝaj geknaboj.</text:span></text:p>
      <text:p text:style-name="P237">Miaj gepatroj kaj tiuj de mia edzino loĝas aparte de ni, sed ili de tempo al tempo vizitas nin. Ili ĉiam kunportas por siaj genepoj donacetojn kaj nature niaj gefiloj ĉiam estas ĝojaj al la alveno de siaj geavoj.</text:p>
      <text:p text:style-name="P5">8. Miaj gepatroj</text:p>
      <text:p text:style-name="P157">Miaj gepatroj loĝas ankaŭ en Minsk, tamen aparte de mia familio. Ni ofte vizitas ilin en ilia hejmo dum festoj aŭ simple dum libertagoj — sabate aŭ dimanĉe.</text:p>
      <text:p text:style-name="P237">Mia patro estas 62-jara viro. Li estas pensiulo. Sed li ne volas resti hejme sen laboro. Sekve li daŭrigas labori. Li laboras kiel gardisto en unu entrepreno.</text:p>
      <text:p text:style-name="P239"><text:span text:style-name="T631">Mia patrino estas 57-jara virino. Ŝi ankaŭ estas pensiulino. Ŝi mastrumas hejme kaj zorgas pri la familio kaj hejmo. Ŝi diras, ke ŝi havas sufiĉe da</text:span><text:span text:style-name="T593"> l</text:span><text:span text:style-name="T631">aboro hejme.</text:span></text:p>
      <text:p text:style-name="P239"><text:span text:style-name="T631">Miaj gepatroj loĝas kun mia malpliaĝa</text:span><text:span text:style-name="T593"> </text:span><text:span text:style-name="T631">fratino. Mia fratino Nina estas 5 jarojn malpliaĝa ol mi. Ŝi loĝas en aparta ĉambro kun sia edzo kaj</text:span><text:span text:style-name="T593"> </text:span><text:span text:style-name="T631">bebo, malgranda knabineto Anĝela kaj nia Nataŝa estas ŝia kuzino. Anĝela komencas jam iomete paroli kaj niaj infanoj ŝatas ludi kun ŝi. Nataŝa lulas ŝin en la lulilo kaj kantas al ŝi siajn lulkantojn. Kaj Nikolao preferas rakonti al ŝi fabelojn.</text:span></text:p>
      <text:p text:style-name="P5"><text:s/>9. Miaj bopatroj</text:p>
      <text:p text:style-name="P159"><text:span text:style-name="T631">Miaj bopatroj, t. e. (tio estas) la gepatroj de mia edzino, loĝas</text:span><text:span text:style-name="T593"> </text:span><text:span text:style-name="T631">en vilaĝo, ne tre malproksime de Minsk. Ili ankoraŭ ambaŭ laboras en kolĥozo. Do la mastrumadon hejme prizorgas la avino de mia edzino, t. e. la praavino de miaj infanoj. Ni o</text:span><text:span text:style-name="T111">f</text:span><text:span text:style-name="T631">te vizitas ilian vilaĝon, precipe printempe, somere kaj aŭtune.</text:span></text:p>
      <text:p text:style-name="P237">Por niaj infanoj en vilaĝo estas ĉiam interese kaj ili tre ŝatas tien veturi. Tial ili ofte tedas al ni per demandoj:</text:p>
      <text:p text:style-name="P237">— Paĉjo, kiam ni denove vizitos niajn geavojn en vilaĝo?</text:p>
      <text:p text:style-name="P237">— Panjo, kiam ni denove veturos en vilaĝon?</text:p>
      <text:p text:style-name="P237">La vila<text:span text:style-name="T77">ĝ</text:span>o, kie loĝas miaj bopatroj, troviĝas en tre bela loko: apud la vilaĝo estas negranda rivereto en pitoreska arbaro, kien niaj gefiloj ŝatas promeni. Al ili ankaŭ tre plaĉas naĝi en la rivereto dum varmegaj someraj tagoj.</text:p>
      <text:p text:style-name="P239"><text:span text:style-name="T631">Tre interesaj por niaj gefiloj ŝajnas ankaŭ la vilaĝaj vesperoj. En la ĥaton</text:span><text:span text:style-name="T593"> </text:span><text:span text:style-name="T631">de miaj bopatroj venas genajbaroj. Oni komencas babili, ŝerci kaj kanti malnovajn belarusajn popolajn kantojn, kiujn niaj gefiloj Niĉjo kaj Nanjo ne povas eka</text:span><text:span text:style-name="T111">ŭ</text:span><text:span text:style-name="T631">di en la urbo.</text:span></text:p>
      <text:p text:style-name="P237">Du tagoj de ripozo tamen pasas tre rapide kaj ni devas reveni hejmen. Kaj niaj infanoj revenas en Minskon ĉiam kun... ploro.</text:p>
      <text:p text:style-name="P5">10. La loĝejo</text:p>
      <text:p text:style-name="P159"><text:span text:style-name="T631">Antaŭ kelkaj monatoj Viktoro Volski ricevis novan triĉambran loĝejon. Lia nova loĝejo troviĝas en nova urboparto, en larĝa kaj bela avenuo. Kaj anta</text:span><text:span text:style-name="T111">ŭ</text:span><text:span text:style-name="T631">e ili loĝis en la centro de la urbo,</text:span><text:span text:style-name="T593"> </text:span><text:span text:style-name="T631">en Janka-Kupala-strato.</text:span></text:p>
      <text:p text:style-name="P237"><text:soft-page-break/>Malgraŭ nun li loĝas iom malproksime de la centro de la urbo, li estas kontenta per sia nova loĝejo. Sed kial do? Por respondi ĉi tiun demandon ni faru malgrandan ekskurson tra la nova loĝejo de Viktoro.</text:p>
      <text:p text:style-name="P239"><text:span text:style-name="T631">Jen ni staras apud bela 9-etaĝa konstruaĵo. Ĝi estas konstruita ĉi-jare, sed la tuta teritorio ĉirkaŭ la</text:span><text:span text:style-name="T593"> d</text:span><text:span text:style-name="T631">omo estas jam ordigita. Ĉie estas metita la asfalto. Ankoraŭ printempe estas plantitaj junaj arbetoj kaj arbustetoj.</text:span></text:p>
      <text:p text:style-name="P239"><text:span text:style-name="T631">Jen estas la kvara enirejo. Ni eniras kaj premas la butonon de lifto, eniras en ĝin kaj veturas ĝis la sesa etaĝo. Jen antaŭ ni estas la pordo kun la loĝejnumero 268. Ni premas la butonon de la elektra sonorilo. La pordon malfermas Viktoro mem. Li certe estas tre ĝoja al nia alveno.</text:span><text:span text:style-name="T593"> </text:span><text:span text:style-name="T631">Ni salutas lin kaj eniras en la antaŭĉambron. La antaŭĉambro ne estas granda, tamen en ĝi ni vidas vestoŝrankon kaj ŝranketon por ŝuoj. Sur la muro pendas granda</text:span><text:span text:style-name="T593"> </text:span><text:span text:style-name="T631">spegulo. Apud la pordo estas vestopendigilo. El la antaŭĉambro apartaj pordoj lasas vin eniri en la infanĉambron, en komunan ĉambron (halon), en la dormoĉambron de</text:span><text:span text:style-name="T593"> l</text:span><text:span text:style-name="T631">a gepatroj, en la kuirejon, en la necesejon kaj en la banĉambron.</text:span></text:p>
      <text:p text:style-name="P237">Jen ni eniras en la infanĉambron. Ĉi tie staras du litetoj, unu por Nikolao kaj alia por Nataŝa. Apud la fenestro staras malgranda tableto, ĉe kiu Nikolao preparas siajn hejmotaskojn. Apud la tableto, en angulo, staras etaĝero kun lernolibroj kaj legolibroj de Nikolao. Sur la etaĝero troviĝas ankaŭ liaj kajeroj kaj albumo por desegnado. Ĉio estas ĉi tie en ordo: Nikolao estas tre akurata knabo.</text:p>
      <text:p text:style-name="P237">En alia angulo estas tute malgranda tableto kaj same malgranda seĝeto por Nataŝa. Ĉi tie ni vidas kelkajn pupojn kaj tutan aron da diversaj ludiloj de Nanjo.</text:p>
      <text:p text:style-name="P237">Sur la planko en la infanĉambro estas granda tapiŝo, kaj sur la muroj estas kelkaj infanbildoj.</text:p>
      <text:p text:style-name="P237">Ni eliras el la infanĉambro kaj direktas nin en la komunan ĉambron, kiun oni nomas ĉe ni plej ofte «halo». La mebloj en ĝi estas tute aliaj. En la angulo, apud la fenestro staras televidilo sur speciala tableto. Apud la pordo ĉe la muro staras divano. Sur la muro dekstre estas granda bildo: pitoreska pejzaĝo kun akvofalo. Tio estas fototapetoj, produktitaj en Jugoslavio. Maldekstre ĉe la muro staras libroŝranko el tri sekcioj. Meze de la ĉambro staras gazettableto kaj du foteloj.</text:p>
      <text:p text:style-name="P246"><text:span text:style-name="T422">La</text:span><text:span text:style-name="T385"> </text:span><text:span text:style-name="T422">sekva ĉambro estas la dormoĉambro de la gepatroj. En tiu ĉi ĉambro la mebloj estas pli modestaj ol en la komuna ĉambro. Ĉi</text:span><text:span text:style-name="T628"> </text:span><text:span text:style-name="T422">tie staras du litoj, vestoŝranko, tualettableto de Vera, skribotablo de Viktoro kaj du seĝoj. Kiel ni povas konstati, la dormoĉambro de Viktoro ofte servas al li kiel laborĉambro.</text:span></text:p>
      <text:p text:style-name="P247"><text:span text:style-name="T337">Kaj laste ni eniras en la kuirejon. Ĉi</text:span><text:span text:style-name="T627"> </text:span><text:span text:style-name="T337">tie troviĝas gasforno, malvarmigejo, manĝotablo kaj kvar taburetoj. Apud la gasforno sur la planko staras ŝranketo. Sur la muro dekstre ankaŭ pendas la kuirejaj ŝranketoj kaj maldekstre — la sekigilo por manĝilaro super la lavtablo. En la sekigilo sekiĝas teleroj, supujoj, kruĉetoj, tasoj, forkoj kaj kuleroj.</text:span></text:p>
      <text:p text:style-name="P237">Ĉe la forno klopodas Vera, la edzino de Nikolao. Ŝi volas nin regali: ni ja estas gastoj!</text:p>
      <text:p text:style-name="P237"><text:soft-page-break/>Ni rigardas tra la fenestro. El la kuirejo de Viktoro ni vidas aŭtobusan haltejon kaj pli malproksime multetaĝajn konstruaĵojn, larĝan straton, en kiu veturas aŭtobusoj kaj trolejbusoj, grandaj kaj malgrandaj aŭtomobiloj.</text:p>
      <text:p text:style-name="P237">Vera invitas nin al la tablo, regalas nin kaj ni foriras el la gastama hejmo nur vespere.</text:p>
      <text:p text:style-name="P5">11. Nia labortago</text:p>
      <text:p text:style-name="P157">Ĉiutage Viktoro levas sin je la 7-a horo matene. Li vekiĝas kutime memstare. Sed iafoje lin vekas lia edzino, kiu levas sin kutime pli frue ol ŝia edzo. Tamen kiam li devas sin levi ankoraŭ pli frue, li streĉas la vekhorloĝon.</text:p>
      <text:p text:style-name="P237">Vekiĝinte, li eksaltas el la lito kaj komencas sian maten gimnastikon, kiun li faras dum 10—15 minutoj. Poste li direktas sin en la banĉambron. Se estas necese, li razas sin. Kutime li razas sin ĉiun duan tagon. Poste li purigas la dentojn per la dentobroso kaj lavas sin. Viktoro havas bonan kutimon sin lavi ĝis la zono per malvarma akvo. Poste li viŝas sin per viŝtuko kaj revenas en sian dormoĉambron. En la dormoĉambro li vestas sin. Komence li vestas la ĉemizon kaj poste la pantalonon.</text:p>
      <text:p text:style-name="P237">Je la 7-a kaj duono la tuta familio eksidas ĉe la tablo. La matenmanĝo kutime ne daŭras longe. Precize je la 8-a horo la tuta familio eliras el la loĝejo kaj oni direktas sin al la lifto. Elirinte el la domo ĉiu iras sian vojon. Nikolao direktas sin al la lernejo memstare: li ja estas jam granda knabo! La patrino kun la filino direktas sin al la infanĝardeno, kie la patrino lasos la knabinon kaj plu iros al sia laborloko, en la lernejon, kie ŝi instruas la matematikon kaj fizikon. La infanĝardeno estas en la najbara korto kaj la lernejo de la patrino ankaŭ estas proksime. Do ŝi iras tien perpiede. Kaj Viktoro direktas sin al la aŭtobusa haltejo. Per aŭtobuso li veturas ĝis sia uzino dum 15 minutoj.</text:p>
      <text:p text:style-name="P237">En la uzino Viktoro laboras dum ok horoj, ekde la 9-a matene ĝis la 6-a vespere kun unuhora interrompo por tagmanĝo. Por la tagmanĝo Viktoro ne revenas hejmen, ĉar li tagmanĝas en la uzina kantino.</text:p>
      <text:p text:style-name="P237">Kiam Viktoro revenas el la uzino, lia tuta familio estas jam hejme. La infanoj renkontas la patron kun la ĝojkrioj. Viktoro ĉiam revenas el la laboro pli malfrue, ĉar post laboro li ankoraŭ sin lavas en la uzina duŝejo.</text:p>
      <text:p text:style-name="P157">Je la 8-a horo vespere la tuta familio vespermanĝas kune. Post la vespermanĝo la patrino restas en la kuirejo por lavi la manĝilaron: telerojn, tasojn, forkojn kaj kulerojn. Viktoro kun infanoj iras en la komunan ĉambron. Tie li kontrolas, kiel Nikolao estas plenuminta la lernejajn hejmo taskojn kaj klarigas al la filo tion, kion Nikolao miskomprenis aŭ ne sufiĉe klare komprenis en la lernejo. Kaj jen la patrino ankaŭ venas el la kuirejo kaj la tuta familio eksidas ĉe la televidilo.</text:p>
      <text:p text:style-name="P237">Je la 9-a horo la patrino enlitigas la gefilojn kaj la geedzoj restas solaj por spekti la televidprogramon aŭ legi kune iun interesan artikolon en ĵurnalo.</text:p>
      <text:p text:style-name="P237">Je la 11-a horo ili enlitiĝas ankaŭ.</text:p>
      <text:p text:style-name="P5">12. Ripoztagoj</text:p>
      <text:p text:style-name="P159"><text:span text:style-name="T335">Sabate</text:span><text:span text:style-name="T631">. Hodiaŭ estas sabato. La tuta familio de Viktoro vekiĝas kiel kutime je la 7-a horo matene. Kiel ĉiutage la filo de Viktoro Nikolao iras en la </text:span><text:soft-page-break/><text:span text:style-name="T631">lernejon. La edzino de Viktoro iras en la lernejon ankaŭ. Hodiaŭ ŝi havas kutiman labortagon. Sed Viktoro hodiaŭ ne laboras, li havas sabate plej ofte libertagon. Do li restas hejme kun la filino. Tamen li levas sin kiel ĉiuj je la 7-a horo. Li faras sian kutiman maten gimnastikon. Kiam Nikolao kaj Vera foriras, Viktoro komencas ion fari. Unue li ripetas lecionojn de Esperanto. Poste li prenas la leterojn de siaj leteramikoj el eksterlando kaj relegas ilin. Li havas jam sufiĉe multe de geko respondantoj el pluraj</text:span><text:span text:style-name="T593"> </text:span><text:span text:style-name="T631">landoj de Eŭropo, Azio kaj Ameriko. Nur en Afriko kaj Aŭstralio li havas neniun korespondanton. Traleginte la leterojn, li komencas respondi ilin. Kiam li finas la leterskribadon, vekiĝas lia filino. Viktoro nutras ŝin, vestas ŝin, vestas sin mem kaj ili eliras iomete promeni. Preterirante la poŝtoficejon, ili eniras en ĝin kaj enmetas la leterojn en la poŝtkeston.</text:span></text:p>
      <text:p text:style-name="P237">Reveninte hejmen post la promenado, Viktoro okupiĝas pri io alia: li riparas ion aŭ portas en la korton tapiŝojn kaj batpurigas ilin tie. Poste li legas fabelojn aŭ infanrakontojn al la filino.</text:p>
      <text:p text:style-name="P237">Je la 2-a horo posttagmeze revenas el la lernejo lia filo Nikolao kaj ankoraŭ post unu horo lia edzino Vera. Ili tagmanĝas kune kaj komencas ordigi la loĝejon: la patrino lavas la plankon, la patro lavas la fenestrojn kaj la filo viŝas la polvon. Ankaŭ la malgranda filino helpas al sia frato.</text:p>
      <text:p text:style-name="P237">Ilia laboro daŭras unu horon, iam iomete pli. Sed jen ĉio estas finita. Tiam Nikolao kaj lia fratino iras en la korton ludi kaj la gepatroj restas hejme por okupiĝi pri iuj aliaj aferoj, kiuj ĉiam abundas en la familio.</text:p>
      <text:p text:style-name="P251"><text:span text:style-name="T539">Vespere la tuta familio estas hejme. Ili priparolas, kion ili faros morgaŭ, kiel ili ripozos. Nikolao proponas iri kune en kinejon por spekti novan filmon. </text:span><text:span text:style-name="T537">Lia</text:span><text:span text:style-name="T539"> fratino volas iri en la zoologian ĝardenon: ŝi volas rigardi sovaĝajn bestojn. Kaj fine estas decidite: matene ili iros en kinejon kaj spektos novan filmon kaj posttagmeze ili vizitos </text:span><text:span text:style-name="T636">zoologia parkon</text:span><text:span text:style-name="T539">.</text:span></text:p>
      <text:p text:style-name="P237"><text:span text:style-name="T77">Dimanĉe</text:span>. Dimanĉe la familio Volski vekiĝas pli malfrue ol kutime. Ili levas sin je la 8-a horo matene. Je la 9-a horo ili matenmanĝas. Je la horo komenciĝas la unua filmoprezentado en la proksima kinejo. Nikolao foriras el la hejmo unu duonhoron pli frue por preni biletojn. Ĉiuj aliaj foriras el la hejmo je la 10-a kaj duono. Je la 15 minutoj antaŭ la 11-a ili estas jam antaŭ la kinejo. Nikolao jam aĉetis enirbiletojn kaj atendas ilin.</text:p>
      <text:p text:style-name="P237">Ili eniras en la kinejon. Dum kelkaj minutoj ili povas ankoraŭ resti en la antaŭ spektejo. Tial ili direktas sin en la bufedejon. Viktoro aĉetas por la gefiloj kaj edzino glaciaĵojn.</text:p>
      <text:p text:style-name="P237">Jen sonas la sonorilo, invitante la spektontojn en la spekto halon. Viktoro, lia edzino kaj iliaj gefiloj eniras en la spektejon, trovas iliajn sidlokojn kaj sidiĝas. Subite la lumo estingiĝas kaj la filmo komenciĝas.</text:p>
      <text:p text:style-name="P237">Post la fino de la filmo la familio Volski eliras el la kinoteatro kaj revenas hejmen. Laŭvoje ili priparolas la filmon. Dum la disputo pri la filmo la plej babilema estas Nikolao. Oni vidas, ke li estas tre kontenta. Kaj pri ĉiu filmo li ĉiam havas sian propran opinion. Certe li ĉiam estas prava.</text:p>
      <text:p text:style-name="P247"><text:span text:style-name="T223">En </text:span><text:span text:style-name="T337">zoologia parko</text:span><text:span text:style-name="T634">.</text:span><text:span text:style-name="T337"> En Minsk forestas propra zoologia ĝardeno. Sed nun </text:span><text:soft-page-break/><text:span text:style-name="T337">funkcias en la urbo ekspozicio el grodna zoologia parko. Hodiaŭ posttagmeze viziti ĝin intencas la familio Volski. Ĉar la ekspozicio troviĝas tre malproksime de la loĝejo de Volski-familio, ili veturas tien per aŭtobuso.</text:span></text:p>
      <text:p text:style-name="P237">Kaj jen estas zoologia parko. La patro pagas la monon en la kason kaj ricevas enirbiletojn. La kontrolantino lasas ilin eniri kaj ili komencas fikse rigardadi la bestojn kaj birdojn, kiuj troviĝas en la kaĝoj. Ĉi tie estas diversaj sovaĝaj bestoj: lupoj, vulpoj, ursoj, tigroj, leporoj kaj aliaj bestoj. Nataŝa tre longe staris ĉe la kaĝoj, en kiuj troviĝis tre amuzaj simioj. Intereson de la infanoj elvokis ankaŭ papagoj kaj aliaj birdoj.</text:p>
      <text:p text:style-name="P237">Ĉiuj restis tre kontentaj pri la vizito al la zoologia ĝardeno.</text:p>
      <text:p text:style-name="P5">13. Biografio</text:p>
      <text:p text:style-name="P157">Viktoro Volski naskiĝis la 25-an de marto en urbo Minsk. Lia patro tiam laboris en unu el minskaj uzinoj kaj la patrino — en la fabriko. Kiam Viktoro havis kvin jarojn, lia patro ricevis novan loĝejon kun ĉiuj komfortaĵoj kaj la familio transloĝiĝis en la novan urboparton de Minsko.</text:p>
      <text:p text:style-name="P237">Kiam Viktoro estis 7 jarojn aĝa, li komencis studi en lernejo, kiun li sukcese finis en la jaro 1968. En tiu ĉi lernejo li aniĝis unue en la pioniran organizaĵon kaj pli malfrue — en komsomolon (junkomunistan organizaĵon).</text:p>
      <text:p text:style-name="P237">Post la fino de la mezlernejo Viktoro provis aniĝi en la minskan politeknikan instituton (superan lernejon), sed vane: li ne sukcesis superi multajn aliajn en la konkursaj enirekzamenoj. Tiam li eniris en la traktorfabrikan uzinon kiel lernanto ĉe simpla laboristo. Post kelkaj monatoj li akiris por si la profesion de seruristo. El la uzino oni lin rekrutigis en la armeon. Viktoro armeservis malproksime de Minsk, en Siberio.</text:p>
      <text:p text:style-name="P237">Post la fino de armea servado Viktoro ne plu provis aniĝi al iu ajn instituto kaj revenis labori en la traktorfabrika uzino. Li denove komencis labori kiel metallaboristo. Samtempe li akiris la duan profesion, tiun de tornisto.</text:p>
      <text:p text:style-name="P239"><text:span text:style-name="T631">En la jaro 1973, kiam li estis 22-jara, Viktoro edziĝis al la bela junulino Vera. Nun Viktoro kaj Vera havas</text:span><text:span text:style-name="T593"> </text:span><text:span text:style-name="T631">du infanojn. Antaŭnelonge ili ricevis novan triĉambran loĝejon.</text:span></text:p>
      <text:p text:style-name="P237">En la pasinta jaro Viktoro komencis lerni Esperanton. Nun li jam sufiĉe bone parolas en Esperanto kaj sufiĉe facile legas la librojn en Esperanto. Li volonte kaj multe korespondas kun eksterlandaj geesperantistoj, kio permesas al li profundigi siajn konojn en la lingvo kaj perfektiĝi en la lingvouzo. Li ankaŭ abonas kelkajn gazetojn en Esperanto kaj legas ilin kun intereso.</text:p>
      <text:p text:style-name="P5">14. Amiko</text:p>
      <text:p text:style-name="P159"><text:span text:style-name="T631">Nikolao estas amiko de Viktoro malgraŭ li estas iom malpli aĝa ol Viktoro. Malgraŭ</text:span><text:span text:style-name="T593"> </text:span><text:span text:style-name="T631">sia aĝo, Nikolao estas ankoraŭ fraŭlo, sed li volas baldaŭ edziĝi al sia amikino Lena.</text:span></text:p>
      <text:p text:style-name="P237">Nikolao estas altstatura juna viro kun bela vizaĝo kaj kun la staturo de sportisto. Li havas brunajn okulojn. Lia nazo estas mezgranda, liaj lipoj estas ruĝaj kaj maldikaj, lia mentono estas malgranda. Mallarĝa strieto de liaj lipharoj tre konvenas al lia vizaĝo. La barbon tamen li ne havas. Lian kapon <text:soft-page-break/>kovras iom krispaj haroj. Li estas kaŝtanharulo. (Li havas kaŝtankolorajn harojn). El-sub liaj longaj kapharoj apenaŭ videblas liaj oreloj. Lia kolo malgraŭ sportista staturo ne estas dika.</text:p>
      <text:p text:style-name="P241"><text:span text:style-name="T584">Se ni vidos lin sur la plaĝo, en naĝpantaloneto, ni povas</text:span><text:span text:style-name="T557"> </text:span><text:span text:style-name="T584">admiri</text:span><text:span text:style-name="T557"> </text:span><text:span text:style-name="T584">lian belan korpon: sunbruligitajn dorson, bruston kaj ventron, brakojn kun bone disvolvigitaj muskoloj kaj fortaj manoj, longajn sveltajn gambojn, kovritajn per nigraj haroj, krurojn kaj grandajn piedojn kun mallongaj fingroj.</text:span></text:p>
      <text:p text:style-name="P237">Nenion oni povas diri kontraŭ, Nikolao estas svelta juna viro, ĝuste el tiuj, kiuj tre plaĉas al virinoj.</text:p>
      <text:p text:style-name="P5">15. Amikino</text:p>
      <text:p text:style-name="P157">Lena estas amikino de Nikolao. Ŝi estas kvin jarojn pli juna ol li. Ŝi estas ĉiam gaja, bonhumora kaj eĉ iufoje <text:span text:style-name="T77">ŝ</text:span>ajnas esti iom facilmensa. Sed, se vi tion ekpensos pri ŝi, vi certe eraros: Lena bone studas en la instituto kaj estas ankaŭ tre aktiva en nia klubo esperantista. Malgraŭ ŝi komencis studi Esperanton antaŭnelonge, ŝi jam bone parolas Esperanton.</text:p>
      <text:p text:style-name="P239"><text:span text:style-name="T631">Lena estas mezstatura svelta</text:span><text:span text:style-name="T560"> </text:span><text:span text:style-name="T631">junulino. Ŝi havas blondajn harojn (ŝi estas blondulino). Ŝiaj bluaj okuloj, kiam ŝi koleras aŭ malkontentas, ŝajnas eŝti grizaj.</text:span></text:p>
      <text:p text:style-name="P237">Lena estas tre bela junulino: ŝia malgranda buŝeto, ŝia ronda mentono, rekta frunto kaj palrozaj vangoj kun ĉarmaj kavetoj atingas ĉiam la atenton de junuloj kaj aĝaj viroj. Sed Lena tre amas sian amikon Nikolao kaj kvazaŭ ne rimarkas tion ĉi. Ŝi ĉiam restas simpla kaj modesta.</text:p>
      <text:p text:style-name="P5">16. Nutraĵoj</text:p>
      <text:p text:style-name="P162"><text:span text:style-name="T335">Matenmanĝo</text:span><text:span text:style-name="T635">.</text:span><text:span text:style-name="T422"> Hodiaŭ estas kutima labortago. Je la 7-a horo kaj duono Viktoro, Vera kaj iliaj infanoj Nikolao kaj Nataŝa estas en</text:span><text:span text:style-name="T385"> l</text:span><text:span text:style-name="T422">a kuirejo. La kuirejo servas al ili ankaŭ kiel manĝejo. Ĉiuj sidas ĉetable. La familio matenmanĝas ĉiam kvarope. Hodiaŭ ili manĝas ovaĵon.</text:span></text:p>
      <text:p text:style-name="P237">— Mi pli volonte manĝus hodiaŭ molan ovon,— diras Nataŝa. — Kaj vi Nikolao?</text:p>
      <text:p text:style-name="P237">— Kaj mi prefere manĝus malmolan omleton.</text:p>
      <text:p text:style-name="P237">— Ĉesu babili! — malkontente diras la patrino. — Ni ne havas tempon por babilado.</text:p>
      <text:p text:style-name="P239"><text:span text:style-name="T631">Ĉiuj finmanĝas la ovaĵon kaj poste trinkas kafon kun buterpano. La buterpano</text:span><text:span text:style-name="T593"> </text:span><text:span text:style-name="T631">konsistas el panpeco kun butero kaj kun peceto da fromaĝo.</text:span></text:p>
      <text:p text:style-name="P237"><text:span text:style-name="T188">Tagmanĝo.</text:span> Dum la kutima labortago Viktoro tagmanĝas en la uzina kantino, lia edzino Vera kaj lia filo Nikolao tagmanĝas en la lerneja manĝejo, kaj lia filino Nataŝa tagmanĝas en sia infanĝardeno.</text:p>
      <text:p text:style-name="P239"><text:span text:style-name="T631">En la uzina kantino oni proponas al la laboristoj kompleksajn tagmanĝojn. Viktoro, kiel kutime, eniras en la</text:span><text:span text:style-name="T593"> k</text:span><text:span text:style-name="T631">antinon kaj konatiĝas kun menuo (manĝokarto). Hodiaŭ oni proponas tri kompleksojn:</text:span></text:p>
      <text:p text:style-name="P6">Komplekso 1</text:p>
      <text:p text:style-name="P7">1. Malvarma almanĝo: haringo kun cepo.</text:p>
      <text:p text:style-name="P7">2. Unua manĝaĵo: barĉo ukraina ruĝa.</text:p>
      <text:p text:style-name="P7">3. Dua manĝaĵo: kotletoj laŭhejme.</text:p>
      <text:p text:style-name="P7">4. Por deserto: kompoto.</text:p>
      <text:p text:style-name="P9"><text:soft-page-break/>Komplekso 2</text:p>
      <text:p text:style-name="P7">1. Malvarma almanĝo: legomaĵo.</text:p>
      <text:p text:style-name="P7">2. Unua manĝaĵo: piza supo kun viando.</text:p>
      <text:p text:style-name="P7">3. Dua manĝaĵo: bifsteko kun terpoma kaĉo.</text:p>
      <text:p text:style-name="P7">4. Por deserto: kiselo (frukta amelaĵo).</text:p>
      <text:p text:style-name="P6">Komplekso 3</text:p>
      <text:p text:style-name="P7">1. Malvarma almanĝo: salato el freŝa brasiko.</text:p>
      <text:p text:style-name="P7">2. Unua manĝaĵo: riza laktosupo.</text:p>
      <text:p text:style-name="P7">3. Dua manĝaĵo<text:span text:style-name="T77">:</text:span> kazea fritaĵo.</text:p>
      <text:p text:style-name="P7">4. Por deserto<text:span text:style-name="T77">:</text:span> kakao kun biskvitoj.</text:p>
      <text:p text:style-name="P157">Post ioma pripenso Viktoro decidas preni la unuan komplekson. Li iras en la kason kaj pagas la monon. Ricevinte ĉekon, li iras en la manĝohalon kaj prenas la pleton, metas sur ĝin kuleron, kulereton kaj forkon, en la disdonejo li ricevas necesajn manĝaĵojn, prenas kelkajn pecetojn da nigra pano kaj unu peceton da blanka pano, trovas liberan lokon, sidiĝas kaj trankvile, ne rapidante manĝas.</text:p>
      <text:p text:style-name="P237">Aliel estas en la manĝejoj de la lernejoj, kie laboras Vera, edzino de Viktoro, aŭ kie lernas Nikolao, filo de Viktoro. Tie ne estas elekto. La lernantoj manĝas dum la inter lecionoj. Por la bezonata tempo la laborantinoj de la manĝejo metas la telerojn kun manĝaĵoj kaj la glasojn kun trinkaĵoj (teo, kiselo, aŭ kompoto) sur la tablojn kaj la gelernantoj, veninte en la manĝejon, okupas siajn lokojn kaj manĝas. Iliaj gepatroj estas jam antaŭpagintaj ilian nutradon por la tuta semajno aŭ eĉ por la tuta monato antaŭen.</text:p>
      <text:p text:style-name="P239"><text:span text:style-name="T631">La geinstruistoj manĝas laŭ sia bontrovo: unuj iras manĝi hejmen, se ili loĝas proksime de la lernejo, aliaj manĝas en la proksima al ilia lernejo kantino, triaj — en la lerneja kantino dum</text:span><text:span text:style-name="T560"> </text:span><text:span text:style-name="T593">l</text:span><text:span text:style-name="T631">eciono, kiu ne estas por ili okupita.</text:span></text:p>
      <text:p text:style-name="P247"><text:span text:style-name="T188">Vespermanĝo</text:span><text:span text:style-name="T590">.</text:span><text:span text:style-name="T337"> La familio de Viktoro vespermanĝas kune. Ĉiuj estas jam revenintaj hejmen. Sur la tablo estas 4 manĝilaroj: po 4 teleretoj, po 4 forkoj, po 4 tasoj kun subtasoj, meze de la tablo estas panujo kaj sukerujo. Ankaŭ negranda samovaro estas sur la tablo. Sur la samovaro estas negranda teujo por kuirado de teo.</text:span></text:p>
      <text:p text:style-name="P237">En la kuirejo klopodas Vera. Ŝi prenas el la malvarmigejo kolbasetojn, metas ilin en la kaserolon, en kiu jam bolas la akvo. Post 5-minuta kuirado la kolbasetoj estas jam pretaj. Vera eligas ilin el la kaserolo kaj metas po unu kolbaseto en ĉiun telereton, al la kolbaseto ŝi aldonas ankoraŭ po iomete da kuirita nudelo. Poste ŝi vokas la tutan familion vespermanĝi.</text:p>
      <text:p text:style-name="P5">17. En nutraĵvendejo</text:p>
      <text:p text:style-name="P157">Vera venis en nutraĵan vendejon. Ŝi volas fari kelkajn aĉetaĵojn.</text:p>
      <text:p text:style-name="P239"><text:span text:style-name="T631">La vendejo estas granda kaj konsistas el kelkaj sekcioj. En la pansekcio ŝi prenas unu brikon da nigra pano, unu blankan panbulon kaj kelkajn panringojn. En sukeraĵejo ŝi prenas 200 gramojn da bonbonoj por Nataŝa kaj unu kilogramon da sukero. En la lakta sekcio ŝi prenas du botelojn da lakto kaj unu pakon da kazeo, 200 gramojn da butero. En la vianda sekcio ŝi volas preni unu kilogramon da ŝafaĵo, sed hodiaŭ ĉi tie ŝafaĵo forestas, tial ŝi prenas unu kilogramon da bovaĵo kaj unu kilogramon da porkaĵo. En la kolbaskaj fiŝsekcioj ŝi prenas nenion. Ŝi prenas tamen ankoraŭ unu pakon da salo kaj unu pakon da makaronioj. Ŝi pagas la</text:span><text:span text:style-name="T593"> m</text:span><text:span text:style-name="T631">onon en la kason kaj foriras el la </text:span><text:soft-page-break/><text:span text:style-name="T631">magazeno. Laŭvoje ŝi eniras en la legomsekcion, kiu havas apartan enirejon, kaj prenas tie du kilogramojn da pomoj. Bedaŭrinde nek pirojn, nek oranĝojn, nek citronoj ŝi povas a</text:span><text:span text:style-name="T111">ĉ</text:span><text:span text:style-name="T631">eti, ĉar ili simple forestas en la vendado.</text:span></text:p>
      <text:p text:style-name="P5">18. En universala magazeno</text:p>
      <text:p text:style-name="P159"><text:span text:style-name="T631">Homoj aĉetas ne nur nutraĵojn, sed ankaŭ diversajn industriajn varojn. Tial ili de tempo al tempo vizitas diversajn vendejojn. Ekzistas diversaj specoj da vendejoj. Ekzemple en meblo vendejo oni povas aĉeti ŝrankon aŭ ŝranketon, tablojn por diversaj bezonoj: manĝotablon, skribotablon, ĵurnaltablon</text:span><text:span text:style-name="T593"> </text:span><text:span text:style-name="T631">ktp, liton aŭ kanapon, sofon aŭ divanon, libroŝrankon aŭ librobreton, vestoŝrankon aŭ vesto pendigilon, bufedon kaj grandan spegulon apud muran aŭ surmuran.</text:span></text:p>
      <text:p text:style-name="P239"><text:span text:style-name="T631">En la</text:span><text:span text:style-name="T593"> </text:span><text:span text:style-name="T631">vendejo «infana mondo» oni povas aĉeti ĉion por infanoj. Ĉi tie oni povas trovi diversajn ludilojn: tintiletojn, kubetojn, pupojn, pilkojn ktp. Tie ĉi oni povas ankaŭ aĉeti diversajn vestaĵojn por geknaboj, ŝuojn kaj aliajn varojn por infanoj.</text:span></text:p>
      <text:p text:style-name="P237">Sed la plej grandaj vendejoj estas certe universalaj magazenoj. Kune ni trakuru hodiaŭ tra unu el ili.</text:p>
      <text:p text:style-name="P237">Jen ni eniras en la unuan etaĝon. La tuta maldekstra flanko estas okupita per la fako (sekcio) «Ĉio por hejmo». En ĉi tiu sekcio oni povas aĉeti varojn por la servicaranĝo de la tablo: telerojn kaj teleretojn, pladojn kaj pladetojn, tasojn kaj subtasetojn, glasojn kaj sub glasetojn, pokalojn kaj pokaletojn, kulerojn kaj kuleretojn, forkojn kaj tranĉilojn. Oni vendas ĉi tie ankaŭ supujojn, sukerujojn, buterujojn ktp.</text:p>
      <text:p text:style-name="P237">En la dua sekcio oni vendas la varojn por kuirejo: kaldronojn, marmitojn, kaserolojn, patojn, pelvojn, miksilojn, kafujojn kaj kafmuelilojn, submetaĵojn kaj viandtabulojn, korbojn kaj kribrilojn, bretojn-sekigilojn kaj kradojn por vaporkuirado, raspilojn kaj pistilojn, potojn kaj kruĉojn.</text:p>
      <text:p text:style-name="P237">En la tria sekcio oni vendas la varojn el kristalo kaj vitro: diversdimensiajn vazojn, glasojn, pladetojn, pokalojn pokaletojn.</text:p>
      <text:p text:style-name="P237">Plue estas la sekcio, kie estas vendataj siteloj, korboj por balaaĵoj kaj korboj por tolaĵoj, kuvetoj kaj sapujoj, vestopendigiloj kaj kusenoj, brosoj kaj alkroĉigiloj, banbastoj kaj banstupoj.</text:p>
      <text:p text:style-name="P237">Poste sekvas la sekcio de elektraj varoj: ĉi tie estas troveblaj lustroj kaj starlampoj, tablolampoj kaj murlampoj, diversformaj lumigiloj kaj ŝaltiloj (konektiloj), konektingoj kaj kondukŝnuretoj. Plue ni vidas pli grandajn varojn: malvarmigejojn, lavmaŝinojn, senpolvigilojn, elektrajn gladilojn ktp.</text:p>
      <text:p text:style-name="P237">Elektrajn varojn sekvas lavrimedoj: sapo, lavpulvoro, lavpasto, pargetvakso, vakso por ŝuoj. Ankaŭ lavtabulojn, tabulojn por gladi, ŝovelilojn kaj balailojn oni povas aĉeti tie ĉi.</text:p>
      <text:p text:style-name="P237">Plue sekvas la sekcio, kie oni povas aĉeti diversajn porhejmajn bagatelaĵojn: botelmalfermilojn, numeretojn ktp.</text:p>
      <text:p text:style-name="P237">En la dekstra flanko de la unua etaĝo estas grandaj sekcioj de donacoj kaj radio-varoj. En la sekcio de donacoj oni povas aĉeti plej diversajn varojn: gravuraĵojn, pentraĵojn, etplastikaĵojn, dekoraciitajn skatoletojn kaj kestetojn, zonojn kaj monujojn, argilajn, lignajn kaj pajlajn figuretojn, metalaĵojn kaj <text:soft-page-break/>ledaĵojn, teksaĵojn kaj ceremikaĵojn, bele dekoritajn tasojn kaj subtasojn el ceramiko, bele ornamitajn lignajn kulerojn kaj mantukojn teksitajn de popolaj lertulinoj.</text:p>
      <text:p text:style-name="P237">En la sekcio de radio-varoj estas vendataj radioriceviloj, transistoroj, gramofonoj, magnetofonoj, magnetofonaj bendoj, koloraj kaj nigra-blankaj televidiloj.</text:p>
      <text:p text:style-name="P239"><text:span text:style-name="T631">Per eskalatoro (ruliĝanta ŝtuparo) ni veturas al la dua etaĝo. Jen estas la sekcio de gramofondiskoj. Ĉi tie ni havas grandan elekton de diskoj laŭbezone. Vi povas aĉeti diskojn de simfonia, ĉambra, orgena, ĵaza, leĝera, estrada kaj dancmuziko. Ne mankas ĉi tie ankaŭ diskoj de popolaj kantoj kaj dancoj, diskoj kun sonregistroj de pianaj kaj violonaj koncertoj, kun arioj el operoj kaj operetoj, diskoj kun koncertoj de konataj kantistoj kaj kantistinoj, de diversaj estradaj grupoj. Apude estas la sekcio de muzikaj instrumentoj, kie vi povas aĉeti harmonikon aŭ akordionon, bajanon aŭ balalajkon,</text:span><text:span text:style-name="T593"> </text:span><text:span text:style-name="T631">trombonon aŭ tamburon, violonĉelon aŭ gitaron, fluton aŭ klarneton, pianon aŭ ksilofonon, violonon aŭ mandolinon, cimbalon aŭ timpanon, trumpeton aŭ saksofonon, hobojon aŭ simple blovtubon.</text:span></text:p>
      <text:p text:style-name="P247"><text:span text:style-name="T337">La sekva sekcio estas «Kancelariaj varoj». Ĉi</text:span><text:span text:style-name="T627"> </text:span><text:span text:style-name="T337">tie estas vendataj tornistroj, ledaj kaj kartonaj tekoj, lernejaj paperujoj, albumoj, kajeroj, krajonoj, inko, tuĉo, guaŝo, farboj, gluo, plastilino, frotgumoj, plumoj, plumingoj, plumujoj, fontoplumoj, globkrajonoj, liniiloj, cirkeloj, skribpapero, desegnopapero, papero por tajpiloj, kovertoj ktp.</text:span></text:p>
      <text:p text:style-name="P237">La resto de la etaĝo estas disponigita por la sekcioj kun varoj por viroj. Ili povas aĉeti ĉi tie por si mantelon, palton, pluvmantelon, kostumon, ĉemizon aŭ pantalonon laŭ sia grando. Oni povas ĉi tie aĉeti jakon aŭ ĵaketon, ĉapelon aŭ ĉapon, kasketon, kepon aŭ bireton. Jen estas la sekcio de kravatoj, kiun sekvas la sekcio de subvestoj, kie oni povas aĉeti subĉemizon kaj sportĉemizon, pantaloneton, kalsonon aŭ bankalsonon.</text:p>
      <text:p text:style-name="P237">Estas apartaj sekcioj por ledaj varoj (valizoj, tekoj, tornistroj, zonoj), por duonŝtrumpoj, por ŝuoj.</text:p>
      <text:p text:style-name="P237">En la tria etaĝo estas vendataj varoj por virinoj: diversaj ŝtofoj (tolo, katuno, drapo, krimpleno, veluro), roboj, jupoj, sarafanoj, jakoj, pluvmanteloj, ombreloj, botoj, ŝuoj, pantofloj, ŝtrumpoj, ŝtrumpetoj kaj diversaj galanteriaj varoj.</text:p>
      <text:p text:style-name="P237">En la kvara etaĝo oni vendas varojn por sporto kaj turismo kaj varojn por manlaboro — fadenojn, kudrilojn, butonojn ktp.</text:p>
      <text:p text:style-name="P237">Por simple trakuri la universalan magazenon necesas sufiĉe multe da tempo. Kaj se vi volas ion elekti, ion almezuri (surprovi)... Ho Dio! Kiom da tempo vi tiam bezonas!</text:p>
      <text:h text:style-name="P367" text:outline-level="1"><text:bookmark-start text:name="bookmark02"/>Раздзел IV<text:bookmark-end text:name="bookmark02"/> </text:h>
      <text:h text:style-name="P370" text:outline-level="1">НАША ХРЭСТАМАТЫЯ</text:h>
      <text:p text:style-name="P352">NIA KRESTOMATIO</text:p>
      <text:p text:style-name="P16">LUDOVIKO ZAMENHOF </text:p>
      <text:p text:style-name="P16">La Espero</text:p>
      <text:p text:style-name="P258"><text:span text:style-name="T631">En la mondon venis nova</text:span><text:span text:style-name="T593"> </text:span><text:span text:style-name="T631">sento, </text:span></text:p>
      <text:p text:style-name="P261">Tra la mondo iras forta voko; </text:p>
      <text:p text:style-name="P261">Per flugiloj de facila vento </text:p>
      <text:p text:style-name="P263">Nun de loko flugu ĝi al loko.</text:p>
      <text:p text:style-name="P261">Ne al glavo sangon soifanta </text:p>
      <text:p text:style-name="P261">Ĝi la homan tiras familion:</text:p>
      <text:p text:style-name="P262"><text:span text:style-name="T597">Al </text:span><text:span text:style-name="T336">la mond´ eterne militanta </text:span></text:p>
      <text:p text:style-name="P264">Ĝi promesas sanktan harmonion.</text:p>
      <text:p text:style-name="P261">Sub la sankta signo de l´espero </text:p>
      <text:p text:style-name="P261">Kolektiĝas pacaj batalantoj,</text:p>
      <text:p text:style-name="P261">Kaj rapide kreskas la afero</text:p>
      <text:p text:style-name="P263">Per laboro de la esperantoj.</text:p>
      <text:p text:style-name="P261">Forte staras muroj de miljaroj </text:p>
      <text:p text:style-name="P261">Inter la popoloj dividitaj;</text:p>
      <text:p text:style-name="P261">Sed dissaltos la obstinaj baroj, </text:p>
      <text:p text:style-name="P263">Per la sankta amo disbatitaj.</text:p>
      <text:p text:style-name="P261">Sur neŭtrala lingva fundamento, </text:p>
      <text:p text:style-name="P261">Komprenante unu la alian,</text:p>
      <text:p text:style-name="P261">La popoloj faros en konsento </text:p>
      <text:p text:style-name="P263">Unu grandan rondon familian.</text:p>
      <text:p text:style-name="P261">Nia diligenta kolegaro </text:p>
      <text:p text:style-name="P261">En laboro paca ne laciĝos,</text:p>
      <text:p text:style-name="P261">Ĝis la bela sonĝo de l´homaro</text:p>
      <text:p text:style-name="P263">Por eterna ben´ efektiviĝos.</text:p>
      <text:p text:style-name="P12">Ho, mia kor´</text:p>
      <text:p text:style-name="P266">Ho, mia kor´, ne batu maltrankvile,</text:p>
      <text:p text:style-name="P268"><text:soft-page-break/>El mia brusto nun ne saltu for!</text:p>
      <text:p text:style-name="P268">Jam teni min ne povas mi facile,</text:p>
      <text:p text:style-name="P263">Ho, mia kor´!</text:p>
      <text:p text:style-name="P268">Ho, mia kor´! Post longa laborado </text:p>
      <text:p text:style-name="P269"><text:span text:style-name="T597">Ĉ</text:span><text:span text:style-name="T336">u mi </text:span><text:span text:style-name="T597">ne venkos en decida hor´!</text:span></text:p>
      <text:p text:style-name="P268">Sufiĉe! trankviliĝu de l´batado,</text:p>
      <text:p text:style-name="P268">Ho, mia kor´!</text:p>
      <text:p text:style-name="P273">BENCIONO BERIN</text:p>
      <text:p text:style-name="P12">Esperanto</text:p>
      <text:p text:style-name="P123">dediĉita al novaj geesperantistoj</text:p>
      <text:p text:style-name="P266">— Kial,— oni min demandis,—</text:p>
      <text:p text:style-name="P268">Esperanto logas vin,</text:p>
      <text:p text:style-name="P268">Ke vi lernas ĝin konstante</text:p>
      <text:p text:style-name="P268">Kun fervoro kaj sen fin´?</text:p>
      <text:p text:style-name="P259">— Mi ĝin lernas kun fervoro,—</text:p>
      <text:p text:style-name="P268">Mia estis la respond´,—</text:p>
      <text:p text:style-name="P268">Ĉar mi volas, ke la paco </text:p>
      <text:p text:style-name="P268">Regu en la tuta mond´,</text:p>
      <text:p text:style-name="P268">Ĉar deziras mi, ke falu </text:p>
      <text:p text:style-name="P268">Lingvaj baroj inter ni,</text:p>
      <text:p text:style-name="P268">Ke kunligu la popolojn </text:p>
      <text:p text:style-name="P268">Unu frata famili´.</text:p>
      <text:p text:style-name="P259">Estas ĝi mirinda lingvo.</text:p>
      <text:p text:style-name="P268">Servas nun ĝi kiel pont´,</text:p>
      <text:p text:style-name="P268">Kunliganta diverslandajn</text:p>
      <text:p text:style-name="P268">Homojn en la tuta mond´.</text:p>
      <text:p text:style-name="P259">Ja ne sola en la mondo</text:p>
      <text:p text:style-name="P268">Mi fervore lernas ĝin.</text:p>
      <text:p text:style-name="P270">Lernas ĝin kaj eĉ ellernis </text:p>
      <text:p text:style-name="P270">Hindo, polo, svedo, ĉin´...</text:p>
      <text:p text:style-name="P260">Strebas mi renkonti ilin </text:p>
      <text:p text:style-name="P271">Iam, kiel fraton frat´,</text:p>
      <text:p text:style-name="P271">Kaj manpremi, ĉirkaŭpreni </text:p>
      <text:p text:style-name="P271"><text:soft-page-break/>Kun fidela am´ kaj ŝat´.</text:p>
      <text:p text:style-name="P260">Lingva, rasa diferenco,</text:p>
      <text:p text:style-name="P271">Ke ne staru inter ni,</text:p>
      <text:p text:style-name="P271">Ke sincere kaj intime</text:p>
      <text:p text:style-name="P271">Fluu la konversaci´.</text:p>
      <text:p text:style-name="P265">Jen pro kio Esperanto</text:p>
      <text:p text:style-name="P271">Tiel forte logas min,</text:p>
      <text:p text:style-name="P272"><text:span text:style-name="T631">Ke mi lernas ĝin</text:span><text:span text:style-name="T593"> </text:span><text:span text:style-name="T631">konstante </text:span></text:p>
      <text:p text:style-name="P267">Kun fervoro kaj sen fin´.</text:p>
      <text:p text:style-name="P126">Pli bone</text:p>
      <text:p text:style-name="P285">Pli bona estas eta </text:p>
      <text:p text:style-name="P292">Kabano el argil´,</text:p>
      <text:p text:style-name="P292">Ol orpalacoj nubaj</text:p>
      <text:p text:style-name="P307">El revoj kaj lunbril´.</text:p>
      <text:p text:style-name="P292">Pli bone estas havi</text:p>
      <text:p text:style-name="P292">En poŝo groŝojn kvar,</text:p>
      <text:p text:style-name="P292">Ol sur la kap´ arĝenton </text:p>
      <text:p text:style-name="P292">Kaj oron en dentar´.</text:p>
      <text:p text:style-name="P312">Pli bonaj estas pikoj</text:p>
      <text:p text:style-name="P292">De sangavida kul´,</text:p>
      <text:p text:style-name="P292">Ol ursaj bonintencaj </text:p>
      <text:p text:style-name="P292">Komplezoj de stultul´.</text:p>
      <text:p text:style-name="P312">Pli bone min ataku </text:p>
      <text:p text:style-name="P292">Ĥoler´, kancer´, aŭ pest´, </text:p>
      <text:p text:style-name="P292">Ol devus mi kunloĝi </text:p>
      <text:p text:style-name="P292">Kun dupieda best´.</text:p>
      <text:p text:style-name="P312">Pli bone estas flugi</text:p>
      <text:p text:style-name="P292">Kaj ŝvebi en aer´,</text:p>
      <text:p text:style-name="P292">Ol flugi tra l´ŝtuparo </text:p>
      <text:p text:style-name="P292">Kolrompe al la ter´.</text:p>
      <text:p text:style-name="P323">Pli bone estas vivi </text:p>
      <text:p text:style-name="P328">Sur insulet´ sen hom´,</text:p>
      <text:p text:style-name="P331"><text:soft-page-break/>Ol inter multaj homoj </text:p>
      <text:p text:style-name="P331">Sin senti Robinzon´.</text:p>
      <text:p text:style-name="P277">Adam Paŭlukavec</text:p>
      <text:p text:style-name="P12">Bedaŭrinde...</text:p>
      <text:p text:style-name="P326">Bedaŭrinde mi vin renkontis, </text:p>
      <text:p text:style-name="P300">Bedaŭrinde ekamis mi vin, </text:p>
      <text:p text:style-name="P300">Bedaŭrinde saluti vin hontis</text:p>
      <text:p text:style-name="P311">Kaj nun devas bedaŭri sen fin´.</text:p>
      <text:p text:style-name="P300">Bedaŭrinde mi tute hazarde</text:p>
      <text:p text:style-name="P300">Al alia edziĝis knabin´.</text:p>
      <text:p text:style-name="P300">Bedaŭrinde mi flame kaj arde</text:p>
      <text:p text:style-name="P311">Daŭre amas, amegas nur vin.</text:p>
      <text:p text:style-name="P300">Bedaŭrinde nun, kiam brakumas</text:p>
      <text:p text:style-name="P300">En la lito min mia edzin´,</text:p>
      <text:p text:style-name="P300">Vi aperas al mi kaj eklumas...</text:p>
      <text:p text:style-name="P311">Por turmento ne lasu plu min!</text:p>
      <text:p text:style-name="P300">Bedaŭrinde vi min persekutas,</text:p>
      <text:p text:style-name="P300">Kaj en sonĝ´ ofte vokas mi vin. </text:p>
      <text:p text:style-name="P300">Tiam vi ne aperas, vi mutas,</text:p>
      <text:p text:style-name="P311">Por malĝoju jam mia edzin´.</text:p>
      <text:p text:style-name="P300">— Kiun ĉiam en sonĝo vi vokas?—</text:p>
      <text:p text:style-name="P300">Ŝi demandas fojfoje kun trist´.</text:p>
      <text:p text:style-name="P300">Mi koleron obstine sufokas</text:p>
      <text:p text:style-name="P311">Kaj silentas pri vi kun persist´.</text:p>
      <text:p text:style-name="P300">Bedaŭrinde mi faris eraron:</text:p>
      <text:p text:style-name="P300">Ne aliris, ne diris pri am´.</text:p>
      <text:p text:style-name="P300">Nun rikoltas mi vivan koŝmaron,</text:p>
      <text:p text:style-name="P311">Pri nenio esperas mi jam.</text:p>
      <text:p text:style-name="P300">Se mi dirus al vi pri amsento</text:p>
      <text:p text:style-name="P300">Kaj pri vundo profunda en kor´,</text:p>
      <text:p text:style-name="P300">Ĉu ricevus mi vian konsenton</text:p>
      <text:p text:style-name="P311">Aŭ vi pelus fiere min for?</text:p>
      <text:p text:style-name="P335"><text:soft-page-break/>Bedaŭrinde ne scias mi veron, </text:p>
      <text:p text:style-name="P335">Ĉu<text:span text:style-name="T627"> </text:span>ĝojigus vi min per favor´... </text:p>
      <text:p text:style-name="P335">Tutegale min ronĝas sufero, </text:p>
      <text:p text:style-name="P335">Tutegale min mordas dolor´.</text:p>
      <text:p text:style-name="P126">Malami ne povis!</text:p>
      <text:p text:style-name="P285">Forlasi!</text:p>
      <text:p text:style-name="P292">Forami!</text:p>
      <text:p text:style-name="P292">Forgesi!</text:p>
      <text:p text:style-name="P292">Por ĉiam el kor´ mia for! </text:p>
      <text:p text:style-name="P292">Forlasis.</text:p>
      <text:p text:style-name="P292">Foramis.</text:p>
      <text:p text:style-name="P292">Forgesis.</text:p>
      <text:p text:style-name="P307">Nur vundo postrestis en kor´.</text:p>
      <text:p text:style-name="P292">Ekĝoji!</text:p>
      <text:p text:style-name="P292">Ekkanti!</text:p>
      <text:p text:style-name="P292">Ekfesti!</text:p>
      <text:p text:style-name="P292">Kaj vivi en bona humor´! </text:p>
      <text:p text:style-name="P292">Ekĝojis.</text:p>
      <text:p text:style-name="P292">Ekkantis.</text:p>
      <text:p text:style-name="P292">Ekfestis.</text:p>
      <text:p text:style-name="P307">Sed restis en koro dolor´.</text:p>
      <text:p text:style-name="P292">Reveni!</text:p>
      <text:p text:style-name="P292">Revidi!</text:p>
      <text:p text:style-name="P292">Reaŭdi! —</text:p>
      <text:p text:style-name="P292">Sopiras anima profund´. </text:p>
      <text:p text:style-name="P292">Revenis.</text:p>
      <text:p text:style-name="P292">Revidis.</text:p>
      <text:p text:style-name="P292">Reaŭdis.</text:p>
      <text:p text:style-name="P307">Denove salita la vund´.</text:p>
      <text:p text:style-name="P292">Malĝoji!</text:p>
      <text:p text:style-name="P292">Malami!</text:p>
      <text:p text:style-name="P292">Malbeni!</text:p>
      <text:p text:style-name="P292">Trankvila nur restu anim´! </text:p>
      <text:p text:style-name="P292">Malami —</text:p>
      <text:p text:style-name="P292">Ne povis.</text:p>
      <text:p text:style-name="P292"><text:soft-page-break/>Malbeni —</text:p>
      <text:p text:style-name="P292">Ne povis.</text:p>
      <text:p text:style-name="P292">Malĝoji nur restis kutim´.</text:p>
      <text:p text:style-name="P80">VLADIMIR DANILOV</text:p>
      <text:p text:style-name="P340"><text:span text:style-name="T553">La viktimoj de stalinismo</text:span><text:span text:style-name="T563"> — </text:span><text:span text:style-name="T553">al la posteuloj</text:span></text:p>
      <text:p text:style-name="P285">De vi longe kaŝis perfidaj gvidantoj la veron,</text:p>
      <text:p text:style-name="P292">Vin oni trinkigis per trosukerita venen´.</text:p>
      <text:p text:style-name="P292">La Revolucio!.. Ni preskaŭ jam perdis esperon,</text:p>
      <text:p text:style-name="P292">Ke iam ĝojigos nin via subita reven´...</text:p>
      <text:p text:style-name="P292">Nin oni mortigis, sed kriis ni: «Vivu Stalino!</text:p>
      <text:p text:style-name="P292">Li ĉion komprenos! Li pensas pri ĉiu el ni!..»</text:p>
      <text:p text:style-name="P292">«La patro» silentis... Ni kuŝis en verda ravino </text:p>
      <text:p text:style-name="P307">Kun kuglo gepatra en la «malamika» krani´...</text:p>
      <text:p text:style-name="P292">Kaj nun el-sub tero ni <text:span text:style-name="T637">aŭd</text:span><text:span text:style-name="T112">i</text:span><text:span text:style-name="T637">s</text:span> vin, ho posteuloj,—</text:p>
      <text:p text:style-name="P292">Denove triumfas en nia Patrujo la ver´!</text:p>
      <text:p text:style-name="P292">Kaj ploras pro ĝojo malvivaj, malplenaj okuloj,</text:p>
      <text:p text:style-name="P307">Kaj flustras ni: «Dankon pro tio al vi!» el-sub ter´.</text:p>
      <text:p text:style-name="P292">Memore al ni monumentojn starigas vi, karaj,</text:p>
      <text:p text:style-name="P292">En librojn, en kantojn zorgeme enskribas vi nin...</text:p>
      <text:p text:style-name="P292">Ni estas trankvilaj: trapasis jam tagoj malklaraj,—</text:p>
      <text:p text:style-name="P292">Ja el sia ĉerko ne povas ekstari Stalin´...</text:p>
      <text:p text:style-name="P312">Ĝin glutu por ĉiam de l´homa forgeso abismo,</text:p>
      <text:p text:style-name="P292">Por eĉ lian tombon nenie plu vidu rigard´!</text:p>
      <text:p text:style-name="P292">...Ho kia feliĉo, ke iras ni al komunismo</text:p>
      <text:p text:style-name="P292">Kun vi, posteuloj, sub la leninista standard´.</text:p>
      <text:p text:style-name="P126"><text:span text:style-name="T637">Ĉu</text:span> vere?..</text:p>
      <text:p text:style-name="P285">Kaŝiĝis en via tereno stroncio,</text:p>
      <text:p text:style-name="P292">Sed kreskas kaj spiko kaj floro...</text:p>
      <text:p text:style-name="P292">Ĉu vere ne mortos vi, Belorusio,</text:p>
      <text:p text:style-name="P292">Cejana feliĉo de l´koro?</text:p>
      <text:p text:style-name="P312">Ĉu vere, ke ni pro diversaj malsanoj </text:p>
      <text:p text:style-name="P292">Ne devas perei sen spuroj?</text:p>
      <text:p text:style-name="P292">Ĉu vere, l´infanoj de niaj infanoj</text:p>
      <text:p text:style-name="P292"><text:soft-page-break/>Ne iĝos mutantoj teruraj?</text:p>
      <text:p text:style-name="P312">Ĉu vere, ke longe vin niaj okuloj </text:p>
      <text:p text:style-name="P292">Admiros, ho Pripjatj-rivero?</text:p>
      <text:p text:style-name="P292"><text:span text:style-name="T188">Ĉ</text:span><text:span text:style-name="T597">u vere, transdonos al ia posteuloj</text:span></text:p>
      <text:p text:style-name="P287">Ni l´kanton pri «Zorka Venera»<text:note text:id="ftn1" text:note-class="footnote"><text:note-citation>1</text:note-citation><text:note-body><text:p text:style-name="P92"><text:s/>Rimarko: «Zorka Venera» (Esperantlingve: «Stelo Venuso») estas populara belarusa popola kanto, vortoj de la belarusa poeto-klasikulo Maksim´ Bahdanoviĉ.</text:p></text:note-body></text:note>?</text:p>
      <text:p text:style-name="P315"><text:span text:style-name="T335">Ĉ</text:span><text:span text:style-name="T614">u vere, de niaj ĝardenoj</text:span><text:span text:style-name="T615"> </text:span><text:span text:style-name="T614">aromoj</text:span></text:p>
      <text:p text:style-name="P296">Ne havos venenon? Ĉu vere,</text:p>
      <text:p text:style-name="P296">Ke plagon la saman ne spertos la homoj</text:p>
      <text:p text:style-name="P298"><text:span text:style-name="T188">Ĝ</text:span><text:span text:style-name="T597">is ili ekzistos surtere?..</text:span></text:p>
      <text:p text:style-name="P279">LUDMILA SILNOVA</text:p>
      <text:p text:style-name="P341">Hirundo</text:p>
      <text:p text:style-name="P287">Mi estas hirundo, la nigra hirundo! </text:p>
      <text:p text:style-name="P296">Malbone mi iras sur tero,</text:p>
      <text:p text:style-name="P296">Sed povas ekflugi dum unu sekundo,</text:p>
      <text:p text:style-name="P309">Manovras kun lert´ en aero.</text:p>
      <text:p text:style-name="P296">Mi estas hirundo, la simpla hirundo!</text:p>
      <text:p text:style-name="P296">Kaj skulptas mi mian nesteton</text:p>
      <text:p text:style-name="P296">El koto, pajleroj kaj lano de hundo,</text:p>
      <text:p text:style-name="P309">Kaj nutras malgrandajn birdetojn.</text:p>
      <text:p text:style-name="P296">Mi estas hirundo! Ansera fiero </text:p>
      <text:p text:style-name="P296">Neniam vastigas la bruston,</text:p>
      <text:p text:style-name="P296">Eĉ se mi posedas antikvan misteron,</text:p>
      <text:p text:style-name="P296">Mi ja orakolas nimbuson.</text:p>
      <text:p text:style-name="P316">Mi estas hirundo...</text:p>
      <text:p text:style-name="P126">Tankaoj</text:p>
      <text:p text:style-name="P287">1. Krepusko. Arbo,</text:p>
      <text:p text:style-name="P296">Ŝutkovrita de prujo</text:p>
      <text:p text:style-name="P296">Blanka, malvarma.</text:p>
      <text:p text:style-name="P296">Paruo sidas sur ĝi.</text:p>
      <text:p text:style-name="P309">Ho, izoleco mia!</text:p>
      <text:p text:style-name="P286"><text:soft-page-break/>2. Printempo. Urbo.</text:p>
      <text:p text:style-name="P294">Mar´ malproksime estas. </text:p>
      <text:p text:style-name="P294">Kial ĉi tie</text:p>
      <text:p text:style-name="P294">Vento tolaĵon same,</text:p>
      <text:p text:style-name="P308">Kiel velojn, disblovas?</text:p>
      <text:p text:style-name="P294">3. Verŝita parfum´. </text:p>
      <text:p text:style-name="P294">Blanka popla lanugo. </text:p>
      <text:p text:style-name="P294">Belaj virinoj</text:p>
      <text:p text:style-name="P294">Vagas sur urbaj stratoj. </text:p>
      <text:p text:style-name="P294">Ŝuoj kalkulas tempon.</text:p>
      <text:p text:style-name="P313">4. Tankaoj el Land´</text:p>
      <text:p text:style-name="P294">De Superiranta Sun´! </text:p>
      <text:p text:style-name="P294">Invad´!.. Surprize </text:p>
      <text:p text:style-name="P294">Kvazaŭ karan kukolon </text:p>
      <text:p text:style-name="P308">En la versoj mi aŭdas.</text:p>
      <text:p text:style-name="P294">5. Fin´ de jarcento.</text:p>
      <text:p text:style-name="P294">Pompe paduso floras. </text:p>
      <text:p text:style-name="P294">Kun maltrankvilo</text:p>
      <text:p text:style-name="P294">Mi pririgardas Landon </text:p>
      <text:p text:style-name="P308">De Subiranta Suno.</text:p>
      <text:p text:style-name="P294">6. Ho patrolando!</text:p>
      <text:p text:style-name="P294">Jen ĉerizarbo floras</text:p>
      <text:p text:style-name="P294">Ĉe ligna baril´...</text:p>
      <text:p text:style-name="P294">La subiranta suno </text:p>
      <text:p text:style-name="P308">Akvon de lag´ ruĝigas.</text:p>
      <text:p text:style-name="P294">7. Estas krepusko.</text:p>
      <text:p text:style-name="P294">Korvo sidiĝis manĝi </text:p>
      <text:p text:style-name="P294">Sur ĉerizarbo.</text:p>
      <text:p text:style-name="P294">Sun´ okcidente estas.</text:p>
      <text:p text:style-name="P308">Mi staras apud fenestr´.</text:p>
      <text:p text:style-name="P294">8. Super Polesi´</text:p>
      <text:p text:style-name="P294">Cikoni´ blanka flugas... </text:p>
      <text:p text:style-name="P294">Belorusio,</text:p>
      <text:p text:style-name="P294">Bela Rusio mia!</text:p>
      <text:p text:style-name="P294"><text:soft-page-break/>Ĉu Hirosim´ ci estas?</text:p>
      <text:p text:style-name="P313">9. Ĉiuj objektoj</text:p>
      <text:p text:style-name="P294">Havas nur singularon</text:p>
      <text:p text:style-name="P285">En strof´ de tanka´.</text:p>
      <text:p text:style-name="P292">Orienta saĝeco!</text:p>
      <text:p text:style-name="P307">Ĉu ni ankaŭ konceptos?</text:p>
      <text:p text:style-name="P292">10. ...Sed tamen varme!</text:p>
      <text:p text:style-name="P292">Sun´ en ĉielo penas </text:p>
      <text:p text:style-name="P292">Kiel mastrino</text:p>
      <text:p text:style-name="P292">En kuirejo. Viroj </text:p>
      <text:p text:style-name="P292">En gastsalon´ diskutas.</text:p>
      <text:p text:style-name="P312">11. En blua ĉiel´</text:p>
      <text:p text:style-name="P292">Mevo de la espero </text:p>
      <text:p text:style-name="P292"><text:span text:style-name="T637">Ŝvebas </text:span>refoje.</text:p>
      <text:p text:style-name="P292">Maten´? Tagmez´? Aŭ krepusk´? </text:p>
      <text:p text:style-name="P292">Kiu respondi povas?</text:p>
      <text:p text:style-name="P312">12. Maro. Nebulo.</text:p>
      <text:p text:style-name="P292">Sun´ elrigardi volas.</text:p>
      <text:p text:style-name="P292">Elporti ilojn</text:p>
      <text:p text:style-name="P292">Ondoj de la progreso —</text:p>
      <text:p text:style-name="P292">Kaj forviŝas surskribojn.</text:p>
      <text:p text:style-name="P281"><text:span text:style-name="T425">IGOR BELJAKOVSKI</text:span><text:span text:style-name="T386"> </text:span></text:p>
      <text:p text:style-name="P341">Aŭtuna versaĵo</text:p>
      <text:p text:style-name="P285">Nebulas pluve la mateno frua,</text:p>
      <text:p text:style-name="P292">La birdoj plu ne kantas en la kort´. </text:p>
      <text:p text:style-name="P292">Alvokas min, alvokas strato brua. </text:p>
      <text:p text:style-name="P292">Aŭtun´ alvenis, staras ĉe la pord´.</text:p>
      <text:p text:style-name="P312">Ekregis la aŭtuno ne subite,</text:p>
      <text:p text:style-name="P292">Atendis longe, preparante sin,</text:p>
      <text:p text:style-name="P292">Kaj kolorigis la foliojn. Spite </text:p>
      <text:p text:style-name="P292">Rezistis la somero kun obstin´.</text:p>
      <text:p text:style-name="P312">Kunportis la aŭtun´ al mi doloron, </text:p>
      <text:p text:style-name="P292">Miraĝojn dolĉajn, tremon en anim´. </text:p>
      <text:p text:style-name="P295"><text:soft-page-break/><text:span text:style-name="T631">Kaj vane</text:span><text:span text:style-name="T593"> m</text:span><text:span text:style-name="T631">i gardadis mian koron:</text:span></text:p>
      <text:p text:style-name="P292">Ja kontraŭ am´ ne batalemas mi.</text:p>
      <text:p text:style-name="P284">TRADUKOJ EL LA belarusa LINGVO </text:p>
      <text:p text:style-name="P48">FRANCYSKO SKARYNA</text:p>
      <text:p text:style-name="P340"><text:span text:style-name="T553">(granda belarusa klerigulo-humanisto, proksimume 1490</text:span><text:span text:style-name="T563"> — </text:span><text:span text:style-name="T553">proksimume 1541)</text:span></text:p>
      <text:p text:style-name="P176">Kiel de sia naskiĝo la bestoj, vagantaj tra dezerto, trovas siajn kavojn; la birdoj, flugantaj en aero, scias siajn nestojn; la fiŝoj, naĝantaj en maroj kaj riveroj, sentas siajn profundejojn; la abeloj kaj similaj al ili defendas siajn ujojn, tiel ankaŭ la homoj, kie ili naskiĝis kaj elnutritaj estas laŭ bonvolo de Dio, al tiu loko ili grandan amon havas.</text:p>
      <text:p text:style-name="P49">El la malnova belarusa lingvo: Adam Paŭlukavec.</text:p>
      <text:p text:style-name="P277">JAN ĈAĈOT </text:p>
      <text:p text:style-name="P341">(1796—1847)</text:p>
      <text:p text:style-name="P288">Gis la sun´ leviĝos...</text:p>
      <text:p text:style-name="P296">Gis la sun´ leviĝos,</text:p>
      <text:p text:style-name="P296">Roso malhelpetas;</text:p>
      <text:p text:style-name="P297"><text:span text:style-name="T631">Mave, se</text:span><text:span text:style-name="T593"> </text:span><text:span text:style-name="T631">frapbati </text:span></text:p>
      <text:p text:style-name="P296">Bienestro pretas.</text:p>
      <text:p text:style-name="P296">Bienulo nia!</text:p>
      <text:p text:style-name="P296">Estu tiel bona,</text:p>
      <text:p text:style-name="P296">Bienestron trovu,</text:p>
      <text:p text:style-name="P296">Kiu ne bastonos.</text:p>
      <text:p text:style-name="P296">Kiu nin turmentas,</text:p>
      <text:p text:style-name="P296">Nenie li ĝenas:</text:p>
      <text:p text:style-name="P296">Groŝon al vi donas</text:p>
      <text:p text:style-name="P296">Kaj du al si prenas.</text:p>
      <text:p text:style-name="P317">El la belarusa: tradukis Adam Paŭlukavec.</text:p>
      <text:p text:style-name="P81">PAULUK´ BAHRYM´</text:p>
      <text:p text:style-name="P85"><text:span text:style-name="T553">(1813</text:span><text:span text:style-name="T563"> — </text:span><text:span text:style-name="T553">proksimume 1890)</text:span></text:p>
      <text:p text:style-name="P88">Ludu, knabo...</text:p>
      <text:p text:style-name="P292">Ludu, knabo, mi admonas,</text:p>
      <text:p text:style-name="P292"><text:soft-page-break/>Je cimbal´, je violono,</text:p>
      <text:p text:style-name="P295"><text:span text:style-name="T631">Kaj mi uzos la</text:span><text:span text:style-name="T593"> </text:span><text:span text:style-name="T631">blovtubon,</text:span></text:p>
      <text:p text:style-name="P307">Forlasante Kroŝin-urbon.</text:p>
      <text:p text:style-name="P292">En la urb´ riĉul´ severas,</text:p>
      <text:p text:style-name="P292">L´ patro mortis en mizero,</text:p>
      <text:p text:style-name="P292">La fratin´, la panjo ploras.</text:p>
      <text:p text:style-name="P307">Kian iri vojon foran?</text:p>
      <text:p text:style-name="P292">Kien iri? Dio mia!</text:p>
      <text:p text:style-name="P292">Iros mi en mondon fian,</text:p>
      <text:p text:style-name="P292">Lupfantomo iĝos plore,</text:p>
      <text:p text:style-name="P292">Rerigardos mi angore.</text:p>
      <text:p text:style-name="P312">Estu sana, panjo kara!</text:p>
      <text:p text:style-name="P292">Se vi naski ne erarus,</text:p>
      <text:p text:style-name="P292">Se vi nutri min avarus,—</text:p>
      <text:p text:style-name="P292">Vojo via estus klara!</text:p>
      <text:p text:style-name="P312">Se naskiĝus mi vulturo,</text:p>
      <text:p text:style-name="P292">Se la mastro ne plezurus:</text:p>
      <text:p text:style-name="P292">Li ne prenus al servuto</text:p>
      <text:p text:style-name="P292">Kaj ne igus min rekruto.</text:p>
      <text:p text:style-name="P312">Sed paŝtist´ ne longe resti</text:p>
      <text:p text:style-name="P292">Kaj rekrut´ penige esti.</text:p>
      <text:p text:style-name="P292">Maturiĝi mi do timas —</text:p>
      <text:p text:style-name="P292">Kien mi, povrul´, pilgrimos?</text:p>
      <text:p text:style-name="P312">Kial vi, <text:span text:style-name="T637">verspert´,</text:span> hezitis,</text:p>
      <text:p text:style-name="P292">Sidi vi sur mi evitis?</text:p>
      <text:p text:style-name="P292">Por mi estu ne tro granda,</text:p>
      <text:p text:style-name="P292">Nur de l ´patra ĉar´ ĝis rando.</text:p>
      <text:p text:style-name="P83">El la belarusa: Adam Paŭlukavec.</text:p>
      <text:p text:style-name="P84">KASTUSJO KALINOŬSK<text:span text:style-name="T77">I</text:span> (1838—1864)</text:p>
      <text:p text:style-name="P54"/>
      <text:p text:style-name="P285">Marinjo nigrabrova, mia karulino!</text:p>
      <text:p text:style-name="P292">Kie ja perdiĝis via sort´-destino?</text:p>
      <text:p text:style-name="P292">Ĉio pasis, pasis, kvazaŭ eĉ ne estis,</text:p>
      <text:p text:style-name="P292"><text:soft-page-break/>Nur maldolĉa sento en animo restis.</text:p>
      <text:p text:style-name="P312">Se pro nia vero Di´ komencis puni,</text:p>
      <text:p text:style-name="P292">Antaŭ juĝ´ eterna nin starigis kune,</text:p>
      <text:p text:style-name="P292">Ni pereu vane, sed ne lasu veron,</text:p>
      <text:p text:style-name="P292">Restu sen feliĉo, sed kun ver´, libero!</text:p>
      <text:p text:style-name="P312">Vi ne plendu, Manjo, je terura sorto </text:p>
      <text:p text:style-name="P292">Kaj akceptu punon Dian vi senvorte.</text:p>
      <text:p text:style-name="P292">Se vi ne forgesos en preĝo min voki,</text:p>
      <text:p text:style-name="P292">Mi ne preterlasos al vi reciproki.</text:p>
      <text:p text:style-name="P312">Estu do vi sana, ho Popol´ despera!</text:p>
      <text:p text:style-name="P292">Kaj vivu en feliĉo, vivu en libero.</text:p>
      <text:p text:style-name="P292">Ekmemoru iam vi pri Jasjo via,</text:p>
      <text:p text:style-name="P292">Kiu ja pereis por ver´ kaj bon´ nacia.</text:p>
      <text:p text:style-name="P312">Kaj kiam la vortojn sekvos la afero,</text:p>
      <text:p text:style-name="P292">Tiam vi batalu por la ver´ fiere,</text:p>
      <text:p text:style-name="P292">Ĉar nur kun la vero en soci´ konsente </text:p>
      <text:p text:style-name="P292">Vi, popol´, atingos oldecon kontente.</text:p>
      <text:p text:style-name="P49">Elbelarusigis Adam Paŭlukavec.</text:p>
      <text:p text:style-name="P282"><text:span text:style-name="T590">Rimarko:</text:span><text:span text:style-name="T337"> Transdonante la versaĵon el la malliberejo eksteren, K. Kalinoŭski estis devigita uzi alegorian personaĵon de Marinjo, sub kiu li komprenis Belarusion kaj belarusan popolon.</text:span></text:p>
      <text:p text:style-name="P277">MAKSIMO BAHDANOVIĈ (1891—1917)</text:p>
      <text:p text:style-name="P341">En fremdlando</text:p>
      <text:p text:style-name="P285">Belegaj ĉirkaŭe jen kreskas la floroj.</text:p>
      <text:p text:style-name="P292"><text:span text:style-name="T637">Malĝoja</text:span> promenas mi, eksterlandan´,</text:p>
      <text:p text:style-name="P292">Kaj vidas — salutas per kap´ blukolora </text:p>
      <text:p text:style-name="P292">El ombro min nia ŝatata cejan´.</text:p>
      <text:p text:style-name="P325">Apenaŭ videbla en ĉi-valo bela,</text:p>
      <text:p text:style-name="P296">Ĝi flustras malgaja kun tristo al mi:</text:p>
      <text:p text:style-name="P296">«Memoru ni iom en land´ sunĉiela </text:p>
      <text:p text:style-name="P296">Pri nia malriĉa patrujo, amik´.»</text:p>
      <text:p text:style-name="P49">1908<text:tab/></text:p>
      <text:p text:style-name="P49">Tradukis el la belarusa lingvo Adam Paŭlukavec.</text:p>
      <text:p text:style-name="P329">Amatoroj pri serĉado </text:p>
      <text:p text:style-name="P333"><text:soft-page-break/>Inter pagoj flaviĝitaj </text:p>
      <text:p text:style-name="P333">En la libro forgesita </text:p>
      <text:p text:style-name="P333">De folioj el pasint´,—</text:p>
      <text:p text:style-name="P333">Trarigardu volumeton:</text:p>
      <text:p text:style-name="P333">Mi sekigis sur papero </text:p>
      <text:p text:style-name="P334"><text:span text:style-name="T631">Florojn,</text:span><text:span text:style-name="T593"> </text:span><text:span text:style-name="T631">kiuj estis freŝaj,</text:span></text:p>
      <text:p text:style-name="P333">De sinceraj pens´ kaj sent´.</text:p>
      <text:p text:style-name="P127">Tradukis Adam Paŭlukavec.</text:p>
      <text:p text:style-name="P48">JANKA KUPALA </text:p>
      <text:p text:style-name="P48">(1882—1942)</text:p>
      <text:p text:style-name="P48">Kanto</text:p>
      <text:p text:style-name="P287">Suno <text:span text:style-name="T637">subiras</text:span>, kaj ombro kompilis </text:p>
      <text:p text:style-name="P296">Densan nebulan kurtenon,</text:p>
      <text:p text:style-name="P296">Venu, knabino, venu, amata,</text:p>
      <text:p text:style-name="P296">Venu al mi en ĝardenon.</text:p>
      <text:p text:style-name="P316">Kantos tilioj al ni per folioj,</text:p>
      <text:p text:style-name="P296">Kune feliĉaj ni sidos;</text:p>
      <text:p text:style-name="P296">Vidos nin tie luno kaj steloj,</text:p>
      <text:p text:style-name="P296">Sole nur homoj ne vidos.</text:p>
      <text:p text:style-name="P316">Aŭdi misteran tilian fabelon </text:p>
      <text:p text:style-name="P333">Estos do nia destino,</text:p>
      <text:p text:style-name="P296">Kaj najtingalo trilados afable,</text:p>
      <text:p text:style-name="P296">Estos por mi vi — reĝino.</text:p>
      <text:p text:style-name="P316">Belaj momentoj por ni sub tegmento </text:p>
      <text:p text:style-name="P296">De sombraj kronoj tiliaj,</text:p>
      <text:p text:style-name="P287">Frapos korkordojn ni per amoro,</text:p>
      <text:p text:style-name="P296">Homoj enviu aliaj.</text:p>
      <text:p text:style-name="P316">Venu, knabino, venu, amata,</text:p>
      <text:p text:style-name="P296">Venu al mi en ĝardenon;</text:p>
      <text:p text:style-name="P296">Suno subiris, kaj ombro kompilis </text:p>
      <text:p text:style-name="P296">Densan nebulan kurtenon.</text:p>
      <text:p text:style-name="P83">1911—1912</text:p>
      <text:p text:style-name="P78"><text:span text:style-name="T631">Elbelarusigis</text:span><text:span text:style-name="T593"> </text:span><text:span text:style-name="T631">Adam Paŭlukavec.</text:span></text:p>
      <text:p text:style-name="P128"><text:soft-page-break/><text:span text:style-name="T217">Sed la kukolet´</text:span><text:span text:style-name="T599"> kukuis</text:span></text:p>
      <text:p text:style-name="P287">Kiam venis monden Janko,</text:p>
      <text:p text:style-name="P296">Kiam lia ploro tujis,</text:p>
      <text:p text:style-name="P296">Ĉe lulil´ patrino kantis </text:p>
      <text:p text:style-name="P296">Kaj la kukolet´ kukuis:</text:p>
      <text:p text:style-name="P296">— Ku-ku, ku-ku, tempo flugu!</text:p>
      <text:p text:style-name="P296">Dormu, kara! Ku-ku, ku-ku!</text:p>
      <text:p text:style-name="P316">Kiam kreskis iom Janko,</text:p>
      <text:p text:style-name="P296">Paŝtis brutojn kaj enuis.</text:p>
      <text:p text:style-name="P296">Li per ŝalmo ludis-blovis </text:p>
      <text:p text:style-name="P296">Kaj la kukolet´ kukuis:</text:p>
      <text:p text:style-name="P296">— Ku-ku, ku-ku tempo flugu!</text:p>
      <text:p text:style-name="P309">Paŝtu! Paŝtu! Ku-ku, ku-ku!</text:p>
      <text:p text:style-name="P296">Kiam iĝis granda Janko,</text:p>
      <text:p text:style-name="P296">Sur la kamp´ semado bruis.</text:p>
      <text:p text:style-name="P296">Kantis Janko pri Fmizero </text:p>
      <text:p text:style-name="P296">Kaj la kukolet´ kukuis:</text:p>
      <text:p text:style-name="P296">— Ku-ku, ku-ku, tempo flugu!</text:p>
      <text:p text:style-name="P309">Semu! Semu! Ku-ku, ku-ku!</text:p>
      <text:p text:style-name="P296">Kiam ajn semadus Janko,</text:p>
      <text:p text:style-name="P296">Li sufiĉon ne ekĝuis.</text:p>
      <text:p text:style-name="P296">Janko semis, ne rikoltis,</text:p>
      <text:p text:style-name="P296">Kaj la kukolet´ kukuis:</text:p>
      <text:p text:style-name="P296">— Ku-ku, ku-ku, tempo flugu!</text:p>
      <text:p text:style-name="P309">Vi rikoltos! Ku-ku, ku-ku!</text:p>
      <text:p text:style-name="P296">Kiam maljuniĝis Janko,</text:p>
      <text:p text:style-name="P296">Forton la mizer detruis.</text:p>
      <text:p text:style-name="P296">Al nepar´ fabelojn diris </text:p>
      <text:p text:style-name="P296">Kaj la kukolet´ kukuis:</text:p>
      <text:p text:style-name="P289">Ku-ku, ku-ku, tempo flugu!</text:p>
      <text:p text:style-name="P300">Venis fino! Ku-ku, ku-ku!</text:p>
      <text:p text:style-name="P319">Kiam fine mortis Janko,</text:p>
      <text:p text:style-name="P300">Plendoj kaj lamentoj fluis:</text:p>
      <text:p text:style-name="P300">— Kial mortis vi, povrulo?!.</text:p>
      <text:p text:style-name="P300"><text:soft-page-break/>Kaj la kukolet´ kukuis:</text:p>
      <text:p text:style-name="P300">— Ku-ku, ku-ku, tempo flugu! </text:p>
      <text:p text:style-name="P300">Dormu, kara! Ku-ku, ku-ku!</text:p>
      <text:p text:style-name="P82">1921<text:tab/></text:p>
      <text:p text:style-name="P87">Tradukis Benciono Berin.</text:p>
      <text:p text:style-name="P77">JAKUBO KOLAS </text:p>
      <text:p text:style-name="P77">(1882—1956)</text:p>
      <text:p text:style-name="P77">Ne mal<text:span text:style-name="T77">ĝ</text:span>oju!</text:p>
      <text:p text:style-name="P300">Ne malĝoju, ke de l ´suno </text:p>
      <text:p text:style-name="P300">Maloftiĝas la aper´,</text:p>
      <text:p text:style-name="P300">Ke la ombro de aŭtuno </text:p>
      <text:p text:style-name="P300">Sombre kuŝas sur la ter´.</text:p>
      <text:p text:style-name="P319">Ne malĝoju, ke tutfermis </text:p>
      <text:p text:style-name="P300">Neĝo l ´teron antaŭ vi.</text:p>
      <text:p text:style-name="P300">Nigra nokto ne eternos,</text:p>
      <text:p text:style-name="P300">Ne pereos la patri´.</text:p>
      <text:p text:style-name="P319">Kredu, frat´, la neĝ´ degelos,</text:p>
      <text:p text:style-name="P300">De l ´printemp´ a<text:span text:style-name="T77">ŭ</text:span>diĝos kant´.</text:p>
      <text:p text:style-name="P300">Milde l ´sun denove helos </text:p>
      <text:p text:style-name="P311">Kaj ekfloros nia land´.</text:p>
      <text:p text:style-name="P336"><text:span text:style-name="T337">Ne </text:span><text:span text:style-name="T336">malĝoju, </text:span><text:span text:style-name="T337">ke </text:span><text:span text:style-name="T336">evitas </text:span></text:p>
      <text:p text:style-name="P302">Ĉiam nin la bela sort´,</text:p>
      <text:p text:style-name="P300">Ke konstante nin insidas </text:p>
      <text:p text:style-name="P300">La mizer´ ĉe nia pord´.</text:p>
      <text:p text:style-name="P319">Ne malĝoju, ke radiojn </text:p>
      <text:p text:style-name="P300">Sunajn kaŝis la malhel´,</text:p>
      <text:p text:style-name="P304"><text:span text:style-name="T337">Ke </text:span><text:span text:style-name="T336">dum nokt´ la incendioj </text:span></text:p>
      <text:p text:style-name="P302">Ĵetas fajron al ĉiel´.</text:p>
      <text:p text:style-name="P323">La malbono nin premanta </text:p>
      <text:p text:style-name="P331">Kiel fumo flugos for,</text:p>
      <text:p text:style-name="P331">Kaj revivos nia lando </text:p>
      <text:p text:style-name="P307">Sub la brilo de <text:span text:style-name="T637">aŭror´</text:span>.</text:p>
      <text:p text:style-name="P89">1907</text:p>
      <text:p text:style-name="P90"><text:soft-page-break/>Tradukis Benciono Berin.</text:p>
      <text:p text:style-name="P74">Al laboro!</text:p>
      <text:p text:style-name="P301">Gefratoj! Vasta larĝa vojo </text:p>
      <text:p text:style-name="P301">Kaj patroland´ atendas nin — </text:p>
      <text:p text:style-name="P301">Rikolto venis, agu ĝoje,—</text:p>
      <text:p text:style-name="P301">Scienco forte logu vin!</text:p>
      <text:p text:style-name="P320">Tra tuta land´ vi portu kleron,</text:p>
      <text:p text:style-name="P301">Tra land´ dormanta en malhel´.</text:p>
      <text:p text:style-name="P305"><text:span text:style-name="T337">Kaj </text:span><text:span text:style-name="T336">revekiĝu </text:span><text:span text:style-name="T337">nia </text:span><text:span text:style-name="T336">tero,</text:span></text:p>
      <text:p text:style-name="P301">Popolon veku scijuvel´.</text:p>
      <text:p text:style-name="P320">Plu ne ĉagrenu nin kverelo!</text:p>
      <text:p text:style-name="P301">Nek bienul´, nek cara vip´,</text:p>
      <text:p text:style-name="P301">Sed ordon faru sub ĉielo </text:p>
      <text:p text:style-name="P301">Popolo mem laŭ pova tip´.</text:p>
      <text:p text:style-name="P274">1917<text:tab/></text:p>
      <text:p text:style-name="P343">Tradukis Adam Paŭlukavec.</text:p>
      <text:p text:style-name="P51"><text:span text:style-name="T425">PAŬLUKO TRUS</text:span><text:span text:style-name="T386"> </text:span></text:p>
      <text:p text:style-name="P48">Deka fundamento</text:p>
      <text:p text:style-name="P50">(fragmento)</text:p>
      <text:p text:style-name="P323">Falas neĝeretoj —</text:p>
      <text:p text:style-name="P292">Diamantaj pilkoj,</text:p>
      <text:p text:style-name="P292">Falas <text:span text:style-name="T637">blank</text:span><text:span text:style-name="T112">d</text:span><text:span text:style-name="T637">lankegaj </text:span></text:p>
      <text:p text:style-name="P307">Kvazaŭ en miraĵ´...</text:p>
      <text:p text:style-name="P292">Kombis la ĉerizoj </text:p>
      <text:p text:style-name="P292">Harplektaĵon silkan, —</text:p>
      <text:p text:style-name="P292">Falis desur ili </text:p>
      <text:p text:style-name="P292">Bela neĝplektaĵ´...</text:p>
      <text:p text:style-name="P318">Ie malproksime </text:p>
      <text:p text:style-name="P299">Ĉesis sonorado.</text:p>
      <text:p text:style-name="P292">Neĝfloketoj dancas,</text:p>
      <text:p text:style-name="P292">Ne videblas lun´...</text:p>
      <text:p text:style-name="P323">Ŝajnas, ke denove </text:p>
      <text:p text:style-name="P292">Hejmen gvidas pado —</text:p>
      <text:p text:style-name="P292"><text:soft-page-break/>Karan parencaron </text:p>
      <text:p text:style-name="P307">Mi vizitas nun.</text:p>
      <text:p text:style-name="P331">La vespero vintra </text:p>
      <text:p text:style-name="P292">Tra brodaĵ´ rigardas,</text:p>
      <text:p text:style-name="P292">Kvazaŭ en la sonĝo </text:p>
      <text:p text:style-name="P292">Belas la lumet´.</text:p>
      <text:p text:style-name="P312">En animo mia </text:p>
      <text:p text:style-name="P292">La floreco ardas,</text:p>
      <text:p text:style-name="P292">En neĝera danco </text:p>
      <text:p text:style-name="P292">Brilas la ridet´.</text:p>
      <text:p text:style-name="P312">Jam denove vintro </text:p>
      <text:p text:style-name="P292">Blankan neĝkovrilon </text:p>
      <text:p text:style-name="P292">Disetendis vaste </text:p>
      <text:p text:style-name="P292">Super la kampar´,</text:p>
      <text:p text:style-name="P312">Per silento ĝojo </text:p>
      <text:p text:style-name="P292">Venas en animon,</text:p>
      <text:p text:style-name="P292">Kaj forflugas foren </text:p>
      <text:p text:style-name="P295"><text:span text:style-name="T631">Tristo</text:span><text:span text:style-name="T593"> </text:span><text:span text:style-name="T631">kaj amar´...</text:span></text:p>
      <text:p text:style-name="P312">Semas neĝeretoj </text:p>
      <text:p text:style-name="P292">Sonĝan tenerecon,</text:p>
      <text:p text:style-name="P292">Falas blankblankegaj </text:p>
      <text:p text:style-name="P292">Kvazaŭ en miraĵ,</text:p>
      <text:p text:style-name="P312">Floras sur ĉerizoj </text:p>
      <text:p text:style-name="P292">Neĝa soleneco,</text:p>
      <text:p text:style-name="P292">En vespera sonĝo </text:p>
      <text:p text:style-name="P292">Dronas la vilaĝ´.</text:p>
      <text:p text:style-name="P312">Volas mi rakonti </text:p>
      <text:p text:style-name="P295"><text:span text:style-name="T631">Al</text:span><text:span text:style-name="T593"> </text:span><text:span text:style-name="T631">mi mem fabelojn,</text:span></text:p>
      <text:p text:style-name="P292">Aŭdi melodion </text:p>
      <text:p text:style-name="P292">Per senvorta kant´.</text:p>
      <text:p text:style-name="P312">Ombroj en la ĉambro </text:p>
      <text:p text:style-name="P292">Kiel noktaj veloj...</text:p>
      <text:p text:style-name="P292">Venas en la sonĝo </text:p>
      <text:p text:style-name="P292"><text:soft-page-break/>Kara patroland´.</text:p>
      <text:p text:style-name="P278">Tradukis Grigorij Gercikov.</text:p>
      <text:p text:style-name="P277">PJATRUSJO BROVKA</text:p>
      <text:p text:style-name="P346">(1905—1980)</text:p>
      <text:p text:style-name="P341"><text:span text:style-name="T77">Ĵ</text:span>uro de l´koro</text:p>
      <text:p text:style-name="P287">Dankos eterne sekalan mi panon,</text:p>
      <text:p text:style-name="P296">Akvon puregan kaj fonton malgrandan,</text:p>
      <text:p text:style-name="P296">Verdan arbaron,</text:p>
      <text:p text:style-name="P296">Ĉiel´-diafanon</text:p>
      <text:p text:style-name="P309">Kaj rivereton en kampo fluantan;</text:p>
      <text:p text:style-name="P296">Bruon de urbaj kvartaloj kaj placoj,</text:p>
      <text:p text:style-name="P296">Kie hardiĝis mi daŭre kaj miris,</text:p>
      <text:p text:style-name="P296">Stratojn, per suno teksitajn,</text:p>
      <text:p text:style-name="P296">Senlacajn,</text:p>
      <text:p text:style-name="P309">Kie mi bonajn amikojn akiris;</text:p>
      <text:p text:style-name="P296">Homojn sincerajn kun kor´ malavara,</text:p>
      <text:p text:style-name="P296">Pretajn oferi sin por la Patrio,</text:p>
      <text:p text:style-name="P296">Landon amatan </text:p>
      <text:p text:style-name="P296">Sur ter´ nia kara —</text:p>
      <text:p text:style-name="P296">Ame ni nomas ĝin Belorusio!</text:p>
      <text:p text:style-name="P283"><text:span text:style-name="T638">Tradukis Klara Rabinoviĉ</text:span>.</text:p>
      <text:p text:style-name="P325">Traflugis jen tagoj, foriris,</text:p>
      <text:p text:style-name="P296">Ne eblas al ili reven´.</text:p>
      <text:p text:style-name="P296">Al ŝanĝoj ne devas ni miri,</text:p>
      <text:p text:style-name="P296">Vi ĉion komprenas vi mem.</text:p>
      <text:p text:style-name="P316">Kaj ŝajnas — la sama ĉielo,</text:p>
      <text:p text:style-name="P296">Sed sentas malsamon la kor´.</text:p>
      <text:p text:style-name="P296">Ne pensas mi plu pri la steloj,</text:p>
      <text:p text:style-name="P309">Pri via nur am´ kaj favor´.</text:p>
      <text:p text:style-name="P296">Forĵetu promesojn vi plene,</text:p>
      <text:p text:style-name="P296">De mia bezon´ estas norm´:</text:p>
      <text:p text:style-name="P296">Nur vorto afabla matene,</text:p>
      <text:p text:style-name="P296"><text:soft-page-break/>Afabla nur vorto por dorm´.</text:p>
      <text:p text:style-name="P278">Tradukis Adam Paŭlukavec.</text:p>
      <text:p text:style-name="P277">Vi kiam estas tre malĝoja...</text:p>
      <text:p text:style-name="P323">Vi kiam estas tre malĝoja,</text:p>
      <text:p text:style-name="P292">ne pensu tro pli malesper´.</text:p>
      <text:p text:style-name="P292">Rigardu, kia estas gaja</text:p>
      <text:p text:style-name="P292">malgranda en montar´ river´,—</text:p>
      <text:p text:style-name="P292">Malfermis <text:span text:style-name="T77">ĝ</text:span>i riĉecon sian,</text:p>
      <text:p text:style-name="P292">belecon tutan ĝis la fund´,</text:p>
      <text:p text:style-name="P292">Kaj vi aŭskultu, nur aŭskultu </text:p>
      <text:p text:style-name="P307">sonoron ĝian el profund´!</text:p>
      <text:p text:style-name="P292">Vi kiam estas tre malĝoja,</text:p>
      <text:p text:style-name="P292">el kap´ sopiron ĵetu for,</text:p>
      <text:p text:style-name="P292">Rigardu en herbejon vastan,</text:p>
      <text:p text:style-name="P292">al verda herb´ kaj bela flor´,</text:p>
      <text:p text:style-name="P292">Kaj kiel belas tiuj floroj,</text:p>
      <text:p text:style-name="P292">malsama estas ĉiu flor´,</text:p>
      <text:p text:style-name="P292">Kaj kiel ĉiu bonodoras,—</text:p>
      <text:p text:style-name="P307">ekflamas sentoj en la kor´!</text:p>
      <text:p text:style-name="P292">Vi kiam estas tre malĝoja,</text:p>
      <text:p text:style-name="P292">forgesu pri malgaja larm´,</text:p>
      <text:p text:style-name="P292">Kaj nur rigardu al betuloj,</text:p>
      <text:p text:style-name="P292">rigardu, kia estas ĉarm´—</text:p>
      <text:p text:style-name="P292">En mondon ja navigas ili,</text:p>
      <text:p text:style-name="P292">similas branĉo al remil´,</text:p>
      <text:p text:style-name="P292">Folio ĉiu</text:p>
      <text:p text:style-name="P292">kvazaŭ kantas al vivo gloron en trankvil´!</text:p>
      <text:p text:style-name="P127">Tradukis Adam Paŭlukavec.</text:p>
      <text:p text:style-name="P341">ARKADZJO KULJAŜOŬ (1914—1978)</text:p>
      <text:p text:style-name="P285">Betulon plantis mi kun ĝoja sento,</text:p>
      <text:p text:style-name="P292">Ke ĝi post jaroj kvardek-kvardek kvin </text:p>
      <text:p text:style-name="P292">Plenkreskos ne ĉe iu voja fin´,</text:p>
      <text:p text:style-name="P292">Sed ĉe la sojlo de l ´estont´-jarcento.</text:p>
      <text:p text:style-name="P312"><text:soft-page-break/>Sub ĝia branĉ´ junulo en juli´,</text:p>
      <text:p text:style-name="P292">Irante trafikvoje el la foroj,</text:p>
      <text:p text:style-name="P292">Atendos ĝis varmegaj ĉesos horoj,</text:p>
      <text:p text:style-name="P292">Alportos akvon por motoro li.</text:p>
      <text:p text:style-name="P312">Kaj konos li nek mian tombkameron,</text:p>
      <text:p text:style-name="P292">Nek mian vivon kiel civitan´,</text:p>
      <text:p text:style-name="P292">Sed pensos danke pri l´fervora man´,</text:p>
      <text:p text:style-name="P292">Fosinta zorge la printempan teron,</text:p>
      <text:p text:style-name="P312">Plantinta arbon ne por mok´ de l´vent´,</text:p>
      <text:p text:style-name="P292">Ne por si mem; transportis por homaro </text:p>
      <text:p text:style-name="P292">Ĝi l ´arbon ne al kampo el arbaro,</text:p>
      <text:p text:style-name="P292">Sed el jarcent´ al nova do jarcent´.</text:p>
      <text:p text:style-name="P278">Tradukis Klara Rabinoviĉ.</text:p>
      <text:p text:style-name="P275"><text:span text:style-name="T557">MAKSIMO TANK</text:span> <text:span text:style-name="T557">(naskiĝis: 1912)</text:span></text:p>
      <text:p text:style-name="P12">Eksciu do</text:p>
      <text:p text:style-name="P326">Elkreskis sur tombomontet´ alta pin´,</text:p>
      <text:p text:style-name="P300">Eksciu do;</text:p>
      <text:p text:style-name="P300">Radikojn ĝi plektas en tomba la min´,</text:p>
      <text:p text:style-name="P300">Eksciu do;</text:p>
      <text:p text:style-name="P300">La astrojn ĝi tuŝas per sia kulmin´,</text:p>
      <text:p text:style-name="P300">Eksciu do;</text:p>
      <text:p text:style-name="P300">Sonoras kun vent´ ĝi mallaŭte sen fin´,</text:p>
      <text:p text:style-name="P300">Eksciu do:</text:p>
      <text:p text:style-name="P300">Patrin´,</text:p>
      <text:p text:style-name="P300">Kie dormas la filo sub mont´;</text:p>
      <text:p text:style-name="P300">Vent´,</text:p>
      <text:p text:style-name="P300">Kie ludi per arĉ´ kaj per ond´;</text:p>
      <text:p text:style-name="P303">Stel´,</text:p>
      <text:p text:style-name="P300">Kie pluve defali en mond´;</text:p>
      <text:p text:style-name="P300">Birdo migranta —</text:p>
      <text:p text:style-name="P300">La hejmon ĉe l´font´.</text:p>
      <text:p text:style-name="P274">Tradukis Klara Rabinoviĉ.</text:p>
      <text:p text:style-name="P72">Tosto por amikeco</text:p>
      <text:p text:style-name="P330"><text:soft-page-break/>Se kune ĉiuj ni eklevos</text:p>
      <text:p text:style-name="P337">La blankajn, flavajn, nigrajn manojn,</text:p>
      <text:p text:style-name="P337">Ni povos ĝis plej foraj altoj </text:p>
      <text:p text:style-name="P337">Eĉ movi nian sunon flaman.</text:p>
      <text:p text:style-name="P321">Se ni <text:span text:style-name="T637">k</text:span><text:span text:style-name="T112">u</text:span><text:span text:style-name="T637">nplektos</text:span> ĉiujn polmojn </text:p>
      <text:p text:style-name="P337">De l ´nigraj, blankaj, flavaj manoj,</text:p>
      <text:p text:style-name="P337">Ni zonos per vivanta krono </text:p>
      <text:p text:style-name="P337">Planedon nian, la malsanan.</text:p>
      <text:p text:style-name="P321">Se ĉiuj ni mallevos pugnojn</text:p>
      <text:p text:style-name="P337">De l ´flavaj, nigraj, blankaj manoj,</text:p>
      <text:p text:style-name="P337">Tuj renversiĝos la katenoj </text:p>
      <text:p text:style-name="P337">Kaj mondon skuos uragano.</text:p>
      <text:p text:style-name="P321">Do levu ni l´kalikojn plenajn </text:p>
      <text:p text:style-name="P337">Da vinoj ŝaŭmaj, diafanaj </text:p>
      <text:p text:style-name="P337">Por la eterna amikeco </text:p>
      <text:p text:style-name="P337">De l ´blankaj, flavaj, nigraj manoj.</text:p>
      <text:p text:style-name="P123">Tradukis Benciono Berin.</text:p>
      <text:p text:style-name="P347"><text:span text:style-name="T554">ULADZIMIRO DUBOŬKA</text:span><text:span text:style-name="T555"> </text:span></text:p>
      <text:p text:style-name="P345">(1900—1976)</text:p>
      <text:p text:style-name="P291">Multaj ĉagrenoj en kor´ mia nestis,</text:p>
      <text:p text:style-name="P306">En mia kor´ nur la morto ne estis.</text:p>
      <text:p text:style-name="P321">Se ĝi alvenos en iu momento,</text:p>
      <text:p text:style-name="P306">Estos ĝi tute por mi ne turmento,</text:p>
      <text:p text:style-name="P321">Se dum disiĝa minuto severa </text:p>
      <text:p text:style-name="P306">Serĉos min via rigardo tenera.</text:p>
      <text:p text:style-name="P321">Mi ne bedaŭros eĉ korpon, animon,</text:p>
      <text:p text:style-name="P306">Kiam nur sentos mi vian proksimon.</text:p>
      <text:p text:style-name="P327">Se en alian mi mondon foriros,</text:p>
      <text:p text:style-name="P306">Kaj vi du vortojn: «Mi amas» nur diros,</text:p>
      <text:p text:style-name="P321">Tuj do revenos al mi miaj fortoj,</text:p>
      <text:p text:style-name="P306"><text:soft-page-break/>Ĉerk´ renversiĝos de tiuj ĉi vortoj.</text:p>
      <text:p text:style-name="P321">Ili plenŝutos la tombon rigore,</text:p>
      <text:p text:style-name="P306">Kiun fosistoj preparis fervore.</text:p>
      <text:p text:style-name="P322"><text:span text:style-name="T631">Jenan</text:span><text:span text:style-name="T593"> </text:span><text:span text:style-name="T631">parolon atestu la suno,</text:span></text:p>
      <text:p text:style-name="P306">Ankaŭ la steloj serenaj kaj luno:</text:p>
      <text:p text:style-name="P321">Nek paradizon por mi, nek inferon,</text:p>
      <text:p text:style-name="P306">Se mi neglektos ĉi-vortojn kaj veron!</text:p>
      <text:p text:style-name="P321">Diru al mi nur: «Mi amas sincere!»,</text:p>
      <text:p text:style-name="P306">Vivos, ekzistos mi tiam eterne.</text:p>
      <text:p text:style-name="P123">Tradukis Klara Rabinoviĉ.</text:p>
      <text:p text:style-name="P48">MIKOLA ĤVEDAROVIĈ (1904—1981)</text:p>
      <text:p text:style-name="P325">Korsaluton al vi, Balta maro!</text:p>
      <text:p text:style-name="P296">Vian akvon lazuran mi gloras,</text:p>
      <text:p text:style-name="P296">Kie frua ĉielo aŭroras</text:p>
      <text:p text:style-name="P296">Kaj rebrilas la Lun´ kaj stelaro.</text:p>
      <text:p text:style-name="P309">Korsaluton al vi, Balta maro!</text:p>
      <text:p text:style-name="P296">Sur la bordon obstina ondaro </text:p>
      <text:p text:style-name="P296">Sen ripozo alkuras, forkuras,</text:p>
      <text:p text:style-name="P296">Ĝin frapadas kolere, murmuras </text:p>
      <text:p text:style-name="P333">Kaj ŝaŭmiĝas renkonte kun baro.</text:p>
      <text:p text:style-name="P309">Korsaluton al vi, Balta maro!</text:p>
      <text:p text:style-name="P296">Balancetis vi noktan lulilon </text:p>
      <text:p text:style-name="P296">Kaj kolektis arĝentan lunbrilon.</text:p>
      <text:p text:style-name="P296">Kvietiĝu, akceptu konsilon,</text:p>
      <text:p text:style-name="P296">Estu bona proksima najbaro.</text:p>
      <text:p text:style-name="P309">Korsaluton al vi, Balta maro!</text:p>
      <text:p text:style-name="P287">Nova tago okulojn blindigas </text:p>
      <text:p text:style-name="P296">Kaj mallumon de l´nokto forigas.</text:p>
      <text:p text:style-name="P296">Nur ĉe l ´bordo konkuras, intrigas </text:p>
      <text:p text:style-name="P333">Atakanta senlaca ondaro.</text:p>
      <text:p text:style-name="P309">Korsaluton al vi, Balta maro!</text:p>
      <text:p text:style-name="P296"><text:soft-page-break/>Korsaluton al vi, Balta maro,</text:p>
      <text:p text:style-name="P296">Mi alportis el voj´ malproksima.</text:p>
      <text:p text:style-name="P296">Mi pri la maltrankvilo senlima </text:p>
      <text:p text:style-name="P296">Tuj forgesas ĉe via akvaro.</text:p>
      <text:p text:style-name="P296">Korsaluton al vi, Balta maro!</text:p>
      <text:p text:style-name="P310">Tradukis Petr<text:span text:style-name="T77">o</text:span> Ĉelia<text:span text:style-name="T77">ŭ</text:span>skas.</text:p>
      <text:p text:style-name="P48">AdamO RUSAK´</text:p>
      <text:p text:style-name="P48">(1904—1987)</text:p>
      <text:p text:style-name="P48">Arbara kanto</text:p>
      <text:p text:style-name="P325">Ho, betuloj kaj pinoj —</text:p>
      <text:p text:style-name="P296">Partizanaj fratinoj,</text:p>
      <text:p text:style-name="P296">Ho vi, juna kaj brua arbar´!</text:p>
      <text:p text:style-name="P296">Nur ekaŭdos mi klaran </text:p>
      <text:p text:style-name="P296">Vian kanton arbaran,</text:p>
      <text:p text:style-name="P309">Tuj obsedos min sent´ sen kompar´.</text:p>
      <text:p text:style-name="P296">En memoro brulegoj,</text:p>
      <text:p text:style-name="P296">Malamikaj la gregoj</text:p>
      <text:p text:style-name="P296">Kaj malvarma blovado de l´vent´,</text:p>
      <text:p text:style-name="P296">Kaj pluvkot´, kaj sopiroj,</text:p>
      <text:p text:style-name="P296">Kaj dum nokt´ militiroj,</text:p>
      <text:p text:style-name="P309">Lignofajr´ en arbara silent´.</text:p>
      <text:p text:style-name="P296">Mia lando fiera,</text:p>
      <text:p text:style-name="P296">Estas vi nun libera.</text:p>
      <text:p text:style-name="P296">Mi iradis pro vi al batal´</text:p>
      <text:p text:style-name="P296">Por neniam, neniam </text:p>
      <text:p text:style-name="P296">Sub la jugon nazian </text:p>
      <text:p text:style-name="P309">Trafu vi dum severa fatal´.</text:p>
      <text:p text:style-name="P296">Pasis jaroj malbonaj,</text:p>
      <text:p text:style-name="P296">Finis tondri kanonoj,</text:p>
      <text:p text:style-name="P296">Bruas sole arbaro en for´.</text:p>
      <text:p text:style-name="P285">Ho, betuloj kaj pinoj,</text:p>
      <text:p text:style-name="P292">Partizanaj fratinoj,</text:p>
      <text:p text:style-name="P292">Restos ĉiam en mia memor´.</text:p>
      <text:p text:style-name="P278">El la belarusa: Adam Paŭlukavec.</text:p>
      <text:p text:style-name="P277"><text:soft-page-break/>SERGEO NOVIK-PJAJUN </text:p>
      <text:p text:style-name="P346">(nask. 1906)</text:p>
      <text:p text:style-name="P346">Kanto de junaj geesperantistoj</text:p>
      <text:p text:style-name="P323"><text:span text:style-name="T637">Ekzistas multaj lingvoj</text:span> en ĉi-mondo,</text:p>
      <text:p text:style-name="P292">Nin logas sola, ŝajne bela kant´.</text:p>
      <text:p text:style-name="P292">Ĝi ligas nin, mistera kvazaŭ ponto </text:p>
      <text:p text:style-name="P292">Kun amikar´ en ajna fora land´.</text:p>
      <text:p text:style-name="P312">Kun ĝi ni vagos tra la tuta tero,</text:p>
      <text:p text:style-name="P292">Parolos ĉie ni sen miskompren´.</text:p>
      <text:p text:style-name="P292">En ĝi sendota ajnen la letero </text:p>
      <text:p text:style-name="P292">Legota estos sen plej eta pen´.</text:p>
      <text:p text:style-name="P312">Ĉar Esperanto, la simbol´ de paco,</text:p>
      <text:p text:style-name="P295"><text:span text:style-name="T631">Al la</text:span><text:span text:style-name="T593"> </text:span><text:span text:style-name="T631">gepatra lingvo estas frat´,</text:span></text:p>
      <text:p text:style-name="P292">Per ĝi batalas ĉiam ni sen laco </text:p>
      <text:p text:style-name="P307">Por mondo sen militoj kaj invad´.</text:p>
      <text:p text:style-name="P292">Infanaj koroj — junaj, sed persistaj.</text:p>
      <text:p text:style-name="P292">Devizo nia: «Pac´ kaj amikec´!»</text:p>
      <text:p text:style-name="P292">Kaj pacafer´ por geesperantistoj </text:p>
      <text:p text:style-name="P292">Honora estas por<text:span text:style-name="T77">ĉ</text:span>iama dec´.</text:p>
      <text:p text:style-name="P127">El la rusa: Adam Paŭlukavec.</text:p>
      <text:p text:style-name="P341">Ĉiuj homoj estas niaj fratoj</text:p>
      <text:p text:style-name="P285">Kiam estis mi malgranda knabo,</text:p>
      <text:p text:style-name="P292">Meditis ofte mi, ke ĉiuj homoj </text:p>
      <text:p text:style-name="P292">Feliĉe povas vivi, kiel fratoj,</text:p>
      <text:p text:style-name="P292">Trankvile loĝi do en siaj domoj,</text:p>
      <text:p text:style-name="P312">Ke la milito estas ne necesa,</text:p>
      <text:p text:style-name="P292">Nek larmoj de infanoj kaj patrinoj,</text:p>
      <text:p text:style-name="P292">Ke ĉiuj volas vivi kaj amiki,</text:p>
      <text:p text:style-name="P292">Labori en la kampoj kaj uzinoj.</text:p>
      <text:p text:style-name="P312">La tempo pasis. En la tuta mondo </text:p>
      <text:p text:style-name="P292">Leviĝis multe jam da batalantoj </text:p>
      <text:p text:style-name="P292">Por forĝi la feliĉon al popoloj </text:p>
      <text:p text:style-name="P292"><text:soft-page-break/>En vivo paca dank´ al Esperanto.</text:p>
      <text:p text:style-name="P312">Nenia forto rompos niajn vicojn,</text:p>
      <text:p text:style-name="P292"><text:span text:style-name="T637">Ĉar ni b</text:span>atalas ĉiam por sukceso </text:p>
      <text:p text:style-name="P292">De la ideo sankta de frateco,</text:p>
      <text:p text:style-name="P292">De libereco, paco kaj progreso.</text:p>
      <text:p text:style-name="P73">Steloj</text:p>
      <text:p text:style-name="P86">Dediĉita al miaj gepatroj</text:p>
      <text:p text:style-name="P289">Tagoj<text:span text:style-name="T637"> venas, tagoj pasas en </text:span>angor´,</text:p>
      <text:p text:style-name="P300">Kvazaŭ ondoj de riveroj fluas for.</text:p>
      <text:p text:style-name="P300">Trian jaron mi suferas en ekzil´,</text:p>
      <text:p text:style-name="P300">Kaj turmentas mian koron maltrankvil´<text:span text:style-name="T53">.</text:span></text:p>
      <text:p text:style-name="P319">Malproksimas tre gepatra la kaban´,</text:p>
      <text:p text:style-name="P300">Kaj ne premos mian manon frata man´, </text:p>
      <text:p text:style-name="P300">Trankviligos min nenies bona vort´,</text:p>
      <text:p text:style-name="P300">Sen patrujo sola esti — mia sort´.</text:p>
      <text:p text:style-name="P319">La ste<text:span text:style-name="T77">l</text:span>etoj jen flagretas en ĉiel´,</text:p>
      <text:p text:style-name="P300">Kvazaŭ nokte min rigardas ĉiu stel´...</text:p>
      <text:p text:style-name="P300">Por vi estas, etaj steloj, la demand´:</text:p>
      <text:p text:style-name="P300">Kio estas en patria mia land´?</text:p>
      <text:p text:style-name="P319">Ĉu jam dormas mia patro kaj patrin´?</text:p>
      <text:p text:style-name="P302">Ĉu rigardas ankaŭ steloj lin kaj ŝin?..</text:p>
      <text:p text:style-name="P300">Eble pensas ili nun pri sia fil´,</text:p>
      <text:p text:style-name="P300">Kion faras mi ĉi tie, en ekzil´? —</text:p>
      <text:p text:style-name="P319">Se ne dormas la gepatroj en la lit´,</text:p>
      <text:p text:style-name="P300">Se rigardas vin, steletoj, kun medit´,</text:p>
      <text:p text:style-name="P300">Vi alportu, vi transdonu ĝis sunbril´,</text:p>
      <text:p text:style-name="P300">Steloj karaj, la saluton de la fil´.</text:p>
      <text:p text:style-name="P319">Por ke ili ne plu ploru en sopir´,</text:p>
      <text:p text:style-name="P300">Ke mi estas en ekzilo la martir´.</text:p>
      <text:p text:style-name="P289">Venos, venos por ni ankaŭ bela hor´,</text:p>
      <text:p text:style-name="P292">Mi revenos hejmen gaja, en humor´.</text:p>
      <text:p text:style-name="P312"><text:soft-page-break/>Ni ekvivos, venos nova la esper´,</text:p>
      <text:p text:style-name="P292"><text:span text:style-name="T77">B</text:span>elarusan himnon kantos en liber´,</text:p>
      <text:p text:style-name="P292">Kaj kun kanto belarusa sen amar´</text:p>
      <text:p text:style-name="P292">Ni plugados kaj semados en kampar´.</text:p>
      <text:p text:style-name="P312">Nokte stelojn ni rigardos en ĉiel´,</text:p>
      <text:p text:style-name="P292">Kiel nun, aperos ili stel´ post stel´...</text:p>
      <text:p text:style-name="P292">Vi alportu al gepatroj ĝis sunbril´,</text:p>
      <text:p text:style-name="P292">Steloj karaj, la saluton de la fil´.</text:p>
      <text:p text:style-name="P127">El la belarusa</text:p>
      <text:p text:style-name="P48">ALESJO ZVONAK </text:p>
      <text:p text:style-name="P48">(naskiĝis 1907)</text:p>
      <text:p text:style-name="P48">Respondo</text:p>
      <text:p text:style-name="P49">Ĉu celas rusoj al milit´?</text:p>
      <text:p text:style-name="P342">E. Jevtuŝenko.</text:p>
      <text:p text:style-name="P52">Ĉu celas Sovetio al milit´? —</text:p>
      <text:p text:style-name="P52">Demandu vi unue <text:span text:style-name="T637">belarusojn.</text:span> </text:p>
      <text:p text:style-name="P52">Ĥatynj´ al vi respondos sen hezit´</text:p>
      <text:p text:style-name="P52">Kaj frataj tomboj — la militakuzoj.</text:p>
      <text:p text:style-name="P280">Al vi respondos filoj de la land´,</text:p>
      <text:p text:style-name="P52">En kiu — ve! — pereis ĉiu kvara.</text:p>
      <text:p text:style-name="P52">A<text:span text:style-name="T77">l</text:span> vi respondos ajna nia rand´</text:p>
      <text:p text:style-name="P52">Per tombmontet´ kun rememor´ amara.</text:p>
      <text:p text:style-name="P280">Sed diros mi: vivadu en prosper´</text:p>
      <text:p text:style-name="P52">Vi, <text:span text:style-name="T637">junaĝuloj,</text:span> sen militproblemoj,</text:p>
      <text:p text:style-name="P52">Kaj ĉiam ĉie floru krizantemoj,</text:p>
      <text:p text:style-name="P52">Kaj kantu najtingalo kaj paser´...</text:p>
      <text:p text:style-name="P280">Ne por militaj, sed por pacaj temoj </text:p>
      <text:p text:style-name="P52">Aperas la poetoj sur la ter´!</text:p>
      <text:p text:style-name="P278">El la belarusa lingvo tradukis Adam Paŭlukavec</text:p>
      <text:p text:style-name="P279">MAKSIM´ LUĴANIN</text:p>
      <text:p text:style-name="P48">Malhela plezuro</text:p>
      <text:p text:style-name="P285">Ĉu longe ĉi tio ja daŭris?</text:p>
      <text:p text:style-name="P292"><text:soft-page-break/>Minuton,</text:p>
      <text:p text:style-name="P292">Eble dum jaro, pli eble... Nur </text:p>
      <text:p text:style-name="P292">Al mi, knabino, se diri tuton,</text:p>
      <text:p text:style-name="P292">Restis dolor´ kaj malhela plezur´.</text:p>
      <text:p text:style-name="P324"><text:span text:style-name="T631">Plezur´</text:span><text:span text:style-name="T593"> </text:span><text:span text:style-name="T631">— hodiaŭ kun vi renkonto,</text:span></text:p>
      <text:p text:style-name="P292">Fremda vin ĉiam senti — dolor´...</text:p>
      <text:p text:style-name="P292">Sed dum primaver´ egale respondos </text:p>
      <text:p text:style-name="P292">Per kant´ najtingala la stulta kor´.</text:p>
      <text:p text:style-name="P342">Elbelarusigis Adam Paŭlukavec</text:p>
      <text:p text:style-name="P53">ALEKSEJO ZARYCKI</text:p>
      <text:p text:style-name="P341">La hungaro</text:p>
      <text:p text:style-name="P285">Senĉese iris soldataro </text:p>
      <text:p text:style-name="P292">Kaj restis ie jam landlim´.</text:p>
      <text:p text:style-name="P292">Renkontis ĉe vilaĝ ´hungara </text:p>
      <text:p text:style-name="P307">La kamparanoj ĝoje nin.</text:p>
      <text:p text:style-name="P292">Samkiel en <text:span text:style-name="T77">Belarusio</text:span> </text:p>
      <text:p text:style-name="P292">Portata estis sal´ kaj pan´.</text:p>
      <text:p text:style-name="P292">Kun salutvort´ al <text:span text:style-name="T77">n</text:span>i sin turnis </text:p>
      <text:p text:style-name="P307">Hungara unu kamparan´.</text:p>
      <text:p text:style-name="P292">Koloron perdis la ĉemizo </text:p>
      <text:p text:style-name="P292">De l ´laborema vilaĝan´.</text:p>
      <text:p text:style-name="P292">Verŝajne estis akirebla </text:p>
      <text:p text:style-name="P307">Tre malfacile lia pan´.</text:p>
      <text:p text:style-name="P292">Sincere sonis liaj vortoj,</text:p>
      <text:p text:style-name="P292">Li nin rigardis kvazaŭ frat´.</text:p>
      <text:p text:style-name="P292">Hungaran lingvon — jen la sorto —</text:p>
      <text:p text:style-name="P307">Nek unu sciis eĉ soldat´.</text:p>
      <text:p text:style-name="P292">Sed kiel li deziris tiam,</text:p>
      <text:p text:style-name="P292">Ke nepre ni komprenu lin!..</text:p>
      <text:p text:style-name="P332">Li paroladon ĉesis sian,</text:p>
      <text:p text:style-name="P292">Silente nur rigardis nin.</text:p>
      <text:p text:style-name="P312">Li pensis eble, kion fari?</text:p>
      <text:p text:style-name="P292">La kapon levis al la sun´.</text:p>
      <text:p text:style-name="P292"><text:soft-page-break/>Kaj trovis li la vorton karan,</text:p>
      <text:p text:style-name="P292">Li diris: «Lenin».</text:p>
      <text:p text:style-name="P292">Tenis nun</text:p>
      <text:p text:style-name="P292">Li sur la koro sian manon...</text:p>
      <text:p text:style-name="P292">Kaj ni <text:span text:style-name="T637">komprenis</text:span> la hungaron.</text:p>
      <text:p text:style-name="P127">El la belarusa: Adam Paŭlukavec.</text:p>
      <text:p text:style-name="P341">La plej bela lingvo</text:p>
      <text:p text:style-name="P285">Versaĵojn de Heine legadis mi kaj</text:p>
      <text:p text:style-name="P292">Revulo juna</text:p>
      <text:p text:style-name="P292">Estante,</text:p>
      <text:p text:style-name="P292">Mi vidis la rokon kun in´ Lorelei </text:p>
      <text:p text:style-name="P292">Ĉe Rejno-river´ situanta.</text:p>
      <text:p text:style-name="P312">Kaj kvazaŭ dum sonĝo sonoris la kant´</text:p>
      <text:p text:style-name="P292">De la junulin´ en ĉielo.</text:p>
      <text:p text:style-name="P292">La lingvo germana al juna aŭdant´</text:p>
      <text:p text:style-name="P292">Sonora tre ŝajnis kaj bela...</text:p>
      <text:p text:style-name="P312">Sed kie ĝi estas, volum´ de poet´,</text:p>
      <text:p text:style-name="P292">Legita kun granda plezuro?</text:p>
      <text:p text:style-name="P292">Vundita nun, mi </text:p>
      <text:p text:style-name="P292">Kuŝas ĉe arbustet´</text:p>
      <text:p text:style-name="P292">Kaj tankoj jen preterveturas.</text:p>
      <text:p text:style-name="P312">La tankojn postsekvas en kamp´ soldatar´, </text:p>
      <text:p text:style-name="P292">Pereas labor´ kamparana,</text:p>
      <text:p text:style-name="P292">Fremdlandaj vestaĵoj, sen ajna erar´</text:p>
      <text:p text:style-name="P292">Mi aŭdas la lingvon germanan.</text:p>
      <text:p text:style-name="P312">Mi raŭkon, koleron nun aŭdas en ĝi,</text:p>
      <text:p text:style-name="P292">Ĝi tiel malbele sonoras,</text:p>
      <text:p text:style-name="P292">Ke fermus prefere l ´orelojn tuj mi,</text:p>
      <text:p text:style-name="P292">Senmovas nur man´ pro doloro.</text:p>
      <text:p text:style-name="P314"><text:span text:style-name="T631">Ne estis</text:span><text:span text:style-name="T593"> </text:span><text:span text:style-name="T631">delonge jam tio, amik´,</text:span></text:p>
      <text:p text:style-name="P292">Per sonĝ´ rememor´ ofte skuas...</text:p>
      <text:p text:style-name="P292">Fenestron, malfermas fenestron jen mi, </text:p>
      <text:p text:style-name="P292">Rigardas al mar´ mi, ĝi bruas.</text:p>
      <text:p text:style-name="P312"><text:soft-page-break/>Situas apude germana urbet´.</text:p>
      <text:p text:style-name="P292"><text:span text:style-name="T637">Urbodomo</text:span><text:span text:style-name="T77">,</text:span> preĝejo malnova.</text:p>
      <text:p text:style-name="P295"><text:span text:style-name="T631">La fumo</text:span><text:span text:style-name="T593"> </text:span><text:span text:style-name="T631">de</text:span><text:span text:style-name="T593"> </text:span><text:span text:style-name="T631">ŝipo en mara kviet´</text:span></text:p>
      <text:p text:style-name="P307">Kaj mevon post ĝi mi tuj trovas.</text:p>
      <text:p text:style-name="P292">Ni gaste</text:p>
      <text:p text:style-name="P292">Alvenis al tiu ĉi land´</text:p>
      <text:p text:style-name="P292">Pro bona amika impeto.</text:p>
      <text:p text:style-name="P292">Ĉu volas vi kanti, mastrino?</text:p>
      <text:p text:style-name="P292">Pri kant´</text:p>
      <text:p text:style-name="P307">Ĉe mi estos unu nur peto —</text:p>
      <text:p text:style-name="P292">La kanton germanan vi kantu, virin´,</text:p>
      <text:p text:style-name="P292">Nun pri Lorelei, jam konatan.</text:p>
      <text:p text:style-name="P292">Verŝajne kunkantos laŭeble mi vin </text:p>
      <text:p text:style-name="P307">Kun sento amika kaj frata.</text:p>
      <text:p text:style-name="P292">La kanton malnovan komencis jen mi </text:p>
      <text:p text:style-name="P292">Kaj ŝajne orbrilas la vortoj.</text:p>
      <text:p text:style-name="P292">Komprenis mi: estas parol´ de amik´</text:p>
      <text:p text:style-name="P292">La lingvo plej bela kaj forta.</text:p>
      <text:p text:style-name="P127">Tradukis Adam Paŭlukavec.</text:p>
      <text:p text:style-name="P48">ANATOLO ASTREJKA </text:p>
      <text:p text:style-name="P48">(1911—1978)</text:p>
      <text:p text:style-name="P341">Hejmen revenis la patro</text:p>
      <text:p text:style-name="P285">Ne povas ekdormi en lito </text:p>
      <text:p text:style-name="P292">Knab´ spite malfrua la hor´</text:p>
      <text:p text:style-name="P292">Post patra reven´ el milito,</text:p>
      <text:p text:style-name="P292">Post patra reveno el for´.</text:p>
      <text:p text:style-name="P312">La panjo klopodas ĉe l ´forno </text:p>
      <text:p text:style-name="P292">Por manĝu li kun apetit´.</text:p>
      <text:p text:style-name="P292">La domo ne plu estos morna </text:p>
      <text:p text:style-name="P292">Post patra reven´ el milit´.</text:p>
      <text:p text:style-name="P312">Eniras la bonaj konatoj,</text:p>
      <text:p text:style-name="P292">Sidiĝas ĉe l ´mur´ laŭ invit´,</text:p>
      <text:p text:style-name="P292">Parolas kun brava soldato </text:p>
      <text:p text:style-name="P292"><text:soft-page-break/>Post lia reven´ el milit´.</text:p>
      <text:p text:style-name="P312">Sur patra la brusto orbrilas </text:p>
      <text:p text:style-name="P292">Medaloj kaj ankaŭ orden´.</text:p>
      <text:p text:style-name="P292">Ebrias najbaroj, babilas </text:p>
      <text:p text:style-name="P292">Ĉetable post patra reven´.</text:p>
      <text:p text:style-name="P312">Ne povas ekdormi en lito </text:p>
      <text:p text:style-name="P292">Knab´, spite malfrua la hor,</text:p>
      <text:p text:style-name="P292">Post patra reven´ el milito,</text:p>
      <text:p text:style-name="P292">Post patra reveno el for´.</text:p>
      <text:p text:style-name="P127">Elbelarusigis Adam Paŭlukavec.</text:p>
      <text:p text:style-name="P53">PIMEN PANĈANKA</text:p>
      <text:p text:style-name="P341">Kelkaj kalkuloj</text:p>
      <text:p text:style-name="P285">Prikalkulu, kiom da metalo </text:p>
      <text:p text:style-name="P292">Rompis la milita uragan´:</text:p>
      <text:p text:style-name="P292">Pensas mi, sufiĉus tiu ŝtalo </text:p>
      <text:p text:style-name="P307">Por mil pontoj eĉ tra ocean´.</text:p>
      <text:p text:style-name="P292">Kia kvant´ da pano sen kompato </text:p>
      <text:p text:style-name="P295"><text:span text:style-name="T631">Estis cindrigita sur la ter´,</text:span><text:span text:style-name="T593"> </text:span><text:span text:style-name="T631">—</text:span></text:p>
      <text:p text:style-name="P292">Kiom milionoj pro malsato </text:p>
      <text:p text:style-name="P307"><text:span text:style-name="T637">Preĝe l</text:span>evas manojn en mizer´.</text:p>
      <text:p text:style-name="P292">Se mensogaj libroj, kvazaŭ ondo,</text:p>
      <text:p text:style-name="P292">Ne verŝiĝus super ter´ sen fin´,—</text:p>
      <text:p text:style-name="P292">Jam posedus ĉiu en la mondo </text:p>
      <text:p text:style-name="P307">La alfabetumon, kredu min.</text:p>
      <text:p text:style-name="P292">Ne la domoj, sed malliberejoj </text:p>
      <text:p text:style-name="P292">Konsreatas ie sur planed´.</text:p>
      <text:p text:style-name="P292">Por fiuloj mem en tiuj ejoj </text:p>
      <text:p text:style-name="P307">Tute ja sufiĉus angulet´.</text:p>
      <text:p text:style-name="P292">Se samtempe homoj al militoj </text:p>
      <text:p text:style-name="P292">Unuvoĉe povus diri «ne!» —</text:p>
      <text:p text:style-name="P293">Nun amasoj de enterigitoj </text:p>
      <text:p text:style-name="P307"><text:span text:style-name="T637">Estus ja </text:span>savitaj de pere´.</text:p>
      <text:p text:style-name="P292"><text:soft-page-break/>Kaj se du<text:span text:style-name="T637">me restas nepruvita </text:span></text:p>
      <text:p text:style-name="P292">Da fiuloj sangavida ar´ —</text:p>
      <text:p text:style-name="P292">Venos pun´ por bando parazita,</text:p>
      <text:p text:style-name="P292">Priŝtelinta homojn dum miljar´.</text:p>
      <text:p text:style-name="P127">Tradukis Petr<text:span text:style-name="T77">o</text:span> Ĉelia<text:span text:style-name="T77">ŭ</text:span>skas.</text:p>
      <text:p text:style-name="P48">ALESJO BAĈYLA </text:p>
      <text:p text:style-name="P48">(1918—1983)</text:p>
      <text:p text:style-name="P48">Patrujo amata fiere</text:p>
      <text:p text:style-name="P285">Patrujo, amata fiere,</text:p>
      <text:p text:style-name="P292">Feliĉe vi vivu en glor´:</text:p>
      <text:p text:style-name="P292">Mi ĵuras al vi nun sincere </text:p>
      <text:p text:style-name="P307">Pri amo fidela en kor´.</text:p>
      <text:p text:style-name="P292">En kampoj, en grandaj uzinoj,</text:p>
      <text:p text:style-name="P295"><text:span text:style-name="T631">En ajna angul´ de la land´</text:span><text:span text:style-name="T493"> </text:span><text:span text:style-name="T631">—</text:span></text:p>
      <text:p text:style-name="P292">Konstante laboras obstine </text:p>
      <text:p text:style-name="P292">Soveta popolo kun kant´.</text:p>
      <text:p text:style-name="P314"><text:span text:style-name="T631">Mi vidas — disfloras la</text:span><text:span text:style-name="T493"> </text:span><text:span text:style-name="T631">tero </text:span></text:p>
      <text:p text:style-name="P292">Kaj flugas la kanto laŭ rond´:</text:p>
      <text:p text:style-name="P292">Gepatran nur landon preferos </text:p>
      <text:p text:style-name="P292">Mi ĉiam en vasta la mond´.</text:p>
      <text:p text:style-name="P312">Ni volas nenies terenojn,</text:p>
      <text:p text:style-name="P292">Nur sola ĉe ni la dezir´:</text:p>
      <text:p text:style-name="P292">Renkonti en paco matenojn,—</text:p>
      <text:p text:style-name="P292">Jen estas plej grava sopir´.</text:p>
      <text:p text:style-name="P312">Kaj havi ni volas sincere </text:p>
      <text:p text:style-name="P292">Amikojn kaj amon en kor´.</text:p>
      <text:p text:style-name="P292">Patrujo, amata fiere!</text:p>
      <text:p text:style-name="P292">Prosperu kaj vivu en glor´!</text:p>
      <text:p text:style-name="P278">El la belarusa lingvo tradukis Adam Paŭlukavec.</text:p>
      <text:p text:style-name="P277">MIKOLA AŬRAMĈYK </text:p>
      <text:p text:style-name="P346">(nask. en 1920)</text:p>
      <text:p text:style-name="P341">Apud la tombo de Maksimo Bahdanoviĉ</text:p>
      <text:p text:style-name="P285"><text:soft-page-break/>Vi ne trovis por vi </text:p>
      <text:p text:style-name="P292">Savon en la montar´</text:p>
      <text:p text:style-name="P292">Apud tera ĉe mar´ paradizo...</text:p>
      <text:p text:style-name="P292">Al ŝatata masiv´</text:p>
      <text:p text:style-name="P292">De la pina arbar´</text:p>
      <text:p text:style-name="P292">La sopiro turmentis vin kriza.</text:p>
      <text:p text:style-name="P312">Lacigita sen norm´</text:p>
      <text:p text:style-name="P292">Sub la suda ĉiel´,</text:p>
      <text:p text:style-name="P292">Vi ekkuŝis ĉi tie por ĉiam,</text:p>
      <text:p text:style-name="P292">Por eterna la dorm´</text:p>
      <text:p text:style-name="P292">Dum printempa la bel´</text:p>
      <text:p text:style-name="P307"><text:span text:style-name="T637">Sub de l ´birdoj kantad´ melo</text:span>dia.</text:p>
      <text:p text:style-name="P292">Sonĝo<text:span text:style-name="T637">jn vidu, poet´,</text:span></text:p>
      <text:p text:style-name="P293">Pri partio sen ĉes´</text:p>
      <text:p text:style-name="P292">Kaj dormetu ĉi tie trankvila,</text:p>
      <text:p text:style-name="P295"><text:span text:style-name="T631">Sonas via sonet´,</text:span><text:span text:style-name="T593"> </text:span><text:span text:style-name="T631">—</text:span></text:p>
      <text:p text:style-name="P292">Foliar´ de cipres´</text:p>
      <text:p text:style-name="P338">Ĉiutage ĝin kantas ĝentile.</text:p>
      <text:p text:style-name="P292">De l<text:span text:style-name="T637">a vivo klopod´</text:span></text:p>
      <text:p text:style-name="P293">Estis via destin´,</text:p>
      <text:p text:style-name="P292">Via ankaŭ espero kaj nomo,</text:p>
      <text:p text:style-name="P292">Por poet´— patriot´</text:p>
      <text:p text:style-name="P292">Ĝis la monda eĉ fin´</text:p>
      <text:p text:style-name="P292">Havu ĉiam la saman renomon.</text:p>
      <text:p text:style-name="P127">Tradukis Adam Paŭlukavec.</text:p>
      <text:p text:style-name="P48">PETRO PRYĤODZKA </text:p>
      <text:p text:style-name="P48">(nask. en 1920)</text:p>
      <text:p text:style-name="P48">De vi ne venas la leter´</text:p>
      <text:p text:style-name="P323">Mi antaŭ longe ĉe salikoj </text:p>
      <text:p text:style-name="P292">Restigis vin. Blankiĝis ter´.</text:p>
      <text:p text:style-name="P292">Leterojn legas jam amikoj —</text:p>
      <text:p text:style-name="P292">De vi ne venas la leter´.</text:p>
      <text:p text:style-name="P312">Ĉu mi ne konis vin, ĉu vian </text:p>
      <text:p text:style-name="P292"><text:soft-page-break/>Mi rompis revon sen esper´?</text:p>
      <text:p text:style-name="P292">Ja ŝajnis: min vi amis tiam,</text:p>
      <text:p text:style-name="P292">Sed ne alvenas la leter´.</text:p>
      <text:p text:style-name="P312">Mi malkvietas, mi sopiras </text:p>
      <text:p text:style-name="P292">Kaj ne kaŝeblas la sufer´.</text:p>
      <text:p text:style-name="P292">«Ne tristu vi!» — amikoj diras,</text:p>
      <text:p text:style-name="P292">Sed ne alvenas la leter´.</text:p>
      <text:p text:style-name="P312">Ho, kion skribi, se mi scius,</text:p>
      <text:p text:style-name="P292">Ke vi eksentu per paper´</text:p>
      <text:p text:style-name="P292">Amforton de l ´soldat´, al kiu </text:p>
      <text:p text:style-name="P292">Neniam venas la leter´...</text:p>
      <text:p text:style-name="P339">Tradukis Petr<text:span text:style-name="T77">o</text:span> Ĉelia<text:span text:style-name="T77">ŭ</text:span>skas.</text:p>
      <text:p text:style-name="P17">RYHORO BARADULIN</text:p>
      <text:p text:style-name="P13">(nask. en 1935)</text:p>
      <text:p text:style-name="P11">Vana klopodo</text:p>
      <text:p text:style-name="P290">Mi pensas ĉiam nur </text:p>
      <text:p text:style-name="P301">Ne pensi plu pri vi.</text:p>
      <text:p text:style-name="P301">Sed tamen sen plezur´</text:p>
      <text:p text:style-name="P301">Min kaptas la aviz´:</text:p>
      <text:p text:style-name="P301">Mi pensas ĉiam nur </text:p>
      <text:p text:style-name="P301">Ne pensi plu pri vi.</text:p>
      <text:p text:style-name="P301">Jen tasko por futur´,</text:p>
      <text:p text:style-name="P301">Ke gardu ĵuron mi,</text:p>
      <text:p text:style-name="P301">Mi pensas ĉiam nur </text:p>
      <text:p text:style-name="P301">Ne pensi plu pri vi.</text:p>
      <text:p text:style-name="P123">Tradukis Adam Paŭlukavec. </text:p>
      <text:p text:style-name="P18">KANTOJ</text:p>
      <text:p text:style-name="P11">Kanto de belarusaj geesperantistoj</text:p>
      <text:p text:style-name="P276">Vortoj de A. Paŭlukavec </text:p>
      <text:p text:style-name="P344">Muziko de A. Gurov</text:p>
      <text:p text:style-name="P289">Ni, belarusaj esperantistoj,</text:p>
      <text:p text:style-name="P300">Kun amikar´ el vasta la mond´</text:p>
      <text:p text:style-name="P300">Por pac´ batalas, estas forĝistoj </text:p>
      <text:p text:style-name="P300"><text:soft-page-break/>De mondestonto kaj nia sort´.</text:p>
      <text:p text:style-name="P326">Ni korespondas kun konsidero:</text:p>
      <text:p text:style-name="P292">En eksterlando ĉiu amik´</text:p>
      <text:p text:style-name="P292">Pri nia vivo sciu la veron,</text:p>
      <text:p text:style-name="P292">Pri nia lando kaj respublik´.</text:p>
      <text:p text:style-name="P312">Gaste se venos eksterlandanoj,</text:p>
      <text:p text:style-name="P292">Ĉiun renkontos ni kun estim´,</text:p>
      <text:p text:style-name="P292">Ĉies amike premos ni manon </text:p>
      <text:p text:style-name="P292">Laŭ belarusa nia kutim´.</text:p>
      <text:p text:style-name="P312">En frata rondo kantos ni kune,</text:p>
      <text:p text:style-name="P292">En Esperanto sonos la kant´,</text:p>
      <text:p text:style-name="P292">Certe ni dancos ankaŭ komune —</text:p>
      <text:p text:style-name="P292">Ni amikiĝis per Esperant´.</text:p>
      <text:p text:style-name="P312">Kaj dum ni vivos sub la ĉielo,</text:p>
      <text:p text:style-name="P292">Dum hor´ feliĉa kaj dum mizer´,</text:p>
      <text:p text:style-name="P292">Al Esperant´ ni restos fidelaj,</text:p>
      <text:p text:style-name="P292">Pri venko ĝia restos esper´.</text:p>
      <text:p text:style-name="P350">Refreno: Sur niaj brustoj verdan la stelon </text:p>
      <text:p text:style-name="P292">Ni ĉiam portos kun sent´ de fier´.</text:p>
      <text:p text:style-name="P292">Nin unuigas nobla la celo —</text:p>
      <text:p text:style-name="P292">La amikec de popoloj sur ter´.</text:p>
      <text:p text:style-name="P124">Kanto kontraŭ la militfatalo</text:p>
      <text:p text:style-name="P14">Vortoj de A. Paŭlukavec </text:p>
      <text:p text:style-name="P344">Muziko de A. Gurov</text:p>
      <text:p text:style-name="P289">Homoj el la vasta mondo,</text:p>
      <text:p text:style-name="P300">Ni ja estas samteranoj,</text:p>
      <text:p text:style-name="P300">Ĉu preparos ni la morton </text:p>
      <text:p text:style-name="P300">Por ni mem per propraj manoj?</text:p>
      <text:p text:style-name="P300">Nin disigas lingvaj baroj,</text:p>
      <text:p text:style-name="P300">Nin disigas ŝtataj limoj,</text:p>
      <text:p text:style-name="P300">Ĉu pro malamikaj faroj </text:p>
      <text:p text:style-name="P300">Restos ni militviktimoj?</text:p>
      <text:p text:style-name="P351">Refreno: Esperanto estas bona rimedo, </text:p>
      <text:p text:style-name="P300"><text:soft-page-break/>Estas vere taŭga rimed´ </text:p>
      <text:p text:style-name="P300">Por ni komprenu unu alian <text:s/></text:p>
      <text:p text:style-name="P300">Sur nia ne tiom granda planed´. </text:p>
      <text:p text:style-name="P300">Aŭ hodiaŭ aŭ neniam —</text:p>
      <text:p text:style-name="P300">Estas sola la elekto.</text:p>
      <text:p text:style-name="P300">Ĉu pereos ni por ĉiam </text:p>
      <text:p text:style-name="P300">Pro plej<text:span text:style-name="T593"> </text:span>stulta la neglekto?</text:p>
      <text:p text:style-name="P300">Sonu laŭte voĉo nia </text:p>
      <text:p text:style-name="P300">En komuna pacbatalo </text:p>
      <text:p text:style-name="P300">Por kunvivo harmonia </text:p>
      <text:p text:style-name="P300">Kontraŭ la militfatalo.</text:p>
      <text:p text:style-name="P300">Refreno: Esperanto estas bona rimedo...</text:p>
      <text:p text:style-name="P125">Salutkanto</text:p>
      <text:p text:style-name="P15">Vortoj de A. <text:span text:style-name="T77">Paŭlukavec</text:span> </text:p>
      <text:p text:style-name="P343">Muziko de A. Oreĥov</text:p>
      <text:p text:style-name="P289">Saluton, karaj geamikoj!</text:p>
      <text:p text:style-name="P300">Ni bonvenigas kore vin </text:p>
      <text:p text:style-name="P300">En nia verda respubliko </text:p>
      <text:p text:style-name="P300">Kun frata amo kaj estim´.</text:p>
      <text:p text:style-name="P319">Eksonu nia kant´ komuna </text:p>
      <text:p text:style-name="P300">Kaj regu inter ni sincer´!</text:p>
      <text:p text:style-name="P300">Pleniĝu niaj koroj junaj </text:p>
      <text:p text:style-name="P300">Per amikeco kaj esper´.</text:p>
      <text:p text:style-name="P319">Ĉar estas ni esperantistoj,</text:p>
      <text:p text:style-name="P300">Ni devas zorgi pri la pac´.</text:p>
      <text:p text:style-name="P300">En lukto estu ni persistaj:</text:p>
      <text:p text:style-name="P300">Por pac´ batalu ni sen lac´!</text:p>
      <text:p text:style-name="P319">Pri l ´sorto de l ´planedo Tero </text:p>
      <text:p text:style-name="P300">Ni respondecas, amikar´.</text:p>
      <text:p text:style-name="P300">Ne gravas tute la cetero,</text:p>
      <text:p text:style-name="P300">Se temas pri la nobla far´.</text:p>
      <text:p text:style-name="P319">Briladu ĉiam verda stelo,</text:p>
      <text:p text:style-name="P300">Kaj sonu Esperanta kant´.</text:p>
      <text:p text:style-name="P300"><text:soft-page-break/>Serena estu la ĉielo </text:p>
      <text:p text:style-name="P300">En ajna land´, en ĉiu land´.</text:p>
      <text:h text:style-name="P367" text:outline-level="1">Раздзел V </text:h>
      <text:h text:style-name="P370" text:outline-level="1">ЭСПЕРАНТА-БЕЛАРУСКІ СЛОЎНІК</text:h>
      <text:p text:style-name="P19">A</text:p>
      <text:p text:style-name="P34"><text:span text:style-name="T310">abelo</text:span><text:span text:style-name="T245"> </text:span><text:span text:style-name="T357">пчала</text:span></text:p>
      <text:p text:style-name="P34"><text:span text:style-name="T310">abio</text:span><text:span text:style-name="T245"> </text:span><text:span text:style-name="T357">піхта, яліна</text:span></text:p>
      <text:p text:style-name="P34"><text:span text:style-name="T310">abismo</text:span><text:span text:style-name="T245"> </text:span><text:span text:style-name="T357">бездань, прорва</text:span></text:p>
      <text:p text:style-name="P36"><text:span text:style-name="T299">aboni </text:span><text:span text:style-name="T345">падпісвацца </text:span><text:span text:style-name="T196">(на газету і інш. выданні) </text:span></text:p>
      <text:p text:style-name="P36"><text:span text:style-name="T299">absinto</text:span><text:span text:style-name="T244"> </text:span><text:span text:style-name="T345">палын</text:span></text:p>
      <text:p text:style-name="P34"><text:span text:style-name="T310">abunda</text:span><text:span text:style-name="T245"> </text:span><text:span text:style-name="T357">багаты, шчодры, густы</text:span></text:p>
      <text:p text:style-name="P34"><text:span text:style-name="T310">acero </text:span><text:span text:style-name="T357">клён, явар</text:span></text:p>
      <text:p text:style-name="P36"><text:span text:style-name="T299">acida</text:span><text:span text:style-name="T244"> </text:span><text:span text:style-name="T345">кіслы; </text:span><text:span text:style-name="T196">(пераноснае)</text:span><text:span text:style-name="T345"> з’едлівы</text:span></text:p>
      <text:p text:style-name="P34"><text:span text:style-name="T310">aĉeti</text:span><text:span text:style-name="T245"> </text:span><text:span text:style-name="T357">купляць</text:span></text:p>
      <text:p text:style-name="P34"><text:span text:style-name="T310">adapti</text:span><text:span text:style-name="T245"> </text:span><text:span text:style-name="T357">прыладзіць, прыстасаваць</text:span></text:p>
      <text:p text:style-name="P34"><text:span text:style-name="T310">adepto</text:span><text:span text:style-name="T245"> </text:span><text:span text:style-name="T357">паслядоўнік, прыхільнік</text:span></text:p>
      <text:p text:style-name="P34"><text:span text:style-name="T310">adiaŭ</text:span><text:span text:style-name="T245"> </text:span><text:span text:style-name="T357">бывай</text:span></text:p>
      <text:p text:style-name="P36"><text:span text:style-name="T299">adicii</text:span><text:span text:style-name="T244"> </text:span><text:span text:style-name="T196">(мат.)</text:span><text:span text:style-name="T345"> складаць, дабаўляць</text:span></text:p>
      <text:p text:style-name="P34"><text:span text:style-name="T310">admiri</text:span><text:span text:style-name="T245"> </text:span><text:span text:style-name="T357">захапляцца, любавацца</text:span></text:p>
      <text:p text:style-name="P34"><text:span text:style-name="T310">admoni</text:span><text:span text:style-name="T245"> </text:span><text:span text:style-name="T357">угаворваць</text:span></text:p>
      <text:p text:style-name="P34"><text:span text:style-name="T310">adoleska</text:span><text:span text:style-name="T245"> </text:span><text:span text:style-name="T357">юнацкі</text:span></text:p>
      <text:p text:style-name="P34"><text:span text:style-name="T310">adopti</text:span><text:span text:style-name="T245"> </text:span><text:span text:style-name="T357">усынаўляць, удачараць; успрыняць, пераняць</text:span></text:p>
      <text:p text:style-name="P34"><text:span text:style-name="T310">adori</text:span><text:span text:style-name="T245"> </text:span><text:span text:style-name="T357">горача любіць, абажаць</text:span></text:p>
      <text:p text:style-name="P36"><text:span text:style-name="T299">adulti</text:span><text:span text:style-name="T244"> </text:span><text:span text:style-name="T345">здраджваць </text:span><text:span text:style-name="T196">(мужу ці жонцы)</text:span></text:p>
      <text:p text:style-name="P34"><text:span text:style-name="T310">advento</text:span><text:span text:style-name="T245"> </text:span><text:span text:style-name="T357">калядны пост</text:span></text:p>
      <text:p text:style-name="P34"><text:span text:style-name="T310">aero</text:span><text:span text:style-name="T245"> </text:span><text:span text:style-name="T357">паветра </text:span></text:p>
      <text:p text:style-name="P34"><text:span text:style-name="T310">aerumi</text:span><text:span text:style-name="T245"> </text:span><text:span text:style-name="T357">праветрываць</text:span></text:p>
      <text:p text:style-name="P34"><text:span text:style-name="T310">afabla</text:span><text:span text:style-name="T245"> </text:span><text:span text:style-name="T357">ласкавы, прыязны, мілы</text:span></text:p>
      <text:p text:style-name="P34"><text:span text:style-name="T310">afekti</text:span><text:span text:style-name="T245"> </text:span><text:span text:style-name="T357">прытварацца, прыкідвацца</text:span></text:p>
      <text:p text:style-name="P34"><text:span text:style-name="T310">afero </text:span><text:span text:style-name="T357">справа </text:span></text:p>
      <text:p text:style-name="P34"><text:span text:style-name="T310">fiaferisto</text:span><text:span text:style-name="T245"> </text:span><text:span text:style-name="T357">дзялок, аферыст</text:span></text:p>
      <text:p text:style-name="P34"><text:span text:style-name="T310">aflikti </text:span><text:span text:style-name="T357">засмучаць</text:span></text:p>
      <text:p text:style-name="P34"><text:span text:style-name="T310">afranki</text:span><text:span text:style-name="T245"> </text:span><text:span text:style-name="T357">аплочваць (паштовыя адпраўленні)</text:span></text:p>
      <text:p text:style-name="P34"><text:span text:style-name="T310">agi</text:span><text:span text:style-name="T245"> </text:span><text:span text:style-name="T357">дзейнічаць</text:span></text:p>
      <text:p text:style-name="P34"><text:span text:style-name="T310">agendo</text:span><text:span text:style-name="T245"> </text:span><text:span text:style-name="T357">запісная кніжка</text:span></text:p>
      <text:p text:style-name="P34"><text:span text:style-name="T310">aglo</text:span><text:span text:style-name="T245"> </text:span><text:span text:style-name="T357">арол</text:span></text:p>
      <text:p text:style-name="P34"><text:span text:style-name="T310">aglomeri</text:span><text:span text:style-name="T245"> </text:span><text:span text:style-name="T357">нагрувашчваць</text:span></text:p>
      <text:p text:style-name="P34"><text:span text:style-name="T310">aglutini</text:span><text:span text:style-name="T245"> </text:span><text:span text:style-name="T357">склейваць</text:span></text:p>
      <text:p text:style-name="P36"><text:span text:style-name="T299">agnoski</text:span><text:span text:style-name="T244"> </text:span><text:span text:style-name="T345">прызнаваць; узаконьваць </text:span><text:span text:style-name="T196">(дзіця)</text:span></text:p>
      <text:p text:style-name="P34"><text:span text:style-name="T310">agro </text:span><text:span text:style-name="T357">зямельны надзел</text:span></text:p>
      <text:p text:style-name="P34"><text:span text:style-name="T310">agrabla</text:span><text:span text:style-name="T245"> </text:span><text:span text:style-name="T357">прыемны</text:span></text:p>
      <text:p text:style-name="P34"><text:span text:style-name="T310">aĝo</text:span><text:span text:style-name="T245"> </text:span><text:span text:style-name="T357">узрост</text:span></text:p>
      <text:p text:style-name="P34"><text:soft-page-break/><text:span text:style-name="T310">ajlo</text:span><text:span text:style-name="T245"> </text:span><text:span text:style-name="T357">часнок</text:span></text:p>
      <text:p text:style-name="P69"><text:span text:style-name="T540">akceli</text:span><text:span text:style-name="T541"> </text:span><text:span text:style-name="T542">паскараць, садзейнічаць</text:span></text:p>
      <text:p text:style-name="P34"><text:span text:style-name="T310">akcento</text:span><text:span text:style-name="T245"> </text:span><text:span text:style-name="T359">націск </text:span></text:p>
      <text:p text:style-name="P34"><text:span text:style-name="T310">akcepti</text:span><text:span text:style-name="T245"> </text:span><text:span text:style-name="T359">прымаць</text:span></text:p>
      <text:p text:style-name="P34"><text:span text:style-name="T310">akcesora</text:span><text:span text:style-name="T245"> </text:span><text:span text:style-name="T359">пабочны, другасны, дапаможны</text:span></text:p>
      <text:p text:style-name="P34"><text:span text:style-name="T310">akcidento</text:span><text:span text:style-name="T245"> </text:span><text:span text:style-name="T359">няшчасны выпадак, здарэнне</text:span></text:p>
      <text:p text:style-name="P34"><text:span text:style-name="T310">akcipitro</text:span><text:span text:style-name="T245"> </text:span><text:span text:style-name="T359">ястраб </text:span></text:p>
      <text:p text:style-name="P34"><text:span text:style-name="T310">akiri</text:span><text:span text:style-name="T245"> </text:span><text:span text:style-name="T359">набываць </text:span></text:p>
      <text:p text:style-name="P34"><text:span text:style-name="T310">aklami</text:span><text:span text:style-name="T245"> </text:span><text:span text:style-name="T359">урачыста вітаць </text:span></text:p>
      <text:p text:style-name="P34"><text:span text:style-name="T310">akno</text:span><text:span text:style-name="T245"> </text:span><text:span text:style-name="T359">прышч, вугор </text:span></text:p>
      <text:p text:style-name="P34"><text:span text:style-name="T310">akompani</text:span><text:span text:style-name="T245"> </text:span><text:span text:style-name="T359">суправаджаць </text:span></text:p>
      <text:p text:style-name="P34"><text:span text:style-name="T310">akra </text:span><text:span text:style-name="T359">востры </text:span></text:p>
      <text:p text:style-name="P34"><text:span text:style-name="T310">akrido</text:span><text:span text:style-name="T245"> </text:span><text:span text:style-name="T359">саранча </text:span></text:p>
      <text:p text:style-name="P34"><text:span text:style-name="T310">akso</text:span><text:span text:style-name="T245"> </text:span><text:span text:style-name="T359">вось, вал </text:span></text:p>
      <text:p text:style-name="P34"><text:span text:style-name="T310">akselo </text:span><text:span text:style-name="T359">падпаха</text:span></text:p>
      <text:p text:style-name="P34"><text:span text:style-name="T310">akumuli</text:span><text:span text:style-name="T245"> </text:span><text:span text:style-name="T359">назапашваць, збіраць </text:span></text:p>
      <text:p text:style-name="P34"><text:span text:style-name="T310">akupunkturo </text:span><text:span text:style-name="T359">іголкаўколванне </text:span></text:p>
      <text:p text:style-name="P34"><text:span text:style-name="T310">akuŝi</text:span><text:span text:style-name="T245"> </text:span><text:span text:style-name="T359">нараджаць </text:span></text:p>
      <text:p text:style-name="P34"><text:span text:style-name="T310">akuzi</text:span><text:span text:style-name="T245"> </text:span><text:span text:style-name="T359">абвінавачваць </text:span></text:p>
      <text:p text:style-name="P34"><text:span text:style-name="T310">akvo </text:span><text:span text:style-name="T359">вада </text:span></text:p>
      <text:p text:style-name="P34"><text:span text:style-name="T310">akvumi </text:span><text:span text:style-name="T359">паліваць, арашаць</text:span></text:p>
      <text:p text:style-name="P35"><text:span text:style-name="T310">alarmo</text:span><text:span text:style-name="T246"> </text:span><text:span text:style-name="T354">трывога </text:span></text:p>
      <text:p text:style-name="P35"><text:span text:style-name="T310">alaŭdo</text:span><text:span text:style-name="T246"> </text:span><text:span text:style-name="T354">жаваранак </text:span></text:p>
      <text:p text:style-name="P35"><text:span text:style-name="T415">aleno</text:span><text:span text:style-name="T214"> </text:span><text:span text:style-name="T354">шыла</text:span></text:p>
      <text:p text:style-name="P34"><text:span text:style-name="T310">alero</text:span><text:span text:style-name="T245"> </text:span><text:span text:style-name="T359">павець, навісь страхі </text:span></text:p>
      <text:p text:style-name="P34"><text:span text:style-name="T310">alezi</text:span><text:span text:style-name="T245"> </text:span><text:span text:style-name="T359">рассвідроўваць, расточваць </text:span></text:p>
      <text:p text:style-name="P34"><text:span text:style-name="T310">algo</text:span><text:span text:style-name="T245"> </text:span><text:span text:style-name="T359">водарасць, багавінне </text:span></text:p>
      <text:p text:style-name="P34"><text:span text:style-name="T310">alia</text:span><text:span text:style-name="T245"> </text:span><text:span text:style-name="T359">іншы, другі</text:span></text:p>
      <text:p text:style-name="P36"><text:span text:style-name="T299">alikaŭze</text:span><text:span text:style-name="T207"> </text:span><text:span text:style-name="T349">па іншай </text:span><text:span text:style-name="T196">(другой)</text:span><text:span text:style-name="T345"> </text:span><text:span text:style-name="T349">прычыне, іначай </text:span></text:p>
      <text:p text:style-name="P36"><text:span text:style-name="T299">alitempe</text:span><text:span text:style-name="T244"> </text:span><text:span text:style-name="T349">у іншым </text:span><text:span text:style-name="T196">(другім)</text:span><text:span text:style-name="T345"> </text:span><text:span text:style-name="T349">месцы</text:span></text:p>
      <text:p text:style-name="P34"><text:span text:style-name="T310">aliena</text:span><text:span text:style-name="T215"> </text:span><text:span text:style-name="T359">псіхічнахворы, вар’ят </text:span></text:p>
      <text:p text:style-name="P34"><text:span text:style-name="T310">alko</text:span><text:span text:style-name="T245"> </text:span><text:span text:style-name="T359">лось </text:span></text:p>
      <text:p text:style-name="P34"><text:span text:style-name="T310">almenaŭ</text:span><text:span text:style-name="T245"> </text:span><text:span text:style-name="T359">прынамсі </text:span></text:p>
      <text:p text:style-name="P34"><text:span text:style-name="T310">almozo</text:span><text:span text:style-name="T245"> </text:span><text:span text:style-name="T359">міласціна, міласць </text:span></text:p>
      <text:p text:style-name="P34"><text:span text:style-name="T310">alno</text:span><text:span text:style-name="T245"> </text:span><text:span text:style-name="T359">вольха, алешына </text:span></text:p>
      <text:p text:style-name="P34"><text:span text:style-name="T310">alta</text:span><text:span text:style-name="T245"> </text:span><text:span text:style-name="T359">высокі</text:span></text:p>
      <text:p text:style-name="P34"><text:span text:style-name="T310">alterni </text:span><text:span text:style-name="T359">чаргавацца, зменьвацца </text:span></text:p>
      <text:p text:style-name="P34"><text:span text:style-name="T310">aludi</text:span><text:span text:style-name="T245"> </text:span><text:span text:style-name="T359">намякаць </text:span></text:p>
      <text:p text:style-name="P34"><text:span text:style-name="T310">alumeto</text:span><text:span text:style-name="T245"> </text:span><text:span text:style-name="T359">запалка </text:span></text:p>
      <text:p text:style-name="P34"><text:span text:style-name="T310">ami</text:span><text:span text:style-name="T245"> </text:span><text:span text:style-name="T359">любіць, кахаць</text:span></text:p>
      <text:p text:style-name="P34"><text:span text:style-name="T310">amindumi</text:span><text:span text:style-name="T245"> </text:span><text:span text:style-name="T357">заляцацца, фліртаваць</text:span></text:p>
      <text:p text:style-name="P34"><text:soft-page-break/><text:span text:style-name="T310">amanito</text:span><text:span text:style-name="T245"> </text:span><text:span text:style-name="T357">мухамор</text:span></text:p>
      <text:p text:style-name="P34"><text:span text:style-name="T310">amara</text:span><text:span text:style-name="T245"> </text:span><text:span text:style-name="T357">горкі</text:span></text:p>
      <text:p text:style-name="P34"><text:span text:style-name="T310">amaso</text:span><text:span text:style-name="T245"> </text:span><text:span text:style-name="T357">натоўп, гурт</text:span></text:p>
      <text:p text:style-name="P34"><text:span text:style-name="T310">ambaŭ </text:span><text:span text:style-name="T357">абодва, абедзве</text:span></text:p>
      <text:p text:style-name="P34"><text:span text:style-name="T310">amelo</text:span><text:span text:style-name="T245"> </text:span><text:span text:style-name="T357">крухмал</text:span></text:p>
      <text:p text:style-name="P34"><text:span text:style-name="T310">amiko</text:span><text:span text:style-name="T245"> </text:span><text:span text:style-name="T357">друг, сябра</text:span></text:p>
      <text:p text:style-name="P34"><text:span text:style-name="T310">amoro</text:span><text:span text:style-name="T215"> </text:span><text:span text:style-name="T357">моцнае пачуццё кахання</text:span></text:p>
      <text:p text:style-name="P34"><text:span text:style-name="T310">amplekso</text:span><text:span text:style-name="T245"> </text:span><text:span text:style-name="T357">памер, аб’ём</text:span></text:p>
      <text:p text:style-name="P34"><text:span text:style-name="T310">amuzi</text:span><text:span text:style-name="T245"> </text:span><text:span text:style-name="T357">забаўляць, пацяшаць</text:span></text:p>
      <text:p text:style-name="P34"><text:span text:style-name="T310">analo(j)</text:span><text:span text:style-name="T245"> </text:span><text:span text:style-name="T357">летапіс, хроніка</text:span></text:p>
      <text:p text:style-name="P34"><text:span text:style-name="T310">analfabeta</text:span><text:span text:style-name="T245"> </text:span><text:span text:style-name="T357">непісьменны</text:span></text:p>
      <text:p text:style-name="P34"><text:span text:style-name="T310">anaso</text:span><text:span text:style-name="T245"> </text:span><text:span text:style-name="T357">качка</text:span></text:p>
      <text:p text:style-name="P34"><text:span text:style-name="T310">aneto</text:span><text:span text:style-name="T245"> </text:span><text:span text:style-name="T357">кроп</text:span></text:p>
      <text:p text:style-name="P70"><text:span text:style-name="T548">angoro</text:span><text:span text:style-name="T549"> </text:span><text:span text:style-name="T551">туга, неспакой </text:span></text:p>
      <text:p text:style-name="P70"><text:span text:style-name="T548">angulo</text:span><text:span text:style-name="T549"> </text:span><text:span text:style-name="T550">кут(ок)</text:span><text:span text:style-name="T639">,</text:span><text:span text:style-name="T552"> </text:span><text:span text:style-name="T551">вугал </text:span></text:p>
      <text:p text:style-name="P70"><text:span text:style-name="T548">anĝelo</text:span><text:span text:style-name="T549"> </text:span><text:span text:style-name="T551">анёл </text:span></text:p>
      <text:p text:style-name="P70"><text:span text:style-name="T548">animo</text:span><text:span text:style-name="T549"> </text:span><text:span text:style-name="T551">душа </text:span></text:p>
      <text:p text:style-name="P70"><text:span text:style-name="T548">animalo</text:span><text:span text:style-name="T549"> </text:span><text:span text:style-name="T551">жывёліна </text:span></text:p>
      <text:p text:style-name="P70"><text:span text:style-name="T548">ankaŭ</text:span><text:span text:style-name="T549"> </text:span><text:span text:style-name="T551">таксама </text:span></text:p>
      <text:p text:style-name="P70"><text:span text:style-name="T548">ankoraŭ</text:span><text:span text:style-name="T549"> </text:span><text:span text:style-name="T551">яшчэ </text:span></text:p>
      <text:p text:style-name="P70"><text:span text:style-name="T548">ankro</text:span><text:span text:style-name="T549"> </text:span><text:span text:style-name="T551">якар</text:span></text:p>
      <text:p text:style-name="P34"><text:span text:style-name="T310">anonco</text:span><text:span text:style-name="T245"> </text:span><text:span text:style-name="T357">аб’ява, паведамленне </text:span></text:p>
      <text:p text:style-name="P34"><text:span text:style-name="T310">ansero</text:span><text:span text:style-name="T245"> </text:span><text:span text:style-name="T357">гусь </text:span></text:p>
      <text:p text:style-name="P34"><text:span text:style-name="T310">anstataŭ</text:span><text:span text:style-name="T245"> </text:span><text:span text:style-name="T357">замест </text:span></text:p>
      <text:p text:style-name="P34"><text:span text:style-name="T310">antaŭ</text:span><text:span text:style-name="T245"> </text:span><text:span text:style-name="T357">да, перад </text:span></text:p>
      <text:p text:style-name="P34"><text:span text:style-name="T310">anticipe</text:span><text:span text:style-name="T245"> </text:span><text:span text:style-name="T357">папярэдне </text:span></text:p>
      <text:p text:style-name="P34"><text:span text:style-name="T310">antikva</text:span><text:span text:style-name="T245"> </text:span><text:span text:style-name="T357">старажытны </text:span></text:p>
      <text:p text:style-name="P34"><text:span text:style-name="T310">antro</text:span><text:span text:style-name="T245"> </text:span><text:span text:style-name="T357">пячора </text:span></text:p>
      <text:p text:style-name="P34"><text:span text:style-name="T310">aparta</text:span><text:span text:style-name="T245"> </text:span><text:span text:style-name="T357">асобны</text:span></text:p>
      <text:p text:style-name="P36"><text:span text:style-name="T299">aparteni</text:span><text:span text:style-name="T244"> </text:span><text:span text:style-name="T345">належаць </text:span><text:span text:style-name="T196">(каму-небудзь) </text:span></text:p>
      <text:p text:style-name="P36"><text:span text:style-name="T299">apenaŭ</text:span><text:span text:style-name="T244"> </text:span><text:span text:style-name="T345">ледзь, ледзьве, амаль </text:span></text:p>
      <text:p text:style-name="P36"><text:span text:style-name="T299">aperi</text:span><text:span text:style-name="T244"> </text:span><text:span text:style-name="T345">з’яўляцца, паказвацца; выходзіць </text:span><text:span text:style-name="T196">(пра выданне) </text:span></text:p>
      <text:p text:style-name="P36"><text:span text:style-name="T299">aplaŭdi</text:span><text:span text:style-name="T244"> </text:span><text:span text:style-name="T345">апладзіраваць </text:span></text:p>
      <text:p text:style-name="P36"><text:span text:style-name="T299">apliki</text:span><text:span text:style-name="T244"> </text:span><text:span text:style-name="T345">дадаваць; прымяняць; карыстацца</text:span></text:p>
      <text:p text:style-name="P35"><text:span text:style-name="T310">apogi</text:span><text:span text:style-name="T246"> </text:span><text:span text:style-name="T355">падпіраць, падтрымліваць </text:span></text:p>
      <text:p text:style-name="P35"><text:span text:style-name="T416">apro</text:span><text:span text:style-name="T214"> </text:span><text:span text:style-name="T355">вяпрук, дзікі кабан </text:span></text:p>
      <text:p text:style-name="P35"><text:span text:style-name="T310">aprezi</text:span><text:span text:style-name="T246"> </text:span><text:span text:style-name="T355">цаніць, шанаваць </text:span></text:p>
      <text:p text:style-name="P35"><text:span text:style-name="T310">aprobi</text:span><text:span text:style-name="T246"> </text:span><text:span text:style-name="T355">ухваляць, адобрываць </text:span></text:p>
      <text:p text:style-name="P35"><text:span text:style-name="T310">apud</text:span><text:span text:style-name="T246"> </text:span><text:span text:style-name="T355">ля, каля </text:span></text:p>
      <text:p text:style-name="P35"><text:span text:style-name="T310">araneo</text:span><text:span text:style-name="T246"> </text:span><text:span text:style-name="T355">павук</text:span></text:p>
      <text:p text:style-name="P34"><text:span text:style-name="T310">aranĝi</text:span><text:span text:style-name="T245"> </text:span><text:span text:style-name="T357">уладжваць, уладкоўваць,</text:span><text:span text:style-name="T375"> </text:span><text:span text:style-name="T357">упарадкоўваць </text:span></text:p>
      <text:p text:style-name="P34"><text:soft-page-break/><text:span text:style-name="T310">arbo</text:span><text:span text:style-name="T245"> </text:span><text:span text:style-name="T357">дрэва </text:span></text:p>
      <text:p text:style-name="P34"><text:span text:style-name="T310">arbusto</text:span><text:span text:style-name="T245"> </text:span><text:span text:style-name="T357">куст</text:span></text:p>
      <text:p text:style-name="P34"><text:span text:style-name="T310">ardi</text:span><text:span text:style-name="T245"> </text:span><text:span text:style-name="T357">палаць, шугаць </text:span></text:p>
      <text:p text:style-name="P34"><text:span text:style-name="T310">ardeo</text:span><text:span text:style-name="T245"> </text:span><text:span text:style-name="T357">чапля</text:span></text:p>
      <text:p text:style-name="P34"><text:span text:style-name="T310">areo</text:span><text:span text:style-name="T245"> </text:span><text:span text:style-name="T357">плошча, прастора, паверхня,</text:span><text:span text:style-name="T375"> </text:span><text:span text:style-name="T357">участак, дзялянка </text:span></text:p>
      <text:p text:style-name="P34"><text:span text:style-name="T310">argilo</text:span><text:span text:style-name="T245"> </text:span><text:span text:style-name="T357">гліна </text:span></text:p>
      <text:p text:style-name="P34"><text:span text:style-name="T310">arĝento</text:span><text:span text:style-name="T245"> </text:span><text:span text:style-name="T357">серабро </text:span></text:p>
      <text:p text:style-name="P34"><text:span text:style-name="T310">arkeo</text:span><text:span text:style-name="T245"> </text:span><text:span text:style-name="T357">каўчэг </text:span></text:p>
      <text:p text:style-name="P34"><text:span text:style-name="T310">armi</text:span><text:span text:style-name="T245"> </text:span><text:span text:style-name="T357">узбройваць</text:span></text:p>
      <text:p text:style-name="P34"><text:span text:style-name="T310">aroganta</text:span><text:span text:style-name="T245"> </text:span><text:span text:style-name="T357">нахабны, дзёрзкі </text:span></text:p>
      <text:p text:style-name="P34"><text:span text:style-name="T310">aromo</text:span><text:span text:style-name="T245"> </text:span><text:span text:style-name="T357">водар, пах, пахучасць, духмянасць</text:span></text:p>
      <text:p text:style-name="P34"><text:span text:style-name="T310">arto</text:span><text:span text:style-name="T245"> </text:span><text:span text:style-name="T357">мастацтва </text:span></text:p>
      <text:p text:style-name="P34"><text:span text:style-name="T310">artikolo</text:span><text:span text:style-name="T245"> </text:span><text:span text:style-name="T357">артыкль; артыкул </text:span></text:p>
      <text:p text:style-name="P34"><text:span text:style-name="T310">aserti</text:span><text:span text:style-name="T245"> </text:span><text:span text:style-name="T357">запэўніваць, пераконваць </text:span></text:p>
      <text:p text:style-name="P34"><text:span text:style-name="T310">aspekti</text:span><text:span text:style-name="T245"> </text:span><text:span text:style-name="T357">выглядаць, мець выгляд </text:span></text:p>
      <text:p text:style-name="P34"><text:span text:style-name="T310">aspiri</text:span><text:span text:style-name="T245"> </text:span><text:span text:style-name="T357">імкнуцца, жадаць </text:span></text:p>
      <text:p text:style-name="P34"><text:span text:style-name="T310">atendi</text:span><text:span text:style-name="T245"> </text:span><text:span text:style-name="T357">чакаць </text:span></text:p>
      <text:p text:style-name="P34"><text:span text:style-name="T310">atento</text:span><text:span text:style-name="T245"> </text:span><text:span text:style-name="T357">увага</text:span></text:p>
      <text:p text:style-name="P35"><text:span text:style-name="T310">atesti</text:span><text:span text:style-name="T246"> </text:span><text:span text:style-name="T355">сведчыць, пасведчыць </text:span></text:p>
      <text:p text:style-name="P35"><text:span text:style-name="T310">atingi</text:span><text:span text:style-name="T246"> </text:span><text:span text:style-name="T355">дасягаць; дамагчыся </text:span></text:p>
      <text:p text:style-name="P35"><text:span text:style-name="T310">atribui</text:span><text:span text:style-name="T246"> </text:span><text:span text:style-name="T355">надаваць, прыпісваць; прысуджваць </text:span></text:p>
      <text:p text:style-name="P35"><text:span text:style-name="T310">atriplo</text:span><text:span text:style-name="T246"> </text:span><text:span text:style-name="T355">лебяда </text:span></text:p>
      <text:p text:style-name="P35"><text:span text:style-name="T416">aŭ</text:span><text:span text:style-name="T214"> </text:span><text:span text:style-name="T355">ці, альбо </text:span></text:p>
      <text:p text:style-name="P35"><text:span text:style-name="T310">aŭdi</text:span><text:span text:style-name="T246"> </text:span><text:span text:style-name="T355">чуць</text:span></text:p>
      <text:p text:style-name="P34"><text:span text:style-name="T310">aŭdaci</text:span><text:span text:style-name="T245"> </text:span><text:span text:style-name="T357">адважвацца, асмельвацца </text:span></text:p>
      <text:p text:style-name="P34"><text:span text:style-name="T310">aŭguro</text:span><text:span text:style-name="T245"> </text:span><text:span text:style-name="T357">прадвесце</text:span></text:p>
      <text:p text:style-name="P34"><text:span text:style-name="T310">aŭlo</text:span><text:span text:style-name="T245"> </text:span><text:span text:style-name="T357">актавая зала, канферэнц-зала</text:span></text:p>
      <text:p text:style-name="P34"><text:span text:style-name="T310">aŭroro</text:span><text:span text:style-name="T245"> </text:span><text:span text:style-name="T357">золак, заранак</text:span></text:p>
      <text:p text:style-name="P34"><text:span text:style-name="T310">aŭskulti</text:span><text:span text:style-name="T245"> </text:span><text:span text:style-name="T357">слухаць</text:span></text:p>
      <text:p text:style-name="P34"><text:span text:style-name="T310">aŭtodidakto</text:span><text:span text:style-name="T245"> </text:span><text:span text:style-name="T357">самавучка</text:span></text:p>
      <text:p text:style-name="P34"><text:span text:style-name="T310">aŭtuno</text:span><text:span text:style-name="T245"> </text:span><text:span text:style-name="T357">восень</text:span></text:p>
      <text:p text:style-name="P34"><text:span text:style-name="T310">avo</text:span><text:span text:style-name="T245"> </text:span><text:span text:style-name="T357">дзед</text:span></text:p>
      <text:p text:style-name="P34"><text:span text:style-name="T310">avantaĝo</text:span><text:span text:style-name="T245"> </text:span><text:span text:style-name="T357">перавага </text:span></text:p>
      <text:p text:style-name="P34"><text:span text:style-name="T310">avara</text:span><text:span text:style-name="T245"> </text:span><text:span text:style-name="T357">скупы </text:span></text:p>
      <text:p text:style-name="P34"><text:span text:style-name="T310">aveno</text:span><text:span text:style-name="T245"> </text:span><text:span text:style-name="T357">авёс </text:span></text:p>
      <text:p text:style-name="P34"><text:span text:style-name="T310">aventuro</text:span><text:span text:style-name="T245"> </text:span><text:span text:style-name="T357">прыгода </text:span></text:p>
      <text:p text:style-name="P34"><text:span text:style-name="T310">avenuo</text:span><text:span text:style-name="T245"> </text:span><text:span text:style-name="T357">праспект, шырокая вуліца </text:span></text:p>
      <text:p text:style-name="P34"><text:span text:style-name="T310">averti</text:span><text:span text:style-name="T245"> </text:span><text:span text:style-name="T357">папярэджваць, паведамляць раней</text:span></text:p>
      <text:p text:style-name="P34"><text:span text:style-name="T310">avida</text:span><text:span text:style-name="T245"> </text:span><text:span text:style-name="T357">прагны, сквапны </text:span></text:p>
      <text:p text:style-name="P34"><text:span text:style-name="T310">avizo</text:span><text:span text:style-name="T245"> </text:span><text:span text:style-name="T357">паведамленне </text:span></text:p>
      <text:p text:style-name="P34"><text:span text:style-name="T310">azeno</text:span><text:span text:style-name="T245"> </text:span><text:span text:style-name="T357">асёл</text:span></text:p>
      <text:p text:style-name="P35"><text:soft-page-break/><text:span text:style-name="T310">azilo</text:span><text:span text:style-name="T246"> </text:span><text:span text:style-name="T355">прыстанішча, прытулак </text:span></text:p>
      <text:p text:style-name="P27">B</text:p>
      <text:p text:style-name="P34"><text:span text:style-name="T310">babili</text:span><text:span text:style-name="T245"> </text:span><text:span text:style-name="T357">гутарыць, гаманіць, балбатаць, лапатаць</text:span></text:p>
      <text:p text:style-name="P34"><text:span text:style-name="T310">bagatelo</text:span><text:span text:style-name="T245"> </text:span><text:span text:style-name="T357">пусцяковіна, драбяза, дробязь</text:span></text:p>
      <text:p text:style-name="P34"><text:span text:style-name="T310">bajoneto</text:span><text:span text:style-name="T245"> </text:span><text:span text:style-name="T357">штык</text:span></text:p>
      <text:p text:style-name="P34"><text:span text:style-name="T310">baki</text:span><text:span text:style-name="T245"> </text:span><text:span text:style-name="T357">пячы; абпальваць</text:span></text:p>
      <text:p text:style-name="P34"><text:span text:style-name="T310">balai</text:span><text:span text:style-name="T245"> </text:span><text:span text:style-name="T357">месці, падмятаць</text:span></text:p>
      <text:p text:style-name="P34"><text:span text:style-name="T310">balanci</text:span><text:span text:style-name="T245"> </text:span><text:span text:style-name="T357">гайдаць, хістаць</text:span></text:p>
      <text:p text:style-name="P34"><text:span text:style-name="T310">balbuti</text:span><text:span text:style-name="T245"> </text:span><text:span text:style-name="T357">заікацца; мармытаць</text:span></text:p>
      <text:p text:style-name="P34"><text:span text:style-name="T310">baldaŭ</text:span><text:span text:style-name="T245"> </text:span><text:span text:style-name="T357">хутка, неўзабаве</text:span></text:p>
      <text:p text:style-name="P34"><text:span text:style-name="T310">baleno</text:span><text:span text:style-name="T245"> </text:span><text:span text:style-name="T357">кіт</text:span></text:p>
      <text:p text:style-name="P34"><text:span text:style-name="T310">baloti</text:span><text:span text:style-name="T245"> </text:span><text:span text:style-name="T357">галасаваць</text:span></text:p>
      <text:p text:style-name="P34"><text:span text:style-name="T310">bani</text:span><text:span text:style-name="T245"> </text:span><text:span text:style-name="T357">купаць</text:span></text:p>
      <text:p text:style-name="P34"><text:span text:style-name="T310">bapti</text:span><text:span text:style-name="T245"> </text:span><text:span text:style-name="T357">хрысціць</text:span></text:p>
      <text:p text:style-name="P34"><text:span text:style-name="T310">bari</text:span><text:span text:style-name="T245"> </text:span><text:span text:style-name="T357">перагароджваць, загароджваць </text:span></text:p>
      <text:p text:style-name="P34"><text:span text:style-name="T310">barakti</text:span><text:span text:style-name="T245"> </text:span><text:span text:style-name="T357">валтузіцца</text:span></text:p>
      <text:p text:style-name="P38"><text:span text:style-name="T157">barbo</text:span><text:span text:style-name="T78"> </text:span><text:span text:style-name="T46">барада</text:span></text:p>
      <text:p text:style-name="P38"><text:span text:style-name="T156">barĉo</text:span><text:span text:style-name="T104"> </text:span><text:span text:style-name="T46">боршч</text:span></text:p>
      <text:p text:style-name="P38"><text:span text:style-name="T156">bardano</text:span><text:span text:style-name="T104"> </text:span><text:span text:style-name="T46">лопух</text:span></text:p>
      <text:p text:style-name="P38"><text:span text:style-name="T156">barelo</text:span><text:span text:style-name="T104"> </text:span><text:span text:style-name="T46">бочка</text:span></text:p>
      <text:p text:style-name="P38"><text:span text:style-name="T156">bastono</text:span><text:span text:style-name="T104"> </text:span><text:span text:style-name="T46">палка, кій, трысціна</text:span></text:p>
      <text:p text:style-name="P38"><text:span text:style-name="T156">bati</text:span><text:span text:style-name="T104"> </text:span><text:span text:style-name="T46">біць, выцінаць</text:span></text:p>
      <text:p text:style-name="P38"><text:span text:style-name="T156">batali</text:span><text:span text:style-name="T104"> </text:span><text:span text:style-name="T46">біцца, змагацца</text:span></text:p>
      <text:p text:style-name="P38"><text:span text:style-name="T156">beata</text:span><text:span text:style-name="T104"> </text:span><text:span text:style-name="T46">шчаслівы, ціхамірны</text:span></text:p>
      <text:p text:style-name="P38"><text:span text:style-name="T156">bebo</text:span><text:span text:style-name="T104"> </text:span><text:span text:style-name="T46">дзіцяня, малютка</text:span></text:p>
      <text:p text:style-name="P38"><text:span text:style-name="T156">bedo</text:span><text:span text:style-name="T104"> </text:span><text:span text:style-name="T46">града, градка</text:span></text:p>
      <text:p text:style-name="P38"><text:span text:style-name="T156">bedaŭri</text:span><text:span text:style-name="T104"> </text:span><text:span text:style-name="T46">шкадаваць</text:span></text:p>
      <text:p text:style-name="P38"><text:span text:style-name="T156">beko</text:span><text:span text:style-name="T104"> </text:span><text:span text:style-name="T46">дзюба</text:span></text:p>
      <text:p text:style-name="P38"><text:span text:style-name="T156">bela</text:span><text:span text:style-name="T104"> </text:span><text:span text:style-name="T46">прыгожы</text:span></text:p>
      <text:p text:style-name="P38"><text:span text:style-name="T156">beni</text:span><text:span text:style-name="T104"> </text:span><text:span text:style-name="T46">благаслаўляць</text:span></text:p>
      <text:p text:style-name="P36"><text:span text:style-name="T411">bendo</text:span><text:span text:style-name="T370"> </text:span><text:span text:style-name="T345">лента (</text:span><text:span text:style-name="T196">магнітафонная)</text:span></text:p>
      <text:p text:style-name="P38"><text:span text:style-name="T156">benjeto</text:span><text:span text:style-name="T104"> </text:span><text:span text:style-name="T46">аладка, блінец</text:span></text:p>
      <text:p text:style-name="P38"><text:span text:style-name="T156">benko</text:span><text:span text:style-name="T104"> </text:span><text:span text:style-name="T46">лаўка, услончык, зэдлічак</text:span></text:p>
      <text:p text:style-name="P38"><text:span text:style-name="T156">bero</text:span><text:span text:style-name="T104"> </text:span><text:span text:style-name="T46">ягада</text:span></text:p>
      <text:p text:style-name="P38"><text:span text:style-name="T156">besto</text:span><text:span text:style-name="T104"> </text:span><text:span text:style-name="T46">звер, жывёліна</text:span></text:p>
      <text:p text:style-name="P38"><text:span text:style-name="T156">beto</text:span><text:span text:style-name="T104"> </text:span><text:span text:style-name="T46">бурак</text:span></text:p>
      <text:p text:style-name="P38"><text:span text:style-name="T156">betulo</text:span><text:span text:style-name="T104"> </text:span><text:span text:style-name="T46">бяроза</text:span></text:p>
      <text:p text:style-name="P38"><text:span text:style-name="T156">bezoni</text:span><text:span text:style-name="T104"> </text:span><text:span text:style-name="T46">мець патрэбу</text:span></text:p>
      <text:p text:style-name="P38"><text:span text:style-name="T156">biciklo</text:span><text:span text:style-name="T104"> </text:span><text:span text:style-name="T46">веласіпед</text:span></text:p>
      <text:p text:style-name="P38"><text:span text:style-name="T156">bieno</text:span><text:span text:style-name="T104"> </text:span><text:span text:style-name="T46">маёнтак</text:span></text:p>
      <text:p text:style-name="P38"><text:span text:style-name="T156">biero</text:span><text:span text:style-name="T104"> </text:span><text:span text:style-name="T46">піва</text:span></text:p>
      <text:p text:style-name="P38"><text:soft-page-break/><text:span text:style-name="T156">bildo</text:span><text:span text:style-name="T104"> </text:span><text:span text:style-name="T46">карціна, малюнак, вобраз</text:span></text:p>
      <text:p text:style-name="P38"><text:span text:style-name="T156">bindi</text:span><text:span text:style-name="T104"> </text:span><text:span text:style-name="T46">пераплятаць</text:span></text:p>
      <text:p text:style-name="P38"><text:span text:style-name="T156">birdo</text:span><text:span text:style-name="T104"> </text:span><text:span text:style-name="T46">птушка</text:span></text:p>
      <text:p text:style-name="P38"><text:span text:style-name="T156">blago</text:span><text:span text:style-name="T104"> </text:span><text:span text:style-name="T46">выхвалянне, хлусня, брахня</text:span></text:p>
      <text:p text:style-name="P38"><text:span text:style-name="T156">blanka</text:span><text:span text:style-name="T104"> </text:span><text:span text:style-name="T46">белы</text:span></text:p>
      <text:p text:style-name="P38"><text:span text:style-name="T156">blasfemi</text:span><text:span text:style-name="T104"> </text:span><text:span text:style-name="T46">блюзнерыць, сварыцца, лаяцца</text:span></text:p>
      <text:p text:style-name="P38"><text:span text:style-name="T156">blato</text:span><text:span text:style-name="T104"> </text:span><text:span text:style-name="T46">таракан, прусак </text:span></text:p>
      <text:p text:style-name="P38"><text:span text:style-name="T156">blazono</text:span><text:span text:style-name="T104"> </text:span><text:span text:style-name="T46">герб</text:span></text:p>
      <text:p text:style-name="P38"><text:span text:style-name="T156">bleki</text:span><text:span text:style-name="T104"> </text:span><text:span text:style-name="T46">мыкаць, рыкаць </text:span></text:p>
      <text:p text:style-name="P38"><text:span text:style-name="T156">blinda</text:span><text:span text:style-name="T104"> </text:span><text:span text:style-name="T46">сляпы</text:span></text:p>
      <text:p text:style-name="P38"><text:span text:style-name="T156">blonda</text:span><text:span text:style-name="T104"> </text:span><text:span text:style-name="T46">бялявы</text:span></text:p>
      <text:p text:style-name="P38"><text:span text:style-name="T156">blovi</text:span><text:span text:style-name="T104"> </text:span><text:span text:style-name="T46">дуць</text:span></text:p>
      <text:p text:style-name="P38"><text:span text:style-name="T156">blua</text:span><text:span text:style-name="T104"> </text:span><text:span text:style-name="T46">сіні, блакітны</text:span></text:p>
      <text:p text:style-name="P38"><text:span text:style-name="T156">boato</text:span><text:span text:style-name="T104"> </text:span><text:span text:style-name="T46">лодка, шлюпка</text:span></text:p>
      <text:p text:style-name="P38"><text:span text:style-name="T156">boji</text:span><text:span text:style-name="T104"> </text:span><text:span text:style-name="T46">гаўкаць</text:span></text:p>
      <text:p text:style-name="P38"><text:span text:style-name="T156">boli</text:span><text:span text:style-name="T104"> </text:span><text:span text:style-name="T46">кіпець</text:span></text:p>
      <text:p text:style-name="P38"><text:span text:style-name="T156">bombono</text:span><text:span text:style-name="T104"> </text:span><text:span text:style-name="T46">цукерка</text:span></text:p>
      <text:p text:style-name="P38"><text:span text:style-name="T156">bona</text:span><text:span text:style-name="T104"> </text:span><text:span text:style-name="T46">добры</text:span></text:p>
      <text:p text:style-name="P38"><text:span text:style-name="T156">bonvolu</text:span><text:span text:style-name="T104"> </text:span><text:span text:style-name="T46">калі ласка</text:span></text:p>
      <text:p text:style-name="P38"><text:span text:style-name="T156">bori</text:span><text:span text:style-name="T104"> </text:span><text:span text:style-name="T46">свідраваць, бурыць </text:span></text:p>
      <text:p text:style-name="P38"><text:span text:style-name="T156">bordo</text:span><text:span text:style-name="T104"> </text:span><text:span text:style-name="T46">бераг</text:span></text:p>
      <text:p text:style-name="P38"><text:span text:style-name="T156">borso</text:span><text:span text:style-name="T104"> </text:span><text:span text:style-name="T46">біржа</text:span></text:p>
      <text:p text:style-name="P38"><text:span text:style-name="T156">bosko</text:span><text:span text:style-name="T104"> </text:span><text:span text:style-name="T46">гай</text:span></text:p>
      <text:p text:style-name="P38"><text:span text:style-name="T156">boto</text:span><text:span text:style-name="T104"> </text:span><text:span text:style-name="T46">бот </text:span></text:p>
      <text:p text:style-name="P38"><text:span text:style-name="T156">boto</text:span><text:span text:style-name="T93"> (</text:span><text:span text:style-name="T156">felta)</text:span><text:span text:style-name="T104"> </text:span><text:span text:style-name="T46">валёнак</text:span></text:p>
      <text:p text:style-name="P38"><text:span text:style-name="T156">botelo</text:span><text:span text:style-name="T104"> </text:span><text:span text:style-name="T46">бутэлька</text:span></text:p>
      <text:p text:style-name="P38"><text:span text:style-name="T156">bovo</text:span><text:span text:style-name="T104"> </text:span><text:span text:style-name="T46">бык</text:span></text:p>
      <text:p text:style-name="P36"><text:span text:style-name="T411">brako</text:span><text:span text:style-name="T370"> </text:span><text:span text:style-name="T345">рука </text:span><text:span text:style-name="T196">(уся) </text:span></text:p>
      <text:p text:style-name="P36"><text:span text:style-name="T411">branĉo</text:span><text:span text:style-name="T370"> </text:span><text:span text:style-name="T345">галіна </text:span></text:p>
      <text:p text:style-name="P36"><text:span text:style-name="T411">brando</text:span><text:span text:style-name="T370"> </text:span><text:span text:style-name="T345">гарэлка</text:span></text:p>
      <text:p text:style-name="P34"><text:span text:style-name="T310">brasiko</text:span><text:span text:style-name="T245"> </text:span><text:span text:style-name="T357">капуста</text:span></text:p>
      <text:p text:style-name="P34"><text:span text:style-name="T310">brava</text:span><text:span text:style-name="T245"> </text:span><text:span text:style-name="T357">смелы, адважны, храбры</text:span></text:p>
      <text:p text:style-name="P36"><text:span text:style-name="T299">bredi</text:span><text:span text:style-name="T244"> </text:span><text:span text:style-name="T345">разгадоўваць, гадаваць </text:span><text:span text:style-name="T196">(жывёлу)</text:span></text:p>
      <text:p text:style-name="P34"><text:span text:style-name="T310">bremso</text:span><text:span text:style-name="T245"> </text:span><text:span text:style-name="T357">тормаз</text:span></text:p>
      <text:p text:style-name="P34"><text:span text:style-name="T310">breto</text:span><text:span text:style-name="T245"> </text:span><text:span text:style-name="T357">паліца</text:span></text:p>
      <text:p text:style-name="P34"><text:span text:style-name="T310">brido</text:span><text:span text:style-name="T245"> </text:span><text:span text:style-name="T357">вуздэчка, аброць</text:span></text:p>
      <text:p text:style-name="P34"><text:span text:style-name="T310">briko</text:span><text:span text:style-name="T245"> 1</text:span><text:span text:style-name="T357">. цэгла; 2. кавалак, кусок, брусок</text:span></text:p>
      <text:p text:style-name="P34"><text:span text:style-name="T310">brili</text:span><text:span text:style-name="T245"> </text:span><text:span text:style-name="T357">блішчаць, ззяць, зіхацець</text:span></text:p>
      <text:p text:style-name="P34"><text:span text:style-name="T310">broĉo</text:span><text:span text:style-name="T245"> </text:span><text:span text:style-name="T357">брошка</text:span></text:p>
      <text:p text:style-name="P34"><text:span text:style-name="T310">brodi</text:span><text:span text:style-name="T245"> </text:span><text:span text:style-name="T357">вышываць</text:span></text:p>
      <text:p text:style-name="P34"><text:span text:style-name="T310">brogi</text:span><text:span text:style-name="T245"> </text:span><text:span text:style-name="T357">апарваць, абдаваць кіпенем</text:span></text:p>
      <text:p text:style-name="P34"><text:soft-page-break/><text:span text:style-name="T310">broso</text:span><text:span text:style-name="T245"> </text:span><text:span text:style-name="T357">шчотка</text:span></text:p>
      <text:p text:style-name="P34"><text:span text:style-name="T310">brovo</text:span><text:span text:style-name="T245"> </text:span><text:span text:style-name="T357">брыво</text:span></text:p>
      <text:p text:style-name="P34"><text:span text:style-name="T310">brui</text:span><text:span text:style-name="T245"> </text:span><text:span text:style-name="T357">шумець</text:span></text:p>
      <text:p text:style-name="P34"><text:span text:style-name="T310">bruli</text:span><text:span text:style-name="T245"> </text:span><text:span text:style-name="T357">гарэць, палаць</text:span></text:p>
      <text:p text:style-name="P34"><text:span text:style-name="T310">bruna</text:span><text:span text:style-name="T245"> </text:span><text:span text:style-name="T357">карычневы, руды</text:span></text:p>
      <text:p text:style-name="P34"><text:span text:style-name="T310">brusto</text:span><text:span text:style-name="T245"> </text:span><text:span text:style-name="T357">грудзі</text:span></text:p>
      <text:p text:style-name="P34"><text:span text:style-name="T310">bruto</text:span><text:span text:style-name="T245"> </text:span><text:span text:style-name="T357">жывёла, скаціна</text:span></text:p>
      <text:p text:style-name="P34"><text:span text:style-name="T310">brutala</text:span><text:span text:style-name="T245"> </text:span><text:span text:style-name="T357">грубы, свінскі, зверскі</text:span></text:p>
      <text:p text:style-name="P34"><text:span text:style-name="T310">bubo</text:span><text:span text:style-name="T245"> </text:span><text:span text:style-name="T357">хлапчанё, свавольнік, гарэзнік</text:span></text:p>
      <text:p text:style-name="P36"><text:span text:style-name="T299">buĉi</text:span><text:span text:style-name="T244"> </text:span><text:span text:style-name="T345">забіваць, рэзаць, калоць </text:span><text:span text:style-name="T196">(жыўнасць)</text:span></text:p>
      <text:p text:style-name="P34"><text:span text:style-name="T310">budo</text:span><text:span text:style-name="T245"> </text:span><text:span text:style-name="T357">будка, ларок, кіёск</text:span></text:p>
      <text:p text:style-name="P34"><text:span text:style-name="T310">bufo</text:span><text:span text:style-name="T245"> </text:span><text:span text:style-name="T357">жаба</text:span></text:p>
      <text:p text:style-name="P34"><text:span text:style-name="T310">butono</text:span><text:span text:style-name="T245"> </text:span><text:span text:style-name="T357">блазен, штукар</text:span></text:p>
      <text:p text:style-name="P34"><text:span text:style-name="T310">bukani</text:span><text:span text:style-name="T245"> </text:span><text:span text:style-name="T357">вэндзіць</text:span></text:p>
      <text:p text:style-name="P34"><text:span text:style-name="T310">bulo</text:span><text:span text:style-name="T245"> </text:span><text:span text:style-name="T357">камяк</text:span></text:p>
      <text:p text:style-name="P34"><text:span text:style-name="T310">bulbo</text:span><text:span text:style-name="T245"> </text:span><text:span text:style-name="T357">цыбуліна</text:span></text:p>
      <text:p text:style-name="P34"><text:span text:style-name="T310">bulko</text:span><text:span text:style-name="T245"> </text:span><text:span text:style-name="T357">булка</text:span></text:p>
      <text:p text:style-name="P34"><text:span text:style-name="T310">bunta</text:span><text:span text:style-name="T245"> </text:span><text:span text:style-name="T357">стракаты, пярэсты, квяцісты</text:span></text:p>
      <text:p text:style-name="P34"><text:span text:style-name="T310">buŝo</text:span><text:span text:style-name="T245"> </text:span><text:span text:style-name="T357">рот</text:span></text:p>
      <text:p text:style-name="P34"><text:span text:style-name="T310">buti</text:span><text:span text:style-name="T245"> </text:span><text:span text:style-name="T357">акучваць</text:span></text:p>
      <text:p text:style-name="P34"><text:span text:style-name="T310">butero</text:span><text:span text:style-name="T245"> </text:span><text:span text:style-name="T357">масла, </text:span></text:p>
      <text:p text:style-name="P34"><text:span text:style-name="T310">buterpano</text:span><text:span text:style-name="T245"> </text:span><text:span text:style-name="T357">бутэрброд</text:span></text:p>
      <text:p text:style-name="P34"><text:span text:style-name="T310">butiko</text:span><text:span text:style-name="T245"> </text:span><text:span text:style-name="T357">крама</text:span></text:p>
      <text:p text:style-name="P34"><text:span text:style-name="T310">butono</text:span><text:span text:style-name="T245"> </text:span><text:span text:style-name="T357">гузік</text:span></text:p>
      <text:p text:style-name="P21">C</text:p>
      <text:p text:style-name="P34"><text:span text:style-name="T310">cedi</text:span><text:span text:style-name="T245"> </text:span><text:span text:style-name="T357">саступаць; паддавацца</text:span></text:p>
      <text:p text:style-name="P34"><text:span text:style-name="T310">cedro</text:span><text:span text:style-name="T245"> </text:span><text:span text:style-name="T357">кедр</text:span></text:p>
      <text:p text:style-name="P34"><text:span text:style-name="T310">cejano</text:span><text:span text:style-name="T245"> </text:span><text:span text:style-name="T357">васілёк, валошка</text:span></text:p>
      <text:p text:style-name="P34"><text:span text:style-name="T310">celo</text:span><text:span text:style-name="T245"> </text:span><text:span text:style-name="T357">мэта, цэль</text:span></text:p>
      <text:p text:style-name="P34"><text:span text:style-name="T310">celebri</text:span><text:span text:style-name="T245"> </text:span><text:span text:style-name="T357">святкаваць, ушаноўваць</text:span></text:p>
      <text:p text:style-name="P34"><text:span text:style-name="T310">cepo</text:span><text:span text:style-name="T245"> </text:span><text:span text:style-name="T357">цыбуля</text:span></text:p>
      <text:p text:style-name="P34"><text:span text:style-name="T310">cerbo</text:span><text:span text:style-name="T245"> </text:span><text:span text:style-name="T358">мазгі</text:span></text:p>
      <text:p text:style-name="P34"><text:span text:style-name="T310">cerealoj</text:span><text:span text:style-name="T245"> </text:span><text:span text:style-name="T357">злакавыя</text:span></text:p>
      <text:p text:style-name="P38"><text:span text:style-name="T156">certa</text:span><text:span text:style-name="T104"> 1</text:span><text:span text:style-name="T46">. упэўнены; 2. бясспрэчны; 3. некаторы, азначаны </text:span></text:p>
      <text:p text:style-name="P38"><text:span text:style-name="T156">cervo</text:span><text:span text:style-name="T104"> </text:span><text:span text:style-name="T46">алень</text:span></text:p>
      <text:p text:style-name="P34"><text:span text:style-name="T310">cetera</text:span><text:span text:style-name="T245"> </text:span><text:span text:style-name="T357">іншы, другі, астатні</text:span></text:p>
      <text:p text:style-name="P34"><text:span text:style-name="T310">cifero</text:span><text:span text:style-name="T245"> </text:span><text:span text:style-name="T357">лічба</text:span></text:p>
      <text:p text:style-name="P34"><text:span text:style-name="T310">cigno</text:span><text:span text:style-name="T245"> </text:span><text:span text:style-name="T357">лебедзь</text:span></text:p>
      <text:p text:style-name="P36"><text:span text:style-name="T299">cikonio</text:span><text:span text:style-name="T244"> </text:span><text:span text:style-name="T345">бусел</text:span></text:p>
      <text:p text:style-name="P34"><text:span text:style-name="T310">cimo</text:span><text:span text:style-name="T245"> </text:span><text:span text:style-name="T357">клоп</text:span></text:p>
      <text:p text:style-name="P34"><text:span text:style-name="T310">cindro</text:span><text:span text:style-name="T245"> </text:span><text:span text:style-name="T357">попел, прысак; прах</text:span></text:p>
      <text:p text:style-name="P34"><text:soft-page-break/><text:span text:style-name="T310">ciro</text:span><text:span text:style-name="T245"> </text:span><text:span text:style-name="T357">вакса</text:span></text:p>
      <text:p text:style-name="P34"><text:span text:style-name="T310">cirkonstanco</text:span><text:span text:style-name="T245"> </text:span><text:span text:style-name="T357">абставіны</text:span></text:p>
      <text:p text:style-name="P34"><text:span text:style-name="T310">citi</text:span><text:span text:style-name="T245"> </text:span><text:span text:style-name="T357">цытаваць</text:span></text:p>
      <text:p text:style-name="P34"><text:span text:style-name="T310">citrono</text:span><text:span text:style-name="T245"> </text:span><text:span text:style-name="T357">лімон</text:span></text:p>
      <text:p text:style-name="P34"><text:span text:style-name="T310">civila</text:span><text:span text:style-name="T245"> </text:span><text:span text:style-name="T357">грамадзянскі, цывільны</text:span></text:p>
      <text:p text:style-name="P34"><text:span text:style-name="T310">civito</text:span><text:span text:style-name="T245"> </text:span><text:span text:style-name="T357">грамадзянства</text:span></text:p>
      <text:p text:style-name="P20">Ĉ</text:p>
      <text:p text:style-name="P34"><text:span text:style-name="T310">ĉagreni</text:span><text:span text:style-name="T245"> </text:span><text:span text:style-name="T357">засмучаць</text:span></text:p>
      <text:p text:style-name="P34"><text:span text:style-name="T310">ĉambro</text:span><text:span text:style-name="T245"> </text:span><text:span text:style-name="T357">пакой</text:span></text:p>
      <text:p text:style-name="P34"><text:span text:style-name="T310">ĉapo</text:span><text:span text:style-name="T245"> </text:span><text:span text:style-name="T357">шапка</text:span></text:p>
      <text:p text:style-name="P34"><text:span text:style-name="T310">ĉapelo</text:span><text:span text:style-name="T245"> </text:span><text:span text:style-name="T357">капялюш</text:span></text:p>
      <text:p text:style-name="P36"><text:span text:style-name="T299">ĉapitro</text:span><text:span text:style-name="T244"> </text:span><text:span text:style-name="T345">раздзел </text:span><text:span text:style-name="T196">(у кнізе)</text:span></text:p>
      <text:p text:style-name="P34"><text:span text:style-name="T310">ĉar</text:span><text:span text:style-name="T245"> </text:span><text:span text:style-name="T357">бо, таму што</text:span></text:p>
      <text:p text:style-name="P34"><text:span text:style-name="T310">ĉaro</text:span><text:span text:style-name="T245"> </text:span><text:span text:style-name="T357">воз, павозка</text:span></text:p>
      <text:p text:style-name="P34"><text:span text:style-name="T310">ĉarma</text:span><text:span text:style-name="T245"> </text:span><text:span text:style-name="T357">мілы, прывабны, чароўны</text:span></text:p>
      <text:p text:style-name="P34"><text:span text:style-name="T310">ĉarpenti</text:span><text:span text:style-name="T245"> </text:span><text:span text:style-name="T357">цяслярыць</text:span></text:p>
      <text:p text:style-name="P34"><text:span text:style-name="T310">ĉasi</text:span><text:span text:style-name="T245"> </text:span><text:span text:style-name="T357">паляваць,</text:span></text:p>
      <text:p text:style-name="P34"><text:span text:style-name="T310">ĉasta</text:span><text:span text:style-name="T245"> </text:span><text:span text:style-name="T357">цнатлівы, нявінны; бязгрэшны</text:span></text:p>
      <text:p text:style-name="P34"><text:span text:style-name="T310">ĉefa</text:span><text:span text:style-name="T245"> </text:span><text:span text:style-name="T357">галоўны</text:span></text:p>
      <text:p text:style-name="P34"><text:span text:style-name="T310">ĉelo</text:span><text:span text:style-name="T245"> </text:span><text:span text:style-name="T357">ячэйка</text:span></text:p>
      <text:p text:style-name="P34"><text:span text:style-name="T310">ĉemizo</text:span><text:span text:style-name="T245"> </text:span><text:span text:style-name="T357">кашуля, сарочка</text:span></text:p>
      <text:p text:style-name="P34"><text:span text:style-name="T310">ĉeno</text:span><text:span text:style-name="T245"> </text:span><text:span text:style-name="T357">ланцуг</text:span></text:p>
      <text:p text:style-name="P36"><text:span text:style-name="T299">ĉerizo</text:span><text:span text:style-name="T244"> </text:span><text:span text:style-name="T345">вішня </text:span><text:span text:style-name="T196">(плод)</text:span></text:p>
      <text:p text:style-name="P34"><text:span text:style-name="T310">ĉerko</text:span><text:span text:style-name="T245"> </text:span><text:span text:style-name="T357">гроб</text:span></text:p>
      <text:p text:style-name="P34"><text:span text:style-name="T310">ĉerpi</text:span><text:span text:style-name="T245"> </text:span><text:span text:style-name="T357">чэрпаць</text:span></text:p>
      <text:p text:style-name="P34"><text:span text:style-name="T310">ĉesi</text:span><text:span text:style-name="T245"> </text:span><text:span text:style-name="T357">пераставаць, пакідаць, спыняць </text:span></text:p>
      <text:p text:style-name="P34"><text:span text:style-name="T310">ĉevalo</text:span><text:span text:style-name="T245"> </text:span><text:span text:style-name="T357">конь</text:span></text:p>
      <text:p text:style-name="P34"><text:span text:style-name="T310">ĉiĉerono</text:span><text:span text:style-name="T245"> </text:span><text:span text:style-name="T357">праваднік</text:span></text:p>
      <text:p text:style-name="P34"><text:span text:style-name="T310">ĉielo</text:span><text:span text:style-name="T245"> </text:span><text:span text:style-name="T357">неба</text:span></text:p>
      <text:p text:style-name="P34"><text:span text:style-name="T310">ĉifi</text:span><text:span text:style-name="T245"> </text:span><text:span text:style-name="T357">мяць, камячыць</text:span></text:p>
      <text:p text:style-name="P34"><text:span text:style-name="T310">ĉifono</text:span><text:span text:style-name="T245"> </text:span><text:span text:style-name="T357">ануча</text:span></text:p>
      <text:p text:style-name="P34"><text:span text:style-name="T310">ĉikani</text:span><text:span text:style-name="T245"> </text:span><text:span text:style-name="T357">прыдзірацца, чапляцца</text:span></text:p>
      <text:p text:style-name="P34"><text:span text:style-name="T310">ĉirpi</text:span><text:span text:style-name="T245"> </text:span><text:span text:style-name="T357">цырыкаць, цвыркаць, шчабятаць, стракатаць</text:span></text:p>
      <text:p text:style-name="P34"><text:span text:style-name="T310">ĉizi</text:span><text:span text:style-name="T245"> </text:span><text:span text:style-name="T357">даўбні</text:span></text:p>
      <text:p text:style-name="P28">D</text:p>
      <text:p text:style-name="P34"><text:span text:style-name="T310">damao</text:span><text:span text:style-name="T245"> </text:span><text:span text:style-name="T357">лань</text:span></text:p>
      <text:p text:style-name="P34"><text:span text:style-name="T310">damaĝi</text:span><text:span text:style-name="T245"> </text:span><text:span text:style-name="T357">псаваць, пашкоджваць</text:span></text:p>
      <text:p text:style-name="P34"><text:span text:style-name="T310">damni</text:span><text:span text:style-name="T245"> </text:span><text:span text:style-name="T357">праклінаць, клясці</text:span></text:p>
      <text:p text:style-name="P34"><text:span text:style-name="T310">dampi</text:span><text:span text:style-name="T245"> </text:span><text:span text:style-name="T357">глушыць, заглушваць</text:span></text:p>
      <text:p text:style-name="P34"><text:span text:style-name="T310">danci</text:span><text:span text:style-name="T245"> </text:span><text:span text:style-name="T357">танцаваць, скакаць</text:span></text:p>
      <text:p text:style-name="P34"><text:span text:style-name="T310">danĝera</text:span><text:span text:style-name="T245"> </text:span><text:span text:style-name="T357">небяспечны</text:span></text:p>
      <text:p text:style-name="P34"><text:soft-page-break/><text:span text:style-name="T310">danki</text:span><text:span text:style-name="T245"> </text:span><text:span text:style-name="T357">дзякаваць </text:span></text:p>
      <text:p text:style-name="P34"><text:span text:style-name="T310">dank’ al</text:span><text:span text:style-name="T245"> </text:span><text:span text:style-name="T357">дзякуючы</text:span></text:p>
      <text:p text:style-name="P34"><text:span text:style-name="T310">daŭri</text:span><text:span text:style-name="T245"> </text:span><text:span text:style-name="T357">працягвацца, доўжыцца, цягнуцца</text:span></text:p>
      <text:p text:style-name="P34"><text:span text:style-name="T310">deci</text:span><text:span text:style-name="T245"> </text:span><text:span text:style-name="T357">належыць, пасаваць </text:span></text:p>
      <text:p text:style-name="P34"><text:span text:style-name="T310">decas al vi</text:span><text:span text:style-name="T245"> </text:span><text:span text:style-name="T357">табе трэба</text:span></text:p>
      <text:p text:style-name="P34"><text:span text:style-name="T310">decidi</text:span><text:span text:style-name="T245"> </text:span><text:span text:style-name="T357">вырашаць</text:span></text:p>
      <text:p text:style-name="P34"><text:span text:style-name="T310">dediĉi</text:span><text:span text:style-name="T245"> </text:span><text:span text:style-name="T357">прысвячаць</text:span></text:p>
      <text:p text:style-name="P38"><text:span text:style-name="T157">defendi</text:span><text:span text:style-name="T78"> </text:span><text:span text:style-name="T46">абараняць</text:span></text:p>
      <text:p text:style-name="P38"><text:span text:style-name="T156">defili</text:span><text:span text:style-name="T104"> </text:span><text:span text:style-name="T46">ісці калонай</text:span></text:p>
      <text:p text:style-name="P38"><text:span text:style-name="T156">degeli</text:span><text:span text:style-name="T104"> </text:span><text:span text:style-name="T46">раставаць, плавіцца</text:span></text:p>
      <text:p text:style-name="P38"><text:span text:style-name="T156">degeneri</text:span><text:span text:style-name="T104"> </text:span><text:span text:style-name="T46">выраджацца</text:span></text:p>
      <text:p text:style-name="P38"><text:span text:style-name="T156">deklari</text:span><text:span text:style-name="T104"> </text:span><text:span text:style-name="T46">аб’явіць, абвясціць, заявіць</text:span></text:p>
      <text:p text:style-name="P38"><text:span text:style-name="T156">dekstra</text:span><text:span text:style-name="T104"> </text:span><text:span text:style-name="T46">правы </text:span></text:p>
      <text:p text:style-name="P38"><text:span text:style-name="T156">maldekstra</text:span><text:span text:style-name="T104"> </text:span><text:span text:style-name="T46">левы</text:span></text:p>
      <text:p text:style-name="P38"><text:span text:style-name="T156">deliri</text:span><text:span text:style-name="T104"> </text:span><text:span text:style-name="T46">трызніць</text:span></text:p>
      <text:p text:style-name="P38"><text:span text:style-name="T156">demandi</text:span><text:span text:style-name="T104"> </text:span><text:span text:style-name="T46">пытаць, распытваць</text:span></text:p>
      <text:p text:style-name="P38"><text:span text:style-name="T156">densa</text:span><text:span text:style-name="T104"> </text:span><text:span text:style-name="T46">густы, часты</text:span></text:p>
      <text:p text:style-name="P38"><text:span text:style-name="T156">dento</text:span><text:span text:style-name="T104"> </text:span><text:span text:style-name="T46">зуб</text:span></text:p>
      <text:p text:style-name="P38"><text:span text:style-name="T156">denunci</text:span><text:span text:style-name="T104"> </text:span><text:span text:style-name="T46">даносіць; выдаваць, прадаваць</text:span></text:p>
      <text:p text:style-name="P38"><text:span text:style-name="T156">deponi</text:span><text:span text:style-name="T104"> </text:span><text:span text:style-name="T46">захоўваць, здаваць на захоўванне</text:span></text:p>
      <text:p text:style-name="P38"><text:span text:style-name="T156">deprimo</text:span><text:span text:style-name="T104"> </text:span><text:span text:style-name="T46">дэпрэсія, заняпад, маркота,</text:span><text:span text:style-name="T104"> </text:span><text:span text:style-name="T46">нуда, журба</text:span></text:p>
      <text:p text:style-name="P38"><text:span text:style-name="T156">deputi</text:span><text:span text:style-name="T104"> </text:span><text:span text:style-name="T46">выбіраць дэпутата</text:span></text:p>
      <text:p text:style-name="P38"><text:span text:style-name="T156">derivi</text:span><text:span text:style-name="T104"> 1</text:span><text:span text:style-name="T46">. адхіляцца; 2. утвараць</text:span></text:p>
      <text:p text:style-name="P38"><text:span text:style-name="T156">desegni</text:span><text:span text:style-name="T104"> </text:span><text:span text:style-name="T46">чарціць, рысаваць</text:span></text:p>
      <text:p text:style-name="P38"><text:span text:style-name="T156">destini</text:span><text:span text:style-name="T104"> </text:span><text:span text:style-name="T46">прызначаць, прадвызначаць </text:span></text:p>
      <text:p text:style-name="P38"><text:span text:style-name="T156">determini</text:span><text:span text:style-name="T104"> </text:span><text:span text:style-name="T46">вызначаць,</text:span></text:p>
      <text:p text:style-name="P38"><text:span text:style-name="T156">detrui</text:span><text:span text:style-name="T104"> </text:span><text:span text:style-name="T46">разбураць, знішчаць</text:span></text:p>
      <text:p text:style-name="P38"><text:span text:style-name="T156">devi</text:span><text:span text:style-name="T104"> </text:span><text:span text:style-name="T46">быць неабходным, быць павінным</text:span></text:p>
      <text:p text:style-name="P38"><text:span text:style-name="T156">dezerto</text:span><text:span text:style-name="T104"> </text:span><text:span text:style-name="T46">пустыня</text:span></text:p>
      <text:p text:style-name="P38"><text:span text:style-name="T156">deziri</text:span><text:span text:style-name="T104"> </text:span><text:span text:style-name="T46">жадаць</text:span></text:p>
      <text:p text:style-name="P38"><text:span text:style-name="T156">dio</text:span><text:span text:style-name="T104"> </text:span><text:span text:style-name="T46">бог</text:span></text:p>
      <text:p text:style-name="P38"><text:span text:style-name="T156">diablo</text:span><text:span text:style-name="T104"> </text:span><text:span text:style-name="T46">д’ябал, чорт</text:span></text:p>
      <text:p text:style-name="P38"><text:span text:style-name="T156">diafana</text:span><text:span text:style-name="T104"> </text:span><text:span text:style-name="T46">празрысты</text:span></text:p>
      <text:p text:style-name="P38"><text:span text:style-name="T156">diamanto</text:span><text:span text:style-name="T104"> </text:span><text:span text:style-name="T46">дыям</text:span><text:span text:style-name="T79">е</text:span><text:span text:style-name="T46">нт</text:span></text:p>
      <text:p text:style-name="P38"><text:span text:style-name="T156">dianto</text:span><text:span text:style-name="T104"> </text:span><text:span text:style-name="T46">гваздзік</text:span></text:p>
      <text:p text:style-name="P38"><text:span text:style-name="T156">diareo</text:span><text:span text:style-name="T104"> </text:span><text:span text:style-name="T46">панос</text:span></text:p>
      <text:p text:style-name="P38"><text:span text:style-name="T156">diboĉi</text:span><text:span text:style-name="T104"> </text:span><text:span text:style-name="T46">гуляць, п’янстваваць, весці разгульнае жыццё</text:span></text:p>
      <text:p text:style-name="P38"><text:span text:style-name="T156">diferenco</text:span><text:span text:style-name="T104"> </text:span><text:span text:style-name="T46">розніца, адрозненне</text:span></text:p>
      <text:p text:style-name="P38"><text:span text:style-name="T156">difini</text:span><text:span text:style-name="T104"> </text:span><text:span text:style-name="T46">вызначаць, выяўляць, даваць азначэнне</text:span></text:p>
      <text:p text:style-name="P38"><text:span text:style-name="T156">digo</text:span><text:span text:style-name="T104"> </text:span><text:span text:style-name="T46">плаціна, гаць, грэбля, дамба</text:span></text:p>
      <text:p text:style-name="P38"><text:span text:style-name="T156">digesti</text:span><text:span text:style-name="T104"> </text:span><text:span text:style-name="T46">ператраўляць</text:span></text:p>
      <text:p text:style-name="P38"><text:soft-page-break/><text:span text:style-name="T156">digno</text:span><text:span text:style-name="T104"> </text:span><text:span text:style-name="T46">годнасць, вартасць, гонар</text:span></text:p>
      <text:p text:style-name="P38"><text:span text:style-name="T156">dika</text:span><text:span text:style-name="T104"> </text:span><text:span text:style-name="T46">тоўсты</text:span></text:p>
      <text:p text:style-name="P38"><text:span text:style-name="T156">diligenta</text:span><text:span text:style-name="T104"> </text:span><text:span text:style-name="T46">старанны, руплівы, дбайны </text:span></text:p>
      <text:p text:style-name="P38"><text:span text:style-name="T156">diluvo</text:span><text:span text:style-name="T104"> </text:span><text:span text:style-name="T46">патоп, моцная паводка</text:span></text:p>
      <text:p text:style-name="P38"><text:span text:style-name="T156">dimanĉo</text:span><text:span text:style-name="T104"> </text:span><text:span text:style-name="T46">нядзеля</text:span></text:p>
      <text:p text:style-name="P38"><text:span text:style-name="T156">dimensio</text:span><text:span text:style-name="T104"> </text:span><text:span text:style-name="T46">памер</text:span></text:p>
      <text:p text:style-name="P38"><text:span text:style-name="T156">diri</text:span><text:span text:style-name="T104"> </text:span><text:span text:style-name="T46">сказаць</text:span></text:p>
      <text:p text:style-name="P38"><text:span text:style-name="T156">direkti</text:span><text:span text:style-name="T104"> </text:span><text:span text:style-name="T46">накіроўваць; кіраваць</text:span></text:p>
      <text:p text:style-name="P38"><text:span text:style-name="T156">disĉiplo</text:span><text:span text:style-name="T104"> </text:span><text:span text:style-name="T46">вучань, паслядоўнік</text:span></text:p>
      <text:p text:style-name="P38"><text:span text:style-name="T156">diskreta</text:span><text:span text:style-name="T104"> </text:span><text:span text:style-name="T46">стрыманы, сціплы</text:span></text:p>
      <text:p text:style-name="P38"><text:span text:style-name="T156">diskuti</text:span><text:span text:style-name="T104"> </text:span><text:span text:style-name="T46">абмяркоўваць</text:span></text:p>
      <text:p text:style-name="P38"><text:span text:style-name="T156">disponi</text:span><text:span text:style-name="T104"> </text:span><text:span text:style-name="T46">мець, распараджацца</text:span></text:p>
      <text:p text:style-name="P38"><text:span text:style-name="T157">disputi</text:span><text:span text:style-name="T78"> </text:span><text:span text:style-name="T46">спрачацца</text:span></text:p>
      <text:p text:style-name="P38"><text:span text:style-name="T156">distingi</text:span><text:span text:style-name="T104"> </text:span><text:span text:style-name="T46">адрозніваць</text:span></text:p>
      <text:p text:style-name="P38"><text:span text:style-name="T156">distri</text:span><text:span text:style-name="T104"> </text:span><text:span text:style-name="T46">адцягваць, займаць, забаўляць, пацяшаць</text:span></text:p>
      <text:p text:style-name="P38"><text:span text:style-name="T156">distribui</text:span><text:span text:style-name="T104"> </text:span><text:span text:style-name="T46">размяркоўваць</text:span></text:p>
      <text:p text:style-name="P38"><text:span text:style-name="T156">distrikto</text:span><text:span text:style-name="T104"> </text:span><text:span text:style-name="T46">акруга, раён</text:span></text:p>
      <text:p text:style-name="P38"><text:span text:style-name="T156">diveni</text:span><text:span text:style-name="T104"> </text:span><text:span text:style-name="T46">угадваць, адгадваць</text:span></text:p>
      <text:p text:style-name="P38"><text:span text:style-name="T156">diversa</text:span><text:span text:style-name="T104"> </text:span><text:span text:style-name="T46">розны, усялякі</text:span></text:p>
      <text:p text:style-name="P38"><text:span text:style-name="T156">dividi</text:span><text:span text:style-name="T104"> </text:span><text:span text:style-name="T46">дзяліць, падзяляць</text:span></text:p>
      <text:p text:style-name="P38"><text:span text:style-name="T156">do</text:span><text:span text:style-name="T104"> </text:span><text:span text:style-name="T46">такім чынам, значыць</text:span></text:p>
      <text:p text:style-name="P38"><text:span text:style-name="T156">dogano</text:span><text:span text:style-name="T104"> </text:span><text:span text:style-name="T46">таможная, мытная пошліна</text:span></text:p>
      <text:p text:style-name="P38"><text:span text:style-name="T156">dolĉa</text:span><text:span text:style-name="T104"> </text:span><text:span text:style-name="T46">салодкі</text:span></text:p>
      <text:p text:style-name="P38"><text:span text:style-name="T156">dolori</text:span><text:span text:style-name="T104"> </text:span><text:span text:style-name="T68">хварэць</text:span></text:p>
      <text:p text:style-name="P38"><text:span text:style-name="T156">domo</text:span><text:span text:style-name="T104"> </text:span><text:span text:style-name="T46">дом</text:span></text:p>
      <text:p text:style-name="P38"><text:span text:style-name="T156">domaĝe</text:span><text:span text:style-name="T104"> </text:span><text:span text:style-name="T46">шкада, прыкра</text:span></text:p>
      <text:p text:style-name="P38"><text:span text:style-name="T156">domini</text:span><text:span text:style-name="T104"> </text:span><text:span text:style-name="T46">панаваць, пераважаць </text:span></text:p>
      <text:p text:style-name="P38"><text:span text:style-name="T156">doni</text:span><text:span text:style-name="T104"> </text:span><text:span text:style-name="T46">даваць</text:span></text:p>
      <text:p text:style-name="P38"><text:span text:style-name="T156">donaci</text:span><text:span text:style-name="T104"> </text:span><text:span text:style-name="T46">дарыць</text:span></text:p>
      <text:p text:style-name="P38"><text:span text:style-name="T156">dorloti</text:span><text:span text:style-name="T104"> </text:span><text:span text:style-name="T46">балаваць, песціць</text:span></text:p>
      <text:p text:style-name="P38"><text:span text:style-name="T156">dormi</text:span><text:span text:style-name="T104"> </text:span><text:span text:style-name="T46">спаць</text:span></text:p>
      <text:p text:style-name="P38"><text:span text:style-name="T156">dorno</text:span><text:span text:style-name="T104"> </text:span><text:span text:style-name="T46">шып, калючка, стрэмка </text:span></text:p>
      <text:p text:style-name="P38"><text:span text:style-name="T156">dorso</text:span><text:span text:style-name="T104"> </text:span><text:span text:style-name="T46">спіна</text:span></text:p>
      <text:p text:style-name="P38"><text:span text:style-name="T156">doto</text:span><text:span text:style-name="T104"> </text:span><text:span text:style-name="T46">пасаг</text:span></text:p>
      <text:p text:style-name="P38"><text:span text:style-name="T156">drasta</text:span><text:span text:style-name="T104"> </text:span><text:span text:style-name="T46">рэзкі, моцна дзеючы</text:span></text:p>
      <text:p text:style-name="P38"><text:span text:style-name="T156">draŝi</text:span><text:span text:style-name="T104"> </text:span><text:span text:style-name="T46">малаціць</text:span></text:p>
      <text:p text:style-name="P38"><text:span text:style-name="T156">drato</text:span><text:span text:style-name="T104"> </text:span><text:span text:style-name="T46">дрот</text:span></text:p>
      <text:p text:style-name="P36"><text:span text:style-name="T411">dreni</text:span><text:span text:style-name="T370"> </text:span><text:span text:style-name="T345">асушваць </text:span><text:span text:style-name="T196">(глебу)</text:span></text:p>
      <text:p text:style-name="P38"><text:span text:style-name="T156">drinki</text:span><text:span text:style-name="T104"> </text:span><text:span text:style-name="T46">піць, п’янстваваць</text:span></text:p>
      <text:p text:style-name="P38"><text:span text:style-name="T156">droni</text:span><text:span text:style-name="T104"> </text:span><text:span text:style-name="T46">патанаць, тапіцца</text:span></text:p>
      <text:p text:style-name="P38"><text:span text:style-name="T156">dubi</text:span><text:span text:style-name="T104"> </text:span><text:span text:style-name="T46">сумнявацца</text:span></text:p>
      <text:p text:style-name="P38"><text:soft-page-break/><text:span text:style-name="T156">duko</text:span><text:span text:style-name="T104"> </text:span><text:span text:style-name="T46">герцаг</text:span></text:p>
      <text:p text:style-name="P38"><text:span text:style-name="T156">dungi</text:span><text:span text:style-name="T104"> </text:span><text:span text:style-name="T46">наймаць</text:span></text:p>
      <text:p text:style-name="P27">E</text:p>
      <text:p text:style-name="P38"><text:span text:style-name="T156">ebena</text:span><text:span text:style-name="T104"> </text:span><text:span text:style-name="T46">роўны, плоскі </text:span></text:p>
      <text:p text:style-name="P38"><text:span text:style-name="T156">ebria</text:span><text:span text:style-name="T104"> </text:span><text:span text:style-name="T46">п’яны</text:span></text:p>
      <text:p text:style-name="P38"><text:span text:style-name="T156">eburo</text:span><text:span text:style-name="T104"> </text:span><text:span text:style-name="T46">слановая костка</text:span></text:p>
      <text:p text:style-name="P38"><text:span text:style-name="T156">edifi</text:span><text:span text:style-name="T104"> </text:span><text:span text:style-name="T46">навучаць, павучаць</text:span></text:p>
      <text:p text:style-name="P38"><text:span text:style-name="T156">eduki</text:span><text:span text:style-name="T104"> </text:span><text:span text:style-name="T46">выхоўваць</text:span></text:p>
      <text:p text:style-name="P38"><text:span text:style-name="T156">edzo</text:span><text:span text:style-name="T104"> </text:span><text:span text:style-name="T46">муж</text:span></text:p>
      <text:p text:style-name="P38"><text:span text:style-name="T156">efiki</text:span><text:span text:style-name="T104"> </text:span><text:span text:style-name="T46">аказаць уздзеянне, паўплываць</text:span></text:p>
      <text:p text:style-name="P38"><text:span text:style-name="T156">egala</text:span><text:span text:style-name="T104"> </text:span><text:span text:style-name="T46">роўны, аднолькавы</text:span></text:p>
      <text:p text:style-name="P36"><text:span text:style-name="T411">eklezio</text:span><text:span text:style-name="T370"> </text:span><text:span text:style-name="T345">царква </text:span><text:span text:style-name="T196">(арганізацыя)</text:span></text:p>
      <text:p text:style-name="P38"><text:span text:style-name="T156">eklipso</text:span><text:span text:style-name="T104"> </text:span><text:span text:style-name="T46">зацьменне</text:span></text:p>
      <text:p text:style-name="P38"><text:span text:style-name="T156">ekscelenco</text:span><text:span text:style-name="T104"> </text:span><text:span text:style-name="T46">правасхадзіцельства</text:span></text:p>
      <text:p text:style-name="P38"><text:span text:style-name="T156">eksciti</text:span><text:span text:style-name="T104"> </text:span><text:span text:style-name="T46">узбу</text:span><text:span text:style-name="T68">дж</text:span><text:span text:style-name="T46">аць, хваляваць, падбухторваць</text:span></text:p>
      <text:p text:style-name="P38"><text:span text:style-name="T156">ekskluziva</text:span><text:span text:style-name="T104"> </text:span><text:span text:style-name="T46">выключны</text:span></text:p>
      <text:p text:style-name="P38"><text:span text:style-name="T156">ekskuzi</text:span><text:span text:style-name="T104"> </text:span><text:span text:style-name="T46">прабачаць, дараваць</text:span></text:p>
      <text:p text:style-name="P38"><text:span text:style-name="T156">ekspedi</text:span><text:span text:style-name="T104"> </text:span><text:span text:style-name="T46">адпраўляць, адсылаць</text:span></text:p>
      <text:p text:style-name="P38"><text:span text:style-name="T156">ekspliki</text:span><text:span text:style-name="T104"> </text:span><text:span text:style-name="T46">тлумачыць</text:span></text:p>
      <text:p text:style-name="P38"><text:span text:style-name="T156">eksplodi</text:span><text:span text:style-name="T104"> </text:span><text:span text:style-name="T46">узрывацца, трэскацца</text:span></text:p>
      <text:p text:style-name="P36"><text:span text:style-name="T411">eksponi</text:span><text:span text:style-name="T370"> </text:span><text:span text:style-name="T345">выстаўляць </text:span><text:span text:style-name="T196">(напаказ, на продаж)</text:span></text:p>
      <text:p text:style-name="P38"><text:span text:style-name="T157">ekspozicio</text:span><text:span text:style-name="T78"> </text:span><text:span text:style-name="T46">выстаўка, экспазіцыя</text:span></text:p>
      <text:p text:style-name="P38"><text:span text:style-name="T156">ekspresa</text:span><text:span text:style-name="T104"> </text:span><text:span text:style-name="T46">тэрміновы, скоры</text:span></text:p>
      <text:p text:style-name="P38"><text:span text:style-name="T156">ekstermi</text:span><text:span text:style-name="T104"> </text:span><text:span text:style-name="T46">знішчаць, вынішчаць, выкараняць</text:span></text:p>
      <text:p text:style-name="P38"><text:span text:style-name="T156">ekstrema</text:span><text:span text:style-name="T104"> </text:span><text:span text:style-name="T46">крайні, надзвычайны, празмерны</text:span></text:p>
      <text:p text:style-name="P38"><text:span text:style-name="T156">ekumena</text:span><text:span text:style-name="T104"> </text:span><text:span text:style-name="T46">усяленскі, экуменічны</text:span></text:p>
      <text:p text:style-name="P38"><text:span text:style-name="T156">ekvilibro</text:span><text:span text:style-name="T104"> </text:span><text:span text:style-name="T46">раўнавага</text:span></text:p>
      <text:p text:style-name="P38"><text:span text:style-name="T156">ekzakta</text:span><text:span text:style-name="T104"> </text:span><text:span text:style-name="T46">дакладны</text:span></text:p>
      <text:p text:style-name="P38"><text:span text:style-name="T156">ekzekuti</text:span><text:span text:style-name="T104"> </text:span><text:span text:style-name="T46">караць </text:span></text:p>
      <text:p text:style-name="P38"><text:span text:style-name="T156">ekzekutisto</text:span><text:span text:style-name="T104"> </text:span><text:span text:style-name="T46">кат</text:span></text:p>
      <text:p text:style-name="P38"><text:span text:style-name="T156">ekzemplo</text:span><text:span text:style-name="T104"> </text:span><text:span text:style-name="T46">прыклад</text:span></text:p>
      <text:p text:style-name="P38"><text:span text:style-name="T156">ekzerco</text:span><text:span text:style-name="T104"> </text:span><text:span text:style-name="T46">практыкаванне</text:span></text:p>
      <text:p text:style-name="P38"><text:span text:style-name="T156">ekzilo</text:span><text:span text:style-name="T104"> </text:span><text:span text:style-name="T46">ссылка, выгнанне</text:span></text:p>
      <text:p text:style-name="P38"><text:span text:style-name="T156">ekzisti</text:span><text:span text:style-name="T104"> </text:span><text:span text:style-name="T46">існаваць</text:span></text:p>
      <text:p text:style-name="P38"><text:span text:style-name="T156">elasta</text:span><text:span text:style-name="T104"> </text:span><text:span text:style-name="T46">пруткі, пругкі; гібкі, гнуткі</text:span></text:p>
      <text:p text:style-name="P38"><text:span text:style-name="T156">elefanto</text:span><text:span text:style-name="T104"> </text:span><text:span text:style-name="T46">слон</text:span></text:p>
      <text:p text:style-name="P38"><text:span text:style-name="T156">elekti</text:span><text:span text:style-name="T104"> </text:span><text:span text:style-name="T46">выбіраць, абіраць</text:span></text:p>
      <text:p text:style-name="P38"><text:span text:style-name="T156">elimini</text:span><text:span text:style-name="T104"> </text:span><text:span text:style-name="T46">ліквідаваць, выдаляць</text:span></text:p>
      <text:p text:style-name="P38"><text:span text:style-name="T156">elokventa</text:span><text:span text:style-name="T104"> </text:span><text:span text:style-name="T46">красамоўны, выразны</text:span></text:p>
      <text:p text:style-name="P38"><text:span text:style-name="T156">embaraso</text:span><text:span text:style-name="T104"> </text:span><text:span text:style-name="T46">цяжкасць, перашкода</text:span></text:p>
      <text:p text:style-name="P38"><text:span text:style-name="T156">embusko</text:span><text:span text:style-name="T104"> </text:span><text:span text:style-name="T46">засада</text:span></text:p>
      <text:p text:style-name="P36"><text:soft-page-break/><text:span text:style-name="T411">emerito</text:span><text:span text:style-name="T370"> </text:span><text:span text:style-name="T345">пенсіянер </text:span><text:span text:style-name="T196">(за выслугу гадоў),</text:span><text:span text:style-name="T345"> асоба ў адстаўцы</text:span></text:p>
      <text:p text:style-name="P38"><text:span text:style-name="T156">eminenta</text:span><text:span text:style-name="T104"> </text:span><text:span text:style-name="T46">выдатны, славуты, знатны </text:span></text:p>
      <text:p text:style-name="P38"><text:span text:style-name="T156">enigmo</text:span><text:span text:style-name="T104"> </text:span><text:span text:style-name="T46">загадка</text:span></text:p>
      <text:p text:style-name="P38"><text:span text:style-name="T156">entrepreno</text:span><text:span text:style-name="T104"> </text:span><text:span text:style-name="T46">прадпрыемства, пачынанне</text:span></text:p>
      <text:p text:style-name="P38"><text:span text:style-name="T156">enui</text:span><text:span text:style-name="T104"> </text:span><text:span text:style-name="T46">нудзіцца, сумаваць, маркоціцца</text:span></text:p>
      <text:p text:style-name="P38"><text:span text:style-name="T156">envii</text:span><text:span text:style-name="T104"> </text:span><text:span text:style-name="T46">зайздросціць</text:span></text:p>
      <text:p text:style-name="P38"><text:span text:style-name="T156">envulti</text:span><text:span text:style-name="T104"> </text:span><text:span text:style-name="T46">зачараваць, заваражыць, сурочыць, урачы</text:span></text:p>
      <text:p text:style-name="P38"><text:span text:style-name="T156">epoleto</text:span><text:span text:style-name="T104"> </text:span><text:span text:style-name="T46">пагон, эпалет</text:span></text:p>
      <text:p text:style-name="P38"><text:span text:style-name="T156">erari</text:span><text:span text:style-name="T104"> </text:span><text:span text:style-name="T46">памыляцца</text:span></text:p>
      <text:p text:style-name="P38"><text:span text:style-name="T156">erinaco</text:span><text:span text:style-name="T46"> вожык</text:span></text:p>
      <text:p text:style-name="P38"><text:span text:style-name="T156">erpi</text:span><text:span text:style-name="T104"> </text:span><text:span text:style-name="T46">баранаваць</text:span></text:p>
      <text:p text:style-name="P36"><text:span text:style-name="T411">escepto</text:span><text:span text:style-name="T370"> </text:span><text:span text:style-name="T345">выключэнне </text:span><text:span text:style-name="T196">(напрыклад, з правіла)</text:span></text:p>
      <text:p text:style-name="P38"><text:span text:style-name="T156">esenco</text:span><text:span text:style-name="T104"> </text:span><text:span text:style-name="T46">сутнасць</text:span></text:p>
      <text:p text:style-name="P38"><text:span text:style-name="T156">esperi</text:span><text:span text:style-name="T104"> </text:span><text:span text:style-name="T46">спадзявацца</text:span></text:p>
      <text:p text:style-name="P38"><text:span text:style-name="T156">esplori</text:span><text:span text:style-name="T104"> </text:span><text:span text:style-name="T46">даследаваць, вывучаць, расследаваць</text:span></text:p>
      <text:p text:style-name="P38"><text:span text:style-name="T156">esprimi</text:span><text:span text:style-name="T104"> </text:span><text:span text:style-name="T46">адлюстроўваць, выяўляць, выказваць</text:span></text:p>
      <text:p text:style-name="P38"><text:span text:style-name="T156">esti</text:span><text:span text:style-name="T104"> </text:span><text:span text:style-name="T46">быць</text:span></text:p>
      <text:p text:style-name="P38"><text:span text:style-name="T156">establi</text:span><text:span text:style-name="T104"> </text:span><text:span text:style-name="T46">засноўваць, устанаўліваць, наладжваць</text:span></text:p>
      <text:p text:style-name="P38"><text:span text:style-name="T156">estimi</text:span><text:span text:style-name="T104"> </text:span><text:span text:style-name="T46">паважаць</text:span></text:p>
      <text:p text:style-name="P38"><text:span text:style-name="T156">estingi</text:span><text:span text:style-name="T104"> </text:span><text:span text:style-name="T46">тушыць, гасіць</text:span></text:p>
      <text:p text:style-name="P38"><text:span text:style-name="T156">etendi</text:span><text:span text:style-name="T104"> </text:span><text:span text:style-name="T46">працягваць, выцягваць, распасціраць</text:span></text:p>
      <text:p text:style-name="P38"><text:span text:style-name="T156">etero</text:span><text:span text:style-name="T104"> </text:span><text:span text:style-name="T46">эфір</text:span></text:p>
      <text:p text:style-name="P38"><text:span text:style-name="T157">eterna</text:span><text:span text:style-name="T78"> </text:span><text:span text:style-name="T46">вечны, бясконцы</text:span></text:p>
      <text:p text:style-name="P36"><text:span text:style-name="T411">etoso</text:span><text:span text:style-name="T370"> </text:span><text:span text:style-name="T345">дух, атмасфера </text:span><text:span text:style-name="T196">(асяроддзя, эпохі)</text:span></text:p>
      <text:p text:style-name="P38"><text:span text:style-name="T156">evento</text:span><text:span text:style-name="T104"> </text:span><text:span text:style-name="T46">падзея, здарэнне</text:span></text:p>
      <text:p text:style-name="P38"><text:span text:style-name="T156">eventuala</text:span><text:span text:style-name="T104"> </text:span><text:span text:style-name="T46">магчымы, верагодны, выпадковы</text:span></text:p>
      <text:p text:style-name="P38"><text:span text:style-name="T156">evidenta</text:span><text:span text:style-name="T104"> </text:span><text:span text:style-name="T46">відавочны, яўны, бясспрэчны </text:span></text:p>
      <text:p text:style-name="P38"><text:span text:style-name="T156">eviti</text:span><text:span text:style-name="T104"> </text:span><text:span text:style-name="T46">пазбягаць, унікаць, ухіляцца</text:span></text:p>
      <text:p text:style-name="P29">F</text:p>
      <text:p text:style-name="P38"><text:span text:style-name="T156">fabelo</text:span><text:span text:style-name="T104"> </text:span><text:span text:style-name="T46">казка</text:span></text:p>
      <text:p text:style-name="P38"><text:span text:style-name="T156">fablo</text:span><text:span text:style-name="T104"> </text:span><text:span text:style-name="T46">байка</text:span></text:p>
      <text:p text:style-name="P36"><text:span text:style-name="T411">faco</text:span><text:span text:style-name="T370"> </text:span><text:span text:style-name="T345">паверхня, вонкавы бок </text:span><text:span text:style-name="T196">(рэчы)</text:span></text:p>
      <text:p text:style-name="P38"><text:span text:style-name="T156">facio</text:span><text:span text:style-name="T104"> </text:span><text:span text:style-name="T46">морда, мыса, пыса, храпа</text:span></text:p>
      <text:p text:style-name="P38"><text:span text:style-name="T156">facila</text:span><text:span text:style-name="T104"> </text:span><text:span text:style-name="T46">лёгкі</text:span></text:p>
      <text:p text:style-name="P38"><text:span text:style-name="T156">fadeno</text:span><text:span text:style-name="T104"> </text:span><text:span text:style-name="T46">нітка; лёска</text:span></text:p>
      <text:p text:style-name="P38"><text:span text:style-name="T156">fago</text:span><text:span text:style-name="T104"> </text:span><text:span text:style-name="T46">бук</text:span></text:p>
      <text:p text:style-name="P38"><text:span text:style-name="T156">fagopiro</text:span><text:span text:style-name="T104"> </text:span><text:span text:style-name="T46">грэчка</text:span></text:p>
      <text:p text:style-name="P38"><text:span text:style-name="T156">fajfi</text:span><text:span text:style-name="T104"> </text:span><text:span text:style-name="T46">свістаць</text:span></text:p>
      <text:p text:style-name="P38"><text:span text:style-name="T156">fajli</text:span><text:span text:style-name="T104"> </text:span><text:span text:style-name="T46">шліфаваць, апрацоўваць напільнікам</text:span></text:p>
      <text:p text:style-name="P38"><text:span text:style-name="T156">fajna</text:span><text:span text:style-name="T104"> </text:span><text:span text:style-name="T46">зграбны, прыгожы, высока- пробны </text:span></text:p>
      <text:p text:style-name="P38"><text:span text:style-name="T156">fajro</text:span><text:span text:style-name="T104"> </text:span><text:span text:style-name="T46">агонь</text:span></text:p>
      <text:p text:style-name="P36"><text:soft-page-break/><text:span text:style-name="T411">fako</text:span><text:span text:style-name="T370"> 1</text:span><text:span text:style-name="T345">. аддзел; 2. вобласць </text:span><text:span text:style-name="T196">(дзейнасці);</text:span><text:span text:style-name="T345"> 3. прадмет </text:span><text:span text:style-name="T196">(вучэбны) </text:span></text:p>
      <text:p text:style-name="P36"><text:span text:style-name="T411">fali</text:span><text:span text:style-name="T370"> </text:span><text:span text:style-name="T345">падаць</text:span></text:p>
      <text:p text:style-name="P36"><text:span text:style-name="T411">falĉi</text:span><text:span text:style-name="T370"> </text:span><text:span text:style-name="T345">касіць </text:span><text:span text:style-name="T196">(траву)</text:span></text:p>
      <text:p text:style-name="P38"><text:span text:style-name="T156">faldi</text:span><text:span text:style-name="T104"> </text:span><text:span text:style-name="T46">складваць у складкі</text:span></text:p>
      <text:p text:style-name="P38"><text:span text:style-name="T156">falko</text:span><text:span text:style-name="T104"> </text:span><text:span text:style-name="T46">сокал</text:span></text:p>
      <text:p text:style-name="P38"><text:span text:style-name="T156">falto</text:span><text:span text:style-name="T104"> </text:span><text:span text:style-name="T46">маршчына</text:span></text:p>
      <text:p text:style-name="P38"><text:span text:style-name="T156">famo</text:span><text:span text:style-name="T104"> </text:span><text:span text:style-name="T46">слава, вядомасць</text:span></text:p>
      <text:p text:style-name="P38"><text:span text:style-name="T156">familio</text:span><text:span text:style-name="T104"> </text:span><text:span text:style-name="T46">сям’я</text:span></text:p>
      <text:p text:style-name="P38"><text:span text:style-name="T156">fanfaroni</text:span><text:span text:style-name="T104"> </text:span><text:span text:style-name="T46">выхваляцца</text:span></text:p>
      <text:p text:style-name="P38"><text:span text:style-name="T156">fantomo</text:span><text:span text:style-name="T104"> </text:span><text:span text:style-name="T46">прывід, здань</text:span></text:p>
      <text:p text:style-name="P38"><text:span text:style-name="T156">fari</text:span><text:span text:style-name="T104"> </text:span><text:span text:style-name="T46">рабіць</text:span></text:p>
      <text:p text:style-name="P38"><text:span text:style-name="T156">farbo</text:span><text:span text:style-name="T104"> </text:span><text:span text:style-name="T46">фарба</text:span></text:p>
      <text:p text:style-name="P38"><text:span text:style-name="T156">faringo</text:span><text:span text:style-name="T104"> </text:span><text:span text:style-name="T46">глотка, ляпа, зяпа, пашча</text:span></text:p>
      <text:p text:style-name="P38"><text:span text:style-name="T156">farmi</text:span><text:span text:style-name="T104"> </text:span><text:span text:style-name="T46">арандаваць</text:span></text:p>
      <text:p text:style-name="P38"><text:span text:style-name="T156">farti</text:span><text:span text:style-name="T104"> </text:span><text:span text:style-name="T46">жыць, мецца, пачуваць сябе, адчуваць сябе</text:span></text:p>
      <text:p text:style-name="P38"><text:span text:style-name="T156">faruno</text:span><text:span text:style-name="T104"> </text:span><text:span text:style-name="T46">мука</text:span></text:p>
      <text:p text:style-name="P38"><text:span text:style-name="T156">fascini</text:span><text:span text:style-name="T104"> </text:span><text:span text:style-name="T46">зачароўваць, прывабліваць</text:span></text:p>
      <text:p text:style-name="P38"><text:span text:style-name="T156">fasko</text:span><text:span text:style-name="T104"> </text:span><text:span text:style-name="T46">пук, пучок, вязка, звязак, ахапак</text:span></text:p>
      <text:p text:style-name="P38"><text:span text:style-name="T156">fasti</text:span><text:span text:style-name="T104"> </text:span><text:span text:style-name="T46">пасціць</text:span></text:p>
      <text:p text:style-name="P38"><text:span text:style-name="T156">fato</text:span><text:span text:style-name="T104"> </text:span><text:span text:style-name="T46">лёс, наканаванне</text:span></text:p>
      <text:p text:style-name="P38"><text:span text:style-name="T156">fatala</text:span><text:span text:style-name="T104"> </text:span><text:span text:style-name="T46">непазбежны, наканаваны, суджаны</text:span></text:p>
      <text:p text:style-name="P38"><text:span text:style-name="T156">favora</text:span><text:span text:style-name="T104"> </text:span><text:span text:style-name="T46">прыхільны, добразычлівы, спрыяльны</text:span></text:p>
      <text:p text:style-name="P38"><text:span text:style-name="T156">feo</text:span><text:span text:style-name="T104"> </text:span><text:span text:style-name="T46">дух </text:span></text:p>
      <text:p text:style-name="P36"><text:span text:style-name="T411">feino</text:span><text:span text:style-name="T370"> </text:span><text:span text:style-name="T345">фея </text:span><text:span text:style-name="T196">(міфічныя істоты)</text:span></text:p>
      <text:p text:style-name="P38"><text:span text:style-name="T156">febla</text:span><text:span text:style-name="T104"> </text:span><text:span text:style-name="T46">слабы, нямоглы</text:span></text:p>
      <text:p text:style-name="P38"><text:span text:style-name="T156">febro</text:span><text:span text:style-name="T104"> </text:span><text:span text:style-name="T46">гарачка, ліхаманка, трасца</text:span></text:p>
      <text:p text:style-name="P38"><text:span text:style-name="T157">feki</text:span><text:span text:style-name="T78"> </text:span><text:span text:style-name="T46">спаражняцца</text:span></text:p>
      <text:p text:style-name="P38"><text:span text:style-name="T156">fekulo</text:span><text:span text:style-name="T104"> </text:span><text:span text:style-name="T46">крухмал</text:span></text:p>
      <text:p text:style-name="P38"><text:span text:style-name="T156">fekunda</text:span><text:span text:style-name="T104"> </text:span><text:span text:style-name="T46">урадлівы</text:span></text:p>
      <text:p text:style-name="P38"><text:span text:style-name="T156">felo</text:span><text:span text:style-name="T104"> </text:span><text:span text:style-name="T46">шкура, неапрацаванае футра</text:span></text:p>
      <text:p text:style-name="P38"><text:span text:style-name="T156">feliĉa</text:span><text:span text:style-name="T104"> </text:span><text:span text:style-name="T46">шчаслівы</text:span></text:p>
      <text:p text:style-name="P38"><text:span text:style-name="T156">femuro</text:span><text:span text:style-name="T104"> </text:span><text:span text:style-name="T46">сцягно</text:span></text:p>
      <text:p text:style-name="P38"><text:span text:style-name="T156">fendi</text:span><text:span text:style-name="T104"> </text:span><text:span text:style-name="T46">калоць, расколваць, расшчапляць</text:span></text:p>
      <text:p text:style-name="P38"><text:span text:style-name="T156">fenestro</text:span><text:span text:style-name="T104"> </text:span><text:span text:style-name="T46">акно</text:span></text:p>
      <text:p text:style-name="P38"><text:span text:style-name="T156">fero</text:span><text:span text:style-name="T104"> </text:span><text:span text:style-name="T46">жалеза</text:span></text:p>
      <text:p text:style-name="P38"><text:span text:style-name="T156">ferdeko</text:span><text:span text:style-name="T104"> </text:span><text:span text:style-name="T46">палуба</text:span></text:p>
      <text:p text:style-name="P38"><text:span text:style-name="T156">ferioj</text:span><text:span text:style-name="T104"> </text:span><text:span text:style-name="T46">канікулы</text:span></text:p>
      <text:p text:style-name="P38"><text:span text:style-name="T156">fermi</text:span><text:span text:style-name="T104"> </text:span><text:span text:style-name="T46">закрываць</text:span></text:p>
      <text:p text:style-name="P38"><text:span text:style-name="T156">feroca</text:span><text:span text:style-name="T104"> </text:span><text:span text:style-name="T46">люты, жорсткі, бязлітасны, бесчалавечны</text:span></text:p>
      <text:p text:style-name="P38"><text:span text:style-name="T156">fervoro</text:span><text:span text:style-name="T104"> </text:span><text:span text:style-name="T46">стараннасць, дбайнасць, руплівасць </text:span></text:p>
      <text:p text:style-name="P38"><text:span text:style-name="T156">festo</text:span><text:span text:style-name="T104"> </text:span><text:span text:style-name="T46">свята</text:span></text:p>
      <text:p text:style-name="P38"><text:soft-page-break/><text:span text:style-name="T156">festeno</text:span><text:span text:style-name="T104"> </text:span><text:span text:style-name="T46">банкет, бяседа, урачыстасць, святкаванне</text:span></text:p>
      <text:p text:style-name="P38"><text:span text:style-name="T156">fetoro</text:span><text:span text:style-name="T104"> </text:span><text:span text:style-name="T46">смурод</text:span></text:p>
      <text:p text:style-name="P38"><text:span text:style-name="T156">fianĉo</text:span><text:span text:style-name="T104"> </text:span><text:span text:style-name="T46">жаніх</text:span></text:p>
      <text:p text:style-name="P36"><text:span text:style-name="T411">fidi</text:span><text:span text:style-name="T370"> </text:span><text:span text:style-name="T345">спадзявацца, разлічваць </text:span><text:span text:style-name="T196">(на каго-небудзь);</text:span><text:span text:style-name="T345"> давяраць</text:span></text:p>
      <text:p text:style-name="P38"><text:span text:style-name="T156">fidela</text:span><text:span text:style-name="T104"> </text:span><text:span text:style-name="T46">верны, надзейны; пэўны, дакладны</text:span></text:p>
      <text:p text:style-name="P38"><text:span text:style-name="T156">fiera</text:span><text:span text:style-name="T104"> </text:span><text:span text:style-name="T46">горды, ганарлівы; ганарысты, фанабэрысты</text:span></text:p>
      <text:p text:style-name="P38"><text:span text:style-name="T156">filo</text:span><text:span text:style-name="T104"> </text:span><text:span text:style-name="T46">сын</text:span></text:p>
      <text:p text:style-name="P38"><text:span text:style-name="T156">filamento</text:span><text:span text:style-name="T104"> </text:span><text:span text:style-name="T46">нітка, валакно, валасок</text:span></text:p>
      <text:p text:style-name="P38"><text:span text:style-name="T156">filandro</text:span><text:span text:style-name="T104"> </text:span><text:span text:style-name="T46">павуцінне</text:span></text:p>
      <text:p text:style-name="P38"><text:span text:style-name="T156">filio</text:span><text:span text:style-name="T104"> </text:span><text:span text:style-name="T46">аддзяленне, філіял</text:span></text:p>
      <text:p text:style-name="P38"><text:span text:style-name="T156">filiko</text:span><text:span text:style-name="T104"> </text:span><text:span text:style-name="T46">папараць</text:span></text:p>
      <text:p text:style-name="P38"><text:span text:style-name="T156">filistro</text:span><text:span text:style-name="T104"> </text:span><text:span text:style-name="T46">абывацель, чалавек з абмежаваным кругаглядам</text:span></text:p>
      <text:p text:style-name="P36"><text:span text:style-name="T411">fini</text:span><text:span text:style-name="T370"> </text:span><text:span text:style-name="T345">канчаць, спыняць </text:span></text:p>
      <text:p text:style-name="P36"><text:span text:style-name="T411">fingro</text:span><text:span text:style-name="T370"> </text:span><text:span text:style-name="T345">палец </text:span><text:span text:style-name="T196">(рукі) </text:span></text:p>
      <text:p text:style-name="P36"><text:span text:style-name="T411">firma</text:span><text:span text:style-name="T370"> </text:span><text:span text:style-name="T345">моцны, цвёрды, стойкі, устойлівы</text:span></text:p>
      <text:p text:style-name="P38"><text:span text:style-name="T156">firmamento</text:span><text:span text:style-name="T104"> </text:span><text:span text:style-name="T46">небасхіл</text:span></text:p>
      <text:p text:style-name="P38"><text:span text:style-name="T156">fiŝo</text:span><text:span text:style-name="T104"> </text:span><text:span text:style-name="T46">рыба</text:span></text:p>
      <text:p text:style-name="P38"><text:span text:style-name="T156">flago</text:span><text:span text:style-name="T104"> </text:span><text:span text:style-name="T46">флаг</text:span></text:p>
      <text:p text:style-name="P38"><text:span text:style-name="T156">flagri</text:span><text:span text:style-name="T104"> </text:span><text:span text:style-name="T46">палаць, гарэць, шугаць, палымнець </text:span></text:p>
      <text:p text:style-name="P38"><text:span text:style-name="T156">flako</text:span><text:span text:style-name="T104"> </text:span><text:span text:style-name="T46">лужына</text:span></text:p>
      <text:p text:style-name="P38"><text:span text:style-name="T156">flamo</text:span><text:span text:style-name="T104"> </text:span><text:span text:style-name="T46">полымя</text:span></text:p>
      <text:p text:style-name="P38"><text:span text:style-name="T156">flano</text:span><text:span text:style-name="T104"> </text:span><text:span text:style-name="T46">блін, праснак, аладка, дранік</text:span></text:p>
      <text:p text:style-name="P38"><text:span text:style-name="T156">flanko</text:span><text:span text:style-name="T104"> </text:span><text:span text:style-name="T46">бок</text:span></text:p>
      <text:p text:style-name="P38"><text:span text:style-name="T156">flari</text:span><text:span text:style-name="T104"> </text:span><text:span text:style-name="T46">нюхаць</text:span></text:p>
      <text:p text:style-name="P38"><text:span text:style-name="T156">flati</text:span><text:span text:style-name="T104"> </text:span><text:span text:style-name="T46">ліслівіць, падлізвацца, дагаджаць </text:span></text:p>
      <text:p text:style-name="P38"><text:span text:style-name="T156">flava</text:span><text:span text:style-name="T104"> </text:span><text:span text:style-name="T46">жоўты</text:span></text:p>
      <text:p text:style-name="P36"><text:span text:style-name="T411">flegi</text:span><text:span text:style-name="T370"> </text:span><text:span text:style-name="T345">даглядаць </text:span><text:span text:style-name="T196">(хворых, дзяцей) </text:span></text:p>
      <text:p text:style-name="P36"><text:span text:style-name="T411">fleksi</text:span><text:span text:style-name="T370"> </text:span><text:span text:style-name="T345">гнуць, згінаць, згібаць</text:span></text:p>
      <text:p text:style-name="P38"><text:span text:style-name="T156">fliki</text:span><text:span text:style-name="T104"> </text:span><text:span text:style-name="T46">латаць, лапіць, цыраваць</text:span></text:p>
      <text:p text:style-name="P38"><text:span text:style-name="T157">flirti</text:span><text:span text:style-name="T78"> 1</text:span><text:span text:style-name="T46">. пырхаць; лётаць; 2. заляцацца</text:span></text:p>
      <text:p text:style-name="P34"><text:span text:style-name="T311">fl</text:span><text:span text:style-name="T416">oko</text:span><text:span text:style-name="T375"> </text:span><text:span text:style-name="T357">жмут, пасма, шматок</text:span></text:p>
      <text:p text:style-name="P38"><text:span text:style-name="T156">floro</text:span><text:span text:style-name="T104"> </text:span><text:span text:style-name="T46">кветка </text:span></text:p>
      <text:p text:style-name="P38"><text:span text:style-name="T156">florumi</text:span><text:span text:style-name="T104"> </text:span><text:span text:style-name="T46">аздабляць кветкамі</text:span></text:p>
      <text:p text:style-name="P38"><text:span text:style-name="T156">floso</text:span><text:span text:style-name="T104"> </text:span><text:span text:style-name="T46">плыт</text:span></text:p>
      <text:p text:style-name="P38"><text:span text:style-name="T156">flui</text:span><text:span text:style-name="T104"> </text:span><text:span text:style-name="T46">цячы</text:span></text:p>
      <text:p text:style-name="P38"><text:span text:style-name="T156">flugi</text:span><text:span text:style-name="T104"> </text:span><text:span text:style-name="T46">ляцець</text:span></text:p>
      <text:p text:style-name="P38"><text:span text:style-name="T156">fluida</text:span><text:span text:style-name="T104"> </text:span><text:span text:style-name="T46">цякучы, вадкі</text:span></text:p>
      <text:p text:style-name="P36"><text:span text:style-name="T411">fluso</text:span><text:span text:style-name="T370"> </text:span><text:span text:style-name="T345">прыліў </text:span><text:span text:style-name="T196">(марскі)</text:span></text:p>
      <text:p text:style-name="P38"><text:span text:style-name="T156">flustri</text:span><text:span text:style-name="T104"> 1</text:span><text:span text:style-name="T46">. шаптаць; 2. шушукацца, шалясцець, шамацець</text:span></text:p>
      <text:p text:style-name="P38"><text:span text:style-name="T156">foiro</text:span><text:span text:style-name="T104"> </text:span><text:span text:style-name="T46">кірмаш</text:span></text:p>
      <text:p text:style-name="P38"><text:span text:style-name="T156">fojo</text:span><text:span text:style-name="T104"> </text:span><text:span text:style-name="T46">раз</text:span></text:p>
      <text:p text:style-name="P38"><text:soft-page-break/><text:span text:style-name="T156">fojno</text:span><text:span text:style-name="T104"> </text:span><text:span text:style-name="T46">сена</text:span></text:p>
      <text:p text:style-name="P38"><text:span text:style-name="T156">foko</text:span><text:span text:style-name="T104"> </text:span><text:span text:style-name="T46">цюлень</text:span></text:p>
      <text:p text:style-name="P38"><text:span text:style-name="T156">fola</text:span><text:span text:style-name="T104"> </text:span><text:span text:style-name="T46">шалёны, звар’яцелы</text:span></text:p>
      <text:p text:style-name="P36"><text:span text:style-name="T411">folio</text:span><text:span text:style-name="T370"> </text:span><text:span text:style-name="T345">ліст </text:span><text:span text:style-name="T196">(паперы, дрэва...)</text:span><text:span text:style-name="T345"> </text:span></text:p>
      <text:p text:style-name="P38"><text:span text:style-name="T156">foliumi</text:span><text:span text:style-name="T104"> </text:span><text:span text:style-name="T46">гартаць</text:span></text:p>
      <text:p text:style-name="P38"><text:span text:style-name="T156">fondi</text:span><text:span text:style-name="T104"> </text:span><text:span text:style-name="T46">засноўваць, ствараць</text:span></text:p>
      <text:p text:style-name="P38"><text:span text:style-name="T156">fonto</text:span><text:span text:style-name="T104"> </text:span><text:span text:style-name="T46">крыніца</text:span></text:p>
      <text:p text:style-name="P38"><text:span text:style-name="T156">for</text:span><text:span text:style-name="T104">! </text:span><text:span text:style-name="T46">прэч! вон!</text:span></text:p>
      <text:p text:style-name="P38"><text:span text:style-name="T156">forgesi</text:span><text:span text:style-name="T104"> </text:span><text:span text:style-name="T46">забываць, забывацца</text:span></text:p>
      <text:p text:style-name="P38"><text:span text:style-name="T156">forĝi</text:span><text:span text:style-name="T104"> </text:span><text:span text:style-name="T46">каваць</text:span></text:p>
      <text:p text:style-name="P38"><text:span text:style-name="T156">forko</text:span><text:span text:style-name="T104"> </text:span><text:span text:style-name="T46">відэлец</text:span></text:p>
      <text:p text:style-name="P38"><text:span text:style-name="T156">formiko</text:span><text:span text:style-name="T104"> </text:span><text:span text:style-name="T46">мурашка</text:span></text:p>
      <text:p text:style-name="P38"><text:span text:style-name="T156">forno</text:span><text:span text:style-name="T104"> </text:span><text:span text:style-name="T46">печ</text:span></text:p>
      <text:p text:style-name="P38"><text:span text:style-name="T156">fornelo</text:span><text:span text:style-name="T104"> </text:span><text:span text:style-name="T46">кухонная пліта</text:span></text:p>
      <text:p text:style-name="P38"><text:span text:style-name="T156">forta</text:span><text:span text:style-name="T104"> </text:span><text:span text:style-name="T46">моцны, дужы</text:span></text:p>
      <text:p text:style-name="P38"><text:span text:style-name="T156">fortika</text:span><text:span text:style-name="T104"> </text:span><text:span text:style-name="T46">моцны, трывалы</text:span></text:p>
      <text:p text:style-name="P38"><text:span text:style-name="T156">fosi</text:span><text:span text:style-name="T104"> </text:span><text:span text:style-name="T46">капаць</text:span></text:p>
      <text:p text:style-name="P38"><text:span text:style-name="T156">fosto</text:span><text:span text:style-name="T104"> </text:span><text:span text:style-name="T46">слуп, стаяк, вушак</text:span></text:p>
      <text:p text:style-name="P38"><text:span text:style-name="T156">fotelo</text:span><text:span text:style-name="T104"> </text:span><text:span text:style-name="T46">крэсла</text:span></text:p>
      <text:p text:style-name="P38"><text:span text:style-name="T156">frago</text:span><text:span text:style-name="T104"> </text:span><text:span text:style-name="T46">суніцы; трускалкі</text:span></text:p>
      <text:p text:style-name="P38"><text:span text:style-name="T156">fragila</text:span><text:span text:style-name="T104"> </text:span><text:span text:style-name="T46">крохкі</text:span></text:p>
      <text:p text:style-name="P38"><text:span text:style-name="T156">fragmito</text:span><text:span text:style-name="T104"> </text:span><text:span text:style-name="T46">трыснёг; трысцё</text:span></text:p>
      <text:p text:style-name="P38"><text:span text:style-name="T156">frakasi</text:span><text:span text:style-name="T104"> </text:span><text:span text:style-name="T46">разбіць на друзачкі, раструшчыць; зруйнаваць</text:span></text:p>
      <text:p text:style-name="P38"><text:span text:style-name="T156">frakseno</text:span><text:span text:style-name="T104"> </text:span><text:span text:style-name="T46">ясень</text:span></text:p>
      <text:p text:style-name="P38"><text:span text:style-name="T156">frambo</text:span><text:span text:style-name="T104"> </text:span><text:span text:style-name="T46">маліна</text:span></text:p>
      <text:p text:style-name="P38"><text:span text:style-name="T156">frandi</text:span><text:span text:style-name="T104"> </text:span><text:span text:style-name="T46">ласавацца</text:span></text:p>
      <text:p text:style-name="P38"><text:span text:style-name="T156">franĝo</text:span><text:span text:style-name="T104"> </text:span><text:span text:style-name="T46">махры</text:span></text:p>
      <text:p text:style-name="P38"><text:span text:style-name="T156">frapi</text:span><text:span text:style-name="T104"> </text:span><text:span text:style-name="T46">стукаць, грукаць; удараць</text:span></text:p>
      <text:p text:style-name="P38"><text:span text:style-name="T156">frato</text:span><text:span text:style-name="T104"> </text:span><text:span text:style-name="T46">брат</text:span></text:p>
      <text:p text:style-name="P38"><text:span text:style-name="T156">fraŭdi</text:span><text:span text:style-name="T104"> </text:span><text:span text:style-name="T46">ашукваць, абдурваць</text:span></text:p>
      <text:p text:style-name="P38"><text:span text:style-name="T156">fraŭlo</text:span><text:span text:style-name="T104"> </text:span><text:span text:style-name="T46">халасцяк</text:span></text:p>
      <text:p text:style-name="P36"><text:span text:style-name="T411">frekventi</text:span><text:span text:style-name="T370"> </text:span><text:span text:style-name="T345">наведваць </text:span><text:span text:style-name="T196">(часта)</text:span></text:p>
      <text:p text:style-name="P38"><text:span text:style-name="T156">fremda</text:span><text:span text:style-name="T104"> </text:span><text:span text:style-name="T46">чужы</text:span></text:p>
      <text:p text:style-name="P38"><text:span text:style-name="T156">freneza</text:span><text:span text:style-name="T104"> </text:span><text:span text:style-name="T46">шалёны, звар’яцелы</text:span></text:p>
      <text:p text:style-name="P38"><text:span text:style-name="T156">freŝa</text:span><text:span text:style-name="T104"> </text:span><text:span text:style-name="T46">свежы</text:span></text:p>
      <text:p text:style-name="P38"><text:span text:style-name="T156">fringo</text:span><text:span text:style-name="T104"> </text:span><text:span text:style-name="T46">берасцянка</text:span></text:p>
      <text:p text:style-name="P38"><text:span text:style-name="T156">fringelo</text:span><text:span text:style-name="T104"> </text:span><text:span text:style-name="T46">чыж</text:span></text:p>
      <text:p text:style-name="P38"><text:span text:style-name="T156">fripono</text:span><text:span text:style-name="T104"> </text:span><text:span text:style-name="T46">махляр, круцель, ашуканец</text:span></text:p>
      <text:p text:style-name="P38"><text:span text:style-name="T156">friti</text:span><text:span text:style-name="T104"> </text:span><text:span text:style-name="T46">смажыць</text:span></text:p>
      <text:p text:style-name="P38"><text:span text:style-name="T157">frivola</text:span><text:span text:style-name="T78"> легкадумны</text:span><text:span text:style-name="T46">, пустапарожні, пусты</text:span></text:p>
      <text:p text:style-name="P38"><text:span text:style-name="T156">frizi</text:span><text:span text:style-name="T104"> </text:span><text:span text:style-name="T46">завіваць, рабіць прычоску</text:span></text:p>
      <text:p text:style-name="P38"><text:soft-page-break/><text:span text:style-name="T156">fromaĝo</text:span><text:span text:style-name="T104"> </text:span><text:span text:style-name="T46">сыр</text:span></text:p>
      <text:p text:style-name="P38"><text:span text:style-name="T156">frosto</text:span><text:span text:style-name="T104"> </text:span><text:span text:style-name="T46">мароз; азноб, дрыжыкі</text:span></text:p>
      <text:p text:style-name="P38"><text:span text:style-name="T156">froti</text:span><text:span text:style-name="T104"> </text:span><text:span text:style-name="T46">церці, расціраць, націраць</text:span></text:p>
      <text:p text:style-name="P38"><text:span text:style-name="T156">frua</text:span><text:span text:style-name="T104"> </text:span><text:span text:style-name="T46">ранні</text:span></text:p>
      <text:p text:style-name="P38"><text:span text:style-name="T156">frunto</text:span><text:span text:style-name="T104"> </text:span><text:span text:style-name="T46">лоб</text:span></text:p>
      <text:p text:style-name="P38"><text:span text:style-name="T156">fuĝi</text:span><text:span text:style-name="T104"> </text:span><text:span text:style-name="T46">уцякаць, ратавацца</text:span></text:p>
      <text:p text:style-name="P38"><text:span text:style-name="T156">fulgo</text:span><text:span text:style-name="T104"> </text:span><text:span text:style-name="T46">сажа</text:span></text:p>
      <text:p text:style-name="P38"><text:span text:style-name="T156">fulmo</text:span><text:span text:style-name="T104"> </text:span><text:span text:style-name="T46">маланка</text:span></text:p>
      <text:p text:style-name="P38"><text:span text:style-name="T156">fumo</text:span><text:span text:style-name="T104"> </text:span><text:span text:style-name="T46">дым</text:span></text:p>
      <text:p text:style-name="P38"><text:span text:style-name="T156">fundo</text:span><text:span text:style-name="T104"> </text:span><text:span text:style-name="T46">дно, днішча</text:span></text:p>
      <text:p text:style-name="P38"><text:span text:style-name="T156">funebro</text:span><text:span text:style-name="T104"> </text:span><text:span text:style-name="T46">жалоба</text:span></text:p>
      <text:p text:style-name="P38"><text:span text:style-name="T156">fungo</text:span><text:span text:style-name="T104"> </text:span><text:span text:style-name="T46">грыб</text:span></text:p>
      <text:p text:style-name="P38"><text:span text:style-name="T156">furioza</text:span><text:span text:style-name="T104"> </text:span><text:span text:style-name="T46">люты, раз’юшаны, шалёны</text:span></text:p>
      <text:p text:style-name="P38"><text:span text:style-name="T156">furoro</text:span><text:span text:style-name="T104"> </text:span><text:span text:style-name="T46">вялікі поспех</text:span></text:p>
      <text:p text:style-name="P38"><text:span text:style-name="T156">fusilo</text:span><text:span text:style-name="T104"> </text:span><text:span text:style-name="T46">ружжо, стрэльба</text:span></text:p>
      <text:p text:style-name="P38"><text:span text:style-name="T156">fuŝi</text:span><text:span text:style-name="T104"> </text:span><text:span text:style-name="T46">рабіць спехам, халтурыць; псаваць</text:span></text:p>
      <text:p text:style-name="P38"><text:span text:style-name="T156">futuro</text:span><text:span text:style-name="T104"> </text:span><text:span text:style-name="T46">будучае, будучыня</text:span></text:p>
      <text:p text:style-name="P28">G</text:p>
      <text:p text:style-name="P38"><text:span text:style-name="T156">gaja</text:span><text:span text:style-name="T104"> </text:span><text:span text:style-name="T46">вясёлы</text:span></text:p>
      <text:p text:style-name="P38"><text:span text:style-name="T156">gajni</text:span><text:span text:style-name="T104"> </text:span><text:span text:style-name="T46">выйграваць</text:span></text:p>
      <text:p text:style-name="P38"><text:span text:style-name="T156">galanto</text:span><text:span text:style-name="T104"> </text:span><text:span text:style-name="T46">пралеска</text:span></text:p>
      <text:p text:style-name="P36"><text:span text:style-name="T411">galgo</text:span><text:span text:style-name="T370"> </text:span><text:span text:style-name="T345">шыбеніца </text:span></text:p>
      <text:p text:style-name="P36"><text:span text:style-name="T411">gambo</text:span><text:span text:style-name="T370"> </text:span><text:span text:style-name="T345">нага </text:span><text:span text:style-name="T196">(уся)</text:span></text:p>
      <text:p text:style-name="P36"><text:span text:style-name="T411">gamelo</text:span><text:span text:style-name="T370"> </text:span><text:span text:style-name="T345">кацялок </text:span><text:span text:style-name="T196">(паходны)</text:span></text:p>
      <text:p text:style-name="P38"><text:span text:style-name="T156">ganto</text:span><text:span text:style-name="T104"> </text:span><text:span text:style-name="T46">пальчатка</text:span></text:p>
      <text:p text:style-name="P38"><text:span text:style-name="T156">gapi</text:span><text:span text:style-name="T104"> </text:span><text:span text:style-name="T46">быць разявакай</text:span></text:p>
      <text:p text:style-name="P38"><text:span text:style-name="T156">garbo</text:span><text:span text:style-name="T104"> </text:span><text:span text:style-name="T46">сноп</text:span></text:p>
      <text:p text:style-name="P38"><text:span text:style-name="T156">gardi</text:span><text:span text:style-name="T104"> </text:span><text:span text:style-name="T46">захоўваць, берагчы; сцерагчы, пільнаваць</text:span></text:p>
      <text:p text:style-name="P38"><text:span text:style-name="T156">gargari</text:span><text:span text:style-name="T104"> </text:span><text:span text:style-name="T46">паласкаць, прапалоскваць</text:span></text:p>
      <text:p text:style-name="P38"><text:span text:style-name="T156">garni</text:span><text:span text:style-name="T104"> </text:span><text:span text:style-name="T46">дапаўняць, аздабляць</text:span></text:p>
      <text:p text:style-name="P38"><text:span text:style-name="T156">gaso</text:span><text:span text:style-name="T104"> </text:span><text:span text:style-name="T46">газ</text:span></text:p>
      <text:p text:style-name="P38"><text:span text:style-name="T156">gasto</text:span><text:span text:style-name="T104"> </text:span><text:span text:style-name="T46">госць</text:span></text:p>
      <text:p text:style-name="P36"><text:span text:style-name="T411">gazeto</text:span><text:span text:style-name="T370"> </text:span><text:span text:style-name="T345">перыядычнае выданне </text:span><text:span text:style-name="T196">(газета, часопіс)</text:span></text:p>
      <text:p text:style-name="P38"><text:span text:style-name="T156">genro</text:span><text:span text:style-name="T104"> </text:span><text:span text:style-name="T46">род</text:span></text:p>
      <text:p text:style-name="P38"><text:span text:style-name="T156">gento</text:span><text:span text:style-name="T104"> </text:span><text:span text:style-name="T46">род, племя</text:span></text:p>
      <text:p text:style-name="P38"><text:span text:style-name="T156">genuo</text:span><text:span text:style-name="T104"> </text:span><text:span text:style-name="T46">калена</text:span></text:p>
      <text:p text:style-name="P38"><text:span text:style-name="T156">gesto</text:span><text:span text:style-name="T104"> </text:span><text:span text:style-name="T46">жэст</text:span></text:p>
      <text:p text:style-name="P38"><text:span text:style-name="T156">ginsengo</text:span><text:span text:style-name="T104"> </text:span><text:span text:style-name="T46">жэньшэнь</text:span></text:p>
      <text:p text:style-name="P38"><text:span text:style-name="T156">glacio</text:span><text:span text:style-name="T104"> </text:span><text:span text:style-name="T46">лёд</text:span></text:p>
      <text:p text:style-name="P38"><text:span text:style-name="T156">gladi</text:span><text:span text:style-name="T104"> </text:span><text:span text:style-name="T46">прасаваць</text:span></text:p>
      <text:p text:style-name="P38"><text:span text:style-name="T156">glano</text:span><text:span text:style-name="T104"> </text:span><text:span text:style-name="T46">жолуд</text:span></text:p>
      <text:p text:style-name="P38"><text:soft-page-break/><text:span text:style-name="T156">glaso</text:span><text:span text:style-name="T104"> </text:span><text:span text:style-name="T46">шклянка</text:span></text:p>
      <text:p text:style-name="P38"><text:span text:style-name="T156">glata</text:span><text:span text:style-name="T104"> </text:span><text:span text:style-name="T46">гладкі, роўны</text:span></text:p>
      <text:p text:style-name="P38"><text:span text:style-name="T156">glavo</text:span><text:span text:style-name="T104"> </text:span><text:span text:style-name="T46">меч</text:span></text:p>
      <text:p text:style-name="P38"><text:span text:style-name="T156">gliti</text:span><text:span text:style-name="T104"> </text:span><text:span text:style-name="T46">слізгацца, коўзацца</text:span></text:p>
      <text:p text:style-name="P35"><text:span text:style-name="T416">globo</text:span><text:span text:style-name="T374"> 1</text:span><text:span text:style-name="T596">. </text:span><text:span text:style-name="T355">шар; 2. глобус</text:span></text:p>
      <text:p text:style-name="P38"><text:span text:style-name="T156">glori</text:span><text:span text:style-name="T104"> </text:span><text:span text:style-name="T46">услаўляць</text:span></text:p>
      <text:p text:style-name="P39"><text:span text:style-name="T156">glui</text:span><text:span text:style-name="T104"> </text:span>клеіць</text:p>
      <text:p text:style-name="P38"><text:span text:style-name="T156">glugli</text:span><text:span text:style-name="T104"> </text:span><text:span text:style-name="T46">булькаць</text:span></text:p>
      <text:p text:style-name="P38"><text:span text:style-name="T156">gluti</text:span><text:span text:style-name="T104"> </text:span><text:span text:style-name="T46">глытаць</text:span></text:p>
      <text:p text:style-name="P38"><text:span text:style-name="T156">gluteo</text:span><text:span text:style-name="T104"> </text:span><text:span text:style-name="T46">ягадзіца</text:span></text:p>
      <text:p text:style-name="P38"><text:span text:style-name="T156">gobio</text:span><text:span text:style-name="T104"> </text:span><text:span text:style-name="T46">пячкур</text:span></text:p>
      <text:p text:style-name="P38"><text:span text:style-name="T156">golfo</text:span><text:span text:style-name="T104"> </text:span><text:span text:style-name="T46">заліў</text:span></text:p>
      <text:p text:style-name="P38"><text:span text:style-name="T156">gorĝo</text:span><text:span text:style-name="T104"> </text:span><text:span text:style-name="T46">горла, гартань</text:span></text:p>
      <text:p text:style-name="P36"><text:span text:style-name="T411">graco</text:span><text:span text:style-name="T370"> </text:span><text:span text:style-name="T196">(рэл.)</text:span><text:span text:style-name="T345"> ласка</text:span></text:p>
      <text:p text:style-name="P38"><text:span text:style-name="T156">grado</text:span><text:span text:style-name="T104"> </text:span><text:span text:style-name="T46">ступень, градус, бал</text:span></text:p>
      <text:p text:style-name="P38"><text:span text:style-name="T156">grajlo</text:span><text:span text:style-name="T104"> </text:span><text:span text:style-name="T46">крупы, мелкі град</text:span></text:p>
      <text:p text:style-name="P38"><text:span text:style-name="T156">graki</text:span><text:span text:style-name="T104"> </text:span><text:span text:style-name="T46">каркаць; квакаць</text:span></text:p>
      <text:p text:style-name="P38"><text:span text:style-name="T156">granda</text:span><text:span text:style-name="T104"> </text:span><text:span text:style-name="T46">вялікі</text:span></text:p>
      <text:p text:style-name="P38"><text:span text:style-name="T156">graso</text:span><text:span text:style-name="T104"> </text:span><text:span text:style-name="T46">тлушч, сала</text:span></text:p>
      <text:p text:style-name="P38"><text:span text:style-name="T156">grati</text:span><text:span text:style-name="T104"> </text:span><text:span text:style-name="T46">драпаць, скрэбці</text:span></text:p>
      <text:p text:style-name="P38"><text:span text:style-name="T156">grateno</text:span><text:span text:style-name="T104"> </text:span><text:span text:style-name="T46">падсмажаная скарыначка</text:span></text:p>
      <text:p text:style-name="P38"><text:span text:style-name="T156">gratuli</text:span><text:span text:style-name="T104"> </text:span><text:span text:style-name="T46">віншаваць</text:span></text:p>
      <text:p text:style-name="P38"><text:span text:style-name="T156">graŭli</text:span><text:span text:style-name="T104"> </text:span><text:span text:style-name="T46">рыкаць</text:span></text:p>
      <text:p text:style-name="P38"><text:span text:style-name="T156">grava</text:span><text:span text:style-name="T104"> </text:span><text:span text:style-name="T46">важны, значны</text:span></text:p>
      <text:p text:style-name="P38"><text:span text:style-name="T156">graveda</text:span><text:span text:style-name="T104"> </text:span><text:span text:style-name="T46">цяжарная</text:span></text:p>
      <text:p text:style-name="P38"><text:span text:style-name="T156">grego</text:span><text:span text:style-name="T104"> </text:span><text:span text:style-name="T46">статак</text:span></text:p>
      <text:p text:style-name="P36"><text:span text:style-name="T411">greno</text:span><text:span text:style-name="T370"> </text:span><text:span text:style-name="T345">хлеб </text:span><text:span text:style-name="T196">(у зерні: жыта, пшаніца і інш.)</text:span></text:p>
      <text:p text:style-name="P38"><text:span text:style-name="T156">grenado</text:span><text:span text:style-name="T104"> </text:span><text:span text:style-name="T46">граната</text:span></text:p>
      <text:p text:style-name="P38"><text:span text:style-name="T156">grio</text:span><text:span text:style-name="T104"> </text:span><text:span text:style-name="T46">крупы</text:span></text:p>
      <text:p text:style-name="P38"><text:span text:style-name="T156">grilo</text:span><text:span text:style-name="T104"> </text:span><text:span text:style-name="T46">цвыркун, конік</text:span></text:p>
      <text:p text:style-name="P38"><text:span text:style-name="T156">grimaco</text:span><text:span text:style-name="T104"> </text:span><text:span text:style-name="T46">грымаса</text:span></text:p>
      <text:p text:style-name="P38"><text:span text:style-name="T156">grimpi</text:span><text:span text:style-name="T104"> </text:span><text:span text:style-name="T46">узбірацца, узлазіць, караскацца</text:span></text:p>
      <text:p text:style-name="P38"><text:span text:style-name="T156">grinci</text:span><text:span text:style-name="T104"> </text:span><text:span text:style-name="T46">скрыгатаць, скрыпець</text:span></text:p>
      <text:p text:style-name="P38"><text:span text:style-name="T156">grivoj</text:span><text:span text:style-name="T104"> </text:span><text:span text:style-name="T46">скваркі</text:span></text:p>
      <text:p text:style-name="P38"><text:span text:style-name="T156">griza</text:span><text:span text:style-name="T104"> </text:span><text:span text:style-name="T46">шэры; сівы</text:span></text:p>
      <text:p text:style-name="P38"><text:span text:style-name="T156">groso</text:span><text:span text:style-name="T104"> </text:span><text:span text:style-name="T46">агрэст</text:span></text:p>
      <text:p text:style-name="P38"><text:span text:style-name="T156">groto</text:span><text:span text:style-name="T104"> </text:span><text:span text:style-name="T46">грот, пячора</text:span></text:p>
      <text:p text:style-name="P38"><text:span text:style-name="T156">gruo</text:span><text:span text:style-name="T104"> </text:span><text:span text:style-name="T46">журавель</text:span></text:p>
      <text:p text:style-name="P38"><text:span text:style-name="T156">grumbli</text:span><text:span text:style-name="T104"> </text:span><text:span text:style-name="T46">бурчаць</text:span></text:p>
      <text:p text:style-name="P38"><text:span text:style-name="T156">grumelo</text:span><text:span text:style-name="T104"> </text:span><text:span text:style-name="T46">камяк, згустак</text:span></text:p>
      <text:p text:style-name="P38"><text:span text:style-name="T156">grundo</text:span><text:span text:style-name="T104"> </text:span><text:span text:style-name="T46">грунт, глеба</text:span></text:p>
      <text:p text:style-name="P38"><text:soft-page-break/><text:span text:style-name="T156">grunti</text:span><text:span text:style-name="T104"> </text:span><text:span text:style-name="T46">рохкаць</text:span></text:p>
      <text:p text:style-name="P38"><text:span text:style-name="T156">guto</text:span><text:span text:style-name="T104"> </text:span><text:span text:style-name="T46">пугач</text:span></text:p>
      <text:p text:style-name="P38"><text:span text:style-name="T156">gumo</text:span><text:span text:style-name="T104"> </text:span><text:span text:style-name="T46">гума, гумка</text:span></text:p>
      <text:p text:style-name="P38"><text:span text:style-name="T156">guno</text:span><text:span text:style-name="T104"> </text:span><text:span text:style-name="T46">цялушка</text:span></text:p>
      <text:p text:style-name="P38"><text:span text:style-name="T156">gusto</text:span><text:span text:style-name="T104"> </text:span><text:span text:style-name="T46">смак </text:span></text:p>
      <text:p text:style-name="P38"><text:span text:style-name="T156">gustumi</text:span><text:span text:style-name="T104"> </text:span><text:span text:style-name="T46">каштаваць, прабаваць</text:span></text:p>
      <text:p text:style-name="P38"><text:span text:style-name="T156">guto</text:span><text:span text:style-name="T104"> </text:span><text:span text:style-name="T46">кропля</text:span></text:p>
      <text:p text:style-name="P38"><text:span text:style-name="T156">gvati</text:span><text:span text:style-name="T104"> </text:span><text:span text:style-name="T46">высочваць, дапільноўваць, падпільноўваць</text:span></text:p>
      <text:p text:style-name="P38"><text:span text:style-name="T156">gvidi</text:span><text:span text:style-name="T104"> </text:span><text:span text:style-name="T46">кіраваць, правіць</text:span></text:p>
      <text:p text:style-name="P30">Ĝ</text:p>
      <text:p text:style-name="P38"><text:span text:style-name="T156">ĝangalo</text:span><text:span text:style-name="T104"> </text:span><text:span text:style-name="T46">джунглі, нетры</text:span></text:p>
      <text:p text:style-name="P38"><text:span text:style-name="T156">ĝardeno</text:span><text:span text:style-name="T104"> </text:span><text:span text:style-name="T46">сад </text:span></text:p>
      <text:p text:style-name="P38"><text:span text:style-name="T156">legomĝardeno</text:span><text:span text:style-name="T104"> </text:span><text:span text:style-name="T46">агарод</text:span></text:p>
      <text:p text:style-name="P38"><text:span text:style-name="T156">ĝemi</text:span><text:span text:style-name="T104"> </text:span><text:span text:style-name="T46">стагнаць, вохкаць, цяжка ўздыхаць</text:span></text:p>
      <text:p text:style-name="P38"><text:span text:style-name="T156">ĝemeloj</text:span><text:span text:style-name="T104"> </text:span><text:span text:style-name="T46">блізняты</text:span></text:p>
      <text:p text:style-name="P39"><text:span text:style-name="T156">ĝeni</text:span><text:span text:style-name="T104"> </text:span>турбаваць, рабіць турботы </text:p>
      <text:p text:style-name="P38"><text:span text:style-name="T156">ĝeni</text:span><text:span text:style-name="T104"> </text:span><text:span text:style-name="T156">sin</text:span><text:span text:style-name="T104"> </text:span><text:span text:style-name="T46">саромецца</text:span></text:p>
      <text:p text:style-name="P38"><text:span text:style-name="T156">ĝenerala</text:span><text:span text:style-name="T104"> </text:span><text:span text:style-name="T46">агульны, усеагульны</text:span></text:p>
      <text:p text:style-name="P38"><text:span text:style-name="T156">ĝenro</text:span><text:span text:style-name="T104"> </text:span><text:span text:style-name="T46">жанр</text:span></text:p>
      <text:p text:style-name="P38"><text:span text:style-name="T156">ĝentila</text:span><text:span text:style-name="T104"> </text:span><text:span text:style-name="T46">ветлівы, пачцівы, далікатны</text:span></text:p>
      <text:p text:style-name="P38"><text:span text:style-name="T156">ĝermo</text:span><text:span text:style-name="T104"> </text:span><text:span text:style-name="T46">зародак, завязь, парастак</text:span></text:p>
      <text:p text:style-name="P38"><text:span text:style-name="T156">ĝibo</text:span><text:span text:style-name="T104"> </text:span><text:span text:style-name="T46">горб</text:span></text:p>
      <text:p text:style-name="P38"><text:span text:style-name="T156">ĝoji</text:span><text:span text:style-name="T104"> </text:span><text:span text:style-name="T46">радавацца, цешыцца</text:span></text:p>
      <text:p text:style-name="P38"><text:span text:style-name="T156">ĝui</text:span><text:span text:style-name="T104"> </text:span><text:span text:style-name="T46">цешыцца, карыстацца з задавальненнем</text:span></text:p>
      <text:p text:style-name="P38"><text:span text:style-name="T156">ĝusta</text:span><text:span text:style-name="T104"> </text:span><text:span text:style-name="T46">дакладны, правільны, у самы раз</text:span></text:p>
      <text:p text:style-name="P28">H</text:p>
      <text:p text:style-name="P38"><text:span text:style-name="T156">haĉi</text:span><text:span text:style-name="T104"> </text:span><text:span text:style-name="T46">штрыхаваць</text:span></text:p>
      <text:p text:style-name="P38"><text:span text:style-name="T156">hajlo</text:span><text:span text:style-name="T104"> </text:span><text:span text:style-name="T46">град</text:span></text:p>
      <text:p text:style-name="P36"><text:span text:style-name="T411">haki</text:span><text:span text:style-name="T370"> </text:span><text:span text:style-name="T345">сячы, калоць </text:span><text:span text:style-name="T196">(дровы)</text:span></text:p>
      <text:p text:style-name="P38"><text:span text:style-name="T156">halo</text:span><text:span text:style-name="T104"> </text:span><text:span text:style-name="T46">вялікая зала</text:span></text:p>
      <text:p text:style-name="P38"><text:span text:style-name="T156">haladzo</text:span><text:span text:style-name="T104"> </text:span><text:span text:style-name="T46">чад</text:span></text:p>
      <text:p text:style-name="P38"><text:span text:style-name="T156">halti</text:span><text:span text:style-name="T104"> </text:span><text:span text:style-name="T46">спыняцца, затрымлівацца</text:span></text:p>
      <text:p text:style-name="P36"><text:span text:style-name="T411">haro</text:span><text:span text:style-name="T370"> </text:span><text:span text:style-name="T345">волас; шэрсць </text:span><text:span text:style-name="T196">(у жывёл)</text:span></text:p>
      <text:p text:style-name="P38"><text:span text:style-name="T156">hardi</text:span><text:span text:style-name="T104"> </text:span><text:span text:style-name="T46">гартаваць</text:span></text:p>
      <text:p text:style-name="P38"><text:span text:style-name="T156">haringo</text:span><text:span text:style-name="T104"> </text:span><text:span text:style-name="T46">селядзец</text:span></text:p>
      <text:p text:style-name="P38"><text:span text:style-name="T156">hasti</text:span><text:span text:style-name="T104"> </text:span><text:span text:style-name="T46">спяшаць, спяшацца</text:span></text:p>
      <text:p text:style-name="P38"><text:span text:style-name="T156">haŭto</text:span><text:span text:style-name="T104"> </text:span><text:span text:style-name="T46">скура; лупіна</text:span></text:p>
      <text:p text:style-name="P38"><text:span text:style-name="T156">havi</text:span><text:span text:style-name="T104"> </text:span><text:span text:style-name="T46">мець</text:span></text:p>
      <text:p text:style-name="P38"><text:span text:style-name="T156">haveno</text:span><text:span text:style-name="T104"> </text:span><text:span text:style-name="T46">гавань, порт</text:span></text:p>
      <text:p text:style-name="P38"><text:span text:style-name="T156">hazardo</text:span><text:span text:style-name="T104"> </text:span><text:span text:style-name="T46">выпадак, выпадковасць, неспадзяванасць</text:span></text:p>
      <text:p text:style-name="P36"><text:span text:style-name="T411">hebeta</text:span><text:span text:style-name="T370"> </text:span><text:span text:style-name="T345">тупы </text:span><text:span text:style-name="T196">(чалавек)</text:span></text:p>
      <text:p text:style-name="P38"><text:soft-page-break/><text:span text:style-name="T156">hebreo</text:span><text:span text:style-name="T104"> </text:span><text:span text:style-name="T46">яўрэй</text:span></text:p>
      <text:p text:style-name="P38"><text:span text:style-name="T156">hedero</text:span><text:span text:style-name="T104"> </text:span><text:span text:style-name="T46">плюшч</text:span></text:p>
      <text:p text:style-name="P38"><text:span text:style-name="T156">hejmo</text:span><text:span text:style-name="T104"> </text:span><text:span text:style-name="T46">дом, дамашні ачаг</text:span></text:p>
      <text:p text:style-name="P36"><text:span text:style-name="T411">hejti</text:span><text:span text:style-name="T370"> </text:span><text:span text:style-name="T345">паліць </text:span><text:span text:style-name="T196">(у печы);</text:span><text:span text:style-name="T345"> уключаць </text:span><text:span text:style-name="T196">(лямпу)</text:span></text:p>
      <text:p text:style-name="P38"><text:span text:style-name="T156">hela</text:span><text:span text:style-name="T104"> </text:span><text:span text:style-name="T46">яркі; ясны, светлы</text:span></text:p>
      <text:p text:style-name="P38"><text:span text:style-name="T156">helianto</text:span><text:span text:style-name="T104"> </text:span><text:span text:style-name="T46">сланечнік</text:span></text:p>
      <text:p text:style-name="P38"><text:span text:style-name="T156">helmo</text:span><text:span text:style-name="T104"> </text:span><text:span text:style-name="T46">шлем</text:span></text:p>
      <text:p text:style-name="P38"><text:span text:style-name="T156">helpi</text:span><text:span text:style-name="T104"> </text:span><text:span text:style-name="T46">дапамагаць</text:span></text:p>
      <text:p text:style-name="P38"><text:span text:style-name="T156">heni</text:span><text:span text:style-name="T104"> </text:span><text:span text:style-name="T46">іржаць</text:span></text:p>
      <text:p text:style-name="P38"><text:span text:style-name="T156">hepato</text:span><text:span text:style-name="T104"> </text:span><text:span text:style-name="T46">печань, пячонка</text:span></text:p>
      <text:p text:style-name="P38"><text:span text:style-name="T156">herbo</text:span><text:span text:style-name="T104"> </text:span><text:span text:style-name="T46">трава</text:span></text:p>
      <text:p text:style-name="P38"><text:span text:style-name="T156">herdo</text:span><text:span text:style-name="T104"> </text:span><text:span text:style-name="T46">статак; чарада</text:span></text:p>
      <text:p text:style-name="P38"><text:span text:style-name="T156">heredi</text:span><text:span text:style-name="T104"> </text:span><text:span text:style-name="T46">атрымліваць у спадчыну</text:span></text:p>
      <text:p text:style-name="P38"><text:span text:style-name="T156">herezo</text:span><text:span text:style-name="T104"> </text:span><text:span text:style-name="T46">ерась, ілжэвучэнне</text:span></text:p>
      <text:p text:style-name="P38"><text:span text:style-name="T156">hernio</text:span><text:span text:style-name="T104"> </text:span><text:span text:style-name="T46">грыжа, кіла</text:span></text:p>
      <text:p text:style-name="P38"><text:span text:style-name="T156">heroldo</text:span><text:span text:style-name="T104"> </text:span><text:span text:style-name="T46">вяшчальнік, вястун, веснік </text:span></text:p>
      <text:p text:style-name="P38"><text:span text:style-name="T156">heterodoksa</text:span><text:span text:style-name="T104"> </text:span><text:span text:style-name="T46">іншаверны; іншадумны</text:span></text:p>
      <text:p text:style-name="P38"><text:span text:style-name="T156">heziti</text:span><text:span text:style-name="T104"> </text:span><text:span text:style-name="T46">хістацца, вагацца, быць у нерашучасці</text:span></text:p>
      <text:p text:style-name="P38"><text:span text:style-name="T156">hieraŭ</text:span><text:span text:style-name="T104"> </text:span><text:span text:style-name="T46">учора</text:span></text:p>
      <text:p text:style-name="P38"><text:span text:style-name="T156">hipokriti</text:span><text:span text:style-name="T104"> </text:span><text:span text:style-name="T46">крывадушнічаць</text:span></text:p>
      <text:p text:style-name="P38"><text:span text:style-name="T156">hirundo</text:span><text:span text:style-name="T104"> </text:span><text:span text:style-name="T46">ластаўка</text:span></text:p>
      <text:p text:style-name="P38"><text:span text:style-name="T156">hodiaŭ</text:span><text:span text:style-name="T104"> </text:span><text:span text:style-name="T46">сёння</text:span></text:p>
      <text:p text:style-name="P39"><text:span text:style-name="T156">hoko</text:span><text:span text:style-name="T104"> </text:span>крук, кручок <text:span text:style-name="T104">homo </text:span>чалавек</text:p>
      <text:p text:style-name="P38"><text:span text:style-name="T156">honesta</text:span><text:span text:style-name="T104"> </text:span><text:span text:style-name="T46">сумленны, прыстойны</text:span></text:p>
      <text:p text:style-name="P38"><text:span text:style-name="T156">honori</text:span><text:span text:style-name="T104"> </text:span><text:span text:style-name="T46">шанаваць, ушаноўваць</text:span></text:p>
      <text:p text:style-name="P38"><text:span text:style-name="T156">honti</text:span><text:span text:style-name="T104"> </text:span><text:span text:style-name="T46">саромецца</text:span></text:p>
      <text:p text:style-name="P38"><text:span text:style-name="T156">horo</text:span><text:span text:style-name="T104"> </text:span><text:span text:style-name="T46">гадзіна</text:span></text:p>
      <text:p text:style-name="P36"><text:span text:style-name="T411">hordeo</text:span><text:span text:style-name="T370"> </text:span><text:span text:style-name="T345">ячмень </text:span><text:span text:style-name="T196">(расліна)</text:span></text:p>
      <text:p text:style-name="P38"><text:span text:style-name="T156">horloĝo</text:span><text:span text:style-name="T104"> </text:span><text:span text:style-name="T46">гадзіннік</text:span></text:p>
      <text:p text:style-name="P38"><text:span text:style-name="T156">horori</text:span><text:span text:style-name="T104"> </text:span><text:span text:style-name="T46">жахацца, адчуваць жах</text:span></text:p>
      <text:p text:style-name="P38"><text:span text:style-name="T156">hospico</text:span><text:span text:style-name="T104"> </text:span><text:span text:style-name="T46">прытулак, прыстанішча, багадзельня</text:span></text:p>
      <text:p text:style-name="P38"><text:span text:style-name="T156">hufo</text:span><text:span text:style-name="T104"> </text:span><text:span text:style-name="T46">капыт</text:span></text:p>
      <text:p text:style-name="P38"><text:span text:style-name="T156">humida</text:span><text:span text:style-name="T104"> </text:span><text:span text:style-name="T46">вільготны</text:span></text:p>
      <text:p text:style-name="P38"><text:span text:style-name="T156">humila</text:span><text:span text:style-name="T104"> </text:span><text:span text:style-name="T46">пакорлівы, паслухмяны, ціхмяны</text:span></text:p>
      <text:p text:style-name="P38"><text:span text:style-name="T156">humoro</text:span><text:span text:style-name="T104"> </text:span><text:span text:style-name="T46">настрой</text:span></text:p>
      <text:p text:style-name="P38"><text:span text:style-name="T156">humuro</text:span><text:span text:style-name="T104"> </text:span><text:span text:style-name="T46">гумар</text:span></text:p>
      <text:p text:style-name="P38"><text:span text:style-name="T156">hundo</text:span><text:span text:style-name="T104"> </text:span><text:span text:style-name="T46">сабака</text:span></text:p>
      <text:p text:style-name="P38"><text:span text:style-name="T156">hurli</text:span><text:span text:style-name="T104"> </text:span><text:span text:style-name="T46">выць, завываць</text:span></text:p>
      <text:p text:style-name="P23">Ĥ</text:p>
      <text:p text:style-name="P38"><text:span text:style-name="T156">ĥoro</text:span><text:span text:style-name="T104">, </text:span><text:span text:style-name="T156">ĥoruso</text:span><text:span text:style-name="T104"> </text:span><text:span text:style-name="T46">хор</text:span></text:p>
      <text:p text:style-name="P23">I</text:p>
      <text:p text:style-name="P38"><text:soft-page-break/><text:span text:style-name="T156">imagi</text:span><text:span text:style-name="T104"> </text:span><text:span text:style-name="T46">уяўляць</text:span></text:p>
      <text:p text:style-name="P38"><text:span text:style-name="T156">imiti</text:span><text:span text:style-name="T104"> </text:span><text:span text:style-name="T46">пераймаць, імітаваць</text:span></text:p>
      <text:p text:style-name="P38"><text:span text:style-name="T156">imortelo</text:span><text:span text:style-name="T104"> </text:span><text:span text:style-name="T46">бяссмертнік</text:span></text:p>
      <text:p text:style-name="P38"><text:span text:style-name="T156">impertinenta</text:span><text:span text:style-name="T104"> </text:span><text:span text:style-name="T46">дзёрзкі, нахабны</text:span></text:p>
      <text:p text:style-name="P38"><text:span text:style-name="T156">impeto</text:span><text:span text:style-name="T104"> </text:span><text:span text:style-name="T46">парыванне, імкненне</text:span></text:p>
      <text:p text:style-name="P38"><text:span text:style-name="T156">impliki</text:span><text:span text:style-name="T104"> </text:span><text:span text:style-name="T46">заблытваць, ускладняць</text:span></text:p>
      <text:p text:style-name="P38"><text:span text:style-name="T156">imponi</text:span><text:span text:style-name="T104"> </text:span><text:span text:style-name="T46">выклікаць павагу, імпанаваць</text:span></text:p>
      <text:p text:style-name="P38"><text:span text:style-name="T156">imposto</text:span><text:span text:style-name="T104"> </text:span><text:span text:style-name="T46">падатак</text:span></text:p>
      <text:p text:style-name="P38"><text:span text:style-name="T156">impresi</text:span><text:span text:style-name="T104"> </text:span><text:span text:style-name="T46">рабіць, выклікаць уражанне </text:span></text:p>
      <text:p text:style-name="P38"><text:span text:style-name="T156">inaŭguri</text:span><text:span text:style-name="T46"> 1.</text:span><text:span text:style-name="T104"> </text:span><text:span text:style-name="T46">урачыста адкрываць; 2. пакласці пачатак</text:span></text:p>
      <text:p text:style-name="P38"><text:span text:style-name="T156">incendio</text:span><text:span text:style-name="T104"> </text:span><text:span text:style-name="T46">пажар</text:span></text:p>
      <text:p text:style-name="P38"><text:span text:style-name="T156">incidento</text:span><text:span text:style-name="T104"> </text:span><text:span text:style-name="T46">выпадак, здарэнне</text:span></text:p>
      <text:p text:style-name="P38"><text:span text:style-name="T156">inciti</text:span><text:span text:style-name="T104"> </text:span><text:span text:style-name="T46">дражніць, раздражняць, злаваць</text:span></text:p>
      <text:p text:style-name="P38"><text:span text:style-name="T156">indigni</text:span><text:span text:style-name="T104"> </text:span><text:span text:style-name="T46">абурацца, гневацца</text:span></text:p>
      <text:p text:style-name="P38"><text:span text:style-name="T156">indiĝeno</text:span><text:span text:style-name="T104"> </text:span><text:span text:style-name="T46">тубылец, туземец, тутэйшы </text:span></text:p>
      <text:p text:style-name="P38"><text:span text:style-name="T156">indiki</text:span><text:span text:style-name="T104"> </text:span><text:span text:style-name="T46">паказваць, абазначаць, адзначаць</text:span></text:p>
      <text:p text:style-name="P38"><text:span text:style-name="T156">indulgi</text:span><text:span text:style-name="T104"> </text:span><text:span text:style-name="T46">быць спагадлівым, літасцівым; дараваць</text:span></text:p>
      <text:p text:style-name="P38"><text:span text:style-name="T156">infano</text:span><text:span text:style-name="T104"> </text:span><text:span text:style-name="T46">дзіця</text:span></text:p>
      <text:p text:style-name="P38"><text:span text:style-name="T156">infanterio</text:span><text:span text:style-name="T104"> </text:span><text:span text:style-name="T46">пяхота</text:span></text:p>
      <text:p text:style-name="P36"><text:span text:style-name="T411">infekti</text:span><text:span text:style-name="T370"> </text:span><text:span text:style-name="T345">заражаць </text:span><text:span text:style-name="T196">(хваробай)</text:span></text:p>
      <text:p text:style-name="P38"><text:span text:style-name="T156">infero</text:span><text:span text:style-name="T104"> </text:span><text:span text:style-name="T46">пекла</text:span></text:p>
      <text:p text:style-name="P38"><text:span text:style-name="T156">inflamo</text:span><text:span text:style-name="T104"> </text:span><text:span text:style-name="T46">запаленне</text:span></text:p>
      <text:p text:style-name="P38"><text:span text:style-name="T156">influi</text:span><text:span text:style-name="T104"> </text:span><text:span text:style-name="T46">уплываць, рабіць уплыў</text:span></text:p>
      <text:p text:style-name="P38"><text:span text:style-name="T156">inĝenia</text:span><text:span text:style-name="T104"> </text:span><text:span text:style-name="T46">знаходлівы, вынаходлівы; умелы, майстэрскі</text:span></text:p>
      <text:p text:style-name="P39"><text:span text:style-name="T156">inko</text:span><text:span text:style-name="T104"> </text:span>чарніла, атрамант</text:p>
      <text:p text:style-name="P38"><text:span text:style-name="T156">inklino</text:span><text:span text:style-name="T104"> </text:span><text:span text:style-name="T46">схільнасць</text:span></text:p>
      <text:p text:style-name="P38"><text:span text:style-name="T156">inkluzive</text:span><text:span text:style-name="T104"> </text:span><text:span text:style-name="T46">уключна</text:span></text:p>
      <text:p text:style-name="P38"><text:span text:style-name="T156">insekto</text:span><text:span text:style-name="T104"> </text:span><text:span text:style-name="T46">насякомае</text:span></text:p>
      <text:p text:style-name="P38"><text:span text:style-name="T156">insidi</text:span><text:span text:style-name="T104"> </text:span><text:span text:style-name="T46">падпільноўваць, рабіць засаду; скласці змову</text:span></text:p>
      <text:p text:style-name="P38"><text:span text:style-name="T156">insigno</text:span><text:span text:style-name="T104"> </text:span><text:span text:style-name="T46">значок</text:span></text:p>
      <text:p text:style-name="P38"><text:span text:style-name="T156">insisti</text:span><text:span text:style-name="T104"> </text:span><text:span text:style-name="T46">настойваць, дамагацца</text:span></text:p>
      <text:p text:style-name="P38"><text:span text:style-name="T156">inspiri</text:span><text:span text:style-name="T104"> </text:span><text:span text:style-name="T46">натхняць</text:span></text:p>
      <text:p text:style-name="P38"><text:span text:style-name="T156">instali</text:span><text:span text:style-name="T104"> </text:span><text:span text:style-name="T46">наладзіць, уладкаваць, устанавіць, абсталяваць</text:span></text:p>
      <text:p text:style-name="P38"><text:span text:style-name="T156">instigi</text:span><text:span text:style-name="T104"> </text:span><text:span text:style-name="T46">падахвочваць, схіляць, падбухторваць</text:span></text:p>
      <text:p text:style-name="P38"><text:span text:style-name="T156">instrui</text:span><text:span text:style-name="T104"> </text:span><text:span text:style-name="T46">вучыць, навучаць</text:span></text:p>
      <text:p text:style-name="P38"><text:span text:style-name="T156">insulo</text:span><text:span text:style-name="T104"> </text:span><text:span text:style-name="T46">востраў</text:span></text:p>
      <text:p text:style-name="P38"><text:span text:style-name="T156">insulti</text:span><text:span text:style-name="T104"> </text:span><text:span text:style-name="T46">лаяць, сварыцца, абражаць,</text:span><text:span text:style-name="T69"> </text:span><text:span text:style-name="T46">зневажаць</text:span></text:p>
      <text:p text:style-name="P38"><text:span text:style-name="T156">inteligenta</text:span><text:span text:style-name="T104"> </text:span><text:span text:style-name="T46">разумны, кемлівы; інтэлігентны</text:span></text:p>
      <text:p text:style-name="P38"><text:span text:style-name="T156">intenci</text:span><text:span text:style-name="T104"> </text:span><text:span text:style-name="T46">мець намер, намервацца, задумваць</text:span></text:p>
      <text:p text:style-name="P38"><text:span text:style-name="T156">intensa</text:span><text:span text:style-name="T104"> </text:span><text:span text:style-name="T46">напружаны, узмоцнены, інтэнсіўны</text:span></text:p>
      <text:p text:style-name="P38"><text:span text:style-name="T156">interna</text:span><text:span text:style-name="T104"> </text:span><text:span text:style-name="T46">унутраны</text:span></text:p>
      <text:p text:style-name="P38"><text:soft-page-break/><text:span text:style-name="T156">interpreti</text:span><text:span text:style-name="T104"> </text:span><text:span text:style-name="T46">тлумачыць, перакладаць </text:span></text:p>
      <text:p text:style-name="P38"><text:span text:style-name="T156">intesto</text:span><text:span text:style-name="T104"> </text:span><text:span text:style-name="T46">кішка</text:span></text:p>
      <text:p text:style-name="P38"><text:span text:style-name="T156">mulo</text:span><text:span text:style-name="T104"> </text:span><text:span text:style-name="T46">дзівасіл</text:span></text:p>
      <text:p text:style-name="P38"><text:span text:style-name="T156">inundi</text:span><text:span text:style-name="T104"> </text:span><text:span text:style-name="T46">затапіць, заліць, навадніць</text:span></text:p>
      <text:p text:style-name="P38"><text:span text:style-name="T156">invadi</text:span><text:span text:style-name="T104"> </text:span><text:span text:style-name="T46">урывацца </text:span></text:p>
      <text:p text:style-name="P38"><text:span text:style-name="T156">invado</text:span><text:span text:style-name="T104"> </text:span><text:span text:style-name="T46">нашэсце</text:span></text:p>
      <text:p text:style-name="P38"><text:span text:style-name="T156">inventi</text:span><text:span text:style-name="T104"> </text:span><text:span text:style-name="T46">вынаходзіць</text:span></text:p>
      <text:p text:style-name="P38"><text:span text:style-name="T156">inversa</text:span><text:span text:style-name="T104"> </text:span><text:span text:style-name="T46">адваротны, зваротны</text:span></text:p>
      <text:p text:style-name="P38"><text:span text:style-name="T156">investi</text:span><text:span text:style-name="T104"> </text:span><text:span text:style-name="T46">дараваць, узнагароджваць;</text:span><text:span text:style-name="T69"> </text:span><text:span text:style-name="T46">надзяляць; ускладаць</text:span></text:p>
      <text:p text:style-name="P38"><text:span text:style-name="T156">inviti</text:span><text:span text:style-name="T104"> </text:span><text:span text:style-name="T46">запрашаць</text:span></text:p>
      <text:p text:style-name="P38"><text:span text:style-name="T156">iri</text:span><text:span text:style-name="T104"> </text:span><text:span text:style-name="T46">ісці</text:span></text:p>
      <text:p text:style-name="P38"><text:span text:style-name="T156">iriza</text:span><text:span text:style-name="T104"> </text:span><text:span text:style-name="T46">вясёлкавы, радужны, радасны</text:span></text:p>
      <text:p text:style-name="P28">J</text:p>
      <text:p text:style-name="P38"><text:span text:style-name="T156">ja</text:span><text:span text:style-name="T104"> </text:span><text:span text:style-name="T46">ж, жа</text:span></text:p>
      <text:p text:style-name="P38"><text:span text:style-name="T156">jako</text:span><text:span text:style-name="T104"> </text:span><text:span text:style-name="T46">куртка, тужурка, пінжак</text:span></text:p>
      <text:p text:style-name="P38"><text:span text:style-name="T156">jam</text:span><text:span text:style-name="T104"> </text:span><text:span text:style-name="T46">ужо</text:span></text:p>
      <text:p text:style-name="P38"><text:span text:style-name="T156">jaro</text:span><text:span text:style-name="T104"> </text:span><text:span text:style-name="T46">год</text:span></text:p>
      <text:p text:style-name="P38"><text:span text:style-name="T156">jasmeno</text:span><text:span text:style-name="T104"> </text:span><text:span text:style-name="T46">язмін</text:span></text:p>
      <text:p text:style-name="P38"><text:span text:style-name="T156">jelpi</text:span><text:span text:style-name="T104"> </text:span><text:span text:style-name="T46">скавытаць, вішчаць, пішчаць</text:span></text:p>
      <text:p text:style-name="P38"><text:span text:style-name="T156">jen</text:span><text:span text:style-name="T104"> </text:span><text:span text:style-name="T46">вось, вунь</text:span></text:p>
      <text:p text:style-name="P38"><text:span text:style-name="T156">jes</text:span><text:span text:style-name="T104"> </text:span><text:span text:style-name="T46">так, але</text:span></text:p>
      <text:p text:style-name="P36"><text:span text:style-name="T411">ju</text:span><text:span text:style-name="T370">... </text:span><text:span text:style-name="T411">des</text:span><text:span text:style-name="T370">... </text:span><text:span text:style-name="T345">чым... тым... </text:span><text:span text:style-name="T196">(пры параўнанні)</text:span></text:p>
      <text:p text:style-name="P38"><text:span text:style-name="T156">jubili</text:span><text:span text:style-name="T104"> </text:span><text:span text:style-name="T46">трыумфаваць, спраўляць урачыста, радавацца</text:span></text:p>
      <text:p text:style-name="P38"><text:span text:style-name="T156">judo</text:span><text:span text:style-name="T104"> </text:span><text:span text:style-name="T46">яўрэй, іудзей</text:span></text:p>
      <text:p text:style-name="P38"><text:span text:style-name="T156">jugo</text:span><text:span text:style-name="T104"> </text:span><text:span text:style-name="T46">ярмо, няволя, прыгнёт</text:span></text:p>
      <text:p text:style-name="P38"><text:span text:style-name="T156">juglando</text:span><text:span text:style-name="T104"> </text:span><text:span text:style-name="T46">грэцкі арэх</text:span></text:p>
      <text:p text:style-name="P38"><text:span text:style-name="T156">juĝi</text:span><text:span text:style-name="T104"> </text:span><text:span text:style-name="T46">судзіць, выносіць прысуд; меркаваць, думаць, лічыць</text:span></text:p>
      <text:p text:style-name="P38"><text:span text:style-name="T310">juki</text:span><text:span text:style-name="T245"> </text:span><text:span text:style-name="T46">свярбець</text:span></text:p>
      <text:p text:style-name="P34"><text:span text:style-name="T310">juna</text:span><text:span text:style-name="T245"> </text:span><text:span text:style-name="T357">малады</text:span></text:p>
      <text:p text:style-name="P34"><text:span text:style-name="T310">jungi</text:span><text:span text:style-name="T245"> </text:span><text:span text:style-name="T357">запрагаць</text:span></text:p>
      <text:p text:style-name="P34"><text:span text:style-name="T310">junipero</text:span><text:span text:style-name="T245"> </text:span><text:span text:style-name="T357">ядловец</text:span></text:p>
      <text:p text:style-name="P34"><text:span text:style-name="T310">jupo</text:span><text:span text:style-name="T245"> </text:span><text:span text:style-name="T357">спадніца</text:span></text:p>
      <text:p text:style-name="P34"><text:span text:style-name="T310">juro</text:span><text:span text:style-name="T245"> </text:span><text:span text:style-name="T357">права</text:span></text:p>
      <text:p text:style-name="P34"><text:span text:style-name="T310">justa</text:span><text:span text:style-name="T245"> </text:span><text:span text:style-name="T357">справядлівы</text:span></text:p>
      <text:p text:style-name="P34"><text:span text:style-name="T310">juvelo</text:span><text:span text:style-name="T245"> </text:span><text:span text:style-name="T357">каштоўнасць, скарб</text:span></text:p>
      <text:p text:style-name="P40">Ĵ</text:p>
      <text:p text:style-name="P42"><text:span text:style-name="T157">ĵako</text:span><text:span text:style-name="T561"> </text:span><text:span text:style-name="T46">пераключальнік</text:span></text:p>
      <text:p text:style-name="P38"><text:span text:style-name="T156">ĵaluza</text:span><text:span text:style-name="T104"> </text:span><text:span text:style-name="T46">раўнівы</text:span></text:p>
      <text:p text:style-name="P36"><text:span text:style-name="T411">ĵami</text:span><text:span text:style-name="T345"> глушыць </text:span><text:span text:style-name="T196">(перадачу)</text:span></text:p>
      <text:p text:style-name="P38"><text:span text:style-name="T156">ĵaŭdo</text:span><text:span text:style-name="T104"> </text:span><text:span text:style-name="T46">чацвер</text:span></text:p>
      <text:p text:style-name="P38"><text:span text:style-name="T156">ĵeti</text:span><text:span text:style-name="T104"> </text:span><text:span text:style-name="T46">кідаць, кінуць</text:span><text:span text:style-name="T104"> </text:span></text:p>
      <text:p text:style-name="P38"><text:soft-page-break/><text:span text:style-name="T156">ĵudo</text:span><text:span text:style-name="T104"> </text:span><text:span text:style-name="T46">дзюдо</text:span></text:p>
      <text:p text:style-name="P38"><text:span text:style-name="T156">ĵuri</text:span><text:span text:style-name="T104"> </text:span><text:span text:style-name="T46">клясціся, прысягаць </text:span></text:p>
      <text:p text:style-name="P38"><text:span text:style-name="T156">ĵurnalo</text:span><text:span text:style-name="T104"> </text:span><text:span text:style-name="T46">газета; дзённік </text:span></text:p>
      <text:p text:style-name="P38"><text:span text:style-name="T156">ĵus</text:span><text:span text:style-name="T104"> </text:span><text:span text:style-name="T46">толькі што</text:span></text:p>
      <text:p text:style-name="P24">K</text:p>
      <text:p text:style-name="P38"><text:span text:style-name="T156">kabo</text:span><text:span text:style-name="T104"> </text:span><text:span text:style-name="T46">мыс</text:span></text:p>
      <text:p text:style-name="P38"><text:span text:style-name="T156">kabano</text:span><text:span text:style-name="T104"> </text:span><text:span text:style-name="T46">хаціна, халупа; хата</text:span></text:p>
      <text:p text:style-name="P38"><text:span text:style-name="T156">kaĉo</text:span><text:span text:style-name="T104"> </text:span><text:span text:style-name="T46">каша</text:span></text:p>
      <text:p text:style-name="P38"><text:span text:style-name="T156">kadavro</text:span><text:span text:style-name="T104"> </text:span><text:span text:style-name="T46">труп</text:span></text:p>
      <text:p text:style-name="P38"><text:span text:style-name="T156">kaduka</text:span><text:span text:style-name="T104"> </text:span><text:span text:style-name="T46">драхлы, лядашчы, трухлявы</text:span></text:p>
      <text:p text:style-name="P38"><text:span text:style-name="T156">kafo</text:span><text:span text:style-name="T104"> </text:span><text:span text:style-name="T46">кава</text:span></text:p>
      <text:p text:style-name="P38"><text:span text:style-name="T156">kaĝo</text:span><text:span text:style-name="T104"> </text:span><text:span text:style-name="T46">клетка</text:span></text:p>
      <text:p text:style-name="P38"><text:span text:style-name="T156">kaj</text:span><text:span text:style-name="T104"> </text:span><text:span text:style-name="T46">і, а</text:span></text:p>
      <text:p text:style-name="P38"><text:span text:style-name="T156">kajo</text:span><text:span text:style-name="T104"> </text:span><text:span text:style-name="T46">набярэжная; прыстань; платформа, перон</text:span></text:p>
      <text:p text:style-name="P38"><text:span text:style-name="T156">kajero</text:span><text:span text:style-name="T104"> </text:span><text:span text:style-name="T46">сшытак</text:span></text:p>
      <text:p text:style-name="P38"><text:span text:style-name="T156">kajto</text:span><text:span text:style-name="T104"> </text:span><text:span text:style-name="T46">папяровы змей</text:span></text:p>
      <text:p text:style-name="P38"><text:span text:style-name="T156">kaki</text:span><text:span text:style-name="T104"> (</text:span><text:span text:style-name="T156">feki</text:span><text:span text:style-name="T104">) </text:span><text:span text:style-name="T46">апаражняцца</text:span></text:p>
      <text:p text:style-name="P38"><text:span text:style-name="T156">kalo</text:span><text:span text:style-name="T104"> </text:span><text:span text:style-name="T46">мазоль</text:span></text:p>
      <text:p text:style-name="P38"><text:span text:style-name="T156">kaldrono</text:span><text:span text:style-name="T104"> </text:span><text:span text:style-name="T46">кацёл</text:span></text:p>
      <text:p text:style-name="P38"><text:span text:style-name="T156">kaleŝo</text:span><text:span text:style-name="T104"> </text:span><text:span text:style-name="T46">экіпаж, брычка, каляска</text:span></text:p>
      <text:p text:style-name="P36"><text:span text:style-name="T411">kaliko</text:span><text:span text:style-name="T370"> </text:span><text:span text:style-name="T345">келіх, кілішак, кубачак; </text:span><text:span text:style-name="T196">(рэл.)</text:span><text:span text:style-name="T345"> чаша</text:span></text:p>
      <text:p text:style-name="P38"><text:span text:style-name="T156">kalko</text:span><text:span text:style-name="T104"> </text:span><text:span text:style-name="T46">вапна</text:span></text:p>
      <text:p text:style-name="P38"><text:span text:style-name="T156">kalkano</text:span><text:span text:style-name="T104"> </text:span><text:span text:style-name="T46">пятка </text:span></text:p>
      <text:p text:style-name="P38"><text:span text:style-name="T156">kalkanumo</text:span><text:span text:style-name="T104"> </text:span><text:span text:style-name="T46">абцас</text:span></text:p>
      <text:p text:style-name="P38"><text:span text:style-name="T156">kalkuli</text:span><text:span text:style-name="T104"> </text:span><text:span text:style-name="T46">лічыць, падлічваць</text:span></text:p>
      <text:p text:style-name="P38"><text:span text:style-name="T156">kalsono</text:span><text:span text:style-name="T104"> </text:span><text:span text:style-name="T46">споднікі </text:span></text:p>
      <text:p text:style-name="P38"><text:span text:style-name="T156">kalsoneto</text:span><text:span text:style-name="T104"> </text:span><text:span text:style-name="T46">трусы</text:span></text:p>
      <text:p text:style-name="P38"><text:span text:style-name="T156">kalumnii</text:span><text:span text:style-name="T104"> </text:span><text:span text:style-name="T46">паклёпнічаць, узводзіць паклёп </text:span></text:p>
      <text:p text:style-name="P38"><text:span text:style-name="T156">kaluno</text:span><text:span text:style-name="T104"> </text:span><text:span text:style-name="T46">верас</text:span></text:p>
      <text:p text:style-name="P38"><text:span text:style-name="T156">kalva</text:span><text:span text:style-name="T104"> </text:span><text:span text:style-name="T46">лысы</text:span></text:p>
      <text:p text:style-name="P36"><text:span text:style-name="T411">kalvario</text:span><text:span text:style-name="T370"> 1</text:span><text:span text:style-name="T345">. распяцце </text:span><text:span text:style-name="T196">(малюнак); </text:span><text:span text:style-name="T345">2. месца пакарання </text:span></text:p>
      <text:p text:style-name="P36"><text:span text:style-name="T411">kamarado</text:span><text:span text:style-name="T370"> </text:span><text:span text:style-name="T345">таварыш</text:span></text:p>
      <text:p text:style-name="P38"><text:span text:style-name="T156">kamelo</text:span><text:span text:style-name="T104"> </text:span><text:span text:style-name="T46">вярблюд</text:span></text:p>
      <text:p text:style-name="P38"><text:span text:style-name="T156">kameno</text:span><text:span text:style-name="T104"> </text:span><text:span text:style-name="T46">камін, печ; ачаг</text:span></text:p>
      <text:p text:style-name="P38"><text:span text:style-name="T157">kamiono</text:span><text:span text:style-name="T78"> </text:span><text:span text:style-name="T46">грузавік, грузавы аўтамабіль</text:span></text:p>
      <text:p text:style-name="P38"><text:span text:style-name="T156">kamizolo</text:span><text:span text:style-name="T104"> </text:span><text:span text:style-name="T46">фуфайка </text:span></text:p>
      <text:p text:style-name="P38"><text:span text:style-name="T156">kamomilo</text:span><text:span text:style-name="T104"> </text:span><text:span text:style-name="T46">рамонак </text:span></text:p>
      <text:p text:style-name="P38"><text:span text:style-name="T156">kampo</text:span><text:span text:style-name="T104"> </text:span><text:span text:style-name="T46">поле</text:span></text:p>
      <text:p text:style-name="P38"><text:span text:style-name="T156">kampanilo</text:span><text:span text:style-name="T104"> </text:span><text:span text:style-name="T46">званіца, вежачка</text:span></text:p>
      <text:p text:style-name="P38"><text:span text:style-name="T156">kano</text:span><text:span text:style-name="T104"> </text:span><text:span text:style-name="T46">трыснёг</text:span></text:p>
      <text:p text:style-name="P38"><text:span text:style-name="T156">kanabo</text:span><text:span text:style-name="T104"> </text:span><text:span text:style-name="T46">каноплі</text:span></text:p>
      <text:p text:style-name="P38"><text:soft-page-break/><text:span text:style-name="T156">kanajlo</text:span><text:span text:style-name="T104"> </text:span><text:span text:style-name="T46">падлюга, нягоднік, паскуднік</text:span></text:p>
      <text:p text:style-name="P38"><text:span text:style-name="T156">kanapo</text:span><text:span text:style-name="T104"> </text:span><text:span text:style-name="T46">канапа</text:span></text:p>
      <text:p text:style-name="P36"><text:span text:style-name="T411">kancero</text:span><text:span text:style-name="T370"> 1</text:span><text:span text:style-name="T345">. рак </text:span><text:span text:style-name="T196">(хвароба);</text:span><text:span text:style-name="T345"> 2. краб</text:span></text:p>
      <text:p text:style-name="P38"><text:span text:style-name="T156">kando</text:span><text:span text:style-name="T104"> </text:span><text:span text:style-name="T46">ледзянец</text:span></text:p>
      <text:p text:style-name="P38"><text:span text:style-name="T156">kandelo</text:span><text:span text:style-name="T104"> </text:span><text:span text:style-name="T46">свечка</text:span></text:p>
      <text:p text:style-name="P36"><text:span text:style-name="T411">kankro</text:span><text:span text:style-name="T370"> </text:span><text:span text:style-name="T196">(заал.)</text:span><text:span text:style-name="T345"> рак</text:span></text:p>
      <text:p text:style-name="P38"><text:span text:style-name="T156">kanono</text:span><text:span text:style-name="T104"> 1</text:span><text:span text:style-name="T46">. гармата; 2. канон; статут, правілы</text:span></text:p>
      <text:p text:style-name="P38"><text:span text:style-name="T156">kanoto</text:span><text:span text:style-name="T104"> </text:span><text:span text:style-name="T46">човен, лодка, катэр</text:span></text:p>
      <text:p text:style-name="P38"><text:span text:style-name="T156">kanti</text:span><text:span text:style-name="T104"> </text:span><text:span text:style-name="T46">пець, спяваць</text:span></text:p>
      <text:p text:style-name="P36"><text:span text:style-name="T411">kantarelo</text:span><text:span text:style-name="T370"> </text:span><text:span text:style-name="T345">лісічка </text:span><text:span text:style-name="T196">(грыб)</text:span></text:p>
      <text:p text:style-name="P36"><text:span text:style-name="T411">kantiko</text:span><text:span text:style-name="T370"> </text:span><text:span text:style-name="T196">(рэл.)</text:span><text:span text:style-name="T345"> гімн</text:span></text:p>
      <text:p text:style-name="P36"><text:span text:style-name="T411">kantino</text:span><text:span text:style-name="T370"> </text:span><text:span text:style-name="T345">буфет, сталовая </text:span><text:span text:style-name="T196">(на прадпрыемстве )</text:span></text:p>
      <text:p text:style-name="P38"><text:span text:style-name="T156">kanzono</text:span><text:span text:style-name="T104"> </text:span><text:span text:style-name="T46">песня</text:span></text:p>
      <text:p text:style-name="P38"><text:span text:style-name="T156">kapo</text:span><text:span text:style-name="T104"> 1</text:span><text:span text:style-name="T46">. галава; 2. вяршыня</text:span></text:p>
      <text:p text:style-name="P38"><text:span text:style-name="T156">kapabla</text:span><text:span text:style-name="T104"> </text:span><text:span text:style-name="T46">здольны</text:span></text:p>
      <text:p text:style-name="P38"><text:span text:style-name="T156">kapacito</text:span><text:span text:style-name="T104"> </text:span><text:span text:style-name="T46">ёмістасць</text:span></text:p>
      <text:p text:style-name="P38"><text:span text:style-name="T156">kapelo</text:span><text:span text:style-name="T104"> 1</text:span><text:span text:style-name="T46">. капліца; 2. капэла</text:span></text:p>
      <text:p text:style-name="P38"><text:span text:style-name="T156">kapro</text:span><text:span text:style-name="T104"> </text:span><text:span text:style-name="T46">казёл, каза</text:span></text:p>
      <text:p text:style-name="P38"><text:span text:style-name="T156">kapreolo</text:span><text:span text:style-name="T104"> </text:span><text:span text:style-name="T46">казуля</text:span></text:p>
      <text:p text:style-name="P38"><text:span text:style-name="T156">kaprico</text:span><text:span text:style-name="T104"> </text:span><text:span text:style-name="T46">капрыз</text:span></text:p>
      <text:p text:style-name="P38"><text:span text:style-name="T156">kapti</text:span><text:span text:style-name="T104"> </text:span><text:span text:style-name="T46">лавіць, злавіць, схапіць</text:span></text:p>
      <text:p text:style-name="P36"><text:span text:style-name="T411">kara</text:span><text:span text:style-name="T370"> 1</text:span><text:span text:style-name="T345">. мілы, дарагі; 2. дарагі </text:span><text:span text:style-name="T196">(аб кошце) </text:span></text:p>
      <text:p text:style-name="P36"><text:span text:style-name="T411">karafo</text:span><text:span text:style-name="T370"> </text:span><text:span text:style-name="T345">графін</text:span></text:p>
      <text:p text:style-name="P38"><text:span text:style-name="T156">karakoli</text:span><text:span text:style-name="T104"> </text:span><text:span text:style-name="T46">гарцаваць</text:span></text:p>
      <text:p text:style-name="P38"><text:span text:style-name="T156">karaso</text:span><text:span text:style-name="T104"> </text:span><text:span text:style-name="T46">карась</text:span></text:p>
      <text:p text:style-name="P38"><text:span text:style-name="T156">karbo</text:span><text:span text:style-name="T104"> </text:span><text:span text:style-name="T46">вугаль</text:span></text:p>
      <text:p text:style-name="P38"><text:span text:style-name="T156">karcero</text:span><text:span text:style-name="T104"> </text:span><text:span text:style-name="T46">карцэр, турма</text:span></text:p>
      <text:p text:style-name="P38"><text:span text:style-name="T156">kardo</text:span><text:span text:style-name="T104"> </text:span><text:span text:style-name="T46">чартапалох</text:span></text:p>
      <text:p text:style-name="P38"><text:span text:style-name="T156">karitato</text:span><text:span text:style-name="T104"> </text:span><text:span text:style-name="T46">міласэрнасць</text:span></text:p>
      <text:p text:style-name="P38"><text:span text:style-name="T156">karno</text:span><text:span text:style-name="T104"> </text:span><text:span text:style-name="T46">цела, плоць</text:span></text:p>
      <text:p text:style-name="P38"><text:span text:style-name="T156">karoto</text:span><text:span text:style-name="T104"> </text:span><text:span text:style-name="T46">морква</text:span></text:p>
      <text:p text:style-name="P38"><text:span text:style-name="T156">karpo</text:span><text:span text:style-name="T104"> 1</text:span><text:span text:style-name="T46">. карп; 2. запясце</text:span></text:p>
      <text:p text:style-name="P38"><text:span text:style-name="T156">karpeno</text:span><text:span text:style-name="T104"> </text:span><text:span text:style-name="T46">граб</text:span></text:p>
      <text:p text:style-name="P38"><text:span text:style-name="T156">kartoĉo</text:span><text:span text:style-name="T104"> </text:span><text:span text:style-name="T46">патрон</text:span></text:p>
      <text:p text:style-name="P38"><text:span text:style-name="T156">kaserolo</text:span><text:span text:style-name="T104"> </text:span><text:span text:style-name="T46">каструля</text:span></text:p>
      <text:p text:style-name="P38"><text:span text:style-name="T156">kastelo</text:span><text:span text:style-name="T104"> </text:span><text:span text:style-name="T46">замак</text:span></text:p>
      <text:p text:style-name="P38"><text:span text:style-name="T156">kastoro</text:span><text:span text:style-name="T104"> </text:span><text:span text:style-name="T46">бабёр</text:span></text:p>
      <text:p text:style-name="P38"><text:span text:style-name="T156">kaŝi</text:span><text:span text:style-name="T104"> </text:span><text:span text:style-name="T46">хаваць, утойваць, скрываць</text:span></text:p>
      <text:p text:style-name="P38"><text:span text:style-name="T156">kato</text:span><text:span text:style-name="T104"> </text:span><text:span text:style-name="T46">кот</text:span></text:p>
      <text:p text:style-name="P38"><text:span text:style-name="T156">katedralo</text:span><text:span text:style-name="T104"> </text:span><text:span text:style-name="T46">кафедральны сабор</text:span></text:p>
      <text:p text:style-name="P38"><text:span text:style-name="T156">kateno</text:span><text:span text:style-name="T104"> </text:span><text:span text:style-name="T46">кайданы, путы, ланцугі</text:span></text:p>
      <text:p text:style-name="P38"><text:soft-page-break/><text:span text:style-name="T156">katuno</text:span><text:span text:style-name="T104"> </text:span><text:span text:style-name="T46">баваўняная тканіна, паркаль</text:span></text:p>
      <text:p text:style-name="P38"><text:span text:style-name="T156">kaŭri</text:span><text:span text:style-name="T104"> </text:span><text:span text:style-name="T46">сядзець на кукішках</text:span></text:p>
      <text:p text:style-name="P38"><text:span text:style-name="T157">kaŭzo</text:span><text:span text:style-name="T78"> </text:span><text:span text:style-name="T46">прычына</text:span></text:p>
      <text:p text:style-name="P36"><text:span text:style-name="T411">kavo</text:span><text:span text:style-name="T370"> </text:span><text:span text:style-name="T345">яма, роў; упадзіна; дупло </text:span><text:span text:style-name="T196">(у дрэве)</text:span></text:p>
      <text:p text:style-name="P36"><text:span text:style-name="T411">kaverno</text:span><text:span text:style-name="T370"> 1</text:span><text:span text:style-name="T345">. пячора; 2. дупло </text:span><text:span text:style-name="T196">(у зубе) </text:span></text:p>
      <text:p text:style-name="P36"><text:span text:style-name="T411">kaviaro</text:span><text:span text:style-name="T370"> </text:span><text:span text:style-name="T345">ікра </text:span><text:span text:style-name="T196">(ежа)</text:span></text:p>
      <text:p text:style-name="P36"><text:span text:style-name="T411">kazo</text:span><text:span text:style-name="T370"> 1</text:span><text:span text:style-name="T606">. </text:span><text:span text:style-name="T196">(грам.)</text:span><text:span text:style-name="T345"> склон; 2. выпадак </text:span></text:p>
      <text:p text:style-name="P36"><text:span text:style-name="T411">kazeo</text:span><text:span text:style-name="T370"> </text:span><text:span text:style-name="T345">тварог</text:span></text:p>
      <text:p text:style-name="P38"><text:span text:style-name="T156">kazerno</text:span><text:span text:style-name="T104"> </text:span><text:span text:style-name="T46">казарма</text:span></text:p>
      <text:p text:style-name="P38"><text:span text:style-name="T156">kelo</text:span><text:span text:style-name="T104"> </text:span><text:span text:style-name="T46">склеп, падвал, сутарэнне</text:span></text:p>
      <text:p text:style-name="P38"><text:span text:style-name="T156">kelka</text:span><text:span text:style-name="T104"> </text:span><text:span text:style-name="T46">некалькі</text:span></text:p>
      <text:p text:style-name="P38"><text:span text:style-name="T156">keno</text:span><text:span text:style-name="T104"> </text:span><text:span text:style-name="T46">лучына</text:span></text:p>
      <text:p text:style-name="P38"><text:span text:style-name="T156">kepo</text:span><text:span text:style-name="T46"> кепі, кепка</text:span></text:p>
      <text:p text:style-name="P38"><text:span text:style-name="T156">kesto</text:span><text:span text:style-name="T104"> </text:span><text:span text:style-name="T46">скрынка</text:span></text:p>
      <text:p text:style-name="P38"><text:span text:style-name="T156">kikeriki</text:span><text:span text:style-name="T104"> </text:span><text:span text:style-name="T46">кукарэкаць</text:span></text:p>
      <text:p text:style-name="P36"><text:span text:style-name="T411">kirli</text:span><text:span text:style-name="T370"> </text:span><text:span text:style-name="T345">размешваць, узбоўтваць; збіваць </text:span><text:span text:style-name="T196">(масла)</text:span></text:p>
      <text:p text:style-name="P38"><text:span text:style-name="T156">kisi</text:span><text:span text:style-name="T104"> </text:span><text:span text:style-name="T46">цалаваць</text:span></text:p>
      <text:p text:style-name="P38"><text:span text:style-name="T156">kitelo</text:span><text:span text:style-name="T104"> </text:span><text:span text:style-name="T46">рабочая спецвопратка</text:span></text:p>
      <text:p text:style-name="P38"><text:span text:style-name="T156">klaĉi</text:span><text:span text:style-name="T104"> </text:span><text:span text:style-name="T46">пляткарыць</text:span></text:p>
      <text:p text:style-name="P38"><text:span text:style-name="T156">klaki</text:span><text:span text:style-name="T104"> </text:span><text:span text:style-name="T46">ляпаць, бразгаць, ляскаць, пстрыкаць</text:span></text:p>
      <text:p text:style-name="P38"><text:span text:style-name="T156">klapo</text:span><text:span text:style-name="T104"> </text:span><text:span text:style-name="T46">клапан, вентыль</text:span></text:p>
      <text:p text:style-name="P38"><text:span text:style-name="T156">klara</text:span><text:span text:style-name="T104"> </text:span><text:span text:style-name="T46">ясны, светлы; зразумелы</text:span></text:p>
      <text:p text:style-name="P38"><text:span text:style-name="T156">klariono</text:span><text:span text:style-name="T104"> </text:span><text:span text:style-name="T46">труба, горн, ражок</text:span></text:p>
      <text:p text:style-name="P38"><text:span text:style-name="T156">klaŭno</text:span><text:span text:style-name="T104"> </text:span><text:span text:style-name="T46">клоун</text:span></text:p>
      <text:p text:style-name="P38"><text:span text:style-name="T156">klera</text:span><text:span text:style-name="T104"> </text:span><text:span text:style-name="T46">адукаваны</text:span></text:p>
      <text:p text:style-name="P38"><text:span text:style-name="T156">klifo</text:span><text:span text:style-name="T104"> </text:span><text:span text:style-name="T46">уцёс; абрывісты, стромкі бераг; стромыя скалы</text:span></text:p>
      <text:p text:style-name="P38"><text:span text:style-name="T156">klini</text:span><text:span text:style-name="T104"> </text:span><text:span text:style-name="T46">нахіляць, нагінаць</text:span></text:p>
      <text:p text:style-name="P38"><text:span text:style-name="T156">klingo</text:span><text:span text:style-name="T104"> </text:span><text:span text:style-name="T46">лязо, клінок</text:span></text:p>
      <text:p text:style-name="P38"><text:span text:style-name="T156">klinko</text:span><text:span text:style-name="T104"> </text:span><text:span text:style-name="T46">клямка, зашчапка, засаўка </text:span></text:p>
      <text:p text:style-name="P38"><text:span text:style-name="T156">klopodi</text:span><text:span text:style-name="T104"> </text:span><text:span text:style-name="T46">клапаціцца, мець клопат, увіхацца</text:span></text:p>
      <text:p text:style-name="P38"><text:span text:style-name="T156">knabo</text:span><text:span text:style-name="T104"> </text:span><text:span text:style-name="T46">хлопчык, хлопец</text:span></text:p>
      <text:p text:style-name="P36"><text:span text:style-name="T411">knaki</text:span><text:span text:style-name="T370"> </text:span><text:span text:style-name="T345">скрыгатаць </text:span><text:span text:style-name="T196">(зубамі)</text:span></text:p>
      <text:p text:style-name="P38"><text:span text:style-name="T156">knari</text:span><text:span text:style-name="T104"> </text:span><text:span text:style-name="T46">скрыпець, рыпець, храбусцець; трашчаць</text:span></text:p>
      <text:p text:style-name="P36"><text:span text:style-name="T411">knedi</text:span><text:span text:style-name="T370"> </text:span><text:span text:style-name="T345">мясіць </text:span><text:span text:style-name="T196">(цеста)</text:span></text:p>
      <text:p text:style-name="P38"><text:span text:style-name="T156">kofro</text:span><text:span text:style-name="T104"> </text:span><text:span text:style-name="T46">куфар, скрыня</text:span></text:p>
      <text:p text:style-name="P38"><text:span text:style-name="T156">koincidi</text:span><text:span text:style-name="T104"> </text:span><text:span text:style-name="T46">супадаць</text:span></text:p>
      <text:p text:style-name="P38"><text:span text:style-name="T156">koiti</text:span><text:span text:style-name="T104"> </text:span><text:span text:style-name="T46">савакупляцца</text:span></text:p>
      <text:p text:style-name="P38"><text:span text:style-name="T156">kojno</text:span><text:span text:style-name="T104"> </text:span><text:span text:style-name="T46">клін </text:span></text:p>
      <text:p text:style-name="P38"><text:span text:style-name="T156">kojni, kojnumi</text:span><text:span text:style-name="T104"> </text:span><text:span text:style-name="T46">убіваць клін</text:span></text:p>
      <text:p text:style-name="P38"><text:span text:style-name="T156">koko</text:span><text:span text:style-name="T104"> </text:span><text:span text:style-name="T46">певень</text:span></text:p>
      <text:p text:style-name="P38"><text:span text:style-name="T156">kokcinelo</text:span><text:span text:style-name="T104"> </text:span><text:span text:style-name="T46">божая кароўка</text:span></text:p>
      <text:p text:style-name="P38"><text:soft-page-break/><text:span text:style-name="T156">kokeriki</text:span><text:span text:style-name="T104"> </text:span><text:span text:style-name="T46">кукарэкаць</text:span></text:p>
      <text:p text:style-name="P36"><text:span text:style-name="T411">kokri</text:span><text:span text:style-name="T370"> </text:span><text:span text:style-name="T345">здраджваць </text:span><text:span text:style-name="T196">(жонцы</text:span><text:span text:style-name="T345"> ці </text:span><text:span text:style-name="T196">мужу) </text:span></text:p>
      <text:p text:style-name="P36"><text:span text:style-name="T411">kokso</text:span><text:span text:style-name="T370"> </text:span><text:span text:style-name="T345">сцягно, клуб, ляжка, таз</text:span></text:p>
      <text:p text:style-name="P38"><text:span text:style-name="T156">kolo</text:span><text:span text:style-name="T104"> </text:span><text:span text:style-name="T46">шыя</text:span></text:p>
      <text:p text:style-name="P38"><text:span text:style-name="T156">kolaziono</text:span><text:span text:style-name="T104"> </text:span><text:span text:style-name="T46">закуска; лёгкае снеданне ці вячэра</text:span></text:p>
      <text:p text:style-name="P38"><text:span text:style-name="T156">kolekti</text:span><text:span text:style-name="T104"> </text:span><text:span text:style-name="T46">збіраць</text:span></text:p>
      <text:p text:style-name="P38"><text:span text:style-name="T156">koleri</text:span><text:span text:style-name="T104"> </text:span><text:span text:style-name="T46">сердаваць, злаваць, злавацца </text:span></text:p>
      <text:p text:style-name="P38"><text:span text:style-name="T156">koliero</text:span><text:span text:style-name="T104"> </text:span><text:span text:style-name="T46">калье, каралі</text:span></text:p>
      <text:p text:style-name="P38"><text:span text:style-name="T157">kolombo</text:span><text:span text:style-name="T78"> </text:span><text:span text:style-name="T46">голуб</text:span></text:p>
      <text:p text:style-name="P38"><text:span text:style-name="T156">kolonelo</text:span><text:span text:style-name="T104"> </text:span><text:span text:style-name="T46">палкоўнік</text:span></text:p>
      <text:p text:style-name="P38"><text:span text:style-name="T156">koloro</text:span><text:span text:style-name="T104"> </text:span><text:span text:style-name="T46">колер</text:span></text:p>
      <text:p text:style-name="P38"><text:span text:style-name="T156">kolubro</text:span><text:span text:style-name="T104"> </text:span><text:span text:style-name="T46">вуж</text:span></text:p>
      <text:p text:style-name="P36"><text:span text:style-name="T411">kolumno</text:span><text:span text:style-name="T370"> 1</text:span><text:span text:style-name="T345">. строй, калона; 2. слупок, калонка </text:span><text:span text:style-name="T196">(у газеце...)</text:span></text:p>
      <text:p text:style-name="P38"><text:span text:style-name="T156">komo</text:span><text:span text:style-name="T104"> </text:span><text:span text:style-name="T46">коска</text:span></text:p>
      <text:p text:style-name="P38"><text:span text:style-name="T156">kombi</text:span><text:span text:style-name="T104"> </text:span><text:span text:style-name="T46">прычэсваць, зачэсваць</text:span></text:p>
      <text:p text:style-name="P38"><text:span text:style-name="T156">kombini</text:span><text:span text:style-name="T104"> </text:span><text:span text:style-name="T46">спалучаць, камбінаваць</text:span></text:p>
      <text:p text:style-name="P38"><text:span text:style-name="T156">komenci</text:span><text:span text:style-name="T104"> </text:span><text:span text:style-name="T46">пачынаць</text:span></text:p>
      <text:p text:style-name="P38"><text:span text:style-name="T156">komenti</text:span><text:span text:style-name="T104"> </text:span><text:span text:style-name="T46">вытлумачваць, каменціраваць</text:span></text:p>
      <text:p text:style-name="P38"><text:span text:style-name="T156">komisii</text:span><text:span text:style-name="T104"> </text:span><text:span text:style-name="T46">даручаць</text:span></text:p>
      <text:p text:style-name="P38"><text:span text:style-name="T156">komisiono</text:span><text:span text:style-name="T104"> </text:span><text:span text:style-name="T46">камісія</text:span></text:p>
      <text:p text:style-name="P38"><text:span text:style-name="T156">kompano</text:span><text:span text:style-name="T104"> </text:span><text:span text:style-name="T46">прыяцель, друг</text:span></text:p>
      <text:p text:style-name="P38"><text:span text:style-name="T156">kompari</text:span><text:span text:style-name="T104"> </text:span><text:span text:style-name="T46">параўноўваць</text:span></text:p>
      <text:p text:style-name="P38"><text:span text:style-name="T156">kompati</text:span><text:span text:style-name="T104"> </text:span><text:span text:style-name="T46">шкадаваць</text:span></text:p>
      <text:p text:style-name="P38"><text:span text:style-name="T156">kompensi</text:span><text:span text:style-name="T104"> </text:span><text:span text:style-name="T46">кампенсаваць, замяняць </text:span></text:p>
      <text:p text:style-name="P38"><text:span text:style-name="T156">kompili</text:span><text:span text:style-name="T104"> </text:span><text:span text:style-name="T46">складаць, укладаць</text:span></text:p>
      <text:p text:style-name="P36"><text:span text:style-name="T411">komplemento</text:span><text:span text:style-name="T370"> </text:span><text:span text:style-name="T345">дапаўненне, дадаванне </text:span></text:p>
      <text:p text:style-name="P36"><text:span text:style-name="T411">kompleta</text:span><text:span text:style-name="T370"> </text:span><text:span text:style-name="T345">поўны </text:span><text:span text:style-name="T196">(без пропускаў) </text:span></text:p>
      <text:p text:style-name="P36"><text:span text:style-name="T411">komplezo</text:span><text:span text:style-name="T370"> </text:span><text:span text:style-name="T345">ласка, паслуга, паслужлівасць</text:span></text:p>
      <text:p text:style-name="P38"><text:span text:style-name="T156">komplica</text:span><text:span text:style-name="T104"> </text:span><text:span text:style-name="T46">прыналежны, які мае дачыненне</text:span></text:p>
      <text:p text:style-name="P38"><text:span text:style-name="T156">kompliki</text:span><text:span text:style-name="T104"> </text:span><text:span text:style-name="T46">ускладняць</text:span></text:p>
      <text:p text:style-name="P38"><text:span text:style-name="T156">komploto</text:span><text:span text:style-name="T104"> </text:span><text:span text:style-name="T46">загавор, змова</text:span></text:p>
      <text:p text:style-name="P38"><text:span text:style-name="T156">komponi</text:span><text:span text:style-name="T104"> </text:span><text:span text:style-name="T46">складаць, ствараць, пісаць музыку</text:span></text:p>
      <text:p text:style-name="P36"><text:span text:style-name="T411">komposti</text:span><text:span text:style-name="T370"> </text:span><text:span text:style-name="T196">(палігр.)</text:span><text:span text:style-name="T345"> набіраць</text:span></text:p>
      <text:p text:style-name="P38"><text:span text:style-name="T156">kompreni</text:span><text:span text:style-name="T104"> </text:span><text:span text:style-name="T46">разумець</text:span></text:p>
      <text:p text:style-name="P38"><text:span text:style-name="T156">komputi</text:span><text:span text:style-name="T104"> </text:span><text:span text:style-name="T46">лічыць </text:span></text:p>
      <text:p text:style-name="P38"><text:span text:style-name="T156">komputilo</text:span><text:span text:style-name="T104"> </text:span><text:span text:style-name="T46">лічыльнік</text:span></text:p>
      <text:p text:style-name="P38"><text:span text:style-name="T156">komputero</text:span><text:span text:style-name="T104"> </text:span><text:span text:style-name="T46">электронна-вылічальная машына</text:span></text:p>
      <text:p text:style-name="P38"><text:span text:style-name="T156">komuna</text:span><text:span text:style-name="T104"> </text:span><text:span text:style-name="T46">агульны, супольны</text:span></text:p>
      <text:p text:style-name="P36"><text:span text:style-name="T411">komunii</text:span><text:span text:style-name="T370"> </text:span><text:span text:style-name="T196">(рэл.)</text:span><text:span text:style-name="T345"> прычашчаць</text:span></text:p>
      <text:p text:style-name="P38"><text:span text:style-name="T156">komuniki</text:span><text:span text:style-name="T104"> </text:span><text:span text:style-name="T46">паведамляць</text:span></text:p>
      <text:p text:style-name="P38"><text:span text:style-name="T156">koni</text:span><text:span text:style-name="T104"> </text:span><text:span text:style-name="T46">знаць, ведаць</text:span></text:p>
      <text:p text:style-name="P38"><text:soft-page-break/><text:span text:style-name="T156">koncerni</text:span><text:span text:style-name="T104"> </text:span><text:span text:style-name="T46">тычыцца, датычыцца</text:span></text:p>
      <text:p text:style-name="P38"><text:span text:style-name="T156">konciza</text:span><text:span text:style-name="T104"> </text:span><text:span text:style-name="T46">сціслы, кароткі</text:span></text:p>
      <text:p text:style-name="P38"><text:span text:style-name="T156">kondamni</text:span><text:span text:style-name="T104"> </text:span><text:span text:style-name="T46">асуджваць, прысуджаць, прыгаворваць</text:span></text:p>
      <text:p text:style-name="P38"><text:span text:style-name="T156">kondiĉo</text:span><text:span text:style-name="T104"> </text:span><text:span text:style-name="T46">умова</text:span></text:p>
      <text:p text:style-name="P38"><text:span text:style-name="T156">kondimento</text:span><text:span text:style-name="T104"> </text:span><text:span text:style-name="T46">прыправа</text:span></text:p>
      <text:p text:style-name="P38"><text:span text:style-name="T156">kondolenco</text:span><text:span text:style-name="T104"> </text:span><text:span text:style-name="T46">спачуванне</text:span></text:p>
      <text:p text:style-name="P38"><text:span text:style-name="T156">konduki</text:span><text:span text:style-name="T104"> </text:span><text:span text:style-name="T46">весці, праводзіць</text:span></text:p>
      <text:p text:style-name="P38"><text:span text:style-name="T156">konduti</text:span><text:span text:style-name="T104"> </text:span><text:span text:style-name="T46">паводзіць сябе</text:span></text:p>
      <text:p text:style-name="P38"><text:span text:style-name="T156">konekso</text:span><text:span text:style-name="T104"> </text:span><text:span text:style-name="T46">сувязь, спалучэнне, злучэнне</text:span></text:p>
      <text:p text:style-name="P38"><text:span text:style-name="T156">konekti</text:span><text:span text:style-name="T104"> </text:span><text:span text:style-name="T46">уключаць, далучаць</text:span></text:p>
      <text:p text:style-name="P38"><text:span text:style-name="T156">konfesi</text:span><text:span text:style-name="T104"> 1</text:span><text:span text:style-name="T51">. </text:span><text:span text:style-name="T46">прызнавацца, </text:span><text:span text:style-name="T68">2. </text:span><text:span text:style-name="T46">прызнаваць; </text:span><text:span text:style-name="T68">3. </text:span><text:span text:style-name="T46">спавядаць, спавядацца</text:span></text:p>
      <text:p text:style-name="P38"><text:span text:style-name="T156">konfesio</text:span><text:span text:style-name="T104"> </text:span><text:span text:style-name="T46">веравызнанне</text:span></text:p>
      <text:p text:style-name="P38"><text:span text:style-name="T156">konfidi</text:span><text:span text:style-name="T104"> </text:span><text:span text:style-name="T46">давяраць</text:span></text:p>
      <text:p text:style-name="P38"><text:span text:style-name="T156">konfirmi</text:span><text:span text:style-name="T104"> </text:span><text:span text:style-name="T46">пацвярджаць, сцвярджаць</text:span></text:p>
      <text:p text:style-name="P38"><text:span text:style-name="T157">konforma</text:span><text:span text:style-name="T78"> </text:span><text:span text:style-name="T495">адпаведны</text:span></text:p>
      <text:p text:style-name="P55"><text:span text:style-name="T156">konfuzi</text:span><text:span text:style-name="T104"> </text:span><text:span text:style-name="T495">сароміць, бянтэжыць</text:span></text:p>
      <text:p text:style-name="P55"><text:span text:style-name="T156">konjekti</text:span><text:span text:style-name="T104"> </text:span><text:span text:style-name="T495">здагадвацца</text:span></text:p>
      <text:p text:style-name="P55"><text:span text:style-name="T156">konkeri</text:span><text:span text:style-name="T104"> </text:span><text:span text:style-name="T495">заваёўваць, пакараць</text:span></text:p>
      <text:p text:style-name="P55"><text:span text:style-name="T156">konkludi</text:span><text:span text:style-name="T104"> </text:span><text:span text:style-name="T495">рабіць высновы, падлічваць вынікі</text:span></text:p>
      <text:p text:style-name="P55"><text:span text:style-name="T156">konkordo</text:span><text:span text:style-name="T104"> </text:span><text:span text:style-name="T495">згода, узаемаразуменне</text:span></text:p>
      <text:p text:style-name="P55"><text:span text:style-name="T156">konkubi</text:span><text:span text:style-name="T104"> </text:span><text:span text:style-name="T495">быць у сужыцці</text:span></text:p>
      <text:p text:style-name="P55"><text:span text:style-name="T156">konkuri</text:span><text:span text:style-name="T104"> </text:span><text:span text:style-name="T495">сапернічаць, спаборнічаць, канкурыраваць</text:span></text:p>
      <text:p text:style-name="P55"><text:span text:style-name="T156">konscii</text:span><text:span text:style-name="T104"> </text:span><text:span text:style-name="T495">усведамляць</text:span></text:p>
      <text:p text:style-name="P56"><text:span text:style-name="T411">konscienco</text:span><text:span text:style-name="T370"> </text:span><text:span text:style-name="T482">сумленне, добрасумленнасць, свядомасць </text:span></text:p>
      <text:p text:style-name="P56"><text:span text:style-name="T411">konsekvenco</text:span><text:span text:style-name="T370"> </text:span><text:span text:style-name="T482">вынік </text:span></text:p>
      <text:p text:style-name="P56"><text:span text:style-name="T411">konsenti</text:span><text:span text:style-name="T370"> </text:span><text:span text:style-name="T482">згадзіцца, пагадзіцца </text:span></text:p>
      <text:p text:style-name="P56"><text:span text:style-name="T411">konservi</text:span><text:span text:style-name="T370"> </text:span><text:span text:style-name="T482">захоўваць, берагчы </text:span></text:p>
      <text:p text:style-name="P56"><text:span text:style-name="T411">konsideri</text:span><text:span text:style-name="T370"> </text:span><text:span text:style-name="T482">прымаць </text:span><text:span text:style-name="T447">(браць)</text:span><text:span text:style-name="T482"> пад увагу</text:span></text:p>
      <text:p text:style-name="P56"><text:span text:style-name="T411">konsili</text:span><text:span text:style-name="T370"> </text:span><text:span text:style-name="T482">даваць параду </text:span></text:p>
      <text:p text:style-name="P56"><text:span text:style-name="T411">konsili</text:span><text:span text:style-name="T370"> </text:span><text:span text:style-name="T482">рада, савет </text:span><text:span text:style-name="T447">(калегіяльны орган)</text:span></text:p>
      <text:p text:style-name="P55"><text:span text:style-name="T156">konsisti</text:span><text:span text:style-name="T104"> </text:span><text:span text:style-name="T495">складацца з..., заключацца ў...</text:span></text:p>
      <text:p text:style-name="P55"><text:span text:style-name="T156">konsoli</text:span><text:span text:style-name="T104"> </text:span><text:span text:style-name="T495">суцяшаць, заспакойваць </text:span></text:p>
      <text:p text:style-name="P55"><text:span text:style-name="T156">konstanta</text:span><text:span text:style-name="T104"> </text:span><text:span text:style-name="T495">пастаянны, заўсёдашні, нязменны</text:span></text:p>
      <text:p text:style-name="P55"><text:span text:style-name="T156">konstati</text:span><text:span text:style-name="T104"> </text:span><text:span text:style-name="T495">канстатаваць, пацвярджаць, устанаўліваць</text:span></text:p>
      <text:p text:style-name="P55"><text:span text:style-name="T156">konstelacio</text:span><text:span text:style-name="T104"> </text:span><text:span text:style-name="T495">сузор’е </text:span></text:p>
      <text:p text:style-name="P55"><text:span text:style-name="T156">konsterni</text:span><text:span text:style-name="T104"> </text:span><text:span text:style-name="T495">уражваць, азадачваць, прывесці ў жах </text:span></text:p>
      <text:p text:style-name="P55"><text:span text:style-name="T156">konstruo</text:span><text:span text:style-name="T104"> </text:span><text:span text:style-name="T495">будаўніцтва </text:span></text:p>
      <text:p text:style-name="P55"><text:span text:style-name="T156">konsumi</text:span><text:span text:style-name="T104"> </text:span><text:span text:style-name="T495">спажываць, расходаваць </text:span></text:p>
      <text:p text:style-name="P55"><text:span text:style-name="T156">konto</text:span><text:span text:style-name="T104"> </text:span><text:span text:style-name="T495">рахунак</text:span></text:p>
      <text:p text:style-name="P55"><text:span text:style-name="T156">kontempli</text:span><text:span text:style-name="T104"> </text:span><text:span text:style-name="T495">сузіраць, разглядаць </text:span></text:p>
      <text:p text:style-name="P55"><text:span text:style-name="T156">kontenta</text:span><text:span text:style-name="T104"> </text:span><text:span text:style-name="T495">здаволены, задаволены </text:span></text:p>
      <text:p text:style-name="P55"><text:soft-page-break/><text:span text:style-name="T156">kontesti</text:span><text:span text:style-name="T104"> </text:span><text:span text:style-name="T495">аспрэчваць, абвяргаць, выказваць нязгоду</text:span></text:p>
      <text:p text:style-name="P55"><text:span text:style-name="T156">kontinua</text:span><text:span text:style-name="T104"> </text:span><text:span text:style-name="T495">працяглы, бесперапынны, пастаянны </text:span></text:p>
      <text:p text:style-name="P55"><text:span text:style-name="T156">kontraŭ</text:span><text:span text:style-name="T104"> </text:span><text:span text:style-name="T495">супраць</text:span></text:p>
      <text:p text:style-name="P55"><text:span text:style-name="T156">kontribui</text:span><text:span text:style-name="T104"> </text:span><text:span text:style-name="T495">садзейнічаць, дапамагаць </text:span></text:p>
      <text:p text:style-name="P55"><text:span text:style-name="T156">konvalo</text:span><text:span text:style-name="T104"> </text:span><text:span text:style-name="T495">ландыш</text:span></text:p>
      <text:p text:style-name="P55"><text:span text:style-name="T156">konveni</text:span><text:span text:style-name="T104"> </text:span><text:span text:style-name="T495">падыходзіць, адпавядаць </text:span></text:p>
      <text:p text:style-name="P55"><text:span text:style-name="T156">konversacio</text:span><text:span text:style-name="T104"> </text:span><text:span text:style-name="T495">гутарка </text:span></text:p>
      <text:p text:style-name="P55"><text:span text:style-name="T156">konvikti</text:span><text:span text:style-name="T104"> </text:span><text:span text:style-name="T495">выкрываць, абвінавачваць </text:span></text:p>
      <text:p text:style-name="P55"><text:span text:style-name="T156">konvinki</text:span><text:span text:style-name="T104"> </text:span><text:span text:style-name="T495">пераконваць, упэўніваць, запэўніваць</text:span></text:p>
      <text:p text:style-name="P55"><text:span text:style-name="T156">kooperi</text:span><text:span text:style-name="T104"> </text:span><text:span text:style-name="T495">супрацоўнічаць, дзейнічаць сумесна, супольна </text:span></text:p>
      <text:p text:style-name="P55"><text:span text:style-name="T156">koro</text:span><text:span text:style-name="T104"> </text:span><text:span text:style-name="T495">сэрца</text:span></text:p>
      <text:p text:style-name="P55"><text:span text:style-name="T156">korbo</text:span><text:span text:style-name="T104"> </text:span><text:span text:style-name="T495">кашолка, кош, карзіна</text:span></text:p>
      <text:p text:style-name="P55"><text:span text:style-name="T156">kordo</text:span><text:span text:style-name="T104"> </text:span><text:span text:style-name="T495">струна, цеціва</text:span></text:p>
      <text:p text:style-name="P55"><text:span text:style-name="T156">korekti</text:span><text:span text:style-name="T104"> </text:span><text:span text:style-name="T495">выпраўляць, карэктаваць</text:span></text:p>
      <text:p text:style-name="P55"><text:span text:style-name="T7">korespondi</text:span><text:span text:style-name="T13"> </text:span><text:span text:style-name="T495">перапісвацца, весці перапіску </text:span></text:p>
      <text:p text:style-name="P55"><text:span text:style-name="T7">korko</text:span><text:span text:style-name="T13"> </text:span><text:span text:style-name="T495">корак </text:span></text:p>
      <text:p text:style-name="P55"><text:span text:style-name="T7">korno</text:span><text:span text:style-name="T13"> </text:span><text:span text:style-name="T495">рог, ражок </text:span></text:p>
      <text:p text:style-name="P55"><text:span text:style-name="T7">korniko</text:span><text:span text:style-name="T13"> </text:span><text:span text:style-name="T495">варона </text:span></text:p>
      <text:p text:style-name="P55"><text:span text:style-name="T7">korpo</text:span><text:span text:style-name="T13"> </text:span><text:span text:style-name="T495">цела, тулава, корпус </text:span></text:p>
      <text:p text:style-name="P55"><text:span text:style-name="T7">korpulenta</text:span><text:span text:style-name="T13"> </text:span><text:span text:style-name="T495">мажны, тлусты, гладкі, поўны</text:span></text:p>
      <text:p text:style-name="P55"><text:span text:style-name="T156">kosti</text:span><text:span text:style-name="T104"> </text:span><text:span text:style-name="T495">каштаваць, быць вартым</text:span></text:p>
      <text:p text:style-name="P55"><text:span text:style-name="T156">koto</text:span><text:span text:style-name="T104"> </text:span><text:span text:style-name="T495">гразь, смецце</text:span></text:p>
      <text:p text:style-name="P55"><text:span text:style-name="T156">kotizo</text:span><text:span text:style-name="T104"> </text:span><text:span text:style-name="T495">членскі ўзнос, доля</text:span></text:p>
      <text:p text:style-name="P55"><text:span text:style-name="T156">kotono</text:span><text:span text:style-name="T104"> </text:span><text:span text:style-name="T495">бавоўна</text:span></text:p>
      <text:p text:style-name="P55"><text:span text:style-name="T156">koturno</text:span><text:span text:style-name="T104"> </text:span><text:span text:style-name="T495">перапёлка</text:span></text:p>
      <text:p text:style-name="P55"><text:span text:style-name="T156">koverto</text:span><text:span text:style-name="T104"> </text:span><text:span text:style-name="T495">канверт</text:span></text:p>
      <text:p text:style-name="P55"><text:span text:style-name="T156">kovri</text:span><text:span text:style-name="T104"> </text:span><text:span text:style-name="T495">накрываць, засцілаць</text:span></text:p>
      <text:p text:style-name="P55"><text:span text:style-name="T156">kraĉi</text:span><text:span text:style-name="T104"> </text:span><text:span text:style-name="T495">пляваць</text:span></text:p>
      <text:p text:style-name="P55"><text:span text:style-name="T156">krajono</text:span><text:span text:style-name="T104"> </text:span><text:span text:style-name="T495">аловак</text:span></text:p>
      <text:p text:style-name="P55"><text:span text:style-name="T156">kraki</text:span><text:span text:style-name="T104"> </text:span><text:span text:style-name="T495">трашчаць, храбустаць </text:span></text:p>
      <text:p text:style-name="P55"><text:span text:style-name="T156">krakeno</text:span><text:span text:style-name="T104"> </text:span><text:span text:style-name="T495">сухар, сухое пячэнне </text:span></text:p>
      <text:p text:style-name="P55"><text:span text:style-name="T156">krampo</text:span><text:span text:style-name="T104"> </text:span><text:span text:style-name="T495">скаба, дужка </text:span></text:p>
      <text:p text:style-name="P55"><text:span text:style-name="T156">kranio</text:span><text:span text:style-name="T104"> </text:span><text:span text:style-name="T495">чэрап; галава </text:span></text:p>
      <text:p text:style-name="P55"><text:span text:style-name="T156">kravato</text:span><text:span text:style-name="T104"> </text:span><text:span text:style-name="T495">гальштук </text:span></text:p>
      <text:p text:style-name="P55"><text:span text:style-name="T156">krei</text:span><text:span text:style-name="T104"> </text:span><text:span text:style-name="T495">ствараць, тварыць </text:span></text:p>
      <text:p text:style-name="P55"><text:span text:style-name="T156">kredi</text:span><text:span text:style-name="T104"> </text:span><text:span text:style-name="T495">верыць</text:span></text:p>
      <text:p text:style-name="P56"><text:span text:style-name="T411">kremo</text:span><text:span text:style-name="T370"> 1</text:span><text:span text:style-name="T640">. </text:span><text:span text:style-name="T482">смятанка; вяршкі; 2. крэм </text:span><text:span text:style-name="T447">(для рук і г. д.) </text:span></text:p>
      <text:p text:style-name="P56"><text:span text:style-name="T411">kreno</text:span><text:span text:style-name="T370"> </text:span><text:span text:style-name="T482">хрэн</text:span></text:p>
      <text:p text:style-name="P55"><text:span text:style-name="T156">krepusko</text:span><text:span text:style-name="T104"> </text:span><text:span text:style-name="T495">змрок, прыцемак </text:span></text:p>
      <text:p text:style-name="P55"><text:span text:style-name="T156">kreski</text:span><text:span text:style-name="T104"> </text:span><text:span text:style-name="T495">расці</text:span></text:p>
      <text:p text:style-name="P55"><text:span text:style-name="T156">krespo (patkuko) </text:span><text:span text:style-name="T495">блін, аладка </text:span></text:p>
      <text:p text:style-name="P55"><text:soft-page-break/><text:span text:style-name="T156">kreto</text:span><text:span text:style-name="T104"> </text:span><text:span text:style-name="T495">крэйда </text:span></text:p>
      <text:p text:style-name="P55"><text:span text:style-name="T156">kreteno</text:span><text:span text:style-name="T104"> </text:span><text:span text:style-name="T495">крэтын, ідыёт </text:span></text:p>
      <text:p text:style-name="P55"><text:span text:style-name="T156">krevi</text:span><text:span text:style-name="T104"> </text:span><text:span text:style-name="T495">лопнуць, трэснуць </text:span></text:p>
      <text:p text:style-name="P55"><text:span text:style-name="T156">krii</text:span><text:span text:style-name="T104"> </text:span><text:span text:style-name="T495">крычаць</text:span></text:p>
      <text:p text:style-name="P56"><text:span text:style-name="T411">kribri</text:span><text:span text:style-name="T370"> </text:span><text:span text:style-name="T482">прасяваць </text:span><text:span text:style-name="T447">(праз сіта, рэшата) </text:span></text:p>
      <text:p text:style-name="P56"><text:span text:style-name="T411">krimo</text:span><text:span text:style-name="T370"> </text:span><text:span text:style-name="T482">злачынства </text:span></text:p>
      <text:p text:style-name="P56"><text:span text:style-name="T411">kripla</text:span><text:span text:style-name="T370"> </text:span><text:span text:style-name="T482">пакалечаны, знявечаны </text:span></text:p>
      <text:p text:style-name="P56"><text:span text:style-name="T411">kripto</text:span><text:span text:style-name="T370"> </text:span><text:span text:style-name="T482">склеп, падзямелле </text:span></text:p>
      <text:p text:style-name="P56"><text:span text:style-name="T411">kripta</text:span><text:span text:style-name="T370"> </text:span><text:span text:style-name="T482">тайны, таемны, патаемны </text:span></text:p>
      <text:p text:style-name="P56"><text:span text:style-name="T411">kroĉi</text:span><text:span text:style-name="T370"> </text:span><text:span text:style-name="T482">зачапіць; захапіць крукам </text:span></text:p>
      <text:p text:style-name="P56"><text:span text:style-name="T411">krono</text:span><text:span text:style-name="T370"> </text:span><text:span text:style-name="T482">вянок </text:span></text:p>
      <text:p text:style-name="P56"><text:span text:style-name="T411">kruco</text:span><text:span text:style-name="T370"> </text:span><text:span text:style-name="T482">крыж </text:span></text:p>
      <text:p text:style-name="P56"><text:span text:style-name="T411">krucifikso</text:span><text:span text:style-name="T370"> </text:span><text:span text:style-name="T482">распяцце </text:span></text:p>
      <text:p text:style-name="P56"><text:span text:style-name="T411">kruĉo</text:span><text:span text:style-name="T370"> </text:span><text:span text:style-name="T482">конаўка, кубак, куфель, збан </text:span></text:p>
      <text:p text:style-name="P56"><text:span text:style-name="T411">kruda</text:span><text:span text:style-name="T370"> </text:span><text:span text:style-name="T482">сыры, неапрацаваны </text:span></text:p>
      <text:p text:style-name="P56"><text:span text:style-name="T411">kruela</text:span><text:span text:style-name="T370"> </text:span><text:span text:style-name="T482">бязлітасны, люты, жорсткі </text:span></text:p>
      <text:p text:style-name="P56"><text:span text:style-name="T411">kruro</text:span><text:span text:style-name="T370"> </text:span><text:span text:style-name="T482">галёнка, частка нагі ад ступні да калена</text:span></text:p>
      <text:p text:style-name="P55"><text:span text:style-name="T156">krusto</text:span><text:span text:style-name="T104"> </text:span><text:span text:style-name="T495">кара, корка; скарынка </text:span></text:p>
      <text:p text:style-name="P55"><text:span text:style-name="T156">kruta</text:span><text:span text:style-name="T104"> </text:span><text:span text:style-name="T495">круты, стромкі, стромы </text:span></text:p>
      <text:p text:style-name="P55"><text:span text:style-name="T156">kudri</text:span><text:span text:style-name="T104"> </text:span><text:span text:style-name="T495">шыць </text:span></text:p>
      <text:p text:style-name="P55"><text:span text:style-name="T156">kuglo</text:span><text:span text:style-name="T104"> </text:span><text:span text:style-name="T495">куля</text:span></text:p>
      <text:p text:style-name="P55"><text:span text:style-name="T156">kuiri</text:span><text:span text:style-name="T104"> </text:span><text:span text:style-name="T495">гатаваць, смажыць, пячы </text:span></text:p>
      <text:p text:style-name="P55"><text:span text:style-name="T156">kuko</text:span><text:span text:style-name="T104"> </text:span><text:span text:style-name="T495">пірог, піражок </text:span></text:p>
      <text:p text:style-name="P55"><text:span text:style-name="T156">kukolo</text:span><text:span text:style-name="T104"> </text:span><text:span text:style-name="T495">зязюля</text:span></text:p>
      <text:p text:style-name="P38"><text:span text:style-name="T157">kukui</text:span><text:span text:style-name="T78"> </text:span><text:span text:style-name="T46">кукаваць</text:span></text:p>
      <text:p text:style-name="P38"><text:span text:style-name="T156">kukumo</text:span><text:span text:style-name="T104"> </text:span><text:span text:style-name="T46">гурок</text:span></text:p>
      <text:p text:style-name="P38"><text:span text:style-name="T156">kukurbo</text:span><text:span text:style-name="T104"> </text:span><text:span text:style-name="T46">гарбуз</text:span></text:p>
      <text:p text:style-name="P38"><text:span text:style-name="T156">kulo</text:span><text:span text:style-name="T104"> </text:span><text:span text:style-name="T46">камар</text:span></text:p>
      <text:p text:style-name="P38"><text:span text:style-name="T156">kulero</text:span><text:span text:style-name="T104"> </text:span><text:span text:style-name="T46">лыжка</text:span></text:p>
      <text:p text:style-name="P38"><text:span text:style-name="T156">kulmo</text:span><text:span text:style-name="T104"> </text:span><text:span text:style-name="T46">сцябло, саломіна</text:span></text:p>
      <text:p text:style-name="P36"><text:span text:style-name="T411">kuloto</text:span><text:span text:style-name="T370"> </text:span><text:span text:style-name="T345">трусы; штонікі </text:span><text:span text:style-name="T196">(кароткія)</text:span></text:p>
      <text:p text:style-name="P38"><text:span text:style-name="T156">kulpa</text:span><text:span text:style-name="T104"> </text:span><text:span text:style-name="T46">вінаваты</text:span></text:p>
      <text:p text:style-name="P38"><text:span text:style-name="T156">kumuli</text:span><text:span text:style-name="T104"> 1</text:span><text:span text:style-name="T46">. назапашваць; 2. сумяшчаць</text:span></text:p>
      <text:p text:style-name="P36"><text:span text:style-name="T411">kuniklo</text:span><text:span text:style-name="T370"> </text:span><text:span text:style-name="T345">трус </text:span><text:span text:style-name="T196">(звярок)</text:span></text:p>
      <text:p text:style-name="P38"><text:span text:style-name="T156">kupro</text:span><text:span text:style-name="T104"> </text:span><text:span text:style-name="T46">медзь</text:span></text:p>
      <text:p text:style-name="P38"><text:span text:style-name="T156">kuri</text:span><text:span text:style-name="T104"> </text:span><text:span text:style-name="T46">бегчы</text:span></text:p>
      <text:p text:style-name="P38"><text:span text:style-name="T156">kuraci</text:span><text:span text:style-name="T104"> </text:span><text:span text:style-name="T46">лячыць</text:span></text:p>
      <text:p text:style-name="P38"><text:span text:style-name="T156">kuraĝa</text:span><text:span text:style-name="T104"> </text:span><text:span text:style-name="T46">храбры, смелы, адважны</text:span></text:p>
      <text:p text:style-name="P38"><text:span text:style-name="T156">kurba</text:span><text:span text:style-name="T104"> </text:span><text:span text:style-name="T46">крывы, сагнуты</text:span></text:p>
      <text:p text:style-name="P36"><text:span text:style-name="T411">kurento</text:span><text:span text:style-name="T370"> </text:span><text:span text:style-name="T345">ток </text:span><text:span text:style-name="T196">(электр.)</text:span></text:p>
      <text:p text:style-name="P38"><text:span text:style-name="T156">kurta</text:span><text:span text:style-name="T104"> </text:span><text:span text:style-name="T46">кароткі</text:span></text:p>
      <text:p text:style-name="P38"><text:soft-page-break/><text:span text:style-name="T156">kurteno</text:span><text:span text:style-name="T104"> </text:span><text:span text:style-name="T46">фіранка; заслона; штора</text:span></text:p>
      <text:p text:style-name="P38"><text:span text:style-name="T156">kuseno</text:span><text:span text:style-name="T104"> </text:span><text:span text:style-name="T46">падушка</text:span></text:p>
      <text:p text:style-name="P38"><text:span text:style-name="T94">largo</text:span><text:span text:style-name="T104"> </text:span><text:span text:style-name="T46">падшыпнік</text:span></text:p>
      <text:p text:style-name="P38"><text:span text:style-name="T156">kuŝi</text:span><text:span text:style-name="T104"> </text:span><text:span text:style-name="T46">ляжаць</text:span></text:p>
      <text:p text:style-name="P38"><text:span text:style-name="T156">kutimo</text:span><text:span text:style-name="T104"> </text:span><text:span text:style-name="T46">звычка, прывычка</text:span></text:p>
      <text:p text:style-name="P38"><text:span text:style-name="T156">kuvo</text:span><text:span text:style-name="T104"> </text:span><text:span text:style-name="T46">таз, ванна</text:span></text:p>
      <text:p text:style-name="P38"><text:span text:style-name="T156">kuzo</text:span><text:span text:style-name="T104"> </text:span><text:span text:style-name="T46">дваюрадны (стрыечны) брат</text:span></text:p>
      <text:p text:style-name="P38"><text:span text:style-name="T156">kvaki</text:span><text:span text:style-name="T104"> </text:span><text:span text:style-name="T46">квакаць;</text:span><text:span text:style-name="T104"> </text:span><text:span text:style-name="T46">кракаць</text:span></text:p>
      <text:p text:style-name="P38"><text:span text:style-name="T156">kvalito</text:span><text:span text:style-name="T104"> </text:span><text:span text:style-name="T46">якасць, уласцівасць</text:span></text:p>
      <text:p text:style-name="P38"><text:span text:style-name="T156">kvankam</text:span><text:span text:style-name="T104"> </text:span><text:span text:style-name="T46">хоць, хаця</text:span></text:p>
      <text:p text:style-name="P38"><text:span text:style-name="T156">kvanto</text:span><text:span text:style-name="T104"> </text:span><text:span text:style-name="T46">колькасць</text:span></text:p>
      <text:p text:style-name="P38"><text:span text:style-name="T156">kvarto</text:span><text:span text:style-name="T104"> </text:span><text:span text:style-name="T46">кварта</text:span><text:span text:style-name="T104">, </text:span><text:span text:style-name="T46">чвэрць</text:span></text:p>
      <text:p text:style-name="P38"><text:span text:style-name="T156">kvazaŭ</text:span><text:span text:style-name="T104"> </text:span><text:span text:style-name="T46">як быццам</text:span></text:p>
      <text:p text:style-name="P38"><text:span text:style-name="T156">kveri</text:span><text:span text:style-name="T104"> </text:span><text:span text:style-name="T46">буркаваць</text:span></text:p>
      <text:p text:style-name="P38"><text:span text:style-name="T156">kvereli</text:span><text:span text:style-name="T104"> </text:span><text:span text:style-name="T46">сварыцца, лаяцца</text:span></text:p>
      <text:p text:style-name="P38"><text:span text:style-name="T156">kverko</text:span><text:span text:style-name="T104"> </text:span><text:span text:style-name="T46">дуб</text:span></text:p>
      <text:p text:style-name="P38"><text:span text:style-name="T156">kvieta</text:span><text:span text:style-name="T104"> </text:span><text:span text:style-name="T46">ціхі, спакойны, лагодны</text:span></text:p>
      <text:p text:style-name="P38"><text:span text:style-name="T156">kvita</text:span><text:span text:style-name="T104"> </text:span><text:span text:style-name="T46">які не мае даўгоў, вольны ад доўгу</text:span></text:p>
      <text:p text:style-name="P38"><text:span text:style-name="T156">kviviti</text:span><text:span text:style-name="T104"> </text:span><text:span text:style-name="T46">цырыкаць, цвыркаць</text:span></text:p>
      <text:p text:style-name="P22">L</text:p>
      <text:p text:style-name="P38"><text:span text:style-name="T156">labori</text:span><text:span text:style-name="T104"> </text:span><text:span text:style-name="T46">працаваць</text:span></text:p>
      <text:p text:style-name="P38"><text:span text:style-name="T156">laca</text:span><text:span text:style-name="T104"> </text:span><text:span text:style-name="T46">стомлены</text:span></text:p>
      <text:p text:style-name="P38"><text:span text:style-name="T156">lacerto</text:span><text:span text:style-name="T104"> </text:span><text:span text:style-name="T46">яшчарка</text:span></text:p>
      <text:p text:style-name="P34"><text:span text:style-name="T311">laĉi</text:span><text:span text:style-name="T357"> шнураваць</text:span></text:p>
      <text:p text:style-name="P38"><text:span text:style-name="T156">lado</text:span><text:span text:style-name="T104"> </text:span><text:span text:style-name="T46">бляха</text:span></text:p>
      <text:p text:style-name="P38"><text:span text:style-name="T156">lago</text:span><text:span text:style-name="T104"> </text:span><text:span text:style-name="T46">возера</text:span></text:p>
      <text:p text:style-name="P38"><text:span text:style-name="T156">laika</text:span><text:span text:style-name="T104"> </text:span><text:span text:style-name="T46">свецкі, людскі</text:span></text:p>
      <text:p text:style-name="P38"><text:span text:style-name="T156">lakso</text:span><text:span text:style-name="T104"> </text:span><text:span text:style-name="T46">панос, сапсаванне жывата</text:span></text:p>
      <text:p text:style-name="P38"><text:span text:style-name="T156">lakto</text:span><text:span text:style-name="T104"> </text:span><text:span text:style-name="T46">малако </text:span></text:p>
      <text:p text:style-name="P36"><text:span text:style-name="T411">laktumo</text:span><text:span text:style-name="T370"> </text:span><text:span text:style-name="T345">малако </text:span><text:span text:style-name="T196">(у рыб)</text:span></text:p>
      <text:p text:style-name="P38"><text:span text:style-name="T156">lama</text:span><text:span text:style-name="T104"> </text:span><text:span text:style-name="T46">кульгавы</text:span></text:p>
      <text:p text:style-name="P38"><text:span text:style-name="T156">lamenti</text:span><text:span text:style-name="T104"> </text:span><text:span text:style-name="T46">лямантаваць, бедаваць,</text:span><text:span text:style-name="T104"> </text:span><text:span text:style-name="T46">скардзіцца</text:span></text:p>
      <text:p text:style-name="P38"><text:span text:style-name="T156">lano</text:span><text:span text:style-name="T104"> </text:span><text:span text:style-name="T46">шэрсць</text:span></text:p>
      <text:p text:style-name="P38"><text:span text:style-name="T157">lanco</text:span><text:span text:style-name="T78"> </text:span><text:span text:style-name="T46">кап’ё, дзіда</text:span></text:p>
      <text:p text:style-name="P36"><text:span text:style-name="T411">lanĉi</text:span><text:span text:style-name="T370"> </text:span><text:span text:style-name="T345">спусціць </text:span><text:span text:style-name="T196">(карабель на ваду); </text:span><text:span text:style-name="T345">запусціць </text:span><text:span text:style-name="T196">(ракету)</text:span></text:p>
      <text:p text:style-name="P38"><text:span text:style-name="T156">lando</text:span><text:span text:style-name="T104"> </text:span><text:span text:style-name="T46">краіна</text:span></text:p>
      <text:p text:style-name="P38"><text:span text:style-name="T156">lango</text:span><text:span text:style-name="T104"> </text:span><text:span text:style-name="T46">язык</text:span></text:p>
      <text:p text:style-name="P38"><text:span text:style-name="T156">langvoro</text:span><text:span text:style-name="T104"> </text:span><text:span text:style-name="T46">млявасць, млосць, знямога</text:span></text:p>
      <text:p text:style-name="P38"><text:span text:style-name="T156">lanta</text:span><text:span text:style-name="T104"> </text:span><text:span text:style-name="T46">павольны, марудны</text:span></text:p>
      <text:p text:style-name="P38"><text:span text:style-name="T156">lanterno</text:span><text:span text:style-name="T104"> </text:span><text:span text:style-name="T46">ліхтар</text:span></text:p>
      <text:p text:style-name="P38"><text:span text:style-name="T156">lanugo</text:span><text:span text:style-name="T104"> </text:span><text:span text:style-name="T46">пух, пушок</text:span></text:p>
      <text:p text:style-name="P38"><text:soft-page-break/><text:span text:style-name="T156">lapo</text:span><text:span text:style-name="T104"> </text:span><text:span text:style-name="T46">лопух</text:span></text:p>
      <text:p text:style-name="P38"><text:span text:style-name="T156">laro</text:span><text:span text:style-name="T46"> чайка</text:span></text:p>
      <text:p text:style-name="P38"><text:span text:style-name="T156">lardo</text:span><text:span text:style-name="T104"> </text:span><text:span text:style-name="T46">сала</text:span></text:p>
      <text:p text:style-name="P38"><text:span text:style-name="T156">larĝa</text:span><text:span text:style-name="T104"> </text:span><text:span text:style-name="T46">шырокі</text:span></text:p>
      <text:p text:style-name="P38"><text:span text:style-name="T156">lariko</text:span><text:span text:style-name="T104"> </text:span><text:span text:style-name="T46">лістоўніца</text:span></text:p>
      <text:p text:style-name="P38"><text:span text:style-name="T156">laringo</text:span><text:span text:style-name="T104"> </text:span><text:span text:style-name="T46">гартань</text:span></text:p>
      <text:p text:style-name="P38"><text:span text:style-name="T156">larmo</text:span><text:span text:style-name="T104"> </text:span><text:span text:style-name="T46">сляза</text:span></text:p>
      <text:p text:style-name="P38"><text:span text:style-name="T156">lasi</text:span><text:span text:style-name="T104"> </text:span><text:span text:style-name="T46">пакідаць, не чапаць; адпускаць </text:span></text:p>
      <text:p text:style-name="P38"><text:span text:style-name="T156">lasta</text:span><text:span text:style-name="T104"> </text:span><text:span text:style-name="T46">апошні</text:span></text:p>
      <text:p text:style-name="P38"><text:span text:style-name="T156">letero</text:span><text:span text:style-name="T104"> </text:span><text:span text:style-name="T46">бок; грань</text:span></text:p>
      <text:p text:style-name="P38"><text:span text:style-name="T156">latrino</text:span><text:span text:style-name="T104"> </text:span><text:span text:style-name="T46">прыбіральня, туалет</text:span></text:p>
      <text:p text:style-name="P38"><text:span text:style-name="T156">laŭdi</text:span><text:span text:style-name="T104"> </text:span><text:span text:style-name="T46">хваліць, усхваляць</text:span></text:p>
      <text:p text:style-name="P38"><text:span text:style-name="T156">laŭta</text:span><text:span text:style-name="T104"> 1</text:span><text:span text:style-name="T46">. гучны, моцны; 2. гучны, шырокі</text:span></text:p>
      <text:p text:style-name="P38"><text:span text:style-name="T156">lavi</text:span><text:span text:style-name="T104"> </text:span><text:span text:style-name="T46">мыць</text:span></text:p>
      <text:p text:style-name="P38"><text:span text:style-name="T156">lavendo</text:span><text:span text:style-name="T104"> </text:span><text:span text:style-name="T46">лаванда</text:span></text:p>
      <text:p text:style-name="P38"><text:span text:style-name="T156">leciono</text:span><text:span text:style-name="T104"> </text:span><text:span text:style-name="T46">урок</text:span></text:p>
      <text:p text:style-name="P36"><text:span text:style-name="T411">ledo</text:span><text:span text:style-name="T370"> </text:span><text:span text:style-name="T345">скура </text:span><text:span text:style-name="T196">(вырабленая)</text:span></text:p>
      <text:p text:style-name="P38"><text:span text:style-name="T156">legi</text:span><text:span text:style-name="T104"> </text:span><text:span text:style-name="T46">чытаць</text:span></text:p>
      <text:p text:style-name="P38"><text:span text:style-name="T156">legitimi</text:span><text:span text:style-name="T104"> </text:span><text:span text:style-name="T46">узаконьваць, прызнаваць законным</text:span></text:p>
      <text:p text:style-name="P38"><text:span text:style-name="T156">legomoj</text:span><text:span text:style-name="T104"> </text:span><text:span text:style-name="T46">агародніна</text:span></text:p>
      <text:p text:style-name="P38"><text:span text:style-name="T156">leĝo</text:span><text:span text:style-name="T104"> </text:span><text:span text:style-name="T46">закон</text:span></text:p>
      <text:p text:style-name="P38"><text:span text:style-name="T156">leĝera (malpeza)</text:span><text:span text:style-name="T104"> </text:span><text:span text:style-name="T46">лёгкі</text:span></text:p>
      <text:p text:style-name="P38"><text:span text:style-name="T156">leki</text:span><text:span text:style-name="T104"> </text:span><text:span text:style-name="T46">лізаць, аблізваць</text:span></text:p>
      <text:p text:style-name="P38"><text:span text:style-name="T156">lekanto</text:span><text:span text:style-name="T104"> </text:span><text:span text:style-name="T46">маргарытка, стакротка</text:span></text:p>
      <text:p text:style-name="P38"><text:span text:style-name="T156">lentugo</text:span><text:span text:style-name="T104"> </text:span><text:span text:style-name="T46">вяснушка; рабацінне</text:span></text:p>
      <text:p text:style-name="P38"><text:span text:style-name="T156">leono</text:span><text:span text:style-name="T104"> </text:span><text:span text:style-name="T46">леў</text:span></text:p>
      <text:p text:style-name="P38"><text:span text:style-name="T156">leontodo</text:span><text:span text:style-name="T104"> </text:span><text:span text:style-name="T46">адуванчык</text:span></text:p>
      <text:p text:style-name="P38"><text:span text:style-name="T156">leporo</text:span><text:span text:style-name="T104"> </text:span><text:span text:style-name="T46">заяц</text:span></text:p>
      <text:p text:style-name="P38"><text:span text:style-name="T156">lepro</text:span><text:span text:style-name="T104"> </text:span><text:span text:style-name="T46">праказа</text:span></text:p>
      <text:p text:style-name="P38"><text:span text:style-name="T156">lerni</text:span><text:span text:style-name="T104"> </text:span><text:span text:style-name="T46">вучыць, вучыцца</text:span></text:p>
      <text:p text:style-name="P38"><text:span text:style-name="T156">lerta</text:span><text:span text:style-name="T104"> </text:span><text:span text:style-name="T46">умелы, майстэрскі, спрытны</text:span></text:p>
      <text:p text:style-name="P38"><text:span text:style-name="T156">letero</text:span><text:span text:style-name="T104"> </text:span><text:span text:style-name="T46">пісьмо, ліст</text:span></text:p>
      <text:p text:style-name="P38"><text:span text:style-name="T156">le</text:span><text:span text:style-name="T158">ŭ</text:span><text:span text:style-name="T156">cisko</text:span><text:span text:style-name="T104"> </text:span><text:span text:style-name="T46">плотка</text:span></text:p>
      <text:p text:style-name="P38"><text:span text:style-name="T156">levi</text:span><text:span text:style-name="T104"> </text:span><text:span text:style-name="T46">падымаць; павышаць</text:span></text:p>
      <text:p text:style-name="P38"><text:span text:style-name="T156">libelo</text:span><text:span text:style-name="T104"> </text:span><text:span text:style-name="T46">страказа</text:span></text:p>
      <text:p text:style-name="P38"><text:span text:style-name="T156">libera</text:span><text:span text:style-name="T104"> </text:span><text:span text:style-name="T46">свабодны, вольны, незаняты, незалежны</text:span></text:p>
      <text:p text:style-name="P38"><text:span text:style-name="T156">libido</text:span><text:span text:style-name="T104"> </text:span><text:span text:style-name="T46">палавая цяга, палавы інстынкт </text:span></text:p>
      <text:p text:style-name="P38"><text:span text:style-name="T156">libro</text:span><text:span text:style-name="T104"> </text:span><text:span text:style-name="T46">кніга</text:span></text:p>
      <text:p text:style-name="P38"><text:span text:style-name="T156">lici</text:span><text:span text:style-name="T46"> быць дазволеным</text:span></text:p>
      <text:p text:style-name="P38"><text:span text:style-name="T156">licio</text:span><text:span text:style-name="T46"> дзераза</text:span></text:p>
      <text:p text:style-name="P38"><text:span text:style-name="T156">ligi</text:span><text:span text:style-name="T104"> </text:span><text:span text:style-name="T46">звязваць; прывязваць</text:span></text:p>
      <text:p text:style-name="P36"><text:soft-page-break/><text:span text:style-name="T411">ligno</text:span><text:span text:style-name="T370"> </text:span><text:span text:style-name="T345">драўніна; дрэва </text:span><text:span text:style-name="T196">(матэрыял) </text:span></text:p>
      <text:p text:style-name="P36"><text:span text:style-name="T300">liki</text:span><text:span text:style-name="T345"> цячы, прапускаць ваду</text:span></text:p>
      <text:p text:style-name="P39"><text:span text:style-name="T156">likeno</text:span><text:span text:style-name="T104"> 1</text:span>. лішайнік <text:span text:style-name="T216">(расліна);</text:span> 2. лішай <text:span text:style-name="T216">(мед.)</text:span></text:p>
      <text:p text:style-name="P38"><text:span text:style-name="T156">lila</text:span><text:span text:style-name="T46"> ліловы, бэзавы</text:span></text:p>
      <text:p text:style-name="P38"><text:span text:style-name="T156">lilako</text:span><text:span text:style-name="T104"> </text:span><text:span text:style-name="T156">(siringo)</text:span><text:span text:style-name="T104"> </text:span><text:span text:style-name="T46">бэз</text:span></text:p>
      <text:p text:style-name="P38"><text:span text:style-name="T156">limo</text:span><text:span text:style-name="T104"> </text:span><text:span text:style-name="T46">мяжа, граніца</text:span></text:p>
      <text:p text:style-name="P38"><text:span text:style-name="T156">lino</text:span><text:span text:style-name="T104"> </text:span><text:span text:style-name="T46">лён</text:span></text:p>
      <text:p text:style-name="P38"><text:span text:style-name="T156">lingvo</text:span><text:span text:style-name="T104"> </text:span><text:span text:style-name="T46">мова</text:span></text:p>
      <text:p text:style-name="P36"><text:span text:style-name="T411">linko</text:span><text:span text:style-name="T370"> </text:span><text:span text:style-name="T345">рысь </text:span><text:span text:style-name="T196">(заал.)</text:span></text:p>
      <text:p text:style-name="P38"><text:span text:style-name="T156">lipo</text:span><text:span text:style-name="T104"> </text:span><text:span text:style-name="T46">губа</text:span></text:p>
      <text:p text:style-name="P36"><text:span text:style-name="T411">lirli</text:span><text:span text:style-name="T370"> </text:span><text:span text:style-name="T345">цурчаць, журчаць </text:span><text:span text:style-name="T196">(аб ручаі)</text:span></text:p>
      <text:p text:style-name="P38"><text:span text:style-name="T156">lispi</text:span><text:span text:style-name="T104"> </text:span><text:span text:style-name="T46">шапяляць</text:span></text:p>
      <text:p text:style-name="P38"><text:span text:style-name="T156">lito</text:span><text:span text:style-name="T104"> </text:span><text:span text:style-name="T46">ложак</text:span></text:p>
      <text:p text:style-name="P38"><text:span text:style-name="T156">litero</text:span><text:span text:style-name="T104"> </text:span><text:span text:style-name="T46">літара</text:span></text:p>
      <text:p text:style-name="P38"><text:span text:style-name="T156">liva (maldekstra) </text:span><text:span text:style-name="T46">левы</text:span></text:p>
      <text:p text:style-name="P38"><text:span text:style-name="T156">liveri</text:span><text:span text:style-name="T104"> </text:span><text:span text:style-name="T46">пастаўляць, дастаўляць, забяспечваць</text:span></text:p>
      <text:p text:style-name="P36"><text:span text:style-name="T411">livio</text:span><text:span text:style-name="T370"> </text:span><text:span text:style-name="T345">шызы голуб </text:span><text:span text:style-name="T196">(дзікі)</text:span></text:p>
      <text:p text:style-name="P38"><text:span text:style-name="T156">livida</text:span><text:span text:style-name="T104"> </text:span><text:span text:style-name="T46">змяртвела-бледны, пасінелы, ссінелы</text:span></text:p>
      <text:p text:style-name="P38"><text:span text:style-name="T156">logi</text:span><text:span text:style-name="T104"> </text:span><text:span text:style-name="T46">прывабліваць, прыцягваць</text:span></text:p>
      <text:p text:style-name="P38"><text:span text:style-name="T156">loĝi</text:span><text:span text:style-name="T104"> </text:span><text:span text:style-name="T46">жыць (дзе-небудзь)</text:span></text:p>
      <text:p text:style-name="P38"><text:span text:style-name="T156">loko</text:span><text:span text:style-name="T104"> </text:span><text:span text:style-name="T46">месца, мясцовасць</text:span></text:p>
      <text:p text:style-name="P38"><text:span text:style-name="T156">lokalo</text:span><text:span text:style-name="T104"> </text:span><text:span text:style-name="T46">памяшканне</text:span></text:p>
      <text:p text:style-name="P38"><text:span text:style-name="T156">lokusto</text:span><text:span text:style-name="T104"> </text:span><text:span text:style-name="T46">конік; саранча</text:span></text:p>
      <text:p text:style-name="P38"><text:span text:style-name="T156">longa</text:span><text:span text:style-name="T104"> </text:span><text:span text:style-name="T46">доўгі</text:span></text:p>
      <text:p text:style-name="P38"><text:span text:style-name="T156">lontana</text:span><text:span text:style-name="T104"> </text:span><text:span text:style-name="T46">далёкі</text:span></text:p>
      <text:p text:style-name="P38"><text:span text:style-name="T156">loti</text:span><text:span text:style-name="T104"> </text:span><text:span text:style-name="T46">кінуць жэрабя </text:span></text:p>
      <text:p text:style-name="P36"><text:span text:style-name="T411">lotumi</text:span><text:span text:style-name="T370"> </text:span><text:span text:style-name="T345">разыгрываць </text:span><text:span text:style-name="T196">(выйгрыш)</text:span></text:p>
      <text:p text:style-name="P36"><text:span text:style-name="T411">lui</text:span><text:span text:style-name="T370"> </text:span><text:span text:style-name="T345">наймаць, браць напракат </text:span><text:span text:style-name="T196">(памяшканне, мэблю і г. д.) </text:span></text:p>
      <text:p text:style-name="P36"><text:span text:style-name="T411">lubriki</text:span><text:span text:style-name="T370"> </text:span><text:span text:style-name="T345">змазваць, падмазваць</text:span></text:p>
      <text:p text:style-name="P38"><text:span text:style-name="T156">lucerno</text:span><text:span text:style-name="T104"> </text:span><text:span text:style-name="T46">лампада, каганец, свяцільня</text:span></text:p>
      <text:p text:style-name="P36"><text:span text:style-name="T411">lucida</text:span><text:span text:style-name="T370"> </text:span><text:span text:style-name="T345">ясны, светлы </text:span><text:span text:style-name="T196">(аб розуме)</text:span></text:p>
      <text:p text:style-name="P38"><text:span text:style-name="T156">ludi</text:span><text:span text:style-name="T104"> </text:span><text:span text:style-name="T46">гуляць; іграць</text:span></text:p>
      <text:p text:style-name="P36"><text:span text:style-name="T411">lukti</text:span><text:span text:style-name="T370"> </text:span><text:span text:style-name="T345">змагацца, весці змаганне; </text:span><text:span text:style-name="T196">(спорт.)</text:span><text:span text:style-name="T345"> бароцца</text:span></text:p>
      <text:p text:style-name="P38"><text:span text:style-name="T156">luli</text:span><text:span text:style-name="T104"> </text:span><text:span text:style-name="T46">калыхаць</text:span></text:p>
      <text:p text:style-name="P38"><text:span text:style-name="T156">lumo</text:span><text:span text:style-name="T104"> </text:span><text:span text:style-name="T46">святло</text:span></text:p>
      <text:p text:style-name="P38"><text:span text:style-name="T156">lumbo</text:span><text:span text:style-name="T104"> </text:span><text:span text:style-name="T46">паясніца</text:span></text:p>
      <text:p text:style-name="P38"><text:span text:style-name="T156">lumbriko</text:span><text:span text:style-name="T104"> </text:span><text:span text:style-name="T46">дажджавы чарвяк </text:span></text:p>
      <text:p text:style-name="P38"><text:span text:style-name="T156">lundo</text:span><text:span text:style-name="T104"> </text:span><text:span text:style-name="T46">панядзелак</text:span></text:p>
      <text:p text:style-name="P38"><text:span text:style-name="T156">lupo</text:span><text:span text:style-name="T104"> </text:span><text:span text:style-name="T46">воўк</text:span></text:p>
      <text:p text:style-name="P38"><text:span text:style-name="T156">lupeo</text:span><text:span text:style-name="T104"> </text:span><text:span text:style-name="T46">лупа, павелічальнае шкло</text:span></text:p>
      <text:p text:style-name="P38"><text:span text:style-name="T156">lupeno</text:span><text:span text:style-name="T104"> </text:span><text:span text:style-name="T46">лубін</text:span></text:p>
      <text:p text:style-name="P38"><text:soft-page-break/><text:span text:style-name="T156">lupolo</text:span><text:span text:style-name="T104"> </text:span><text:span text:style-name="T46">хмель</text:span></text:p>
      <text:p text:style-name="P38"><text:span text:style-name="T156">luti</text:span><text:span text:style-name="T104"> </text:span><text:span text:style-name="T46">літаваць, паяць</text:span></text:p>
      <text:p text:style-name="P38"><text:span text:style-name="T156">lutro</text:span><text:span text:style-name="T104"> </text:span><text:span text:style-name="T46">выдра</text:span></text:p>
      <text:p text:style-name="P41">M</text:p>
      <text:p text:style-name="P38"><text:span text:style-name="T156">maceri</text:span><text:span text:style-name="T104"> </text:span><text:span text:style-name="T46">вымочваць, размочваць</text:span></text:p>
      <text:p text:style-name="P38"><text:span text:style-name="T156">maĉi</text:span><text:span text:style-name="T104"> </text:span><text:span text:style-name="T46">жаваць, разжоўваць, перажоўваць</text:span></text:p>
      <text:p text:style-name="P38"><text:span text:style-name="T157">magazeno</text:span><text:span text:style-name="T78"> </text:span><text:span text:style-name="T46">магазін </text:span></text:p>
      <text:p text:style-name="P38"><text:span text:style-name="T157">magazino</text:span><text:span text:style-name="T78"> </text:span><text:span text:style-name="T46">ілюстраваны часопіс</text:span></text:p>
      <text:p text:style-name="P36"><text:span text:style-name="T411">magra</text:span><text:span text:style-name="T370"> </text:span><text:span text:style-name="T345">худы; посны </text:span><text:span text:style-name="T196">(аб мясе);</text:span><text:span text:style-name="T345"> бедны </text:span><text:span text:style-name="T196">(аб рудзе, ураджаі)</text:span></text:p>
      <text:p text:style-name="P38"><text:span text:style-name="T156">maizo</text:span><text:span text:style-name="T104"> </text:span><text:span text:style-name="T46">маіс, кукуруза</text:span></text:p>
      <text:p text:style-name="P38"><text:span text:style-name="T156">majesta</text:span><text:span text:style-name="T104"> </text:span><text:span text:style-name="T46">вялікасны, велічны</text:span></text:p>
      <text:p text:style-name="P38"><text:span text:style-name="T156">majstro</text:span><text:span text:style-name="T104"> </text:span><text:span text:style-name="T46">майстар сваёй справы, знаўца; маэстра</text:span></text:p>
      <text:p text:style-name="P38"><text:span text:style-name="T156">majusklo</text:span><text:span text:style-name="T104"> </text:span><text:span text:style-name="T46">вялікая літара</text:span></text:p>
      <text:p text:style-name="P38"><text:span text:style-name="T156">makabra</text:span><text:span text:style-name="T104"> </text:span><text:span text:style-name="T46">змрочны, пануры, пахавальны</text:span></text:p>
      <text:p text:style-name="P39"><text:span text:style-name="T558">makaronо </text:span><text:span text:style-name="T594">макароні</text:span><text:span text:style-name="T558"> </text:span><text:span text:style-name="T594">(</text:span>міндальнае пячэнне) </text:p>
      <text:p text:style-name="P38"><text:span text:style-name="T156">makaronio</text:span><text:span text:style-name="T104"> </text:span><text:span text:style-name="T46">макароны</text:span></text:p>
      <text:p text:style-name="P38"><text:span text:style-name="T156">makintoŝo (pluvmantelo)</text:span><text:span text:style-name="T104"> </text:span><text:span text:style-name="T46">плашч</text:span></text:p>
      <text:p text:style-name="P38"><text:span text:style-name="T156">makulo</text:span><text:span text:style-name="T104"> </text:span><text:span text:style-name="T46">пляма </text:span></text:p>
      <text:p text:style-name="P38"><text:span text:style-name="T156">makzelo</text:span><text:span text:style-name="T104"> </text:span><text:span text:style-name="T46">сківіца</text:span></text:p>
      <text:p text:style-name="P34"><text:span text:style-name="T416">maleo</text:span><text:span text:style-name="T357"> драўляны малаток; калатушка</text:span></text:p>
      <text:p text:style-name="P38"><text:span text:style-name="T156">malgraŭ</text:span><text:span text:style-name="T104"> </text:span><text:span text:style-name="T46">не гледзячы на..., насуперак</text:span></text:p>
      <text:p text:style-name="P38"><text:span text:style-name="T156">malica</text:span><text:span text:style-name="T104"> </text:span><text:span text:style-name="T46">злы, злосны, зласлівы, каварны</text:span></text:p>
      <text:p text:style-name="P36"><text:span text:style-name="T411">malversacio</text:span><text:span text:style-name="T370"> 1</text:span><text:span text:style-name="T345">. злоўжыванне </text:span><text:span text:style-name="T196">(службовае); 2.</text:span><text:span text:style-name="T345"> растрата</text:span></text:p>
      <text:p text:style-name="P38"><text:span text:style-name="T156">mamo</text:span><text:span text:style-name="T104"> </text:span><text:span text:style-name="T46">грудзі жаночыя; вымя</text:span></text:p>
      <text:p text:style-name="P38"><text:span text:style-name="T156">mano</text:span><text:span text:style-name="T104"> </text:span><text:span text:style-name="T46">рука (кісць)</text:span></text:p>
      <text:p text:style-name="P38"><text:span text:style-name="T156">manao</text:span><text:span text:style-name="T104"> </text:span><text:span text:style-name="T46">манна</text:span></text:p>
      <text:p text:style-name="P36"><text:span text:style-name="T411">mandareno</text:span><text:span text:style-name="T370"> </text:span><text:span text:style-name="T345">мандарын </text:span><text:span text:style-name="T196">(гіст.)</text:span></text:p>
      <text:p text:style-name="P36"><text:span text:style-name="T411">mandarino</text:span><text:span text:style-name="T370"> </text:span><text:span text:style-name="T345">мандарын </text:span><text:span text:style-name="T196">(плод)</text:span></text:p>
      <text:p text:style-name="P38"><text:span text:style-name="T156">manĝi</text:span><text:span text:style-name="T104"> </text:span><text:span text:style-name="T46">есці</text:span></text:p>
      <text:p text:style-name="P38"><text:span text:style-name="T156">maniero</text:span><text:span text:style-name="T104"> </text:span><text:span text:style-name="T46">спосаб; манера</text:span></text:p>
      <text:p text:style-name="P36"><text:span text:style-name="T411">maniko</text:span><text:span text:style-name="T370"> </text:span><text:span text:style-name="T345">рукаў </text:span><text:span text:style-name="T196">(вопраткі)</text:span></text:p>
      <text:p text:style-name="P38"><text:span text:style-name="T156">manki</text:span><text:span text:style-name="T104"> </text:span><text:span text:style-name="T46">неставаць, нехапаць; бракаваць; адсутнічаць</text:span></text:p>
      <text:p text:style-name="P38"><text:span text:style-name="T156">mantelo</text:span><text:span text:style-name="T104"> </text:span><text:span text:style-name="T46">плашч, накідка; мантыя</text:span></text:p>
      <text:p text:style-name="P36"><text:span text:style-name="T411">mapo</text:span><text:span text:style-name="T370"> </text:span><text:span text:style-name="T345">карта </text:span><text:span text:style-name="T196">(геагр.)</text:span></text:p>
      <text:p text:style-name="P38"><text:span text:style-name="T156">maro</text:span><text:span text:style-name="T104"> </text:span><text:span text:style-name="T46">мора</text:span></text:p>
      <text:p text:style-name="P38"><text:span text:style-name="T156">marĉo</text:span><text:span text:style-name="T104"> </text:span><text:span text:style-name="T46">балота</text:span></text:p>
      <text:p text:style-name="P38"><text:span text:style-name="T156">marĉandi</text:span><text:span text:style-name="T104"> </text:span><text:span text:style-name="T46">таргавацца</text:span></text:p>
      <text:p text:style-name="P38"><text:span text:style-name="T156">mardo</text:span><text:span text:style-name="T104"> </text:span><text:span text:style-name="T46">аўторак</text:span></text:p>
      <text:p text:style-name="P36"><text:span text:style-name="T411">marĝeno</text:span><text:span text:style-name="T370"> </text:span><text:span text:style-name="T345">поле </text:span><text:span text:style-name="T196">(старонкі)</text:span></text:p>
      <text:p text:style-name="P38"><text:span text:style-name="T156">marmito</text:span><text:span text:style-name="T104"> </text:span><text:span text:style-name="T46">кацялок, чыгунок</text:span></text:p>
      <text:p text:style-name="P38"><text:span text:style-name="T156">marmoro</text:span><text:span text:style-name="T104"> </text:span><text:span text:style-name="T46">мармур</text:span></text:p>
      <text:p text:style-name="P38"><text:soft-page-break/><text:span text:style-name="T156">marmoto</text:span><text:span text:style-name="T104"> </text:span><text:span text:style-name="T46">сурок</text:span></text:p>
      <text:p text:style-name="P38"><text:span text:style-name="T156">marŝi</text:span><text:span text:style-name="T104"> </text:span><text:span text:style-name="T46">хадзіць, крочыць, шагаць</text:span></text:p>
      <text:p text:style-name="P38"><text:span text:style-name="T156">martelo</text:span><text:span text:style-name="T104"> </text:span><text:span text:style-name="T46">малаток; молат</text:span></text:p>
      <text:p text:style-name="P38"><text:span text:style-name="T156">marteso</text:span><text:span text:style-name="T104"> </text:span><text:span text:style-name="T46">куніца</text:span></text:p>
      <text:p text:style-name="P38"><text:span text:style-name="T156">martiro</text:span><text:span text:style-name="T104"> </text:span><text:span text:style-name="T46">мучанік, пакутнік, ахвяра</text:span></text:p>
      <text:p text:style-name="P38"><text:span text:style-name="T156">masakri</text:span><text:span text:style-name="T104"> </text:span><text:span text:style-name="T46">вынішчаць, выразаць</text:span></text:p>
      <text:p text:style-name="P38"><text:span text:style-name="T156">masklo (-virseksulo)</text:span><text:span text:style-name="T104"> </text:span><text:span text:style-name="T46">самец</text:span></text:p>
      <text:p text:style-name="P38"><text:span text:style-name="T156">masoni</text:span><text:span text:style-name="T104"> </text:span><text:span text:style-name="T46">будаваць з камення</text:span></text:p>
      <text:p text:style-name="P38"><text:span text:style-name="T156">masto</text:span><text:span text:style-name="T104"> </text:span><text:span text:style-name="T46">мачта</text:span></text:p>
      <text:p text:style-name="P38"><text:span text:style-name="T156">mastro</text:span><text:span text:style-name="T104"> </text:span><text:span text:style-name="T46">гаспадар, уладальнік </text:span></text:p>
      <text:p text:style-name="P38"><text:span text:style-name="T156">mastrumi</text:span><text:span text:style-name="T104"> </text:span><text:span text:style-name="T46">гаспадарнічаць</text:span></text:p>
      <text:p text:style-name="P36"><text:span text:style-name="T411">matura</text:span><text:span text:style-name="T370"> </text:span><text:span text:style-name="T345">спелы; </text:span><text:span text:style-name="T196">(аб чалавеку)</text:span><text:span text:style-name="T345"> сталы</text:span></text:p>
      <text:p text:style-name="P38"><text:span text:style-name="T157">mava (malbona)</text:span><text:span text:style-name="T78"> </text:span><text:span text:style-name="T46">дрэнны, дурны, благі</text:span></text:p>
      <text:p text:style-name="P36"><text:span text:style-name="T411">medo</text:span><text:span text:style-name="T370"> </text:span><text:span text:style-name="T345">мёд </text:span><text:span text:style-name="T196">(напітак) </text:span></text:p>
      <text:p text:style-name="P36"><text:span text:style-name="T411">medio</text:span><text:span text:style-name="T370"> </text:span><text:span text:style-name="T345">асяроддзе</text:span></text:p>
      <text:p text:style-name="P38"><text:span text:style-name="T156">mediti</text:span><text:span text:style-name="T104"> </text:span><text:span text:style-name="T46">раздумваць, разважаць</text:span></text:p>
      <text:p text:style-name="P36"><text:span text:style-name="T411">mejlo</text:span><text:span text:style-name="T370"> </text:span><text:span text:style-name="T345">міля </text:span><text:span text:style-name="T196">(мера даўжыні)</text:span></text:p>
      <text:p text:style-name="P36"><text:span text:style-name="T411">meki</text:span><text:span text:style-name="T345"> бляяць </text:span><text:span text:style-name="T196">(аб казе)</text:span></text:p>
      <text:p text:style-name="P38"><text:span text:style-name="T156">melo</text:span><text:span text:style-name="T104"> </text:span><text:span text:style-name="T46">барсук</text:span></text:p>
      <text:p text:style-name="P38"><text:span text:style-name="T156">meleagro</text:span><text:span text:style-name="T104"> </text:span><text:span text:style-name="T46">індык</text:span></text:p>
      <text:p text:style-name="P38"><text:span text:style-name="T156">melki</text:span><text:span text:style-name="T104"> </text:span><text:span text:style-name="T46">даіць</text:span></text:p>
      <text:p text:style-name="P38"><text:span text:style-name="T156">melono</text:span><text:span text:style-name="T104"> </text:span><text:span text:style-name="T46">дыня</text:span></text:p>
      <text:p text:style-name="P38"><text:span text:style-name="T156">melongeno</text:span><text:span text:style-name="T104"> </text:span><text:span text:style-name="T46">баклажан</text:span></text:p>
      <text:p text:style-name="P38"><text:span text:style-name="T156">mem</text:span><text:span text:style-name="T104"> </text:span><text:span text:style-name="T46">сам</text:span></text:p>
      <text:p text:style-name="P38"><text:span text:style-name="T156">membro</text:span><text:span text:style-name="T104"> </text:span><text:span text:style-name="T46">член</text:span></text:p>
      <text:p text:style-name="P38"><text:span text:style-name="T156">memori</text:span><text:span text:style-name="T104"> </text:span><text:span text:style-name="T46">памятаць</text:span></text:p>
      <text:p text:style-name="P38"><text:span text:style-name="T156">mencii</text:span><text:span text:style-name="T104"> </text:span><text:span text:style-name="T46">згадваць, прыгадваць; упамінаць</text:span></text:p>
      <text:p text:style-name="P38"><text:span text:style-name="T156">mendi</text:span><text:span text:style-name="T104"> </text:span><text:span text:style-name="T46">заказаць, зрабіць заказ </text:span></text:p>
      <text:p text:style-name="P38"><text:span text:style-name="T156">menso</text:span><text:span text:style-name="T104"> </text:span><text:span text:style-name="T46">дух, інтэлект, разумовыя здольнасці</text:span></text:p>
      <text:p text:style-name="P38"><text:span text:style-name="T156">mensogi</text:span><text:span text:style-name="T104"> </text:span><text:span text:style-name="T46">хлусіць, ілгаць, маніць</text:span></text:p>
      <text:p text:style-name="P38"><text:span text:style-name="T156">mento</text:span><text:span text:style-name="T104"> </text:span><text:span text:style-name="T46">мята</text:span></text:p>
      <text:p text:style-name="P38"><text:span text:style-name="T156">mentono</text:span><text:span text:style-name="T104"> </text:span><text:span text:style-name="T46">падбародак</text:span></text:p>
      <text:p text:style-name="P38"><text:span text:style-name="T156">merdo (fekaĵo)</text:span><text:span text:style-name="T104"> </text:span><text:span text:style-name="T46">кал</text:span></text:p>
      <text:p text:style-name="P38"><text:span text:style-name="T156">meriti</text:span><text:span text:style-name="T104"> </text:span><text:span text:style-name="T46">заслугоўваць</text:span></text:p>
      <text:p text:style-name="P38"><text:span text:style-name="T156">merizo</text:span><text:span text:style-name="T104"> </text:span><text:span text:style-name="T46">чарэшня</text:span></text:p>
      <text:p text:style-name="P38"><text:span text:style-name="T156">merkato</text:span><text:span text:style-name="T104"> </text:span><text:span text:style-name="T46">рынак</text:span></text:p>
      <text:p text:style-name="P38"><text:span text:style-name="T156">merkredo</text:span><text:span text:style-name="T104"> </text:span><text:span text:style-name="T46">серада</text:span></text:p>
      <text:p text:style-name="P38"><text:span text:style-name="T156">merkurialo</text:span><text:span text:style-name="T104"> </text:span><text:span text:style-name="T46">пралеска</text:span></text:p>
      <text:p text:style-name="P38"><text:span text:style-name="T156">merlo</text:span><text:span text:style-name="T104"> </text:span><text:span text:style-name="T46">чорны дрозд</text:span></text:p>
      <text:p text:style-name="P38"><text:span text:style-name="T156">mesaĝo</text:span><text:span text:style-name="T104"> </text:span><text:span text:style-name="T46">пасланне, зварот</text:span></text:p>
      <text:p text:style-name="P38"><text:span text:style-name="T156">meti</text:span><text:span text:style-name="T104"> </text:span><text:span text:style-name="T46">класці; змяшчаць</text:span></text:p>
      <text:p text:style-name="P38"><text:soft-page-break/><text:span text:style-name="T156">metio</text:span><text:span text:style-name="T104"> </text:span><text:span text:style-name="T46">рамяство; промысел</text:span></text:p>
      <text:p text:style-name="P38"><text:span text:style-name="T156">mevo</text:span><text:span text:style-name="T104"> </text:span><text:span text:style-name="T46">чайка</text:span></text:p>
      <text:p text:style-name="P38"><text:span text:style-name="T156">mezo</text:span><text:span text:style-name="T104"> </text:span><text:span text:style-name="T46">сярэдзіна</text:span></text:p>
      <text:p text:style-name="P38"><text:span text:style-name="T156">mezuri</text:span><text:span text:style-name="T104"> </text:span><text:span text:style-name="T46">мераць, вымяраць</text:span></text:p>
      <text:p text:style-name="P38"><text:span text:style-name="T156">mielo</text:span><text:span text:style-name="T104"> </text:span><text:span text:style-name="T46">мёд</text:span></text:p>
      <text:p text:style-name="P38"><text:span text:style-name="T156">mieno</text:span><text:span text:style-name="T104"> </text:span><text:span text:style-name="T46">выраз твару, міна </text:span></text:p>
      <text:p text:style-name="P38"><text:span text:style-name="T156">migri</text:span><text:span text:style-name="T104"> </text:span><text:span text:style-name="T46">вандраваць, мігрыраваць </text:span></text:p>
      <text:p text:style-name="P38"><text:span text:style-name="T156">miksi</text:span><text:span text:style-name="T104"> </text:span><text:span text:style-name="T46">мяшаць, змешваць, перамешваць</text:span></text:p>
      <text:p text:style-name="P38"><text:span text:style-name="T156">mil</text:span><text:span text:style-name="T104"> </text:span><text:span text:style-name="T46">тысяча</text:span></text:p>
      <text:p text:style-name="P38"><text:span text:style-name="T156">milda</text:span><text:span text:style-name="T104"> </text:span><text:span text:style-name="T46">ціхі, лагодны, мяккі </text:span></text:p>
      <text:p text:style-name="P38"><text:span text:style-name="T156">milio</text:span><text:span text:style-name="T104"> </text:span><text:span text:style-name="T46">проса </text:span></text:p>
      <text:p text:style-name="P38"><text:span text:style-name="T156">militi</text:span><text:span text:style-name="T104"> </text:span><text:span text:style-name="T46">ваяваць </text:span></text:p>
      <text:p text:style-name="P38"><text:span text:style-name="T156">milvo</text:span><text:span text:style-name="T104"> </text:span><text:span text:style-name="T46">каршун</text:span></text:p>
      <text:p text:style-name="P36"><text:span text:style-name="T411">mino</text:span><text:span text:style-name="T370"> </text:span><text:span text:style-name="T345">паклад, пласт, слой, жыла </text:span><text:span text:style-name="T196">(геолаг.)</text:span></text:p>
      <text:p text:style-name="P38"><text:span text:style-name="T156">minaci</text:span><text:span text:style-name="T104"> </text:span><text:span text:style-name="T46">пагражаць </text:span></text:p>
      <text:p text:style-name="P38"><text:span text:style-name="T156">minusklo</text:span><text:span text:style-name="T104"> </text:span><text:span text:style-name="T46">малая літара </text:span></text:p>
      <text:p text:style-name="P38"><text:span text:style-name="T156">miopa</text:span><text:span text:style-name="T104"> </text:span><text:span text:style-name="T46">блізарукі </text:span></text:p>
      <text:p text:style-name="P38"><text:span text:style-name="T156">miozoto</text:span><text:span text:style-name="T104"> </text:span><text:span text:style-name="T46">незабудка </text:span></text:p>
      <text:p text:style-name="P38"><text:span text:style-name="T156">miri</text:span><text:span text:style-name="T104"> </text:span><text:span text:style-name="T46">здзіўляцца </text:span></text:p>
      <text:p text:style-name="P38"><text:span text:style-name="T156">miraklo</text:span><text:span text:style-name="T104"> </text:span><text:span text:style-name="T46">цуд, дзіва </text:span></text:p>
      <text:p text:style-name="P38"><text:span text:style-name="T156">mirtelo</text:span><text:span text:style-name="T104"> </text:span><text:span text:style-name="T46">чарніцы</text:span></text:p>
      <text:p text:style-name="P38"><text:span text:style-name="T157">mistero</text:span><text:span text:style-name="T78"> </text:span><text:span text:style-name="T46">тайна, таямніца </text:span></text:p>
      <text:p text:style-name="P38"><text:span text:style-name="T157">mito</text:span><text:span text:style-name="T78"> </text:span><text:span text:style-name="T46">міф </text:span></text:p>
      <text:p text:style-name="P38"><text:span text:style-name="T157">mitralo</text:span><text:span text:style-name="T78"> </text:span><text:span text:style-name="T46">кулямёт </text:span></text:p>
      <text:p text:style-name="P38"><text:span text:style-name="T157">mizero</text:span><text:span text:style-name="T78"> </text:span><text:span text:style-name="T46">галеча, беднасць </text:span></text:p>
      <text:p text:style-name="P38"><text:span text:style-name="T157">mizerikordo</text:span><text:span text:style-name="T78"> </text:span><text:span text:style-name="T46">міласэрнасць, літасцівасць, спагада</text:span></text:p>
      <text:p text:style-name="P38"><text:span text:style-name="T156">modera</text:span><text:span text:style-name="T104"> </text:span><text:span text:style-name="T46">памяркоўны, стрыманы, сціплы</text:span></text:p>
      <text:p text:style-name="P38"><text:span text:style-name="T93">moderna </text:span><text:span text:style-name="T46">сучасны</text:span></text:p>
      <text:p text:style-name="P37"><text:span text:style-name="T411">modesta</text:span><text:span text:style-name="T366"> </text:span><text:span text:style-name="T341">скромны, сціплы, непатрабавальны, непераборлівы </text:span></text:p>
      <text:p text:style-name="P37"><text:span text:style-name="T411">moki</text:span><text:span text:style-name="T366"> </text:span><text:span text:style-name="T341">насміхацца, здзекавацца; высмейваць </text:span></text:p>
      <text:p text:style-name="P37"><text:span text:style-name="T411">mola</text:span><text:span text:style-name="T366"> </text:span><text:span text:style-name="T341">мяккі </text:span><text:span text:style-name="T366">mono </text:span><text:span text:style-name="T341">грошы </text:span></text:p>
      <text:p text:style-name="P37"><text:span text:style-name="T411">monato</text:span><text:span text:style-name="T366"> </text:span><text:span text:style-name="T341">месяц </text:span><text:span text:style-name="T191">(года) </text:span></text:p>
      <text:p text:style-name="P37"><text:span text:style-name="T411">mondo</text:span><text:span text:style-name="T366"> 1</text:span><text:span text:style-name="T620">. </text:span><text:span text:style-name="T341">свет, сусвет; 2. свет, грамадства </text:span></text:p>
      <text:p text:style-name="P37"><text:span text:style-name="T411">monedo</text:span><text:span text:style-name="T366"> </text:span><text:span text:style-name="T341">галка</text:span></text:p>
      <text:p text:style-name="P38"><text:span text:style-name="T156">monstro</text:span><text:span text:style-name="T104"> </text:span><text:span text:style-name="T46">вырадак, пачвара, страшыдла </text:span></text:p>
      <text:p text:style-name="P38"><text:span text:style-name="T156">monto</text:span><text:span text:style-name="T104"> </text:span><text:span text:style-name="T46">гара</text:span></text:p>
      <text:p text:style-name="P36"><text:span text:style-name="T411">montri</text:span><text:span text:style-name="T370"> </text:span><text:span text:style-name="T345">паказваць, выяўляць </text:span></text:p>
      <text:p text:style-name="P36"><text:span text:style-name="T411">moro</text:span><text:span text:style-name="T370"> </text:span><text:span text:style-name="T345">звычай </text:span></text:p>
      <text:p text:style-name="P36"><text:span text:style-name="T411">mordi</text:span><text:span text:style-name="T370"> </text:span><text:span text:style-name="T345">кусаць </text:span></text:p>
      <text:p text:style-name="P36"><text:span text:style-name="T411">morgaŭ</text:span><text:span text:style-name="T370"> </text:span><text:span text:style-name="T345">заўтра </text:span></text:p>
      <text:p text:style-name="P36"><text:span text:style-name="T411">morna</text:span><text:span text:style-name="T370"> </text:span><text:span text:style-name="T345">пануры, прыгнечаны </text:span></text:p>
      <text:p text:style-name="P36"><text:soft-page-break/><text:span text:style-name="T411">moroza</text:span><text:span text:style-name="T370"> </text:span><text:span text:style-name="T345">хмурны, маркотны, сумны </text:span></text:p>
      <text:p text:style-name="P36"><text:span text:style-name="T411">morti</text:span><text:span text:style-name="T370"> </text:span><text:span text:style-name="T345">паміраць </text:span></text:p>
      <text:p text:style-name="P36"><text:span text:style-name="T411">moruo</text:span><text:span text:style-name="T370"> </text:span><text:span text:style-name="T345">траска </text:span></text:p>
      <text:p text:style-name="P36"><text:span text:style-name="T411">moskeo</text:span><text:span text:style-name="T370"> </text:span><text:span text:style-name="T345">мячэць </text:span></text:p>
      <text:p text:style-name="P36"><text:span text:style-name="T411">movi</text:span><text:span text:style-name="T370"> </text:span><text:span text:style-name="T345">рухаць, перасоўваць </text:span></text:p>
      <text:p text:style-name="P36"><text:span text:style-name="T411">mueli</text:span><text:span text:style-name="T370"> </text:span><text:span text:style-name="T345">малоць; здрабняць; таўчы </text:span></text:p>
      <text:p text:style-name="P36"><text:span text:style-name="T411">muĝi</text:span><text:span text:style-name="T370"> </text:span><text:span text:style-name="T345">раўці </text:span><text:span text:style-name="T196">(аб ільве, быку; аб буры і г. д.)</text:span></text:p>
      <text:p text:style-name="P36"><text:span text:style-name="T411">multe</text:span><text:span text:style-name="T370"> </text:span><text:span text:style-name="T345">многа, шмат </text:span></text:p>
      <text:p text:style-name="P36"><text:span text:style-name="T411">multipliki</text:span><text:span text:style-name="T370"> </text:span><text:span text:style-name="T345">памнажаць </text:span></text:p>
      <text:p text:style-name="P36"><text:span text:style-name="T411">mungi (nazpurigi)</text:span><text:span text:style-name="T370"> </text:span><text:span text:style-name="T345">смаркацца </text:span></text:p>
      <text:p text:style-name="P36"><text:span text:style-name="T411">munti</text:span><text:span text:style-name="T370"> </text:span><text:span text:style-name="T345">манціраваць, устанавіць, сабраць </text:span><text:span text:style-name="T196">(тэхн.) </text:span></text:p>
      <text:p text:style-name="P36"><text:span text:style-name="T411">muro</text:span><text:span text:style-name="T370"> </text:span><text:span text:style-name="T345">сцяна</text:span></text:p>
      <text:p text:style-name="P38"><text:span text:style-name="T156">murdi</text:span><text:span text:style-name="T104"> </text:span><text:span text:style-name="T46">забіваць, учыніць забойства </text:span></text:p>
      <text:p text:style-name="P38"><text:span text:style-name="T156">murmuri</text:span><text:span text:style-name="T104"> </text:span><text:span text:style-name="T46">журчаць, шамацець; мармытаць </text:span></text:p>
      <text:p text:style-name="P38"><text:span text:style-name="T156">muso</text:span><text:span text:style-name="T104"> </text:span><text:span text:style-name="T46">мыш</text:span></text:p>
      <text:p text:style-name="P38"><text:span text:style-name="T156">muskolo</text:span><text:span text:style-name="T104"> </text:span><text:span text:style-name="T46">мускул; мышца </text:span></text:p>
      <text:p text:style-name="P38"><text:span text:style-name="T156">mustardo</text:span><text:span text:style-name="T104"> </text:span><text:span text:style-name="T46">гарчыца </text:span></text:p>
      <text:p text:style-name="P38"><text:span text:style-name="T156">mustelo</text:span><text:span text:style-name="T104"> </text:span><text:span text:style-name="T46">куніца </text:span></text:p>
      <text:p text:style-name="P38"><text:span text:style-name="T156">muŝo</text:span><text:span text:style-name="T104"> </text:span><text:span text:style-name="T46">муха </text:span></text:p>
      <text:p text:style-name="P38"><text:span text:style-name="T156">muta</text:span><text:span text:style-name="T104"> </text:span><text:span text:style-name="T46">нямы</text:span></text:p>
      <text:p text:style-name="P35"><text:span text:style-name="T416">muzelo</text:span><text:span text:style-name="T374"> </text:span><text:span text:style-name="T355">рыла, лыч, мыса, пыса </text:span></text:p>
      <text:p text:style-name="P22">N</text:p>
      <text:p text:style-name="P36"><text:span text:style-name="T411">nadlo</text:span><text:span text:style-name="T370"> </text:span><text:span text:style-name="T345">стрэлка </text:span><text:span text:style-name="T196">(гадзінніка і інш.); </text:span><text:span text:style-name="T345">іголка </text:span><text:span text:style-name="T196">(прайгравальніка)</text:span></text:p>
      <text:p text:style-name="P38"><text:span text:style-name="T157">nafto</text:span><text:span text:style-name="T78"> </text:span><text:span text:style-name="T495">нафта </text:span></text:p>
      <text:p text:style-name="P38"><text:span text:style-name="T157">naĝi</text:span><text:span text:style-name="T78"> </text:span><text:span text:style-name="T495">плаваць</text:span></text:p>
      <text:p text:style-name="P55"><text:span text:style-name="T156">najo</text:span><text:span text:style-name="T104"> </text:span><text:span text:style-name="T93">(kobro) </text:span><text:span text:style-name="T495">кобра, змяя-акулярніца</text:span></text:p>
      <text:p text:style-name="P55"><text:span text:style-name="T156">najbaro</text:span><text:span text:style-name="T104"> </text:span><text:span text:style-name="T495">сусед</text:span></text:p>
      <text:p text:style-name="P55"><text:span text:style-name="T156">najlo</text:span><text:span text:style-name="T104"> </text:span><text:span text:style-name="T495">цвік</text:span></text:p>
      <text:p text:style-name="P55"><text:span text:style-name="T156">najtingalo</text:span><text:span text:style-name="T104"> </text:span><text:span text:style-name="T495">салавей</text:span></text:p>
      <text:p text:style-name="P55"><text:span text:style-name="T156">nano</text:span><text:span text:style-name="T104"> </text:span><text:span text:style-name="T495">карлік</text:span></text:p>
      <text:p text:style-name="P55"><text:span text:style-name="T156">napo</text:span><text:span text:style-name="T104"> </text:span><text:span text:style-name="T495">бручка</text:span></text:p>
      <text:p text:style-name="P55"><text:span text:style-name="T156">naski</text:span><text:span text:style-name="T104"> </text:span><text:span text:style-name="T495">нараджаць </text:span></text:p>
      <text:p text:style-name="P55"><text:span text:style-name="T156">naturo</text:span><text:span text:style-name="T104"> </text:span><text:span text:style-name="T495">прырода </text:span></text:p>
      <text:p text:style-name="P55"><text:span text:style-name="T156">naŭzi</text:span><text:span text:style-name="T104"> </text:span><text:span text:style-name="T495">нудзіць</text:span></text:p>
      <text:p text:style-name="P56"><text:span text:style-name="T411">navigi</text:span><text:span text:style-name="T370"> </text:span><text:span text:style-name="T482">плыць </text:span><text:span text:style-name="T447">(на караблі) </text:span></text:p>
      <text:p text:style-name="P56"><text:span text:style-name="T411">nazo</text:span><text:span text:style-name="T370"> </text:span><text:span text:style-name="T482">нос </text:span></text:p>
      <text:p text:style-name="P55"><text:span text:style-name="T156">nazumo</text:span><text:span text:style-name="T104"> </text:span><text:span text:style-name="T495">пенснэ </text:span></text:p>
      <text:p text:style-name="P55"><text:span text:style-name="T156">nazio</text:span><text:span text:style-name="T104"> </text:span><text:span text:style-name="T495">нацыст </text:span></text:p>
      <text:p text:style-name="P55"><text:span text:style-name="T156">nebulo</text:span><text:span text:style-name="T104"> </text:span><text:span text:style-name="T495">туман</text:span></text:p>
      <text:p text:style-name="P55"><text:span text:style-name="T156">necesa</text:span><text:span text:style-name="T104"> </text:span><text:span text:style-name="T495">неабходны, патрэбны </text:span></text:p>
      <text:p text:style-name="P55"><text:span text:style-name="T156">neglekti</text:span><text:span text:style-name="T104"> </text:span><text:span text:style-name="T495">грэбаваць, пагарджаць, не звяртаць увагі </text:span></text:p>
      <text:p text:style-name="P55"><text:soft-page-break/><text:span text:style-name="T156">neĝo</text:span><text:span text:style-name="T104"> </text:span><text:span text:style-name="T495">снег </text:span></text:p>
      <text:p text:style-name="P55"><text:span text:style-name="T156">nelumbo</text:span><text:span text:style-name="T104"> </text:span><text:span text:style-name="T495">лотас </text:span></text:p>
      <text:p text:style-name="P55"><text:span text:style-name="T156">nepo</text:span><text:span text:style-name="T104"> </text:span><text:span text:style-name="T495">унук </text:span></text:p>
      <text:p text:style-name="P55"><text:span text:style-name="T156">nepre</text:span><text:span text:style-name="T104"> </text:span><text:span text:style-name="T495">абавязкова </text:span></text:p>
      <text:p text:style-name="P55"><text:span text:style-name="T156">nesto</text:span><text:span text:style-name="T104"> </text:span><text:span text:style-name="T495">гняздо </text:span></text:p>
      <text:p text:style-name="P55"><text:span text:style-name="T156">nevo</text:span><text:span text:style-name="T104"> </text:span><text:span text:style-name="T495">пляменнік</text:span></text:p>
      <text:p text:style-name="P55"><text:span text:style-name="T156">nevuso</text:span><text:span text:style-name="T104"> </text:span><text:span text:style-name="T495">радзімы знак, радзімка </text:span></text:p>
      <text:p text:style-name="P55"><text:span text:style-name="T156">nigra</text:span><text:span text:style-name="T104"> </text:span><text:span text:style-name="T495">чорны</text:span></text:p>
      <text:p text:style-name="P55"><text:span text:style-name="T156">nikso</text:span><text:span text:style-name="T104"> </text:span><text:span text:style-name="T495">вадзянік </text:span></text:p>
      <text:p text:style-name="P55"><text:span text:style-name="T156">niksino</text:span><text:span text:style-name="T104"> </text:span><text:span text:style-name="T495">русалка </text:span></text:p>
      <text:p text:style-name="P55"><text:span text:style-name="T156">nivelo</text:span><text:span text:style-name="T104"> </text:span><text:span text:style-name="T495">узровень </text:span></text:p>
      <text:p text:style-name="P55"><text:span text:style-name="T156">nobelo</text:span><text:span text:style-name="T104"> </text:span><text:span text:style-name="T495">дваранін</text:span></text:p>
      <text:p text:style-name="P55"><text:span text:style-name="T156">nobla</text:span><text:span text:style-name="T104"> </text:span><text:span text:style-name="T495">высакародны, шляхетны, вялікадушны</text:span></text:p>
      <text:p text:style-name="P55"><text:span text:style-name="T156">nocio</text:span><text:span text:style-name="T104"> </text:span><text:span text:style-name="T495">паняцце, уяўленне, разуменне </text:span></text:p>
      <text:p text:style-name="P55"><text:span text:style-name="T156">nodo</text:span><text:span text:style-name="T104"> </text:span><text:span text:style-name="T495">вузел </text:span></text:p>
      <text:p text:style-name="P55"><text:span text:style-name="T156">nokto</text:span><text:span text:style-name="T104"> </text:span><text:span text:style-name="T495">ноч</text:span></text:p>
      <text:p text:style-name="P55"><text:span text:style-name="T156">nomo</text:span><text:span text:style-name="T104"> </text:span><text:span text:style-name="T495">імя; назва; прозвішча </text:span></text:p>
      <text:p text:style-name="P55"><text:span text:style-name="T156">nomado</text:span><text:span text:style-name="T104"> </text:span><text:span text:style-name="T495">качэўнік </text:span></text:p>
      <text:p text:style-name="P55"><text:span text:style-name="T156">nombro</text:span><text:span text:style-name="T104"> </text:span><text:span text:style-name="T495">лік, лічба, колькасць </text:span></text:p>
      <text:p text:style-name="P55"><text:span text:style-name="T156">nordo</text:span><text:span text:style-name="T104"> </text:span><text:span text:style-name="T495">поўнач</text:span></text:p>
      <text:p text:style-name="P56"><text:span text:style-name="T411">noto</text:span><text:span text:style-name="T370"> </text:span><text:span text:style-name="T482">заметка, нататка, запіс; нота </text:span></text:p>
      <text:p text:style-name="P56"><text:span text:style-name="T411">novico</text:span><text:span text:style-name="T370"> 1.</text:span><text:span text:style-name="T640"> </text:span><text:span text:style-name="T482">навічок; 2. паслушнік </text:span><text:span text:style-name="T447">(у манастыры) </text:span></text:p>
      <text:p text:style-name="P56"><text:span text:style-name="T411">nubo</text:span><text:span text:style-name="T370"> </text:span><text:span text:style-name="T482">воблака, хмара </text:span></text:p>
      <text:p text:style-name="P56"><text:span text:style-name="T411">nuda</text:span><text:span text:style-name="T370"> </text:span><text:span text:style-name="T482">голы </text:span></text:p>
      <text:p text:style-name="P56"><text:span text:style-name="T411">nudelo</text:span><text:span text:style-name="T370"> </text:span><text:span text:style-name="T482">локшына </text:span></text:p>
      <text:p text:style-name="P56"><text:span text:style-name="T411">nuko</text:span><text:span text:style-name="T370"> </text:span><text:span text:style-name="T482">патыліца </text:span></text:p>
      <text:p text:style-name="P56"><text:span text:style-name="T411">nukso</text:span><text:span text:style-name="T370"> </text:span><text:span text:style-name="T482">арэх </text:span><text:span text:style-name="T370">nun </text:span><text:span text:style-name="T482">цяпер, зараз</text:span></text:p>
      <text:p text:style-name="P56"><text:span text:style-name="T411">nupto (edziĝfesto)</text:span><text:span text:style-name="T370"> </text:span><text:span text:style-name="T482">шлюб </text:span></text:p>
      <text:p text:style-name="P56"><text:span text:style-name="T411">nur</text:span><text:span text:style-name="T370"> </text:span><text:span text:style-name="T482">толькі </text:span></text:p>
      <text:p text:style-name="P56"><text:span text:style-name="T411">nutri</text:span><text:span text:style-name="T370"> </text:span><text:span text:style-name="T482">карміць</text:span></text:p>
      <text:p text:style-name="P58">O</text:p>
      <text:p text:style-name="P56"><text:span text:style-name="T411">obei</text:span><text:span text:style-name="T370"> </text:span><text:span text:style-name="T482">паслухацца, падпарадкавацца </text:span></text:p>
      <text:p text:style-name="P56"><text:span text:style-name="T411">obeza</text:span><text:span text:style-name="T370"> </text:span><text:span text:style-name="T482">тлусты, поўны, гладкі </text:span></text:p>
      <text:p text:style-name="P56"><text:span text:style-name="T411">objekto</text:span><text:span text:style-name="T370"> </text:span><text:span text:style-name="T482">прадмет, рэч, аб’ект</text:span></text:p>
      <text:p text:style-name="P38"><text:span text:style-name="T157">oblikva</text:span><text:span text:style-name="T78"> </text:span><text:span text:style-name="T46">касы, крывы, нахілены, пакаты</text:span></text:p>
      <text:p text:style-name="P36"><text:span text:style-name="T411">oblonga</text:span><text:span text:style-name="T370"> </text:span><text:span text:style-name="T345">прадаўгаваты </text:span></text:p>
      <text:p text:style-name="P36"><text:span text:style-name="T411">obscena</text:span><text:span text:style-name="T370"> </text:span><text:span text:style-name="T345">непрыстойны, пахабны </text:span></text:p>
      <text:p text:style-name="P36"><text:span text:style-name="T411">obsedi</text:span><text:span text:style-name="T370"> </text:span><text:span text:style-name="T345">неадчэпна праследаваць, адольваць, апаноўваць </text:span></text:p>
      <text:p text:style-name="P36"><text:span text:style-name="T411">observi</text:span><text:span text:style-name="T370"> </text:span><text:span text:style-name="T345">назіраць, сачыць; трымацца </text:span><text:span text:style-name="T196">(правілаў і інш.)</text:span></text:p>
      <text:p text:style-name="P38"><text:span text:style-name="T156">obskura</text:span><text:span text:style-name="T104"> </text:span><text:span text:style-name="T46">цёмны, невыразны, цьмяны </text:span></text:p>
      <text:p text:style-name="P38"><text:span text:style-name="T156">obstaklo</text:span><text:span text:style-name="T104"> </text:span><text:span text:style-name="T46">перашкода </text:span></text:p>
      <text:p text:style-name="P38"><text:soft-page-break/><text:span text:style-name="T156">obstina</text:span><text:span text:style-name="T104"> </text:span><text:span text:style-name="T46">упарты; настойлівы </text:span></text:p>
      <text:p text:style-name="P38"><text:span text:style-name="T156">obteni</text:span><text:span text:style-name="T104"> </text:span><text:span text:style-name="T46">атрымаць, дабіцца, дамагчыся </text:span></text:p>
      <text:p text:style-name="P38"><text:span text:style-name="T156">obuso</text:span><text:span text:style-name="T104"> </text:span><text:span text:style-name="T46">снарад </text:span></text:p>
      <text:p text:style-name="P38"><text:span text:style-name="T156">oceano</text:span><text:span text:style-name="T104"> </text:span><text:span text:style-name="T46">акіян </text:span></text:p>
      <text:p text:style-name="P38"><text:span text:style-name="T156">odori</text:span><text:span text:style-name="T104"> </text:span><text:span text:style-name="T46">пахнуць, мець пах </text:span></text:p>
      <text:p text:style-name="P38"><text:span text:style-name="T156">ofendi</text:span><text:span text:style-name="T104"> </text:span><text:span text:style-name="T46">крыўдзіць, зневажаць, абражаць</text:span></text:p>
      <text:p text:style-name="P38"><text:span text:style-name="T156">oferi</text:span><text:span text:style-name="T104"> </text:span><text:span text:style-name="T46">ахвяраваць, прыносіць у ахвяру</text:span></text:p>
      <text:p text:style-name="P36"><text:span text:style-name="T411">oferti</text:span><text:span text:style-name="T370"> </text:span><text:span text:style-name="T345">прапаноўваць </text:span><text:span text:style-name="T196">(тавар)</text:span></text:p>
      <text:p text:style-name="P38"><text:span text:style-name="T156">ofici</text:span><text:span text:style-name="T104"> </text:span><text:span text:style-name="T46">служыць, займаць пасаду</text:span></text:p>
      <text:p text:style-name="P38"><text:span text:style-name="T156">ofte</text:span><text:span text:style-name="T104"> </text:span><text:span text:style-name="T46">часта</text:span></text:p>
      <text:p text:style-name="P38"><text:span text:style-name="T156">ojstro</text:span><text:span text:style-name="T104"> </text:span><text:span text:style-name="T46">авадзень</text:span></text:p>
      <text:p text:style-name="P38"><text:span text:style-name="T156">okazi</text:span><text:span text:style-name="T104"> </text:span><text:span text:style-name="T46">здарацца</text:span></text:p>
      <text:p text:style-name="P38"><text:span text:style-name="T156">okcidento</text:span><text:span text:style-name="T104"> </text:span><text:span text:style-name="T46">захад</text:span></text:p>
      <text:p text:style-name="P38"><text:span text:style-name="T156">okcipito</text:span><text:span text:style-name="T104"> </text:span><text:span text:style-name="T46">патыліца</text:span></text:p>
      <text:p text:style-name="P38"><text:span text:style-name="T156">oksikoko</text:span><text:span text:style-name="T104"> </text:span><text:span text:style-name="T46">журавіны</text:span></text:p>
      <text:p text:style-name="P38"><text:span text:style-name="T156">okulo</text:span><text:span text:style-name="T104"> </text:span><text:span text:style-name="T46">вока</text:span></text:p>
      <text:p text:style-name="P36"><text:span text:style-name="T411">okupi</text:span><text:span text:style-name="T370"> 1</text:span><text:span text:style-name="T345">. займаць; 2. </text:span><text:span text:style-name="T196">(ваен.)</text:span><text:span text:style-name="T345"> акупаваць </text:span></text:p>
      <text:p text:style-name="P36"><text:span text:style-name="T411">okzalo</text:span><text:span text:style-name="T370"> </text:span><text:span text:style-name="T345">шчаўе</text:span></text:p>
      <text:p text:style-name="P36"><text:span text:style-name="T411">olda (maljuna)</text:span><text:span text:style-name="T370"> </text:span><text:span text:style-name="T345">стары </text:span><text:span text:style-name="T196">(па гадах) </text:span></text:p>
      <text:p text:style-name="P36"><text:span text:style-name="T411">oleo</text:span><text:span text:style-name="T370"> </text:span><text:span text:style-name="T345">алей</text:span></text:p>
      <text:p text:style-name="P38"><text:span text:style-name="T156">omaĝo</text:span><text:span text:style-name="T104"> </text:span><text:span text:style-name="T46">пашана, павага </text:span></text:p>
      <text:p text:style-name="P38"><text:span text:style-name="T156">ombro</text:span><text:span text:style-name="T104"> </text:span><text:span text:style-name="T46">цень </text:span></text:p>
      <text:p text:style-name="P38"><text:span text:style-name="T156">ombrelo</text:span><text:span text:style-name="T104"> </text:span><text:span text:style-name="T46">парасон </text:span></text:p>
      <text:p text:style-name="P38"><text:span text:style-name="T156">ondo</text:span><text:span text:style-name="T104"> </text:span><text:span text:style-name="T46">хваля </text:span></text:p>
      <text:p text:style-name="P38"><text:span text:style-name="T156">onklo</text:span><text:span text:style-name="T104"> </text:span><text:span text:style-name="T46">дзядзька</text:span></text:p>
      <text:p text:style-name="P38"><text:span text:style-name="T156">opinii</text:span><text:span text:style-name="T104"> </text:span><text:span text:style-name="T46">думаць, мець думку, меркаваць</text:span></text:p>
      <text:p text:style-name="P38"><text:span text:style-name="T156">oponi</text:span><text:span text:style-name="T46"> пярэчыць</text:span></text:p>
      <text:p text:style-name="P38"><text:span text:style-name="T156">oportuna</text:span><text:span text:style-name="T104"> </text:span><text:span text:style-name="T46">зручны; падыходзячы, прыдатны; слушны </text:span></text:p>
      <text:p text:style-name="P38"><text:span text:style-name="T156">opulo</text:span><text:span text:style-name="T104"> </text:span><text:span text:style-name="T46">каліна </text:span></text:p>
      <text:p text:style-name="P38"><text:span text:style-name="T156">oro</text:span><text:span text:style-name="T46"> золата </text:span></text:p>
      <text:p text:style-name="P38"><text:span text:style-name="T156">oranĝo</text:span><text:span text:style-name="T104"> </text:span><text:span text:style-name="T46">апельсін </text:span></text:p>
      <text:p text:style-name="P38"><text:span text:style-name="T156">ordo</text:span><text:span text:style-name="T104"> </text:span><text:span text:style-name="T46">парадак </text:span></text:p>
      <text:p text:style-name="P38"><text:span text:style-name="T156">ordinara</text:span><text:span text:style-name="T104"> </text:span><text:span text:style-name="T46">звычайны </text:span></text:p>
      <text:p text:style-name="P38"><text:span text:style-name="T156">ordoni</text:span><text:span text:style-name="T104"> </text:span><text:span text:style-name="T46">загадваць, прадпісваць </text:span></text:p>
      <text:p text:style-name="P38"><text:span text:style-name="T156">orelo</text:span><text:span text:style-name="T104"> </text:span><text:span text:style-name="T46">вуха </text:span></text:p>
      <text:p text:style-name="P38"><text:span text:style-name="T156">orelumo</text:span><text:span text:style-name="T104"> </text:span><text:span text:style-name="T46">тэлефон </text:span></text:p>
      <text:p text:style-name="P36"><text:span text:style-name="T411">orelumoj</text:span><text:span text:style-name="T370"> </text:span><text:span text:style-name="T345">навушнікі </text:span></text:p>
      <text:p text:style-name="P36"><text:span text:style-name="T411">orfo</text:span><text:span text:style-name="T370"> </text:span><text:span text:style-name="T345">сірата </text:span></text:p>
      <text:p text:style-name="P36"><text:span text:style-name="T411">orgeno</text:span><text:span text:style-name="T370"> </text:span><text:span text:style-name="T345">арган </text:span><text:span text:style-name="T196">(муз.) </text:span></text:p>
      <text:p text:style-name="P36"><text:span text:style-name="T411">orgojlo (-fieraĉo)</text:span><text:span text:style-name="T370"> </text:span><text:span text:style-name="T345">фанабэрыстасць, ганарыстасць, пыха</text:span></text:p>
      <text:p text:style-name="P36"><text:span text:style-name="T412">oriento</text:span><text:span text:style-name="T371"> </text:span><text:span text:style-name="T345">усход </text:span><text:span text:style-name="T196">(геагр.) </text:span></text:p>
      <text:p text:style-name="P36"><text:soft-page-break/><text:span text:style-name="T412">origino</text:span><text:span text:style-name="T371"> </text:span><text:span text:style-name="T345">паходжанне, узнікненне </text:span></text:p>
      <text:p text:style-name="P36"><text:span text:style-name="T412">oriolo</text:span><text:span text:style-name="T371"> </text:span><text:span text:style-name="T345">івалга </text:span></text:p>
      <text:p text:style-name="P36"><text:span text:style-name="T412">orko</text:span><text:span text:style-name="T371"> </text:span><text:span text:style-name="T345">касатка </text:span><text:span text:style-name="T196">(дэльфін) </text:span></text:p>
      <text:p text:style-name="P36"><text:span text:style-name="T301">orli</text:span><text:span text:style-name="T345"> падрубліваць, падшываць </text:span><text:span text:style-name="T196">(матэрыю )</text:span></text:p>
      <text:p text:style-name="P38"><text:span text:style-name="T156">ornami</text:span><text:span text:style-name="T104"> </text:span><text:span text:style-name="T46">упрыгожваць </text:span></text:p>
      <text:p text:style-name="P38"><text:span text:style-name="T156">ortodoksa</text:span><text:span text:style-name="T104"> </text:span><text:span text:style-name="T46">прававерны; праваслаўны </text:span></text:p>
      <text:p text:style-name="P38"><text:span text:style-name="T156">oscedi</text:span><text:span text:style-name="T104"> </text:span><text:span text:style-name="T46">пазяхаць; зеўраць </text:span></text:p>
      <text:p text:style-name="P38"><text:span text:style-name="T156">oscili</text:span><text:span text:style-name="T104"> </text:span><text:span text:style-name="T46">гайдацца, вібрыраваць </text:span></text:p>
      <text:p text:style-name="P38"><text:span text:style-name="T156">osto</text:span><text:span text:style-name="T104"> </text:span><text:span text:style-name="T46">косць, костка </text:span></text:p>
      <text:p text:style-name="P38"><text:span text:style-name="T156">ovo</text:span><text:span text:style-name="T104"> </text:span><text:span text:style-name="T46">яйка</text:span></text:p>
      <text:p text:style-name="P38"><text:span text:style-name="T310">ovoflavo</text:span><text:span text:style-name="T245"> </text:span><text:span text:style-name="T46">жаўток </text:span><text:span text:style-name="T196">(яйка)</text:span></text:p>
      <text:p text:style-name="P22">P</text:p>
      <text:p text:style-name="P34"><text:span text:style-name="T311">paco</text:span><text:span text:style-name="T375"> 1</text:span><text:span text:style-name="T357">. мір; 2. спакой, спачын</text:span></text:p>
      <text:p text:style-name="P38"><text:span text:style-name="T156">pacienco</text:span><text:span text:style-name="T104"> </text:span><text:span text:style-name="T46">цярплівасць, цярпенне</text:span></text:p>
      <text:p text:style-name="P34"><text:span text:style-name="T311">p</text:span><text:span text:style-name="T416">ado</text:span><text:span text:style-name="T375"> </text:span><text:span text:style-name="T357">сцежка</text:span></text:p>
      <text:p text:style-name="P38"><text:span text:style-name="T156">paduso</text:span><text:span text:style-name="T104"> </text:span><text:span text:style-name="T46">чаромха</text:span></text:p>
      <text:p text:style-name="P38"><text:span text:style-name="T156">pafi</text:span><text:span text:style-name="T104"> </text:span><text:span text:style-name="T46">страляць</text:span></text:p>
      <text:p text:style-name="P38"><text:span text:style-name="T156">pagi</text:span><text:span text:style-name="T104"> </text:span><text:span text:style-name="T46">плаціць, аплочваць</text:span></text:p>
      <text:p text:style-name="P38"><text:span text:style-name="T156">pagano</text:span><text:span text:style-name="T104"> </text:span><text:span text:style-name="T46">язычнік, ідалапаклоннік</text:span></text:p>
      <text:p text:style-name="P38"><text:span text:style-name="T156">pago</text:span><text:span text:style-name="T104"> </text:span><text:span text:style-name="T46">старонка</text:span></text:p>
      <text:p text:style-name="P38"><text:span text:style-name="T157">pagokapabla</text:span><text:span text:style-name="T78"> </text:span><text:span text:style-name="T46">плацежаздольны</text:span></text:p>
      <text:p text:style-name="P38"><text:span text:style-name="T156">pajaco</text:span><text:span text:style-name="T104"> </text:span><text:span text:style-name="T46">паяц, блазен</text:span></text:p>
      <text:p text:style-name="P38"><text:span text:style-name="T156">pajlo</text:span><text:span text:style-name="T104"> </text:span><text:span text:style-name="T46">салома</text:span></text:p>
      <text:p text:style-name="P34"><text:span text:style-name="T311">paki</text:span><text:span text:style-name="T357"> пакаваць, цюкаваць, укладаць</text:span></text:p>
      <text:p text:style-name="P38"><text:span text:style-name="T156">pala</text:span><text:span text:style-name="T104"> </text:span><text:span text:style-name="T46">бледны </text:span></text:p>
      <text:p text:style-name="P38"><text:span text:style-name="T156">palaco</text:span><text:span text:style-name="T104"> </text:span><text:span text:style-name="T46">палац </text:span></text:p>
      <text:p text:style-name="P38"><text:span text:style-name="T156">palato</text:span><text:span text:style-name="T104"> </text:span><text:span text:style-name="T46">паднябенне </text:span></text:p>
      <text:p text:style-name="P38"><text:span text:style-name="T156">palavro</text:span><text:span text:style-name="T104"> </text:span><text:span text:style-name="T46">шматслоўнасць, разглагольстваванне</text:span></text:p>
      <text:p text:style-name="P36"><text:span text:style-name="T411">paliso</text:span><text:span text:style-name="T370"> </text:span><text:span text:style-name="T345">кол </text:span><text:span text:style-name="T196">(частакола);</text:span><text:span text:style-name="T345"> жэрдка, падпорка </text:span><text:span text:style-name="T196">(для раслін) </text:span></text:p>
      <text:p text:style-name="P36"><text:span text:style-name="T411">palpi</text:span><text:span text:style-name="T370"> </text:span><text:span text:style-name="T345">мацаць, кратаць, кранаць </text:span></text:p>
      <text:p text:style-name="P36"><text:span text:style-name="T411">palpebro</text:span><text:span text:style-name="T370"> </text:span><text:span text:style-name="T345">павека </text:span></text:p>
      <text:p text:style-name="P38"><text:span text:style-name="T156">palpebrumi</text:span><text:span text:style-name="T104"> </text:span><text:span text:style-name="T46">моргаць,</text:span><text:span text:style-name="T104"> </text:span><text:span text:style-name="T46">падморгваць</text:span></text:p>
      <text:p text:style-name="P38"><text:span text:style-name="T156">palpiti</text:span><text:span text:style-name="T104"> </text:span><text:span text:style-name="T46">трапятацца, трымцець, дрыжаць, калаціцца </text:span></text:p>
      <text:p text:style-name="P38"><text:span text:style-name="T156">pampelmuso</text:span><text:span text:style-name="T104"> </text:span><text:span text:style-name="T46">грэйпфрут </text:span></text:p>
      <text:p text:style-name="P38"><text:span text:style-name="T156">pano</text:span><text:span text:style-name="T104"> </text:span><text:span text:style-name="T46">хлеб </text:span></text:p>
      <text:p text:style-name="P38"><text:span text:style-name="T156">panako</text:span><text:span text:style-name="T104"> </text:span><text:span text:style-name="T46">панакс</text:span></text:p>
      <text:p text:style-name="P36"><text:span text:style-name="T411">panei</text:span><text:span text:style-name="T370"> </text:span><text:span text:style-name="T345">заглохнуць </text:span><text:span text:style-name="T196">(аб маторы);</text:span><text:span text:style-name="T233"> </text:span><text:span text:style-name="T345">спыніцца, перастаць працаваць </text:span></text:p>
      <text:p text:style-name="P36"><text:span text:style-name="T411">paniko</text:span><text:span text:style-name="T370"> 1</text:span><text:span text:style-name="T345">. паніка; 2. проса </text:span></text:p>
      <text:p text:style-name="P36"><text:span text:style-name="T411">pansi</text:span><text:span text:style-name="T370"> </text:span><text:span text:style-name="T345">перавязваць, рабіць перавязку </text:span></text:p>
      <text:p text:style-name="P36"><text:span text:style-name="T411">pantalono</text:span><text:span text:style-name="T370"> </text:span><text:span text:style-name="T345">штаны </text:span></text:p>
      <text:p text:style-name="P36"><text:span text:style-name="T411">pantofloj</text:span><text:span text:style-name="T370"> </text:span><text:span text:style-name="T345">пантофлі, тапачкі </text:span></text:p>
      <text:p text:style-name="P36"><text:soft-page-break/><text:span text:style-name="T411">papago</text:span><text:span text:style-name="T370"> </text:span><text:span text:style-name="T345">папугай </text:span></text:p>
      <text:p text:style-name="P36"><text:span text:style-name="T411">papavo</text:span><text:span text:style-name="T370"> </text:span><text:span text:style-name="T345">мак </text:span></text:p>
      <text:p text:style-name="P36"><text:span text:style-name="T411">papero</text:span><text:span text:style-name="T370"> </text:span><text:span text:style-name="T345">папера </text:span></text:p>
      <text:p text:style-name="P36"><text:span text:style-name="T411">papilio</text:span><text:span text:style-name="T370"> </text:span><text:span text:style-name="T345">матыль, матылёк </text:span></text:p>
      <text:p text:style-name="P36"><text:span text:style-name="T411">papriko</text:span><text:span text:style-name="T370"> </text:span><text:span text:style-name="T345">папрыка, чырвоны перац </text:span></text:p>
      <text:p text:style-name="P36"><text:span text:style-name="T411">papulo</text:span><text:span text:style-name="T370"> </text:span><text:span text:style-name="T345">прышчык </text:span></text:p>
      <text:p text:style-name="P36"><text:span text:style-name="T411">paradizo</text:span><text:span text:style-name="T370"> </text:span><text:span text:style-name="T345">рай</text:span></text:p>
      <text:p text:style-name="P38"><text:span text:style-name="T157">parcelo</text:span><text:span text:style-name="T78"> </text:span><text:span text:style-name="T46">зямельны надзел </text:span></text:p>
      <text:p text:style-name="P38"><text:span text:style-name="T157">pardoni</text:span><text:span text:style-name="T78"> </text:span><text:span text:style-name="T46">дараваць, выбачаць </text:span></text:p>
      <text:p text:style-name="P38"><text:span text:style-name="T157">parenco</text:span><text:span text:style-name="T78"> </text:span><text:span text:style-name="T46">сваяк</text:span></text:p>
      <text:p text:style-name="P38"><text:span text:style-name="T156">parentezo</text:span><text:span text:style-name="T104"> 1</text:span><text:span text:style-name="T46">. дужка; 2. пабочнае слова ці сказ </text:span></text:p>
      <text:p text:style-name="P38"><text:span text:style-name="T156">parkere</text:span><text:span text:style-name="T104"> </text:span><text:span text:style-name="T46">на памяць </text:span></text:p>
      <text:p text:style-name="P38"><text:span text:style-name="T156">paroĥo</text:span><text:span text:style-name="T93"> (paroko)</text:span><text:span text:style-name="T104"> </text:span><text:span text:style-name="T46">парафія, прыход </text:span></text:p>
      <text:p text:style-name="P38"><text:span text:style-name="T156">paroli</text:span><text:span text:style-name="T104"> </text:span><text:span text:style-name="T46">размаўляць </text:span></text:p>
      <text:p text:style-name="P38"><text:span text:style-name="T156">parto</text:span><text:span text:style-name="T104"> </text:span><text:span text:style-name="T46">частка, доля, пай </text:span></text:p>
      <text:p text:style-name="P38"><text:span text:style-name="T156">parizano</text:span><text:span text:style-name="T104"> </text:span><text:span text:style-name="T46">І. прыхільнік, паслядоўнік; 2. партызан </text:span></text:p>
      <text:p text:style-name="P38"><text:span text:style-name="T156">paruo</text:span><text:span text:style-name="T104"> </text:span><text:span text:style-name="T46">сініца</text:span></text:p>
      <text:p text:style-name="P38"><text:span text:style-name="T156">pasi</text:span><text:span text:style-name="T104"> </text:span><text:span text:style-name="T46">праходзіць, пераходзіць </text:span></text:p>
      <text:p text:style-name="P38"><text:span text:style-name="T156">pasero</text:span><text:span text:style-name="T104"> </text:span><text:span text:style-name="T46">верабей</text:span></text:p>
      <text:p text:style-name="P36"><text:span text:style-name="T411">pasio</text:span><text:span text:style-name="T370"> </text:span><text:span text:style-name="T345">гарачае </text:span><text:span text:style-name="T196">(моцнае)</text:span><text:span text:style-name="T345"> захапленне,</text:span><text:span text:style-name="T370"> </text:span><text:span text:style-name="T345">пачуццё ці цяга </text:span></text:p>
      <text:p text:style-name="P36"><text:span text:style-name="T411">pasko</text:span><text:span text:style-name="T370"> </text:span><text:span text:style-name="T345">вялікдзень </text:span></text:p>
      <text:p text:style-name="P36"><text:span text:style-name="T411">pasto</text:span><text:span text:style-name="T370"> </text:span><text:span text:style-name="T345">цеста; паста; маса </text:span></text:p>
      <text:p text:style-name="P36"><text:span text:style-name="T411">pastro</text:span><text:span text:style-name="T370"> </text:span><text:span text:style-name="T345">свяшчэннік </text:span></text:p>
      <text:p text:style-name="P36"><text:span text:style-name="T411">paŝi</text:span><text:span text:style-name="T370"> </text:span><text:span text:style-name="T345">крочыць, шагаць, хадзіць </text:span></text:p>
      <text:p text:style-name="P36"><text:span text:style-name="T411">paŝti</text:span><text:span text:style-name="T370"> </text:span><text:span text:style-name="T345">пасвіць </text:span></text:p>
      <text:p text:style-name="P36"><text:span text:style-name="T411">pato</text:span><text:span text:style-name="T370"> </text:span><text:span text:style-name="T345">патэльня </text:span></text:p>
      <text:p text:style-name="P36"><text:span text:style-name="T411">patro</text:span><text:span text:style-name="T370"> </text:span><text:span text:style-name="T345">бацька </text:span></text:p>
      <text:p text:style-name="P36"><text:span text:style-name="T411">patrolo</text:span><text:span text:style-name="T370"> </text:span><text:span text:style-name="T345">патруль, дазор </text:span></text:p>
      <text:p text:style-name="P36"><text:span text:style-name="T411">paŭti</text:span><text:span text:style-name="T370"> </text:span><text:span text:style-name="T345">надзьмуць губы, быць незадаволеным </text:span></text:p>
      <text:p text:style-name="P36"><text:span text:style-name="T411">pavo</text:span><text:span text:style-name="T370"> </text:span><text:span text:style-name="T345">паўлін </text:span></text:p>
      <text:p text:style-name="P36"><text:span text:style-name="T411">pavimo</text:span><text:span text:style-name="T370"> </text:span><text:span text:style-name="T345">маставая, брук </text:span></text:p>
      <text:p text:style-name="P36"><text:span text:style-name="T411">peco</text:span><text:span text:style-name="T370"> </text:span><text:span text:style-name="T345">кавалак, кусок, штука </text:span></text:p>
      <text:p text:style-name="P36"><text:span text:style-name="T411">pediko</text:span><text:span text:style-name="T370"> </text:span><text:span text:style-name="T345">вош </text:span></text:p>
      <text:p text:style-name="P36"><text:span text:style-name="T411">pego</text:span><text:span text:style-name="T370"> </text:span><text:span text:style-name="T345">дзяцел </text:span></text:p>
      <text:p text:style-name="P36"><text:span text:style-name="T411">peki</text:span><text:span text:style-name="T370"> </text:span><text:span text:style-name="T345">грашыць</text:span></text:p>
      <text:p text:style-name="P38"><text:span text:style-name="T156">pekli</text:span><text:span text:style-name="T104"> </text:span><text:span text:style-name="T46">саліць, мачыць, квасіць, нарыхтоўваць пра запас </text:span></text:p>
      <text:p text:style-name="P38"><text:span text:style-name="T156">peli</text:span><text:span text:style-name="T104"> </text:span><text:span text:style-name="T46">гнаць, праганяць </text:span></text:p>
      <text:p text:style-name="P38"><text:span text:style-name="T156">pelmelo</text:span><text:span text:style-name="T104"> </text:span><text:span text:style-name="T46">блытаніна, бязладдзе </text:span></text:p>
      <text:p text:style-name="P38"><text:span text:style-name="T156">pelto</text:span><text:span text:style-name="T104"> </text:span><text:span text:style-name="T46">футра</text:span></text:p>
      <text:p text:style-name="P36"><text:span text:style-name="T411">pelvo</text:span><text:span text:style-name="T370"> 1</text:span><text:span text:style-name="T345">. таз </text:span><text:span text:style-name="T196">(посуд);</text:span><text:span text:style-name="T345"> 2. таз </text:span><text:span text:style-name="T196">(анат.)</text:span></text:p>
      <text:p text:style-name="P36"><text:span text:style-name="T411">peni</text:span><text:span text:style-name="T370"> </text:span><text:span text:style-name="T345">старацца, прабаваць, намагацца</text:span></text:p>
      <text:p text:style-name="P36"><text:soft-page-break/><text:span text:style-name="T411">pendi</text:span><text:span text:style-name="T370"> </text:span><text:span text:style-name="T345">вісець </text:span></text:p>
      <text:p text:style-name="P36"><text:span text:style-name="T411">pendolo</text:span><text:span text:style-name="T370"> </text:span><text:span text:style-name="T345">маятнік </text:span></text:p>
      <text:p text:style-name="P36"><text:span text:style-name="T411">penetri</text:span><text:span text:style-name="T370"> </text:span><text:span text:style-name="T345">пранікаць, трапляць </text:span></text:p>
      <text:p text:style-name="P36"><text:span text:style-name="T411">peniko</text:span><text:span text:style-name="T370"> </text:span><text:span text:style-name="T345">пэндзаль, пэндзлік </text:span></text:p>
      <text:p text:style-name="P36"><text:span text:style-name="T411">pensi</text:span><text:span text:style-name="T370"> </text:span><text:span text:style-name="T345">думаць, меркаваць </text:span></text:p>
      <text:p text:style-name="P36"><text:span text:style-name="T411">penseo</text:span><text:span text:style-name="T370"> </text:span><text:span text:style-name="T345">браткі </text:span><text:span text:style-name="T196">(кветкі) </text:span></text:p>
      <text:p text:style-name="P36"><text:span text:style-name="T411">penti</text:span><text:span text:style-name="T370"> </text:span><text:span text:style-name="T345">каяцца, пакаяцца </text:span></text:p>
      <text:p text:style-name="P36"><text:span text:style-name="T411">pentekosto</text:span><text:span text:style-name="T370"> </text:span><text:span text:style-name="T345">сёмуха </text:span></text:p>
      <text:p text:style-name="P36"><text:span text:style-name="T411">pentri</text:span><text:span text:style-name="T370"> </text:span><text:span text:style-name="T345">маляваць</text:span></text:p>
      <text:p text:style-name="P36"><text:span text:style-name="T411">peono</text:span><text:span text:style-name="T370"> </text:span><text:span text:style-name="T345">пешка </text:span><text:span text:style-name="T196">(у шахматах);</text:span><text:span text:style-name="T345"> шашка </text:span></text:p>
      <text:p text:style-name="P36"><text:span text:style-name="T411">peonio</text:span><text:span text:style-name="T345"> півоня</text:span></text:p>
      <text:p text:style-name="P38"><text:span text:style-name="T156">pepi</text:span><text:span text:style-name="T104"> </text:span><text:span text:style-name="T46">шчабятаць, цырыкаць, цвыркаць; лепятаць</text:span></text:p>
      <text:p text:style-name="P38"><text:span text:style-name="T156">percepti</text:span><text:span text:style-name="T104"> </text:span><text:span text:style-name="T46">успрымаць, адчуваць </text:span></text:p>
      <text:p text:style-name="P38"><text:span text:style-name="T156">perĉo</text:span><text:span text:style-name="T104"> </text:span><text:span text:style-name="T46">ёрш, аджгір</text:span></text:p>
      <text:p text:style-name="P38"><text:span text:style-name="T157">perdi</text:span><text:span text:style-name="T78"> </text:span><text:span text:style-name="T46">губляць, страчваць </text:span></text:p>
      <text:p text:style-name="P38"><text:span text:style-name="T157">perdriko</text:span><text:span text:style-name="T78"> </text:span><text:span text:style-name="T46">курапатка </text:span></text:p>
      <text:p text:style-name="P38"><text:span text:style-name="T157">perei</text:span><text:span text:style-name="T78"> </text:span><text:span text:style-name="T46">гінуць; знікаць </text:span></text:p>
      <text:p text:style-name="P38"><text:span text:style-name="T157">perfekta</text:span><text:span text:style-name="T78"> </text:span><text:span text:style-name="T46">дасканалы, бездакорны, беззаганны </text:span></text:p>
      <text:p text:style-name="P38"><text:span text:style-name="T157">perfidi</text:span><text:span text:style-name="T78"> </text:span><text:span text:style-name="T46">здраджваць </text:span></text:p>
      <text:p text:style-name="P38"><text:span text:style-name="T157">perko</text:span><text:span text:style-name="T78"> </text:span><text:span text:style-name="T46">акунь </text:span></text:p>
      <text:p text:style-name="P38"><text:span text:style-name="T157">perlo</text:span><text:span text:style-name="T78"> </text:span><text:span text:style-name="T46">жэмчуг </text:span></text:p>
      <text:p text:style-name="P38"><text:span text:style-name="T157">permesi</text:span><text:span text:style-name="T78"> </text:span><text:span text:style-name="T46">дазваляць </text:span></text:p>
      <text:p text:style-name="P38"><text:span text:style-name="T157">permuti</text:span><text:span text:style-name="T78"> </text:span><text:span text:style-name="T46">перастаўляць, змяняць парадак</text:span></text:p>
      <text:p text:style-name="P38"><text:span text:style-name="T156">persekuti</text:span><text:span text:style-name="T104"> </text:span><text:span text:style-name="T46">праследаваць, гнаць, падвяргаць ганенням</text:span></text:p>
      <text:p text:style-name="P38"><text:span text:style-name="T156">persisti</text:span><text:span text:style-name="T104"> </text:span><text:span text:style-name="T46">упарціцца, упірацца, настойваць</text:span></text:p>
      <text:p text:style-name="P38"><text:span text:style-name="T156">persvadi</text:span><text:span text:style-name="T104"> </text:span><text:span text:style-name="T46">угаворваць, пераконваць </text:span></text:p>
      <text:p text:style-name="P38"><text:span text:style-name="T156">peruko</text:span><text:span text:style-name="T104"> </text:span><text:span text:style-name="T46">парык </text:span></text:p>
      <text:p text:style-name="P38"><text:span text:style-name="T156">pesi</text:span><text:span text:style-name="T104"> </text:span><text:span text:style-name="T46">узважваць</text:span></text:p>
      <text:p text:style-name="P36"><text:span text:style-name="T411">pesto</text:span><text:span text:style-name="T370"> 1</text:span><text:span text:style-name="T345">. чума, пошасць; 2. </text:span><text:span text:style-name="T196">(пераноснае)</text:span><text:span text:style-name="T345"> бедства </text:span></text:p>
      <text:p text:style-name="P36"><text:span text:style-name="T411">peti</text:span><text:span text:style-name="T370"> </text:span><text:span text:style-name="T345">прасіць </text:span></text:p>
      <text:p text:style-name="P36"><text:span text:style-name="T411">petalo</text:span><text:span text:style-name="T370"> </text:span><text:span text:style-name="T345">пялёстак</text:span></text:p>
      <text:p text:style-name="P38"><text:span text:style-name="T156">petoli</text:span><text:span text:style-name="T104"> </text:span><text:span text:style-name="T46">дурэць, гарэзнічаць, сваволіць</text:span></text:p>
      <text:p text:style-name="P38"><text:span text:style-name="T156">petrolo</text:span><text:span text:style-name="T104"> </text:span><text:span text:style-name="T46">газа </text:span></text:p>
      <text:p text:style-name="P34"><text:span text:style-name="T416">kruda</text:span><text:span text:style-name="T375"> </text:span><text:span text:style-name="T416">petrolo</text:span><text:span text:style-name="T375"> </text:span><text:span text:style-name="T357">нафта </text:span></text:p>
      <text:p text:style-name="P34"><text:span text:style-name="T416">petroselo</text:span><text:span text:style-name="T375"> </text:span><text:span text:style-name="T357">пятрушка </text:span></text:p>
      <text:p text:style-name="P34"><text:span text:style-name="T416">pezi</text:span><text:span text:style-name="T375"> </text:span><text:span text:style-name="T357">важыць, мець вагу </text:span></text:p>
      <text:p text:style-name="P34"><text:span text:style-name="T416">pia</text:span><text:span text:style-name="T375"> </text:span><text:span text:style-name="T357">набожны </text:span></text:p>
      <text:p text:style-name="P34"><text:span text:style-name="T311">piceo</text:span><text:span text:style-name="T357"> елка, яліна</text:span></text:p>
      <text:p text:style-name="P36"><text:span text:style-name="T411">piedo</text:span><text:span text:style-name="T370"> </text:span><text:span text:style-name="T345">нага, ступня; 2. ножка </text:span><text:span text:style-name="T196">(мэблі);</text:span><text:span text:style-name="T345"> 3. падэшва </text:span><text:span text:style-name="T196">(гары) </text:span></text:p>
      <text:p text:style-name="P36"><text:span text:style-name="T411">pigo</text:span><text:span text:style-name="T370"> </text:span><text:span text:style-name="T345">сарока</text:span></text:p>
      <text:p text:style-name="P36"><text:span text:style-name="T411">pigra (mallaborema, maldiligenta)</text:span><text:span text:style-name="T370"> </text:span><text:span text:style-name="T345">лянівы, гультаяваты </text:span></text:p>
      <text:p text:style-name="P36"><text:soft-page-break/><text:span text:style-name="T411">piki</text:span><text:span text:style-name="T370"> 1</text:span><text:span text:style-name="T345">. калоць, праколваць; 2. джаліць, кусаць </text:span><text:span text:style-name="T196">(аб насякомых) </text:span></text:p>
      <text:p text:style-name="P36"><text:span text:style-name="T411">pilĉardo</text:span><text:span text:style-name="T370"> </text:span><text:span text:style-name="T345">сардына </text:span><text:span text:style-name="T196">(жывая) </text:span></text:p>
      <text:p text:style-name="P36"><text:span text:style-name="T411">pilgrimi</text:span><text:span text:style-name="T370"> </text:span><text:span text:style-name="T345">паломнічаць, вандраваць </text:span></text:p>
      <text:p text:style-name="P36"><text:span text:style-name="T411">pilko</text:span><text:span text:style-name="T370"> </text:span><text:span text:style-name="T345">мяч</text:span></text:p>
      <text:p text:style-name="P36"><text:span text:style-name="T300">pilorio</text:span><text:span text:style-name="T345"> ганебны слуп </text:span></text:p>
      <text:p text:style-name="P36"><text:span text:style-name="T411">pimento</text:span><text:span text:style-name="T370"> </text:span><text:span text:style-name="T345">стручковы </text:span><text:span text:style-name="T196">(чырвоны)</text:span><text:span text:style-name="T345"> перац </text:span></text:p>
      <text:p text:style-name="P36"><text:span text:style-name="T411">pino</text:span><text:span text:style-name="T370"> </text:span><text:span text:style-name="T345">сасна </text:span></text:p>
      <text:p text:style-name="P36"><text:span text:style-name="T411">pinglo</text:span><text:span text:style-name="T370"> </text:span><text:span text:style-name="T345">шпілька</text:span></text:p>
      <text:p text:style-name="P36"><text:span text:style-name="T411">pinto</text:span><text:span text:style-name="T370"> </text:span><text:span text:style-name="T345">кончык, востры канец, вастрыё </text:span></text:p>
      <text:p text:style-name="P36"><text:span text:style-name="T411">pioĉo</text:span><text:span text:style-name="T370"> </text:span><text:span text:style-name="T345">кірка, матыка, рыдлёўка </text:span></text:p>
      <text:p text:style-name="P36"><text:span text:style-name="T411">pipo</text:span><text:span text:style-name="T370"> </text:span><text:span text:style-name="T345">люлька </text:span><text:span text:style-name="T196">(для курэння) </text:span></text:p>
      <text:p text:style-name="P36"><text:span text:style-name="T411">pipro</text:span><text:span text:style-name="T370"> </text:span><text:span text:style-name="T345">перац </text:span></text:p>
      <text:p text:style-name="P36"><text:span text:style-name="T411">piro</text:span><text:span text:style-name="T370"> </text:span><text:span text:style-name="T345">груша </text:span><text:span text:style-name="T196">(плод) </text:span></text:p>
      <text:p text:style-name="P36"><text:span text:style-name="T300">pirolo</text:span><text:span text:style-name="T345"> снягір </text:span></text:p>
      <text:p text:style-name="P36"><text:span text:style-name="T411">pirozo</text:span><text:span text:style-name="T370"> </text:span><text:span text:style-name="T345">пякотка </text:span></text:p>
      <text:p text:style-name="P36"><text:span text:style-name="T411">pisi (urini)</text:span><text:span text:style-name="T370"> </text:span><text:span text:style-name="T345">мачыцца </text:span></text:p>
      <text:p text:style-name="P36"><text:span text:style-name="T411">pisti</text:span><text:span text:style-name="T370"> </text:span><text:span text:style-name="T345">таўчы, драбіць, раздрабняць </text:span></text:p>
      <text:p text:style-name="P36"><text:span text:style-name="T411">pistolo</text:span><text:span text:style-name="T370"> </text:span><text:span text:style-name="T345">пісталет; 2. распыляльнік </text:span><text:span text:style-name="T196">(фарба)</text:span></text:p>
      <text:p text:style-name="P38"><text:span text:style-name="T156">pitoreska</text:span><text:span text:style-name="T104"> </text:span><text:span text:style-name="T46">маляўнічы</text:span></text:p>
      <text:p text:style-name="P38"><text:span text:style-name="T157">pizo</text:span><text:span text:style-name="T78"> </text:span><text:span text:style-name="T46">гарох </text:span></text:p>
      <text:p text:style-name="P38"><text:span text:style-name="T157">placo</text:span><text:span text:style-name="T78"> </text:span><text:span text:style-name="T46">плошча, пляц </text:span></text:p>
      <text:p text:style-name="P38"><text:span text:style-name="T157">plaĉi</text:span><text:span text:style-name="T78"> </text:span><text:span text:style-name="T46">падабацца </text:span></text:p>
      <text:p text:style-name="P38"><text:span text:style-name="T157">plado</text:span><text:span text:style-name="T78"> </text:span><text:span text:style-name="T46">блюда </text:span></text:p>
      <text:p text:style-name="P38"><text:span text:style-name="T157">plafono</text:span><text:span text:style-name="T78"> </text:span><text:span text:style-name="T46">столь</text:span></text:p>
      <text:p text:style-name="P38"><text:span text:style-name="T156">plago</text:span><text:span text:style-name="T104"> </text:span><text:span text:style-name="T46">кара, бедства, няшчасце </text:span></text:p>
      <text:p text:style-name="P38"><text:span text:style-name="T156">planko</text:span><text:span text:style-name="T104"> </text:span><text:span text:style-name="T46">падлога </text:span></text:p>
      <text:p text:style-name="P38"><text:span text:style-name="T156">planto</text:span><text:span text:style-name="T104"> </text:span><text:span text:style-name="T46">расліна</text:span></text:p>
      <text:p text:style-name="P38"><text:span text:style-name="T156">plata</text:span><text:span text:style-name="T104"> </text:span><text:span text:style-name="T46">плоскі, роўны, гладкі </text:span></text:p>
      <text:p text:style-name="P38"><text:span text:style-name="T156">plekti</text:span><text:span text:style-name="T104"> </text:span><text:span text:style-name="T46">плесці, заплятаць; скручваць, звіваць</text:span></text:p>
      <text:p text:style-name="P38"><text:span text:style-name="T156">plena</text:span><text:span text:style-name="T104"> </text:span><text:span text:style-name="T46">поўны </text:span></text:p>
      <text:p text:style-name="P36"><text:span text:style-name="T411">plenumi</text:span><text:span text:style-name="T370"> </text:span><text:span text:style-name="T345">выконваць </text:span></text:p>
      <text:p text:style-name="P36"><text:span text:style-name="T411">plendi</text:span><text:span text:style-name="T370"> </text:span><text:span text:style-name="T345">скардзіцца, наракаць </text:span></text:p>
      <text:p text:style-name="P36"><text:span text:style-name="T411">pleto</text:span><text:span text:style-name="T370"> </text:span><text:span text:style-name="T345">паднос </text:span><text:span text:style-name="T196">(посуд) </text:span></text:p>
      <text:p text:style-name="P36"><text:span text:style-name="T411">plezuro</text:span><text:span text:style-name="T370"> </text:span><text:span text:style-name="T345">здавальненне, уцеха </text:span></text:p>
      <text:p text:style-name="P36"><text:span text:style-name="T411">plonĝi</text:span><text:span text:style-name="T370"> 1</text:span><text:span text:style-name="T345">. ныраць, даваць нырца; 2. пікіраваць </text:span><text:span text:style-name="T196">(авія.) </text:span></text:p>
      <text:p text:style-name="P36"><text:span text:style-name="T411">plori</text:span><text:span text:style-name="T370"> </text:span><text:span text:style-name="T345">плакаць </text:span></text:p>
      <text:p text:style-name="P36"><text:span text:style-name="T411">ploto</text:span><text:span text:style-name="T370"> </text:span><text:span text:style-name="T345">плотка </text:span><text:span text:style-name="T196">(рыба) </text:span></text:p>
      <text:p text:style-name="P36"><text:span text:style-name="T411">plotono</text:span><text:span text:style-name="T370"> </text:span><text:span text:style-name="T345">узвод </text:span></text:p>
      <text:p text:style-name="P36"><text:span text:style-name="T411">plu</text:span><text:span text:style-name="T370"> </text:span><text:span text:style-name="T345">болей, далей </text:span></text:p>
      <text:p text:style-name="P36"><text:span text:style-name="T411">plugi</text:span><text:span text:style-name="T370"> </text:span><text:span text:style-name="T345">араць</text:span></text:p>
      <text:p text:style-name="P36"><text:span text:style-name="T411">pluki</text:span><text:span text:style-name="T370"> 1</text:span><text:span text:style-name="T345">. зрываць, збіраць </text:span><text:span text:style-name="T196">(кветкі); </text:span><text:span text:style-name="T345">2. перабіраць </text:span><text:span text:style-name="T196">(струны) </text:span></text:p>
      <text:p text:style-name="P36"><text:soft-page-break/><text:span text:style-name="T411">plumo</text:span><text:span text:style-name="T370"> </text:span><text:span text:style-name="T345">пяро </text:span></text:p>
      <text:p text:style-name="P36"><text:span text:style-name="T411">plumbo</text:span><text:span text:style-name="T370"> </text:span><text:span text:style-name="T345">свінец</text:span></text:p>
      <text:p text:style-name="P38"><text:span text:style-name="T156">pluraj</text:span><text:span text:style-name="T104"> </text:span><text:span text:style-name="T46">не адзін, некалькі, многа </text:span></text:p>
      <text:p text:style-name="P38"><text:span text:style-name="T156">pluvo</text:span><text:span text:style-name="T104"> </text:span><text:span text:style-name="T46">дождж </text:span></text:p>
      <text:p text:style-name="P38"><text:span text:style-name="T156">podio</text:span><text:span text:style-name="T104"> </text:span><text:span text:style-name="T46">памост; эстрада </text:span></text:p>
      <text:p text:style-name="P38"><text:span text:style-name="T156">poento</text:span><text:span text:style-name="T104"> 1</text:span><text:span text:style-name="T46">. ачко (у гульні, спаборніцтве); 2. бал, адзнака </text:span></text:p>
      <text:p text:style-name="P38"><text:span text:style-name="T156">pojno</text:span><text:span text:style-name="T104"> </text:span><text:span text:style-name="T46">запясце</text:span></text:p>
      <text:p text:style-name="P36"><text:span text:style-name="T411">pokalo</text:span><text:span text:style-name="T370"> </text:span><text:span text:style-name="T345">бакал, келіх; кубак </text:span><text:span text:style-name="T196">(спарт.)</text:span></text:p>
      <text:p text:style-name="P38"><text:span text:style-name="T156">polino</text:span><text:span text:style-name="T104"> </text:span><text:span text:style-name="T46">далонь</text:span></text:p>
      <text:p text:style-name="P38"><text:span text:style-name="T156">poltrono</text:span><text:span text:style-name="T104"> </text:span><text:span text:style-name="T46">баязлівец</text:span></text:p>
      <text:p text:style-name="P38"><text:span text:style-name="T156">polvo</text:span><text:span text:style-name="T104"> </text:span><text:span text:style-name="T46">пыл</text:span></text:p>
      <text:p text:style-name="P38"><text:span text:style-name="T156">pomo</text:span><text:span text:style-name="T104"> </text:span><text:span text:style-name="T46">яблык</text:span></text:p>
      <text:p text:style-name="P38"><text:span text:style-name="T156">pompa</text:span><text:span text:style-name="T104"> </text:span><text:span text:style-name="T46">пышны, урачысты</text:span></text:p>
      <text:p text:style-name="P38"><text:span text:style-name="T156">ponardo</text:span><text:span text:style-name="T104"> </text:span><text:span text:style-name="T46">кінжал</text:span></text:p>
      <text:p text:style-name="P38"><text:span text:style-name="T156">ponto</text:span><text:span text:style-name="T104"> </text:span><text:span text:style-name="T46">мост</text:span></text:p>
      <text:p text:style-name="P38"><text:span text:style-name="T156">poplo</text:span><text:span text:style-name="T104"> </text:span><text:span text:style-name="T46">таполя</text:span></text:p>
      <text:p text:style-name="P38"><text:span text:style-name="T156">popolo</text:span><text:span text:style-name="T104"> </text:span><text:span text:style-name="T46">народ</text:span></text:p>
      <text:p text:style-name="P38"><text:span text:style-name="T156">porcelano</text:span><text:span text:style-name="T104"> </text:span><text:span text:style-name="T46">фарфор</text:span></text:p>
      <text:p text:style-name="P38"><text:span text:style-name="T156">pordo</text:span><text:span text:style-name="T104"> </text:span><text:span text:style-name="T46">дзверы</text:span></text:p>
      <text:p text:style-name="P38"><text:span text:style-name="T156">porko</text:span><text:span text:style-name="T104"> </text:span><text:span text:style-name="T46">свіння</text:span></text:p>
      <text:p text:style-name="P38"><text:span text:style-name="T156">porti</text:span><text:span text:style-name="T104"> </text:span><text:span text:style-name="T46">несці</text:span></text:p>
      <text:p text:style-name="P38"><text:span text:style-name="T156">posedi</text:span><text:span text:style-name="T104"> </text:span><text:span text:style-name="T46">уладаць, валодаць </text:span></text:p>
      <text:p text:style-name="P38"><text:span text:style-name="T156">posteno</text:span><text:span text:style-name="T104"> </text:span><text:span text:style-name="T46">пост, пасада </text:span></text:p>
      <text:p text:style-name="P38"><text:span text:style-name="T156">postuli</text:span><text:span text:style-name="T104"> </text:span><text:span text:style-name="T46">патрабаваць, настойліва прасіць</text:span></text:p>
      <text:p text:style-name="P38"><text:span text:style-name="T156">poŝo</text:span><text:span text:style-name="T104"> </text:span><text:span text:style-name="T46">кішэнь </text:span></text:p>
      <text:p text:style-name="P38"><text:span text:style-name="T156">poto</text:span><text:span text:style-name="T104"> </text:span><text:span text:style-name="T46">гаршчок, кацялок </text:span></text:p>
      <text:p text:style-name="P38"><text:span text:style-name="T156">potenco</text:span><text:span text:style-name="T104"> </text:span><text:span text:style-name="T46">улада, панаванне </text:span></text:p>
      <text:p text:style-name="P38"><text:span text:style-name="T156">povi</text:span><text:span text:style-name="T104"> </text:span><text:span text:style-name="T46">магчы, мець магчымасць</text:span></text:p>
      <text:p text:style-name="P38"><text:span text:style-name="T157">povra (malriĉa, kompatinda)</text:span><text:span text:style-name="T78"> </text:span><text:span text:style-name="T46">бедны </text:span></text:p>
      <text:p text:style-name="P38"><text:span text:style-name="T157">pramo</text:span><text:span text:style-name="T78"> </text:span><text:span text:style-name="T46">паром</text:span></text:p>
      <text:p text:style-name="P38"><text:span text:style-name="T156">prava</text:span><text:span text:style-name="T104"> </text:span><text:span text:style-name="T46">справядлівы, слушны </text:span></text:p>
      <text:p text:style-name="P38"><text:span text:style-name="T156">esti</text:span><text:span text:style-name="T104"> </text:span><text:span text:style-name="T156">prava</text:span><text:span text:style-name="T104"> </text:span><text:span text:style-name="T46">мець рацыю</text:span></text:p>
      <text:p text:style-name="P38"><text:span text:style-name="T156">precipe</text:span><text:span text:style-name="T104"> </text:span><text:span text:style-name="T46">асабліва, пераважна, галоўным чынам</text:span></text:p>
      <text:p text:style-name="P38"><text:span text:style-name="T156">preciza</text:span><text:span text:style-name="T104"> </text:span><text:span text:style-name="T46">дакладны, пэўны </text:span></text:p>
      <text:p text:style-name="P38"><text:span text:style-name="T156">prediki</text:span><text:span text:style-name="T104"> </text:span><text:span text:style-name="T46">прапаведваць </text:span></text:p>
      <text:p text:style-name="P38"><text:span text:style-name="T156">preferi</text:span><text:span text:style-name="T104"> </text:span><text:span text:style-name="T46">аддаваць перавагу, палічыць за лепшае </text:span></text:p>
      <text:p text:style-name="P38"><text:span text:style-name="T156">preĝi</text:span><text:span text:style-name="T104"> </text:span><text:span text:style-name="T46">маліцца</text:span></text:p>
      <text:p text:style-name="P36"><text:span text:style-name="T411">prelego</text:span><text:span text:style-name="T370"> </text:span><text:span text:style-name="T196">(публічная)</text:span><text:span text:style-name="T345"> лекцыя </text:span></text:p>
      <text:p text:style-name="P36"><text:span text:style-name="T411">premi</text:span><text:span text:style-name="T370"> </text:span><text:span text:style-name="T345">ціснуць, сціскаць; 2. прыгнятаць</text:span></text:p>
      <text:p text:style-name="P38"><text:span text:style-name="T156">preni</text:span><text:span text:style-name="T104"> </text:span><text:span text:style-name="T46">браць, узяць </text:span></text:p>
      <text:p text:style-name="P38"><text:span text:style-name="T156">prepari</text:span><text:span text:style-name="T104"> </text:span><text:span text:style-name="T46">рыхтаваць, падрыхтаваць </text:span></text:p>
      <text:p text:style-name="P38"><text:soft-page-break/><text:span text:style-name="T156">presi</text:span><text:span text:style-name="T104"> </text:span><text:span text:style-name="T46">друкаваць </text:span></text:p>
      <text:p text:style-name="P38"><text:span text:style-name="T156">preskaŭ</text:span><text:span text:style-name="T104"> </text:span><text:span text:style-name="T46">амаль</text:span></text:p>
      <text:p text:style-name="P38"><text:span text:style-name="T156">preskribi</text:span><text:span text:style-name="T104"> </text:span><text:span text:style-name="T46">прапісваць, прадпісваць </text:span></text:p>
      <text:p text:style-name="P38"><text:span text:style-name="T156">preta</text:span><text:span text:style-name="T104"> </text:span><text:span text:style-name="T46">гатовы </text:span></text:p>
      <text:p text:style-name="P38"><text:span text:style-name="T156">preventi</text:span><text:span text:style-name="T104"> </text:span><text:span text:style-name="T46">прадухіляць </text:span></text:p>
      <text:p text:style-name="P38"><text:span text:style-name="T156">prezo</text:span><text:span text:style-name="T104"> </text:span><text:span text:style-name="T46">цана</text:span></text:p>
      <text:p text:style-name="P36"><text:span text:style-name="T411">prezenti</text:span><text:span text:style-name="T370"> 1</text:span><text:span text:style-name="T345">. прапанаваць; 2. знаёміць; 3. прадстаўляць </text:span></text:p>
      <text:p text:style-name="P36"><text:span text:style-name="T411">prezidi</text:span><text:span text:style-name="T370"> </text:span><text:span text:style-name="T345">старшынстваваць </text:span></text:p>
      <text:p text:style-name="P36"><text:span text:style-name="T411">primavero</text:span><text:span text:style-name="T370"> </text:span><text:span text:style-name="T345">вясна </text:span><text:span text:style-name="T196">(паэт.) </text:span></text:p>
      <text:p text:style-name="P36"><text:span text:style-name="T411">printempo</text:span><text:span text:style-name="T370"> </text:span><text:span text:style-name="T345">вясна </text:span></text:p>
      <text:p text:style-name="P36"><text:span text:style-name="T411">privata</text:span><text:span text:style-name="T370"> </text:span><text:span text:style-name="T345">прыватны </text:span></text:p>
      <text:p text:style-name="P36"><text:span text:style-name="T411">prizono</text:span><text:span text:style-name="T370"> </text:span><text:span text:style-name="T345">турма</text:span></text:p>
      <text:p text:style-name="P38"><text:span text:style-name="T156">probabla</text:span><text:span text:style-name="T104"> </text:span><text:span text:style-name="T46">імаверны, праўдападобны,</text:span><text:span text:style-name="T104"> </text:span><text:span text:style-name="T46">магчымы</text:span></text:p>
      <text:p text:style-name="P38"><text:span text:style-name="T156">produkti</text:span><text:span text:style-name="T104"> </text:span><text:span text:style-name="T46">вырабляць, ствараць </text:span></text:p>
      <text:p text:style-name="P38"><text:span text:style-name="T156">profeto</text:span><text:span text:style-name="T104"> </text:span><text:span text:style-name="T46">прарок</text:span></text:p>
      <text:p text:style-name="P38"><text:span text:style-name="T156">profiti</text:span><text:span text:style-name="T104"> </text:span><text:span text:style-name="T46">атрымліваць карысць, прыбытак; карыстацца </text:span></text:p>
      <text:p text:style-name="P38"><text:span text:style-name="T156">profunda</text:span><text:span text:style-name="T104"> </text:span><text:span text:style-name="T46">глыбокі</text:span></text:p>
      <text:p text:style-name="P38"><text:span text:style-name="T156">proklami</text:span><text:span text:style-name="T104"> </text:span><text:span text:style-name="T46">абвяшчаць, абнародваць </text:span></text:p>
      <text:p text:style-name="P38"><text:span text:style-name="T156">prokrasti</text:span><text:span text:style-name="T104"> </text:span><text:span text:style-name="T46">адкладваць, адтэрміноўваць</text:span></text:p>
      <text:p text:style-name="P38"><text:span text:style-name="T156">proksima</text:span><text:span text:style-name="T104"> </text:span><text:span text:style-name="T46">блізкі, бліжні</text:span></text:p>
      <text:p text:style-name="P38"><text:span text:style-name="T156">promeni</text:span><text:span text:style-name="T104"> </text:span><text:span text:style-name="T46">прагульвацца</text:span></text:p>
      <text:p text:style-name="P38"><text:span text:style-name="T156">promesi</text:span><text:span text:style-name="T104"> 1</text:span><text:span text:style-name="T46">. абяцаць, абавязвацца;</text:span><text:span text:style-name="T104"> </text:span><text:span text:style-name="T46">2. прадракаць, паказваць </text:span></text:p>
      <text:p text:style-name="P38"><text:span text:style-name="T156">prononci</text:span><text:span text:style-name="T104"> </text:span><text:span text:style-name="T46">вымаўляць </text:span></text:p>
      <text:p text:style-name="P38"><text:span text:style-name="T156">proponi</text:span><text:span text:style-name="T104"> </text:span><text:span text:style-name="T46">прапаноўваць </text:span></text:p>
      <text:p text:style-name="P38"><text:span text:style-name="T156">propra</text:span><text:span text:style-name="T104"> </text:span><text:span text:style-name="T46">уласны, асабісты </text:span></text:p>
      <text:p text:style-name="P38"><text:span text:style-name="T156">prosperi</text:span><text:span text:style-name="T104"> </text:span><text:span text:style-name="T46">працвітаць, мець поспех </text:span></text:p>
      <text:p text:style-name="P38"><text:span text:style-name="T156">provi</text:span><text:span text:style-name="T104"> 1</text:span><text:span text:style-name="T46">. спрабаваць; 2. выпрабоўваць</text:span></text:p>
      <text:p text:style-name="P38"><text:span text:style-name="T156">proverbo</text:span><text:span text:style-name="T104"> </text:span><text:span text:style-name="T46">прыказка, прымаўка </text:span></text:p>
      <text:p text:style-name="P38"><text:span text:style-name="T156">providenco</text:span><text:span text:style-name="T104"> </text:span><text:span text:style-name="T46">прадбачанне, доля, лёс </text:span></text:p>
      <text:p text:style-name="P38"><text:span text:style-name="T156">provizi</text:span><text:span text:style-name="T104"> </text:span><text:span text:style-name="T46">забяспечваць </text:span></text:p>
      <text:p text:style-name="P38"><text:span text:style-name="T156">provizora</text:span><text:span text:style-name="T104"> </text:span><text:span text:style-name="T46">часовы</text:span></text:p>
      <text:p text:style-name="P38"><text:span text:style-name="T156">provoki</text:span><text:span text:style-name="T104"> </text:span><text:span text:style-name="T46">падбухторваць, правакаваць</text:span></text:p>
      <text:p text:style-name="P38"><text:span text:style-name="T157">prudenta</text:span><text:span text:style-name="T78"> </text:span><text:span text:style-name="T46">разважны, прадбачлівы </text:span></text:p>
      <text:p text:style-name="P38"><text:span text:style-name="T157">prujno</text:span><text:span text:style-name="T78"> </text:span><text:span text:style-name="T46">іней, шэрань, намаразь </text:span></text:p>
      <text:p text:style-name="P38"><text:span text:style-name="T157">pruno</text:span><text:span text:style-name="T78"> </text:span><text:span text:style-name="T46">сліва </text:span><text:span text:style-name="T196">(плод) </text:span></text:p>
      <text:p text:style-name="P38"><text:span text:style-name="T157">prunto</text:span><text:span text:style-name="T78"> </text:span><text:span text:style-name="T46">доўг </text:span><text:span text:style-name="T196">(грошай і г. д.) </text:span></text:p>
      <text:p text:style-name="P38"><text:span text:style-name="T157">pruvi</text:span><text:span text:style-name="T78"> </text:span><text:span text:style-name="T46">даводзіць, даказваць </text:span></text:p>
      <text:p text:style-name="P38"><text:span text:style-name="T157">pugno</text:span><text:span text:style-name="T78"> </text:span><text:span text:style-name="T46">кулак </text:span></text:p>
      <text:p text:style-name="P38"><text:span text:style-name="T157">pulo</text:span><text:span text:style-name="T78"> </text:span><text:span text:style-name="T46">блыха </text:span></text:p>
      <text:p text:style-name="P38"><text:span text:style-name="T157">pulmo</text:span><text:span text:style-name="T78"> </text:span><text:span text:style-name="T46">лёгкае </text:span></text:p>
      <text:p text:style-name="P38"><text:span text:style-name="T157">pulvo</text:span><text:span text:style-name="T78"> </text:span><text:span text:style-name="T46">порах </text:span></text:p>
      <text:p text:style-name="P38"><text:soft-page-break/><text:span text:style-name="T157">pulvoro</text:span><text:span text:style-name="T78"> </text:span><text:span text:style-name="T46">парашок </text:span></text:p>
      <text:p text:style-name="P38"><text:span text:style-name="T157">pumpi</text:span><text:span text:style-name="T78"> </text:span><text:span text:style-name="T46">пампаваць </text:span></text:p>
      <text:p text:style-name="P38"><text:span text:style-name="T157">puni</text:span><text:span text:style-name="T78"> </text:span><text:span text:style-name="T46">караць, пакараць </text:span></text:p>
      <text:p text:style-name="P38"><text:span text:style-name="T157">punkto</text:span><text:span text:style-name="T78"> 1</text:span><text:span text:style-name="T46">. кропка; 2. пункт, кропка, месца</text:span></text:p>
      <text:p text:style-name="P38"><text:span text:style-name="T156">punto</text:span><text:span text:style-name="T104"> </text:span><text:span text:style-name="T46">карункі </text:span></text:p>
      <text:p text:style-name="P38"><text:span text:style-name="T156">pupo</text:span><text:span text:style-name="T104"> </text:span><text:span text:style-name="T46">лялька </text:span></text:p>
      <text:p text:style-name="P38"><text:span text:style-name="T156">pura</text:span><text:span text:style-name="T104"> </text:span><text:span text:style-name="T46">чысты </text:span></text:p>
      <text:p text:style-name="P38"><text:span text:style-name="T156">puso</text:span><text:span text:style-name="T104"> </text:span><text:span text:style-name="T46">гной</text:span></text:p>
      <text:p text:style-name="P38"><text:span text:style-name="T156">pusi</text:span><text:span text:style-name="T104"> </text:span><text:span text:style-name="T46">пхаць, штурхаць </text:span></text:p>
      <text:p text:style-name="P38"><text:span text:style-name="T156">puto</text:span><text:span text:style-name="T104"> </text:span><text:span text:style-name="T46">студня, калодзеж </text:span></text:p>
      <text:p text:style-name="P38"><text:span text:style-name="T156">putri</text:span><text:span text:style-name="T104"> </text:span><text:span text:style-name="T46">гніць, псавацца</text:span></text:p>
      <text:p text:style-name="P25">R</text:p>
      <text:p text:style-name="P38"><text:span text:style-name="T156">rabi</text:span><text:span text:style-name="T104"> </text:span><text:span text:style-name="T46">грабіць, рабаваць, выкрадаць </text:span></text:p>
      <text:p text:style-name="P38"><text:span text:style-name="T156">rabato</text:span><text:span text:style-name="T104"> </text:span><text:span text:style-name="T46">скідка, уступка </text:span></text:p>
      <text:p text:style-name="P38"><text:span text:style-name="T156">raboti</text:span><text:span text:style-name="T104"> </text:span><text:span text:style-name="T46">стругаць, габляваць </text:span></text:p>
      <text:p text:style-name="P38"><text:span text:style-name="T156">racio</text:span><text:span text:style-name="T104"> </text:span><text:span text:style-name="T46">розум </text:span></text:p>
      <text:p text:style-name="P38"><text:span text:style-name="T156">rado</text:span><text:span text:style-name="T104"> </text:span><text:span text:style-name="T46">кола</text:span></text:p>
      <text:p text:style-name="P36"><text:span text:style-name="T411">radio</text:span><text:span text:style-name="T370"> 1</text:span><text:span text:style-name="T345">. прамень; 2. радыё </text:span></text:p>
      <text:p text:style-name="P36"><text:span text:style-name="T411">radiko</text:span><text:span text:style-name="T370"> </text:span><text:span text:style-name="T345">корань </text:span></text:p>
      <text:p text:style-name="P36"><text:span text:style-name="T411">rafano</text:span><text:span text:style-name="T370"> </text:span><text:span text:style-name="T345">рэдзька </text:span></text:p>
      <text:p text:style-name="P36"><text:span text:style-name="T411">rajdi</text:span><text:span text:style-name="T370"> </text:span><text:span text:style-name="T345">ехаць верхам, конна </text:span></text:p>
      <text:p text:style-name="P36"><text:span text:style-name="T411">rajto</text:span><text:span text:style-name="T370"> </text:span><text:span text:style-name="T345">права </text:span></text:p>
      <text:p text:style-name="P36"><text:span text:style-name="T411">rakonti</text:span><text:span text:style-name="T370"> </text:span><text:span text:style-name="T345">расказваць </text:span></text:p>
      <text:p text:style-name="P36"><text:span text:style-name="T411">rampi</text:span><text:span text:style-name="T370"> 1</text:span><text:span text:style-name="T345">. паўзці, поўзаць; 2. слацца </text:span><text:span text:style-name="T196">(па зямлі) </text:span></text:p>
      <text:p text:style-name="P36"><text:span text:style-name="T411">rano</text:span><text:span text:style-name="T370"> </text:span><text:span text:style-name="T345">жаба </text:span></text:p>
      <text:p text:style-name="P36"><text:span text:style-name="T411">rando</text:span><text:span text:style-name="T370"> </text:span><text:span text:style-name="T345">край, кант </text:span></text:p>
      <text:p text:style-name="P36"><text:span text:style-name="T411">ranunkolo</text:span><text:span text:style-name="T370"> </text:span><text:span text:style-name="T345">казялец </text:span></text:p>
      <text:p text:style-name="P36"><text:span text:style-name="T411">rapo</text:span><text:span text:style-name="T370"> </text:span><text:span text:style-name="T345">рэпа</text:span></text:p>
      <text:p text:style-name="P36"><text:span text:style-name="T411">rapida</text:span><text:span text:style-name="T370"> </text:span><text:span text:style-name="T345">борзды, шпаркі, хуткі </text:span></text:p>
      <text:p text:style-name="P36"><text:span text:style-name="T411">rara (malofta)</text:span><text:span text:style-name="T370"> </text:span><text:span text:style-name="T345">рэдкі </text:span></text:p>
      <text:p text:style-name="P36"><text:span text:style-name="T411">raspi</text:span><text:span text:style-name="T370"> 1</text:span><text:span text:style-name="T345">. церці на тарцы; 2. апрацоўваць рашпілем </text:span></text:p>
      <text:p text:style-name="P36"><text:span text:style-name="T411">rasti</text:span><text:span text:style-name="T370"> </text:span><text:span text:style-name="T345">зграбаць граблямі </text:span></text:p>
      <text:p text:style-name="P36"><text:span text:style-name="T411">rato</text:span><text:span text:style-name="T370"> </text:span><text:span text:style-name="T345">пацук </text:span></text:p>
      <text:p text:style-name="P36"><text:span text:style-name="T411">raŭka</text:span><text:span text:style-name="T370"> </text:span><text:span text:style-name="T345">хрыплы, сіплы </text:span></text:p>
      <text:p text:style-name="P36"><text:span text:style-name="T411">raŭpo</text:span><text:span text:style-name="T370"> 1</text:span><text:span text:style-name="T345">. вусень; 2. гусеніца </text:span><text:span text:style-name="T196">(тэхн.) </text:span></text:p>
      <text:p text:style-name="P36"><text:span text:style-name="T411">ravi</text:span><text:span text:style-name="T370"> </text:span><text:span text:style-name="T345">захапляць, зачароўваць, прыводзіць у захапленне </text:span></text:p>
      <text:p text:style-name="P36"><text:span text:style-name="T411">raveno</text:span><text:span text:style-name="T372">, ravino </text:span><text:span text:style-name="T345">яр, роў, лагчына </text:span></text:p>
      <text:p text:style-name="P36"><text:span text:style-name="T411">razi</text:span><text:span text:style-name="T370"> </text:span><text:span text:style-name="T345">галіць, брыць </text:span></text:p>
      <text:p text:style-name="P36"><text:span text:style-name="T411">razeno</text:span><text:span text:style-name="T372"> (gazono)</text:span><text:span text:style-name="T370"> </text:span><text:span text:style-name="T345">газон </text:span></text:p>
      <text:p text:style-name="P36"><text:span text:style-name="T411">rebo</text:span><text:span text:style-name="T370"> </text:span><text:span text:style-name="T345">вінаградная лаза</text:span></text:p>
      <text:p text:style-name="P38"><text:span text:style-name="T157">reciproka</text:span><text:span text:style-name="T78"> </text:span><text:span text:style-name="T46">узаемны </text:span></text:p>
      <text:p text:style-name="P38"><text:soft-page-break/><text:span text:style-name="T157">reciti</text:span><text:span text:style-name="T78"> </text:span><text:span text:style-name="T46">чытаць на памяць; выконваць рэчытатывам </text:span></text:p>
      <text:p text:style-name="P38"><text:span text:style-name="T157">recitalo</text:span><text:span text:style-name="T78"> </text:span><text:span text:style-name="T46">сольны канцэрт </text:span></text:p>
      <text:p text:style-name="P38"><text:span text:style-name="T157">redingoto</text:span><text:span text:style-name="T78"> </text:span><text:span text:style-name="T46">сурдут</text:span></text:p>
      <text:p text:style-name="P38"><text:span text:style-name="T156">redukti</text:span><text:span text:style-name="T104"> </text:span><text:span text:style-name="T46">змяншаць, абмяжоўваць</text:span></text:p>
      <text:p text:style-name="P38"><text:span text:style-name="T156">refuti</text:span><text:span text:style-name="T104"> </text:span><text:span text:style-name="T46">адхіляць; абвяргаць</text:span></text:p>
      <text:p text:style-name="P36"><text:span text:style-name="T411">regi</text:span><text:span text:style-name="T370"> </text:span><text:span text:style-name="T345">кіраваць </text:span><text:span text:style-name="T196">(краінай і г. д.)</text:span></text:p>
      <text:p text:style-name="P38"><text:span text:style-name="T156">regali</text:span><text:span text:style-name="T104"> </text:span><text:span text:style-name="T46">частаваць</text:span></text:p>
      <text:p text:style-name="P38"><text:span text:style-name="T156">regimento</text:span><text:span text:style-name="T104"> </text:span><text:span text:style-name="T46">полк</text:span></text:p>
      <text:p text:style-name="P38"><text:span text:style-name="T156">regiono</text:span><text:span text:style-name="T104"> </text:span><text:span text:style-name="T46">раён; вобласць</text:span></text:p>
      <text:p text:style-name="P38"><text:span text:style-name="T156">regno</text:span><text:span text:style-name="T104"> </text:span><text:span text:style-name="T46">дзяржава</text:span></text:p>
      <text:p text:style-name="P38"><text:span text:style-name="T156">regulo</text:span><text:span text:style-name="T104"> </text:span><text:span text:style-name="T46">правіла</text:span></text:p>
      <text:p text:style-name="P38"><text:span text:style-name="T156">reĝo</text:span><text:span text:style-name="T104"> </text:span><text:span text:style-name="T46">цар, кароль</text:span></text:p>
      <text:p text:style-name="P38"><text:span text:style-name="T156">rekompenci</text:span><text:span text:style-name="T104"> </text:span><text:span text:style-name="T46">узнагароджваць</text:span></text:p>
      <text:p text:style-name="P38"><text:span text:style-name="T156">rekta</text:span><text:span text:style-name="T104"> </text:span><text:span text:style-name="T46">прамы</text:span></text:p>
      <text:p text:style-name="P38"><text:span text:style-name="T156">relo</text:span><text:span text:style-name="T104"> </text:span><text:span text:style-name="T46">рэйка</text:span></text:p>
      <text:p text:style-name="P38"><text:span text:style-name="T156">relativa</text:span><text:span text:style-name="T104"> </text:span><text:span text:style-name="T46">адносны, суадносны </text:span></text:p>
      <text:p text:style-name="P38"><text:span text:style-name="T156">remi</text:span><text:span text:style-name="T104"> </text:span><text:span text:style-name="T46">веславаць</text:span></text:p>
      <text:p text:style-name="P34"><text:span text:style-name="T416">rendevuo</text:span><text:span text:style-name="T375"> </text:span><text:span text:style-name="T357">сустрэча, спатканне </text:span></text:p>
      <text:p text:style-name="P34"><text:span text:style-name="T416">renkonti</text:span><text:span text:style-name="T375"> </text:span><text:span text:style-name="T357">сустракаць </text:span></text:p>
      <text:p text:style-name="P34"><text:span text:style-name="T416">renomo</text:span><text:span text:style-name="T375"> </text:span><text:span text:style-name="T357">вядомасць, рэпутацыя </text:span></text:p>
      <text:p text:style-name="P34"><text:span text:style-name="T416">renversi</text:span><text:span text:style-name="T375"> 1</text:span><text:span text:style-name="T609">. </text:span><text:span text:style-name="T357">перакульваць, абарочваць; 2. скідаць, звяргаць </text:span></text:p>
      <text:p text:style-name="P34"><text:span text:style-name="T416">reprezenti</text:span><text:span text:style-name="T375"> </text:span><text:span text:style-name="T357">прадстаўляць, быць прадстаўніком</text:span></text:p>
      <text:p text:style-name="P36"><text:span text:style-name="T411">respekti</text:span><text:span text:style-name="T370"> </text:span><text:span text:style-name="T345">шанаваць, паважаць </text:span></text:p>
      <text:p text:style-name="P36"><text:span text:style-name="T411">respondi</text:span><text:span text:style-name="T370"> </text:span><text:span text:style-name="T345">адказваць </text:span><text:span text:style-name="T196">(каму-небудзь) </text:span></text:p>
      <text:p text:style-name="P36"><text:span text:style-name="T411">responsi</text:span><text:span text:style-name="T370"> </text:span><text:span text:style-name="T345">адказваць </text:span><text:span text:style-name="T196">(за што-небудзь, за каго-небудзь) </text:span></text:p>
      <text:p text:style-name="P36"><text:span text:style-name="T411">resti</text:span><text:span text:style-name="T370"> </text:span><text:span text:style-name="T345">заставацца </text:span></text:p>
      <text:p text:style-name="P36"><text:span text:style-name="T411">reto</text:span><text:span text:style-name="T370"> </text:span><text:span text:style-name="T345">сетка </text:span></text:p>
      <text:p text:style-name="P36"><text:span text:style-name="T411">revi</text:span><text:span text:style-name="T370"> </text:span><text:span text:style-name="T345">марыць </text:span></text:p>
      <text:p text:style-name="P36"><text:span text:style-name="T411">revelacio</text:span><text:span text:style-name="T370"> </text:span><text:span text:style-name="T345">адкрыццё </text:span></text:p>
      <text:p text:style-name="P36"><text:span text:style-name="T411">revuo</text:span><text:span text:style-name="T370"> 1</text:span><text:span text:style-name="T345">. часопіс; 2. агляд; 3. агляд войск, парад</text:span></text:p>
      <text:p text:style-name="P38"><text:span text:style-name="T156">rezervi</text:span><text:span text:style-name="T104"> </text:span><text:span text:style-name="T46">пакідаць за сабой, пакідаць пра запас</text:span></text:p>
      <text:p text:style-name="P38"><text:span text:style-name="T156">rezidi</text:span><text:span text:style-name="T104"> </text:span><text:span text:style-name="T46">пражываць, мець месца жыхарства</text:span></text:p>
      <text:p text:style-name="P38"><text:span text:style-name="T156">rezigni</text:span><text:span text:style-name="T104"> </text:span><text:span text:style-name="T46">адмаўляцца, выракацца </text:span></text:p>
      <text:p text:style-name="P38"><text:span text:style-name="T156">rezisti</text:span><text:span text:style-name="T104"> </text:span><text:span text:style-name="T46">супраціўляцца, аказваць супраціўленне </text:span></text:p>
      <text:p text:style-name="P38"><text:span text:style-name="T156">rezoni</text:span><text:span text:style-name="T104"> </text:span><text:span text:style-name="T46">разважаць </text:span></text:p>
      <text:p text:style-name="P38"><text:span text:style-name="T156">ribo</text:span><text:span text:style-name="T104"> </text:span><text:span text:style-name="T46">чырвоныя парэчкі </text:span></text:p>
      <text:p text:style-name="P38"><text:span text:style-name="T156">ribeli</text:span><text:span text:style-name="T104"> </text:span><text:span text:style-name="T46">паўставаць, узнімаць паўстанне</text:span></text:p>
      <text:p text:style-name="P38"><text:span text:style-name="T156">ricevi</text:span><text:span text:style-name="T104"> </text:span><text:span text:style-name="T46">атрымліваць </text:span></text:p>
      <text:p text:style-name="P38"><text:span text:style-name="T156">riĉa</text:span><text:span text:style-name="T104"> </text:span><text:span text:style-name="T46">багаты </text:span></text:p>
      <text:p text:style-name="P38"><text:span text:style-name="T156">ridi</text:span><text:span text:style-name="T104"> </text:span><text:span text:style-name="T46">смяяцца</text:span></text:p>
      <text:p text:style-name="P38"><text:span text:style-name="T156">rifuĝi</text:span><text:span text:style-name="T104"> </text:span><text:span text:style-name="T46">хавацца, укрывацца, скрывацца</text:span></text:p>
      <text:p text:style-name="P38"><text:soft-page-break/><text:span text:style-name="T156">rifuzi</text:span><text:span text:style-name="T104"> </text:span><text:span text:style-name="T46">адмаўляцца, адмаўляць, адхіляць</text:span></text:p>
      <text:p text:style-name="P38"><text:span text:style-name="T156">rigardi</text:span><text:span text:style-name="T104"> </text:span><text:span text:style-name="T46">глядзець</text:span></text:p>
      <text:p text:style-name="P36"><text:span text:style-name="T412">rigida</text:span><text:span text:style-name="T371"> </text:span><text:span text:style-name="T345">цвёрды, тугі; адубелы </text:span></text:p>
      <text:p text:style-name="P36"><text:span text:style-name="T412">rigli</text:span><text:span text:style-name="T371"> </text:span><text:span text:style-name="T345">зачыняць </text:span><text:span text:style-name="T196">(на засаўку, на завалу)</text:span></text:p>
      <text:p text:style-name="P38"><text:span text:style-name="T156">rigora</text:span><text:span text:style-name="T104"> </text:span><text:span text:style-name="T46">строгі, суровы </text:span></text:p>
      <text:p text:style-name="P38"><text:span text:style-name="T156">rikani</text:span><text:span text:style-name="T104"> </text:span><text:span text:style-name="T46">выскаляцца, насміхацца </text:span></text:p>
      <text:p text:style-name="P38"><text:span text:style-name="T156">rikolti</text:span><text:span text:style-name="T104"> </text:span><text:span text:style-name="T46">жаць, збіраць ураджай </text:span></text:p>
      <text:p text:style-name="P38"><text:span text:style-name="T156">rilati</text:span><text:span text:style-name="T104"> </text:span><text:span text:style-name="T46">адносіцца, ставіцца </text:span></text:p>
      <text:p text:style-name="P38"><text:span text:style-name="T156">rimo</text:span><text:span text:style-name="T104"> </text:span><text:span text:style-name="T46">рыфма</text:span></text:p>
      <text:p text:style-name="P36"><text:span text:style-name="T411">rimarki</text:span><text:span text:style-name="T370"> </text:span><text:span text:style-name="T345">заўважаць, прыкмячаць </text:span></text:p>
      <text:p text:style-name="P36"><text:span text:style-name="T411">rimedo</text:span><text:span text:style-name="T370"> </text:span><text:span text:style-name="T345">сродак, спосаб </text:span></text:p>
      <text:p text:style-name="P36"><text:span text:style-name="T411">rimeno</text:span><text:span text:style-name="T370"> </text:span><text:span text:style-name="T345">рэмень, папруга </text:span></text:p>
      <text:p text:style-name="P36"><text:span text:style-name="T411">rimeso</text:span><text:span text:style-name="T370"> </text:span><text:span text:style-name="T345">перасылка грошай </text:span></text:p>
      <text:p text:style-name="P36"><text:span text:style-name="T411">rimorso</text:span><text:span text:style-name="T370"> </text:span><text:span text:style-name="T345">мукі </text:span><text:span text:style-name="T196">(дакоры, згрызоты) </text:span><text:span text:style-name="T345">сумлення</text:span></text:p>
      <text:p text:style-name="P34"><text:span text:style-name="T416">ringo</text:span><text:span text:style-name="T375"> 1</text:span><text:span text:style-name="T609">. </text:span><text:span text:style-name="T357">кольца; 2. кола; 3. пярсцёнак</text:span></text:p>
      <text:p text:style-name="P38"><text:span text:style-name="T156">rinocero</text:span><text:span text:style-name="T104"> </text:span><text:span text:style-name="T46">насарог </text:span></text:p>
      <text:p text:style-name="P38"><text:span text:style-name="T156">ripo</text:span><text:span text:style-name="T104"> </text:span><text:span text:style-name="T46">рабро</text:span></text:p>
      <text:p text:style-name="P38"><text:span text:style-name="T156">ripari</text:span><text:span text:style-name="T104"> </text:span><text:span text:style-name="T46">папраўляць, выпраўляць, рамантаваць, рапараваць </text:span></text:p>
      <text:p text:style-name="P38"><text:span text:style-name="T156">ripeti</text:span><text:span text:style-name="T104"> </text:span><text:span text:style-name="T46">паўтараць </text:span></text:p>
      <text:p text:style-name="P38"><text:span text:style-name="T156">ripozi</text:span><text:span text:style-name="T104"> </text:span><text:span text:style-name="T46">адпачываць, спачываць </text:span></text:p>
      <text:p text:style-name="P38"><text:span text:style-name="T156">riproĉi</text:span><text:span text:style-name="T104"> </text:span><text:span text:style-name="T46">упікаць, дакараць </text:span></text:p>
      <text:p text:style-name="P38"><text:span text:style-name="T156">rito</text:span><text:span text:style-name="T104"> </text:span><text:span text:style-name="T46">цырымонія, абрад </text:span></text:p>
      <text:p text:style-name="P38"><text:span text:style-name="T156">rivalo</text:span><text:span text:style-name="T104"> </text:span><text:span text:style-name="T46">сапернік, канкурэнт </text:span></text:p>
      <text:p text:style-name="P38"><text:span text:style-name="T156">riveli</text:span><text:span text:style-name="T104"> </text:span><text:span text:style-name="T46">праяўляць, выяўляць </text:span></text:p>
      <text:p text:style-name="P38"><text:span text:style-name="T156">rivero</text:span><text:span text:style-name="T104"> </text:span><text:span text:style-name="T46">рака </text:span></text:p>
      <text:p text:style-name="P38"><text:span text:style-name="T156">rizo</text:span><text:span text:style-name="T104"> </text:span><text:span text:style-name="T46">рыс</text:span></text:p>
      <text:p text:style-name="P38"><text:span text:style-name="T156">robo</text:span><text:span text:style-name="T104"> </text:span><text:span text:style-name="T46">сукенка, плацце </text:span></text:p>
      <text:p text:style-name="P38"><text:span text:style-name="T156">roko</text:span><text:span text:style-name="T104"> </text:span><text:span text:style-name="T46">скала, уцёс</text:span></text:p>
      <text:p text:style-name="P34"><text:span text:style-name="T416">rompi</text:span><text:span text:style-name="T375"> 1</text:span><text:span text:style-name="T609">. </text:span><text:span text:style-name="T357">ламаць, разбіваць; 2. перапыняць, разрываць </text:span></text:p>
      <text:p text:style-name="P34"><text:span text:style-name="T416">rondo</text:span><text:span text:style-name="T375"> 1</text:span><text:span text:style-name="T609">. </text:span><text:span text:style-name="T357">круг, кола; 2. кола, гурток </text:span></text:p>
      <text:p text:style-name="P34"><text:span text:style-name="T416">ronĝi</text:span><text:span text:style-name="T375"> </text:span><text:span text:style-name="T357">грызці, лузаць, лушчыць; раз’ядаць, тачыць </text:span></text:p>
      <text:p text:style-name="P36"><text:span text:style-name="T411">ronki</text:span><text:span text:style-name="T370"> 1</text:span><text:span text:style-name="T345">. храпці; 2. рохкаць; 3. фыркаць </text:span><text:span text:style-name="T196">(аб кані)</text:span></text:p>
      <text:p text:style-name="P38"><text:span text:style-name="T156">ronroni</text:span><text:span text:style-name="T104"> </text:span><text:span text:style-name="T46">муркаць, варкатаць</text:span></text:p>
      <text:p text:style-name="P38"><text:span text:style-name="T156">roso</text:span><text:span text:style-name="T104"> </text:span><text:span text:style-name="T46">раса</text:span></text:p>
      <text:p text:style-name="P38"><text:span text:style-name="T156">rosino</text:span><text:span text:style-name="T104"> </text:span><text:span text:style-name="T46">разынкі</text:span></text:p>
      <text:p text:style-name="P38"><text:span text:style-name="T156">rosmaro</text:span><text:span text:style-name="T104"> </text:span><text:span text:style-name="T46">морж</text:span></text:p>
      <text:p text:style-name="P38"><text:span text:style-name="T156">rosti</text:span><text:span text:style-name="T104"> </text:span><text:span text:style-name="T46">смажыць, скварыць</text:span></text:p>
      <text:p text:style-name="P38"><text:span text:style-name="T156">rostro</text:span><text:span text:style-name="T104"> </text:span><text:span text:style-name="T46">хобат</text:span></text:p>
      <text:p text:style-name="P38"><text:span text:style-name="T156">rubo</text:span><text:span text:style-name="T104"> </text:span><text:span text:style-name="T46">смецце, хлам, адкіды</text:span></text:p>
      <text:p text:style-name="P38"><text:span text:style-name="T156">rubando</text:span><text:span text:style-name="T104"> </text:span><text:span text:style-name="T46">стужка, тасьма; палоска</text:span></text:p>
      <text:p text:style-name="P38"><text:span text:style-name="T156">rubuso</text:span><text:span text:style-name="T104"> </text:span><text:span text:style-name="T46">ажына</text:span></text:p>
      <text:p text:style-name="P38"><text:soft-page-break/><text:span text:style-name="T156">ruĝa</text:span><text:span text:style-name="T104"> </text:span><text:span text:style-name="T46">чырвоны</text:span></text:p>
      <text:p text:style-name="P38"><text:span text:style-name="T156">rukto</text:span><text:span text:style-name="T104"> </text:span><text:span text:style-name="T46">адрыжка</text:span></text:p>
      <text:p text:style-name="P38"><text:span text:style-name="T156">rukuli</text:span><text:span text:style-name="T104"> </text:span><text:span text:style-name="T46">буркатаць</text:span></text:p>
      <text:p text:style-name="P38"><text:span text:style-name="T156">ruli</text:span><text:span text:style-name="T104"> 1</text:span><text:span text:style-name="T46">. качаць, катаць; 2. скручваць, згортваць </text:span></text:p>
      <text:p text:style-name="P38"><text:span text:style-name="T156">rumo</text:span><text:span text:style-name="T104"> </text:span><text:span text:style-name="T46">ром </text:span></text:p>
      <text:p text:style-name="P38"><text:span text:style-name="T156">rumekso</text:span><text:span text:style-name="T104"> </text:span><text:span text:style-name="T46">шчаўе </text:span></text:p>
      <text:p text:style-name="P38"><text:span text:style-name="T156">rumoro</text:span><text:span text:style-name="T104"> </text:span><text:span text:style-name="T46">гул, голас, гоман</text:span></text:p>
      <text:p text:style-name="P38"><text:span text:style-name="T157">rusta</text:span><text:span text:style-name="T78"> </text:span><text:span text:style-name="T46">іржавы</text:span></text:p>
      <text:p text:style-name="P38"><text:span text:style-name="T156">rustika</text:span><text:span text:style-name="T104"> </text:span><text:span text:style-name="T46">вясковы, просты; неачэсаны</text:span></text:p>
      <text:p text:style-name="P38"><text:span text:style-name="T156">rusulo</text:span><text:span text:style-name="T104"> </text:span><text:span text:style-name="T46">сыраежка, суравежка </text:span></text:p>
      <text:p text:style-name="P38"><text:span text:style-name="T156">rutino</text:span><text:span text:style-name="T104"> </text:span><text:span text:style-name="T46">навык, спрыт; 2. коснасць, рутына</text:span></text:p>
      <text:p text:style-name="P35"><text:span text:style-name="T416">ruza</text:span><text:span text:style-name="T374"> </text:span><text:span text:style-name="T355">хітры, каварны </text:span></text:p>
      <text:p text:style-name="P22">S</text:p>
      <text:p text:style-name="P38"><text:span text:style-name="T156">sabato</text:span><text:span text:style-name="T104"> </text:span><text:span text:style-name="T46">субота </text:span></text:p>
      <text:p text:style-name="P38"><text:span text:style-name="T156">sablo</text:span><text:span text:style-name="T104"> </text:span><text:span text:style-name="T46">пясок </text:span></text:p>
      <text:p text:style-name="P38"><text:span text:style-name="T156">sabro</text:span><text:span text:style-name="T104"> </text:span><text:span text:style-name="T46">шабля</text:span></text:p>
      <text:p text:style-name="P38"><text:span text:style-name="T156">sacerdoto</text:span><text:span text:style-name="T104"> </text:span><text:span text:style-name="T46">свяшчэннік; іерэй </text:span></text:p>
      <text:p text:style-name="P38"><text:span text:style-name="T156">sago</text:span><text:span text:style-name="T104"> </text:span><text:span text:style-name="T46">страла</text:span></text:p>
      <text:p text:style-name="P38"><text:span text:style-name="T156">sagao</text:span><text:span text:style-name="T104"> </text:span><text:span text:style-name="T46">сага, сказанне, паданне </text:span></text:p>
      <text:p text:style-name="P38"><text:span text:style-name="T156">sagaca</text:span><text:span text:style-name="T104"> </text:span><text:span text:style-name="T46">праніклівы, празорлівы </text:span></text:p>
      <text:p text:style-name="P38"><text:span text:style-name="T156">saĝa</text:span><text:span text:style-name="T104"> </text:span><text:span text:style-name="T46">разумны</text:span></text:p>
      <text:p text:style-name="P38"><text:span text:style-name="T156">sako</text:span><text:span text:style-name="T104"> </text:span><text:span text:style-name="T46">мех, мяшок, торба, кайстра </text:span></text:p>
      <text:p text:style-name="P38"><text:span text:style-name="T156">sakri</text:span><text:span text:style-name="T104"> </text:span><text:span text:style-name="T46">лаяць, клясці </text:span></text:p>
      <text:p text:style-name="P38"><text:span text:style-name="T156">sakramento</text:span><text:span text:style-name="T104"> </text:span><text:span text:style-name="T46">таінства; прычасць </text:span></text:p>
      <text:p text:style-name="P38"><text:span text:style-name="T156">sakrilegio</text:span><text:span text:style-name="T104"> </text:span><text:span text:style-name="T46">кашчунства, блюзнерства, святатацтва </text:span></text:p>
      <text:p text:style-name="P38"><text:span text:style-name="T156">salo</text:span><text:span text:style-name="T104"> </text:span><text:span text:style-name="T46">соль</text:span></text:p>
      <text:p text:style-name="P38"><text:span text:style-name="T156">salajro</text:span><text:span text:style-name="T104"> </text:span><text:span text:style-name="T46">заработная плата</text:span></text:p>
      <text:p text:style-name="P38"><text:span text:style-name="T156">saliko</text:span><text:span text:style-name="T104"> </text:span><text:span text:style-name="T46">вярба</text:span></text:p>
      <text:p text:style-name="P38"><text:span text:style-name="T156">salikoko</text:span><text:span text:style-name="T104"> </text:span><text:span text:style-name="T46">крэветка</text:span></text:p>
      <text:p text:style-name="P38"><text:span text:style-name="T156">salivo</text:span><text:span text:style-name="T104"> </text:span><text:span text:style-name="T46">сліна</text:span></text:p>
      <text:p text:style-name="P38"><text:span text:style-name="T156">salmo</text:span><text:span text:style-name="T104"> </text:span><text:span text:style-name="T46">ласось; сёмга</text:span></text:p>
      <text:p text:style-name="P38"><text:span text:style-name="T156">salono</text:span><text:span text:style-name="T104"> 1</text:span><text:span text:style-name="T46">. гасціная; 2. зала</text:span></text:p>
      <text:p text:style-name="P38"><text:span text:style-name="T156">salti</text:span><text:span text:style-name="T104"> </text:span><text:span text:style-name="T46">скакаць</text:span></text:p>
      <text:p text:style-name="P38"><text:span text:style-name="T156">saluti</text:span><text:span text:style-name="T104"> </text:span><text:span text:style-name="T46">прывітаць</text:span></text:p>
      <text:p text:style-name="P38"><text:span text:style-name="T156">salvo</text:span><text:span text:style-name="T104"> </text:span><text:span text:style-name="T46">залп</text:span></text:p>
      <text:p text:style-name="P38"><text:span text:style-name="T156">sama</text:span><text:span text:style-name="T104"> </text:span><text:span text:style-name="T46">такі ж самы</text:span></text:p>
      <text:p text:style-name="P38"><text:span text:style-name="T156">sambuko</text:span><text:span text:style-name="T104"> </text:span><text:span text:style-name="T46">бузіна</text:span></text:p>
      <text:p text:style-name="P38"><text:span text:style-name="T156">sana</text:span><text:span text:style-name="T104"> </text:span><text:span text:style-name="T46">здаровы, дужы</text:span></text:p>
      <text:p text:style-name="P38"><text:span text:style-name="T156">sandro</text:span><text:span text:style-name="T104"> </text:span><text:span text:style-name="T46">судак</text:span></text:p>
      <text:p text:style-name="P38"><text:span text:style-name="T156">sango</text:span><text:span text:style-name="T104"> </text:span><text:span text:style-name="T46">кроў</text:span></text:p>
      <text:p text:style-name="P38"><text:span text:style-name="T156">sankta</text:span><text:span text:style-name="T104"> </text:span><text:span text:style-name="T46">святы, свяшчэнны </text:span></text:p>
      <text:p text:style-name="P38"><text:soft-page-break/><text:span text:style-name="T156">sapo</text:span><text:span text:style-name="T104"> </text:span><text:span text:style-name="T46">мыла </text:span></text:p>
      <text:p text:style-name="P38"><text:span text:style-name="T156">saporo</text:span><text:span text:style-name="T104"> </text:span><text:span text:style-name="T46">прысмак </text:span></text:p>
      <text:p text:style-name="P38"><text:span text:style-name="T156">sarki</text:span><text:span text:style-name="T104"> </text:span><text:span text:style-name="T46">палоць </text:span></text:p>
      <text:p text:style-name="P38"><text:span text:style-name="T156">sata</text:span><text:span text:style-name="T104"> </text:span><text:span text:style-name="T46">сыты</text:span></text:p>
      <text:p text:style-name="P35"><text:span text:style-name="T311">satano</text:span><text:span text:style-name="T248"> </text:span><text:span text:style-name="T355">сатана, шатан </text:span></text:p>
      <text:p text:style-name="P35"><text:span text:style-name="T311">satureo</text:span><text:span text:style-name="T248"> </text:span><text:span text:style-name="T355">чабор </text:span></text:p>
      <text:p text:style-name="P35"><text:span text:style-name="T311">saŭco</text:span><text:span text:style-name="T248"> </text:span><text:span text:style-name="T355">соус, падліўка </text:span></text:p>
      <text:p text:style-name="P35"><text:span text:style-name="T311">saurkraŭto</text:span><text:span text:style-name="T248"> </text:span><text:span text:style-name="T355">кіслая, квашаная капуста</text:span></text:p>
      <text:p text:style-name="P38"><text:span text:style-name="T156">savi</text:span><text:span text:style-name="T104"> </text:span><text:span text:style-name="T46">ратаваць </text:span></text:p>
      <text:p text:style-name="P38"><text:span text:style-name="T156">scii</text:span><text:span text:style-name="T104"> </text:span><text:span text:style-name="T46">знаць, ведаць </text:span></text:p>
      <text:p text:style-name="P38"><text:span text:style-name="T156">scienco</text:span><text:span text:style-name="T104"> </text:span><text:span text:style-name="T46">навука, веды </text:span></text:p>
      <text:p text:style-name="P38"><text:span text:style-name="T156">scilo</text:span><text:span text:style-name="T104"> </text:span><text:span text:style-name="T46">пралеска</text:span></text:p>
      <text:p text:style-name="P38"><text:span text:style-name="T156">scintili</text:span><text:span text:style-name="T104"> </text:span><text:span text:style-name="T46">іскрыцца, бліскаць, мігцець </text:span></text:p>
      <text:p text:style-name="P38"><text:span text:style-name="T156">scipovi</text:span><text:span text:style-name="T104"> </text:span><text:span text:style-name="T46">умець, ведаць </text:span></text:p>
      <text:p text:style-name="P38"><text:span text:style-name="T156">scirpo</text:span><text:span text:style-name="T104"> </text:span><text:span text:style-name="T46">чарот</text:span></text:p>
      <text:p text:style-name="P38"><text:span text:style-name="T157">sciuro</text:span><text:span text:style-name="T78"> </text:span><text:span text:style-name="T46">вавёрка </text:span></text:p>
      <text:p text:style-name="P38"><text:span text:style-name="T157">sebo</text:span><text:span text:style-name="T78"> </text:span><text:span text:style-name="T46">тлушч, лой, здор </text:span></text:p>
      <text:p text:style-name="P38"><text:span text:style-name="T157">segi</text:span><text:span text:style-name="T78"> </text:span><text:span text:style-name="T46">пілаваць </text:span></text:p>
      <text:p text:style-name="P38"><text:span text:style-name="T157">seĝo</text:span><text:span text:style-name="T78"> </text:span><text:span text:style-name="T46">стул, крэсла </text:span></text:p>
      <text:p text:style-name="P38"><text:span text:style-name="T157">sejno</text:span><text:span text:style-name="T78"> </text:span><text:span text:style-name="T46">невад </text:span></text:p>
      <text:p text:style-name="P38"><text:span text:style-name="T157">seka</text:span><text:span text:style-name="T78"> </text:span><text:span text:style-name="T46">сухі </text:span></text:p>
      <text:p text:style-name="P38"><text:span text:style-name="T157">sekalo</text:span><text:span text:style-name="T78"> </text:span><text:span text:style-name="T46">жыта </text:span></text:p>
      <text:p text:style-name="P38"><text:span text:style-name="T157">sekso</text:span><text:span text:style-name="T78"> </text:span><text:span text:style-name="T46">пол</text:span></text:p>
      <text:p text:style-name="P38"><text:span text:style-name="T156">sekulara</text:span><text:span text:style-name="T104"> </text:span><text:span text:style-name="T46">свецкі, не царкоўны </text:span></text:p>
      <text:p text:style-name="P38"><text:span text:style-name="T156">sekura</text:span><text:span text:style-name="T104"> </text:span><text:span text:style-name="T46">бяспечны</text:span></text:p>
      <text:p text:style-name="P38"><text:span text:style-name="T156">sekvi</text:span><text:span text:style-name="T104"> 1</text:span><text:span text:style-name="T46">. ісці следам; 2. наследаваць; 3. сачыць; 4. вынікаць</text:span></text:p>
      <text:p text:style-name="P38"><text:span text:style-name="T156">selo</text:span><text:span text:style-name="T104"> </text:span><text:span text:style-name="T46">сядло</text:span></text:p>
      <text:p text:style-name="P38"><text:span text:style-name="T156">semo</text:span><text:span text:style-name="T104"> </text:span><text:span text:style-name="T46">семя, насенне</text:span></text:p>
      <text:p text:style-name="P38"><text:span text:style-name="T156">semajno</text:span><text:span text:style-name="T104"> </text:span><text:span text:style-name="T46">тыдзень</text:span></text:p>
      <text:p text:style-name="P38"><text:span text:style-name="T156">semolino</text:span><text:span text:style-name="T104"> </text:span><text:span text:style-name="T46">манныя крупы</text:span></text:p>
      <text:p text:style-name="P38"><text:span text:style-name="T156">senco</text:span><text:span text:style-name="T104"> </text:span><text:span text:style-name="T46">сэнс, значэнне</text:span></text:p>
      <text:p text:style-name="P38"><text:span text:style-name="T156">sendi</text:span><text:span text:style-name="T104"> </text:span><text:span text:style-name="T46">пасылаць</text:span></text:p>
      <text:p text:style-name="P38"><text:span text:style-name="T156">senso</text:span><text:span text:style-name="T104"> </text:span><text:span text:style-name="T46">пачуццё, адчуванне</text:span></text:p>
      <text:p text:style-name="P38"><text:span text:style-name="T156">senti</text:span><text:span text:style-name="T104"> </text:span><text:span text:style-name="T46">адчуваць</text:span></text:p>
      <text:p text:style-name="P38"><text:span text:style-name="T156">sentimento</text:span><text:span text:style-name="T104"> </text:span><text:span text:style-name="T46">пачуццё, чуласць, чуллівасць</text:span></text:p>
      <text:p text:style-name="P38"><text:span text:style-name="T156">sentinelo</text:span><text:span text:style-name="T104"> </text:span><text:span text:style-name="T46">вартавы</text:span></text:p>
      <text:p text:style-name="P38"><text:span text:style-name="T156">separi</text:span><text:span text:style-name="T104"> </text:span><text:span text:style-name="T46">аддзяляць, раздзяляць</text:span></text:p>
      <text:p text:style-name="P38"><text:span text:style-name="T156">sepulti</text:span><text:span text:style-name="T104"> </text:span><text:span text:style-name="T46">хаваць, пахаваць</text:span></text:p>
      <text:p text:style-name="P38"><text:span text:style-name="T156">serĉi</text:span><text:span text:style-name="T104"> </text:span><text:span text:style-name="T46">шукаць</text:span></text:p>
      <text:p text:style-name="P38"><text:span text:style-name="T156">serena</text:span><text:span text:style-name="T104"> </text:span><text:span text:style-name="T46">ясны, светлы</text:span></text:p>
      <text:p text:style-name="P38"><text:span text:style-name="T156">serpo</text:span><text:span text:style-name="T104"> </text:span><text:span text:style-name="T46">серп, сякерка</text:span></text:p>
      <text:p text:style-name="P38"><text:soft-page-break/><text:span text:style-name="T156">serpento</text:span><text:span text:style-name="T104"> </text:span><text:span text:style-name="T46">змяя</text:span></text:p>
      <text:p text:style-name="P38"><text:span text:style-name="T156">seruro</text:span><text:span text:style-name="T104"> </text:span><text:span text:style-name="T46">замок</text:span></text:p>
      <text:p text:style-name="P38"><text:span text:style-name="T156">servi</text:span><text:span text:style-name="T104"> </text:span><text:span text:style-name="T46">служыць; абслугоўваць </text:span></text:p>
      <text:p text:style-name="P38"><text:span text:style-name="T156">servico</text:span><text:span text:style-name="T104"> </text:span><text:span text:style-name="T46">сервіз</text:span></text:p>
      <text:p text:style-name="P38"><text:span text:style-name="T156">servila</text:span><text:span text:style-name="T104"> </text:span><text:span text:style-name="T46">рабалепны, ліслівы, падлізлівы</text:span></text:p>
      <text:p text:style-name="P36"><text:span text:style-name="T411">servitudo</text:span><text:span text:style-name="T370"> </text:span><text:span text:style-name="T345">рабства, прыгонніцтва </text:span></text:p>
      <text:p text:style-name="P36"><text:span text:style-name="T411">servuto</text:span><text:span text:style-name="T370"> </text:span><text:span text:style-name="T345">паншчына </text:span></text:p>
      <text:p text:style-name="P36"><text:span text:style-name="T411">severa</text:span><text:span text:style-name="T370"> </text:span><text:span text:style-name="T345">строгі, суровы </text:span></text:p>
      <text:p text:style-name="P36"><text:span text:style-name="T411">sibli</text:span><text:span text:style-name="T370"> </text:span><text:span text:style-name="T345">шыпець, сіпець; шумець; свістаць </text:span><text:span text:style-name="T196">(аб ветры) </text:span></text:p>
      <text:p text:style-name="P36"><text:span text:style-name="T411">sidi</text:span><text:span text:style-name="T370"> </text:span><text:span text:style-name="T345">сядзець</text:span></text:p>
      <text:p text:style-name="P38"><text:span text:style-name="T156">sieĝi</text:span><text:span text:style-name="T104"> </text:span><text:span text:style-name="T46">абложваць, асаджваць </text:span></text:p>
      <text:p text:style-name="P38"><text:span text:style-name="T156">sigelo</text:span><text:span text:style-name="T104"> </text:span><text:span text:style-name="T46">пячаць, пячатка, кляймо </text:span></text:p>
      <text:p text:style-name="P38"><text:span text:style-name="T156">signo</text:span><text:span text:style-name="T104"> </text:span><text:span text:style-name="T46">знак, адзнака, прыкмета; значок</text:span></text:p>
      <text:p text:style-name="P36"><text:span text:style-name="T411">signifo</text:span><text:span text:style-name="T370"> </text:span><text:span text:style-name="T345">значэнне </text:span></text:p>
      <text:p text:style-name="P36"><text:span text:style-name="T411">silabo</text:span><text:span text:style-name="T370"> </text:span><text:span text:style-name="T345">склад </text:span><text:span text:style-name="T196">(слова) </text:span></text:p>
      <text:p text:style-name="P36"><text:span text:style-name="T411">silenti</text:span><text:span text:style-name="T370"> </text:span><text:span text:style-name="T345">маўчаць </text:span></text:p>
      <text:p text:style-name="P36"><text:span text:style-name="T411">siliko</text:span><text:span text:style-name="T370"> </text:span><text:span text:style-name="T345">крэмень </text:span></text:p>
      <text:p text:style-name="P36"><text:span text:style-name="T411">silikvo</text:span><text:span text:style-name="T370"> </text:span><text:span text:style-name="T345">струк </text:span></text:p>
      <text:p text:style-name="P36"><text:span text:style-name="T411">silko</text:span><text:span text:style-name="T370"> </text:span><text:span text:style-name="T345">шоўк </text:span></text:p>
      <text:p text:style-name="P36"><text:span text:style-name="T411">siluro</text:span><text:span text:style-name="T370"> </text:span><text:span text:style-name="T345">сом </text:span></text:p>
      <text:p text:style-name="P36"><text:span text:style-name="T411">simbolo</text:span><text:span text:style-name="T370"> </text:span><text:span text:style-name="T345">сімвал </text:span></text:p>
      <text:p text:style-name="P36"><text:span text:style-name="T411">simio</text:span><text:span text:style-name="T370"> </text:span><text:span text:style-name="T345">малпа </text:span></text:p>
      <text:p text:style-name="P36"><text:span text:style-name="T411">simila</text:span><text:span text:style-name="T370"> </text:span><text:span text:style-name="T345">падобны</text:span></text:p>
      <text:p text:style-name="P38"><text:span text:style-name="T157">simpla</text:span><text:span text:style-name="T78"> </text:span><text:span text:style-name="T46">просты</text:span></text:p>
      <text:p text:style-name="P38"><text:span text:style-name="T156">sino</text:span><text:span text:style-name="T104"> 1</text:span><text:span text:style-name="T46">. чэрава, вантроба, лона; 2. грудзі, пазуха</text:span></text:p>
      <text:p text:style-name="P38"><text:span text:style-name="T156">sincera</text:span><text:span text:style-name="T104"> </text:span><text:span text:style-name="T46">шчыры, чыстасардэчны </text:span></text:p>
      <text:p text:style-name="P38"><text:span text:style-name="T156">singularo</text:span><text:span text:style-name="T104"> </text:span><text:span text:style-name="T46">адзіночны лік </text:span></text:p>
      <text:p text:style-name="P38"><text:span text:style-name="T156">singulti</text:span><text:span text:style-name="T104"> </text:span><text:span text:style-name="T46">ікаць</text:span></text:p>
      <text:p text:style-name="P38"><text:span text:style-name="T156">sinistra (maldekstra)</text:span><text:span text:style-name="T104"> </text:span><text:span text:style-name="T46">левы </text:span></text:p>
      <text:p text:style-name="P38"><text:span text:style-name="T156">sinjoro</text:span><text:span text:style-name="T104"> </text:span><text:span text:style-name="T46">пан</text:span></text:p>
      <text:p text:style-name="P38"><text:span text:style-name="T156">sinki</text:span><text:span text:style-name="T104"> </text:span><text:span text:style-name="T46">апускацца, спускацца, зніжацца </text:span></text:p>
      <text:p text:style-name="P38"><text:span text:style-name="T156">siringo</text:span><text:span text:style-name="T104"> </text:span><text:span text:style-name="T46">бэз </text:span></text:p>
      <text:p text:style-name="P38"><text:span text:style-name="T156">sitelo</text:span><text:span text:style-name="T104"> </text:span><text:span text:style-name="T46">вядро</text:span></text:p>
      <text:p text:style-name="P38"><text:span text:style-name="T156">situi</text:span><text:span text:style-name="T104"> </text:span><text:span text:style-name="T46">знаходзіцца, быць размешчаным</text:span></text:p>
      <text:p text:style-name="P38"><text:span text:style-name="T156">skabelo (piedbenketo)</text:span><text:span text:style-name="T104"> </text:span><text:span text:style-name="T46">лавачка, услончык, зэдлічак </text:span></text:p>
      <text:p text:style-name="P38"><text:span text:style-name="T156">skalo</text:span><text:span text:style-name="T104"> </text:span><text:span text:style-name="T46">маштаб, памер; шкала </text:span></text:p>
      <text:p text:style-name="P38"><text:span text:style-name="T156">skarpo</text:span><text:span text:style-name="T104"> </text:span><text:span text:style-name="T46">шалік</text:span></text:p>
      <text:p text:style-name="P38"><text:span text:style-name="T156">skatolo</text:span><text:span text:style-name="T104"> </text:span><text:span text:style-name="T46">скрынка, шуфлядка, шкатулка</text:span></text:p>
      <text:p text:style-name="P34"><text:span text:style-name="T311">skermi</text:span><text:span text:style-name="T249"> </text:span><text:span text:style-name="T357">фехтаваць </text:span></text:p>
      <text:p text:style-name="P34"><text:span text:style-name="T311">sketi</text:span><text:span text:style-name="T249"> </text:span><text:span text:style-name="T357">катацца на каньках </text:span></text:p>
      <text:p text:style-name="P34"><text:span text:style-name="T311">skio</text:span><text:span text:style-name="T249"> </text:span><text:span text:style-name="T357">лыжа </text:span></text:p>
      <text:p text:style-name="P34"><text:soft-page-break/><text:span text:style-name="T416">s</text:span><text:span text:style-name="T311">kilo</text:span><text:span text:style-name="T249"> </text:span><text:span text:style-name="T357">пралеска</text:span></text:p>
      <text:p text:style-name="P36"><text:span text:style-name="T411">skipo</text:span><text:span text:style-name="T370"> </text:span><text:span text:style-name="T345">змена </text:span><text:span text:style-name="T196">(на вытворчасці) </text:span></text:p>
      <text:p text:style-name="P36"><text:span text:style-name="T411">skizi</text:span><text:span text:style-name="T370"> </text:span><text:span text:style-name="T345">рабіць эскіз, накід; накідаць,</text:span><text:span text:style-name="T370"> </text:span><text:span text:style-name="T345">намячаць</text:span></text:p>
      <text:p text:style-name="P36"><text:span text:style-name="T411">sklavo</text:span><text:span text:style-name="T370"> </text:span><text:span text:style-name="T345">раб, нявольнік </text:span></text:p>
      <text:p text:style-name="P36"><text:span text:style-name="T411">skolo</text:span><text:span text:style-name="T370"> </text:span><text:span text:style-name="T345">школа </text:span><text:span text:style-name="T196">(у навуцы, літаратуры, мастацтве)</text:span></text:p>
      <text:p text:style-name="P38"><text:span text:style-name="T156">skoldi</text:span><text:span text:style-name="T104"> </text:span><text:span text:style-name="T46">лаяць, распякаць </text:span></text:p>
      <text:p text:style-name="P38"><text:span text:style-name="T156">skolto</text:span><text:span text:style-name="T104"> 1</text:span><text:span text:style-name="T46">. скаўт; 2. разведчык </text:span></text:p>
      <text:p text:style-name="P38"><text:span text:style-name="T156">skrapi</text:span><text:span text:style-name="T104"> </text:span><text:span text:style-name="T46">скрэбці, драпаць, чыркаць </text:span></text:p>
      <text:p text:style-name="P38"><text:span text:style-name="T156">skribi</text:span><text:span text:style-name="T104"> </text:span><text:span text:style-name="T46">пісаць</text:span></text:p>
      <text:p text:style-name="P38"><text:span text:style-name="T156">skui</text:span><text:span text:style-name="T104"> </text:span><text:span text:style-name="T46">трэсці, устрэсваць, узбоўтваць </text:span></text:p>
      <text:p text:style-name="P38"><text:span text:style-name="T156">skualo</text:span><text:span text:style-name="T104"> </text:span><text:span text:style-name="T46">шквал</text:span></text:p>
      <text:p text:style-name="P38"><text:span text:style-name="T156">skulpti</text:span><text:span text:style-name="T104"> </text:span><text:span text:style-name="T46">ляпіць, высякаць</text:span></text:p>
      <text:p text:style-name="P38"><text:span text:style-name="T156">skurĝo</text:span><text:span text:style-name="T104"> </text:span><text:span text:style-name="T46">бізун, нагайка</text:span></text:p>
      <text:p text:style-name="P38"><text:span text:style-name="T156">skvaro</text:span><text:span text:style-name="T104"> </text:span><text:span text:style-name="T46">сквер</text:span></text:p>
      <text:p text:style-name="P38"><text:span text:style-name="T156">slavo</text:span><text:span text:style-name="T104"> </text:span><text:span text:style-name="T46">славянін</text:span></text:p>
      <text:p text:style-name="P38"><text:span text:style-name="T156">sledo</text:span><text:span text:style-name="T104"> </text:span><text:span text:style-name="T46">сані, санкі</text:span></text:p>
      <text:p text:style-name="P36"><text:span text:style-name="T411">slipo</text:span><text:span text:style-name="T370"> </text:span><text:span text:style-name="T345">картка, картачка </text:span><text:span text:style-name="T196">(для картатэкі)</text:span></text:p>
      <text:p text:style-name="P38"><text:span text:style-name="T156">slogano</text:span><text:span text:style-name="T104"> </text:span><text:span text:style-name="T46">лозунг, заклік </text:span></text:p>
      <text:p text:style-name="P38"><text:span text:style-name="T156">smirgo</text:span><text:span text:style-name="T104"> </text:span><text:span text:style-name="T46">наждак </text:span></text:p>
      <text:p text:style-name="P38"><text:span text:style-name="T156">snufi</text:span><text:span text:style-name="T104"> </text:span><text:span text:style-name="T46">сапці, круціць носам </text:span></text:p>
      <text:p text:style-name="P38"><text:span text:style-name="T156">sobra</text:span><text:span text:style-name="T104"> </text:span><text:span text:style-name="T46">цвярозы, памяркоўны, устрыманы, сціплы</text:span></text:p>
      <text:p text:style-name="P38"><text:span text:style-name="T156">socio</text:span><text:span text:style-name="T104"> </text:span><text:span text:style-name="T46">грамадства, грамадскасць </text:span></text:p>
      <text:p text:style-name="P38"><text:span text:style-name="T156">societo</text:span><text:span text:style-name="T104"> </text:span><text:span text:style-name="T46">таварыства, суполка, грамада</text:span></text:p>
      <text:p text:style-name="P38"><text:span text:style-name="T156">softa (mallaŭta)</text:span><text:span text:style-name="T104"> </text:span><text:span text:style-name="T46">ціхі, мяккі </text:span></text:p>
      <text:p text:style-name="P38"><text:span text:style-name="T156">soifi</text:span><text:span text:style-name="T104"> </text:span><text:span text:style-name="T46">смагнуць, хацець піць </text:span></text:p>
      <text:p text:style-name="P38"><text:span text:style-name="T156">sojlo</text:span><text:span text:style-name="T104"> </text:span><text:span text:style-name="T46">парог </text:span></text:p>
      <text:p text:style-name="P38"><text:span text:style-name="T156">sola</text:span><text:span text:style-name="T104"> </text:span><text:span text:style-name="T46">адзіны, адзінокі</text:span></text:p>
      <text:p text:style-name="P38"><text:span text:style-name="T157">solena</text:span><text:span text:style-name="T78"> </text:span><text:span text:style-name="T46">урачысты</text:span></text:p>
      <text:p text:style-name="P36"><text:span text:style-name="T411">solida</text:span><text:span text:style-name="T370"> 1</text:span><text:span text:style-name="T345">. грунтоўны, важкі; 2. цвёрды, моцны, трывалы </text:span></text:p>
      <text:p text:style-name="P36"><text:span text:style-name="T411">solvi</text:span><text:span text:style-name="T370"> 1</text:span><text:span text:style-name="T345">. вырашаць, рашаць; 2. раствараць </text:span><text:span text:style-name="T196">(хім.)</text:span></text:p>
      <text:p text:style-name="P38"><text:span text:style-name="T156">sombra</text:span><text:span text:style-name="T104"> </text:span><text:span text:style-name="T46">змрочны, пахмурны, пануры </text:span></text:p>
      <text:p text:style-name="P38"><text:span text:style-name="T156">somero</text:span><text:span text:style-name="T104"> </text:span><text:span text:style-name="T46">лета </text:span></text:p>
      <text:p text:style-name="P38"><text:span text:style-name="T156">somnambulo</text:span><text:span text:style-name="T104"> </text:span><text:span text:style-name="T46">луна</text:span><text:span text:style-name="T68">ц</text:span><text:span text:style-name="T46">ік</text:span></text:p>
      <text:p text:style-name="P38"><text:span text:style-name="T156">soni</text:span><text:span text:style-name="T104"> </text:span><text:span text:style-name="T46">гучаць</text:span></text:p>
      <text:p text:style-name="P38"><text:span text:style-name="T156">sonĝo</text:span><text:span text:style-name="T104"> </text:span><text:span text:style-name="T46">сон </text:span></text:p>
      <text:p text:style-name="P38"><text:span text:style-name="T156">sonĝi</text:span><text:span text:style-name="T104"> </text:span><text:span text:style-name="T46">бачыць у сне, сніць </text:span></text:p>
      <text:p text:style-name="P38"><text:span text:style-name="T156">sonko</text:span><text:span text:style-name="T104"> </text:span><text:span text:style-name="T46">асот </text:span></text:p>
      <text:p text:style-name="P38"><text:span text:style-name="T156">sonori</text:span><text:span text:style-name="T104"> </text:span><text:span text:style-name="T46">звінець </text:span></text:p>
      <text:p text:style-name="P38"><text:span text:style-name="T156">sopiri</text:span><text:span text:style-name="T104"> </text:span><text:span text:style-name="T46">тужыць, нудзіцца </text:span></text:p>
      <text:p text:style-name="P38"><text:span text:style-name="T156">sorbi</text:span><text:span text:style-name="T104"> </text:span><text:span text:style-name="T46">убіраць, упіваць, усмоктваць,</text:span><text:span text:style-name="T104"> </text:span><text:span text:style-name="T46">паглынаць</text:span></text:p>
      <text:p text:style-name="P38"><text:span text:style-name="T156">sorĉi</text:span><text:span text:style-name="T104"> </text:span><text:span text:style-name="T46">варажыць, чараваць </text:span></text:p>
      <text:p text:style-name="P38"><text:soft-page-break/><text:span text:style-name="T156">sorpo</text:span><text:span text:style-name="T104"> </text:span><text:span text:style-name="T46">рабіна </text:span></text:p>
      <text:p text:style-name="P38"><text:span text:style-name="T156">sorto</text:span><text:span text:style-name="T104"> </text:span><text:span text:style-name="T46">лёс</text:span></text:p>
      <text:p text:style-name="P38"><text:span text:style-name="T156">sovaĝa</text:span><text:span text:style-name="T104"> 1</text:span><text:span text:style-name="T46">. дзікі, дзіклівы, нелюбімы;</text:span><text:span text:style-name="T104"> </text:span><text:span text:style-name="T46">2. люты, жорсткі </text:span></text:p>
      <text:p text:style-name="P38"><text:span text:style-name="T156">sozio</text:span><text:span text:style-name="T104"> </text:span><text:span text:style-name="T46">двайнік </text:span></text:p>
      <text:p text:style-name="P38"><text:span text:style-name="T156">spaco</text:span><text:span text:style-name="T104"> </text:span><text:span text:style-name="T46">прастора </text:span></text:p>
      <text:p text:style-name="P38"><text:span text:style-name="T156">spado</text:span><text:span text:style-name="T104"> </text:span><text:span text:style-name="T46">шпага </text:span></text:p>
      <text:p text:style-name="P38"><text:span text:style-name="T156">speco</text:span><text:span text:style-name="T104"> </text:span><text:span text:style-name="T46">род, сорт, гатунак </text:span></text:p>
      <text:p text:style-name="P38"><text:span text:style-name="T156">specimeno</text:span><text:span text:style-name="T104"> </text:span><text:span text:style-name="T46">узор, рэкламны экзэмпляр </text:span></text:p>
      <text:p text:style-name="P38"><text:span text:style-name="T156">spegulo</text:span><text:span text:style-name="T104"> </text:span><text:span text:style-name="T46">люстра, люстэрка </text:span></text:p>
      <text:p text:style-name="P38"><text:span text:style-name="T156">spekti</text:span><text:span text:style-name="T104"> </text:span><text:span text:style-name="T46">глядзець, быць гледачом </text:span></text:p>
      <text:p text:style-name="P38"><text:span text:style-name="T156">sperta</text:span><text:span text:style-name="T104"> </text:span><text:span text:style-name="T46">вопытны, спрактыкаваны </text:span></text:p>
      <text:p text:style-name="P38"><text:span text:style-name="T156">spezo</text:span><text:span text:style-name="T104"> </text:span><text:span text:style-name="T46">грашовае абарачэнне </text:span></text:p>
      <text:p text:style-name="P38"><text:span text:style-name="T156">spico</text:span><text:span text:style-name="T104"> </text:span><text:span text:style-name="T46">спецыя, прыправа </text:span></text:p>
      <text:p text:style-name="P38"><text:span text:style-name="T156">spiko</text:span><text:span text:style-name="T104"> </text:span><text:span text:style-name="T46">колас</text:span></text:p>
      <text:p text:style-name="P38"><text:span text:style-name="T156">spiri</text:span><text:span text:style-name="T104"> </text:span><text:span text:style-name="T46">дыхаць, уздыхаць </text:span></text:p>
      <text:p text:style-name="P38"><text:span text:style-name="T156">spirito</text:span><text:span text:style-name="T104"> </text:span><text:span text:style-name="T46">дух, душа </text:span><text:span text:style-name="T104">spite </text:span><text:span text:style-name="T46">напоперак, насуперак </text:span></text:p>
      <text:p text:style-name="P38"><text:span text:style-name="T156">splito</text:span><text:span text:style-name="T104"> </text:span><text:span text:style-name="T46">асколак, абломак; трэска, шчэпка; стрэмка</text:span></text:p>
      <text:p text:style-name="P38"><text:span text:style-name="T156">sprita</text:span><text:span text:style-name="T104"> </text:span><text:span text:style-name="T46">дасціпны, трапны, спрытны</text:span></text:p>
      <text:p text:style-name="P38"><text:span text:style-name="T156">spuro</text:span><text:span text:style-name="T104"> </text:span><text:span text:style-name="T46">след, адбітак</text:span></text:p>
      <text:p text:style-name="P36"><text:span text:style-name="T411">sputi</text:span><text:span text:style-name="T370"> </text:span><text:span text:style-name="T345">харкаць </text:span><text:span text:style-name="T196">(крывёй, сліззю)</text:span></text:p>
      <text:p text:style-name="P38"><text:span text:style-name="T156">stablo</text:span><text:span text:style-name="T104"> </text:span><text:span text:style-name="T46">станок, варштат; мальберт; козлы</text:span></text:p>
      <text:p text:style-name="P36"><text:span text:style-name="T411">stagni</text:span><text:span text:style-name="T370"> </text:span><text:span text:style-name="T345">быць нерухомым, застойным </text:span></text:p>
      <text:p text:style-name="P36"><text:span text:style-name="T411">stako</text:span><text:span text:style-name="T370"> </text:span><text:span text:style-name="T345">стог </text:span><text:span text:style-name="T196">(саломы);</text:span><text:span text:style-name="T345"> кіпа </text:span><text:span text:style-name="T196">(кніг) </text:span></text:p>
      <text:p text:style-name="P36"><text:span text:style-name="T411">stalo</text:span><text:span text:style-name="T370"> </text:span><text:span text:style-name="T345">памяшканне для жывёлы </text:span><text:span text:style-name="T196">(любое)</text:span></text:p>
      <text:p text:style-name="P36"><text:span text:style-name="T411">stando</text:span><text:span text:style-name="T370"> </text:span><text:span text:style-name="T345">стэнд; шчыт </text:span></text:p>
      <text:p text:style-name="P36"><text:span text:style-name="T411">standardo</text:span><text:span text:style-name="T370"> </text:span><text:span text:style-name="T345">штандар, сцяг </text:span></text:p>
      <text:p text:style-name="P36"><text:span text:style-name="T411">stango</text:span><text:span text:style-name="T370"> </text:span><text:span text:style-name="T345">шост, жэрдка </text:span></text:p>
      <text:p text:style-name="P36"><text:span text:style-name="T411">stari</text:span><text:span text:style-name="T370"> </text:span><text:span text:style-name="T345">стаяць </text:span></text:p>
      <text:p text:style-name="P36"><text:span text:style-name="T411">stato</text:span><text:span text:style-name="T370"> </text:span><text:span text:style-name="T345">стан, становішча </text:span></text:p>
      <text:p text:style-name="P36"><text:span text:style-name="T411">staturo</text:span><text:span text:style-name="T370"> </text:span><text:span text:style-name="T345">стан, постаць </text:span></text:p>
      <text:p text:style-name="P36"><text:span text:style-name="T411">stebi</text:span><text:span text:style-name="T370"> </text:span><text:span text:style-name="T345">шыць </text:span><text:span text:style-name="T196">(на машынцы),</text:span><text:span text:style-name="T345"> страчыць</text:span></text:p>
      <text:p text:style-name="P38"><text:span text:style-name="T157">stelo</text:span><text:span text:style-name="T78"> </text:span><text:span text:style-name="T46">зорка </text:span></text:p>
      <text:p text:style-name="P38"><text:span text:style-name="T157">stepo</text:span><text:span text:style-name="T78"> </text:span><text:span text:style-name="T46">стэп</text:span></text:p>
      <text:p text:style-name="P38"><text:span text:style-name="T156">sterko</text:span><text:span text:style-name="T104"> 1</text:span><text:span text:style-name="T46">. гной, памёт; 2. угнаенне </text:span></text:p>
      <text:p text:style-name="P38"><text:span text:style-name="T156">sterni</text:span><text:span text:style-name="T104"> </text:span><text:span text:style-name="T46">рассцілаць, слаць </text:span></text:p>
      <text:p text:style-name="P38"><text:span text:style-name="T156">stertori</text:span><text:span text:style-name="T104"> </text:span><text:span text:style-name="T46">хрыпець</text:span></text:p>
      <text:p text:style-name="P38"><text:span text:style-name="T156">stevardo</text:span><text:span text:style-name="T104"> </text:span><text:span text:style-name="T46">сцюард </text:span></text:p>
      <text:p text:style-name="P38"><text:span text:style-name="T156">stevardino</text:span><text:span text:style-name="T104"> </text:span><text:span text:style-name="T46">сцюардэса</text:span></text:p>
      <text:p text:style-name="P38"><text:span text:style-name="T156">ŝtipo</text:span><text:span text:style-name="T104"> </text:span><text:span text:style-name="T46">кавыль</text:span></text:p>
      <text:p text:style-name="P36"><text:span text:style-name="T411">stiri</text:span><text:span text:style-name="T370"> </text:span><text:span text:style-name="T345">кіраваць </text:span><text:span text:style-name="T196">(аўтамабілем і г. д.) </text:span></text:p>
      <text:p text:style-name="P36"><text:span text:style-name="T411">stoko</text:span><text:span text:style-name="T370"> </text:span><text:span text:style-name="T345">наяўны запас тавараў </text:span></text:p>
      <text:p text:style-name="P36"><text:soft-page-break/><text:span text:style-name="T411">stomako</text:span><text:span text:style-name="T370"> </text:span><text:span text:style-name="T345">страўнік</text:span></text:p>
      <text:p text:style-name="P38"><text:span text:style-name="T156">strabi</text:span><text:span text:style-name="T104"> 1</text:span><text:span text:style-name="T46">. быць касавокім; 2. глядзець скоса</text:span></text:p>
      <text:p text:style-name="P38"><text:span text:style-name="T156">stranga</text:span><text:span text:style-name="T104"> </text:span><text:span text:style-name="T46">дзіўны </text:span></text:p>
      <text:p text:style-name="P38"><text:span text:style-name="T156">strangoli</text:span><text:span text:style-name="T104"> </text:span><text:span text:style-name="T46">задушыць, удавіць </text:span></text:p>
      <text:p text:style-name="P38"><text:span text:style-name="T156">strato</text:span><text:span text:style-name="T104"> </text:span><text:span text:style-name="T46">вуліца </text:span></text:p>
      <text:p text:style-name="P38"><text:span text:style-name="T156">strebi</text:span><text:span text:style-name="T104"> </text:span><text:span text:style-name="T46">імкнуцца</text:span></text:p>
      <text:p text:style-name="P38"><text:span text:style-name="T156">streĉi</text:span><text:span text:style-name="T104"> </text:span><text:span text:style-name="T46">напружыць; нацягнуць </text:span></text:p>
      <text:p text:style-name="P38"><text:span text:style-name="T156">strio</text:span><text:span text:style-name="T104"> </text:span><text:span text:style-name="T46">паласа; стужка; баразна </text:span></text:p>
      <text:p text:style-name="P38"><text:span text:style-name="T156">strigo</text:span><text:span text:style-name="T104"> </text:span><text:span text:style-name="T46">сава </text:span></text:p>
      <text:p text:style-name="P38"><text:span text:style-name="T156">striko</text:span><text:span text:style-name="T104"> </text:span><text:span text:style-name="T46">забастоўка</text:span></text:p>
      <text:p text:style-name="P38"><text:span text:style-name="T156">strikta</text:span><text:span text:style-name="T104"> </text:span><text:span text:style-name="T46">дакладны, строгі, няўхільны </text:span></text:p>
      <text:p text:style-name="P38"><text:span text:style-name="T156">struto</text:span><text:span text:style-name="T104"> </text:span><text:span text:style-name="T46">страус</text:span></text:p>
      <text:p text:style-name="P38"><text:span text:style-name="T156">studi</text:span><text:span text:style-name="T104"> </text:span><text:span text:style-name="T46">вывучаць, займацца; даследаваць</text:span></text:p>
      <text:p text:style-name="P38"><text:span text:style-name="T156">stufi</text:span><text:span text:style-name="T104"> </text:span><text:span text:style-name="T46">тушыць, гатаваць на пары </text:span></text:p>
      <text:p text:style-name="P38"><text:span text:style-name="T156">stulta</text:span><text:span text:style-name="T104"> </text:span><text:span text:style-name="T46">дурны, тупы, бесталковы </text:span></text:p>
      <text:p text:style-name="P38"><text:span text:style-name="T156">sturno</text:span><text:span text:style-name="T104"> </text:span><text:span text:style-name="T46">шпак</text:span></text:p>
      <text:p text:style-name="P38"><text:span text:style-name="T156">subita</text:span><text:span text:style-name="T104"> </text:span><text:span text:style-name="T46">раптоўны, неспадзеўны </text:span></text:p>
      <text:p text:style-name="P38"><text:span text:style-name="T156">sublima</text:span><text:span text:style-name="T104"> </text:span><text:span text:style-name="T46">велічны, грандыёзны; узвышаны</text:span></text:p>
      <text:p text:style-name="P38"><text:span text:style-name="T156">submarino</text:span><text:span text:style-name="T104"> </text:span><text:span text:style-name="T46">падводная лодка </text:span></text:p>
      <text:p text:style-name="P38"><text:span text:style-name="T156">subsidi</text:span><text:span text:style-name="T104"> </text:span><text:span text:style-name="T46">сціхаць, змаўкаць, спадаць </text:span></text:p>
      <text:p text:style-name="P38"><text:span text:style-name="T156">substitui</text:span><text:span text:style-name="T104"> </text:span><text:span text:style-name="T46">замяшчаць, падстаўляць, падмяняць, замяняць </text:span></text:p>
      <text:p text:style-name="P38"><text:span text:style-name="T156">subtila</text:span><text:span text:style-name="T104"> </text:span><text:span text:style-name="T46">тонкі; дробны; кволы </text:span></text:p>
      <text:p text:style-name="P38"><text:span text:style-name="T156">subtrahi</text:span><text:span text:style-name="T104"> </text:span><text:span text:style-name="T46">адымаць</text:span></text:p>
      <text:p text:style-name="P38"><text:span text:style-name="T156">subvencio</text:span><text:span text:style-name="T104"> </text:span><text:span text:style-name="T46">дапамога грашовая, датацыя</text:span></text:p>
      <text:p text:style-name="P38"><text:span text:style-name="T156">suĉi</text:span><text:span text:style-name="T104"> </text:span><text:span text:style-name="T46">ссаць, смактаць, карміцца грудзьмі</text:span></text:p>
      <text:p text:style-name="P36"><text:span text:style-name="T411">sudo</text:span><text:span text:style-name="T370"> </text:span><text:span text:style-name="T345">поўдзень </text:span><text:span text:style-name="T196">(геагр.) </text:span></text:p>
      <text:p text:style-name="P36"><text:span text:style-name="T411">suferi</text:span><text:span text:style-name="T370"> </text:span><text:span text:style-name="T345">пакутаваць, мучыцца </text:span></text:p>
      <text:p text:style-name="P36"><text:span text:style-name="T411">sufiĉe</text:span><text:span text:style-name="T370"> </text:span><text:span text:style-name="T345">дастаткова, даволі, хопіць </text:span></text:p>
      <text:p text:style-name="P36"><text:span text:style-name="T411">sufoki</text:span><text:span text:style-name="T370"> </text:span><text:span text:style-name="T345">душыць; заглушаць </text:span></text:p>
      <text:p text:style-name="P36"><text:span text:style-name="T411">sugesti</text:span><text:span text:style-name="T370"> </text:span><text:span text:style-name="T345">навучаць, намаўляць; схіліць, падказаць </text:span></text:p>
      <text:p text:style-name="P36"><text:span text:style-name="T411">suko</text:span><text:span text:style-name="T370"> </text:span><text:span text:style-name="T345">сок</text:span></text:p>
      <text:p text:style-name="P36"><text:span text:style-name="T411">sukceno</text:span><text:span text:style-name="T370"> </text:span><text:span text:style-name="T345">янтар, бурштын </text:span></text:p>
      <text:p text:style-name="P36"><text:span text:style-name="T411">sukcesi</text:span><text:span text:style-name="T370"> </text:span><text:span text:style-name="T345">мець поспех; паспяваць </text:span><text:span text:style-name="T196">(што-небудзь зрабіць) </text:span></text:p>
      <text:p text:style-name="P36"><text:span text:style-name="T411">sukero</text:span><text:span text:style-name="T370"> </text:span><text:span text:style-name="T345">цукар</text:span></text:p>
      <text:p text:style-name="P38"><text:span text:style-name="T156">sulko</text:span><text:span text:style-name="T104"> 1</text:span><text:span text:style-name="T46">. маршчына; 2. баразна, разора; жалабок </text:span></text:p>
      <text:p text:style-name="P38"><text:span text:style-name="T156">suno</text:span><text:span text:style-name="T104"> </text:span><text:span text:style-name="T46">сонца</text:span></text:p>
      <text:p text:style-name="P38"><text:span text:style-name="T157">superstiĉo</text:span><text:span text:style-name="T78"> </text:span><text:span text:style-name="T46">забабоны, прымхі </text:span></text:p>
      <text:p text:style-name="P38"><text:span text:style-name="T157">suplemento</text:span><text:span text:style-name="T78"> </text:span><text:span text:style-name="T46">дадатак </text:span></text:p>
      <text:p text:style-name="P38"><text:span text:style-name="T157">supozi</text:span><text:span text:style-name="T78"> </text:span><text:span text:style-name="T46">дапускаць, мець на ўвазе </text:span></text:p>
      <text:p text:style-name="P38"><text:span text:style-name="T157">supre</text:span><text:span text:style-name="T78"> </text:span><text:span text:style-name="T46">наверсе, уверсе </text:span></text:p>
      <text:p text:style-name="P38"><text:span text:style-name="T156">supren</text:span><text:span text:style-name="T104"> </text:span><text:span text:style-name="T46">наверх, уверх </text:span></text:p>
      <text:p text:style-name="P38"><text:soft-page-break/><text:span text:style-name="T156">surda</text:span><text:span text:style-name="T104"> </text:span><text:span text:style-name="T46">глухі </text:span></text:p>
      <text:p text:style-name="P38"><text:span text:style-name="T156">surfo</text:span><text:span text:style-name="T104"> </text:span><text:span text:style-name="T46">прыбой </text:span></text:p>
      <text:p text:style-name="P38"><text:span text:style-name="T156">surfaco</text:span><text:span text:style-name="T104"> </text:span><text:span text:style-name="T46">паверхня </text:span></text:p>
      <text:p text:style-name="P38"><text:span text:style-name="T156">surprizi</text:span><text:span text:style-name="T104"> </text:span><text:span text:style-name="T46">здзіўляць, уражваць </text:span></text:p>
      <text:p text:style-name="P38"><text:span text:style-name="T156">suspekti</text:span><text:span text:style-name="T104"> </text:span><text:span text:style-name="T46">падазраваць </text:span></text:p>
      <text:p text:style-name="P38"><text:span text:style-name="T156">suspiri</text:span><text:span text:style-name="T104"> </text:span><text:span text:style-name="T46">уздыхаць; стагнаць </text:span></text:p>
      <text:p text:style-name="P38"><text:span text:style-name="T156">susuri</text:span><text:span text:style-name="T104"> </text:span><text:span text:style-name="T46">шастаць, шамацець, шалясцець; гусці; журчаць </text:span></text:p>
      <text:p text:style-name="P38"><text:span text:style-name="T156">svarmi</text:span><text:span text:style-name="T104"> </text:span><text:span text:style-name="T46">кішэць, быць у вялікай колькасці</text:span></text:p>
      <text:p text:style-name="P38"><text:span text:style-name="T156">svati</text:span><text:span text:style-name="T104"> </text:span><text:span text:style-name="T46">сватаць </text:span></text:p>
      <text:p text:style-name="P38"><text:span text:style-name="T156">svelta</text:span><text:span text:style-name="T104"> </text:span><text:span text:style-name="T46">стройны, зграбны </text:span></text:p>
      <text:p text:style-name="P38"><text:span text:style-name="T156">sveni</text:span><text:span text:style-name="T104"> </text:span><text:span text:style-name="T46">млець, траціць прытомнасць </text:span></text:p>
      <text:p text:style-name="P38"><text:span text:style-name="T156">svingi</text:span><text:span text:style-name="T104"> </text:span><text:span text:style-name="T46">махаць, размахваць, гайдаць, хістаць</text:span></text:p>
      <text:p text:style-name="P26">Ŝ</text:p>
      <text:p text:style-name="P38"><text:span text:style-name="T156">ŝafo</text:span><text:span text:style-name="T104"> </text:span><text:span text:style-name="T46">авечка, баран</text:span></text:p>
      <text:p text:style-name="P38"><text:span text:style-name="T156">ŝajni</text:span><text:span text:style-name="T104"> </text:span><text:span text:style-name="T46">здавацца, уяўляцца</text:span></text:p>
      <text:p text:style-name="P36"><text:span text:style-name="T411">ŝako</text:span><text:span text:style-name="T370"> 1</text:span><text:span text:style-name="T345">. шахматы; 2. шах </text:span><text:span text:style-name="T196">(у гульні)</text:span></text:p>
      <text:p text:style-name="P34"><text:span text:style-name="T416">ŝalmo</text:span><text:span text:style-name="T375"> 1</text:span><text:span text:style-name="T609">. </text:span><text:span text:style-name="T357">саломінка, чарацінка; 2. жалейка, дудка </text:span></text:p>
      <text:p text:style-name="P38"><text:span text:style-name="T156">ŝalti</text:span><text:span text:style-name="T104"> </text:span><text:span text:style-name="T46">уключаць; завесці </text:span></text:p>
      <text:p text:style-name="P38"><text:span text:style-name="T156">ŝanco</text:span><text:span text:style-name="T104"> </text:span><text:span text:style-name="T46">шанц, удача </text:span></text:p>
      <text:p text:style-name="P38"><text:span text:style-name="T156">ŝanceli</text:span><text:span text:style-name="T104"> </text:span><text:span text:style-name="T46">хістаць, калыхаць, гайдаць </text:span></text:p>
      <text:p text:style-name="P38"><text:span text:style-name="T156">ŝanelo</text:span><text:span text:style-name="T104"> </text:span><text:span text:style-name="T46">фарватэр </text:span></text:p>
      <text:p text:style-name="P38"><text:span text:style-name="T156">ŝanĝi</text:span><text:span text:style-name="T104"> </text:span><text:span text:style-name="T46">мяняць, замяняць </text:span></text:p>
      <text:p text:style-name="P38"><text:span text:style-name="T156">ŝarĝi</text:span><text:span text:style-name="T104"> </text:span><text:span text:style-name="T46">грузіць, нагружаць; абцяжарваць; зараджаць </text:span></text:p>
      <text:p text:style-name="P38"><text:span text:style-name="T156">ŝarko</text:span><text:span text:style-name="T104"> </text:span><text:span text:style-name="T46">акула</text:span></text:p>
      <text:p text:style-name="P38"><text:span text:style-name="T156">ŝati</text:span><text:span text:style-name="T104"> </text:span><text:span text:style-name="T46">паважаць, любіць, шанаваць </text:span></text:p>
      <text:p text:style-name="P38"><text:span text:style-name="T156">ŝaŭmo</text:span><text:span text:style-name="T104"> </text:span><text:span text:style-name="T46">пена</text:span></text:p>
      <text:p text:style-name="P34"><text:span text:style-name="T416">ŝedo</text:span><text:span text:style-name="T375"> </text:span><text:span text:style-name="T357">павець, паветка, пуня, адрына </text:span></text:p>
      <text:p text:style-name="P34"><text:span text:style-name="T416">ŝelo</text:span><text:span text:style-name="T375"> </text:span><text:span text:style-name="T357">кара, корка, лупіна; шкарлупіна, шалупінне </text:span></text:p>
      <text:p text:style-name="P34"><text:span text:style-name="T416">ŝelko</text:span><text:span text:style-name="T375"> </text:span><text:span text:style-name="T357">падцяжкі, шлейкі </text:span></text:p>
      <text:p text:style-name="P34"><text:span text:style-name="T416">ŝerci</text:span><text:span text:style-name="T375"> </text:span><text:span text:style-name="T357">шуткаваць </text:span></text:p>
      <text:p text:style-name="P34"><text:span text:style-name="T416">ŝiboleto</text:span><text:span text:style-name="T375"> </text:span><text:span text:style-name="T357">тайны пароль </text:span></text:p>
      <text:p text:style-name="P34"><text:span text:style-name="T416">ŝildo</text:span><text:span text:style-name="T375"> 1</text:span><text:span text:style-name="T609">. </text:span><text:span text:style-name="T357">шчыт; 2. шыльда </text:span></text:p>
      <text:p text:style-name="P34"><text:span text:style-name="T416">ŝimi</text:span><text:span text:style-name="T375"> </text:span><text:span text:style-name="T357">цвісці, плеснець, броснець </text:span></text:p>
      <text:p text:style-name="P34"><text:span text:style-name="T416">ŝindo</text:span><text:span text:style-name="T375"> </text:span><text:span text:style-name="T357">гонта, дранка </text:span></text:p>
      <text:p text:style-name="P34"><text:span text:style-name="T416">ŝinko</text:span><text:span text:style-name="T375"> </text:span><text:span text:style-name="T357">вяндліна, шынка </text:span></text:p>
      <text:p text:style-name="P34"><text:span text:style-name="T416">ŝipo</text:span><text:span text:style-name="T375"> </text:span><text:span text:style-name="T357">карабель, судна </text:span></text:p>
      <text:p text:style-name="P34"><text:span text:style-name="T416">ŝiri</text:span><text:span text:style-name="T375"> </text:span><text:span text:style-name="T357">рваць, зрываць </text:span></text:p>
      <text:p text:style-name="P34"><text:span text:style-name="T416">ŝirmi</text:span><text:span text:style-name="T375"> </text:span><text:span text:style-name="T357">засланяць, закрываць; засцерагаць</text:span></text:p>
      <text:p text:style-name="P36"><text:span text:style-name="T411">ŝkopo (ŝovelilo)</text:span><text:span text:style-name="T370"> </text:span><text:span text:style-name="T345">чарпак </text:span></text:p>
      <text:p text:style-name="P36"><text:span text:style-name="T411">ŝlako (ŝkorio)</text:span><text:span text:style-name="T370"> </text:span><text:span text:style-name="T345">шлак </text:span></text:p>
      <text:p text:style-name="P36"><text:span text:style-name="T411">ŝlimo</text:span><text:span text:style-name="T370"> 1</text:span><text:span text:style-name="T606">. </text:span><text:span text:style-name="T345">глей, мул, ціна; 2. гразі </text:span><text:span text:style-name="T196">(лячэбныя)</text:span></text:p>
      <text:p text:style-name="P38"><text:soft-page-break/><text:span text:style-name="T157">ŝlosi</text:span><text:span text:style-name="T78"> </text:span><text:span text:style-name="T46">зачыняць, замыкаць </text:span></text:p>
      <text:p text:style-name="P38"><text:span text:style-name="T157">ŝmaci</text:span><text:span text:style-name="T78"> </text:span><text:span text:style-name="T46">цмокаць, цокаць, чмякаць, цвякаць, хлюпаць </text:span></text:p>
      <text:p text:style-name="P38"><text:span text:style-name="T157">ŝminko</text:span><text:span text:style-name="T78"> </text:span><text:span text:style-name="T46">румяны, грым, губная памада</text:span></text:p>
      <text:p text:style-name="P38"><text:span text:style-name="T156">ŝmiri</text:span><text:span text:style-name="T104"> </text:span><text:span text:style-name="T46">мазаць, абмазваць </text:span></text:p>
      <text:p text:style-name="P38"><text:span text:style-name="T156">ŝnuro</text:span><text:span text:style-name="T104"> </text:span><text:span text:style-name="T46">вяроўка, аборка, шпагат,</text:span><text:span text:style-name="T104"> </text:span><text:span text:style-name="T46">шнур</text:span></text:p>
      <text:p text:style-name="P36"><text:span text:style-name="T411">ŝovi</text:span><text:span text:style-name="T370"> </text:span><text:span text:style-name="T345">соваць, пхаць, рухаць </text:span></text:p>
      <text:p text:style-name="P36"><text:span text:style-name="T411">ŝoveli</text:span><text:span text:style-name="T370"> </text:span><text:span text:style-name="T345">зграбаць </text:span><text:span text:style-name="T196">(лапатай) </text:span></text:p>
      <text:p text:style-name="P36"><text:span text:style-name="T411">ŝpari</text:span><text:span text:style-name="T370"> </text:span><text:span text:style-name="T345">захоўваць, зберагаць, ашчаджаць</text:span></text:p>
      <text:p text:style-name="P36"><text:span text:style-name="T411">ŝpato</text:span><text:span text:style-name="T370"> </text:span><text:span text:style-name="T345">лапата, рыдлёўка </text:span></text:p>
      <text:p text:style-name="P36"><text:span text:style-name="T411">ŝpini</text:span><text:span text:style-name="T370"> </text:span><text:span text:style-name="T345">прасці, сукаць; плесці </text:span><text:span text:style-name="T196">(павуцінне ) </text:span></text:p>
      <text:p text:style-name="P36"><text:span text:style-name="T411">ŝpruci</text:span><text:span text:style-name="T370"> </text:span><text:span text:style-name="T345">пырскаць </text:span></text:p>
      <text:p text:style-name="P36"><text:span text:style-name="T411">ŝranko</text:span><text:span text:style-name="T370"> </text:span><text:span text:style-name="T345">шафа</text:span></text:p>
      <text:p text:style-name="P36"><text:span text:style-name="T411">ŝraŭbo</text:span><text:span text:style-name="T370"> 1</text:span><text:span text:style-name="T345">. шруба; 2. вінт </text:span><text:span text:style-name="T196">(самалёта,</text:span><text:span text:style-name="T233"> </text:span><text:span text:style-name="T196">парахода)</text:span></text:p>
      <text:p text:style-name="P38"><text:span text:style-name="T156">ŝrumpi</text:span><text:span text:style-name="T104"> </text:span><text:span text:style-name="T46">зморшчыцца, скурчыцца; пакарабаціцца </text:span></text:p>
      <text:p text:style-name="P38"><text:span text:style-name="T156">ŝtalo</text:span><text:span text:style-name="T104"> </text:span><text:span text:style-name="T46">сталь </text:span></text:p>
      <text:p text:style-name="P38"><text:span text:style-name="T156">ŝtato</text:span><text:span text:style-name="T104"> </text:span><text:span text:style-name="T46">дзяржава </text:span></text:p>
      <text:p text:style-name="P38"><text:span text:style-name="T156">ŝteli</text:span><text:span text:style-name="T104"> </text:span><text:span text:style-name="T46">красці, выкрадаць </text:span></text:p>
      <text:p text:style-name="P38"><text:span text:style-name="T156">ŝtipo</text:span><text:span text:style-name="T104"> </text:span><text:span text:style-name="T46">цурбан, пацурбалак, палена;</text:span><text:span text:style-name="T104"> </text:span><text:span text:style-name="T46">калода</text:span></text:p>
      <text:p text:style-name="P38"><text:span text:style-name="T156">ŝtofo</text:span><text:span text:style-name="T104"> </text:span><text:span text:style-name="T46">матэрыя, тканіна </text:span></text:p>
      <text:p text:style-name="P38"><text:span text:style-name="T156">ŝtono</text:span><text:span text:style-name="T104"> </text:span><text:span text:style-name="T46">камень</text:span></text:p>
      <text:p text:style-name="P35"><text:span text:style-name="T416">ŝtopi</text:span><text:span text:style-name="T374"> 1</text:span><text:span text:style-name="T622">. </text:span><text:span text:style-name="T355">затыкаць, закаркоўваць; 2.</text:span><text:span text:style-name="T374"> </text:span><text:span text:style-name="T355">цыраваць</text:span></text:p>
      <text:p text:style-name="P38"><text:span text:style-name="T156">ŝtrumpo</text:span><text:span text:style-name="T104"> </text:span><text:span text:style-name="T46">панчоха </text:span></text:p>
      <text:p text:style-name="P38"><text:span text:style-name="T156">ŝtrumpeto</text:span><text:span text:style-name="T104"> </text:span><text:span text:style-name="T46">шкарпэтка</text:span></text:p>
      <text:p text:style-name="P36"><text:span text:style-name="T411">ŝtupo</text:span><text:span text:style-name="T370"> </text:span><text:span text:style-name="T345">ступень, прыступка; падножка </text:span></text:p>
      <text:p text:style-name="P36"><text:span text:style-name="T411">ŝuo</text:span><text:span text:style-name="T370"> </text:span><text:span text:style-name="T345">чаравік, туфель </text:span></text:p>
      <text:p text:style-name="P36"><text:span text:style-name="T411">ŝuldo</text:span><text:span text:style-name="T370"> </text:span><text:span text:style-name="T345">доўг </text:span><text:span text:style-name="T196">(напрыклад, грашовы) </text:span></text:p>
      <text:p text:style-name="P36"><text:span text:style-name="T411">ŝultro</text:span><text:span text:style-name="T370"> </text:span><text:span text:style-name="T345">плячо</text:span></text:p>
      <text:p text:style-name="P38"><text:span text:style-name="T156">ŝuti</text:span><text:span text:style-name="T104"> </text:span><text:span text:style-name="T46">сыпаць, ссыпаць; выкінуць </text:span></text:p>
      <text:p text:style-name="P38"><text:span text:style-name="T156">ŝvebi</text:span><text:span text:style-name="T104"> </text:span><text:span text:style-name="T46">лунаць, лятаць, вісець у паветры</text:span></text:p>
      <text:p text:style-name="P38"><text:span text:style-name="T156">ŝveli</text:span><text:span text:style-name="T104"> </text:span><text:span text:style-name="T46">пухнуць, апухаць; набракаць,</text:span><text:span text:style-name="T104"> </text:span><text:span text:style-name="T46">набрыньваць </text:span></text:p>
      <text:p text:style-name="P38"><text:span text:style-name="T156">ŝviti</text:span><text:span text:style-name="T104"> </text:span><text:span text:style-name="T46">пацець</text:span></text:p>
      <text:p text:style-name="P21">T</text:p>
      <text:p text:style-name="P38"><text:span text:style-name="T156">tabelo</text:span><text:span text:style-name="T104"> </text:span><text:span text:style-name="T46">табліца; табель; расклад </text:span></text:p>
      <text:p text:style-name="P38"><text:span text:style-name="T156">tabernaklo</text:span><text:span text:style-name="T104"> </text:span><text:span text:style-name="T46">скінія, даразахавальніца </text:span></text:p>
      <text:p text:style-name="P38"><text:span text:style-name="T156">tablo</text:span><text:span text:style-name="T104"> </text:span><text:span text:style-name="T46">стол</text:span></text:p>
      <text:p text:style-name="P36"><text:span text:style-name="T411">tabulo</text:span><text:span text:style-name="T370"> </text:span><text:span text:style-name="T345">дошка; планка </text:span></text:p>
      <text:p text:style-name="P36"><text:span text:style-name="T411">taĉmento</text:span><text:span text:style-name="T370"> </text:span><text:span text:style-name="T345">атрад; брыгада </text:span><text:span text:style-name="T196">(рабочых);</text:span><text:span text:style-name="T345"> каманда </text:span><text:span text:style-name="T196">(спорт.) </text:span></text:p>
      <text:p text:style-name="P36"><text:span text:style-name="T411">tago</text:span><text:span text:style-name="T370"> </text:span><text:span text:style-name="T345">дзень</text:span></text:p>
      <text:p text:style-name="P38"><text:span text:style-name="T156">tajli</text:span><text:span text:style-name="T104"> </text:span><text:span text:style-name="T46">кроіць; абчэсваць; абразаць, падразаць </text:span></text:p>
      <text:p text:style-name="P38"><text:span text:style-name="T156">tajloro</text:span><text:span text:style-name="T104"> </text:span><text:span text:style-name="T46">кравец</text:span></text:p>
      <text:p text:style-name="P38"><text:span text:style-name="T156">tajpi</text:span><text:span text:style-name="T104"> </text:span><text:span text:style-name="T46">друкаваць на машынцы</text:span></text:p>
      <text:p text:style-name="P38"><text:soft-page-break/><text:span text:style-name="T157">taksi</text:span><text:span text:style-name="T78"> </text:span><text:span text:style-name="T46">ацэньваць, вызначаць цану </text:span></text:p>
      <text:p text:style-name="P38"><text:span text:style-name="T157">taluso</text:span><text:span text:style-name="T78"> </text:span><text:span text:style-name="T46">насып </text:span></text:p>
      <text:p text:style-name="P38"><text:span text:style-name="T157">tamburo</text:span><text:span text:style-name="T78"> </text:span><text:span text:style-name="T46">барабан </text:span></text:p>
      <text:p text:style-name="P38"><text:span text:style-name="T157">tamen</text:span><text:span text:style-name="T78"> </text:span><text:span text:style-name="T46">аднак </text:span></text:p>
      <text:p text:style-name="P38"><text:span text:style-name="T157">tani</text:span><text:span text:style-name="T78"> </text:span><text:span text:style-name="T46">вырабляць </text:span><text:span text:style-name="T196">(скуру) </text:span></text:p>
      <text:p text:style-name="P38"><text:span text:style-name="T157">tanĝi</text:span><text:span text:style-name="T78"> </text:span><text:span text:style-name="T46">дакранацца, датыкацца </text:span></text:p>
      <text:p text:style-name="P38"><text:span text:style-name="T157">tapeto</text:span><text:span text:style-name="T78"> </text:span><text:span text:style-name="T46">шпалеры </text:span></text:p>
      <text:p text:style-name="P38"><text:span text:style-name="T157">tapiŝo</text:span><text:span text:style-name="T78"> </text:span><text:span text:style-name="T46">дыван </text:span></text:p>
      <text:p text:style-name="P38"><text:span text:style-name="T157">tareno (fringelo)</text:span><text:span text:style-name="T78"> </text:span><text:span text:style-name="T46">чыж </text:span></text:p>
      <text:p text:style-name="P38"><text:span text:style-name="T157">taso</text:span><text:span text:style-name="T78"> </text:span><text:span text:style-name="T46">кубачак </text:span></text:p>
      <text:p text:style-name="P38"><text:span text:style-name="T157">tasko</text:span><text:span text:style-name="T78"> </text:span><text:span text:style-name="T46">заданне, задача </text:span></text:p>
      <text:p text:style-name="P38"><text:span text:style-name="T157">taŭgi</text:span><text:span text:style-name="T78"> </text:span><text:span text:style-name="T46">гадзіцца, быць вартым; падыходзіць</text:span></text:p>
      <text:p text:style-name="P38"><text:span text:style-name="T156">taŭro (virbovo)</text:span><text:span text:style-name="T104"> </text:span><text:span text:style-name="T46">бык</text:span></text:p>
      <text:p text:style-name="P38"><text:span text:style-name="T156">taŭzi</text:span><text:span text:style-name="T104"> </text:span><text:span text:style-name="T46">мяць, камечыць; лахмаціць; прычапіцца </text:span></text:p>
      <text:p text:style-name="P38"><text:span text:style-name="T156">tavolo</text:span><text:span text:style-name="T104"> </text:span><text:span text:style-name="T46">слой, пласт </text:span></text:p>
      <text:p text:style-name="P38"><text:span text:style-name="T156">teo</text:span><text:span text:style-name="T104"> </text:span><text:span text:style-name="T46">чай, гарбата </text:span></text:p>
      <text:p text:style-name="P38"><text:span text:style-name="T156">teamo</text:span><text:span text:style-name="T104"> </text:span><text:span text:style-name="T46">спартыўная каманда </text:span></text:p>
      <text:p text:style-name="P38"><text:span text:style-name="T156">tedi</text:span><text:span text:style-name="T104"> </text:span><text:span text:style-name="T46">дакучаць, назаляць; наганяць нуду</text:span></text:p>
      <text:p text:style-name="P34"><text:span text:style-name="T416">tegi</text:span><text:span text:style-name="T375"> </text:span><text:span text:style-name="T357">абцягваць, адзяваць, ахінаць </text:span></text:p>
      <text:p text:style-name="P34"><text:span text:style-name="T416">tegenario</text:span><text:span text:style-name="T375"> </text:span><text:span text:style-name="T357">дамавы, хатні павук </text:span></text:p>
      <text:p text:style-name="P34"><text:span text:style-name="T416">tegmento</text:span><text:span text:style-name="T375"> </text:span><text:span text:style-name="T357">дах, страха; прытулак, прыстанак </text:span></text:p>
      <text:p text:style-name="P34"><text:span text:style-name="T416">tegolo</text:span><text:span text:style-name="T375"> </text:span><text:span text:style-name="T357">чарапіца </text:span></text:p>
      <text:p text:style-name="P34"><text:span text:style-name="T416">teko</text:span><text:span text:style-name="T375"> </text:span><text:span text:style-name="T357">папка, партфель </text:span></text:p>
      <text:p text:style-name="P34"><text:span text:style-name="T416">teksi</text:span><text:span text:style-name="T375"> 1</text:span><text:span text:style-name="T609">. </text:span><text:span text:style-name="T357">ткаць; 2. рыхтаваць, распрацоўваць </text:span></text:p>
      <text:p text:style-name="P34"><text:span text:style-name="T416">telero</text:span><text:span text:style-name="T375"> </text:span><text:span text:style-name="T357">талерка </text:span><text:span text:style-name="T375">tempo </text:span><text:span text:style-name="T357">час</text:span></text:p>
      <text:p text:style-name="P38"><text:span text:style-name="T156">tempesto (ŝtormo)</text:span><text:span text:style-name="T104"> </text:span><text:span text:style-name="T46">бура, навальніца, шторм </text:span></text:p>
      <text:p text:style-name="P38"><text:span text:style-name="T156">tempio</text:span><text:span text:style-name="T104"> </text:span><text:span text:style-name="T46">скронь </text:span></text:p>
      <text:p text:style-name="P38"><text:span text:style-name="T156">templo</text:span><text:span text:style-name="T104"> </text:span><text:span text:style-name="T46">храм </text:span></text:p>
      <text:p text:style-name="P38"><text:span text:style-name="T156">teni</text:span><text:span text:style-name="T104"> </text:span><text:span text:style-name="T46">трымаць</text:span></text:p>
      <text:p text:style-name="P38"><text:span text:style-name="T156">tenaca</text:span><text:span text:style-name="T104"> </text:span><text:span text:style-name="T46">вязкі, ліпкі, клейкі </text:span></text:p>
      <text:p text:style-name="P38"><text:span text:style-name="T156">tenajlo</text:span><text:span text:style-name="T104"> </text:span><text:span text:style-name="T46">абцугі; клешчы; шчыпцы; кусачкі</text:span></text:p>
      <text:p text:style-name="P38"><text:span text:style-name="T156">tendo</text:span><text:span text:style-name="T104"> </text:span><text:span text:style-name="T46">палатка, тэнт </text:span></text:p>
      <text:p text:style-name="P38"><text:span text:style-name="T156">tendeno</text:span><text:span text:style-name="T104"> </text:span><text:span text:style-name="T46">сухажылле </text:span></text:p>
      <text:p text:style-name="P38"><text:span text:style-name="T156">tendenco</text:span><text:span text:style-name="T104"> </text:span><text:span text:style-name="T46">тэндэнцыя </text:span></text:p>
      <text:p text:style-name="P38"><text:span text:style-name="T156">tenebro</text:span><text:span text:style-name="T104"> </text:span><text:span text:style-name="T46">цемра, морак, змрок </text:span></text:p>
      <text:p text:style-name="P38"><text:span text:style-name="T156">tenera</text:span><text:span text:style-name="T104"> </text:span><text:span text:style-name="T46">пяшчотны, ласкавы, далікатны</text:span></text:p>
      <text:p text:style-name="P34"><text:span text:style-name="T416">tensio</text:span><text:span text:style-name="T375"> 1</text:span><text:span text:style-name="T610">. </text:span><text:span text:style-name="T357">напружанне; 2. ціск </text:span></text:p>
      <text:p text:style-name="P34"><text:span text:style-name="T416">tenti</text:span><text:span text:style-name="T375"> </text:span><text:span text:style-name="T357">спакушаць, прывабліваць </text:span></text:p>
      <text:p text:style-name="P34"><text:span text:style-name="T416">tero</text:span><text:span text:style-name="T375"> </text:span><text:span text:style-name="T357">зямля </text:span></text:p>
      <text:p text:style-name="P34"><text:span text:style-name="T416">terebinto</text:span><text:span text:style-name="T375"> </text:span><text:span text:style-name="T357">шкіпінар </text:span></text:p>
      <text:p text:style-name="P34"><text:span text:style-name="T416">tereno</text:span><text:span text:style-name="T375"> </text:span><text:span text:style-name="T357">участак, дзялянка, пляц; поле дзейнасці </text:span></text:p>
      <text:p text:style-name="P34"><text:soft-page-break/><text:span text:style-name="T416">terni</text:span><text:span text:style-name="T375"> </text:span><text:span text:style-name="T357">чхаць</text:span></text:p>
      <text:p text:style-name="P38"><text:span text:style-name="T156">teruro</text:span><text:span text:style-name="T104"> </text:span><text:span text:style-name="T46">жах, жудасць, страх </text:span></text:p>
      <text:p text:style-name="P38"><text:span text:style-name="T156">testamento</text:span><text:span text:style-name="T104"> </text:span><text:span text:style-name="T46">1. завяшчанне; 2. запавет </text:span></text:p>
      <text:p text:style-name="P38"><text:span text:style-name="T156">testudo</text:span><text:span text:style-name="T104"> </text:span><text:span text:style-name="T46">чарапаха</text:span></text:p>
      <text:p text:style-name="P38"><text:span text:style-name="T157">tetro</text:span><text:span text:style-name="T78"> </text:span><text:span text:style-name="T46">цецярук </text:span></text:p>
      <text:p text:style-name="P38"><text:span text:style-name="T157">tetrao</text:span><text:span text:style-name="T78"> </text:span><text:span text:style-name="T46">рабчык</text:span></text:p>
      <text:p text:style-name="P36"><text:span text:style-name="T411">tigro</text:span><text:span text:style-name="T370"> 1</text:span><text:span text:style-name="T345">. сцябло, ствол; ручка </text:span><text:span text:style-name="T196">(прылады);</text:span><text:span text:style-name="T345"> 3. ножка </text:span><text:span text:style-name="T196">(чаркі) </text:span></text:p>
      <text:p text:style-name="P36"><text:span text:style-name="T411">tikli</text:span><text:span text:style-name="T370"> </text:span><text:span text:style-name="T345">казытаць </text:span></text:p>
      <text:p text:style-name="P36"><text:span text:style-name="T411">tilio</text:span><text:span text:style-name="T370"> </text:span><text:span text:style-name="T345">ліпа </text:span><text:span text:style-name="T196">(дрэва) </text:span></text:p>
      <text:p text:style-name="P36"><text:span text:style-name="T411">timi</text:span><text:span text:style-name="T370"> </text:span><text:span text:style-name="T345">баяцца</text:span></text:p>
      <text:p text:style-name="P38"><text:span text:style-name="T156">timono</text:span><text:span text:style-name="T104"> </text:span><text:span text:style-name="T46">дышаль, аглобля </text:span></text:p>
      <text:p text:style-name="P38"><text:span text:style-name="T156">timpano</text:span><text:span text:style-name="T104"> 1</text:span><text:span text:style-name="T46">. гуслі; 2. барабанная перапонка </text:span></text:p>
      <text:p text:style-name="P38"><text:span text:style-name="T156">tineo</text:span><text:span text:style-name="T104"> </text:span><text:span text:style-name="T46">моль </text:span></text:p>
      <text:p text:style-name="P38"><text:span text:style-name="T156">tinti</text:span><text:span text:style-name="T104"> </text:span><text:span text:style-name="T46">бразгаць </text:span></text:p>
      <text:p text:style-name="P38"><text:span text:style-name="T156">tinuso</text:span><text:span text:style-name="T104"> </text:span><text:span text:style-name="T46">тунец</text:span></text:p>
      <text:p text:style-name="P38"><text:span text:style-name="T156">tiri</text:span><text:span text:style-name="T104"> </text:span><text:span text:style-name="T46">цягнуць, валачы; выцягваць </text:span></text:p>
      <text:p text:style-name="P38"><text:span text:style-name="T156">titolo</text:span><text:span text:style-name="T104"> 1</text:span><text:span text:style-name="T46">. тытул; 2. загаловак </text:span></text:p>
      <text:p text:style-name="P38"><text:span text:style-name="T156">tokso</text:span><text:span text:style-name="T104"> </text:span><text:span text:style-name="T46">яд, атрута </text:span></text:p>
      <text:p text:style-name="P38"><text:span text:style-name="T156">tolo</text:span><text:span text:style-name="T104"> </text:span><text:span text:style-name="T46">палатно</text:span></text:p>
      <text:p text:style-name="P38"><text:span text:style-name="T156">toleri</text:span><text:span text:style-name="T104"> </text:span><text:span text:style-name="T46">цярпець, пераносіць </text:span></text:p>
      <text:p text:style-name="P38"><text:span text:style-name="T156">tombo</text:span><text:span text:style-name="T104"> </text:span><text:span text:style-name="T46">магіла, дол </text:span></text:p>
      <text:p text:style-name="P38"><text:span text:style-name="T156">tondi</text:span><text:span text:style-name="T104"> </text:span><text:span text:style-name="T46">стрыгчы, падстрыгаць </text:span></text:p>
      <text:p text:style-name="P38"><text:span text:style-name="T156">tondro</text:span><text:span text:style-name="T104"> </text:span><text:span text:style-name="T46">гром</text:span></text:p>
      <text:p text:style-name="P36"><text:span text:style-name="T411">torĉo</text:span><text:span text:style-name="T370"> </text:span><text:span text:style-name="T345">факел, паходня; светач </text:span></text:p>
      <text:p text:style-name="P36"><text:span text:style-name="T411">tordi</text:span><text:span text:style-name="T370"> </text:span><text:span text:style-name="T345">круціць, віць, сукаць </text:span></text:p>
      <text:p text:style-name="P36"><text:span text:style-name="T411">torento</text:span><text:span text:style-name="T370"> </text:span><text:span text:style-name="T345">паток </text:span></text:p>
      <text:p text:style-name="P36"><text:span text:style-name="T411">torni</text:span><text:span text:style-name="T370"> </text:span><text:span text:style-name="T345">тачыць, выточваць </text:span></text:p>
      <text:p text:style-name="P36"><text:span text:style-name="T411">tornistro</text:span><text:span text:style-name="T370"> </text:span><text:span text:style-name="T345">ранец, рукзак </text:span></text:p>
      <text:p text:style-name="P36"><text:span text:style-name="T411">torporo</text:span><text:span text:style-name="T370"> </text:span><text:span text:style-name="T345">здранцвенне, аняменне </text:span></text:p>
      <text:p text:style-name="P36"><text:span text:style-name="T411">torturi</text:span><text:span text:style-name="T370"> </text:span><text:span text:style-name="T345">катаваць, мучыць </text:span></text:p>
      <text:p text:style-name="P36"><text:span text:style-name="T411">trabo</text:span><text:span text:style-name="T370"> </text:span><text:span text:style-name="T345">бервяно, бэлька, брус </text:span></text:p>
      <text:p text:style-name="P36"><text:span text:style-name="T411">traduki</text:span><text:span text:style-name="T370"> </text:span><text:span text:style-name="T345">перакладаць </text:span><text:span text:style-name="T196">(на іншую мову)</text:span></text:p>
      <text:p text:style-name="P36"><text:span text:style-name="T411">trafi</text:span><text:span text:style-name="T370"> 1</text:span><text:span text:style-name="T345">. патрапіць; дамагчыся; 2. сустрэць </text:span><text:span text:style-name="T196">(выпадкова) </text:span></text:p>
      <text:p text:style-name="P36"><text:span text:style-name="T411">trafiko</text:span><text:span text:style-name="T370"> </text:span><text:span text:style-name="T345">рух, сувязь, зносіны </text:span></text:p>
      <text:p text:style-name="P36"><text:span text:style-name="T411">trajno</text:span><text:span text:style-name="T370"> </text:span><text:span text:style-name="T345">поезд, цягнік </text:span></text:p>
      <text:p text:style-name="P36"><text:span text:style-name="T411">trakti</text:span><text:span text:style-name="T370"> 1</text:span><text:span text:style-name="T345">. весці перамовы; 2. абыходзіцца, ставіцца </text:span></text:p>
      <text:p text:style-name="P36"><text:span text:style-name="T411">tramo</text:span><text:span text:style-name="T370"> </text:span><text:span text:style-name="T345">трамвай</text:span></text:p>
      <text:p text:style-name="P38"><text:span text:style-name="T156">trampo</text:span><text:span text:style-name="T104"> 1</text:span><text:span text:style-name="T46">. грузавое судна; 2. транспартны самалёт; 3. абадранец, бадзяга</text:span></text:p>
      <text:p text:style-name="P38"><text:span text:style-name="T641">tranĉi</text:span><text:span text:style-name="T104"> </text:span><text:span text:style-name="T46">рэзаць, разразаць </text:span></text:p>
      <text:p text:style-name="P38"><text:span text:style-name="T641">trankvila</text:span><text:span text:style-name="T104"> </text:span><text:span text:style-name="T46">ціхі, спакойны, ціхмяны </text:span></text:p>
      <text:p text:style-name="P38"><text:soft-page-break/><text:span text:style-name="T641">transversa</text:span><text:span text:style-name="T104"> </text:span><text:span text:style-name="T46">папярочны </text:span></text:p>
      <text:p text:style-name="P38"><text:span text:style-name="T641">tredi</text:span><text:span text:style-name="T104"> </text:span><text:span text:style-name="T46">працягваць, зацягваць, прасоўваць</text:span></text:p>
      <text:p text:style-name="P38"><text:span text:style-name="T641">trejni</text:span><text:span text:style-name="T104"> </text:span><text:span text:style-name="T46">трэніраваць </text:span></text:p>
      <text:p text:style-name="P38"><text:span text:style-name="T641">tremi</text:span><text:span text:style-name="T104"> </text:span><text:span text:style-name="T46">дрыжаць, трымцець </text:span></text:p>
      <text:p text:style-name="P38"><text:span text:style-name="T93">tremolo</text:span><text:span text:style-name="T104"> </text:span><text:span text:style-name="T46">асіна</text:span></text:p>
      <text:p text:style-name="P38"><text:span text:style-name="T641">trempi</text:span><text:span text:style-name="T104"> </text:span><text:span text:style-name="T46">мачаць, акунаць, пагружаць</text:span></text:p>
      <text:p text:style-name="P38"><text:span text:style-name="T641">treni</text:span><text:span text:style-name="T104"> </text:span><text:span text:style-name="T46">цягнуць, валачы</text:span></text:p>
      <text:p text:style-name="P38"><text:span text:style-name="T641">treti</text:span><text:span text:style-name="T104"> </text:span><text:span text:style-name="T46">таптаць, мяць, расціскаць</text:span></text:p>
      <text:p text:style-name="P38"><text:span text:style-name="T641">trezoro</text:span><text:span text:style-name="T104"> </text:span><text:span text:style-name="T46">скарб</text:span></text:p>
      <text:p text:style-name="P38"><text:span text:style-name="T641">tribo</text:span><text:span text:style-name="T104"> </text:span><text:span text:style-name="T46">племя</text:span></text:p>
      <text:p text:style-name="P38"><text:span text:style-name="T641">tributo</text:span><text:span text:style-name="T104"> </text:span><text:span text:style-name="T46">даніна, подаць</text:span></text:p>
      <text:p text:style-name="P38"><text:span text:style-name="T642">trifolio</text:span><text:span text:style-name="T78"> </text:span><text:span text:style-name="T495">канюшына </text:span></text:p>
      <text:p text:style-name="P38"><text:span text:style-name="T642">triki</text:span><text:span text:style-name="T78"> </text:span><text:span text:style-name="T495">вязаць </text:span></text:p>
      <text:p text:style-name="P38"><text:span text:style-name="T642">trikoto</text:span><text:span text:style-name="T78"> </text:span><text:span text:style-name="T495">трыко </text:span></text:p>
      <text:p text:style-name="P38"><text:span text:style-name="T642">trilo</text:span><text:span text:style-name="T78"> </text:span><text:span text:style-name="T495">трэль </text:span></text:p>
      <text:p text:style-name="P38"><text:span text:style-name="T642">trinki</text:span><text:span text:style-name="T78"> </text:span><text:span text:style-name="T495">піць</text:span></text:p>
      <text:p text:style-name="P55"><text:span text:style-name="T641">trista (malgaja, malĝoja)</text:span><text:span text:style-name="T104"> </text:span><text:span text:style-name="T495">маркотны, сумны</text:span></text:p>
      <text:p text:style-name="P55"><text:span text:style-name="T641">tritiko</text:span><text:span text:style-name="T104"> </text:span><text:span text:style-name="T495">пшаніца</text:span></text:p>
      <text:p text:style-name="P56"><text:span text:style-name="T643">trogo</text:span><text:span text:style-name="T370"> </text:span><text:span text:style-name="T482">карыта, кармушка; жолаб </text:span></text:p>
      <text:p text:style-name="P56"><text:span text:style-name="T643">trompi</text:span><text:span text:style-name="T370"> </text:span><text:span text:style-name="T482">падманваць, ашукваць </text:span></text:p>
      <text:p text:style-name="P56"><text:span text:style-name="T643">tropeolo</text:span><text:span text:style-name="T370"> </text:span><text:span text:style-name="T482">настурка </text:span></text:p>
      <text:p text:style-name="P56"><text:span text:style-name="T643">troti</text:span><text:span text:style-name="T370"> </text:span><text:span text:style-name="T482">бегчы рыссю </text:span></text:p>
      <text:p text:style-name="P56"><text:span text:style-name="T643">trovi</text:span><text:span text:style-name="T370"> </text:span><text:span text:style-name="T482">знаходзіць, адшукваць </text:span></text:p>
      <text:p text:style-name="P56"><text:span text:style-name="T643">truo</text:span><text:span text:style-name="T370"> </text:span><text:span text:style-name="T482">дзірка, адтуліна </text:span></text:p>
      <text:p text:style-name="P56"><text:span text:style-name="T643">trudi</text:span><text:span text:style-name="T370"> </text:span><text:span text:style-name="T482">навязваць, назаляць </text:span></text:p>
      <text:p text:style-name="P56"><text:span text:style-name="T643">trulo</text:span><text:span text:style-name="T370"> </text:span><text:span text:style-name="T482">кельня </text:span></text:p>
      <text:p text:style-name="P56"><text:span text:style-name="T643">trumpo</text:span><text:span text:style-name="T370"> </text:span><text:span text:style-name="T482">рог </text:span><text:span text:style-name="T447">(паляўнічы) </text:span></text:p>
      <text:p text:style-name="P56"><text:span text:style-name="T643">trumpeto</text:span><text:span text:style-name="T370"> </text:span><text:span text:style-name="T482">труба </text:span><text:span text:style-name="T447">(муз.) </text:span></text:p>
      <text:p text:style-name="P56"><text:span text:style-name="T643">trunko</text:span><text:span text:style-name="T370"> 1</text:span><text:span text:style-name="T482">. ствол; 2. тулава; 3. магістраль</text:span></text:p>
      <text:p text:style-name="P56"><text:span text:style-name="T643">tubo</text:span><text:span text:style-name="T370"> 1</text:span><text:span text:style-name="T482">. труба, трубка; шланг; цюбік;</text:span><text:span text:style-name="T370"> </text:span><text:span text:style-name="T482">2. ствол </text:span><text:span text:style-name="T447">(гарматы.) </text:span></text:p>
      <text:p text:style-name="P56"><text:span text:style-name="T643">tuĉo</text:span><text:span text:style-name="T370"> </text:span><text:span text:style-name="T482">туш</text:span></text:p>
      <text:p text:style-name="P55"><text:span text:style-name="T641">tuj</text:span><text:span text:style-name="T104"> </text:span><text:span text:style-name="T495">зараз; зараз жа, неадкладна </text:span></text:p>
      <text:p text:style-name="P55"><text:span text:style-name="T641">tuko</text:span><text:span text:style-name="T104"> </text:span><text:span text:style-name="T495">хустка </text:span></text:p>
      <text:p text:style-name="P55"><text:span text:style-name="T641">tulipo</text:span><text:span text:style-name="T104"> </text:span><text:span text:style-name="T495">цюльпан</text:span></text:p>
      <text:p text:style-name="P55"><text:span text:style-name="T641">tumulo</text:span><text:span text:style-name="T104"> </text:span><text:span text:style-name="T495">магільны курган, пагорак </text:span></text:p>
      <text:p text:style-name="P55"><text:span text:style-name="T641">tuno</text:span><text:span text:style-name="T104"> </text:span><text:span text:style-name="T495">тона</text:span></text:p>
      <text:p text:style-name="P57"><text:span text:style-name="T645">turo</text:span><text:span text:style-name="T647"> </text:span><text:span text:style-name="T646">1</text:span><text:span text:style-name="T644">. </text:span><text:span text:style-name="T483">вежа, вышка; 2. тура </text:span><text:span text:style-name="T448">(у шахматах)</text:span></text:p>
      <text:p text:style-name="P55"><text:span text:style-name="T641">turbulenta</text:span><text:span text:style-name="T104"> </text:span><text:span text:style-name="T495">неспакойны, буяны, шалёны</text:span></text:p>
      <text:p text:style-name="P55"><text:span text:style-name="T641">turdo</text:span><text:span text:style-name="T104"> </text:span><text:span text:style-name="T495">дрозд </text:span></text:p>
      <text:p text:style-name="P55"><text:span text:style-name="T641">turkiso</text:span><text:span text:style-name="T104"> </text:span><text:span text:style-name="T495">біруза</text:span></text:p>
      <text:p text:style-name="P56"><text:span text:style-name="T643">turmenti</text:span><text:span text:style-name="T370"> </text:span><text:span text:style-name="T482">мучыць, непакоіць, кроіць </text:span><text:span text:style-name="T447">(сэрца, душу) </text:span></text:p>
      <text:p text:style-name="P56"><text:soft-page-break/><text:span text:style-name="T643">turni</text:span><text:span text:style-name="T370"> </text:span><text:span text:style-name="T482">круціць, паварочваць </text:span></text:p>
      <text:p text:style-name="P56"><text:span text:style-name="T643">tusi</text:span><text:span text:style-name="T370"> </text:span><text:span text:style-name="T482">кашляць </text:span></text:p>
      <text:p text:style-name="P56"><text:span text:style-name="T643">tusilago</text:span><text:span text:style-name="T370"> </text:span><text:span text:style-name="T482">падбел </text:span></text:p>
      <text:p text:style-name="P56"><text:span text:style-name="T643">tuŝi</text:span><text:span text:style-name="T370"> </text:span><text:span text:style-name="T482">чапаць, кратаць, кранаць </text:span></text:p>
      <text:p text:style-name="P56"><text:span text:style-name="T643">tuta</text:span><text:span text:style-name="T370"> </text:span><text:span text:style-name="T482">цэлы, увесь</text:span></text:p>
      <text:p text:style-name="P44">U</text:p>
      <text:p text:style-name="P55"><text:span text:style-name="T156">ulcero</text:span><text:span text:style-name="T104"> </text:span><text:span text:style-name="T495">язва </text:span></text:p>
      <text:p text:style-name="P55"><text:span text:style-name="T156">uliginoso</text:span><text:span text:style-name="T104"> </text:span><text:span text:style-name="T495">буякі </text:span></text:p>
      <text:p text:style-name="P55"><text:span text:style-name="T156">ulmo</text:span><text:span text:style-name="T104"> </text:span><text:span text:style-name="T495">вяз</text:span></text:p>
      <text:p text:style-name="P56"><text:span text:style-name="T411">ululi</text:span><text:span text:style-name="T482"> выць </text:span><text:span text:style-name="T447">(аб воўку і інш.);</text:span><text:span text:style-name="T482"> вухкаць </text:span><text:span text:style-name="T447">(аб пугачы) </text:span></text:p>
      <text:p text:style-name="P56"><text:span text:style-name="T411">ungo</text:span><text:span text:style-name="T370"> </text:span><text:span text:style-name="T482">пазногаць; кіпцюр </text:span></text:p>
      <text:p text:style-name="P56"><text:span text:style-name="T411">unio</text:span><text:span text:style-name="T370"> </text:span><text:span text:style-name="T482">саюз </text:span></text:p>
      <text:p text:style-name="P56"><text:span text:style-name="T411">universo</text:span><text:span text:style-name="T370"> </text:span><text:span text:style-name="T482">сусвет </text:span></text:p>
      <text:p text:style-name="P56"><text:span text:style-name="T411">upaso</text:span><text:span text:style-name="T370"> </text:span><text:span text:style-name="T411">(antiaro)</text:span><text:span text:style-name="T370"> </text:span><text:span text:style-name="T482">анчар </text:span></text:p>
      <text:p text:style-name="P56"><text:span text:style-name="T411">upupo</text:span><text:span text:style-name="T370"> </text:span><text:span text:style-name="T482">удод </text:span></text:p>
      <text:p text:style-name="P56"><text:span text:style-name="T411">uro</text:span><text:span text:style-name="T370"> </text:span><text:span text:style-name="T482">зубр</text:span></text:p>
      <text:p text:style-name="P32"><text:span text:style-name="T157">urbo</text:span><text:span text:style-name="T78"> </text:span><text:span text:style-name="T46">горад</text:span></text:p>
      <text:p text:style-name="P33"><text:span text:style-name="T173">urceolo</text:span><text:span text:style-name="T97"> </text:span><text:span text:style-name="T43">белы гарлачык </text:span><text:span text:style-name="T30">(бат.) </text:span></text:p>
      <text:p text:style-name="P33"><text:span text:style-name="T173">urĝa</text:span><text:span text:style-name="T97"> </text:span><text:span text:style-name="T43">неадкладны, тэрміновы </text:span></text:p>
      <text:p text:style-name="P33"><text:span text:style-name="T173">urino</text:span><text:span text:style-name="T97"> </text:span><text:span text:style-name="T43">мача</text:span></text:p>
      <text:p text:style-name="P33"><text:span text:style-name="T173">urogalo</text:span><text:span text:style-name="T97"> </text:span><text:span text:style-name="T43">глушэц </text:span><text:span text:style-name="T30">(птушка) </text:span></text:p>
      <text:p text:style-name="P33"><text:span text:style-name="T173">urso</text:span><text:span text:style-name="T97"> </text:span><text:span text:style-name="T43">мядзведзь </text:span></text:p>
      <text:p text:style-name="P33"><text:span text:style-name="T173">urtiko</text:span><text:span text:style-name="T97"> </text:span><text:span text:style-name="T43">крапіва</text:span></text:p>
      <text:p text:style-name="P33"><text:span text:style-name="T173">usona</text:span><text:span text:style-name="T97"> </text:span><text:span text:style-name="T43">амерыканскі </text:span><text:span text:style-name="T30">(Злучаных Штатаў)</text:span></text:p>
      <text:p text:style-name="P34"><text:span text:style-name="T311">utero </text:span><text:span text:style-name="T249">1</text:span><text:span text:style-name="T609">. </text:span><text:span text:style-name="T211">матка; 2. чэрава, вантроба </text:span></text:p>
      <text:p text:style-name="P34"><text:span text:style-name="T311">utila</text:span><text:span text:style-name="T249"> </text:span><text:span text:style-name="T211">карысны, прыдатны </text:span></text:p>
      <text:p text:style-name="P34"><text:span text:style-name="T311">uzi</text:span><text:span text:style-name="T249"> </text:span><text:span text:style-name="T211">карыстацца, выкарыстоўваць </text:span></text:p>
      <text:p text:style-name="P34"><text:span text:style-name="T311">uzino</text:span><text:span text:style-name="T249"> </text:span><text:span text:style-name="T211">завод</text:span></text:p>
      <text:p text:style-name="P21">V</text:p>
      <text:p text:style-name="P33"><text:span text:style-name="T173">vaĉo</text:span><text:span text:style-name="T97"> </text:span><text:span text:style-name="T43">вахта </text:span><text:span text:style-name="T30">(дзяжурства) </text:span></text:p>
      <text:p text:style-name="P33"><text:span text:style-name="T173">vadi</text:span><text:span text:style-name="T97"> </text:span><text:span text:style-name="T43">пераходзіць уброд </text:span></text:p>
      <text:p text:style-name="P33"><text:span text:style-name="T173">vagi</text:span><text:span text:style-name="T97"> </text:span><text:span text:style-name="T43">блукаць, бадзяцца </text:span></text:p>
      <text:p text:style-name="P33"><text:span text:style-name="T173">vagabondo</text:span><text:span text:style-name="T97"> </text:span><text:span text:style-name="T43">бадзяга, валацуга </text:span></text:p>
      <text:p text:style-name="P33"><text:span text:style-name="T173">vaki</text:span><text:span text:style-name="T97"> </text:span><text:span text:style-name="T43">пуставаць, быць не занятым, свабодным </text:span></text:p>
      <text:p text:style-name="P33"><text:span text:style-name="T173">vakcinio</text:span><text:span text:style-name="T97"> </text:span><text:span text:style-name="T43">брусніца </text:span></text:p>
      <text:p text:style-name="P33"><text:span text:style-name="T173">vakero</text:span><text:span text:style-name="T97"> </text:span><text:span text:style-name="T43">каўбой </text:span></text:p>
      <text:p text:style-name="P33"><text:span text:style-name="T173">vakso</text:span><text:span text:style-name="T97"> </text:span><text:span text:style-name="T43">воск; масціка </text:span></text:p>
      <text:p text:style-name="P33"><text:span text:style-name="T173">velo</text:span><text:span text:style-name="T97"> </text:span><text:span text:style-name="T43">даліна, лог </text:span></text:p>
      <text:p text:style-name="P33"><text:span text:style-name="T173">valida</text:span><text:span text:style-name="T97"> </text:span><text:span text:style-name="T43">сапраўдны, прыгодны </text:span></text:p>
      <text:p text:style-name="P33"><text:span text:style-name="T173">valizo</text:span><text:span text:style-name="T97"> </text:span><text:span text:style-name="T43">чамадан, сакваяж </text:span></text:p>
      <text:p text:style-name="P33"><text:span text:style-name="T173">valori</text:span><text:span text:style-name="T97"> </text:span><text:span text:style-name="T43">каштаваць, мець каштоўнасць</text:span><text:span text:style-name="T97"> </text:span><text:span text:style-name="T43">ці значэнне </text:span></text:p>
      <text:p text:style-name="P33"><text:soft-page-break/><text:span text:style-name="T173">vana</text:span><text:span text:style-name="T97"> </text:span><text:span text:style-name="T43">дарэмны, марны </text:span></text:p>
      <text:p text:style-name="P33"><text:span text:style-name="T173">vando</text:span><text:span text:style-name="T97"> </text:span><text:span text:style-name="T43">сцяна, перагародка </text:span></text:p>
      <text:p text:style-name="P33"><text:span text:style-name="T173">vando</text:span><text:span text:style-name="T97"> </text:span><text:span text:style-name="T43">кнігаўка </text:span></text:p>
      <text:p text:style-name="P33"><text:span text:style-name="T173">vango</text:span><text:span text:style-name="T97"> </text:span><text:span text:style-name="T43">шчака</text:span></text:p>
      <text:p text:style-name="P32"><text:span text:style-name="T156">vanta</text:span><text:span text:style-name="T104"> </text:span><text:span text:style-name="T46">нікчэмны, легкадумны, дробязны</text:span></text:p>
      <text:p text:style-name="P33"><text:span text:style-name="T173">vaporo</text:span><text:span text:style-name="T97"> </text:span><text:span text:style-name="T43">пара </text:span><text:span text:style-name="T30">(выпарэнне) </text:span></text:p>
      <text:p text:style-name="P33"><text:span text:style-name="T173">varo</text:span><text:span text:style-name="T97"> </text:span><text:span text:style-name="T43">тавар</text:span></text:p>
      <text:p text:style-name="P32"><text:span text:style-name="T156">varbi</text:span><text:span text:style-name="T104"> </text:span><text:span text:style-name="T46">вербаваць, прывабліваць, прыцягваць</text:span></text:p>
      <text:p text:style-name="P32"><text:span text:style-name="T156">varii</text:span><text:span text:style-name="T104"> </text:span><text:span text:style-name="T46">вар’іраваць,</text:span><text:span text:style-name="T104"> </text:span><text:span text:style-name="T46">змяняцца, розніцца </text:span></text:p>
      <text:p text:style-name="P32"><text:span text:style-name="T156">varma</text:span><text:span text:style-name="T104"> </text:span><text:span text:style-name="T46">цёплы</text:span></text:p>
      <text:p text:style-name="P32"><text:span text:style-name="T156">varti</text:span><text:span text:style-name="T104"> </text:span><text:span text:style-name="T46">няньчыць; даглядаць, клапаціцца</text:span></text:p>
      <text:p text:style-name="P32"><text:span text:style-name="T156">vasta</text:span><text:span text:style-name="T104"> </text:span><text:span text:style-name="T46">шырокі; вялікі, прасторны </text:span></text:p>
      <text:p text:style-name="P32"><text:span text:style-name="T156">ve!</text:span><text:span text:style-name="T104"> </text:span><text:span text:style-name="T46">на жаль </text:span></text:p>
      <text:p text:style-name="P35"><text:span text:style-name="T311">ve al mi!</text:span><text:span text:style-name="T247"> </text:span><text:span text:style-name="T212">авохці! </text:span></text:p>
      <text:p text:style-name="P35"><text:span text:style-name="T311">vegeti</text:span><text:span text:style-name="T247"> 1</text:span><text:span text:style-name="T611">. </text:span><text:span text:style-name="T212">вырастаць; 2. гібець, марнець</text:span></text:p>
      <text:p text:style-name="P32"><text:span text:style-name="T156">vehiklo</text:span><text:span text:style-name="T104"> </text:span><text:span text:style-name="T46">павозка, сродак перамяшчэння</text:span></text:p>
      <text:p text:style-name="P32"><text:span text:style-name="T156">vejno</text:span><text:span text:style-name="T104"> </text:span><text:span text:style-name="T46">вена, жыла </text:span></text:p>
      <text:p text:style-name="P32"><text:span text:style-name="T156">veki</text:span><text:span text:style-name="T104"> </text:span><text:span text:style-name="T46">будзіць, абуджаць </text:span></text:p>
      <text:p text:style-name="P32"><text:span text:style-name="T156">vekto</text:span><text:span text:style-name="T104"> </text:span><text:span text:style-name="T46">каромысел</text:span></text:p>
      <text:p text:style-name="P33"><text:span text:style-name="T173">velo</text:span><text:span text:style-name="T97"> 1</text:span><text:span text:style-name="T43">. ветразь; 2. мяккае паднябенне </text:span><text:span text:style-name="T30">(анат.)</text:span></text:p>
      <text:p text:style-name="P32"><text:span text:style-name="T157">velki</text:span><text:span text:style-name="T78"> </text:span><text:span text:style-name="T46">вянуць; марнець; блякнуць; нікнуць</text:span></text:p>
      <text:p text:style-name="P32"><text:span text:style-name="T156">veluro</text:span><text:span text:style-name="T104"> </text:span><text:span text:style-name="T46">аксаміт</text:span></text:p>
      <text:p text:style-name="P32"><text:span text:style-name="T156">veni</text:span><text:span text:style-name="T104"> </text:span><text:span text:style-name="T46">прыбываць, прыходзіць, прыязджаць; наступаць </text:span></text:p>
      <text:p text:style-name="P32"><text:span text:style-name="T156">vendi</text:span><text:span text:style-name="T104"> </text:span><text:span text:style-name="T46">прадаваць </text:span></text:p>
      <text:p text:style-name="P32"><text:span text:style-name="T156">vendredo</text:span><text:span text:style-name="T104"> </text:span><text:span text:style-name="T46">пятніца </text:span></text:p>
      <text:p text:style-name="P32"><text:span text:style-name="T156">veneno</text:span><text:span text:style-name="T104"> </text:span><text:span text:style-name="T46">яд, атрута </text:span></text:p>
      <text:p text:style-name="P32"><text:span text:style-name="T156">venĝi</text:span><text:span text:style-name="T104"> </text:span><text:span text:style-name="T46">помсціць </text:span></text:p>
      <text:p text:style-name="P32"><text:span text:style-name="T156">venki</text:span><text:span text:style-name="T104"> </text:span><text:span text:style-name="T46">перамагаць</text:span></text:p>
      <text:p text:style-name="P32"><text:span text:style-name="T156">vento</text:span><text:span text:style-name="T104"> </text:span><text:span text:style-name="T46">вецер </text:span></text:p>
      <text:p text:style-name="P32"><text:span text:style-name="T156">ventumi</text:span><text:span text:style-name="T104"> </text:span><text:span text:style-name="T46">праветрываць </text:span></text:p>
      <text:p text:style-name="P32"><text:span text:style-name="T156">ventoli</text:span><text:span text:style-name="T104"> </text:span><text:span text:style-name="T46">вентыліраваць, праветрываць</text:span></text:p>
      <text:p text:style-name="P32"><text:span text:style-name="T156">ventro</text:span><text:span text:style-name="T104"> </text:span><text:span text:style-name="T46">жывот, бруха, пуза </text:span></text:p>
      <text:p text:style-name="P32"><text:span text:style-name="T156">vepro</text:span><text:span text:style-name="T104"> </text:span><text:span text:style-name="T46">густы хмызняк, зараснік </text:span></text:p>
      <text:p text:style-name="P32"><text:span text:style-name="T156">vera</text:span><text:span text:style-name="T104"> </text:span><text:span text:style-name="T46">праўдзівы, сапраўдны </text:span></text:p>
      <text:p text:style-name="P32"><text:span text:style-name="T156">veratro</text:span><text:span text:style-name="T104"> </text:span><text:span text:style-name="T46">чамярыца </text:span></text:p>
      <text:p text:style-name="P32"><text:span text:style-name="T156">verbo</text:span><text:span text:style-name="T104"> </text:span><text:span text:style-name="T46">дзеяслоў </text:span></text:p>
      <text:p text:style-name="P32"><text:span text:style-name="T156">verda</text:span><text:span text:style-name="T104"> </text:span><text:span text:style-name="T46">зялёны</text:span></text:p>
      <text:p text:style-name="P33"><text:span text:style-name="T173">verdikto</text:span><text:span text:style-name="T97"> </text:span><text:span text:style-name="T43">прыгавор, прысуд </text:span></text:p>
      <text:p text:style-name="P33"><text:span text:style-name="T173">vergo</text:span><text:span text:style-name="T97"> </text:span><text:span text:style-name="T43">прут, пруток, дубец </text:span></text:p>
      <text:p text:style-name="P33"><text:span text:style-name="T173">verki</text:span><text:span text:style-name="T97"> </text:span><text:span text:style-name="T43">ствараць, пісаць </text:span><text:span text:style-name="T30">(творы) </text:span></text:p>
      <text:p text:style-name="P33"><text:span text:style-name="T173">vermo</text:span><text:span text:style-name="T97"> </text:span><text:span text:style-name="T43">чарвяк </text:span></text:p>
      <text:p text:style-name="P33"><text:soft-page-break/><text:span text:style-name="T173">verniso</text:span><text:span text:style-name="T97"> </text:span><text:span text:style-name="T43">лак </text:span><text:span text:style-name="T97">verso </text:span><text:span text:style-name="T43">верш</text:span></text:p>
      <text:p text:style-name="P33"><text:span text:style-name="T173">verŝi</text:span><text:span text:style-name="T97"> </text:span><text:span text:style-name="T43">ліць, разліваць; рассейваць </text:span><text:span text:style-name="T30">(святло)</text:span></text:p>
      <text:p text:style-name="P32"><text:span text:style-name="T156">verto</text:span><text:span text:style-name="T104"> </text:span><text:span text:style-name="T46">цемя, макаўка </text:span></text:p>
      <text:p text:style-name="P32"><text:span text:style-name="T156">vertebro</text:span><text:span text:style-name="T104"> </text:span><text:span text:style-name="T46">пазванок </text:span></text:p>
      <text:p text:style-name="P32"><text:span text:style-name="T156">vertiĝo</text:span><text:span text:style-name="T104"> </text:span><text:span text:style-name="T46">галавакружэнне </text:span></text:p>
      <text:p text:style-name="P32"><text:span text:style-name="T156">veruko</text:span><text:span text:style-name="T104"> </text:span><text:span text:style-name="T46">бародаўка </text:span></text:p>
      <text:p text:style-name="P32"><text:span text:style-name="T156">vervo</text:span><text:span text:style-name="T104"> </text:span><text:span text:style-name="T46">натхненне, запал </text:span></text:p>
      <text:p text:style-name="P32"><text:span text:style-name="T156">vespo</text:span><text:span text:style-name="T104"> </text:span><text:span text:style-name="T46">аса </text:span></text:p>
      <text:p text:style-name="P32"><text:span text:style-name="T156">vespero</text:span><text:span text:style-name="T104"> </text:span><text:span text:style-name="T46">вечар </text:span></text:p>
      <text:p text:style-name="P32"><text:span text:style-name="T156">vespro</text:span><text:span text:style-name="T104"> </text:span><text:span text:style-name="T46">вячэрня </text:span></text:p>
      <text:p text:style-name="P32"><text:span text:style-name="T156">vesti</text:span><text:span text:style-name="T104"> </text:span><text:span text:style-name="T46">апранаць </text:span></text:p>
      <text:p text:style-name="P32"><text:span text:style-name="T156">veŝto</text:span><text:span text:style-name="T104"> </text:span><text:span text:style-name="T46">камізэлька</text:span></text:p>
      <text:p text:style-name="P32"><text:span text:style-name="T156">veti</text:span><text:span text:style-name="T104"> </text:span><text:span text:style-name="T46">ісці ў заклад, біцца аб заклад</text:span></text:p>
      <text:p text:style-name="P32"><text:span text:style-name="T156">vetero</text:span><text:span text:style-name="T104"> </text:span><text:span text:style-name="T46">надвор’е</text:span></text:p>
      <text:p text:style-name="P32"><text:span text:style-name="T156">veturi</text:span><text:span text:style-name="T104"> </text:span><text:span text:style-name="T46">ехаць</text:span></text:p>
      <text:p text:style-name="P32"><text:span text:style-name="T156">veziko</text:span><text:span text:style-name="T104"> </text:span><text:span text:style-name="T46">пузыр, пузырок</text:span></text:p>
      <text:p text:style-name="P32"><text:span text:style-name="T156">viando</text:span><text:span text:style-name="T104"> </text:span><text:span text:style-name="T46">мяса</text:span></text:p>
      <text:p text:style-name="P32"><text:span text:style-name="T156">viburno</text:span><text:span text:style-name="T104"> </text:span><text:span text:style-name="T46">каліна</text:span></text:p>
      <text:p text:style-name="P32"><text:span text:style-name="T156">vico</text:span><text:span text:style-name="T104"> </text:span><text:span text:style-name="T46">чарга, чарада, шэраг, шарэнга </text:span></text:p>
      <text:p text:style-name="P32"><text:span text:style-name="T156">vidi</text:span><text:span text:style-name="T104"> </text:span><text:span text:style-name="T46">бачыць </text:span></text:p>
      <text:p text:style-name="P32"><text:span text:style-name="T156">vidvo</text:span><text:span text:style-name="T104"> </text:span><text:span text:style-name="T46">удавец</text:span></text:p>
      <text:p text:style-name="P32"><text:span text:style-name="T156">vigla</text:span><text:span text:style-name="T104"> </text:span><text:span text:style-name="T46">бадзёры; бойкі; жвавы </text:span></text:p>
      <text:p text:style-name="P32"><text:span text:style-name="T156">viktimo</text:span><text:span text:style-name="T104"> </text:span><text:span text:style-name="T46">ахвяра </text:span></text:p>
      <text:p text:style-name="P32"><text:span text:style-name="T156">vilo</text:span><text:span text:style-name="T104"> </text:span><text:span text:style-name="T46">пасма, касмык, косма </text:span></text:p>
      <text:p text:style-name="P32"><text:span text:style-name="T156">vilaĝo</text:span><text:span text:style-name="T104"> </text:span><text:span text:style-name="T46">вёска</text:span></text:p>
      <text:p text:style-name="P32"><text:span text:style-name="T156">vimeno</text:span><text:span text:style-name="T104"> </text:span><text:span text:style-name="T46">вярба ніцая, лаза </text:span></text:p>
      <text:p text:style-name="P32"><text:span text:style-name="T156">vinagro</text:span><text:span text:style-name="T104"> </text:span><text:span text:style-name="T46">воцат</text:span></text:p>
      <text:p text:style-name="P32"><text:span text:style-name="T156">vindi</text:span><text:span text:style-name="T104"> </text:span><text:span text:style-name="T46">перавязваць, спавіваць; хутаць, захінаць </text:span></text:p>
      <text:p text:style-name="P32"><text:span text:style-name="T156">vintro</text:span><text:span text:style-name="T104"> </text:span><text:span text:style-name="T46">зіма</text:span></text:p>
      <text:p text:style-name="P32"><text:span text:style-name="T159">violo</text:span><text:span text:style-name="T113"> </text:span><text:span text:style-name="T357">фіялка, браткі </text:span></text:p>
      <text:p text:style-name="P32"><text:span text:style-name="T159">violenta</text:span><text:span text:style-name="T113"> </text:span><text:span text:style-name="T357">шалёны, раз’юшаны </text:span></text:p>
      <text:p text:style-name="P32"><text:span text:style-name="T159">violono</text:span><text:span text:style-name="T113"> </text:span><text:span text:style-name="T357">скрыпка </text:span></text:p>
      <text:p text:style-name="P32"><text:span text:style-name="T159">vipo</text:span><text:span text:style-name="T113"> </text:span><text:span text:style-name="T357">бізун, хлыст, пуга </text:span></text:p>
      <text:p text:style-name="P32"><text:span text:style-name="T159">vipero (vipuro)</text:span><text:span text:style-name="T113"> </text:span><text:span text:style-name="T26">гадзюка </text:span></text:p>
      <text:p text:style-name="P32"><text:span text:style-name="T159">viro</text:span><text:span text:style-name="T113"> </text:span><text:span text:style-name="T357">мужчына</text:span></text:p>
      <text:p text:style-name="P34"><text:span text:style-name="T310">virga</text:span><text:span text:style-name="T245"> </text:span><text:span text:style-name="T357">нявінны, цнатлівы, некрануты </text:span></text:p>
      <text:p text:style-name="P34"><text:span text:style-name="T310">virto</text:span><text:span text:style-name="T245"> </text:span><text:span text:style-name="T357">дабрачыннасць, дабрадзейнасць</text:span></text:p>
      <text:p text:style-name="P34"><text:span text:style-name="T310">viŝi</text:span><text:span text:style-name="T245"> </text:span><text:span text:style-name="T357">выціраць</text:span></text:p>
      <text:p text:style-name="P36"><text:span text:style-name="T299">vito</text:span><text:span text:style-name="T244"> </text:span><text:span text:style-name="T345">вінаград </text:span><text:span text:style-name="T196">(расліна)</text:span></text:p>
      <text:p text:style-name="P34"><text:span text:style-name="T310">vitro</text:span><text:span text:style-name="T245"> </text:span><text:span text:style-name="T357">шкло</text:span></text:p>
      <text:p text:style-name="P34"><text:span text:style-name="T310">vivi</text:span><text:span text:style-name="T245"> </text:span><text:span text:style-name="T357">жыць</text:span></text:p>
      <text:p text:style-name="P362"><text:span text:style-name="T310">vizaĝo</text:span><text:span text:style-name="T245"> </text:span><text:span text:style-name="T357">твар</text:span></text:p>
      <text:p text:style-name="P34"><text:span text:style-name="T310">vizio</text:span><text:span text:style-name="T245"> </text:span><text:span text:style-name="T357">праява; прывід, здань </text:span></text:p>
      <text:p text:style-name="P34"><text:span text:style-name="T310">viziti</text:span><text:span text:style-name="T245"> </text:span><text:span text:style-name="T357">наведваць </text:span></text:p>
      <text:p text:style-name="P34"><text:span text:style-name="T310">voĉo</text:span><text:span text:style-name="T245"> </text:span><text:span text:style-name="T357">голас </text:span></text:p>
      <text:p text:style-name="P34"><text:span text:style-name="T310">vojo</text:span><text:span text:style-name="T245"> </text:span><text:span text:style-name="T357">дарога, шлях </text:span></text:p>
      <text:p text:style-name="P34"><text:span text:style-name="T310">vojaĝi</text:span><text:span text:style-name="T245"> </text:span><text:span text:style-name="T357">падарожнічаць, вандраваць </text:span></text:p>
      <text:p text:style-name="P34"><text:span text:style-name="T310">voki</text:span><text:span text:style-name="T245"> </text:span><text:span text:style-name="T357">зваць, клікаць, заклікаць </text:span></text:p>
      <text:p text:style-name="P34"><text:span text:style-name="T310">vokto</text:span><text:span text:style-name="T245"> </text:span><text:span text:style-name="T357">наглядчык </text:span></text:p>
      <text:p text:style-name="P34"><text:span text:style-name="T310">voli</text:span><text:span text:style-name="T245"> </text:span><text:span text:style-name="T357">хацець </text:span></text:p>
      <text:p text:style-name="P34"><text:span text:style-name="T310">volonte</text:span><text:span text:style-name="T245"> </text:span><text:span text:style-name="T357">ахвотна </text:span></text:p>
      <text:p text:style-name="P34"><text:span text:style-name="T310">volumo</text:span><text:span text:style-name="T245"> </text:span><text:span text:style-name="T357">том, выпуск </text:span></text:p>
      <text:p text:style-name="P34"><text:span text:style-name="T310">volupto</text:span><text:span text:style-name="T245"> </text:span><text:span text:style-name="T357">сладастраснасць, асалода,</text:span><text:span text:style-name="T420"> </text:span><text:span text:style-name="T357">уцеха, юр</text:span></text:p>
      <text:p text:style-name="P34"><text:span text:style-name="T310">volvi</text:span><text:span text:style-name="T245"> </text:span><text:span text:style-name="T357">абвіваць, абмотваць, абкручваць</text:span></text:p>
      <text:p text:style-name="P34"><text:span text:style-name="T310">vomi</text:span><text:span text:style-name="T245"> </text:span><text:span text:style-name="T357">нудзіць; ванітаваць</text:span></text:p>
      <text:p text:style-name="P36"><text:span text:style-name="T299">vori</text:span><text:span text:style-name="T244"> </text:span><text:span text:style-name="T345">есці </text:span><text:span text:style-name="T196">(аб жывёлах), жэрці</text:span></text:p>
      <text:p text:style-name="P34"><text:span text:style-name="T310">vorto</text:span><text:span text:style-name="T245"> </text:span><text:span text:style-name="T357">слова</text:span></text:p>
      <text:p text:style-name="P34"><text:span text:style-name="T310">vortico</text:span><text:span text:style-name="T245"> 1</text:span><text:span text:style-name="T623">. </text:span><text:span text:style-name="T357">вір; 2. віхор</text:span></text:p>
      <text:p text:style-name="P34"><text:span text:style-name="T310">vosto</text:span><text:span text:style-name="T245"> </text:span><text:span text:style-name="T357">хвост</text:span></text:p>
      <text:p text:style-name="P34"><text:span text:style-name="T310">voto</text:span><text:span text:style-name="T245"> </text:span><text:span text:style-name="T357">абяцанне, зарок</text:span></text:p>
      <text:p text:style-name="P34"><text:span text:style-name="T310">vringi</text:span><text:span text:style-name="T245"> </text:span><text:span text:style-name="T357">выкручваць, выціскаць</text:span></text:p>
      <text:p text:style-name="P34"><text:span text:style-name="T310">vulpo</text:span><text:span text:style-name="T245"> </text:span><text:span text:style-name="T357">ліса</text:span></text:p>
      <text:p text:style-name="P34"><text:span text:style-name="T310">vundi</text:span><text:span text:style-name="T245"> </text:span><text:span text:style-name="T357">параніць</text:span></text:p>
      <text:p text:style-name="P23">Z</text:p>
      <text:p text:style-name="P34"><text:span text:style-name="T310">zibelo</text:span><text:span text:style-name="T245"> </text:span><text:span text:style-name="T357">собаль </text:span></text:p>
      <text:p text:style-name="P34"><text:span text:style-name="T310">zimo</text:span><text:span text:style-name="T245"> </text:span><text:span text:style-name="T357">браджэнне </text:span></text:p>
      <text:p text:style-name="P34"><text:span text:style-name="T310">zimbalono </text:span><text:span text:style-name="T417">(</text:span><text:span text:style-name="T310">timbalo</text:span><text:span text:style-name="T417">)</text:span><text:span text:style-name="T357"> цымбалы </text:span></text:p>
      <text:p text:style-name="P34"><text:span text:style-name="T310">zinko</text:span><text:span text:style-name="T245"> </text:span><text:span text:style-name="T357">цынк</text:span></text:p>
      <text:p text:style-name="P34"><text:span text:style-name="T310">zipo</text:span><text:span text:style-name="T245"> </text:span><text:span text:style-name="T357">засцежка-маланка </text:span></text:p>
      <text:p text:style-name="P34"><text:span text:style-name="T310">zizelo</text:span><text:span text:style-name="T245"> </text:span><text:span text:style-name="T357">суслік</text:span></text:p>
      <text:p text:style-name="P36"><text:span text:style-name="T299">zono</text:span><text:span text:style-name="T244"> 1</text:span><text:span text:style-name="T607">. </text:span><text:span text:style-name="T345">пояс; 2. пояс, зона </text:span></text:p>
      <text:p text:style-name="P36"><text:span text:style-name="T299">zorgi</text:span><text:span text:style-name="T244"> </text:span><text:span text:style-name="T345">клапаціцца, даглядаць </text:span></text:p>
      <text:p text:style-name="P36"><text:span text:style-name="T299">zumi</text:span><text:span text:style-name="T244"> 1</text:span><text:span text:style-name="T621">. </text:span><text:span text:style-name="T345">гусці </text:span><text:span text:style-name="T196">(аб насякомых, аб маторы);</text:span><text:span text:style-name="T345"> 2. напяваць пра сябе, напяваць напаўголаса</text:span></text:p>
      <text:p text:style-name="P39"/>
      <text:h text:style-name="P371" text:outline-level="1">БІБЛІЯГРАФІЯ</text:h>
      <text:p text:style-name="P46"><text:span text:style-name="T77">1. </text:span>Эсперанто-русский словарь. <text:span text:style-name="T23">М., 1974.</text:span></text:p>
      <text:p text:style-name="P46"><text:span text:style-name="T77">2. </text:span>Русско-эсперантский словарь. <text:span text:style-name="T23">М., </text:span>1966.</text:p>
      <text:p text:style-name="P46"><text:span text:style-name="T77">3. </text:span>Андреев <text:span text:style-name="T23">Н. Д. </text:span>Международный вспомогательный <text:span text:style-name="T23">язык </text:span>эсперанто.<text:span text:style-name="T104"> </text:span><text:span text:style-name="T23">Л., 1957.</text:span></text:p>
      <text:p text:style-name="P46"><text:span text:style-name="T77">4. </text:span><text:span text:style-name="T637">Семёнова </text:span><text:span text:style-name="T630">З. В., Тетерин Г. Н. </text:span><text:span text:style-name="T637">Основы международного вспомогательного </text:span><text:span text:style-name="T630">языка </text:span><text:span text:style-name="T637">эсперанто. </text:span><text:span text:style-name="T630">Л., 1958.</text:span></text:p>
      <text:p text:style-name="P46"><text:span text:style-name="T77">5. </text:span><text:span text:style-name="T637">Сергеев И. В. Основы эсперанто. </text:span><text:span text:style-name="T630">М., </text:span><text:span text:style-name="T637">1961.</text:span></text:p>
      <text:p text:style-name="P46"><text:span text:style-name="T77">6. </text:span>Кернер А. А. Эсперанто в 12 уроках. Благовещенск, 1962.</text:p>
      <text:p text:style-name="P46"><text:span text:style-name="T77">7. </text:span>Колкер Б. Г. Методические разработки по международному языку эсперанто. Уфа, 1980.</text:p>
      <text:p text:style-name="P46"><text:span text:style-name="T77">8. </text:span>Исаев <text:span text:style-name="T23">М. </text:span>И. Язык эсперанто. <text:span text:style-name="T23">М., </text:span>1983.</text:p>
      <text:p text:style-name="P47"><text:span text:style-name="T77">9. </text:span><text:span text:style-name="T637">Гісторыя Беларускай </text:span><text:span text:style-name="T648">ССР: </text:span><text:span text:style-name="T637">У </text:span><text:span text:style-name="T648">5 т. Мн., 1973. </text:span><text:span text:style-name="T637">Т. 3.</text:span></text:p>
      <text:p text:style-name="P59"><text:span text:style-name="T495">10. </text:span><text:span text:style-name="T496">Галакціёнаў С. Г., Яцкевіч Г. М. Рыцар навукі з Нянькава:</text:span><text:span text:style-name="T52"> </text:span><text:span text:style-name="T496">Уладзіслаў Дыбоўскі. Мн., 1989.</text:span></text:p>
      <text:p text:style-name="P59"><text:span text:style-name="T495">11. </text:span><text:span text:style-name="T496">Беларуска-рускі слоўнік. Пад рэдакцыяй К. К. Крапівы. Мн.,</text:span><text:span text:style-name="T52"> </text:span><text:span text:style-name="T496">1962.</text:span></text:p>
      <text:p text:style-name="P46"><text:span text:style-name="T77">12. </text:span><text:span text:style-name="T637">Русско-белорусский словарь. </text:span><text:span text:style-name="T630">Под </text:span><text:span text:style-name="T637">редакцией </text:span><text:span text:style-name="T630">Я. </text:span><text:span text:style-name="T637">Колоса, </text:span><text:span text:style-name="T630">К. </text:span><text:span text:style-name="T637">Крапивы и </text:span><text:span text:style-name="T630">П. </text:span><text:span text:style-name="T637">Глебки. </text:span><text:span text:style-name="T630">М., 1953.</text:span></text:p>
      <text:p text:style-name="P60">13. Enciklopedio de Esperanto. <text:span text:style-name="T77">Budapest</text:span>, 1979.</text:p>
      <text:p text:style-name="P60">14. Drezen E. Historio de la mondolingvo. <text:span text:style-name="T77">Leipzig</text:span>, 1931.</text:p>
      <text:p text:style-name="P60">15. Mobusz A. Dokumentoj de Esperanto. <text:span text:style-name="T77">Berlin</text:span>, 1921.</text:p>
      <text:p text:style-name="P60">16. Zamenhof L. L. Originala verkaro. <text:span text:style-name="T77">Leipzig</text:span>, 1929.</text:p>
      <text:p text:style-name="P60">17. Esperanta antologio. Red<text:span text:style-name="T53">.</text:span> W<text:span text:style-name="T53">.</text:span> Auld. La Laguna de Tenerife, 1958.</text:p>
      <text:p text:style-name="P60">18. Baza literatura krestomatio. <text:span text:style-name="T77">Budapest</text:span>, 1986.</text:p>
      <text:p text:style-name="P60">19. Gvidlibro por supera ekzameno. Red. A. Pechan. Budapest, 1979.</text:p>
      <text:p text:style-name="P60">20. Seppik H. La tuta Esperanto. Sofia, 1971.</text:p>
      <text:p text:style-name="P61">21. Ojalo J. gsperanto keele opik. Tallinn, 1973.</text:p>
      <text:p text:style-name="P62"/>
      <text:p text:style-name="P31"/>
      <text:p text:style-name="P39"/>
      <text:p text:style-name="P39"/>
      <text:p text:style-name="P39"/>
      <text:p text:style-name="P39"/>
      <text:p text:style-name="P39"/>
      <text:p text:style-name="P39"/>
      <text:p text:style-name="P39"/>
      <text:p text:style-name="P39"/>
      <text:p text:style-name="P39"/>
      <text:p text:style-name="P43"/>
      <text:table-of-content text:style-name="Sect1" text:protected="true" text:name="Table of Contents1">
        <text:table-of-content-source text:outline-level="10">
          <text:index-title-template text:style-name="Contents_20_Heading">Змест</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72">Змест</text:p>
          </text:index-title>
          <text:p text:style-name="P353">АД АЎТАРА<text:tab/>3</text:p>
          <text:p text:style-name="P353">Раздзел I <text:s/>ЭСПЕРАНТА НА БЕЛАРУСІ<text:tab/>5</text:p>
          <text:p text:style-name="P353">Раздзел II ПРАКТЫЧНАЯ ГРАМАТЫКА МОВЫ ЭСПЕРАНТА<text:tab/>15</text:p>
          <text:p text:style-name="P354">1. Алфавіт<text:tab/>15</text:p>
          <text:p text:style-name="P354">2. Вымаўленне<text:tab/>15</text:p>
          <text:p text:style-name="P354">3. Правілы напісання<text:tab/>16</text:p>
          <text:p text:style-name="P354">4. Назоўнік<text:tab/>16</text:p>
          <text:p text:style-name="P354">5. Прыметнік<text:tab/>17</text:p>
          <text:p text:style-name="P354">6. Скланенне назоўнікаў і прыметнікаў<text:tab/>17</text:p>
          <text:p text:style-name="P354">7. Вінавальны склон і яго ўжыванне<text:tab/>18</text:p>
          <text:p text:style-name="P354">8. Артыкль<text:tab/>19</text:p>
          <text:p text:style-name="P354">9. Прыслоўе<text:tab/>20</text:p>
          <text:p text:style-name="P354">10. Займеннік<text:tab/>21</text:p>
          <text:p text:style-name="P354">11. Таблічныя займеннікі і займеннікавыя прыслоўі<text:tab/>22</text:p>
          <text:p text:style-name="P354">12. Дзеяслоў<text:tab/>23</text:p>
          <text:p text:style-name="P354">13. Займеннікавыя дзеясловы<text:tab/>24</text:p>
          <text:p text:style-name="P354">14. Дзеепрыметнік<text:tab/>24</text:p>
          <text:p text:style-name="P354">15. Складаныя формы дзеяслова<text:tab/>25</text:p>
          <text:p text:style-name="P354">16. Пераходныя і непераходныя дзеясловы<text:tab/>27</text:p>
          <text:p text:style-name="P354">17. Безасабовыя дзеясловы<text:tab/>28</text:p>
          <text:p text:style-name="P354">18. Лічэбнік<text:tab/>29</text:p>
          <text:p text:style-name="P354">19. Прыназоўнік<text:tab/>29</text:p>
          <text:p text:style-name="P354">20. Складаныя і састаўныя прыназоўнікі<text:tab/>36</text:p>
          <text:p text:style-name="P354">21. Пераклад прыназоўнікаў<text:tab/>36</text:p>
          <text:p text:style-name="P354">22. Злучнікі<text:tab/>43</text:p>
          <text:p text:style-name="P354">23. Часціцы<text:tab/>44</text:p>
          <text:p text:style-name="P354">24. Выклічнікі<text:tab/>45</text:p>
          <text:p text:style-name="P354">25. Словаўтварэнне<text:tab/>46</text:p>
          <text:p text:style-name="P354">26. Прыстаўкі<text:tab/>46</text:p>
          <text:p text:style-name="P354">27. Ужыванне прыназоўнікаў у якасці прыставак<text:tab/>47</text:p>
          <text:p text:style-name="P354">28. Суфіксы<text:tab/>49</text:p>
          <text:p text:style-name="P354">29. Складаныя словы<text:tab/>52</text:p>
          <text:p text:style-name="P354">30. Прынцып дастатковасці і неабходнасці<text:tab/>52</text:p>
          <text:p text:style-name="P354">31. Некаторыя асаблівасці мовы эсперанта<text:tab/>53</text:p>
          <text:p text:style-name="P353">Раздзел III ВУЧЭБНЫЯ ПРАКТЫКАВАННІ І ТЭКСТЫ<text:tab/>55</text:p>
          <text:p text:style-name="P354">А. ПРАКТЫКАВАННІ<text:tab/>55</text:p>
          <text:p text:style-name="P354">Б. ВУЧЭБНЫЯ ТЭКСТЫ<text:tab/>61</text:p>
          <text:p text:style-name="P353">Раздзел IV НАША ХРЭСТАМАТЫЯ<text:tab/>75</text:p>
          <text:p text:style-name="P353">Раздзел V ЭСПЕРАНТА-БЕЛАРУСКІ СЛОЎНІК<text:tab/>111</text:p>
          <text:p text:style-name="P353">БІБЛІЯГРАФІЯ<text:tab/>172</text:p>
        </text:index-body>
      </text:table-of-content>
      <text:p text:style-name="P357">Даведачнае выданне </text:p>
      <text:p text:style-name="P10">Паўлюкавец Адам Аляксандравіч</text:p>
      <text:p text:style-name="P10">МОВА ЭСПЕРАНТА </text:p>
      <text:p text:style-name="P8">ПРАКТЫЧНЫ ДАПАМОЖНІК</text:p>
      <text:p text:style-name="P348"><text:span text:style-name="T330">Загадчык рэдакцыі </text:span><text:span text:style-name="T421">У. М. Ківатыцкі.</text:span><text:span text:style-name="T330"> Рэдактар </text:span><text:span text:style-name="T421">Л. В. Пятроўская.</text:span><text:span text:style-name="T330"> Мастак </text:span><text:span text:style-name="T421">В. В. Саўчанка. </text:span><text:span text:style-name="T330">Мастацкі рэдактар </text:span><text:span text:style-name="T421">В. В. Саўчанка.</text:span><text:span text:style-name="T330"> Тэхнічны рэдактар </text:span><text:span text:style-name="T421">В. А. Віценка.</text:span><text:span text:style-name="T330"> Карэктар </text:span><text:span text:style-name="T421">Л. В. Пятроўская.</text:span></text:p>
      <text:p text:style-name="P349">ІБ№ 3965</text:p>
      <text:p text:style-name="P363"><text:span text:style-name="T522">Здадзена ў набор 31.07.91. Падпісана ў друк 09.04.92. Фармат </text:span><text:span text:style-name="T524">84Х108</text:span><text:span text:style-name="T547">1</text:span><text:span text:style-name="T524">/</text:span><text:span text:style-name="T546">32</text:span><text:span text:style-name="T543">.</text:span><text:span text:style-name="T522"> Папера друк. № 2. Гарнітура літаратурная. Афсетны друк. Ум. друк. арк. 8,40. Ум. фарб.-адб. 8,72. Ул.-выд. арк. 7,74. Тыраж 4000 экз. Зак. № 858. Цана 15 р. Выдавецтва «Навука і тэхніка» Акадэміі навук Беларусі і Міністэрства інфармацыі Рэспублікі Беларусь. 220067. Мінск, Жодзінская, 18. Друкарня імя Францыска Скарыны выдавецтва «Навука і тэхніка». 220067. Мінск, Жодзінская, 18</text:span><text:span text:style-name="T5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Bookman Old Style" svg:font-family="'Bookman Old Style'" style:font-family-generic="roman"/>
    <style:font-face style:name="Constantia" svg:font-family="Constantia" style:font-family-generic="roman"/>
    <style:font-face style:name="Georgia" svg:font-family="Georgia" style:font-family-generic="roman"/>
    <style:font-face style:name="Times New Roman1" svg:font-family="'Times New Roman'" style:font-family-generic="roman"/>
    <style:font-face style:name="Arial2" svg:font-family="Arial" style:font-family-generic="swiss"/>
    <style:font-face style:name="Calibri1" svg:font-family="Calibri" style:font-family-generic="swiss"/>
    <style:font-face style:name="Candara" svg:font-family="Candara" style:font-family-generic="swiss"/>
    <style:font-face style:name="Corbel" svg:font-family="Corbel" style:font-family-generic="swiss"/>
    <style:font-face style:name="Impact" svg:font-family="Impact" style:font-family-generic="swiss"/>
    <style:font-face style:name="Lucida Sans1" svg:font-family="'Lucida Sans'" style:font-family-generic="swiss"/>
    <style:font-face style:name="Lucida Sans Unicode" svg:font-family="'Lucida Sans Unicode'" style:font-family-generic="swiss"/>
    <style:font-face style:name="Microsoft Sans Serif" svg:font-family="'Microsoft Sans Serif'" style:font-family-generic="swiss"/>
    <style:font-face style:name="Segoe UI" svg:font-family="'Segoe UI'" style:font-family-generic="swiss"/>
    <style:font-face style:name="Tahoma" svg:font-family="Tahoma" style:font-family-generic="swiss"/>
    <style:font-face style:name="Times New Roman" svg:font-family="'Times New Roman'" style:font-family-generic="roman" style:font-pitch="variable"/>
    <style:font-face style:name="Times New Roman2" svg:font-family="'Times New Roman'" style:font-adornments="Italic"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Sans Serif1" svg:font-family="'Microsoft Sans Serif'"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be" fo:country="BY"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be" fo:country="BY"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2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2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11cm" style:type="center"/>
          <style:tab-stop style:position="17.022cm" style:type="right"/>
        </style:tab-stops>
      </style:paragraph-properties>
    </style:style>
    <style:style style:name="Header" style:family="paragraph" style:parent-style-name="Standard" style:class="extra">
      <style:paragraph-properties text:number-lines="false" text:line-number="0">
        <style:tab-stops>
          <style:tab-stop style:position="8.511cm" style:type="center"/>
          <style:tab-stop style:position="17.022cm" style:type="right"/>
        </style:tab-stops>
      </style:paragraph-properties>
    </style:style>
    <style:style style:name="Default_20_Paragraph_20_Font" style:display-name="Default Paragraph Font" style:family="text"/>
    <style:style style:name="RTF_5f_Num_20_3_20_1" style:display-name="RTF_Num 3 1"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RTF_5f_Num_20_3_20_2" style:display-name="RTF_Num 3 2"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RTF_5f_Num_20_3_20_3" style:display-name="RTF_Num 3 3"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RTF_5f_Num_20_3_20_4" style:display-name="RTF_Num 3 4"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RTF_5f_Num_20_3_20_5" style:display-name="RTF_Num 3 5"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RTF_5f_Num_20_3_20_6" style:display-name="RTF_Num 3 6"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RTF_5f_Num_20_3_20_7" style:display-name="RTF_Num 3 7"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RTF_5f_Num_20_3_20_8" style:display-name="RTF_Num 3 8"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RTF_5f_Num_20_3_20_9" style:display-name="RTF_Num 3 9" style:family="text">
      <style:text-properties fo:font-variant="normal" fo:text-transform="none" fo:color="#000000" style:text-line-through-style="none" style:text-line-through-type="none" style:text-position="0% 100%" fo:font-size="10.5pt" fo:letter-spacing="normal" fo:language="be" fo:country="BY" fo:font-style="italic" style:text-underline-style="none" fo:font-weight="normal" style:font-size-asian="10.5pt" style:language-asian="be" style:country-asian="BY" style:font-style-asian="italic" style:font-weight-asian="normal" style:font-size-complex="10.5pt" style:font-style-complex="italic" style:font-weight-complex="normal" style:text-scale="10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4_20_1" style:display-name="RTF_Num 4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4_20_2" style:display-name="RTF_Num 4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4_20_3" style:display-name="RTF_Num 4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4_20_4" style:display-name="RTF_Num 4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4_20_5" style:display-name="RTF_Num 4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4_20_6" style:display-name="RTF_Num 4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4_20_7" style:display-name="RTF_Num 4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4_20_8" style:display-name="RTF_Num 4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4_20_9" style:display-name="RTF_Num 4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1" style:display-name="RTF_Num 5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2" style:display-name="RTF_Num 5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3" style:display-name="RTF_Num 5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4" style:display-name="RTF_Num 5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5" style:display-name="RTF_Num 5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6" style:display-name="RTF_Num 5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7" style:display-name="RTF_Num 5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8" style:display-name="RTF_Num 5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5_20_9" style:display-name="RTF_Num 5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6_20_1" style:display-name="RTF_Num 6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_20_2" style:display-name="RTF_Num 6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_20_3" style:display-name="RTF_Num 6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_20_4" style:display-name="RTF_Num 6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_20_5" style:display-name="RTF_Num 6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_20_6" style:display-name="RTF_Num 6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_20_7" style:display-name="RTF_Num 6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_20_8" style:display-name="RTF_Num 6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_20_9" style:display-name="RTF_Num 6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1" style:display-name="RTF_Num 7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2" style:display-name="RTF_Num 7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3" style:display-name="RTF_Num 7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4" style:display-name="RTF_Num 7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5" style:display-name="RTF_Num 7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6" style:display-name="RTF_Num 7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7" style:display-name="RTF_Num 7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8" style:display-name="RTF_Num 7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_20_9" style:display-name="RTF_Num 7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zxx" fo:country="none" fo:font-style="normal" style:text-underline-style="none" fo:font-weight="normal" style:font-name-asian="Times New Roman1" style:font-family-asian="'Times New Roman'" style:font-family-generic-asian="roman" style:font-size-asian="10.5pt" style:language-asian="zxx" style:country-asian="none"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8_20_1" style:display-name="RTF_Num 8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8_20_2" style:display-name="RTF_Num 8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8_20_3" style:display-name="RTF_Num 8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8_20_4" style:display-name="RTF_Num 8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8_20_5" style:display-name="RTF_Num 8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8_20_6" style:display-name="RTF_Num 8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8_20_7" style:display-name="RTF_Num 8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8_20_8" style:display-name="RTF_Num 8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8_20_9" style:display-name="RTF_Num 8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1" style:display-name="RTF_Num 9 1"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2" style:display-name="RTF_Num 9 2"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3" style:display-name="RTF_Num 9 3"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4" style:display-name="RTF_Num 9 4"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5" style:display-name="RTF_Num 9 5"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6" style:display-name="RTF_Num 9 6"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7" style:display-name="RTF_Num 9 7"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8" style:display-name="RTF_Num 9 8"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9_20_9" style:display-name="RTF_Num 9 9"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1" style:display-name="RTF_Num 10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2" style:display-name="RTF_Num 10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3" style:display-name="RTF_Num 10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4" style:display-name="RTF_Num 10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5" style:display-name="RTF_Num 10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6" style:display-name="RTF_Num 10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7" style:display-name="RTF_Num 10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8" style:display-name="RTF_Num 10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0_20_9" style:display-name="RTF_Num 10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1" style:display-name="RTF_Num 11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2" style:display-name="RTF_Num 11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3" style:display-name="RTF_Num 11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4" style:display-name="RTF_Num 11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5" style:display-name="RTF_Num 11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6" style:display-name="RTF_Num 11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7" style:display-name="RTF_Num 11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8" style:display-name="RTF_Num 11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1_20_9" style:display-name="RTF_Num 11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1" style:display-name="RTF_Num 12 1"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2" style:display-name="RTF_Num 12 2"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3" style:display-name="RTF_Num 12 3"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4" style:display-name="RTF_Num 12 4"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5" style:display-name="RTF_Num 12 5"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6" style:display-name="RTF_Num 12 6"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7" style:display-name="RTF_Num 12 7"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8" style:display-name="RTF_Num 12 8"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2_20_9" style:display-name="RTF_Num 12 9"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1" style:display-name="RTF_Num 13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2" style:display-name="RTF_Num 13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3" style:display-name="RTF_Num 13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4" style:display-name="RTF_Num 13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5" style:display-name="RTF_Num 13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6" style:display-name="RTF_Num 13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7" style:display-name="RTF_Num 13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8" style:display-name="RTF_Num 13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3_20_9" style:display-name="RTF_Num 13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1" style:display-name="RTF_Num 14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2" style:display-name="RTF_Num 14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3" style:display-name="RTF_Num 14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4" style:display-name="RTF_Num 14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5" style:display-name="RTF_Num 14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6" style:display-name="RTF_Num 14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7" style:display-name="RTF_Num 14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8" style:display-name="RTF_Num 14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4_20_9" style:display-name="RTF_Num 14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5_20_1" style:display-name="RTF_Num 15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5_20_2" style:display-name="RTF_Num 15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5_20_3" style:display-name="RTF_Num 15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5_20_4" style:display-name="RTF_Num 15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5_20_5" style:display-name="RTF_Num 15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5_20_6" style:display-name="RTF_Num 15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5_20_7" style:display-name="RTF_Num 15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5_20_8" style:display-name="RTF_Num 15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5_20_9" style:display-name="RTF_Num 15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bold" style:font-size-asian="10.5pt" style:language-asian="be" style:country-asian="BY" style:font-style-asian="normal" style:font-weight-asian="bold" style:font-size-complex="10.5pt" style:font-style-complex="normal" style:font-weight-complex="bold" style:text-scale="100%"/>
    </style:style>
    <style:style style:name="RTF_5f_Num_20_16_20_1" style:display-name="RTF_Num 16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6_20_2" style:display-name="RTF_Num 16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6_20_3" style:display-name="RTF_Num 16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6_20_4" style:display-name="RTF_Num 16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6_20_5" style:display-name="RTF_Num 16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6_20_6" style:display-name="RTF_Num 16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6_20_7" style:display-name="RTF_Num 16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6_20_8" style:display-name="RTF_Num 16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6_20_9" style:display-name="RTF_Num 16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1" style:display-name="RTF_Num 17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2" style:display-name="RTF_Num 17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3" style:display-name="RTF_Num 17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4" style:display-name="RTF_Num 17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5" style:display-name="RTF_Num 17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6" style:display-name="RTF_Num 17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7" style:display-name="RTF_Num 17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8" style:display-name="RTF_Num 17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7_20_9" style:display-name="RTF_Num 17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1" style:display-name="RTF_Num 18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2" style:display-name="RTF_Num 18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3" style:display-name="RTF_Num 18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4" style:display-name="RTF_Num 18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5" style:display-name="RTF_Num 18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6" style:display-name="RTF_Num 18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7" style:display-name="RTF_Num 18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8" style:display-name="RTF_Num 18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8_20_9" style:display-name="RTF_Num 18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1" style:display-name="RTF_Num 19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2" style:display-name="RTF_Num 19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3" style:display-name="RTF_Num 19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4" style:display-name="RTF_Num 19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5" style:display-name="RTF_Num 19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6" style:display-name="RTF_Num 19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7" style:display-name="RTF_Num 19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8" style:display-name="RTF_Num 19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19_20_9" style:display-name="RTF_Num 19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1" style:display-name="RTF_Num 20 1"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2" style:display-name="RTF_Num 20 2"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3" style:display-name="RTF_Num 20 3"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4" style:display-name="RTF_Num 20 4"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5" style:display-name="RTF_Num 20 5"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6" style:display-name="RTF_Num 20 6"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7" style:display-name="RTF_Num 20 7"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8" style:display-name="RTF_Num 20 8"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0_20_9" style:display-name="RTF_Num 20 9" style:family="text">
      <style:text-properties fo:font-variant="normal" fo:text-transform="none" fo:color="#000000" style:text-line-through-style="none" style:text-line-through-type="none" style:text-position="0% 100%" fo:font-size="10.5pt" fo:letter-spacing="0.018cm"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1" style:display-name="RTF_Num 21 1"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2" style:display-name="RTF_Num 21 2"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3" style:display-name="RTF_Num 21 3"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4" style:display-name="RTF_Num 21 4"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5" style:display-name="RTF_Num 21 5"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6" style:display-name="RTF_Num 21 6"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7" style:display-name="RTF_Num 21 7"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8" style:display-name="RTF_Num 21 8"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1_20_9" style:display-name="RTF_Num 21 9"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1" style:display-name="RTF_Num 22 1"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2" style:display-name="RTF_Num 22 2"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3" style:display-name="RTF_Num 22 3"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4" style:display-name="RTF_Num 22 4"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5" style:display-name="RTF_Num 22 5"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6" style:display-name="RTF_Num 22 6"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7" style:display-name="RTF_Num 22 7"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8" style:display-name="RTF_Num 22 8"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2_20_9" style:display-name="RTF_Num 22 9" style:family="text">
      <style:text-properties fo:font-variant="normal" fo:text-transform="none" fo:color="#000000" style:text-line-through-style="none" style:text-line-through-type="none" style:text-position="0% 100%" fo:font-size="10.5pt" fo:letter-spacing="normal" fo:language="be" fo:country="BY" fo:font-style="normal" style:text-underline-style="none" fo:font-weight="normal" style:font-size-asian="10.5pt" style:language-asian="be" style:country-asian="BY" style:font-style-asian="normal" style:font-weight-asian="normal" style:font-size-complex="10.5pt" style:font-style-complex="normal" style:font-weight-complex="normal" style:text-scale="100%"/>
    </style:style>
    <style:style style:name="RTF_5f_Num_20_23_20_1" style:display-name="RTF_Num 23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3_20_2" style:display-name="RTF_Num 23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3_20_3" style:display-name="RTF_Num 23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3_20_4" style:display-name="RTF_Num 23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3_20_5" style:display-name="RTF_Num 23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3_20_6" style:display-name="RTF_Num 23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3_20_7" style:display-name="RTF_Num 23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3_20_8" style:display-name="RTF_Num 23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3_20_9" style:display-name="RTF_Num 23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1" style:display-name="RTF_Num 24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2" style:display-name="RTF_Num 24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3" style:display-name="RTF_Num 24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4" style:display-name="RTF_Num 24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5" style:display-name="RTF_Num 24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6" style:display-name="RTF_Num 24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7" style:display-name="RTF_Num 24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8" style:display-name="RTF_Num 24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4_20_9" style:display-name="RTF_Num 24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1" style:display-name="RTF_Num 25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2" style:display-name="RTF_Num 25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3" style:display-name="RTF_Num 25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4" style:display-name="RTF_Num 25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5" style:display-name="RTF_Num 25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6" style:display-name="RTF_Num 25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7" style:display-name="RTF_Num 25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8" style:display-name="RTF_Num 25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5_20_9" style:display-name="RTF_Num 25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1" style:display-name="RTF_Num 26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2" style:display-name="RTF_Num 26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3" style:display-name="RTF_Num 26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4" style:display-name="RTF_Num 26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5" style:display-name="RTF_Num 26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6" style:display-name="RTF_Num 26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7" style:display-name="RTF_Num 26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8" style:display-name="RTF_Num 26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6_20_9" style:display-name="RTF_Num 26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1" style:display-name="RTF_Num 27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2" style:display-name="RTF_Num 27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3" style:display-name="RTF_Num 27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4" style:display-name="RTF_Num 27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5" style:display-name="RTF_Num 27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6" style:display-name="RTF_Num 27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7" style:display-name="RTF_Num 27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8" style:display-name="RTF_Num 27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7_20_9" style:display-name="RTF_Num 27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1" style:display-name="RTF_Num 28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2" style:display-name="RTF_Num 28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3" style:display-name="RTF_Num 28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4" style:display-name="RTF_Num 28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5" style:display-name="RTF_Num 28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6" style:display-name="RTF_Num 28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7" style:display-name="RTF_Num 28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8" style:display-name="RTF_Num 28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8_20_9" style:display-name="RTF_Num 28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1" style:display-name="RTF_Num 29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2" style:display-name="RTF_Num 29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3" style:display-name="RTF_Num 29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4" style:display-name="RTF_Num 29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5" style:display-name="RTF_Num 29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6" style:display-name="RTF_Num 29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7" style:display-name="RTF_Num 29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8" style:display-name="RTF_Num 29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29_20_9" style:display-name="RTF_Num 29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1" style:display-name="RTF_Num 30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2" style:display-name="RTF_Num 30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3" style:display-name="RTF_Num 30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4" style:display-name="RTF_Num 30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5" style:display-name="RTF_Num 30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6" style:display-name="RTF_Num 30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7" style:display-name="RTF_Num 30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8" style:display-name="RTF_Num 30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0_20_9" style:display-name="RTF_Num 30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1_20_1" style:display-name="RTF_Num 31 1"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1_20_2" style:display-name="RTF_Num 31 2"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1_20_3" style:display-name="RTF_Num 31 3"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1_20_4" style:display-name="RTF_Num 31 4"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1_20_5" style:display-name="RTF_Num 31 5"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1_20_6" style:display-name="RTF_Num 31 6"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1_20_7" style:display-name="RTF_Num 31 7"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1_20_8" style:display-name="RTF_Num 31 8"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1_20_9" style:display-name="RTF_Num 31 9"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32_20_1" style:display-name="RTF_Num 32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2_20_2" style:display-name="RTF_Num 32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2_20_3" style:display-name="RTF_Num 32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2_20_4" style:display-name="RTF_Num 32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2_20_5" style:display-name="RTF_Num 32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2_20_6" style:display-name="RTF_Num 32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2_20_7" style:display-name="RTF_Num 32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2_20_8" style:display-name="RTF_Num 32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2_20_9" style:display-name="RTF_Num 32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3_20_1" style:display-name="RTF_Num 33 1"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3_20_2" style:display-name="RTF_Num 33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3_20_3" style:display-name="RTF_Num 33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3_20_4" style:display-name="RTF_Num 33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3_20_5" style:display-name="RTF_Num 33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3_20_6" style:display-name="RTF_Num 33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3_20_7" style:display-name="RTF_Num 33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3_20_8" style:display-name="RTF_Num 33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3_20_9" style:display-name="RTF_Num 33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1" style:display-name="RTF_Num 34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2" style:display-name="RTF_Num 34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3" style:display-name="RTF_Num 34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4" style:display-name="RTF_Num 34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5" style:display-name="RTF_Num 34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6" style:display-name="RTF_Num 34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7" style:display-name="RTF_Num 34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8" style:display-name="RTF_Num 34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4_20_9" style:display-name="RTF_Num 34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1" style:display-name="RTF_Num 35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2" style:display-name="RTF_Num 35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3" style:display-name="RTF_Num 35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4" style:display-name="RTF_Num 35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5" style:display-name="RTF_Num 35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6" style:display-name="RTF_Num 35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7" style:display-name="RTF_Num 35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8" style:display-name="RTF_Num 35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5_20_9" style:display-name="RTF_Num 35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1" style:display-name="RTF_Num 36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2" style:display-name="RTF_Num 36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3" style:display-name="RTF_Num 36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4" style:display-name="RTF_Num 36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5" style:display-name="RTF_Num 36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6" style:display-name="RTF_Num 36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7" style:display-name="RTF_Num 36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8" style:display-name="RTF_Num 36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6_20_9" style:display-name="RTF_Num 36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1" style:display-name="RTF_Num 37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2" style:display-name="RTF_Num 37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3" style:display-name="RTF_Num 37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4" style:display-name="RTF_Num 37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5" style:display-name="RTF_Num 37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6" style:display-name="RTF_Num 37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7" style:display-name="RTF_Num 37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8" style:display-name="RTF_Num 37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7_20_9" style:display-name="RTF_Num 37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38_20_1" style:display-name="RTF_Num 38 1"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8_20_2" style:display-name="RTF_Num 38 2"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8_20_3" style:display-name="RTF_Num 38 3"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8_20_4" style:display-name="RTF_Num 38 4"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8_20_5" style:display-name="RTF_Num 38 5"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8_20_6" style:display-name="RTF_Num 38 6"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8_20_7" style:display-name="RTF_Num 38 7"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8_20_8" style:display-name="RTF_Num 38 8"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8_20_9" style:display-name="RTF_Num 38 9"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39_20_1" style:display-name="RTF_Num 39 1"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9_20_2" style:display-name="RTF_Num 39 2"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9_20_3" style:display-name="RTF_Num 39 3"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9_20_4" style:display-name="RTF_Num 39 4"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9_20_5" style:display-name="RTF_Num 39 5"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9_20_6" style:display-name="RTF_Num 39 6"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9_20_7" style:display-name="RTF_Num 39 7"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9_20_8" style:display-name="RTF_Num 39 8"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39_20_9" style:display-name="RTF_Num 39 9"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bold" style:font-name-asian="Microsoft Sans Serif" style:font-family-asian="'Microsoft Sans Serif'" style:font-family-generic-asian="swiss" style:font-size-asian="10.5pt" style:language-asian="be" style:country-asian="BY" style:font-style-asian="normal" style:font-weight-asian="bold" style:font-name-complex="Microsoft Sans Serif" style:font-family-complex="'Microsoft Sans Serif'" style:font-family-generic-complex="swiss" style:font-size-complex="10.5pt" style:font-style-complex="normal" style:font-weight-complex="bold" style:text-scale="100%"/>
    </style:style>
    <style:style style:name="RTF_5f_Num_20_40_20_1" style:display-name="RTF_Num 40 1"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0_20_2" style:display-name="RTF_Num 40 2"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0_20_3" style:display-name="RTF_Num 40 3"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0_20_4" style:display-name="RTF_Num 40 4"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0_20_5" style:display-name="RTF_Num 40 5"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0_20_6" style:display-name="RTF_Num 40 6"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0_20_7" style:display-name="RTF_Num 40 7"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0_20_8" style:display-name="RTF_Num 40 8"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0_20_9" style:display-name="RTF_Num 40 9"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1" style:display-name="RTF_Num 41 1"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2" style:display-name="RTF_Num 41 2"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3" style:display-name="RTF_Num 41 3"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4" style:display-name="RTF_Num 41 4"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5" style:display-name="RTF_Num 41 5"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6" style:display-name="RTF_Num 41 6"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7" style:display-name="RTF_Num 41 7"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8" style:display-name="RTF_Num 41 8"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1_20_9" style:display-name="RTF_Num 41 9"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2_20_1" style:display-name="RTF_Num 42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2_20_2" style:display-name="RTF_Num 42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2_20_3" style:display-name="RTF_Num 42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2_20_4" style:display-name="RTF_Num 42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2_20_5" style:display-name="RTF_Num 42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2_20_6" style:display-name="RTF_Num 42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2_20_7" style:display-name="RTF_Num 42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2_20_8" style:display-name="RTF_Num 42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2_20_9" style:display-name="RTF_Num 42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3_20_1" style:display-name="RTF_Num 43 1"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3_20_2" style:display-name="RTF_Num 43 2"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3_20_3" style:display-name="RTF_Num 43 3"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3_20_4" style:display-name="RTF_Num 43 4"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3_20_5" style:display-name="RTF_Num 43 5"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3_20_6" style:display-name="RTF_Num 43 6"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3_20_7" style:display-name="RTF_Num 43 7"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3_20_8" style:display-name="RTF_Num 43 8"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3_20_9" style:display-name="RTF_Num 43 9" style:family="text">
      <style:text-properties fo:font-variant="normal" fo:text-transform="none" fo:color="#000000" style:text-line-through-style="none" style:text-line-through-type="none" style:text-position="0% 100%" style:font-name="Microsoft Sans Serif" fo:font-family="'Microsoft Sans Serif'" style:font-family-generic="swiss" fo:font-size="10.5pt" fo:letter-spacing="normal" fo:language="be" fo:country="BY" fo:font-style="normal" style:text-underline-style="none" fo:font-weight="normal" style:font-name-asian="Microsoft Sans Serif" style:font-family-asian="'Microsoft Sans Serif'" style:font-family-generic-asian="swiss" style:font-size-asian="10.5pt" style:language-asian="be" style:country-asian="BY" style:font-style-asian="normal" style:font-weight-asian="normal" style:font-name-complex="Microsoft Sans Serif" style:font-family-complex="'Microsoft Sans Serif'" style:font-family-generic-complex="swiss" style:font-size-complex="10.5pt" style:font-style-complex="normal" style:font-weight-complex="normal" style:text-scale="100%"/>
    </style:style>
    <style:style style:name="RTF_5f_Num_20_44_20_1" style:display-name="RTF_Num 44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4_20_2" style:display-name="RTF_Num 44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4_20_3" style:display-name="RTF_Num 44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4_20_4" style:display-name="RTF_Num 44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4_20_5" style:display-name="RTF_Num 44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4_20_6" style:display-name="RTF_Num 44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4_20_7" style:display-name="RTF_Num 44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4_20_8" style:display-name="RTF_Num 44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4_20_9" style:display-name="RTF_Num 44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1" style:display-name="RTF_Num 45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2" style:display-name="RTF_Num 45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3" style:display-name="RTF_Num 45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4" style:display-name="RTF_Num 45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5" style:display-name="RTF_Num 45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6" style:display-name="RTF_Num 45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7" style:display-name="RTF_Num 45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8" style:display-name="RTF_Num 45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5_20_9" style:display-name="RTF_Num 45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1" style:display-name="RTF_Num 46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2" style:display-name="RTF_Num 46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3" style:display-name="RTF_Num 46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4" style:display-name="RTF_Num 46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5" style:display-name="RTF_Num 46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6" style:display-name="RTF_Num 46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7" style:display-name="RTF_Num 46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8" style:display-name="RTF_Num 46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6_20_9" style:display-name="RTF_Num 46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47_20_1" style:display-name="RTF_Num 47 1"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7_20_2" style:display-name="RTF_Num 47 2"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7_20_3" style:display-name="RTF_Num 47 3"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7_20_4" style:display-name="RTF_Num 47 4"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7_20_5" style:display-name="RTF_Num 47 5"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7_20_6" style:display-name="RTF_Num 47 6"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7_20_7" style:display-name="RTF_Num 47 7"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7_20_8" style:display-name="RTF_Num 47 8"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7_20_9" style:display-name="RTF_Num 47 9"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48_20_1" style:display-name="RTF_Num 48 1"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8_20_2" style:display-name="RTF_Num 48 2"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8_20_3" style:display-name="RTF_Num 48 3"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8_20_4" style:display-name="RTF_Num 48 4"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8_20_5" style:display-name="RTF_Num 48 5"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8_20_6" style:display-name="RTF_Num 48 6"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8_20_7" style:display-name="RTF_Num 48 7"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8_20_8" style:display-name="RTF_Num 48 8"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8_20_9" style:display-name="RTF_Num 48 9"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18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49_20_1" style:display-name="RTF_Num 49 1"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49_20_2" style:display-name="RTF_Num 49 2"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49_20_3" style:display-name="RTF_Num 49 3"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49_20_4" style:display-name="RTF_Num 49 4"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49_20_5" style:display-name="RTF_Num 49 5"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49_20_6" style:display-name="RTF_Num 49 6"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49_20_7" style:display-name="RTF_Num 49 7"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49_20_8" style:display-name="RTF_Num 49 8"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49_20_9" style:display-name="RTF_Num 49 9" style:family="text">
      <style:text-properties fo:font-variant="normal" fo:text-transform="none" fo:color="#000000" style:text-line-through-style="none" style:text-line-through-type="none" style:text-position="0% 100%" fo:font-size="9pt" fo:letter-spacing="0.018cm" fo:language="xh" fo:country="ZA" fo:font-style="normal" style:text-underline-style="none" fo:font-weight="normal" style:font-size-asian="9pt" style:language-asian="xh" style:country-asian="ZA" style:font-style-asian="normal" style:font-weight-asian="normal" style:font-size-complex="9pt" style:font-style-complex="normal" style:font-weight-complex="normal" style:text-scale="100%"/>
    </style:style>
    <style:style style:name="RTF_5f_Num_20_50_20_1" style:display-name="RTF_Num 50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0_20_2" style:display-name="RTF_Num 50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0_20_3" style:display-name="RTF_Num 50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0_20_4" style:display-name="RTF_Num 50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0_20_5" style:display-name="RTF_Num 50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0_20_6" style:display-name="RTF_Num 50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0_20_7" style:display-name="RTF_Num 50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0_20_8" style:display-name="RTF_Num 50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0_20_9" style:display-name="RTF_Num 50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1" style:display-name="RTF_Num 51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2" style:display-name="RTF_Num 51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3" style:display-name="RTF_Num 51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4" style:display-name="RTF_Num 51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5" style:display-name="RTF_Num 51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6" style:display-name="RTF_Num 51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7" style:display-name="RTF_Num 51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8" style:display-name="RTF_Num 51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1_20_9" style:display-name="RTF_Num 51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1" style:display-name="RTF_Num 52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2" style:display-name="RTF_Num 52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3" style:display-name="RTF_Num 52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4" style:display-name="RTF_Num 52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5" style:display-name="RTF_Num 52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6" style:display-name="RTF_Num 52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7" style:display-name="RTF_Num 52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8" style:display-name="RTF_Num 52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2_20_9" style:display-name="RTF_Num 52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3_20_1" style:display-name="RTF_Num 53 1"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3_20_2" style:display-name="RTF_Num 53 2"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3_20_3" style:display-name="RTF_Num 53 3"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3_20_4" style:display-name="RTF_Num 53 4"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3_20_5" style:display-name="RTF_Num 53 5"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3_20_6" style:display-name="RTF_Num 53 6"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3_20_7" style:display-name="RTF_Num 53 7"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3_20_8" style:display-name="RTF_Num 53 8"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3_20_9" style:display-name="RTF_Num 53 9"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4_20_1" style:display-name="RTF_Num 54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4_20_2" style:display-name="RTF_Num 54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4_20_3" style:display-name="RTF_Num 54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4_20_4" style:display-name="RTF_Num 54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4_20_5" style:display-name="RTF_Num 54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4_20_6" style:display-name="RTF_Num 54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4_20_7" style:display-name="RTF_Num 54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4_20_8" style:display-name="RTF_Num 54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4_20_9" style:display-name="RTF_Num 54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1" style:display-name="RTF_Num 55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2" style:display-name="RTF_Num 55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3" style:display-name="RTF_Num 55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4" style:display-name="RTF_Num 55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5" style:display-name="RTF_Num 55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6" style:display-name="RTF_Num 55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7" style:display-name="RTF_Num 55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8" style:display-name="RTF_Num 55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5_20_9" style:display-name="RTF_Num 55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1" style:display-name="RTF_Num 56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2" style:display-name="RTF_Num 56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3" style:display-name="RTF_Num 56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4" style:display-name="RTF_Num 56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5" style:display-name="RTF_Num 56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6" style:display-name="RTF_Num 56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7" style:display-name="RTF_Num 56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8" style:display-name="RTF_Num 56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6_20_9" style:display-name="RTF_Num 56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57_20_1" style:display-name="RTF_Num 57 1"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7_20_2" style:display-name="RTF_Num 57 2"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7_20_3" style:display-name="RTF_Num 57 3"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7_20_4" style:display-name="RTF_Num 57 4"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7_20_5" style:display-name="RTF_Num 57 5"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7_20_6" style:display-name="RTF_Num 57 6"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7_20_7" style:display-name="RTF_Num 57 7"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7_20_8" style:display-name="RTF_Num 57 8"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7_20_9" style:display-name="RTF_Num 57 9"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1" style:display-name="RTF_Num 58 1"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2" style:display-name="RTF_Num 58 2"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3" style:display-name="RTF_Num 58 3"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4" style:display-name="RTF_Num 58 4"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5" style:display-name="RTF_Num 58 5"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6" style:display-name="RTF_Num 58 6"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7" style:display-name="RTF_Num 58 7"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8" style:display-name="RTF_Num 58 8"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8_20_9" style:display-name="RTF_Num 58 9" style:family="text">
      <style:text-properties fo:font-variant="normal" fo:text-transform="none" fo:color="#000000" style:text-line-through-style="none" style:text-line-through-type="none" style:text-position="0% 100%" fo:font-size="10.5pt" fo:letter-spacing="0.018cm"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1" style:display-name="RTF_Num 59 1"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2" style:display-name="RTF_Num 59 2"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3" style:display-name="RTF_Num 59 3"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4" style:display-name="RTF_Num 59 4"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5" style:display-name="RTF_Num 59 5"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6" style:display-name="RTF_Num 59 6"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7" style:display-name="RTF_Num 59 7"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8" style:display-name="RTF_Num 59 8"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59_20_9" style:display-name="RTF_Num 59 9" style:family="text">
      <style:text-properties fo:font-variant="normal" fo:text-transform="none" fo:color="#000000" style:text-line-through-style="none" style:text-line-through-type="none" style:text-position="0% 100%" fo:font-size="10.5pt" fo:letter-spacing="normal" fo:language="xh" fo:country="ZA" fo:font-style="normal" style:text-underline-style="none" fo:font-weight="normal" style:font-size-asian="10.5pt" style:language-asian="xh" style:country-asian="ZA" style:font-style-asian="normal" style:font-weight-asian="normal" style:font-size-complex="10.5pt" style:font-style-complex="normal" style:font-weight-complex="normal" style:text-scale="100%"/>
    </style:style>
    <style:style style:name="RTF_5f_Num_20_60_20_1" style:display-name="RTF_Num 60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0_20_2" style:display-name="RTF_Num 60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0_20_3" style:display-name="RTF_Num 60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0_20_4" style:display-name="RTF_Num 60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0_20_5" style:display-name="RTF_Num 60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0_20_6" style:display-name="RTF_Num 60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0_20_7" style:display-name="RTF_Num 60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0_20_8" style:display-name="RTF_Num 60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0_20_9" style:display-name="RTF_Num 60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1" style:display-name="RTF_Num 61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2" style:display-name="RTF_Num 61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3" style:display-name="RTF_Num 61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4" style:display-name="RTF_Num 61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5" style:display-name="RTF_Num 61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6" style:display-name="RTF_Num 61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7" style:display-name="RTF_Num 61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8" style:display-name="RTF_Num 61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1_20_9" style:display-name="RTF_Num 61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2_20_1" style:display-name="RTF_Num 62 1"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2_20_2" style:display-name="RTF_Num 62 2"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2_20_3" style:display-name="RTF_Num 62 3"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2_20_4" style:display-name="RTF_Num 62 4"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2_20_5" style:display-name="RTF_Num 62 5"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2_20_6" style:display-name="RTF_Num 62 6"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2_20_7" style:display-name="RTF_Num 62 7"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2_20_8" style:display-name="RTF_Num 62 8"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2_20_9" style:display-name="RTF_Num 62 9" style:family="text">
      <style:text-properties fo:font-variant="normal" fo:text-transform="none" fo:color="#000000" style:text-line-through-style="none" style:text-line-through-type="none" style:text-position="0% 100%" style:font-name="Times New Roman1" fo:font-family="'Times New Roman'" style:font-family-generic="roman" fo:font-size="9pt" fo:letter-spacing="0.035cm" fo:language="be" fo:country="BY" fo:font-style="normal" style:text-underline-style="none" fo:font-weight="normal" style:font-name-asian="Times New Roman1" style:font-family-asian="'Times New Roman'" style:font-family-generic-asian="roman" style:font-size-asian="9pt" style:language-asian="be" style:country-asian="BY" style:font-style-asian="normal" style:font-weight-asian="normal" style:font-name-complex="Times New Roman1" style:font-family-complex="'Times New Roman'" style:font-family-generic-complex="roman" style:font-size-complex="9pt" style:font-style-complex="normal" style:font-weight-complex="normal" style:text-scale="100%"/>
    </style:style>
    <style:style style:name="RTF_5f_Num_20_63_20_1" style:display-name="RTF_Num 63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3_20_2" style:display-name="RTF_Num 63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3_20_3" style:display-name="RTF_Num 63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3_20_4" style:display-name="RTF_Num 63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3_20_5" style:display-name="RTF_Num 63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3_20_6" style:display-name="RTF_Num 63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3_20_7" style:display-name="RTF_Num 63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3_20_8" style:display-name="RTF_Num 63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3_20_9" style:display-name="RTF_Num 63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1" style:display-name="RTF_Num 64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2" style:display-name="RTF_Num 64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3" style:display-name="RTF_Num 64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4" style:display-name="RTF_Num 64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5" style:display-name="RTF_Num 64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6" style:display-name="RTF_Num 64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7" style:display-name="RTF_Num 64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8" style:display-name="RTF_Num 64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4_20_9" style:display-name="RTF_Num 64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1" style:display-name="RTF_Num 65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2" style:display-name="RTF_Num 65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3" style:display-name="RTF_Num 65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4" style:display-name="RTF_Num 65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5" style:display-name="RTF_Num 65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6" style:display-name="RTF_Num 65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7" style:display-name="RTF_Num 65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8" style:display-name="RTF_Num 65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5_20_9" style:display-name="RTF_Num 65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1" style:display-name="RTF_Num 66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2" style:display-name="RTF_Num 66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3" style:display-name="RTF_Num 66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4" style:display-name="RTF_Num 66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5" style:display-name="RTF_Num 66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6" style:display-name="RTF_Num 66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7" style:display-name="RTF_Num 66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8" style:display-name="RTF_Num 66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6_20_9" style:display-name="RTF_Num 66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1" style:display-name="RTF_Num 67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2" style:display-name="RTF_Num 67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3" style:display-name="RTF_Num 67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4" style:display-name="RTF_Num 67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5" style:display-name="RTF_Num 67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6" style:display-name="RTF_Num 67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7" style:display-name="RTF_Num 67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8" style:display-name="RTF_Num 67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7_20_9" style:display-name="RTF_Num 67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1" style:display-name="RTF_Num 68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2" style:display-name="RTF_Num 68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3" style:display-name="RTF_Num 68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4" style:display-name="RTF_Num 68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5" style:display-name="RTF_Num 68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6" style:display-name="RTF_Num 68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7" style:display-name="RTF_Num 68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8" style:display-name="RTF_Num 68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8_20_9" style:display-name="RTF_Num 68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1" style:display-name="RTF_Num 69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2" style:display-name="RTF_Num 69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3" style:display-name="RTF_Num 69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4" style:display-name="RTF_Num 69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5" style:display-name="RTF_Num 69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6" style:display-name="RTF_Num 69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7" style:display-name="RTF_Num 69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8" style:display-name="RTF_Num 69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69_20_9" style:display-name="RTF_Num 69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1" style:display-name="RTF_Num 70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2" style:display-name="RTF_Num 70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3" style:display-name="RTF_Num 70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4" style:display-name="RTF_Num 70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5" style:display-name="RTF_Num 70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6" style:display-name="RTF_Num 70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7" style:display-name="RTF_Num 70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8" style:display-name="RTF_Num 70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0_20_9" style:display-name="RTF_Num 70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1" style:display-name="RTF_Num 71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2" style:display-name="RTF_Num 71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3" style:display-name="RTF_Num 71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4" style:display-name="RTF_Num 71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5" style:display-name="RTF_Num 71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6" style:display-name="RTF_Num 71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7" style:display-name="RTF_Num 71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8" style:display-name="RTF_Num 71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1_20_9" style:display-name="RTF_Num 71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1" style:display-name="RTF_Num 72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2" style:display-name="RTF_Num 72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3" style:display-name="RTF_Num 72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4" style:display-name="RTF_Num 72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5" style:display-name="RTF_Num 72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6" style:display-name="RTF_Num 72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7" style:display-name="RTF_Num 72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8" style:display-name="RTF_Num 72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2_20_9" style:display-name="RTF_Num 72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0.018cm"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1" style:display-name="RTF_Num 73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2" style:display-name="RTF_Num 73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3" style:display-name="RTF_Num 73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4" style:display-name="RTF_Num 73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5" style:display-name="RTF_Num 73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6" style:display-name="RTF_Num 73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7" style:display-name="RTF_Num 73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8" style:display-name="RTF_Num 73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3_20_9" style:display-name="RTF_Num 73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1" style:display-name="RTF_Num 74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2" style:display-name="RTF_Num 74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3" style:display-name="RTF_Num 74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4" style:display-name="RTF_Num 74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5" style:display-name="RTF_Num 74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6" style:display-name="RTF_Num 74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7" style:display-name="RTF_Num 74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8" style:display-name="RTF_Num 74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4_20_9" style:display-name="RTF_Num 74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1" style:display-name="RTF_Num 75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2" style:display-name="RTF_Num 75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3" style:display-name="RTF_Num 75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4" style:display-name="RTF_Num 75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5" style:display-name="RTF_Num 75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6" style:display-name="RTF_Num 75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7" style:display-name="RTF_Num 75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8" style:display-name="RTF_Num 75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5_20_9" style:display-name="RTF_Num 75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1" style:display-name="RTF_Num 76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2" style:display-name="RTF_Num 76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3" style:display-name="RTF_Num 76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4" style:display-name="RTF_Num 76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5" style:display-name="RTF_Num 76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6" style:display-name="RTF_Num 76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7" style:display-name="RTF_Num 76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8" style:display-name="RTF_Num 76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6_20_9" style:display-name="RTF_Num 76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1" style:display-name="RTF_Num 77 1"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2" style:display-name="RTF_Num 77 2"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3" style:display-name="RTF_Num 77 3"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4" style:display-name="RTF_Num 77 4"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5" style:display-name="RTF_Num 77 5"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6" style:display-name="RTF_Num 77 6"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7" style:display-name="RTF_Num 77 7"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8" style:display-name="RTF_Num 77 8"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RTF_5f_Num_20_77_20_9" style:display-name="RTF_Num 77 9" style:family="text">
      <style:text-properties fo:font-variant="normal" fo:text-transform="none" fo:color="#000000" style:text-line-through-style="none" style:text-line-through-type="none" style:text-position="0% 100%" style:font-name="Times New Roman1" fo:font-family="'Times New Roman'" style:font-family-generic="roman" fo:font-size="10.5pt" fo:letter-spacing="normal" fo:language="be" fo:country="BY" fo:font-style="normal" style:text-underline-style="none" fo:font-weight="normal" style:font-name-asian="Times New Roman1" style:font-family-asian="'Times New Roman'" style:font-family-generic-asian="roman" style:font-size-asian="10.5pt" style:language-asian="be" style:country-asian="BY" style:font-style-asian="normal" style:font-weight-asian="normal" style:font-name-complex="Times New Roman1" style:font-family-complex="'Times New Roman'" style:font-family-generic-complex="roman" style:font-size-complex="10.5pt" style:font-style-complex="normal" style:font-weight-complex="normal" style:text-scale="100%"/>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prefix="2" style:num-suffix="." style:num-format="1">
        <style:list-level-properties/>
      </text:list-level-style-number>
      <text:list-level-style-number text:level="2" text:style-name="RTF_5f_Num_20_3_20_2" style:num-prefix="2" style:num-suffix="." style:num-format="1">
        <style:list-level-properties/>
      </text:list-level-style-number>
      <text:list-level-style-number text:level="3" text:style-name="RTF_5f_Num_20_3_20_3" style:num-prefix="2" style:num-suffix="." style:num-format="1">
        <style:list-level-properties/>
      </text:list-level-style-number>
      <text:list-level-style-number text:level="4" text:style-name="RTF_5f_Num_20_3_20_4" style:num-prefix="2" style:num-suffix="." style:num-format="1">
        <style:list-level-properties/>
      </text:list-level-style-number>
      <text:list-level-style-number text:level="5" text:style-name="RTF_5f_Num_20_3_20_5" style:num-prefix="2" style:num-suffix="." style:num-format="1">
        <style:list-level-properties/>
      </text:list-level-style-number>
      <text:list-level-style-number text:level="6" text:style-name="RTF_5f_Num_20_3_20_6" style:num-prefix="2" style:num-suffix="." style:num-format="1">
        <style:list-level-properties/>
      </text:list-level-style-number>
      <text:list-level-style-number text:level="7" text:style-name="RTF_5f_Num_20_3_20_7" style:num-prefix="2" style:num-suffix="." style:num-format="1">
        <style:list-level-properties/>
      </text:list-level-style-number>
      <text:list-level-style-number text:level="8" text:style-name="RTF_5f_Num_20_3_20_8" style:num-prefix="2" style:num-suffix="." style:num-format="1">
        <style:list-level-properties/>
      </text:list-level-style-number>
      <text:list-level-style-number text:level="9" text:style-name="RTF_5f_Num_20_3_20_9" style:num-prefix="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text:style-name="RTF_5f_Num_20_4_20_1" style:num-prefix="2" style:num-suffix="." style:num-format="1" text:start-value="5">
        <style:list-level-properties/>
      </text:list-level-style-number>
      <text:list-level-style-number text:level="2" text:style-name="RTF_5f_Num_20_4_20_2" style:num-prefix="2" style:num-suffix="." style:num-format="1" text:start-value="5">
        <style:list-level-properties/>
      </text:list-level-style-number>
      <text:list-level-style-number text:level="3" text:style-name="RTF_5f_Num_20_4_20_3" style:num-prefix="2" style:num-suffix="." style:num-format="1" text:start-value="5">
        <style:list-level-properties/>
      </text:list-level-style-number>
      <text:list-level-style-number text:level="4" text:style-name="RTF_5f_Num_20_4_20_4" style:num-prefix="2" style:num-suffix="." style:num-format="1" text:start-value="5">
        <style:list-level-properties/>
      </text:list-level-style-number>
      <text:list-level-style-number text:level="5" text:style-name="RTF_5f_Num_20_4_20_5" style:num-prefix="2" style:num-suffix="." style:num-format="1" text:start-value="5">
        <style:list-level-properties/>
      </text:list-level-style-number>
      <text:list-level-style-number text:level="6" text:style-name="RTF_5f_Num_20_4_20_6" style:num-prefix="2" style:num-suffix="." style:num-format="1" text:start-value="5">
        <style:list-level-properties/>
      </text:list-level-style-number>
      <text:list-level-style-number text:level="7" text:style-name="RTF_5f_Num_20_4_20_7" style:num-prefix="2" style:num-suffix="." style:num-format="1" text:start-value="5">
        <style:list-level-properties/>
      </text:list-level-style-number>
      <text:list-level-style-number text:level="8" text:style-name="RTF_5f_Num_20_4_20_8" style:num-prefix="2" style:num-suffix="." style:num-format="1" text:start-value="5">
        <style:list-level-properties/>
      </text:list-level-style-number>
      <text:list-level-style-number text:level="9" text:style-name="RTF_5f_Num_20_4_20_9" style:num-prefix="2" style:num-suffix="." style:num-format="1" text:start-value="5">
        <style:list-level-properties/>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prefix="3" style:num-suffix="." style:num-format="1">
        <style:list-level-properties/>
      </text:list-level-style-number>
      <text:list-level-style-number text:level="2" text:style-name="RTF_5f_Num_20_5_20_2" style:num-prefix="3" style:num-suffix="." style:num-format="1">
        <style:list-level-properties/>
      </text:list-level-style-number>
      <text:list-level-style-number text:level="3" text:style-name="RTF_5f_Num_20_5_20_3" style:num-prefix="3" style:num-suffix="." style:num-format="1">
        <style:list-level-properties/>
      </text:list-level-style-number>
      <text:list-level-style-number text:level="4" text:style-name="RTF_5f_Num_20_5_20_4" style:num-prefix="3" style:num-suffix="." style:num-format="1">
        <style:list-level-properties/>
      </text:list-level-style-number>
      <text:list-level-style-number text:level="5" text:style-name="RTF_5f_Num_20_5_20_5" style:num-prefix="3" style:num-suffix="." style:num-format="1">
        <style:list-level-properties/>
      </text:list-level-style-number>
      <text:list-level-style-number text:level="6" text:style-name="RTF_5f_Num_20_5_20_6" style:num-prefix="3" style:num-suffix="." style:num-format="1">
        <style:list-level-properties/>
      </text:list-level-style-number>
      <text:list-level-style-number text:level="7" text:style-name="RTF_5f_Num_20_5_20_7" style:num-prefix="3" style:num-suffix="." style:num-format="1">
        <style:list-level-properties/>
      </text:list-level-style-number>
      <text:list-level-style-number text:level="8" text:style-name="RTF_5f_Num_20_5_20_8" style:num-prefix="3" style:num-suffix="." style:num-format="1">
        <style:list-level-properties/>
      </text:list-level-style-number>
      <text:list-level-style-number text:level="9" text:style-name="RTF_5f_Num_20_5_20_9" style:num-prefix="3"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number text:level="1" text:style-name="RTF_5f_Num_20_6_20_1" style:num-prefix="4" style:num-suffix="." style:num-format="1">
        <style:list-level-properties/>
      </text:list-level-style-number>
      <text:list-level-style-number text:level="2" text:style-name="RTF_5f_Num_20_6_20_2" style:num-prefix="4" style:num-suffix="." style:num-format="1">
        <style:list-level-properties/>
      </text:list-level-style-number>
      <text:list-level-style-number text:level="3" text:style-name="RTF_5f_Num_20_6_20_3" style:num-prefix="4" style:num-suffix="." style:num-format="1">
        <style:list-level-properties/>
      </text:list-level-style-number>
      <text:list-level-style-number text:level="4" text:style-name="RTF_5f_Num_20_6_20_4" style:num-prefix="4" style:num-suffix="." style:num-format="1">
        <style:list-level-properties/>
      </text:list-level-style-number>
      <text:list-level-style-number text:level="5" text:style-name="RTF_5f_Num_20_6_20_5" style:num-prefix="4" style:num-suffix="." style:num-format="1">
        <style:list-level-properties/>
      </text:list-level-style-number>
      <text:list-level-style-number text:level="6" text:style-name="RTF_5f_Num_20_6_20_6" style:num-prefix="4" style:num-suffix="." style:num-format="1">
        <style:list-level-properties/>
      </text:list-level-style-number>
      <text:list-level-style-number text:level="7" text:style-name="RTF_5f_Num_20_6_20_7" style:num-prefix="4" style:num-suffix="." style:num-format="1">
        <style:list-level-properties/>
      </text:list-level-style-number>
      <text:list-level-style-number text:level="8" text:style-name="RTF_5f_Num_20_6_20_8" style:num-prefix="4" style:num-suffix="." style:num-format="1">
        <style:list-level-properties/>
      </text:list-level-style-number>
      <text:list-level-style-number text:level="9" text:style-name="RTF_5f_Num_20_6_20_9" style:num-prefix="4"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text:style-name="RTF_5f_Num_20_7_20_1" style:num-prefix="4" style:num-suffix="." style:num-format="1" text:start-value="3">
        <style:list-level-properties/>
      </text:list-level-style-number>
      <text:list-level-style-number text:level="2" text:style-name="RTF_5f_Num_20_7_20_2" style:num-prefix="4" style:num-suffix="." style:num-format="1" text:start-value="3">
        <style:list-level-properties/>
      </text:list-level-style-number>
      <text:list-level-style-number text:level="3" text:style-name="RTF_5f_Num_20_7_20_3" style:num-prefix="4" style:num-suffix="." style:num-format="1" text:start-value="3">
        <style:list-level-properties/>
      </text:list-level-style-number>
      <text:list-level-style-number text:level="4" text:style-name="RTF_5f_Num_20_7_20_4" style:num-prefix="4" style:num-suffix="." style:num-format="1" text:start-value="3">
        <style:list-level-properties/>
      </text:list-level-style-number>
      <text:list-level-style-number text:level="5" text:style-name="RTF_5f_Num_20_7_20_5" style:num-prefix="4" style:num-suffix="." style:num-format="1" text:start-value="3">
        <style:list-level-properties/>
      </text:list-level-style-number>
      <text:list-level-style-number text:level="6" text:style-name="RTF_5f_Num_20_7_20_6" style:num-prefix="4" style:num-suffix="." style:num-format="1" text:start-value="3">
        <style:list-level-properties/>
      </text:list-level-style-number>
      <text:list-level-style-number text:level="7" text:style-name="RTF_5f_Num_20_7_20_7" style:num-prefix="4" style:num-suffix="." style:num-format="1" text:start-value="3">
        <style:list-level-properties/>
      </text:list-level-style-number>
      <text:list-level-style-number text:level="8" text:style-name="RTF_5f_Num_20_7_20_8" style:num-prefix="4" style:num-suffix="." style:num-format="1" text:start-value="3">
        <style:list-level-properties/>
      </text:list-level-style-number>
      <text:list-level-style-number text:level="9" text:style-name="RTF_5f_Num_20_7_20_9" style:num-prefix="4" style:num-suffix="." style:num-format="1" text:start-value="3">
        <style:list-level-properties/>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number text:level="1" text:style-name="RTF_5f_Num_20_8_20_1" style:num-prefix="5" style:num-suffix="." style:num-format="1">
        <style:list-level-properties/>
      </text:list-level-style-number>
      <text:list-level-style-number text:level="2" text:style-name="RTF_5f_Num_20_8_20_2" style:num-prefix="5" style:num-suffix="." style:num-format="1">
        <style:list-level-properties/>
      </text:list-level-style-number>
      <text:list-level-style-number text:level="3" text:style-name="RTF_5f_Num_20_8_20_3" style:num-prefix="5" style:num-suffix="." style:num-format="1">
        <style:list-level-properties/>
      </text:list-level-style-number>
      <text:list-level-style-number text:level="4" text:style-name="RTF_5f_Num_20_8_20_4" style:num-prefix="5" style:num-suffix="." style:num-format="1">
        <style:list-level-properties/>
      </text:list-level-style-number>
      <text:list-level-style-number text:level="5" text:style-name="RTF_5f_Num_20_8_20_5" style:num-prefix="5" style:num-suffix="." style:num-format="1">
        <style:list-level-properties/>
      </text:list-level-style-number>
      <text:list-level-style-number text:level="6" text:style-name="RTF_5f_Num_20_8_20_6" style:num-prefix="5" style:num-suffix="." style:num-format="1">
        <style:list-level-properties/>
      </text:list-level-style-number>
      <text:list-level-style-number text:level="7" text:style-name="RTF_5f_Num_20_8_20_7" style:num-prefix="5" style:num-suffix="." style:num-format="1">
        <style:list-level-properties/>
      </text:list-level-style-number>
      <text:list-level-style-number text:level="8" text:style-name="RTF_5f_Num_20_8_20_8" style:num-prefix="5" style:num-suffix="." style:num-format="1">
        <style:list-level-properties/>
      </text:list-level-style-number>
      <text:list-level-style-number text:level="9" text:style-name="RTF_5f_Num_20_8_20_9" style:num-prefix="5"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number text:level="1" text:style-name="RTF_5f_Num_20_9_20_1" style:num-prefix="6" style:num-suffix="." style:num-format="1" text:start-value="2">
        <style:list-level-properties/>
      </text:list-level-style-number>
      <text:list-level-style-number text:level="2" text:style-name="RTF_5f_Num_20_9_20_2" style:num-suffix="." style:num-format="1" text:display-levels="2">
        <style:list-level-properties/>
      </text:list-level-style-number>
      <text:list-level-style-number text:level="3" text:style-name="RTF_5f_Num_20_9_20_3" style:num-suffix="." style:num-format="1" text:display-levels="2">
        <style:list-level-properties/>
      </text:list-level-style-number>
      <text:list-level-style-number text:level="4" text:style-name="RTF_5f_Num_20_9_20_4" style:num-suffix="." style:num-format="1" text:display-levels="2">
        <style:list-level-properties/>
      </text:list-level-style-number>
      <text:list-level-style-number text:level="5" text:style-name="RTF_5f_Num_20_9_20_5" style:num-suffix="." style:num-format="1" text:display-levels="2">
        <style:list-level-properties/>
      </text:list-level-style-number>
      <text:list-level-style-number text:level="6" text:style-name="RTF_5f_Num_20_9_20_6" style:num-suffix="." style:num-format="1" text:display-levels="2">
        <style:list-level-properties/>
      </text:list-level-style-number>
      <text:list-level-style-number text:level="7" text:style-name="RTF_5f_Num_20_9_20_7" style:num-suffix="." style:num-format="1" text:display-levels="2">
        <style:list-level-properties/>
      </text:list-level-style-number>
      <text:list-level-style-number text:level="8" text:style-name="RTF_5f_Num_20_9_20_8" style:num-suffix="." style:num-format="1" text:display-levels="2">
        <style:list-level-properties/>
      </text:list-level-style-number>
      <text:list-level-style-number text:level="9" text:style-name="RTF_5f_Num_20_9_20_9" style:num-suffix="." style:num-format="1" text:display-levels="2">
        <style:list-level-properties/>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number text:level="1" text:style-name="RTF_5f_Num_20_10_20_1" style:num-prefix="7" style:num-suffix="." style:num-format="1" text:start-value="4">
        <style:list-level-properties/>
      </text:list-level-style-number>
      <text:list-level-style-number text:level="2" text:style-name="RTF_5f_Num_20_10_20_2" style:num-prefix="7" style:num-suffix="." style:num-format="1" text:start-value="4">
        <style:list-level-properties/>
      </text:list-level-style-number>
      <text:list-level-style-number text:level="3" text:style-name="RTF_5f_Num_20_10_20_3" style:num-prefix="7" style:num-suffix="." style:num-format="1" text:start-value="4">
        <style:list-level-properties/>
      </text:list-level-style-number>
      <text:list-level-style-number text:level="4" text:style-name="RTF_5f_Num_20_10_20_4" style:num-prefix="7" style:num-suffix="." style:num-format="1" text:start-value="4">
        <style:list-level-properties/>
      </text:list-level-style-number>
      <text:list-level-style-number text:level="5" text:style-name="RTF_5f_Num_20_10_20_5" style:num-prefix="7" style:num-suffix="." style:num-format="1" text:start-value="4">
        <style:list-level-properties/>
      </text:list-level-style-number>
      <text:list-level-style-number text:level="6" text:style-name="RTF_5f_Num_20_10_20_6" style:num-prefix="7" style:num-suffix="." style:num-format="1" text:start-value="4">
        <style:list-level-properties/>
      </text:list-level-style-number>
      <text:list-level-style-number text:level="7" text:style-name="RTF_5f_Num_20_10_20_7" style:num-prefix="7" style:num-suffix="." style:num-format="1" text:start-value="4">
        <style:list-level-properties/>
      </text:list-level-style-number>
      <text:list-level-style-number text:level="8" text:style-name="RTF_5f_Num_20_10_20_8" style:num-prefix="7" style:num-suffix="." style:num-format="1" text:start-value="4">
        <style:list-level-properties/>
      </text:list-level-style-number>
      <text:list-level-style-number text:level="9" text:style-name="RTF_5f_Num_20_10_20_9" style:num-prefix="7" style:num-suffix="." style:num-format="1" text:start-value="4">
        <style:list-level-properties/>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number text:level="1" text:style-name="RTF_5f_Num_20_11_20_1" style:num-prefix="8" style:num-suffix="." style:num-format="1">
        <style:list-level-properties/>
      </text:list-level-style-number>
      <text:list-level-style-number text:level="2" text:style-name="RTF_5f_Num_20_11_20_2" style:num-prefix="8" style:num-suffix="." style:num-format="1">
        <style:list-level-properties/>
      </text:list-level-style-number>
      <text:list-level-style-number text:level="3" text:style-name="RTF_5f_Num_20_11_20_3" style:num-prefix="8" style:num-suffix="." style:num-format="1">
        <style:list-level-properties/>
      </text:list-level-style-number>
      <text:list-level-style-number text:level="4" text:style-name="RTF_5f_Num_20_11_20_4" style:num-prefix="8" style:num-suffix="." style:num-format="1">
        <style:list-level-properties/>
      </text:list-level-style-number>
      <text:list-level-style-number text:level="5" text:style-name="RTF_5f_Num_20_11_20_5" style:num-prefix="8" style:num-suffix="." style:num-format="1">
        <style:list-level-properties/>
      </text:list-level-style-number>
      <text:list-level-style-number text:level="6" text:style-name="RTF_5f_Num_20_11_20_6" style:num-prefix="8" style:num-suffix="." style:num-format="1">
        <style:list-level-properties/>
      </text:list-level-style-number>
      <text:list-level-style-number text:level="7" text:style-name="RTF_5f_Num_20_11_20_7" style:num-prefix="8" style:num-suffix="." style:num-format="1">
        <style:list-level-properties/>
      </text:list-level-style-number>
      <text:list-level-style-number text:level="8" text:style-name="RTF_5f_Num_20_11_20_8" style:num-prefix="8" style:num-suffix="." style:num-format="1">
        <style:list-level-properties/>
      </text:list-level-style-number>
      <text:list-level-style-number text:level="9" text:style-name="RTF_5f_Num_20_11_20_9" style:num-prefix="8"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number text:level="1" text:style-name="RTF_5f_Num_20_12_20_1" style:num-prefix="8" style:num-suffix="." style:num-format="1" text:start-value="11">
        <style:list-level-properties/>
      </text:list-level-style-number>
      <text:list-level-style-number text:level="2" text:style-name="RTF_5f_Num_20_12_20_2" style:num-prefix="8" style:num-suffix="." style:num-format="1" text:start-value="11">
        <style:list-level-properties/>
      </text:list-level-style-number>
      <text:list-level-style-number text:level="3" text:style-name="RTF_5f_Num_20_12_20_3" style:num-prefix="8" style:num-suffix="." style:num-format="1" text:start-value="11">
        <style:list-level-properties/>
      </text:list-level-style-number>
      <text:list-level-style-number text:level="4" text:style-name="RTF_5f_Num_20_12_20_4" style:num-prefix="8" style:num-suffix="." style:num-format="1" text:start-value="11">
        <style:list-level-properties/>
      </text:list-level-style-number>
      <text:list-level-style-number text:level="5" text:style-name="RTF_5f_Num_20_12_20_5" style:num-prefix="8" style:num-suffix="." style:num-format="1" text:start-value="11">
        <style:list-level-properties/>
      </text:list-level-style-number>
      <text:list-level-style-number text:level="6" text:style-name="RTF_5f_Num_20_12_20_6" style:num-prefix="8" style:num-suffix="." style:num-format="1" text:start-value="11">
        <style:list-level-properties/>
      </text:list-level-style-number>
      <text:list-level-style-number text:level="7" text:style-name="RTF_5f_Num_20_12_20_7" style:num-prefix="8" style:num-suffix="." style:num-format="1" text:start-value="11">
        <style:list-level-properties/>
      </text:list-level-style-number>
      <text:list-level-style-number text:level="8" text:style-name="RTF_5f_Num_20_12_20_8" style:num-prefix="8" style:num-suffix="." style:num-format="1" text:start-value="11">
        <style:list-level-properties/>
      </text:list-level-style-number>
      <text:list-level-style-number text:level="9" text:style-name="RTF_5f_Num_20_12_20_9" style:num-prefix="8" style:num-suffix="." style:num-format="1" text:start-value="11">
        <style:list-level-properties/>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number text:level="1" text:style-name="RTF_5f_Num_20_13_20_1" style:num-prefix="9" style:num-suffix="." style:num-format="1" text:start-value="2">
        <style:list-level-properties/>
      </text:list-level-style-number>
      <text:list-level-style-number text:level="2" text:style-name="RTF_5f_Num_20_13_20_2" style:num-prefix="9" style:num-suffix="." style:num-format="1" text:start-value="2">
        <style:list-level-properties/>
      </text:list-level-style-number>
      <text:list-level-style-number text:level="3" text:style-name="RTF_5f_Num_20_13_20_3" style:num-prefix="9" style:num-suffix="." style:num-format="1" text:start-value="2">
        <style:list-level-properties/>
      </text:list-level-style-number>
      <text:list-level-style-number text:level="4" text:style-name="RTF_5f_Num_20_13_20_4" style:num-prefix="9" style:num-suffix="." style:num-format="1" text:start-value="2">
        <style:list-level-properties/>
      </text:list-level-style-number>
      <text:list-level-style-number text:level="5" text:style-name="RTF_5f_Num_20_13_20_5" style:num-prefix="9" style:num-suffix="." style:num-format="1" text:start-value="2">
        <style:list-level-properties/>
      </text:list-level-style-number>
      <text:list-level-style-number text:level="6" text:style-name="RTF_5f_Num_20_13_20_6" style:num-prefix="9" style:num-suffix="." style:num-format="1" text:start-value="2">
        <style:list-level-properties/>
      </text:list-level-style-number>
      <text:list-level-style-number text:level="7" text:style-name="RTF_5f_Num_20_13_20_7" style:num-prefix="9" style:num-suffix="." style:num-format="1" text:start-value="2">
        <style:list-level-properties/>
      </text:list-level-style-number>
      <text:list-level-style-number text:level="8" text:style-name="RTF_5f_Num_20_13_20_8" style:num-prefix="9" style:num-suffix="." style:num-format="1" text:start-value="2">
        <style:list-level-properties/>
      </text:list-level-style-number>
      <text:list-level-style-number text:level="9" text:style-name="RTF_5f_Num_20_13_20_9" style:num-prefix="9"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number text:level="1" text:style-name="RTF_5f_Num_20_14_20_1" style:num-prefix="9" style:num-suffix="." style:num-format="1" text:start-value="2">
        <style:list-level-properties/>
      </text:list-level-style-number>
      <text:list-level-style-number text:level="2" text:style-name="RTF_5f_Num_20_14_20_2" style:num-prefix="9" style:num-suffix="." style:num-format="1" text:start-value="2">
        <style:list-level-properties/>
      </text:list-level-style-number>
      <text:list-level-style-number text:level="3" text:style-name="RTF_5f_Num_20_14_20_3" style:num-prefix="9" style:num-suffix="." style:num-format="1" text:start-value="2">
        <style:list-level-properties/>
      </text:list-level-style-number>
      <text:list-level-style-number text:level="4" text:style-name="RTF_5f_Num_20_14_20_4" style:num-prefix="9" style:num-suffix="." style:num-format="1" text:start-value="2">
        <style:list-level-properties/>
      </text:list-level-style-number>
      <text:list-level-style-number text:level="5" text:style-name="RTF_5f_Num_20_14_20_5" style:num-prefix="9" style:num-suffix="." style:num-format="1" text:start-value="2">
        <style:list-level-properties/>
      </text:list-level-style-number>
      <text:list-level-style-number text:level="6" text:style-name="RTF_5f_Num_20_14_20_6" style:num-prefix="9" style:num-suffix="." style:num-format="1" text:start-value="2">
        <style:list-level-properties/>
      </text:list-level-style-number>
      <text:list-level-style-number text:level="7" text:style-name="RTF_5f_Num_20_14_20_7" style:num-prefix="9" style:num-suffix="." style:num-format="1" text:start-value="2">
        <style:list-level-properties/>
      </text:list-level-style-number>
      <text:list-level-style-number text:level="8" text:style-name="RTF_5f_Num_20_14_20_8" style:num-prefix="9" style:num-suffix="." style:num-format="1" text:start-value="2">
        <style:list-level-properties/>
      </text:list-level-style-number>
      <text:list-level-style-number text:level="9" text:style-name="RTF_5f_Num_20_14_20_9" style:num-prefix="9"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number text:level="1" text:style-name="RTF_5f_Num_20_15_20_1" style:num-prefix="10" style:num-suffix="." style:num-format="1">
        <style:list-level-properties/>
      </text:list-level-style-number>
      <text:list-level-style-number text:level="2" text:style-name="RTF_5f_Num_20_15_20_2" style:num-prefix="10" style:num-suffix="." style:num-format="1">
        <style:list-level-properties/>
      </text:list-level-style-number>
      <text:list-level-style-number text:level="3" text:style-name="RTF_5f_Num_20_15_20_3" style:num-prefix="10" style:num-suffix="." style:num-format="1">
        <style:list-level-properties/>
      </text:list-level-style-number>
      <text:list-level-style-number text:level="4" text:style-name="RTF_5f_Num_20_15_20_4" style:num-prefix="10" style:num-suffix="." style:num-format="1">
        <style:list-level-properties/>
      </text:list-level-style-number>
      <text:list-level-style-number text:level="5" text:style-name="RTF_5f_Num_20_15_20_5" style:num-prefix="10" style:num-suffix="." style:num-format="1">
        <style:list-level-properties/>
      </text:list-level-style-number>
      <text:list-level-style-number text:level="6" text:style-name="RTF_5f_Num_20_15_20_6" style:num-prefix="10" style:num-suffix="." style:num-format="1">
        <style:list-level-properties/>
      </text:list-level-style-number>
      <text:list-level-style-number text:level="7" text:style-name="RTF_5f_Num_20_15_20_7" style:num-prefix="10" style:num-suffix="." style:num-format="1">
        <style:list-level-properties/>
      </text:list-level-style-number>
      <text:list-level-style-number text:level="8" text:style-name="RTF_5f_Num_20_15_20_8" style:num-prefix="10" style:num-suffix="." style:num-format="1">
        <style:list-level-properties/>
      </text:list-level-style-number>
      <text:list-level-style-number text:level="9" text:style-name="RTF_5f_Num_20_15_20_9" style:num-prefix="10"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number text:level="1" text:style-name="RTF_5f_Num_20_16_20_1" style:num-prefix="10" style:num-suffix="." style:num-format="1">
        <style:list-level-properties/>
      </text:list-level-style-number>
      <text:list-level-style-number text:level="2" text:style-name="RTF_5f_Num_20_16_20_2" style:num-prefix="10" style:num-suffix="." style:num-format="1">
        <style:list-level-properties/>
      </text:list-level-style-number>
      <text:list-level-style-number text:level="3" text:style-name="RTF_5f_Num_20_16_20_3" style:num-prefix="10" style:num-suffix="." style:num-format="1">
        <style:list-level-properties/>
      </text:list-level-style-number>
      <text:list-level-style-number text:level="4" text:style-name="RTF_5f_Num_20_16_20_4" style:num-prefix="10" style:num-suffix="." style:num-format="1">
        <style:list-level-properties/>
      </text:list-level-style-number>
      <text:list-level-style-number text:level="5" text:style-name="RTF_5f_Num_20_16_20_5" style:num-prefix="10" style:num-suffix="." style:num-format="1">
        <style:list-level-properties/>
      </text:list-level-style-number>
      <text:list-level-style-number text:level="6" text:style-name="RTF_5f_Num_20_16_20_6" style:num-prefix="10" style:num-suffix="." style:num-format="1">
        <style:list-level-properties/>
      </text:list-level-style-number>
      <text:list-level-style-number text:level="7" text:style-name="RTF_5f_Num_20_16_20_7" style:num-prefix="10" style:num-suffix="." style:num-format="1">
        <style:list-level-properties/>
      </text:list-level-style-number>
      <text:list-level-style-number text:level="8" text:style-name="RTF_5f_Num_20_16_20_8" style:num-prefix="10" style:num-suffix="." style:num-format="1">
        <style:list-level-properties/>
      </text:list-level-style-number>
      <text:list-level-style-number text:level="9" text:style-name="RTF_5f_Num_20_16_20_9" style:num-prefix="10"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7" style:display-name="RTF_Num 17">
      <text:list-level-style-number text:level="1" text:style-name="RTF_5f_Num_20_17_20_1" style:num-prefix="10" style:num-suffix="." style:num-format="1" text:start-value="5">
        <style:list-level-properties/>
      </text:list-level-style-number>
      <text:list-level-style-number text:level="2" text:style-name="RTF_5f_Num_20_17_20_2" style:num-prefix="10" style:num-suffix="." style:num-format="1" text:start-value="5">
        <style:list-level-properties/>
      </text:list-level-style-number>
      <text:list-level-style-number text:level="3" text:style-name="RTF_5f_Num_20_17_20_3" style:num-prefix="10" style:num-suffix="." style:num-format="1" text:start-value="5">
        <style:list-level-properties/>
      </text:list-level-style-number>
      <text:list-level-style-number text:level="4" text:style-name="RTF_5f_Num_20_17_20_4" style:num-prefix="10" style:num-suffix="." style:num-format="1" text:start-value="5">
        <style:list-level-properties/>
      </text:list-level-style-number>
      <text:list-level-style-number text:level="5" text:style-name="RTF_5f_Num_20_17_20_5" style:num-prefix="10" style:num-suffix="." style:num-format="1" text:start-value="5">
        <style:list-level-properties/>
      </text:list-level-style-number>
      <text:list-level-style-number text:level="6" text:style-name="RTF_5f_Num_20_17_20_6" style:num-prefix="10" style:num-suffix="." style:num-format="1" text:start-value="5">
        <style:list-level-properties/>
      </text:list-level-style-number>
      <text:list-level-style-number text:level="7" text:style-name="RTF_5f_Num_20_17_20_7" style:num-prefix="10" style:num-suffix="." style:num-format="1" text:start-value="5">
        <style:list-level-properties/>
      </text:list-level-style-number>
      <text:list-level-style-number text:level="8" text:style-name="RTF_5f_Num_20_17_20_8" style:num-prefix="10" style:num-suffix="." style:num-format="1" text:start-value="5">
        <style:list-level-properties/>
      </text:list-level-style-number>
      <text:list-level-style-number text:level="9" text:style-name="RTF_5f_Num_20_17_20_9" style:num-prefix="10" style:num-suffix="." style:num-format="1" text:start-value="5">
        <style:list-level-properties/>
      </text:list-level-style-number>
      <text:list-level-style-number text:level="10" style:num-suffix="." style:num-format="1">
        <style:list-level-properties text:space-before="6.35cm" text:min-label-width="0.635cm"/>
      </text:list-level-style-number>
    </text:list-style>
    <text:list-style style:name="RTF_5f_Num_20_18" style:display-name="RTF_Num 18">
      <text:list-level-style-number text:level="1" text:style-name="RTF_5f_Num_20_18_20_1" style:num-prefix="11" style:num-suffix="." style:num-format="1">
        <style:list-level-properties/>
      </text:list-level-style-number>
      <text:list-level-style-number text:level="2" text:style-name="RTF_5f_Num_20_18_20_2" style:num-prefix="11" style:num-suffix="." style:num-format="1">
        <style:list-level-properties/>
      </text:list-level-style-number>
      <text:list-level-style-number text:level="3" text:style-name="RTF_5f_Num_20_18_20_3" style:num-prefix="11" style:num-suffix="." style:num-format="1">
        <style:list-level-properties/>
      </text:list-level-style-number>
      <text:list-level-style-number text:level="4" text:style-name="RTF_5f_Num_20_18_20_4" style:num-prefix="11" style:num-suffix="." style:num-format="1">
        <style:list-level-properties/>
      </text:list-level-style-number>
      <text:list-level-style-number text:level="5" text:style-name="RTF_5f_Num_20_18_20_5" style:num-prefix="11" style:num-suffix="." style:num-format="1">
        <style:list-level-properties/>
      </text:list-level-style-number>
      <text:list-level-style-number text:level="6" text:style-name="RTF_5f_Num_20_18_20_6" style:num-prefix="11" style:num-suffix="." style:num-format="1">
        <style:list-level-properties/>
      </text:list-level-style-number>
      <text:list-level-style-number text:level="7" text:style-name="RTF_5f_Num_20_18_20_7" style:num-prefix="11" style:num-suffix="." style:num-format="1">
        <style:list-level-properties/>
      </text:list-level-style-number>
      <text:list-level-style-number text:level="8" text:style-name="RTF_5f_Num_20_18_20_8" style:num-prefix="11" style:num-suffix="." style:num-format="1">
        <style:list-level-properties/>
      </text:list-level-style-number>
      <text:list-level-style-number text:level="9" text:style-name="RTF_5f_Num_20_18_20_9" style:num-prefix="11"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19" style:display-name="RTF_Num 19">
      <text:list-level-style-number text:level="1" text:style-name="RTF_5f_Num_20_19_20_1" style:num-prefix="11" style:num-suffix="." style:num-format="1" text:start-value="6">
        <style:list-level-properties/>
      </text:list-level-style-number>
      <text:list-level-style-number text:level="2" text:style-name="RTF_5f_Num_20_19_20_2" style:num-prefix="11" style:num-suffix="." style:num-format="1" text:start-value="6">
        <style:list-level-properties/>
      </text:list-level-style-number>
      <text:list-level-style-number text:level="3" text:style-name="RTF_5f_Num_20_19_20_3" style:num-prefix="11" style:num-suffix="." style:num-format="1" text:start-value="6">
        <style:list-level-properties/>
      </text:list-level-style-number>
      <text:list-level-style-number text:level="4" text:style-name="RTF_5f_Num_20_19_20_4" style:num-prefix="11" style:num-suffix="." style:num-format="1" text:start-value="6">
        <style:list-level-properties/>
      </text:list-level-style-number>
      <text:list-level-style-number text:level="5" text:style-name="RTF_5f_Num_20_19_20_5" style:num-prefix="11" style:num-suffix="." style:num-format="1" text:start-value="6">
        <style:list-level-properties/>
      </text:list-level-style-number>
      <text:list-level-style-number text:level="6" text:style-name="RTF_5f_Num_20_19_20_6" style:num-prefix="11" style:num-suffix="." style:num-format="1" text:start-value="6">
        <style:list-level-properties/>
      </text:list-level-style-number>
      <text:list-level-style-number text:level="7" text:style-name="RTF_5f_Num_20_19_20_7" style:num-prefix="11" style:num-suffix="." style:num-format="1" text:start-value="6">
        <style:list-level-properties/>
      </text:list-level-style-number>
      <text:list-level-style-number text:level="8" text:style-name="RTF_5f_Num_20_19_20_8" style:num-prefix="11" style:num-suffix="." style:num-format="1" text:start-value="6">
        <style:list-level-properties/>
      </text:list-level-style-number>
      <text:list-level-style-number text:level="9" text:style-name="RTF_5f_Num_20_19_20_9" style:num-prefix="11" style:num-suffix="." style:num-format="1" text:start-value="6">
        <style:list-level-properties/>
      </text:list-level-style-number>
      <text:list-level-style-number text:level="10" style:num-suffix="." style:num-format="1">
        <style:list-level-properties text:space-before="6.35cm" text:min-label-width="0.635cm"/>
      </text:list-level-style-number>
    </text:list-style>
    <text:list-style style:name="RTF_5f_Num_20_20" style:display-name="RTF_Num 20">
      <text:list-level-style-number text:level="1" text:style-name="RTF_5f_Num_20_20_20_1" style:num-prefix="12" style:num-suffix="." style:num-format="1">
        <style:list-level-properties/>
      </text:list-level-style-number>
      <text:list-level-style-number text:level="2" text:style-name="RTF_5f_Num_20_20_20_2" style:num-prefix="12" style:num-suffix="." style:num-format="1">
        <style:list-level-properties/>
      </text:list-level-style-number>
      <text:list-level-style-number text:level="3" text:style-name="RTF_5f_Num_20_20_20_3" style:num-prefix="12" style:num-suffix="." style:num-format="1">
        <style:list-level-properties/>
      </text:list-level-style-number>
      <text:list-level-style-number text:level="4" text:style-name="RTF_5f_Num_20_20_20_4" style:num-prefix="12" style:num-suffix="." style:num-format="1">
        <style:list-level-properties/>
      </text:list-level-style-number>
      <text:list-level-style-number text:level="5" text:style-name="RTF_5f_Num_20_20_20_5" style:num-prefix="12" style:num-suffix="." style:num-format="1">
        <style:list-level-properties/>
      </text:list-level-style-number>
      <text:list-level-style-number text:level="6" text:style-name="RTF_5f_Num_20_20_20_6" style:num-prefix="12" style:num-suffix="." style:num-format="1">
        <style:list-level-properties/>
      </text:list-level-style-number>
      <text:list-level-style-number text:level="7" text:style-name="RTF_5f_Num_20_20_20_7" style:num-prefix="12" style:num-suffix="." style:num-format="1">
        <style:list-level-properties/>
      </text:list-level-style-number>
      <text:list-level-style-number text:level="8" text:style-name="RTF_5f_Num_20_20_20_8" style:num-prefix="12" style:num-suffix="." style:num-format="1">
        <style:list-level-properties/>
      </text:list-level-style-number>
      <text:list-level-style-number text:level="9" text:style-name="RTF_5f_Num_20_20_20_9" style:num-prefix="12"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21" style:display-name="RTF_Num 21">
      <text:list-level-style-number text:level="1" text:style-name="RTF_5f_Num_20_21_20_1" style:num-prefix="12" style:num-suffix="." style:num-format="1" text:start-value="3">
        <style:list-level-properties/>
      </text:list-level-style-number>
      <text:list-level-style-number text:level="2" text:style-name="RTF_5f_Num_20_21_20_2" style:num-prefix="12" style:num-suffix="." style:num-format="1" text:start-value="3">
        <style:list-level-properties/>
      </text:list-level-style-number>
      <text:list-level-style-number text:level="3" text:style-name="RTF_5f_Num_20_21_20_3" style:num-prefix="12" style:num-suffix="." style:num-format="1" text:start-value="3">
        <style:list-level-properties/>
      </text:list-level-style-number>
      <text:list-level-style-number text:level="4" text:style-name="RTF_5f_Num_20_21_20_4" style:num-prefix="12" style:num-suffix="." style:num-format="1" text:start-value="3">
        <style:list-level-properties/>
      </text:list-level-style-number>
      <text:list-level-style-number text:level="5" text:style-name="RTF_5f_Num_20_21_20_5" style:num-prefix="12" style:num-suffix="." style:num-format="1" text:start-value="3">
        <style:list-level-properties/>
      </text:list-level-style-number>
      <text:list-level-style-number text:level="6" text:style-name="RTF_5f_Num_20_21_20_6" style:num-prefix="12" style:num-suffix="." style:num-format="1" text:start-value="3">
        <style:list-level-properties/>
      </text:list-level-style-number>
      <text:list-level-style-number text:level="7" text:style-name="RTF_5f_Num_20_21_20_7" style:num-prefix="12" style:num-suffix="." style:num-format="1" text:start-value="3">
        <style:list-level-properties/>
      </text:list-level-style-number>
      <text:list-level-style-number text:level="8" text:style-name="RTF_5f_Num_20_21_20_8" style:num-prefix="12" style:num-suffix="." style:num-format="1" text:start-value="3">
        <style:list-level-properties/>
      </text:list-level-style-number>
      <text:list-level-style-number text:level="9" text:style-name="RTF_5f_Num_20_21_20_9" style:num-prefix="12" style:num-suffix="." style:num-format="1" text:start-value="3">
        <style:list-level-properties/>
      </text:list-level-style-number>
      <text:list-level-style-number text:level="10" style:num-suffix="." style:num-format="1">
        <style:list-level-properties text:space-before="6.35cm" text:min-label-width="0.635cm"/>
      </text:list-level-style-number>
    </text:list-style>
    <text:list-style style:name="RTF_5f_Num_20_22" style:display-name="RTF_Num 22">
      <text:list-level-style-number text:level="1" text:style-name="RTF_5f_Num_20_22_20_1" style:num-prefix="13" style:num-suffix="." style:num-format="1">
        <style:list-level-properties/>
      </text:list-level-style-number>
      <text:list-level-style-number text:level="2" text:style-name="RTF_5f_Num_20_22_20_2" style:num-prefix="13" style:num-suffix="." style:num-format="1">
        <style:list-level-properties/>
      </text:list-level-style-number>
      <text:list-level-style-number text:level="3" text:style-name="RTF_5f_Num_20_22_20_3" style:num-prefix="13" style:num-suffix="." style:num-format="1">
        <style:list-level-properties/>
      </text:list-level-style-number>
      <text:list-level-style-number text:level="4" text:style-name="RTF_5f_Num_20_22_20_4" style:num-prefix="13" style:num-suffix="." style:num-format="1">
        <style:list-level-properties/>
      </text:list-level-style-number>
      <text:list-level-style-number text:level="5" text:style-name="RTF_5f_Num_20_22_20_5" style:num-prefix="13" style:num-suffix="." style:num-format="1">
        <style:list-level-properties/>
      </text:list-level-style-number>
      <text:list-level-style-number text:level="6" text:style-name="RTF_5f_Num_20_22_20_6" style:num-prefix="13" style:num-suffix="." style:num-format="1">
        <style:list-level-properties/>
      </text:list-level-style-number>
      <text:list-level-style-number text:level="7" text:style-name="RTF_5f_Num_20_22_20_7" style:num-prefix="13" style:num-suffix="." style:num-format="1">
        <style:list-level-properties/>
      </text:list-level-style-number>
      <text:list-level-style-number text:level="8" text:style-name="RTF_5f_Num_20_22_20_8" style:num-prefix="13" style:num-suffix="." style:num-format="1">
        <style:list-level-properties/>
      </text:list-level-style-number>
      <text:list-level-style-number text:level="9" text:style-name="RTF_5f_Num_20_22_20_9" style:num-prefix="13"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23" style:display-name="RTF_Num 23">
      <text:list-level-style-number text:level="1" text:style-name="RTF_5f_Num_20_23_20_1" style:num-prefix="14" style:num-suffix="." style:num-format="1">
        <style:list-level-properties/>
      </text:list-level-style-number>
      <text:list-level-style-number text:level="2" text:style-name="RTF_5f_Num_20_23_20_2" style:num-prefix="14" style:num-suffix="." style:num-format="1">
        <style:list-level-properties/>
      </text:list-level-style-number>
      <text:list-level-style-number text:level="3" text:style-name="RTF_5f_Num_20_23_20_3" style:num-prefix="14" style:num-suffix="." style:num-format="1">
        <style:list-level-properties/>
      </text:list-level-style-number>
      <text:list-level-style-number text:level="4" text:style-name="RTF_5f_Num_20_23_20_4" style:num-prefix="14" style:num-suffix="." style:num-format="1">
        <style:list-level-properties/>
      </text:list-level-style-number>
      <text:list-level-style-number text:level="5" text:style-name="RTF_5f_Num_20_23_20_5" style:num-prefix="14" style:num-suffix="." style:num-format="1">
        <style:list-level-properties/>
      </text:list-level-style-number>
      <text:list-level-style-number text:level="6" text:style-name="RTF_5f_Num_20_23_20_6" style:num-prefix="14" style:num-suffix="." style:num-format="1">
        <style:list-level-properties/>
      </text:list-level-style-number>
      <text:list-level-style-number text:level="7" text:style-name="RTF_5f_Num_20_23_20_7" style:num-prefix="14" style:num-suffix="." style:num-format="1">
        <style:list-level-properties/>
      </text:list-level-style-number>
      <text:list-level-style-number text:level="8" text:style-name="RTF_5f_Num_20_23_20_8" style:num-prefix="14" style:num-suffix="." style:num-format="1">
        <style:list-level-properties/>
      </text:list-level-style-number>
      <text:list-level-style-number text:level="9" text:style-name="RTF_5f_Num_20_23_20_9" style:num-prefix="14"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24" style:display-name="RTF_Num 24">
      <text:list-level-style-number text:level="1" text:style-name="RTF_5f_Num_20_24_20_1" style:num-suffix="." style:num-format="1">
        <style:list-level-properties/>
      </text:list-level-style-number>
      <text:list-level-style-number text:level="2" text:style-name="RTF_5f_Num_20_24_20_2" style:num-suffix="." style:num-format="1">
        <style:list-level-properties/>
      </text:list-level-style-number>
      <text:list-level-style-number text:level="3" text:style-name="RTF_5f_Num_20_24_20_3" style:num-suffix="." style:num-format="1">
        <style:list-level-properties/>
      </text:list-level-style-number>
      <text:list-level-style-number text:level="4" text:style-name="RTF_5f_Num_20_24_20_4" style:num-suffix="." style:num-format="1">
        <style:list-level-properties/>
      </text:list-level-style-number>
      <text:list-level-style-number text:level="5" text:style-name="RTF_5f_Num_20_24_20_5" style:num-suffix="." style:num-format="1">
        <style:list-level-properties/>
      </text:list-level-style-number>
      <text:list-level-style-number text:level="6" text:style-name="RTF_5f_Num_20_24_20_6" style:num-suffix="." style:num-format="1">
        <style:list-level-properties/>
      </text:list-level-style-number>
      <text:list-level-style-number text:level="7" text:style-name="RTF_5f_Num_20_24_20_7" style:num-suffix="." style:num-format="1">
        <style:list-level-properties/>
      </text:list-level-style-number>
      <text:list-level-style-number text:level="8" text:style-name="RTF_5f_Num_20_24_20_8" style:num-suffix="." style:num-format="1">
        <style:list-level-properties/>
      </text:list-level-style-number>
      <text:list-level-style-number text:level="9" text:style-name="RTF_5f_Num_20_24_20_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25" style:display-name="RTF_Num 25">
      <text:list-level-style-number text:level="1" text:style-name="RTF_5f_Num_20_25_20_1" style:num-suffix="." style:num-format="1" text:start-value="5">
        <style:list-level-properties/>
      </text:list-level-style-number>
      <text:list-level-style-number text:level="2" text:style-name="RTF_5f_Num_20_25_20_2" style:num-suffix="." style:num-format="1" text:start-value="5">
        <style:list-level-properties/>
      </text:list-level-style-number>
      <text:list-level-style-number text:level="3" text:style-name="RTF_5f_Num_20_25_20_3" style:num-suffix="." style:num-format="1" text:start-value="5">
        <style:list-level-properties/>
      </text:list-level-style-number>
      <text:list-level-style-number text:level="4" text:style-name="RTF_5f_Num_20_25_20_4" style:num-suffix="." style:num-format="1" text:start-value="5">
        <style:list-level-properties/>
      </text:list-level-style-number>
      <text:list-level-style-number text:level="5" text:style-name="RTF_5f_Num_20_25_20_5" style:num-suffix="." style:num-format="1" text:start-value="5">
        <style:list-level-properties/>
      </text:list-level-style-number>
      <text:list-level-style-number text:level="6" text:style-name="RTF_5f_Num_20_25_20_6" style:num-suffix="." style:num-format="1" text:start-value="5">
        <style:list-level-properties/>
      </text:list-level-style-number>
      <text:list-level-style-number text:level="7" text:style-name="RTF_5f_Num_20_25_20_7" style:num-suffix="." style:num-format="1" text:start-value="5">
        <style:list-level-properties/>
      </text:list-level-style-number>
      <text:list-level-style-number text:level="8" text:style-name="RTF_5f_Num_20_25_20_8" style:num-suffix="." style:num-format="1" text:start-value="5">
        <style:list-level-properties/>
      </text:list-level-style-number>
      <text:list-level-style-number text:level="9" text:style-name="RTF_5f_Num_20_25_20_9" style:num-suffix="." style:num-format="1" text:start-value="5">
        <style:list-level-properties/>
      </text:list-level-style-number>
      <text:list-level-style-number text:level="10" style:num-suffix="." style:num-format="1">
        <style:list-level-properties text:space-before="6.35cm" text:min-label-width="0.635cm"/>
      </text:list-level-style-number>
    </text:list-style>
    <text:list-style style:name="RTF_5f_Num_20_26" style:display-name="RTF_Num 26">
      <text:list-level-style-number text:level="1" text:style-name="RTF_5f_Num_20_26_20_1" style:num-suffix="." style:num-format="1" text:start-value="8">
        <style:list-level-properties/>
      </text:list-level-style-number>
      <text:list-level-style-number text:level="2" text:style-name="RTF_5f_Num_20_26_20_2" style:num-suffix="." style:num-format="1" text:start-value="8">
        <style:list-level-properties/>
      </text:list-level-style-number>
      <text:list-level-style-number text:level="3" text:style-name="RTF_5f_Num_20_26_20_3" style:num-suffix="." style:num-format="1" text:start-value="8">
        <style:list-level-properties/>
      </text:list-level-style-number>
      <text:list-level-style-number text:level="4" text:style-name="RTF_5f_Num_20_26_20_4" style:num-suffix="." style:num-format="1" text:start-value="8">
        <style:list-level-properties/>
      </text:list-level-style-number>
      <text:list-level-style-number text:level="5" text:style-name="RTF_5f_Num_20_26_20_5" style:num-suffix="." style:num-format="1" text:start-value="8">
        <style:list-level-properties/>
      </text:list-level-style-number>
      <text:list-level-style-number text:level="6" text:style-name="RTF_5f_Num_20_26_20_6" style:num-suffix="." style:num-format="1" text:start-value="8">
        <style:list-level-properties/>
      </text:list-level-style-number>
      <text:list-level-style-number text:level="7" text:style-name="RTF_5f_Num_20_26_20_7" style:num-suffix="." style:num-format="1" text:start-value="8">
        <style:list-level-properties/>
      </text:list-level-style-number>
      <text:list-level-style-number text:level="8" text:style-name="RTF_5f_Num_20_26_20_8" style:num-suffix="." style:num-format="1" text:start-value="8">
        <style:list-level-properties/>
      </text:list-level-style-number>
      <text:list-level-style-number text:level="9" text:style-name="RTF_5f_Num_20_26_20_9" style:num-suffix="." style:num-format="1" text:start-value="8">
        <style:list-level-properties/>
      </text:list-level-style-number>
      <text:list-level-style-number text:level="10" style:num-suffix="." style:num-format="1">
        <style:list-level-properties text:space-before="6.35cm" text:min-label-width="0.635cm"/>
      </text:list-level-style-number>
    </text:list-style>
    <text:list-style style:name="RTF_5f_Num_20_27" style:display-name="RTF_Num 27">
      <text:list-level-style-number text:level="1" text:style-name="RTF_5f_Num_20_27_20_1" style:num-suffix="." style:num-format="1" text:start-value="12">
        <style:list-level-properties/>
      </text:list-level-style-number>
      <text:list-level-style-number text:level="2" text:style-name="RTF_5f_Num_20_27_20_2" style:num-suffix="." style:num-format="1" text:start-value="12">
        <style:list-level-properties/>
      </text:list-level-style-number>
      <text:list-level-style-number text:level="3" text:style-name="RTF_5f_Num_20_27_20_3" style:num-suffix="." style:num-format="1" text:start-value="12">
        <style:list-level-properties/>
      </text:list-level-style-number>
      <text:list-level-style-number text:level="4" text:style-name="RTF_5f_Num_20_27_20_4" style:num-suffix="." style:num-format="1" text:start-value="12">
        <style:list-level-properties/>
      </text:list-level-style-number>
      <text:list-level-style-number text:level="5" text:style-name="RTF_5f_Num_20_27_20_5" style:num-suffix="." style:num-format="1" text:start-value="12">
        <style:list-level-properties/>
      </text:list-level-style-number>
      <text:list-level-style-number text:level="6" text:style-name="RTF_5f_Num_20_27_20_6" style:num-suffix="." style:num-format="1" text:start-value="12">
        <style:list-level-properties/>
      </text:list-level-style-number>
      <text:list-level-style-number text:level="7" text:style-name="RTF_5f_Num_20_27_20_7" style:num-suffix="." style:num-format="1" text:start-value="12">
        <style:list-level-properties/>
      </text:list-level-style-number>
      <text:list-level-style-number text:level="8" text:style-name="RTF_5f_Num_20_27_20_8" style:num-suffix="." style:num-format="1" text:start-value="12">
        <style:list-level-properties/>
      </text:list-level-style-number>
      <text:list-level-style-number text:level="9" text:style-name="RTF_5f_Num_20_27_20_9" style:num-suffix="." style:num-format="1" text:start-value="12">
        <style:list-level-properties/>
      </text:list-level-style-number>
      <text:list-level-style-number text:level="10" style:num-suffix="." style:num-format="1">
        <style:list-level-properties text:space-before="6.35cm" text:min-label-width="0.635cm"/>
      </text:list-level-style-number>
    </text:list-style>
    <text:list-style style:name="RTF_5f_Num_20_28" style:display-name="RTF_Num 28">
      <text:list-level-style-number text:level="1" text:style-name="RTF_5f_Num_20_28_20_1" style:num-prefix="15" style:num-suffix="." style:num-format="1" text:start-value="2">
        <style:list-level-properties/>
      </text:list-level-style-number>
      <text:list-level-style-number text:level="2" text:style-name="RTF_5f_Num_20_28_20_2" style:num-prefix="15" style:num-suffix="." style:num-format="1" text:start-value="2">
        <style:list-level-properties/>
      </text:list-level-style-number>
      <text:list-level-style-number text:level="3" text:style-name="RTF_5f_Num_20_28_20_3" style:num-prefix="15" style:num-suffix="." style:num-format="1" text:start-value="2">
        <style:list-level-properties/>
      </text:list-level-style-number>
      <text:list-level-style-number text:level="4" text:style-name="RTF_5f_Num_20_28_20_4" style:num-prefix="15" style:num-suffix="." style:num-format="1" text:start-value="2">
        <style:list-level-properties/>
      </text:list-level-style-number>
      <text:list-level-style-number text:level="5" text:style-name="RTF_5f_Num_20_28_20_5" style:num-prefix="15" style:num-suffix="." style:num-format="1" text:start-value="2">
        <style:list-level-properties/>
      </text:list-level-style-number>
      <text:list-level-style-number text:level="6" text:style-name="RTF_5f_Num_20_28_20_6" style:num-prefix="15" style:num-suffix="." style:num-format="1" text:start-value="2">
        <style:list-level-properties/>
      </text:list-level-style-number>
      <text:list-level-style-number text:level="7" text:style-name="RTF_5f_Num_20_28_20_7" style:num-prefix="15" style:num-suffix="." style:num-format="1" text:start-value="2">
        <style:list-level-properties/>
      </text:list-level-style-number>
      <text:list-level-style-number text:level="8" text:style-name="RTF_5f_Num_20_28_20_8" style:num-prefix="15" style:num-suffix="." style:num-format="1" text:start-value="2">
        <style:list-level-properties/>
      </text:list-level-style-number>
      <text:list-level-style-number text:level="9" text:style-name="RTF_5f_Num_20_28_20_9" style:num-prefix="15"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29" style:display-name="RTF_Num 29">
      <text:list-level-style-number text:level="1" text:style-name="RTF_5f_Num_20_29_20_1" style:num-suffix="." style:num-format="1" text:start-value="2">
        <style:list-level-properties/>
      </text:list-level-style-number>
      <text:list-level-style-number text:level="2" text:style-name="RTF_5f_Num_20_29_20_2" style:num-suffix="." style:num-format="1" text:start-value="2">
        <style:list-level-properties/>
      </text:list-level-style-number>
      <text:list-level-style-number text:level="3" text:style-name="RTF_5f_Num_20_29_20_3" style:num-suffix="." style:num-format="1" text:start-value="2">
        <style:list-level-properties/>
      </text:list-level-style-number>
      <text:list-level-style-number text:level="4" text:style-name="RTF_5f_Num_20_29_20_4" style:num-suffix="." style:num-format="1" text:start-value="2">
        <style:list-level-properties/>
      </text:list-level-style-number>
      <text:list-level-style-number text:level="5" text:style-name="RTF_5f_Num_20_29_20_5" style:num-suffix="." style:num-format="1" text:start-value="2">
        <style:list-level-properties/>
      </text:list-level-style-number>
      <text:list-level-style-number text:level="6" text:style-name="RTF_5f_Num_20_29_20_6" style:num-suffix="." style:num-format="1" text:start-value="2">
        <style:list-level-properties/>
      </text:list-level-style-number>
      <text:list-level-style-number text:level="7" text:style-name="RTF_5f_Num_20_29_20_7" style:num-suffix="." style:num-format="1" text:start-value="2">
        <style:list-level-properties/>
      </text:list-level-style-number>
      <text:list-level-style-number text:level="8" text:style-name="RTF_5f_Num_20_29_20_8" style:num-suffix="." style:num-format="1" text:start-value="2">
        <style:list-level-properties/>
      </text:list-level-style-number>
      <text:list-level-style-number text:level="9" text:style-name="RTF_5f_Num_20_29_20_9"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30" style:display-name="RTF_Num 30">
      <text:list-level-style-number text:level="1" text:style-name="RTF_5f_Num_20_30_20_1" style:num-suffix="." style:num-format="1">
        <style:list-level-properties/>
      </text:list-level-style-number>
      <text:list-level-style-number text:level="2" text:style-name="RTF_5f_Num_20_30_20_2" style:num-suffix="." style:num-format="1">
        <style:list-level-properties/>
      </text:list-level-style-number>
      <text:list-level-style-number text:level="3" text:style-name="RTF_5f_Num_20_30_20_3" style:num-suffix="." style:num-format="1">
        <style:list-level-properties/>
      </text:list-level-style-number>
      <text:list-level-style-number text:level="4" text:style-name="RTF_5f_Num_20_30_20_4" style:num-suffix="." style:num-format="1">
        <style:list-level-properties/>
      </text:list-level-style-number>
      <text:list-level-style-number text:level="5" text:style-name="RTF_5f_Num_20_30_20_5" style:num-suffix="." style:num-format="1">
        <style:list-level-properties/>
      </text:list-level-style-number>
      <text:list-level-style-number text:level="6" text:style-name="RTF_5f_Num_20_30_20_6" style:num-suffix="." style:num-format="1">
        <style:list-level-properties/>
      </text:list-level-style-number>
      <text:list-level-style-number text:level="7" text:style-name="RTF_5f_Num_20_30_20_7" style:num-suffix="." style:num-format="1">
        <style:list-level-properties/>
      </text:list-level-style-number>
      <text:list-level-style-number text:level="8" text:style-name="RTF_5f_Num_20_30_20_8" style:num-suffix="." style:num-format="1">
        <style:list-level-properties/>
      </text:list-level-style-number>
      <text:list-level-style-number text:level="9" text:style-name="RTF_5f_Num_20_30_20_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1" style:display-name="RTF_Num 31">
      <text:list-level-style-number text:level="1" text:style-name="RTF_5f_Num_20_31_20_1" style:num-suffix="." style:num-format="1">
        <style:list-level-properties/>
      </text:list-level-style-number>
      <text:list-level-style-number text:level="2" text:style-name="RTF_5f_Num_20_31_20_2" style:num-suffix="." style:num-format="1">
        <style:list-level-properties/>
      </text:list-level-style-number>
      <text:list-level-style-number text:level="3" text:style-name="RTF_5f_Num_20_31_20_3" style:num-suffix="." style:num-format="1">
        <style:list-level-properties/>
      </text:list-level-style-number>
      <text:list-level-style-number text:level="4" text:style-name="RTF_5f_Num_20_31_20_4" style:num-suffix="." style:num-format="1">
        <style:list-level-properties/>
      </text:list-level-style-number>
      <text:list-level-style-number text:level="5" text:style-name="RTF_5f_Num_20_31_20_5" style:num-suffix="." style:num-format="1">
        <style:list-level-properties/>
      </text:list-level-style-number>
      <text:list-level-style-number text:level="6" text:style-name="RTF_5f_Num_20_31_20_6" style:num-suffix="." style:num-format="1">
        <style:list-level-properties/>
      </text:list-level-style-number>
      <text:list-level-style-number text:level="7" text:style-name="RTF_5f_Num_20_31_20_7" style:num-suffix="." style:num-format="1">
        <style:list-level-properties/>
      </text:list-level-style-number>
      <text:list-level-style-number text:level="8" text:style-name="RTF_5f_Num_20_31_20_8" style:num-suffix="." style:num-format="1">
        <style:list-level-properties/>
      </text:list-level-style-number>
      <text:list-level-style-number text:level="9" text:style-name="RTF_5f_Num_20_31_20_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2" style:display-name="RTF_Num 32">
      <text:list-level-style-number text:level="1" text:style-name="RTF_5f_Num_20_32_20_1" style:num-suffix="." style:num-format="1" text:start-value="6">
        <style:list-level-properties/>
      </text:list-level-style-number>
      <text:list-level-style-number text:level="2" text:style-name="RTF_5f_Num_20_32_20_2" style:num-suffix="." style:num-format="1" text:start-value="6">
        <style:list-level-properties/>
      </text:list-level-style-number>
      <text:list-level-style-number text:level="3" text:style-name="RTF_5f_Num_20_32_20_3" style:num-suffix="." style:num-format="1" text:start-value="6">
        <style:list-level-properties/>
      </text:list-level-style-number>
      <text:list-level-style-number text:level="4" text:style-name="RTF_5f_Num_20_32_20_4" style:num-suffix="." style:num-format="1" text:start-value="6">
        <style:list-level-properties/>
      </text:list-level-style-number>
      <text:list-level-style-number text:level="5" text:style-name="RTF_5f_Num_20_32_20_5" style:num-suffix="." style:num-format="1" text:start-value="6">
        <style:list-level-properties/>
      </text:list-level-style-number>
      <text:list-level-style-number text:level="6" text:style-name="RTF_5f_Num_20_32_20_6" style:num-suffix="." style:num-format="1" text:start-value="6">
        <style:list-level-properties/>
      </text:list-level-style-number>
      <text:list-level-style-number text:level="7" text:style-name="RTF_5f_Num_20_32_20_7" style:num-suffix="." style:num-format="1" text:start-value="6">
        <style:list-level-properties/>
      </text:list-level-style-number>
      <text:list-level-style-number text:level="8" text:style-name="RTF_5f_Num_20_32_20_8" style:num-suffix="." style:num-format="1" text:start-value="6">
        <style:list-level-properties/>
      </text:list-level-style-number>
      <text:list-level-style-number text:level="9" text:style-name="RTF_5f_Num_20_32_20_9" style:num-suffix="." style:num-format="1" text:start-value="6">
        <style:list-level-properties/>
      </text:list-level-style-number>
      <text:list-level-style-number text:level="10" style:num-suffix="." style:num-format="1">
        <style:list-level-properties text:space-before="6.35cm" text:min-label-width="0.635cm"/>
      </text:list-level-style-number>
    </text:list-style>
    <text:list-style style:name="RTF_5f_Num_20_33" style:display-name="RTF_Num 33">
      <text:list-level-style-number text:level="1" text:style-name="RTF_5f_Num_20_33_20_1" style:num-suffix="." style:num-format="1" text:start-value="12">
        <style:list-level-properties/>
      </text:list-level-style-number>
      <text:list-level-style-number text:level="2" text:style-name="RTF_5f_Num_20_33_20_2" style:num-suffix="." style:num-format="1" text:display-levels="2">
        <style:list-level-properties/>
      </text:list-level-style-number>
      <text:list-level-style-number text:level="3" text:style-name="RTF_5f_Num_20_33_20_3" style:num-suffix="." style:num-format="1" text:display-levels="2">
        <style:list-level-properties/>
      </text:list-level-style-number>
      <text:list-level-style-number text:level="4" text:style-name="RTF_5f_Num_20_33_20_4" style:num-suffix="." style:num-format="1" text:display-levels="2">
        <style:list-level-properties/>
      </text:list-level-style-number>
      <text:list-level-style-number text:level="5" text:style-name="RTF_5f_Num_20_33_20_5" style:num-suffix="." style:num-format="1" text:display-levels="2">
        <style:list-level-properties/>
      </text:list-level-style-number>
      <text:list-level-style-number text:level="6" text:style-name="RTF_5f_Num_20_33_20_6" style:num-suffix="." style:num-format="1" text:display-levels="2">
        <style:list-level-properties/>
      </text:list-level-style-number>
      <text:list-level-style-number text:level="7" text:style-name="RTF_5f_Num_20_33_20_7" style:num-suffix="." style:num-format="1" text:display-levels="2">
        <style:list-level-properties/>
      </text:list-level-style-number>
      <text:list-level-style-number text:level="8" text:style-name="RTF_5f_Num_20_33_20_8" style:num-suffix="." style:num-format="1" text:display-levels="2">
        <style:list-level-properties/>
      </text:list-level-style-number>
      <text:list-level-style-number text:level="9" text:style-name="RTF_5f_Num_20_33_20_9" style:num-suffix="." style:num-format="1" text:display-levels="2">
        <style:list-level-properties/>
      </text:list-level-style-number>
      <text:list-level-style-number text:level="10" style:num-suffix="." style:num-format="1">
        <style:list-level-properties text:space-before="6.35cm" text:min-label-width="0.635cm"/>
      </text:list-level-style-number>
    </text:list-style>
    <text:list-style style:name="RTF_5f_Num_20_34" style:display-name="RTF_Num 34">
      <text:list-level-style-number text:level="1" text:style-name="RTF_5f_Num_20_34_20_1" style:num-prefix="17" style:num-suffix="." style:num-format="1">
        <style:list-level-properties/>
      </text:list-level-style-number>
      <text:list-level-style-number text:level="2" text:style-name="RTF_5f_Num_20_34_20_2" style:num-prefix="17" style:num-suffix="." style:num-format="1">
        <style:list-level-properties/>
      </text:list-level-style-number>
      <text:list-level-style-number text:level="3" text:style-name="RTF_5f_Num_20_34_20_3" style:num-prefix="17" style:num-suffix="." style:num-format="1">
        <style:list-level-properties/>
      </text:list-level-style-number>
      <text:list-level-style-number text:level="4" text:style-name="RTF_5f_Num_20_34_20_4" style:num-prefix="17" style:num-suffix="." style:num-format="1">
        <style:list-level-properties/>
      </text:list-level-style-number>
      <text:list-level-style-number text:level="5" text:style-name="RTF_5f_Num_20_34_20_5" style:num-prefix="17" style:num-suffix="." style:num-format="1">
        <style:list-level-properties/>
      </text:list-level-style-number>
      <text:list-level-style-number text:level="6" text:style-name="RTF_5f_Num_20_34_20_6" style:num-prefix="17" style:num-suffix="." style:num-format="1">
        <style:list-level-properties/>
      </text:list-level-style-number>
      <text:list-level-style-number text:level="7" text:style-name="RTF_5f_Num_20_34_20_7" style:num-prefix="17" style:num-suffix="." style:num-format="1">
        <style:list-level-properties/>
      </text:list-level-style-number>
      <text:list-level-style-number text:level="8" text:style-name="RTF_5f_Num_20_34_20_8" style:num-prefix="17" style:num-suffix="." style:num-format="1">
        <style:list-level-properties/>
      </text:list-level-style-number>
      <text:list-level-style-number text:level="9" text:style-name="RTF_5f_Num_20_34_20_9" style:num-prefix="17"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5" style:display-name="RTF_Num 35">
      <text:list-level-style-number text:level="1" text:style-name="RTF_5f_Num_20_35_20_1" style:num-prefix="18" style:num-suffix="." style:num-format="1">
        <style:list-level-properties/>
      </text:list-level-style-number>
      <text:list-level-style-number text:level="2" text:style-name="RTF_5f_Num_20_35_20_2" style:num-prefix="18" style:num-suffix="." style:num-format="1">
        <style:list-level-properties/>
      </text:list-level-style-number>
      <text:list-level-style-number text:level="3" text:style-name="RTF_5f_Num_20_35_20_3" style:num-prefix="18" style:num-suffix="." style:num-format="1">
        <style:list-level-properties/>
      </text:list-level-style-number>
      <text:list-level-style-number text:level="4" text:style-name="RTF_5f_Num_20_35_20_4" style:num-prefix="18" style:num-suffix="." style:num-format="1">
        <style:list-level-properties/>
      </text:list-level-style-number>
      <text:list-level-style-number text:level="5" text:style-name="RTF_5f_Num_20_35_20_5" style:num-prefix="18" style:num-suffix="." style:num-format="1">
        <style:list-level-properties/>
      </text:list-level-style-number>
      <text:list-level-style-number text:level="6" text:style-name="RTF_5f_Num_20_35_20_6" style:num-prefix="18" style:num-suffix="." style:num-format="1">
        <style:list-level-properties/>
      </text:list-level-style-number>
      <text:list-level-style-number text:level="7" text:style-name="RTF_5f_Num_20_35_20_7" style:num-prefix="18" style:num-suffix="." style:num-format="1">
        <style:list-level-properties/>
      </text:list-level-style-number>
      <text:list-level-style-number text:level="8" text:style-name="RTF_5f_Num_20_35_20_8" style:num-prefix="18" style:num-suffix="." style:num-format="1">
        <style:list-level-properties/>
      </text:list-level-style-number>
      <text:list-level-style-number text:level="9" text:style-name="RTF_5f_Num_20_35_20_9" style:num-prefix="18"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6" style:display-name="RTF_Num 36">
      <text:list-level-style-number text:level="1" text:style-name="RTF_5f_Num_20_36_20_1" style:num-prefix="19" style:num-suffix="." style:num-format="1">
        <style:list-level-properties/>
      </text:list-level-style-number>
      <text:list-level-style-number text:level="2" text:style-name="RTF_5f_Num_20_36_20_2" style:num-prefix="19" style:num-suffix="." style:num-format="1">
        <style:list-level-properties/>
      </text:list-level-style-number>
      <text:list-level-style-number text:level="3" text:style-name="RTF_5f_Num_20_36_20_3" style:num-prefix="19" style:num-suffix="." style:num-format="1">
        <style:list-level-properties/>
      </text:list-level-style-number>
      <text:list-level-style-number text:level="4" text:style-name="RTF_5f_Num_20_36_20_4" style:num-prefix="19" style:num-suffix="." style:num-format="1">
        <style:list-level-properties/>
      </text:list-level-style-number>
      <text:list-level-style-number text:level="5" text:style-name="RTF_5f_Num_20_36_20_5" style:num-prefix="19" style:num-suffix="." style:num-format="1">
        <style:list-level-properties/>
      </text:list-level-style-number>
      <text:list-level-style-number text:level="6" text:style-name="RTF_5f_Num_20_36_20_6" style:num-prefix="19" style:num-suffix="." style:num-format="1">
        <style:list-level-properties/>
      </text:list-level-style-number>
      <text:list-level-style-number text:level="7" text:style-name="RTF_5f_Num_20_36_20_7" style:num-prefix="19" style:num-suffix="." style:num-format="1">
        <style:list-level-properties/>
      </text:list-level-style-number>
      <text:list-level-style-number text:level="8" text:style-name="RTF_5f_Num_20_36_20_8" style:num-prefix="19" style:num-suffix="." style:num-format="1">
        <style:list-level-properties/>
      </text:list-level-style-number>
      <text:list-level-style-number text:level="9" text:style-name="RTF_5f_Num_20_36_20_9" style:num-prefix="19"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37" style:display-name="RTF_Num 37">
      <text:list-level-style-number text:level="1" text:style-name="RTF_5f_Num_20_37_20_1" style:num-prefix="19" style:num-suffix="." style:num-format="1" text:start-value="4">
        <style:list-level-properties/>
      </text:list-level-style-number>
      <text:list-level-style-number text:level="2" text:style-name="RTF_5f_Num_20_37_20_2" style:num-prefix="19" style:num-suffix="." style:num-format="1" text:start-value="4">
        <style:list-level-properties/>
      </text:list-level-style-number>
      <text:list-level-style-number text:level="3" text:style-name="RTF_5f_Num_20_37_20_3" style:num-prefix="19" style:num-suffix="." style:num-format="1" text:start-value="4">
        <style:list-level-properties/>
      </text:list-level-style-number>
      <text:list-level-style-number text:level="4" text:style-name="RTF_5f_Num_20_37_20_4" style:num-prefix="19" style:num-suffix="." style:num-format="1" text:start-value="4">
        <style:list-level-properties/>
      </text:list-level-style-number>
      <text:list-level-style-number text:level="5" text:style-name="RTF_5f_Num_20_37_20_5" style:num-prefix="19" style:num-suffix="." style:num-format="1" text:start-value="4">
        <style:list-level-properties/>
      </text:list-level-style-number>
      <text:list-level-style-number text:level="6" text:style-name="RTF_5f_Num_20_37_20_6" style:num-prefix="19" style:num-suffix="." style:num-format="1" text:start-value="4">
        <style:list-level-properties/>
      </text:list-level-style-number>
      <text:list-level-style-number text:level="7" text:style-name="RTF_5f_Num_20_37_20_7" style:num-prefix="19" style:num-suffix="." style:num-format="1" text:start-value="4">
        <style:list-level-properties/>
      </text:list-level-style-number>
      <text:list-level-style-number text:level="8" text:style-name="RTF_5f_Num_20_37_20_8" style:num-prefix="19" style:num-suffix="." style:num-format="1" text:start-value="4">
        <style:list-level-properties/>
      </text:list-level-style-number>
      <text:list-level-style-number text:level="9" text:style-name="RTF_5f_Num_20_37_20_9" style:num-prefix="19" style:num-suffix="." style:num-format="1" text:start-value="4">
        <style:list-level-properties/>
      </text:list-level-style-number>
      <text:list-level-style-number text:level="10" style:num-suffix="." style:num-format="1">
        <style:list-level-properties text:space-before="6.35cm" text:min-label-width="0.635cm"/>
      </text:list-level-style-number>
    </text:list-style>
    <text:list-style style:name="RTF_5f_Num_20_38" style:display-name="RTF_Num 38">
      <text:list-level-style-number text:level="1" text:style-name="RTF_5f_Num_20_38_20_1" style:num-prefix="19" style:num-suffix="." style:num-format="1" text:start-value="7">
        <style:list-level-properties/>
      </text:list-level-style-number>
      <text:list-level-style-number text:level="2" text:style-name="RTF_5f_Num_20_38_20_2" style:num-prefix="19" style:num-suffix="." style:num-format="1" text:start-value="7">
        <style:list-level-properties/>
      </text:list-level-style-number>
      <text:list-level-style-number text:level="3" text:style-name="RTF_5f_Num_20_38_20_3" style:num-prefix="19" style:num-suffix="." style:num-format="1" text:start-value="7">
        <style:list-level-properties/>
      </text:list-level-style-number>
      <text:list-level-style-number text:level="4" text:style-name="RTF_5f_Num_20_38_20_4" style:num-prefix="19" style:num-suffix="." style:num-format="1" text:start-value="7">
        <style:list-level-properties/>
      </text:list-level-style-number>
      <text:list-level-style-number text:level="5" text:style-name="RTF_5f_Num_20_38_20_5" style:num-prefix="19" style:num-suffix="." style:num-format="1" text:start-value="7">
        <style:list-level-properties/>
      </text:list-level-style-number>
      <text:list-level-style-number text:level="6" text:style-name="RTF_5f_Num_20_38_20_6" style:num-prefix="19" style:num-suffix="." style:num-format="1" text:start-value="7">
        <style:list-level-properties/>
      </text:list-level-style-number>
      <text:list-level-style-number text:level="7" text:style-name="RTF_5f_Num_20_38_20_7" style:num-prefix="19" style:num-suffix="." style:num-format="1" text:start-value="7">
        <style:list-level-properties/>
      </text:list-level-style-number>
      <text:list-level-style-number text:level="8" text:style-name="RTF_5f_Num_20_38_20_8" style:num-prefix="19" style:num-suffix="." style:num-format="1" text:start-value="7">
        <style:list-level-properties/>
      </text:list-level-style-number>
      <text:list-level-style-number text:level="9" text:style-name="RTF_5f_Num_20_38_20_9" style:num-prefix="19" style:num-suffix="." style:num-format="1" text:start-value="7">
        <style:list-level-properties/>
      </text:list-level-style-number>
      <text:list-level-style-number text:level="10" style:num-suffix="." style:num-format="1">
        <style:list-level-properties text:space-before="6.35cm" text:min-label-width="0.635cm"/>
      </text:list-level-style-number>
    </text:list-style>
    <text:list-style style:name="RTF_5f_Num_20_39" style:display-name="RTF_Num 39">
      <text:list-level-style-number text:level="1" text:style-name="RTF_5f_Num_20_39_20_1" style:num-prefix="19" style:num-suffix="." style:num-format="1" text:start-value="10">
        <style:list-level-properties/>
      </text:list-level-style-number>
      <text:list-level-style-number text:level="2" text:style-name="RTF_5f_Num_20_39_20_2" style:num-prefix="19" style:num-suffix="." style:num-format="1" text:start-value="10">
        <style:list-level-properties/>
      </text:list-level-style-number>
      <text:list-level-style-number text:level="3" text:style-name="RTF_5f_Num_20_39_20_3" style:num-prefix="19" style:num-suffix="." style:num-format="1" text:start-value="10">
        <style:list-level-properties/>
      </text:list-level-style-number>
      <text:list-level-style-number text:level="4" text:style-name="RTF_5f_Num_20_39_20_4" style:num-prefix="19" style:num-suffix="." style:num-format="1" text:start-value="10">
        <style:list-level-properties/>
      </text:list-level-style-number>
      <text:list-level-style-number text:level="5" text:style-name="RTF_5f_Num_20_39_20_5" style:num-prefix="19" style:num-suffix="." style:num-format="1" text:start-value="10">
        <style:list-level-properties/>
      </text:list-level-style-number>
      <text:list-level-style-number text:level="6" text:style-name="RTF_5f_Num_20_39_20_6" style:num-prefix="19" style:num-suffix="." style:num-format="1" text:start-value="10">
        <style:list-level-properties/>
      </text:list-level-style-number>
      <text:list-level-style-number text:level="7" text:style-name="RTF_5f_Num_20_39_20_7" style:num-prefix="19" style:num-suffix="." style:num-format="1" text:start-value="10">
        <style:list-level-properties/>
      </text:list-level-style-number>
      <text:list-level-style-number text:level="8" text:style-name="RTF_5f_Num_20_39_20_8" style:num-prefix="19" style:num-suffix="." style:num-format="1" text:start-value="10">
        <style:list-level-properties/>
      </text:list-level-style-number>
      <text:list-level-style-number text:level="9" text:style-name="RTF_5f_Num_20_39_20_9" style:num-prefix="19" style:num-suffix="." style:num-format="1" text:start-value="10">
        <style:list-level-properties/>
      </text:list-level-style-number>
      <text:list-level-style-number text:level="10" style:num-suffix="." style:num-format="1">
        <style:list-level-properties text:space-before="6.35cm" text:min-label-width="0.635cm"/>
      </text:list-level-style-number>
    </text:list-style>
    <text:list-style style:name="RTF_5f_Num_20_40" style:display-name="RTF_Num 40">
      <text:list-level-style-number text:level="1" text:style-name="RTF_5f_Num_20_40_20_1" style:num-prefix="19" style:num-suffix="." style:num-format="1" text:start-value="14">
        <style:list-level-properties/>
      </text:list-level-style-number>
      <text:list-level-style-number text:level="2" text:style-name="RTF_5f_Num_20_40_20_2" style:num-prefix="19" style:num-suffix="." style:num-format="1" text:start-value="14">
        <style:list-level-properties/>
      </text:list-level-style-number>
      <text:list-level-style-number text:level="3" text:style-name="RTF_5f_Num_20_40_20_3" style:num-prefix="19" style:num-suffix="." style:num-format="1" text:start-value="14">
        <style:list-level-properties/>
      </text:list-level-style-number>
      <text:list-level-style-number text:level="4" text:style-name="RTF_5f_Num_20_40_20_4" style:num-prefix="19" style:num-suffix="." style:num-format="1" text:start-value="14">
        <style:list-level-properties/>
      </text:list-level-style-number>
      <text:list-level-style-number text:level="5" text:style-name="RTF_5f_Num_20_40_20_5" style:num-prefix="19" style:num-suffix="." style:num-format="1" text:start-value="14">
        <style:list-level-properties/>
      </text:list-level-style-number>
      <text:list-level-style-number text:level="6" text:style-name="RTF_5f_Num_20_40_20_6" style:num-prefix="19" style:num-suffix="." style:num-format="1" text:start-value="14">
        <style:list-level-properties/>
      </text:list-level-style-number>
      <text:list-level-style-number text:level="7" text:style-name="RTF_5f_Num_20_40_20_7" style:num-prefix="19" style:num-suffix="." style:num-format="1" text:start-value="14">
        <style:list-level-properties/>
      </text:list-level-style-number>
      <text:list-level-style-number text:level="8" text:style-name="RTF_5f_Num_20_40_20_8" style:num-prefix="19" style:num-suffix="." style:num-format="1" text:start-value="14">
        <style:list-level-properties/>
      </text:list-level-style-number>
      <text:list-level-style-number text:level="9" text:style-name="RTF_5f_Num_20_40_20_9" style:num-prefix="19" style:num-suffix="." style:num-format="1" text:start-value="14">
        <style:list-level-properties/>
      </text:list-level-style-number>
      <text:list-level-style-number text:level="10" style:num-suffix="." style:num-format="1">
        <style:list-level-properties text:space-before="6.35cm" text:min-label-width="0.635cm"/>
      </text:list-level-style-number>
    </text:list-style>
    <text:list-style style:name="RTF_5f_Num_20_41" style:display-name="RTF_Num 41">
      <text:list-level-style-number text:level="1" text:style-name="RTF_5f_Num_20_41_20_1" style:num-prefix="19" style:num-suffix="." style:num-format="1" text:start-value="17">
        <style:list-level-properties/>
      </text:list-level-style-number>
      <text:list-level-style-number text:level="2" text:style-name="RTF_5f_Num_20_41_20_2" style:num-prefix="19" style:num-suffix="." style:num-format="1" text:start-value="17">
        <style:list-level-properties/>
      </text:list-level-style-number>
      <text:list-level-style-number text:level="3" text:style-name="RTF_5f_Num_20_41_20_3" style:num-prefix="19" style:num-suffix="." style:num-format="1" text:start-value="17">
        <style:list-level-properties/>
      </text:list-level-style-number>
      <text:list-level-style-number text:level="4" text:style-name="RTF_5f_Num_20_41_20_4" style:num-prefix="19" style:num-suffix="." style:num-format="1" text:start-value="17">
        <style:list-level-properties/>
      </text:list-level-style-number>
      <text:list-level-style-number text:level="5" text:style-name="RTF_5f_Num_20_41_20_5" style:num-prefix="19" style:num-suffix="." style:num-format="1" text:start-value="17">
        <style:list-level-properties/>
      </text:list-level-style-number>
      <text:list-level-style-number text:level="6" text:style-name="RTF_5f_Num_20_41_20_6" style:num-prefix="19" style:num-suffix="." style:num-format="1" text:start-value="17">
        <style:list-level-properties/>
      </text:list-level-style-number>
      <text:list-level-style-number text:level="7" text:style-name="RTF_5f_Num_20_41_20_7" style:num-prefix="19" style:num-suffix="." style:num-format="1" text:start-value="17">
        <style:list-level-properties/>
      </text:list-level-style-number>
      <text:list-level-style-number text:level="8" text:style-name="RTF_5f_Num_20_41_20_8" style:num-prefix="19" style:num-suffix="." style:num-format="1" text:start-value="17">
        <style:list-level-properties/>
      </text:list-level-style-number>
      <text:list-level-style-number text:level="9" text:style-name="RTF_5f_Num_20_41_20_9" style:num-prefix="19" style:num-suffix="." style:num-format="1" text:start-value="17">
        <style:list-level-properties/>
      </text:list-level-style-number>
      <text:list-level-style-number text:level="10" style:num-suffix="." style:num-format="1">
        <style:list-level-properties text:space-before="6.35cm" text:min-label-width="0.635cm"/>
      </text:list-level-style-number>
    </text:list-style>
    <text:list-style style:name="RTF_5f_Num_20_42" style:display-name="RTF_Num 42">
      <text:list-level-style-number text:level="1" text:style-name="RTF_5f_Num_20_42_20_1" style:num-prefix="19" style:num-suffix="." style:num-format="1" text:start-value="22">
        <style:list-level-properties/>
      </text:list-level-style-number>
      <text:list-level-style-number text:level="2" text:style-name="RTF_5f_Num_20_42_20_2" style:num-prefix="19" style:num-suffix="." style:num-format="1" text:start-value="22">
        <style:list-level-properties/>
      </text:list-level-style-number>
      <text:list-level-style-number text:level="3" text:style-name="RTF_5f_Num_20_42_20_3" style:num-prefix="19" style:num-suffix="." style:num-format="1" text:start-value="22">
        <style:list-level-properties/>
      </text:list-level-style-number>
      <text:list-level-style-number text:level="4" text:style-name="RTF_5f_Num_20_42_20_4" style:num-prefix="19" style:num-suffix="." style:num-format="1" text:start-value="22">
        <style:list-level-properties/>
      </text:list-level-style-number>
      <text:list-level-style-number text:level="5" text:style-name="RTF_5f_Num_20_42_20_5" style:num-prefix="19" style:num-suffix="." style:num-format="1" text:start-value="22">
        <style:list-level-properties/>
      </text:list-level-style-number>
      <text:list-level-style-number text:level="6" text:style-name="RTF_5f_Num_20_42_20_6" style:num-prefix="19" style:num-suffix="." style:num-format="1" text:start-value="22">
        <style:list-level-properties/>
      </text:list-level-style-number>
      <text:list-level-style-number text:level="7" text:style-name="RTF_5f_Num_20_42_20_7" style:num-prefix="19" style:num-suffix="." style:num-format="1" text:start-value="22">
        <style:list-level-properties/>
      </text:list-level-style-number>
      <text:list-level-style-number text:level="8" text:style-name="RTF_5f_Num_20_42_20_8" style:num-prefix="19" style:num-suffix="." style:num-format="1" text:start-value="22">
        <style:list-level-properties/>
      </text:list-level-style-number>
      <text:list-level-style-number text:level="9" text:style-name="RTF_5f_Num_20_42_20_9" style:num-prefix="19" style:num-suffix="." style:num-format="1" text:start-value="22">
        <style:list-level-properties/>
      </text:list-level-style-number>
      <text:list-level-style-number text:level="10" style:num-suffix="." style:num-format="1">
        <style:list-level-properties text:space-before="6.35cm" text:min-label-width="0.635cm"/>
      </text:list-level-style-number>
    </text:list-style>
    <text:list-style style:name="RTF_5f_Num_20_43" style:display-name="RTF_Num 43">
      <text:list-level-style-number text:level="1" text:style-name="RTF_5f_Num_20_43_20_1" style:num-prefix="19" style:num-suffix="." style:num-format="1" text:start-value="26">
        <style:list-level-properties/>
      </text:list-level-style-number>
      <text:list-level-style-number text:level="2" text:style-name="RTF_5f_Num_20_43_20_2" style:num-prefix="19" style:num-suffix="." style:num-format="1" text:start-value="26">
        <style:list-level-properties/>
      </text:list-level-style-number>
      <text:list-level-style-number text:level="3" text:style-name="RTF_5f_Num_20_43_20_3" style:num-prefix="19" style:num-suffix="." style:num-format="1" text:start-value="26">
        <style:list-level-properties/>
      </text:list-level-style-number>
      <text:list-level-style-number text:level="4" text:style-name="RTF_5f_Num_20_43_20_4" style:num-prefix="19" style:num-suffix="." style:num-format="1" text:start-value="26">
        <style:list-level-properties/>
      </text:list-level-style-number>
      <text:list-level-style-number text:level="5" text:style-name="RTF_5f_Num_20_43_20_5" style:num-prefix="19" style:num-suffix="." style:num-format="1" text:start-value="26">
        <style:list-level-properties/>
      </text:list-level-style-number>
      <text:list-level-style-number text:level="6" text:style-name="RTF_5f_Num_20_43_20_6" style:num-prefix="19" style:num-suffix="." style:num-format="1" text:start-value="26">
        <style:list-level-properties/>
      </text:list-level-style-number>
      <text:list-level-style-number text:level="7" text:style-name="RTF_5f_Num_20_43_20_7" style:num-prefix="19" style:num-suffix="." style:num-format="1" text:start-value="26">
        <style:list-level-properties/>
      </text:list-level-style-number>
      <text:list-level-style-number text:level="8" text:style-name="RTF_5f_Num_20_43_20_8" style:num-prefix="19" style:num-suffix="." style:num-format="1" text:start-value="26">
        <style:list-level-properties/>
      </text:list-level-style-number>
      <text:list-level-style-number text:level="9" text:style-name="RTF_5f_Num_20_43_20_9" style:num-prefix="19" style:num-suffix="." style:num-format="1" text:start-value="26">
        <style:list-level-properties/>
      </text:list-level-style-number>
      <text:list-level-style-number text:level="10" style:num-suffix="." style:num-format="1">
        <style:list-level-properties text:space-before="6.35cm" text:min-label-width="0.635cm"/>
      </text:list-level-style-number>
    </text:list-style>
    <text:list-style style:name="RTF_5f_Num_20_44" style:display-name="RTF_Num 44">
      <text:list-level-style-number text:level="1" text:style-name="RTF_5f_Num_20_44_20_1" style:num-prefix="19" style:num-suffix="." style:num-format="1" text:start-value="31">
        <style:list-level-properties/>
      </text:list-level-style-number>
      <text:list-level-style-number text:level="2" text:style-name="RTF_5f_Num_20_44_20_2" style:num-prefix="19" style:num-suffix="." style:num-format="1" text:start-value="31">
        <style:list-level-properties/>
      </text:list-level-style-number>
      <text:list-level-style-number text:level="3" text:style-name="RTF_5f_Num_20_44_20_3" style:num-prefix="19" style:num-suffix="." style:num-format="1" text:start-value="31">
        <style:list-level-properties/>
      </text:list-level-style-number>
      <text:list-level-style-number text:level="4" text:style-name="RTF_5f_Num_20_44_20_4" style:num-prefix="19" style:num-suffix="." style:num-format="1" text:start-value="31">
        <style:list-level-properties/>
      </text:list-level-style-number>
      <text:list-level-style-number text:level="5" text:style-name="RTF_5f_Num_20_44_20_5" style:num-prefix="19" style:num-suffix="." style:num-format="1" text:start-value="31">
        <style:list-level-properties/>
      </text:list-level-style-number>
      <text:list-level-style-number text:level="6" text:style-name="RTF_5f_Num_20_44_20_6" style:num-prefix="19" style:num-suffix="." style:num-format="1" text:start-value="31">
        <style:list-level-properties/>
      </text:list-level-style-number>
      <text:list-level-style-number text:level="7" text:style-name="RTF_5f_Num_20_44_20_7" style:num-prefix="19" style:num-suffix="." style:num-format="1" text:start-value="31">
        <style:list-level-properties/>
      </text:list-level-style-number>
      <text:list-level-style-number text:level="8" text:style-name="RTF_5f_Num_20_44_20_8" style:num-prefix="19" style:num-suffix="." style:num-format="1" text:start-value="31">
        <style:list-level-properties/>
      </text:list-level-style-number>
      <text:list-level-style-number text:level="9" text:style-name="RTF_5f_Num_20_44_20_9" style:num-prefix="19" style:num-suffix="." style:num-format="1" text:start-value="31">
        <style:list-level-properties/>
      </text:list-level-style-number>
      <text:list-level-style-number text:level="10" style:num-suffix="." style:num-format="1">
        <style:list-level-properties text:space-before="6.35cm" text:min-label-width="0.635cm"/>
      </text:list-level-style-number>
    </text:list-style>
    <text:list-style style:name="RTF_5f_Num_20_45" style:display-name="RTF_Num 45">
      <text:list-level-style-number text:level="1" text:style-name="RTF_5f_Num_20_45_20_1" style:num-prefix="20" style:num-suffix="." style:num-format="1">
        <style:list-level-properties/>
      </text:list-level-style-number>
      <text:list-level-style-number text:level="2" text:style-name="RTF_5f_Num_20_45_20_2" style:num-prefix="20" style:num-suffix="." style:num-format="1">
        <style:list-level-properties/>
      </text:list-level-style-number>
      <text:list-level-style-number text:level="3" text:style-name="RTF_5f_Num_20_45_20_3" style:num-prefix="20" style:num-suffix="." style:num-format="1">
        <style:list-level-properties/>
      </text:list-level-style-number>
      <text:list-level-style-number text:level="4" text:style-name="RTF_5f_Num_20_45_20_4" style:num-prefix="20" style:num-suffix="." style:num-format="1">
        <style:list-level-properties/>
      </text:list-level-style-number>
      <text:list-level-style-number text:level="5" text:style-name="RTF_5f_Num_20_45_20_5" style:num-prefix="20" style:num-suffix="." style:num-format="1">
        <style:list-level-properties/>
      </text:list-level-style-number>
      <text:list-level-style-number text:level="6" text:style-name="RTF_5f_Num_20_45_20_6" style:num-prefix="20" style:num-suffix="." style:num-format="1">
        <style:list-level-properties/>
      </text:list-level-style-number>
      <text:list-level-style-number text:level="7" text:style-name="RTF_5f_Num_20_45_20_7" style:num-prefix="20" style:num-suffix="." style:num-format="1">
        <style:list-level-properties/>
      </text:list-level-style-number>
      <text:list-level-style-number text:level="8" text:style-name="RTF_5f_Num_20_45_20_8" style:num-prefix="20" style:num-suffix="." style:num-format="1">
        <style:list-level-properties/>
      </text:list-level-style-number>
      <text:list-level-style-number text:level="9" text:style-name="RTF_5f_Num_20_45_20_9" style:num-prefix="20"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46" style:display-name="RTF_Num 46">
      <text:list-level-style-number text:level="1" text:style-name="RTF_5f_Num_20_46_20_1" style:num-prefix="21" style:num-suffix="." style:num-format="1">
        <style:list-level-properties/>
      </text:list-level-style-number>
      <text:list-level-style-number text:level="2" text:style-name="RTF_5f_Num_20_46_20_2" style:num-prefix="21" style:num-suffix="." style:num-format="1">
        <style:list-level-properties/>
      </text:list-level-style-number>
      <text:list-level-style-number text:level="3" text:style-name="RTF_5f_Num_20_46_20_3" style:num-prefix="21" style:num-suffix="." style:num-format="1">
        <style:list-level-properties/>
      </text:list-level-style-number>
      <text:list-level-style-number text:level="4" text:style-name="RTF_5f_Num_20_46_20_4" style:num-prefix="21" style:num-suffix="." style:num-format="1">
        <style:list-level-properties/>
      </text:list-level-style-number>
      <text:list-level-style-number text:level="5" text:style-name="RTF_5f_Num_20_46_20_5" style:num-prefix="21" style:num-suffix="." style:num-format="1">
        <style:list-level-properties/>
      </text:list-level-style-number>
      <text:list-level-style-number text:level="6" text:style-name="RTF_5f_Num_20_46_20_6" style:num-prefix="21" style:num-suffix="." style:num-format="1">
        <style:list-level-properties/>
      </text:list-level-style-number>
      <text:list-level-style-number text:level="7" text:style-name="RTF_5f_Num_20_46_20_7" style:num-prefix="21" style:num-suffix="." style:num-format="1">
        <style:list-level-properties/>
      </text:list-level-style-number>
      <text:list-level-style-number text:level="8" text:style-name="RTF_5f_Num_20_46_20_8" style:num-prefix="21" style:num-suffix="." style:num-format="1">
        <style:list-level-properties/>
      </text:list-level-style-number>
      <text:list-level-style-number text:level="9" text:style-name="RTF_5f_Num_20_46_20_9" style:num-prefix="21"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47" style:display-name="RTF_Num 47">
      <text:list-level-style-number text:level="1" text:style-name="RTF_5f_Num_20_47_20_1" style:num-prefix="21" style:num-suffix="." style:num-format="1" text:start-value="4">
        <style:list-level-properties/>
      </text:list-level-style-number>
      <text:list-level-style-number text:level="2" text:style-name="RTF_5f_Num_20_47_20_2" style:num-prefix="21" style:num-suffix="." style:num-format="1" text:start-value="4">
        <style:list-level-properties/>
      </text:list-level-style-number>
      <text:list-level-style-number text:level="3" text:style-name="RTF_5f_Num_20_47_20_3" style:num-prefix="21" style:num-suffix="." style:num-format="1" text:start-value="4">
        <style:list-level-properties/>
      </text:list-level-style-number>
      <text:list-level-style-number text:level="4" text:style-name="RTF_5f_Num_20_47_20_4" style:num-prefix="21" style:num-suffix="." style:num-format="1" text:start-value="4">
        <style:list-level-properties/>
      </text:list-level-style-number>
      <text:list-level-style-number text:level="5" text:style-name="RTF_5f_Num_20_47_20_5" style:num-prefix="21" style:num-suffix="." style:num-format="1" text:start-value="4">
        <style:list-level-properties/>
      </text:list-level-style-number>
      <text:list-level-style-number text:level="6" text:style-name="RTF_5f_Num_20_47_20_6" style:num-prefix="21" style:num-suffix="." style:num-format="1" text:start-value="4">
        <style:list-level-properties/>
      </text:list-level-style-number>
      <text:list-level-style-number text:level="7" text:style-name="RTF_5f_Num_20_47_20_7" style:num-prefix="21" style:num-suffix="." style:num-format="1" text:start-value="4">
        <style:list-level-properties/>
      </text:list-level-style-number>
      <text:list-level-style-number text:level="8" text:style-name="RTF_5f_Num_20_47_20_8" style:num-prefix="21" style:num-suffix="." style:num-format="1" text:start-value="4">
        <style:list-level-properties/>
      </text:list-level-style-number>
      <text:list-level-style-number text:level="9" text:style-name="RTF_5f_Num_20_47_20_9" style:num-prefix="21" style:num-suffix="." style:num-format="1" text:start-value="4">
        <style:list-level-properties/>
      </text:list-level-style-number>
      <text:list-level-style-number text:level="10" style:num-suffix="." style:num-format="1">
        <style:list-level-properties text:space-before="6.35cm" text:min-label-width="0.635cm"/>
      </text:list-level-style-number>
    </text:list-style>
    <text:list-style style:name="RTF_5f_Num_20_48" style:display-name="RTF_Num 48">
      <text:list-level-style-number text:level="1" text:style-name="RTF_5f_Num_20_48_20_1" style:num-suffix=")" style:num-format="1" text:start-value="2">
        <style:list-level-properties/>
      </text:list-level-style-number>
      <text:list-level-style-number text:level="2" text:style-name="RTF_5f_Num_20_48_20_2" style:num-suffix=")" style:num-format="1" text:start-value="2">
        <style:list-level-properties/>
      </text:list-level-style-number>
      <text:list-level-style-number text:level="3" text:style-name="RTF_5f_Num_20_48_20_3" style:num-suffix=")" style:num-format="1" text:start-value="2">
        <style:list-level-properties/>
      </text:list-level-style-number>
      <text:list-level-style-number text:level="4" text:style-name="RTF_5f_Num_20_48_20_4" style:num-suffix=")" style:num-format="1" text:start-value="2">
        <style:list-level-properties/>
      </text:list-level-style-number>
      <text:list-level-style-number text:level="5" text:style-name="RTF_5f_Num_20_48_20_5" style:num-suffix=")" style:num-format="1" text:start-value="2">
        <style:list-level-properties/>
      </text:list-level-style-number>
      <text:list-level-style-number text:level="6" text:style-name="RTF_5f_Num_20_48_20_6" style:num-suffix=")" style:num-format="1" text:start-value="2">
        <style:list-level-properties/>
      </text:list-level-style-number>
      <text:list-level-style-number text:level="7" text:style-name="RTF_5f_Num_20_48_20_7" style:num-suffix=")" style:num-format="1" text:start-value="2">
        <style:list-level-properties/>
      </text:list-level-style-number>
      <text:list-level-style-number text:level="8" text:style-name="RTF_5f_Num_20_48_20_8" style:num-suffix=")" style:num-format="1" text:start-value="2">
        <style:list-level-properties/>
      </text:list-level-style-number>
      <text:list-level-style-number text:level="9" text:style-name="RTF_5f_Num_20_48_20_9"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49" style:display-name="RTF_Num 49">
      <text:list-level-style-number text:level="1" text:style-name="RTF_5f_Num_20_49_20_1" style:num-suffix=")" style:num-format="1" text:start-value="6">
        <style:list-level-properties/>
      </text:list-level-style-number>
      <text:list-level-style-number text:level="2" text:style-name="RTF_5f_Num_20_49_20_2" style:num-suffix=")" style:num-format="1" text:start-value="6">
        <style:list-level-properties/>
      </text:list-level-style-number>
      <text:list-level-style-number text:level="3" text:style-name="RTF_5f_Num_20_49_20_3" style:num-suffix=")" style:num-format="1" text:start-value="6">
        <style:list-level-properties/>
      </text:list-level-style-number>
      <text:list-level-style-number text:level="4" text:style-name="RTF_5f_Num_20_49_20_4" style:num-suffix=")" style:num-format="1" text:start-value="6">
        <style:list-level-properties/>
      </text:list-level-style-number>
      <text:list-level-style-number text:level="5" text:style-name="RTF_5f_Num_20_49_20_5" style:num-suffix=")" style:num-format="1" text:start-value="6">
        <style:list-level-properties/>
      </text:list-level-style-number>
      <text:list-level-style-number text:level="6" text:style-name="RTF_5f_Num_20_49_20_6" style:num-suffix=")" style:num-format="1" text:start-value="6">
        <style:list-level-properties/>
      </text:list-level-style-number>
      <text:list-level-style-number text:level="7" text:style-name="RTF_5f_Num_20_49_20_7" style:num-suffix=")" style:num-format="1" text:start-value="6">
        <style:list-level-properties/>
      </text:list-level-style-number>
      <text:list-level-style-number text:level="8" text:style-name="RTF_5f_Num_20_49_20_8" style:num-suffix=")" style:num-format="1" text:start-value="6">
        <style:list-level-properties/>
      </text:list-level-style-number>
      <text:list-level-style-number text:level="9" text:style-name="RTF_5f_Num_20_49_20_9" style:num-suffix=")" style:num-format="1" text:start-value="6">
        <style:list-level-properties/>
      </text:list-level-style-number>
      <text:list-level-style-number text:level="10" style:num-suffix="." style:num-format="1">
        <style:list-level-properties text:space-before="6.35cm" text:min-label-width="0.635cm"/>
      </text:list-level-style-number>
    </text:list-style>
    <text:list-style style:name="RTF_5f_Num_20_50" style:display-name="RTF_Num 50">
      <text:list-level-style-number text:level="1" text:style-name="RTF_5f_Num_20_50_20_1" style:num-suffix=")" style:num-format="1" text:start-value="2">
        <style:list-level-properties/>
      </text:list-level-style-number>
      <text:list-level-style-number text:level="2" text:style-name="RTF_5f_Num_20_50_20_2" style:num-suffix=")" style:num-format="1" text:start-value="2">
        <style:list-level-properties/>
      </text:list-level-style-number>
      <text:list-level-style-number text:level="3" text:style-name="RTF_5f_Num_20_50_20_3" style:num-suffix=")" style:num-format="1" text:start-value="2">
        <style:list-level-properties/>
      </text:list-level-style-number>
      <text:list-level-style-number text:level="4" text:style-name="RTF_5f_Num_20_50_20_4" style:num-suffix=")" style:num-format="1" text:start-value="2">
        <style:list-level-properties/>
      </text:list-level-style-number>
      <text:list-level-style-number text:level="5" text:style-name="RTF_5f_Num_20_50_20_5" style:num-suffix=")" style:num-format="1" text:start-value="2">
        <style:list-level-properties/>
      </text:list-level-style-number>
      <text:list-level-style-number text:level="6" text:style-name="RTF_5f_Num_20_50_20_6" style:num-suffix=")" style:num-format="1" text:start-value="2">
        <style:list-level-properties/>
      </text:list-level-style-number>
      <text:list-level-style-number text:level="7" text:style-name="RTF_5f_Num_20_50_20_7" style:num-suffix=")" style:num-format="1" text:start-value="2">
        <style:list-level-properties/>
      </text:list-level-style-number>
      <text:list-level-style-number text:level="8" text:style-name="RTF_5f_Num_20_50_20_8" style:num-suffix=")" style:num-format="1" text:start-value="2">
        <style:list-level-properties/>
      </text:list-level-style-number>
      <text:list-level-style-number text:level="9" text:style-name="RTF_5f_Num_20_50_20_9"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51" style:display-name="RTF_Num 51">
      <text:list-level-style-number text:level="1" text:style-name="RTF_5f_Num_20_51_20_1" style:num-suffix=")" style:num-format="1" text:start-value="11">
        <style:list-level-properties/>
      </text:list-level-style-number>
      <text:list-level-style-number text:level="2" text:style-name="RTF_5f_Num_20_51_20_2" style:num-suffix=")" style:num-format="1" text:start-value="11">
        <style:list-level-properties/>
      </text:list-level-style-number>
      <text:list-level-style-number text:level="3" text:style-name="RTF_5f_Num_20_51_20_3" style:num-suffix=")" style:num-format="1" text:start-value="11">
        <style:list-level-properties/>
      </text:list-level-style-number>
      <text:list-level-style-number text:level="4" text:style-name="RTF_5f_Num_20_51_20_4" style:num-suffix=")" style:num-format="1" text:start-value="11">
        <style:list-level-properties/>
      </text:list-level-style-number>
      <text:list-level-style-number text:level="5" text:style-name="RTF_5f_Num_20_51_20_5" style:num-suffix=")" style:num-format="1" text:start-value="11">
        <style:list-level-properties/>
      </text:list-level-style-number>
      <text:list-level-style-number text:level="6" text:style-name="RTF_5f_Num_20_51_20_6" style:num-suffix=")" style:num-format="1" text:start-value="11">
        <style:list-level-properties/>
      </text:list-level-style-number>
      <text:list-level-style-number text:level="7" text:style-name="RTF_5f_Num_20_51_20_7" style:num-suffix=")" style:num-format="1" text:start-value="11">
        <style:list-level-properties/>
      </text:list-level-style-number>
      <text:list-level-style-number text:level="8" text:style-name="RTF_5f_Num_20_51_20_8" style:num-suffix=")" style:num-format="1" text:start-value="11">
        <style:list-level-properties/>
      </text:list-level-style-number>
      <text:list-level-style-number text:level="9" text:style-name="RTF_5f_Num_20_51_20_9" style:num-suffix=")" style:num-format="1" text:start-value="11">
        <style:list-level-properties/>
      </text:list-level-style-number>
      <text:list-level-style-number text:level="10" style:num-suffix="." style:num-format="1">
        <style:list-level-properties text:space-before="6.35cm" text:min-label-width="0.635cm"/>
      </text:list-level-style-number>
    </text:list-style>
    <text:list-style style:name="RTF_5f_Num_20_52" style:display-name="RTF_Num 52">
      <text:list-level-style-number text:level="1" text:style-name="RTF_5f_Num_20_52_20_1" style:num-prefix="21" style:num-suffix="." style:num-format="1" text:start-value="11">
        <style:list-level-properties/>
      </text:list-level-style-number>
      <text:list-level-style-number text:level="2" text:style-name="RTF_5f_Num_20_52_20_2" style:num-prefix="21" style:num-suffix="." style:num-format="1" text:start-value="11">
        <style:list-level-properties/>
      </text:list-level-style-number>
      <text:list-level-style-number text:level="3" text:style-name="RTF_5f_Num_20_52_20_3" style:num-prefix="21" style:num-suffix="." style:num-format="1" text:start-value="11">
        <style:list-level-properties/>
      </text:list-level-style-number>
      <text:list-level-style-number text:level="4" text:style-name="RTF_5f_Num_20_52_20_4" style:num-prefix="21" style:num-suffix="." style:num-format="1" text:start-value="11">
        <style:list-level-properties/>
      </text:list-level-style-number>
      <text:list-level-style-number text:level="5" text:style-name="RTF_5f_Num_20_52_20_5" style:num-prefix="21" style:num-suffix="." style:num-format="1" text:start-value="11">
        <style:list-level-properties/>
      </text:list-level-style-number>
      <text:list-level-style-number text:level="6" text:style-name="RTF_5f_Num_20_52_20_6" style:num-prefix="21" style:num-suffix="." style:num-format="1" text:start-value="11">
        <style:list-level-properties/>
      </text:list-level-style-number>
      <text:list-level-style-number text:level="7" text:style-name="RTF_5f_Num_20_52_20_7" style:num-prefix="21" style:num-suffix="." style:num-format="1" text:start-value="11">
        <style:list-level-properties/>
      </text:list-level-style-number>
      <text:list-level-style-number text:level="8" text:style-name="RTF_5f_Num_20_52_20_8" style:num-prefix="21" style:num-suffix="." style:num-format="1" text:start-value="11">
        <style:list-level-properties/>
      </text:list-level-style-number>
      <text:list-level-style-number text:level="9" text:style-name="RTF_5f_Num_20_52_20_9" style:num-prefix="21" style:num-suffix="." style:num-format="1" text:start-value="11">
        <style:list-level-properties/>
      </text:list-level-style-number>
      <text:list-level-style-number text:level="10" style:num-suffix="." style:num-format="1">
        <style:list-level-properties text:space-before="6.35cm" text:min-label-width="0.635cm"/>
      </text:list-level-style-number>
    </text:list-style>
    <text:list-style style:name="RTF_5f_Num_20_53" style:display-name="RTF_Num 53">
      <text:list-level-style-number text:level="1" text:style-name="RTF_5f_Num_20_53_20_1" style:num-suffix=")" style:num-format="1" text:start-value="2">
        <style:list-level-properties/>
      </text:list-level-style-number>
      <text:list-level-style-number text:level="2" text:style-name="RTF_5f_Num_20_53_20_2" style:num-suffix=")" style:num-format="1" text:start-value="2">
        <style:list-level-properties/>
      </text:list-level-style-number>
      <text:list-level-style-number text:level="3" text:style-name="RTF_5f_Num_20_53_20_3" style:num-suffix=")" style:num-format="1" text:start-value="2">
        <style:list-level-properties/>
      </text:list-level-style-number>
      <text:list-level-style-number text:level="4" text:style-name="RTF_5f_Num_20_53_20_4" style:num-suffix=")" style:num-format="1" text:start-value="2">
        <style:list-level-properties/>
      </text:list-level-style-number>
      <text:list-level-style-number text:level="5" text:style-name="RTF_5f_Num_20_53_20_5" style:num-suffix=")" style:num-format="1" text:start-value="2">
        <style:list-level-properties/>
      </text:list-level-style-number>
      <text:list-level-style-number text:level="6" text:style-name="RTF_5f_Num_20_53_20_6" style:num-suffix=")" style:num-format="1" text:start-value="2">
        <style:list-level-properties/>
      </text:list-level-style-number>
      <text:list-level-style-number text:level="7" text:style-name="RTF_5f_Num_20_53_20_7" style:num-suffix=")" style:num-format="1" text:start-value="2">
        <style:list-level-properties/>
      </text:list-level-style-number>
      <text:list-level-style-number text:level="8" text:style-name="RTF_5f_Num_20_53_20_8" style:num-suffix=")" style:num-format="1" text:start-value="2">
        <style:list-level-properties/>
      </text:list-level-style-number>
      <text:list-level-style-number text:level="9" text:style-name="RTF_5f_Num_20_53_20_9"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54" style:display-name="RTF_Num 54">
      <text:list-level-style-number text:level="1" text:style-name="RTF_5f_Num_20_54_20_1" style:num-prefix="21" style:num-suffix="." style:num-format="1" text:start-value="22">
        <style:list-level-properties/>
      </text:list-level-style-number>
      <text:list-level-style-number text:level="2" text:style-name="RTF_5f_Num_20_54_20_2" style:num-prefix="21" style:num-suffix="." style:num-format="1" text:start-value="22">
        <style:list-level-properties/>
      </text:list-level-style-number>
      <text:list-level-style-number text:level="3" text:style-name="RTF_5f_Num_20_54_20_3" style:num-prefix="21" style:num-suffix="." style:num-format="1" text:start-value="22">
        <style:list-level-properties/>
      </text:list-level-style-number>
      <text:list-level-style-number text:level="4" text:style-name="RTF_5f_Num_20_54_20_4" style:num-prefix="21" style:num-suffix="." style:num-format="1" text:start-value="22">
        <style:list-level-properties/>
      </text:list-level-style-number>
      <text:list-level-style-number text:level="5" text:style-name="RTF_5f_Num_20_54_20_5" style:num-prefix="21" style:num-suffix="." style:num-format="1" text:start-value="22">
        <style:list-level-properties/>
      </text:list-level-style-number>
      <text:list-level-style-number text:level="6" text:style-name="RTF_5f_Num_20_54_20_6" style:num-prefix="21" style:num-suffix="." style:num-format="1" text:start-value="22">
        <style:list-level-properties/>
      </text:list-level-style-number>
      <text:list-level-style-number text:level="7" text:style-name="RTF_5f_Num_20_54_20_7" style:num-prefix="21" style:num-suffix="." style:num-format="1" text:start-value="22">
        <style:list-level-properties/>
      </text:list-level-style-number>
      <text:list-level-style-number text:level="8" text:style-name="RTF_5f_Num_20_54_20_8" style:num-prefix="21" style:num-suffix="." style:num-format="1" text:start-value="22">
        <style:list-level-properties/>
      </text:list-level-style-number>
      <text:list-level-style-number text:level="9" text:style-name="RTF_5f_Num_20_54_20_9" style:num-prefix="21" style:num-suffix="." style:num-format="1" text:start-value="22">
        <style:list-level-properties/>
      </text:list-level-style-number>
      <text:list-level-style-number text:level="10" style:num-suffix="." style:num-format="1">
        <style:list-level-properties text:space-before="6.35cm" text:min-label-width="0.635cm"/>
      </text:list-level-style-number>
    </text:list-style>
    <text:list-style style:name="RTF_5f_Num_20_55" style:display-name="RTF_Num 55">
      <text:list-level-style-number text:level="1" text:style-name="RTF_5f_Num_20_55_20_1" style:num-suffix=")" style:num-format="1" text:start-value="2">
        <style:list-level-properties/>
      </text:list-level-style-number>
      <text:list-level-style-number text:level="2" text:style-name="RTF_5f_Num_20_55_20_2" style:num-suffix=")" style:num-format="1" text:start-value="2">
        <style:list-level-properties/>
      </text:list-level-style-number>
      <text:list-level-style-number text:level="3" text:style-name="RTF_5f_Num_20_55_20_3" style:num-suffix=")" style:num-format="1" text:start-value="2">
        <style:list-level-properties/>
      </text:list-level-style-number>
      <text:list-level-style-number text:level="4" text:style-name="RTF_5f_Num_20_55_20_4" style:num-suffix=")" style:num-format="1" text:start-value="2">
        <style:list-level-properties/>
      </text:list-level-style-number>
      <text:list-level-style-number text:level="5" text:style-name="RTF_5f_Num_20_55_20_5" style:num-suffix=")" style:num-format="1" text:start-value="2">
        <style:list-level-properties/>
      </text:list-level-style-number>
      <text:list-level-style-number text:level="6" text:style-name="RTF_5f_Num_20_55_20_6" style:num-suffix=")" style:num-format="1" text:start-value="2">
        <style:list-level-properties/>
      </text:list-level-style-number>
      <text:list-level-style-number text:level="7" text:style-name="RTF_5f_Num_20_55_20_7" style:num-suffix=")" style:num-format="1" text:start-value="2">
        <style:list-level-properties/>
      </text:list-level-style-number>
      <text:list-level-style-number text:level="8" text:style-name="RTF_5f_Num_20_55_20_8" style:num-suffix=")" style:num-format="1" text:start-value="2">
        <style:list-level-properties/>
      </text:list-level-style-number>
      <text:list-level-style-number text:level="9" text:style-name="RTF_5f_Num_20_55_20_9"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56" style:display-name="RTF_Num 56">
      <text:list-level-style-number text:level="1" text:style-name="RTF_5f_Num_20_56_20_1" style:num-prefix="21" style:num-suffix="." style:num-format="1" text:start-value="26">
        <style:list-level-properties/>
      </text:list-level-style-number>
      <text:list-level-style-number text:level="2" text:style-name="RTF_5f_Num_20_56_20_2" style:num-prefix="21" style:num-suffix="." style:num-format="1" text:start-value="26">
        <style:list-level-properties/>
      </text:list-level-style-number>
      <text:list-level-style-number text:level="3" text:style-name="RTF_5f_Num_20_56_20_3" style:num-prefix="21" style:num-suffix="." style:num-format="1" text:start-value="26">
        <style:list-level-properties/>
      </text:list-level-style-number>
      <text:list-level-style-number text:level="4" text:style-name="RTF_5f_Num_20_56_20_4" style:num-prefix="21" style:num-suffix="." style:num-format="1" text:start-value="26">
        <style:list-level-properties/>
      </text:list-level-style-number>
      <text:list-level-style-number text:level="5" text:style-name="RTF_5f_Num_20_56_20_5" style:num-prefix="21" style:num-suffix="." style:num-format="1" text:start-value="26">
        <style:list-level-properties/>
      </text:list-level-style-number>
      <text:list-level-style-number text:level="6" text:style-name="RTF_5f_Num_20_56_20_6" style:num-prefix="21" style:num-suffix="." style:num-format="1" text:start-value="26">
        <style:list-level-properties/>
      </text:list-level-style-number>
      <text:list-level-style-number text:level="7" text:style-name="RTF_5f_Num_20_56_20_7" style:num-prefix="21" style:num-suffix="." style:num-format="1" text:start-value="26">
        <style:list-level-properties/>
      </text:list-level-style-number>
      <text:list-level-style-number text:level="8" text:style-name="RTF_5f_Num_20_56_20_8" style:num-prefix="21" style:num-suffix="." style:num-format="1" text:start-value="26">
        <style:list-level-properties/>
      </text:list-level-style-number>
      <text:list-level-style-number text:level="9" text:style-name="RTF_5f_Num_20_56_20_9" style:num-prefix="21" style:num-suffix="." style:num-format="1" text:start-value="26">
        <style:list-level-properties/>
      </text:list-level-style-number>
      <text:list-level-style-number text:level="10" style:num-suffix="." style:num-format="1">
        <style:list-level-properties text:space-before="6.35cm" text:min-label-width="0.635cm"/>
      </text:list-level-style-number>
    </text:list-style>
    <text:list-style style:name="RTF_5f_Num_20_57" style:display-name="RTF_Num 57">
      <text:list-level-style-number text:level="1" text:style-name="RTF_5f_Num_20_57_20_1" style:num-prefix="21" style:num-suffix="." style:num-format="1" text:start-value="37">
        <style:list-level-properties/>
      </text:list-level-style-number>
      <text:list-level-style-number text:level="2" text:style-name="RTF_5f_Num_20_57_20_2" style:num-prefix="21" style:num-suffix="." style:num-format="1" text:start-value="37">
        <style:list-level-properties/>
      </text:list-level-style-number>
      <text:list-level-style-number text:level="3" text:style-name="RTF_5f_Num_20_57_20_3" style:num-prefix="21" style:num-suffix="." style:num-format="1" text:start-value="37">
        <style:list-level-properties/>
      </text:list-level-style-number>
      <text:list-level-style-number text:level="4" text:style-name="RTF_5f_Num_20_57_20_4" style:num-prefix="21" style:num-suffix="." style:num-format="1" text:start-value="37">
        <style:list-level-properties/>
      </text:list-level-style-number>
      <text:list-level-style-number text:level="5" text:style-name="RTF_5f_Num_20_57_20_5" style:num-prefix="21" style:num-suffix="." style:num-format="1" text:start-value="37">
        <style:list-level-properties/>
      </text:list-level-style-number>
      <text:list-level-style-number text:level="6" text:style-name="RTF_5f_Num_20_57_20_6" style:num-prefix="21" style:num-suffix="." style:num-format="1" text:start-value="37">
        <style:list-level-properties/>
      </text:list-level-style-number>
      <text:list-level-style-number text:level="7" text:style-name="RTF_5f_Num_20_57_20_7" style:num-prefix="21" style:num-suffix="." style:num-format="1" text:start-value="37">
        <style:list-level-properties/>
      </text:list-level-style-number>
      <text:list-level-style-number text:level="8" text:style-name="RTF_5f_Num_20_57_20_8" style:num-prefix="21" style:num-suffix="." style:num-format="1" text:start-value="37">
        <style:list-level-properties/>
      </text:list-level-style-number>
      <text:list-level-style-number text:level="9" text:style-name="RTF_5f_Num_20_57_20_9" style:num-prefix="21" style:num-suffix="." style:num-format="1" text:start-value="37">
        <style:list-level-properties/>
      </text:list-level-style-number>
      <text:list-level-style-number text:level="10" style:num-suffix="." style:num-format="1">
        <style:list-level-properties text:space-before="6.35cm" text:min-label-width="0.635cm"/>
      </text:list-level-style-number>
    </text:list-style>
    <text:list-style style:name="RTF_5f_Num_20_58" style:display-name="RTF_Num 58">
      <text:list-level-style-number text:level="1" text:style-name="RTF_5f_Num_20_58_20_1" style:num-prefix="21" style:num-suffix="." style:num-format="1" text:start-value="37">
        <style:list-level-properties/>
      </text:list-level-style-number>
      <text:list-level-style-number text:level="2" text:style-name="RTF_5f_Num_20_58_20_2" style:num-prefix="21" style:num-suffix="." style:num-format="1" text:start-value="37">
        <style:list-level-properties/>
      </text:list-level-style-number>
      <text:list-level-style-number text:level="3" text:style-name="RTF_5f_Num_20_58_20_3" style:num-prefix="21" style:num-suffix="." style:num-format="1" text:start-value="37">
        <style:list-level-properties/>
      </text:list-level-style-number>
      <text:list-level-style-number text:level="4" text:style-name="RTF_5f_Num_20_58_20_4" style:num-prefix="21" style:num-suffix="." style:num-format="1" text:start-value="37">
        <style:list-level-properties/>
      </text:list-level-style-number>
      <text:list-level-style-number text:level="5" text:style-name="RTF_5f_Num_20_58_20_5" style:num-prefix="21" style:num-suffix="." style:num-format="1" text:start-value="37">
        <style:list-level-properties/>
      </text:list-level-style-number>
      <text:list-level-style-number text:level="6" text:style-name="RTF_5f_Num_20_58_20_6" style:num-prefix="21" style:num-suffix="." style:num-format="1" text:start-value="37">
        <style:list-level-properties/>
      </text:list-level-style-number>
      <text:list-level-style-number text:level="7" text:style-name="RTF_5f_Num_20_58_20_7" style:num-prefix="21" style:num-suffix="." style:num-format="1" text:start-value="37">
        <style:list-level-properties/>
      </text:list-level-style-number>
      <text:list-level-style-number text:level="8" text:style-name="RTF_5f_Num_20_58_20_8" style:num-prefix="21" style:num-suffix="." style:num-format="1" text:start-value="37">
        <style:list-level-properties/>
      </text:list-level-style-number>
      <text:list-level-style-number text:level="9" text:style-name="RTF_5f_Num_20_58_20_9" style:num-prefix="21" style:num-suffix="." style:num-format="1" text:start-value="37">
        <style:list-level-properties/>
      </text:list-level-style-number>
      <text:list-level-style-number text:level="10" style:num-suffix="." style:num-format="1">
        <style:list-level-properties text:space-before="6.35cm" text:min-label-width="0.635cm"/>
      </text:list-level-style-number>
    </text:list-style>
    <text:list-style style:name="RTF_5f_Num_20_59" style:display-name="RTF_Num 59">
      <text:list-level-style-number text:level="1" text:style-name="RTF_5f_Num_20_59_20_1" style:num-prefix="21" style:num-suffix="." style:num-format="1" text:start-value="47">
        <style:list-level-properties/>
      </text:list-level-style-number>
      <text:list-level-style-number text:level="2" text:style-name="RTF_5f_Num_20_59_20_2" style:num-prefix="21" style:num-suffix="." style:num-format="1" text:start-value="47">
        <style:list-level-properties/>
      </text:list-level-style-number>
      <text:list-level-style-number text:level="3" text:style-name="RTF_5f_Num_20_59_20_3" style:num-prefix="21" style:num-suffix="." style:num-format="1" text:start-value="47">
        <style:list-level-properties/>
      </text:list-level-style-number>
      <text:list-level-style-number text:level="4" text:style-name="RTF_5f_Num_20_59_20_4" style:num-prefix="21" style:num-suffix="." style:num-format="1" text:start-value="47">
        <style:list-level-properties/>
      </text:list-level-style-number>
      <text:list-level-style-number text:level="5" text:style-name="RTF_5f_Num_20_59_20_5" style:num-prefix="21" style:num-suffix="." style:num-format="1" text:start-value="47">
        <style:list-level-properties/>
      </text:list-level-style-number>
      <text:list-level-style-number text:level="6" text:style-name="RTF_5f_Num_20_59_20_6" style:num-prefix="21" style:num-suffix="." style:num-format="1" text:start-value="47">
        <style:list-level-properties/>
      </text:list-level-style-number>
      <text:list-level-style-number text:level="7" text:style-name="RTF_5f_Num_20_59_20_7" style:num-prefix="21" style:num-suffix="." style:num-format="1" text:start-value="47">
        <style:list-level-properties/>
      </text:list-level-style-number>
      <text:list-level-style-number text:level="8" text:style-name="RTF_5f_Num_20_59_20_8" style:num-prefix="21" style:num-suffix="." style:num-format="1" text:start-value="47">
        <style:list-level-properties/>
      </text:list-level-style-number>
      <text:list-level-style-number text:level="9" text:style-name="RTF_5f_Num_20_59_20_9" style:num-prefix="21" style:num-suffix="." style:num-format="1" text:start-value="47">
        <style:list-level-properties/>
      </text:list-level-style-number>
      <text:list-level-style-number text:level="10" style:num-suffix="." style:num-format="1">
        <style:list-level-properties text:space-before="6.35cm" text:min-label-width="0.635cm"/>
      </text:list-level-style-number>
    </text:list-style>
    <text:list-style style:name="RTF_5f_Num_20_60" style:display-name="RTF_Num 60">
      <text:list-level-style-number text:level="1" text:style-name="RTF_5f_Num_20_60_20_1" style:num-prefix="21" style:num-suffix="." style:num-format="1" text:start-value="57">
        <style:list-level-properties/>
      </text:list-level-style-number>
      <text:list-level-style-number text:level="2" text:style-name="RTF_5f_Num_20_60_20_2" style:num-prefix="21" style:num-suffix="." style:num-format="1" text:start-value="57">
        <style:list-level-properties/>
      </text:list-level-style-number>
      <text:list-level-style-number text:level="3" text:style-name="RTF_5f_Num_20_60_20_3" style:num-prefix="21" style:num-suffix="." style:num-format="1" text:start-value="57">
        <style:list-level-properties/>
      </text:list-level-style-number>
      <text:list-level-style-number text:level="4" text:style-name="RTF_5f_Num_20_60_20_4" style:num-prefix="21" style:num-suffix="." style:num-format="1" text:start-value="57">
        <style:list-level-properties/>
      </text:list-level-style-number>
      <text:list-level-style-number text:level="5" text:style-name="RTF_5f_Num_20_60_20_5" style:num-prefix="21" style:num-suffix="." style:num-format="1" text:start-value="57">
        <style:list-level-properties/>
      </text:list-level-style-number>
      <text:list-level-style-number text:level="6" text:style-name="RTF_5f_Num_20_60_20_6" style:num-prefix="21" style:num-suffix="." style:num-format="1" text:start-value="57">
        <style:list-level-properties/>
      </text:list-level-style-number>
      <text:list-level-style-number text:level="7" text:style-name="RTF_5f_Num_20_60_20_7" style:num-prefix="21" style:num-suffix="." style:num-format="1" text:start-value="57">
        <style:list-level-properties/>
      </text:list-level-style-number>
      <text:list-level-style-number text:level="8" text:style-name="RTF_5f_Num_20_60_20_8" style:num-prefix="21" style:num-suffix="." style:num-format="1" text:start-value="57">
        <style:list-level-properties/>
      </text:list-level-style-number>
      <text:list-level-style-number text:level="9" text:style-name="RTF_5f_Num_20_60_20_9" style:num-prefix="21" style:num-suffix="." style:num-format="1" text:start-value="57">
        <style:list-level-properties/>
      </text:list-level-style-number>
      <text:list-level-style-number text:level="10" style:num-suffix="." style:num-format="1">
        <style:list-level-properties text:space-before="6.35cm" text:min-label-width="0.635cm"/>
      </text:list-level-style-number>
    </text:list-style>
    <text:list-style style:name="RTF_5f_Num_20_61" style:display-name="RTF_Num 61">
      <text:list-level-style-number text:level="1" text:style-name="RTF_5f_Num_20_61_20_1" style:num-prefix="21" style:num-suffix="." style:num-format="1" text:start-value="57">
        <style:list-level-properties/>
      </text:list-level-style-number>
      <text:list-level-style-number text:level="2" text:style-name="RTF_5f_Num_20_61_20_2" style:num-prefix="21" style:num-suffix="." style:num-format="1" text:start-value="57">
        <style:list-level-properties/>
      </text:list-level-style-number>
      <text:list-level-style-number text:level="3" text:style-name="RTF_5f_Num_20_61_20_3" style:num-prefix="21" style:num-suffix="." style:num-format="1" text:start-value="57">
        <style:list-level-properties/>
      </text:list-level-style-number>
      <text:list-level-style-number text:level="4" text:style-name="RTF_5f_Num_20_61_20_4" style:num-prefix="21" style:num-suffix="." style:num-format="1" text:start-value="57">
        <style:list-level-properties/>
      </text:list-level-style-number>
      <text:list-level-style-number text:level="5" text:style-name="RTF_5f_Num_20_61_20_5" style:num-prefix="21" style:num-suffix="." style:num-format="1" text:start-value="57">
        <style:list-level-properties/>
      </text:list-level-style-number>
      <text:list-level-style-number text:level="6" text:style-name="RTF_5f_Num_20_61_20_6" style:num-prefix="21" style:num-suffix="." style:num-format="1" text:start-value="57">
        <style:list-level-properties/>
      </text:list-level-style-number>
      <text:list-level-style-number text:level="7" text:style-name="RTF_5f_Num_20_61_20_7" style:num-prefix="21" style:num-suffix="." style:num-format="1" text:start-value="57">
        <style:list-level-properties/>
      </text:list-level-style-number>
      <text:list-level-style-number text:level="8" text:style-name="RTF_5f_Num_20_61_20_8" style:num-prefix="21" style:num-suffix="." style:num-format="1" text:start-value="57">
        <style:list-level-properties/>
      </text:list-level-style-number>
      <text:list-level-style-number text:level="9" text:style-name="RTF_5f_Num_20_61_20_9" style:num-prefix="21" style:num-suffix="." style:num-format="1" text:start-value="57">
        <style:list-level-properties/>
      </text:list-level-style-number>
      <text:list-level-style-number text:level="10" style:num-suffix="." style:num-format="1">
        <style:list-level-properties text:space-before="6.35cm" text:min-label-width="0.635cm"/>
      </text:list-level-style-number>
    </text:list-style>
    <text:list-style style:name="RTF_5f_Num_20_62" style:display-name="RTF_Num 62">
      <text:list-level-style-number text:level="1" text:style-name="RTF_5f_Num_20_62_20_1" style:num-prefix="21" style:num-suffix="." style:num-format="1" text:start-value="60">
        <style:list-level-properties/>
      </text:list-level-style-number>
      <text:list-level-style-number text:level="2" text:style-name="RTF_5f_Num_20_62_20_2" style:num-prefix="21" style:num-suffix="." style:num-format="1" text:start-value="60">
        <style:list-level-properties/>
      </text:list-level-style-number>
      <text:list-level-style-number text:level="3" text:style-name="RTF_5f_Num_20_62_20_3" style:num-prefix="21" style:num-suffix="." style:num-format="1" text:start-value="60">
        <style:list-level-properties/>
      </text:list-level-style-number>
      <text:list-level-style-number text:level="4" text:style-name="RTF_5f_Num_20_62_20_4" style:num-prefix="21" style:num-suffix="." style:num-format="1" text:start-value="60">
        <style:list-level-properties/>
      </text:list-level-style-number>
      <text:list-level-style-number text:level="5" text:style-name="RTF_5f_Num_20_62_20_5" style:num-prefix="21" style:num-suffix="." style:num-format="1" text:start-value="60">
        <style:list-level-properties/>
      </text:list-level-style-number>
      <text:list-level-style-number text:level="6" text:style-name="RTF_5f_Num_20_62_20_6" style:num-prefix="21" style:num-suffix="." style:num-format="1" text:start-value="60">
        <style:list-level-properties/>
      </text:list-level-style-number>
      <text:list-level-style-number text:level="7" text:style-name="RTF_5f_Num_20_62_20_7" style:num-prefix="21" style:num-suffix="." style:num-format="1" text:start-value="60">
        <style:list-level-properties/>
      </text:list-level-style-number>
      <text:list-level-style-number text:level="8" text:style-name="RTF_5f_Num_20_62_20_8" style:num-prefix="21" style:num-suffix="." style:num-format="1" text:start-value="60">
        <style:list-level-properties/>
      </text:list-level-style-number>
      <text:list-level-style-number text:level="9" text:style-name="RTF_5f_Num_20_62_20_9" style:num-prefix="21" style:num-suffix="." style:num-format="1" text:start-value="60">
        <style:list-level-properties/>
      </text:list-level-style-number>
      <text:list-level-style-number text:level="10" style:num-suffix="." style:num-format="1">
        <style:list-level-properties text:space-before="6.35cm" text:min-label-width="0.635cm"/>
      </text:list-level-style-number>
    </text:list-style>
    <text:list-style style:name="RTF_5f_Num_20_63" style:display-name="RTF_Num 63">
      <text:list-level-style-number text:level="1" text:style-name="RTF_5f_Num_20_63_20_1" style:num-prefix="22" style:num-suffix="." style:num-format="1" text:start-value="2">
        <style:list-level-properties/>
      </text:list-level-style-number>
      <text:list-level-style-number text:level="2" text:style-name="RTF_5f_Num_20_63_20_2" style:num-prefix="22" style:num-suffix="." style:num-format="1" text:start-value="2">
        <style:list-level-properties/>
      </text:list-level-style-number>
      <text:list-level-style-number text:level="3" text:style-name="RTF_5f_Num_20_63_20_3" style:num-prefix="22" style:num-suffix="." style:num-format="1" text:start-value="2">
        <style:list-level-properties/>
      </text:list-level-style-number>
      <text:list-level-style-number text:level="4" text:style-name="RTF_5f_Num_20_63_20_4" style:num-prefix="22" style:num-suffix="." style:num-format="1" text:start-value="2">
        <style:list-level-properties/>
      </text:list-level-style-number>
      <text:list-level-style-number text:level="5" text:style-name="RTF_5f_Num_20_63_20_5" style:num-prefix="22" style:num-suffix="." style:num-format="1" text:start-value="2">
        <style:list-level-properties/>
      </text:list-level-style-number>
      <text:list-level-style-number text:level="6" text:style-name="RTF_5f_Num_20_63_20_6" style:num-prefix="22" style:num-suffix="." style:num-format="1" text:start-value="2">
        <style:list-level-properties/>
      </text:list-level-style-number>
      <text:list-level-style-number text:level="7" text:style-name="RTF_5f_Num_20_63_20_7" style:num-prefix="22" style:num-suffix="." style:num-format="1" text:start-value="2">
        <style:list-level-properties/>
      </text:list-level-style-number>
      <text:list-level-style-number text:level="8" text:style-name="RTF_5f_Num_20_63_20_8" style:num-prefix="22" style:num-suffix="." style:num-format="1" text:start-value="2">
        <style:list-level-properties/>
      </text:list-level-style-number>
      <text:list-level-style-number text:level="9" text:style-name="RTF_5f_Num_20_63_20_9" style:num-prefix="22" style:num-suffix="." style:num-format="1" text:start-value="2">
        <style:list-level-properties/>
      </text:list-level-style-number>
      <text:list-level-style-number text:level="10" style:num-suffix="." style:num-format="1">
        <style:list-level-properties text:space-before="6.35cm" text:min-label-width="0.635cm"/>
      </text:list-level-style-number>
    </text:list-style>
    <text:list-style style:name="RTF_5f_Num_20_64" style:display-name="RTF_Num 64">
      <text:list-level-style-number text:level="1" text:style-name="RTF_5f_Num_20_64_20_1" style:num-prefix="22" style:num-suffix="." style:num-format="1" text:start-value="13">
        <style:list-level-properties/>
      </text:list-level-style-number>
      <text:list-level-style-number text:level="2" text:style-name="RTF_5f_Num_20_64_20_2" style:num-prefix="22" style:num-suffix="." style:num-format="1" text:start-value="13">
        <style:list-level-properties/>
      </text:list-level-style-number>
      <text:list-level-style-number text:level="3" text:style-name="RTF_5f_Num_20_64_20_3" style:num-prefix="22" style:num-suffix="." style:num-format="1" text:start-value="13">
        <style:list-level-properties/>
      </text:list-level-style-number>
      <text:list-level-style-number text:level="4" text:style-name="RTF_5f_Num_20_64_20_4" style:num-prefix="22" style:num-suffix="." style:num-format="1" text:start-value="13">
        <style:list-level-properties/>
      </text:list-level-style-number>
      <text:list-level-style-number text:level="5" text:style-name="RTF_5f_Num_20_64_20_5" style:num-prefix="22" style:num-suffix="." style:num-format="1" text:start-value="13">
        <style:list-level-properties/>
      </text:list-level-style-number>
      <text:list-level-style-number text:level="6" text:style-name="RTF_5f_Num_20_64_20_6" style:num-prefix="22" style:num-suffix="." style:num-format="1" text:start-value="13">
        <style:list-level-properties/>
      </text:list-level-style-number>
      <text:list-level-style-number text:level="7" text:style-name="RTF_5f_Num_20_64_20_7" style:num-prefix="22" style:num-suffix="." style:num-format="1" text:start-value="13">
        <style:list-level-properties/>
      </text:list-level-style-number>
      <text:list-level-style-number text:level="8" text:style-name="RTF_5f_Num_20_64_20_8" style:num-prefix="22" style:num-suffix="." style:num-format="1" text:start-value="13">
        <style:list-level-properties/>
      </text:list-level-style-number>
      <text:list-level-style-number text:level="9" text:style-name="RTF_5f_Num_20_64_20_9" style:num-prefix="22" style:num-suffix="." style:num-format="1" text:start-value="13">
        <style:list-level-properties/>
      </text:list-level-style-number>
      <text:list-level-style-number text:level="10" style:num-suffix="." style:num-format="1">
        <style:list-level-properties text:space-before="6.35cm" text:min-label-width="0.635cm"/>
      </text:list-level-style-number>
    </text:list-style>
    <text:list-style style:name="RTF_5f_Num_20_65" style:display-name="RTF_Num 65">
      <text:list-level-style-number text:level="1" text:style-name="RTF_5f_Num_20_65_20_1" style:num-prefix="23" style:num-suffix="." style:num-format="1">
        <style:list-level-properties/>
      </text:list-level-style-number>
      <text:list-level-style-number text:level="2" text:style-name="RTF_5f_Num_20_65_20_2" style:num-prefix="23" style:num-suffix="." style:num-format="1">
        <style:list-level-properties/>
      </text:list-level-style-number>
      <text:list-level-style-number text:level="3" text:style-name="RTF_5f_Num_20_65_20_3" style:num-prefix="23" style:num-suffix="." style:num-format="1">
        <style:list-level-properties/>
      </text:list-level-style-number>
      <text:list-level-style-number text:level="4" text:style-name="RTF_5f_Num_20_65_20_4" style:num-prefix="23" style:num-suffix="." style:num-format="1">
        <style:list-level-properties/>
      </text:list-level-style-number>
      <text:list-level-style-number text:level="5" text:style-name="RTF_5f_Num_20_65_20_5" style:num-prefix="23" style:num-suffix="." style:num-format="1">
        <style:list-level-properties/>
      </text:list-level-style-number>
      <text:list-level-style-number text:level="6" text:style-name="RTF_5f_Num_20_65_20_6" style:num-prefix="23" style:num-suffix="." style:num-format="1">
        <style:list-level-properties/>
      </text:list-level-style-number>
      <text:list-level-style-number text:level="7" text:style-name="RTF_5f_Num_20_65_20_7" style:num-prefix="23" style:num-suffix="." style:num-format="1">
        <style:list-level-properties/>
      </text:list-level-style-number>
      <text:list-level-style-number text:level="8" text:style-name="RTF_5f_Num_20_65_20_8" style:num-prefix="23" style:num-suffix="." style:num-format="1">
        <style:list-level-properties/>
      </text:list-level-style-number>
      <text:list-level-style-number text:level="9" text:style-name="RTF_5f_Num_20_65_20_9" style:num-prefix="23"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66" style:display-name="RTF_Num 66">
      <text:list-level-style-number text:level="1" text:style-name="RTF_5f_Num_20_66_20_1" style:num-prefix="26" style:num-suffix="." style:num-format="1">
        <style:list-level-properties/>
      </text:list-level-style-number>
      <text:list-level-style-number text:level="2" text:style-name="RTF_5f_Num_20_66_20_2" style:num-prefix="26" style:num-suffix="." style:num-format="1">
        <style:list-level-properties/>
      </text:list-level-style-number>
      <text:list-level-style-number text:level="3" text:style-name="RTF_5f_Num_20_66_20_3" style:num-prefix="26" style:num-suffix="." style:num-format="1">
        <style:list-level-properties/>
      </text:list-level-style-number>
      <text:list-level-style-number text:level="4" text:style-name="RTF_5f_Num_20_66_20_4" style:num-prefix="26" style:num-suffix="." style:num-format="1">
        <style:list-level-properties/>
      </text:list-level-style-number>
      <text:list-level-style-number text:level="5" text:style-name="RTF_5f_Num_20_66_20_5" style:num-prefix="26" style:num-suffix="." style:num-format="1">
        <style:list-level-properties/>
      </text:list-level-style-number>
      <text:list-level-style-number text:level="6" text:style-name="RTF_5f_Num_20_66_20_6" style:num-prefix="26" style:num-suffix="." style:num-format="1">
        <style:list-level-properties/>
      </text:list-level-style-number>
      <text:list-level-style-number text:level="7" text:style-name="RTF_5f_Num_20_66_20_7" style:num-prefix="26" style:num-suffix="." style:num-format="1">
        <style:list-level-properties/>
      </text:list-level-style-number>
      <text:list-level-style-number text:level="8" text:style-name="RTF_5f_Num_20_66_20_8" style:num-prefix="26" style:num-suffix="." style:num-format="1">
        <style:list-level-properties/>
      </text:list-level-style-number>
      <text:list-level-style-number text:level="9" text:style-name="RTF_5f_Num_20_66_20_9" style:num-prefix="26"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67" style:display-name="RTF_Num 67">
      <text:list-level-style-number text:level="1" text:style-name="RTF_5f_Num_20_67_20_1" style:num-prefix="26" style:num-suffix="." style:num-format="1" text:start-value="10">
        <style:list-level-properties/>
      </text:list-level-style-number>
      <text:list-level-style-number text:level="2" text:style-name="RTF_5f_Num_20_67_20_2" style:num-prefix="26" style:num-suffix="." style:num-format="1" text:start-value="10">
        <style:list-level-properties/>
      </text:list-level-style-number>
      <text:list-level-style-number text:level="3" text:style-name="RTF_5f_Num_20_67_20_3" style:num-prefix="26" style:num-suffix="." style:num-format="1" text:start-value="10">
        <style:list-level-properties/>
      </text:list-level-style-number>
      <text:list-level-style-number text:level="4" text:style-name="RTF_5f_Num_20_67_20_4" style:num-prefix="26" style:num-suffix="." style:num-format="1" text:start-value="10">
        <style:list-level-properties/>
      </text:list-level-style-number>
      <text:list-level-style-number text:level="5" text:style-name="RTF_5f_Num_20_67_20_5" style:num-prefix="26" style:num-suffix="." style:num-format="1" text:start-value="10">
        <style:list-level-properties/>
      </text:list-level-style-number>
      <text:list-level-style-number text:level="6" text:style-name="RTF_5f_Num_20_67_20_6" style:num-prefix="26" style:num-suffix="." style:num-format="1" text:start-value="10">
        <style:list-level-properties/>
      </text:list-level-style-number>
      <text:list-level-style-number text:level="7" text:style-name="RTF_5f_Num_20_67_20_7" style:num-prefix="26" style:num-suffix="." style:num-format="1" text:start-value="10">
        <style:list-level-properties/>
      </text:list-level-style-number>
      <text:list-level-style-number text:level="8" text:style-name="RTF_5f_Num_20_67_20_8" style:num-prefix="26" style:num-suffix="." style:num-format="1" text:start-value="10">
        <style:list-level-properties/>
      </text:list-level-style-number>
      <text:list-level-style-number text:level="9" text:style-name="RTF_5f_Num_20_67_20_9" style:num-prefix="26" style:num-suffix="." style:num-format="1" text:start-value="10">
        <style:list-level-properties/>
      </text:list-level-style-number>
      <text:list-level-style-number text:level="10" style:num-suffix="." style:num-format="1">
        <style:list-level-properties text:space-before="6.35cm" text:min-label-width="0.635cm"/>
      </text:list-level-style-number>
    </text:list-style>
    <text:list-style style:name="RTF_5f_Num_20_68" style:display-name="RTF_Num 68">
      <text:list-level-style-number text:level="1" text:style-name="RTF_5f_Num_20_68_20_1" style:num-prefix="27" style:num-suffix="." style:num-format="1">
        <style:list-level-properties/>
      </text:list-level-style-number>
      <text:list-level-style-number text:level="2" text:style-name="RTF_5f_Num_20_68_20_2" style:num-prefix="27" style:num-suffix="." style:num-format="1">
        <style:list-level-properties/>
      </text:list-level-style-number>
      <text:list-level-style-number text:level="3" text:style-name="RTF_5f_Num_20_68_20_3" style:num-prefix="27" style:num-suffix="." style:num-format="1">
        <style:list-level-properties/>
      </text:list-level-style-number>
      <text:list-level-style-number text:level="4" text:style-name="RTF_5f_Num_20_68_20_4" style:num-prefix="27" style:num-suffix="." style:num-format="1">
        <style:list-level-properties/>
      </text:list-level-style-number>
      <text:list-level-style-number text:level="5" text:style-name="RTF_5f_Num_20_68_20_5" style:num-prefix="27" style:num-suffix="." style:num-format="1">
        <style:list-level-properties/>
      </text:list-level-style-number>
      <text:list-level-style-number text:level="6" text:style-name="RTF_5f_Num_20_68_20_6" style:num-prefix="27" style:num-suffix="." style:num-format="1">
        <style:list-level-properties/>
      </text:list-level-style-number>
      <text:list-level-style-number text:level="7" text:style-name="RTF_5f_Num_20_68_20_7" style:num-prefix="27" style:num-suffix="." style:num-format="1">
        <style:list-level-properties/>
      </text:list-level-style-number>
      <text:list-level-style-number text:level="8" text:style-name="RTF_5f_Num_20_68_20_8" style:num-prefix="27" style:num-suffix="." style:num-format="1">
        <style:list-level-properties/>
      </text:list-level-style-number>
      <text:list-level-style-number text:level="9" text:style-name="RTF_5f_Num_20_68_20_9" style:num-prefix="27"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69" style:display-name="RTF_Num 69">
      <text:list-level-style-number text:level="1" text:style-name="RTF_5f_Num_20_69_20_1" style:num-prefix="27" style:num-suffix="." style:num-format="1" text:start-value="6">
        <style:list-level-properties/>
      </text:list-level-style-number>
      <text:list-level-style-number text:level="2" text:style-name="RTF_5f_Num_20_69_20_2" style:num-prefix="27" style:num-suffix="." style:num-format="1" text:start-value="6">
        <style:list-level-properties/>
      </text:list-level-style-number>
      <text:list-level-style-number text:level="3" text:style-name="RTF_5f_Num_20_69_20_3" style:num-prefix="27" style:num-suffix="." style:num-format="1" text:start-value="6">
        <style:list-level-properties/>
      </text:list-level-style-number>
      <text:list-level-style-number text:level="4" text:style-name="RTF_5f_Num_20_69_20_4" style:num-prefix="27" style:num-suffix="." style:num-format="1" text:start-value="6">
        <style:list-level-properties/>
      </text:list-level-style-number>
      <text:list-level-style-number text:level="5" text:style-name="RTF_5f_Num_20_69_20_5" style:num-prefix="27" style:num-suffix="." style:num-format="1" text:start-value="6">
        <style:list-level-properties/>
      </text:list-level-style-number>
      <text:list-level-style-number text:level="6" text:style-name="RTF_5f_Num_20_69_20_6" style:num-prefix="27" style:num-suffix="." style:num-format="1" text:start-value="6">
        <style:list-level-properties/>
      </text:list-level-style-number>
      <text:list-level-style-number text:level="7" text:style-name="RTF_5f_Num_20_69_20_7" style:num-prefix="27" style:num-suffix="." style:num-format="1" text:start-value="6">
        <style:list-level-properties/>
      </text:list-level-style-number>
      <text:list-level-style-number text:level="8" text:style-name="RTF_5f_Num_20_69_20_8" style:num-prefix="27" style:num-suffix="." style:num-format="1" text:start-value="6">
        <style:list-level-properties/>
      </text:list-level-style-number>
      <text:list-level-style-number text:level="9" text:style-name="RTF_5f_Num_20_69_20_9" style:num-prefix="27" style:num-suffix="." style:num-format="1" text:start-value="6">
        <style:list-level-properties/>
      </text:list-level-style-number>
      <text:list-level-style-number text:level="10" style:num-suffix="." style:num-format="1">
        <style:list-level-properties text:space-before="6.35cm" text:min-label-width="0.635cm"/>
      </text:list-level-style-number>
    </text:list-style>
    <text:list-style style:name="RTF_5f_Num_20_70" style:display-name="RTF_Num 70">
      <text:list-level-style-number text:level="1" text:style-name="RTF_5f_Num_20_70_20_1" style:num-prefix="27" style:num-suffix="." style:num-format="1" text:start-value="12">
        <style:list-level-properties/>
      </text:list-level-style-number>
      <text:list-level-style-number text:level="2" text:style-name="RTF_5f_Num_20_70_20_2" style:num-prefix="27" style:num-suffix="." style:num-format="1" text:start-value="12">
        <style:list-level-properties/>
      </text:list-level-style-number>
      <text:list-level-style-number text:level="3" text:style-name="RTF_5f_Num_20_70_20_3" style:num-prefix="27" style:num-suffix="." style:num-format="1" text:start-value="12">
        <style:list-level-properties/>
      </text:list-level-style-number>
      <text:list-level-style-number text:level="4" text:style-name="RTF_5f_Num_20_70_20_4" style:num-prefix="27" style:num-suffix="." style:num-format="1" text:start-value="12">
        <style:list-level-properties/>
      </text:list-level-style-number>
      <text:list-level-style-number text:level="5" text:style-name="RTF_5f_Num_20_70_20_5" style:num-prefix="27" style:num-suffix="." style:num-format="1" text:start-value="12">
        <style:list-level-properties/>
      </text:list-level-style-number>
      <text:list-level-style-number text:level="6" text:style-name="RTF_5f_Num_20_70_20_6" style:num-prefix="27" style:num-suffix="." style:num-format="1" text:start-value="12">
        <style:list-level-properties/>
      </text:list-level-style-number>
      <text:list-level-style-number text:level="7" text:style-name="RTF_5f_Num_20_70_20_7" style:num-prefix="27" style:num-suffix="." style:num-format="1" text:start-value="12">
        <style:list-level-properties/>
      </text:list-level-style-number>
      <text:list-level-style-number text:level="8" text:style-name="RTF_5f_Num_20_70_20_8" style:num-prefix="27" style:num-suffix="." style:num-format="1" text:start-value="12">
        <style:list-level-properties/>
      </text:list-level-style-number>
      <text:list-level-style-number text:level="9" text:style-name="RTF_5f_Num_20_70_20_9" style:num-prefix="27" style:num-suffix="." style:num-format="1" text:start-value="12">
        <style:list-level-properties/>
      </text:list-level-style-number>
      <text:list-level-style-number text:level="10" style:num-suffix="." style:num-format="1">
        <style:list-level-properties text:space-before="6.35cm" text:min-label-width="0.635cm"/>
      </text:list-level-style-number>
    </text:list-style>
    <text:list-style style:name="RTF_5f_Num_20_71" style:display-name="RTF_Num 71">
      <text:list-level-style-number text:level="1" text:style-name="RTF_5f_Num_20_71_20_1" style:num-prefix="27" style:num-suffix="." style:num-format="1" text:start-value="16">
        <style:list-level-properties/>
      </text:list-level-style-number>
      <text:list-level-style-number text:level="2" text:style-name="RTF_5f_Num_20_71_20_2" style:num-prefix="27" style:num-suffix="." style:num-format="1" text:start-value="16">
        <style:list-level-properties/>
      </text:list-level-style-number>
      <text:list-level-style-number text:level="3" text:style-name="RTF_5f_Num_20_71_20_3" style:num-prefix="27" style:num-suffix="." style:num-format="1" text:start-value="16">
        <style:list-level-properties/>
      </text:list-level-style-number>
      <text:list-level-style-number text:level="4" text:style-name="RTF_5f_Num_20_71_20_4" style:num-prefix="27" style:num-suffix="." style:num-format="1" text:start-value="16">
        <style:list-level-properties/>
      </text:list-level-style-number>
      <text:list-level-style-number text:level="5" text:style-name="RTF_5f_Num_20_71_20_5" style:num-prefix="27" style:num-suffix="." style:num-format="1" text:start-value="16">
        <style:list-level-properties/>
      </text:list-level-style-number>
      <text:list-level-style-number text:level="6" text:style-name="RTF_5f_Num_20_71_20_6" style:num-prefix="27" style:num-suffix="." style:num-format="1" text:start-value="16">
        <style:list-level-properties/>
      </text:list-level-style-number>
      <text:list-level-style-number text:level="7" text:style-name="RTF_5f_Num_20_71_20_7" style:num-prefix="27" style:num-suffix="." style:num-format="1" text:start-value="16">
        <style:list-level-properties/>
      </text:list-level-style-number>
      <text:list-level-style-number text:level="8" text:style-name="RTF_5f_Num_20_71_20_8" style:num-prefix="27" style:num-suffix="." style:num-format="1" text:start-value="16">
        <style:list-level-properties/>
      </text:list-level-style-number>
      <text:list-level-style-number text:level="9" text:style-name="RTF_5f_Num_20_71_20_9" style:num-prefix="27" style:num-suffix="." style:num-format="1" text:start-value="16">
        <style:list-level-properties/>
      </text:list-level-style-number>
      <text:list-level-style-number text:level="10" style:num-suffix="." style:num-format="1">
        <style:list-level-properties text:space-before="6.35cm" text:min-label-width="0.635cm"/>
      </text:list-level-style-number>
    </text:list-style>
    <text:list-style style:name="RTF_5f_Num_20_72" style:display-name="RTF_Num 72">
      <text:list-level-style-number text:level="1" text:style-name="RTF_5f_Num_20_72_20_1" style:num-prefix="28" style:num-suffix="." style:num-format="1">
        <style:list-level-properties/>
      </text:list-level-style-number>
      <text:list-level-style-number text:level="2" text:style-name="RTF_5f_Num_20_72_20_2" style:num-prefix="28" style:num-suffix="." style:num-format="1">
        <style:list-level-properties/>
      </text:list-level-style-number>
      <text:list-level-style-number text:level="3" text:style-name="RTF_5f_Num_20_72_20_3" style:num-prefix="28" style:num-suffix="." style:num-format="1">
        <style:list-level-properties/>
      </text:list-level-style-number>
      <text:list-level-style-number text:level="4" text:style-name="RTF_5f_Num_20_72_20_4" style:num-prefix="28" style:num-suffix="." style:num-format="1">
        <style:list-level-properties/>
      </text:list-level-style-number>
      <text:list-level-style-number text:level="5" text:style-name="RTF_5f_Num_20_72_20_5" style:num-prefix="28" style:num-suffix="." style:num-format="1">
        <style:list-level-properties/>
      </text:list-level-style-number>
      <text:list-level-style-number text:level="6" text:style-name="RTF_5f_Num_20_72_20_6" style:num-prefix="28" style:num-suffix="." style:num-format="1">
        <style:list-level-properties/>
      </text:list-level-style-number>
      <text:list-level-style-number text:level="7" text:style-name="RTF_5f_Num_20_72_20_7" style:num-prefix="28" style:num-suffix="." style:num-format="1">
        <style:list-level-properties/>
      </text:list-level-style-number>
      <text:list-level-style-number text:level="8" text:style-name="RTF_5f_Num_20_72_20_8" style:num-prefix="28" style:num-suffix="." style:num-format="1">
        <style:list-level-properties/>
      </text:list-level-style-number>
      <text:list-level-style-number text:level="9" text:style-name="RTF_5f_Num_20_72_20_9" style:num-prefix="28" style:num-suffix="." style:num-format="1">
        <style:list-level-properties/>
      </text:list-level-style-number>
      <text:list-level-style-number text:level="10" style:num-suffix="." style:num-format="1">
        <style:list-level-properties text:space-before="6.35cm" text:min-label-width="0.635cm"/>
      </text:list-level-style-number>
    </text:list-style>
    <text:list-style style:name="RTF_5f_Num_20_73" style:display-name="RTF_Num 73">
      <text:list-level-style-number text:level="1" text:style-name="RTF_5f_Num_20_73_20_1" style:num-prefix="28" style:num-suffix="." style:num-format="1" text:start-value="9">
        <style:list-level-properties/>
      </text:list-level-style-number>
      <text:list-level-style-number text:level="2" text:style-name="RTF_5f_Num_20_73_20_2" style:num-prefix="28" style:num-suffix="." style:num-format="1" text:start-value="9">
        <style:list-level-properties/>
      </text:list-level-style-number>
      <text:list-level-style-number text:level="3" text:style-name="RTF_5f_Num_20_73_20_3" style:num-prefix="28" style:num-suffix="." style:num-format="1" text:start-value="9">
        <style:list-level-properties/>
      </text:list-level-style-number>
      <text:list-level-style-number text:level="4" text:style-name="RTF_5f_Num_20_73_20_4" style:num-prefix="28" style:num-suffix="." style:num-format="1" text:start-value="9">
        <style:list-level-properties/>
      </text:list-level-style-number>
      <text:list-level-style-number text:level="5" text:style-name="RTF_5f_Num_20_73_20_5" style:num-prefix="28" style:num-suffix="." style:num-format="1" text:start-value="9">
        <style:list-level-properties/>
      </text:list-level-style-number>
      <text:list-level-style-number text:level="6" text:style-name="RTF_5f_Num_20_73_20_6" style:num-prefix="28" style:num-suffix="." style:num-format="1" text:start-value="9">
        <style:list-level-properties/>
      </text:list-level-style-number>
      <text:list-level-style-number text:level="7" text:style-name="RTF_5f_Num_20_73_20_7" style:num-prefix="28" style:num-suffix="." style:num-format="1" text:start-value="9">
        <style:list-level-properties/>
      </text:list-level-style-number>
      <text:list-level-style-number text:level="8" text:style-name="RTF_5f_Num_20_73_20_8" style:num-prefix="28" style:num-suffix="." style:num-format="1" text:start-value="9">
        <style:list-level-properties/>
      </text:list-level-style-number>
      <text:list-level-style-number text:level="9" text:style-name="RTF_5f_Num_20_73_20_9" style:num-prefix="28" style:num-suffix="." style:num-format="1" text:start-value="9">
        <style:list-level-properties/>
      </text:list-level-style-number>
      <text:list-level-style-number text:level="10" style:num-suffix="." style:num-format="1">
        <style:list-level-properties text:space-before="6.35cm" text:min-label-width="0.635cm"/>
      </text:list-level-style-number>
    </text:list-style>
    <text:list-style style:name="RTF_5f_Num_20_74" style:display-name="RTF_Num 74">
      <text:list-level-style-number text:level="1" text:style-name="RTF_5f_Num_20_74_20_1" style:num-prefix="28" style:num-suffix="." style:num-format="1" text:start-value="18">
        <style:list-level-properties/>
      </text:list-level-style-number>
      <text:list-level-style-number text:level="2" text:style-name="RTF_5f_Num_20_74_20_2" style:num-prefix="28" style:num-suffix="." style:num-format="1" text:start-value="18">
        <style:list-level-properties/>
      </text:list-level-style-number>
      <text:list-level-style-number text:level="3" text:style-name="RTF_5f_Num_20_74_20_3" style:num-prefix="28" style:num-suffix="." style:num-format="1" text:start-value="18">
        <style:list-level-properties/>
      </text:list-level-style-number>
      <text:list-level-style-number text:level="4" text:style-name="RTF_5f_Num_20_74_20_4" style:num-prefix="28" style:num-suffix="." style:num-format="1" text:start-value="18">
        <style:list-level-properties/>
      </text:list-level-style-number>
      <text:list-level-style-number text:level="5" text:style-name="RTF_5f_Num_20_74_20_5" style:num-prefix="28" style:num-suffix="." style:num-format="1" text:start-value="18">
        <style:list-level-properties/>
      </text:list-level-style-number>
      <text:list-level-style-number text:level="6" text:style-name="RTF_5f_Num_20_74_20_6" style:num-prefix="28" style:num-suffix="." style:num-format="1" text:start-value="18">
        <style:list-level-properties/>
      </text:list-level-style-number>
      <text:list-level-style-number text:level="7" text:style-name="RTF_5f_Num_20_74_20_7" style:num-prefix="28" style:num-suffix="." style:num-format="1" text:start-value="18">
        <style:list-level-properties/>
      </text:list-level-style-number>
      <text:list-level-style-number text:level="8" text:style-name="RTF_5f_Num_20_74_20_8" style:num-prefix="28" style:num-suffix="." style:num-format="1" text:start-value="18">
        <style:list-level-properties/>
      </text:list-level-style-number>
      <text:list-level-style-number text:level="9" text:style-name="RTF_5f_Num_20_74_20_9" style:num-prefix="28" style:num-suffix="." style:num-format="1" text:start-value="18">
        <style:list-level-properties/>
      </text:list-level-style-number>
      <text:list-level-style-number text:level="10" style:num-suffix="." style:num-format="1">
        <style:list-level-properties text:space-before="6.35cm" text:min-label-width="0.635cm"/>
      </text:list-level-style-number>
    </text:list-style>
    <text:list-style style:name="RTF_5f_Num_20_75" style:display-name="RTF_Num 75">
      <text:list-level-style-number text:level="1" text:style-name="RTF_5f_Num_20_75_20_1" style:num-prefix="28" style:num-suffix="." style:num-format="1" text:start-value="18">
        <style:list-level-properties/>
      </text:list-level-style-number>
      <text:list-level-style-number text:level="2" text:style-name="RTF_5f_Num_20_75_20_2" style:num-prefix="28" style:num-suffix="." style:num-format="1" text:start-value="18">
        <style:list-level-properties/>
      </text:list-level-style-number>
      <text:list-level-style-number text:level="3" text:style-name="RTF_5f_Num_20_75_20_3" style:num-prefix="28" style:num-suffix="." style:num-format="1" text:start-value="18">
        <style:list-level-properties/>
      </text:list-level-style-number>
      <text:list-level-style-number text:level="4" text:style-name="RTF_5f_Num_20_75_20_4" style:num-prefix="28" style:num-suffix="." style:num-format="1" text:start-value="18">
        <style:list-level-properties/>
      </text:list-level-style-number>
      <text:list-level-style-number text:level="5" text:style-name="RTF_5f_Num_20_75_20_5" style:num-prefix="28" style:num-suffix="." style:num-format="1" text:start-value="18">
        <style:list-level-properties/>
      </text:list-level-style-number>
      <text:list-level-style-number text:level="6" text:style-name="RTF_5f_Num_20_75_20_6" style:num-prefix="28" style:num-suffix="." style:num-format="1" text:start-value="18">
        <style:list-level-properties/>
      </text:list-level-style-number>
      <text:list-level-style-number text:level="7" text:style-name="RTF_5f_Num_20_75_20_7" style:num-prefix="28" style:num-suffix="." style:num-format="1" text:start-value="18">
        <style:list-level-properties/>
      </text:list-level-style-number>
      <text:list-level-style-number text:level="8" text:style-name="RTF_5f_Num_20_75_20_8" style:num-prefix="28" style:num-suffix="." style:num-format="1" text:start-value="18">
        <style:list-level-properties/>
      </text:list-level-style-number>
      <text:list-level-style-number text:level="9" text:style-name="RTF_5f_Num_20_75_20_9" style:num-prefix="28" style:num-suffix="." style:num-format="1" text:start-value="18">
        <style:list-level-properties/>
      </text:list-level-style-number>
      <text:list-level-style-number text:level="10" style:num-suffix="." style:num-format="1">
        <style:list-level-properties text:space-before="6.35cm" text:min-label-width="0.635cm"/>
      </text:list-level-style-number>
    </text:list-style>
    <text:list-style style:name="RTF_5f_Num_20_76" style:display-name="RTF_Num 76">
      <text:list-level-style-number text:level="1" text:style-name="RTF_5f_Num_20_76_20_1" style:num-prefix="28" style:num-suffix="." style:num-format="1" text:start-value="27">
        <style:list-level-properties/>
      </text:list-level-style-number>
      <text:list-level-style-number text:level="2" text:style-name="RTF_5f_Num_20_76_20_2" style:num-prefix="28" style:num-suffix="." style:num-format="1" text:start-value="27">
        <style:list-level-properties/>
      </text:list-level-style-number>
      <text:list-level-style-number text:level="3" text:style-name="RTF_5f_Num_20_76_20_3" style:num-prefix="28" style:num-suffix="." style:num-format="1" text:start-value="27">
        <style:list-level-properties/>
      </text:list-level-style-number>
      <text:list-level-style-number text:level="4" text:style-name="RTF_5f_Num_20_76_20_4" style:num-prefix="28" style:num-suffix="." style:num-format="1" text:start-value="27">
        <style:list-level-properties/>
      </text:list-level-style-number>
      <text:list-level-style-number text:level="5" text:style-name="RTF_5f_Num_20_76_20_5" style:num-prefix="28" style:num-suffix="." style:num-format="1" text:start-value="27">
        <style:list-level-properties/>
      </text:list-level-style-number>
      <text:list-level-style-number text:level="6" text:style-name="RTF_5f_Num_20_76_20_6" style:num-prefix="28" style:num-suffix="." style:num-format="1" text:start-value="27">
        <style:list-level-properties/>
      </text:list-level-style-number>
      <text:list-level-style-number text:level="7" text:style-name="RTF_5f_Num_20_76_20_7" style:num-prefix="28" style:num-suffix="." style:num-format="1" text:start-value="27">
        <style:list-level-properties/>
      </text:list-level-style-number>
      <text:list-level-style-number text:level="8" text:style-name="RTF_5f_Num_20_76_20_8" style:num-prefix="28" style:num-suffix="." style:num-format="1" text:start-value="27">
        <style:list-level-properties/>
      </text:list-level-style-number>
      <text:list-level-style-number text:level="9" text:style-name="RTF_5f_Num_20_76_20_9" style:num-prefix="28" style:num-suffix="." style:num-format="1" text:start-value="27">
        <style:list-level-properties/>
      </text:list-level-style-number>
      <text:list-level-style-number text:level="10" style:num-suffix="." style:num-format="1">
        <style:list-level-properties text:space-before="6.35cm" text:min-label-width="0.635cm"/>
      </text:list-level-style-number>
    </text:list-style>
    <text:list-style style:name="RTF_5f_Num_20_77" style:display-name="RTF_Num 77">
      <text:list-level-style-number text:level="1" text:style-name="RTF_5f_Num_20_77_20_1" style:num-suffix="." style:num-format="1">
        <style:list-level-properties/>
      </text:list-level-style-number>
      <text:list-level-style-number text:level="2" text:style-name="RTF_5f_Num_20_77_20_2" style:num-suffix="." style:num-format="1">
        <style:list-level-properties/>
      </text:list-level-style-number>
      <text:list-level-style-number text:level="3" text:style-name="RTF_5f_Num_20_77_20_3" style:num-suffix="." style:num-format="1">
        <style:list-level-properties/>
      </text:list-level-style-number>
      <text:list-level-style-number text:level="4" text:style-name="RTF_5f_Num_20_77_20_4" style:num-suffix="." style:num-format="1">
        <style:list-level-properties/>
      </text:list-level-style-number>
      <text:list-level-style-number text:level="5" text:style-name="RTF_5f_Num_20_77_20_5" style:num-suffix="." style:num-format="1">
        <style:list-level-properties/>
      </text:list-level-style-number>
      <text:list-level-style-number text:level="6" text:style-name="RTF_5f_Num_20_77_20_6" style:num-suffix="." style:num-format="1">
        <style:list-level-properties/>
      </text:list-level-style-number>
      <text:list-level-style-number text:level="7" text:style-name="RTF_5f_Num_20_77_20_7" style:num-suffix="." style:num-format="1">
        <style:list-level-properties/>
      </text:list-level-style-number>
      <text:list-level-style-number text:level="8" text:style-name="RTF_5f_Num_20_77_20_8" style:num-suffix="." style:num-format="1">
        <style:list-level-properties/>
      </text:list-level-style-number>
      <text:list-level-style-number text:level="9" text:style-name="RTF_5f_Num_20_77_20_9" style:num-suffix="." style:num-format="1">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page-layout style:name="Mpm1">
      <style:page-layout-properties fo:page-width="21.001cm" fo:page-height="29.7cm" style:num-format="1" style:print-orientation="portrait" fo:margin-top="1.27cm" fo:margin-bottom="2.025cm" fo:margin-left="2cm" fo:margin-right="1.97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499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27cm" fo:margin-bottom="2.025cm" fo:margin-left="2cm" fo:margin-right="1.97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style:num-format="Native Numbering" text:select-page="current">169</text:page-number></text:p>
      </style:footer>
      <style:footer-left>
        <text:p text:style-name="MP2"><text:page-number style:num-format="Native Numbering" text:select-page="current">170</text:page-number></text:p>
      </style:footer-left>
    </style:master-page>
    <style:master-page style:name="HTML" style:page-layout-name="Mpm2"/>
    <style:master-page style:name="First_20_Page" style:display-name="First Page" style:page-layout-name="Mpm3"/>
    <style:master-page style:name="Left_20_Page" style:display-name="Left Page" style:page-layout-name="Mpm4"/>
    <style:master-page style:name="Right_20_Page" style:display-name="Right Page" style:page-layout-name="Mpm5"/>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style:master-page style:name="First_20_Page_5f_Pager12" style:display-name="First Page_Pager12" style:page-layout-name="Mpm3" style:next-style-name="Standard"/>
    <style:master-page style:name="First_20_Page_5f_Pager13" style:display-name="First Page_Pager13" style:page-layout-name="Mpm3" style:next-style-name="Standard"/>
    <style:master-page style:name="First_20_Page_5f_Pager14" style:display-name="First Page_Pager14" style:page-layout-name="Mpm3" style:next-style-name="Standard"/>
    <style:master-page style:name="Default_5f_Pager15" style:display-name="Default_Pager15" style:page-layout-name="Mpm9"/>
    <style:master-page style:name="Default_5f_Pager16" style:display-name="Default_Pager16"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xander Koshal</meta:initial-creator>
    <meta:creation-date>2016-11-18T00:01:38.23</meta:creation-date>
    <dc:date>2019-01-27T09:53:05.339000000</dc:date>
    <meta:editing-duration>P2DT14H47S</meta:editing-duration>
    <meta:editing-cycles>262</meta:editing-cycles>
    <meta:generator>LibreOffice/6.1.1.2$Windows_X86_64 LibreOffice_project/5d19a1bfa650b796764388cd8b33a5af1f5baa1b</meta:generator>
    <meta:document-statistic meta:table-count="7" meta:image-count="0" meta:object-count="1" meta:page-count="174" meta:paragraph-count="4889" meta:word-count="41430" meta:character-count="275812" meta:non-whitespace-character-count="236216"/>
  </office:meta>
</office:document-meta>
</file>

<file path=Object 1/content.xml><?xml version="1.0" encoding="utf-8"?>
<math xmlns="http://www.w3.org/1998/Math/MathML">
  <semantics>
    <mrow>
      <mi>П</mi>
      <mfrac>
        <mrow>
          <mrow>
            <mn>4602020500</mn>
            <mo stretchy="false">−</mo>
            <mn>060</mn>
          </mrow>
        </mrow>
        <mrow>
          <mi>М</mi>
          <mn>316</mn>
          <mrow>
            <mrow>
              <mo stretchy="false">(</mo>
              <mrow>
                <mn>03</mn>
              </mrow>
              <mo stretchy="false">)</mo>
            </mrow>
            <mo stretchy="false">−</mo>
            <mn>92</mn>
          </mrow>
        </mrow>
      </mfrac>
      <mrow>
        <mrow>
          <mn>115</mn>
          <mo stretchy="false">−</mo>
          <mn>91</mn>
        </mrow>
      </mrow>
    </mrow>
    <annotation encoding="StarMath 5.0">П{4602020500-060} over {М 316(03)-92} {115-91}</annotation>
  </semantics>
</math>
</file>